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ec1ec" style:font-size-asian="12pt" style:font-size-complex="12pt"/>
    </style:style>
    <style:style style:name="P2" style:family="paragraph" style:parent-style-name="Standard">
      <style:text-properties fo:font-size="12pt" officeooo:rsid="000ec1ec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#<text:tab/>Documentation/devicetree/bindings/iommu/arm,smmu.txt</text:p>
      <text:p text:style-name="P1">#<text:tab/>Documentation/devicetree/bindings/iommu/samsung,sysmmu.txt</text:p>
      <text:p text:style-name="P1">#<text:tab/>Documentation/devicetree/bindings/iommu/ti,omap-iommu.txt</text:p>
      <text:p text:style-name="P1">#<text:tab/>Documentation/devicetree/bindings/leds/common.txt</text:p>
      <text:p text:style-name="P1">#<text:tab/>Documentation/devicetree/bindings/leds/leds-gpio.txt</text:p>
      <text:p text:style-name="P1">#<text:tab/>Documentation/devicetree/bindings/leds/leds-ns2.txt</text:p>
      <text:p text:style-name="P1">#<text:tab/>Documentation/devicetree/bindings/leds/register-bit-led.txt</text:p>
      <text:p text:style-name="P1">#<text:tab/>Documentation/devicetree/bindings/mailbox/mailbox.txt</text:p>
      <text:p text:style-name="P1">#<text:tab/>Documentation/devicetree/bindings/mailbox/omap-mailbox.txt</text:p>
      <text:p text:style-name="P1">#<text:tab/>Documentation/devicetree/bindings/media/atmel-isi.txt</text:p>
      <text:p text:style-name="P1">#<text:tab/>Documentation/devicetree/bindings/media/exynos-jpeg-codec.txt</text:p>
      <text:p text:style-name="P1">#<text:tab/>Documentation/devicetree/bindings/media/exynos4-fimc-is.txt</text:p>
      <text:p text:style-name="P1">#<text:tab/>Documentation/devicetree/bindings/media/exynos5-gsc.txt</text:p>
      <text:p text:style-name="P1">#<text:tab/>Documentation/devicetree/bindings/media/i2c/adv7604.txt</text:p>
      <text:p text:style-name="P1">#<text:tab/>Documentation/devicetree/bindings/media/rcar_vin.txt</text:p>
      <text:p text:style-name="P1">#<text:tab/>Documentation/devicetree/bindings/media/renesas,vsp1.txt</text:p>
      <text:p text:style-name="P1">#<text:tab/>Documentation/devicetree/bindings/media/s5p-mfc.txt</text:p>
      <text:p text:style-name="P1">#<text:tab/>Documentation/devicetree/bindings/media/sunxi-ir.txt</text:p>
      <text:p text:style-name="P1">#<text:tab/>Documentation/devicetree/bindings/media/video-interfaces.txt</text:p>
      <text:p text:style-name="P1">#<text:tab/>Documentation/devicetree/bindings/memory-controllers/fsl/ifc.txt</text:p>
      <text:p text:style-name="P1">#<text:tab/>Documentation/devicetree/bindings/memory-controllers/synopsys.txt</text:p>
      <text:p text:style-name="P1">#<text:tab/>Documentation/devicetree/bindings/memory-controllers/ti/emif.txt</text:p>
      <text:p text:style-name="P1">#<text:tab/>Documentation/devicetree/bindings/mfd/arizona.txt</text:p>
      <text:p text:style-name="P1">#<text:tab/>Documentation/devicetree/bindings/mfd/cros-ec.txt</text:p>
      <text:p text:style-name="P1">#<text:tab/>Documentation/devicetree/bindings/mfd/da9052-i2c.txt</text:p>
      <text:p text:style-name="P1">#<text:tab/>Documentation/devicetree/bindings/mfd/max77686.txt</text:p>
      <text:p text:style-name="P1">#<text:tab/>Documentation/devicetree/bindings/mfd/max77693.txt</text:p>
      <text:p text:style-name="P1">#<text:tab/>Documentation/devicetree/bindings/mfd/palmas.txt</text:p>
      <text:p text:style-name="P1">#<text:tab/>Documentation/devicetree/bindings/mfd/qcom,spmi-pmic.txt</text:p>
      <text:p text:style-name="P1">#<text:tab/>Documentation/devicetree/bindings/mfd/qcom-pm8xxx.txt</text:p>
      <text:p text:style-name="P1">#<text:tab/>Documentation/devicetree/bindings/mfd/rk808.txt</text:p>
      <text:p text:style-name="P1">#<text:tab/>Documentation/devicetree/bindings/mfd/rn5t618.txt</text:p>
      <text:p text:style-name="P1">#<text:tab/>Documentation/devicetree/bindings/mfd/stmpe.txt</text:p>
      <text:p text:style-name="P1">#<text:tab/>Documentation/devicetree/bindings/mfd/syscon.txt</text:p>
      <text:p text:style-name="P1">#<text:tab/>Documentation/devicetree/bindings/mfd/tc3589x.txt</text:p>
      <text:p text:style-name="P1">#<text:tab/>Documentation/devicetree/bindings/mfd/tps6507x.txt</text:p>
      <text:p text:style-name="P1">#<text:tab/>Documentation/devicetree/bindings/mfd/twl6040.txt</text:p>
      <text:p text:style-name="P1">#<text:tab/>Documentation/devicetree/bindings/mips/cpu_irq.txt</text:p>
      <text:p text:style-name="P1">#<text:tab/>Documentation/devicetree/bindings/misc/nvidia,tegra20-apbmisc.txt</text:p>
      <text:p text:style-name="P1">#<text:tab/>Documentation/devicetree/bindings/mmc/arasan,sdhci.txt</text:p>
      <text:p text:style-name="P1">#<text:tab/>Documentation/devicetree/bindings/mmc/exynos-dw-mshc.txt</text:p>
      <text:p text:style-name="P1">#<text:tab/>Documentation/devicetree/bindings/mmc/fsl-esdhc.txt</text:p>
      <text:p text:style-name="P1">#<text:tab/>Documentation/devicetree/bindings/mmc/fsl-imx-esdhc.txt</text:p>
      <text:p text:style-name="P1">#<text:tab/>Documentation/devicetree/bindings/mmc/k3-dw-mshc.txt</text:p>
      <text:p text:style-name="P1">#<text:tab/>Documentation/devicetree/bindings/mmc/mmc.txt</text:p>
      <text:p text:style-name="P1">#<text:tab/>Documentation/devicetree/bindings/mmc/nvidia,tegra20-sdhci.txt</text:p>
      <text:p text:style-name="P1">#<text:tab/>Documentation/devicetree/bindings/mmc/renesas,mmcif.txt</text:p>
      <text:p text:style-name="P1">#<text:tab/>Documentation/devicetree/bindings/mmc/rockchip-dw-mshc.txt</text:p>
      <text:p text:style-name="P1">#<text:tab/>Documentation/devicetree/bindings/mmc/sdhci-msm.txt</text:p>
      <text:p text:style-name="P1">#<text:tab/>Documentation/devicetree/bindings/mmc/sdhci-pxa.txt</text:p>
      <text:p text:style-name="P1"><text:soft-page-break/>#<text:tab/>Documentation/devicetree/bindings/mmc/sdhci-st.txt</text:p>
      <text:p text:style-name="P1">#<text:tab/>Documentation/devicetree/bindings/mmc/sunxi-mmc.txt</text:p>
      <text:p text:style-name="P1">#<text:tab/>Documentation/devicetree/bindings/mmc/synopsys-dw-mshc.txt</text:p>
      <text:p text:style-name="P1">#<text:tab/>Documentation/devicetree/bindings/mmc/ti-omap-hsmmc.txt</text:p>
      <text:p text:style-name="P1">#<text:tab/>Documentation/devicetree/bindings/mmc/tmio_mmc.txt</text:p>
      <text:p text:style-name="P1">#<text:tab/>Documentation/devicetree/bindings/mmc/usdhi6rol0.txt</text:p>
      <text:p text:style-name="P1">#<text:tab/>Documentation/devicetree/bindings/mtd/arm-versatile.txt</text:p>
      <text:p text:style-name="P1">#<text:tab/>Documentation/devicetree/bindings/mtd/atmel-nand.txt</text:p>
      <text:p text:style-name="P1">#<text:tab/>Documentation/devicetree/bindings/mtd/fsl-quadspi.txt</text:p>
      <text:p text:style-name="P1">#<text:tab/>Documentation/devicetree/bindings/mtd/fsmc-nand.txt</text:p>
      <text:p text:style-name="P1">#<text:tab/>Documentation/devicetree/bindings/mtd/gpio-control-nand.txt</text:p>
      <text:p text:style-name="P1">#<text:tab/>Documentation/devicetree/bindings/mtd/gpmc-nand.txt</text:p>
      <text:p text:style-name="P1">#<text:tab/>Documentation/devicetree/bindings/mtd/gpmi-nand.txt</text:p>
      <text:p text:style-name="P1">#<text:tab/>Documentation/devicetree/bindings/mtd/mtd-physmap.txt</text:p>
      <text:p text:style-name="P1">#<text:tab/>Documentation/devicetree/bindings/mtd/nand.txt</text:p>
      <text:p text:style-name="P1">#<text:tab/>Documentation/devicetree/bindings/mtd/partition.txt</text:p>
      <text:p text:style-name="P1">#<text:tab/>Documentation/devicetree/bindings/mtd/pxa3xx-nand.txt</text:p>
      <text:p text:style-name="P1">#<text:tab/>Documentation/devicetree/bindings/net/amd-xgbe.txt</text:p>
      <text:p text:style-name="P1">#<text:tab/>Documentation/devicetree/bindings/net/apm-xgene-enet.txt</text:p>
      <text:p text:style-name="P1">#<text:tab/>Documentation/devicetree/bindings/net/arc_emac.txt</text:p>
      <text:p text:style-name="P1">#<text:tab/>Documentation/devicetree/bindings/net/can/c_can.txt</text:p>
      <text:p text:style-name="P1">#<text:tab/>Documentation/devicetree/bindings/net/can/microchip,mcp251x.txt</text:p>
      <text:p text:style-name="P1">#<text:tab/>Documentation/devicetree/bindings/net/can/rcar_can.txt</text:p>
      <text:p text:style-name="P1">#<text:tab/>Documentation/devicetree/bindings/net/can/sja1000.txt</text:p>
      <text:p text:style-name="P1">#<text:tab/>Documentation/devicetree/bindings/net/cavium-mdio.txt</text:p>
      <text:p text:style-name="P1">#<text:tab/>Documentation/devicetree/bindings/net/cavium-pip.txt</text:p>
      <text:p text:style-name="P1">#<text:tab/>Documentation/devicetree/bindings/net/cpsw.txt</text:p>
      <text:p text:style-name="P1">#<text:tab/>Documentation/devicetree/bindings/net/davicom-dm9000.txt</text:p>
      <text:p text:style-name="P1">#<text:tab/>Documentation/devicetree/bindings/net/davinci-mdio.txt</text:p>
      <text:p text:style-name="P1">#<text:tab/>Documentation/devicetree/bindings/net/davinci_emac.txt</text:p>
      <text:p text:style-name="P1">#<text:tab/>Documentation/devicetree/bindings/net/dsa/dsa.txt</text:p>
      <text:p text:style-name="P1">#<text:tab/>Documentation/devicetree/bindings/net/emac_rockchip.txt</text:p>
      <text:p text:style-name="P1">#<text:tab/>Documentation/devicetree/bindings/net/ethernet.txt</text:p>
      <text:p text:style-name="P1">#<text:tab/>Documentation/devicetree/bindings/net/fixed-link.txt</text:p>
      <text:p text:style-name="P1">#<text:tab/>Documentation/devicetree/bindings/net/fsl-fec.txt</text:p>
      <text:p text:style-name="P1">#<text:tab/>Documentation/devicetree/bindings/net/fsl-tsec-phy.txt</text:p>
      <text:p text:style-name="P1">#<text:tab/>Documentation/devicetree/bindings/net/ieee802154/at86rf230.txt</text:p>
      <text:p text:style-name="P1">#<text:tab/>Documentation/devicetree/bindings/net/ieee802154/cc2520.txt</text:p>
      <text:p text:style-name="P1">#<text:tab/>Documentation/devicetree/bindings/net/macb.txt</text:p>
      <text:p text:style-name="P1">#<text:tab/>Documentation/devicetree/bindings/net/marvell-armada-370-neta.txt</text:p>
      <text:p text:style-name="P1">#<text:tab/>Documentation/devicetree/bindings/net/marvell-orion-net.txt</text:p>
      <text:p text:style-name="P1">#<text:tab/>Documentation/devicetree/bindings/net/mdio-mux-gpio.txt</text:p>
      <text:p text:style-name="P1">#<text:tab/>Documentation/devicetree/bindings/net/mdio-mux.txt</text:p>
      <text:p text:style-name="P1">#<text:tab/>Documentation/devicetree/bindings/net/meson-dwmac.txt</text:p>
      <text:p text:style-name="P1">#<text:tab/>Documentation/devicetree/bindings/net/micrel-ksz90x1.txt</text:p>
      <text:p text:style-name="P1">#<text:tab/>Documentation/devicetree/bindings/net/micrel.txt</text:p>
      <text:p text:style-name="P1">#<text:tab/>Documentation/devicetree/bindings/net/nfc/st21nfca.txt</text:p>
      <text:p text:style-name="P1">#<text:tab/>Documentation/devicetree/bindings/net/nfc/trf7970a.txt</text:p>
      <text:p text:style-name="P1">#<text:tab/>Documentation/devicetree/bindings/net/phy.txt</text:p>
      <text:p text:style-name="P1">#<text:tab/>Documentation/devicetree/bindings/net/sh_eth.txt</text:p>
      <text:p text:style-name="P1">#<text:tab/>Documentation/devicetree/bindings/net/smsc911x.txt</text:p>
      <text:p text:style-name="P1">#<text:tab/>Documentation/devicetree/bindings/net/socfpga-dwmac.txt</text:p>
      <text:p text:style-name="P1"><text:soft-page-break/>#<text:tab/>Documentation/devicetree/bindings/net/sti-dwmac.txt</text:p>
      <text:p text:style-name="P1">#<text:tab/>Documentation/devicetree/bindings/net/stmmac.txt</text:p>
      <text:p text:style-name="P1">#<text:tab/>Documentation/devicetree/bindings/opp/opp.txt</text:p>
      <text:p text:style-name="P1">#<text:tab/>Documentation/devicetree/bindings/pci/designware-pcie.txt</text:p>
      <text:p text:style-name="P1">#<text:tab/>Documentation/devicetree/bindings/pci/fsl,imx6q-pcie.txt</text:p>
      <text:p text:style-name="P1">#<text:tab/>Documentation/devicetree/bindings/pci/host-generic-pci.txt</text:p>
      <text:p text:style-name="P1">#<text:tab/>Documentation/devicetree/bindings/pci/nvidia,tegra20-pcie.txt</text:p>
      <text:p text:style-name="P1">#<text:tab/>Documentation/devicetree/bindings/pci/pci-keystone.txt</text:p>
      <text:p text:style-name="P1">#<text:tab/>Documentation/devicetree/bindings/pci/pci-rcar-gen2.txt</text:p>
      <text:p text:style-name="P1">#<text:tab/>Documentation/devicetree/bindings/pci/pci.txt</text:p>
      <text:p text:style-name="P1">#<text:tab/>Documentation/devicetree/bindings/pci/rcar-pci.txt</text:p>
      <text:p text:style-name="P1">#<text:tab/>Documentation/devicetree/bindings/pci/ti-pci.txt</text:p>
      <text:p text:style-name="P1">#<text:tab/>Documentation/devicetree/bindings/pci/xilinx-pcie.txt</text:p>
      <text:p text:style-name="P1">#<text:tab/>Documentation/devicetree/bindings/phy/berlin-sata-phy.txt</text:p>
      <text:p text:style-name="P1">#<text:tab/>Documentation/devicetree/bindings/phy/phy-miphy365x.txt</text:p>
      <text:p text:style-name="P1">#<text:tab/>Documentation/devicetree/bindings/phy/phy-stih407-usb.txt</text:p>
      <text:p text:style-name="P1">#<text:tab/>Documentation/devicetree/bindings/phy/phy-stih41x-usb.txt</text:p>
      <text:p text:style-name="P1">#<text:tab/>Documentation/devicetree/bindings/phy/rcar-gen2-phy.txt</text:p>
      <text:p text:style-name="P1">#<text:tab/>Documentation/devicetree/bindings/phy/samsung-phy.txt</text:p>
      <text:p text:style-name="P1">#<text:tab/>Documentation/devicetree/bindings/phy/sun4i-usb-phy.txt</text:p>
      <text:p text:style-name="P1">#<text:tab/>Documentation/devicetree/bindings/phy/ti-phy.txt</text:p>
      <text:p text:style-name="P1">#<text:tab/>Documentation/devicetree/bindings/pinctrl/allwinner,sunxi-pinctrl.txt</text:p>
      <text:p text:style-name="P1">#<text:tab/>Documentation/devicetree/bindings/pinctrl/img,tz1090-pinctrl.txt</text:p>
      <text:p text:style-name="P1">#<text:tab/>Documentation/devicetree/bindings/pinctrl/marvell,armada-370-pinctrl.txt</text:p>
      <text:p text:style-name="P1">#<text:tab/>Documentation/devicetree/bindings/pinctrl/marvell,armada-375-pinctrl.txt</text:p>
      <text:p text:style-name="P1">#<text:tab/>Documentation/devicetree/bindings/pinctrl/marvell,armada-38x-pinctrl.txt</text:p>
      <text:p text:style-name="P1">#<text:tab/>Documentation/devicetree/bindings/pinctrl/marvell,armada-xp-pinctrl.txt</text:p>
      <text:p text:style-name="P1">#<text:tab/>Documentation/devicetree/bindings/pinctrl/marvell,orion-pinctrl.txt</text:p>
      <text:p text:style-name="P1">#<text:tab/>Documentation/devicetree/bindings/pinctrl/nvidia,tegra124-pinmux.txt</text:p>
      <text:p text:style-name="P1">#<text:tab/>Documentation/devicetree/bindings/pinctrl/nvidia,tegra124-xusb-padctl.txt</text:p>
      <text:p text:style-name="P1">#<text:tab/>Documentation/devicetree/bindings/pinctrl/pinctrl-bindings.txt</text:p>
      <text:p text:style-name="P1">#<text:tab/>Documentation/devicetree/bindings/pinctrl/pinctrl-st.txt</text:p>
      <text:p text:style-name="P1">#<text:tab/>Documentation/devicetree/bindings/pinctrl/qcom,msm8974-pinctrl.txt</text:p>
      <text:p text:style-name="P1">#<text:tab/>Documentation/devicetree/bindings/pinctrl/qcom,msm8996-pinctrl.txt</text:p>
      <text:p text:style-name="P1">#<text:tab/>Documentation/devicetree/bindings/pinctrl/renesas,pfc-pinctrl.txt</text:p>
      <text:p text:style-name="P1">#<text:tab/>Documentation/devicetree/bindings/pinctrl/rockchip,pinctrl.txt</text:p>
      <text:p text:style-name="P1">#<text:tab/>Documentation/devicetree/bindings/pinctrl/samsung-pinctrl.txt</text:p>
      <text:p text:style-name="P1">#<text:tab/>Documentation/devicetree/bindings/pinctrl/ste,abx500.txt</text:p>
      <text:p text:style-name="P1">#<text:tab/>Documentation/devicetree/bindings/pinctrl/ste,nomadik.txt</text:p>
      <text:p text:style-name="P1">#<text:tab/>Documentation/devicetree/bindings/power/power_domain.txt</text:p>
      <text:p text:style-name="P1">#<text:tab/>Documentation/devicetree/bindings/power/reset/ltc2952-poweroff.txt</text:p>
      <text:p text:style-name="P1">#<text:tab/>Documentation/devicetree/bindings/power/reset/st-reset.txt</text:p>
      <text:p text:style-name="P1">#<text:tab/>Documentation/devicetree/bindings/power/rockchip-io-domain.txt</text:p>
      <text:p text:style-name="P1">#<text:tab/>Documentation/devicetree/bindings/powerpc/fsl/guts.txt</text:p>
      <text:p text:style-name="P1">#<text:tab/>Documentation/devicetree/bindings/powerpc/fsl/lbc.txt</text:p>
      <text:p text:style-name="P1">#<text:tab/>Documentation/devicetree/bindings/powerpc/fsl/mpc5121-psc.txt</text:p>
      <text:p text:style-name="P1">#<text:tab/>Documentation/devicetree/bindings/pps/pps-gpio.txt</text:p>
      <text:p text:style-name="P1">#<text:tab/>Documentation/devicetree/bindings/pwm/cirrus,clps711x-pwm.txt</text:p>
      <text:p text:style-name="P1">#<text:tab/>Documentation/devicetree/bindings/pwm/imx-pwm.txt</text:p>
      <text:p text:style-name="P1">#<text:tab/>Documentation/devicetree/bindings/pwm/lpc32xx-pwm.txt</text:p>
      <text:p text:style-name="P1">#<text:tab/>Documentation/devicetree/bindings/pwm/nvidia,tegra20-pwm.txt</text:p>
      <text:p text:style-name="P1">#<text:tab/>Documentation/devicetree/bindings/pwm/pwm-st.txt</text:p>
      <text:p text:style-name="P1"><text:soft-page-break/>#<text:tab/>Documentation/devicetree/bindings/pwm/pwm-tiecap.txt</text:p>
      <text:p text:style-name="P1">#<text:tab/>Documentation/devicetree/bindings/pwm/pwm-tiehrpwm.txt</text:p>
      <text:p text:style-name="P1">#<text:tab/>Documentation/devicetree/bindings/pwm/pwm-tipwmss.txt</text:p>
      <text:p text:style-name="P1">#<text:tab/>Documentation/devicetree/bindings/regmap/regmap.txt</text:p>
      <text:p text:style-name="P1">#<text:tab/>Documentation/devicetree/bindings/regulator/act8865-regulator.txt</text:p>
      <text:p text:style-name="P1">#<text:tab/>Documentation/devicetree/bindings/regulator/anatop-regulator.txt</text:p>
      <text:p text:style-name="P1">#<text:tab/>Documentation/devicetree/bindings/regulator/da9210.txt</text:p>
      <text:p text:style-name="P1">#<text:tab/>Documentation/devicetree/bindings/regulator/da9211.txt</text:p>
      <text:p text:style-name="P1">#<text:tab/>Documentation/devicetree/bindings/regulator/fan53555.txt</text:p>
      <text:p text:style-name="P1">#<text:tab/>Documentation/devicetree/bindings/regulator/isl9305.txt</text:p>
      <text:p text:style-name="P1">#<text:tab/>Documentation/devicetree/bindings/regulator/lp872x.txt</text:p>
      <text:p text:style-name="P1">#<text:tab/>Documentation/devicetree/bindings/regulator/max77802.txt</text:p>
      <text:p text:style-name="P1">#<text:tab/>Documentation/devicetree/bindings/regulator/max8973-regulator.txt</text:p>
      <text:p text:style-name="P1">#<text:tab/>Documentation/devicetree/bindings/regulator/palmas-pmic.txt</text:p>
      <text:p text:style-name="P1">#<text:tab/>Documentation/devicetree/bindings/regulator/pbias-regulator.txt</text:p>
      <text:p text:style-name="P1">#<text:tab/>Documentation/devicetree/bindings/regulator/pfuze100.txt</text:p>
      <text:p text:style-name="P1">#<text:tab/>Documentation/devicetree/bindings/regulator/pwm-regulator.txt</text:p>
      <text:p text:style-name="P1">#<text:tab/>Documentation/devicetree/bindings/regulator/regulator.txt</text:p>
      <text:p text:style-name="P1">#<text:tab/>Documentation/devicetree/bindings/regulator/sky81452-regulator.txt</text:p>
      <text:p text:style-name="P1">#<text:tab/>Documentation/devicetree/bindings/regulator/ti-abb-regulator.txt</text:p>
      <text:p text:style-name="P1">#<text:tab/>Documentation/devicetree/bindings/regulator/twl-regulator.txt</text:p>
      <text:p text:style-name="P1">#<text:tab/>Documentation/devicetree/bindings/reserved-memory/reserved-memory.txt</text:p>
      <text:p text:style-name="P1">#<text:tab/>Documentation/devicetree/bindings/reset/socfpga-reset.txt</text:p>
      <text:p text:style-name="P1">#<text:tab/>Documentation/devicetree/bindings/reset/st,sti-powerdown.txt</text:p>
      <text:p text:style-name="P1">#<text:tab/>Documentation/devicetree/bindings/reset/st,sti-softreset.txt</text:p>
      <text:p text:style-name="P1">#<text:tab/>Documentation/devicetree/bindings/rng/brcm,bcm2835.txt</text:p>
      <text:p text:style-name="P1">#<text:tab/>Documentation/devicetree/bindings/rtc/atmel,at91rm9200-rtc.txt</text:p>
      <text:p text:style-name="P1">#<text:tab/>Documentation/devicetree/bindings/rtc/haoyu,hym8563.txt</text:p>
      <text:p text:style-name="P1">#<text:tab/>Documentation/devicetree/bindings/rtc/nvidia,tegra20-rtc.txt</text:p>
      <text:p text:style-name="P1">#<text:tab/>Documentation/devicetree/bindings/rtc/rtc-omap.txt</text:p>
      <text:p text:style-name="P1">#<text:tab/>Documentation/devicetree/bindings/rtc/rtc-palmas.txt</text:p>
      <text:p text:style-name="P1">#<text:tab/>Documentation/devicetree/bindings/rtc/s3c-rtc.txt</text:p>
      <text:p text:style-name="P1">#<text:tab/>Documentation/devicetree/bindings/rtc/sa1100-rtc.txt</text:p>
      <text:p text:style-name="P1">#<text:tab/>Documentation/devicetree/bindings/rtc/stmp3xxx-rtc.txt</text:p>
      <text:p text:style-name="P1">#<text:tab/>Documentation/devicetree/bindings/serial/atmel-usart.txt</text:p>
      <text:p text:style-name="P1">#<text:tab/>Documentation/devicetree/bindings/serial/cdns,uart.txt</text:p>
      <text:p text:style-name="P1">#<text:tab/>Documentation/devicetree/bindings/serial/cirrus,clps711x-uart.txt</text:p>
      <text:p text:style-name="P1">#<text:tab/>Documentation/devicetree/bindings/serial/fsl-imx-uart.txt</text:p>
      <text:p text:style-name="P1">#<text:tab/>Documentation/devicetree/bindings/serial/fsl-mxs-auart.txt</text:p>
      <text:p text:style-name="P1">#<text:tab/>Documentation/devicetree/bindings/serial/mrvl,pxa-ssp.txt</text:p>
      <text:p text:style-name="P1">#<text:tab/>Documentation/devicetree/bindings/serial/mtk-uart.txt</text:p>
      <text:p text:style-name="P1">#<text:tab/>Documentation/devicetree/bindings/serial/nxp,sc16is7xx.txt</text:p>
      <text:p text:style-name="P1">#<text:tab/>Documentation/devicetree/bindings/serial/omap_serial.txt</text:p>
      <text:p text:style-name="P1">#<text:tab/>Documentation/devicetree/bindings/serial/pl011.txt</text:p>
      <text:p text:style-name="P1">#<text:tab/>Documentation/devicetree/bindings/serial/qcom,msm-uartdm.txt</text:p>
      <text:p text:style-name="P1">#<text:tab/>Documentation/devicetree/bindings/serial/renesas,sci-serial.txt</text:p>
      <text:p text:style-name="P1">#<text:tab/>Documentation/devicetree/bindings/serial/sirf-uart.txt</text:p>
      <text:p text:style-name="P1">#<text:tab/>Documentation/devicetree/bindings/serial/snps-dw-apb-uart.txt</text:p>
      <text:p text:style-name="P1">#<text:tab/>Documentation/devicetree/bindings/soc/qcom/qcom,gsbi.txt</text:p>
      <text:p text:style-name="P1">#<text:tab/>Documentation/devicetree/bindings/soc/ti/keystone-navigator-qmss.txt</text:p>
      <text:p text:style-name="P1">#<text:tab/>Documentation/devicetree/bindings/sound/adi,adau1701.txt</text:p>
      <text:p text:style-name="P1">#<text:tab/>Documentation/devicetree/bindings/sound/ak4642.txt</text:p>
      <text:p text:style-name="P1"><text:soft-page-break/>#<text:tab/>Documentation/devicetree/bindings/sound/cs4271.txt</text:p>
      <text:p text:style-name="P1">#<text:tab/>Documentation/devicetree/bindings/sound/davinci-mcasp-audio.txt</text:p>
      <text:p text:style-name="P1">#<text:tab/>Documentation/devicetree/bindings/sound/eukrea-tlv320.txt</text:p>
      <text:p text:style-name="P1">#<text:tab/>Documentation/devicetree/bindings/sound/fsl,asrc.txt</text:p>
      <text:p text:style-name="P1">#<text:tab/>Documentation/devicetree/bindings/sound/fsl,esai.txt</text:p>
      <text:p text:style-name="P1">#<text:tab/>Documentation/devicetree/bindings/sound/fsl,spdif.txt</text:p>
      <text:p text:style-name="P1">#<text:tab/>Documentation/devicetree/bindings/sound/fsl-asoc-card.txt</text:p>
      <text:p text:style-name="P1">#<text:tab/>Documentation/devicetree/bindings/sound/fsl-sai.txt</text:p>
      <text:p text:style-name="P1">#<text:tab/>Documentation/devicetree/bindings/sound/imx-audio-sgtl5000.txt</text:p>
      <text:p text:style-name="P1">#<text:tab/>Documentation/devicetree/bindings/sound/imx-audio-spdif.txt</text:p>
      <text:p text:style-name="P1">#<text:tab/>Documentation/devicetree/bindings/sound/imx-audio-wm8962.txt</text:p>
      <text:p text:style-name="P1">#<text:tab/>Documentation/devicetree/bindings/sound/imx-audmux.txt</text:p>
      <text:p text:style-name="P1">#<text:tab/>Documentation/devicetree/bindings/sound/max98090.txt</text:p>
      <text:p text:style-name="P1">#<text:tab/>Documentation/devicetree/bindings/sound/nvidia,tegra-audio-max98090.txt</text:p>
      <text:p text:style-name="P1">#<text:tab/>Documentation/devicetree/bindings/sound/nvidia,tegra30-ahub.txt</text:p>
      <text:p text:style-name="P1">#<text:tab/>Documentation/devicetree/bindings/sound/nvidia,tegra30-hda.txt</text:p>
      <text:p text:style-name="P1">#<text:tab/>Documentation/devicetree/bindings/sound/nvidia,tegra30-i2s.txt</text:p>
      <text:p text:style-name="P1">#<text:tab/>Documentation/devicetree/bindings/sound/omap-abe-twl6040.txt</text:p>
      <text:p text:style-name="P1">#<text:tab/>Documentation/devicetree/bindings/sound/omap-twl4030.txt</text:p>
      <text:p text:style-name="P1">#<text:tab/>Documentation/devicetree/bindings/sound/pcm512x.txt</text:p>
      <text:p text:style-name="P1">#<text:tab/>Documentation/devicetree/bindings/sound/renesas,fsi.txt</text:p>
      <text:p text:style-name="P1">#<text:tab/>Documentation/devicetree/bindings/sound/renesas,rsnd.txt</text:p>
      <text:p text:style-name="P1">#<text:tab/>Documentation/devicetree/bindings/sound/rockchip-i2s.txt</text:p>
      <text:p text:style-name="P1">#<text:tab/>Documentation/devicetree/bindings/sound/rt5640.txt</text:p>
      <text:p text:style-name="P1">#<text:tab/>Documentation/devicetree/bindings/sound/rt5677.txt</text:p>
      <text:p text:style-name="P1">#<text:tab/>Documentation/devicetree/bindings/sound/samsung-i2s.txt</text:p>
      <text:p text:style-name="P1">#<text:tab/>Documentation/devicetree/bindings/sound/sgtl5000.txt</text:p>
      <text:p text:style-name="P1">#<text:tab/>Documentation/devicetree/bindings/sound/simple-card.txt</text:p>
      <text:p text:style-name="P1">#<text:tab/>Documentation/devicetree/bindings/sound/tas2552.txt</text:p>
      <text:p text:style-name="P1">#<text:tab/>Documentation/devicetree/bindings/sound/tdm-slot.txt</text:p>
      <text:p text:style-name="P1">#<text:tab/>Documentation/devicetree/bindings/sound/tlv320aic31xx.txt</text:p>
      <text:p text:style-name="P1">#<text:tab/>Documentation/devicetree/bindings/sound/tlv320aic3x.txt</text:p>
      <text:p text:style-name="P1">#<text:tab/>Documentation/devicetree/bindings/sound/wm8741.txt</text:p>
      <text:p text:style-name="P1">#<text:tab/>Documentation/devicetree/bindings/sound/wm8804.txt</text:p>
      <text:p text:style-name="P1">#<text:tab/>Documentation/devicetree/bindings/sound/wm8904.txt</text:p>
      <text:p text:style-name="P1">#<text:tab/>Documentation/devicetree/bindings/sound/wm8994.txt</text:p>
      <text:p text:style-name="P1">#<text:tab/>Documentation/devicetree/bindings/spi/fsl-imx-cspi.txt</text:p>
      <text:p text:style-name="P1">#<text:tab/>Documentation/devicetree/bindings/spi/nvidia,tegra114-spi.txt</text:p>
      <text:p text:style-name="P1">#<text:tab/>Documentation/devicetree/bindings/spi/qcom,spi-qup.txt</text:p>
      <text:p text:style-name="P1">#<text:tab/>Documentation/devicetree/bindings/spi/sh-msiof.txt</text:p>
      <text:p text:style-name="P1">#<text:tab/>Documentation/devicetree/bindings/spi/snps,dw-apb-ssi.txt</text:p>
      <text:p text:style-name="P1">#<text:tab/>Documentation/devicetree/bindings/spi/spi-bus.txt</text:p>
      <text:p text:style-name="P1">#<text:tab/>Documentation/devicetree/bindings/spi/spi-davinci.txt</text:p>
      <text:p text:style-name="P1">#<text:tab/>Documentation/devicetree/bindings/spi/spi-fsl-dspi.txt</text:p>
      <text:p text:style-name="P1">#<text:tab/>Documentation/devicetree/bindings/spi/spi-gpio.txt</text:p>
      <text:p text:style-name="P1">#<text:tab/>Documentation/devicetree/bindings/spi/spi-orion.txt</text:p>
      <text:p text:style-name="P1">#<text:tab/>Documentation/devicetree/bindings/spi/spi-rockchip.txt</text:p>
      <text:p text:style-name="P1">#<text:tab/>Documentation/devicetree/bindings/spi/spi-samsung.txt</text:p>
      <text:p text:style-name="P1">#<text:tab/>Documentation/devicetree/bindings/spi/spi_atmel.txt</text:p>
      <text:p text:style-name="P1">#<text:tab/>Documentation/devicetree/bindings/spi/ti_qspi.txt</text:p>
      <text:p text:style-name="P1">#<text:tab/>Documentation/devicetree/bindings/submitting-patches.txt</text:p>
      <text:p text:style-name="P1">#<text:tab/>Documentation/devicetree/bindings/thermal/armada-thermal.txt</text:p>
      <text:p text:style-name="P1"><text:soft-page-break/>#<text:tab/>Documentation/devicetree/bindings/thermal/exynos-thermal.txt</text:p>
      <text:p text:style-name="P1">#<text:tab/>Documentation/devicetree/bindings/thermal/rcar-thermal.txt</text:p>
      <text:p text:style-name="P1">#<text:tab/>Documentation/devicetree/bindings/thermal/thermal.txt</text:p>
      <text:p text:style-name="P1">#<text:tab/>Documentation/devicetree/bindings/thermal/ti_soc_thermal.txt</text:p>
      <text:p text:style-name="P1">#<text:tab/>Documentation/devicetree/bindings/timer/allwinner,sun5i-a13-hstimer.txt</text:p>
      <text:p text:style-name="P1">#<text:tab/>Documentation/devicetree/bindings/timer/cadence,ttc-timer.txt</text:p>
      <text:p text:style-name="P1">#<text:tab/>Documentation/devicetree/bindings/timer/cirrus,clps711x-timer.txt</text:p>
      <text:p text:style-name="P1">#<text:tab/>Documentation/devicetree/bindings/timer/marvell,armada-370-xp-timer.txt</text:p>
      <text:p text:style-name="P1">#<text:tab/>Documentation/devicetree/bindings/timer/mediatek,mtk-timer.txt</text:p>
      <text:p text:style-name="P1">#<text:tab/>Documentation/devicetree/bindings/timer/moxa,moxart-timer.txt</text:p>
      <text:p text:style-name="P1">#<text:tab/>Documentation/devicetree/bindings/timer/nvidia,tegra30-timer.txt</text:p>
      <text:p text:style-name="P1">#<text:tab/>Documentation/devicetree/bindings/timer/renesas,mtu2.txt</text:p>
      <text:p text:style-name="P1">#<text:tab/>Documentation/devicetree/bindings/timer/renesas,tmu.txt</text:p>
      <text:p text:style-name="P1">#<text:tab/>Documentation/devicetree/bindings/ufs/ufs-qcom.txt</text:p>
      <text:p text:style-name="P1">#<text:tab/>Documentation/devicetree/bindings/ufs/ufshcd-pltfrm.txt</text:p>
      <text:p text:style-name="P1">#<text:tab/>Documentation/devicetree/bindings/unittest.txt</text:p>
      <text:p text:style-name="P1">#<text:tab/>Documentation/devicetree/bindings/usb/atmel-usb.txt</text:p>
      <text:p text:style-name="P1">#<text:tab/>Documentation/devicetree/bindings/usb/dwc2.txt</text:p>
      <text:p text:style-name="P1">#<text:tab/>Documentation/devicetree/bindings/usb/dwc3-st.txt</text:p>
      <text:p text:style-name="P1">#<text:tab/>Documentation/devicetree/bindings/usb/dwc3.txt</text:p>
      <text:p text:style-name="P1">#<text:tab/>Documentation/devicetree/bindings/usb/exynos-usb.txt</text:p>
      <text:p text:style-name="P1">#<text:tab/>Documentation/devicetree/bindings/usb/generic.txt</text:p>
      <text:p text:style-name="P1">#<text:tab/>Documentation/devicetree/bindings/usb/msm-hsusb.txt</text:p>
      <text:p text:style-name="P1">#<text:tab/>Documentation/devicetree/bindings/usb/nvidia,tegra20-ehci.txt</text:p>
      <text:p text:style-name="P1">#<text:tab/>Documentation/devicetree/bindings/usb/pxa-usb.txt</text:p>
      <text:p text:style-name="P1">#<text:tab/>Documentation/devicetree/bindings/usb/qcom,dwc3.txt</text:p>
      <text:p text:style-name="P1">#<text:tab/>Documentation/devicetree/bindings/usb/renesas_usbhs.txt</text:p>
      <text:p text:style-name="P1">#<text:tab/>Documentation/devicetree/bindings/usb/twlxxxx-usb.txt</text:p>
      <text:p text:style-name="P1">#<text:tab/>Documentation/devicetree/bindings/usb/usb-ehci.txt</text:p>
      <text:p text:style-name="P1">#<text:tab/>Documentation/devicetree/bindings/usb/usb-nop-xceiv.txt</text:p>
      <text:p text:style-name="P1">#<text:tab/>Documentation/devicetree/bindings/usb/usb-ohci.txt</text:p>
      <text:p text:style-name="P1">#<text:tab/>Documentation/devicetree/bindings/usb/usb-xhci.txt</text:p>
      <text:p text:style-name="P1">#<text:tab/>Documentation/devicetree/bindings/usb/usb3503.txt</text:p>
      <text:p text:style-name="P1">#<text:tab/>Documentation/devicetree/bindings/usb/usbmisc-imx.txt</text:p>
      <text:p text:style-name="P1">#<text:tab/>Documentation/devicetree/bindings/vendor-prefixes.txt</text:p>
      <text:p text:style-name="P1">#<text:tab/>Documentation/devicetree/bindings/watchdog/atmel-wdt.txt</text:p>
      <text:p text:style-name="P1">#<text:tab/>Documentation/devicetree/bindings/watchdog/fsl-imx-wdt.txt</text:p>
      <text:p text:style-name="P1">#<text:tab/>Documentation/devicetree/bindings/watchdog/gpio-wdt.txt</text:p>
      <text:p text:style-name="P1">#<text:tab/>Documentation/devicetree/bindings/watchdog/marvel.txt</text:p>
      <text:p text:style-name="P1">#<text:tab/>Documentation/devicetree/bindings/watchdog/of-xilinx-wdt.txt</text:p>
      <text:p text:style-name="P1">#<text:tab/>Documentation/devicetree/bindings/watchdog/omap-wdt.txt</text:p>
      <text:p text:style-name="P1">#<text:tab/>Documentation/devicetree/bindings/watchdog/qcom-wdt.txt</text:p>
      <text:p text:style-name="P1">#<text:tab/>Documentation/devicetree/bindings/watchdog/samsung-wdt.txt</text:p>
      <text:p text:style-name="P1">#<text:tab/>Documentation/devicetree/booting-without-of.txt</text:p>
      <text:p text:style-name="P1">#<text:tab/>Documentation/devicetree/changesets.txt</text:p>
      <text:p text:style-name="P1">#<text:tab/>Documentation/devicetree/overlay-notes.txt</text:p>
      <text:p text:style-name="P1">#<text:tab/>Documentation/dma-buf-sharing.txt</text:p>
      <text:p text:style-name="P1">#<text:tab/>Documentation/dontdiff</text:p>
      <text:p text:style-name="P1">#<text:tab/>Documentation/driver-model/bus.txt</text:p>
      <text:p text:style-name="P1">#<text:tab/>Documentation/driver-model/device.txt</text:p>
      <text:p text:style-name="P1">#<text:tab/>Documentation/driver-model/devres.txt</text:p>
      <text:p text:style-name="P1">#<text:tab/>Documentation/driver-model/platform.txt</text:p>
      <text:p text:style-name="P1"><text:soft-page-break/>#<text:tab/>Documentation/driver-model/porting.txt</text:p>
      <text:p text:style-name="P1">#<text:tab/>Documentation/edac.txt</text:p>
      <text:p text:style-name="P1">#<text:tab/>Documentation/efi-stub.txt</text:p>
      <text:p text:style-name="P1">#<text:tab/>Documentation/email-clients.txt</text:p>
      <text:p text:style-name="P1">#<text:tab/>Documentation/fault-injection/fault-injection.txt</text:p>
      <text:p text:style-name="P1">#<text:tab/>Documentation/fault-injection/notifier-error-inject.txt</text:p>
      <text:p text:style-name="P1">#<text:tab/>Documentation/fb/udlfb.txt</text:p>
      <text:p text:style-name="P1">#<text:tab/>Documentation/filesystems/00-INDEX</text:p>
      <text:p text:style-name="P1">#<text:tab/>Documentation/filesystems/Locking</text:p>
      <text:p text:style-name="P1">#<text:tab/>Documentation/filesystems/autofs4-mount-control.txt</text:p>
      <text:p text:style-name="P1">#<text:tab/>Documentation/filesystems/autofs4.txt</text:p>
      <text:p text:style-name="P1">#<text:tab/>Documentation/filesystems/automount-support.txt</text:p>
      <text:p text:style-name="P1">#<text:tab/>Documentation/filesystems/btrfs.txt</text:p>
      <text:p text:style-name="P1">#<text:tab/>Documentation/filesystems/caching/backend-api.txt</text:p>
      <text:p text:style-name="P1">#<text:tab/>Documentation/filesystems/caching/fscache.txt</text:p>
      <text:p text:style-name="P1">#<text:tab/>Documentation/filesystems/ceph.txt</text:p>
      <text:p text:style-name="P1">#<text:tab/>Documentation/filesystems/cifs/README</text:p>
      <text:p text:style-name="P1">#<text:tab/>Documentation/filesystems/configfs/configfs.txt</text:p>
      <text:p text:style-name="P1">#<text:tab/>Documentation/filesystems/cramfs.txt</text:p>
      <text:p text:style-name="P1">#<text:tab/>Documentation/filesystems/debugfs.txt</text:p>
      <text:p text:style-name="P1">#<text:tab/>Documentation/filesystems/devpts.txt</text:p>
      <text:p text:style-name="P1">#<text:tab/>Documentation/filesystems/directory-locking</text:p>
      <text:p text:style-name="P1">#<text:tab/>Documentation/filesystems/dlmfs.txt</text:p>
      <text:p text:style-name="P1">#<text:tab/>Documentation/filesystems/ext2.txt</text:p>
      <text:p text:style-name="P1">#<text:tab/>Documentation/filesystems/ext3.txt</text:p>
      <text:p text:style-name="P1">#<text:tab/>Documentation/filesystems/ext4.txt</text:p>
      <text:p text:style-name="P1">#<text:tab/>Documentation/filesystems/f2fs.txt</text:p>
      <text:p text:style-name="P1">#<text:tab/>Documentation/filesystems/fiemap.txt</text:p>
      <text:p text:style-name="P1">#<text:tab/>Documentation/filesystems/gfs2-glocks.txt</text:p>
      <text:p text:style-name="P1">#<text:tab/>Documentation/filesystems/inotify.txt</text:p>
      <text:p text:style-name="P1">#<text:tab/>Documentation/filesystems/nfs/Exporting</text:p>
      <text:p text:style-name="P1">#<text:tab/>Documentation/filesystems/nfs/fault_injection.txt</text:p>
      <text:p text:style-name="P1">#<text:tab/>Documentation/filesystems/nfs/knfsd-stats.txt</text:p>
      <text:p text:style-name="P1">#<text:tab/>Documentation/filesystems/nfs/nfs-rdma.txt</text:p>
      <text:p text:style-name="P1">#<text:tab/>Documentation/filesystems/nfs/nfs41-server.txt</text:p>
      <text:p text:style-name="P1">#<text:tab/>Documentation/filesystems/nfs/nfsroot.txt</text:p>
      <text:p text:style-name="P1">#<text:tab/>Documentation/filesystems/nfs/pnfs.txt</text:p>
      <text:p text:style-name="P1">#<text:tab/>Documentation/filesystems/nfs/rpc-server-gss.txt</text:p>
      <text:p text:style-name="P1">#<text:tab/>Documentation/filesystems/nilfs2.txt</text:p>
      <text:p text:style-name="P1">#<text:tab/>Documentation/filesystems/ocfs2.txt</text:p>
      <text:p text:style-name="P1">#<text:tab/>Documentation/filesystems/overlayfs.txt</text:p>
      <text:p text:style-name="P1">#<text:tab/>Documentation/filesystems/path-lookup.txt</text:p>
      <text:p text:style-name="P1">#<text:tab/>Documentation/filesystems/pohmelfs/design_notes.txt</text:p>
      <text:p text:style-name="P1">#<text:tab/>Documentation/filesystems/porting</text:p>
      <text:p text:style-name="P1">#<text:tab/>Documentation/filesystems/proc.txt</text:p>
      <text:p text:style-name="P1">#<text:tab/>Documentation/filesystems/qnx6.txt</text:p>
      <text:p text:style-name="P1">#<text:tab/>Documentation/filesystems/quota.txt</text:p>
      <text:p text:style-name="P1">#<text:tab/>Documentation/filesystems/seq_file.txt</text:p>
      <text:p text:style-name="P1">#<text:tab/>Documentation/filesystems/sharedsubtree.txt</text:p>
      <text:p text:style-name="P1">#<text:tab/>Documentation/filesystems/sysfs-tagging.txt</text:p>
      <text:p text:style-name="P1">#<text:tab/>Documentation/filesystems/sysfs.txt</text:p>
      <text:p text:style-name="P1">#<text:tab/>Documentation/filesystems/tmpfs.txt</text:p>
      <text:p text:style-name="P1"><text:soft-page-break/>#<text:tab/>Documentation/filesystems/vfat.txt</text:p>
      <text:p text:style-name="P1">#<text:tab/>Documentation/filesystems/vfs.txt</text:p>
      <text:p text:style-name="P1">#<text:tab/>Documentation/filesystems/xfs.txt</text:p>
      <text:p text:style-name="P1">#<text:tab/>Documentation/firmware_class/README</text:p>
      <text:p text:style-name="P1">#<text:tab/>Documentation/futex-requeue-pi.txt</text:p>
      <text:p text:style-name="P1">#<text:tab/>Documentation/gpio/00-INDEX</text:p>
      <text:p text:style-name="P1">#<text:tab/>Documentation/gpio/board.txt</text:p>
      <text:p text:style-name="P1">#<text:tab/>Documentation/gpio/consumer.txt</text:p>
      <text:p text:style-name="P1">#<text:tab/>Documentation/gpio/driver.txt</text:p>
      <text:p text:style-name="P1">#<text:tab/>Documentation/gpio/gpio-legacy.txt</text:p>
      <text:p text:style-name="P1">#<text:tab/>Documentation/gpio/sysfs.txt</text:p>
      <text:p text:style-name="P1">#<text:tab/>Documentation/hid/hid-sensor.txt</text:p>
      <text:p text:style-name="P1">#<text:tab/>Documentation/hid/uhid.txt</text:p>
      <text:p text:style-name="P1">#<text:tab/>Documentation/hw_random.txt</text:p>
      <text:p text:style-name="P1">#<text:tab/>Documentation/hwmon/abituguru</text:p>
      <text:p text:style-name="P1">#<text:tab/>Documentation/hwmon/adm1275</text:p>
      <text:p text:style-name="P1">#<text:tab/>Documentation/hwmon/adt7470</text:p>
      <text:p text:style-name="P1">#<text:tab/>Documentation/hwmon/fam15h_power</text:p>
      <text:p text:style-name="P1">#<text:tab/>Documentation/hwmon/hwmon-kernel-api.txt</text:p>
      <text:p text:style-name="P1">#<text:tab/>Documentation/hwmon/ina2xx</text:p>
      <text:p text:style-name="P1">#<text:tab/>Documentation/hwmon/it87</text:p>
      <text:p text:style-name="P1">#<text:tab/>Documentation/hwmon/jc42</text:p>
      <text:p text:style-name="P1">#<text:tab/>Documentation/hwmon/lm25066</text:p>
      <text:p text:style-name="P1">#<text:tab/>Documentation/hwmon/lm75</text:p>
      <text:p text:style-name="P1">#<text:tab/>Documentation/hwmon/lm95234</text:p>
      <text:p text:style-name="P1">#<text:tab/>Documentation/hwmon/lm95245</text:p>
      <text:p text:style-name="P1">#<text:tab/>Documentation/hwmon/ltc2978</text:p>
      <text:p text:style-name="P1">#<text:tab/>Documentation/hwmon/max16064</text:p>
      <text:p text:style-name="P1">#<text:tab/>Documentation/hwmon/max1668</text:p>
      <text:p text:style-name="P1">#<text:tab/>Documentation/hwmon/max34440</text:p>
      <text:p text:style-name="P1">#<text:tab/>Documentation/hwmon/max6650</text:p>
      <text:p text:style-name="P1">#<text:tab/>Documentation/hwmon/max8688</text:p>
      <text:p text:style-name="P1">#<text:tab/>Documentation/hwmon/nct6775</text:p>
      <text:p text:style-name="P1">#<text:tab/>Documentation/hwmon/ntc_thermistor</text:p>
      <text:p text:style-name="P1">#<text:tab/>Documentation/hwmon/pmbus</text:p>
      <text:p text:style-name="P1">#<text:tab/>Documentation/hwmon/submitting-patches</text:p>
      <text:p text:style-name="P1">#<text:tab/>Documentation/hwmon/tmp401</text:p>
      <text:p text:style-name="P1">#<text:tab/>Documentation/hwmon/ucd9000</text:p>
      <text:p text:style-name="P1">#<text:tab/>Documentation/hwmon/w83792d</text:p>
      <text:p text:style-name="P1">#<text:tab/>Documentation/hwmon/zl6100</text:p>
      <text:p text:style-name="P1">#<text:tab/>Documentation/hwspinlock.txt</text:p>
      <text:p text:style-name="P1">#<text:tab/>Documentation/i2c/busses/i2c-i801</text:p>
      <text:p text:style-name="P1">#<text:tab/>Documentation/i2c/busses/i2c-parport</text:p>
      <text:p text:style-name="P1">#<text:tab/>Documentation/i2c/dev-interface</text:p>
      <text:p text:style-name="P1">#<text:tab/>Documentation/i2c/functionality</text:p>
      <text:p text:style-name="P1">#<text:tab/>Documentation/i2c/smbus-protocol</text:p>
      <text:p text:style-name="P1">#<text:tab/>Documentation/i2c/summary</text:p>
      <text:p text:style-name="P1">#<text:tab/>Documentation/i2c/ten-bit-addresses</text:p>
      <text:p text:style-name="P1">#<text:tab/>Documentation/i2c/upgrading-clients</text:p>
      <text:p text:style-name="P1">#<text:tab/>Documentation/i2c/writing-clients</text:p>
      <text:p text:style-name="P1">#<text:tab/>Documentation/infiniband/core_locking.txt</text:p>
      <text:p text:style-name="P1">#<text:tab/>Documentation/infiniband/ipoib.txt</text:p>
      <text:p text:style-name="P1"><text:soft-page-break/>#<text:tab/>Documentation/infiniband/sysfs.txt</text:p>
      <text:p text:style-name="P1">#<text:tab/>Documentation/input/alps.txt</text:p>
      <text:p text:style-name="P1">#<text:tab/>Documentation/input/event-codes.txt</text:p>
      <text:p text:style-name="P1">#<text:tab/>Documentation/input/gpio-tilt.txt</text:p>
      <text:p text:style-name="P1">#<text:tab/>Documentation/input/iforce-protocol.txt</text:p>
      <text:p text:style-name="P1">#<text:tab/>Documentation/input/multi-touch-protocol.txt</text:p>
      <text:p text:style-name="P1">#<text:tab/>Documentation/input/rotary-encoder.txt</text:p>
      <text:p text:style-name="P1">#<text:tab/>Documentation/input/walkera0701.txt</text:p>
      <text:p text:style-name="P1">#<text:tab/>Documentation/input/xpad.txt</text:p>
      <text:p text:style-name="P1">#<text:tab/>Documentation/input/yealink.txt</text:p>
      <text:p text:style-name="P1">#<text:tab/>Documentation/ioctl/botching-up-ioctls.txt</text:p>
      <text:p text:style-name="P1">#<text:tab/>Documentation/ioctl/cdrom.txt</text:p>
      <text:p text:style-name="P1">#<text:tab/>Documentation/ioctl/ioctl-number.txt</text:p>
      <text:p text:style-name="P1">#<text:tab/>Documentation/isdn/00-INDEX</text:p>
      <text:p text:style-name="P1">#<text:tab/>Documentation/ja_JP/HOWTO</text:p>
      <text:p text:style-name="P1">#<text:tab/>Documentation/kbuild/headers_install.txt</text:p>
      <text:p text:style-name="P1">#<text:tab/>Documentation/kbuild/kbuild.txt</text:p>
      <text:p text:style-name="P1">#<text:tab/>Documentation/kbuild/kconfig-language.txt</text:p>
      <text:p text:style-name="P1">#<text:tab/>Documentation/kbuild/makefiles.txt</text:p>
      <text:p text:style-name="P1">#<text:tab/>Documentation/kdump/gdbmacros.txt</text:p>
      <text:p text:style-name="P1">#<text:tab/>Documentation/kdump/kdump.txt</text:p>
      <text:p text:style-name="P1">#<text:tab/>Documentation/kernel-doc-nano-HOWTO.txt</text:p>
      <text:p text:style-name="P1">#<text:tab/>Documentation/kernel-docs.txt</text:p>
      <text:p text:style-name="P1">#<text:tab/>Documentation/kernel-parameters.txt</text:p>
      <text:p text:style-name="P1">#<text:tab/>Documentation/kernel-per-CPU-kthreads.txt</text:p>
      <text:p text:style-name="P1">#<text:tab/>Documentation/ko_KR/HOWTO</text:p>
      <text:p text:style-name="P1">#<text:tab/>Documentation/ko_KR/stable_api_nonsense.txt</text:p>
      <text:p text:style-name="P1">#<text:tab/>Documentation/kobject.txt</text:p>
      <text:p text:style-name="P1">#<text:tab/>Documentation/kprobes.txt</text:p>
      <text:p text:style-name="P1">#<text:tab/>Documentation/laptops/00-INDEX</text:p>
      <text:p text:style-name="P1">#<text:tab/>Documentation/laptops/asus-laptop.txt</text:p>
      <text:p text:style-name="P1">#<text:tab/>Documentation/laptops/laptop-mode.txt</text:p>
      <text:p text:style-name="P1">#<text:tab/>Documentation/laptops/thinkpad-acpi.txt</text:p>
      <text:p text:style-name="P1">#<text:tab/>Documentation/laptops/toshiba_haps.txt</text:p>
      <text:p text:style-name="P1">#<text:tab/>Documentation/leds/leds-class.txt</text:p>
      <text:p text:style-name="P1">#<text:tab/>Documentation/leds/leds-lp5523.txt</text:p>
      <text:p text:style-name="P1">#<text:tab/>Documentation/leds/ledtrig-oneshot.txt</text:p>
      <text:p text:style-name="P1">#<text:tab/>Documentation/local_ops.txt</text:p>
      <text:p text:style-name="P1">#<text:tab/>Documentation/locking/lockdep-design.txt</text:p>
      <text:p text:style-name="P1">#<text:tab/>Documentation/locking/lockstat.txt</text:p>
      <text:p text:style-name="P1">#<text:tab/>Documentation/locking/locktorture.txt</text:p>
      <text:p text:style-name="P1">#<text:tab/>Documentation/lockup-watchdogs.txt</text:p>
      <text:p text:style-name="P1">#<text:tab/>Documentation/lzo.txt</text:p>
      <text:p text:style-name="P1">#<text:tab/>Documentation/magic-number.txt</text:p>
      <text:p text:style-name="P1">#<text:tab/>Documentation/mailbox.txt</text:p>
      <text:p text:style-name="P1">#<text:tab/>Documentation/md.txt</text:p>
      <text:p text:style-name="P1">#<text:tab/>Documentation/memory-barriers.txt</text:p>
      <text:p text:style-name="P1">#<text:tab/>Documentation/memory-hotplug.txt</text:p>
      <text:p text:style-name="P1">#<text:tab/>Documentation/mic/mic_overview.txt</text:p>
      <text:p text:style-name="P1">#<text:tab/>Documentation/misc-devices/apds990x.txt</text:p>
      <text:p text:style-name="P1">#<text:tab/>Documentation/misc-devices/isl29003</text:p>
      <text:p text:style-name="P1">#<text:tab/>Documentation/misc-devices/max6875</text:p>
      <text:p text:style-name="P1"><text:soft-page-break/>#<text:tab/>Documentation/misc-devices/mei/mei-client-bus.txt</text:p>
      <text:p text:style-name="P1">#<text:tab/>Documentation/misc-devices/mei/mei.txt</text:p>
      <text:p text:style-name="P1">#<text:tab/>Documentation/misc-devices/spear-pcie-gadget.txt</text:p>
      <text:p text:style-name="P1">#<text:tab/>Documentation/mmc/00-INDEX</text:p>
      <text:p text:style-name="P1">#<text:tab/>Documentation/mmc/mmc-dev-attrs.txt</text:p>
      <text:p text:style-name="P1">#<text:tab/>Documentation/module-signing.txt</text:p>
      <text:p text:style-name="P1">#<text:tab/>Documentation/mtd/nand_ecc.txt</text:p>
      <text:p text:style-name="P1">#<text:tab/>Documentation/networking/00-INDEX</text:p>
      <text:p text:style-name="P1">#<text:tab/>Documentation/networking/altera_tse.txt</text:p>
      <text:p text:style-name="P1">#<text:tab/>Documentation/networking/batman-adv.txt</text:p>
      <text:p text:style-name="P1">#<text:tab/>Documentation/networking/bonding.txt</text:p>
      <text:p text:style-name="P1">#<text:tab/>Documentation/networking/can.txt</text:p>
      <text:p text:style-name="P1">#<text:tab/>Documentation/networking/dctcp.txt</text:p>
      <text:p text:style-name="P1">#<text:tab/>Documentation/networking/e100.txt</text:p>
      <text:p text:style-name="P1">#<text:tab/>Documentation/networking/fib_trie.txt</text:p>
      <text:p text:style-name="P1">#<text:tab/>Documentation/networking/filter.txt</text:p>
      <text:p text:style-name="P1">#<text:tab/>Documentation/networking/fore200e.txt</text:p>
      <text:p text:style-name="P1">#<text:tab/>Documentation/networking/gen_stats.txt</text:p>
      <text:p text:style-name="P1">#<text:tab/>Documentation/networking/ieee802154.txt</text:p>
      <text:p text:style-name="P1">#<text:tab/>Documentation/networking/igb.txt</text:p>
      <text:p text:style-name="P1">#<text:tab/>Documentation/networking/ip-sysctl.txt</text:p>
      <text:p text:style-name="P1">#<text:tab/>Documentation/networking/ipvs-sysctl.txt</text:p>
      <text:p text:style-name="P1">#<text:tab/>Documentation/networking/ixgb.txt</text:p>
      <text:p text:style-name="P1">#<text:tab/>Documentation/networking/ixgbe.txt</text:p>
      <text:p text:style-name="P1">#<text:tab/>Documentation/networking/l2tp.txt</text:p>
      <text:p text:style-name="P1">#<text:tab/>Documentation/networking/mac80211-injection.txt</text:p>
      <text:p text:style-name="P1">#<text:tab/>Documentation/networking/netconsole.txt</text:p>
      <text:p text:style-name="P1">#<text:tab/>Documentation/networking/netdev-FAQ.txt</text:p>
      <text:p text:style-name="P1">#<text:tab/>Documentation/networking/netdev-features.txt</text:p>
      <text:p text:style-name="P1">#<text:tab/>Documentation/networking/netdevices.txt</text:p>
      <text:p text:style-name="P1">#<text:tab/>Documentation/networking/nf_conntrack-sysctl.txt</text:p>
      <text:p text:style-name="P1">#<text:tab/>Documentation/networking/openvswitch.txt</text:p>
      <text:p text:style-name="P1">#<text:tab/>Documentation/networking/packet_mmap.txt</text:p>
      <text:p text:style-name="P1">#<text:tab/>Documentation/networking/phy.txt</text:p>
      <text:p text:style-name="P1">#<text:tab/>Documentation/networking/pktgen.txt</text:p>
      <text:p text:style-name="P1">#<text:tab/>Documentation/networking/rds.txt</text:p>
      <text:p text:style-name="P1">#<text:tab/>Documentation/networking/rxrpc.txt</text:p>
      <text:p text:style-name="P1">#<text:tab/>Documentation/networking/s2io.txt</text:p>
      <text:p text:style-name="P1">#<text:tab/>Documentation/networking/scaling.txt</text:p>
      <text:p text:style-name="P1">#<text:tab/>Documentation/networking/stmmac.txt</text:p>
      <text:p text:style-name="P1">#<text:tab/>Documentation/networking/tc-actions-env-rules.txt</text:p>
      <text:p text:style-name="P1">#<text:tab/>Documentation/networking/timestamping.txt</text:p>
      <text:p text:style-name="P1">#<text:tab/>Documentation/networking/udplite.txt</text:p>
      <text:p text:style-name="P1">#<text:tab/>Documentation/networking/vxge.txt</text:p>
      <text:p text:style-name="P1">#<text:tab/>Documentation/networking/vxlan.txt</text:p>
      <text:p text:style-name="P1">#<text:tab/>Documentation/networking/xfrm_sync.txt</text:p>
      <text:p text:style-name="P1">#<text:tab/>Documentation/nfc/nfc-hci.txt</text:p>
      <text:p text:style-name="P1">#<text:tab/>Documentation/nommu-mmap.txt</text:p>
      <text:p text:style-name="P1">#<text:tab/>Documentation/oops-tracing.txt</text:p>
      <text:p text:style-name="P1">#<text:tab/>Documentation/pcmcia/devicetable.txt</text:p>
      <text:p text:style-name="P1">#<text:tab/>Documentation/pcmcia/locking.txt</text:p>
      <text:p text:style-name="P1">#<text:tab/>Documentation/phy.txt</text:p>
      <text:p text:style-name="P1"><text:soft-page-break/>#<text:tab/>Documentation/pinctrl.txt</text:p>
      <text:p text:style-name="P1">#<text:tab/>Documentation/power/basic-pm-debugging.txt</text:p>
      <text:p text:style-name="P1">#<text:tab/>Documentation/power/devices.txt</text:p>
      <text:p text:style-name="P1">#<text:tab/>Documentation/power/interface.txt</text:p>
      <text:p text:style-name="P1">#<text:tab/>Documentation/power/pci.txt</text:p>
      <text:p text:style-name="P1">#<text:tab/>Documentation/power/pm_qos_interface.txt</text:p>
      <text:p text:style-name="P1">#<text:tab/>Documentation/power/power_supply_class.txt</text:p>
      <text:p text:style-name="P1">#<text:tab/>Documentation/power/regulator/consumer.txt</text:p>
      <text:p text:style-name="P1">#<text:tab/>Documentation/power/runtime_pm.txt</text:p>
      <text:p text:style-name="P1">#<text:tab/>Documentation/power/s2ram.txt</text:p>
      <text:p text:style-name="P1">#<text:tab/>Documentation/power/suspend-and-cpuhotplug.txt</text:p>
      <text:p text:style-name="P1">#<text:tab/>Documentation/power/suspend-and-interrupts.txt</text:p>
      <text:p text:style-name="P1">#<text:tab/>Documentation/power/swsusp.txt</text:p>
      <text:p text:style-name="P1">#<text:tab/>Documentation/power/userland-swsusp.txt</text:p>
      <text:p text:style-name="P1">#<text:tab/>Documentation/powerpc/00-INDEX</text:p>
      <text:p text:style-name="P1">#<text:tab/>Documentation/powerpc/cxl.txt</text:p>
      <text:p text:style-name="P1">#<text:tab/>Documentation/powerpc/eeh-pci-error-recovery.txt</text:p>
      <text:p text:style-name="P1">#<text:tab/>Documentation/powerpc/qe_firmware.txt</text:p>
      <text:p text:style-name="P1">#<text:tab/>Documentation/powerpc/transactional_memory.txt</text:p>
      <text:p text:style-name="P1">#<text:tab/>Documentation/pps/pps.txt</text:p>
      <text:p text:style-name="P1">#<text:tab/>Documentation/preempt-locking.txt</text:p>
      <text:p text:style-name="P1">#<text:tab/>Documentation/printk-formats.txt</text:p>
      <text:p text:style-name="P1">#<text:tab/>Documentation/pwm.txt</text:p>
      <text:p text:style-name="P1">#<text:tab/>Documentation/rapidio/tsi721.txt</text:p>
      <text:p text:style-name="P1">#<text:tab/>Documentation/rbtree.txt</text:p>
      <text:p text:style-name="P1">#<text:tab/>Documentation/remoteproc.txt</text:p>
      <text:p text:style-name="P1">#<text:tab/>Documentation/rfkill.txt</text:p>
      <text:p text:style-name="P1">#<text:tab/>Documentation/robust-futexes.txt</text:p>
      <text:p text:style-name="P1">#<text:tab/>Documentation/rpmsg.txt</text:p>
      <text:p text:style-name="P1">#<text:tab/>Documentation/rtc.txt</text:p>
      <text:p text:style-name="P1">#<text:tab/>Documentation/s390/00-INDEX</text:p>
      <text:p text:style-name="P1">#<text:tab/>Documentation/s390/Debugging390.txt</text:p>
      <text:p text:style-name="P1">#<text:tab/>Documentation/s390/qeth.txt</text:p>
      <text:p text:style-name="P1">#<text:tab/>Documentation/s390/s390dbf.txt</text:p>
      <text:p text:style-name="P1">#<text:tab/>Documentation/s390/zfcpdump.txt</text:p>
      <text:p text:style-name="P1">#<text:tab/>Documentation/scheduler/sched-deadline.txt</text:p>
      <text:p text:style-name="P1">#<text:tab/>Documentation/scheduler/sched-design-CFS.txt</text:p>
      <text:p text:style-name="P1">#<text:tab/>Documentation/scheduler/sched-rt-group.txt</text:p>
      <text:p text:style-name="P1">#<text:tab/>Documentation/scsi/00-INDEX</text:p>
      <text:p text:style-name="P1">#<text:tab/>Documentation/scsi/ChangeLog.megaraid_sas</text:p>
      <text:p text:style-name="P1">#<text:tab/>Documentation/scsi/bfa.txt</text:p>
      <text:p text:style-name="P1">#<text:tab/>Documentation/scsi/g_NCR5380.txt</text:p>
      <text:p text:style-name="P1">#<text:tab/>Documentation/scsi/libsas.txt</text:p>
      <text:p text:style-name="P1">#<text:tab/>Documentation/scsi/ncr53c8xx.txt</text:p>
      <text:p text:style-name="P1">#<text:tab/>Documentation/scsi/scsi-parameters.txt</text:p>
      <text:p text:style-name="P1">#<text:tab/>Documentation/scsi/scsi_eh.txt</text:p>
      <text:p text:style-name="P1">#<text:tab/>Documentation/scsi/scsi_mid_low_api.txt</text:p>
      <text:p text:style-name="P1">#<text:tab/>Documentation/scsi/st.txt</text:p>
      <text:p text:style-name="P1">#<text:tab/>Documentation/scsi/tmscsim.txt</text:p>
      <text:p text:style-name="P1">#<text:tab/>Documentation/security/IMA-templates.txt</text:p>
      <text:p text:style-name="P1">#<text:tab/>Documentation/security/Smack.txt</text:p>
      <text:p text:style-name="P1">#<text:tab/>Documentation/security/Yama.txt</text:p>
      <text:p text:style-name="P1"><text:soft-page-break/>#<text:tab/>Documentation/security/keys-trusted-encrypted.txt</text:p>
      <text:p text:style-name="P1">#<text:tab/>Documentation/security/keys.txt</text:p>
      <text:p text:style-name="P1">#<text:tab/>Documentation/serial/driver</text:p>
      <text:p text:style-name="P1">#<text:tab/>Documentation/serial/serial-rs485.txt</text:p>
      <text:p text:style-name="P1">#<text:tab/>Documentation/serial/tty.txt</text:p>
      <text:p text:style-name="P1">#<text:tab/>Documentation/sound/alsa/ALSA-Configuration.txt</text:p>
      <text:p text:style-name="P1">#<text:tab/>Documentation/sound/alsa/ControlNames.txt</text:p>
      <text:p text:style-name="P1">#<text:tab/>Documentation/sound/alsa/HD-Audio-Models.txt</text:p>
      <text:p text:style-name="P1">#<text:tab/>Documentation/sound/alsa/HD-Audio.txt</text:p>
      <text:p text:style-name="P1">#<text:tab/>Documentation/sound/alsa/Procfile.txt</text:p>
      <text:p text:style-name="P1">#<text:tab/>Documentation/sound/alsa/compress_offload.txt</text:p>
      <text:p text:style-name="P1">#<text:tab/>Documentation/sound/alsa/soc/dapm.txt</text:p>
      <text:p text:style-name="P1">#<text:tab/>Documentation/sound/alsa/soc/machine.txt</text:p>
      <text:p text:style-name="P1">#<text:tab/>Documentation/sound/alsa/soc/overview.txt</text:p>
      <text:p text:style-name="P1">#<text:tab/>Documentation/sound/oss/PSS-updates</text:p>
      <text:p text:style-name="P1">#<text:tab/>Documentation/sound/oss/README.OSS</text:p>
      <text:p text:style-name="P1">#<text:tab/>Documentation/sound/oss/btaudio</text:p>
      <text:p text:style-name="P1">#<text:tab/>Documentation/spi/00-INDEX</text:p>
      <text:p text:style-name="P1">#<text:tab/>Documentation/spi/pxa2xx</text:p>
      <text:p text:style-name="P1">#<text:tab/>Documentation/spi/spi-summary</text:p>
      <text:p text:style-name="P1">#<text:tab/>Documentation/stable_api_nonsense.txt</text:p>
      <text:p text:style-name="P1">#<text:tab/>Documentation/stable_kernel_rules.txt</text:p>
      <text:p text:style-name="P1">#<text:tab/>Documentation/static-keys.txt</text:p>
      <text:p text:style-name="P1">#<text:tab/>Documentation/sysctl/README</text:p>
      <text:p text:style-name="P1">#<text:tab/>Documentation/sysctl/fs.txt</text:p>
      <text:p text:style-name="P1">#<text:tab/>Documentation/sysctl/kernel.txt</text:p>
      <text:p text:style-name="P1">#<text:tab/>Documentation/sysctl/net.txt</text:p>
      <text:p text:style-name="P1">#<text:tab/>Documentation/sysctl/vm.txt</text:p>
      <text:p text:style-name="P1">#<text:tab/>Documentation/sysrq.txt</text:p>
      <text:p text:style-name="P1">#<text:tab/>Documentation/target/tcm_mod_builder.py</text:p>
      <text:p text:style-name="P1">#<text:tab/>Documentation/target/tcm_mod_builder.txt</text:p>
      <text:p text:style-name="P1">#<text:tab/>Documentation/target/tcmu-design.txt</text:p>
      <text:p text:style-name="P1">#<text:tab/>Documentation/thermal/intel_powerclamp.txt</text:p>
      <text:p text:style-name="P1">#<text:tab/>Documentation/thermal/power_allocator.txt</text:p>
      <text:p text:style-name="P1">#<text:tab/>Documentation/thermal/sysfs-api.txt</text:p>
      <text:p text:style-name="P1">#<text:tab/>Documentation/timers/00-INDEX</text:p>
      <text:p text:style-name="P1">#<text:tab/>Documentation/timers/NO_HZ.txt</text:p>
      <text:p text:style-name="P1">#<text:tab/>Documentation/timers/hpet.txt</text:p>
      <text:p text:style-name="P1">#<text:tab/>Documentation/timers/hrtimers.txt</text:p>
      <text:p text:style-name="P1">#<text:tab/>Documentation/trace/coresight.txt</text:p>
      <text:p text:style-name="P1">#<text:tab/>Documentation/trace/events-power.txt</text:p>
      <text:p text:style-name="P1">#<text:tab/>Documentation/trace/events.txt</text:p>
      <text:p text:style-name="P1">#<text:tab/>Documentation/trace/ftrace-design.txt</text:p>
      <text:p text:style-name="P1">#<text:tab/>Documentation/trace/ftrace.txt</text:p>
      <text:p text:style-name="P1">#<text:tab/>Documentation/trace/kprobetrace.txt</text:p>
      <text:p text:style-name="P1">#<text:tab/>Documentation/trace/uprobetracer.txt</text:p>
      <text:p text:style-name="P1">#<text:tab/>Documentation/usb/authorization.txt</text:p>
      <text:p text:style-name="P1">#<text:tab/>Documentation/usb/chipidea.txt</text:p>
      <text:p text:style-name="P1">#<text:tab/>Documentation/usb/gadget_configfs.txt</text:p>
      <text:p text:style-name="P1">#<text:tab/>Documentation/usb/gadget_hid.txt</text:p>
      <text:p text:style-name="P1">#<text:tab/>Documentation/usb/gadget_multi.txt</text:p>
      <text:p text:style-name="P1">#<text:tab/>Documentation/usb/gadget_serial.txt</text:p>
      <text:p text:style-name="P1"><text:soft-page-break/>#<text:tab/>Documentation/usb/power-management.txt</text:p>
      <text:p text:style-name="P1">#<text:tab/>Documentation/usb/usb-serial.txt</text:p>
      <text:p text:style-name="P1">#<text:tab/>Documentation/usb/usbmon.txt</text:p>
      <text:p text:style-name="P1">#<text:tab/>Documentation/vfio.txt</text:p>
      <text:p text:style-name="P1">#<text:tab/>Documentation/virtual/00-INDEX</text:p>
      <text:p text:style-name="P1">#<text:tab/>Documentation/virtual/kvm/api.txt</text:p>
      <text:p text:style-name="P1">#<text:tab/>Documentation/virtual/kvm/devices/arm-vgic.txt</text:p>
      <text:p text:style-name="P1">#<text:tab/>Documentation/virtual/kvm/devices/s390_flic.txt</text:p>
      <text:p text:style-name="P1">#<text:tab/>Documentation/virtual/kvm/devices/vm.txt</text:p>
      <text:p text:style-name="P1">#<text:tab/>Documentation/virtual/kvm/locking.txt</text:p>
      <text:p text:style-name="P1">#<text:tab/>Documentation/virtual/kvm/mmu.txt</text:p>
      <text:p text:style-name="P1">#<text:tab/>Documentation/virtual/kvm/msr.txt</text:p>
      <text:p text:style-name="P1">#<text:tab/>Documentation/virtual/kvm/ppc-pv.txt</text:p>
      <text:p text:style-name="P1">#<text:tab/>Documentation/vm/00-INDEX</text:p>
      <text:p text:style-name="P1">#<text:tab/>Documentation/vm/balance</text:p>
      <text:p text:style-name="P1">#<text:tab/>Documentation/vm/cleancache.txt</text:p>
      <text:p text:style-name="P1">#<text:tab/>Documentation/vm/hugetlbpage.txt</text:p>
      <text:p text:style-name="P1">#<text:tab/>Documentation/vm/ksm.txt</text:p>
      <text:p text:style-name="P1">#<text:tab/>Documentation/vm/numa</text:p>
      <text:p text:style-name="P1">#<text:tab/>Documentation/vm/numa_memory_policy.txt</text:p>
      <text:p text:style-name="P1">#<text:tab/>Documentation/vm/page_migration</text:p>
      <text:p text:style-name="P1">#<text:tab/>Documentation/vm/pagemap.txt</text:p>
      <text:p text:style-name="P1">#<text:tab/>Documentation/vm/remap_file_pages.txt</text:p>
      <text:p text:style-name="P1">#<text:tab/>Documentation/vm/slub.txt</text:p>
      <text:p text:style-name="P1">#<text:tab/>Documentation/vm/split_page_table_lock</text:p>
      <text:p text:style-name="P1">#<text:tab/>Documentation/vm/transhuge.txt</text:p>
      <text:p text:style-name="P1">#<text:tab/>Documentation/vm/unevictable-lru.txt</text:p>
      <text:p text:style-name="P1">#<text:tab/>Documentation/vm/zswap.txt</text:p>
      <text:p text:style-name="P1">#<text:tab/>Documentation/vme_api.txt</text:p>
      <text:p text:style-name="P1">#<text:tab/>Documentation/w1/masters/omap-hdq</text:p>
      <text:p text:style-name="P1">#<text:tab/>Documentation/w1/slaves/w1_therm</text:p>
      <text:p text:style-name="P1">#<text:tab/>Documentation/w1/w1.generic</text:p>
      <text:p text:style-name="P1">#<text:tab/>Documentation/watchdog/hpwdt.txt</text:p>
      <text:p text:style-name="P1">#<text:tab/>Documentation/watchdog/watchdog-api.txt</text:p>
      <text:p text:style-name="P1">#<text:tab/>Documentation/watchdog/watchdog-kernel-api.txt</text:p>
      <text:p text:style-name="P1">#<text:tab/>Documentation/watchdog/watchdog-parameters.txt</text:p>
      <text:p text:style-name="P1">#<text:tab/>Documentation/watchdog/wdt.txt</text:p>
      <text:p text:style-name="P1">#<text:tab/>Documentation/workqueue.txt</text:p>
      <text:p text:style-name="P1">#<text:tab/>Documentation/x86/boot.txt</text:p>
      <text:p text:style-name="P1">#<text:tab/>Documentation/x86/early-microcode.txt</text:p>
      <text:p text:style-name="P1">#<text:tab/>Documentation/x86/entry_64.txt</text:p>
      <text:p text:style-name="P1">#<text:tab/>Documentation/x86/exception-tables.txt</text:p>
      <text:p text:style-name="P1">#<text:tab/>Documentation/x86/mtrr.txt</text:p>
      <text:p text:style-name="P1">#<text:tab/>Documentation/x86/pat.txt</text:p>
      <text:p text:style-name="P1">#<text:tab/>Documentation/x86/tlb.txt</text:p>
      <text:p text:style-name="P1">#<text:tab/>Documentation/x86/x86_64/boot-options.txt</text:p>
      <text:p text:style-name="P1">#<text:tab/>Documentation/x86/x86_64/fake-numa-for-cpusets</text:p>
      <text:p text:style-name="P1">#<text:tab/>Documentation/x86/x86_64/machinecheck</text:p>
      <text:p text:style-name="P1">#<text:tab/>Documentation/x86/x86_64/mm.txt</text:p>
      <text:p text:style-name="P1">#<text:tab/>Documentation/x86/zero-page.txt</text:p>
      <text:p text:style-name="P1">#<text:tab/>Documentation/xillybus.txt</text:p>
      <text:p text:style-name="P1">#<text:tab/>Documentation/xtensa/mmu.txt</text:p>
      <text:p text:style-name="P1"><text:soft-page-break/>#<text:tab/>Documentation/zh_CN/CodingStyle</text:p>
      <text:p text:style-name="P1">#<text:tab/>Documentation/zh_CN/HOWTO</text:p>
      <text:p text:style-name="P1">#<text:tab/>Documentation/zh_CN/arm64/booting.txt</text:p>
      <text:p text:style-name="P1">#<text:tab/>Documentation/zh_CN/arm64/memory.txt</text:p>
      <text:p text:style-name="P1">#<text:tab/>Documentation/zh_CN/filesystems/sysfs.txt</text:p>
      <text:p text:style-name="P1">#<text:tab/>Documentation/zh_CN/gpio.txt</text:p>
      <text:p text:style-name="P1">#<text:tab/>Documentation/zh_CN/magic-number.txt</text:p>
      <text:p text:style-name="P1">#<text:tab/>Documentation/zh_CN/video4linux/v4l2-framework.tx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#<text:tab/>arch/arm/boot/dts/at91sam9g45.dtsi</text:p>
      <text:p text:style-name="P1">#<text:tab/>arch/arm/boot/dts/at91sam9m10g45ek.dts</text:p>
      <text:p text:style-name="P1">#<text:tab/>arch/arm/boot/dts/at91sam9n12.dtsi</text:p>
      <text:p text:style-name="P1">#<text:tab/>arch/arm/boot/dts/at91sam9n12ek.dts</text:p>
      <text:p text:style-name="P1">#<text:tab/>arch/arm/boot/dts/at91sam9rl.dtsi</text:p>
      <text:p text:style-name="P1">#<text:tab/>arch/arm/boot/dts/at91sam9rlek.dts</text:p>
      <text:p text:style-name="P1">#<text:tab/>arch/arm/boot/dts/at91sam9x25.dtsi</text:p>
      <text:p text:style-name="P1">#<text:tab/>arch/arm/boot/dts/at91sam9x35.dtsi</text:p>
      <text:p text:style-name="P1">#<text:tab/>arch/arm/boot/dts/at91sam9x35ek.dts</text:p>
      <text:p text:style-name="P1">#<text:tab/>arch/arm/boot/dts/at91sam9x5.dtsi</text:p>
      <text:p text:style-name="P1">#<text:tab/>arch/arm/boot/dts/at91sam9x5_can.dtsi</text:p>
      <text:p text:style-name="P1">#<text:tab/>arch/arm/boot/dts/at91sam9x5_isi.dtsi</text:p>
      <text:p text:style-name="P1">#<text:tab/>arch/arm/boot/dts/at91sam9x5_lcd.dtsi</text:p>
      <text:p text:style-name="P1">#<text:tab/>arch/arm/boot/dts/at91sam9x5_macb0.dtsi</text:p>
      <text:p text:style-name="P1">#<text:tab/>arch/arm/boot/dts/at91sam9x5_macb1.dtsi</text:p>
      <text:p text:style-name="P1">#<text:tab/>arch/arm/boot/dts/at91sam9x5_usart3.dtsi</text:p>
      <text:p text:style-name="P1">#<text:tab/>arch/arm/boot/dts/at91sam9x5cm.dtsi</text:p>
      <text:p text:style-name="P1">#<text:tab/>arch/arm/boot/dts/at91sam9x5ek.dtsi</text:p>
      <text:p text:style-name="P1">#<text:tab/>arch/arm/boot/dts/atlas6.dtsi</text:p>
      <text:p text:style-name="P1">#<text:tab/>arch/arm/boot/dts/axm55xx.dtsi</text:p>
      <text:p text:style-name="P1">#<text:tab/>arch/arm/boot/dts/bcm11351.dtsi</text:p>
      <text:p text:style-name="P1">#<text:tab/>arch/arm/boot/dts/bcm21664.dtsi</text:p>
      <text:p text:style-name="P1">#<text:tab/>arch/arm/boot/dts/bcm2835-rpi-b.dts</text:p>
      <text:p text:style-name="P1">#<text:tab/>arch/arm/boot/dts/bcm2835.dtsi</text:p>
      <text:p text:style-name="P1">#<text:tab/>arch/arm/boot/dts/bcm4708-netgear-r6250.dts</text:p>
      <text:p text:style-name="P1">#<text:tab/>arch/arm/boot/dts/bcm4708.dtsi</text:p>
      <text:p text:style-name="P1">#<text:tab/>arch/arm/boot/dts/bcm5301x.dtsi</text:p>
      <text:p text:style-name="P1">#<text:tab/>arch/arm/boot/dts/bcm63138.dtsi</text:p>
      <text:p text:style-name="P1">#<text:tab/>arch/arm/boot/dts/bcm7445-bcm97445svmb.dts</text:p>
      <text:p text:style-name="P1">#<text:tab/>arch/arm/boot/dts/bcm7445.dtsi</text:p>
      <text:p text:style-name="P1">#<text:tab/>arch/arm/boot/dts/bcm963138dvt.dts</text:p>
      <text:p text:style-name="P1">#<text:tab/>arch/arm/boot/dts/berlin2-sony-nsz-gs7.dts</text:p>
      <text:p text:style-name="P1">#<text:tab/>arch/arm/boot/dts/berlin2.dtsi</text:p>
      <text:p text:style-name="P1">#<text:tab/>arch/arm/boot/dts/berlin2cd-google-chromecast.dts</text:p>
      <text:p text:style-name="P1">#<text:tab/>arch/arm/boot/dts/berlin2cd.dtsi</text:p>
      <text:p text:style-name="P1">#<text:tab/>arch/arm/boot/dts/berlin2q-marvell-dmp.dts</text:p>
      <text:p text:style-name="P1"><text:soft-page-break/>#<text:tab/>arch/arm/boot/dts/berlin2q.dtsi</text:p>
      <text:p text:style-name="P1">#<text:tab/>arch/arm/boot/dts/cros-adc-thermistors.dtsi</text:p>
      <text:p text:style-name="P1">#<text:tab/>arch/arm/boot/dts/cros-ec-keyboard.dtsi</text:p>
      <text:p text:style-name="P1">#<text:tab/>arch/arm/boot/dts/da850-enbw-cmc.dts</text:p>
      <text:p text:style-name="P1">#<text:tab/>arch/arm/boot/dts/da850-evm.dts</text:p>
      <text:p text:style-name="P1">#<text:tab/>arch/arm/boot/dts/da850.dtsi</text:p>
      <text:p text:style-name="P1">#<text:tab/>arch/arm/boot/dts/dove-cubox.dts</text:p>
      <text:p text:style-name="P1">#<text:tab/>arch/arm/boot/dts/dove.dtsi</text:p>
      <text:p text:style-name="P1">#<text:tab/>arch/arm/boot/dts/dra7-evm.dts</text:p>
      <text:p text:style-name="P1">#<text:tab/>arch/arm/boot/dts/dra7.dtsi</text:p>
      <text:p text:style-name="P1">#<text:tab/>arch/arm/boot/dts/dra72-evm.dts</text:p>
      <text:p text:style-name="P1">#<text:tab/>arch/arm/boot/dts/dra72x.dtsi</text:p>
      <text:p text:style-name="P1">#<text:tab/>arch/arm/boot/dts/dra74x.dtsi</text:p>
      <text:p text:style-name="P1">#<text:tab/>arch/arm/boot/dts/dra7xx-clocks.dtsi</text:p>
      <text:p text:style-name="P1">#<text:tab/>arch/arm/boot/dts/efm32gg-dk3750.dts</text:p>
      <text:p text:style-name="P1">#<text:tab/>arch/arm/boot/dts/efm32gg.dtsi</text:p>
      <text:p text:style-name="P1">#<text:tab/>arch/arm/boot/dts/emev2-kzm9d.dts</text:p>
      <text:p text:style-name="P1">#<text:tab/>arch/arm/boot/dts/emev2.dtsi</text:p>
      <text:p text:style-name="P1">#<text:tab/>arch/arm/boot/dts/ethernut5.dts</text:p>
      <text:p text:style-name="P1">#<text:tab/>arch/arm/boot/dts/evk-pro3.dts</text:p>
      <text:p text:style-name="P1">#<text:tab/>arch/arm/boot/dts/exynos3250-pinctrl.dtsi</text:p>
      <text:p text:style-name="P1">#<text:tab/>arch/arm/boot/dts/exynos3250.dtsi</text:p>
      <text:p text:style-name="P1">#<text:tab/>arch/arm/boot/dts/exynos4.dtsi</text:p>
      <text:p text:style-name="P1">#<text:tab/>arch/arm/boot/dts/exynos4210-origen.dts</text:p>
      <text:p text:style-name="P1">#<text:tab/>arch/arm/boot/dts/exynos4210-pinctrl.dtsi</text:p>
      <text:p text:style-name="P1">#<text:tab/>arch/arm/boot/dts/exynos4210-smdkv310.dts</text:p>
      <text:p text:style-name="P1">#<text:tab/>arch/arm/boot/dts/exynos4210-trats.dts</text:p>
      <text:p text:style-name="P1">#<text:tab/>arch/arm/boot/dts/exynos4210-universal_c210.dts</text:p>
      <text:p text:style-name="P1">#<text:tab/>arch/arm/boot/dts/exynos4210.dtsi</text:p>
      <text:p text:style-name="P1">#<text:tab/>arch/arm/boot/dts/exynos4212.dtsi</text:p>
      <text:p text:style-name="P1">#<text:tab/>arch/arm/boot/dts/exynos4412-odroid-common.dtsi</text:p>
      <text:p text:style-name="P1">#<text:tab/>arch/arm/boot/dts/exynos4412-odroidu3.dts</text:p>
      <text:p text:style-name="P1">#<text:tab/>arch/arm/boot/dts/exynos4412-odroidx.dts</text:p>
      <text:p text:style-name="P1">#<text:tab/>arch/arm/boot/dts/exynos4412-odroidx2.dts</text:p>
      <text:p text:style-name="P1">#<text:tab/>arch/arm/boot/dts/exynos4412-origen.dts</text:p>
      <text:p text:style-name="P1">#<text:tab/>arch/arm/boot/dts/exynos4412-smdk4412.dts</text:p>
      <text:p text:style-name="P1">#<text:tab/>arch/arm/boot/dts/exynos4412-tiny4412.dts</text:p>
      <text:p text:style-name="P1">#<text:tab/>arch/arm/boot/dts/exynos4412-trats2.dts</text:p>
      <text:p text:style-name="P1">#<text:tab/>arch/arm/boot/dts/exynos4412.dtsi</text:p>
      <text:p text:style-name="P1">#<text:tab/>arch/arm/boot/dts/exynos4x12-pinctrl.dtsi</text:p>
      <text:p text:style-name="P1">#<text:tab/>arch/arm/boot/dts/exynos4x12.dtsi</text:p>
      <text:p text:style-name="P1">#<text:tab/>arch/arm/boot/dts/exynos5.dtsi</text:p>
      <text:p text:style-name="P1">#<text:tab/>arch/arm/boot/dts/exynos5250-arndale.dts</text:p>
      <text:p text:style-name="P1">#<text:tab/>arch/arm/boot/dts/exynos5250-pinctrl.dtsi</text:p>
      <text:p text:style-name="P1">#<text:tab/>arch/arm/boot/dts/exynos5250-smdk5250.dts</text:p>
      <text:p text:style-name="P1">#<text:tab/>arch/arm/boot/dts/exynos5250-snow.dts</text:p>
      <text:p text:style-name="P1">#<text:tab/>arch/arm/boot/dts/exynos5250.dtsi</text:p>
      <text:p text:style-name="P1">#<text:tab/>arch/arm/boot/dts/exynos5260-pinctrl.dtsi</text:p>
      <text:p text:style-name="P1">#<text:tab/>arch/arm/boot/dts/exynos5260-xyref5260.dts</text:p>
      <text:p text:style-name="P1">#<text:tab/>arch/arm/boot/dts/exynos5260.dtsi</text:p>
      <text:p text:style-name="P1">#<text:tab/>arch/arm/boot/dts/exynos5410-smdk5410.dts</text:p>
      <text:p text:style-name="P1">#<text:tab/>arch/arm/boot/dts/exynos5410.dtsi</text:p>
      <text:p text:style-name="P1"><text:soft-page-break/>#<text:tab/>arch/arm/boot/dts/exynos5420-arndale-octa.dts</text:p>
      <text:p text:style-name="P1">#<text:tab/>arch/arm/boot/dts/exynos5420-peach-pit.dts</text:p>
      <text:p text:style-name="P1">#<text:tab/>arch/arm/boot/dts/exynos5420-pinctrl.dtsi</text:p>
      <text:p text:style-name="P1">#<text:tab/>arch/arm/boot/dts/exynos5420-smdk5420.dts</text:p>
      <text:p text:style-name="P1">#<text:tab/>arch/arm/boot/dts/exynos5420.dtsi</text:p>
      <text:p text:style-name="P1">#<text:tab/>arch/arm/boot/dts/exynos5440-sd5v1.dts</text:p>
      <text:p text:style-name="P1">#<text:tab/>arch/arm/boot/dts/exynos5440-ssdk5440.dts</text:p>
      <text:p text:style-name="P1">#<text:tab/>arch/arm/boot/dts/exynos5440.dtsi</text:p>
      <text:p text:style-name="P1">#<text:tab/>arch/arm/boot/dts/exynos5800-peach-pi.dts</text:p>
      <text:p text:style-name="P1">#<text:tab/>arch/arm/boot/dts/exynos5800.dtsi</text:p>
      <text:p text:style-name="P1">#<text:tab/>arch/arm/boot/dts/ge863-pro3.dtsi</text:p>
      <text:p text:style-name="P1">#<text:tab/>arch/arm/boot/dts/hi3620-hi4511.dts</text:p>
      <text:p text:style-name="P1">#<text:tab/>arch/arm/boot/dts/hi3620.dtsi</text:p>
      <text:p text:style-name="P1">#<text:tab/>arch/arm/boot/dts/hisi-x5hd2-dkb.dts</text:p>
      <text:p text:style-name="P1">#<text:tab/>arch/arm/boot/dts/hisi-x5hd2.dtsi</text:p>
      <text:p text:style-name="P1">#<text:tab/>arch/arm/boot/dts/imx1-ads.dts</text:p>
      <text:p text:style-name="P1">#<text:tab/>arch/arm/boot/dts/imx1-apf9328.dts</text:p>
      <text:p text:style-name="P1">#<text:tab/>arch/arm/boot/dts/imx23-olinuxino.dts</text:p>
      <text:p text:style-name="P1">#<text:tab/>arch/arm/boot/dts/imx23.dtsi</text:p>
      <text:p text:style-name="P1">#<text:tab/>arch/arm/boot/dts/imx25-eukrea-mbimxsd25-baseboard.dts</text:p>
      <text:p text:style-name="P1">#<text:tab/>arch/arm/boot/dts/imx25-pdk.dts</text:p>
      <text:p text:style-name="P1">#<text:tab/>arch/arm/boot/dts/imx25-pinfunc.h</text:p>
      <text:p text:style-name="P1">#<text:tab/>arch/arm/boot/dts/imx25.dtsi</text:p>
      <text:p text:style-name="P1">#<text:tab/>arch/arm/boot/dts/imx27-apf27dev.dts</text:p>
      <text:p text:style-name="P1">#<text:tab/>arch/arm/boot/dts/imx27-eukrea-cpuimx27.dtsi</text:p>
      <text:p text:style-name="P1">#<text:tab/>arch/arm/boot/dts/imx27-eukrea-mbimxsd27-baseboard.dts</text:p>
      <text:p text:style-name="P1">#<text:tab/>arch/arm/boot/dts/imx27-pdk.dts</text:p>
      <text:p text:style-name="P1">#<text:tab/>arch/arm/boot/dts/imx27-phytec-phycard-s-rdk.dts</text:p>
      <text:p text:style-name="P1">#<text:tab/>arch/arm/boot/dts/imx27-phytec-phycore-rdk.dts</text:p>
      <text:p text:style-name="P1">#<text:tab/>arch/arm/boot/dts/imx27.dtsi</text:p>
      <text:p text:style-name="P1">#<text:tab/>arch/arm/boot/dts/imx28-apf28.dts</text:p>
      <text:p text:style-name="P1">#<text:tab/>arch/arm/boot/dts/imx28-apf28dev.dts</text:p>
      <text:p text:style-name="P1">#<text:tab/>arch/arm/boot/dts/imx28-cfa10036.dts</text:p>
      <text:p text:style-name="P1">#<text:tab/>arch/arm/boot/dts/imx28-cfa10049.dts</text:p>
      <text:p text:style-name="P1">#<text:tab/>arch/arm/boot/dts/imx28-cfa10057.dts</text:p>
      <text:p text:style-name="P1">#<text:tab/>arch/arm/boot/dts/imx28-eukrea-mbmx28lc.dtsi</text:p>
      <text:p text:style-name="P1">#<text:tab/>arch/arm/boot/dts/imx28-evk.dts</text:p>
      <text:p text:style-name="P1">#<text:tab/>arch/arm/boot/dts/imx28-m28.dtsi</text:p>
      <text:p text:style-name="P1">#<text:tab/>arch/arm/boot/dts/imx28-m28evk.dts</text:p>
      <text:p text:style-name="P1">#<text:tab/>arch/arm/boot/dts/imx28-tx28.dts</text:p>
      <text:p text:style-name="P1">#<text:tab/>arch/arm/boot/dts/imx28.dtsi</text:p>
      <text:p text:style-name="P1">#<text:tab/>arch/arm/boot/dts/imx31-bug.dts</text:p>
      <text:p text:style-name="P1">#<text:tab/>arch/arm/boot/dts/imx31.dtsi</text:p>
      <text:p text:style-name="P1">#<text:tab/>arch/arm/boot/dts/imx35-eukrea-mbimxsd35-baseboard.dts</text:p>
      <text:p text:style-name="P1">#<text:tab/>arch/arm/boot/dts/imx35-pdk.dts</text:p>
      <text:p text:style-name="P1">#<text:tab/>arch/arm/boot/dts/imx35.dtsi</text:p>
      <text:p text:style-name="P1">#<text:tab/>arch/arm/boot/dts/imx50-evk.dts</text:p>
      <text:p text:style-name="P1">#<text:tab/>arch/arm/boot/dts/imx50.dtsi</text:p>
      <text:p text:style-name="P1">#<text:tab/>arch/arm/boot/dts/imx51-apf51dev.dts</text:p>
      <text:p text:style-name="P1">#<text:tab/>arch/arm/boot/dts/imx51-babbage.dts</text:p>
      <text:p text:style-name="P1">#<text:tab/>arch/arm/boot/dts/imx51-digi-connectcore-som.dtsi</text:p>
      <text:p text:style-name="P1">#<text:tab/>arch/arm/boot/dts/imx51-eukrea-mbimxsd51-baseboard.dts</text:p>
      <text:p text:style-name="P1"><text:soft-page-break/>#<text:tab/>arch/arm/boot/dts/imx51-pinfunc.h</text:p>
      <text:p text:style-name="P1">#<text:tab/>arch/arm/boot/dts/imx51.dtsi</text:p>
      <text:p text:style-name="P1">#<text:tab/>arch/arm/boot/dts/imx53-ard.dts</text:p>
      <text:p text:style-name="P1">#<text:tab/>arch/arm/boot/dts/imx53-m53.dtsi</text:p>
      <text:p text:style-name="P1">#<text:tab/>arch/arm/boot/dts/imx53-m53evk.dts</text:p>
      <text:p text:style-name="P1">#<text:tab/>arch/arm/boot/dts/imx53-qsb-common.dtsi</text:p>
      <text:p text:style-name="P1">#<text:tab/>arch/arm/boot/dts/imx53-qsb.dts</text:p>
      <text:p text:style-name="P1">#<text:tab/>arch/arm/boot/dts/imx53-qsrb.dts</text:p>
      <text:p text:style-name="P1">#<text:tab/>arch/arm/boot/dts/imx53-smd.dts</text:p>
      <text:p text:style-name="P1">#<text:tab/>arch/arm/boot/dts/imx53-tqma53.dtsi</text:p>
      <text:p text:style-name="P1">#<text:tab/>arch/arm/boot/dts/imx53-tx53-x03x.dts</text:p>
      <text:p text:style-name="P1">#<text:tab/>arch/arm/boot/dts/imx53-tx53-x13x.dts</text:p>
      <text:p text:style-name="P1">#<text:tab/>arch/arm/boot/dts/imx53-tx53.dtsi</text:p>
      <text:p text:style-name="P1">#<text:tab/>arch/arm/boot/dts/imx53-voipac-dmm-668.dtsi</text:p>
      <text:p text:style-name="P1">#<text:tab/>arch/arm/boot/dts/imx53.dtsi</text:p>
      <text:p text:style-name="P1">#<text:tab/>arch/arm/boot/dts/imx6dl-aristainetos_4.dts</text:p>
      <text:p text:style-name="P1">#<text:tab/>arch/arm/boot/dts/imx6dl-aristainetos_7.dts</text:p>
      <text:p text:style-name="P1">#<text:tab/>arch/arm/boot/dts/imx6dl-cubox-i.dts</text:p>
      <text:p text:style-name="P1">#<text:tab/>arch/arm/boot/dts/imx6dl-hummingboard.dts</text:p>
      <text:p text:style-name="P1">#<text:tab/>arch/arm/boot/dts/imx6dl-nitrogen6x.dts</text:p>
      <text:p text:style-name="P1">#<text:tab/>arch/arm/boot/dts/imx6dl-rex-basic.dts</text:p>
      <text:p text:style-name="P1">#<text:tab/>arch/arm/boot/dts/imx6dl-riotboard.dts</text:p>
      <text:p text:style-name="P1">#<text:tab/>arch/arm/boot/dts/imx6dl-sabrelite.dts</text:p>
      <text:p text:style-name="P1">#<text:tab/>arch/arm/boot/dts/imx6dl-tx6dl-comtft.dts</text:p>
      <text:p text:style-name="P1">#<text:tab/>arch/arm/boot/dts/imx6dl-tx6u-801x.dts</text:p>
      <text:p text:style-name="P1">#<text:tab/>arch/arm/boot/dts/imx6dl-tx6u-811x.dts</text:p>
      <text:p text:style-name="P1">#<text:tab/>arch/arm/boot/dts/imx6dl-wandboard-revb1.dts</text:p>
      <text:p text:style-name="P1">#<text:tab/>arch/arm/boot/dts/imx6dl.dtsi</text:p>
      <text:p text:style-name="P1">#<text:tab/>arch/arm/boot/dts/imx6q-arm2.dts</text:p>
      <text:p text:style-name="P1">#<text:tab/>arch/arm/boot/dts/imx6q-cm-fx6.dts</text:p>
      <text:p text:style-name="P1">#<text:tab/>arch/arm/boot/dts/imx6q-cubox-i.dts</text:p>
      <text:p text:style-name="P1">#<text:tab/>arch/arm/boot/dts/imx6q-dmo-edmqmx6.dts</text:p>
      <text:p text:style-name="P1">#<text:tab/>arch/arm/boot/dts/imx6q-gk802.dts</text:p>
      <text:p text:style-name="P1">#<text:tab/>arch/arm/boot/dts/imx6q-gw5400-a.dts</text:p>
      <text:p text:style-name="P1">#<text:tab/>arch/arm/boot/dts/imx6q-hummingboard.dts</text:p>
      <text:p text:style-name="P1">#<text:tab/>arch/arm/boot/dts/imx6q-nitrogen6x.dts</text:p>
      <text:p text:style-name="P1">#<text:tab/>arch/arm/boot/dts/imx6q-rex-pro.dts</text:p>
      <text:p text:style-name="P1">#<text:tab/>arch/arm/boot/dts/imx6q-sabrelite.dts</text:p>
      <text:p text:style-name="P1">#<text:tab/>arch/arm/boot/dts/imx6q-sbc6x.dts</text:p>
      <text:p text:style-name="P1">#<text:tab/>arch/arm/boot/dts/imx6q-tx6q-1010-comtft.dts</text:p>
      <text:p text:style-name="P1">#<text:tab/>arch/arm/boot/dts/imx6q-tx6q-1010.dts</text:p>
      <text:p text:style-name="P1">#<text:tab/>arch/arm/boot/dts/imx6q-tx6q-1020-comtft.dts</text:p>
      <text:p text:style-name="P1">#<text:tab/>arch/arm/boot/dts/imx6q-tx6q-1020.dts</text:p>
      <text:p text:style-name="P1">#<text:tab/>arch/arm/boot/dts/imx6q-tx6q-1110.dts</text:p>
      <text:p text:style-name="P1">#<text:tab/>arch/arm/boot/dts/imx6q-udoo.dts</text:p>
      <text:p text:style-name="P1">#<text:tab/>arch/arm/boot/dts/imx6q-wandboard-revb1.dts</text:p>
      <text:p text:style-name="P1">#<text:tab/>arch/arm/boot/dts/imx6q.dtsi</text:p>
      <text:p text:style-name="P1">#<text:tab/>arch/arm/boot/dts/imx6qdl-aristainetos.dtsi</text:p>
      <text:p text:style-name="P1">#<text:tab/>arch/arm/boot/dts/imx6qdl-cubox-i.dtsi</text:p>
      <text:p text:style-name="P1">#<text:tab/>arch/arm/boot/dts/imx6qdl-dfi-fs700-m60.dtsi</text:p>
      <text:p text:style-name="P1">#<text:tab/>arch/arm/boot/dts/imx6qdl-gw51xx.dtsi</text:p>
      <text:p text:style-name="P1">#<text:tab/>arch/arm/boot/dts/imx6qdl-gw52xx.dtsi</text:p>
      <text:p text:style-name="P1"><text:soft-page-break/>#<text:tab/>arch/arm/boot/dts/imx6qdl-gw53xx.dtsi</text:p>
      <text:p text:style-name="P1">#<text:tab/>arch/arm/boot/dts/imx6qdl-gw54xx.dtsi</text:p>
      <text:p text:style-name="P1">#<text:tab/>arch/arm/boot/dts/imx6qdl-gw552x.dtsi</text:p>
      <text:p text:style-name="P1">#<text:tab/>arch/arm/boot/dts/imx6qdl-hummingboard.dtsi</text:p>
      <text:p text:style-name="P1">#<text:tab/>arch/arm/boot/dts/imx6qdl-microsom-ar8035.dtsi</text:p>
      <text:p text:style-name="P1">#<text:tab/>arch/arm/boot/dts/imx6qdl-microsom.dtsi</text:p>
      <text:p text:style-name="P1">#<text:tab/>arch/arm/boot/dts/imx6qdl-nitrogen6x.dtsi</text:p>
      <text:p text:style-name="P1">#<text:tab/>arch/arm/boot/dts/imx6qdl-phytec-pfla02.dtsi</text:p>
      <text:p text:style-name="P1">#<text:tab/>arch/arm/boot/dts/imx6qdl-rex.dtsi</text:p>
      <text:p text:style-name="P1">#<text:tab/>arch/arm/boot/dts/imx6qdl-sabreauto.dtsi</text:p>
      <text:p text:style-name="P1">#<text:tab/>arch/arm/boot/dts/imx6qdl-sabrelite.dtsi</text:p>
      <text:p text:style-name="P1">#<text:tab/>arch/arm/boot/dts/imx6qdl-sabresd.dtsi</text:p>
      <text:p text:style-name="P1">#<text:tab/>arch/arm/boot/dts/imx6qdl-tx6.dtsi</text:p>
      <text:p text:style-name="P1">#<text:tab/>arch/arm/boot/dts/imx6qdl-wandboard.dtsi</text:p>
      <text:p text:style-name="P1">#<text:tab/>arch/arm/boot/dts/imx6qdl.dtsi</text:p>
      <text:p text:style-name="P1">#<text:tab/>arch/arm/boot/dts/imx6sl-evk.dts</text:p>
      <text:p text:style-name="P1">#<text:tab/>arch/arm/boot/dts/imx6sl.dtsi</text:p>
      <text:p text:style-name="P1">#<text:tab/>arch/arm/boot/dts/imx6sx-pinfunc.h</text:p>
      <text:p text:style-name="P1">#<text:tab/>arch/arm/boot/dts/imx6sx-sdb.dts</text:p>
      <text:p text:style-name="P1">#<text:tab/>arch/arm/boot/dts/imx6sx.dtsi</text:p>
      <text:p text:style-name="P1">#<text:tab/>arch/arm/boot/dts/integrator.dtsi</text:p>
      <text:p text:style-name="P1">#<text:tab/>arch/arm/boot/dts/integratorap.dts</text:p>
      <text:p text:style-name="P1">#<text:tab/>arch/arm/boot/dts/integratorcp.dts</text:p>
      <text:p text:style-name="P1">#<text:tab/>arch/arm/boot/dts/keystone.dtsi</text:p>
      <text:p text:style-name="P1">#<text:tab/>arch/arm/boot/dts/kirkwood-6192.dtsi</text:p>
      <text:p text:style-name="P1">#<text:tab/>arch/arm/boot/dts/kirkwood-6281.dtsi</text:p>
      <text:p text:style-name="P1">#<text:tab/>arch/arm/boot/dts/kirkwood-6282.dtsi</text:p>
      <text:p text:style-name="P1">#<text:tab/>arch/arm/boot/dts/kirkwood-98dx4122.dtsi</text:p>
      <text:p text:style-name="P1">#<text:tab/>arch/arm/boot/dts/kirkwood-b3.dts</text:p>
      <text:p text:style-name="P1">#<text:tab/>arch/arm/boot/dts/kirkwood-cloudbox.dts</text:p>
      <text:p text:style-name="P1">#<text:tab/>arch/arm/boot/dts/kirkwood-d2net.dts</text:p>
      <text:p text:style-name="P1">#<text:tab/>arch/arm/boot/dts/kirkwood-db-88f6281.dts</text:p>
      <text:p text:style-name="P1">#<text:tab/>arch/arm/boot/dts/kirkwood-db-88f6282.dts</text:p>
      <text:p text:style-name="P1">#<text:tab/>arch/arm/boot/dts/kirkwood-dnskw.dtsi</text:p>
      <text:p text:style-name="P1">#<text:tab/>arch/arm/boot/dts/kirkwood-dreamplug.dts</text:p>
      <text:p text:style-name="P1">#<text:tab/>arch/arm/boot/dts/kirkwood-ds111.dts</text:p>
      <text:p text:style-name="P1">#<text:tab/>arch/arm/boot/dts/kirkwood-ds112.dts</text:p>
      <text:p text:style-name="P1">#<text:tab/>arch/arm/boot/dts/kirkwood-ds212.dts</text:p>
      <text:p text:style-name="P1">#<text:tab/>arch/arm/boot/dts/kirkwood-ds411.dts</text:p>
      <text:p text:style-name="P1">#<text:tab/>arch/arm/boot/dts/kirkwood-ds411slim.dts</text:p>
      <text:p text:style-name="P1">#<text:tab/>arch/arm/boot/dts/kirkwood-ib62x0.dts</text:p>
      <text:p text:style-name="P1">#<text:tab/>arch/arm/boot/dts/kirkwood-iconnect.dts</text:p>
      <text:p text:style-name="P1">#<text:tab/>arch/arm/boot/dts/kirkwood-iomega_ix2_200.dts</text:p>
      <text:p text:style-name="P1">#<text:tab/>arch/arm/boot/dts/kirkwood-is2.dts</text:p>
      <text:p text:style-name="P1">#<text:tab/>arch/arm/boot/dts/kirkwood-km_common.dtsi</text:p>
      <text:p text:style-name="P1">#<text:tab/>arch/arm/boot/dts/kirkwood-laplug.dts</text:p>
      <text:p text:style-name="P1">#<text:tab/>arch/arm/boot/dts/kirkwood-lsxl.dtsi</text:p>
      <text:p text:style-name="P1">#<text:tab/>arch/arm/boot/dts/kirkwood-mplcec4.dts</text:p>
      <text:p text:style-name="P1">#<text:tab/>arch/arm/boot/dts/kirkwood-mv88f6281gtw-ge.dts</text:p>
      <text:p text:style-name="P1">#<text:tab/>arch/arm/boot/dts/kirkwood-net2big.dts</text:p>
      <text:p text:style-name="P1">#<text:tab/>arch/arm/boot/dts/kirkwood-net5big.dts</text:p>
      <text:p text:style-name="P1">#<text:tab/>arch/arm/boot/dts/kirkwood-netgear_readynas_duo_v2.dts</text:p>
      <text:p text:style-name="P1"><text:soft-page-break/>#<text:tab/>arch/arm/boot/dts/kirkwood-netgear_readynas_nv+_v2.dts</text:p>
      <text:p text:style-name="P1">#<text:tab/>arch/arm/boot/dts/kirkwood-netxbig.dtsi</text:p>
      <text:p text:style-name="P1">#<text:tab/>arch/arm/boot/dts/kirkwood-ns2-common.dtsi</text:p>
      <text:p text:style-name="P1">#<text:tab/>arch/arm/boot/dts/kirkwood-ns2.dts</text:p>
      <text:p text:style-name="P1">#<text:tab/>arch/arm/boot/dts/kirkwood-ns2lite.dts</text:p>
      <text:p text:style-name="P1">#<text:tab/>arch/arm/boot/dts/kirkwood-ns2max.dts</text:p>
      <text:p text:style-name="P1">#<text:tab/>arch/arm/boot/dts/kirkwood-ns2mini.dts</text:p>
      <text:p text:style-name="P1">#<text:tab/>arch/arm/boot/dts/kirkwood-nsa310.dts</text:p>
      <text:p text:style-name="P1">#<text:tab/>arch/arm/boot/dts/kirkwood-nsa320.dts</text:p>
      <text:p text:style-name="P1">#<text:tab/>arch/arm/boot/dts/kirkwood-nsa3x0-common.dtsi</text:p>
      <text:p text:style-name="P1">#<text:tab/>arch/arm/boot/dts/kirkwood-openblocks_a6.dts</text:p>
      <text:p text:style-name="P1">#<text:tab/>arch/arm/boot/dts/kirkwood-openblocks_a7.dts</text:p>
      <text:p text:style-name="P1">#<text:tab/>arch/arm/boot/dts/kirkwood-openrd-client.dts</text:p>
      <text:p text:style-name="P1">#<text:tab/>arch/arm/boot/dts/kirkwood-openrd.dtsi</text:p>
      <text:p text:style-name="P1">#<text:tab/>arch/arm/boot/dts/kirkwood-rd88f6192.dts</text:p>
      <text:p text:style-name="P1">#<text:tab/>arch/arm/boot/dts/kirkwood-rd88f6281-a.dts</text:p>
      <text:p text:style-name="P1">#<text:tab/>arch/arm/boot/dts/kirkwood-rd88f6281-z0.dts</text:p>
      <text:p text:style-name="P1">#<text:tab/>arch/arm/boot/dts/kirkwood-rd88f6281.dtsi</text:p>
      <text:p text:style-name="P1">#<text:tab/>arch/arm/boot/dts/kirkwood-rs212.dts</text:p>
      <text:p text:style-name="P1">#<text:tab/>arch/arm/boot/dts/kirkwood-synology.dtsi</text:p>
      <text:p text:style-name="P1">#<text:tab/>arch/arm/boot/dts/kirkwood-t5325.dts</text:p>
      <text:p text:style-name="P1">#<text:tab/>arch/arm/boot/dts/kirkwood-topkick.dts</text:p>
      <text:p text:style-name="P1">#<text:tab/>arch/arm/boot/dts/kirkwood-ts219-6281.dts</text:p>
      <text:p text:style-name="P1">#<text:tab/>arch/arm/boot/dts/kirkwood-ts219-6282.dts</text:p>
      <text:p text:style-name="P1">#<text:tab/>arch/arm/boot/dts/kirkwood-ts219.dtsi</text:p>
      <text:p text:style-name="P1">#<text:tab/>arch/arm/boot/dts/kirkwood-ts419-6282.dts</text:p>
      <text:p text:style-name="P1">#<text:tab/>arch/arm/boot/dts/kirkwood-ts419.dtsi</text:p>
      <text:p text:style-name="P1">#<text:tab/>arch/arm/boot/dts/kirkwood.dtsi</text:p>
      <text:p text:style-name="P1">#<text:tab/>arch/arm/boot/dts/lpc32xx.dtsi</text:p>
      <text:p text:style-name="P1">#<text:tab/>arch/arm/boot/dts/meson.dtsi</text:p>
      <text:p text:style-name="P1">#<text:tab/>arch/arm/boot/dts/meson6-atv1200.dts</text:p>
      <text:p text:style-name="P1">#<text:tab/>arch/arm/boot/dts/meson6.dtsi</text:p>
      <text:p text:style-name="P1">#<text:tab/>arch/arm/boot/dts/mmp2-brownstone.dts</text:p>
      <text:p text:style-name="P1">#<text:tab/>arch/arm/boot/dts/mmp2.dtsi</text:p>
      <text:p text:style-name="P1">#<text:tab/>arch/arm/boot/dts/mpa1600.dts</text:p>
      <text:p text:style-name="P1">#<text:tab/>arch/arm/boot/dts/mt6589-aquaris5.dts</text:p>
      <text:p text:style-name="P1">#<text:tab/>arch/arm/boot/dts/mt6589.dtsi</text:p>
      <text:p text:style-name="P1">#<text:tab/>arch/arm/boot/dts/nspire-classic.dtsi</text:p>
      <text:p text:style-name="P1">#<text:tab/>arch/arm/boot/dts/nspire-cx.dts</text:p>
      <text:p text:style-name="P1">#<text:tab/>arch/arm/boot/dts/nspire.dtsi</text:p>
      <text:p text:style-name="P1">#<text:tab/>arch/arm/boot/dts/omap-gpmc-smsc911x.dtsi</text:p>
      <text:p text:style-name="P1">#<text:tab/>arch/arm/boot/dts/omap-zoom-common.dtsi</text:p>
      <text:p text:style-name="P1">#<text:tab/>arch/arm/boot/dts/omap2.dtsi</text:p>
      <text:p text:style-name="P1">#<text:tab/>arch/arm/boot/dts/omap2420-clocks.dtsi</text:p>
      <text:p text:style-name="P1">#<text:tab/>arch/arm/boot/dts/omap2420-h4.dts</text:p>
      <text:p text:style-name="P1">#<text:tab/>arch/arm/boot/dts/omap2420-n8x0-common.dtsi</text:p>
      <text:p text:style-name="P1">#<text:tab/>arch/arm/boot/dts/omap2420.dtsi</text:p>
      <text:p text:style-name="P1">#<text:tab/>arch/arm/boot/dts/omap2430-clocks.dtsi</text:p>
      <text:p text:style-name="P1">#<text:tab/>arch/arm/boot/dts/omap2430-sdp.dts</text:p>
      <text:p text:style-name="P1">#<text:tab/>arch/arm/boot/dts/omap2430.dtsi</text:p>
      <text:p text:style-name="P1">#<text:tab/>arch/arm/boot/dts/omap24xx-clocks.dtsi</text:p>
      <text:p text:style-name="P1">#<text:tab/>arch/arm/boot/dts/omap3-beagle-xm.dts</text:p>
      <text:p text:style-name="P1"><text:soft-page-break/>#<text:tab/>arch/arm/boot/dts/omap3-beagle.dts</text:p>
      <text:p text:style-name="P1">#<text:tab/>arch/arm/boot/dts/omap3-cm-t3517.dts</text:p>
      <text:p text:style-name="P1">#<text:tab/>arch/arm/boot/dts/omap3-cm-t3530.dts</text:p>
      <text:p text:style-name="P1">#<text:tab/>arch/arm/boot/dts/omap3-cm-t3730.dts</text:p>
      <text:p text:style-name="P1">#<text:tab/>arch/arm/boot/dts/omap3-cm-t3x.dtsi</text:p>
      <text:p text:style-name="P1">#<text:tab/>arch/arm/boot/dts/omap3-cm-t3x30.dtsi</text:p>
      <text:p text:style-name="P1">#<text:tab/>arch/arm/boot/dts/omap3-devkit8000.dts</text:p>
      <text:p text:style-name="P1">#<text:tab/>arch/arm/boot/dts/omap3-evm-37xx.dts</text:p>
      <text:p text:style-name="P1">#<text:tab/>arch/arm/boot/dts/omap3-evm-common.dtsi</text:p>
      <text:p text:style-name="P1">#<text:tab/>arch/arm/boot/dts/omap3-evm.dts</text:p>
      <text:p text:style-name="P1">#<text:tab/>arch/arm/boot/dts/omap3-gta04.dtsi</text:p>
      <text:p text:style-name="P1">#<text:tab/>arch/arm/boot/dts/omap3-gta04a5.dts</text:p>
      <text:p text:style-name="P1">#<text:tab/>arch/arm/boot/dts/omap3-ha-lcd.dts</text:p>
      <text:p text:style-name="P1">#<text:tab/>arch/arm/boot/dts/omap3-igep.dtsi</text:p>
      <text:p text:style-name="P1">#<text:tab/>arch/arm/boot/dts/omap3-igep0020.dts</text:p>
      <text:p text:style-name="P1">#<text:tab/>arch/arm/boot/dts/omap3-igep0030.dts</text:p>
      <text:p text:style-name="P1">#<text:tab/>arch/arm/boot/dts/omap3-ldp.dts</text:p>
      <text:p text:style-name="P1">#<text:tab/>arch/arm/boot/dts/omap3-lilly-a83x.dtsi</text:p>
      <text:p text:style-name="P1">#<text:tab/>arch/arm/boot/dts/omap3-lilly-dbb056.dts</text:p>
      <text:p text:style-name="P1">#<text:tab/>arch/arm/boot/dts/omap3-n9.dts</text:p>
      <text:p text:style-name="P1">#<text:tab/>arch/arm/boot/dts/omap3-n900.dts</text:p>
      <text:p text:style-name="P1">#<text:tab/>arch/arm/boot/dts/omap3-n950-n9.dtsi</text:p>
      <text:p text:style-name="P1">#<text:tab/>arch/arm/boot/dts/omap3-n950.dts</text:p>
      <text:p text:style-name="P1">#<text:tab/>arch/arm/boot/dts/omap3-overo-alto35-common.dtsi</text:p>
      <text:p text:style-name="P1">#<text:tab/>arch/arm/boot/dts/omap3-overo-base.dtsi</text:p>
      <text:p text:style-name="P1">#<text:tab/>arch/arm/boot/dts/omap3-overo-chestnut43-common.dtsi</text:p>
      <text:p text:style-name="P1">#<text:tab/>arch/arm/boot/dts/omap3-overo-common-dvi.dtsi</text:p>
      <text:p text:style-name="P1">#<text:tab/>arch/arm/boot/dts/omap3-overo-common-lcd35.dtsi</text:p>
      <text:p text:style-name="P1">#<text:tab/>arch/arm/boot/dts/omap3-overo-common-lcd43.dtsi</text:p>
      <text:p text:style-name="P1">#<text:tab/>arch/arm/boot/dts/omap3-overo-gallop43-common.dtsi</text:p>
      <text:p text:style-name="P1">#<text:tab/>arch/arm/boot/dts/omap3-overo-palo43-common.dtsi</text:p>
      <text:p text:style-name="P1">#<text:tab/>arch/arm/boot/dts/omap3-overo-tobi-common.dtsi</text:p>
      <text:p text:style-name="P1">#<text:tab/>arch/arm/boot/dts/omap3-overo.dtsi</text:p>
      <text:p text:style-name="P1">#<text:tab/>arch/arm/boot/dts/omap3-panel-sharp-ls037v7dw01.dtsi</text:p>
      <text:p text:style-name="P1">#<text:tab/>arch/arm/boot/dts/omap3-sb-t35.dtsi</text:p>
      <text:p text:style-name="P1">#<text:tab/>arch/arm/boot/dts/omap3-sbc-t3517.dts</text:p>
      <text:p text:style-name="P1">#<text:tab/>arch/arm/boot/dts/omap3-sbc-t3530.dts</text:p>
      <text:p text:style-name="P1">#<text:tab/>arch/arm/boot/dts/omap3-sbc-t3730.dts</text:p>
      <text:p text:style-name="P1">#<text:tab/>arch/arm/boot/dts/omap3-tao3530.dtsi</text:p>
      <text:p text:style-name="P1">#<text:tab/>arch/arm/boot/dts/omap3-thunder.dts</text:p>
      <text:p text:style-name="P1">#<text:tab/>arch/arm/boot/dts/omap3-zoom3.dts</text:p>
      <text:p text:style-name="P1">#<text:tab/>arch/arm/boot/dts/omap3.dtsi</text:p>
      <text:p text:style-name="P1">#<text:tab/>arch/arm/boot/dts/omap3430-sdp.dts</text:p>
      <text:p text:style-name="P1">#<text:tab/>arch/arm/boot/dts/omap3430es1-clocks.dtsi</text:p>
      <text:p text:style-name="P1">#<text:tab/>arch/arm/boot/dts/omap34xx-omap36xx-clocks.dtsi</text:p>
      <text:p text:style-name="P1">#<text:tab/>arch/arm/boot/dts/omap34xx.dtsi</text:p>
      <text:p text:style-name="P1">#<text:tab/>arch/arm/boot/dts/omap36xx-am35xx-omap3430es2plus-clocks.dtsi</text:p>
      <text:p text:style-name="P1">#<text:tab/>arch/arm/boot/dts/omap36xx-clocks.dtsi</text:p>
      <text:p text:style-name="P1">#<text:tab/>arch/arm/boot/dts/omap36xx-omap3430es2plus-clocks.dtsi</text:p>
      <text:p text:style-name="P1">#<text:tab/>arch/arm/boot/dts/omap36xx.dtsi</text:p>
      <text:p text:style-name="P1">#<text:tab/>arch/arm/boot/dts/omap3xxx-clocks.dtsi</text:p>
      <text:p text:style-name="P1">#<text:tab/>arch/arm/boot/dts/omap4-cpu-thermal.dtsi</text:p>
      <text:p text:style-name="P1"><text:soft-page-break/>#<text:tab/>arch/arm/boot/dts/omap4-duovero-parlor.dts</text:p>
      <text:p text:style-name="P1">#<text:tab/>arch/arm/boot/dts/omap4-duovero.dtsi</text:p>
      <text:p text:style-name="P1">#<text:tab/>arch/arm/boot/dts/omap4-panda-a4.dts</text:p>
      <text:p text:style-name="P1">#<text:tab/>arch/arm/boot/dts/omap4-panda-common.dtsi</text:p>
      <text:p text:style-name="P1">#<text:tab/>arch/arm/boot/dts/omap4-panda-es.dts</text:p>
      <text:p text:style-name="P1">#<text:tab/>arch/arm/boot/dts/omap4-sdp-es23plus.dts</text:p>
      <text:p text:style-name="P1">#<text:tab/>arch/arm/boot/dts/omap4-sdp.dts</text:p>
      <text:p text:style-name="P1">#<text:tab/>arch/arm/boot/dts/omap4-var-om44customboard.dtsi</text:p>
      <text:p text:style-name="P1">#<text:tab/>arch/arm/boot/dts/omap4-var-som-om44-wlan.dtsi</text:p>
      <text:p text:style-name="P1">#<text:tab/>arch/arm/boot/dts/omap4-var-som-om44.dtsi</text:p>
      <text:p text:style-name="P1">#<text:tab/>arch/arm/boot/dts/omap4.dtsi</text:p>
      <text:p text:style-name="P1">#<text:tab/>arch/arm/boot/dts/omap443x-clocks.dtsi</text:p>
      <text:p text:style-name="P1">#<text:tab/>arch/arm/boot/dts/omap443x.dtsi</text:p>
      <text:p text:style-name="P1">#<text:tab/>arch/arm/boot/dts/omap4460.dtsi</text:p>
      <text:p text:style-name="P1">#<text:tab/>arch/arm/boot/dts/omap446x-clocks.dtsi</text:p>
      <text:p text:style-name="P1">#<text:tab/>arch/arm/boot/dts/omap44xx-clocks.dtsi</text:p>
      <text:p text:style-name="P1">#<text:tab/>arch/arm/boot/dts/omap5-cm-t54.dts</text:p>
      <text:p text:style-name="P1">#<text:tab/>arch/arm/boot/dts/omap5-core-thermal.dtsi</text:p>
      <text:p text:style-name="P1">#<text:tab/>arch/arm/boot/dts/omap5-gpu-thermal.dtsi</text:p>
      <text:p text:style-name="P1">#<text:tab/>arch/arm/boot/dts/omap5-uevm.dts</text:p>
      <text:p text:style-name="P1">#<text:tab/>arch/arm/boot/dts/omap5.dtsi</text:p>
      <text:p text:style-name="P1">#<text:tab/>arch/arm/boot/dts/omap54xx-clocks.dtsi</text:p>
      <text:p text:style-name="P1">#<text:tab/>arch/arm/boot/dts/orion5x.dtsi</text:p>
      <text:p text:style-name="P1">#<text:tab/>arch/arm/boot/dts/pm9g45.dts</text:p>
      <text:p text:style-name="P1">#<text:tab/>arch/arm/boot/dts/prima2.dtsi</text:p>
      <text:p text:style-name="P1">#<text:tab/>arch/arm/boot/dts/pxa168-aspenite.dts</text:p>
      <text:p text:style-name="P1">#<text:tab/>arch/arm/boot/dts/pxa168.dtsi</text:p>
      <text:p text:style-name="P1">#<text:tab/>arch/arm/boot/dts/pxa27x.dtsi</text:p>
      <text:p text:style-name="P1">#<text:tab/>arch/arm/boot/dts/pxa2xx.dtsi</text:p>
      <text:p text:style-name="P1">#<text:tab/>arch/arm/boot/dts/pxa3xx.dtsi</text:p>
      <text:p text:style-name="P1">#<text:tab/>arch/arm/boot/dts/pxa910-dkb.dts</text:p>
      <text:p text:style-name="P1">#<text:tab/>arch/arm/boot/dts/pxa910.dtsi</text:p>
      <text:p text:style-name="P1">#<text:tab/>arch/arm/boot/dts/qcom-apq8064-cm-qs600.dts</text:p>
      <text:p text:style-name="P1">#<text:tab/>arch/arm/boot/dts/qcom-apq8064-ifc6410.dts</text:p>
      <text:p text:style-name="P1">#<text:tab/>arch/arm/boot/dts/qcom-apq8064.dtsi</text:p>
      <text:p text:style-name="P1">#<text:tab/>arch/arm/boot/dts/qcom-apq8074-dragonboard.dts</text:p>
      <text:p text:style-name="P1">#<text:tab/>arch/arm/boot/dts/qcom-apq8084-ifc6540.dts</text:p>
      <text:p text:style-name="P1">#<text:tab/>arch/arm/boot/dts/qcom-apq8084-mtp.dts</text:p>
      <text:p text:style-name="P1">#<text:tab/>arch/arm/boot/dts/qcom-apq8084.dtsi</text:p>
      <text:p text:style-name="P1">#<text:tab/>arch/arm/boot/dts/qcom-ipq8064-ap148.dts</text:p>
      <text:p text:style-name="P1">#<text:tab/>arch/arm/boot/dts/qcom-ipq8064.dtsi</text:p>
      <text:p text:style-name="P1">#<text:tab/>arch/arm/boot/dts/qcom-msm8660-surf.dts</text:p>
      <text:p text:style-name="P1">#<text:tab/>arch/arm/boot/dts/qcom-msm8660.dtsi</text:p>
      <text:p text:style-name="P1">#<text:tab/>arch/arm/boot/dts/qcom-msm8960-cdp.dts</text:p>
      <text:p text:style-name="P1">#<text:tab/>arch/arm/boot/dts/qcom-msm8960.dtsi</text:p>
      <text:p text:style-name="P1">#<text:tab/>arch/arm/boot/dts/qcom-msm8974-sony-xperia-honami.dts</text:p>
      <text:p text:style-name="P1">#<text:tab/>arch/arm/boot/dts/qcom-msm8974.dtsi</text:p>
      <text:p text:style-name="P1">#<text:tab/>arch/arm/boot/dts/r7s72100-genmai.dts</text:p>
      <text:p text:style-name="P1">#<text:tab/>arch/arm/boot/dts/r7s72100.dtsi</text:p>
      <text:p text:style-name="P1">#<text:tab/>arch/arm/boot/dts/r8a73a4-ape6evm.dts</text:p>
      <text:p text:style-name="P1">#<text:tab/>arch/arm/boot/dts/r8a73a4.dtsi</text:p>
      <text:p text:style-name="P1">#<text:tab/>arch/arm/boot/dts/r8a7740-armadillo800eva.dts</text:p>
      <text:p text:style-name="P1"><text:soft-page-break/>#<text:tab/>arch/arm/boot/dts/r8a7740.dtsi</text:p>
      <text:p text:style-name="P1">#<text:tab/>arch/arm/boot/dts/r8a7778-bockw.dts</text:p>
      <text:p text:style-name="P1">#<text:tab/>arch/arm/boot/dts/r8a7778.dtsi</text:p>
      <text:p text:style-name="P1">#<text:tab/>arch/arm/boot/dts/r8a7779-marzen.dts</text:p>
      <text:p text:style-name="P1">#<text:tab/>arch/arm/boot/dts/r8a7779.dtsi</text:p>
      <text:p text:style-name="P1">#<text:tab/>arch/arm/boot/dts/r8a7790-lager.dts</text:p>
      <text:p text:style-name="P1">#<text:tab/>arch/arm/boot/dts/r8a7790.dtsi</text:p>
      <text:p text:style-name="P1">#<text:tab/>arch/arm/boot/dts/r8a7791-koelsch.dts</text:p>
      <text:p text:style-name="P1">#<text:tab/>arch/arm/boot/dts/r8a7791.dtsi</text:p>
      <text:p text:style-name="P1">#<text:tab/>arch/arm/boot/dts/r8a7794-alt.dts</text:p>
      <text:p text:style-name="P1">#<text:tab/>arch/arm/boot/dts/r8a7794.dtsi</text:p>
      <text:p text:style-name="P1">#<text:tab/>arch/arm/boot/dts/rk3066a-bqcurie2.dts</text:p>
      <text:p text:style-name="P1">#<text:tab/>arch/arm/boot/dts/rk3066a.dtsi</text:p>
      <text:p text:style-name="P1">#<text:tab/>arch/arm/boot/dts/rk3188-radxarock.dts</text:p>
      <text:p text:style-name="P1">#<text:tab/>arch/arm/boot/dts/rk3188.dtsi</text:p>
      <text:p text:style-name="P1">#<text:tab/>arch/arm/boot/dts/rk3288-evb-act8846.dts</text:p>
      <text:p text:style-name="P1">#<text:tab/>arch/arm/boot/dts/rk3288-evb-rk808.dts</text:p>
      <text:p text:style-name="P1">#<text:tab/>arch/arm/boot/dts/rk3288-evb.dtsi</text:p>
      <text:p text:style-name="P1">#<text:tab/>arch/arm/boot/dts/rk3288.dtsi</text:p>
      <text:p text:style-name="P1">#<text:tab/>arch/arm/boot/dts/rk3xxx.dtsi</text:p>
      <text:p text:style-name="P1">#<text:tab/>arch/arm/boot/dts/s3c2416-pinctrl.dtsi</text:p>
      <text:p text:style-name="P1">#<text:tab/>arch/arm/boot/dts/s3c2416-smdk2416.dts</text:p>
      <text:p text:style-name="P1">#<text:tab/>arch/arm/boot/dts/s3c2416.dtsi</text:p>
      <text:p text:style-name="P1">#<text:tab/>arch/arm/boot/dts/s3c6410-mini6410.dts</text:p>
      <text:p text:style-name="P1">#<text:tab/>arch/arm/boot/dts/s3c6410-smdk6410.dts</text:p>
      <text:p text:style-name="P1">#<text:tab/>arch/arm/boot/dts/s3c64xx-pinctrl.dtsi</text:p>
      <text:p text:style-name="P1">#<text:tab/>arch/arm/boot/dts/s5pv210-aquila.dts</text:p>
      <text:p text:style-name="P1">#<text:tab/>arch/arm/boot/dts/s5pv210-goni.dts</text:p>
      <text:p text:style-name="P1">#<text:tab/>arch/arm/boot/dts/s5pv210-pinctrl.dtsi</text:p>
      <text:p text:style-name="P1">#<text:tab/>arch/arm/boot/dts/s5pv210-smdkc110.dts</text:p>
      <text:p text:style-name="P1">#<text:tab/>arch/arm/boot/dts/s5pv210-smdkv210.dts</text:p>
      <text:p text:style-name="P1">#<text:tab/>arch/arm/boot/dts/s5pv210-torbreck.dts</text:p>
      <text:p text:style-name="P1">#<text:tab/>arch/arm/boot/dts/s5pv210.dtsi</text:p>
      <text:p text:style-name="P1">#<text:tab/>arch/arm/boot/dts/sama5d3.dtsi</text:p>
      <text:p text:style-name="P1">#<text:tab/>arch/arm/boot/dts/sama5d31ek.dts</text:p>
      <text:p text:style-name="P1">#<text:tab/>arch/arm/boot/dts/sama5d33ek.dts</text:p>
      <text:p text:style-name="P1">#<text:tab/>arch/arm/boot/dts/sama5d34ek.dts</text:p>
      <text:p text:style-name="P1">#<text:tab/>arch/arm/boot/dts/sama5d35ek.dts</text:p>
      <text:p text:style-name="P1">#<text:tab/>arch/arm/boot/dts/sama5d36ek.dts</text:p>
      <text:p text:style-name="P1">#<text:tab/>arch/arm/boot/dts/sama5d3_can.dtsi</text:p>
      <text:p text:style-name="P1">#<text:tab/>arch/arm/boot/dts/sama5d3_emac.dtsi</text:p>
      <text:p text:style-name="P1">#<text:tab/>arch/arm/boot/dts/sama5d3_gmac.dtsi</text:p>
      <text:p text:style-name="P1">#<text:tab/>arch/arm/boot/dts/sama5d3_lcd.dtsi</text:p>
      <text:p text:style-name="P1">#<text:tab/>arch/arm/boot/dts/sama5d3_mci2.dtsi</text:p>
      <text:p text:style-name="P1">#<text:tab/>arch/arm/boot/dts/sama5d3_tcb1.dtsi</text:p>
      <text:p text:style-name="P1">#<text:tab/>arch/arm/boot/dts/sama5d3_uart.dtsi</text:p>
      <text:p text:style-name="P1">#<text:tab/>arch/arm/boot/dts/sama5d3xcm.dtsi</text:p>
      <text:p text:style-name="P1">#<text:tab/>arch/arm/boot/dts/sama5d3xmb.dtsi</text:p>
      <text:p text:style-name="P1">#<text:tab/>arch/arm/boot/dts/sama5d4.dtsi</text:p>
      <text:p text:style-name="P1">#<text:tab/>arch/arm/boot/dts/sh73a0-kzm9g.dts</text:p>
      <text:p text:style-name="P1">#<text:tab/>arch/arm/boot/dts/sh73a0.dtsi</text:p>
      <text:p text:style-name="P1">#<text:tab/>arch/arm/boot/dts/skeleton.dtsi</text:p>
      <text:p text:style-name="P1"><text:soft-page-break/>#<text:tab/>arch/arm/boot/dts/skeleton64.dtsi</text:p>
      <text:p text:style-name="P1">#<text:tab/>arch/arm/boot/dts/socfpga.dtsi</text:p>
      <text:p text:style-name="P1">#<text:tab/>arch/arm/boot/dts/socfpga_arria5_socdk.dts</text:p>
      <text:p text:style-name="P1">#<text:tab/>arch/arm/boot/dts/socfpga_cyclone5.dtsi</text:p>
      <text:p text:style-name="P1">#<text:tab/>arch/arm/boot/dts/socfpga_cyclone5_socdk.dts</text:p>
      <text:p text:style-name="P1">#<text:tab/>arch/arm/boot/dts/socfpga_cyclone5_sockit.dts</text:p>
      <text:p text:style-name="P1">#<text:tab/>arch/arm/boot/dts/socfpga_cyclone5_socrates.dts</text:p>
      <text:p text:style-name="P1">#<text:tab/>arch/arm/boot/dts/spear1310-evb.dts</text:p>
      <text:p text:style-name="P1">#<text:tab/>arch/arm/boot/dts/spear1310.dtsi</text:p>
      <text:p text:style-name="P1">#<text:tab/>arch/arm/boot/dts/spear1340-evb.dts</text:p>
      <text:p text:style-name="P1">#<text:tab/>arch/arm/boot/dts/spear1340.dtsi</text:p>
      <text:p text:style-name="P1">#<text:tab/>arch/arm/boot/dts/spear13xx.dtsi</text:p>
      <text:p text:style-name="P1">#<text:tab/>arch/arm/boot/dts/spear300-evb.dts</text:p>
      <text:p text:style-name="P1">#<text:tab/>arch/arm/boot/dts/spear300.dtsi</text:p>
      <text:p text:style-name="P1">#<text:tab/>arch/arm/boot/dts/spear310-evb.dts</text:p>
      <text:p text:style-name="P1">#<text:tab/>arch/arm/boot/dts/spear310.dtsi</text:p>
      <text:p text:style-name="P1">#<text:tab/>arch/arm/boot/dts/spear320-evb.dts</text:p>
      <text:p text:style-name="P1">#<text:tab/>arch/arm/boot/dts/spear320-hmi.dts</text:p>
      <text:p text:style-name="P1">#<text:tab/>arch/arm/boot/dts/spear320.dtsi</text:p>
      <text:p text:style-name="P1">#<text:tab/>arch/arm/boot/dts/spear3xx.dtsi</text:p>
      <text:p text:style-name="P1">#<text:tab/>arch/arm/boot/dts/ste-ccu8540-pinctrl.dtsi</text:p>
      <text:p text:style-name="P1">#<text:tab/>arch/arm/boot/dts/ste-ccu8540.dts</text:p>
      <text:p text:style-name="P1">#<text:tab/>arch/arm/boot/dts/ste-ccu9540.dts</text:p>
      <text:p text:style-name="P1">#<text:tab/>arch/arm/boot/dts/ste-dbx5x0.dtsi</text:p>
      <text:p text:style-name="P1">#<text:tab/>arch/arm/boot/dts/ste-href-ab8500.dtsi</text:p>
      <text:p text:style-name="P1">#<text:tab/>arch/arm/boot/dts/ste-href-ab8505.dtsi</text:p>
      <text:p text:style-name="P1">#<text:tab/>arch/arm/boot/dts/ste-href-family-pinctrl.dtsi</text:p>
      <text:p text:style-name="P1">#<text:tab/>arch/arm/boot/dts/ste-href-stuib.dtsi</text:p>
      <text:p text:style-name="P1">#<text:tab/>arch/arm/boot/dts/ste-href-tvk1281618.dtsi</text:p>
      <text:p text:style-name="P1">#<text:tab/>arch/arm/boot/dts/ste-href.dtsi</text:p>
      <text:p text:style-name="P1">#<text:tab/>arch/arm/boot/dts/ste-hrefprev60-stuib.dts</text:p>
      <text:p text:style-name="P1">#<text:tab/>arch/arm/boot/dts/ste-hrefprev60-tvk.dts</text:p>
      <text:p text:style-name="P1">#<text:tab/>arch/arm/boot/dts/ste-hrefprev60.dtsi</text:p>
      <text:p text:style-name="P1">#<text:tab/>arch/arm/boot/dts/ste-hrefv60plus-stuib.dts</text:p>
      <text:p text:style-name="P1">#<text:tab/>arch/arm/boot/dts/ste-hrefv60plus-tvk.dts</text:p>
      <text:p text:style-name="P1">#<text:tab/>arch/arm/boot/dts/ste-hrefv60plus.dtsi</text:p>
      <text:p text:style-name="P1">#<text:tab/>arch/arm/boot/dts/ste-nomadik-s8815.dts</text:p>
      <text:p text:style-name="P1">#<text:tab/>arch/arm/boot/dts/ste-nomadik-stn8815.dtsi</text:p>
      <text:p text:style-name="P1">#<text:tab/>arch/arm/boot/dts/ste-snowball.dts</text:p>
      <text:p text:style-name="P1">#<text:tab/>arch/arm/boot/dts/ste-u300.dts</text:p>
      <text:p text:style-name="P1">#<text:tab/>arch/arm/boot/dts/stih407-b2120.dts</text:p>
      <text:p text:style-name="P1">#<text:tab/>arch/arm/boot/dts/stih407-clock.dtsi</text:p>
      <text:p text:style-name="P1">#<text:tab/>arch/arm/boot/dts/stih407-pinctrl.dtsi</text:p>
      <text:p text:style-name="P1">#<text:tab/>arch/arm/boot/dts/stih407.dtsi</text:p>
      <text:p text:style-name="P1">#<text:tab/>arch/arm/boot/dts/stih415-pinctrl.dtsi</text:p>
      <text:p text:style-name="P1">#<text:tab/>arch/arm/boot/dts/stih415.dtsi</text:p>
      <text:p text:style-name="P1">#<text:tab/>arch/arm/boot/dts/stih416-b2020.dts</text:p>
      <text:p text:style-name="P1">#<text:tab/>arch/arm/boot/dts/stih416-b2020e.dts</text:p>
      <text:p text:style-name="P1">#<text:tab/>arch/arm/boot/dts/stih416-pinctrl.dtsi</text:p>
      <text:p text:style-name="P1">#<text:tab/>arch/arm/boot/dts/stih416.dtsi</text:p>
      <text:p text:style-name="P1">#<text:tab/>arch/arm/boot/dts/stih41x-b2000.dtsi</text:p>
      <text:p text:style-name="P1">#<text:tab/>arch/arm/boot/dts/stih41x-b2020.dtsi</text:p>
      <text:p text:style-name="P1"><text:soft-page-break/>#<text:tab/>arch/arm/boot/dts/stih41x-b2020x.dtsi</text:p>
      <text:p text:style-name="P1">#<text:tab/>arch/arm/boot/dts/sun4i-a10-a1000.dts</text:p>
      <text:p text:style-name="P1">#<text:tab/>arch/arm/boot/dts/sun4i-a10-ba10-tvbox.dts</text:p>
      <text:p text:style-name="P1">#<text:tab/>arch/arm/boot/dts/sun4i-a10-cubieboard.dts</text:p>
      <text:p text:style-name="P1">#<text:tab/>arch/arm/boot/dts/sun4i-a10-hackberry.dts</text:p>
      <text:p text:style-name="P1">#<text:tab/>arch/arm/boot/dts/sun4i-a10-inet97fv2.dts</text:p>
      <text:p text:style-name="P1">#<text:tab/>arch/arm/boot/dts/sun4i-a10-mini-xplus.dts</text:p>
      <text:p text:style-name="P1">#<text:tab/>arch/arm/boot/dts/sun4i-a10-olinuxino-lime.dts</text:p>
      <text:p text:style-name="P1">#<text:tab/>arch/arm/boot/dts/sun4i-a10-pcduino.dts</text:p>
      <text:p text:style-name="P1">#<text:tab/>arch/arm/boot/dts/sun4i-a10.dtsi</text:p>
      <text:p text:style-name="P1">#<text:tab/>arch/arm/boot/dts/sun5i-a10s-olinuxino-micro.dts</text:p>
      <text:p text:style-name="P1">#<text:tab/>arch/arm/boot/dts/sun5i-a10s-r7-tv-dongle.dts</text:p>
      <text:p text:style-name="P1">#<text:tab/>arch/arm/boot/dts/sun5i-a10s.dtsi</text:p>
      <text:p text:style-name="P1">#<text:tab/>arch/arm/boot/dts/sun5i-a13-hsg-h702.dts</text:p>
      <text:p text:style-name="P1">#<text:tab/>arch/arm/boot/dts/sun5i-a13-olinuxino-micro.dts</text:p>
      <text:p text:style-name="P1">#<text:tab/>arch/arm/boot/dts/sun5i-a13-olinuxino.dts</text:p>
      <text:p text:style-name="P1">#<text:tab/>arch/arm/boot/dts/sun5i-a13.dtsi</text:p>
      <text:p text:style-name="P1">#<text:tab/>arch/arm/boot/dts/sun6i-a31-app4-evb1.dts</text:p>
      <text:p text:style-name="P1">#<text:tab/>arch/arm/boot/dts/sun6i-a31-colombus.dts</text:p>
      <text:p text:style-name="P1">#<text:tab/>arch/arm/boot/dts/sun6i-a31-hummingbird.dts</text:p>
      <text:p text:style-name="P1">#<text:tab/>arch/arm/boot/dts/sun6i-a31-m9.dts</text:p>
      <text:p text:style-name="P1">#<text:tab/>arch/arm/boot/dts/sun6i-a31.dtsi</text:p>
      <text:p text:style-name="P1">#<text:tab/>arch/arm/boot/dts/sun7i-a20-cubieboard2.dts</text:p>
      <text:p text:style-name="P1">#<text:tab/>arch/arm/boot/dts/sun7i-a20-cubietruck.dts</text:p>
      <text:p text:style-name="P1">#<text:tab/>arch/arm/boot/dts/sun7i-a20-hummingbird.dts</text:p>
      <text:p text:style-name="P1">#<text:tab/>arch/arm/boot/dts/sun7i-a20-i12-tvbox.dts</text:p>
      <text:p text:style-name="P1">#<text:tab/>arch/arm/boot/dts/sun7i-a20-olinuxino-lime.dts</text:p>
      <text:p text:style-name="P1">#<text:tab/>arch/arm/boot/dts/sun7i-a20-olinuxino-micro.dts</text:p>
      <text:p text:style-name="P1">#<text:tab/>arch/arm/boot/dts/sun7i-a20-pcduino3.dts</text:p>
      <text:p text:style-name="P1">#<text:tab/>arch/arm/boot/dts/sun7i-a20.dtsi</text:p>
      <text:p text:style-name="P1">#<text:tab/>arch/arm/boot/dts/sun8i-a23-ippo-q8h-v5.dts</text:p>
      <text:p text:style-name="P1">#<text:tab/>arch/arm/boot/dts/sun8i-a23-ippo-q8h-v5.dts~HEAD</text:p>
      <text:p text:style-name="P1">#<text:tab/>arch/arm/boot/dts/sun8i-a23.dtsi</text:p>
      <text:p text:style-name="P1">#<text:tab/>arch/arm/boot/dts/sunxi-common-regulators.dtsi</text:p>
      <text:p text:style-name="P1">#<text:tab/>arch/arm/boot/dts/tegra114-dalmore.dts</text:p>
      <text:p text:style-name="P1">#<text:tab/>arch/arm/boot/dts/tegra114-roth.dts</text:p>
      <text:p text:style-name="P1">#<text:tab/>arch/arm/boot/dts/tegra114-tn7.dts</text:p>
      <text:p text:style-name="P1">#<text:tab/>arch/arm/boot/dts/tegra114.dtsi</text:p>
      <text:p text:style-name="P1">#<text:tab/>arch/arm/boot/dts/tegra124-jetson-tk1.dts</text:p>
      <text:p text:style-name="P1">#<text:tab/>arch/arm/boot/dts/tegra124-nyan-big.dts</text:p>
      <text:p text:style-name="P1">#<text:tab/>arch/arm/boot/dts/tegra124-venice2.dts</text:p>
      <text:p text:style-name="P1">#<text:tab/>arch/arm/boot/dts/tegra124.dtsi</text:p>
      <text:p text:style-name="P1">#<text:tab/>arch/arm/boot/dts/tegra20-colibri-512.dtsi</text:p>
      <text:p text:style-name="P1">#<text:tab/>arch/arm/boot/dts/tegra20-harmony.dts</text:p>
      <text:p text:style-name="P1">#<text:tab/>arch/arm/boot/dts/tegra20-iris-512.dts</text:p>
      <text:p text:style-name="P1">#<text:tab/>arch/arm/boot/dts/tegra20-medcom-wide.dts</text:p>
      <text:p text:style-name="P1">#<text:tab/>arch/arm/boot/dts/tegra20-paz00.dts</text:p>
      <text:p text:style-name="P1">#<text:tab/>arch/arm/boot/dts/tegra20-seaboard.dts</text:p>
      <text:p text:style-name="P1">#<text:tab/>arch/arm/boot/dts/tegra20-tamonten.dtsi</text:p>
      <text:p text:style-name="P1">#<text:tab/>arch/arm/boot/dts/tegra20-trimslice.dts</text:p>
      <text:p text:style-name="P1">#<text:tab/>arch/arm/boot/dts/tegra20-ventana.dts</text:p>
      <text:p text:style-name="P1">#<text:tab/>arch/arm/boot/dts/tegra20-whistler.dts</text:p>
      <text:p text:style-name="P1"><text:soft-page-break/>#<text:tab/>arch/arm/boot/dts/tegra20.dtsi</text:p>
      <text:p text:style-name="P1">#<text:tab/>arch/arm/boot/dts/tegra30-apalis-eval.dts</text:p>
      <text:p text:style-name="P1">#<text:tab/>arch/arm/boot/dts/tegra30-apalis.dtsi</text:p>
      <text:p text:style-name="P1">#<text:tab/>arch/arm/boot/dts/tegra30-beaver.dts</text:p>
      <text:p text:style-name="P1">#<text:tab/>arch/arm/boot/dts/tegra30-cardhu.dtsi</text:p>
      <text:p text:style-name="P1">#<text:tab/>arch/arm/boot/dts/tegra30-colibri-eval-v3.dts</text:p>
      <text:p text:style-name="P1">#<text:tab/>arch/arm/boot/dts/tegra30-colibri.dtsi</text:p>
      <text:p text:style-name="P1">#<text:tab/>arch/arm/boot/dts/tegra30.dtsi</text:p>
      <text:p text:style-name="P1">#<text:tab/>arch/arm/boot/dts/tny_a9260_common.dtsi</text:p>
      <text:p text:style-name="P1">#<text:tab/>arch/arm/boot/dts/tny_a9263.dts</text:p>
      <text:p text:style-name="P1">#<text:tab/>arch/arm/boot/dts/twl4030_omap3.dtsi</text:p>
      <text:p text:style-name="P1">#<text:tab/>arch/arm/boot/dts/twl6030.dtsi</text:p>
      <text:p text:style-name="P1">#<text:tab/>arch/arm/boot/dts/twl6030_omap4.dtsi</text:p>
      <text:p text:style-name="P1">#<text:tab/>arch/arm/boot/dts/usb_a9260_common.dtsi</text:p>
      <text:p text:style-name="P1">#<text:tab/>arch/arm/boot/dts/usb_a9263.dts</text:p>
      <text:p text:style-name="P1">#<text:tab/>arch/arm/boot/dts/usb_a9g20_common.dtsi</text:p>
      <text:p text:style-name="P1">#<text:tab/>arch/arm/boot/dts/versatile-ab.dts</text:p>
      <text:p text:style-name="P1">#<text:tab/>arch/arm/boot/dts/versatile-pb.dts</text:p>
      <text:p text:style-name="P1">#<text:tab/>arch/arm/boot/dts/vexpress-v2m-rs1.dtsi</text:p>
      <text:p text:style-name="P1">#<text:tab/>arch/arm/boot/dts/vexpress-v2m.dtsi</text:p>
      <text:p text:style-name="P1">#<text:tab/>arch/arm/boot/dts/vexpress-v2p-ca15-tc1.dts</text:p>
      <text:p text:style-name="P1">#<text:tab/>arch/arm/boot/dts/vexpress-v2p-ca15_a7.dts</text:p>
      <text:p text:style-name="P1">#<text:tab/>arch/arm/boot/dts/vexpress-v2p-ca5s.dts</text:p>
      <text:p text:style-name="P1">#<text:tab/>arch/arm/boot/dts/vexpress-v2p-ca9.dts</text:p>
      <text:p text:style-name="P1">#<text:tab/>arch/arm/boot/dts/vf610-colibri-eval-v3.dts</text:p>
      <text:p text:style-name="P1">#<text:tab/>arch/arm/boot/dts/vf610-colibri.dtsi</text:p>
      <text:p text:style-name="P1">#<text:tab/>arch/arm/boot/dts/vf610-cosmic.dts</text:p>
      <text:p text:style-name="P1">#<text:tab/>arch/arm/boot/dts/vf610-pinfunc.h</text:p>
      <text:p text:style-name="P1">#<text:tab/>arch/arm/boot/dts/vf610-twr.dts</text:p>
      <text:p text:style-name="P1">#<text:tab/>arch/arm/boot/dts/vf610.dtsi</text:p>
      <text:p text:style-name="P1">#<text:tab/>arch/arm/boot/dts/wm8505.dtsi</text:p>
      <text:p text:style-name="P1">#<text:tab/>arch/arm/boot/dts/wm8650.dtsi</text:p>
      <text:p text:style-name="P1">#<text:tab/>arch/arm/boot/dts/wm8750.dtsi</text:p>
      <text:p text:style-name="P1">#<text:tab/>arch/arm/boot/dts/zynq-7000.dtsi</text:p>
      <text:p text:style-name="P1">#<text:tab/>arch/arm/boot/dts/zynq-parallella.dts</text:p>
      <text:p text:style-name="P1">#<text:tab/>arch/arm/boot/dts/zynq-zc702.dts</text:p>
      <text:p text:style-name="P1">#<text:tab/>arch/arm/boot/dts/zynq-zc706.dts</text:p>
      <text:p text:style-name="P1">#<text:tab/>arch/arm/boot/dts/zynq-zed.dts</text:p>
      <text:p text:style-name="P1">#<text:tab/>arch/arm/common/Kconfig</text:p>
      <text:p text:style-name="P1">#<text:tab/>arch/arm/common/Makefile</text:p>
      <text:p text:style-name="P1">#<text:tab/>arch/arm/common/bL_switcher.c</text:p>
      <text:p text:style-name="P1">#<text:tab/>arch/arm/common/bL_switcher_dummy_if.c</text:p>
      <text:p text:style-name="P1">#<text:tab/>arch/arm/common/dmabounce.c</text:p>
      <text:p text:style-name="P1">#<text:tab/>arch/arm/common/it8152.c</text:p>
      <text:p text:style-name="P1">#<text:tab/>arch/arm/common/locomo.c</text:p>
      <text:p text:style-name="P1">#<text:tab/>arch/arm/common/mcpm_entry.c</text:p>
      <text:p text:style-name="P1">#<text:tab/>arch/arm/common/mcpm_head.S</text:p>
      <text:p text:style-name="P1">#<text:tab/>arch/arm/common/mcpm_platsmp.c</text:p>
      <text:p text:style-name="P1">#<text:tab/>arch/arm/common/sa1111.c</text:p>
      <text:p text:style-name="P1">#<text:tab/>arch/arm/common/scoop.c</text:p>
      <text:p text:style-name="P1">#<text:tab/>arch/arm/crypto/Kconfig</text:p>
      <text:p text:style-name="P1">#<text:tab/>arch/arm/crypto/Makefile</text:p>
      <text:p text:style-name="P1"><text:soft-page-break/>#<text:tab/>arch/arm/crypto/aes-ce-core.S</text:p>
      <text:p text:style-name="P1">#<text:tab/>arch/arm/crypto/aes-ce-glue.c</text:p>
      <text:p text:style-name="P1">#<text:tab/>arch/arm/crypto/aesbs-glue.c</text:p>
      <text:p text:style-name="P1">#<text:tab/>arch/arm/crypto/sha1-armv7-neon.S</text:p>
      <text:p text:style-name="P1">#<text:tab/>arch/arm/crypto/sha1-ce-core.S</text:p>
      <text:p text:style-name="P1">#<text:tab/>arch/arm/crypto/sha1-ce-glue.c</text:p>
      <text:p text:style-name="P1">#<text:tab/>arch/arm/crypto/sha1_glue.c</text:p>
      <text:p text:style-name="P1">#<text:tab/>arch/arm/crypto/sha1_neon_glue.c</text:p>
      <text:p text:style-name="P1">#<text:tab/>arch/arm/crypto/sha2-ce-core.S</text:p>
      <text:p text:style-name="P1">#<text:tab/>arch/arm/crypto/sha2-ce-glue.c</text:p>
      <text:p text:style-name="P1">#<text:tab/>arch/arm/crypto/sha256-armv4.pl</text:p>
      <text:p text:style-name="P1">#<text:tab/>arch/arm/crypto/sha256-core.S_shipped</text:p>
      <text:p text:style-name="P1">#<text:tab/>arch/arm/crypto/sha256_glue.c</text:p>
      <text:p text:style-name="P1">#<text:tab/>arch/arm/crypto/sha256_glue.h</text:p>
      <text:p text:style-name="P1">#<text:tab/>arch/arm/crypto/sha256_neon_glue.c</text:p>
      <text:p text:style-name="P1">#<text:tab/>arch/arm/firmware/trusted_foundations.c</text:p>
      <text:p text:style-name="P1">#<text:tab/>arch/arm/include/asm/Kbuild</text:p>
      <text:p text:style-name="P1">#<text:tab/>arch/arm/include/asm/arch_timer.h</text:p>
      <text:p text:style-name="P1">#<text:tab/>arch/arm/include/asm/assembler.h</text:p>
      <text:p text:style-name="P1">#<text:tab/>arch/arm/include/asm/atomic.h</text:p>
      <text:p text:style-name="P1">#<text:tab/>arch/arm/include/asm/barrier.h</text:p>
      <text:p text:style-name="P1">#<text:tab/>arch/arm/include/asm/bitops.h</text:p>
      <text:p text:style-name="P1">#<text:tab/>arch/arm/include/asm/bug.h</text:p>
      <text:p text:style-name="P1">#<text:tab/>arch/arm/include/asm/bugs.h</text:p>
      <text:p text:style-name="P1">#<text:tab/>arch/arm/include/asm/cacheflush.h</text:p>
      <text:p text:style-name="P1">#<text:tab/>arch/arm/include/asm/cachetype.h</text:p>
      <text:p text:style-name="P1">#<text:tab/>arch/arm/include/asm/checksum.h</text:p>
      <text:p text:style-name="P1">#<text:tab/>arch/arm/include/asm/cmpxchg.h</text:p>
      <text:p text:style-name="P1">#<text:tab/>arch/arm/include/asm/compiler.h</text:p>
      <text:p text:style-name="P1">#<text:tab/>arch/arm/include/asm/cp15.h</text:p>
      <text:p text:style-name="P1">#<text:tab/>arch/arm/include/asm/cpuidle.h</text:p>
      <text:p text:style-name="P1">#<text:tab/>arch/arm/include/asm/cputype.h</text:p>
      <text:p text:style-name="P1">#<text:tab/>arch/arm/include/asm/dcc.h</text:p>
      <text:p text:style-name="P1">#<text:tab/>arch/arm/include/asm/delay.h</text:p>
      <text:p text:style-name="P1">#<text:tab/>arch/arm/include/asm/device.h</text:p>
      <text:p text:style-name="P1">#<text:tab/>arch/arm/include/asm/div64.h</text:p>
      <text:p text:style-name="P1">#<text:tab/>arch/arm/include/asm/dma-contiguous.h</text:p>
      <text:p text:style-name="P1">#<text:tab/>arch/arm/include/asm/dma-iommu.h</text:p>
      <text:p text:style-name="P1">#<text:tab/>arch/arm/include/asm/dma-mapping.h</text:p>
      <text:p text:style-name="P1">#<text:tab/>arch/arm/include/asm/dma.h</text:p>
      <text:p text:style-name="P1">#<text:tab/>arch/arm/include/asm/domain.h</text:p>
      <text:p text:style-name="P1">#<text:tab/>arch/arm/include/asm/edac.h</text:p>
      <text:p text:style-name="P1">#<text:tab/>arch/arm/include/asm/elf.h</text:p>
      <text:p text:style-name="P1">#<text:tab/>arch/arm/include/asm/entry-macro-multi.S</text:p>
      <text:p text:style-name="P1">#<text:tab/>arch/arm/include/asm/exception.h</text:p>
      <text:p text:style-name="P1">#<text:tab/>arch/arm/include/asm/firmware.h</text:p>
      <text:p text:style-name="P1">#<text:tab/>arch/arm/include/asm/fixmap.h</text:p>
      <text:p text:style-name="P1">#<text:tab/>arch/arm/include/asm/flat.h</text:p>
      <text:p text:style-name="P1">#<text:tab/>arch/arm/include/asm/futex.h</text:p>
      <text:p text:style-name="P1">#<text:tab/>arch/arm/include/asm/glue-cache.h</text:p>
      <text:p text:style-name="P1">#<text:tab/>arch/arm/include/asm/hardirq.h</text:p>
      <text:p text:style-name="P1">#<text:tab/>arch/arm/include/asm/hardware/cache-l2x0.h</text:p>
      <text:p text:style-name="P1"><text:soft-page-break/>#<text:tab/>arch/arm/include/asm/hardware/it8152.h</text:p>
      <text:p text:style-name="P1">#<text:tab/>arch/arm/include/asm/hardware/sa1111.h</text:p>
      <text:p text:style-name="P1">#<text:tab/>arch/arm/include/asm/highmem.h</text:p>
      <text:p text:style-name="P1">#<text:tab/>arch/arm/include/asm/hugetlb.h</text:p>
      <text:p text:style-name="P1">#<text:tab/>arch/arm/include/asm/hw_breakpoint.h</text:p>
      <text:p text:style-name="P1">#<text:tab/>arch/arm/include/asm/hw_irq.h</text:p>
      <text:p text:style-name="P1">#<text:tab/>arch/arm/include/asm/io.h</text:p>
      <text:p text:style-name="P1">#<text:tab/>arch/arm/include/asm/irq.h</text:p>
      <text:p text:style-name="P1">#<text:tab/>arch/arm/include/asm/irqflags.h</text:p>
      <text:p text:style-name="P1">#<text:tab/>arch/arm/include/asm/jump_label.h</text:p>
      <text:p text:style-name="P1">#<text:tab/>arch/arm/include/asm/kexec.h</text:p>
      <text:p text:style-name="P1">#<text:tab/>arch/arm/include/asm/kprobes.h</text:p>
      <text:p text:style-name="P1">#<text:tab/>arch/arm/include/asm/kvm_arm.h</text:p>
      <text:p text:style-name="P1">#<text:tab/>arch/arm/include/asm/kvm_asm.h</text:p>
      <text:p text:style-name="P1">#<text:tab/>arch/arm/include/asm/kvm_coproc.h</text:p>
      <text:p text:style-name="P1">#<text:tab/>arch/arm/include/asm/kvm_emulate.h</text:p>
      <text:p text:style-name="P1">#<text:tab/>arch/arm/include/asm/kvm_host.h</text:p>
      <text:p text:style-name="P1">#<text:tab/>arch/arm/include/asm/kvm_mmio.h</text:p>
      <text:p text:style-name="P1">#<text:tab/>arch/arm/include/asm/kvm_mmu.h</text:p>
      <text:p text:style-name="P1">#<text:tab/>arch/arm/include/asm/mach/arch.h</text:p>
      <text:p text:style-name="P1">#<text:tab/>arch/arm/include/asm/mach/irq.h</text:p>
      <text:p text:style-name="P1">#<text:tab/>arch/arm/include/asm/mach/map.h</text:p>
      <text:p text:style-name="P1">#<text:tab/>arch/arm/include/asm/mach/pci.h</text:p>
      <text:p text:style-name="P1">#<text:tab/>arch/arm/include/asm/mach/time.h</text:p>
      <text:p text:style-name="P1">#<text:tab/>arch/arm/include/asm/mcpm.h</text:p>
      <text:p text:style-name="P1">#<text:tab/>arch/arm/include/asm/memory.h</text:p>
      <text:p text:style-name="P1">#<text:tab/>arch/arm/include/asm/mmu_context.h</text:p>
      <text:p text:style-name="P1">#<text:tab/>arch/arm/include/asm/module.h</text:p>
      <text:p text:style-name="P1">#<text:tab/>arch/arm/include/asm/outercache.h</text:p>
      <text:p text:style-name="P1">#<text:tab/>arch/arm/include/asm/page-nommu.h</text:p>
      <text:p text:style-name="P1">#<text:tab/>arch/arm/include/asm/pci.h</text:p>
      <text:p text:style-name="P1">#<text:tab/>arch/arm/include/asm/percpu.h</text:p>
      <text:p text:style-name="P1">#<text:tab/>arch/arm/include/asm/perf_event.h</text:p>
      <text:p text:style-name="P1">#<text:tab/>arch/arm/include/asm/pgalloc.h</text:p>
      <text:p text:style-name="P1">#<text:tab/>arch/arm/include/asm/pgtable-2level-hwdef.h</text:p>
      <text:p text:style-name="P1">#<text:tab/>arch/arm/include/asm/pgtable-2level.h</text:p>
      <text:p text:style-name="P1">#<text:tab/>arch/arm/include/asm/pgtable-3level-hwdef.h</text:p>
      <text:p text:style-name="P1">#<text:tab/>arch/arm/include/asm/pgtable-3level.h</text:p>
      <text:p text:style-name="P1">#<text:tab/>arch/arm/include/asm/pgtable-nommu.h</text:p>
      <text:p text:style-name="P1">#<text:tab/>arch/arm/include/asm/pgtable.h</text:p>
      <text:p text:style-name="P1">#<text:tab/>arch/arm/include/asm/probes.h</text:p>
      <text:p text:style-name="P1">#<text:tab/>arch/arm/include/asm/proc-fns.h</text:p>
      <text:p text:style-name="P1">#<text:tab/>arch/arm/include/asm/processor.h</text:p>
      <text:p text:style-name="P1">#<text:tab/>arch/arm/include/asm/psci.h</text:p>
      <text:p text:style-name="P1">#<text:tab/>arch/arm/include/asm/ptrace.h</text:p>
      <text:p text:style-name="P1">#<text:tab/>arch/arm/include/asm/setup.h</text:p>
      <text:p text:style-name="P1">#<text:tab/>arch/arm/include/asm/smp.h</text:p>
      <text:p text:style-name="P1">#<text:tab/>arch/arm/include/asm/smp_plat.h</text:p>
      <text:p text:style-name="P1">#<text:tab/>arch/arm/include/asm/sparsemem.h</text:p>
      <text:p text:style-name="P1">#<text:tab/>arch/arm/include/asm/spinlock.h</text:p>
      <text:p text:style-name="P1">#<text:tab/>arch/arm/include/asm/suspend.h</text:p>
      <text:p text:style-name="P1">#<text:tab/>arch/arm/include/asm/switch_to.h</text:p>
      <text:p text:style-name="P1"><text:soft-page-break/>#<text:tab/>arch/arm/include/asm/system_info.h</text:p>
      <text:p text:style-name="P1">#<text:tab/>arch/arm/include/asm/system_misc.h</text:p>
      <text:p text:style-name="P1">#<text:tab/>arch/arm/include/asm/thread_info.h</text:p>
      <text:p text:style-name="P1">#<text:tab/>arch/arm/include/asm/tlb.h</text:p>
      <text:p text:style-name="P1">#<text:tab/>arch/arm/include/asm/topology.h</text:p>
      <text:p text:style-name="P1">#<text:tab/>arch/arm/include/asm/traps.h</text:p>
      <text:p text:style-name="P1">#<text:tab/>arch/arm/include/asm/trusted_foundations.h</text:p>
      <text:p text:style-name="P1">#<text:tab/>arch/arm/include/asm/uaccess.h</text:p>
      <text:p text:style-name="P1">#<text:tab/>arch/arm/include/asm/unified.h</text:p>
      <text:p text:style-name="P1">#<text:tab/>arch/arm/include/asm/unistd.h</text:p>
      <text:p text:style-name="P1">#<text:tab/>arch/arm/include/asm/v7m.h</text:p>
      <text:p text:style-name="P1">#<text:tab/>arch/arm/include/asm/vdso.h</text:p>
      <text:p text:style-name="P1">#<text:tab/>arch/arm/include/asm/vfp.h</text:p>
      <text:p text:style-name="P1">#<text:tab/>arch/arm/include/asm/virt.h</text:p>
      <text:p text:style-name="P1">#<text:tab/>arch/arm/include/asm/word-at-a-time.h</text:p>
      <text:p text:style-name="P1">#<text:tab/>arch/arm/include/asm/xen/events.h</text:p>
      <text:p text:style-name="P1">#<text:tab/>arch/arm/include/asm/xen/hypercall.h</text:p>
      <text:p text:style-name="P1">#<text:tab/>arch/arm/include/asm/xen/hypervisor.h</text:p>
      <text:p text:style-name="P1">#<text:tab/>arch/arm/include/asm/xen/interface.h</text:p>
      <text:p text:style-name="P1">#<text:tab/>arch/arm/include/asm/xen/page-coherent.h</text:p>
      <text:p text:style-name="P1">#<text:tab/>arch/arm/include/asm/xen/page.h</text:p>
      <text:p text:style-name="P1">#<text:tab/>arch/arm/include/debug/8250.S</text:p>
      <text:p text:style-name="P1">#<text:tab/>arch/arm/include/debug/clps711x.S</text:p>
      <text:p text:style-name="P1">#<text:tab/>arch/arm/include/debug/efm32.S</text:p>
      <text:p text:style-name="P1">#<text:tab/>arch/arm/include/debug/exynos.S</text:p>
      <text:p text:style-name="P1">#<text:tab/>arch/arm/include/debug/imx-uart.h</text:p>
      <text:p text:style-name="P1">#<text:tab/>arch/arm/include/debug/imx.S</text:p>
      <text:p text:style-name="P1">#<text:tab/>arch/arm/include/debug/msm.S</text:p>
      <text:p text:style-name="P1">#<text:tab/>arch/arm/include/debug/pl01x.S</text:p>
      <text:p text:style-name="P1">#<text:tab/>arch/arm/include/debug/samsung.S</text:p>
      <text:p text:style-name="P1">#<text:tab/>arch/arm/include/debug/sirf.S</text:p>
      <text:p text:style-name="P1">#<text:tab/>arch/arm/include/debug/zynq.S</text:p>
      <text:p text:style-name="P1">#<text:tab/>arch/arm/include/uapi/asm/kvm.h</text:p>
      <text:p text:style-name="P1">#<text:tab/>arch/arm/include/uapi/asm/posix_types.h</text:p>
      <text:p text:style-name="P1">#<text:tab/>arch/arm/include/uapi/asm/setup.h</text:p>
      <text:p text:style-name="P1">#<text:tab/>arch/arm/include/uapi/asm/unistd.h</text:p>
      <text:p text:style-name="P1">#<text:tab/>arch/arm/kernel/Makefile</text:p>
      <text:p text:style-name="P1">#<text:tab/>arch/arm/kernel/armksyms.c</text:p>
      <text:p text:style-name="P1">#<text:tab/>arch/arm/kernel/asm-offsets.c</text:p>
      <text:p text:style-name="P1">#<text:tab/>arch/arm/kernel/atags.h</text:p>
      <text:p text:style-name="P1">#<text:tab/>arch/arm/kernel/atags_compat.c</text:p>
      <text:p text:style-name="P1">#<text:tab/>arch/arm/kernel/atags_parse.c</text:p>
      <text:p text:style-name="P1">#<text:tab/>arch/arm/kernel/atags_proc.c</text:p>
      <text:p text:style-name="P1">#<text:tab/>arch/arm/kernel/bios32.c</text:p>
      <text:p text:style-name="P1">#<text:tab/>arch/arm/kernel/calls.S</text:p>
      <text:p text:style-name="P1">#<text:tab/>arch/arm/kernel/cpuidle.c</text:p>
      <text:p text:style-name="P1">#<text:tab/>arch/arm/kernel/debug.S</text:p>
      <text:p text:style-name="P1">#<text:tab/>arch/arm/kernel/devtree.c</text:p>
      <text:p text:style-name="P1">#<text:tab/>arch/arm/kernel/dma-isa.c</text:p>
      <text:p text:style-name="P1">#<text:tab/>arch/arm/kernel/dma.c</text:p>
      <text:p text:style-name="P1">#<text:tab/>arch/arm/kernel/entry-armv.S</text:p>
      <text:p text:style-name="P1">#<text:tab/>arch/arm/kernel/entry-common.S</text:p>
      <text:p text:style-name="P1"><text:soft-page-break/>#<text:tab/>arch/arm/kernel/entry-header.S</text:p>
      <text:p text:style-name="P1">#<text:tab/>arch/arm/kernel/entry-v7m.S</text:p>
      <text:p text:style-name="P1">#<text:tab/>arch/arm/kernel/fiq.c</text:p>
      <text:p text:style-name="P1">#<text:tab/>arch/arm/kernel/ftrace.c</text:p>
      <text:p text:style-name="P1">#<text:tab/>arch/arm/kernel/head-common.S</text:p>
      <text:p text:style-name="P1">#<text:tab/>arch/arm/kernel/head-nommu.S</text:p>
      <text:p text:style-name="P1">#<text:tab/>arch/arm/kernel/head.S</text:p>
      <text:p text:style-name="P1">#<text:tab/>arch/arm/kernel/hibernate.c</text:p>
      <text:p text:style-name="P1">#<text:tab/>arch/arm/kernel/hw_breakpoint.c</text:p>
      <text:p text:style-name="P1">#<text:tab/>arch/arm/kernel/hyp-stub.S</text:p>
      <text:p text:style-name="P1">#<text:tab/>arch/arm/kernel/io.c</text:p>
      <text:p text:style-name="P1">#<text:tab/>arch/arm/kernel/irq.c</text:p>
      <text:p text:style-name="P1">#<text:tab/>arch/arm/kernel/jump_label.c</text:p>
      <text:p text:style-name="P1">#<text:tab/>arch/arm/kernel/kgdb.c</text:p>
      <text:p text:style-name="P1">#<text:tab/>arch/arm/kernel/machine_kexec.c</text:p>
      <text:p text:style-name="P1">#<text:tab/>arch/arm/kernel/module.c</text:p>
      <text:p text:style-name="P1">#<text:tab/>arch/arm/kernel/patch.c</text:p>
      <text:p text:style-name="P1">#<text:tab/>arch/arm/kernel/perf_event_v6.c</text:p>
      <text:p text:style-name="P1">#<text:tab/>arch/arm/kernel/perf_event_v7.c</text:p>
      <text:p text:style-name="P1">#<text:tab/>arch/arm/kernel/perf_event_xscale.c</text:p>
      <text:p text:style-name="P1">#<text:tab/>arch/arm/kernel/perf_regs.c</text:p>
      <text:p text:style-name="P1">#<text:tab/>arch/arm/kernel/process.c</text:p>
      <text:p text:style-name="P1">#<text:tab/>arch/arm/kernel/psci_smp.c</text:p>
      <text:p text:style-name="P1">#<text:tab/>arch/arm/kernel/ptrace.c</text:p>
      <text:p text:style-name="P1">#<text:tab/>arch/arm/kernel/reboot.h</text:p>
      <text:p text:style-name="P1">#<text:tab/>arch/arm/kernel/return_address.c</text:p>
      <text:p text:style-name="P1">#<text:tab/>arch/arm/kernel/setup.c</text:p>
      <text:p text:style-name="P1">#<text:tab/>arch/arm/kernel/signal.c</text:p>
      <text:p text:style-name="P1">#<text:tab/>arch/arm/kernel/sleep.S</text:p>
      <text:p text:style-name="P1">#<text:tab/>arch/arm/kernel/smp.c</text:p>
      <text:p text:style-name="P1">#<text:tab/>arch/arm/kernel/smp_tlb.c</text:p>
      <text:p text:style-name="P1">#<text:tab/>arch/arm/kernel/smp_twd.c</text:p>
      <text:p text:style-name="P1">#<text:tab/>arch/arm/kernel/stacktrace.c</text:p>
      <text:p text:style-name="P1">#<text:tab/>arch/arm/kernel/suspend.c</text:p>
      <text:p text:style-name="P1">#<text:tab/>arch/arm/kernel/swp_emulate.c</text:p>
      <text:p text:style-name="P1">#<text:tab/>arch/arm/kernel/sys_oabi-compat.c</text:p>
      <text:p text:style-name="P1">#<text:tab/>arch/arm/kernel/tcm.c</text:p>
      <text:p text:style-name="P1">#<text:tab/>arch/arm/kernel/thumbee.c</text:p>
      <text:p text:style-name="P1">#<text:tab/>arch/arm/kernel/time.c</text:p>
      <text:p text:style-name="P1">#<text:tab/>arch/arm/kernel/topology.c</text:p>
      <text:p text:style-name="P1">#<text:tab/>arch/arm/kernel/traps.c</text:p>
      <text:p text:style-name="P1">#<text:tab/>arch/arm/kernel/unwind.c</text:p>
      <text:p text:style-name="P1">#<text:tab/>arch/arm/kernel/vdso.c</text:p>
      <text:p text:style-name="P1">#<text:tab/>arch/arm/kernel/vmlinux.lds.S</text:p>
      <text:p text:style-name="P1">#<text:tab/>arch/arm/kernel/xscale-cp0.c</text:p>
      <text:p text:style-name="P1">#<text:tab/>arch/arm/kvm/Kconfig</text:p>
      <text:p text:style-name="P1">#<text:tab/>arch/arm/kvm/Makefile</text:p>
      <text:p text:style-name="P1">#<text:tab/>arch/arm/kvm/arm.c</text:p>
      <text:p text:style-name="P1">#<text:tab/>arch/arm/kvm/coproc.c</text:p>
      <text:p text:style-name="P1">#<text:tab/>arch/arm/kvm/coproc.h</text:p>
      <text:p text:style-name="P1">#<text:tab/>arch/arm/kvm/emulate.c</text:p>
      <text:p text:style-name="P1">#<text:tab/>arch/arm/kvm/guest.c</text:p>
      <text:p text:style-name="P1"><text:soft-page-break/>#<text:tab/>arch/arm/kvm/handle_exit.c</text:p>
      <text:p text:style-name="P1">#<text:tab/>arch/arm/kvm/init.S</text:p>
      <text:p text:style-name="P1">#<text:tab/>arch/arm/kvm/interrupts.S</text:p>
      <text:p text:style-name="P1">#<text:tab/>arch/arm/kvm/mmio.c</text:p>
      <text:p text:style-name="P1">#<text:tab/>arch/arm/kvm/mmu.c</text:p>
      <text:p text:style-name="P1">#<text:tab/>arch/arm/kvm/psci.c</text:p>
      <text:p text:style-name="P1">#<text:tab/>arch/arm/kvm/reset.c</text:p>
      <text:p text:style-name="P1">#<text:tab/>arch/arm/kvm/trace.h</text:p>
      <text:p text:style-name="P1">#<text:tab/>arch/arm/lib/Makefile</text:p>
      <text:p text:style-name="P1">#<text:tab/>arch/arm/lib/backtrace.S</text:p>
      <text:p text:style-name="P1">#<text:tab/>arch/arm/lib/call_with_stack.S</text:p>
      <text:p text:style-name="P1">#<text:tab/>arch/arm/lib/clear_user.S</text:p>
      <text:p text:style-name="P1">#<text:tab/>arch/arm/lib/copy_from_user.S</text:p>
      <text:p text:style-name="P1">#<text:tab/>arch/arm/lib/copy_template.S</text:p>
      <text:p text:style-name="P1">#<text:tab/>arch/arm/lib/copy_to_user.S</text:p>
      <text:p text:style-name="P1">#<text:tab/>arch/arm/lib/csumpartialcopyuser.S</text:p>
      <text:p text:style-name="P1">#<text:tab/>arch/arm/lib/delay-loop.S</text:p>
      <text:p text:style-name="P1">#<text:tab/>arch/arm/lib/delay.c</text:p>
      <text:p text:style-name="P1">#<text:tab/>arch/arm/lib/getuser.S</text:p>
      <text:p text:style-name="P1">#<text:tab/>arch/arm/lib/lib1funcs.S</text:p>
      <text:p text:style-name="P1">#<text:tab/>arch/arm/lib/memcpy.S</text:p>
      <text:p text:style-name="P1">#<text:tab/>arch/arm/lib/memmove.S</text:p>
      <text:p text:style-name="P1">#<text:tab/>arch/arm/lib/memset.S</text:p>
      <text:p text:style-name="P1">#<text:tab/>arch/arm/lib/memzero.S</text:p>
      <text:p text:style-name="P1">#<text:tab/>arch/arm/lib/putuser.S</text:p>
      <text:p text:style-name="P1">#<text:tab/>arch/arm/lib/uaccess_with_memcpy.c</text:p>
      <text:p text:style-name="P1">#<text:tab/>arch/arm/lib/xor-neon.c</text:p>
      <text:p text:style-name="P1">#<text:tab/>arch/arm/mach-at91/Kconfig</text:p>
      <text:p text:style-name="P1">#<text:tab/>arch/arm/mach-at91/Makefile</text:p>
      <text:p text:style-name="P1">#<text:tab/>arch/arm/mach-at91/at91rm9200.c</text:p>
      <text:p text:style-name="P1">#<text:tab/>arch/arm/mach-at91/generic.h</text:p>
      <text:p text:style-name="P1">#<text:tab/>arch/arm/mach-at91/pm.c</text:p>
      <text:p text:style-name="P1">#<text:tab/>arch/arm/mach-at91/pm.h</text:p>
      <text:p text:style-name="P1">#<text:tab/>arch/arm/mach-at91/soc.h</text:p>
      <text:p text:style-name="P1">#<text:tab/>arch/arm/mach-axxia/Kconfig</text:p>
      <text:p text:style-name="P1">#<text:tab/>arch/arm/mach-axxia/axxia.c</text:p>
      <text:p text:style-name="P1">#<text:tab/>arch/arm/mach-axxia/platsmp.c</text:p>
      <text:p text:style-name="P1">#<text:tab/>arch/arm/mach-bcm/Kconfig</text:p>
      <text:p text:style-name="P1">#<text:tab/>arch/arm/mach-bcm/Makefile</text:p>
      <text:p text:style-name="P1">#<text:tab/>arch/arm/mach-bcm/bcm_5301x.c</text:p>
      <text:p text:style-name="P1">#<text:tab/>arch/arm/mach-bcm/board_bcm21664.c</text:p>
      <text:p text:style-name="P1">#<text:tab/>arch/arm/mach-bcm/board_bcm281xx.c</text:p>
      <text:p text:style-name="P1">#<text:tab/>arch/arm/mach-bcm/board_bcm2835.c</text:p>
      <text:p text:style-name="P1">#<text:tab/>arch/arm/mach-bcm/brcmstb.c</text:p>
      <text:p text:style-name="P1">#<text:tab/>arch/arm/mach-bcm/kona_l2_cache.c</text:p>
      <text:p text:style-name="P1">#<text:tab/>arch/arm/mach-berlin/Kconfig</text:p>
      <text:p text:style-name="P1">#<text:tab/>arch/arm/mach-berlin/headsmp.S</text:p>
      <text:p text:style-name="P1">#<text:tab/>arch/arm/mach-berlin/platsmp.c</text:p>
      <text:p text:style-name="P1">#<text:tab/>arch/arm/mach-clps711x/Kconfig</text:p>
      <text:p text:style-name="P1">#<text:tab/>arch/arm/mach-clps711x/Makefile</text:p>
      <text:p text:style-name="P1">#<text:tab/>arch/arm/mach-cns3xxx/Kconfig</text:p>
      <text:p text:style-name="P1">#<text:tab/>arch/arm/mach-cns3xxx/Makefile</text:p>
      <text:p text:style-name="P1"><text:soft-page-break/>#<text:tab/>arch/arm/mach-cns3xxx/cns3xxx.h</text:p>
      <text:p text:style-name="P1">#<text:tab/>arch/arm/mach-cns3xxx/core.c</text:p>
      <text:p text:style-name="P1">#<text:tab/>arch/arm/mach-cns3xxx/pcie.c</text:p>
      <text:p text:style-name="P1">#<text:tab/>arch/arm/mach-cns3xxx/pm.c</text:p>
      <text:p text:style-name="P1">#<text:tab/>arch/arm/mach-davinci/Kconfig</text:p>
      <text:p text:style-name="P1">#<text:tab/>arch/arm/mach-davinci/Makefile</text:p>
      <text:p text:style-name="P1">#<text:tab/>arch/arm/mach-davinci/asp.h</text:p>
      <text:p text:style-name="P1">#<text:tab/>arch/arm/mach-davinci/board-da830-evm.c</text:p>
      <text:p text:style-name="P1">#<text:tab/>arch/arm/mach-davinci/board-da850-evm.c</text:p>
      <text:p text:style-name="P1">#<text:tab/>arch/arm/mach-davinci/board-dm355-evm.c</text:p>
      <text:p text:style-name="P1">#<text:tab/>arch/arm/mach-davinci/board-dm355-leopard.c</text:p>
      <text:p text:style-name="P1">#<text:tab/>arch/arm/mach-davinci/board-dm365-evm.c</text:p>
      <text:p text:style-name="P1">#<text:tab/>arch/arm/mach-davinci/board-dm644x-evm.c</text:p>
      <text:p text:style-name="P1">#<text:tab/>arch/arm/mach-davinci/board-dm646x-evm.c</text:p>
      <text:p text:style-name="P1">#<text:tab/>arch/arm/mach-davinci/board-mityomapl138.c</text:p>
      <text:p text:style-name="P1">#<text:tab/>arch/arm/mach-davinci/board-neuros-osd2.c</text:p>
      <text:p text:style-name="P1">#<text:tab/>arch/arm/mach-davinci/board-omapl138-hawk.c</text:p>
      <text:p text:style-name="P1">#<text:tab/>arch/arm/mach-davinci/clock.c</text:p>
      <text:p text:style-name="P1">#<text:tab/>arch/arm/mach-davinci/clock.h</text:p>
      <text:p text:style-name="P1">#<text:tab/>arch/arm/mach-davinci/common.c</text:p>
      <text:p text:style-name="P1">#<text:tab/>arch/arm/mach-davinci/cp_intc.c</text:p>
      <text:p text:style-name="P1">#<text:tab/>arch/arm/mach-davinci/cpuidle.c</text:p>
      <text:p text:style-name="P1">#<text:tab/>arch/arm/mach-davinci/da830.c</text:p>
      <text:p text:style-name="P1">#<text:tab/>arch/arm/mach-davinci/da850.c</text:p>
      <text:p text:style-name="P1">#<text:tab/>arch/arm/mach-davinci/da8xx-dt.c</text:p>
      <text:p text:style-name="P1">#<text:tab/>arch/arm/mach-davinci/davinci.h</text:p>
      <text:p text:style-name="P1">#<text:tab/>arch/arm/mach-davinci/devices-da8xx.c</text:p>
      <text:p text:style-name="P1">#<text:tab/>arch/arm/mach-davinci/devices.c</text:p>
      <text:p text:style-name="P1">#<text:tab/>arch/arm/mach-davinci/dm355.c</text:p>
      <text:p text:style-name="P1">#<text:tab/>arch/arm/mach-davinci/dm365.c</text:p>
      <text:p text:style-name="P1">#<text:tab/>arch/arm/mach-davinci/dm644x.c</text:p>
      <text:p text:style-name="P1">#<text:tab/>arch/arm/mach-davinci/dm646x.c</text:p>
      <text:p text:style-name="P1">#<text:tab/>arch/arm/mach-davinci/include/mach/da8xx.h</text:p>
      <text:p text:style-name="P1">#<text:tab/>arch/arm/mach-davinci/include/mach/irqs.h</text:p>
      <text:p text:style-name="P1">#<text:tab/>arch/arm/mach-davinci/include/mach/uncompress.h</text:p>
      <text:p text:style-name="P1">#<text:tab/>arch/arm/mach-davinci/mux.c</text:p>
      <text:p text:style-name="P1">#<text:tab/>arch/arm/mach-davinci/pm.c</text:p>
      <text:p text:style-name="P1">#<text:tab/>arch/arm/mach-davinci/pm_domain.c</text:p>
      <text:p text:style-name="P1">#<text:tab/>arch/arm/mach-davinci/psc.c</text:p>
      <text:p text:style-name="P1">#<text:tab/>arch/arm/mach-davinci/serial.c</text:p>
      <text:p text:style-name="P1">#<text:tab/>arch/arm/mach-davinci/sleep.S</text:p>
      <text:p text:style-name="P1">#<text:tab/>arch/arm/mach-davinci/sram.c</text:p>
      <text:p text:style-name="P1">#<text:tab/>arch/arm/mach-davinci/time.c</text:p>
      <text:p text:style-name="P1">#<text:tab/>arch/arm/mach-davinci/usb.c</text:p>
      <text:p text:style-name="P1">#<text:tab/>arch/arm/mach-dove/Kconfig</text:p>
      <text:p text:style-name="P1">#<text:tab/>arch/arm/mach-dove/cm-a510.c</text:p>
      <text:p text:style-name="P1">#<text:tab/>arch/arm/mach-dove/common.c</text:p>
      <text:p text:style-name="P1">#<text:tab/>arch/arm/mach-dove/dove-db-setup.c</text:p>
      <text:p text:style-name="P1">#<text:tab/>arch/arm/mach-dove/include/mach/dove.h</text:p>
      <text:p text:style-name="P1">#<text:tab/>arch/arm/mach-dove/include/mach/irqs.h</text:p>
      <text:p text:style-name="P1">#<text:tab/>arch/arm/mach-dove/include/mach/pm.h</text:p>
      <text:p text:style-name="P1">#<text:tab/>arch/arm/mach-dove/irq.c</text:p>
      <text:p text:style-name="P1"><text:soft-page-break/>#<text:tab/>arch/arm/mach-dove/pcie.c</text:p>
      <text:p text:style-name="P1">#<text:tab/>arch/arm/mach-ebsa110/core.c</text:p>
      <text:p text:style-name="P1">#<text:tab/>arch/arm/mach-ebsa110/include/mach/io.h</text:p>
      <text:p text:style-name="P1">#<text:tab/>arch/arm/mach-ebsa110/io.c</text:p>
      <text:p text:style-name="P1">#<text:tab/>arch/arm/mach-ep93xx/Kconfig</text:p>
      <text:p text:style-name="P1">#<text:tab/>arch/arm/mach-ep93xx/Makefile</text:p>
      <text:p text:style-name="P1">#<text:tab/>arch/arm/mach-ep93xx/Makefile.boot</text:p>
      <text:p text:style-name="P1">#<text:tab/>arch/arm/mach-ep93xx/core.c</text:p>
      <text:p text:style-name="P1">#<text:tab/>arch/arm/mach-ep93xx/dma.c</text:p>
      <text:p text:style-name="P1">#<text:tab/>arch/arm/mach-ep93xx/edb93xx.c</text:p>
      <text:p text:style-name="P1">#<text:tab/>arch/arm/mach-ep93xx/simone.c</text:p>
      <text:p text:style-name="P1">#<text:tab/>arch/arm/mach-ep93xx/snappercl15.c</text:p>
      <text:p text:style-name="P1">#<text:tab/>arch/arm/mach-ep93xx/ts72xx.c</text:p>
      <text:p text:style-name="P1">#<text:tab/>arch/arm/mach-ep93xx/vision_ep9307.c</text:p>
      <text:p text:style-name="P1">#<text:tab/>arch/arm/mach-exynos/Kconfig</text:p>
      <text:p text:style-name="P1">#<text:tab/>arch/arm/mach-exynos/Makefile</text:p>
      <text:p text:style-name="P1">#<text:tab/>arch/arm/mach-exynos/common.h</text:p>
      <text:p text:style-name="P1">#<text:tab/>arch/arm/mach-exynos/exynos.c</text:p>
      <text:p text:style-name="P1">#<text:tab/>arch/arm/mach-exynos/firmware.c</text:p>
      <text:p text:style-name="P1">#<text:tab/>arch/arm/mach-exynos/headsmp.S</text:p>
      <text:p text:style-name="P1">#<text:tab/>arch/arm/mach-exynos/include/mach/map.h</text:p>
      <text:p text:style-name="P1">#<text:tab/>arch/arm/mach-exynos/mcpm-exynos.c</text:p>
      <text:p text:style-name="P1">#<text:tab/>arch/arm/mach-exynos/platsmp.c</text:p>
      <text:p text:style-name="P1">#<text:tab/>arch/arm/mach-exynos/pm.c</text:p>
      <text:p text:style-name="P1">#<text:tab/>arch/arm/mach-exynos/sleep.S</text:p>
      <text:p text:style-name="P1">#<text:tab/>arch/arm/mach-exynos/smc.h</text:p>
      <text:p text:style-name="P1">#<text:tab/>arch/arm/mach-footbridge/Kconfig</text:p>
      <text:p text:style-name="P1">#<text:tab/>arch/arm/mach-footbridge/common.c</text:p>
      <text:p text:style-name="P1">#<text:tab/>arch/arm/mach-footbridge/dc21285-timer.c</text:p>
      <text:p text:style-name="P1">#<text:tab/>arch/arm/mach-footbridge/dma.c</text:p>
      <text:p text:style-name="P1">#<text:tab/>arch/arm/mach-footbridge/include/mach/hardware.h</text:p>
      <text:p text:style-name="P1">#<text:tab/>arch/arm/mach-footbridge/isa-irq.c</text:p>
      <text:p text:style-name="P1">#<text:tab/>arch/arm/mach-gemini/board-nas4220b.c</text:p>
      <text:p text:style-name="P1">#<text:tab/>arch/arm/mach-gemini/board-wbd111.c</text:p>
      <text:p text:style-name="P1">#<text:tab/>arch/arm/mach-gemini/board-wbd222.c</text:p>
      <text:p text:style-name="P1">#<text:tab/>arch/arm/mach-gemini/common.h</text:p>
      <text:p text:style-name="P1">#<text:tab/>arch/arm/mach-gemini/gpio.c</text:p>
      <text:p text:style-name="P1">#<text:tab/>arch/arm/mach-gemini/include/mach/hardware.h</text:p>
      <text:p text:style-name="P1">#<text:tab/>arch/arm/mach-gemini/irq.c</text:p>
      <text:p text:style-name="P1">#<text:tab/>arch/arm/mach-gemini/reset.c</text:p>
      <text:p text:style-name="P1">#<text:tab/>arch/arm/mach-gemini/time.c</text:p>
      <text:p text:style-name="P1">#<text:tab/>arch/arm/mach-highbank/Kconfig</text:p>
      <text:p text:style-name="P1">#<text:tab/>arch/arm/mach-highbank/highbank.c</text:p>
      <text:p text:style-name="P1">#<text:tab/>arch/arm/mach-highbank/pm.c</text:p>
      <text:p text:style-name="P1">#<text:tab/>arch/arm/mach-hisi/Kconfig</text:p>
      <text:p text:style-name="P1">#<text:tab/>arch/arm/mach-hisi/Makefile</text:p>
      <text:p text:style-name="P1">#<text:tab/>arch/arm/mach-hisi/core.h</text:p>
      <text:p text:style-name="P1">#<text:tab/>arch/arm/mach-hisi/hisilicon.c</text:p>
      <text:p text:style-name="P1">#<text:tab/>arch/arm/mach-hisi/hotplug.c</text:p>
      <text:p text:style-name="P1">#<text:tab/>arch/arm/mach-hisi/platmcpm.c</text:p>
      <text:p text:style-name="P1">#<text:tab/>arch/arm/mach-hisi/platsmp.c</text:p>
      <text:p text:style-name="P1">#<text:tab/>arch/arm/mach-imx/3ds_debugboard.c</text:p>
      <text:p text:style-name="P1"><text:soft-page-break/>#<text:tab/>arch/arm/mach-imx/Kconfig</text:p>
      <text:p text:style-name="P1">#<text:tab/>arch/arm/mach-imx/Makefile</text:p>
      <text:p text:style-name="P1">#<text:tab/>arch/arm/mach-imx/anatop.c</text:p>
      <text:p text:style-name="P1">#<text:tab/>arch/arm/mach-imx/avic.c</text:p>
      <text:p text:style-name="P1">#<text:tab/>arch/arm/mach-imx/common.h</text:p>
      <text:p text:style-name="P1">#<text:tab/>arch/arm/mach-imx/cpu-imx25.c</text:p>
      <text:p text:style-name="P1">#<text:tab/>arch/arm/mach-imx/cpu-imx27.c</text:p>
      <text:p text:style-name="P1">#<text:tab/>arch/arm/mach-imx/cpu-imx31.c</text:p>
      <text:p text:style-name="P1">#<text:tab/>arch/arm/mach-imx/cpu-imx35.c</text:p>
      <text:p text:style-name="P1">#<text:tab/>arch/arm/mach-imx/cpu-imx5.c</text:p>
      <text:p text:style-name="P1">#<text:tab/>arch/arm/mach-imx/cpu.c</text:p>
      <text:p text:style-name="P1">#<text:tab/>arch/arm/mach-imx/cpuidle-imx5.c</text:p>
      <text:p text:style-name="P1">#<text:tab/>arch/arm/mach-imx/cpuidle-imx6q.c</text:p>
      <text:p text:style-name="P1">#<text:tab/>arch/arm/mach-imx/cpuidle-imx6sl.c</text:p>
      <text:p text:style-name="P1">#<text:tab/>arch/arm/mach-imx/cpuidle-imx6sx.c</text:p>
      <text:p text:style-name="P1">#<text:tab/>arch/arm/mach-imx/devices/Kconfig</text:p>
      <text:p text:style-name="P1">#<text:tab/>arch/arm/mach-imx/devices/Makefile</text:p>
      <text:p text:style-name="P1">#<text:tab/>arch/arm/mach-imx/devices/devices-common.h</text:p>
      <text:p text:style-name="P1">#<text:tab/>arch/arm/mach-imx/devices/devices.c</text:p>
      <text:p text:style-name="P1">#<text:tab/>arch/arm/mach-imx/devices/platform-fec.c</text:p>
      <text:p text:style-name="P1">#<text:tab/>arch/arm/mach-imx/devices/platform-fsl-usb2-udc.c</text:p>
      <text:p text:style-name="P1">#<text:tab/>arch/arm/mach-imx/devices/platform-gpio-mxc.c</text:p>
      <text:p text:style-name="P1">#<text:tab/>arch/arm/mach-imx/devices/platform-imx-fb.c</text:p>
      <text:p text:style-name="P1">#<text:tab/>arch/arm/mach-imx/devices/platform-imx-i2c.c</text:p>
      <text:p text:style-name="P1">#<text:tab/>arch/arm/mach-imx/devices/platform-imx-keypad.c</text:p>
      <text:p text:style-name="P1">#<text:tab/>arch/arm/mach-imx/devices/platform-imx-ssi.c</text:p>
      <text:p text:style-name="P1">#<text:tab/>arch/arm/mach-imx/devices/platform-imx-uart.c</text:p>
      <text:p text:style-name="P1">#<text:tab/>arch/arm/mach-imx/devices/platform-imx2-wdt.c</text:p>
      <text:p text:style-name="P1">#<text:tab/>arch/arm/mach-imx/devices/platform-mx2-camera.c</text:p>
      <text:p text:style-name="P1">#<text:tab/>arch/arm/mach-imx/devices/platform-mxc-ehci.c</text:p>
      <text:p text:style-name="P1">#<text:tab/>arch/arm/mach-imx/devices/platform-mxc_nand.c</text:p>
      <text:p text:style-name="P1">#<text:tab/>arch/arm/mach-imx/devices/platform-sdhci-esdhc-imx.c</text:p>
      <text:p text:style-name="P1">#<text:tab/>arch/arm/mach-imx/devices/platform-spi_imx.c</text:p>
      <text:p text:style-name="P1">#<text:tab/>arch/arm/mach-imx/epit.c</text:p>
      <text:p text:style-name="P1">#<text:tab/>arch/arm/mach-imx/gpc.c</text:p>
      <text:p text:style-name="P1">#<text:tab/>arch/arm/mach-imx/hardware.h</text:p>
      <text:p text:style-name="P1">#<text:tab/>arch/arm/mach-imx/headsmp.S</text:p>
      <text:p text:style-name="P1">#<text:tab/>arch/arm/mach-imx/imx27-dt.c</text:p>
      <text:p text:style-name="P1">#<text:tab/>arch/arm/mach-imx/imx31-dt.c</text:p>
      <text:p text:style-name="P1">#<text:tab/>arch/arm/mach-imx/imx35-dt.c</text:p>
      <text:p text:style-name="P1">#<text:tab/>arch/arm/mach-imx/iomux-imx31.c</text:p>
      <text:p text:style-name="P1">#<text:tab/>arch/arm/mach-imx/iomux-mx3.h</text:p>
      <text:p text:style-name="P1">#<text:tab/>arch/arm/mach-imx/iomux-v1.c</text:p>
      <text:p text:style-name="P1">#<text:tab/>arch/arm/mach-imx/iomux-v3.c</text:p>
      <text:p text:style-name="P1">#<text:tab/>arch/arm/mach-imx/iomux-v3.h</text:p>
      <text:p text:style-name="P1">#<text:tab/>arch/arm/mach-imx/irq-common.c</text:p>
      <text:p text:style-name="P1">#<text:tab/>arch/arm/mach-imx/mach-armadillo5x0.c</text:p>
      <text:p text:style-name="P1">#<text:tab/>arch/arm/mach-imx/mach-imx27_visstrim_m10.c</text:p>
      <text:p text:style-name="P1">#<text:tab/>arch/arm/mach-imx/mach-imx50.c</text:p>
      <text:p text:style-name="P1">#<text:tab/>arch/arm/mach-imx/mach-imx51.c</text:p>
      <text:p text:style-name="P1">#<text:tab/>arch/arm/mach-imx/mach-imx53.c</text:p>
      <text:p text:style-name="P1">#<text:tab/>arch/arm/mach-imx/mach-imx6q.c</text:p>
      <text:p text:style-name="P1"><text:soft-page-break/>#<text:tab/>arch/arm/mach-imx/mach-imx6sl.c</text:p>
      <text:p text:style-name="P1">#<text:tab/>arch/arm/mach-imx/mach-imx6sx.c</text:p>
      <text:p text:style-name="P1">#<text:tab/>arch/arm/mach-imx/mach-kzm_arm11_01.c</text:p>
      <text:p text:style-name="P1">#<text:tab/>arch/arm/mach-imx/mach-mx21ads.c</text:p>
      <text:p text:style-name="P1">#<text:tab/>arch/arm/mach-imx/mach-mx27_3ds.c</text:p>
      <text:p text:style-name="P1">#<text:tab/>arch/arm/mach-imx/mach-mx27ads.c</text:p>
      <text:p text:style-name="P1">#<text:tab/>arch/arm/mach-imx/mach-mx31_3ds.c</text:p>
      <text:p text:style-name="P1">#<text:tab/>arch/arm/mach-imx/mach-mx31ads.c</text:p>
      <text:p text:style-name="P1">#<text:tab/>arch/arm/mach-imx/mach-mx31lilly.c</text:p>
      <text:p text:style-name="P1">#<text:tab/>arch/arm/mach-imx/mach-mx31lite.c</text:p>
      <text:p text:style-name="P1">#<text:tab/>arch/arm/mach-imx/mach-mx31moboard.c</text:p>
      <text:p text:style-name="P1">#<text:tab/>arch/arm/mach-imx/mach-mx35_3ds.c</text:p>
      <text:p text:style-name="P1">#<text:tab/>arch/arm/mach-imx/mach-pca100.c</text:p>
      <text:p text:style-name="P1">#<text:tab/>arch/arm/mach-imx/mach-pcm037.c</text:p>
      <text:p text:style-name="P1">#<text:tab/>arch/arm/mach-imx/mach-pcm043.c</text:p>
      <text:p text:style-name="P1">#<text:tab/>arch/arm/mach-imx/mach-qong.c</text:p>
      <text:p text:style-name="P1">#<text:tab/>arch/arm/mach-imx/mach-vf610.c</text:p>
      <text:p text:style-name="P1">#<text:tab/>arch/arm/mach-imx/mach-vpr200.c</text:p>
      <text:p text:style-name="P1">#<text:tab/>arch/arm/mach-imx/mm-imx27.c</text:p>
      <text:p text:style-name="P1">#<text:tab/>arch/arm/mach-imx/mm-imx3.c</text:p>
      <text:p text:style-name="P1">#<text:tab/>arch/arm/mach-imx/mmdc.c</text:p>
      <text:p text:style-name="P1">#<text:tab/>arch/arm/mach-imx/mx27.h</text:p>
      <text:p text:style-name="P1">#<text:tab/>arch/arm/mach-imx/mx31lilly-db.c</text:p>
      <text:p text:style-name="P1">#<text:tab/>arch/arm/mach-imx/mx31lite-db.c</text:p>
      <text:p text:style-name="P1">#<text:tab/>arch/arm/mach-imx/mx3x.h</text:p>
      <text:p text:style-name="P1">#<text:tab/>arch/arm/mach-imx/mxc.h</text:p>
      <text:p text:style-name="P1">#<text:tab/>arch/arm/mach-imx/platsmp.c</text:p>
      <text:p text:style-name="P1">#<text:tab/>arch/arm/mach-imx/pm-imx27.c</text:p>
      <text:p text:style-name="P1">#<text:tab/>arch/arm/mach-imx/pm-imx5.c</text:p>
      <text:p text:style-name="P1">#<text:tab/>arch/arm/mach-imx/pm-imx6.c</text:p>
      <text:p text:style-name="P1">#<text:tab/>arch/arm/mach-imx/src.c</text:p>
      <text:p text:style-name="P1">#<text:tab/>arch/arm/mach-imx/suspend-imx6.S</text:p>
      <text:p text:style-name="P1">#<text:tab/>arch/arm/mach-imx/system.c</text:p>
      <text:p text:style-name="P1">#<text:tab/>arch/arm/mach-imx/tzic.c</text:p>
      <text:p text:style-name="P1">#<text:tab/>arch/arm/mach-integrator/Kconfig</text:p>
      <text:p text:style-name="P1">#<text:tab/>arch/arm/mach-integrator/Makefile</text:p>
      <text:p text:style-name="P1">#<text:tab/>arch/arm/mach-integrator/cm.h</text:p>
      <text:p text:style-name="P1">#<text:tab/>arch/arm/mach-integrator/common.h</text:p>
      <text:p text:style-name="P1">#<text:tab/>arch/arm/mach-integrator/core.c</text:p>
      <text:p text:style-name="P1">#<text:tab/>arch/arm/mach-integrator/impd1.c</text:p>
      <text:p text:style-name="P1">#<text:tab/>arch/arm/mach-integrator/integrator_ap.c</text:p>
      <text:p text:style-name="P1">#<text:tab/>arch/arm/mach-integrator/integrator_cp.c</text:p>
      <text:p text:style-name="P1">#<text:tab/>arch/arm/mach-integrator/pci_v3.c</text:p>
      <text:p text:style-name="P1">#<text:tab/>arch/arm/mach-iop13xx/include/mach/time.h</text:p>
      <text:p text:style-name="P1">#<text:tab/>arch/arm/mach-iop13xx/iq81340mc.c</text:p>
      <text:p text:style-name="P1">#<text:tab/>arch/arm/mach-iop13xx/iq81340sc.c</text:p>
      <text:p text:style-name="P1">#<text:tab/>arch/arm/mach-iop13xx/irq.c</text:p>
      <text:p text:style-name="P1">#<text:tab/>arch/arm/mach-iop13xx/msi.c</text:p>
      <text:p text:style-name="P1">#<text:tab/>arch/arm/mach-iop13xx/pci.c</text:p>
      <text:p text:style-name="P1">#<text:tab/>arch/arm/mach-iop13xx/pci.h</text:p>
      <text:p text:style-name="P1">#<text:tab/>arch/arm/mach-iop13xx/setup.c</text:p>
      <text:p text:style-name="P1">#<text:tab/>arch/arm/mach-iop13xx/tpmi.c</text:p>
      <text:p text:style-name="P1"><text:soft-page-break/>#<text:tab/>arch/arm/mach-iop32x/irq.c</text:p>
      <text:p text:style-name="P1">#<text:tab/>arch/arm/mach-iop32x/n2100.c</text:p>
      <text:p text:style-name="P1">#<text:tab/>arch/arm/mach-iop33x/irq.c</text:p>
      <text:p text:style-name="P1">#<text:tab/>arch/arm/mach-ixp4xx/common.c</text:p>
      <text:p text:style-name="P1">#<text:tab/>arch/arm/mach-ixp4xx/include/mach/io.h</text:p>
      <text:p text:style-name="P1">#<text:tab/>arch/arm/mach-ixp4xx/include/mach/ixp4xx-regs.h</text:p>
      <text:p text:style-name="P1">#<text:tab/>arch/arm/mach-ixp4xx/include/mach/platform.h</text:p>
      <text:p text:style-name="P1">#<text:tab/>arch/arm/mach-ixp4xx/ixdp425-setup.c</text:p>
      <text:p text:style-name="P1">#<text:tab/>arch/arm/mach-keystone/Kconfig</text:p>
      <text:p text:style-name="P1">#<text:tab/>arch/arm/mach-keystone/keystone.c</text:p>
      <text:p text:style-name="P1">#<text:tab/>arch/arm/mach-keystone/keystone.h</text:p>
      <text:p text:style-name="P1">#<text:tab/>arch/arm/mach-keystone/platsmp.c</text:p>
      <text:p text:style-name="P1">#<text:tab/>arch/arm/mach-keystone/pm_domain.c</text:p>
      <text:p text:style-name="P1">#<text:tab/>arch/arm/mach-ks8695/board-acs5k.c</text:p>
      <text:p text:style-name="P1">#<text:tab/>arch/arm/mach-ks8695/board-dsm320.c</text:p>
      <text:p text:style-name="P1">#<text:tab/>arch/arm/mach-ks8695/board-micrel.c</text:p>
      <text:p text:style-name="P1">#<text:tab/>arch/arm/mach-ks8695/board-og.c</text:p>
      <text:p text:style-name="P1">#<text:tab/>arch/arm/mach-ks8695/board-sg.c</text:p>
      <text:p text:style-name="P1">#<text:tab/>arch/arm/mach-ks8695/cpu.c</text:p>
      <text:p text:style-name="P1">#<text:tab/>arch/arm/mach-ks8695/devices.c</text:p>
      <text:p text:style-name="P1">#<text:tab/>arch/arm/mach-ks8695/include/mach/hardware.h</text:p>
      <text:p text:style-name="P1">#<text:tab/>arch/arm/mach-ks8695/include/mach/uncompress.h</text:p>
      <text:p text:style-name="P1">#<text:tab/>arch/arm/mach-ks8695/irq.c</text:p>
      <text:p text:style-name="P1">#<text:tab/>arch/arm/mach-ks8695/pci.c</text:p>
      <text:p text:style-name="P1">#<text:tab/>arch/arm/mach-ks8695/time.c</text:p>
      <text:p text:style-name="P1">#<text:tab/>arch/arm/mach-lpc32xx/Makefile</text:p>
      <text:p text:style-name="P1">#<text:tab/>arch/arm/mach-lpc32xx/common.c</text:p>
      <text:p text:style-name="P1">#<text:tab/>arch/arm/mach-lpc32xx/common.h</text:p>
      <text:p text:style-name="P1">#<text:tab/>arch/arm/mach-lpc32xx/include/mach/irqs.h</text:p>
      <text:p text:style-name="P1">#<text:tab/>arch/arm/mach-lpc32xx/phy3250.c</text:p>
      <text:p text:style-name="P1">#<text:tab/>arch/arm/mach-lpc32xx/serial.c</text:p>
      <text:p text:style-name="P1">#<text:tab/>arch/arm/mach-mediatek/Kconfig</text:p>
      <text:p text:style-name="P1">#<text:tab/>arch/arm/mach-mediatek/Makefile</text:p>
      <text:p text:style-name="P1">#<text:tab/>arch/arm/mach-mediatek/mediatek.c</text:p>
      <text:p text:style-name="P1">#<text:tab/>arch/arm/mach-meson/Kconfig</text:p>
      <text:p text:style-name="P1">#<text:tab/>arch/arm/mach-meson/meson.c</text:p>
      <text:p text:style-name="P1">#<text:tab/>arch/arm/mach-mmp/Kconfig</text:p>
      <text:p text:style-name="P1">#<text:tab/>arch/arm/mach-mmp/Makefile</text:p>
      <text:p text:style-name="P1">#<text:tab/>arch/arm/mach-mmp/aspenite.c</text:p>
      <text:p text:style-name="P1">#<text:tab/>arch/arm/mach-mmp/avengers_lite.c</text:p>
      <text:p text:style-name="P1">#<text:tab/>arch/arm/mach-mmp/brownstone.c</text:p>
      <text:p text:style-name="P1">#<text:tab/>arch/arm/mach-mmp/clock-mmp2.c</text:p>
      <text:p text:style-name="P1">#<text:tab/>arch/arm/mach-mmp/clock-pxa168.c</text:p>
      <text:p text:style-name="P1">#<text:tab/>arch/arm/mach-mmp/clock-pxa910.c</text:p>
      <text:p text:style-name="P1">#<text:tab/>arch/arm/mach-mmp/clock.c</text:p>
      <text:p text:style-name="P1">#<text:tab/>arch/arm/mach-mmp/clock.h</text:p>
      <text:p text:style-name="P1">#<text:tab/>arch/arm/mach-mmp/common.c</text:p>
      <text:p text:style-name="P1">#<text:tab/>arch/arm/mach-mmp/common.h</text:p>
      <text:p text:style-name="P1">#<text:tab/>arch/arm/mach-mmp/devices.c</text:p>
      <text:p text:style-name="P1">#<text:tab/>arch/arm/mach-mmp/flint.c</text:p>
      <text:p text:style-name="P1">#<text:tab/>arch/arm/mach-mmp/gplugd.c</text:p>
      <text:p text:style-name="P1">#<text:tab/>arch/arm/mach-mmp/jasper.c</text:p>
      <text:p text:style-name="P1"><text:soft-page-break/>#<text:tab/>arch/arm/mach-mmp/mmp-dt.c</text:p>
      <text:p text:style-name="P1">#<text:tab/>arch/arm/mach-mmp/mmp2-dt.c</text:p>
      <text:p text:style-name="P1">#<text:tab/>arch/arm/mach-mmp/mmp2.c</text:p>
      <text:p text:style-name="P1">#<text:tab/>arch/arm/mach-mmp/pm-mmp2.c</text:p>
      <text:p text:style-name="P1">#<text:tab/>arch/arm/mach-mmp/pm-pxa910.c</text:p>
      <text:p text:style-name="P1">#<text:tab/>arch/arm/mach-mmp/pxa168.c</text:p>
      <text:p text:style-name="P1">#<text:tab/>arch/arm/mach-mmp/pxa910.c</text:p>
      <text:p text:style-name="P1">#<text:tab/>arch/arm/mach-mmp/tavorevb.c</text:p>
      <text:p text:style-name="P1">#<text:tab/>arch/arm/mach-mmp/teton_bga.c</text:p>
      <text:p text:style-name="P1">#<text:tab/>arch/arm/mach-mmp/time.c</text:p>
      <text:p text:style-name="P1">#<text:tab/>arch/arm/mach-mmp/ttc_dkb.c</text:p>
      <text:p text:style-name="P1">#<text:tab/>arch/arm/mach-moxart/Kconfig</text:p>
      <text:p text:style-name="P1">#<text:tab/>arch/arm/mach-mv78xx0/Kconfig</text:p>
      <text:p text:style-name="P1">#<text:tab/>arch/arm/mach-mv78xx0/Makefile</text:p>
      <text:p text:style-name="P1">#<text:tab/>arch/arm/mach-mv78xx0/buffalo-wxl-setup.c</text:p>
      <text:p text:style-name="P1">#<text:tab/>arch/arm/mach-mv78xx0/common.c</text:p>
      <text:p text:style-name="P1">#<text:tab/>arch/arm/mach-mv78xx0/db78x00-bp-setup.c</text:p>
      <text:p text:style-name="P1">#<text:tab/>arch/arm/mach-mv78xx0/irq.c</text:p>
      <text:p text:style-name="P1">#<text:tab/>arch/arm/mach-mv78xx0/mpp.c</text:p>
      <text:p text:style-name="P1">#<text:tab/>arch/arm/mach-mv78xx0/pcie.c</text:p>
      <text:p text:style-name="P1">#<text:tab/>arch/arm/mach-mv78xx0/rd78x00-masa-setup.c</text:p>
      <text:p text:style-name="P1">#<text:tab/>arch/arm/mach-mvebu/Kconfig</text:p>
      <text:p text:style-name="P1">#<text:tab/>arch/arm/mach-mvebu/Makefile</text:p>
      <text:p text:style-name="P1">#<text:tab/>arch/arm/mach-mvebu/armada-370-xp.h</text:p>
      <text:p text:style-name="P1">#<text:tab/>arch/arm/mach-mvebu/board-v7.c</text:p>
      <text:p text:style-name="P1">#<text:tab/>arch/arm/mach-mvebu/coherency.c</text:p>
      <text:p text:style-name="P1">#<text:tab/>arch/arm/mach-mvebu/coherency.h</text:p>
      <text:p text:style-name="P1">#<text:tab/>arch/arm/mach-mvebu/common.h</text:p>
      <text:p text:style-name="P1">#<text:tab/>arch/arm/mach-mvebu/cpu-reset.c</text:p>
      <text:p text:style-name="P1">#<text:tab/>arch/arm/mach-mvebu/dove.c</text:p>
      <text:p text:style-name="P1">#<text:tab/>arch/arm/mach-mvebu/headsmp-a9.S</text:p>
      <text:p text:style-name="P1">#<text:tab/>arch/arm/mach-mvebu/kirkwood-pm.c</text:p>
      <text:p text:style-name="P1">#<text:tab/>arch/arm/mach-mvebu/kirkwood.c</text:p>
      <text:p text:style-name="P1">#<text:tab/>arch/arm/mach-mvebu/mvebu-soc-id.h</text:p>
      <text:p text:style-name="P1">#<text:tab/>arch/arm/mach-mvebu/platsmp-a9.c</text:p>
      <text:p text:style-name="P1">#<text:tab/>arch/arm/mach-mvebu/platsmp.c</text:p>
      <text:p text:style-name="P1">#<text:tab/>arch/arm/mach-mvebu/pmsu.c</text:p>
      <text:p text:style-name="P1">#<text:tab/>arch/arm/mach-mvebu/pmsu.h</text:p>
      <text:p text:style-name="P1">#<text:tab/>arch/arm/mach-mvebu/pmsu_ll.S</text:p>
      <text:p text:style-name="P1">#<text:tab/>arch/arm/mach-mvebu/system-controller.c</text:p>
      <text:p text:style-name="P1">#<text:tab/>arch/arm/mach-mxs/Kconfig</text:p>
      <text:p text:style-name="P1">#<text:tab/>arch/arm/mach-mxs/mach-mxs.c</text:p>
      <text:p text:style-name="P1">#<text:tab/>arch/arm/mach-netx/Kconfig</text:p>
      <text:p text:style-name="P1">#<text:tab/>arch/arm/mach-netx/fb.c</text:p>
      <text:p text:style-name="P1">#<text:tab/>arch/arm/mach-netx/generic.c</text:p>
      <text:p text:style-name="P1">#<text:tab/>arch/arm/mach-netx/include/mach/uncompress.h</text:p>
      <text:p text:style-name="P1">#<text:tab/>arch/arm/mach-netx/time.c</text:p>
      <text:p text:style-name="P1">#<text:tab/>arch/arm/mach-nomadik/Kconfig</text:p>
      <text:p text:style-name="P1">#<text:tab/>arch/arm/mach-nomadik/cpu-8815.c</text:p>
      <text:p text:style-name="P1">#<text:tab/>arch/arm/mach-nspire/Kconfig</text:p>
      <text:p text:style-name="P1">#<text:tab/>arch/arm/mach-nspire/clcd.c</text:p>
      <text:p text:style-name="P1">#<text:tab/>arch/arm/mach-nspire/nspire.c</text:p>
      <text:p text:style-name="P1"><text:soft-page-break/>#<text:tab/>arch/arm/mach-omap1/Kconfig</text:p>
      <text:p text:style-name="P1">#<text:tab/>arch/arm/mach-omap1/Makefile</text:p>
      <text:p text:style-name="P1">#<text:tab/>arch/arm/mach-omap1/ams-delta-fiq-handler.S</text:p>
      <text:p text:style-name="P1">#<text:tab/>arch/arm/mach-omap1/ams-delta-fiq.c</text:p>
      <text:p text:style-name="P1">#<text:tab/>arch/arm/mach-omap1/board-ams-delta.c</text:p>
      <text:p text:style-name="P1">#<text:tab/>arch/arm/mach-omap1/board-fsample.c</text:p>
      <text:p text:style-name="P1">#<text:tab/>arch/arm/mach-omap1/board-generic.c</text:p>
      <text:p text:style-name="P1">#<text:tab/>arch/arm/mach-omap1/board-h2-mmc.c</text:p>
      <text:p text:style-name="P1">#<text:tab/>arch/arm/mach-omap1/board-h2.c</text:p>
      <text:p text:style-name="P1">#<text:tab/>arch/arm/mach-omap1/board-h3-mmc.c</text:p>
      <text:p text:style-name="P1">#<text:tab/>arch/arm/mach-omap1/board-h3.c</text:p>
      <text:p text:style-name="P1">#<text:tab/>arch/arm/mach-omap1/board-htcherald.c</text:p>
      <text:p text:style-name="P1">#<text:tab/>arch/arm/mach-omap1/board-innovator.c</text:p>
      <text:p text:style-name="P1">#<text:tab/>arch/arm/mach-omap1/board-nand.c</text:p>
      <text:p text:style-name="P1">#<text:tab/>arch/arm/mach-omap1/board-nokia770.c</text:p>
      <text:p text:style-name="P1">#<text:tab/>arch/arm/mach-omap1/board-osk.c</text:p>
      <text:p text:style-name="P1">#<text:tab/>arch/arm/mach-omap1/board-palmte.c</text:p>
      <text:p text:style-name="P1">#<text:tab/>arch/arm/mach-omap1/board-palmtt.c</text:p>
      <text:p text:style-name="P1">#<text:tab/>arch/arm/mach-omap1/board-palmz71.c</text:p>
      <text:p text:style-name="P1">#<text:tab/>arch/arm/mach-omap1/board-perseus2.c</text:p>
      <text:p text:style-name="P1">#<text:tab/>arch/arm/mach-omap1/board-sx1-mmc.c</text:p>
      <text:p text:style-name="P1">#<text:tab/>arch/arm/mach-omap1/board-sx1.c</text:p>
      <text:p text:style-name="P1">#<text:tab/>arch/arm/mach-omap1/common.h</text:p>
      <text:p text:style-name="P1">#<text:tab/>arch/arm/mach-omap1/devices.c</text:p>
      <text:p text:style-name="P1">#<text:tab/>arch/arm/mach-omap1/dma.c</text:p>
      <text:p text:style-name="P1">#<text:tab/>arch/arm/mach-omap1/fb.c</text:p>
      <text:p text:style-name="P1">#<text:tab/>arch/arm/mach-omap1/flash.c</text:p>
      <text:p text:style-name="P1">#<text:tab/>arch/arm/mach-omap1/fpga.c</text:p>
      <text:p text:style-name="P1">#<text:tab/>arch/arm/mach-omap1/gpio16xx.c</text:p>
      <text:p text:style-name="P1">#<text:tab/>arch/arm/mach-omap1/gpio7xx.c</text:p>
      <text:p text:style-name="P1">#<text:tab/>arch/arm/mach-omap1/i2c.c</text:p>
      <text:p text:style-name="P1">#<text:tab/>arch/arm/mach-omap1/id.c</text:p>
      <text:p text:style-name="P1">#<text:tab/>arch/arm/mach-omap1/include/mach/ams-delta-fiq.h</text:p>
      <text:p text:style-name="P1">#<text:tab/>arch/arm/mach-omap1/include/mach/irqs.h</text:p>
      <text:p text:style-name="P1">#<text:tab/>arch/arm/mach-omap1/include/mach/memory.h</text:p>
      <text:p text:style-name="P1">#<text:tab/>arch/arm/mach-omap1/include/mach/mtd-xip.h</text:p>
      <text:p text:style-name="P1">#<text:tab/>arch/arm/mach-omap1/include/mach/serial.h</text:p>
      <text:p text:style-name="P1">#<text:tab/>arch/arm/mach-omap1/include/mach/soc.h</text:p>
      <text:p text:style-name="P1">#<text:tab/>arch/arm/mach-omap1/include/mach/uncompress.h</text:p>
      <text:p text:style-name="P1">#<text:tab/>arch/arm/mach-omap1/include/mach/usb.h</text:p>
      <text:p text:style-name="P1">#<text:tab/>arch/arm/mach-omap1/irq.c</text:p>
      <text:p text:style-name="P1">#<text:tab/>arch/arm/mach-omap1/mmc.h</text:p>
      <text:p text:style-name="P1">#<text:tab/>arch/arm/mach-omap1/mux.c</text:p>
      <text:p text:style-name="P1">#<text:tab/>arch/arm/mach-omap1/pm.c</text:p>
      <text:p text:style-name="P1">#<text:tab/>arch/arm/mach-omap1/pm_bus.c</text:p>
      <text:p text:style-name="P1">#<text:tab/>arch/arm/mach-omap1/serial.c</text:p>
      <text:p text:style-name="P1">#<text:tab/>arch/arm/mach-omap1/time.c</text:p>
      <text:p text:style-name="P1">#<text:tab/>arch/arm/mach-omap1/timer.c</text:p>
      <text:p text:style-name="P1">#<text:tab/>arch/arm/mach-omap1/timer32k.c</text:p>
      <text:p text:style-name="P1">#<text:tab/>arch/arm/mach-omap1/usb.c</text:p>
      <text:p text:style-name="P1">#<text:tab/>arch/arm/mach-omap2/Kconfig</text:p>
      <text:p text:style-name="P1">#<text:tab/>arch/arm/mach-omap2/Makefile</text:p>
      <text:p text:style-name="P1"><text:soft-page-break/>#<text:tab/>arch/arm/mach-omap2/am33xx-restart.c</text:p>
      <text:p text:style-name="P1">#<text:tab/>arch/arm/mach-omap2/board-flash.c</text:p>
      <text:p text:style-name="P1">#<text:tab/>arch/arm/mach-omap2/board-flash.h</text:p>
      <text:p text:style-name="P1">#<text:tab/>arch/arm/mach-omap2/board-generic.c</text:p>
      <text:p text:style-name="P1">#<text:tab/>arch/arm/mach-omap2/board-n8x0.c</text:p>
      <text:p text:style-name="P1">#<text:tab/>arch/arm/mach-omap2/clkt2xxx_virt_prcm_set.c</text:p>
      <text:p text:style-name="P1">#<text:tab/>arch/arm/mach-omap2/clock.c</text:p>
      <text:p text:style-name="P1">#<text:tab/>arch/arm/mach-omap2/clock.h</text:p>
      <text:p text:style-name="P1">#<text:tab/>arch/arm/mach-omap2/clock2xxx.h</text:p>
      <text:p text:style-name="P1">#<text:tab/>arch/arm/mach-omap2/clockdomain.c</text:p>
      <text:p text:style-name="P1">#<text:tab/>arch/arm/mach-omap2/clockdomain.h</text:p>
      <text:p text:style-name="P1">#<text:tab/>arch/arm/mach-omap2/clockdomains7xx_data.c</text:p>
      <text:p text:style-name="P1">#<text:tab/>arch/arm/mach-omap2/cm.h</text:p>
      <text:p text:style-name="P1">#<text:tab/>arch/arm/mach-omap2/cm1_44xx.h</text:p>
      <text:p text:style-name="P1">#<text:tab/>arch/arm/mach-omap2/cm1_54xx.h</text:p>
      <text:p text:style-name="P1">#<text:tab/>arch/arm/mach-omap2/cm1_7xx.h</text:p>
      <text:p text:style-name="P1">#<text:tab/>arch/arm/mach-omap2/cm2_44xx.h</text:p>
      <text:p text:style-name="P1">#<text:tab/>arch/arm/mach-omap2/cm2_54xx.h</text:p>
      <text:p text:style-name="P1">#<text:tab/>arch/arm/mach-omap2/cm2_7xx.h</text:p>
      <text:p text:style-name="P1">#<text:tab/>arch/arm/mach-omap2/cm2xxx.c</text:p>
      <text:p text:style-name="P1">#<text:tab/>arch/arm/mach-omap2/cm2xxx.h</text:p>
      <text:p text:style-name="P1">#<text:tab/>arch/arm/mach-omap2/cm33xx.c</text:p>
      <text:p text:style-name="P1">#<text:tab/>arch/arm/mach-omap2/cm33xx.h</text:p>
      <text:p text:style-name="P1">#<text:tab/>arch/arm/mach-omap2/cm3xxx.c</text:p>
      <text:p text:style-name="P1">#<text:tab/>arch/arm/mach-omap2/cm3xxx.h</text:p>
      <text:p text:style-name="P1">#<text:tab/>arch/arm/mach-omap2/cm44xx.h</text:p>
      <text:p text:style-name="P1">#<text:tab/>arch/arm/mach-omap2/cm_common.c</text:p>
      <text:p text:style-name="P1">#<text:tab/>arch/arm/mach-omap2/cminst44xx.c</text:p>
      <text:p text:style-name="P1">#<text:tab/>arch/arm/mach-omap2/common-board-devices.c</text:p>
      <text:p text:style-name="P1">#<text:tab/>arch/arm/mach-omap2/common.h</text:p>
      <text:p text:style-name="P1">#<text:tab/>arch/arm/mach-omap2/control.c</text:p>
      <text:p text:style-name="P1">#<text:tab/>arch/arm/mach-omap2/control.h</text:p>
      <text:p text:style-name="P1">#<text:tab/>arch/arm/mach-omap2/cpuidle34xx.c</text:p>
      <text:p text:style-name="P1">#<text:tab/>arch/arm/mach-omap2/cpuidle44xx.c</text:p>
      <text:p text:style-name="P1">#<text:tab/>arch/arm/mach-omap2/devices.c</text:p>
      <text:p text:style-name="P1">#<text:tab/>arch/arm/mach-omap2/display.c</text:p>
      <text:p text:style-name="P1">#<text:tab/>arch/arm/mach-omap2/display.h</text:p>
      <text:p text:style-name="P1">#<text:tab/>arch/arm/mach-omap2/dma.c</text:p>
      <text:p text:style-name="P1">#<text:tab/>arch/arm/mach-omap2/drm.c</text:p>
      <text:p text:style-name="P1">#<text:tab/>arch/arm/mach-omap2/dss-common.c</text:p>
      <text:p text:style-name="P1">#<text:tab/>arch/arm/mach-omap2/fb.c</text:p>
      <text:p text:style-name="P1">#<text:tab/>arch/arm/mach-omap2/gpmc-nand.c</text:p>
      <text:p text:style-name="P1">#<text:tab/>arch/arm/mach-omap2/gpmc-onenand.c</text:p>
      <text:p text:style-name="P1">#<text:tab/>arch/arm/mach-omap2/gpmc-smsc911x.h</text:p>
      <text:p text:style-name="P1">#<text:tab/>arch/arm/mach-omap2/gpmc.h</text:p>
      <text:p text:style-name="P1">#<text:tab/>arch/arm/mach-omap2/hsmmc.c</text:p>
      <text:p text:style-name="P1">#<text:tab/>arch/arm/mach-omap2/hsmmc.h</text:p>
      <text:p text:style-name="P1">#<text:tab/>arch/arm/mach-omap2/id.c</text:p>
      <text:p text:style-name="P1">#<text:tab/>arch/arm/mach-omap2/io.c</text:p>
      <text:p text:style-name="P1">#<text:tab/>arch/arm/mach-omap2/iomap.h</text:p>
      <text:p text:style-name="P1">#<text:tab/>arch/arm/mach-omap2/mcbsp.c</text:p>
      <text:p text:style-name="P1">#<text:tab/>arch/arm/mach-omap2/mmc.h</text:p>
      <text:p text:style-name="P1"><text:soft-page-break/>#<text:tab/>arch/arm/mach-omap2/mux.c</text:p>
      <text:p text:style-name="P1">#<text:tab/>arch/arm/mach-omap2/mux34xx.c</text:p>
      <text:p text:style-name="P1">#<text:tab/>arch/arm/mach-omap2/omap-headsmp.S</text:p>
      <text:p text:style-name="P1">#<text:tab/>arch/arm/mach-omap2/omap-hotplug.c</text:p>
      <text:p text:style-name="P1">#<text:tab/>arch/arm/mach-omap2/omap-mpuss-lowpower.c</text:p>
      <text:p text:style-name="P1">#<text:tab/>arch/arm/mach-omap2/omap-pm-noop.c</text:p>
      <text:p text:style-name="P1">#<text:tab/>arch/arm/mach-omap2/omap-pm.h</text:p>
      <text:p text:style-name="P1">#<text:tab/>arch/arm/mach-omap2/omap-secure.c</text:p>
      <text:p text:style-name="P1">#<text:tab/>arch/arm/mach-omap2/omap-secure.h</text:p>
      <text:p text:style-name="P1">#<text:tab/>arch/arm/mach-omap2/omap-smp.c</text:p>
      <text:p text:style-name="P1">#<text:tab/>arch/arm/mach-omap2/omap-wakeupgen.c</text:p>
      <text:p text:style-name="P1">#<text:tab/>arch/arm/mach-omap2/omap-wakeupgen.h</text:p>
      <text:p text:style-name="P1">#<text:tab/>arch/arm/mach-omap2/omap2-restart.c</text:p>
      <text:p text:style-name="P1">#<text:tab/>arch/arm/mach-omap2/omap3-restart.c</text:p>
      <text:p text:style-name="P1">#<text:tab/>arch/arm/mach-omap2/omap34xx.h</text:p>
      <text:p text:style-name="P1">#<text:tab/>arch/arm/mach-omap2/omap4-common.c</text:p>
      <text:p text:style-name="P1">#<text:tab/>arch/arm/mach-omap2/omap4-restart.c</text:p>
      <text:p text:style-name="P1">#<text:tab/>arch/arm/mach-omap2/omap4-sar-layout.h</text:p>
      <text:p text:style-name="P1">#<text:tab/>arch/arm/mach-omap2/omap54xx.h</text:p>
      <text:p text:style-name="P1">#<text:tab/>arch/arm/mach-omap2/omap_device.c</text:p>
      <text:p text:style-name="P1">#<text:tab/>arch/arm/mach-omap2/omap_hwmod.c</text:p>
      <text:p text:style-name="P1">#<text:tab/>arch/arm/mach-omap2/omap_hwmod.h</text:p>
      <text:p text:style-name="P1">#<text:tab/>arch/arm/mach-omap2/omap_hwmod_2430_data.c</text:p>
      <text:p text:style-name="P1">#<text:tab/>arch/arm/mach-omap2/omap_hwmod_2xxx_ipblock_data.c</text:p>
      <text:p text:style-name="P1">#<text:tab/>arch/arm/mach-omap2/omap_hwmod_33xx_43xx_common_data.h</text:p>
      <text:p text:style-name="P1">#<text:tab/>arch/arm/mach-omap2/omap_hwmod_33xx_43xx_interconnect_data.c</text:p>
      <text:p text:style-name="P1">#<text:tab/>arch/arm/mach-omap2/omap_hwmod_33xx_43xx_ipblock_data.c</text:p>
      <text:p text:style-name="P1">#<text:tab/>arch/arm/mach-omap2/omap_hwmod_33xx_data.c</text:p>
      <text:p text:style-name="P1">#<text:tab/>arch/arm/mach-omap2/omap_hwmod_3xxx_data.c</text:p>
      <text:p text:style-name="P1">#<text:tab/>arch/arm/mach-omap2/omap_hwmod_43xx_data.c</text:p>
      <text:p text:style-name="P1">#<text:tab/>arch/arm/mach-omap2/omap_hwmod_44xx_data.c</text:p>
      <text:p text:style-name="P1">#<text:tab/>arch/arm/mach-omap2/omap_hwmod_54xx_data.c</text:p>
      <text:p text:style-name="P1">#<text:tab/>arch/arm/mach-omap2/omap_hwmod_7xx_data.c</text:p>
      <text:p text:style-name="P1">#<text:tab/>arch/arm/mach-omap2/omap_hwmod_reset.c</text:p>
      <text:p text:style-name="P1">#<text:tab/>arch/arm/mach-omap2/omap_phy_internal.c</text:p>
      <text:p text:style-name="P1">#<text:tab/>arch/arm/mach-omap2/opp2430_data.c</text:p>
      <text:p text:style-name="P1">#<text:tab/>arch/arm/mach-omap2/pdata-quirks.c</text:p>
      <text:p text:style-name="P1">#<text:tab/>arch/arm/mach-omap2/pm.c</text:p>
      <text:p text:style-name="P1">#<text:tab/>arch/arm/mach-omap2/pm.h</text:p>
      <text:p text:style-name="P1">#<text:tab/>arch/arm/mach-omap2/pm24xx.c</text:p>
      <text:p text:style-name="P1">#<text:tab/>arch/arm/mach-omap2/pm34xx.c</text:p>
      <text:p text:style-name="P1">#<text:tab/>arch/arm/mach-omap2/pm44xx.c</text:p>
      <text:p text:style-name="P1">#<text:tab/>arch/arm/mach-omap2/pmu.c</text:p>
      <text:p text:style-name="P1">#<text:tab/>arch/arm/mach-omap2/powerdomain.c</text:p>
      <text:p text:style-name="P1">#<text:tab/>arch/arm/mach-omap2/powerdomain.h</text:p>
      <text:p text:style-name="P1">#<text:tab/>arch/arm/mach-omap2/powerdomains3xxx_data.c</text:p>
      <text:p text:style-name="P1">#<text:tab/>arch/arm/mach-omap2/powerdomains7xx_data.c</text:p>
      <text:p text:style-name="P1">#<text:tab/>arch/arm/mach-omap2/prcm-common.h</text:p>
      <text:p text:style-name="P1">#<text:tab/>arch/arm/mach-omap2/prcm43xx.h</text:p>
      <text:p text:style-name="P1">#<text:tab/>arch/arm/mach-omap2/prm.h</text:p>
      <text:p text:style-name="P1">#<text:tab/>arch/arm/mach-omap2/prm2xxx.c</text:p>
      <text:p text:style-name="P1">#<text:tab/>arch/arm/mach-omap2/prm2xxx.h</text:p>
      <text:p text:style-name="P1"><text:soft-page-break/>#<text:tab/>arch/arm/mach-omap2/prm2xxx_3xxx.c</text:p>
      <text:p text:style-name="P1">#<text:tab/>arch/arm/mach-omap2/prm2xxx_3xxx.h</text:p>
      <text:p text:style-name="P1">#<text:tab/>arch/arm/mach-omap2/prm33xx.c</text:p>
      <text:p text:style-name="P1">#<text:tab/>arch/arm/mach-omap2/prm33xx.h</text:p>
      <text:p text:style-name="P1">#<text:tab/>arch/arm/mach-omap2/prm3xxx.c</text:p>
      <text:p text:style-name="P1">#<text:tab/>arch/arm/mach-omap2/prm3xxx.h</text:p>
      <text:p text:style-name="P1">#<text:tab/>arch/arm/mach-omap2/prm44xx.c</text:p>
      <text:p text:style-name="P1">#<text:tab/>arch/arm/mach-omap2/prm44xx.h</text:p>
      <text:p text:style-name="P1">#<text:tab/>arch/arm/mach-omap2/prm44xx_54xx.h</text:p>
      <text:p text:style-name="P1">#<text:tab/>arch/arm/mach-omap2/prm54xx.h</text:p>
      <text:p text:style-name="P1">#<text:tab/>arch/arm/mach-omap2/prm7xx.h</text:p>
      <text:p text:style-name="P1">#<text:tab/>arch/arm/mach-omap2/prm_common.c</text:p>
      <text:p text:style-name="P1">#<text:tab/>arch/arm/mach-omap2/prminst44xx.c</text:p>
      <text:p text:style-name="P1">#<text:tab/>arch/arm/mach-omap2/prminst44xx.h</text:p>
      <text:p text:style-name="P1">#<text:tab/>arch/arm/mach-omap2/sdrc.h</text:p>
      <text:p text:style-name="P1">#<text:tab/>arch/arm/mach-omap2/sdrc2xxx.c</text:p>
      <text:p text:style-name="P1">#<text:tab/>arch/arm/mach-omap2/serial.c</text:p>
      <text:p text:style-name="P1">#<text:tab/>arch/arm/mach-omap2/sleep34xx.S</text:p>
      <text:p text:style-name="P1">#<text:tab/>arch/arm/mach-omap2/sleep44xx.S</text:p>
      <text:p text:style-name="P1">#<text:tab/>arch/arm/mach-omap2/soc.h</text:p>
      <text:p text:style-name="P1">#<text:tab/>arch/arm/mach-omap2/sram.c</text:p>
      <text:p text:style-name="P1">#<text:tab/>arch/arm/mach-omap2/sram.h</text:p>
      <text:p text:style-name="P1">#<text:tab/>arch/arm/mach-omap2/sram242x.S</text:p>
      <text:p text:style-name="P1">#<text:tab/>arch/arm/mach-omap2/sram243x.S</text:p>
      <text:p text:style-name="P1">#<text:tab/>arch/arm/mach-omap2/timer.c</text:p>
      <text:p text:style-name="P1">#<text:tab/>arch/arm/mach-omap2/twl-common.c</text:p>
      <text:p text:style-name="P1">#<text:tab/>arch/arm/mach-omap2/usb-musb.c</text:p>
      <text:p text:style-name="P1">#<text:tab/>arch/arm/mach-omap2/usb-tusb6010.c</text:p>
      <text:p text:style-name="P1">#<text:tab/>arch/arm/mach-omap2/usb.h</text:p>
      <text:p text:style-name="P1">#<text:tab/>arch/arm/mach-omap2/vc.c</text:p>
      <text:p text:style-name="P1">#<text:tab/>arch/arm/mach-omap2/voltage.c</text:p>
      <text:p text:style-name="P1">#<text:tab/>arch/arm/mach-omap2/voltage.h</text:p>
      <text:p text:style-name="P1">#<text:tab/>arch/arm/mach-omap2/voltagedomains3xxx_data.c</text:p>
      <text:p text:style-name="P1">#<text:tab/>arch/arm/mach-omap2/voltagedomains44xx_data.c</text:p>
      <text:p text:style-name="P1">#<text:tab/>arch/arm/mach-omap2/voltagedomains54xx_data.c</text:p>
      <text:p text:style-name="P1">#<text:tab/>arch/arm/mach-omap2/vp.h</text:p>
      <text:p text:style-name="P1">#<text:tab/>arch/arm/mach-omap2/vp3xxx_data.c</text:p>
      <text:p text:style-name="P1">#<text:tab/>arch/arm/mach-omap2/vp44xx_data.c</text:p>
      <text:p text:style-name="P1">#<text:tab/>arch/arm/mach-orion5x/Kconfig</text:p>
      <text:p text:style-name="P1">#<text:tab/>arch/arm/mach-orion5x/Makefile</text:p>
      <text:p text:style-name="P1">#<text:tab/>arch/arm/mach-orion5x/board-d2net.c</text:p>
      <text:p text:style-name="P1">#<text:tab/>arch/arm/mach-orion5x/board-dt.c</text:p>
      <text:p text:style-name="P1">#<text:tab/>arch/arm/mach-orion5x/board-mss2.c</text:p>
      <text:p text:style-name="P1">#<text:tab/>arch/arm/mach-orion5x/board-rd88f5182.c</text:p>
      <text:p text:style-name="P1">#<text:tab/>arch/arm/mach-orion5x/common.c</text:p>
      <text:p text:style-name="P1">#<text:tab/>arch/arm/mach-orion5x/common.h</text:p>
      <text:p text:style-name="P1">#<text:tab/>arch/arm/mach-orion5x/db88f5281-setup.c</text:p>
      <text:p text:style-name="P1">#<text:tab/>arch/arm/mach-orion5x/dns323-setup.c</text:p>
      <text:p text:style-name="P1">#<text:tab/>arch/arm/mach-orion5x/irq.c</text:p>
      <text:p text:style-name="P1">#<text:tab/>arch/arm/mach-orion5x/kurobox_pro-setup.c</text:p>
      <text:p text:style-name="P1">#<text:tab/>arch/arm/mach-orion5x/ls-chl-setup.c</text:p>
      <text:p text:style-name="P1">#<text:tab/>arch/arm/mach-orion5x/ls_hgl-setup.c</text:p>
      <text:p text:style-name="P1"><text:soft-page-break/>#<text:tab/>arch/arm/mach-orion5x/mpp.c</text:p>
      <text:p text:style-name="P1">#<text:tab/>arch/arm/mach-orion5x/mv2120-setup.c</text:p>
      <text:p text:style-name="P1">#<text:tab/>arch/arm/mach-orion5x/net2big-setup.c</text:p>
      <text:p text:style-name="P1">#<text:tab/>arch/arm/mach-orion5x/pci.c</text:p>
      <text:p text:style-name="P1">#<text:tab/>arch/arm/mach-orion5x/rd88f5181l-fxo-setup.c</text:p>
      <text:p text:style-name="P1">#<text:tab/>arch/arm/mach-orion5x/rd88f5181l-ge-setup.c</text:p>
      <text:p text:style-name="P1">#<text:tab/>arch/arm/mach-orion5x/rd88f5182-setup.c</text:p>
      <text:p text:style-name="P1">#<text:tab/>arch/arm/mach-orion5x/rd88f6183ap-ge-setup.c</text:p>
      <text:p text:style-name="P1">#<text:tab/>arch/arm/mach-orion5x/terastation_pro2-setup.c</text:p>
      <text:p text:style-name="P1">#<text:tab/>arch/arm/mach-orion5x/ts209-setup.c</text:p>
      <text:p text:style-name="P1">#<text:tab/>arch/arm/mach-orion5x/ts409-setup.c</text:p>
      <text:p text:style-name="P1">#<text:tab/>arch/arm/mach-orion5x/ts78xx-setup.c</text:p>
      <text:p text:style-name="P1">#<text:tab/>arch/arm/mach-orion5x/tsx09-common.c</text:p>
      <text:p text:style-name="P1">#<text:tab/>arch/arm/mach-orion5x/wnr854t-setup.c</text:p>
      <text:p text:style-name="P1">#<text:tab/>arch/arm/mach-orion5x/wrt350n-v2-setup.c</text:p>
      <text:p text:style-name="P1">#<text:tab/>arch/arm/mach-picoxcell/Kconfig</text:p>
      <text:p text:style-name="P1">#<text:tab/>arch/arm/mach-picoxcell/common.c</text:p>
      <text:p text:style-name="P1">#<text:tab/>arch/arm/mach-prima2/Kconfig</text:p>
      <text:p text:style-name="P1">#<text:tab/>arch/arm/mach-prima2/Makefile</text:p>
      <text:p text:style-name="P1">#<text:tab/>arch/arm/mach-prima2/common.c</text:p>
      <text:p text:style-name="P1">#<text:tab/>arch/arm/mach-prima2/common.h</text:p>
      <text:p text:style-name="P1">#<text:tab/>arch/arm/mach-prima2/headsmp.S</text:p>
      <text:p text:style-name="P1">#<text:tab/>arch/arm/mach-prima2/hotplug.c</text:p>
      <text:p text:style-name="P1">#<text:tab/>arch/arm/mach-prima2/platsmp.c</text:p>
      <text:p text:style-name="P1">#<text:tab/>arch/arm/mach-prima2/pm.c</text:p>
      <text:p text:style-name="P1">#<text:tab/>arch/arm/mach-prima2/rstc.c</text:p>
      <text:p text:style-name="P1">#<text:tab/>arch/arm/mach-prima2/rtciobrg.c</text:p>
      <text:p text:style-name="P1">#<text:tab/>arch/arm/mach-pxa/Kconfig</text:p>
      <text:p text:style-name="P1">#<text:tab/>arch/arm/mach-pxa/Makefile</text:p>
      <text:p text:style-name="P1">#<text:tab/>arch/arm/mach-pxa/am200epd.c</text:p>
      <text:p text:style-name="P1">#<text:tab/>arch/arm/mach-pxa/am300epd.c</text:p>
      <text:p text:style-name="P1">#<text:tab/>arch/arm/mach-pxa/balloon3.c</text:p>
      <text:p text:style-name="P1">#<text:tab/>arch/arm/mach-pxa/capc7117.c</text:p>
      <text:p text:style-name="P1">#<text:tab/>arch/arm/mach-pxa/cm-x255.c</text:p>
      <text:p text:style-name="P1">#<text:tab/>arch/arm/mach-pxa/cm-x270.c</text:p>
      <text:p text:style-name="P1">#<text:tab/>arch/arm/mach-pxa/cm-x2xx-pci.c</text:p>
      <text:p text:style-name="P1">#<text:tab/>arch/arm/mach-pxa/cm-x2xx.c</text:p>
      <text:p text:style-name="P1">#<text:tab/>arch/arm/mach-pxa/cm-x300.c</text:p>
      <text:p text:style-name="P1">#<text:tab/>arch/arm/mach-pxa/colibri-evalboard.c</text:p>
      <text:p text:style-name="P1">#<text:tab/>arch/arm/mach-pxa/colibri-pxa270-income.c</text:p>
      <text:p text:style-name="P1">#<text:tab/>arch/arm/mach-pxa/colibri-pxa270.c</text:p>
      <text:p text:style-name="P1">#<text:tab/>arch/arm/mach-pxa/colibri-pxa300.c</text:p>
      <text:p text:style-name="P1">#<text:tab/>arch/arm/mach-pxa/colibri-pxa320.c</text:p>
      <text:p text:style-name="P1">#<text:tab/>arch/arm/mach-pxa/colibri-pxa3xx.c</text:p>
      <text:p text:style-name="P1">#<text:tab/>arch/arm/mach-pxa/corgi.c</text:p>
      <text:p text:style-name="P1">#<text:tab/>arch/arm/mach-pxa/corgi_pm.c</text:p>
      <text:p text:style-name="P1">#<text:tab/>arch/arm/mach-pxa/csb726.c</text:p>
      <text:p text:style-name="P1">#<text:tab/>arch/arm/mach-pxa/devices.c</text:p>
      <text:p text:style-name="P1">#<text:tab/>arch/arm/mach-pxa/devices.h</text:p>
      <text:p text:style-name="P1">#<text:tab/>arch/arm/mach-pxa/em-x270.c</text:p>
      <text:p text:style-name="P1">#<text:tab/>arch/arm/mach-pxa/eseries.c</text:p>
      <text:p text:style-name="P1">#<text:tab/>arch/arm/mach-pxa/ezx.c</text:p>
      <text:p text:style-name="P1"><text:soft-page-break/>#<text:tab/>arch/arm/mach-pxa/generic.c</text:p>
      <text:p text:style-name="P1">#<text:tab/>arch/arm/mach-pxa/generic.h</text:p>
      <text:p text:style-name="P1">#<text:tab/>arch/arm/mach-pxa/gumstix.c</text:p>
      <text:p text:style-name="P1">#<text:tab/>arch/arm/mach-pxa/h5000.c</text:p>
      <text:p text:style-name="P1">#<text:tab/>arch/arm/mach-pxa/himalaya.c</text:p>
      <text:p text:style-name="P1">#<text:tab/>arch/arm/mach-pxa/hx4700.c</text:p>
      <text:p text:style-name="P1">#<text:tab/>arch/arm/mach-pxa/icontrol.c</text:p>
      <text:p text:style-name="P1">#<text:tab/>arch/arm/mach-pxa/idp.c</text:p>
      <text:p text:style-name="P1">#<text:tab/>arch/arm/mach-pxa/include/mach/addr-map.h</text:p>
      <text:p text:style-name="P1">#<text:tab/>arch/arm/mach-pxa/include/mach/dma.h</text:p>
      <text:p text:style-name="P1">#<text:tab/>arch/arm/mach-pxa/include/mach/irqs.h</text:p>
      <text:p text:style-name="P1">#<text:tab/>arch/arm/mach-pxa/include/mach/lubbock.h</text:p>
      <text:p text:style-name="P1">#<text:tab/>arch/arm/mach-pxa/include/mach/magician.h</text:p>
      <text:p text:style-name="P1">#<text:tab/>arch/arm/mach-pxa/include/mach/mainstone.h</text:p>
      <text:p text:style-name="P1">#<text:tab/>arch/arm/mach-pxa/include/mach/pxa2xx-regs.h</text:p>
      <text:p text:style-name="P1">#<text:tab/>arch/arm/mach-pxa/include/mach/pxa3xx-regs.h</text:p>
      <text:p text:style-name="P1">#<text:tab/>arch/arm/mach-pxa/irq.c</text:p>
      <text:p text:style-name="P1">#<text:tab/>arch/arm/mach-pxa/littleton.c</text:p>
      <text:p text:style-name="P1">#<text:tab/>arch/arm/mach-pxa/lpd270.c</text:p>
      <text:p text:style-name="P1">#<text:tab/>arch/arm/mach-pxa/lubbock.c</text:p>
      <text:p text:style-name="P1">#<text:tab/>arch/arm/mach-pxa/magician.c</text:p>
      <text:p text:style-name="P1">#<text:tab/>arch/arm/mach-pxa/mainstone.c</text:p>
      <text:p text:style-name="P1">#<text:tab/>arch/arm/mach-pxa/mfp-pxa2xx.c</text:p>
      <text:p text:style-name="P1">#<text:tab/>arch/arm/mach-pxa/mfp-pxa3xx.c</text:p>
      <text:p text:style-name="P1">#<text:tab/>arch/arm/mach-pxa/mioa701.c</text:p>
      <text:p text:style-name="P1">#<text:tab/>arch/arm/mach-pxa/mp900.c</text:p>
      <text:p text:style-name="P1">#<text:tab/>arch/arm/mach-pxa/mxm8x10.c</text:p>
      <text:p text:style-name="P1">#<text:tab/>arch/arm/mach-pxa/palm27x.c</text:p>
      <text:p text:style-name="P1">#<text:tab/>arch/arm/mach-pxa/palmld.c</text:p>
      <text:p text:style-name="P1">#<text:tab/>arch/arm/mach-pxa/palmt5.c</text:p>
      <text:p text:style-name="P1">#<text:tab/>arch/arm/mach-pxa/palmtc.c</text:p>
      <text:p text:style-name="P1">#<text:tab/>arch/arm/mach-pxa/palmte2.c</text:p>
      <text:p text:style-name="P1">#<text:tab/>arch/arm/mach-pxa/palmtreo.c</text:p>
      <text:p text:style-name="P1">#<text:tab/>arch/arm/mach-pxa/palmtx.c</text:p>
      <text:p text:style-name="P1">#<text:tab/>arch/arm/mach-pxa/palmz72.c</text:p>
      <text:p text:style-name="P1">#<text:tab/>arch/arm/mach-pxa/pcm027.c</text:p>
      <text:p text:style-name="P1">#<text:tab/>arch/arm/mach-pxa/pcm990-baseboard.c</text:p>
      <text:p text:style-name="P1">#<text:tab/>arch/arm/mach-pxa/pm.c</text:p>
      <text:p text:style-name="P1">#<text:tab/>arch/arm/mach-pxa/poodle.c</text:p>
      <text:p text:style-name="P1">#<text:tab/>arch/arm/mach-pxa/pxa-dt.c</text:p>
      <text:p text:style-name="P1">#<text:tab/>arch/arm/mach-pxa/pxa25x.c</text:p>
      <text:p text:style-name="P1">#<text:tab/>arch/arm/mach-pxa/pxa27x.c</text:p>
      <text:p text:style-name="P1">#<text:tab/>arch/arm/mach-pxa/pxa2xx.c</text:p>
      <text:p text:style-name="P1">#<text:tab/>arch/arm/mach-pxa/pxa300.c</text:p>
      <text:p text:style-name="P1">#<text:tab/>arch/arm/mach-pxa/pxa320.c</text:p>
      <text:p text:style-name="P1">#<text:tab/>arch/arm/mach-pxa/pxa3xx-ulpi.c</text:p>
      <text:p text:style-name="P1">#<text:tab/>arch/arm/mach-pxa/pxa3xx.c</text:p>
      <text:p text:style-name="P1">#<text:tab/>arch/arm/mach-pxa/pxa930.c</text:p>
      <text:p text:style-name="P1">#<text:tab/>arch/arm/mach-pxa/raumfeld.c</text:p>
      <text:p text:style-name="P1">#<text:tab/>arch/arm/mach-pxa/saar.c</text:p>
      <text:p text:style-name="P1">#<text:tab/>arch/arm/mach-pxa/sharpsl_pm.c</text:p>
      <text:p text:style-name="P1">#<text:tab/>arch/arm/mach-pxa/spitz.c</text:p>
      <text:p text:style-name="P1"><text:soft-page-break/>#<text:tab/>arch/arm/mach-pxa/spitz_pm.c</text:p>
      <text:p text:style-name="P1">#<text:tab/>arch/arm/mach-pxa/stargate2.c</text:p>
      <text:p text:style-name="P1">#<text:tab/>arch/arm/mach-pxa/tavorevb.c</text:p>
      <text:p text:style-name="P1">#<text:tab/>arch/arm/mach-pxa/tosa-bt.c</text:p>
      <text:p text:style-name="P1">#<text:tab/>arch/arm/mach-pxa/tosa.c</text:p>
      <text:p text:style-name="P1">#<text:tab/>arch/arm/mach-pxa/trizeps4.c</text:p>
      <text:p text:style-name="P1">#<text:tab/>arch/arm/mach-pxa/viper.c</text:p>
      <text:p text:style-name="P1">#<text:tab/>arch/arm/mach-pxa/vpac270.c</text:p>
      <text:p text:style-name="P1">#<text:tab/>arch/arm/mach-pxa/xcep.c</text:p>
      <text:p text:style-name="P1">#<text:tab/>arch/arm/mach-pxa/z2.c</text:p>
      <text:p text:style-name="P1">#<text:tab/>arch/arm/mach-pxa/zeus.c</text:p>
      <text:p text:style-name="P1">#<text:tab/>arch/arm/mach-pxa/zylonite.c</text:p>
      <text:p text:style-name="P1">#<text:tab/>arch/arm/mach-pxa/zylonite_pxa300.c</text:p>
      <text:p text:style-name="P1">#<text:tab/>arch/arm/mach-pxa/zylonite_pxa320.c</text:p>
      <text:p text:style-name="P1">#<text:tab/>arch/arm/mach-qcom/Kconfig</text:p>
      <text:p text:style-name="P1">#<text:tab/>arch/arm/mach-qcom/Makefile</text:p>
      <text:p text:style-name="P1">#<text:tab/>arch/arm/mach-qcom/platsmp.c</text:p>
      <text:p text:style-name="P1">#<text:tab/>arch/arm/mach-realview/Kconfig</text:p>
      <text:p text:style-name="P1">#<text:tab/>arch/arm/mach-realview/Makefile</text:p>
      <text:p text:style-name="P1">#<text:tab/>arch/arm/mach-realview/hotplug.c</text:p>
      <text:p text:style-name="P1">#<text:tab/>arch/arm/mach-rockchip/Kconfig</text:p>
      <text:p text:style-name="P1">#<text:tab/>arch/arm/mach-rockchip/Makefile</text:p>
      <text:p text:style-name="P1">#<text:tab/>arch/arm/mach-rockchip/core.h</text:p>
      <text:p text:style-name="P1">#<text:tab/>arch/arm/mach-rockchip/headsmp.S</text:p>
      <text:p text:style-name="P1">#<text:tab/>arch/arm/mach-rockchip/platsmp.c</text:p>
      <text:p text:style-name="P1">#<text:tab/>arch/arm/mach-rockchip/rockchip.c</text:p>
      <text:p text:style-name="P1">#<text:tab/>arch/arm/mach-rpc/dma.c</text:p>
      <text:p text:style-name="P1">#<text:tab/>arch/arm/mach-rpc/ecard.c</text:p>
      <text:p text:style-name="P1">#<text:tab/>arch/arm/mach-rpc/include/mach/hardware.h</text:p>
      <text:p text:style-name="P1">#<text:tab/>arch/arm/mach-rpc/include/mach/uncompress.h</text:p>
      <text:p text:style-name="P1">#<text:tab/>arch/arm/mach-rpc/irq.c</text:p>
      <text:p text:style-name="P1">#<text:tab/>arch/arm/mach-s3c24xx/Kconfig</text:p>
      <text:p text:style-name="P1">#<text:tab/>arch/arm/mach-s3c24xx/Makefile</text:p>
      <text:p text:style-name="P1">#<text:tab/>arch/arm/mach-s3c24xx/bast-irq.c</text:p>
      <text:p text:style-name="P1">#<text:tab/>arch/arm/mach-s3c24xx/common.c</text:p>
      <text:p text:style-name="P1">#<text:tab/>arch/arm/mach-s3c24xx/h1940-bluetooth.c</text:p>
      <text:p text:style-name="P1">#<text:tab/>arch/arm/mach-s3c24xx/h1940.h</text:p>
      <text:p text:style-name="P1">#<text:tab/>arch/arm/mach-s3c24xx/include/mach/dma.h</text:p>
      <text:p text:style-name="P1">#<text:tab/>arch/arm/mach-s3c24xx/include/mach/io.h</text:p>
      <text:p text:style-name="P1">#<text:tab/>arch/arm/mach-s3c24xx/include/mach/map.h</text:p>
      <text:p text:style-name="P1">#<text:tab/>arch/arm/mach-s3c24xx/include/mach/pm-core.h</text:p>
      <text:p text:style-name="P1">#<text:tab/>arch/arm/mach-s3c24xx/include/mach/regs-gpio.h</text:p>
      <text:p text:style-name="P1">#<text:tab/>arch/arm/mach-s3c24xx/iotiming-s3c2410.c</text:p>
      <text:p text:style-name="P1">#<text:tab/>arch/arm/mach-s3c24xx/irq-pm.c</text:p>
      <text:p text:style-name="P1">#<text:tab/>arch/arm/mach-s3c24xx/mach-gta02.c</text:p>
      <text:p text:style-name="P1">#<text:tab/>arch/arm/mach-s3c24xx/mach-h1940.c</text:p>
      <text:p text:style-name="P1">#<text:tab/>arch/arm/mach-s3c24xx/mach-mini2440.c</text:p>
      <text:p text:style-name="P1">#<text:tab/>arch/arm/mach-s3c24xx/mach-n30.c</text:p>
      <text:p text:style-name="P1">#<text:tab/>arch/arm/mach-s3c24xx/mach-osiris-dvs.c</text:p>
      <text:p text:style-name="P1">#<text:tab/>arch/arm/mach-s3c24xx/mach-rx1950.c</text:p>
      <text:p text:style-name="P1">#<text:tab/>arch/arm/mach-s3c24xx/mach-s3c2416-dt.c</text:p>
      <text:p text:style-name="P1">#<text:tab/>arch/arm/mach-s3c24xx/pll-s3c2410.c</text:p>
      <text:p text:style-name="P1"><text:soft-page-break/>#<text:tab/>arch/arm/mach-s3c24xx/pll-s3c2440-12000000.c</text:p>
      <text:p text:style-name="P1">#<text:tab/>arch/arm/mach-s3c24xx/pll-s3c2440-16934400.c</text:p>
      <text:p text:style-name="P1">#<text:tab/>arch/arm/mach-s3c24xx/pm-s3c2416.c</text:p>
      <text:p text:style-name="P1">#<text:tab/>arch/arm/mach-s3c24xx/pm.c</text:p>
      <text:p text:style-name="P1">#<text:tab/>arch/arm/mach-s3c24xx/s3c2410.c</text:p>
      <text:p text:style-name="P1">#<text:tab/>arch/arm/mach-s3c24xx/s3c2412.c</text:p>
      <text:p text:style-name="P1">#<text:tab/>arch/arm/mach-s3c24xx/s3c2416.c</text:p>
      <text:p text:style-name="P1">#<text:tab/>arch/arm/mach-s3c24xx/s3c2440.c</text:p>
      <text:p text:style-name="P1">#<text:tab/>arch/arm/mach-s3c24xx/s3c2442.c</text:p>
      <text:p text:style-name="P1">#<text:tab/>arch/arm/mach-s3c24xx/s3c2443.c</text:p>
      <text:p text:style-name="P1">#<text:tab/>arch/arm/mach-s3c24xx/s3c244x.c</text:p>
      <text:p text:style-name="P1">#<text:tab/>arch/arm/mach-s3c64xx/Kconfig</text:p>
      <text:p text:style-name="P1">#<text:tab/>arch/arm/mach-s3c64xx/Makefile</text:p>
      <text:p text:style-name="P1">#<text:tab/>arch/arm/mach-s3c64xx/common.c</text:p>
      <text:p text:style-name="P1">#<text:tab/>arch/arm/mach-s3c64xx/common.h</text:p>
      <text:p text:style-name="P1">#<text:tab/>arch/arm/mach-s3c64xx/cpuidle.c</text:p>
      <text:p text:style-name="P1">#<text:tab/>arch/arm/mach-s3c64xx/dev-audio.c</text:p>
      <text:p text:style-name="P1">#<text:tab/>arch/arm/mach-s3c64xx/dev-uart.c</text:p>
      <text:p text:style-name="P1">#<text:tab/>arch/arm/mach-s3c64xx/include/mach/dma.h</text:p>
      <text:p text:style-name="P1">#<text:tab/>arch/arm/mach-s3c64xx/include/mach/gpio-samsung.h</text:p>
      <text:p text:style-name="P1">#<text:tab/>arch/arm/mach-s3c64xx/include/mach/irqs.h</text:p>
      <text:p text:style-name="P1">#<text:tab/>arch/arm/mach-s3c64xx/include/mach/map.h</text:p>
      <text:p text:style-name="P1">#<text:tab/>arch/arm/mach-s3c64xx/include/mach/pm-core.h</text:p>
      <text:p text:style-name="P1">#<text:tab/>arch/arm/mach-s3c64xx/irq-pm.c</text:p>
      <text:p text:style-name="P1">#<text:tab/>arch/arm/mach-s3c64xx/mach-anw6410.c</text:p>
      <text:p text:style-name="P1">#<text:tab/>arch/arm/mach-s3c64xx/mach-crag6410-module.c</text:p>
      <text:p text:style-name="P1">#<text:tab/>arch/arm/mach-s3c64xx/mach-crag6410.c</text:p>
      <text:p text:style-name="P1">#<text:tab/>arch/arm/mach-s3c64xx/mach-hmt.c</text:p>
      <text:p text:style-name="P1">#<text:tab/>arch/arm/mach-s3c64xx/mach-mini6410.c</text:p>
      <text:p text:style-name="P1">#<text:tab/>arch/arm/mach-s3c64xx/mach-ncp.c</text:p>
      <text:p text:style-name="P1">#<text:tab/>arch/arm/mach-s3c64xx/mach-real6410.c</text:p>
      <text:p text:style-name="P1">#<text:tab/>arch/arm/mach-s3c64xx/mach-s3c64xx-dt.c</text:p>
      <text:p text:style-name="P1">#<text:tab/>arch/arm/mach-s3c64xx/mach-smartq.c</text:p>
      <text:p text:style-name="P1">#<text:tab/>arch/arm/mach-s3c64xx/mach-smartq5.c</text:p>
      <text:p text:style-name="P1">#<text:tab/>arch/arm/mach-s3c64xx/mach-smartq7.c</text:p>
      <text:p text:style-name="P1">#<text:tab/>arch/arm/mach-s3c64xx/mach-smdk6400.c</text:p>
      <text:p text:style-name="P1">#<text:tab/>arch/arm/mach-s3c64xx/mach-smdk6410.c</text:p>
      <text:p text:style-name="P1">#<text:tab/>arch/arm/mach-s3c64xx/pl080.c</text:p>
      <text:p text:style-name="P1">#<text:tab/>arch/arm/mach-s3c64xx/pm.c</text:p>
      <text:p text:style-name="P1">#<text:tab/>arch/arm/mach-s3c64xx/s3c6400.c</text:p>
      <text:p text:style-name="P1">#<text:tab/>arch/arm/mach-s3c64xx/s3c6410.c</text:p>
      <text:p text:style-name="P1">#<text:tab/>arch/arm/mach-s3c64xx/setup-usb-phy.c</text:p>
      <text:p text:style-name="P1">#<text:tab/>arch/arm/mach-s5pv210/Kconfig</text:p>
      <text:p text:style-name="P1">#<text:tab/>arch/arm/mach-s5pv210/Makefile</text:p>
      <text:p text:style-name="P1">#<text:tab/>arch/arm/mach-s5pv210/s5pv210.c</text:p>
      <text:p text:style-name="P1">#<text:tab/>arch/arm/mach-s5pv210/sleep.S</text:p>
      <text:p text:style-name="P1">#<text:tab/>arch/arm/mach-sa1100/Kconfig</text:p>
      <text:p text:style-name="P1">#<text:tab/>arch/arm/mach-sa1100/Makefile</text:p>
      <text:p text:style-name="P1">#<text:tab/>arch/arm/mach-sa1100/assabet.c</text:p>
      <text:p text:style-name="P1">#<text:tab/>arch/arm/mach-sa1100/clock.c</text:p>
      <text:p text:style-name="P1">#<text:tab/>arch/arm/mach-sa1100/collie.c</text:p>
      <text:p text:style-name="P1">#<text:tab/>arch/arm/mach-sa1100/generic.c</text:p>
      <text:p text:style-name="P1"><text:soft-page-break/>#<text:tab/>arch/arm/mach-sa1100/generic.h</text:p>
      <text:p text:style-name="P1">#<text:tab/>arch/arm/mach-sa1100/h3100.c</text:p>
      <text:p text:style-name="P1">#<text:tab/>arch/arm/mach-sa1100/h3600.c</text:p>
      <text:p text:style-name="P1">#<text:tab/>arch/arm/mach-sa1100/h3xxx.c</text:p>
      <text:p text:style-name="P1">#<text:tab/>arch/arm/mach-sa1100/include/mach/SA-1100.h</text:p>
      <text:p text:style-name="P1">#<text:tab/>arch/arm/mach-sa1100/include/mach/hardware.h</text:p>
      <text:p text:style-name="P1">#<text:tab/>arch/arm/mach-sa1100/include/mach/irqs.h</text:p>
      <text:p text:style-name="P1">#<text:tab/>arch/arm/mach-sa1100/include/mach/uncompress.h</text:p>
      <text:p text:style-name="P1">#<text:tab/>arch/arm/mach-sa1100/jornada720.c</text:p>
      <text:p text:style-name="P1">#<text:tab/>arch/arm/mach-sa1100/neponset.c</text:p>
      <text:p text:style-name="P1">#<text:tab/>arch/arm/mach-sa1100/pci-nanoengine.c</text:p>
      <text:p text:style-name="P1">#<text:tab/>arch/arm/mach-sa1100/pleb.c</text:p>
      <text:p text:style-name="P1">#<text:tab/>arch/arm/mach-sa1100/simpad.c</text:p>
      <text:p text:style-name="P1">#<text:tab/>arch/arm/mach-shmobile/Kconfig</text:p>
      <text:p text:style-name="P1">#<text:tab/>arch/arm/mach-shmobile/Makefile</text:p>
      <text:p text:style-name="P1">#<text:tab/>arch/arm/mach-shmobile/common.h</text:p>
      <text:p text:style-name="P1">#<text:tab/>arch/arm/mach-shmobile/headsmp-scu.S</text:p>
      <text:p text:style-name="P1">#<text:tab/>arch/arm/mach-shmobile/headsmp.S</text:p>
      <text:p text:style-name="P1">#<text:tab/>arch/arm/mach-shmobile/platsmp-apmu.c</text:p>
      <text:p text:style-name="P1">#<text:tab/>arch/arm/mach-shmobile/platsmp-scu.c</text:p>
      <text:p text:style-name="P1">#<text:tab/>arch/arm/mach-shmobile/platsmp.c</text:p>
      <text:p text:style-name="P1">#<text:tab/>arch/arm/mach-shmobile/pm-r8a7779.c</text:p>
      <text:p text:style-name="P1">#<text:tab/>arch/arm/mach-shmobile/pm-rmobile.c</text:p>
      <text:p text:style-name="P1">#<text:tab/>arch/arm/mach-shmobile/pm-rmobile.h</text:p>
      <text:p text:style-name="P1">#<text:tab/>arch/arm/mach-shmobile/r8a7779.h</text:p>
      <text:p text:style-name="P1">#<text:tab/>arch/arm/mach-shmobile/r8a7790.h</text:p>
      <text:p text:style-name="P1">#<text:tab/>arch/arm/mach-shmobile/r8a7791.h</text:p>
      <text:p text:style-name="P1">#<text:tab/>arch/arm/mach-shmobile/rcar-gen2.h</text:p>
      <text:p text:style-name="P1">#<text:tab/>arch/arm/mach-shmobile/setup-emev2.c</text:p>
      <text:p text:style-name="P1">#<text:tab/>arch/arm/mach-shmobile/setup-r7s72100.c</text:p>
      <text:p text:style-name="P1">#<text:tab/>arch/arm/mach-shmobile/setup-r8a73a4.c</text:p>
      <text:p text:style-name="P1">#<text:tab/>arch/arm/mach-shmobile/setup-r8a7740.c</text:p>
      <text:p text:style-name="P1">#<text:tab/>arch/arm/mach-shmobile/setup-r8a7778.c</text:p>
      <text:p text:style-name="P1">#<text:tab/>arch/arm/mach-shmobile/setup-r8a7779.c</text:p>
      <text:p text:style-name="P1">#<text:tab/>arch/arm/mach-shmobile/setup-r8a7790.c</text:p>
      <text:p text:style-name="P1">#<text:tab/>arch/arm/mach-shmobile/setup-r8a7791.c</text:p>
      <text:p text:style-name="P1">#<text:tab/>arch/arm/mach-shmobile/setup-rcar-gen2.c</text:p>
      <text:p text:style-name="P1">#<text:tab/>arch/arm/mach-shmobile/setup-sh73a0.c</text:p>
      <text:p text:style-name="P1">#<text:tab/>arch/arm/mach-shmobile/sh73a0.h</text:p>
      <text:p text:style-name="P1">#<text:tab/>arch/arm/mach-shmobile/smp-emev2.c</text:p>
      <text:p text:style-name="P1">#<text:tab/>arch/arm/mach-shmobile/smp-r8a7779.c</text:p>
      <text:p text:style-name="P1">#<text:tab/>arch/arm/mach-shmobile/smp-r8a7790.c</text:p>
      <text:p text:style-name="P1">#<text:tab/>arch/arm/mach-shmobile/smp-r8a7791.c</text:p>
      <text:p text:style-name="P1">#<text:tab/>arch/arm/mach-shmobile/smp-sh73a0.c</text:p>
      <text:p text:style-name="P1">#<text:tab/>arch/arm/mach-shmobile/suspend.c</text:p>
      <text:p text:style-name="P1">#<text:tab/>arch/arm/mach-shmobile/timer.c</text:p>
      <text:p text:style-name="P1">#<text:tab/>arch/arm/mach-socfpga/Kconfig</text:p>
      <text:p text:style-name="P1">#<text:tab/>arch/arm/mach-socfpga/Makefile</text:p>
      <text:p text:style-name="P1">#<text:tab/>arch/arm/mach-socfpga/core.h</text:p>
      <text:p text:style-name="P1">#<text:tab/>arch/arm/mach-socfpga/headsmp.S</text:p>
      <text:p text:style-name="P1">#<text:tab/>arch/arm/mach-socfpga/platsmp.c</text:p>
      <text:p text:style-name="P1">#<text:tab/>arch/arm/mach-socfpga/socfpga.c</text:p>
      <text:p text:style-name="P1"><text:soft-page-break/>#<text:tab/>arch/arm/mach-spear/Kconfig</text:p>
      <text:p text:style-name="P1">#<text:tab/>arch/arm/mach-spear/generic.h</text:p>
      <text:p text:style-name="P1">#<text:tab/>arch/arm/mach-spear/hotplug.c</text:p>
      <text:p text:style-name="P1">#<text:tab/>arch/arm/mach-spear/include/mach/irqs.h</text:p>
      <text:p text:style-name="P1">#<text:tab/>arch/arm/mach-spear/include/mach/misc_regs.h</text:p>
      <text:p text:style-name="P1">#<text:tab/>arch/arm/mach-spear/include/mach/spear.h</text:p>
      <text:p text:style-name="P1">#<text:tab/>arch/arm/mach-spear/include/mach/uncompress.h</text:p>
      <text:p text:style-name="P1">#<text:tab/>arch/arm/mach-spear/pl080.c</text:p>
      <text:p text:style-name="P1">#<text:tab/>arch/arm/mach-spear/pl080.h</text:p>
      <text:p text:style-name="P1">#<text:tab/>arch/arm/mach-spear/platsmp.c</text:p>
      <text:p text:style-name="P1">#<text:tab/>arch/arm/mach-spear/restart.c</text:p>
      <text:p text:style-name="P1">#<text:tab/>arch/arm/mach-spear/spear1310.c</text:p>
      <text:p text:style-name="P1">#<text:tab/>arch/arm/mach-spear/spear1340.c</text:p>
      <text:p text:style-name="P1">#<text:tab/>arch/arm/mach-spear/spear13xx.c</text:p>
      <text:p text:style-name="P1">#<text:tab/>arch/arm/mach-spear/spear300.c</text:p>
      <text:p text:style-name="P1">#<text:tab/>arch/arm/mach-spear/spear310.c</text:p>
      <text:p text:style-name="P1">#<text:tab/>arch/arm/mach-spear/spear320.c</text:p>
      <text:p text:style-name="P1">#<text:tab/>arch/arm/mach-spear/spear3xx.c</text:p>
      <text:p text:style-name="P1">#<text:tab/>arch/arm/mach-spear/spear6xx.c</text:p>
      <text:p text:style-name="P1">#<text:tab/>arch/arm/mach-spear/time.c</text:p>
      <text:p text:style-name="P1">#<text:tab/>arch/arm/mach-sti/Kconfig</text:p>
      <text:p text:style-name="P1">#<text:tab/>arch/arm/mach-sti/board-dt.c</text:p>
      <text:p text:style-name="P1">#<text:tab/>arch/arm/mach-sti/headsmp.S</text:p>
      <text:p text:style-name="P1">#<text:tab/>arch/arm/mach-sti/platsmp.c</text:p>
      <text:p text:style-name="P1">#<text:tab/>arch/arm/mach-sti/smp.h</text:p>
      <text:p text:style-name="P1">#<text:tab/>arch/arm/mach-sunxi/Kconfig</text:p>
      <text:p text:style-name="P1">#<text:tab/>arch/arm/mach-sunxi/platsmp.c</text:p>
      <text:p text:style-name="P1">#<text:tab/>arch/arm/mach-sunxi/sunxi.c</text:p>
      <text:p text:style-name="P1">#<text:tab/>arch/arm/mach-tegra/Kconfig</text:p>
      <text:p text:style-name="P1">#<text:tab/>arch/arm/mach-tegra/Makefile</text:p>
      <text:p text:style-name="P1">#<text:tab/>arch/arm/mach-tegra/board-paz00.c</text:p>
      <text:p text:style-name="P1">#<text:tab/>arch/arm/mach-tegra/common.h</text:p>
      <text:p text:style-name="P1">#<text:tab/>arch/arm/mach-tegra/cpuidle-tegra114.c</text:p>
      <text:p text:style-name="P1">#<text:tab/>arch/arm/mach-tegra/cpuidle-tegra20.c</text:p>
      <text:p text:style-name="P1">#<text:tab/>arch/arm/mach-tegra/cpuidle-tegra30.c</text:p>
      <text:p text:style-name="P1">#<text:tab/>arch/arm/mach-tegra/cpuidle.h</text:p>
      <text:p text:style-name="P1">#<text:tab/>arch/arm/mach-tegra/hotplug.c</text:p>
      <text:p text:style-name="P1">#<text:tab/>arch/arm/mach-tegra/iomap.h</text:p>
      <text:p text:style-name="P1">#<text:tab/>arch/arm/mach-tegra/irq.c</text:p>
      <text:p text:style-name="P1">#<text:tab/>arch/arm/mach-tegra/irq.h</text:p>
      <text:p text:style-name="P1">#<text:tab/>arch/arm/mach-tegra/platsmp.c</text:p>
      <text:p text:style-name="P1">#<text:tab/>arch/arm/mach-tegra/pm.c</text:p>
      <text:p text:style-name="P1">#<text:tab/>arch/arm/mach-tegra/pm.h</text:p>
      <text:p text:style-name="P1">#<text:tab/>arch/arm/mach-tegra/reset-handler.S</text:p>
      <text:p text:style-name="P1">#<text:tab/>arch/arm/mach-tegra/reset.c</text:p>
      <text:p text:style-name="P1">#<text:tab/>arch/arm/mach-tegra/reset.h</text:p>
      <text:p text:style-name="P1">#<text:tab/>arch/arm/mach-tegra/sleep-tegra20.S</text:p>
      <text:p text:style-name="P1">#<text:tab/>arch/arm/mach-tegra/sleep-tegra30.S</text:p>
      <text:p text:style-name="P1">#<text:tab/>arch/arm/mach-tegra/tegra.c</text:p>
      <text:p text:style-name="P1">#<text:tab/>arch/arm/mach-u300/Kconfig</text:p>
      <text:p text:style-name="P1">#<text:tab/>arch/arm/mach-u300/core.c</text:p>
      <text:p text:style-name="P1">#<text:tab/>arch/arm/mach-u300/dummyspichip.c</text:p>
      <text:p text:style-name="P1"><text:soft-page-break/>#<text:tab/>arch/arm/mach-u300/regulator.c</text:p>
      <text:p text:style-name="P1">#<text:tab/>arch/arm/mach-ux500/Kconfig</text:p>
      <text:p text:style-name="P1">#<text:tab/>arch/arm/mach-ux500/Makefile</text:p>
      <text:p text:style-name="P1">#<text:tab/>arch/arm/mach-ux500/cpu-db8500.c</text:p>
      <text:p text:style-name="P1">#<text:tab/>arch/arm/mach-ux500/hotplug.c</text:p>
      <text:p text:style-name="P1">#<text:tab/>arch/arm/mach-ux500/platsmp.c</text:p>
      <text:p text:style-name="P1">#<text:tab/>arch/arm/mach-ux500/pm.c</text:p>
      <text:p text:style-name="P1">#<text:tab/>arch/arm/mach-ux500/setup.h</text:p>
      <text:p text:style-name="P1">#<text:tab/>arch/arm/mach-versatile/Kconfig</text:p>
      <text:p text:style-name="P1">#<text:tab/>arch/arm/mach-versatile/Makefile</text:p>
      <text:p text:style-name="P1">#<text:tab/>arch/arm/mach-versatile/versatile_dt.c</text:p>
      <text:p text:style-name="P1">#<text:tab/>arch/arm/mach-vexpress/Kconfig</text:p>
      <text:p text:style-name="P1">#<text:tab/>arch/arm/mach-vexpress/Makefile</text:p>
      <text:p text:style-name="P1">#<text:tab/>arch/arm/mach-vexpress/core.h</text:p>
      <text:p text:style-name="P1">#<text:tab/>arch/arm/mach-vexpress/dcscb.c</text:p>
      <text:p text:style-name="P1">#<text:tab/>arch/arm/mach-vexpress/hotplug.c</text:p>
      <text:p text:style-name="P1">#<text:tab/>arch/arm/mach-vexpress/platsmp.c</text:p>
      <text:p text:style-name="P1">#<text:tab/>arch/arm/mach-vexpress/spc.c</text:p>
      <text:p text:style-name="P1">#<text:tab/>arch/arm/mach-vexpress/tc2_pm.c</text:p>
      <text:p text:style-name="P1">#<text:tab/>arch/arm/mach-vexpress/v2m.c</text:p>
      <text:p text:style-name="P1">#<text:tab/>arch/arm/mach-vt8500/Kconfig</text:p>
      <text:p text:style-name="P1">#<text:tab/>arch/arm/mach-vt8500/vt8500.c</text:p>
      <text:p text:style-name="P1">#<text:tab/>arch/arm/mach-w90x900/cpu.c</text:p>
      <text:p text:style-name="P1">#<text:tab/>arch/arm/mach-w90x900/gpio.c</text:p>
      <text:p text:style-name="P1">#<text:tab/>arch/arm/mach-w90x900/include/mach/uncompress.h</text:p>
      <text:p text:style-name="P1">#<text:tab/>arch/arm/mach-w90x900/irq.c</text:p>
      <text:p text:style-name="P1">#<text:tab/>arch/arm/mach-w90x900/time.c</text:p>
      <text:p text:style-name="P1">#<text:tab/>arch/arm/mach-zynq/Kconfig</text:p>
      <text:p text:style-name="P1">#<text:tab/>arch/arm/mach-zynq/Makefile</text:p>
      <text:p text:style-name="P1">#<text:tab/>arch/arm/mach-zynq/common.c</text:p>
      <text:p text:style-name="P1">#<text:tab/>arch/arm/mach-zynq/common.h</text:p>
      <text:p text:style-name="P1">#<text:tab/>arch/arm/mach-zynq/headsmp.S</text:p>
      <text:p text:style-name="P1">#<text:tab/>arch/arm/mach-zynq/platsmp.c</text:p>
      <text:p text:style-name="P1">#<text:tab/>arch/arm/mach-zynq/pm.c</text:p>
      <text:p text:style-name="P1">#<text:tab/>arch/arm/mach-zynq/slcr.c</text:p>
      <text:p text:style-name="P1">#<text:tab/>arch/arm/mm/Kconfig</text:p>
      <text:p text:style-name="P1">#<text:tab/>arch/arm/mm/Makefile</text:p>
      <text:p text:style-name="P1">#<text:tab/>arch/arm/mm/abort-lv4t.S</text:p>
      <text:p text:style-name="P1">#<text:tab/>arch/arm/mm/alignment.c</text:p>
      <text:p text:style-name="P1">#<text:tab/>arch/arm/mm/cache-feroceon-l2.c</text:p>
      <text:p text:style-name="P1">#<text:tab/>arch/arm/mm/cache-l2x0.c</text:p>
      <text:p text:style-name="P1">#<text:tab/>arch/arm/mm/cache-tauros2.c</text:p>
      <text:p text:style-name="P1">#<text:tab/>arch/arm/mm/cache-v6.S</text:p>
      <text:p text:style-name="P1">#<text:tab/>arch/arm/mm/cache-v7.S</text:p>
      <text:p text:style-name="P1">#<text:tab/>arch/arm/mm/context.c</text:p>
      <text:p text:style-name="P1">#<text:tab/>arch/arm/mm/copypage-v6.c</text:p>
      <text:p text:style-name="P1">#<text:tab/>arch/arm/mm/dma-mapping.c</text:p>
      <text:p text:style-name="P1">#<text:tab/>arch/arm/mm/dump.c</text:p>
      <text:p text:style-name="P1">#<text:tab/>arch/arm/mm/fault-armv.c</text:p>
      <text:p text:style-name="P1">#<text:tab/>arch/arm/mm/fault.c</text:p>
      <text:p text:style-name="P1">#<text:tab/>arch/arm/mm/fault.h</text:p>
      <text:p text:style-name="P1">#<text:tab/>arch/arm/mm/flush.c</text:p>
      <text:p text:style-name="P1"><text:soft-page-break/>#<text:tab/>arch/arm/mm/highmem.c</text:p>
      <text:p text:style-name="P1">#<text:tab/>arch/arm/mm/hugetlbpage.c</text:p>
      <text:p text:style-name="P1">#<text:tab/>arch/arm/mm/idmap.c</text:p>
      <text:p text:style-name="P1">#<text:tab/>arch/arm/mm/init.c</text:p>
      <text:p text:style-name="P1">#<text:tab/>arch/arm/mm/ioremap.c</text:p>
      <text:p text:style-name="P1">#<text:tab/>arch/arm/mm/mmap.c</text:p>
      <text:p text:style-name="P1">#<text:tab/>arch/arm/mm/mmu.c</text:p>
      <text:p text:style-name="P1">#<text:tab/>arch/arm/mm/nommu.c</text:p>
      <text:p text:style-name="P1">#<text:tab/>arch/arm/mm/pgd.c</text:p>
      <text:p text:style-name="P1">#<text:tab/>arch/arm/mm/proc-arm1020.S</text:p>
      <text:p text:style-name="P1">#<text:tab/>arch/arm/mm/proc-arm1020e.S</text:p>
      <text:p text:style-name="P1">#<text:tab/>arch/arm/mm/proc-arm925.S</text:p>
      <text:p text:style-name="P1">#<text:tab/>arch/arm/mm/proc-arm940.S</text:p>
      <text:p text:style-name="P1">#<text:tab/>arch/arm/mm/proc-arm946.S</text:p>
      <text:p text:style-name="P1">#<text:tab/>arch/arm/mm/proc-macros.S</text:p>
      <text:p text:style-name="P1">#<text:tab/>arch/arm/mm/proc-mohawk.S</text:p>
      <text:p text:style-name="P1">#<text:tab/>arch/arm/mm/proc-syms.c</text:p>
      <text:p text:style-name="P1">#<text:tab/>arch/arm/mm/proc-v7-2level.S</text:p>
      <text:p text:style-name="P1">#<text:tab/>arch/arm/mm/proc-v7.S</text:p>
      <text:p text:style-name="P1">#<text:tab/>arch/arm/mm/proc-v7m.S</text:p>
      <text:p text:style-name="P1">#<text:tab/>arch/arm/net/bpf_jit_32.c</text:p>
      <text:p text:style-name="P1">#<text:tab/>arch/arm/net/bpf_jit_32.h</text:p>
      <text:p text:style-name="P1">#<text:tab/>arch/arm/nwfpe/entry.S</text:p>
      <text:p text:style-name="P1">#<text:tab/>arch/arm/nwfpe/fpmodule.c</text:p>
      <text:p text:style-name="P1">#<text:tab/>arch/arm/plat-iop/adma.c</text:p>
      <text:p text:style-name="P1">#<text:tab/>arch/arm/plat-iop/pmu.c</text:p>
      <text:p text:style-name="P1">#<text:tab/>arch/arm/plat-iop/setup.c</text:p>
      <text:p text:style-name="P1">#<text:tab/>arch/arm/plat-iop/time.c</text:p>
      <text:p text:style-name="P1">#<text:tab/>arch/arm/plat-omap/counter_32k.c</text:p>
      <text:p text:style-name="P1">#<text:tab/>arch/arm/plat-omap/dma.c</text:p>
      <text:p text:style-name="P1">#<text:tab/>arch/arm/plat-omap/dmtimer.c</text:p>
      <text:p text:style-name="P1">#<text:tab/>arch/arm/plat-orion/common.c</text:p>
      <text:p text:style-name="P1">#<text:tab/>arch/arm/plat-orion/gpio.c</text:p>
      <text:p text:style-name="P1">#<text:tab/>arch/arm/plat-orion/include/plat/common.h</text:p>
      <text:p text:style-name="P1">#<text:tab/>arch/arm/plat-orion/include/plat/orion-gpio.h</text:p>
      <text:p text:style-name="P1">#<text:tab/>arch/arm/plat-orion/irq.c</text:p>
      <text:p text:style-name="P1">#<text:tab/>arch/arm/plat-orion/mpp.c</text:p>
      <text:p text:style-name="P1">#<text:tab/>arch/arm/plat-orion/time.c</text:p>
      <text:p text:style-name="P1">#<text:tab/>arch/arm/plat-pxa/Makefile</text:p>
      <text:p text:style-name="P1">#<text:tab/>arch/arm/plat-pxa/ssp.c</text:p>
      <text:p text:style-name="P1">#<text:tab/>arch/arm/plat-samsung/Kconfig</text:p>
      <text:p text:style-name="P1">#<text:tab/>arch/arm/plat-samsung/Makefile</text:p>
      <text:p text:style-name="P1">#<text:tab/>arch/arm/plat-samsung/adc.c</text:p>
      <text:p text:style-name="P1">#<text:tab/>arch/arm/plat-samsung/cpu.c</text:p>
      <text:p text:style-name="P1">#<text:tab/>arch/arm/plat-samsung/devs.c</text:p>
      <text:p text:style-name="P1">#<text:tab/>arch/arm/plat-samsung/include/plat/cpu-freq-core.h</text:p>
      <text:p text:style-name="P1">#<text:tab/>arch/arm/plat-samsung/include/plat/cpu.h</text:p>
      <text:p text:style-name="P1">#<text:tab/>arch/arm/plat-samsung/include/plat/fb-s3c2410.h</text:p>
      <text:p text:style-name="P1">#<text:tab/>arch/arm/plat-samsung/include/plat/gpio-cfg.h</text:p>
      <text:p text:style-name="P1">#<text:tab/>arch/arm/plat-samsung/include/plat/map-s3c.h</text:p>
      <text:p text:style-name="P1">#<text:tab/>arch/arm/plat-samsung/include/plat/map-s5p.h</text:p>
      <text:p text:style-name="P1">#<text:tab/>arch/arm/plat-samsung/include/plat/pm.h</text:p>
      <text:p text:style-name="P1"><text:soft-page-break/>#<text:tab/>arch/arm/plat-samsung/init.c</text:p>
      <text:p text:style-name="P1">#<text:tab/>arch/arm/plat-samsung/pm-check.c</text:p>
      <text:p text:style-name="P1">#<text:tab/>arch/arm/plat-samsung/pm-common.c</text:p>
      <text:p text:style-name="P1">#<text:tab/>arch/arm/plat-samsung/pm-debug.c</text:p>
      <text:p text:style-name="P1">#<text:tab/>arch/arm/plat-samsung/pm.c</text:p>
      <text:p text:style-name="P1">#<text:tab/>arch/arm/plat-samsung/watchdog-reset.c</text:p>
      <text:p text:style-name="P1">#<text:tab/>arch/arm/plat-versatile/Kconfig</text:p>
      <text:p text:style-name="P1">#<text:tab/>arch/arm/plat-versatile/Makefile</text:p>
      <text:p text:style-name="P1">#<text:tab/>arch/arm/plat-versatile/platsmp.c</text:p>
      <text:p text:style-name="P1">#<text:tab/>arch/arm/tools/Makefile</text:p>
      <text:p text:style-name="P1">#<text:tab/>arch/arm/tools/mach-types</text:p>
      <text:p text:style-name="P1">#<text:tab/>arch/arm/vdso/vdso.S</text:p>
      <text:p text:style-name="P1">#<text:tab/>arch/arm/vdso/vdsomunge.c</text:p>
      <text:p text:style-name="P1">#<text:tab/>arch/arm/vdso/vgettimeofday.c</text:p>
      <text:p text:style-name="P1">#<text:tab/>arch/arm/vfp/vfphw.S</text:p>
      <text:p text:style-name="P1">#<text:tab/>arch/arm/vfp/vfpmodule.c</text:p>
      <text:p text:style-name="P1">#<text:tab/>arch/arm/vfp/vfpsingle.c</text:p>
      <text:p text:style-name="P1">#<text:tab/>arch/arm/xen/Makefile</text:p>
      <text:p text:style-name="P1">#<text:tab/>arch/arm/xen/enlighten.c</text:p>
      <text:p text:style-name="P1">#<text:tab/>arch/arm/xen/hypercall.S</text:p>
      <text:p text:style-name="P1">#<text:tab/>arch/arm/xen/mm.c</text:p>
      <text:p text:style-name="P1">#<text:tab/>arch/arm/xen/p2m.c</text:p>
      <text:p text:style-name="P1">#<text:tab/>arch/arm64/Kconfig</text:p>
      <text:p text:style-name="P1">#<text:tab/>arch/arm64/Kconfig.debug</text:p>
      <text:p text:style-name="P1">#<text:tab/>arch/arm64/Makefile</text:p>
      <text:p text:style-name="P1">#<text:tab/>arch/arm64/boot/Makefile</text:p>
      <text:p text:style-name="P1">#<text:tab/>arch/arm64/boot/dts/Makefile</text:p>
      <text:p text:style-name="P1">#<text:tab/>arch/arm64/boot/dts/apm/Makefile</text:p>
      <text:p text:style-name="P1">#<text:tab/>arch/arm64/boot/dts/apm/apm-mustang.dts</text:p>
      <text:p text:style-name="P1">#<text:tab/>arch/arm64/boot/dts/apm/apm-storm.dtsi</text:p>
      <text:p text:style-name="P1">#<text:tab/>arch/arm64/boot/dts/arm/Makefile</text:p>
      <text:p text:style-name="P1">#<text:tab/>arch/arm64/boot/dts/arm/foundation-v8.dts</text:p>
      <text:p text:style-name="P1">#<text:tab/>arch/arm64/boot/dts/arm/juno-base.dtsi</text:p>
      <text:p text:style-name="P1">#<text:tab/>arch/arm64/boot/dts/arm/juno-clocks.dtsi</text:p>
      <text:p text:style-name="P1">#<text:tab/>arch/arm64/boot/dts/arm/juno-motherboard.dtsi</text:p>
      <text:p text:style-name="P1">#<text:tab/>arch/arm64/boot/dts/arm/juno-r1.dts</text:p>
      <text:p text:style-name="P1">#<text:tab/>arch/arm64/boot/dts/arm/juno.dts</text:p>
      <text:p text:style-name="P1">#<text:tab/>arch/arm64/boot/dts/arm/rtsm_ve-aemv8a.dts</text:p>
      <text:p text:style-name="P1">#<text:tab/>arch/arm64/boot/dts/arm/rtsm_ve-motherboard.dtsi</text:p>
      <text:p text:style-name="P1">#<text:tab/>arch/arm64/boot/dts/cavium/thunder-88xx.dtsi</text:p>
      <text:p text:style-name="P1">#<text:tab/>arch/arm64/boot/dts/qcom~HEAD</text:p>
      <text:p text:style-name="P1">#<text:tab/>arch/arm64/boot/install.sh</text:p>
      <text:p text:style-name="P1">#<text:tab/>arch/arm64/configs/defconfig</text:p>
      <text:p text:style-name="P1">#<text:tab/>arch/arm64/crypto/Kconfig</text:p>
      <text:p text:style-name="P1">#<text:tab/>arch/arm64/crypto/Makefile</text:p>
      <text:p text:style-name="P1">#<text:tab/>arch/arm64/crypto/aes-ce-ccm-core.S</text:p>
      <text:p text:style-name="P1">#<text:tab/>arch/arm64/crypto/aes-ce-ccm-glue.c</text:p>
      <text:p text:style-name="P1">#<text:tab/>arch/arm64/crypto/aes-ce-cipher.c</text:p>
      <text:p text:style-name="P1">#<text:tab/>arch/arm64/crypto/aes-ce.S</text:p>
      <text:p text:style-name="P1">#<text:tab/>arch/arm64/crypto/aes-glue.c</text:p>
      <text:p text:style-name="P1">#<text:tab/>arch/arm64/crypto/aes-modes.S</text:p>
      <text:p text:style-name="P1">#<text:tab/>arch/arm64/crypto/aes-neon.S</text:p>
      <text:p text:style-name="P1"><text:soft-page-break/>#<text:tab/>arch/arm64/crypto/ghash-ce-core.S</text:p>
      <text:p text:style-name="P1">#<text:tab/>arch/arm64/crypto/sha1-ce-core.S</text:p>
      <text:p text:style-name="P1">#<text:tab/>arch/arm64/crypto/sha1-ce-glue.c</text:p>
      <text:p text:style-name="P1">#<text:tab/>arch/arm64/crypto/sha2-ce-core.S</text:p>
      <text:p text:style-name="P1">#<text:tab/>arch/arm64/crypto/sha2-ce-glue.c</text:p>
      <text:p text:style-name="P1">#<text:tab/>arch/arm64/include/asm/Kbuild</text:p>
      <text:p text:style-name="P1">#<text:tab/>arch/arm64/include/asm/alternative.h</text:p>
      <text:p text:style-name="P1">#<text:tab/>arch/arm64/include/asm/arch_timer.h</text:p>
      <text:p text:style-name="P1">#<text:tab/>arch/arm64/include/asm/assembler.h</text:p>
      <text:p text:style-name="P1">#<text:tab/>arch/arm64/include/asm/atomic.h</text:p>
      <text:p text:style-name="P1">#<text:tab/>arch/arm64/include/asm/barrier.h</text:p>
      <text:p text:style-name="P1">#<text:tab/>arch/arm64/include/asm/bug.h</text:p>
      <text:p text:style-name="P1">#<text:tab/>arch/arm64/include/asm/cache.h</text:p>
      <text:p text:style-name="P1">#<text:tab/>arch/arm64/include/asm/cacheflush.h</text:p>
      <text:p text:style-name="P1">#<text:tab/>arch/arm64/include/asm/cachetype.h</text:p>
      <text:p text:style-name="P1">#<text:tab/>arch/arm64/include/asm/cmpxchg.h</text:p>
      <text:p text:style-name="P1">#<text:tab/>arch/arm64/include/asm/compat.h</text:p>
      <text:p text:style-name="P1">#<text:tab/>arch/arm64/include/asm/cpu.h</text:p>
      <text:p text:style-name="P1">#<text:tab/>arch/arm64/include/asm/cpu_ops.h</text:p>
      <text:p text:style-name="P1">#<text:tab/>arch/arm64/include/asm/cpufeature.h</text:p>
      <text:p text:style-name="P1">#<text:tab/>arch/arm64/include/asm/cpuidle.h</text:p>
      <text:p text:style-name="P1">#<text:tab/>arch/arm64/include/asm/cputype.h</text:p>
      <text:p text:style-name="P1">#<text:tab/>arch/arm64/include/asm/dcc.h</text:p>
      <text:p text:style-name="P1">#<text:tab/>arch/arm64/include/asm/debug-monitors.h</text:p>
      <text:p text:style-name="P1">#<text:tab/>arch/arm64/include/asm/device.h</text:p>
      <text:p text:style-name="P1">#<text:tab/>arch/arm64/include/asm/dma-mapping.h</text:p>
      <text:p text:style-name="P1">#<text:tab/>arch/arm64/include/asm/efi.h</text:p>
      <text:p text:style-name="P1">#<text:tab/>arch/arm64/include/asm/elf.h</text:p>
      <text:p text:style-name="P1">#<text:tab/>arch/arm64/include/asm/esr.h</text:p>
      <text:p text:style-name="P1">#<text:tab/>arch/arm64/include/asm/exception.h</text:p>
      <text:p text:style-name="P1">#<text:tab/>arch/arm64/include/asm/exec.h</text:p>
      <text:p text:style-name="P1">#<text:tab/>arch/arm64/include/asm/fixmap.h</text:p>
      <text:p text:style-name="P1">#<text:tab/>arch/arm64/include/asm/fpsimd.h</text:p>
      <text:p text:style-name="P1">#<text:tab/>arch/arm64/include/asm/fpsimdmacros.h</text:p>
      <text:p text:style-name="P1">#<text:tab/>arch/arm64/include/asm/ftrace.h</text:p>
      <text:p text:style-name="P1">#<text:tab/>arch/arm64/include/asm/futex.h</text:p>
      <text:p text:style-name="P1">#<text:tab/>arch/arm64/include/asm/hardirq.h</text:p>
      <text:p text:style-name="P1">#<text:tab/>arch/arm64/include/asm/hugetlb.h</text:p>
      <text:p text:style-name="P1">#<text:tab/>arch/arm64/include/asm/hw_breakpoint.h</text:p>
      <text:p text:style-name="P1">#<text:tab/>arch/arm64/include/asm/insn.h</text:p>
      <text:p text:style-name="P1">#<text:tab/>arch/arm64/include/asm/io.h</text:p>
      <text:p text:style-name="P1">#<text:tab/>arch/arm64/include/asm/irq.h</text:p>
      <text:p text:style-name="P1">#<text:tab/>arch/arm64/include/asm/irqflags.h</text:p>
      <text:p text:style-name="P1">#<text:tab/>arch/arm64/include/asm/jump_label.h</text:p>
      <text:p text:style-name="P1">#<text:tab/>arch/arm64/include/asm/kasan.h</text:p>
      <text:p text:style-name="P1">#<text:tab/>arch/arm64/include/asm/kernel-pgtable.h</text:p>
      <text:p text:style-name="P1">#<text:tab/>arch/arm64/include/asm/kgdb.h</text:p>
      <text:p text:style-name="P1">#<text:tab/>arch/arm64/include/asm/kvm_arm.h</text:p>
      <text:p text:style-name="P1">#<text:tab/>arch/arm64/include/asm/kvm_asm.h</text:p>
      <text:p text:style-name="P1">#<text:tab/>arch/arm64/include/asm/kvm_emulate.h</text:p>
      <text:p text:style-name="P1">#<text:tab/>arch/arm64/include/asm/kvm_host.h</text:p>
      <text:p text:style-name="P1">#<text:tab/>arch/arm64/include/asm/kvm_mmio.h</text:p>
      <text:p text:style-name="P1"><text:soft-page-break/>#<text:tab/>arch/arm64/include/asm/kvm_mmu.h</text:p>
      <text:p text:style-name="P1">#<text:tab/>arch/arm64/include/asm/memory.h</text:p>
      <text:p text:style-name="P1">#<text:tab/>arch/arm64/include/asm/mmu.h</text:p>
      <text:p text:style-name="P1">#<text:tab/>arch/arm64/include/asm/mmu_context.h</text:p>
      <text:p text:style-name="P1">#<text:tab/>arch/arm64/include/asm/module.h</text:p>
      <text:p text:style-name="P1">#<text:tab/>arch/arm64/include/asm/opcodes.h</text:p>
      <text:p text:style-name="P1">#<text:tab/>arch/arm64/include/asm/page.h</text:p>
      <text:p text:style-name="P1">#<text:tab/>arch/arm64/include/asm/pci.h</text:p>
      <text:p text:style-name="P1">#<text:tab/>arch/arm64/include/asm/percpu.h</text:p>
      <text:p text:style-name="P1">#<text:tab/>arch/arm64/include/asm/perf_event.h</text:p>
      <text:p text:style-name="P1">#<text:tab/>arch/arm64/include/asm/pgalloc.h</text:p>
      <text:p text:style-name="P1">#<text:tab/>arch/arm64/include/asm/pgtable-hwdef.h</text:p>
      <text:p text:style-name="P1">#<text:tab/>arch/arm64/include/asm/pgtable-types.h</text:p>
      <text:p text:style-name="P1">#<text:tab/>arch/arm64/include/asm/pgtable.h</text:p>
      <text:p text:style-name="P1">#<text:tab/>arch/arm64/include/asm/proc-fns.h</text:p>
      <text:p text:style-name="P1">#<text:tab/>arch/arm64/include/asm/processor.h</text:p>
      <text:p text:style-name="P1">#<text:tab/>arch/arm64/include/asm/ptrace.h</text:p>
      <text:p text:style-name="P1">#<text:tab/>arch/arm64/include/asm/shmparam.h</text:p>
      <text:p text:style-name="P1">#<text:tab/>arch/arm64/include/asm/signal32.h</text:p>
      <text:p text:style-name="P1">#<text:tab/>arch/arm64/include/asm/smp.h</text:p>
      <text:p text:style-name="P1">#<text:tab/>arch/arm64/include/asm/smp_plat.h</text:p>
      <text:p text:style-name="P1">#<text:tab/>arch/arm64/include/asm/spinlock.h</text:p>
      <text:p text:style-name="P1">#<text:tab/>arch/arm64/include/asm/spinlock_types.h</text:p>
      <text:p text:style-name="P1">#<text:tab/>arch/arm64/include/asm/stacktrace.h</text:p>
      <text:p text:style-name="P1">#<text:tab/>arch/arm64/include/asm/suspend.h</text:p>
      <text:p text:style-name="P1">#<text:tab/>arch/arm64/include/asm/sysreg.h</text:p>
      <text:p text:style-name="P1">#<text:tab/>arch/arm64/include/asm/system_misc.h</text:p>
      <text:p text:style-name="P1">#<text:tab/>arch/arm64/include/asm/thread_info.h</text:p>
      <text:p text:style-name="P1">#<text:tab/>arch/arm64/include/asm/tlbflush.h</text:p>
      <text:p text:style-name="P1">#<text:tab/>arch/arm64/include/asm/topology.h</text:p>
      <text:p text:style-name="P1">#<text:tab/>arch/arm64/include/asm/traps.h</text:p>
      <text:p text:style-name="P1">#<text:tab/>arch/arm64/include/asm/uaccess.h</text:p>
      <text:p text:style-name="P1">#<text:tab/>arch/arm64/include/asm/unistd.h</text:p>
      <text:p text:style-name="P1">#<text:tab/>arch/arm64/include/asm/unistd32.h</text:p>
      <text:p text:style-name="P1">#<text:tab/>arch/arm64/include/asm/vdso_datapage.h</text:p>
      <text:p text:style-name="P1">#<text:tab/>arch/arm64/include/asm/virt.h</text:p>
      <text:p text:style-name="P1">#<text:tab/>arch/arm64/include/asm/word-at-a-time.h</text:p>
      <text:p text:style-name="P1">#<text:tab/>arch/arm64/include/asm/xen/events.h</text:p>
      <text:p text:style-name="P1">#<text:tab/>arch/arm64/include/asm/xen/page-coherent.h</text:p>
      <text:p text:style-name="P1">#<text:tab/>arch/arm64/include/uapi/asm/Kbuild</text:p>
      <text:p text:style-name="P1">#<text:tab/>arch/arm64/include/uapi/asm/auxvec.h</text:p>
      <text:p text:style-name="P1">#<text:tab/>arch/arm64/include/uapi/asm/hwcap.h</text:p>
      <text:p text:style-name="P1">#<text:tab/>arch/arm64/include/uapi/asm/kvm.h</text:p>
      <text:p text:style-name="P1">#<text:tab/>arch/arm64/include/uapi/asm/ptrace.h</text:p>
      <text:p text:style-name="P1">#<text:tab/>arch/arm64/include/uapi/asm/sigcontext.h</text:p>
      <text:p text:style-name="P1">#<text:tab/>arch/arm64/include/uapi/asm/signal.h</text:p>
      <text:p text:style-name="P1">#<text:tab/>arch/arm64/include/uapi/asm/unistd.h</text:p>
      <text:p text:style-name="P1">#<text:tab/>arch/arm64/kernel/Makefile</text:p>
      <text:p text:style-name="P1">#<text:tab/>arch/arm64/kernel/alternative.c</text:p>
      <text:p text:style-name="P1">#<text:tab/>arch/arm64/kernel/arm64ksyms.c</text:p>
      <text:p text:style-name="P1">#<text:tab/>arch/arm64/kernel/armv8_deprecated.c</text:p>
      <text:p text:style-name="P1">#<text:tab/>arch/arm64/kernel/asm-offsets.c</text:p>
      <text:p text:style-name="P1"><text:soft-page-break/>#<text:tab/>arch/arm64/kernel/bpi.S</text:p>
      <text:p text:style-name="P1">#<text:tab/>arch/arm64/kernel/cacheinfo.c</text:p>
      <text:p text:style-name="P1">#<text:tab/>arch/arm64/kernel/cpu_errata.c</text:p>
      <text:p text:style-name="P1">#<text:tab/>arch/arm64/kernel/cpu_ops.c</text:p>
      <text:p text:style-name="P1">#<text:tab/>arch/arm64/kernel/cpufeature.c</text:p>
      <text:p text:style-name="P1">#<text:tab/>arch/arm64/kernel/cpuidle.c</text:p>
      <text:p text:style-name="P1">#<text:tab/>arch/arm64/kernel/cpuinfo.c</text:p>
      <text:p text:style-name="P1">#<text:tab/>arch/arm64/kernel/debug-monitors.c</text:p>
      <text:p text:style-name="P1">#<text:tab/>arch/arm64/kernel/efi-entry.S</text:p>
      <text:p text:style-name="P1">#<text:tab/>arch/arm64/kernel/efi.c</text:p>
      <text:p text:style-name="P1">#<text:tab/>arch/arm64/kernel/entry-fpsimd.S</text:p>
      <text:p text:style-name="P1">#<text:tab/>arch/arm64/kernel/entry-ftrace.S</text:p>
      <text:p text:style-name="P1">#<text:tab/>arch/arm64/kernel/entry.S</text:p>
      <text:p text:style-name="P1">#<text:tab/>arch/arm64/kernel/fpsimd.c</text:p>
      <text:p text:style-name="P1">#<text:tab/>arch/arm64/kernel/ftrace.c</text:p>
      <text:p text:style-name="P1">#<text:tab/>arch/arm64/kernel/head.S</text:p>
      <text:p text:style-name="P1">#<text:tab/>arch/arm64/kernel/hw_breakpoint.c</text:p>
      <text:p text:style-name="P1">#<text:tab/>arch/arm64/kernel/hyp-stub.S</text:p>
      <text:p text:style-name="P1">#<text:tab/>arch/arm64/kernel/image.h</text:p>
      <text:p text:style-name="P1">#<text:tab/>arch/arm64/kernel/insn.c</text:p>
      <text:p text:style-name="P1">#<text:tab/>arch/arm64/kernel/io.c</text:p>
      <text:p text:style-name="P1">#<text:tab/>arch/arm64/kernel/irq.c</text:p>
      <text:p text:style-name="P1">#<text:tab/>arch/arm64/kernel/jump_label.c</text:p>
      <text:p text:style-name="P1">#<text:tab/>arch/arm64/kernel/kgdb.c</text:p>
      <text:p text:style-name="P1">#<text:tab/>arch/arm64/kernel/module.c</text:p>
      <text:p text:style-name="P1">#<text:tab/>arch/arm64/kernel/pci.c</text:p>
      <text:p text:style-name="P1">#<text:tab/>arch/arm64/kernel/perf_event.c</text:p>
      <text:p text:style-name="P1">#<text:tab/>arch/arm64/kernel/perf_regs.c</text:p>
      <text:p text:style-name="P1">#<text:tab/>arch/arm64/kernel/process.c</text:p>
      <text:p text:style-name="P1">#<text:tab/>arch/arm64/kernel/psci.c</text:p>
      <text:p text:style-name="P1">#<text:tab/>arch/arm64/kernel/ptrace.c</text:p>
      <text:p text:style-name="P1">#<text:tab/>arch/arm64/kernel/return_address.c</text:p>
      <text:p text:style-name="P1">#<text:tab/>arch/arm64/kernel/setup.c</text:p>
      <text:p text:style-name="P1">#<text:tab/>arch/arm64/kernel/signal.c</text:p>
      <text:p text:style-name="P1">#<text:tab/>arch/arm64/kernel/signal32.c</text:p>
      <text:p text:style-name="P1">#<text:tab/>arch/arm64/kernel/sleep.S</text:p>
      <text:p text:style-name="P1">#<text:tab/>arch/arm64/kernel/smp.c</text:p>
      <text:p text:style-name="P1">#<text:tab/>arch/arm64/kernel/smp_spin_table.c</text:p>
      <text:p text:style-name="P1">#<text:tab/>arch/arm64/kernel/stacktrace.c</text:p>
      <text:p text:style-name="P1">#<text:tab/>arch/arm64/kernel/suspend.c</text:p>
      <text:p text:style-name="P1">#<text:tab/>arch/arm64/kernel/sys.c</text:p>
      <text:p text:style-name="P1">#<text:tab/>arch/arm64/kernel/sys_compat.c</text:p>
      <text:p text:style-name="P1">#<text:tab/>arch/arm64/kernel/time.c</text:p>
      <text:p text:style-name="P1">#<text:tab/>arch/arm64/kernel/topology.c</text:p>
      <text:p text:style-name="P1">#<text:tab/>arch/arm64/kernel/traps.c</text:p>
      <text:p text:style-name="P1">#<text:tab/>arch/arm64/kernel/vdso.c</text:p>
      <text:p text:style-name="P1">#<text:tab/>arch/arm64/kernel/vdso/gettimeofday.S</text:p>
      <text:p text:style-name="P1">#<text:tab/>arch/arm64/kernel/vmlinux.lds.S</text:p>
      <text:p text:style-name="P1">#<text:tab/>arch/arm64/kvm/Kconfig</text:p>
      <text:p text:style-name="P1">#<text:tab/>arch/arm64/kvm/Makefile</text:p>
      <text:p text:style-name="P1">#<text:tab/>arch/arm64/kvm/guest.c</text:p>
      <text:p text:style-name="P1">#<text:tab/>arch/arm64/kvm/handle_exit.c</text:p>
      <text:p text:style-name="P1"><text:soft-page-break/>#<text:tab/>arch/arm64/kvm/hyp-init.S</text:p>
      <text:p text:style-name="P1">#<text:tab/>arch/arm64/kvm/hyp.S</text:p>
      <text:p text:style-name="P1">#<text:tab/>arch/arm64/kvm/inject_fault.c</text:p>
      <text:p text:style-name="P1">#<text:tab/>arch/arm64/kvm/reset.c</text:p>
      <text:p text:style-name="P1">#<text:tab/>arch/arm64/kvm/sys_regs.c</text:p>
      <text:p text:style-name="P1">#<text:tab/>arch/arm64/kvm/sys_regs.h</text:p>
      <text:p text:style-name="P1">#<text:tab/>arch/arm64/kvm/sys_regs_generic_v8.c</text:p>
      <text:p text:style-name="P1">#<text:tab/>arch/arm64/lib/Makefile</text:p>
      <text:p text:style-name="P1">#<text:tab/>arch/arm64/lib/bitops.S</text:p>
      <text:p text:style-name="P1">#<text:tab/>arch/arm64/lib/clear_user.S</text:p>
      <text:p text:style-name="P1">#<text:tab/>arch/arm64/lib/copy_from_user.S</text:p>
      <text:p text:style-name="P1">#<text:tab/>arch/arm64/lib/copy_in_user.S</text:p>
      <text:p text:style-name="P1">#<text:tab/>arch/arm64/lib/copy_page.S</text:p>
      <text:p text:style-name="P1">#<text:tab/>arch/arm64/lib/copy_to_user.S</text:p>
      <text:p text:style-name="P1">#<text:tab/>arch/arm64/lib/memcmp.S</text:p>
      <text:p text:style-name="P1">#<text:tab/>arch/arm64/lib/strnlen.S</text:p>
      <text:p text:style-name="P1">#<text:tab/>arch/arm64/mm/Makefile</text:p>
      <text:p text:style-name="P1">#<text:tab/>arch/arm64/mm/cache.S</text:p>
      <text:p text:style-name="P1">#<text:tab/>arch/arm64/mm/context.c</text:p>
      <text:p text:style-name="P1">#<text:tab/>arch/arm64/mm/copypage.c</text:p>
      <text:p text:style-name="P1">#<text:tab/>arch/arm64/mm/dma-mapping.c</text:p>
      <text:p text:style-name="P1">#<text:tab/>arch/arm64/mm/dump.c</text:p>
      <text:p text:style-name="P1">#<text:tab/>arch/arm64/mm/extable.c</text:p>
      <text:p text:style-name="P1">#<text:tab/>arch/arm64/mm/fault.c</text:p>
      <text:p text:style-name="P1">#<text:tab/>arch/arm64/mm/flush.c</text:p>
      <text:p text:style-name="P1">#<text:tab/>arch/arm64/mm/hugetlbpage.c</text:p>
      <text:p text:style-name="P1">#<text:tab/>arch/arm64/mm/init.c</text:p>
      <text:p text:style-name="P1">#<text:tab/>arch/arm64/mm/ioremap.c</text:p>
      <text:p text:style-name="P1">#<text:tab/>arch/arm64/mm/kasan_init.c</text:p>
      <text:p text:style-name="P1">#<text:tab/>arch/arm64/mm/mmap.c</text:p>
      <text:p text:style-name="P1">#<text:tab/>arch/arm64/mm/mmu.c</text:p>
      <text:p text:style-name="P1">#<text:tab/>arch/arm64/mm/pageattr.c</text:p>
      <text:p text:style-name="P1">#<text:tab/>arch/arm64/mm/pgd.c</text:p>
      <text:p text:style-name="P1">#<text:tab/>arch/arm64/mm/proc.S</text:p>
      <text:p text:style-name="P1">#<text:tab/>arch/arm64/net/bpf_jit.h</text:p>
      <text:p text:style-name="P1">#<text:tab/>arch/arm64/net/bpf_jit_comp.c</text:p>
      <text:p text:style-name="P1">#<text:tab/>arch/arm64/xen/Makefile</text:p>
      <text:p text:style-name="P1">#<text:tab/>arch/arm64/xen/hypercall.S</text:p>
      <text:p text:style-name="P1">#<text:tab/>arch/avr32/Kconfig</text:p>
      <text:p text:style-name="P1">#<text:tab/>arch/avr32/boards/atngw100/mrmt.c</text:p>
      <text:p text:style-name="P1">#<text:tab/>arch/avr32/boards/merisc/setup.c</text:p>
      <text:p text:style-name="P1">#<text:tab/>arch/avr32/configs/atngw100_defconfig</text:p>
      <text:p text:style-name="P1">#<text:tab/>arch/avr32/configs/atngw100_evklcd100_defconfig</text:p>
      <text:p text:style-name="P1">#<text:tab/>arch/avr32/configs/atngw100_evklcd101_defconfig</text:p>
      <text:p text:style-name="P1">#<text:tab/>arch/avr32/configs/atngw100_mrmt_defconfig</text:p>
      <text:p text:style-name="P1">#<text:tab/>arch/avr32/configs/atngw100mkii_defconfig</text:p>
      <text:p text:style-name="P1">#<text:tab/>arch/avr32/configs/atngw100mkii_evklcd100_defconfig</text:p>
      <text:p text:style-name="P1">#<text:tab/>arch/avr32/configs/atngw100mkii_evklcd101_defconfig</text:p>
      <text:p text:style-name="P1">#<text:tab/>arch/avr32/configs/atstk1002_defconfig</text:p>
      <text:p text:style-name="P1">#<text:tab/>arch/avr32/configs/atstk1003_defconfig</text:p>
      <text:p text:style-name="P1">#<text:tab/>arch/avr32/configs/atstk1004_defconfig</text:p>
      <text:p text:style-name="P1">#<text:tab/>arch/avr32/configs/atstk1006_defconfig</text:p>
      <text:p text:style-name="P1"><text:soft-page-break/>#<text:tab/>arch/avr32/configs/favr-32_defconfig</text:p>
      <text:p text:style-name="P1">#<text:tab/>arch/avr32/configs/hammerhead_defconfig</text:p>
      <text:p text:style-name="P1">#<text:tab/>arch/avr32/configs/merisc_defconfig</text:p>
      <text:p text:style-name="P1">#<text:tab/>arch/avr32/configs/mimc200_defconfig</text:p>
      <text:p text:style-name="P1">#<text:tab/>arch/avr32/include/asm/Kbuild</text:p>
      <text:p text:style-name="P1">#<text:tab/>arch/avr32/include/asm/addrspace.h</text:p>
      <text:p text:style-name="P1">#<text:tab/>arch/avr32/include/asm/atomic.h</text:p>
      <text:p text:style-name="P1">#<text:tab/>arch/avr32/include/asm/checksum.h</text:p>
      <text:p text:style-name="P1">#<text:tab/>arch/avr32/include/asm/cmpxchg.h</text:p>
      <text:p text:style-name="P1">#<text:tab/>arch/avr32/include/asm/dma-mapping.h</text:p>
      <text:p text:style-name="P1">#<text:tab/>arch/avr32/include/asm/elf.h</text:p>
      <text:p text:style-name="P1">#<text:tab/>arch/avr32/include/asm/io.h</text:p>
      <text:p text:style-name="P1">#<text:tab/>arch/avr32/include/asm/page.h</text:p>
      <text:p text:style-name="P1">#<text:tab/>arch/avr32/include/asm/pci.h</text:p>
      <text:p text:style-name="P1">#<text:tab/>arch/avr32/include/asm/pgalloc.h</text:p>
      <text:p text:style-name="P1">#<text:tab/>arch/avr32/include/asm/pgtable.h</text:p>
      <text:p text:style-name="P1">#<text:tab/>arch/avr32/include/asm/switch_to.h</text:p>
      <text:p text:style-name="P1">#<text:tab/>arch/avr32/include/asm/thread_info.h</text:p>
      <text:p text:style-name="P1">#<text:tab/>arch/avr32/include/asm/uaccess.h</text:p>
      <text:p text:style-name="P1">#<text:tab/>arch/avr32/include/asm/unistd.h</text:p>
      <text:p text:style-name="P1">#<text:tab/>arch/avr32/include/uapi/asm/socket.h</text:p>
      <text:p text:style-name="P1">#<text:tab/>arch/avr32/include/uapi/asm/unistd.h</text:p>
      <text:p text:style-name="P1">#<text:tab/>arch/avr32/kernel/asm-offsets.c</text:p>
      <text:p text:style-name="P1">#<text:tab/>arch/avr32/kernel/module.c</text:p>
      <text:p text:style-name="P1">#<text:tab/>arch/avr32/kernel/process.c</text:p>
      <text:p text:style-name="P1">#<text:tab/>arch/avr32/kernel/setup.c</text:p>
      <text:p text:style-name="P1">#<text:tab/>arch/avr32/kernel/syscall-stubs.S</text:p>
      <text:p text:style-name="P1">#<text:tab/>arch/avr32/kernel/syscall_table.S</text:p>
      <text:p text:style-name="P1">#<text:tab/>arch/avr32/kernel/time.c</text:p>
      <text:p text:style-name="P1">#<text:tab/>arch/avr32/kernel/traps.c</text:p>
      <text:p text:style-name="P1">#<text:tab/>arch/avr32/kernel/vmlinux.lds.S</text:p>
      <text:p text:style-name="P1">#<text:tab/>arch/avr32/mach-at32ap/at32ap700x.c</text:p>
      <text:p text:style-name="P1">#<text:tab/>arch/avr32/mach-at32ap/extint.c</text:p>
      <text:p text:style-name="P1">#<text:tab/>arch/avr32/mach-at32ap/include/mach/cpu.h</text:p>
      <text:p text:style-name="P1">#<text:tab/>arch/avr32/mach-at32ap/pio.c</text:p>
      <text:p text:style-name="P1">#<text:tab/>arch/avr32/mm/dma-coherent.c</text:p>
      <text:p text:style-name="P1">#<text:tab/>arch/avr32/mm/fault.c</text:p>
      <text:p text:style-name="P1">#<text:tab/>arch/blackfin/Kconfig</text:p>
      <text:p text:style-name="P1">#<text:tab/>arch/blackfin/configs/BF518F-EZBRD_defconfig</text:p>
      <text:p text:style-name="P1">#<text:tab/>arch/blackfin/configs/BF527-TLL6527M_defconfig</text:p>
      <text:p text:style-name="P1">#<text:tab/>arch/blackfin/configs/BF533-EZKIT_defconfig</text:p>
      <text:p text:style-name="P1">#<text:tab/>arch/blackfin/configs/BF533-STAMP_defconfig</text:p>
      <text:p text:style-name="P1">#<text:tab/>arch/blackfin/configs/BF537-STAMP_defconfig</text:p>
      <text:p text:style-name="P1">#<text:tab/>arch/blackfin/configs/BF538-EZKIT_defconfig</text:p>
      <text:p text:style-name="P1">#<text:tab/>arch/blackfin/configs/BF561-ACVILON_defconfig</text:p>
      <text:p text:style-name="P1">#<text:tab/>arch/blackfin/configs/BF561-EZKIT-SMP_defconfig</text:p>
      <text:p text:style-name="P1">#<text:tab/>arch/blackfin/configs/BF561-EZKIT_defconfig</text:p>
      <text:p text:style-name="P1">#<text:tab/>arch/blackfin/configs/BF609-EZKIT_defconfig</text:p>
      <text:p text:style-name="P1">#<text:tab/>arch/blackfin/configs/CM-BF527_defconfig</text:p>
      <text:p text:style-name="P1">#<text:tab/>arch/blackfin/configs/CM-BF533_defconfig</text:p>
      <text:p text:style-name="P1">#<text:tab/>arch/blackfin/configs/CM-BF537E_defconfig</text:p>
      <text:p text:style-name="P1">#<text:tab/>arch/blackfin/configs/CM-BF537U_defconfig</text:p>
      <text:p text:style-name="P1"><text:soft-page-break/>#<text:tab/>arch/blackfin/configs/CM-BF548_defconfig</text:p>
      <text:p text:style-name="P1">#<text:tab/>arch/blackfin/configs/CM-BF561_defconfig</text:p>
      <text:p text:style-name="P1">#<text:tab/>arch/blackfin/configs/DNP5370_defconfig</text:p>
      <text:p text:style-name="P1">#<text:tab/>arch/blackfin/configs/IP0X_defconfig</text:p>
      <text:p text:style-name="P1">#<text:tab/>arch/blackfin/configs/PNAV-10_defconfig</text:p>
      <text:p text:style-name="P1">#<text:tab/>arch/blackfin/configs/SRV1_defconfig</text:p>
      <text:p text:style-name="P1">#<text:tab/>arch/blackfin/configs/TCM-BF518_defconfig</text:p>
      <text:p text:style-name="P1">#<text:tab/>arch/blackfin/configs/TCM-BF537_defconfig</text:p>
      <text:p text:style-name="P1">#<text:tab/>arch/blackfin/include/asm/Kbuild</text:p>
      <text:p text:style-name="P1">#<text:tab/>arch/blackfin/include/asm/atomic.h</text:p>
      <text:p text:style-name="P1">#<text:tab/>arch/blackfin/include/asm/barrier.h</text:p>
      <text:p text:style-name="P1">#<text:tab/>arch/blackfin/include/asm/bfin_serial.h</text:p>
      <text:p text:style-name="P1">#<text:tab/>arch/blackfin/include/asm/checksum.h</text:p>
      <text:p text:style-name="P1">#<text:tab/>arch/blackfin/include/asm/cmpxchg.h</text:p>
      <text:p text:style-name="P1">#<text:tab/>arch/blackfin/include/asm/dma-mapping.h</text:p>
      <text:p text:style-name="P1">#<text:tab/>arch/blackfin/include/asm/io.h</text:p>
      <text:p text:style-name="P1">#<text:tab/>arch/blackfin/include/asm/irq_handler.h</text:p>
      <text:p text:style-name="P1">#<text:tab/>arch/blackfin/include/asm/pci.h</text:p>
      <text:p text:style-name="P1">#<text:tab/>arch/blackfin/include/asm/pgtable.h</text:p>
      <text:p text:style-name="P1">#<text:tab/>arch/blackfin/include/asm/processor.h</text:p>
      <text:p text:style-name="P1">#<text:tab/>arch/blackfin/include/asm/spinlock.h</text:p>
      <text:p text:style-name="P1">#<text:tab/>arch/blackfin/include/asm/thread_info.h</text:p>
      <text:p text:style-name="P1">#<text:tab/>arch/blackfin/include/asm/uaccess.h</text:p>
      <text:p text:style-name="P1">#<text:tab/>arch/blackfin/include/uapi/asm/unistd.h</text:p>
      <text:p text:style-name="P1">#<text:tab/>arch/blackfin/kernel/asm-offsets.c</text:p>
      <text:p text:style-name="P1">#<text:tab/>arch/blackfin/kernel/bfin_gpio.c</text:p>
      <text:p text:style-name="P1">#<text:tab/>arch/blackfin/kernel/bfin_ksyms.c</text:p>
      <text:p text:style-name="P1">#<text:tab/>arch/blackfin/kernel/debug-mmrs.c</text:p>
      <text:p text:style-name="P1">#<text:tab/>arch/blackfin/kernel/dma-mapping.c</text:p>
      <text:p text:style-name="P1">#<text:tab/>arch/blackfin/kernel/ftrace-entry.S</text:p>
      <text:p text:style-name="P1">#<text:tab/>arch/blackfin/kernel/ftrace.c</text:p>
      <text:p text:style-name="P1">#<text:tab/>arch/blackfin/kernel/irqchip.c</text:p>
      <text:p text:style-name="P1">#<text:tab/>arch/blackfin/kernel/kgdb.c</text:p>
      <text:p text:style-name="P1">#<text:tab/>arch/blackfin/kernel/perf_event.c</text:p>
      <text:p text:style-name="P1">#<text:tab/>arch/blackfin/kernel/ptrace.c</text:p>
      <text:p text:style-name="P1">#<text:tab/>arch/blackfin/kernel/setup.c</text:p>
      <text:p text:style-name="P1">#<text:tab/>arch/blackfin/kernel/signal.c</text:p>
      <text:p text:style-name="P1">#<text:tab/>arch/blackfin/kernel/time-ts.c</text:p>
      <text:p text:style-name="P1">#<text:tab/>arch/blackfin/kernel/trace.c</text:p>
      <text:p text:style-name="P1">#<text:tab/>arch/blackfin/kernel/traps.c</text:p>
      <text:p text:style-name="P1">#<text:tab/>arch/blackfin/kernel/vmlinux.lds.S</text:p>
      <text:p text:style-name="P1">#<text:tab/>arch/blackfin/lib/udivsi3.S</text:p>
      <text:p text:style-name="P1">#<text:tab/>arch/blackfin/mach-bf527/boards/ad7160eval.c</text:p>
      <text:p text:style-name="P1">#<text:tab/>arch/blackfin/mach-bf527/boards/ezbrd.c</text:p>
      <text:p text:style-name="P1">#<text:tab/>arch/blackfin/mach-bf527/boards/ezkit.c</text:p>
      <text:p text:style-name="P1">#<text:tab/>arch/blackfin/mach-bf527/boards/tll6527m.c</text:p>
      <text:p text:style-name="P1">#<text:tab/>arch/blackfin/mach-bf527/include/mach/cdefBF525.h</text:p>
      <text:p text:style-name="P1">#<text:tab/>arch/blackfin/mach-bf527/include/mach/defBF525.h</text:p>
      <text:p text:style-name="P1">#<text:tab/>arch/blackfin/mach-bf533/boards/stamp.c</text:p>
      <text:p text:style-name="P1">#<text:tab/>arch/blackfin/mach-bf537/boards/stamp.c</text:p>
      <text:p text:style-name="P1">#<text:tab/>arch/blackfin/mach-bf537/ints-priority.c</text:p>
      <text:p text:style-name="P1">#<text:tab/>arch/blackfin/mach-bf538/boards/ezkit.c</text:p>
      <text:p text:style-name="P1"><text:soft-page-break/>#<text:tab/>arch/blackfin/mach-bf538/ext-gpio.c</text:p>
      <text:p text:style-name="P1">#<text:tab/>arch/blackfin/mach-bf548/boards/cm_bf548.c</text:p>
      <text:p text:style-name="P1">#<text:tab/>arch/blackfin/mach-bf548/boards/ezkit.c</text:p>
      <text:p text:style-name="P1">#<text:tab/>arch/blackfin/mach-bf548/include/mach/cdefBF542.h</text:p>
      <text:p text:style-name="P1">#<text:tab/>arch/blackfin/mach-bf548/include/mach/cdefBF547.h</text:p>
      <text:p text:style-name="P1">#<text:tab/>arch/blackfin/mach-bf548/include/mach/defBF542.h</text:p>
      <text:p text:style-name="P1">#<text:tab/>arch/blackfin/mach-bf548/include/mach/defBF547.h</text:p>
      <text:p text:style-name="P1">#<text:tab/>arch/blackfin/mach-bf561/atomic.S</text:p>
      <text:p text:style-name="P1">#<text:tab/>arch/blackfin/mach-bf561/boards/acvilon.c</text:p>
      <text:p text:style-name="P1">#<text:tab/>arch/blackfin/mach-bf561/boards/cm_bf561.c</text:p>
      <text:p text:style-name="P1">#<text:tab/>arch/blackfin/mach-bf561/boards/ezkit.c</text:p>
      <text:p text:style-name="P1">#<text:tab/>arch/blackfin/mach-bf561/coreb.c</text:p>
      <text:p text:style-name="P1">#<text:tab/>arch/blackfin/mach-bf561/smp.c</text:p>
      <text:p text:style-name="P1">#<text:tab/>arch/blackfin/mach-bf609/boards/ezkit.c</text:p>
      <text:p text:style-name="P1">#<text:tab/>arch/blackfin/mach-bf609/clock.c</text:p>
      <text:p text:style-name="P1">#<text:tab/>arch/blackfin/mach-bf609/include/mach/defBF60x_base.h</text:p>
      <text:p text:style-name="P1">#<text:tab/>arch/blackfin/mach-common/entry.S</text:p>
      <text:p text:style-name="P1">#<text:tab/>arch/blackfin/mach-common/ints-priority.c</text:p>
      <text:p text:style-name="P1">#<text:tab/>arch/blackfin/mach-common/pm.c</text:p>
      <text:p text:style-name="P1">#<text:tab/>arch/blackfin/mach-common/smp.c</text:p>
      <text:p text:style-name="P1">#<text:tab/>arch/blackfin/mm/init.c</text:p>
      <text:p text:style-name="P1">#<text:tab/>arch/c6x/Kconfig</text:p>
      <text:p text:style-name="P1">#<text:tab/>arch/c6x/Makefile</text:p>
      <text:p text:style-name="P1">#<text:tab/>arch/c6x/include/asm/Kbuild</text:p>
      <text:p text:style-name="P1">#<text:tab/>arch/c6x/include/asm/checksum.h</text:p>
      <text:p text:style-name="P1">#<text:tab/>arch/c6x/include/asm/clock.h</text:p>
      <text:p text:style-name="P1">#<text:tab/>arch/c6x/include/asm/cmpxchg.h</text:p>
      <text:p text:style-name="P1">#<text:tab/>arch/c6x/include/asm/dma-mapping.h</text:p>
      <text:p text:style-name="P1">#<text:tab/>arch/c6x/include/asm/pgtable.h</text:p>
      <text:p text:style-name="P1">#<text:tab/>arch/c6x/include/asm/setup.h</text:p>
      <text:p text:style-name="P1">#<text:tab/>arch/c6x/include/asm/thread_info.h</text:p>
      <text:p text:style-name="P1">#<text:tab/>arch/c6x/include/uapi/asm/unistd.h</text:p>
      <text:p text:style-name="P1">#<text:tab/>arch/c6x/kernel/dma.c</text:p>
      <text:p text:style-name="P1">#<text:tab/>arch/c6x/kernel/process.c</text:p>
      <text:p text:style-name="P1">#<text:tab/>arch/c6x/kernel/setup.c</text:p>
      <text:p text:style-name="P1">#<text:tab/>arch/c6x/kernel/vmlinux.lds.S</text:p>
      <text:p text:style-name="P1">#<text:tab/>arch/c6x/mm/dma-coherent.c</text:p>
      <text:p text:style-name="P1">#<text:tab/>arch/c6x/platforms/Makefile</text:p>
      <text:p text:style-name="P1">#<text:tab/>arch/c6x/platforms/cache.c</text:p>
      <text:p text:style-name="P1">#<text:tab/>arch/c6x/platforms/megamod-pic.c</text:p>
      <text:p text:style-name="P1">#<text:tab/>arch/c6x/platforms/timer64.c</text:p>
      <text:p text:style-name="P1">#<text:tab/>arch/cris/Kconfig</text:p>
      <text:p text:style-name="P1">#<text:tab/>arch/cris/Makefile</text:p>
      <text:p text:style-name="P1">#<text:tab/>arch/cris/arch-v10/drivers/axisflashmap.c</text:p>
      <text:p text:style-name="P1">#<text:tab/>arch/cris/arch-v10/drivers/eeprom.c</text:p>
      <text:p text:style-name="P1">#<text:tab/>arch/cris/arch-v10/kernel/debugport.c</text:p>
      <text:p text:style-name="P1">#<text:tab/>arch/cris/arch-v10/kernel/entry.S</text:p>
      <text:p text:style-name="P1">#<text:tab/>arch/cris/arch-v10/kernel/fasttimer.c</text:p>
      <text:p text:style-name="P1">#<text:tab/>arch/cris/arch-v10/kernel/head.S</text:p>
      <text:p text:style-name="P1">#<text:tab/>arch/cris/arch-v10/kernel/kgdb.c</text:p>
      <text:p text:style-name="P1">#<text:tab/>arch/cris/arch-v10/kernel/process.c</text:p>
      <text:p text:style-name="P1">#<text:tab/>arch/cris/arch-v10/kernel/setup.c</text:p>
      <text:p text:style-name="P1"><text:soft-page-break/>#<text:tab/>arch/cris/arch-v10/kernel/signal.c</text:p>
      <text:p text:style-name="P1">#<text:tab/>arch/cris/arch-v10/lib/dram_init.S</text:p>
      <text:p text:style-name="P1">#<text:tab/>arch/cris/arch-v10/lib/usercopy.c</text:p>
      <text:p text:style-name="P1">#<text:tab/>arch/cris/arch-v10/mm/init.c</text:p>
      <text:p text:style-name="P1">#<text:tab/>arch/cris/arch-v32/Kconfig</text:p>
      <text:p text:style-name="P1">#<text:tab/>arch/cris/arch-v32/drivers/Kconfig</text:p>
      <text:p text:style-name="P1">#<text:tab/>arch/cris/arch-v32/drivers/Makefile</text:p>
      <text:p text:style-name="P1">#<text:tab/>arch/cris/arch-v32/drivers/axisflashmap.c</text:p>
      <text:p text:style-name="P1">#<text:tab/>arch/cris/arch-v32/drivers/cryptocop.c</text:p>
      <text:p text:style-name="P1">#<text:tab/>arch/cris/arch-v32/drivers/mach-a3/Makefile</text:p>
      <text:p text:style-name="P1">#<text:tab/>arch/cris/arch-v32/drivers/mach-a3/nandflash.c</text:p>
      <text:p text:style-name="P1">#<text:tab/>arch/cris/arch-v32/drivers/mach-fs/Makefile</text:p>
      <text:p text:style-name="P1">#<text:tab/>arch/cris/arch-v32/drivers/mach-fs/nandflash.c</text:p>
      <text:p text:style-name="P1">#<text:tab/>arch/cris/arch-v32/drivers/pci/bios.c</text:p>
      <text:p text:style-name="P1">#<text:tab/>arch/cris/arch-v32/drivers/pci/dma.c</text:p>
      <text:p text:style-name="P1">#<text:tab/>arch/cris/arch-v32/drivers/sync_serial.c</text:p>
      <text:p text:style-name="P1">#<text:tab/>arch/cris/arch-v32/kernel/Makefile</text:p>
      <text:p text:style-name="P1">#<text:tab/>arch/cris/arch-v32/kernel/crisksyms.c</text:p>
      <text:p text:style-name="P1">#<text:tab/>arch/cris/arch-v32/kernel/debugport.c</text:p>
      <text:p text:style-name="P1">#<text:tab/>arch/cris/arch-v32/kernel/entry.S</text:p>
      <text:p text:style-name="P1">#<text:tab/>arch/cris/arch-v32/kernel/fasttimer.c</text:p>
      <text:p text:style-name="P1">#<text:tab/>arch/cris/arch-v32/kernel/head.S</text:p>
      <text:p text:style-name="P1">#<text:tab/>arch/cris/arch-v32/kernel/irq.c</text:p>
      <text:p text:style-name="P1">#<text:tab/>arch/cris/arch-v32/kernel/kgdb.c</text:p>
      <text:p text:style-name="P1">#<text:tab/>arch/cris/arch-v32/kernel/process.c</text:p>
      <text:p text:style-name="P1">#<text:tab/>arch/cris/arch-v32/kernel/ptrace.c</text:p>
      <text:p text:style-name="P1">#<text:tab/>arch/cris/arch-v32/kernel/setup.c</text:p>
      <text:p text:style-name="P1">#<text:tab/>arch/cris/arch-v32/kernel/signal.c</text:p>
      <text:p text:style-name="P1">#<text:tab/>arch/cris/arch-v32/kernel/time.c</text:p>
      <text:p text:style-name="P1">#<text:tab/>arch/cris/arch-v32/lib/Makefile</text:p>
      <text:p text:style-name="P1">#<text:tab/>arch/cris/arch-v32/lib/usercopy.c</text:p>
      <text:p text:style-name="P1">#<text:tab/>arch/cris/arch-v32/mach-a3/Makefile</text:p>
      <text:p text:style-name="P1">#<text:tab/>arch/cris/arch-v32/mach-a3/dma.c</text:p>
      <text:p text:style-name="P1">#<text:tab/>arch/cris/arch-v32/mach-a3/dram_init.S</text:p>
      <text:p text:style-name="P1">#<text:tab/>arch/cris/arch-v32/mach-fs/Kconfig</text:p>
      <text:p text:style-name="P1">#<text:tab/>arch/cris/arch-v32/mach-fs/Makefile</text:p>
      <text:p text:style-name="P1">#<text:tab/>arch/cris/arch-v32/mach-fs/dma.c</text:p>
      <text:p text:style-name="P1">#<text:tab/>arch/cris/arch-v32/mach-fs/dram_init.S</text:p>
      <text:p text:style-name="P1">#<text:tab/>arch/cris/arch-v32/mach-fs/pinmux.c</text:p>
      <text:p text:style-name="P1">#<text:tab/>arch/cris/arch-v32/mm/init.c</text:p>
      <text:p text:style-name="P1">#<text:tab/>arch/cris/arch-v32/mm/intmem.c</text:p>
      <text:p text:style-name="P1">#<text:tab/>arch/cris/arch-v32/mm/mmu.S</text:p>
      <text:p text:style-name="P1">#<text:tab/>arch/cris/boot/rescue/Makefile</text:p>
      <text:p text:style-name="P1">#<text:tab/>arch/cris/boot/rescue/head_v10.S</text:p>
      <text:p text:style-name="P1">#<text:tab/>arch/cris/configs/artpec_3_defconfig</text:p>
      <text:p text:style-name="P1">#<text:tab/>arch/cris/configs/etrax-100lx_v2_defconfig</text:p>
      <text:p text:style-name="P1">#<text:tab/>arch/cris/configs/etraxfs_defconfig</text:p>
      <text:p text:style-name="P1">#<text:tab/>arch/cris/include/arch-v10/arch/checksum.h</text:p>
      <text:p text:style-name="P1">#<text:tab/>arch/cris/include/arch-v10/arch/mmu.h</text:p>
      <text:p text:style-name="P1">#<text:tab/>arch/cris/include/arch-v10/arch/system.h</text:p>
      <text:p text:style-name="P1">#<text:tab/>arch/cris/include/arch-v32/arch/bug.h</text:p>
      <text:p text:style-name="P1">#<text:tab/>arch/cris/include/arch-v32/arch/checksum.h</text:p>
      <text:p text:style-name="P1"><text:soft-page-break/>#<text:tab/>arch/cris/include/arch-v32/arch/cryptocop.h</text:p>
      <text:p text:style-name="P1">#<text:tab/>arch/cris/include/arch-v32/arch/irq.h</text:p>
      <text:p text:style-name="P1">#<text:tab/>arch/cris/include/arch-v32/arch/irqflags.h</text:p>
      <text:p text:style-name="P1">#<text:tab/>arch/cris/include/arch-v32/arch/mmu.h</text:p>
      <text:p text:style-name="P1">#<text:tab/>arch/cris/include/arch-v32/arch/processor.h</text:p>
      <text:p text:style-name="P1">#<text:tab/>arch/cris/include/arch-v32/mach-fs/mach/pinmux.h</text:p>
      <text:p text:style-name="P1">#<text:tab/>arch/cris/include/asm/Kbuild</text:p>
      <text:p text:style-name="P1">#<text:tab/>arch/cris/include/asm/bitops.h</text:p>
      <text:p text:style-name="P1">#<text:tab/>arch/cris/include/asm/checksum.h</text:p>
      <text:p text:style-name="P1">#<text:tab/>arch/cris/include/asm/dma-mapping.h</text:p>
      <text:p text:style-name="P1">#<text:tab/>arch/cris/include/asm/eshlibld.h</text:p>
      <text:p text:style-name="P1">#<text:tab/>arch/cris/include/asm/io.h</text:p>
      <text:p text:style-name="P1">#<text:tab/>arch/cris/include/asm/mmu_context.h</text:p>
      <text:p text:style-name="P1">#<text:tab/>arch/cris/include/asm/pci.h</text:p>
      <text:p text:style-name="P1">#<text:tab/>arch/cris/include/asm/pgalloc.h</text:p>
      <text:p text:style-name="P1">#<text:tab/>arch/cris/include/asm/pgtable.h</text:p>
      <text:p text:style-name="P1">#<text:tab/>arch/cris/include/asm/thread_info.h</text:p>
      <text:p text:style-name="P1">#<text:tab/>arch/cris/include/asm/tlbflush.h</text:p>
      <text:p text:style-name="P1">#<text:tab/>arch/cris/include/asm/uaccess.h</text:p>
      <text:p text:style-name="P1">#<text:tab/>arch/cris/include/asm/unistd.h</text:p>
      <text:p text:style-name="P1">#<text:tab/>arch/cris/include/uapi/arch-v10/arch/sv_addr_ag.h</text:p>
      <text:p text:style-name="P1">#<text:tab/>arch/cris/include/uapi/asm/Kbuild</text:p>
      <text:p text:style-name="P1">#<text:tab/>arch/cris/include/uapi/asm/etraxgpio.h</text:p>
      <text:p text:style-name="P1">#<text:tab/>arch/cris/include/uapi/asm/ptrace.h</text:p>
      <text:p text:style-name="P1">#<text:tab/>arch/cris/include/uapi/asm/unistd.h</text:p>
      <text:p text:style-name="P1">#<text:tab/>arch/cris/kernel/Makefile</text:p>
      <text:p text:style-name="P1">#<text:tab/>arch/cris/kernel/crisksyms.c</text:p>
      <text:p text:style-name="P1">#<text:tab/>arch/cris/kernel/irq.c</text:p>
      <text:p text:style-name="P1">#<text:tab/>arch/cris/kernel/ptrace.c</text:p>
      <text:p text:style-name="P1">#<text:tab/>arch/cris/kernel/setup.c</text:p>
      <text:p text:style-name="P1">#<text:tab/>arch/cris/kernel/time.c</text:p>
      <text:p text:style-name="P1">#<text:tab/>arch/cris/kernel/traps.c</text:p>
      <text:p text:style-name="P1">#<text:tab/>arch/cris/kernel/vmlinux.lds.S</text:p>
      <text:p text:style-name="P1">#<text:tab/>arch/cris/mm/fault.c</text:p>
      <text:p text:style-name="P1">#<text:tab/>arch/cris/mm/init.c</text:p>
      <text:p text:style-name="P1">#<text:tab/>arch/cris/mm/ioremap.c</text:p>
      <text:p text:style-name="P1">#<text:tab/>arch/frv/Kconfig</text:p>
      <text:p text:style-name="P1">#<text:tab/>arch/frv/include/asm/Kbuild</text:p>
      <text:p text:style-name="P1">#<text:tab/>arch/frv/include/asm/atomic.h</text:p>
      <text:p text:style-name="P1">#<text:tab/>arch/frv/include/asm/bitops.h</text:p>
      <text:p text:style-name="P1">#<text:tab/>arch/frv/include/asm/checksum.h</text:p>
      <text:p text:style-name="P1">#<text:tab/>arch/frv/include/asm/cmpxchg.h</text:p>
      <text:p text:style-name="P1">#<text:tab/>arch/frv/include/asm/dma-mapping.h</text:p>
      <text:p text:style-name="P1">#<text:tab/>arch/frv/include/asm/futex.h</text:p>
      <text:p text:style-name="P1">#<text:tab/>arch/frv/include/asm/highmem.h</text:p>
      <text:p text:style-name="P1">#<text:tab/>arch/frv/include/asm/io.h</text:p>
      <text:p text:style-name="P1">#<text:tab/>arch/frv/include/asm/page.h</text:p>
      <text:p text:style-name="P1">#<text:tab/>arch/frv/include/asm/pci.h</text:p>
      <text:p text:style-name="P1">#<text:tab/>arch/frv/include/asm/pgtable.h</text:p>
      <text:p text:style-name="P1">#<text:tab/>arch/frv/include/asm/processor.h</text:p>
      <text:p text:style-name="P1">#<text:tab/>arch/frv/include/asm/sections.h</text:p>
      <text:p text:style-name="P1">#<text:tab/>arch/frv/include/asm/segment.h</text:p>
      <text:p text:style-name="P1"><text:soft-page-break/>#<text:tab/>arch/frv/include/asm/serial.h</text:p>
      <text:p text:style-name="P1">#<text:tab/>arch/frv/include/asm/string.h</text:p>
      <text:p text:style-name="P1">#<text:tab/>arch/frv/include/asm/thread_info.h</text:p>
      <text:p text:style-name="P1">#<text:tab/>arch/frv/include/asm/timex.h</text:p>
      <text:p text:style-name="P1">#<text:tab/>arch/frv/include/asm/uaccess.h</text:p>
      <text:p text:style-name="P1">#<text:tab/>arch/frv/include/uapi/asm/socket.h</text:p>
      <text:p text:style-name="P1">#<text:tab/>arch/frv/kernel/asm-offsets.c</text:p>
      <text:p text:style-name="P1">#<text:tab/>arch/frv/kernel/dma.c</text:p>
      <text:p text:style-name="P1">#<text:tab/>arch/frv/kernel/frv_ksyms.c</text:p>
      <text:p text:style-name="P1">#<text:tab/>arch/frv/kernel/futex.c</text:p>
      <text:p text:style-name="P1">#<text:tab/>arch/frv/kernel/signal.c</text:p>
      <text:p text:style-name="P1">#<text:tab/>arch/frv/kernel/vmlinux.lds.S</text:p>
      <text:p text:style-name="P1">#<text:tab/>arch/frv/lib/Makefile</text:p>
      <text:p text:style-name="P1">#<text:tab/>arch/frv/lib/atomic-ops.S</text:p>
      <text:p text:style-name="P1">#<text:tab/>arch/frv/lib/atomic64-ops.S</text:p>
      <text:p text:style-name="P1">#<text:tab/>arch/frv/mb93090-mb00/flash.c</text:p>
      <text:p text:style-name="P1">#<text:tab/>arch/frv/mb93090-mb00/pci-dma-nommu.c</text:p>
      <text:p text:style-name="P1">#<text:tab/>arch/frv/mb93090-mb00/pci-dma.c</text:p>
      <text:p text:style-name="P1">#<text:tab/>arch/frv/mb93090-mb00/pci-frv.c</text:p>
      <text:p text:style-name="P1">#<text:tab/>arch/frv/mb93090-mb00/pci-frv.h</text:p>
      <text:p text:style-name="P1">#<text:tab/>arch/frv/mb93090-mb00/pci-vdk.c</text:p>
      <text:p text:style-name="P1">#<text:tab/>arch/frv/mm/extable.c</text:p>
      <text:p text:style-name="P1">#<text:tab/>arch/frv/mm/fault.c</text:p>
      <text:p text:style-name="P1">#<text:tab/>arch/frv/mm/highmem.c</text:p>
      <text:p text:style-name="P1">#<text:tab/>arch/frv/mm/pgalloc.c</text:p>
      <text:p text:style-name="P1">#<text:tab/>arch/hexagon/Kconfig</text:p>
      <text:p text:style-name="P1">#<text:tab/>arch/hexagon/include/asm/Kbuild</text:p>
      <text:p text:style-name="P1">#<text:tab/>arch/hexagon/include/asm/atomic.h</text:p>
      <text:p text:style-name="P1">#<text:tab/>arch/hexagon/include/asm/bitops.h</text:p>
      <text:p text:style-name="P1">#<text:tab/>arch/hexagon/include/asm/cache.h</text:p>
      <text:p text:style-name="P1">#<text:tab/>arch/hexagon/include/asm/checksum.h</text:p>
      <text:p text:style-name="P1">#<text:tab/>arch/hexagon/include/asm/cmpxchg.h</text:p>
      <text:p text:style-name="P1">#<text:tab/>arch/hexagon/include/asm/dma-mapping.h</text:p>
      <text:p text:style-name="P1">#<text:tab/>arch/hexagon/include/asm/futex.h</text:p>
      <text:p text:style-name="P1">#<text:tab/>arch/hexagon/include/asm/hexagon_vm.h</text:p>
      <text:p text:style-name="P1">#<text:tab/>arch/hexagon/include/asm/io.h</text:p>
      <text:p text:style-name="P1">#<text:tab/>arch/hexagon/include/asm/pgalloc.h</text:p>
      <text:p text:style-name="P1">#<text:tab/>arch/hexagon/include/asm/pgtable.h</text:p>
      <text:p text:style-name="P1">#<text:tab/>arch/hexagon/include/asm/spinlock.h</text:p>
      <text:p text:style-name="P1">#<text:tab/>arch/hexagon/include/asm/thread_info.h</text:p>
      <text:p text:style-name="P1">#<text:tab/>arch/hexagon/include/asm/uaccess.h</text:p>
      <text:p text:style-name="P1">#<text:tab/>arch/hexagon/include/asm/vm_mmu.h</text:p>
      <text:p text:style-name="P1">#<text:tab/>arch/hexagon/include/uapi/asm/signal.h</text:p>
      <text:p text:style-name="P1">#<text:tab/>arch/hexagon/include/uapi/asm/unistd.h</text:p>
      <text:p text:style-name="P1">#<text:tab/>arch/hexagon/kernel/dma.c</text:p>
      <text:p text:style-name="P1">#<text:tab/>arch/hexagon/kernel/kgdb.c</text:p>
      <text:p text:style-name="P1">#<text:tab/>arch/hexagon/kernel/process.c</text:p>
      <text:p text:style-name="P1">#<text:tab/>arch/hexagon/kernel/smp.c</text:p>
      <text:p text:style-name="P1">#<text:tab/>arch/hexagon/kernel/stacktrace.c</text:p>
      <text:p text:style-name="P1">#<text:tab/>arch/hexagon/kernel/time.c</text:p>
      <text:p text:style-name="P1">#<text:tab/>arch/hexagon/kernel/traps.c</text:p>
      <text:p text:style-name="P1">#<text:tab/>arch/hexagon/kernel/vdso.c</text:p>
      <text:p text:style-name="P1"><text:soft-page-break/>#<text:tab/>arch/hexagon/kernel/vm_entry.S</text:p>
      <text:p text:style-name="P1">#<text:tab/>arch/hexagon/kernel/vm_ops.S</text:p>
      <text:p text:style-name="P1">#<text:tab/>arch/hexagon/kernel/vmlinux.lds.S</text:p>
      <text:p text:style-name="P1">#<text:tab/>arch/hexagon/lib/checksum.c</text:p>
      <text:p text:style-name="P1">#<text:tab/>arch/hexagon/lib/memcpy.S</text:p>
      <text:p text:style-name="P1">#<text:tab/>arch/hexagon/mm/init.c</text:p>
      <text:p text:style-name="P1">#<text:tab/>arch/hexagon/mm/vm_fault.c</text:p>
      <text:p text:style-name="P1">#<text:tab/>arch/ia64/Kconfig</text:p>
      <text:p text:style-name="P1">#<text:tab/>arch/ia64/Makefile</text:p>
      <text:p text:style-name="P1">#<text:tab/>arch/ia64/hp/common/sba_iommu.c</text:p>
      <text:p text:style-name="P1">#<text:tab/>arch/ia64/hp/sim/boot/Makefile</text:p>
      <text:p text:style-name="P1">#<text:tab/>arch/ia64/hp/sim/simscsi.c</text:p>
      <text:p text:style-name="P1">#<text:tab/>arch/ia64/hp/sim/simserial.c</text:p>
      <text:p text:style-name="P1">#<text:tab/>arch/ia64/include/asm/Kbuild</text:p>
      <text:p text:style-name="P1">#<text:tab/>arch/ia64/include/asm/acpi.h</text:p>
      <text:p text:style-name="P1">#<text:tab/>arch/ia64/include/asm/atomic.h</text:p>
      <text:p text:style-name="P1">#<text:tab/>arch/ia64/include/asm/barrier.h</text:p>
      <text:p text:style-name="P1">#<text:tab/>arch/ia64/include/asm/bug.h</text:p>
      <text:p text:style-name="P1">#<text:tab/>arch/ia64/include/asm/checksum.h</text:p>
      <text:p text:style-name="P1">#<text:tab/>arch/ia64/include/asm/dma-mapping.h</text:p>
      <text:p text:style-name="P1">#<text:tab/>arch/ia64/include/asm/futex.h</text:p>
      <text:p text:style-name="P1">#<text:tab/>arch/ia64/include/asm/hugetlb.h</text:p>
      <text:p text:style-name="P1">#<text:tab/>arch/ia64/include/asm/hw_irq.h</text:p>
      <text:p text:style-name="P1">#<text:tab/>arch/ia64/include/asm/intrinsics.h</text:p>
      <text:p text:style-name="P1">#<text:tab/>arch/ia64/include/asm/io.h</text:p>
      <text:p text:style-name="P1">#<text:tab/>arch/ia64/include/asm/iommu.h</text:p>
      <text:p text:style-name="P1">#<text:tab/>arch/ia64/include/asm/iosapic.h</text:p>
      <text:p text:style-name="P1">#<text:tab/>arch/ia64/include/asm/irq_remapping.h</text:p>
      <text:p text:style-name="P1">#<text:tab/>arch/ia64/include/asm/libata-portmap.h</text:p>
      <text:p text:style-name="P1">#<text:tab/>arch/ia64/include/asm/machvec.h</text:p>
      <text:p text:style-name="P1">#<text:tab/>arch/ia64/include/asm/module.h</text:p>
      <text:p text:style-name="P1">#<text:tab/>arch/ia64/include/asm/mutex.h</text:p>
      <text:p text:style-name="P1">#<text:tab/>arch/ia64/include/asm/native/inst.h</text:p>
      <text:p text:style-name="P1">#<text:tab/>arch/ia64/include/asm/page.h</text:p>
      <text:p text:style-name="P1">#<text:tab/>arch/ia64/include/asm/pci.h</text:p>
      <text:p text:style-name="P1">#<text:tab/>arch/ia64/include/asm/percpu.h</text:p>
      <text:p text:style-name="P1">#<text:tab/>arch/ia64/include/asm/pgalloc.h</text:p>
      <text:p text:style-name="P1">#<text:tab/>arch/ia64/include/asm/pgtable.h</text:p>
      <text:p text:style-name="P1">#<text:tab/>arch/ia64/include/asm/rwsem.h</text:p>
      <text:p text:style-name="P1">#<text:tab/>arch/ia64/include/asm/sn/ioc3.h</text:p>
      <text:p text:style-name="P1">#<text:tab/>arch/ia64/include/asm/sn/shubio.h</text:p>
      <text:p text:style-name="P1">#<text:tab/>arch/ia64/include/asm/spinlock.h</text:p>
      <text:p text:style-name="P1">#<text:tab/>arch/ia64/include/asm/thread_info.h</text:p>
      <text:p text:style-name="P1">#<text:tab/>arch/ia64/include/asm/tlb.h</text:p>
      <text:p text:style-name="P1">#<text:tab/>arch/ia64/include/asm/topology.h</text:p>
      <text:p text:style-name="P1">#<text:tab/>arch/ia64/include/asm/uaccess.h</text:p>
      <text:p text:style-name="P1">#<text:tab/>arch/ia64/include/asm/unistd.h</text:p>
      <text:p text:style-name="P1">#<text:tab/>arch/ia64/include/uapi/asm/Kbuild</text:p>
      <text:p text:style-name="P1">#<text:tab/>arch/ia64/include/uapi/asm/cmpxchg.h</text:p>
      <text:p text:style-name="P1">#<text:tab/>arch/ia64/include/uapi/asm/siginfo.h</text:p>
      <text:p text:style-name="P1">#<text:tab/>arch/ia64/include/uapi/asm/socket.h</text:p>
      <text:p text:style-name="P1">#<text:tab/>arch/ia64/include/uapi/asm/unistd.h</text:p>
      <text:p text:style-name="P1"><text:soft-page-break/>#<text:tab/>arch/ia64/kernel/Makefile</text:p>
      <text:p text:style-name="P1">#<text:tab/>arch/ia64/kernel/acpi-ext.c</text:p>
      <text:p text:style-name="P1">#<text:tab/>arch/ia64/kernel/acpi.c</text:p>
      <text:p text:style-name="P1">#<text:tab/>arch/ia64/kernel/cyclone.c</text:p>
      <text:p text:style-name="P1">#<text:tab/>arch/ia64/kernel/efi.c</text:p>
      <text:p text:style-name="P1">#<text:tab/>arch/ia64/kernel/entry.S</text:p>
      <text:p text:style-name="P1">#<text:tab/>arch/ia64/kernel/err_inject.c</text:p>
      <text:p text:style-name="P1">#<text:tab/>arch/ia64/kernel/esi_stub.S</text:p>
      <text:p text:style-name="P1">#<text:tab/>arch/ia64/kernel/fsys.S</text:p>
      <text:p text:style-name="P1">#<text:tab/>arch/ia64/kernel/ftrace.c</text:p>
      <text:p text:style-name="P1">#<text:tab/>arch/ia64/kernel/gate.S</text:p>
      <text:p text:style-name="P1">#<text:tab/>arch/ia64/kernel/gate.lds.S</text:p>
      <text:p text:style-name="P1">#<text:tab/>arch/ia64/kernel/head.S</text:p>
      <text:p text:style-name="P1">#<text:tab/>arch/ia64/kernel/ia64_ksyms.c</text:p>
      <text:p text:style-name="P1">#<text:tab/>arch/ia64/kernel/init_task.c</text:p>
      <text:p text:style-name="P1">#<text:tab/>arch/ia64/kernel/iosapic.c</text:p>
      <text:p text:style-name="P1">#<text:tab/>arch/ia64/kernel/irq.c</text:p>
      <text:p text:style-name="P1">#<text:tab/>arch/ia64/kernel/irq_ia64.c</text:p>
      <text:p text:style-name="P1">#<text:tab/>arch/ia64/kernel/ivt.S</text:p>
      <text:p text:style-name="P1">#<text:tab/>arch/ia64/kernel/machine_kexec.c</text:p>
      <text:p text:style-name="P1">#<text:tab/>arch/ia64/kernel/mca.c</text:p>
      <text:p text:style-name="P1">#<text:tab/>arch/ia64/kernel/minstate.h</text:p>
      <text:p text:style-name="P1">#<text:tab/>arch/ia64/kernel/module.c</text:p>
      <text:p text:style-name="P1">#<text:tab/>arch/ia64/kernel/msi_ia64.c</text:p>
      <text:p text:style-name="P1">#<text:tab/>arch/ia64/kernel/numa.c</text:p>
      <text:p text:style-name="P1">#<text:tab/>arch/ia64/kernel/pal.S</text:p>
      <text:p text:style-name="P1">#<text:tab/>arch/ia64/kernel/patch.c</text:p>
      <text:p text:style-name="P1">#<text:tab/>arch/ia64/kernel/pci-swiotlb.c</text:p>
      <text:p text:style-name="P1">#<text:tab/>arch/ia64/kernel/perfmon.c</text:p>
      <text:p text:style-name="P1">#<text:tab/>arch/ia64/kernel/process.c</text:p>
      <text:p text:style-name="P1">#<text:tab/>arch/ia64/kernel/ptrace.c</text:p>
      <text:p text:style-name="P1">#<text:tab/>arch/ia64/kernel/salinfo.c</text:p>
      <text:p text:style-name="P1">#<text:tab/>arch/ia64/kernel/setup.c</text:p>
      <text:p text:style-name="P1">#<text:tab/>arch/ia64/kernel/smp.c</text:p>
      <text:p text:style-name="P1">#<text:tab/>arch/ia64/kernel/smpboot.c</text:p>
      <text:p text:style-name="P1">#<text:tab/>arch/ia64/kernel/time.c</text:p>
      <text:p text:style-name="P1">#<text:tab/>arch/ia64/kernel/topology.c</text:p>
      <text:p text:style-name="P1">#<text:tab/>arch/ia64/kernel/traps.c</text:p>
      <text:p text:style-name="P1">#<text:tab/>arch/ia64/kernel/unaligned.c</text:p>
      <text:p text:style-name="P1">#<text:tab/>arch/ia64/kernel/uncached.c</text:p>
      <text:p text:style-name="P1">#<text:tab/>arch/ia64/kernel/vmlinux.lds.S</text:p>
      <text:p text:style-name="P1">#<text:tab/>arch/ia64/lib/Makefile</text:p>
      <text:p text:style-name="P1">#<text:tab/>arch/ia64/lib/checksum.c</text:p>
      <text:p text:style-name="P1">#<text:tab/>arch/ia64/lib/clear_page.S</text:p>
      <text:p text:style-name="P1">#<text:tab/>arch/ia64/lib/clear_user.S</text:p>
      <text:p text:style-name="P1">#<text:tab/>arch/ia64/lib/copy_page.S</text:p>
      <text:p text:style-name="P1">#<text:tab/>arch/ia64/lib/copy_page_mck.S</text:p>
      <text:p text:style-name="P1">#<text:tab/>arch/ia64/lib/copy_user.S</text:p>
      <text:p text:style-name="P1">#<text:tab/>arch/ia64/lib/flush.S</text:p>
      <text:p text:style-name="P1">#<text:tab/>arch/ia64/lib/idiv32.S</text:p>
      <text:p text:style-name="P1">#<text:tab/>arch/ia64/lib/idiv64.S</text:p>
      <text:p text:style-name="P1">#<text:tab/>arch/ia64/lib/ip_fast_csum.S</text:p>
      <text:p text:style-name="P1"><text:soft-page-break/>#<text:tab/>arch/ia64/lib/memcpy.S</text:p>
      <text:p text:style-name="P1">#<text:tab/>arch/ia64/lib/memcpy_mck.S</text:p>
      <text:p text:style-name="P1">#<text:tab/>arch/ia64/lib/memset.S</text:p>
      <text:p text:style-name="P1">#<text:tab/>arch/ia64/lib/strlen.S</text:p>
      <text:p text:style-name="P1">#<text:tab/>arch/ia64/lib/strlen_user.S</text:p>
      <text:p text:style-name="P1">#<text:tab/>arch/ia64/lib/strncpy_from_user.S</text:p>
      <text:p text:style-name="P1">#<text:tab/>arch/ia64/lib/strnlen_user.S</text:p>
      <text:p text:style-name="P1">#<text:tab/>arch/ia64/lib/xor.S</text:p>
      <text:p text:style-name="P1">#<text:tab/>arch/ia64/mm/extable.c</text:p>
      <text:p text:style-name="P1">#<text:tab/>arch/ia64/mm/fault.c</text:p>
      <text:p text:style-name="P1">#<text:tab/>arch/ia64/mm/hugetlbpage.c</text:p>
      <text:p text:style-name="P1">#<text:tab/>arch/ia64/mm/init.c</text:p>
      <text:p text:style-name="P1">#<text:tab/>arch/ia64/mm/numa.c</text:p>
      <text:p text:style-name="P1">#<text:tab/>arch/ia64/mm/tlb.c</text:p>
      <text:p text:style-name="P1">#<text:tab/>arch/ia64/pci/fixup.c</text:p>
      <text:p text:style-name="P1">#<text:tab/>arch/ia64/pci/pci.c</text:p>
      <text:p text:style-name="P1">#<text:tab/>arch/ia64/sn/kernel/io_acpi_init.c</text:p>
      <text:p text:style-name="P1">#<text:tab/>arch/ia64/sn/kernel/io_init.c</text:p>
      <text:p text:style-name="P1">#<text:tab/>arch/ia64/sn/kernel/mca.c</text:p>
      <text:p text:style-name="P1">#<text:tab/>arch/ia64/sn/kernel/msi_sn.c</text:p>
      <text:p text:style-name="P1">#<text:tab/>arch/ia64/sn/kernel/sn2/sn2_smp.c</text:p>
      <text:p text:style-name="P1">#<text:tab/>arch/ia64/sn/pci/pci_dma.c</text:p>
      <text:p text:style-name="P1">#<text:tab/>arch/m32r/Kconfig</text:p>
      <text:p text:style-name="P1">#<text:tab/>arch/m32r/boot/compressed/Makefile</text:p>
      <text:p text:style-name="P1">#<text:tab/>arch/m32r/boot/compressed/m32r_sio.c</text:p>
      <text:p text:style-name="P1">#<text:tab/>arch/m32r/boot/compressed/misc.c</text:p>
      <text:p text:style-name="P1">#<text:tab/>arch/m32r/include/asm/Kbuild</text:p>
      <text:p text:style-name="P1">#<text:tab/>arch/m32r/include/asm/atomic.h</text:p>
      <text:p text:style-name="P1">#<text:tab/>arch/m32r/include/asm/checksum.h</text:p>
      <text:p text:style-name="P1">#<text:tab/>arch/m32r/include/asm/cmpxchg.h</text:p>
      <text:p text:style-name="P1">#<text:tab/>arch/m32r/include/asm/io.h</text:p>
      <text:p text:style-name="P1">#<text:tab/>arch/m32r/include/asm/pgtable-2level.h</text:p>
      <text:p text:style-name="P1">#<text:tab/>arch/m32r/include/asm/pgtable.h</text:p>
      <text:p text:style-name="P1">#<text:tab/>arch/m32r/include/asm/spinlock.h</text:p>
      <text:p text:style-name="P1">#<text:tab/>arch/m32r/include/asm/thread_info.h</text:p>
      <text:p text:style-name="P1">#<text:tab/>arch/m32r/include/asm/uaccess.h</text:p>
      <text:p text:style-name="P1">#<text:tab/>arch/m32r/include/uapi/asm/socket.h</text:p>
      <text:p text:style-name="P1">#<text:tab/>arch/m32r/kernel/asm-offsets.c</text:p>
      <text:p text:style-name="P1">#<text:tab/>arch/m32r/kernel/entry.S</text:p>
      <text:p text:style-name="P1">#<text:tab/>arch/m32r/kernel/m32r_ksyms.c</text:p>
      <text:p text:style-name="P1">#<text:tab/>arch/m32r/kernel/process.c</text:p>
      <text:p text:style-name="P1">#<text:tab/>arch/m32r/kernel/ptrace.c</text:p>
      <text:p text:style-name="P1">#<text:tab/>arch/m32r/kernel/setup.c</text:p>
      <text:p text:style-name="P1">#<text:tab/>arch/m32r/kernel/signal.c</text:p>
      <text:p text:style-name="P1">#<text:tab/>arch/m32r/kernel/smp.c</text:p>
      <text:p text:style-name="P1">#<text:tab/>arch/m32r/kernel/smpboot.c</text:p>
      <text:p text:style-name="P1">#<text:tab/>arch/m32r/kernel/vmlinux.lds.S</text:p>
      <text:p text:style-name="P1">#<text:tab/>arch/m32r/lib/Makefile</text:p>
      <text:p text:style-name="P1">#<text:tab/>arch/m32r/mm/fault.c</text:p>
      <text:p text:style-name="P1">#<text:tab/>arch/m32r/mm/init.c</text:p>
      <text:p text:style-name="P1">#<text:tab/>arch/m68k/68000/m68EZ328.c</text:p>
      <text:p text:style-name="P1">#<text:tab/>arch/m68k/68000/m68VZ328.c</text:p>
      <text:p text:style-name="P1"><text:soft-page-break/>#<text:tab/>arch/m68k/Kconfig</text:p>
      <text:p text:style-name="P1">#<text:tab/>arch/m68k/Kconfig.cpu</text:p>
      <text:p text:style-name="P1">#<text:tab/>arch/m68k/Kconfig.debug</text:p>
      <text:p text:style-name="P1">#<text:tab/>arch/m68k/Kconfig.machine</text:p>
      <text:p text:style-name="P1">#<text:tab/>arch/m68k/Makefile</text:p>
      <text:p text:style-name="P1">#<text:tab/>arch/m68k/amiga/amiints.c</text:p>
      <text:p text:style-name="P1">#<text:tab/>arch/m68k/amiga/cia.c</text:p>
      <text:p text:style-name="P1">#<text:tab/>arch/m68k/amiga/config.c</text:p>
      <text:p text:style-name="P1">#<text:tab/>arch/m68k/apollo/config.c</text:p>
      <text:p text:style-name="P1">#<text:tab/>arch/m68k/atari/ataints.c</text:p>
      <text:p text:style-name="P1">#<text:tab/>arch/m68k/atari/atakeyb.c</text:p>
      <text:p text:style-name="P1">#<text:tab/>arch/m68k/atari/config.c</text:p>
      <text:p text:style-name="P1">#<text:tab/>arch/m68k/atari/stdma.c</text:p>
      <text:p text:style-name="P1">#<text:tab/>arch/m68k/atari/time.c</text:p>
      <text:p text:style-name="P1">#<text:tab/>arch/m68k/bvme6000/config.c</text:p>
      <text:p text:style-name="P1">#<text:tab/>arch/m68k/bvme6000/rtc.c</text:p>
      <text:p text:style-name="P1">#<text:tab/>arch/m68k/coldfire/clk.c</text:p>
      <text:p text:style-name="P1">#<text:tab/>arch/m68k/coldfire/device.c</text:p>
      <text:p text:style-name="P1">#<text:tab/>arch/m68k/coldfire/gpio.c</text:p>
      <text:p text:style-name="P1">#<text:tab/>arch/m68k/coldfire/head.S</text:p>
      <text:p text:style-name="P1">#<text:tab/>arch/m68k/coldfire/intc-5272.c</text:p>
      <text:p text:style-name="P1">#<text:tab/>arch/m68k/coldfire/m5272.c</text:p>
      <text:p text:style-name="P1">#<text:tab/>arch/m68k/coldfire/m527x.c</text:p>
      <text:p text:style-name="P1">#<text:tab/>arch/m68k/coldfire/m528x.c</text:p>
      <text:p text:style-name="P1">#<text:tab/>arch/m68k/coldfire/m53xx.c</text:p>
      <text:p text:style-name="P1">#<text:tab/>arch/m68k/coldfire/m54xx.c</text:p>
      <text:p text:style-name="P1">#<text:tab/>arch/m68k/coldfire/pci.c</text:p>
      <text:p text:style-name="P1">#<text:tab/>arch/m68k/coldfire/pit.c</text:p>
      <text:p text:style-name="P1">#<text:tab/>arch/m68k/configs/amiga_defconfig</text:p>
      <text:p text:style-name="P1">#<text:tab/>arch/m68k/configs/apollo_defconfig</text:p>
      <text:p text:style-name="P1">#<text:tab/>arch/m68k/configs/atari_defconfig</text:p>
      <text:p text:style-name="P1">#<text:tab/>arch/m68k/configs/bvme6000_defconfig</text:p>
      <text:p text:style-name="P1">#<text:tab/>arch/m68k/configs/hp300_defconfig</text:p>
      <text:p text:style-name="P1">#<text:tab/>arch/m68k/configs/m5208evb_defconfig</text:p>
      <text:p text:style-name="P1">#<text:tab/>arch/m68k/configs/m5249evb_defconfig</text:p>
      <text:p text:style-name="P1">#<text:tab/>arch/m68k/configs/m5272c3_defconfig</text:p>
      <text:p text:style-name="P1">#<text:tab/>arch/m68k/configs/m5275evb_defconfig</text:p>
      <text:p text:style-name="P1">#<text:tab/>arch/m68k/configs/m5307c3_defconfig</text:p>
      <text:p text:style-name="P1">#<text:tab/>arch/m68k/configs/m5407c3_defconfig</text:p>
      <text:p text:style-name="P1">#<text:tab/>arch/m68k/configs/m5475evb_defconfig</text:p>
      <text:p text:style-name="P1">#<text:tab/>arch/m68k/configs/mac_defconfig</text:p>
      <text:p text:style-name="P1">#<text:tab/>arch/m68k/configs/multi_defconfig</text:p>
      <text:p text:style-name="P1">#<text:tab/>arch/m68k/configs/mvme147_defconfig</text:p>
      <text:p text:style-name="P1">#<text:tab/>arch/m68k/configs/mvme16x_defconfig</text:p>
      <text:p text:style-name="P1">#<text:tab/>arch/m68k/configs/q40_defconfig</text:p>
      <text:p text:style-name="P1">#<text:tab/>arch/m68k/configs/sun3_defconfig</text:p>
      <text:p text:style-name="P1">#<text:tab/>arch/m68k/configs/sun3x_defconfig</text:p>
      <text:p text:style-name="P1">#<text:tab/>arch/m68k/emu/nfblock.c</text:p>
      <text:p text:style-name="P1">#<text:tab/>arch/m68k/hp300/config.c</text:p>
      <text:p text:style-name="P1">#<text:tab/>arch/m68k/hp300/time.c</text:p>
      <text:p text:style-name="P1">#<text:tab/>arch/m68k/ifpsp060/src/fpsp.S</text:p>
      <text:p text:style-name="P1">#<text:tab/>arch/m68k/ifpsp060/src/pfpsp.S</text:p>
      <text:p text:style-name="P1"><text:soft-page-break/>#<text:tab/>arch/m68k/include/asm/Kbuild</text:p>
      <text:p text:style-name="P1">#<text:tab/>arch/m68k/include/asm/MC68328.h</text:p>
      <text:p text:style-name="P1">#<text:tab/>arch/m68k/include/asm/MC68EZ328.h</text:p>
      <text:p text:style-name="P1">#<text:tab/>arch/m68k/include/asm/MC68VZ328.h</text:p>
      <text:p text:style-name="P1">#<text:tab/>arch/m68k/include/asm/atari_stdma.h</text:p>
      <text:p text:style-name="P1">#<text:tab/>arch/m68k/include/asm/atariints.h</text:p>
      <text:p text:style-name="P1">#<text:tab/>arch/m68k/include/asm/atomic.h</text:p>
      <text:p text:style-name="P1">#<text:tab/>arch/m68k/include/asm/bootinfo.h</text:p>
      <text:p text:style-name="P1">#<text:tab/>arch/m68k/include/asm/bug.h</text:p>
      <text:p text:style-name="P1">#<text:tab/>arch/m68k/include/asm/checksum.h</text:p>
      <text:p text:style-name="P1">#<text:tab/>arch/m68k/include/asm/cmpxchg.h</text:p>
      <text:p text:style-name="P1">#<text:tab/>arch/m68k/include/asm/coldfire.h</text:p>
      <text:p text:style-name="P1">#<text:tab/>arch/m68k/include/asm/delay.h</text:p>
      <text:p text:style-name="P1">#<text:tab/>arch/m68k/include/asm/dma-mapping.h</text:p>
      <text:p text:style-name="P1">#<text:tab/>arch/m68k/include/asm/dma.h</text:p>
      <text:p text:style-name="P1">#<text:tab/>arch/m68k/include/asm/flat.h</text:p>
      <text:p text:style-name="P1">#<text:tab/>arch/m68k/include/asm/io.h</text:p>
      <text:p text:style-name="P1">#<text:tab/>arch/m68k/include/asm/io_mm.h</text:p>
      <text:p text:style-name="P1">#<text:tab/>arch/m68k/include/asm/io_no.h</text:p>
      <text:p text:style-name="P1">#<text:tab/>arch/m68k/include/asm/irq.h</text:p>
      <text:p text:style-name="P1">#<text:tab/>arch/m68k/include/asm/m525xsim.h</text:p>
      <text:p text:style-name="P1">#<text:tab/>arch/m68k/include/asm/m527xsim.h</text:p>
      <text:p text:style-name="P1">#<text:tab/>arch/m68k/include/asm/m5441xsim.h</text:p>
      <text:p text:style-name="P1">#<text:tab/>arch/m68k/include/asm/m54xxacr.h</text:p>
      <text:p text:style-name="P1">#<text:tab/>arch/m68k/include/asm/m54xxsim.h</text:p>
      <text:p text:style-name="P1">#<text:tab/>arch/m68k/include/asm/mac_iop.h</text:p>
      <text:p text:style-name="P1">#<text:tab/>arch/m68k/include/asm/mac_psc.h</text:p>
      <text:p text:style-name="P1">#<text:tab/>arch/m68k/include/asm/mac_via.h</text:p>
      <text:p text:style-name="P1">#<text:tab/>arch/m68k/include/asm/macintosh.h</text:p>
      <text:p text:style-name="P1">#<text:tab/>arch/m68k/include/asm/mcf_pgalloc.h</text:p>
      <text:p text:style-name="P1">#<text:tab/>arch/m68k/include/asm/mcf_pgtable.h</text:p>
      <text:p text:style-name="P1">#<text:tab/>arch/m68k/include/asm/mcfmmu.h</text:p>
      <text:p text:style-name="P1">#<text:tab/>arch/m68k/include/asm/mcfqspi.h</text:p>
      <text:p text:style-name="P1">#<text:tab/>arch/m68k/include/asm/mcftimer.h</text:p>
      <text:p text:style-name="P1">#<text:tab/>arch/m68k/include/asm/motorola_pgalloc.h</text:p>
      <text:p text:style-name="P1">#<text:tab/>arch/m68k/include/asm/motorola_pgtable.h</text:p>
      <text:p text:style-name="P1">#<text:tab/>arch/m68k/include/asm/nettel.h</text:p>
      <text:p text:style-name="P1">#<text:tab/>arch/m68k/include/asm/page.h</text:p>
      <text:p text:style-name="P1">#<text:tab/>arch/m68k/include/asm/page_mm.h</text:p>
      <text:p text:style-name="P1">#<text:tab/>arch/m68k/include/asm/page_no.h</text:p>
      <text:p text:style-name="P1">#<text:tab/>arch/m68k/include/asm/pci.h</text:p>
      <text:p text:style-name="P1">#<text:tab/>arch/m68k/include/asm/pgtable_mm.h</text:p>
      <text:p text:style-name="P1">#<text:tab/>arch/m68k/include/asm/pgtable_no.h</text:p>
      <text:p text:style-name="P1">#<text:tab/>arch/m68k/include/asm/processor.h</text:p>
      <text:p text:style-name="P1">#<text:tab/>arch/m68k/include/asm/q40_master.h</text:p>
      <text:p text:style-name="P1">#<text:tab/>arch/m68k/include/asm/segment.h</text:p>
      <text:p text:style-name="P1">#<text:tab/>arch/m68k/include/asm/serial.h</text:p>
      <text:p text:style-name="P1">#<text:tab/>arch/m68k/include/asm/sun3_pgalloc.h</text:p>
      <text:p text:style-name="P1">#<text:tab/>arch/m68k/include/asm/sun3_pgtable.h</text:p>
      <text:p text:style-name="P1">#<text:tab/>arch/m68k/include/asm/thread_info.h</text:p>
      <text:p text:style-name="P1">#<text:tab/>arch/m68k/include/asm/uaccess_mm.h</text:p>
      <text:p text:style-name="P1">#<text:tab/>arch/m68k/include/asm/uaccess_no.h</text:p>
      <text:p text:style-name="P1"><text:soft-page-break/>#<text:tab/>arch/m68k/include/asm/unistd.h</text:p>
      <text:p text:style-name="P1">#<text:tab/>arch/m68k/include/uapi/asm/bootinfo.h</text:p>
      <text:p text:style-name="P1">#<text:tab/>arch/m68k/include/uapi/asm/unistd.h</text:p>
      <text:p text:style-name="P1">#<text:tab/>arch/m68k/kernel/Makefile</text:p>
      <text:p text:style-name="P1">#<text:tab/>arch/m68k/kernel/bootinfo_proc.c</text:p>
      <text:p text:style-name="P1">#<text:tab/>arch/m68k/kernel/dma.c</text:p>
      <text:p text:style-name="P1">#<text:tab/>arch/m68k/kernel/early_printk.c</text:p>
      <text:p text:style-name="P1">#<text:tab/>arch/m68k/kernel/entry.S</text:p>
      <text:p text:style-name="P1">#<text:tab/>arch/m68k/kernel/pcibios.c</text:p>
      <text:p text:style-name="P1">#<text:tab/>arch/m68k/kernel/process.c</text:p>
      <text:p text:style-name="P1">#<text:tab/>arch/m68k/kernel/setup_mm.c</text:p>
      <text:p text:style-name="P1">#<text:tab/>arch/m68k/kernel/setup_no.c</text:p>
      <text:p text:style-name="P1">#<text:tab/>arch/m68k/kernel/signal.c</text:p>
      <text:p text:style-name="P1">#<text:tab/>arch/m68k/kernel/syscalltable.S</text:p>
      <text:p text:style-name="P1">#<text:tab/>arch/m68k/kernel/time.c</text:p>
      <text:p text:style-name="P1">#<text:tab/>arch/m68k/kernel/vmlinux-nommu.lds</text:p>
      <text:p text:style-name="P1">#<text:tab/>arch/m68k/kernel/vmlinux-std.lds</text:p>
      <text:p text:style-name="P1">#<text:tab/>arch/m68k/kernel/vmlinux-sun3.lds</text:p>
      <text:p text:style-name="P1">#<text:tab/>arch/m68k/lib/ashldi3.c</text:p>
      <text:p text:style-name="P1">#<text:tab/>arch/m68k/lib/ashrdi3.c</text:p>
      <text:p text:style-name="P1">#<text:tab/>arch/m68k/lib/divsi3.S</text:p>
      <text:p text:style-name="P1">#<text:tab/>arch/m68k/lib/lshrdi3.c</text:p>
      <text:p text:style-name="P1">#<text:tab/>arch/m68k/lib/modsi3.S</text:p>
      <text:p text:style-name="P1">#<text:tab/>arch/m68k/lib/muldi3.c</text:p>
      <text:p text:style-name="P1">#<text:tab/>arch/m68k/lib/mulsi3.S</text:p>
      <text:p text:style-name="P1">#<text:tab/>arch/m68k/lib/udivsi3.S</text:p>
      <text:p text:style-name="P1">#<text:tab/>arch/m68k/lib/umodsi3.S</text:p>
      <text:p text:style-name="P1">#<text:tab/>arch/m68k/mac/baboon.c</text:p>
      <text:p text:style-name="P1">#<text:tab/>arch/m68k/mac/config.c</text:p>
      <text:p text:style-name="P1">#<text:tab/>arch/m68k/mac/iop.c</text:p>
      <text:p text:style-name="P1">#<text:tab/>arch/m68k/mac/macints.c</text:p>
      <text:p text:style-name="P1">#<text:tab/>arch/m68k/mac/misc.c</text:p>
      <text:p text:style-name="P1">#<text:tab/>arch/m68k/mac/oss.c</text:p>
      <text:p text:style-name="P1">#<text:tab/>arch/m68k/mac/psc.c</text:p>
      <text:p text:style-name="P1">#<text:tab/>arch/m68k/mac/via.c</text:p>
      <text:p text:style-name="P1">#<text:tab/>arch/m68k/math-emu/fp_decode.h</text:p>
      <text:p text:style-name="P1">#<text:tab/>arch/m68k/mm/fault.c</text:p>
      <text:p text:style-name="P1">#<text:tab/>arch/m68k/mm/init.c</text:p>
      <text:p text:style-name="P1">#<text:tab/>arch/m68k/mm/mcfmmu.c</text:p>
      <text:p text:style-name="P1">#<text:tab/>arch/m68k/mm/motorola.c</text:p>
      <text:p text:style-name="P1">#<text:tab/>arch/m68k/mvme147/config.c</text:p>
      <text:p text:style-name="P1">#<text:tab/>arch/m68k/mvme16x/config.c</text:p>
      <text:p text:style-name="P1">#<text:tab/>arch/m68k/mvme16x/rtc.c</text:p>
      <text:p text:style-name="P1">#<text:tab/>arch/m68k/q40/config.c</text:p>
      <text:p text:style-name="P1">#<text:tab/>arch/m68k/q40/q40ints.c</text:p>
      <text:p text:style-name="P1">#<text:tab/>arch/m68k/sun3/config.c</text:p>
      <text:p text:style-name="P1">#<text:tab/>arch/m68k/sun3/idprom.c</text:p>
      <text:p text:style-name="P1">#<text:tab/>arch/m68k/sun3/intersil.c</text:p>
      <text:p text:style-name="P1">#<text:tab/>arch/m68k/sun3/sun3ints.c</text:p>
      <text:p text:style-name="P1">#<text:tab/>arch/m68k/sun3x/time.c</text:p>
      <text:p text:style-name="P1">#<text:tab/>arch/metag/Kconfig</text:p>
      <text:p text:style-name="P1">#<text:tab/>arch/metag/Kconfig.soc</text:p>
      <text:p text:style-name="P1"><text:soft-page-break/>#<text:tab/>arch/metag/Makefile</text:p>
      <text:p text:style-name="P1">#<text:tab/>arch/metag/boot/dts/Makefile</text:p>
      <text:p text:style-name="P1">#<text:tab/>arch/metag/include/asm/Kbuild</text:p>
      <text:p text:style-name="P1">#<text:tab/>arch/metag/include/asm/atomic.h</text:p>
      <text:p text:style-name="P1">#<text:tab/>arch/metag/include/asm/atomic_lnkget.h</text:p>
      <text:p text:style-name="P1">#<text:tab/>arch/metag/include/asm/atomic_lock1.h</text:p>
      <text:p text:style-name="P1">#<text:tab/>arch/metag/include/asm/barrier.h</text:p>
      <text:p text:style-name="P1">#<text:tab/>arch/metag/include/asm/checksum.h</text:p>
      <text:p text:style-name="P1">#<text:tab/>arch/metag/include/asm/cmpxchg.h</text:p>
      <text:p text:style-name="P1">#<text:tab/>arch/metag/include/asm/dma-mapping.h</text:p>
      <text:p text:style-name="P1">#<text:tab/>arch/metag/include/asm/elf.h</text:p>
      <text:p text:style-name="P1">#<text:tab/>arch/metag/include/asm/ftrace.h</text:p>
      <text:p text:style-name="P1">#<text:tab/>arch/metag/include/asm/highmem.h</text:p>
      <text:p text:style-name="P1">#<text:tab/>arch/metag/include/asm/hugetlb.h</text:p>
      <text:p text:style-name="P1">#<text:tab/>arch/metag/include/asm/io.h</text:p>
      <text:p text:style-name="P1">#<text:tab/>arch/metag/include/asm/irq.h</text:p>
      <text:p text:style-name="P1">#<text:tab/>arch/metag/include/asm/metag_mem.h</text:p>
      <text:p text:style-name="P1">#<text:tab/>arch/metag/include/asm/metag_regs.h</text:p>
      <text:p text:style-name="P1">#<text:tab/>arch/metag/include/asm/pgalloc.h</text:p>
      <text:p text:style-name="P1">#<text:tab/>arch/metag/include/asm/pgtable.h</text:p>
      <text:p text:style-name="P1">#<text:tab/>arch/metag/include/asm/processor.h</text:p>
      <text:p text:style-name="P1">#<text:tab/>arch/metag/include/asm/spinlock.h</text:p>
      <text:p text:style-name="P1">#<text:tab/>arch/metag/include/asm/tbx.h</text:p>
      <text:p text:style-name="P1">#<text:tab/>arch/metag/include/asm/thread_info.h</text:p>
      <text:p text:style-name="P1">#<text:tab/>arch/metag/include/asm/uaccess.h</text:p>
      <text:p text:style-name="P1">#<text:tab/>arch/metag/include/uapi/asm/unistd.h</text:p>
      <text:p text:style-name="P1">#<text:tab/>arch/metag/kernel/cachepart.c</text:p>
      <text:p text:style-name="P1">#<text:tab/>arch/metag/kernel/dma.c</text:p>
      <text:p text:style-name="P1">#<text:tab/>arch/metag/kernel/ftrace.c</text:p>
      <text:p text:style-name="P1">#<text:tab/>arch/metag/kernel/irq.c</text:p>
      <text:p text:style-name="P1">#<text:tab/>arch/metag/kernel/module.c</text:p>
      <text:p text:style-name="P1">#<text:tab/>arch/metag/kernel/perf/perf_event.c</text:p>
      <text:p text:style-name="P1">#<text:tab/>arch/metag/kernel/perf_callchain.c</text:p>
      <text:p text:style-name="P1">#<text:tab/>arch/metag/kernel/process.c</text:p>
      <text:p text:style-name="P1">#<text:tab/>arch/metag/kernel/setup.c</text:p>
      <text:p text:style-name="P1">#<text:tab/>arch/metag/kernel/smp.c</text:p>
      <text:p text:style-name="P1">#<text:tab/>arch/metag/kernel/vmlinux.lds.S</text:p>
      <text:p text:style-name="P1">#<text:tab/>arch/metag/lib/divsi3.S</text:p>
      <text:p text:style-name="P1">#<text:tab/>arch/metag/mm/fault.c</text:p>
      <text:p text:style-name="P1">#<text:tab/>arch/metag/mm/highmem.c</text:p>
      <text:p text:style-name="P1">#<text:tab/>arch/metag/mm/hugetlbpage.c</text:p>
      <text:p text:style-name="P1">#<text:tab/>arch/metag/mm/init.c</text:p>
      <text:p text:style-name="P1">#<text:tab/>arch/metag/tbx/tbipcx.S</text:p>
      <text:p text:style-name="P1">#<text:tab/>arch/metag/tbx/tbisoft.S</text:p>
      <text:p text:style-name="P1">#<text:tab/>arch/microblaze/Kconfig</text:p>
      <text:p text:style-name="P1">#<text:tab/>arch/microblaze/Makefile</text:p>
      <text:p text:style-name="P1">#<text:tab/>arch/microblaze/boot/Makefile</text:p>
      <text:p text:style-name="P1">#<text:tab/>arch/microblaze/boot/dts/Makefile</text:p>
      <text:p text:style-name="P1">#<text:tab/>arch/microblaze/configs/mmu_defconfig</text:p>
      <text:p text:style-name="P1">#<text:tab/>arch/microblaze/configs/nommu_defconfig</text:p>
      <text:p text:style-name="P1">#<text:tab/>arch/microblaze/include/asm/Kbuild</text:p>
      <text:p text:style-name="P1">#<text:tab/>arch/microblaze/include/asm/checksum.h</text:p>
      <text:p text:style-name="P1"><text:soft-page-break/>#<text:tab/>arch/microblaze/include/asm/delay.h</text:p>
      <text:p text:style-name="P1">#<text:tab/>arch/microblaze/include/asm/dma-mapping.h</text:p>
      <text:p text:style-name="P1">#<text:tab/>arch/microblaze/include/asm/ftrace.h</text:p>
      <text:p text:style-name="P1">#<text:tab/>arch/microblaze/include/asm/futex.h</text:p>
      <text:p text:style-name="P1">#<text:tab/>arch/microblaze/include/asm/highmem.h</text:p>
      <text:p text:style-name="P1">#<text:tab/>arch/microblaze/include/asm/io.h</text:p>
      <text:p text:style-name="P1">#<text:tab/>arch/microblaze/include/asm/kgdb.h</text:p>
      <text:p text:style-name="P1">#<text:tab/>arch/microblaze/include/asm/linkage.h</text:p>
      <text:p text:style-name="P1">#<text:tab/>arch/microblaze/include/asm/pci.h</text:p>
      <text:p text:style-name="P1">#<text:tab/>arch/microblaze/include/asm/pgalloc.h</text:p>
      <text:p text:style-name="P1">#<text:tab/>arch/microblaze/include/asm/pgtable.h</text:p>
      <text:p text:style-name="P1">#<text:tab/>arch/microblaze/include/asm/processor.h</text:p>
      <text:p text:style-name="P1">#<text:tab/>arch/microblaze/include/asm/seccomp.h</text:p>
      <text:p text:style-name="P1">#<text:tab/>arch/microblaze/include/asm/syscall.h</text:p>
      <text:p text:style-name="P1">#<text:tab/>arch/microblaze/include/asm/thread_info.h</text:p>
      <text:p text:style-name="P1">#<text:tab/>arch/microblaze/include/asm/uaccess.h</text:p>
      <text:p text:style-name="P1">#<text:tab/>arch/microblaze/include/asm/unistd.h</text:p>
      <text:p text:style-name="P1">#<text:tab/>arch/microblaze/include/uapi/asm/elf.h</text:p>
      <text:p text:style-name="P1">#<text:tab/>arch/microblaze/include/uapi/asm/unistd.h</text:p>
      <text:p text:style-name="P1">#<text:tab/>arch/microblaze/kernel/Makefile</text:p>
      <text:p text:style-name="P1">#<text:tab/>arch/microblaze/kernel/cpu/cache.c</text:p>
      <text:p text:style-name="P1">#<text:tab/>arch/microblaze/kernel/cpu/cpuinfo-pvr-full.c</text:p>
      <text:p text:style-name="P1">#<text:tab/>arch/microblaze/kernel/cpu/cpuinfo-static.c</text:p>
      <text:p text:style-name="P1">#<text:tab/>arch/microblaze/kernel/cpu/cpuinfo.c</text:p>
      <text:p text:style-name="P1">#<text:tab/>arch/microblaze/kernel/cpu/mb.c</text:p>
      <text:p text:style-name="P1">#<text:tab/>arch/microblaze/kernel/dma.c</text:p>
      <text:p text:style-name="P1">#<text:tab/>arch/microblaze/kernel/entry.S</text:p>
      <text:p text:style-name="P1">#<text:tab/>arch/microblaze/kernel/ftrace.c</text:p>
      <text:p text:style-name="P1">#<text:tab/>arch/microblaze/kernel/intc.c</text:p>
      <text:p text:style-name="P1">#<text:tab/>arch/microblaze/kernel/kgdb.c</text:p>
      <text:p text:style-name="P1">#<text:tab/>arch/microblaze/kernel/ptrace.c</text:p>
      <text:p text:style-name="P1">#<text:tab/>arch/microblaze/kernel/reset.c</text:p>
      <text:p text:style-name="P1">#<text:tab/>arch/microblaze/kernel/setup.c</text:p>
      <text:p text:style-name="P1">#<text:tab/>arch/microblaze/kernel/signal.c</text:p>
      <text:p text:style-name="P1">#<text:tab/>arch/microblaze/kernel/syscall_table.S</text:p>
      <text:p text:style-name="P1">#<text:tab/>arch/microblaze/kernel/timer.c</text:p>
      <text:p text:style-name="P1">#<text:tab/>arch/microblaze/kernel/unwind.c</text:p>
      <text:p text:style-name="P1">#<text:tab/>arch/microblaze/kernel/vmlinux.lds.S</text:p>
      <text:p text:style-name="P1">#<text:tab/>arch/microblaze/mm/consistent.c</text:p>
      <text:p text:style-name="P1">#<text:tab/>arch/microblaze/mm/fault.c</text:p>
      <text:p text:style-name="P1">#<text:tab/>arch/microblaze/mm/highmem.c</text:p>
      <text:p text:style-name="P1">#<text:tab/>arch/microblaze/mm/init.c</text:p>
      <text:p text:style-name="P1">#<text:tab/>arch/microblaze/mm/pgtable.c</text:p>
      <text:p text:style-name="P1">#<text:tab/>arch/microblaze/pci/pci-common.c</text:p>
      <text:p text:style-name="P1">#<text:tab/>arch/mips/Kbuild</text:p>
      <text:p text:style-name="P1">#<text:tab/>arch/mips/Kbuild.platforms</text:p>
      <text:p text:style-name="P1">#<text:tab/>arch/mips/Kconfig</text:p>
      <text:p text:style-name="P1">#<text:tab/>arch/mips/Kconfig.debug</text:p>
      <text:p text:style-name="P1">#<text:tab/>arch/mips/Makefile</text:p>
      <text:p text:style-name="P1">#<text:tab/>arch/mips/alchemy/Kconfig</text:p>
      <text:p text:style-name="P1">#<text:tab/>arch/mips/alchemy/board-gpr.c</text:p>
      <text:p text:style-name="P1">#<text:tab/>arch/mips/alchemy/board-mtx1.c</text:p>
      <text:p text:style-name="P1"><text:soft-page-break/>#<text:tab/>arch/mips/alchemy/common/Makefile</text:p>
      <text:p text:style-name="P1">#<text:tab/>arch/mips/alchemy/common/clock.c</text:p>
      <text:p text:style-name="P1">#<text:tab/>arch/mips/alchemy/common/dbdma.c</text:p>
      <text:p text:style-name="P1">#<text:tab/>arch/mips/alchemy/common/gpiolib.c</text:p>
      <text:p text:style-name="P1">#<text:tab/>arch/mips/alchemy/common/irq.c</text:p>
      <text:p text:style-name="P1">#<text:tab/>arch/mips/alchemy/common/setup.c</text:p>
      <text:p text:style-name="P1">#<text:tab/>arch/mips/alchemy/common/time.c</text:p>
      <text:p text:style-name="P1">#<text:tab/>arch/mips/alchemy/devboards/bcsr.c</text:p>
      <text:p text:style-name="P1">#<text:tab/>arch/mips/alchemy/devboards/db1000.c</text:p>
      <text:p text:style-name="P1">#<text:tab/>arch/mips/alchemy/devboards/db1200.c</text:p>
      <text:p text:style-name="P1">#<text:tab/>arch/mips/alchemy/devboards/db1300.c</text:p>
      <text:p text:style-name="P1">#<text:tab/>arch/mips/alchemy/devboards/db1550.c</text:p>
      <text:p text:style-name="P1">#<text:tab/>arch/mips/alchemy/devboards/pm.c</text:p>
      <text:p text:style-name="P1">#<text:tab/>arch/mips/ar7/gpio.c</text:p>
      <text:p text:style-name="P1">#<text:tab/>arch/mips/ar7/platform.c</text:p>
      <text:p text:style-name="P1">#<text:tab/>arch/mips/ar7/prom.c</text:p>
      <text:p text:style-name="P1">#<text:tab/>arch/mips/ar7/setup.c</text:p>
      <text:p text:style-name="P1">#<text:tab/>arch/mips/ath79/Makefile</text:p>
      <text:p text:style-name="P1">#<text:tab/>arch/mips/ath79/clock.c</text:p>
      <text:p text:style-name="P1">#<text:tab/>arch/mips/ath79/common.c</text:p>
      <text:p text:style-name="P1">#<text:tab/>arch/mips/ath79/common.h</text:p>
      <text:p text:style-name="P1">#<text:tab/>arch/mips/ath79/dev-common.c</text:p>
      <text:p text:style-name="P1">#<text:tab/>arch/mips/ath79/irq.c</text:p>
      <text:p text:style-name="P1">#<text:tab/>arch/mips/ath79/machtypes.h</text:p>
      <text:p text:style-name="P1">#<text:tab/>arch/mips/ath79/prom.c</text:p>
      <text:p text:style-name="P1">#<text:tab/>arch/mips/ath79/setup.c</text:p>
      <text:p text:style-name="P1">#<text:tab/>arch/mips/bcm47xx/Kconfig</text:p>
      <text:p text:style-name="P1">#<text:tab/>arch/mips/bcm47xx/Makefile</text:p>
      <text:p text:style-name="P1">#<text:tab/>arch/mips/bcm47xx/bcm47xx_private.h</text:p>
      <text:p text:style-name="P1">#<text:tab/>arch/mips/bcm47xx/board.c</text:p>
      <text:p text:style-name="P1">#<text:tab/>arch/mips/bcm47xx/buttons.c</text:p>
      <text:p text:style-name="P1">#<text:tab/>arch/mips/bcm47xx/irq.c</text:p>
      <text:p text:style-name="P1">#<text:tab/>arch/mips/bcm47xx/leds.c</text:p>
      <text:p text:style-name="P1">#<text:tab/>arch/mips/bcm47xx/prom.c</text:p>
      <text:p text:style-name="P1">#<text:tab/>arch/mips/bcm47xx/serial.c</text:p>
      <text:p text:style-name="P1">#<text:tab/>arch/mips/bcm47xx/setup.c</text:p>
      <text:p text:style-name="P1">#<text:tab/>arch/mips/bcm47xx/time.c</text:p>
      <text:p text:style-name="P1">#<text:tab/>arch/mips/bcm47xx/workarounds.c</text:p>
      <text:p text:style-name="P1">#<text:tab/>arch/mips/bcm63xx/boards/board_bcm963xx.c</text:p>
      <text:p text:style-name="P1">#<text:tab/>arch/mips/bcm63xx/clk.c</text:p>
      <text:p text:style-name="P1">#<text:tab/>arch/mips/bcm63xx/cpu.c</text:p>
      <text:p text:style-name="P1">#<text:tab/>arch/mips/bcm63xx/dev-pcmcia.c</text:p>
      <text:p text:style-name="P1">#<text:tab/>arch/mips/bcm63xx/dev-spi.c</text:p>
      <text:p text:style-name="P1">#<text:tab/>arch/mips/bcm63xx/gpio.c</text:p>
      <text:p text:style-name="P1">#<text:tab/>arch/mips/bcm63xx/irq.c</text:p>
      <text:p text:style-name="P1">#<text:tab/>arch/mips/bcm63xx/nvram.c</text:p>
      <text:p text:style-name="P1">#<text:tab/>arch/mips/bcm63xx/prom.c</text:p>
      <text:p text:style-name="P1">#<text:tab/>arch/mips/bcm63xx/reset.c</text:p>
      <text:p text:style-name="P1">#<text:tab/>arch/mips/bcm63xx/setup.c</text:p>
      <text:p text:style-name="P1">#<text:tab/>arch/mips/bcm63xx/timer.c</text:p>
      <text:p text:style-name="P1">#<text:tab/>arch/mips/boot/Makefile</text:p>
      <text:p text:style-name="P1">#<text:tab/>arch/mips/boot/compressed/Makefile</text:p>
      <text:p text:style-name="P1"><text:soft-page-break/>#<text:tab/>arch/mips/boot/compressed/calc_vmlinuz_load_addr.c</text:p>
      <text:p text:style-name="P1">#<text:tab/>arch/mips/boot/compressed/decompress.c</text:p>
      <text:p text:style-name="P1">#<text:tab/>arch/mips/boot/compressed/ld.script</text:p>
      <text:p text:style-name="P1">#<text:tab/>arch/mips/boot/compressed/uart-16550.c</text:p>
      <text:p text:style-name="P1">#<text:tab/>arch/mips/boot/dts/Makefile</text:p>
      <text:p text:style-name="P1">#<text:tab/>arch/mips/boot/elf2ecoff.c</text:p>
      <text:p text:style-name="P1">#<text:tab/>arch/mips/cavium-octeon/Makefile</text:p>
      <text:p text:style-name="P1">#<text:tab/>arch/mips/cavium-octeon/csrc-octeon.c</text:p>
      <text:p text:style-name="P1">#<text:tab/>arch/mips/cavium-octeon/dma-octeon.c</text:p>
      <text:p text:style-name="P1">#<text:tab/>arch/mips/cavium-octeon/executive/cvmx-bootmem.c</text:p>
      <text:p text:style-name="P1">#<text:tab/>arch/mips/cavium-octeon/executive/cvmx-cmd-queue.c</text:p>
      <text:p text:style-name="P1">#<text:tab/>arch/mips/cavium-octeon/executive/cvmx-helper-board.c</text:p>
      <text:p text:style-name="P1">#<text:tab/>arch/mips/cavium-octeon/executive/cvmx-helper-rgmii.c</text:p>
      <text:p text:style-name="P1">#<text:tab/>arch/mips/cavium-octeon/executive/cvmx-helper-sgmii.c</text:p>
      <text:p text:style-name="P1">#<text:tab/>arch/mips/cavium-octeon/executive/cvmx-helper-util.c</text:p>
      <text:p text:style-name="P1">#<text:tab/>arch/mips/cavium-octeon/executive/cvmx-helper-xaui.c</text:p>
      <text:p text:style-name="P1">#<text:tab/>arch/mips/cavium-octeon/executive/cvmx-helper.c</text:p>
      <text:p text:style-name="P1">#<text:tab/>arch/mips/cavium-octeon/executive/cvmx-interrupt-decodes.c</text:p>
      <text:p text:style-name="P1">#<text:tab/>arch/mips/cavium-octeon/executive/cvmx-l2c.c</text:p>
      <text:p text:style-name="P1">#<text:tab/>arch/mips/cavium-octeon/executive/cvmx-pko.c</text:p>
      <text:p text:style-name="P1">#<text:tab/>arch/mips/cavium-octeon/executive/cvmx-sysinfo.c</text:p>
      <text:p text:style-name="P1">#<text:tab/>arch/mips/cavium-octeon/executive/octeon-model.c</text:p>
      <text:p text:style-name="P1">#<text:tab/>arch/mips/cavium-octeon/flash_setup.c</text:p>
      <text:p text:style-name="P1">#<text:tab/>arch/mips/cavium-octeon/octeon-irq.c</text:p>
      <text:p text:style-name="P1">#<text:tab/>arch/mips/cavium-octeon/octeon-memcpy.S</text:p>
      <text:p text:style-name="P1">#<text:tab/>arch/mips/cavium-octeon/octeon-platform.c</text:p>
      <text:p text:style-name="P1">#<text:tab/>arch/mips/cavium-octeon/octeon_boot.h</text:p>
      <text:p text:style-name="P1">#<text:tab/>arch/mips/cavium-octeon/setup.c</text:p>
      <text:p text:style-name="P1">#<text:tab/>arch/mips/cavium-octeon/smp.c</text:p>
      <text:p text:style-name="P1">#<text:tab/>arch/mips/cobalt/Makefile</text:p>
      <text:p text:style-name="P1">#<text:tab/>arch/mips/cobalt/mtd.c</text:p>
      <text:p text:style-name="P1">#<text:tab/>arch/mips/cobalt/setup.c</text:p>
      <text:p text:style-name="P1">#<text:tab/>arch/mips/configs/ath79_defconfig</text:p>
      <text:p text:style-name="P1">#<text:tab/>arch/mips/configs/bcm47xx_defconfig</text:p>
      <text:p text:style-name="P1">#<text:tab/>arch/mips/configs/bcm63xx_defconfig</text:p>
      <text:p text:style-name="P1">#<text:tab/>arch/mips/configs/bigsur_defconfig</text:p>
      <text:p text:style-name="P1">#<text:tab/>arch/mips/configs/capcella_defconfig</text:p>
      <text:p text:style-name="P1">#<text:tab/>arch/mips/configs/cavium_octeon_defconfig</text:p>
      <text:p text:style-name="P1">#<text:tab/>arch/mips/configs/db1xxx_defconfig</text:p>
      <text:p text:style-name="P1">#<text:tab/>arch/mips/configs/decstation_defconfig</text:p>
      <text:p text:style-name="P1">#<text:tab/>arch/mips/configs/e55_defconfig</text:p>
      <text:p text:style-name="P1">#<text:tab/>arch/mips/configs/fuloong2e_defconfig</text:p>
      <text:p text:style-name="P1">#<text:tab/>arch/mips/configs/ip22_defconfig</text:p>
      <text:p text:style-name="P1">#<text:tab/>arch/mips/configs/ip27_defconfig</text:p>
      <text:p text:style-name="P1">#<text:tab/>arch/mips/configs/ip32_defconfig</text:p>
      <text:p text:style-name="P1">#<text:tab/>arch/mips/configs/jazz_defconfig</text:p>
      <text:p text:style-name="P1">#<text:tab/>arch/mips/configs/lasat_defconfig</text:p>
      <text:p text:style-name="P1">#<text:tab/>arch/mips/configs/lemote2f_defconfig</text:p>
      <text:p text:style-name="P1">#<text:tab/>arch/mips/configs/loongson3_defconfig</text:p>
      <text:p text:style-name="P1">#<text:tab/>arch/mips/configs/malta_defconfig</text:p>
      <text:p text:style-name="P1">#<text:tab/>arch/mips/configs/malta_kvm_defconfig</text:p>
      <text:p text:style-name="P1">#<text:tab/>arch/mips/configs/malta_kvm_guest_defconfig</text:p>
      <text:p text:style-name="P1"><text:soft-page-break/>#<text:tab/>arch/mips/configs/maltaaprp_defconfig</text:p>
      <text:p text:style-name="P1">#<text:tab/>arch/mips/configs/maltasmvp_defconfig</text:p>
      <text:p text:style-name="P1">#<text:tab/>arch/mips/configs/maltasmvp_eva_defconfig</text:p>
      <text:p text:style-name="P1">#<text:tab/>arch/mips/configs/maltaup_defconfig</text:p>
      <text:p text:style-name="P1">#<text:tab/>arch/mips/configs/mpc30x_defconfig</text:p>
      <text:p text:style-name="P1">#<text:tab/>arch/mips/configs/mtx1_defconfig</text:p>
      <text:p text:style-name="P1">#<text:tab/>arch/mips/configs/nlm_xlp_defconfig</text:p>
      <text:p text:style-name="P1">#<text:tab/>arch/mips/configs/nlm_xlr_defconfig</text:p>
      <text:p text:style-name="P1">#<text:tab/>arch/mips/configs/qi_lb60_defconfig</text:p>
      <text:p text:style-name="P1">#<text:tab/>arch/mips/configs/rbtx49xx_defconfig</text:p>
      <text:p text:style-name="P1">#<text:tab/>arch/mips/configs/rm200_defconfig</text:p>
      <text:p text:style-name="P1">#<text:tab/>arch/mips/configs/sb1250_swarm_defconfig</text:p>
      <text:p text:style-name="P1">#<text:tab/>arch/mips/dec/int-handler.S</text:p>
      <text:p text:style-name="P1">#<text:tab/>arch/mips/dec/setup.c</text:p>
      <text:p text:style-name="P1">#<text:tab/>arch/mips/fw/arc/memory.c</text:p>
      <text:p text:style-name="P1">#<text:tab/>arch/mips/fw/arc/misc.c</text:p>
      <text:p text:style-name="P1">#<text:tab/>arch/mips/fw/lib/cmdline.c</text:p>
      <text:p text:style-name="P1">#<text:tab/>arch/mips/fw/sni/sniprom.c</text:p>
      <text:p text:style-name="P1">#<text:tab/>arch/mips/include/asm/Kbuild</text:p>
      <text:p text:style-name="P1">#<text:tab/>arch/mips/include/asm/abi.h</text:p>
      <text:p text:style-name="P1">#<text:tab/>arch/mips/include/asm/addrspace.h</text:p>
      <text:p text:style-name="P1">#<text:tab/>arch/mips/include/asm/asmmacro-32.h</text:p>
      <text:p text:style-name="P1">#<text:tab/>arch/mips/include/asm/asmmacro.h</text:p>
      <text:p text:style-name="P1">#<text:tab/>arch/mips/include/asm/atomic.h</text:p>
      <text:p text:style-name="P1">#<text:tab/>arch/mips/include/asm/barrier.h</text:p>
      <text:p text:style-name="P1">#<text:tab/>arch/mips/include/asm/bcache.h</text:p>
      <text:p text:style-name="P1">#<text:tab/>arch/mips/include/asm/bitops.h</text:p>
      <text:p text:style-name="P1">#<text:tab/>arch/mips/include/asm/bmips.h</text:p>
      <text:p text:style-name="P1">#<text:tab/>arch/mips/include/asm/bootinfo.h</text:p>
      <text:p text:style-name="P1">#<text:tab/>arch/mips/include/asm/cacheflush.h</text:p>
      <text:p text:style-name="P1">#<text:tab/>arch/mips/include/asm/cacheops.h</text:p>
      <text:p text:style-name="P1">#<text:tab/>arch/mips/include/asm/cevt-r4k.h</text:p>
      <text:p text:style-name="P1">#<text:tab/>arch/mips/include/asm/checksum.h</text:p>
      <text:p text:style-name="P1">#<text:tab/>arch/mips/include/asm/clock.h</text:p>
      <text:p text:style-name="P1">#<text:tab/>arch/mips/include/asm/cmpxchg.h</text:p>
      <text:p text:style-name="P1">#<text:tab/>arch/mips/include/asm/compat.h</text:p>
      <text:p text:style-name="P1">#<text:tab/>arch/mips/include/asm/compiler.h</text:p>
      <text:p text:style-name="P1">#<text:tab/>arch/mips/include/asm/cpu-features.h</text:p>
      <text:p text:style-name="P1">#<text:tab/>arch/mips/include/asm/cpu-info.h</text:p>
      <text:p text:style-name="P1">#<text:tab/>arch/mips/include/asm/cpu-type.h</text:p>
      <text:p text:style-name="P1">#<text:tab/>arch/mips/include/asm/cpu.h</text:p>
      <text:p text:style-name="P1">#<text:tab/>arch/mips/include/asm/debug.h</text:p>
      <text:p text:style-name="P1">#<text:tab/>arch/mips/include/asm/device.h</text:p>
      <text:p text:style-name="P1">#<text:tab/>arch/mips/include/asm/dma-coherence.h</text:p>
      <text:p text:style-name="P1">#<text:tab/>arch/mips/include/asm/dma-mapping.h</text:p>
      <text:p text:style-name="P1">#<text:tab/>arch/mips/include/asm/edac.h</text:p>
      <text:p text:style-name="P1">#<text:tab/>arch/mips/include/asm/elf.h</text:p>
      <text:p text:style-name="P1">#<text:tab/>arch/mips/include/asm/fpu.h</text:p>
      <text:p text:style-name="P1">#<text:tab/>arch/mips/include/asm/fpu_emulator.h</text:p>
      <text:p text:style-name="P1">#<text:tab/>arch/mips/include/asm/futex.h</text:p>
      <text:p text:style-name="P1">#<text:tab/>arch/mips/include/asm/fw/arc/hinv.h</text:p>
      <text:p text:style-name="P1">#<text:tab/>arch/mips/include/asm/fw/fw.h</text:p>
      <text:p text:style-name="P1"><text:soft-page-break/>#<text:tab/>arch/mips/include/asm/gio_device.h</text:p>
      <text:p text:style-name="P1">#<text:tab/>arch/mips/include/asm/hazards.h</text:p>
      <text:p text:style-name="P1">#<text:tab/>arch/mips/include/asm/highmem.h</text:p>
      <text:p text:style-name="P1">#<text:tab/>arch/mips/include/asm/hugetlb.h</text:p>
      <text:p text:style-name="P1">#<text:tab/>arch/mips/include/asm/i8259.h</text:p>
      <text:p text:style-name="P1">#<text:tab/>arch/mips/include/asm/idle.h</text:p>
      <text:p text:style-name="P1">#<text:tab/>arch/mips/include/asm/io.h</text:p>
      <text:p text:style-name="P1">#<text:tab/>arch/mips/include/asm/irq.h</text:p>
      <text:p text:style-name="P1">#<text:tab/>arch/mips/include/asm/irq_cpu.h</text:p>
      <text:p text:style-name="P1">#<text:tab/>arch/mips/include/asm/irq_regs.h</text:p>
      <text:p text:style-name="P1">#<text:tab/>arch/mips/include/asm/irqflags.h</text:p>
      <text:p text:style-name="P1">#<text:tab/>arch/mips/include/asm/jump_label.h</text:p>
      <text:p text:style-name="P1">#<text:tab/>arch/mips/include/asm/kdebug.h</text:p>
      <text:p text:style-name="P1">#<text:tab/>arch/mips/include/asm/kexec.h</text:p>
      <text:p text:style-name="P1">#<text:tab/>arch/mips/include/asm/kgdb.h</text:p>
      <text:p text:style-name="P1">#<text:tab/>arch/mips/include/asm/kvm_host.h</text:p>
      <text:p text:style-name="P1">#<text:tab/>arch/mips/include/asm/linkage.h</text:p>
      <text:p text:style-name="P1">#<text:tab/>arch/mips/include/asm/local.h</text:p>
      <text:p text:style-name="P1">#<text:tab/>arch/mips/include/asm/maar.h</text:p>
      <text:p text:style-name="P1">#<text:tab/>arch/mips/include/asm/mach-ar7/ar7.h</text:p>
      <text:p text:style-name="P1">#<text:tab/>arch/mips/include/asm/mach-ath79/ar71xx_regs.h</text:p>
      <text:p text:style-name="P1">#<text:tab/>arch/mips/include/asm/mach-ath79/ar933x_uart.h</text:p>
      <text:p text:style-name="P1">#<text:tab/>arch/mips/include/asm/mach-ath79/ath79.h</text:p>
      <text:p text:style-name="P1">#<text:tab/>arch/mips/include/asm/mach-ath79/ath79_spi_platform.h</text:p>
      <text:p text:style-name="P1">#<text:tab/>arch/mips/include/asm/mach-au1x00/au1xxx_dbdma.h</text:p>
      <text:p text:style-name="P1">#<text:tab/>arch/mips/include/asm/mach-au1x00/gpio-au1000.h</text:p>
      <text:p text:style-name="P1">#<text:tab/>arch/mips/include/asm/mach-au1x00/gpio-au1300.h</text:p>
      <text:p text:style-name="P1">#<text:tab/>arch/mips/include/asm/mach-au1x00/ioremap.h</text:p>
      <text:p text:style-name="P1">#<text:tab/>arch/mips/include/asm/mach-bcm47xx/bcm47xx.h</text:p>
      <text:p text:style-name="P1">#<text:tab/>arch/mips/include/asm/mach-bcm47xx/bcm47xx_board.h</text:p>
      <text:p text:style-name="P1">#<text:tab/>arch/mips/include/asm/mach-bcm63xx/bcm63xx_dev_enet.h</text:p>
      <text:p text:style-name="P1">#<text:tab/>arch/mips/include/asm/mach-bcm63xx/bcm63xx_dev_spi.h</text:p>
      <text:p text:style-name="P1">#<text:tab/>arch/mips/include/asm/mach-bcm63xx/bcm63xx_regs.h</text:p>
      <text:p text:style-name="P1">#<text:tab/>arch/mips/include/asm/mach-bcm63xx/ioremap.h</text:p>
      <text:p text:style-name="P1">#<text:tab/>arch/mips/include/asm/mach-bcm63xx/spaces.h</text:p>
      <text:p text:style-name="P1">#<text:tab/>arch/mips/include/asm/mach-cavium-octeon/cpu-feature-overrides.h</text:p>
      <text:p text:style-name="P1">#<text:tab/>arch/mips/include/asm/mach-cavium-octeon/dma-coherence.h</text:p>
      <text:p text:style-name="P1">#<text:tab/>arch/mips/include/asm/mach-cavium-octeon/irq.h</text:p>
      <text:p text:style-name="P1">#<text:tab/>arch/mips/include/asm/mach-cavium-octeon/kernel-entry-init.h</text:p>
      <text:p text:style-name="P1">#<text:tab/>arch/mips/include/asm/mach-cavium-octeon/war.h</text:p>
      <text:p text:style-name="P1">#<text:tab/>arch/mips/include/asm/mach-cobalt/cpu-feature-overrides.h</text:p>
      <text:p text:style-name="P1">#<text:tab/>arch/mips/include/asm/mach-dec/cpu-feature-overrides.h</text:p>
      <text:p text:style-name="P1">#<text:tab/>arch/mips/include/asm/mach-generic/dma-coherence.h</text:p>
      <text:p text:style-name="P1">#<text:tab/>arch/mips/include/asm/mach-generic/floppy.h</text:p>
      <text:p text:style-name="P1">#<text:tab/>arch/mips/include/asm/mach-generic/ioremap.h</text:p>
      <text:p text:style-name="P1">#<text:tab/>arch/mips/include/asm/mach-generic/irq.h</text:p>
      <text:p text:style-name="P1">#<text:tab/>arch/mips/include/asm/mach-generic/kernel-entry-init.h</text:p>
      <text:p text:style-name="P1">#<text:tab/>arch/mips/include/asm/mach-generic/spaces.h</text:p>
      <text:p text:style-name="P1">#<text:tab/>arch/mips/include/asm/mach-ip22/cpu-feature-overrides.h</text:p>
      <text:p text:style-name="P1">#<text:tab/>arch/mips/include/asm/mach-ip27/cpu-feature-overrides.h</text:p>
      <text:p text:style-name="P1">#<text:tab/>arch/mips/include/asm/mach-ip27/dma-coherence.h</text:p>
      <text:p text:style-name="P1">#<text:tab/>arch/mips/include/asm/mach-ip27/irq.h</text:p>
      <text:p text:style-name="P1"><text:soft-page-break/>#<text:tab/>arch/mips/include/asm/mach-ip27/kernel-entry-init.h</text:p>
      <text:p text:style-name="P1">#<text:tab/>arch/mips/include/asm/mach-ip27/spaces.h</text:p>
      <text:p text:style-name="P1">#<text:tab/>arch/mips/include/asm/mach-ip32/cpu-feature-overrides.h</text:p>
      <text:p text:style-name="P1">#<text:tab/>arch/mips/include/asm/mach-ip32/dma-coherence.h</text:p>
      <text:p text:style-name="P1">#<text:tab/>arch/mips/include/asm/mach-jazz/dma-coherence.h</text:p>
      <text:p text:style-name="P1">#<text:tab/>arch/mips/include/asm/mach-jz4740/clock.h</text:p>
      <text:p text:style-name="P1">#<text:tab/>arch/mips/include/asm/mach-jz4740/cpu-feature-overrides.h</text:p>
      <text:p text:style-name="P1">#<text:tab/>arch/mips/include/asm/mach-jz4740/gpio.h</text:p>
      <text:p text:style-name="P1">#<text:tab/>arch/mips/include/asm/mach-jz4740/irq.h</text:p>
      <text:p text:style-name="P1">#<text:tab/>arch/mips/include/asm/mach-jz4740/jz4740_nand.h</text:p>
      <text:p text:style-name="P1">#<text:tab/>arch/mips/include/asm/mach-jz4740/platform.h</text:p>
      <text:p text:style-name="P1">#<text:tab/>arch/mips/include/asm/mach-lantiq/falcon/lantiq_soc.h</text:p>
      <text:p text:style-name="P1">#<text:tab/>arch/mips/include/asm/mach-lantiq/lantiq.h</text:p>
      <text:p text:style-name="P1">#<text:tab/>arch/mips/include/asm/mach-lantiq/lantiq_platform.h</text:p>
      <text:p text:style-name="P1">#<text:tab/>arch/mips/include/asm/mach-lantiq/xway/irq.h</text:p>
      <text:p text:style-name="P1">#<text:tab/>arch/mips/include/asm/mach-lantiq/xway/lantiq_irq.h</text:p>
      <text:p text:style-name="P1">#<text:tab/>arch/mips/include/asm/mach-lantiq/xway/lantiq_soc.h</text:p>
      <text:p text:style-name="P1">#<text:tab/>arch/mips/include/asm/mach-lantiq/xway/xway_dma.h</text:p>
      <text:p text:style-name="P1">#<text:tab/>arch/mips/include/asm/mach-malta/irq.h</text:p>
      <text:p text:style-name="P1">#<text:tab/>arch/mips/include/asm/mach-malta/kernel-entry-init.h</text:p>
      <text:p text:style-name="P1">#<text:tab/>arch/mips/include/asm/mach-netlogic/multi-node.h</text:p>
      <text:p text:style-name="P1">#<text:tab/>arch/mips/include/asm/mach-pmcs-msp71xx/msp_regops.h</text:p>
      <text:p text:style-name="P1">#<text:tab/>arch/mips/include/asm/mach-ralink/mt7620.h</text:p>
      <text:p text:style-name="P1">#<text:tab/>arch/mips/include/asm/mach-ralink/ralink_regs.h</text:p>
      <text:p text:style-name="P1">#<text:tab/>arch/mips/include/asm/mach-ralink/rt288x.h</text:p>
      <text:p text:style-name="P1">#<text:tab/>arch/mips/include/asm/mach-ralink/rt305x.h</text:p>
      <text:p text:style-name="P1">#<text:tab/>arch/mips/include/asm/mach-ralink/rt3883.h</text:p>
      <text:p text:style-name="P1">#<text:tab/>arch/mips/include/asm/mach-rc32434/gpio.h</text:p>
      <text:p text:style-name="P1">#<text:tab/>arch/mips/include/asm/mach-rm/cpu-feature-overrides.h</text:p>
      <text:p text:style-name="P1">#<text:tab/>arch/mips/include/asm/mach-sibyte/war.h</text:p>
      <text:p text:style-name="P1">#<text:tab/>arch/mips/include/asm/mach-tx39xx/ioremap.h</text:p>
      <text:p text:style-name="P1">#<text:tab/>arch/mips/include/asm/mach-tx49xx/ioremap.h</text:p>
      <text:p text:style-name="P1">#<text:tab/>arch/mips/include/asm/mips-boards/maltaint.h</text:p>
      <text:p text:style-name="P1">#<text:tab/>arch/mips/include/asm/mips-cm.h</text:p>
      <text:p text:style-name="P1">#<text:tab/>arch/mips/include/asm/mips-cpc.h</text:p>
      <text:p text:style-name="P1">#<text:tab/>arch/mips/include/asm/mips_mt.h</text:p>
      <text:p text:style-name="P1">#<text:tab/>arch/mips/include/asm/mipsregs.h</text:p>
      <text:p text:style-name="P1">#<text:tab/>arch/mips/include/asm/mmu.h</text:p>
      <text:p text:style-name="P1">#<text:tab/>arch/mips/include/asm/mmu_context.h</text:p>
      <text:p text:style-name="P1">#<text:tab/>arch/mips/include/asm/module.h</text:p>
      <text:p text:style-name="P1">#<text:tab/>arch/mips/include/asm/msa.h</text:p>
      <text:p text:style-name="P1">#<text:tab/>arch/mips/include/asm/netlogic/common.h</text:p>
      <text:p text:style-name="P1">#<text:tab/>arch/mips/include/asm/netlogic/mips-extns.h</text:p>
      <text:p text:style-name="P1">#<text:tab/>arch/mips/include/asm/netlogic/xlp-hal/cpucontrol.h</text:p>
      <text:p text:style-name="P1">#<text:tab/>arch/mips/include/asm/netlogic/xlp-hal/sys.h</text:p>
      <text:p text:style-name="P1">#<text:tab/>arch/mips/include/asm/netlogic/xlp-hal/xlp.h</text:p>
      <text:p text:style-name="P1">#<text:tab/>arch/mips/include/asm/netlogic/xlr/fmn.h</text:p>
      <text:p text:style-name="P1">#<text:tab/>arch/mips/include/asm/octeon/cvmx-address.h</text:p>
      <text:p text:style-name="P1">#<text:tab/>arch/mips/include/asm/octeon/cvmx-bootinfo.h</text:p>
      <text:p text:style-name="P1">#<text:tab/>arch/mips/include/asm/octeon/cvmx-bootmem.h</text:p>
      <text:p text:style-name="P1">#<text:tab/>arch/mips/include/asm/octeon/cvmx-cmd-queue.h</text:p>
      <text:p text:style-name="P1">#<text:tab/>arch/mips/include/asm/octeon/cvmx-config.h</text:p>
      <text:p text:style-name="P1"><text:soft-page-break/>#<text:tab/>arch/mips/include/asm/octeon/cvmx-fau.h</text:p>
      <text:p text:style-name="P1">#<text:tab/>arch/mips/include/asm/octeon/cvmx-fpa-defs.h</text:p>
      <text:p text:style-name="P1">#<text:tab/>arch/mips/include/asm/octeon/cvmx-fpa.h</text:p>
      <text:p text:style-name="P1">#<text:tab/>arch/mips/include/asm/octeon/cvmx-helper-board.h</text:p>
      <text:p text:style-name="P1">#<text:tab/>arch/mips/include/asm/octeon/cvmx-ipd.h</text:p>
      <text:p text:style-name="P1">#<text:tab/>arch/mips/include/asm/octeon/cvmx-l2c.h</text:p>
      <text:p text:style-name="P1">#<text:tab/>arch/mips/include/asm/octeon/cvmx-mio-defs.h</text:p>
      <text:p text:style-name="P1">#<text:tab/>arch/mips/include/asm/octeon/cvmx-packet.h</text:p>
      <text:p text:style-name="P1">#<text:tab/>arch/mips/include/asm/octeon/cvmx-pip.h</text:p>
      <text:p text:style-name="P1">#<text:tab/>arch/mips/include/asm/octeon/cvmx-pko.h</text:p>
      <text:p text:style-name="P1">#<text:tab/>arch/mips/include/asm/octeon/cvmx-pow-defs.h</text:p>
      <text:p text:style-name="P1">#<text:tab/>arch/mips/include/asm/octeon/cvmx-pow.h</text:p>
      <text:p text:style-name="P1">#<text:tab/>arch/mips/include/asm/octeon/cvmx-sysinfo.h</text:p>
      <text:p text:style-name="P1">#<text:tab/>arch/mips/include/asm/octeon/cvmx-wqe.h</text:p>
      <text:p text:style-name="P1">#<text:tab/>arch/mips/include/asm/octeon/cvmx.h</text:p>
      <text:p text:style-name="P1">#<text:tab/>arch/mips/include/asm/octeon/octeon-feature.h</text:p>
      <text:p text:style-name="P1">#<text:tab/>arch/mips/include/asm/octeon/octeon-model.h</text:p>
      <text:p text:style-name="P1">#<text:tab/>arch/mips/include/asm/octeon/octeon.h</text:p>
      <text:p text:style-name="P1">#<text:tab/>arch/mips/include/asm/paccess.h</text:p>
      <text:p text:style-name="P1">#<text:tab/>arch/mips/include/asm/page.h</text:p>
      <text:p text:style-name="P1">#<text:tab/>arch/mips/include/asm/pci.h</text:p>
      <text:p text:style-name="P1">#<text:tab/>arch/mips/include/asm/pci/bridge.h</text:p>
      <text:p text:style-name="P1">#<text:tab/>arch/mips/include/asm/pgalloc.h</text:p>
      <text:p text:style-name="P1">#<text:tab/>arch/mips/include/asm/pgtable-32.h</text:p>
      <text:p text:style-name="P1">#<text:tab/>arch/mips/include/asm/pgtable-64.h</text:p>
      <text:p text:style-name="P1">#<text:tab/>arch/mips/include/asm/pgtable-bits.h</text:p>
      <text:p text:style-name="P1">#<text:tab/>arch/mips/include/asm/pgtable.h</text:p>
      <text:p text:style-name="P1">#<text:tab/>arch/mips/include/asm/pm-cps.h</text:p>
      <text:p text:style-name="P1">#<text:tab/>arch/mips/include/asm/processor.h</text:p>
      <text:p text:style-name="P1">#<text:tab/>arch/mips/include/asm/prom.h</text:p>
      <text:p text:style-name="P1">#<text:tab/>arch/mips/include/asm/ptrace.h</text:p>
      <text:p text:style-name="P1">#<text:tab/>arch/mips/include/asm/r4kcache.h</text:p>
      <text:p text:style-name="P1">#<text:tab/>arch/mips/include/asm/seccomp.h</text:p>
      <text:p text:style-name="P1">#<text:tab/>arch/mips/include/asm/setup.h</text:p>
      <text:p text:style-name="P1">#<text:tab/>arch/mips/include/asm/sgi/hpc3.h</text:p>
      <text:p text:style-name="P1">#<text:tab/>arch/mips/include/asm/sgi/sgi.h</text:p>
      <text:p text:style-name="P1">#<text:tab/>arch/mips/include/asm/sgialib.h</text:p>
      <text:p text:style-name="P1">#<text:tab/>arch/mips/include/asm/sgiarcs.h</text:p>
      <text:p text:style-name="P1">#<text:tab/>arch/mips/include/asm/sibyte/bcm1480_regs.h</text:p>
      <text:p text:style-name="P1">#<text:tab/>arch/mips/include/asm/signal.h</text:p>
      <text:p text:style-name="P1">#<text:tab/>arch/mips/include/asm/smp-cps.h</text:p>
      <text:p text:style-name="P1">#<text:tab/>arch/mips/include/asm/smp-ops.h</text:p>
      <text:p text:style-name="P1">#<text:tab/>arch/mips/include/asm/smp.h</text:p>
      <text:p text:style-name="P1">#<text:tab/>arch/mips/include/asm/sn/ioc3.h</text:p>
      <text:p text:style-name="P1">#<text:tab/>arch/mips/include/asm/sn/sn0/hubio.h</text:p>
      <text:p text:style-name="P1">#<text:tab/>arch/mips/include/asm/spinlock.h</text:p>
      <text:p text:style-name="P1">#<text:tab/>arch/mips/include/asm/spram.h</text:p>
      <text:p text:style-name="P1">#<text:tab/>arch/mips/include/asm/stackframe.h</text:p>
      <text:p text:style-name="P1">#<text:tab/>arch/mips/include/asm/switch_to.h</text:p>
      <text:p text:style-name="P1">#<text:tab/>arch/mips/include/asm/syscall.h</text:p>
      <text:p text:style-name="P1">#<text:tab/>arch/mips/include/asm/thread_info.h</text:p>
      <text:p text:style-name="P1">#<text:tab/>arch/mips/include/asm/time.h</text:p>
      <text:p text:style-name="P1"><text:soft-page-break/>#<text:tab/>arch/mips/include/asm/tlb.h</text:p>
      <text:p text:style-name="P1">#<text:tab/>arch/mips/include/asm/tlbdebug.h</text:p>
      <text:p text:style-name="P1">#<text:tab/>arch/mips/include/asm/topology.h</text:p>
      <text:p text:style-name="P1">#<text:tab/>arch/mips/include/asm/txx9irq.h</text:p>
      <text:p text:style-name="P1">#<text:tab/>arch/mips/include/asm/types.h</text:p>
      <text:p text:style-name="P1">#<text:tab/>arch/mips/include/asm/uaccess.h</text:p>
      <text:p text:style-name="P1">#<text:tab/>arch/mips/include/asm/uasm.h</text:p>
      <text:p text:style-name="P1">#<text:tab/>arch/mips/include/asm/vdso.h</text:p>
      <text:p text:style-name="P1">#<text:tab/>arch/mips/include/asm/vpe.h</text:p>
      <text:p text:style-name="P1">#<text:tab/>arch/mips/include/asm/watch.h</text:p>
      <text:p text:style-name="P1">#<text:tab/>arch/mips/include/asm/xtalk/xwidget.h</text:p>
      <text:p text:style-name="P1">#<text:tab/>arch/mips/include/uapi/asm/Kbuild</text:p>
      <text:p text:style-name="P1">#<text:tab/>arch/mips/include/uapi/asm/break.h</text:p>
      <text:p text:style-name="P1">#<text:tab/>arch/mips/include/uapi/asm/inst.h</text:p>
      <text:p text:style-name="P1">#<text:tab/>arch/mips/include/uapi/asm/kvm.h</text:p>
      <text:p text:style-name="P1">#<text:tab/>arch/mips/include/uapi/asm/mman.h</text:p>
      <text:p text:style-name="P1">#<text:tab/>arch/mips/include/uapi/asm/sgidefs.h</text:p>
      <text:p text:style-name="P1">#<text:tab/>arch/mips/include/uapi/asm/sigcontext.h</text:p>
      <text:p text:style-name="P1">#<text:tab/>arch/mips/include/uapi/asm/siginfo.h</text:p>
      <text:p text:style-name="P1">#<text:tab/>arch/mips/include/uapi/asm/socket.h</text:p>
      <text:p text:style-name="P1">#<text:tab/>arch/mips/include/uapi/asm/unistd.h</text:p>
      <text:p text:style-name="P1">#<text:tab/>arch/mips/jazz/irq.c</text:p>
      <text:p text:style-name="P1">#<text:tab/>arch/mips/jazz/jazzdma.c</text:p>
      <text:p text:style-name="P1">#<text:tab/>arch/mips/jz4740/Kconfig</text:p>
      <text:p text:style-name="P1">#<text:tab/>arch/mips/jz4740/Makefile</text:p>
      <text:p text:style-name="P1">#<text:tab/>arch/mips/jz4740/Platform</text:p>
      <text:p text:style-name="P1">#<text:tab/>arch/mips/jz4740/board-qi_lb60.c</text:p>
      <text:p text:style-name="P1">#<text:tab/>arch/mips/jz4740/gpio.c</text:p>
      <text:p text:style-name="P1">#<text:tab/>arch/mips/jz4740/platform.c</text:p>
      <text:p text:style-name="P1">#<text:tab/>arch/mips/jz4740/pm.c</text:p>
      <text:p text:style-name="P1">#<text:tab/>arch/mips/jz4740/prom.c</text:p>
      <text:p text:style-name="P1">#<text:tab/>arch/mips/jz4740/reset.c</text:p>
      <text:p text:style-name="P1">#<text:tab/>arch/mips/jz4740/setup.c</text:p>
      <text:p text:style-name="P1">#<text:tab/>arch/mips/jz4740/time.c</text:p>
      <text:p text:style-name="P1">#<text:tab/>arch/mips/kernel/Makefile</text:p>
      <text:p text:style-name="P1">#<text:tab/>arch/mips/kernel/asm-offsets.c</text:p>
      <text:p text:style-name="P1">#<text:tab/>arch/mips/kernel/binfmt_elfn32.c</text:p>
      <text:p text:style-name="P1">#<text:tab/>arch/mips/kernel/binfmt_elfo32.c</text:p>
      <text:p text:style-name="P1">#<text:tab/>arch/mips/kernel/bmips_vec.S</text:p>
      <text:p text:style-name="P1">#<text:tab/>arch/mips/kernel/branch.c</text:p>
      <text:p text:style-name="P1">#<text:tab/>arch/mips/kernel/cevt-bcm1480.c</text:p>
      <text:p text:style-name="P1">#<text:tab/>arch/mips/kernel/cevt-ds1287.c</text:p>
      <text:p text:style-name="P1">#<text:tab/>arch/mips/kernel/cevt-gt641xx.c</text:p>
      <text:p text:style-name="P1">#<text:tab/>arch/mips/kernel/cevt-r4k.c</text:p>
      <text:p text:style-name="P1">#<text:tab/>arch/mips/kernel/cevt-sb1250.c</text:p>
      <text:p text:style-name="P1">#<text:tab/>arch/mips/kernel/cevt-txx9.c</text:p>
      <text:p text:style-name="P1">#<text:tab/>arch/mips/kernel/cps-vec.S</text:p>
      <text:p text:style-name="P1">#<text:tab/>arch/mips/kernel/cpu-bugs64.c</text:p>
      <text:p text:style-name="P1">#<text:tab/>arch/mips/kernel/cpu-probe.c</text:p>
      <text:p text:style-name="P1">#<text:tab/>arch/mips/kernel/crash.c</text:p>
      <text:p text:style-name="P1">#<text:tab/>arch/mips/kernel/crash_dump.c</text:p>
      <text:p text:style-name="P1">#<text:tab/>arch/mips/kernel/csrc-bcm1480.c</text:p>
      <text:p text:style-name="P1"><text:soft-page-break/>#<text:tab/>arch/mips/kernel/csrc-ioasic.c</text:p>
      <text:p text:style-name="P1">#<text:tab/>arch/mips/kernel/csrc-r4k.c</text:p>
      <text:p text:style-name="P1">#<text:tab/>arch/mips/kernel/csrc-sb1250.c</text:p>
      <text:p text:style-name="P1">#<text:tab/>arch/mips/kernel/entry.S</text:p>
      <text:p text:style-name="P1">#<text:tab/>arch/mips/kernel/ftrace.c</text:p>
      <text:p text:style-name="P1">#<text:tab/>arch/mips/kernel/genex.S</text:p>
      <text:p text:style-name="P1">#<text:tab/>arch/mips/kernel/gpio_txx9.c</text:p>
      <text:p text:style-name="P1">#<text:tab/>arch/mips/kernel/head.S</text:p>
      <text:p text:style-name="P1">#<text:tab/>arch/mips/kernel/i8253.c</text:p>
      <text:p text:style-name="P1">#<text:tab/>arch/mips/kernel/idle.c</text:p>
      <text:p text:style-name="P1">#<text:tab/>arch/mips/kernel/irq.c</text:p>
      <text:p text:style-name="P1">#<text:tab/>arch/mips/kernel/jump_label.c</text:p>
      <text:p text:style-name="P1">#<text:tab/>arch/mips/kernel/kgdb.c</text:p>
      <text:p text:style-name="P1">#<text:tab/>arch/mips/kernel/kprobes.c</text:p>
      <text:p text:style-name="P1">#<text:tab/>arch/mips/kernel/linux32.c</text:p>
      <text:p text:style-name="P1">#<text:tab/>arch/mips/kernel/machine_kexec.c</text:p>
      <text:p text:style-name="P1">#<text:tab/>arch/mips/kernel/mips-cm.c</text:p>
      <text:p text:style-name="P1">#<text:tab/>arch/mips/kernel/mips-cpc.c</text:p>
      <text:p text:style-name="P1">#<text:tab/>arch/mips/kernel/mips-mt-fpaff.c</text:p>
      <text:p text:style-name="P1">#<text:tab/>arch/mips/kernel/mips_ksyms.c</text:p>
      <text:p text:style-name="P1">#<text:tab/>arch/mips/kernel/module-rela.c</text:p>
      <text:p text:style-name="P1">#<text:tab/>arch/mips/kernel/module.c</text:p>
      <text:p text:style-name="P1">#<text:tab/>arch/mips/kernel/octeon_switch.S</text:p>
      <text:p text:style-name="P1">#<text:tab/>arch/mips/kernel/perf_event.c</text:p>
      <text:p text:style-name="P1">#<text:tab/>arch/mips/kernel/perf_event_mipsxx.c</text:p>
      <text:p text:style-name="P1">#<text:tab/>arch/mips/kernel/pm-cps.c</text:p>
      <text:p text:style-name="P1">#<text:tab/>arch/mips/kernel/pm.c</text:p>
      <text:p text:style-name="P1">#<text:tab/>arch/mips/kernel/proc.c</text:p>
      <text:p text:style-name="P1">#<text:tab/>arch/mips/kernel/process.c</text:p>
      <text:p text:style-name="P1">#<text:tab/>arch/mips/kernel/prom.c</text:p>
      <text:p text:style-name="P1">#<text:tab/>arch/mips/kernel/ptrace.c</text:p>
      <text:p text:style-name="P1">#<text:tab/>arch/mips/kernel/ptrace32.c</text:p>
      <text:p text:style-name="P1">#<text:tab/>arch/mips/kernel/r2300_fpu.S</text:p>
      <text:p text:style-name="P1">#<text:tab/>arch/mips/kernel/r2300_switch.S</text:p>
      <text:p text:style-name="P1">#<text:tab/>arch/mips/kernel/r4k_fpu.S</text:p>
      <text:p text:style-name="P1">#<text:tab/>arch/mips/kernel/r4k_switch.S</text:p>
      <text:p text:style-name="P1">#<text:tab/>arch/mips/kernel/r6000_fpu.S</text:p>
      <text:p text:style-name="P1">#<text:tab/>arch/mips/kernel/relocate_kernel.S</text:p>
      <text:p text:style-name="P1">#<text:tab/>arch/mips/kernel/reset.c</text:p>
      <text:p text:style-name="P1">#<text:tab/>arch/mips/kernel/scall32-o32.S</text:p>
      <text:p text:style-name="P1">#<text:tab/>arch/mips/kernel/scall64-64.S</text:p>
      <text:p text:style-name="P1">#<text:tab/>arch/mips/kernel/scall64-n32.S</text:p>
      <text:p text:style-name="P1">#<text:tab/>arch/mips/kernel/scall64-o32.S</text:p>
      <text:p text:style-name="P1">#<text:tab/>arch/mips/kernel/segment.c</text:p>
      <text:p text:style-name="P1">#<text:tab/>arch/mips/kernel/setup.c</text:p>
      <text:p text:style-name="P1">#<text:tab/>arch/mips/kernel/signal-common.h</text:p>
      <text:p text:style-name="P1">#<text:tab/>arch/mips/kernel/signal.c</text:p>
      <text:p text:style-name="P1">#<text:tab/>arch/mips/kernel/signal32.c</text:p>
      <text:p text:style-name="P1">#<text:tab/>arch/mips/kernel/signal_n32.c</text:p>
      <text:p text:style-name="P1">#<text:tab/>arch/mips/kernel/smp-bmips.c</text:p>
      <text:p text:style-name="P1">#<text:tab/>arch/mips/kernel/smp-cmp.c</text:p>
      <text:p text:style-name="P1">#<text:tab/>arch/mips/kernel/smp-cps.c</text:p>
      <text:p text:style-name="P1"><text:soft-page-break/>#<text:tab/>arch/mips/kernel/smp-mt.c</text:p>
      <text:p text:style-name="P1">#<text:tab/>arch/mips/kernel/smp.c</text:p>
      <text:p text:style-name="P1">#<text:tab/>arch/mips/kernel/spinlock_test.c</text:p>
      <text:p text:style-name="P1">#<text:tab/>arch/mips/kernel/spram.c</text:p>
      <text:p text:style-name="P1">#<text:tab/>arch/mips/kernel/stacktrace.c</text:p>
      <text:p text:style-name="P1">#<text:tab/>arch/mips/kernel/sync-r4k.c</text:p>
      <text:p text:style-name="P1">#<text:tab/>arch/mips/kernel/syscall.c</text:p>
      <text:p text:style-name="P1">#<text:tab/>arch/mips/kernel/time.c</text:p>
      <text:p text:style-name="P1">#<text:tab/>arch/mips/kernel/traps.c</text:p>
      <text:p text:style-name="P1">#<text:tab/>arch/mips/kernel/unaligned.c</text:p>
      <text:p text:style-name="P1">#<text:tab/>arch/mips/kernel/vdso.c</text:p>
      <text:p text:style-name="P1">#<text:tab/>arch/mips/kernel/vmlinux.lds.S</text:p>
      <text:p text:style-name="P1">#<text:tab/>arch/mips/kernel/vpe.c</text:p>
      <text:p text:style-name="P1">#<text:tab/>arch/mips/kernel/watch.c</text:p>
      <text:p text:style-name="P1">#<text:tab/>arch/mips/kvm/Kconfig</text:p>
      <text:p text:style-name="P1">#<text:tab/>arch/mips/kvm/Makefile</text:p>
      <text:p text:style-name="P1">#<text:tab/>arch/mips/kvm/callback.c</text:p>
      <text:p text:style-name="P1">#<text:tab/>arch/mips/kvm/commpage.c</text:p>
      <text:p text:style-name="P1">#<text:tab/>arch/mips/kvm/dyntrans.c</text:p>
      <text:p text:style-name="P1">#<text:tab/>arch/mips/kvm/emulate.c</text:p>
      <text:p text:style-name="P1">#<text:tab/>arch/mips/kvm/interrupt.c</text:p>
      <text:p text:style-name="P1">#<text:tab/>arch/mips/kvm/interrupt.h</text:p>
      <text:p text:style-name="P1">#<text:tab/>arch/mips/kvm/mips.c</text:p>
      <text:p text:style-name="P1">#<text:tab/>arch/mips/kvm/stats.c</text:p>
      <text:p text:style-name="P1">#<text:tab/>arch/mips/kvm/tlb.c</text:p>
      <text:p text:style-name="P1">#<text:tab/>arch/mips/kvm/trace.h</text:p>
      <text:p text:style-name="P1">#<text:tab/>arch/mips/kvm/trap_emul.c</text:p>
      <text:p text:style-name="P1">#<text:tab/>arch/mips/lantiq/Kconfig</text:p>
      <text:p text:style-name="P1">#<text:tab/>arch/mips/lantiq/Makefile</text:p>
      <text:p text:style-name="P1">#<text:tab/>arch/mips/lantiq/clk.c</text:p>
      <text:p text:style-name="P1">#<text:tab/>arch/mips/lantiq/clk.h</text:p>
      <text:p text:style-name="P1">#<text:tab/>arch/mips/lantiq/early_printk.c</text:p>
      <text:p text:style-name="P1">#<text:tab/>arch/mips/lantiq/falcon/prom.c</text:p>
      <text:p text:style-name="P1">#<text:tab/>arch/mips/lantiq/falcon/reset.c</text:p>
      <text:p text:style-name="P1">#<text:tab/>arch/mips/lantiq/falcon/sysctrl.c</text:p>
      <text:p text:style-name="P1">#<text:tab/>arch/mips/lantiq/irq.c</text:p>
      <text:p text:style-name="P1">#<text:tab/>arch/mips/lantiq/prom.c</text:p>
      <text:p text:style-name="P1">#<text:tab/>arch/mips/lantiq/prom.h</text:p>
      <text:p text:style-name="P1">#<text:tab/>arch/mips/lantiq/xway/Makefile</text:p>
      <text:p text:style-name="P1">#<text:tab/>arch/mips/lantiq/xway/clk.c</text:p>
      <text:p text:style-name="P1">#<text:tab/>arch/mips/lantiq/xway/dcdc.c</text:p>
      <text:p text:style-name="P1">#<text:tab/>arch/mips/lantiq/xway/dma.c</text:p>
      <text:p text:style-name="P1">#<text:tab/>arch/mips/lantiq/xway/gptu.c</text:p>
      <text:p text:style-name="P1">#<text:tab/>arch/mips/lantiq/xway/prom.c</text:p>
      <text:p text:style-name="P1">#<text:tab/>arch/mips/lantiq/xway/reset.c</text:p>
      <text:p text:style-name="P1">#<text:tab/>arch/mips/lantiq/xway/sysctrl.c</text:p>
      <text:p text:style-name="P1">#<text:tab/>arch/mips/lantiq/xway/xrx200_phy_fw.c</text:p>
      <text:p text:style-name="P1">#<text:tab/>arch/mips/lasat/picvue_proc.c</text:p>
      <text:p text:style-name="P1">#<text:tab/>arch/mips/lasat/sysctl.c</text:p>
      <text:p text:style-name="P1">#<text:tab/>arch/mips/lib/Makefile</text:p>
      <text:p text:style-name="P1">#<text:tab/>arch/mips/lib/ashldi3.c</text:p>
      <text:p text:style-name="P1">#<text:tab/>arch/mips/lib/ashrdi3.c</text:p>
      <text:p text:style-name="P1"><text:soft-page-break/>#<text:tab/>arch/mips/lib/cmpdi2.c</text:p>
      <text:p text:style-name="P1">#<text:tab/>arch/mips/lib/csum_partial.S</text:p>
      <text:p text:style-name="P1">#<text:tab/>arch/mips/lib/delay.c</text:p>
      <text:p text:style-name="P1">#<text:tab/>arch/mips/lib/dump_tlb.c</text:p>
      <text:p text:style-name="P1">#<text:tab/>arch/mips/lib/iomap-pci.c</text:p>
      <text:p text:style-name="P1">#<text:tab/>arch/mips/lib/iomap.c</text:p>
      <text:p text:style-name="P1">#<text:tab/>arch/mips/lib/libgcc.h</text:p>
      <text:p text:style-name="P1">#<text:tab/>arch/mips/lib/lshrdi3.c</text:p>
      <text:p text:style-name="P1">#<text:tab/>arch/mips/lib/memcpy.S</text:p>
      <text:p text:style-name="P1">#<text:tab/>arch/mips/lib/memset.S</text:p>
      <text:p text:style-name="P1">#<text:tab/>arch/mips/lib/mips-atomic.c</text:p>
      <text:p text:style-name="P1">#<text:tab/>arch/mips/lib/r3k_dump_tlb.c</text:p>
      <text:p text:style-name="P1">#<text:tab/>arch/mips/lib/strlen_user.S</text:p>
      <text:p text:style-name="P1">#<text:tab/>arch/mips/lib/strnlen_user.S</text:p>
      <text:p text:style-name="P1">#<text:tab/>arch/mips/lib/ucmpdi2.c</text:p>
      <text:p text:style-name="P1">#<text:tab/>arch/mips/math-emu/Makefile</text:p>
      <text:p text:style-name="P1">#<text:tab/>arch/mips/math-emu/cp1emu.c</text:p>
      <text:p text:style-name="P1">#<text:tab/>arch/mips/math-emu/dp_add.c</text:p>
      <text:p text:style-name="P1">#<text:tab/>arch/mips/math-emu/dp_cmp.c</text:p>
      <text:p text:style-name="P1">#<text:tab/>arch/mips/math-emu/dp_div.c</text:p>
      <text:p text:style-name="P1">#<text:tab/>arch/mips/math-emu/dp_fsp.c</text:p>
      <text:p text:style-name="P1">#<text:tab/>arch/mips/math-emu/dp_mul.c</text:p>
      <text:p text:style-name="P1">#<text:tab/>arch/mips/math-emu/dp_simple.c</text:p>
      <text:p text:style-name="P1">#<text:tab/>arch/mips/math-emu/dp_sqrt.c</text:p>
      <text:p text:style-name="P1">#<text:tab/>arch/mips/math-emu/dp_sub.c</text:p>
      <text:p text:style-name="P1">#<text:tab/>arch/mips/math-emu/dp_tint.c</text:p>
      <text:p text:style-name="P1">#<text:tab/>arch/mips/math-emu/dp_tlong.c</text:p>
      <text:p text:style-name="P1">#<text:tab/>arch/mips/math-emu/dsemul.c</text:p>
      <text:p text:style-name="P1">#<text:tab/>arch/mips/math-emu/ieee754.c</text:p>
      <text:p text:style-name="P1">#<text:tab/>arch/mips/math-emu/ieee754.h</text:p>
      <text:p text:style-name="P1">#<text:tab/>arch/mips/math-emu/ieee754dp.c</text:p>
      <text:p text:style-name="P1">#<text:tab/>arch/mips/math-emu/ieee754dp.h</text:p>
      <text:p text:style-name="P1">#<text:tab/>arch/mips/math-emu/ieee754int.h</text:p>
      <text:p text:style-name="P1">#<text:tab/>arch/mips/math-emu/ieee754sp.c</text:p>
      <text:p text:style-name="P1">#<text:tab/>arch/mips/math-emu/ieee754sp.h</text:p>
      <text:p text:style-name="P1">#<text:tab/>arch/mips/math-emu/me-debugfs.c</text:p>
      <text:p text:style-name="P1">#<text:tab/>arch/mips/math-emu/sp_add.c</text:p>
      <text:p text:style-name="P1">#<text:tab/>arch/mips/math-emu/sp_cmp.c</text:p>
      <text:p text:style-name="P1">#<text:tab/>arch/mips/math-emu/sp_div.c</text:p>
      <text:p text:style-name="P1">#<text:tab/>arch/mips/math-emu/sp_fdp.c</text:p>
      <text:p text:style-name="P1">#<text:tab/>arch/mips/math-emu/sp_mul.c</text:p>
      <text:p text:style-name="P1">#<text:tab/>arch/mips/math-emu/sp_simple.c</text:p>
      <text:p text:style-name="P1">#<text:tab/>arch/mips/math-emu/sp_sqrt.c</text:p>
      <text:p text:style-name="P1">#<text:tab/>arch/mips/math-emu/sp_sub.c</text:p>
      <text:p text:style-name="P1">#<text:tab/>arch/mips/math-emu/sp_tint.c</text:p>
      <text:p text:style-name="P1">#<text:tab/>arch/mips/math-emu/sp_tlong.c</text:p>
      <text:p text:style-name="P1">#<text:tab/>arch/mips/mm/Makefile</text:p>
      <text:p text:style-name="P1">#<text:tab/>arch/mips/mm/c-octeon.c</text:p>
      <text:p text:style-name="P1">#<text:tab/>arch/mips/mm/c-r3k.c</text:p>
      <text:p text:style-name="P1">#<text:tab/>arch/mips/mm/c-r4k.c</text:p>
      <text:p text:style-name="P1">#<text:tab/>arch/mips/mm/c-tx39.c</text:p>
      <text:p text:style-name="P1">#<text:tab/>arch/mips/mm/cache.c</text:p>
      <text:p text:style-name="P1"><text:soft-page-break/>#<text:tab/>arch/mips/mm/dma-default.c</text:p>
      <text:p text:style-name="P1">#<text:tab/>arch/mips/mm/extable.c</text:p>
      <text:p text:style-name="P1">#<text:tab/>arch/mips/mm/fault.c</text:p>
      <text:p text:style-name="P1">#<text:tab/>arch/mips/mm/gup.c</text:p>
      <text:p text:style-name="P1">#<text:tab/>arch/mips/mm/highmem.c</text:p>
      <text:p text:style-name="P1">#<text:tab/>arch/mips/mm/hugetlbpage.c</text:p>
      <text:p text:style-name="P1">#<text:tab/>arch/mips/mm/init.c</text:p>
      <text:p text:style-name="P1">#<text:tab/>arch/mips/mm/ioremap.c</text:p>
      <text:p text:style-name="P1">#<text:tab/>arch/mips/mm/mmap.c</text:p>
      <text:p text:style-name="P1">#<text:tab/>arch/mips/mm/page.c</text:p>
      <text:p text:style-name="P1">#<text:tab/>arch/mips/mm/pgtable-64.c</text:p>
      <text:p text:style-name="P1">#<text:tab/>arch/mips/mm/sc-ip22.c</text:p>
      <text:p text:style-name="P1">#<text:tab/>arch/mips/mm/sc-mips.c</text:p>
      <text:p text:style-name="P1">#<text:tab/>arch/mips/mm/sc-r5k.c</text:p>
      <text:p text:style-name="P1">#<text:tab/>arch/mips/mm/sc-rm7k.c</text:p>
      <text:p text:style-name="P1">#<text:tab/>arch/mips/mm/tlb-r3k.c</text:p>
      <text:p text:style-name="P1">#<text:tab/>arch/mips/mm/tlb-r4k.c</text:p>
      <text:p text:style-name="P1">#<text:tab/>arch/mips/mm/tlb-r8k.c</text:p>
      <text:p text:style-name="P1">#<text:tab/>arch/mips/mm/tlbex.c</text:p>
      <text:p text:style-name="P1">#<text:tab/>arch/mips/mm/uasm-micromips.c</text:p>
      <text:p text:style-name="P1">#<text:tab/>arch/mips/mm/uasm-mips.c</text:p>
      <text:p text:style-name="P1">#<text:tab/>arch/mips/mm/uasm.c</text:p>
      <text:p text:style-name="P1">#<text:tab/>arch/mips/mti-malta/Makefile</text:p>
      <text:p text:style-name="P1">#<text:tab/>arch/mips/mti-malta/malta-init.c</text:p>
      <text:p text:style-name="P1">#<text:tab/>arch/mips/mti-malta/malta-int.c</text:p>
      <text:p text:style-name="P1">#<text:tab/>arch/mips/mti-malta/malta-memory.c</text:p>
      <text:p text:style-name="P1">#<text:tab/>arch/mips/mti-malta/malta-platform.c</text:p>
      <text:p text:style-name="P1">#<text:tab/>arch/mips/mti-malta/malta-reset.c</text:p>
      <text:p text:style-name="P1">#<text:tab/>arch/mips/mti-malta/malta-setup.c</text:p>
      <text:p text:style-name="P1">#<text:tab/>arch/mips/mti-malta/malta-time.c</text:p>
      <text:p text:style-name="P1">#<text:tab/>arch/mips/net/Makefile</text:p>
      <text:p text:style-name="P1">#<text:tab/>arch/mips/net/bpf_jit.c</text:p>
      <text:p text:style-name="P1">#<text:tab/>arch/mips/net/bpf_jit.h</text:p>
      <text:p text:style-name="P1">#<text:tab/>arch/mips/netlogic/Kconfig</text:p>
      <text:p text:style-name="P1">#<text:tab/>arch/mips/netlogic/common/irq.c</text:p>
      <text:p text:style-name="P1">#<text:tab/>arch/mips/netlogic/common/nlm-dma.c</text:p>
      <text:p text:style-name="P1">#<text:tab/>arch/mips/netlogic/common/reset.S</text:p>
      <text:p text:style-name="P1">#<text:tab/>arch/mips/netlogic/common/smp.c</text:p>
      <text:p text:style-name="P1">#<text:tab/>arch/mips/netlogic/common/smpboot.S</text:p>
      <text:p text:style-name="P1">#<text:tab/>arch/mips/netlogic/common/time.c</text:p>
      <text:p text:style-name="P1">#<text:tab/>arch/mips/netlogic/xlp/ahci-init-xlp2.c</text:p>
      <text:p text:style-name="P1">#<text:tab/>arch/mips/netlogic/xlp/ahci-init.c</text:p>
      <text:p text:style-name="P1">#<text:tab/>arch/mips/netlogic/xlp/dt.c</text:p>
      <text:p text:style-name="P1">#<text:tab/>arch/mips/netlogic/xlp/nlm_hal.c</text:p>
      <text:p text:style-name="P1">#<text:tab/>arch/mips/netlogic/xlp/setup.c</text:p>
      <text:p text:style-name="P1">#<text:tab/>arch/mips/netlogic/xlp/usb-init-xlp2.c</text:p>
      <text:p text:style-name="P1">#<text:tab/>arch/mips/netlogic/xlp/wakeup.c</text:p>
      <text:p text:style-name="P1">#<text:tab/>arch/mips/netlogic/xlr/platform-flash.c</text:p>
      <text:p text:style-name="P1">#<text:tab/>arch/mips/netlogic/xlr/setup.c</text:p>
      <text:p text:style-name="P1">#<text:tab/>arch/mips/oprofile/Makefile</text:p>
      <text:p text:style-name="P1">#<text:tab/>arch/mips/oprofile/backtrace.c</text:p>
      <text:p text:style-name="P1">#<text:tab/>arch/mips/oprofile/common.c</text:p>
      <text:p text:style-name="P1"><text:soft-page-break/>#<text:tab/>arch/mips/oprofile/op_impl.h</text:p>
      <text:p text:style-name="P1">#<text:tab/>arch/mips/oprofile/op_model_mipsxx.c</text:p>
      <text:p text:style-name="P1">#<text:tab/>arch/mips/paravirt/paravirt-smp.c</text:p>
      <text:p text:style-name="P1">#<text:tab/>arch/mips/pci/Makefile</text:p>
      <text:p text:style-name="P1">#<text:tab/>arch/mips/pci/fixup-cobalt.c</text:p>
      <text:p text:style-name="P1">#<text:tab/>arch/mips/pci/fixup-lantiq.c</text:p>
      <text:p text:style-name="P1">#<text:tab/>arch/mips/pci/fixup-loongson3.c</text:p>
      <text:p text:style-name="P1">#<text:tab/>arch/mips/pci/msi-octeon.c</text:p>
      <text:p text:style-name="P1">#<text:tab/>arch/mips/pci/msi-xlp.c</text:p>
      <text:p text:style-name="P1">#<text:tab/>arch/mips/pci/ops-bcm63xx.c</text:p>
      <text:p text:style-name="P1">#<text:tab/>arch/mips/pci/ops-bridge.c</text:p>
      <text:p text:style-name="P1">#<text:tab/>arch/mips/pci/ops-emma2rh.c</text:p>
      <text:p text:style-name="P1">#<text:tab/>arch/mips/pci/ops-lantiq.c</text:p>
      <text:p text:style-name="P1">#<text:tab/>arch/mips/pci/ops-mace.c</text:p>
      <text:p text:style-name="P1">#<text:tab/>arch/mips/pci/ops-nile4.c</text:p>
      <text:p text:style-name="P1">#<text:tab/>arch/mips/pci/pci-alchemy.c</text:p>
      <text:p text:style-name="P1">#<text:tab/>arch/mips/pci/pci-ar71xx.c</text:p>
      <text:p text:style-name="P1">#<text:tab/>arch/mips/pci/pci-ar724x.c</text:p>
      <text:p text:style-name="P1">#<text:tab/>arch/mips/pci/pci-bcm1480.c</text:p>
      <text:p text:style-name="P1">#<text:tab/>arch/mips/pci/pci-ip32.c</text:p>
      <text:p text:style-name="P1">#<text:tab/>arch/mips/pci/pci-lantiq.c</text:p>
      <text:p text:style-name="P1">#<text:tab/>arch/mips/pci/pci-lantiq.h</text:p>
      <text:p text:style-name="P1">#<text:tab/>arch/mips/pci/pci-octeon.c</text:p>
      <text:p text:style-name="P1">#<text:tab/>arch/mips/pci/pci-rt3883.c</text:p>
      <text:p text:style-name="P1">#<text:tab/>arch/mips/pci/pci-tx4939.c</text:p>
      <text:p text:style-name="P1">#<text:tab/>arch/mips/pci/pci.c</text:p>
      <text:p text:style-name="P1">#<text:tab/>arch/mips/pci/pcie-octeon.c</text:p>
      <text:p text:style-name="P1">#<text:tab/>arch/mips/pmcs-msp71xx/Kconfig</text:p>
      <text:p text:style-name="P1">#<text:tab/>arch/mips/pmcs-msp71xx/msp_irq_cic.c</text:p>
      <text:p text:style-name="P1">#<text:tab/>arch/mips/pmcs-msp71xx/msp_prom.c</text:p>
      <text:p text:style-name="P1">#<text:tab/>arch/mips/pmcs-msp71xx/msp_serial.c</text:p>
      <text:p text:style-name="P1">#<text:tab/>arch/mips/pmcs-msp71xx/msp_setup.c</text:p>
      <text:p text:style-name="P1">#<text:tab/>arch/mips/pmcs-msp71xx/msp_smp.c</text:p>
      <text:p text:style-name="P1">#<text:tab/>arch/mips/pnx833x/common/platform.c</text:p>
      <text:p text:style-name="P1">#<text:tab/>arch/mips/pnx833x/common/setup.c</text:p>
      <text:p text:style-name="P1">#<text:tab/>arch/mips/power/Makefile</text:p>
      <text:p text:style-name="P1">#<text:tab/>arch/mips/ralink/Kconfig</text:p>
      <text:p text:style-name="P1">#<text:tab/>arch/mips/ralink/Makefile</text:p>
      <text:p text:style-name="P1">#<text:tab/>arch/mips/ralink/Platform</text:p>
      <text:p text:style-name="P1">#<text:tab/>arch/mips/ralink/cevt-rt3352.c</text:p>
      <text:p text:style-name="P1">#<text:tab/>arch/mips/ralink/clk.c</text:p>
      <text:p text:style-name="P1">#<text:tab/>arch/mips/ralink/common.h</text:p>
      <text:p text:style-name="P1">#<text:tab/>arch/mips/ralink/early_printk.c</text:p>
      <text:p text:style-name="P1">#<text:tab/>arch/mips/ralink/irq.c</text:p>
      <text:p text:style-name="P1">#<text:tab/>arch/mips/ralink/mt7620.c</text:p>
      <text:p text:style-name="P1">#<text:tab/>arch/mips/ralink/of.c</text:p>
      <text:p text:style-name="P1">#<text:tab/>arch/mips/ralink/prom.c</text:p>
      <text:p text:style-name="P1">#<text:tab/>arch/mips/ralink/reset.c</text:p>
      <text:p text:style-name="P1">#<text:tab/>arch/mips/ralink/rt288x.c</text:p>
      <text:p text:style-name="P1">#<text:tab/>arch/mips/ralink/rt305x.c</text:p>
      <text:p text:style-name="P1">#<text:tab/>arch/mips/ralink/rt3883.c</text:p>
      <text:p text:style-name="P1">#<text:tab/>arch/mips/ralink/timer.c</text:p>
      <text:p text:style-name="P1"><text:soft-page-break/>#<text:tab/>arch/mips/rb532/devices.c</text:p>
      <text:p text:style-name="P1">#<text:tab/>arch/mips/rb532/gpio.c</text:p>
      <text:p text:style-name="P1">#<text:tab/>arch/mips/rb532/prom.c</text:p>
      <text:p text:style-name="P1">#<text:tab/>arch/mips/sgi-ip22/ip22-gio.c</text:p>
      <text:p text:style-name="P1">#<text:tab/>arch/mips/sgi-ip22/ip22-mc.c</text:p>
      <text:p text:style-name="P1">#<text:tab/>arch/mips/sgi-ip22/ip22-reset.c</text:p>
      <text:p text:style-name="P1">#<text:tab/>arch/mips/sgi-ip22/ip28-berr.c</text:p>
      <text:p text:style-name="P1">#<text:tab/>arch/mips/sgi-ip27/Makefile</text:p>
      <text:p text:style-name="P1">#<text:tab/>arch/mips/sgi-ip27/ip27-hubio.c</text:p>
      <text:p text:style-name="P1">#<text:tab/>arch/mips/sgi-ip27/ip27-init.c</text:p>
      <text:p text:style-name="P1">#<text:tab/>arch/mips/sgi-ip27/ip27-irq.c</text:p>
      <text:p text:style-name="P1">#<text:tab/>arch/mips/sgi-ip27/ip27-klnuma.c</text:p>
      <text:p text:style-name="P1">#<text:tab/>arch/mips/sgi-ip27/ip27-memory.c</text:p>
      <text:p text:style-name="P1">#<text:tab/>arch/mips/sgi-ip27/ip27-nmi.c</text:p>
      <text:p text:style-name="P1">#<text:tab/>arch/mips/sgi-ip27/ip27-reset.c</text:p>
      <text:p text:style-name="P1">#<text:tab/>arch/mips/sgi-ip27/ip27-timer.c</text:p>
      <text:p text:style-name="P1">#<text:tab/>arch/mips/sgi-ip27/ip27-xtalk.c</text:p>
      <text:p text:style-name="P1">#<text:tab/>arch/mips/sgi-ip32/ip32-platform.c</text:p>
      <text:p text:style-name="P1">#<text:tab/>arch/mips/sgi-ip32/ip32-reset.c</text:p>
      <text:p text:style-name="P1">#<text:tab/>arch/mips/sibyte/Kconfig</text:p>
      <text:p text:style-name="P1">#<text:tab/>arch/mips/sibyte/bcm1480/smp.c</text:p>
      <text:p text:style-name="P1">#<text:tab/>arch/mips/sibyte/common/bus_watcher.c</text:p>
      <text:p text:style-name="P1">#<text:tab/>arch/mips/sibyte/common/cfe.c</text:p>
      <text:p text:style-name="P1">#<text:tab/>arch/mips/sibyte/sb1250/setup.c</text:p>
      <text:p text:style-name="P1">#<text:tab/>arch/mips/sibyte/sb1250/smp.c</text:p>
      <text:p text:style-name="P1">#<text:tab/>arch/mips/sibyte/swarm/platform.c</text:p>
      <text:p text:style-name="P1">#<text:tab/>arch/mips/sibyte/swarm/rtc_m41t81.c</text:p>
      <text:p text:style-name="P1">#<text:tab/>arch/mips/sibyte/swarm/rtc_xicor1241.c</text:p>
      <text:p text:style-name="P1">#<text:tab/>arch/mips/sibyte/swarm/setup.c</text:p>
      <text:p text:style-name="P1">#<text:tab/>arch/mips/sni/reset.c</text:p>
      <text:p text:style-name="P1">#<text:tab/>arch/mips/sni/rm200.c</text:p>
      <text:p text:style-name="P1">#<text:tab/>arch/mips/sni/time.c</text:p>
      <text:p text:style-name="P1">#<text:tab/>arch/mips/txx9/Kconfig</text:p>
      <text:p text:style-name="P1">#<text:tab/>arch/mips/txx9/generic/pci.c</text:p>
      <text:p text:style-name="P1">#<text:tab/>arch/mips/txx9/generic/setup.c</text:p>
      <text:p text:style-name="P1">#<text:tab/>arch/mips/txx9/generic/setup_tx3927.c</text:p>
      <text:p text:style-name="P1">#<text:tab/>arch/mips/txx9/generic/setup_tx4927.c</text:p>
      <text:p text:style-name="P1">#<text:tab/>arch/mips/txx9/generic/setup_tx4938.c</text:p>
      <text:p text:style-name="P1">#<text:tab/>arch/mips/txx9/generic/setup_tx4939.c</text:p>
      <text:p text:style-name="P1">#<text:tab/>arch/mips/txx9/generic/spi_eeprom.c</text:p>
      <text:p text:style-name="P1">#<text:tab/>arch/mips/txx9/jmr3927/setup.c</text:p>
      <text:p text:style-name="P1">#<text:tab/>arch/mips/txx9/rbtx4927/setup.c</text:p>
      <text:p text:style-name="P1">#<text:tab/>arch/mips/txx9/rbtx4938/setup.c</text:p>
      <text:p text:style-name="P1">#<text:tab/>arch/mips/txx9/rbtx4939/setup.c</text:p>
      <text:p text:style-name="P1">#<text:tab/>arch/mips/vr41xx/Kconfig</text:p>
      <text:p text:style-name="P1">#<text:tab/>arch/mips/vr41xx/common/cmu.c</text:p>
      <text:p text:style-name="P1">#<text:tab/>arch/mips/vr41xx/common/pmu.c</text:p>
      <text:p text:style-name="P1">#<text:tab/>arch/mn10300/Kconfig</text:p>
      <text:p text:style-name="P1">#<text:tab/>arch/mn10300/boot/compressed/Makefile</text:p>
      <text:p text:style-name="P1">#<text:tab/>arch/mn10300/configs/asb2364_defconfig</text:p>
      <text:p text:style-name="P1">#<text:tab/>arch/mn10300/include/asm/Kbuild</text:p>
      <text:p text:style-name="P1">#<text:tab/>arch/mn10300/include/asm/atomic.h</text:p>
      <text:p text:style-name="P1"><text:soft-page-break/>#<text:tab/>arch/mn10300/include/asm/cacheflush.h</text:p>
      <text:p text:style-name="P1">#<text:tab/>arch/mn10300/include/asm/checksum.h</text:p>
      <text:p text:style-name="P1">#<text:tab/>arch/mn10300/include/asm/dma-mapping.h</text:p>
      <text:p text:style-name="P1">#<text:tab/>arch/mn10300/include/asm/fpu.h</text:p>
      <text:p text:style-name="P1">#<text:tab/>arch/mn10300/include/asm/highmem.h</text:p>
      <text:p text:style-name="P1">#<text:tab/>arch/mn10300/include/asm/io.h</text:p>
      <text:p text:style-name="P1">#<text:tab/>arch/mn10300/include/asm/page.h</text:p>
      <text:p text:style-name="P1">#<text:tab/>arch/mn10300/include/asm/pci.h</text:p>
      <text:p text:style-name="P1">#<text:tab/>arch/mn10300/include/asm/pgtable.h</text:p>
      <text:p text:style-name="P1">#<text:tab/>arch/mn10300/include/asm/processor.h</text:p>
      <text:p text:style-name="P1">#<text:tab/>arch/mn10300/include/asm/rtc-regs.h</text:p>
      <text:p text:style-name="P1">#<text:tab/>arch/mn10300/include/asm/rtc.h</text:p>
      <text:p text:style-name="P1">#<text:tab/>arch/mn10300/include/asm/serial.h</text:p>
      <text:p text:style-name="P1">#<text:tab/>arch/mn10300/include/asm/spinlock.h</text:p>
      <text:p text:style-name="P1">#<text:tab/>arch/mn10300/include/asm/switch_to.h</text:p>
      <text:p text:style-name="P1">#<text:tab/>arch/mn10300/include/asm/thread_info.h</text:p>
      <text:p text:style-name="P1">#<text:tab/>arch/mn10300/include/asm/uaccess.h</text:p>
      <text:p text:style-name="P1">#<text:tab/>arch/mn10300/include/uapi/asm/socket.h</text:p>
      <text:p text:style-name="P1">#<text:tab/>arch/mn10300/kernel/asm-offsets.c</text:p>
      <text:p text:style-name="P1">#<text:tab/>arch/mn10300/kernel/cevt-mn10300.c</text:p>
      <text:p text:style-name="P1">#<text:tab/>arch/mn10300/kernel/fpu-nofpu.c</text:p>
      <text:p text:style-name="P1">#<text:tab/>arch/mn10300/kernel/irq.c</text:p>
      <text:p text:style-name="P1">#<text:tab/>arch/mn10300/kernel/kgdb.c</text:p>
      <text:p text:style-name="P1">#<text:tab/>arch/mn10300/kernel/process.c</text:p>
      <text:p text:style-name="P1">#<text:tab/>arch/mn10300/kernel/rtc.c</text:p>
      <text:p text:style-name="P1">#<text:tab/>arch/mn10300/kernel/signal.c</text:p>
      <text:p text:style-name="P1">#<text:tab/>arch/mn10300/kernel/smp.c</text:p>
      <text:p text:style-name="P1">#<text:tab/>arch/mn10300/kernel/vmlinux.lds.S</text:p>
      <text:p text:style-name="P1">#<text:tab/>arch/mn10300/mm/dma-alloc.c</text:p>
      <text:p text:style-name="P1">#<text:tab/>arch/mn10300/mm/fault.c</text:p>
      <text:p text:style-name="P1">#<text:tab/>arch/mn10300/mm/pgtable.c</text:p>
      <text:p text:style-name="P1">#<text:tab/>arch/mn10300/mm/tlb-smp.c</text:p>
      <text:p text:style-name="P1">#<text:tab/>arch/mn10300/proc-mn103e010/proc-init.c</text:p>
      <text:p text:style-name="P1">#<text:tab/>arch/mn10300/proc-mn2ws0050/proc-init.c</text:p>
      <text:p text:style-name="P1">#<text:tab/>arch/mn10300/unit-asb2303/flash.c</text:p>
      <text:p text:style-name="P1">#<text:tab/>arch/mn10300/unit-asb2305/pci-asb2305.c</text:p>
      <text:p text:style-name="P1">#<text:tab/>arch/mn10300/unit-asb2305/pci-asb2305.h</text:p>
      <text:p text:style-name="P1">#<text:tab/>arch/mn10300/unit-asb2305/pci.c</text:p>
      <text:p text:style-name="P1">#<text:tab/>arch/openrisc/Kconfig</text:p>
      <text:p text:style-name="P1">#<text:tab/>arch/openrisc/include/asm/Kbuild</text:p>
      <text:p text:style-name="P1">#<text:tab/>arch/openrisc/include/asm/cache.h</text:p>
      <text:p text:style-name="P1">#<text:tab/>arch/openrisc/include/asm/dma-mapping.h</text:p>
      <text:p text:style-name="P1">#<text:tab/>arch/openrisc/include/asm/page.h</text:p>
      <text:p text:style-name="P1">#<text:tab/>arch/openrisc/include/asm/pgalloc.h</text:p>
      <text:p text:style-name="P1">#<text:tab/>arch/openrisc/include/asm/pgtable.h</text:p>
      <text:p text:style-name="P1">#<text:tab/>arch/openrisc/include/asm/processor.h</text:p>
      <text:p text:style-name="P1">#<text:tab/>arch/openrisc/include/asm/thread_info.h</text:p>
      <text:p text:style-name="P1">#<text:tab/>arch/openrisc/include/asm/uaccess.h</text:p>
      <text:p text:style-name="P1">#<text:tab/>arch/openrisc/include/uapi/asm/unistd.h</text:p>
      <text:p text:style-name="P1">#<text:tab/>arch/openrisc/kernel/dma.c</text:p>
      <text:p text:style-name="P1">#<text:tab/>arch/openrisc/kernel/entry.S</text:p>
      <text:p text:style-name="P1">#<text:tab/>arch/openrisc/kernel/head.S</text:p>
      <text:p text:style-name="P1"><text:soft-page-break/>#<text:tab/>arch/openrisc/kernel/process.c</text:p>
      <text:p text:style-name="P1">#<text:tab/>arch/openrisc/kernel/setup.c</text:p>
      <text:p text:style-name="P1">#<text:tab/>arch/openrisc/kernel/signal.c</text:p>
      <text:p text:style-name="P1">#<text:tab/>arch/openrisc/kernel/time.c</text:p>
      <text:p text:style-name="P1">#<text:tab/>arch/openrisc/kernel/vmlinux.lds.S</text:p>
      <text:p text:style-name="P1">#<text:tab/>arch/openrisc/mm/fault.c</text:p>
      <text:p text:style-name="P1">#<text:tab/>arch/openrisc/mm/ioremap.c</text:p>
      <text:p text:style-name="P1">#<text:tab/>arch/parisc/Kconfig</text:p>
      <text:p text:style-name="P1">#<text:tab/>arch/parisc/Kconfig.debug</text:p>
      <text:p text:style-name="P1">#<text:tab/>arch/parisc/Makefile</text:p>
      <text:p text:style-name="P1">#<text:tab/>arch/parisc/configs/712_defconfig</text:p>
      <text:p text:style-name="P1">#<text:tab/>arch/parisc/configs/a500_defconfig</text:p>
      <text:p text:style-name="P1">#<text:tab/>arch/parisc/configs/c8000_defconfig</text:p>
      <text:p text:style-name="P1">#<text:tab/>arch/parisc/configs/default_defconfig</text:p>
      <text:p text:style-name="P1">#<text:tab/>arch/parisc/configs/generic-32bit_defconfig</text:p>
      <text:p text:style-name="P1">#<text:tab/>arch/parisc/configs/generic-64bit_defconfig</text:p>
      <text:p text:style-name="P1">#<text:tab/>arch/parisc/include/asm/Kbuild</text:p>
      <text:p text:style-name="P1">#<text:tab/>arch/parisc/include/asm/assembly.h</text:p>
      <text:p text:style-name="P1">#<text:tab/>arch/parisc/include/asm/atomic.h</text:p>
      <text:p text:style-name="P1">#<text:tab/>arch/parisc/include/asm/bitops.h</text:p>
      <text:p text:style-name="P1">#<text:tab/>arch/parisc/include/asm/cache.h</text:p>
      <text:p text:style-name="P1">#<text:tab/>arch/parisc/include/asm/cacheflush.h</text:p>
      <text:p text:style-name="P1">#<text:tab/>arch/parisc/include/asm/checksum.h</text:p>
      <text:p text:style-name="P1">#<text:tab/>arch/parisc/include/asm/cmpxchg.h</text:p>
      <text:p text:style-name="P1">#<text:tab/>arch/parisc/include/asm/compat.h</text:p>
      <text:p text:style-name="P1">#<text:tab/>arch/parisc/include/asm/dma-mapping.h</text:p>
      <text:p text:style-name="P1">#<text:tab/>arch/parisc/include/asm/eisa_eeprom.h</text:p>
      <text:p text:style-name="P1">#<text:tab/>arch/parisc/include/asm/floppy.h</text:p>
      <text:p text:style-name="P1">#<text:tab/>arch/parisc/include/asm/ftrace.h</text:p>
      <text:p text:style-name="P1">#<text:tab/>arch/parisc/include/asm/futex.h</text:p>
      <text:p text:style-name="P1">#<text:tab/>arch/parisc/include/asm/io.h</text:p>
      <text:p text:style-name="P1">#<text:tab/>arch/parisc/include/asm/ldcw.h</text:p>
      <text:p text:style-name="P1">#<text:tab/>arch/parisc/include/asm/linkage.h</text:p>
      <text:p text:style-name="P1">#<text:tab/>arch/parisc/include/asm/page.h</text:p>
      <text:p text:style-name="P1">#<text:tab/>arch/parisc/include/asm/pci.h</text:p>
      <text:p text:style-name="P1">#<text:tab/>arch/parisc/include/asm/pdc.h</text:p>
      <text:p text:style-name="P1">#<text:tab/>arch/parisc/include/asm/pgalloc.h</text:p>
      <text:p text:style-name="P1">#<text:tab/>arch/parisc/include/asm/pgtable.h</text:p>
      <text:p text:style-name="P1">#<text:tab/>arch/parisc/include/asm/processor.h</text:p>
      <text:p text:style-name="P1">#<text:tab/>arch/parisc/include/asm/spinlock.h</text:p>
      <text:p text:style-name="P1">#<text:tab/>arch/parisc/include/asm/syscall.h</text:p>
      <text:p text:style-name="P1">#<text:tab/>arch/parisc/include/asm/thread_info.h</text:p>
      <text:p text:style-name="P1">#<text:tab/>arch/parisc/include/asm/tlbflush.h</text:p>
      <text:p text:style-name="P1">#<text:tab/>arch/parisc/include/asm/traps.h</text:p>
      <text:p text:style-name="P1">#<text:tab/>arch/parisc/include/asm/uaccess.h</text:p>
      <text:p text:style-name="P1">#<text:tab/>arch/parisc/include/uapi/asm/bitsperlong.h</text:p>
      <text:p text:style-name="P1">#<text:tab/>arch/parisc/include/uapi/asm/ipcbuf.h</text:p>
      <text:p text:style-name="P1">#<text:tab/>arch/parisc/include/uapi/asm/mman.h</text:p>
      <text:p text:style-name="P1">#<text:tab/>arch/parisc/include/uapi/asm/msgbuf.h</text:p>
      <text:p text:style-name="P1">#<text:tab/>arch/parisc/include/uapi/asm/pdc.h</text:p>
      <text:p text:style-name="P1">#<text:tab/>arch/parisc/include/uapi/asm/posix_types.h</text:p>
      <text:p text:style-name="P1">#<text:tab/>arch/parisc/include/uapi/asm/ptrace.h</text:p>
      <text:p text:style-name="P1"><text:soft-page-break/>#<text:tab/>arch/parisc/include/uapi/asm/sembuf.h</text:p>
      <text:p text:style-name="P1">#<text:tab/>arch/parisc/include/uapi/asm/shmbuf.h</text:p>
      <text:p text:style-name="P1">#<text:tab/>arch/parisc/include/uapi/asm/siginfo.h</text:p>
      <text:p text:style-name="P1">#<text:tab/>arch/parisc/include/uapi/asm/socket.h</text:p>
      <text:p text:style-name="P1">#<text:tab/>arch/parisc/include/uapi/asm/stat.h</text:p>
      <text:p text:style-name="P1">#<text:tab/>arch/parisc/include/uapi/asm/swab.h</text:p>
      <text:p text:style-name="P1">#<text:tab/>arch/parisc/include/uapi/asm/unistd.h</text:p>
      <text:p text:style-name="P1">#<text:tab/>arch/parisc/kernel/Makefile</text:p>
      <text:p text:style-name="P1">#<text:tab/>arch/parisc/kernel/asm-offsets.c</text:p>
      <text:p text:style-name="P1">#<text:tab/>arch/parisc/kernel/cache.c</text:p>
      <text:p text:style-name="P1">#<text:tab/>arch/parisc/kernel/drivers.c</text:p>
      <text:p text:style-name="P1">#<text:tab/>arch/parisc/kernel/entry.S</text:p>
      <text:p text:style-name="P1">#<text:tab/>arch/parisc/kernel/firmware.c</text:p>
      <text:p text:style-name="P1">#<text:tab/>arch/parisc/kernel/ftrace.c</text:p>
      <text:p text:style-name="P1">#<text:tab/>arch/parisc/kernel/head.S</text:p>
      <text:p text:style-name="P1">#<text:tab/>arch/parisc/kernel/hpmc.S</text:p>
      <text:p text:style-name="P1">#<text:tab/>arch/parisc/kernel/inventory.c</text:p>
      <text:p text:style-name="P1">#<text:tab/>arch/parisc/kernel/irq.c</text:p>
      <text:p text:style-name="P1">#<text:tab/>arch/parisc/kernel/module.c</text:p>
      <text:p text:style-name="P1">#<text:tab/>arch/parisc/kernel/pacache.S</text:p>
      <text:p text:style-name="P1">#<text:tab/>arch/parisc/kernel/parisc_ksyms.c</text:p>
      <text:p text:style-name="P1">#<text:tab/>arch/parisc/kernel/pci-dma.c</text:p>
      <text:p text:style-name="P1">#<text:tab/>arch/parisc/kernel/pci.c</text:p>
      <text:p text:style-name="P1">#<text:tab/>arch/parisc/kernel/pdc_cons.c</text:p>
      <text:p text:style-name="P1">#<text:tab/>arch/parisc/kernel/perf.c</text:p>
      <text:p text:style-name="P1">#<text:tab/>arch/parisc/kernel/process.c</text:p>
      <text:p text:style-name="P1">#<text:tab/>arch/parisc/kernel/processor.c</text:p>
      <text:p text:style-name="P1">#<text:tab/>arch/parisc/kernel/ptrace.c</text:p>
      <text:p text:style-name="P1">#<text:tab/>arch/parisc/kernel/real2.S</text:p>
      <text:p text:style-name="P1">#<text:tab/>arch/parisc/kernel/setup.c</text:p>
      <text:p text:style-name="P1">#<text:tab/>arch/parisc/kernel/signal.c</text:p>
      <text:p text:style-name="P1">#<text:tab/>arch/parisc/kernel/signal32.c</text:p>
      <text:p text:style-name="P1">#<text:tab/>arch/parisc/kernel/smp.c</text:p>
      <text:p text:style-name="P1">#<text:tab/>arch/parisc/kernel/sys_parisc.c</text:p>
      <text:p text:style-name="P1">#<text:tab/>arch/parisc/kernel/syscall.S</text:p>
      <text:p text:style-name="P1">#<text:tab/>arch/parisc/kernel/syscall_table.S</text:p>
      <text:p text:style-name="P1">#<text:tab/>arch/parisc/kernel/time.c</text:p>
      <text:p text:style-name="P1">#<text:tab/>arch/parisc/kernel/traps.c</text:p>
      <text:p text:style-name="P1">#<text:tab/>arch/parisc/kernel/unaligned.c</text:p>
      <text:p text:style-name="P1">#<text:tab/>arch/parisc/kernel/unwind.c</text:p>
      <text:p text:style-name="P1">#<text:tab/>arch/parisc/kernel/vmlinux.lds.S</text:p>
      <text:p text:style-name="P1">#<text:tab/>arch/parisc/lib/Makefile</text:p>
      <text:p text:style-name="P1">#<text:tab/>arch/parisc/lib/bitops.c</text:p>
      <text:p text:style-name="P1">#<text:tab/>arch/parisc/lib/iomap.c</text:p>
      <text:p text:style-name="P1">#<text:tab/>arch/parisc/lib/lusercopy.S</text:p>
      <text:p text:style-name="P1">#<text:tab/>arch/parisc/lib/memcpy.c</text:p>
      <text:p text:style-name="P1">#<text:tab/>arch/parisc/math-emu/cnv_float.h</text:p>
      <text:p text:style-name="P1">#<text:tab/>arch/parisc/math-emu/fpudispatch.c</text:p>
      <text:p text:style-name="P1">#<text:tab/>arch/parisc/mm/Makefile</text:p>
      <text:p text:style-name="P1">#<text:tab/>arch/parisc/mm/fault.c</text:p>
      <text:p text:style-name="P1">#<text:tab/>arch/parisc/mm/init.c</text:p>
      <text:p text:style-name="P1">#<text:tab/>arch/parisc/mm/ioremap.c</text:p>
      <text:p text:style-name="P1"><text:soft-page-break/>#<text:tab/>arch/powerpc/Kconfig</text:p>
      <text:p text:style-name="P1">#<text:tab/>arch/powerpc/Kconfig.debug</text:p>
      <text:p text:style-name="P1">#<text:tab/>arch/powerpc/Makefile</text:p>
      <text:p text:style-name="P1">#<text:tab/>arch/powerpc/boot/4xx.c</text:p>
      <text:p text:style-name="P1">#<text:tab/>arch/powerpc/boot/Makefile</text:p>
      <text:p text:style-name="P1">#<text:tab/>arch/powerpc/boot/addnote.c</text:p>
      <text:p text:style-name="P1">#<text:tab/>arch/powerpc/boot/crt0.S</text:p>
      <text:p text:style-name="P1">#<text:tab/>arch/powerpc/boot/cuboot-c2k.c</text:p>
      <text:p text:style-name="P1">#<text:tab/>arch/powerpc/boot/dts/ac14xx.dts</text:p>
      <text:p text:style-name="P1">#<text:tab/>arch/powerpc/boot/dts/akebono.dts</text:p>
      <text:p text:style-name="P1">#<text:tab/>arch/powerpc/boot/dts/bamboo.dts</text:p>
      <text:p text:style-name="P1">#<text:tab/>arch/powerpc/boot/dts/bluestone.dts</text:p>
      <text:p text:style-name="P1">#<text:tab/>arch/powerpc/boot/dts/canyonlands.dts</text:p>
      <text:p text:style-name="P1">#<text:tab/>arch/powerpc/boot/dts/currituck.dts</text:p>
      <text:p text:style-name="P1">#<text:tab/>arch/powerpc/boot/dts/fsl/b4420si-post.dtsi</text:p>
      <text:p text:style-name="P1">#<text:tab/>arch/powerpc/boot/dts/fsl/b4420si-pre.dtsi</text:p>
      <text:p text:style-name="P1">#<text:tab/>arch/powerpc/boot/dts/fsl/b4860si-post.dtsi</text:p>
      <text:p text:style-name="P1">#<text:tab/>arch/powerpc/boot/dts/fsl/b4860si-pre.dtsi</text:p>
      <text:p text:style-name="P1">#<text:tab/>arch/powerpc/boot/dts/fsl/b4si-post.dtsi</text:p>
      <text:p text:style-name="P1">#<text:tab/>arch/powerpc/boot/dts/fsl/bsc9132si-post.dtsi</text:p>
      <text:p text:style-name="P1">#<text:tab/>arch/powerpc/boot/dts/fsl/bsc9132si-pre.dtsi</text:p>
      <text:p text:style-name="P1">#<text:tab/>arch/powerpc/boot/dts/fsl/mpc8536si-post.dtsi</text:p>
      <text:p text:style-name="P1">#<text:tab/>arch/powerpc/boot/dts/fsl/mpc8572si-post.dtsi</text:p>
      <text:p text:style-name="P1">#<text:tab/>arch/powerpc/boot/dts/fsl/p1022si-post.dtsi</text:p>
      <text:p text:style-name="P1">#<text:tab/>arch/powerpc/boot/dts/fsl/p1022si-pre.dtsi</text:p>
      <text:p text:style-name="P1">#<text:tab/>arch/powerpc/boot/dts/fsl/p1023si-post.dtsi</text:p>
      <text:p text:style-name="P1">#<text:tab/>arch/powerpc/boot/dts/fsl/p2041si-post.dtsi</text:p>
      <text:p text:style-name="P1">#<text:tab/>arch/powerpc/boot/dts/fsl/p2041si-pre.dtsi</text:p>
      <text:p text:style-name="P1">#<text:tab/>arch/powerpc/boot/dts/fsl/p3041si-post.dtsi</text:p>
      <text:p text:style-name="P1">#<text:tab/>arch/powerpc/boot/dts/fsl/p3041si-pre.dtsi</text:p>
      <text:p text:style-name="P1">#<text:tab/>arch/powerpc/boot/dts/fsl/p4080si-post.dtsi</text:p>
      <text:p text:style-name="P1">#<text:tab/>arch/powerpc/boot/dts/fsl/p4080si-pre.dtsi</text:p>
      <text:p text:style-name="P1">#<text:tab/>arch/powerpc/boot/dts/fsl/p5020si-post.dtsi</text:p>
      <text:p text:style-name="P1">#<text:tab/>arch/powerpc/boot/dts/fsl/p5020si-pre.dtsi</text:p>
      <text:p text:style-name="P1">#<text:tab/>arch/powerpc/boot/dts/fsl/p5040si-post.dtsi</text:p>
      <text:p text:style-name="P1">#<text:tab/>arch/powerpc/boot/dts/fsl/p5040si-pre.dtsi</text:p>
      <text:p text:style-name="P1">#<text:tab/>arch/powerpc/boot/dts/fsl/pq3-gpio-0.dtsi</text:p>
      <text:p text:style-name="P1">#<text:tab/>arch/powerpc/boot/dts/fsl/qonverge-usb2-dr-0.dtsi</text:p>
      <text:p text:style-name="P1">#<text:tab/>arch/powerpc/boot/dts/fsl/t1040si-post.dtsi</text:p>
      <text:p text:style-name="P1">#<text:tab/>arch/powerpc/boot/dts/fsl/t1042si-post.dtsi</text:p>
      <text:p text:style-name="P1">#<text:tab/>arch/powerpc/boot/dts/fsl/t104xsi-pre.dtsi</text:p>
      <text:p text:style-name="P1">#<text:tab/>arch/powerpc/boot/dts/fsl/t2081si-post.dtsi</text:p>
      <text:p text:style-name="P1">#<text:tab/>arch/powerpc/boot/dts/fsl/t208xsi-pre.dtsi</text:p>
      <text:p text:style-name="P1">#<text:tab/>arch/powerpc/boot/dts/fsl/t4240si-post.dtsi</text:p>
      <text:p text:style-name="P1">#<text:tab/>arch/powerpc/boot/dts/fsl/t4240si-pre.dtsi</text:p>
      <text:p text:style-name="P1">#<text:tab/>arch/powerpc/boot/dts/glacier.dts</text:p>
      <text:p text:style-name="P1">#<text:tab/>arch/powerpc/boot/dts/icon.dts</text:p>
      <text:p text:style-name="P1">#<text:tab/>arch/powerpc/boot/dts/mpc5121.dtsi</text:p>
      <text:p text:style-name="P1">#<text:tab/>arch/powerpc/boot/dts/mpc5121ads.dts</text:p>
      <text:p text:style-name="P1">#<text:tab/>arch/powerpc/boot/dts/mpc5125twr.dts</text:p>
      <text:p text:style-name="P1">#<text:tab/>arch/powerpc/boot/dts/mpc8315erdb.dts</text:p>
      <text:p text:style-name="P1">#<text:tab/>arch/powerpc/boot/dts/mpc8349emitx.dts</text:p>
      <text:p text:style-name="P1"><text:soft-page-break/>#<text:tab/>arch/powerpc/boot/dts/mpc836x_rdk.dts</text:p>
      <text:p text:style-name="P1">#<text:tab/>arch/powerpc/boot/dts/mpc8377_rdb.dts</text:p>
      <text:p text:style-name="P1">#<text:tab/>arch/powerpc/boot/dts/mpc8378_rdb.dts</text:p>
      <text:p text:style-name="P1">#<text:tab/>arch/powerpc/boot/dts/mpc8379_rdb.dts</text:p>
      <text:p text:style-name="P1">#<text:tab/>arch/powerpc/boot/dts/pdm360ng.dts</text:p>
      <text:p text:style-name="P1">#<text:tab/>arch/powerpc/boot/dts/sam440ep.dts</text:p>
      <text:p text:style-name="P1">#<text:tab/>arch/powerpc/boot/dts/xcalibur1501.dts</text:p>
      <text:p text:style-name="P1">#<text:tab/>arch/powerpc/boot/dts/xpedite5200.dts</text:p>
      <text:p text:style-name="P1">#<text:tab/>arch/powerpc/boot/dts/xpedite5200_xmon.dts</text:p>
      <text:p text:style-name="P1">#<text:tab/>arch/powerpc/boot/dts/xpedite5301.dts</text:p>
      <text:p text:style-name="P1">#<text:tab/>arch/powerpc/boot/dts/xpedite5330.dts</text:p>
      <text:p text:style-name="P1">#<text:tab/>arch/powerpc/boot/dts/xpedite5370.dts</text:p>
      <text:p text:style-name="P1">#<text:tab/>arch/powerpc/boot/libfdt-wrapper.c</text:p>
      <text:p text:style-name="P1">#<text:tab/>arch/powerpc/boot/libfdt_env.h</text:p>
      <text:p text:style-name="P1">#<text:tab/>arch/powerpc/boot/main.c</text:p>
      <text:p text:style-name="P1">#<text:tab/>arch/powerpc/boot/of.h</text:p>
      <text:p text:style-name="P1">#<text:tab/>arch/powerpc/boot/ops.h</text:p>
      <text:p text:style-name="P1">#<text:tab/>arch/powerpc/boot/page.h</text:p>
      <text:p text:style-name="P1">#<text:tab/>arch/powerpc/boot/planetcore.c</text:p>
      <text:p text:style-name="P1">#<text:tab/>arch/powerpc/boot/planetcore.h</text:p>
      <text:p text:style-name="P1">#<text:tab/>arch/powerpc/boot/ppc_asm.h</text:p>
      <text:p text:style-name="P1">#<text:tab/>arch/powerpc/boot/ppcboot.h</text:p>
      <text:p text:style-name="P1">#<text:tab/>arch/powerpc/boot/rs6000.h</text:p>
      <text:p text:style-name="P1">#<text:tab/>arch/powerpc/boot/serial.c</text:p>
      <text:p text:style-name="P1">#<text:tab/>arch/powerpc/boot/treeboot-akebono.c</text:p>
      <text:p text:style-name="P1">#<text:tab/>arch/powerpc/boot/treeboot-currituck.c</text:p>
      <text:p text:style-name="P1">#<text:tab/>arch/powerpc/boot/treeboot-iss4xx.c</text:p>
      <text:p text:style-name="P1">#<text:tab/>arch/powerpc/boot/types.h</text:p>
      <text:p text:style-name="P1">#<text:tab/>arch/powerpc/boot/wrapper</text:p>
      <text:p text:style-name="P1">#<text:tab/>arch/powerpc/configs/40x/acadia_defconfig</text:p>
      <text:p text:style-name="P1">#<text:tab/>arch/powerpc/configs/40x/ep405_defconfig</text:p>
      <text:p text:style-name="P1">#<text:tab/>arch/powerpc/configs/40x/kilauea_defconfig</text:p>
      <text:p text:style-name="P1">#<text:tab/>arch/powerpc/configs/40x/klondike_defconfig</text:p>
      <text:p text:style-name="P1">#<text:tab/>arch/powerpc/configs/40x/makalu_defconfig</text:p>
      <text:p text:style-name="P1">#<text:tab/>arch/powerpc/configs/40x/obs600_defconfig</text:p>
      <text:p text:style-name="P1">#<text:tab/>arch/powerpc/configs/40x/virtex_defconfig</text:p>
      <text:p text:style-name="P1">#<text:tab/>arch/powerpc/configs/40x/walnut_defconfig</text:p>
      <text:p text:style-name="P1">#<text:tab/>arch/powerpc/configs/44x/akebono_defconfig</text:p>
      <text:p text:style-name="P1">#<text:tab/>arch/powerpc/configs/44x/arches_defconfig</text:p>
      <text:p text:style-name="P1">#<text:tab/>arch/powerpc/configs/44x/bamboo_defconfig</text:p>
      <text:p text:style-name="P1">#<text:tab/>arch/powerpc/configs/44x/bluestone_defconfig</text:p>
      <text:p text:style-name="P1">#<text:tab/>arch/powerpc/configs/44x/canyonlands_defconfig</text:p>
      <text:p text:style-name="P1">#<text:tab/>arch/powerpc/configs/44x/currituck_defconfig</text:p>
      <text:p text:style-name="P1">#<text:tab/>arch/powerpc/configs/44x/ebony_defconfig</text:p>
      <text:p text:style-name="P1">#<text:tab/>arch/powerpc/configs/44x/eiger_defconfig</text:p>
      <text:p text:style-name="P1">#<text:tab/>arch/powerpc/configs/44x/icon_defconfig</text:p>
      <text:p text:style-name="P1">#<text:tab/>arch/powerpc/configs/44x/iss476-smp_defconfig</text:p>
      <text:p text:style-name="P1">#<text:tab/>arch/powerpc/configs/44x/katmai_defconfig</text:p>
      <text:p text:style-name="P1">#<text:tab/>arch/powerpc/configs/44x/rainier_defconfig</text:p>
      <text:p text:style-name="P1">#<text:tab/>arch/powerpc/configs/44x/redwood_defconfig</text:p>
      <text:p text:style-name="P1">#<text:tab/>arch/powerpc/configs/44x/sam440ep_defconfig</text:p>
      <text:p text:style-name="P1">#<text:tab/>arch/powerpc/configs/44x/sequoia_defconfig</text:p>
      <text:p text:style-name="P1"><text:soft-page-break/>#<text:tab/>arch/powerpc/configs/44x/taishan_defconfig</text:p>
      <text:p text:style-name="P1">#<text:tab/>arch/powerpc/configs/44x/virtex5_defconfig</text:p>
      <text:p text:style-name="P1">#<text:tab/>arch/powerpc/configs/44x/warp_defconfig</text:p>
      <text:p text:style-name="P1">#<text:tab/>arch/powerpc/configs/52xx/cm5200_defconfig</text:p>
      <text:p text:style-name="P1">#<text:tab/>arch/powerpc/configs/52xx/lite5200b_defconfig</text:p>
      <text:p text:style-name="P1">#<text:tab/>arch/powerpc/configs/52xx/motionpro_defconfig</text:p>
      <text:p text:style-name="P1">#<text:tab/>arch/powerpc/configs/52xx/pcm030_defconfig</text:p>
      <text:p text:style-name="P1">#<text:tab/>arch/powerpc/configs/52xx/tqm5200_defconfig</text:p>
      <text:p text:style-name="P1">#<text:tab/>arch/powerpc/configs/83xx/asp8347_defconfig</text:p>
      <text:p text:style-name="P1">#<text:tab/>arch/powerpc/configs/83xx/kmeter1_defconfig</text:p>
      <text:p text:style-name="P1">#<text:tab/>arch/powerpc/configs/83xx/mpc8313_rdb_defconfig</text:p>
      <text:p text:style-name="P1">#<text:tab/>arch/powerpc/configs/83xx/mpc8315_rdb_defconfig</text:p>
      <text:p text:style-name="P1">#<text:tab/>arch/powerpc/configs/83xx/mpc832x_mds_defconfig</text:p>
      <text:p text:style-name="P1">#<text:tab/>arch/powerpc/configs/83xx/mpc832x_rdb_defconfig</text:p>
      <text:p text:style-name="P1">#<text:tab/>arch/powerpc/configs/83xx/mpc834x_itx_defconfig</text:p>
      <text:p text:style-name="P1">#<text:tab/>arch/powerpc/configs/83xx/mpc834x_itxgp_defconfig</text:p>
      <text:p text:style-name="P1">#<text:tab/>arch/powerpc/configs/83xx/mpc834x_mds_defconfig</text:p>
      <text:p text:style-name="P1">#<text:tab/>arch/powerpc/configs/83xx/mpc836x_mds_defconfig</text:p>
      <text:p text:style-name="P1">#<text:tab/>arch/powerpc/configs/83xx/mpc836x_rdk_defconfig</text:p>
      <text:p text:style-name="P1">#<text:tab/>arch/powerpc/configs/83xx/mpc837x_mds_defconfig</text:p>
      <text:p text:style-name="P1">#<text:tab/>arch/powerpc/configs/83xx/mpc837x_rdb_defconfig</text:p>
      <text:p text:style-name="P1">#<text:tab/>arch/powerpc/configs/83xx/sbc834x_defconfig</text:p>
      <text:p text:style-name="P1">#<text:tab/>arch/powerpc/configs/85xx/ge_imp3a_defconfig</text:p>
      <text:p text:style-name="P1">#<text:tab/>arch/powerpc/configs/85xx/kmp204x_defconfig</text:p>
      <text:p text:style-name="P1">#<text:tab/>arch/powerpc/configs/85xx/ksi8560_defconfig</text:p>
      <text:p text:style-name="P1">#<text:tab/>arch/powerpc/configs/85xx/mpc8540_ads_defconfig</text:p>
      <text:p text:style-name="P1">#<text:tab/>arch/powerpc/configs/85xx/mpc8560_ads_defconfig</text:p>
      <text:p text:style-name="P1">#<text:tab/>arch/powerpc/configs/85xx/mpc85xx_cds_defconfig</text:p>
      <text:p text:style-name="P1">#<text:tab/>arch/powerpc/configs/85xx/ppa8548_defconfig</text:p>
      <text:p text:style-name="P1">#<text:tab/>arch/powerpc/configs/85xx/sbc8548_defconfig</text:p>
      <text:p text:style-name="P1">#<text:tab/>arch/powerpc/configs/85xx/socrates_defconfig</text:p>
      <text:p text:style-name="P1">#<text:tab/>arch/powerpc/configs/85xx/stx_gp3_defconfig</text:p>
      <text:p text:style-name="P1">#<text:tab/>arch/powerpc/configs/85xx/tqm8540_defconfig</text:p>
      <text:p text:style-name="P1">#<text:tab/>arch/powerpc/configs/85xx/tqm8541_defconfig</text:p>
      <text:p text:style-name="P1">#<text:tab/>arch/powerpc/configs/85xx/tqm8548_defconfig</text:p>
      <text:p text:style-name="P1">#<text:tab/>arch/powerpc/configs/85xx/tqm8555_defconfig</text:p>
      <text:p text:style-name="P1">#<text:tab/>arch/powerpc/configs/85xx/tqm8560_defconfig</text:p>
      <text:p text:style-name="P1">#<text:tab/>arch/powerpc/configs/85xx/xes_mpc85xx_defconfig</text:p>
      <text:p text:style-name="P1">#<text:tab/>arch/powerpc/configs/adder875_defconfig</text:p>
      <text:p text:style-name="P1">#<text:tab/>arch/powerpc/configs/amigaone_defconfig</text:p>
      <text:p text:style-name="P1">#<text:tab/>arch/powerpc/configs/c2k_defconfig</text:p>
      <text:p text:style-name="P1">#<text:tab/>arch/powerpc/configs/cell_defconfig</text:p>
      <text:p text:style-name="P1">#<text:tab/>arch/powerpc/configs/chrp32_defconfig</text:p>
      <text:p text:style-name="P1">#<text:tab/>arch/powerpc/configs/ep8248e_defconfig</text:p>
      <text:p text:style-name="P1">#<text:tab/>arch/powerpc/configs/ep88xc_defconfig</text:p>
      <text:p text:style-name="P1">#<text:tab/>arch/powerpc/configs/g5_defconfig</text:p>
      <text:p text:style-name="P1">#<text:tab/>arch/powerpc/configs/gamecube_defconfig</text:p>
      <text:p text:style-name="P1">#<text:tab/>arch/powerpc/configs/holly_defconfig</text:p>
      <text:p text:style-name="P1">#<text:tab/>arch/powerpc/configs/linkstation_defconfig</text:p>
      <text:p text:style-name="P1">#<text:tab/>arch/powerpc/configs/maple_defconfig</text:p>
      <text:p text:style-name="P1">#<text:tab/>arch/powerpc/configs/mgcoge_defconfig</text:p>
      <text:p text:style-name="P1">#<text:tab/>arch/powerpc/configs/mpc512x_defconfig</text:p>
      <text:p text:style-name="P1"><text:soft-page-break/>#<text:tab/>arch/powerpc/configs/mpc5200_defconfig</text:p>
      <text:p text:style-name="P1">#<text:tab/>arch/powerpc/configs/mpc7448_hpc2_defconfig</text:p>
      <text:p text:style-name="P1">#<text:tab/>arch/powerpc/configs/mpc8272_ads_defconfig</text:p>
      <text:p text:style-name="P1">#<text:tab/>arch/powerpc/configs/mpc83xx_defconfig</text:p>
      <text:p text:style-name="P1">#<text:tab/>arch/powerpc/configs/mpc866_ads_defconfig</text:p>
      <text:p text:style-name="P1">#<text:tab/>arch/powerpc/configs/mpc885_ads_defconfig</text:p>
      <text:p text:style-name="P1">#<text:tab/>arch/powerpc/configs/mvme5100_defconfig</text:p>
      <text:p text:style-name="P1">#<text:tab/>arch/powerpc/configs/pasemi_defconfig</text:p>
      <text:p text:style-name="P1">#<text:tab/>arch/powerpc/configs/pmac32_defconfig</text:p>
      <text:p text:style-name="P1">#<text:tab/>arch/powerpc/configs/ppc40x_defconfig</text:p>
      <text:p text:style-name="P1">#<text:tab/>arch/powerpc/configs/ppc44x_defconfig</text:p>
      <text:p text:style-name="P1">#<text:tab/>arch/powerpc/configs/ppc64_defconfig</text:p>
      <text:p text:style-name="P1">#<text:tab/>arch/powerpc/configs/ppc64e_defconfig</text:p>
      <text:p text:style-name="P1">#<text:tab/>arch/powerpc/configs/ppc6xx_defconfig</text:p>
      <text:p text:style-name="P1">#<text:tab/>arch/powerpc/configs/pq2fads_defconfig</text:p>
      <text:p text:style-name="P1">#<text:tab/>arch/powerpc/configs/ps3_defconfig</text:p>
      <text:p text:style-name="P1">#<text:tab/>arch/powerpc/configs/pseries_defconfig</text:p>
      <text:p text:style-name="P1">#<text:tab/>arch/powerpc/configs/storcenter_defconfig</text:p>
      <text:p text:style-name="P1">#<text:tab/>arch/powerpc/configs/tqm8xx_defconfig</text:p>
      <text:p text:style-name="P1">#<text:tab/>arch/powerpc/configs/wii_defconfig</text:p>
      <text:p text:style-name="P1">#<text:tab/>arch/powerpc/crypto/Makefile</text:p>
      <text:p text:style-name="P1">#<text:tab/>arch/powerpc/crypto/sha1-powerpc-asm.S</text:p>
      <text:p text:style-name="P1">#<text:tab/>arch/powerpc/crypto/sha1.c</text:p>
      <text:p text:style-name="P1">#<text:tab/>arch/powerpc/include/asm/Kbuild</text:p>
      <text:p text:style-name="P1">#<text:tab/>arch/powerpc/include/asm/archrandom.h</text:p>
      <text:p text:style-name="P1">#<text:tab/>arch/powerpc/include/asm/asm-compat.h</text:p>
      <text:p text:style-name="P1">#<text:tab/>arch/powerpc/include/asm/atomic.h</text:p>
      <text:p text:style-name="P1">#<text:tab/>arch/powerpc/include/asm/barrier.h</text:p>
      <text:p text:style-name="P1">#<text:tab/>arch/powerpc/include/asm/bitops.h</text:p>
      <text:p text:style-name="P1">#<text:tab/>arch/powerpc/include/asm/cache.h</text:p>
      <text:p text:style-name="P1">#<text:tab/>arch/powerpc/include/asm/cacheflush.h</text:p>
      <text:p text:style-name="P1">#<text:tab/>arch/powerpc/include/asm/checksum.h</text:p>
      <text:p text:style-name="P1">#<text:tab/>arch/powerpc/include/asm/cmpxchg.h</text:p>
      <text:p text:style-name="P1">#<text:tab/>arch/powerpc/include/asm/code-patching.h</text:p>
      <text:p text:style-name="P1">#<text:tab/>arch/powerpc/include/asm/compat.h</text:p>
      <text:p text:style-name="P1">#<text:tab/>arch/powerpc/include/asm/cpm.h</text:p>
      <text:p text:style-name="P1">#<text:tab/>arch/powerpc/include/asm/cputable.h</text:p>
      <text:p text:style-name="P1">#<text:tab/>arch/powerpc/include/asm/cputhreads.h</text:p>
      <text:p text:style-name="P1">#<text:tab/>arch/powerpc/include/asm/cputime.h</text:p>
      <text:p text:style-name="P1">#<text:tab/>arch/powerpc/include/asm/dbdma.h</text:p>
      <text:p text:style-name="P1">#<text:tab/>arch/powerpc/include/asm/dbell.h</text:p>
      <text:p text:style-name="P1">#<text:tab/>arch/powerpc/include/asm/dcr-native.h</text:p>
      <text:p text:style-name="P1">#<text:tab/>arch/powerpc/include/asm/device.h</text:p>
      <text:p text:style-name="P1">#<text:tab/>arch/powerpc/include/asm/disassemble.h</text:p>
      <text:p text:style-name="P1">#<text:tab/>arch/powerpc/include/asm/dma-mapping.h</text:p>
      <text:p text:style-name="P1">#<text:tab/>arch/powerpc/include/asm/edac.h</text:p>
      <text:p text:style-name="P1">#<text:tab/>arch/powerpc/include/asm/eeh.h</text:p>
      <text:p text:style-name="P1">#<text:tab/>arch/powerpc/include/asm/elf.h</text:p>
      <text:p text:style-name="P1">#<text:tab/>arch/powerpc/include/asm/epapr_hcalls.h</text:p>
      <text:p text:style-name="P1">#<text:tab/>arch/powerpc/include/asm/exception-64e.h</text:p>
      <text:p text:style-name="P1">#<text:tab/>arch/powerpc/include/asm/exception-64s.h</text:p>
      <text:p text:style-name="P1">#<text:tab/>arch/powerpc/include/asm/fadump.h</text:p>
      <text:p text:style-name="P1"><text:soft-page-break/>#<text:tab/>arch/powerpc/include/asm/feature-fixups.h</text:p>
      <text:p text:style-name="P1">#<text:tab/>arch/powerpc/include/asm/firmware.h</text:p>
      <text:p text:style-name="P1">#<text:tab/>arch/powerpc/include/asm/fixmap.h</text:p>
      <text:p text:style-name="P1">#<text:tab/>arch/powerpc/include/asm/fsl_lbc.h</text:p>
      <text:p text:style-name="P1">#<text:tab/>arch/powerpc/include/asm/fsl_pamu_stash.h</text:p>
      <text:p text:style-name="P1">#<text:tab/>arch/powerpc/include/asm/ftrace.h</text:p>
      <text:p text:style-name="P1">#<text:tab/>arch/powerpc/include/asm/futex.h</text:p>
      <text:p text:style-name="P1">#<text:tab/>arch/powerpc/include/asm/hardirq.h</text:p>
      <text:p text:style-name="P1">#<text:tab/>arch/powerpc/include/asm/highmem.h</text:p>
      <text:p text:style-name="P1">#<text:tab/>arch/powerpc/include/asm/hugetlb.h</text:p>
      <text:p text:style-name="P1">#<text:tab/>arch/powerpc/include/asm/hvcall.h</text:p>
      <text:p text:style-name="P1">#<text:tab/>arch/powerpc/include/asm/hw_irq.h</text:p>
      <text:p text:style-name="P1">#<text:tab/>arch/powerpc/include/asm/hydra.h</text:p>
      <text:p text:style-name="P1">#<text:tab/>arch/powerpc/include/asm/io.h</text:p>
      <text:p text:style-name="P1">#<text:tab/>arch/powerpc/include/asm/iommu.h</text:p>
      <text:p text:style-name="P1">#<text:tab/>arch/powerpc/include/asm/jump_label.h</text:p>
      <text:p text:style-name="P1">#<text:tab/>arch/powerpc/include/asm/kexec.h</text:p>
      <text:p text:style-name="P1">#<text:tab/>arch/powerpc/include/asm/kprobes.h</text:p>
      <text:p text:style-name="P1">#<text:tab/>arch/powerpc/include/asm/kvm_asm.h</text:p>
      <text:p text:style-name="P1">#<text:tab/>arch/powerpc/include/asm/kvm_book3s.h</text:p>
      <text:p text:style-name="P1">#<text:tab/>arch/powerpc/include/asm/kvm_book3s_64.h</text:p>
      <text:p text:style-name="P1">#<text:tab/>arch/powerpc/include/asm/kvm_book3s_asm.h</text:p>
      <text:p text:style-name="P1">#<text:tab/>arch/powerpc/include/asm/kvm_booke.h</text:p>
      <text:p text:style-name="P1">#<text:tab/>arch/powerpc/include/asm/kvm_host.h</text:p>
      <text:p text:style-name="P1">#<text:tab/>arch/powerpc/include/asm/kvm_ppc.h</text:p>
      <text:p text:style-name="P1">#<text:tab/>arch/powerpc/include/asm/libata-portmap.h</text:p>
      <text:p text:style-name="P1">#<text:tab/>arch/powerpc/include/asm/linkage.h</text:p>
      <text:p text:style-name="P1">#<text:tab/>arch/powerpc/include/asm/machdep.h</text:p>
      <text:p text:style-name="P1">#<text:tab/>arch/powerpc/include/asm/mman.h</text:p>
      <text:p text:style-name="P1">#<text:tab/>arch/powerpc/include/asm/mmu-8xx.h</text:p>
      <text:p text:style-name="P1">#<text:tab/>arch/powerpc/include/asm/mmu-book3e.h</text:p>
      <text:p text:style-name="P1">#<text:tab/>arch/powerpc/include/asm/mmu.h</text:p>
      <text:p text:style-name="P1">#<text:tab/>arch/powerpc/include/asm/mmu_context.h</text:p>
      <text:p text:style-name="P1">#<text:tab/>arch/powerpc/include/asm/mmzone.h</text:p>
      <text:p text:style-name="P1">#<text:tab/>arch/powerpc/include/asm/module.h</text:p>
      <text:p text:style-name="P1">#<text:tab/>arch/powerpc/include/asm/mpc5121.h</text:p>
      <text:p text:style-name="P1">#<text:tab/>arch/powerpc/include/asm/mpc52xx.h</text:p>
      <text:p text:style-name="P1">#<text:tab/>arch/powerpc/include/asm/mpc52xx_psc.h</text:p>
      <text:p text:style-name="P1">#<text:tab/>arch/powerpc/include/asm/mpc85xx.h</text:p>
      <text:p text:style-name="P1">#<text:tab/>arch/powerpc/include/asm/mpic.h</text:p>
      <text:p text:style-name="P1">#<text:tab/>arch/powerpc/include/asm/mpic_msgr.h</text:p>
      <text:p text:style-name="P1">#<text:tab/>arch/powerpc/include/asm/msi_bitmap.h</text:p>
      <text:p text:style-name="P1">#<text:tab/>arch/powerpc/include/asm/mutex.h</text:p>
      <text:p text:style-name="P1">#<text:tab/>arch/powerpc/include/asm/nvram.h</text:p>
      <text:p text:style-name="P1">#<text:tab/>arch/powerpc/include/asm/opal.h</text:p>
      <text:p text:style-name="P1">#<text:tab/>arch/powerpc/include/asm/paca.h</text:p>
      <text:p text:style-name="P1">#<text:tab/>arch/powerpc/include/asm/page.h</text:p>
      <text:p text:style-name="P1">#<text:tab/>arch/powerpc/include/asm/page_32.h</text:p>
      <text:p text:style-name="P1">#<text:tab/>arch/powerpc/include/asm/page_64.h</text:p>
      <text:p text:style-name="P1">#<text:tab/>arch/powerpc/include/asm/parport.h</text:p>
      <text:p text:style-name="P1">#<text:tab/>arch/powerpc/include/asm/pci-bridge.h</text:p>
      <text:p text:style-name="P1">#<text:tab/>arch/powerpc/include/asm/pci.h</text:p>
      <text:p text:style-name="P1"><text:soft-page-break/>#<text:tab/>arch/powerpc/include/asm/perf_event_server.h</text:p>
      <text:p text:style-name="P1">#<text:tab/>arch/powerpc/include/asm/pgalloc.h</text:p>
      <text:p text:style-name="P1">#<text:tab/>arch/powerpc/include/asm/pgtable.h</text:p>
      <text:p text:style-name="P1">#<text:tab/>arch/powerpc/include/asm/plpar_wrappers.h</text:p>
      <text:p text:style-name="P1">#<text:tab/>arch/powerpc/include/asm/pmac_feature.h</text:p>
      <text:p text:style-name="P1">#<text:tab/>arch/powerpc/include/asm/pnv-pci.h</text:p>
      <text:p text:style-name="P1">#<text:tab/>arch/powerpc/include/asm/ppc-opcode.h</text:p>
      <text:p text:style-name="P1">#<text:tab/>arch/powerpc/include/asm/ppc-pci.h</text:p>
      <text:p text:style-name="P1">#<text:tab/>arch/powerpc/include/asm/ppc4xx.h</text:p>
      <text:p text:style-name="P1">#<text:tab/>arch/powerpc/include/asm/ppc_asm.h</text:p>
      <text:p text:style-name="P1">#<text:tab/>arch/powerpc/include/asm/processor.h</text:p>
      <text:p text:style-name="P1">#<text:tab/>arch/powerpc/include/asm/ps3.h</text:p>
      <text:p text:style-name="P1">#<text:tab/>arch/powerpc/include/asm/ps3av.h</text:p>
      <text:p text:style-name="P1">#<text:tab/>arch/powerpc/include/asm/pte-common.h</text:p>
      <text:p text:style-name="P1">#<text:tab/>arch/powerpc/include/asm/ptrace.h</text:p>
      <text:p text:style-name="P1">#<text:tab/>arch/powerpc/include/asm/reg.h</text:p>
      <text:p text:style-name="P1">#<text:tab/>arch/powerpc/include/asm/reg_8xx.h</text:p>
      <text:p text:style-name="P1">#<text:tab/>arch/powerpc/include/asm/reg_booke.h</text:p>
      <text:p text:style-name="P1">#<text:tab/>arch/powerpc/include/asm/rtas.h</text:p>
      <text:p text:style-name="P1">#<text:tab/>arch/powerpc/include/asm/sections.h</text:p>
      <text:p text:style-name="P1">#<text:tab/>arch/powerpc/include/asm/setup.h</text:p>
      <text:p text:style-name="P1">#<text:tab/>arch/powerpc/include/asm/sfp-machine.h</text:p>
      <text:p text:style-name="P1">#<text:tab/>arch/powerpc/include/asm/signal.h</text:p>
      <text:p text:style-name="P1">#<text:tab/>arch/powerpc/include/asm/smp.h</text:p>
      <text:p text:style-name="P1">#<text:tab/>arch/powerpc/include/asm/smu.h</text:p>
      <text:p text:style-name="P1">#<text:tab/>arch/powerpc/include/asm/spinlock.h</text:p>
      <text:p text:style-name="P1">#<text:tab/>arch/powerpc/include/asm/spu_csa.h</text:p>
      <text:p text:style-name="P1">#<text:tab/>arch/powerpc/include/asm/string.h</text:p>
      <text:p text:style-name="P1">#<text:tab/>arch/powerpc/include/asm/swab.h</text:p>
      <text:p text:style-name="P1">#<text:tab/>arch/powerpc/include/asm/switch_to.h</text:p>
      <text:p text:style-name="P1">#<text:tab/>arch/powerpc/include/asm/synch.h</text:p>
      <text:p text:style-name="P1">#<text:tab/>arch/powerpc/include/asm/syscall.h</text:p>
      <text:p text:style-name="P1">#<text:tab/>arch/powerpc/include/asm/systbl.h</text:p>
      <text:p text:style-name="P1">#<text:tab/>arch/powerpc/include/asm/tce.h</text:p>
      <text:p text:style-name="P1">#<text:tab/>arch/powerpc/include/asm/thread_info.h</text:p>
      <text:p text:style-name="P1">#<text:tab/>arch/powerpc/include/asm/time.h</text:p>
      <text:p text:style-name="P1">#<text:tab/>arch/powerpc/include/asm/tlb.h</text:p>
      <text:p text:style-name="P1">#<text:tab/>arch/powerpc/include/asm/tlbflush.h</text:p>
      <text:p text:style-name="P1">#<text:tab/>arch/powerpc/include/asm/tm.h</text:p>
      <text:p text:style-name="P1">#<text:tab/>arch/powerpc/include/asm/topology.h</text:p>
      <text:p text:style-name="P1">#<text:tab/>arch/powerpc/include/asm/trace.h</text:p>
      <text:p text:style-name="P1">#<text:tab/>arch/powerpc/include/asm/tsi108.h</text:p>
      <text:p text:style-name="P1">#<text:tab/>arch/powerpc/include/asm/tsi108_pci.h</text:p>
      <text:p text:style-name="P1">#<text:tab/>arch/powerpc/include/asm/types.h</text:p>
      <text:p text:style-name="P1">#<text:tab/>arch/powerpc/include/asm/uaccess.h</text:p>
      <text:p text:style-name="P1">#<text:tab/>arch/powerpc/include/asm/uninorth.h</text:p>
      <text:p text:style-name="P1">#<text:tab/>arch/powerpc/include/asm/unistd.h</text:p>
      <text:p text:style-name="P1">#<text:tab/>arch/powerpc/include/asm/vdso_datapage.h</text:p>
      <text:p text:style-name="P1">#<text:tab/>arch/powerpc/include/asm/vga.h</text:p>
      <text:p text:style-name="P1">#<text:tab/>arch/powerpc/include/asm/vio.h</text:p>
      <text:p text:style-name="P1">#<text:tab/>arch/powerpc/include/asm/xics.h</text:p>
      <text:p text:style-name="P1">#<text:tab/>arch/powerpc/include/asm/xor.h</text:p>
      <text:p text:style-name="P1"><text:soft-page-break/>#<text:tab/>arch/powerpc/include/uapi/asm/Kbuild</text:p>
      <text:p text:style-name="P1">#<text:tab/>arch/powerpc/include/uapi/asm/cputable.h</text:p>
      <text:p text:style-name="P1">#<text:tab/>arch/powerpc/include/uapi/asm/elf.h</text:p>
      <text:p text:style-name="P1">#<text:tab/>arch/powerpc/include/uapi/asm/epapr_hcalls.h</text:p>
      <text:p text:style-name="P1">#<text:tab/>arch/powerpc/include/uapi/asm/errno.h</text:p>
      <text:p text:style-name="P1">#<text:tab/>arch/powerpc/include/uapi/asm/kvm.h</text:p>
      <text:p text:style-name="P1">#<text:tab/>arch/powerpc/include/uapi/asm/mman.h</text:p>
      <text:p text:style-name="P1">#<text:tab/>arch/powerpc/include/uapi/asm/ptrace.h</text:p>
      <text:p text:style-name="P1">#<text:tab/>arch/powerpc/include/uapi/asm/sigcontext.h</text:p>
      <text:p text:style-name="P1">#<text:tab/>arch/powerpc/include/uapi/asm/socket.h</text:p>
      <text:p text:style-name="P1">#<text:tab/>arch/powerpc/include/uapi/asm/tm.h</text:p>
      <text:p text:style-name="P1">#<text:tab/>arch/powerpc/include/uapi/asm/unistd.h</text:p>
      <text:p text:style-name="P1">#<text:tab/>arch/powerpc/kernel/Makefile</text:p>
      <text:p text:style-name="P1">#<text:tab/>arch/powerpc/kernel/align.c</text:p>
      <text:p text:style-name="P1">#<text:tab/>arch/powerpc/kernel/asm-offsets.c</text:p>
      <text:p text:style-name="P1">#<text:tab/>arch/powerpc/kernel/btext.c</text:p>
      <text:p text:style-name="P1">#<text:tab/>arch/powerpc/kernel/cacheinfo.c</text:p>
      <text:p text:style-name="P1">#<text:tab/>arch/powerpc/kernel/cacheinfo.h</text:p>
      <text:p text:style-name="P1">#<text:tab/>arch/powerpc/kernel/cpu_setup_6xx.S</text:p>
      <text:p text:style-name="P1">#<text:tab/>arch/powerpc/kernel/cpu_setup_fsl_booke.S</text:p>
      <text:p text:style-name="P1">#<text:tab/>arch/powerpc/kernel/cpu_setup_power.S</text:p>
      <text:p text:style-name="P1">#<text:tab/>arch/powerpc/kernel/cputable.c</text:p>
      <text:p text:style-name="P1">#<text:tab/>arch/powerpc/kernel/crash.c</text:p>
      <text:p text:style-name="P1">#<text:tab/>arch/powerpc/kernel/crash_dump.c</text:p>
      <text:p text:style-name="P1">#<text:tab/>arch/powerpc/kernel/dbell.c</text:p>
      <text:p text:style-name="P1">#<text:tab/>arch/powerpc/kernel/dma-iommu.c</text:p>
      <text:p text:style-name="P1">#<text:tab/>arch/powerpc/kernel/dma-swiotlb.c</text:p>
      <text:p text:style-name="P1">#<text:tab/>arch/powerpc/kernel/dma.c</text:p>
      <text:p text:style-name="P1">#<text:tab/>arch/powerpc/kernel/eeh.c</text:p>
      <text:p text:style-name="P1">#<text:tab/>arch/powerpc/kernel/eeh_cache.c</text:p>
      <text:p text:style-name="P1">#<text:tab/>arch/powerpc/kernel/eeh_dev.c</text:p>
      <text:p text:style-name="P1">#<text:tab/>arch/powerpc/kernel/eeh_driver.c</text:p>
      <text:p text:style-name="P1">#<text:tab/>arch/powerpc/kernel/eeh_event.c</text:p>
      <text:p text:style-name="P1">#<text:tab/>arch/powerpc/kernel/eeh_pe.c</text:p>
      <text:p text:style-name="P1">#<text:tab/>arch/powerpc/kernel/entry_32.S</text:p>
      <text:p text:style-name="P1">#<text:tab/>arch/powerpc/kernel/entry_64.S</text:p>
      <text:p text:style-name="P1">#<text:tab/>arch/powerpc/kernel/epapr_hcalls.S</text:p>
      <text:p text:style-name="P1">#<text:tab/>arch/powerpc/kernel/exceptions-64e.S</text:p>
      <text:p text:style-name="P1">#<text:tab/>arch/powerpc/kernel/exceptions-64s.S</text:p>
      <text:p text:style-name="P1">#<text:tab/>arch/powerpc/kernel/fadump.c</text:p>
      <text:p text:style-name="P1">#<text:tab/>arch/powerpc/kernel/fpu.S</text:p>
      <text:p text:style-name="P1">#<text:tab/>arch/powerpc/kernel/fsl_booke_entry_mapping.S</text:p>
      <text:p text:style-name="P1">#<text:tab/>arch/powerpc/kernel/ftrace.c</text:p>
      <text:p text:style-name="P1">#<text:tab/>arch/powerpc/kernel/head_32.S</text:p>
      <text:p text:style-name="P1">#<text:tab/>arch/powerpc/kernel/head_40x.S</text:p>
      <text:p text:style-name="P1">#<text:tab/>arch/powerpc/kernel/head_44x.S</text:p>
      <text:p text:style-name="P1">#<text:tab/>arch/powerpc/kernel/head_64.S</text:p>
      <text:p text:style-name="P1">#<text:tab/>arch/powerpc/kernel/head_8xx.S</text:p>
      <text:p text:style-name="P1">#<text:tab/>arch/powerpc/kernel/head_booke.h</text:p>
      <text:p text:style-name="P1">#<text:tab/>arch/powerpc/kernel/head_fsl_booke.S</text:p>
      <text:p text:style-name="P1">#<text:tab/>arch/powerpc/kernel/hw_breakpoint.c</text:p>
      <text:p text:style-name="P1">#<text:tab/>arch/powerpc/kernel/ibmebus.c</text:p>
      <text:p text:style-name="P1"><text:soft-page-break/>#<text:tab/>arch/powerpc/kernel/idle_e500.S</text:p>
      <text:p text:style-name="P1">#<text:tab/>arch/powerpc/kernel/io-workarounds.c</text:p>
      <text:p text:style-name="P1">#<text:tab/>arch/powerpc/kernel/iomap.c</text:p>
      <text:p text:style-name="P1">#<text:tab/>arch/powerpc/kernel/iommu.c</text:p>
      <text:p text:style-name="P1">#<text:tab/>arch/powerpc/kernel/irq.c</text:p>
      <text:p text:style-name="P1">#<text:tab/>arch/powerpc/kernel/isa-bridge.c</text:p>
      <text:p text:style-name="P1">#<text:tab/>arch/powerpc/kernel/jump_label.c</text:p>
      <text:p text:style-name="P1">#<text:tab/>arch/powerpc/kernel/kgdb.c</text:p>
      <text:p text:style-name="P1">#<text:tab/>arch/powerpc/kernel/kprobes.c</text:p>
      <text:p text:style-name="P1">#<text:tab/>arch/powerpc/kernel/kvm.c</text:p>
      <text:p text:style-name="P1">#<text:tab/>arch/powerpc/kernel/legacy_serial.c</text:p>
      <text:p text:style-name="P1">#<text:tab/>arch/powerpc/kernel/machine_kexec.c</text:p>
      <text:p text:style-name="P1">#<text:tab/>arch/powerpc/kernel/machine_kexec_64.c</text:p>
      <text:p text:style-name="P1">#<text:tab/>arch/powerpc/kernel/mce.c</text:p>
      <text:p text:style-name="P1">#<text:tab/>arch/powerpc/kernel/mce_power.c</text:p>
      <text:p text:style-name="P1">#<text:tab/>arch/powerpc/kernel/misc.S</text:p>
      <text:p text:style-name="P1">#<text:tab/>arch/powerpc/kernel/misc_32.S</text:p>
      <text:p text:style-name="P1">#<text:tab/>arch/powerpc/kernel/misc_64.S</text:p>
      <text:p text:style-name="P1">#<text:tab/>arch/powerpc/kernel/module.c</text:p>
      <text:p text:style-name="P1">#<text:tab/>arch/powerpc/kernel/module_32.c</text:p>
      <text:p text:style-name="P1">#<text:tab/>arch/powerpc/kernel/module_64.c</text:p>
      <text:p text:style-name="P1">#<text:tab/>arch/powerpc/kernel/msi.c</text:p>
      <text:p text:style-name="P1">#<text:tab/>arch/powerpc/kernel/nvram_64.c</text:p>
      <text:p text:style-name="P1">#<text:tab/>arch/powerpc/kernel/of_platform.c</text:p>
      <text:p text:style-name="P1">#<text:tab/>arch/powerpc/kernel/paca.c</text:p>
      <text:p text:style-name="P1">#<text:tab/>arch/powerpc/kernel/pci-common.c</text:p>
      <text:p text:style-name="P1">#<text:tab/>arch/powerpc/kernel/pci-hotplug.c</text:p>
      <text:p text:style-name="P1">#<text:tab/>arch/powerpc/kernel/pci_32.c</text:p>
      <text:p text:style-name="P1">#<text:tab/>arch/powerpc/kernel/pci_64.c</text:p>
      <text:p text:style-name="P1">#<text:tab/>arch/powerpc/kernel/pci_dn.c</text:p>
      <text:p text:style-name="P1">#<text:tab/>arch/powerpc/kernel/pci_of_scan.c</text:p>
      <text:p text:style-name="P1">#<text:tab/>arch/powerpc/kernel/process.c</text:p>
      <text:p text:style-name="P1">#<text:tab/>arch/powerpc/kernel/prom.c</text:p>
      <text:p text:style-name="P1">#<text:tab/>arch/powerpc/kernel/prom_init.c</text:p>
      <text:p text:style-name="P1">#<text:tab/>arch/powerpc/kernel/ptrace.c</text:p>
      <text:p text:style-name="P1">#<text:tab/>arch/powerpc/kernel/ptrace32.c</text:p>
      <text:p text:style-name="P1">#<text:tab/>arch/powerpc/kernel/rtas-proc.c</text:p>
      <text:p text:style-name="P1">#<text:tab/>arch/powerpc/kernel/rtas.c</text:p>
      <text:p text:style-name="P1">#<text:tab/>arch/powerpc/kernel/rtas_pci.c</text:p>
      <text:p text:style-name="P1">#<text:tab/>arch/powerpc/kernel/rtasd.c</text:p>
      <text:p text:style-name="P1">#<text:tab/>arch/powerpc/kernel/setup-common.c</text:p>
      <text:p text:style-name="P1">#<text:tab/>arch/powerpc/kernel/setup_32.c</text:p>
      <text:p text:style-name="P1">#<text:tab/>arch/powerpc/kernel/setup_64.c</text:p>
      <text:p text:style-name="P1">#<text:tab/>arch/powerpc/kernel/signal.c</text:p>
      <text:p text:style-name="P1">#<text:tab/>arch/powerpc/kernel/signal.h</text:p>
      <text:p text:style-name="P1">#<text:tab/>arch/powerpc/kernel/signal_32.c</text:p>
      <text:p text:style-name="P1">#<text:tab/>arch/powerpc/kernel/signal_64.c</text:p>
      <text:p text:style-name="P1">#<text:tab/>arch/powerpc/kernel/smp.c</text:p>
      <text:p text:style-name="P1">#<text:tab/>arch/powerpc/kernel/stacktrace.c</text:p>
      <text:p text:style-name="P1">#<text:tab/>arch/powerpc/kernel/swsusp.c</text:p>
      <text:p text:style-name="P1">#<text:tab/>arch/powerpc/kernel/swsusp_32.S</text:p>
      <text:p text:style-name="P1">#<text:tab/>arch/powerpc/kernel/swsusp_asm64.S</text:p>
      <text:p text:style-name="P1"><text:soft-page-break/>#<text:tab/>arch/powerpc/kernel/syscalls.c</text:p>
      <text:p text:style-name="P1">#<text:tab/>arch/powerpc/kernel/sysfs.c</text:p>
      <text:p text:style-name="P1">#<text:tab/>arch/powerpc/kernel/systbl.S</text:p>
      <text:p text:style-name="P1">#<text:tab/>arch/powerpc/kernel/systbl_chk.c</text:p>
      <text:p text:style-name="P1">#<text:tab/>arch/powerpc/kernel/systbl_chk.sh</text:p>
      <text:p text:style-name="P1">#<text:tab/>arch/powerpc/kernel/time.c</text:p>
      <text:p text:style-name="P1">#<text:tab/>arch/powerpc/kernel/tm.S</text:p>
      <text:p text:style-name="P1">#<text:tab/>arch/powerpc/kernel/traps.c</text:p>
      <text:p text:style-name="P1">#<text:tab/>arch/powerpc/kernel/udbg.c</text:p>
      <text:p text:style-name="P1">#<text:tab/>arch/powerpc/kernel/vdso.c</text:p>
      <text:p text:style-name="P1">#<text:tab/>arch/powerpc/kernel/vdso32/Makefile</text:p>
      <text:p text:style-name="P1">#<text:tab/>arch/powerpc/kernel/vdso32/datapage.S</text:p>
      <text:p text:style-name="P1">#<text:tab/>arch/powerpc/kernel/vdso32/gettimeofday.S</text:p>
      <text:p text:style-name="P1">#<text:tab/>arch/powerpc/kernel/vdso64/Makefile</text:p>
      <text:p text:style-name="P1">#<text:tab/>arch/powerpc/kernel/vdso64/cacheflush.S</text:p>
      <text:p text:style-name="P1">#<text:tab/>arch/powerpc/kernel/vdso64/datapage.S</text:p>
      <text:p text:style-name="P1">#<text:tab/>arch/powerpc/kernel/vdso64/gettimeofday.S</text:p>
      <text:p text:style-name="P1">#<text:tab/>arch/powerpc/kernel/vector.S</text:p>
      <text:p text:style-name="P1">#<text:tab/>arch/powerpc/kernel/vio.c</text:p>
      <text:p text:style-name="P1">#<text:tab/>arch/powerpc/kernel/vmlinux.lds.S</text:p>
      <text:p text:style-name="P1">#<text:tab/>arch/powerpc/kvm/Kconfig</text:p>
      <text:p text:style-name="P1">#<text:tab/>arch/powerpc/kvm/Makefile</text:p>
      <text:p text:style-name="P1">#<text:tab/>arch/powerpc/kvm/book3s.c</text:p>
      <text:p text:style-name="P1">#<text:tab/>arch/powerpc/kvm/book3s_32_mmu.c</text:p>
      <text:p text:style-name="P1">#<text:tab/>arch/powerpc/kvm/book3s_32_mmu_host.c</text:p>
      <text:p text:style-name="P1">#<text:tab/>arch/powerpc/kvm/book3s_64_mmu.c</text:p>
      <text:p text:style-name="P1">#<text:tab/>arch/powerpc/kvm/book3s_64_mmu_host.c</text:p>
      <text:p text:style-name="P1">#<text:tab/>arch/powerpc/kvm/book3s_64_mmu_hv.c</text:p>
      <text:p text:style-name="P1">#<text:tab/>arch/powerpc/kvm/book3s_64_vio.c</text:p>
      <text:p text:style-name="P1">#<text:tab/>arch/powerpc/kvm/book3s_64_vio_hv.c</text:p>
      <text:p text:style-name="P1">#<text:tab/>arch/powerpc/kvm/book3s_emulate.c</text:p>
      <text:p text:style-name="P1">#<text:tab/>arch/powerpc/kvm/book3s_hv.c</text:p>
      <text:p text:style-name="P1">#<text:tab/>arch/powerpc/kvm/book3s_hv_builtin.c</text:p>
      <text:p text:style-name="P1">#<text:tab/>arch/powerpc/kvm/book3s_hv_interrupts.S</text:p>
      <text:p text:style-name="P1">#<text:tab/>arch/powerpc/kvm/book3s_hv_ras.c</text:p>
      <text:p text:style-name="P1">#<text:tab/>arch/powerpc/kvm/book3s_hv_rm_mmu.c</text:p>
      <text:p text:style-name="P1">#<text:tab/>arch/powerpc/kvm/book3s_hv_rm_xics.c</text:p>
      <text:p text:style-name="P1">#<text:tab/>arch/powerpc/kvm/book3s_hv_rmhandlers.S</text:p>
      <text:p text:style-name="P1">#<text:tab/>arch/powerpc/kvm/book3s_interrupts.S</text:p>
      <text:p text:style-name="P1">#<text:tab/>arch/powerpc/kvm/book3s_paired_singles.c</text:p>
      <text:p text:style-name="P1">#<text:tab/>arch/powerpc/kvm/book3s_pr.c</text:p>
      <text:p text:style-name="P1">#<text:tab/>arch/powerpc/kvm/book3s_pr_papr.c</text:p>
      <text:p text:style-name="P1">#<text:tab/>arch/powerpc/kvm/book3s_rmhandlers.S</text:p>
      <text:p text:style-name="P1">#<text:tab/>arch/powerpc/kvm/book3s_rtas.c</text:p>
      <text:p text:style-name="P1">#<text:tab/>arch/powerpc/kvm/book3s_segment.S</text:p>
      <text:p text:style-name="P1">#<text:tab/>arch/powerpc/kvm/book3s_xics.c</text:p>
      <text:p text:style-name="P1">#<text:tab/>arch/powerpc/kvm/book3s_xics.h</text:p>
      <text:p text:style-name="P1">#<text:tab/>arch/powerpc/kvm/booke.c</text:p>
      <text:p text:style-name="P1">#<text:tab/>arch/powerpc/kvm/bookehv_interrupts.S</text:p>
      <text:p text:style-name="P1">#<text:tab/>arch/powerpc/kvm/e500.c</text:p>
      <text:p text:style-name="P1">#<text:tab/>arch/powerpc/kvm/e500.h</text:p>
      <text:p text:style-name="P1">#<text:tab/>arch/powerpc/kvm/e500_emulate.c</text:p>
      <text:p text:style-name="P1"><text:soft-page-break/>#<text:tab/>arch/powerpc/kvm/e500_mmu.c</text:p>
      <text:p text:style-name="P1">#<text:tab/>arch/powerpc/kvm/e500_mmu_host.c</text:p>
      <text:p text:style-name="P1">#<text:tab/>arch/powerpc/kvm/e500mc.c</text:p>
      <text:p text:style-name="P1">#<text:tab/>arch/powerpc/kvm/mpic.c</text:p>
      <text:p text:style-name="P1">#<text:tab/>arch/powerpc/kvm/powerpc.c</text:p>
      <text:p text:style-name="P1">#<text:tab/>arch/powerpc/kvm/trace.h</text:p>
      <text:p text:style-name="P1">#<text:tab/>arch/powerpc/kvm/trace_booke.h</text:p>
      <text:p text:style-name="P1">#<text:tab/>arch/powerpc/kvm/trace_pr.h</text:p>
      <text:p text:style-name="P1">#<text:tab/>arch/powerpc/lib/Makefile</text:p>
      <text:p text:style-name="P1">#<text:tab/>arch/powerpc/lib/alloc.c</text:p>
      <text:p text:style-name="P1">#<text:tab/>arch/powerpc/lib/checksum_32.S</text:p>
      <text:p text:style-name="P1">#<text:tab/>arch/powerpc/lib/checksum_64.S</text:p>
      <text:p text:style-name="P1">#<text:tab/>arch/powerpc/lib/code-patching.c</text:p>
      <text:p text:style-name="P1">#<text:tab/>arch/powerpc/lib/copy_32.S</text:p>
      <text:p text:style-name="P1">#<text:tab/>arch/powerpc/lib/copypage_64.S</text:p>
      <text:p text:style-name="P1">#<text:tab/>arch/powerpc/lib/copypage_power7.S</text:p>
      <text:p text:style-name="P1">#<text:tab/>arch/powerpc/lib/copyuser_64.S</text:p>
      <text:p text:style-name="P1">#<text:tab/>arch/powerpc/lib/copyuser_power7.S</text:p>
      <text:p text:style-name="P1">#<text:tab/>arch/powerpc/lib/crtsavres.S</text:p>
      <text:p text:style-name="P1">#<text:tab/>arch/powerpc/lib/feature-fixups.c</text:p>
      <text:p text:style-name="P1">#<text:tab/>arch/powerpc/lib/hweight_64.S</text:p>
      <text:p text:style-name="P1">#<text:tab/>arch/powerpc/lib/ldstfp.S</text:p>
      <text:p text:style-name="P1">#<text:tab/>arch/powerpc/lib/locks.c</text:p>
      <text:p text:style-name="P1">#<text:tab/>arch/powerpc/lib/mem_64.S</text:p>
      <text:p text:style-name="P1">#<text:tab/>arch/powerpc/lib/memcpy_64.S</text:p>
      <text:p text:style-name="P1">#<text:tab/>arch/powerpc/lib/memcpy_power7.S</text:p>
      <text:p text:style-name="P1">#<text:tab/>arch/powerpc/lib/rheap.c</text:p>
      <text:p text:style-name="P1">#<text:tab/>arch/powerpc/lib/sstep.c</text:p>
      <text:p text:style-name="P1">#<text:tab/>arch/powerpc/lib/string.S</text:p>
      <text:p text:style-name="P1">#<text:tab/>arch/powerpc/lib/string_64.S</text:p>
      <text:p text:style-name="P1">#<text:tab/>arch/powerpc/lib/vmx-helper.c</text:p>
      <text:p text:style-name="P1">#<text:tab/>arch/powerpc/lib/xor_vmx.c</text:p>
      <text:p text:style-name="P1">#<text:tab/>arch/powerpc/mm/40x_mmu.c</text:p>
      <text:p text:style-name="P1">#<text:tab/>arch/powerpc/mm/Makefile</text:p>
      <text:p text:style-name="P1">#<text:tab/>arch/powerpc/mm/copro_fault.c</text:p>
      <text:p text:style-name="P1">#<text:tab/>arch/powerpc/mm/dma-noncoherent.c</text:p>
      <text:p text:style-name="P1">#<text:tab/>arch/powerpc/mm/fault.c</text:p>
      <text:p text:style-name="P1">#<text:tab/>arch/powerpc/mm/fsl_booke_mmu.c</text:p>
      <text:p text:style-name="P1">#<text:tab/>arch/powerpc/mm/hash_low_32.S</text:p>
      <text:p text:style-name="P1">#<text:tab/>arch/powerpc/mm/hash_native_64.c</text:p>
      <text:p text:style-name="P1">#<text:tab/>arch/powerpc/mm/hash_utils_64.c</text:p>
      <text:p text:style-name="P1">#<text:tab/>arch/powerpc/mm/highmem.c</text:p>
      <text:p text:style-name="P1">#<text:tab/>arch/powerpc/mm/hugepage-hash64.c</text:p>
      <text:p text:style-name="P1">#<text:tab/>arch/powerpc/mm/hugetlbpage-book3e.c</text:p>
      <text:p text:style-name="P1">#<text:tab/>arch/powerpc/mm/hugetlbpage-hash64.c</text:p>
      <text:p text:style-name="P1">#<text:tab/>arch/powerpc/mm/hugetlbpage.c</text:p>
      <text:p text:style-name="P1">#<text:tab/>arch/powerpc/mm/init_32.c</text:p>
      <text:p text:style-name="P1">#<text:tab/>arch/powerpc/mm/init_64.c</text:p>
      <text:p text:style-name="P1">#<text:tab/>arch/powerpc/mm/mem.c</text:p>
      <text:p text:style-name="P1">#<text:tab/>arch/powerpc/mm/mmap.c</text:p>
      <text:p text:style-name="P1">#<text:tab/>arch/powerpc/mm/mmu_context_nohash.c</text:p>
      <text:p text:style-name="P1">#<text:tab/>arch/powerpc/mm/mmu_decl.h</text:p>
      <text:p text:style-name="P1"><text:soft-page-break/>#<text:tab/>arch/powerpc/mm/numa.c</text:p>
      <text:p text:style-name="P1">#<text:tab/>arch/powerpc/mm/pgtable.c</text:p>
      <text:p text:style-name="P1">#<text:tab/>arch/powerpc/mm/pgtable_32.c</text:p>
      <text:p text:style-name="P1">#<text:tab/>arch/powerpc/mm/pgtable_64.c</text:p>
      <text:p text:style-name="P1">#<text:tab/>arch/powerpc/mm/ppc_mmu_32.c</text:p>
      <text:p text:style-name="P1">#<text:tab/>arch/powerpc/mm/slb.c</text:p>
      <text:p text:style-name="P1">#<text:tab/>arch/powerpc/mm/slb_low.S</text:p>
      <text:p text:style-name="P1">#<text:tab/>arch/powerpc/mm/slice.c</text:p>
      <text:p text:style-name="P1">#<text:tab/>arch/powerpc/mm/subpage-prot.c</text:p>
      <text:p text:style-name="P1">#<text:tab/>arch/powerpc/mm/tlb_hash32.c</text:p>
      <text:p text:style-name="P1">#<text:tab/>arch/powerpc/mm/tlb_hash64.c</text:p>
      <text:p text:style-name="P1">#<text:tab/>arch/powerpc/mm/tlb_low_64e.S</text:p>
      <text:p text:style-name="P1">#<text:tab/>arch/powerpc/mm/tlb_nohash.c</text:p>
      <text:p text:style-name="P1">#<text:tab/>arch/powerpc/mm/tlb_nohash_low.S</text:p>
      <text:p text:style-name="P1">#<text:tab/>arch/powerpc/net/Makefile</text:p>
      <text:p text:style-name="P1">#<text:tab/>arch/powerpc/net/bpf_jit.h</text:p>
      <text:p text:style-name="P1">#<text:tab/>arch/powerpc/net/bpf_jit_comp.c</text:p>
      <text:p text:style-name="P1">#<text:tab/>arch/powerpc/oprofile/backtrace.c</text:p>
      <text:p text:style-name="P1">#<text:tab/>arch/powerpc/oprofile/cell/spu_profiler.c</text:p>
      <text:p text:style-name="P1">#<text:tab/>arch/powerpc/oprofile/cell/spu_task_sync.c</text:p>
      <text:p text:style-name="P1">#<text:tab/>arch/powerpc/oprofile/op_model_cell.c</text:p>
      <text:p text:style-name="P1">#<text:tab/>arch/powerpc/oprofile/op_model_power4.c</text:p>
      <text:p text:style-name="P1">#<text:tab/>arch/powerpc/perf/Makefile</text:p>
      <text:p text:style-name="P1">#<text:tab/>arch/powerpc/perf/callchain.c</text:p>
      <text:p text:style-name="P1">#<text:tab/>arch/powerpc/perf/core-book3s.c</text:p>
      <text:p text:style-name="P1">#<text:tab/>arch/powerpc/perf/core-fsl-emb.c</text:p>
      <text:p text:style-name="P1">#<text:tab/>arch/powerpc/perf/hv-24x7-catalog.h</text:p>
      <text:p text:style-name="P1">#<text:tab/>arch/powerpc/perf/hv-24x7.c</text:p>
      <text:p text:style-name="P1">#<text:tab/>arch/powerpc/perf/hv-24x7.h</text:p>
      <text:p text:style-name="P1">#<text:tab/>arch/powerpc/perf/hv-common.c</text:p>
      <text:p text:style-name="P1">#<text:tab/>arch/powerpc/perf/hv-common.h</text:p>
      <text:p text:style-name="P1">#<text:tab/>arch/powerpc/perf/hv-gpci.c</text:p>
      <text:p text:style-name="P1">#<text:tab/>arch/powerpc/perf/hv-gpci.h</text:p>
      <text:p text:style-name="P1">#<text:tab/>arch/powerpc/perf/power7-pmu.c</text:p>
      <text:p text:style-name="P1">#<text:tab/>arch/powerpc/perf/power8-pmu.c</text:p>
      <text:p text:style-name="P1">#<text:tab/>arch/powerpc/platforms/40x/Kconfig</text:p>
      <text:p text:style-name="P1">#<text:tab/>arch/powerpc/platforms/40x/ep405.c</text:p>
      <text:p text:style-name="P1">#<text:tab/>arch/powerpc/platforms/40x/ppc40x_simple.c</text:p>
      <text:p text:style-name="P1">#<text:tab/>arch/powerpc/platforms/40x/virtex.c</text:p>
      <text:p text:style-name="P1">#<text:tab/>arch/powerpc/platforms/40x/walnut.c</text:p>
      <text:p text:style-name="P1">#<text:tab/>arch/powerpc/platforms/44x/Kconfig</text:p>
      <text:p text:style-name="P1">#<text:tab/>arch/powerpc/platforms/44x/canyonlands.c</text:p>
      <text:p text:style-name="P1">#<text:tab/>arch/powerpc/platforms/44x/ebony.c</text:p>
      <text:p text:style-name="P1">#<text:tab/>arch/powerpc/platforms/44x/iss4xx.c</text:p>
      <text:p text:style-name="P1">#<text:tab/>arch/powerpc/platforms/44x/ppc44x_simple.c</text:p>
      <text:p text:style-name="P1">#<text:tab/>arch/powerpc/platforms/44x/ppc476.c</text:p>
      <text:p text:style-name="P1">#<text:tab/>arch/powerpc/platforms/44x/sam440ep.c</text:p>
      <text:p text:style-name="P1">#<text:tab/>arch/powerpc/platforms/44x/virtex.c</text:p>
      <text:p text:style-name="P1">#<text:tab/>arch/powerpc/platforms/44x/warp.c</text:p>
      <text:p text:style-name="P1">#<text:tab/>arch/powerpc/platforms/512x/Kconfig</text:p>
      <text:p text:style-name="P1">#<text:tab/>arch/powerpc/platforms/512x/Makefile</text:p>
      <text:p text:style-name="P1">#<text:tab/>arch/powerpc/platforms/512x/clock-commonclk.c</text:p>
      <text:p text:style-name="P1"><text:soft-page-break/>#<text:tab/>arch/powerpc/platforms/512x/mpc5121_ads.c</text:p>
      <text:p text:style-name="P1">#<text:tab/>arch/powerpc/platforms/512x/mpc5121_ads_cpld.c</text:p>
      <text:p text:style-name="P1">#<text:tab/>arch/powerpc/platforms/512x/mpc512x.h</text:p>
      <text:p text:style-name="P1">#<text:tab/>arch/powerpc/platforms/512x/mpc512x_generic.c</text:p>
      <text:p text:style-name="P1">#<text:tab/>arch/powerpc/platforms/512x/mpc512x_shared.c</text:p>
      <text:p text:style-name="P1">#<text:tab/>arch/powerpc/platforms/512x/pdm360ng.c</text:p>
      <text:p text:style-name="P1">#<text:tab/>arch/powerpc/platforms/52xx/efika.c</text:p>
      <text:p text:style-name="P1">#<text:tab/>arch/powerpc/platforms/52xx/lite5200.c</text:p>
      <text:p text:style-name="P1">#<text:tab/>arch/powerpc/platforms/52xx/media5200.c</text:p>
      <text:p text:style-name="P1">#<text:tab/>arch/powerpc/platforms/52xx/mpc5200_simple.c</text:p>
      <text:p text:style-name="P1">#<text:tab/>arch/powerpc/platforms/52xx/mpc52xx_common.c</text:p>
      <text:p text:style-name="P1">#<text:tab/>arch/powerpc/platforms/52xx/mpc52xx_gpt.c</text:p>
      <text:p text:style-name="P1">#<text:tab/>arch/powerpc/platforms/52xx/mpc52xx_lpbfifo.c</text:p>
      <text:p text:style-name="P1">#<text:tab/>arch/powerpc/platforms/52xx/mpc52xx_pci.c</text:p>
      <text:p text:style-name="P1">#<text:tab/>arch/powerpc/platforms/52xx/mpc52xx_pic.c</text:p>
      <text:p text:style-name="P1">#<text:tab/>arch/powerpc/platforms/82xx/Kconfig</text:p>
      <text:p text:style-name="P1">#<text:tab/>arch/powerpc/platforms/82xx/ep8248e.c</text:p>
      <text:p text:style-name="P1">#<text:tab/>arch/powerpc/platforms/82xx/km82xx.c</text:p>
      <text:p text:style-name="P1">#<text:tab/>arch/powerpc/platforms/82xx/mpc8272_ads.c</text:p>
      <text:p text:style-name="P1">#<text:tab/>arch/powerpc/platforms/82xx/pq2.c</text:p>
      <text:p text:style-name="P1">#<text:tab/>arch/powerpc/platforms/82xx/pq2.h</text:p>
      <text:p text:style-name="P1">#<text:tab/>arch/powerpc/platforms/82xx/pq2ads-pci-pic.c</text:p>
      <text:p text:style-name="P1">#<text:tab/>arch/powerpc/platforms/82xx/pq2fads.c</text:p>
      <text:p text:style-name="P1">#<text:tab/>arch/powerpc/platforms/83xx/Kconfig</text:p>
      <text:p text:style-name="P1">#<text:tab/>arch/powerpc/platforms/83xx/asp834x.c</text:p>
      <text:p text:style-name="P1">#<text:tab/>arch/powerpc/platforms/83xx/km83xx.c</text:p>
      <text:p text:style-name="P1">#<text:tab/>arch/powerpc/platforms/83xx/mcu_mpc8349emitx.c</text:p>
      <text:p text:style-name="P1">#<text:tab/>arch/powerpc/platforms/83xx/misc.c</text:p>
      <text:p text:style-name="P1">#<text:tab/>arch/powerpc/platforms/83xx/mpc830x_rdb.c</text:p>
      <text:p text:style-name="P1">#<text:tab/>arch/powerpc/platforms/83xx/mpc831x_rdb.c</text:p>
      <text:p text:style-name="P1">#<text:tab/>arch/powerpc/platforms/83xx/mpc832x_mds.c</text:p>
      <text:p text:style-name="P1">#<text:tab/>arch/powerpc/platforms/83xx/mpc832x_rdb.c</text:p>
      <text:p text:style-name="P1">#<text:tab/>arch/powerpc/platforms/83xx/mpc834x_itx.c</text:p>
      <text:p text:style-name="P1">#<text:tab/>arch/powerpc/platforms/83xx/mpc834x_mds.c</text:p>
      <text:p text:style-name="P1">#<text:tab/>arch/powerpc/platforms/83xx/mpc836x_mds.c</text:p>
      <text:p text:style-name="P1">#<text:tab/>arch/powerpc/platforms/83xx/mpc836x_rdk.c</text:p>
      <text:p text:style-name="P1">#<text:tab/>arch/powerpc/platforms/83xx/mpc837x_mds.c</text:p>
      <text:p text:style-name="P1">#<text:tab/>arch/powerpc/platforms/83xx/mpc837x_rdb.c</text:p>
      <text:p text:style-name="P1">#<text:tab/>arch/powerpc/platforms/83xx/mpc83xx.h</text:p>
      <text:p text:style-name="P1">#<text:tab/>arch/powerpc/platforms/83xx/sbc834x.c</text:p>
      <text:p text:style-name="P1">#<text:tab/>arch/powerpc/platforms/83xx/suspend-asm.S</text:p>
      <text:p text:style-name="P1">#<text:tab/>arch/powerpc/platforms/83xx/suspend.c</text:p>
      <text:p text:style-name="P1">#<text:tab/>arch/powerpc/platforms/83xx/usb.c</text:p>
      <text:p text:style-name="P1">#<text:tab/>arch/powerpc/platforms/85xx/Kconfig</text:p>
      <text:p text:style-name="P1">#<text:tab/>arch/powerpc/platforms/85xx/Makefile</text:p>
      <text:p text:style-name="P1">#<text:tab/>arch/powerpc/platforms/85xx/bsc913x_qds.c</text:p>
      <text:p text:style-name="P1">#<text:tab/>arch/powerpc/platforms/85xx/bsc913x_rdb.c</text:p>
      <text:p text:style-name="P1">#<text:tab/>arch/powerpc/platforms/85xx/c293pcie.c</text:p>
      <text:p text:style-name="P1">#<text:tab/>arch/powerpc/platforms/85xx/common.c</text:p>
      <text:p text:style-name="P1">#<text:tab/>arch/powerpc/platforms/85xx/corenet_generic.c</text:p>
      <text:p text:style-name="P1">#<text:tab/>arch/powerpc/platforms/85xx/ge_imp3a.c</text:p>
      <text:p text:style-name="P1">#<text:tab/>arch/powerpc/platforms/85xx/ksi8560.c</text:p>
      <text:p text:style-name="P1"><text:soft-page-break/>#<text:tab/>arch/powerpc/platforms/85xx/mpc8536_ds.c</text:p>
      <text:p text:style-name="P1">#<text:tab/>arch/powerpc/platforms/85xx/mpc85xx_ads.c</text:p>
      <text:p text:style-name="P1">#<text:tab/>arch/powerpc/platforms/85xx/mpc85xx_cds.c</text:p>
      <text:p text:style-name="P1">#<text:tab/>arch/powerpc/platforms/85xx/mpc85xx_ds.c</text:p>
      <text:p text:style-name="P1">#<text:tab/>arch/powerpc/platforms/85xx/mpc85xx_mds.c</text:p>
      <text:p text:style-name="P1">#<text:tab/>arch/powerpc/platforms/85xx/mpc85xx_rdb.c</text:p>
      <text:p text:style-name="P1">#<text:tab/>arch/powerpc/platforms/85xx/p1010rdb.c</text:p>
      <text:p text:style-name="P1">#<text:tab/>arch/powerpc/platforms/85xx/p1022_ds.c</text:p>
      <text:p text:style-name="P1">#<text:tab/>arch/powerpc/platforms/85xx/p1022_rdk.c</text:p>
      <text:p text:style-name="P1">#<text:tab/>arch/powerpc/platforms/85xx/p1023_rdb.c</text:p>
      <text:p text:style-name="P1">#<text:tab/>arch/powerpc/platforms/85xx/ppa8548.c</text:p>
      <text:p text:style-name="P1">#<text:tab/>arch/powerpc/platforms/85xx/qemu_e500.c</text:p>
      <text:p text:style-name="P1">#<text:tab/>arch/powerpc/platforms/85xx/sbc8548.c</text:p>
      <text:p text:style-name="P1">#<text:tab/>arch/powerpc/platforms/85xx/sgy_cts1000.c</text:p>
      <text:p text:style-name="P1">#<text:tab/>arch/powerpc/platforms/85xx/smp.c</text:p>
      <text:p text:style-name="P1">#<text:tab/>arch/powerpc/platforms/85xx/smp.h</text:p>
      <text:p text:style-name="P1">#<text:tab/>arch/powerpc/platforms/85xx/socrates.c</text:p>
      <text:p text:style-name="P1">#<text:tab/>arch/powerpc/platforms/85xx/socrates_fpga_pic.c</text:p>
      <text:p text:style-name="P1">#<text:tab/>arch/powerpc/platforms/85xx/stx_gp3.c</text:p>
      <text:p text:style-name="P1">#<text:tab/>arch/powerpc/platforms/85xx/tqm85xx.c</text:p>
      <text:p text:style-name="P1">#<text:tab/>arch/powerpc/platforms/85xx/twr_p102x.c</text:p>
      <text:p text:style-name="P1">#<text:tab/>arch/powerpc/platforms/85xx/xes_mpc85xx.c</text:p>
      <text:p text:style-name="P1">#<text:tab/>arch/powerpc/platforms/86xx/Kconfig</text:p>
      <text:p text:style-name="P1">#<text:tab/>arch/powerpc/platforms/86xx/Makefile</text:p>
      <text:p text:style-name="P1">#<text:tab/>arch/powerpc/platforms/86xx/gef_ppc9a.c</text:p>
      <text:p text:style-name="P1">#<text:tab/>arch/powerpc/platforms/86xx/gef_sbc310.c</text:p>
      <text:p text:style-name="P1">#<text:tab/>arch/powerpc/platforms/86xx/gef_sbc610.c</text:p>
      <text:p text:style-name="P1">#<text:tab/>arch/powerpc/platforms/86xx/mpc8610_hpcd.c</text:p>
      <text:p text:style-name="P1">#<text:tab/>arch/powerpc/platforms/86xx/mpc86xx.h</text:p>
      <text:p text:style-name="P1">#<text:tab/>arch/powerpc/platforms/86xx/mpc86xx_hpcn.c</text:p>
      <text:p text:style-name="P1">#<text:tab/>arch/powerpc/platforms/86xx/pic.c</text:p>
      <text:p text:style-name="P1">#<text:tab/>arch/powerpc/platforms/86xx/sbc8641d.c</text:p>
      <text:p text:style-name="P1">#<text:tab/>arch/powerpc/platforms/8xx/Kconfig</text:p>
      <text:p text:style-name="P1">#<text:tab/>arch/powerpc/platforms/8xx/adder875.c</text:p>
      <text:p text:style-name="P1">#<text:tab/>arch/powerpc/platforms/8xx/ep88xc.c</text:p>
      <text:p text:style-name="P1">#<text:tab/>arch/powerpc/platforms/8xx/m8xx_setup.c</text:p>
      <text:p text:style-name="P1">#<text:tab/>arch/powerpc/platforms/8xx/mpc86xads_setup.c</text:p>
      <text:p text:style-name="P1">#<text:tab/>arch/powerpc/platforms/8xx/mpc885ads_setup.c</text:p>
      <text:p text:style-name="P1">#<text:tab/>arch/powerpc/platforms/8xx/mpc8xx.h</text:p>
      <text:p text:style-name="P1">#<text:tab/>arch/powerpc/platforms/8xx/tqm8xx_setup.c</text:p>
      <text:p text:style-name="P1">#<text:tab/>arch/powerpc/platforms/Kconfig</text:p>
      <text:p text:style-name="P1">#<text:tab/>arch/powerpc/platforms/Kconfig.cputype</text:p>
      <text:p text:style-name="P1">#<text:tab/>arch/powerpc/platforms/amigaone/setup.c</text:p>
      <text:p text:style-name="P1">#<text:tab/>arch/powerpc/platforms/cell/Kconfig</text:p>
      <text:p text:style-name="P1">#<text:tab/>arch/powerpc/platforms/cell/Makefile</text:p>
      <text:p text:style-name="P1">#<text:tab/>arch/powerpc/platforms/cell/axon_msi.c</text:p>
      <text:p text:style-name="P1">#<text:tab/>arch/powerpc/platforms/cell/cbe_regs.c</text:p>
      <text:p text:style-name="P1">#<text:tab/>arch/powerpc/platforms/cell/cpufreq_spudemand.c</text:p>
      <text:p text:style-name="P1">#<text:tab/>arch/powerpc/platforms/cell/interrupt.c</text:p>
      <text:p text:style-name="P1">#<text:tab/>arch/powerpc/platforms/cell/iommu.c</text:p>
      <text:p text:style-name="P1">#<text:tab/>arch/powerpc/platforms/cell/pervasive.c</text:p>
      <text:p text:style-name="P1">#<text:tab/>arch/powerpc/platforms/cell/pmu.c</text:p>
      <text:p text:style-name="P1"><text:soft-page-break/>#<text:tab/>arch/powerpc/platforms/cell/ras.c</text:p>
      <text:p text:style-name="P1">#<text:tab/>arch/powerpc/platforms/cell/setup.c</text:p>
      <text:p text:style-name="P1">#<text:tab/>arch/powerpc/platforms/cell/smp.c</text:p>
      <text:p text:style-name="P1">#<text:tab/>arch/powerpc/platforms/cell/spider-pic.c</text:p>
      <text:p text:style-name="P1">#<text:tab/>arch/powerpc/platforms/cell/spu_base.c</text:p>
      <text:p text:style-name="P1">#<text:tab/>arch/powerpc/platforms/cell/spu_callbacks.c</text:p>
      <text:p text:style-name="P1">#<text:tab/>arch/powerpc/platforms/cell/spu_manage.c</text:p>
      <text:p text:style-name="P1">#<text:tab/>arch/powerpc/platforms/cell/spufs/coredump.c</text:p>
      <text:p text:style-name="P1">#<text:tab/>arch/powerpc/platforms/cell/spufs/fault.c</text:p>
      <text:p text:style-name="P1">#<text:tab/>arch/powerpc/platforms/cell/spufs/file.c</text:p>
      <text:p text:style-name="P1">#<text:tab/>arch/powerpc/platforms/cell/spufs/inode.c</text:p>
      <text:p text:style-name="P1">#<text:tab/>arch/powerpc/platforms/cell/spufs/lscsa_alloc.c</text:p>
      <text:p text:style-name="P1">#<text:tab/>arch/powerpc/platforms/cell/spufs/run.c</text:p>
      <text:p text:style-name="P1">#<text:tab/>arch/powerpc/platforms/cell/spufs/sched.c</text:p>
      <text:p text:style-name="P1">#<text:tab/>arch/powerpc/platforms/chrp/setup.c</text:p>
      <text:p text:style-name="P1">#<text:tab/>arch/powerpc/platforms/embedded6xx/c2k.c</text:p>
      <text:p text:style-name="P1">#<text:tab/>arch/powerpc/platforms/embedded6xx/flipper-pic.c</text:p>
      <text:p text:style-name="P1">#<text:tab/>arch/powerpc/platforms/embedded6xx/gamecube.c</text:p>
      <text:p text:style-name="P1">#<text:tab/>arch/powerpc/platforms/embedded6xx/hlwd-pic.c</text:p>
      <text:p text:style-name="P1">#<text:tab/>arch/powerpc/platforms/embedded6xx/holly.c</text:p>
      <text:p text:style-name="P1">#<text:tab/>arch/powerpc/platforms/embedded6xx/linkstation.c</text:p>
      <text:p text:style-name="P1">#<text:tab/>arch/powerpc/platforms/embedded6xx/mpc10x.h</text:p>
      <text:p text:style-name="P1">#<text:tab/>arch/powerpc/platforms/embedded6xx/mpc7448_hpc2.c</text:p>
      <text:p text:style-name="P1">#<text:tab/>arch/powerpc/platforms/embedded6xx/mvme5100.c</text:p>
      <text:p text:style-name="P1">#<text:tab/>arch/powerpc/platforms/embedded6xx/storcenter.c</text:p>
      <text:p text:style-name="P1">#<text:tab/>arch/powerpc/platforms/embedded6xx/usbgecko_udbg.c</text:p>
      <text:p text:style-name="P1">#<text:tab/>arch/powerpc/platforms/embedded6xx/wii.c</text:p>
      <text:p text:style-name="P1">#<text:tab/>arch/powerpc/platforms/maple/Kconfig</text:p>
      <text:p text:style-name="P1">#<text:tab/>arch/powerpc/platforms/maple/maple.h</text:p>
      <text:p text:style-name="P1">#<text:tab/>arch/powerpc/platforms/maple/pci.c</text:p>
      <text:p text:style-name="P1">#<text:tab/>arch/powerpc/platforms/maple/setup.c</text:p>
      <text:p text:style-name="P1">#<text:tab/>arch/powerpc/platforms/maple/time.c</text:p>
      <text:p text:style-name="P1">#<text:tab/>arch/powerpc/platforms/pasemi/Kconfig</text:p>
      <text:p text:style-name="P1">#<text:tab/>arch/powerpc/platforms/pasemi/Makefile</text:p>
      <text:p text:style-name="P1">#<text:tab/>arch/powerpc/platforms/pasemi/gpio_mdio.c</text:p>
      <text:p text:style-name="P1">#<text:tab/>arch/powerpc/platforms/pasemi/iommu.c</text:p>
      <text:p text:style-name="P1">#<text:tab/>arch/powerpc/platforms/pasemi/misc.c</text:p>
      <text:p text:style-name="P1">#<text:tab/>arch/powerpc/platforms/pasemi/pasemi.h</text:p>
      <text:p text:style-name="P1">#<text:tab/>arch/powerpc/platforms/pasemi/pci.c</text:p>
      <text:p text:style-name="P1">#<text:tab/>arch/powerpc/platforms/pasemi/setup.c</text:p>
      <text:p text:style-name="P1">#<text:tab/>arch/powerpc/platforms/powermac/Kconfig</text:p>
      <text:p text:style-name="P1">#<text:tab/>arch/powerpc/platforms/powermac/Makefile</text:p>
      <text:p text:style-name="P1">#<text:tab/>arch/powerpc/platforms/powermac/bootx_init.c</text:p>
      <text:p text:style-name="P1">#<text:tab/>arch/powerpc/platforms/powermac/cache.S</text:p>
      <text:p text:style-name="P1">#<text:tab/>arch/powerpc/platforms/powermac/feature.c</text:p>
      <text:p text:style-name="P1">#<text:tab/>arch/powerpc/platforms/powermac/low_i2c.c</text:p>
      <text:p text:style-name="P1">#<text:tab/>arch/powerpc/platforms/powermac/nvram.c</text:p>
      <text:p text:style-name="P1">#<text:tab/>arch/powerpc/platforms/powermac/pci.c</text:p>
      <text:p text:style-name="P1">#<text:tab/>arch/powerpc/platforms/powermac/pfunc_base.c</text:p>
      <text:p text:style-name="P1">#<text:tab/>arch/powerpc/platforms/powermac/pfunc_core.c</text:p>
      <text:p text:style-name="P1">#<text:tab/>arch/powerpc/platforms/powermac/pic.c</text:p>
      <text:p text:style-name="P1">#<text:tab/>arch/powerpc/platforms/powermac/pmac.h</text:p>
      <text:p text:style-name="P1"><text:soft-page-break/>#<text:tab/>arch/powerpc/platforms/powermac/setup.c</text:p>
      <text:p text:style-name="P1">#<text:tab/>arch/powerpc/platforms/powermac/sleep.S</text:p>
      <text:p text:style-name="P1">#<text:tab/>arch/powerpc/platforms/powermac/smp.c</text:p>
      <text:p text:style-name="P1">#<text:tab/>arch/powerpc/platforms/powernv/Kconfig</text:p>
      <text:p text:style-name="P1">#<text:tab/>arch/powerpc/platforms/powernv/Makefile</text:p>
      <text:p text:style-name="P1">#<text:tab/>arch/powerpc/platforms/powernv/eeh-powernv.c</text:p>
      <text:p text:style-name="P1">#<text:tab/>arch/powerpc/platforms/powernv/opal-async.c</text:p>
      <text:p text:style-name="P1">#<text:tab/>arch/powerpc/platforms/powernv/opal-dump.c</text:p>
      <text:p text:style-name="P1">#<text:tab/>arch/powerpc/platforms/powernv/opal-elog.c</text:p>
      <text:p text:style-name="P1">#<text:tab/>arch/powerpc/platforms/powernv/opal-flash.c</text:p>
      <text:p text:style-name="P1">#<text:tab/>arch/powerpc/platforms/powernv/opal-hmi.c</text:p>
      <text:p text:style-name="P1">#<text:tab/>arch/powerpc/platforms/powernv/opal-irqchip.c</text:p>
      <text:p text:style-name="P1">#<text:tab/>arch/powerpc/platforms/powernv/opal-memory-errors.c</text:p>
      <text:p text:style-name="P1">#<text:tab/>arch/powerpc/platforms/powernv/opal-msglog.c</text:p>
      <text:p text:style-name="P1">#<text:tab/>arch/powerpc/platforms/powernv/opal-nvram.c</text:p>
      <text:p text:style-name="P1">#<text:tab/>arch/powerpc/platforms/powernv/opal-rtc.c</text:p>
      <text:p text:style-name="P1">#<text:tab/>arch/powerpc/platforms/powernv/opal-sensor.c</text:p>
      <text:p text:style-name="P1">#<text:tab/>arch/powerpc/platforms/powernv/opal-sysparam.c</text:p>
      <text:p text:style-name="P1">#<text:tab/>arch/powerpc/platforms/powernv/opal-tracepoints.c</text:p>
      <text:p text:style-name="P1">#<text:tab/>arch/powerpc/platforms/powernv/opal-wrappers.S</text:p>
      <text:p text:style-name="P1">#<text:tab/>arch/powerpc/platforms/powernv/opal-xscom.c</text:p>
      <text:p text:style-name="P1">#<text:tab/>arch/powerpc/platforms/powernv/opal.c</text:p>
      <text:p text:style-name="P1">#<text:tab/>arch/powerpc/platforms/powernv/pci-ioda.c</text:p>
      <text:p text:style-name="P1">#<text:tab/>arch/powerpc/platforms/powernv/pci.c</text:p>
      <text:p text:style-name="P1">#<text:tab/>arch/powerpc/platforms/powernv/pci.h</text:p>
      <text:p text:style-name="P1">#<text:tab/>arch/powerpc/platforms/powernv/powernv.h</text:p>
      <text:p text:style-name="P1">#<text:tab/>arch/powerpc/platforms/powernv/rng.c</text:p>
      <text:p text:style-name="P1">#<text:tab/>arch/powerpc/platforms/powernv/setup.c</text:p>
      <text:p text:style-name="P1">#<text:tab/>arch/powerpc/platforms/powernv/smp.c</text:p>
      <text:p text:style-name="P1">#<text:tab/>arch/powerpc/platforms/powernv/subcore.c</text:p>
      <text:p text:style-name="P1">#<text:tab/>arch/powerpc/platforms/powernv/subcore.h</text:p>
      <text:p text:style-name="P1">#<text:tab/>arch/powerpc/platforms/ps3/Kconfig</text:p>
      <text:p text:style-name="P1">#<text:tab/>arch/powerpc/platforms/ps3/device-init.c</text:p>
      <text:p text:style-name="P1">#<text:tab/>arch/powerpc/platforms/ps3/gelic_udbg.c</text:p>
      <text:p text:style-name="P1">#<text:tab/>arch/powerpc/platforms/ps3/htab.c</text:p>
      <text:p text:style-name="P1">#<text:tab/>arch/powerpc/platforms/ps3/interrupt.c</text:p>
      <text:p text:style-name="P1">#<text:tab/>arch/powerpc/platforms/ps3/mm.c</text:p>
      <text:p text:style-name="P1">#<text:tab/>arch/powerpc/platforms/ps3/os-area.c</text:p>
      <text:p text:style-name="P1">#<text:tab/>arch/powerpc/platforms/ps3/platform.h</text:p>
      <text:p text:style-name="P1">#<text:tab/>arch/powerpc/platforms/ps3/repository.c</text:p>
      <text:p text:style-name="P1">#<text:tab/>arch/powerpc/platforms/ps3/setup.c</text:p>
      <text:p text:style-name="P1">#<text:tab/>arch/powerpc/platforms/ps3/smp.c</text:p>
      <text:p text:style-name="P1">#<text:tab/>arch/powerpc/platforms/ps3/spu.c</text:p>
      <text:p text:style-name="P1">#<text:tab/>arch/powerpc/platforms/ps3/system-bus.c</text:p>
      <text:p text:style-name="P1">#<text:tab/>arch/powerpc/platforms/ps3/time.c</text:p>
      <text:p text:style-name="P1">#<text:tab/>arch/powerpc/platforms/pseries/Kconfig</text:p>
      <text:p text:style-name="P1">#<text:tab/>arch/powerpc/platforms/pseries/Makefile</text:p>
      <text:p text:style-name="P1">#<text:tab/>arch/powerpc/platforms/pseries/cmm.c</text:p>
      <text:p text:style-name="P1">#<text:tab/>arch/powerpc/platforms/pseries/dlpar.c</text:p>
      <text:p text:style-name="P1">#<text:tab/>arch/powerpc/platforms/pseries/dtl.c</text:p>
      <text:p text:style-name="P1">#<text:tab/>arch/powerpc/platforms/pseries/eeh_pseries.c</text:p>
      <text:p text:style-name="P1">#<text:tab/>arch/powerpc/platforms/pseries/event_sources.c</text:p>
      <text:p text:style-name="P1"><text:soft-page-break/>#<text:tab/>arch/powerpc/platforms/pseries/firmware.c</text:p>
      <text:p text:style-name="P1">#<text:tab/>arch/powerpc/platforms/pseries/hotplug-cpu.c</text:p>
      <text:p text:style-name="P1">#<text:tab/>arch/powerpc/platforms/pseries/hotplug-memory.c</text:p>
      <text:p text:style-name="P1">#<text:tab/>arch/powerpc/platforms/pseries/hvCall.S</text:p>
      <text:p text:style-name="P1">#<text:tab/>arch/powerpc/platforms/pseries/hvCall_inst.c</text:p>
      <text:p text:style-name="P1">#<text:tab/>arch/powerpc/platforms/pseries/hvconsole.c</text:p>
      <text:p text:style-name="P1">#<text:tab/>arch/powerpc/platforms/pseries/hvcserver.c</text:p>
      <text:p text:style-name="P1">#<text:tab/>arch/powerpc/platforms/pseries/io_event_irq.c</text:p>
      <text:p text:style-name="P1">#<text:tab/>arch/powerpc/platforms/pseries/iommu.c</text:p>
      <text:p text:style-name="P1">#<text:tab/>arch/powerpc/platforms/pseries/kexec.c</text:p>
      <text:p text:style-name="P1">#<text:tab/>arch/powerpc/platforms/pseries/lpar.c</text:p>
      <text:p text:style-name="P1">#<text:tab/>arch/powerpc/platforms/pseries/lparcfg.c</text:p>
      <text:p text:style-name="P1">#<text:tab/>arch/powerpc/platforms/pseries/mobility.c</text:p>
      <text:p text:style-name="P1">#<text:tab/>arch/powerpc/platforms/pseries/msi.c</text:p>
      <text:p text:style-name="P1">#<text:tab/>arch/powerpc/platforms/pseries/nvram.c</text:p>
      <text:p text:style-name="P1">#<text:tab/>arch/powerpc/platforms/pseries/pci.c</text:p>
      <text:p text:style-name="P1">#<text:tab/>arch/powerpc/platforms/pseries/pci_dlpar.c</text:p>
      <text:p text:style-name="P1">#<text:tab/>arch/powerpc/platforms/pseries/power.c</text:p>
      <text:p text:style-name="P1">#<text:tab/>arch/powerpc/platforms/pseries/pseries.h</text:p>
      <text:p text:style-name="P1">#<text:tab/>arch/powerpc/platforms/pseries/pseries_energy.c</text:p>
      <text:p text:style-name="P1">#<text:tab/>arch/powerpc/platforms/pseries/ras.c</text:p>
      <text:p text:style-name="P1">#<text:tab/>arch/powerpc/platforms/pseries/reconfig.c</text:p>
      <text:p text:style-name="P1">#<text:tab/>arch/powerpc/platforms/pseries/rng.c</text:p>
      <text:p text:style-name="P1">#<text:tab/>arch/powerpc/platforms/pseries/scanlog.c</text:p>
      <text:p text:style-name="P1">#<text:tab/>arch/powerpc/platforms/pseries/setup.c</text:p>
      <text:p text:style-name="P1">#<text:tab/>arch/powerpc/platforms/pseries/smp.c</text:p>
      <text:p text:style-name="P1">#<text:tab/>arch/powerpc/sysdev/Kconfig</text:p>
      <text:p text:style-name="P1">#<text:tab/>arch/powerpc/sysdev/Makefile</text:p>
      <text:p text:style-name="P1">#<text:tab/>arch/powerpc/sysdev/axonram.c</text:p>
      <text:p text:style-name="P1">#<text:tab/>arch/powerpc/sysdev/cpm1.c</text:p>
      <text:p text:style-name="P1">#<text:tab/>arch/powerpc/sysdev/cpm2.c</text:p>
      <text:p text:style-name="P1">#<text:tab/>arch/powerpc/sysdev/cpm2_pic.c</text:p>
      <text:p text:style-name="P1">#<text:tab/>arch/powerpc/sysdev/cpm_common.c</text:p>
      <text:p text:style-name="P1">#<text:tab/>arch/powerpc/sysdev/dart_iommu.c</text:p>
      <text:p text:style-name="P1">#<text:tab/>arch/powerpc/sysdev/dcr-low.S</text:p>
      <text:p text:style-name="P1">#<text:tab/>arch/powerpc/sysdev/dcr.c</text:p>
      <text:p text:style-name="P1">#<text:tab/>arch/powerpc/sysdev/ehv_pic.c</text:p>
      <text:p text:style-name="P1">#<text:tab/>arch/powerpc/sysdev/fsl_85xx_l2ctlr.c</text:p>
      <text:p text:style-name="P1">#<text:tab/>arch/powerpc/sysdev/fsl_gtm.c</text:p>
      <text:p text:style-name="P1">#<text:tab/>arch/powerpc/sysdev/fsl_lbc.c</text:p>
      <text:p text:style-name="P1">#<text:tab/>arch/powerpc/sysdev/fsl_mpic_err.c</text:p>
      <text:p text:style-name="P1">#<text:tab/>arch/powerpc/sysdev/fsl_msi.c</text:p>
      <text:p text:style-name="P1">#<text:tab/>arch/powerpc/sysdev/fsl_msi.h</text:p>
      <text:p text:style-name="P1">#<text:tab/>arch/powerpc/sysdev/fsl_pci.c</text:p>
      <text:p text:style-name="P1">#<text:tab/>arch/powerpc/sysdev/fsl_pci.h</text:p>
      <text:p text:style-name="P1">#<text:tab/>arch/powerpc/sysdev/fsl_pmc.c</text:p>
      <text:p text:style-name="P1">#<text:tab/>arch/powerpc/sysdev/fsl_rio.c</text:p>
      <text:p text:style-name="P1">#<text:tab/>arch/powerpc/sysdev/fsl_rio.h</text:p>
      <text:p text:style-name="P1">#<text:tab/>arch/powerpc/sysdev/fsl_rmu.c</text:p>
      <text:p text:style-name="P1">#<text:tab/>arch/powerpc/sysdev/fsl_soc.c</text:p>
      <text:p text:style-name="P1">#<text:tab/>arch/powerpc/sysdev/fsl_soc.h</text:p>
      <text:p text:style-name="P1">#<text:tab/>arch/powerpc/sysdev/ge/ge_pic.c</text:p>
      <text:p text:style-name="P1"><text:soft-page-break/>#<text:tab/>arch/powerpc/sysdev/ge/ge_pic.h</text:p>
      <text:p text:style-name="P1">#<text:tab/>arch/powerpc/sysdev/i8259.c</text:p>
      <text:p text:style-name="P1">#<text:tab/>arch/powerpc/sysdev/indirect_pci.c</text:p>
      <text:p text:style-name="P1">#<text:tab/>arch/powerpc/sysdev/ipic.c</text:p>
      <text:p text:style-name="P1">#<text:tab/>arch/powerpc/sysdev/mmio_nvram.c</text:p>
      <text:p text:style-name="P1">#<text:tab/>arch/powerpc/sysdev/mpc5xxx_clocks.c</text:p>
      <text:p text:style-name="P1">#<text:tab/>arch/powerpc/sysdev/mpc8xx_pic.c</text:p>
      <text:p text:style-name="P1">#<text:tab/>arch/powerpc/sysdev/mpic.c</text:p>
      <text:p text:style-name="P1">#<text:tab/>arch/powerpc/sysdev/mpic.h</text:p>
      <text:p text:style-name="P1">#<text:tab/>arch/powerpc/sysdev/mpic_msgr.c</text:p>
      <text:p text:style-name="P1">#<text:tab/>arch/powerpc/sysdev/mpic_msi.c</text:p>
      <text:p text:style-name="P1">#<text:tab/>arch/powerpc/sysdev/mpic_u3msi.c</text:p>
      <text:p text:style-name="P1">#<text:tab/>arch/powerpc/sysdev/msi_bitmap.c</text:p>
      <text:p text:style-name="P1">#<text:tab/>arch/powerpc/sysdev/mv64x60_pic.c</text:p>
      <text:p text:style-name="P1">#<text:tab/>arch/powerpc/sysdev/pmi.c</text:p>
      <text:p text:style-name="P1">#<text:tab/>arch/powerpc/sysdev/ppc4xx_cpm.c</text:p>
      <text:p text:style-name="P1">#<text:tab/>arch/powerpc/sysdev/ppc4xx_gpio.c</text:p>
      <text:p text:style-name="P1">#<text:tab/>arch/powerpc/sysdev/ppc4xx_hsta_msi.c</text:p>
      <text:p text:style-name="P1">#<text:tab/>arch/powerpc/sysdev/ppc4xx_msi.c</text:p>
      <text:p text:style-name="P1">#<text:tab/>arch/powerpc/sysdev/ppc4xx_pci.c</text:p>
      <text:p text:style-name="P1">#<text:tab/>arch/powerpc/sysdev/ppc4xx_soc.c</text:p>
      <text:p text:style-name="P1">#<text:tab/>arch/powerpc/sysdev/simple_gpio.c</text:p>
      <text:p text:style-name="P1">#<text:tab/>arch/powerpc/sysdev/tsi108_pci.c</text:p>
      <text:p text:style-name="P1">#<text:tab/>arch/powerpc/sysdev/uic.c</text:p>
      <text:p text:style-name="P1">#<text:tab/>arch/powerpc/sysdev/xics/Kconfig</text:p>
      <text:p text:style-name="P1">#<text:tab/>arch/powerpc/sysdev/xics/Makefile</text:p>
      <text:p text:style-name="P1">#<text:tab/>arch/powerpc/sysdev/xics/icp-hv.c</text:p>
      <text:p text:style-name="P1">#<text:tab/>arch/powerpc/sysdev/xics/icp-native.c</text:p>
      <text:p text:style-name="P1">#<text:tab/>arch/powerpc/sysdev/xics/ics-opal.c</text:p>
      <text:p text:style-name="P1">#<text:tab/>arch/powerpc/sysdev/xics/ics-rtas.c</text:p>
      <text:p text:style-name="P1">#<text:tab/>arch/powerpc/sysdev/xics/xics-common.c</text:p>
      <text:p text:style-name="P1">#<text:tab/>arch/powerpc/sysdev/xilinx_intc.c</text:p>
      <text:p text:style-name="P1">#<text:tab/>arch/powerpc/xmon/Makefile</text:p>
      <text:p text:style-name="P1">#<text:tab/>arch/powerpc/xmon/nonstdio.c</text:p>
      <text:p text:style-name="P1">#<text:tab/>arch/powerpc/xmon/nonstdio.h</text:p>
      <text:p text:style-name="P1">#<text:tab/>arch/powerpc/xmon/ppc-dis.c</text:p>
      <text:p text:style-name="P1">#<text:tab/>arch/powerpc/xmon/xmon.c</text:p>
      <text:p text:style-name="P1">#<text:tab/>arch/s390/Kbuild</text:p>
      <text:p text:style-name="P1">#<text:tab/>arch/s390/Kconfig</text:p>
      <text:p text:style-name="P1">#<text:tab/>arch/s390/Kconfig.debug</text:p>
      <text:p text:style-name="P1">#<text:tab/>arch/s390/Makefile</text:p>
      <text:p text:style-name="P1">#<text:tab/>arch/s390/appldata/appldata_base.c</text:p>
      <text:p text:style-name="P1">#<text:tab/>arch/s390/appldata/appldata_mem.c</text:p>
      <text:p text:style-name="P1">#<text:tab/>arch/s390/appldata/appldata_os.c</text:p>
      <text:p text:style-name="P1">#<text:tab/>arch/s390/boot/compressed/Makefile</text:p>
      <text:p text:style-name="P1">#<text:tab/>arch/s390/boot/compressed/misc.c</text:p>
      <text:p text:style-name="P1">#<text:tab/>arch/s390/boot/compressed/vmlinux.lds.S</text:p>
      <text:p text:style-name="P1">#<text:tab/>arch/s390/configs/default_defconfig</text:p>
      <text:p text:style-name="P1">#<text:tab/>arch/s390/configs/gcov_defconfig</text:p>
      <text:p text:style-name="P1">#<text:tab/>arch/s390/configs/performance_defconfig</text:p>
      <text:p text:style-name="P1">#<text:tab/>arch/s390/configs/zfcpdump_defconfig</text:p>
      <text:p text:style-name="P1">#<text:tab/>arch/s390/crypto/Makefile</text:p>
      <text:p text:style-name="P1"><text:soft-page-break/>#<text:tab/>arch/s390/crypto/aes_s390.c</text:p>
      <text:p text:style-name="P1">#<text:tab/>arch/s390/crypto/des_s390.c</text:p>
      <text:p text:style-name="P1">#<text:tab/>arch/s390/crypto/ghash_s390.c</text:p>
      <text:p text:style-name="P1">#<text:tab/>arch/s390/crypto/prng.c</text:p>
      <text:p text:style-name="P1">#<text:tab/>arch/s390/crypto/sha.h</text:p>
      <text:p text:style-name="P1">#<text:tab/>arch/s390/crypto/sha1_s390.c</text:p>
      <text:p text:style-name="P1">#<text:tab/>arch/s390/crypto/sha256_s390.c</text:p>
      <text:p text:style-name="P1">#<text:tab/>arch/s390/crypto/sha512_s390.c</text:p>
      <text:p text:style-name="P1">#<text:tab/>arch/s390/crypto/sha_common.c</text:p>
      <text:p text:style-name="P1">#<text:tab/>arch/s390/defconfig</text:p>
      <text:p text:style-name="P1">#<text:tab/>arch/s390/hypfs/Makefile</text:p>
      <text:p text:style-name="P1">#<text:tab/>arch/s390/hypfs/hypfs.h</text:p>
      <text:p text:style-name="P1">#<text:tab/>arch/s390/hypfs/hypfs_dbfs.c</text:p>
      <text:p text:style-name="P1">#<text:tab/>arch/s390/hypfs/hypfs_diag.c</text:p>
      <text:p text:style-name="P1">#<text:tab/>arch/s390/hypfs/hypfs_sprp.c</text:p>
      <text:p text:style-name="P1">#<text:tab/>arch/s390/hypfs/hypfs_vm.c</text:p>
      <text:p text:style-name="P1">#<text:tab/>arch/s390/hypfs/inode.c</text:p>
      <text:p text:style-name="P1">#<text:tab/>arch/s390/include/asm/Kbuild</text:p>
      <text:p text:style-name="P1">#<text:tab/>arch/s390/include/asm/appldata.h</text:p>
      <text:p text:style-name="P1">#<text:tab/>arch/s390/include/asm/atomic.h</text:p>
      <text:p text:style-name="P1">#<text:tab/>arch/s390/include/asm/barrier.h</text:p>
      <text:p text:style-name="P1">#<text:tab/>arch/s390/include/asm/bitops.h</text:p>
      <text:p text:style-name="P1">#<text:tab/>arch/s390/include/asm/cache.h</text:p>
      <text:p text:style-name="P1">#<text:tab/>arch/s390/include/asm/cacheflush.h</text:p>
      <text:p text:style-name="P1">#<text:tab/>arch/s390/include/asm/checksum.h</text:p>
      <text:p text:style-name="P1">#<text:tab/>arch/s390/include/asm/cio.h</text:p>
      <text:p text:style-name="P1">#<text:tab/>arch/s390/include/asm/clp.h</text:p>
      <text:p text:style-name="P1">#<text:tab/>arch/s390/include/asm/cmb.h</text:p>
      <text:p text:style-name="P1">#<text:tab/>arch/s390/include/asm/cmpxchg.h</text:p>
      <text:p text:style-name="P1">#<text:tab/>arch/s390/include/asm/compat.h</text:p>
      <text:p text:style-name="P1">#<text:tab/>arch/s390/include/asm/cpu.h</text:p>
      <text:p text:style-name="P1">#<text:tab/>arch/s390/include/asm/cpu_mf.h</text:p>
      <text:p text:style-name="P1">#<text:tab/>arch/s390/include/asm/cputime.h</text:p>
      <text:p text:style-name="P1">#<text:tab/>arch/s390/include/asm/crw.h</text:p>
      <text:p text:style-name="P1">#<text:tab/>arch/s390/include/asm/ctl_reg.h</text:p>
      <text:p text:style-name="P1">#<text:tab/>arch/s390/include/asm/debug.h</text:p>
      <text:p text:style-name="P1">#<text:tab/>arch/s390/include/asm/device.h</text:p>
      <text:p text:style-name="P1">#<text:tab/>arch/s390/include/asm/diag.h</text:p>
      <text:p text:style-name="P1">#<text:tab/>arch/s390/include/asm/dma-mapping.h</text:p>
      <text:p text:style-name="P1">#<text:tab/>arch/s390/include/asm/elf.h</text:p>
      <text:p text:style-name="P1">#<text:tab/>arch/s390/include/asm/facility.h</text:p>
      <text:p text:style-name="P1">#<text:tab/>arch/s390/include/asm/fcx.h</text:p>
      <text:p text:style-name="P1">#<text:tab/>arch/s390/include/asm/ftrace.h</text:p>
      <text:p text:style-name="P1">#<text:tab/>arch/s390/include/asm/futex.h</text:p>
      <text:p text:style-name="P1">#<text:tab/>arch/s390/include/asm/hugetlb.h</text:p>
      <text:p text:style-name="P1">#<text:tab/>arch/s390/include/asm/idals.h</text:p>
      <text:p text:style-name="P1">#<text:tab/>arch/s390/include/asm/idle.h</text:p>
      <text:p text:style-name="P1">#<text:tab/>arch/s390/include/asm/io.h</text:p>
      <text:p text:style-name="P1">#<text:tab/>arch/s390/include/asm/ipl.h</text:p>
      <text:p text:style-name="P1">#<text:tab/>arch/s390/include/asm/irq.h</text:p>
      <text:p text:style-name="P1">#<text:tab/>arch/s390/include/asm/irqflags.h</text:p>
      <text:p text:style-name="P1">#<text:tab/>arch/s390/include/asm/jump_label.h</text:p>
      <text:p text:style-name="P1"><text:soft-page-break/>#<text:tab/>arch/s390/include/asm/kprobes.h</text:p>
      <text:p text:style-name="P1">#<text:tab/>arch/s390/include/asm/kvm_host.h</text:p>
      <text:p text:style-name="P1">#<text:tab/>arch/s390/include/asm/kvm_para.h</text:p>
      <text:p text:style-name="P1">#<text:tab/>arch/s390/include/asm/linkage.h</text:p>
      <text:p text:style-name="P1">#<text:tab/>arch/s390/include/asm/lowcore.h</text:p>
      <text:p text:style-name="P1">#<text:tab/>arch/s390/include/asm/mman.h</text:p>
      <text:p text:style-name="P1">#<text:tab/>arch/s390/include/asm/mmu.h</text:p>
      <text:p text:style-name="P1">#<text:tab/>arch/s390/include/asm/mmu_context.h</text:p>
      <text:p text:style-name="P1">#<text:tab/>arch/s390/include/asm/nmi.h</text:p>
      <text:p text:style-name="P1">#<text:tab/>arch/s390/include/asm/os_info.h</text:p>
      <text:p text:style-name="P1">#<text:tab/>arch/s390/include/asm/page.h</text:p>
      <text:p text:style-name="P1">#<text:tab/>arch/s390/include/asm/pci.h</text:p>
      <text:p text:style-name="P1">#<text:tab/>arch/s390/include/asm/pci_clp.h</text:p>
      <text:p text:style-name="P1">#<text:tab/>arch/s390/include/asm/pci_dma.h</text:p>
      <text:p text:style-name="P1">#<text:tab/>arch/s390/include/asm/pci_insn.h</text:p>
      <text:p text:style-name="P1">#<text:tab/>arch/s390/include/asm/pci_io.h</text:p>
      <text:p text:style-name="P1">#<text:tab/>arch/s390/include/asm/percpu.h</text:p>
      <text:p text:style-name="P1">#<text:tab/>arch/s390/include/asm/perf_event.h</text:p>
      <text:p text:style-name="P1">#<text:tab/>arch/s390/include/asm/pgalloc.h</text:p>
      <text:p text:style-name="P1">#<text:tab/>arch/s390/include/asm/pgtable.h</text:p>
      <text:p text:style-name="P1">#<text:tab/>arch/s390/include/asm/processor.h</text:p>
      <text:p text:style-name="P1">#<text:tab/>arch/s390/include/asm/ptrace.h</text:p>
      <text:p text:style-name="P1">#<text:tab/>arch/s390/include/asm/qdio.h</text:p>
      <text:p text:style-name="P1">#<text:tab/>arch/s390/include/asm/reset.h</text:p>
      <text:p text:style-name="P1">#<text:tab/>arch/s390/include/asm/runtime_instr.h</text:p>
      <text:p text:style-name="P1">#<text:tab/>arch/s390/include/asm/rwsem.h</text:p>
      <text:p text:style-name="P1">#<text:tab/>arch/s390/include/asm/sclp.h</text:p>
      <text:p text:style-name="P1">#<text:tab/>arch/s390/include/asm/seccomp.h</text:p>
      <text:p text:style-name="P1">#<text:tab/>arch/s390/include/asm/sections.h</text:p>
      <text:p text:style-name="P1">#<text:tab/>arch/s390/include/asm/setup.h</text:p>
      <text:p text:style-name="P1">#<text:tab/>arch/s390/include/asm/sigp.h</text:p>
      <text:p text:style-name="P1">#<text:tab/>arch/s390/include/asm/smp.h</text:p>
      <text:p text:style-name="P1">#<text:tab/>arch/s390/include/asm/sparsemem.h</text:p>
      <text:p text:style-name="P1">#<text:tab/>arch/s390/include/asm/spinlock.h</text:p>
      <text:p text:style-name="P1">#<text:tab/>arch/s390/include/asm/string.h</text:p>
      <text:p text:style-name="P1">#<text:tab/>arch/s390/include/asm/switch_to.h</text:p>
      <text:p text:style-name="P1">#<text:tab/>arch/s390/include/asm/syscall.h</text:p>
      <text:p text:style-name="P1">#<text:tab/>arch/s390/include/asm/sysinfo.h</text:p>
      <text:p text:style-name="P1">#<text:tab/>arch/s390/include/asm/thread_info.h</text:p>
      <text:p text:style-name="P1">#<text:tab/>arch/s390/include/asm/timex.h</text:p>
      <text:p text:style-name="P1">#<text:tab/>arch/s390/include/asm/tlb.h</text:p>
      <text:p text:style-name="P1">#<text:tab/>arch/s390/include/asm/tlbflush.h</text:p>
      <text:p text:style-name="P1">#<text:tab/>arch/s390/include/asm/topology.h</text:p>
      <text:p text:style-name="P1">#<text:tab/>arch/s390/include/asm/types.h</text:p>
      <text:p text:style-name="P1">#<text:tab/>arch/s390/include/asm/uaccess.h</text:p>
      <text:p text:style-name="P1">#<text:tab/>arch/s390/include/asm/unistd.h</text:p>
      <text:p text:style-name="P1">#<text:tab/>arch/s390/include/asm/uprobes.h</text:p>
      <text:p text:style-name="P1">#<text:tab/>arch/s390/include/asm/vdso.h</text:p>
      <text:p text:style-name="P1">#<text:tab/>arch/s390/include/asm/xor.h</text:p>
      <text:p text:style-name="P1">#<text:tab/>arch/s390/include/uapi/asm/Kbuild</text:p>
      <text:p text:style-name="P1">#<text:tab/>arch/s390/include/uapi/asm/auxvec.h</text:p>
      <text:p text:style-name="P1">#<text:tab/>arch/s390/include/uapi/asm/dasd.h</text:p>
      <text:p text:style-name="P1"><text:soft-page-break/>#<text:tab/>arch/s390/include/uapi/asm/hypfs.h</text:p>
      <text:p text:style-name="P1">#<text:tab/>arch/s390/include/uapi/asm/kvm.h</text:p>
      <text:p text:style-name="P1">#<text:tab/>arch/s390/include/uapi/asm/ptrace.h</text:p>
      <text:p text:style-name="P1">#<text:tab/>arch/s390/include/uapi/asm/sie.h</text:p>
      <text:p text:style-name="P1">#<text:tab/>arch/s390/include/uapi/asm/socket.h</text:p>
      <text:p text:style-name="P1">#<text:tab/>arch/s390/include/uapi/asm/unistd.h</text:p>
      <text:p text:style-name="P1">#<text:tab/>arch/s390/kernel/Makefile</text:p>
      <text:p text:style-name="P1">#<text:tab/>arch/s390/kernel/asm-offsets.c</text:p>
      <text:p text:style-name="P1">#<text:tab/>arch/s390/kernel/base.S</text:p>
      <text:p text:style-name="P1">#<text:tab/>arch/s390/kernel/cache.c</text:p>
      <text:p text:style-name="P1">#<text:tab/>arch/s390/kernel/compat_linux.c</text:p>
      <text:p text:style-name="P1">#<text:tab/>arch/s390/kernel/compat_signal.c</text:p>
      <text:p text:style-name="P1">#<text:tab/>arch/s390/kernel/compat_wrapper.c</text:p>
      <text:p text:style-name="P1">#<text:tab/>arch/s390/kernel/cpcmd.c</text:p>
      <text:p text:style-name="P1">#<text:tab/>arch/s390/kernel/crash_dump.c</text:p>
      <text:p text:style-name="P1">#<text:tab/>arch/s390/kernel/debug.c</text:p>
      <text:p text:style-name="P1">#<text:tab/>arch/s390/kernel/diag.c</text:p>
      <text:p text:style-name="P1">#<text:tab/>arch/s390/kernel/dis.c</text:p>
      <text:p text:style-name="P1">#<text:tab/>arch/s390/kernel/dumpstack.c</text:p>
      <text:p text:style-name="P1">#<text:tab/>arch/s390/kernel/early.c</text:p>
      <text:p text:style-name="P1">#<text:tab/>arch/s390/kernel/entry.S</text:p>
      <text:p text:style-name="P1">#<text:tab/>arch/s390/kernel/entry.h</text:p>
      <text:p text:style-name="P1">#<text:tab/>arch/s390/kernel/ftrace.c</text:p>
      <text:p text:style-name="P1">#<text:tab/>arch/s390/kernel/head.S</text:p>
      <text:p text:style-name="P1">#<text:tab/>arch/s390/kernel/head64.S</text:p>
      <text:p text:style-name="P1">#<text:tab/>arch/s390/kernel/head_kdump.S</text:p>
      <text:p text:style-name="P1">#<text:tab/>arch/s390/kernel/idle.c</text:p>
      <text:p text:style-name="P1">#<text:tab/>arch/s390/kernel/ipl.c</text:p>
      <text:p text:style-name="P1">#<text:tab/>arch/s390/kernel/irq.c</text:p>
      <text:p text:style-name="P1">#<text:tab/>arch/s390/kernel/jump_label.c</text:p>
      <text:p text:style-name="P1">#<text:tab/>arch/s390/kernel/kprobes.c</text:p>
      <text:p text:style-name="P1">#<text:tab/>arch/s390/kernel/machine_kexec.c</text:p>
      <text:p text:style-name="P1">#<text:tab/>arch/s390/kernel/mcount.S</text:p>
      <text:p text:style-name="P1">#<text:tab/>arch/s390/kernel/module.c</text:p>
      <text:p text:style-name="P1">#<text:tab/>arch/s390/kernel/nmi.c</text:p>
      <text:p text:style-name="P1">#<text:tab/>arch/s390/kernel/os_info.c</text:p>
      <text:p text:style-name="P1">#<text:tab/>arch/s390/kernel/perf_cpum_cf.c</text:p>
      <text:p text:style-name="P1">#<text:tab/>arch/s390/kernel/perf_cpum_sf.c</text:p>
      <text:p text:style-name="P1">#<text:tab/>arch/s390/kernel/perf_event.c</text:p>
      <text:p text:style-name="P1">#<text:tab/>arch/s390/kernel/pgm_check.S</text:p>
      <text:p text:style-name="P1">#<text:tab/>arch/s390/kernel/process.c</text:p>
      <text:p text:style-name="P1">#<text:tab/>arch/s390/kernel/processor.c</text:p>
      <text:p text:style-name="P1">#<text:tab/>arch/s390/kernel/ptrace.c</text:p>
      <text:p text:style-name="P1">#<text:tab/>arch/s390/kernel/reipl.S</text:p>
      <text:p text:style-name="P1">#<text:tab/>arch/s390/kernel/relocate_kernel.S</text:p>
      <text:p text:style-name="P1">#<text:tab/>arch/s390/kernel/runtime_instr.c</text:p>
      <text:p text:style-name="P1">#<text:tab/>arch/s390/kernel/setup.c</text:p>
      <text:p text:style-name="P1">#<text:tab/>arch/s390/kernel/signal.c</text:p>
      <text:p text:style-name="P1">#<text:tab/>arch/s390/kernel/smp.c</text:p>
      <text:p text:style-name="P1">#<text:tab/>arch/s390/kernel/stacktrace.c</text:p>
      <text:p text:style-name="P1">#<text:tab/>arch/s390/kernel/suspend.c</text:p>
      <text:p text:style-name="P1">#<text:tab/>arch/s390/kernel/sys_s390.c</text:p>
      <text:p text:style-name="P1"><text:soft-page-break/>#<text:tab/>arch/s390/kernel/syscalls.S</text:p>
      <text:p text:style-name="P1">#<text:tab/>arch/s390/kernel/sysinfo.c</text:p>
      <text:p text:style-name="P1">#<text:tab/>arch/s390/kernel/time.c</text:p>
      <text:p text:style-name="P1">#<text:tab/>arch/s390/kernel/topology.c</text:p>
      <text:p text:style-name="P1">#<text:tab/>arch/s390/kernel/traps.c</text:p>
      <text:p text:style-name="P1">#<text:tab/>arch/s390/kernel/uprobes.c</text:p>
      <text:p text:style-name="P1">#<text:tab/>arch/s390/kernel/vdso.c</text:p>
      <text:p text:style-name="P1">#<text:tab/>arch/s390/kernel/vdso32/Makefile</text:p>
      <text:p text:style-name="P1">#<text:tab/>arch/s390/kernel/vdso32/vdso32.lds.S</text:p>
      <text:p text:style-name="P1">#<text:tab/>arch/s390/kernel/vdso64/Makefile</text:p>
      <text:p text:style-name="P1">#<text:tab/>arch/s390/kernel/vdso64/clock_gettime.S</text:p>
      <text:p text:style-name="P1">#<text:tab/>arch/s390/kernel/vdso64/vdso64.lds.S</text:p>
      <text:p text:style-name="P1">#<text:tab/>arch/s390/kernel/vmlinux.lds.S</text:p>
      <text:p text:style-name="P1">#<text:tab/>arch/s390/kernel/vtime.c</text:p>
      <text:p text:style-name="P1">#<text:tab/>arch/s390/kvm/Kconfig</text:p>
      <text:p text:style-name="P1">#<text:tab/>arch/s390/kvm/Makefile</text:p>
      <text:p text:style-name="P1">#<text:tab/>arch/s390/kvm/diag.c</text:p>
      <text:p text:style-name="P1">#<text:tab/>arch/s390/kvm/gaccess.c</text:p>
      <text:p text:style-name="P1">#<text:tab/>arch/s390/kvm/gaccess.h</text:p>
      <text:p text:style-name="P1">#<text:tab/>arch/s390/kvm/guestdbg.c</text:p>
      <text:p text:style-name="P1">#<text:tab/>arch/s390/kvm/intercept.c</text:p>
      <text:p text:style-name="P1">#<text:tab/>arch/s390/kvm/interrupt.c</text:p>
      <text:p text:style-name="P1">#<text:tab/>arch/s390/kvm/kvm-s390.c</text:p>
      <text:p text:style-name="P1">#<text:tab/>arch/s390/kvm/kvm-s390.h</text:p>
      <text:p text:style-name="P1">#<text:tab/>arch/s390/kvm/priv.c</text:p>
      <text:p text:style-name="P1">#<text:tab/>arch/s390/kvm/sigp.c</text:p>
      <text:p text:style-name="P1">#<text:tab/>arch/s390/kvm/trace-s390.h</text:p>
      <text:p text:style-name="P1">#<text:tab/>arch/s390/kvm/trace.h</text:p>
      <text:p text:style-name="P1">#<text:tab/>arch/s390/lib/Makefile</text:p>
      <text:p text:style-name="P1">#<text:tab/>arch/s390/lib/delay.c</text:p>
      <text:p text:style-name="P1">#<text:tab/>arch/s390/lib/find.c</text:p>
      <text:p text:style-name="P1">#<text:tab/>arch/s390/lib/spinlock.c</text:p>
      <text:p text:style-name="P1">#<text:tab/>arch/s390/lib/string.c</text:p>
      <text:p text:style-name="P1">#<text:tab/>arch/s390/lib/uaccess.c</text:p>
      <text:p text:style-name="P1">#<text:tab/>arch/s390/mm/Makefile</text:p>
      <text:p text:style-name="P1">#<text:tab/>arch/s390/mm/cmm.c</text:p>
      <text:p text:style-name="P1">#<text:tab/>arch/s390/mm/dump_pagetables.c</text:p>
      <text:p text:style-name="P1">#<text:tab/>arch/s390/mm/extmem.c</text:p>
      <text:p text:style-name="P1">#<text:tab/>arch/s390/mm/fault.c</text:p>
      <text:p text:style-name="P1">#<text:tab/>arch/s390/mm/gup.c</text:p>
      <text:p text:style-name="P1">#<text:tab/>arch/s390/mm/hugetlbpage.c</text:p>
      <text:p text:style-name="P1">#<text:tab/>arch/s390/mm/init.c</text:p>
      <text:p text:style-name="P1">#<text:tab/>arch/s390/mm/maccess.c</text:p>
      <text:p text:style-name="P1">#<text:tab/>arch/s390/mm/mem_detect.c</text:p>
      <text:p text:style-name="P1">#<text:tab/>arch/s390/mm/mmap.c</text:p>
      <text:p text:style-name="P1">#<text:tab/>arch/s390/mm/page-states.c</text:p>
      <text:p text:style-name="P1">#<text:tab/>arch/s390/mm/pageattr.c</text:p>
      <text:p text:style-name="P1">#<text:tab/>arch/s390/mm/pgtable.c</text:p>
      <text:p text:style-name="P1">#<text:tab/>arch/s390/mm/vmem.c</text:p>
      <text:p text:style-name="P1">#<text:tab/>arch/s390/net/bpf_jit.S</text:p>
      <text:p text:style-name="P1">#<text:tab/>arch/s390/net/bpf_jit_comp.c</text:p>
      <text:p text:style-name="P1">#<text:tab/>arch/s390/oprofile/Makefile</text:p>
      <text:p text:style-name="P1"><text:soft-page-break/>#<text:tab/>arch/s390/oprofile/init.c</text:p>
      <text:p text:style-name="P1">#<text:tab/>arch/s390/pci/Makefile</text:p>
      <text:p text:style-name="P1">#<text:tab/>arch/s390/pci/pci.c</text:p>
      <text:p text:style-name="P1">#<text:tab/>arch/s390/pci/pci_clp.c</text:p>
      <text:p text:style-name="P1">#<text:tab/>arch/s390/pci/pci_debug.c</text:p>
      <text:p text:style-name="P1">#<text:tab/>arch/s390/pci/pci_dma.c</text:p>
      <text:p text:style-name="P1">#<text:tab/>arch/s390/pci/pci_event.c</text:p>
      <text:p text:style-name="P1">#<text:tab/>arch/s390/pci/pci_insn.c</text:p>
      <text:p text:style-name="P1">#<text:tab/>arch/s390/pci/pci_sysfs.c</text:p>
      <text:p text:style-name="P1">#<text:tab/>arch/score/Kconfig</text:p>
      <text:p text:style-name="P1">#<text:tab/>arch/score/configs/spct6600_defconfig</text:p>
      <text:p text:style-name="P1">#<text:tab/>arch/score/include/asm/Kbuild</text:p>
      <text:p text:style-name="P1">#<text:tab/>arch/score/include/asm/checksum.h</text:p>
      <text:p text:style-name="P1">#<text:tab/>arch/score/include/asm/cmpxchg.h</text:p>
      <text:p text:style-name="P1">#<text:tab/>arch/score/include/asm/module.h</text:p>
      <text:p text:style-name="P1">#<text:tab/>arch/score/include/asm/pgalloc.h</text:p>
      <text:p text:style-name="P1">#<text:tab/>arch/score/include/asm/pgtable-bits.h</text:p>
      <text:p text:style-name="P1">#<text:tab/>arch/score/include/asm/pgtable.h</text:p>
      <text:p text:style-name="P1">#<text:tab/>arch/score/include/asm/switch_to.h</text:p>
      <text:p text:style-name="P1">#<text:tab/>arch/score/include/asm/thread_info.h</text:p>
      <text:p text:style-name="P1">#<text:tab/>arch/score/include/asm/uaccess.h</text:p>
      <text:p text:style-name="P1">#<text:tab/>arch/score/include/uapi/asm/unistd.h</text:p>
      <text:p text:style-name="P1">#<text:tab/>arch/score/kernel/asm-offsets.c</text:p>
      <text:p text:style-name="P1">#<text:tab/>arch/score/kernel/process.c</text:p>
      <text:p text:style-name="P1">#<text:tab/>arch/score/kernel/ptrace.c</text:p>
      <text:p text:style-name="P1">#<text:tab/>arch/score/kernel/setup.c</text:p>
      <text:p text:style-name="P1">#<text:tab/>arch/score/kernel/time.c</text:p>
      <text:p text:style-name="P1">#<text:tab/>arch/score/kernel/traps.c</text:p>
      <text:p text:style-name="P1">#<text:tab/>arch/score/kernel/vmlinux.lds.S</text:p>
      <text:p text:style-name="P1">#<text:tab/>arch/score/lib/string.S</text:p>
      <text:p text:style-name="P1">#<text:tab/>arch/score/mm/fault.c</text:p>
      <text:p text:style-name="P1">#<text:tab/>arch/score/mm/init.c</text:p>
      <text:p text:style-name="P1">#<text:tab/>arch/sh/Kconfig</text:p>
      <text:p text:style-name="P1">#<text:tab/>arch/sh/Makefile</text:p>
      <text:p text:style-name="P1">#<text:tab/>arch/sh/boards/Kconfig</text:p>
      <text:p text:style-name="P1">#<text:tab/>arch/sh/boards/Makefile</text:p>
      <text:p text:style-name="P1">#<text:tab/>arch/sh/boards/board-secureedge5410.c</text:p>
      <text:p text:style-name="P1">#<text:tab/>arch/sh/boards/board-sh7757lcr.c</text:p>
      <text:p text:style-name="P1">#<text:tab/>arch/sh/boards/mach-ap325rxa/setup.c</text:p>
      <text:p text:style-name="P1">#<text:tab/>arch/sh/boards/mach-ecovec24/setup.c</text:p>
      <text:p text:style-name="P1">#<text:tab/>arch/sh/boards/mach-highlander/Kconfig</text:p>
      <text:p text:style-name="P1">#<text:tab/>arch/sh/boards/mach-highlander/psw.c</text:p>
      <text:p text:style-name="P1">#<text:tab/>arch/sh/boards/mach-kfr2r09/setup.c</text:p>
      <text:p text:style-name="P1">#<text:tab/>arch/sh/boards/mach-landisk/psw.c</text:p>
      <text:p text:style-name="P1">#<text:tab/>arch/sh/boards/mach-migor/setup.c</text:p>
      <text:p text:style-name="P1">#<text:tab/>arch/sh/boards/mach-rsk/Kconfig</text:p>
      <text:p text:style-name="P1">#<text:tab/>arch/sh/boards/mach-rsk/setup.c</text:p>
      <text:p text:style-name="P1">#<text:tab/>arch/sh/boards/mach-sdk7786/gpio.c</text:p>
      <text:p text:style-name="P1">#<text:tab/>arch/sh/boards/mach-se/7343/irq.c</text:p>
      <text:p text:style-name="P1">#<text:tab/>arch/sh/boards/mach-se/7722/irq.c</text:p>
      <text:p text:style-name="P1">#<text:tab/>arch/sh/boards/mach-se/7724/irq.c</text:p>
      <text:p text:style-name="P1">#<text:tab/>arch/sh/boards/mach-se/7724/setup.c</text:p>
      <text:p text:style-name="P1"><text:soft-page-break/>#<text:tab/>arch/sh/boards/mach-x3proto/gpio.c</text:p>
      <text:p text:style-name="P1">#<text:tab/>arch/sh/boot/compressed/Makefile</text:p>
      <text:p text:style-name="P1">#<text:tab/>arch/sh/boot/compressed/misc.c</text:p>
      <text:p text:style-name="P1">#<text:tab/>arch/sh/boot/romimage/Makefile</text:p>
      <text:p text:style-name="P1">#<text:tab/>arch/sh/cchips/hd6446x/hd64461.c</text:p>
      <text:p text:style-name="P1">#<text:tab/>arch/sh/configs/apsh4ad0a_defconfig</text:p>
      <text:p text:style-name="P1">#<text:tab/>arch/sh/configs/sdk7786_defconfig</text:p>
      <text:p text:style-name="P1">#<text:tab/>arch/sh/configs/se7206_defconfig</text:p>
      <text:p text:style-name="P1">#<text:tab/>arch/sh/configs/shx3_defconfig</text:p>
      <text:p text:style-name="P1">#<text:tab/>arch/sh/configs/urquell_defconfig</text:p>
      <text:p text:style-name="P1">#<text:tab/>arch/sh/drivers/heartbeat.c</text:p>
      <text:p text:style-name="P1">#<text:tab/>arch/sh/drivers/pci/ops-sh5.c</text:p>
      <text:p text:style-name="P1">#<text:tab/>arch/sh/drivers/pci/pci-sh4.h</text:p>
      <text:p text:style-name="P1">#<text:tab/>arch/sh/drivers/pci/pci-sh5.c</text:p>
      <text:p text:style-name="P1">#<text:tab/>arch/sh/drivers/pci/pci.c</text:p>
      <text:p text:style-name="P1">#<text:tab/>arch/sh/include/asm/Kbuild</text:p>
      <text:p text:style-name="P1">#<text:tab/>arch/sh/include/asm/atomic-grb.h</text:p>
      <text:p text:style-name="P1">#<text:tab/>arch/sh/include/asm/atomic-irq.h</text:p>
      <text:p text:style-name="P1">#<text:tab/>arch/sh/include/asm/atomic-llsc.h</text:p>
      <text:p text:style-name="P1">#<text:tab/>arch/sh/include/asm/atomic.h</text:p>
      <text:p text:style-name="P1">#<text:tab/>arch/sh/include/asm/barrier.h</text:p>
      <text:p text:style-name="P1">#<text:tab/>arch/sh/include/asm/bitops.h</text:p>
      <text:p text:style-name="P1">#<text:tab/>arch/sh/include/asm/checksum_32.h</text:p>
      <text:p text:style-name="P1">#<text:tab/>arch/sh/include/asm/cmpxchg-grb.h</text:p>
      <text:p text:style-name="P1">#<text:tab/>arch/sh/include/asm/cmpxchg-irq.h</text:p>
      <text:p text:style-name="P1">#<text:tab/>arch/sh/include/asm/cmpxchg-llsc.h</text:p>
      <text:p text:style-name="P1">#<text:tab/>arch/sh/include/asm/cmpxchg.h</text:p>
      <text:p text:style-name="P1">#<text:tab/>arch/sh/include/asm/dma-mapping.h</text:p>
      <text:p text:style-name="P1">#<text:tab/>arch/sh/include/asm/ftrace.h</text:p>
      <text:p text:style-name="P1">#<text:tab/>arch/sh/include/asm/futex-irq.h</text:p>
      <text:p text:style-name="P1">#<text:tab/>arch/sh/include/asm/futex.h</text:p>
      <text:p text:style-name="P1">#<text:tab/>arch/sh/include/asm/hugetlb.h</text:p>
      <text:p text:style-name="P1">#<text:tab/>arch/sh/include/asm/io.h</text:p>
      <text:p text:style-name="P1">#<text:tab/>arch/sh/include/asm/mmu_context.h</text:p>
      <text:p text:style-name="P1">#<text:tab/>arch/sh/include/asm/page.h</text:p>
      <text:p text:style-name="P1">#<text:tab/>arch/sh/include/asm/pci.h</text:p>
      <text:p text:style-name="P1">#<text:tab/>arch/sh/include/asm/pgalloc.h</text:p>
      <text:p text:style-name="P1">#<text:tab/>arch/sh/include/asm/pgtable.h</text:p>
      <text:p text:style-name="P1">#<text:tab/>arch/sh/include/asm/pgtable_32.h</text:p>
      <text:p text:style-name="P1">#<text:tab/>arch/sh/include/asm/pgtable_64.h</text:p>
      <text:p text:style-name="P1">#<text:tab/>arch/sh/include/asm/processor.h</text:p>
      <text:p text:style-name="P1">#<text:tab/>arch/sh/include/asm/rtc.h</text:p>
      <text:p text:style-name="P1">#<text:tab/>arch/sh/include/asm/segment.h</text:p>
      <text:p text:style-name="P1">#<text:tab/>arch/sh/include/asm/smp.h</text:p>
      <text:p text:style-name="P1">#<text:tab/>arch/sh/include/asm/spinlock.h</text:p>
      <text:p text:style-name="P1">#<text:tab/>arch/sh/include/asm/switch_to_32.h</text:p>
      <text:p text:style-name="P1">#<text:tab/>arch/sh/include/asm/thread_info.h</text:p>
      <text:p text:style-name="P1">#<text:tab/>arch/sh/include/asm/tlb.h</text:p>
      <text:p text:style-name="P1">#<text:tab/>arch/sh/include/asm/topology.h</text:p>
      <text:p text:style-name="P1">#<text:tab/>arch/sh/include/asm/uaccess.h</text:p>
      <text:p text:style-name="P1">#<text:tab/>arch/sh/include/asm/uaccess_64.h</text:p>
      <text:p text:style-name="P1">#<text:tab/>arch/sh/include/cpu-sh2a/cpu/sh7269.h</text:p>
      <text:p text:style-name="P1"><text:soft-page-break/>#<text:tab/>arch/sh/include/cpu-sh4/cpu/sh7734.h</text:p>
      <text:p text:style-name="P1">#<text:tab/>arch/sh/include/mach-common/mach/magicpanelr2.h</text:p>
      <text:p text:style-name="P1">#<text:tab/>arch/sh/include/uapi/asm/cpu-features.h</text:p>
      <text:p text:style-name="P1">#<text:tab/>arch/sh/include/uapi/asm/sigcontext.h</text:p>
      <text:p text:style-name="P1">#<text:tab/>arch/sh/include/uapi/asm/unistd_32.h</text:p>
      <text:p text:style-name="P1">#<text:tab/>arch/sh/include/uapi/asm/unistd_64.h</text:p>
      <text:p text:style-name="P1">#<text:tab/>arch/sh/kernel/Makefile</text:p>
      <text:p text:style-name="P1">#<text:tab/>arch/sh/kernel/asm-offsets.c</text:p>
      <text:p text:style-name="P1">#<text:tab/>arch/sh/kernel/cpu/clock-cpg.c</text:p>
      <text:p text:style-name="P1">#<text:tab/>arch/sh/kernel/cpu/clock.c</text:p>
      <text:p text:style-name="P1">#<text:tab/>arch/sh/kernel/cpu/init.c</text:p>
      <text:p text:style-name="P1">#<text:tab/>arch/sh/kernel/cpu/proc.c</text:p>
      <text:p text:style-name="P1">#<text:tab/>arch/sh/kernel/cpu/sh2/Makefile</text:p>
      <text:p text:style-name="P1">#<text:tab/>arch/sh/kernel/cpu/sh2/entry.S</text:p>
      <text:p text:style-name="P1">#<text:tab/>arch/sh/kernel/cpu/sh2/probe.c</text:p>
      <text:p text:style-name="P1">#<text:tab/>arch/sh/kernel/cpu/sh2a/clock-sh7264.c</text:p>
      <text:p text:style-name="P1">#<text:tab/>arch/sh/kernel/cpu/sh2a/clock-sh7269.c</text:p>
      <text:p text:style-name="P1">#<text:tab/>arch/sh/kernel/cpu/sh2a/entry.S</text:p>
      <text:p text:style-name="P1">#<text:tab/>arch/sh/kernel/cpu/sh4/sq.c</text:p>
      <text:p text:style-name="P1">#<text:tab/>arch/sh/kernel/cpu/sh4a/clock-sh7343.c</text:p>
      <text:p text:style-name="P1">#<text:tab/>arch/sh/kernel/cpu/sh4a/clock-sh7366.c</text:p>
      <text:p text:style-name="P1">#<text:tab/>arch/sh/kernel/cpu/sh4a/clock-sh7723.c</text:p>
      <text:p text:style-name="P1">#<text:tab/>arch/sh/kernel/cpu/sh4a/clock-sh7724.c</text:p>
      <text:p text:style-name="P1">#<text:tab/>arch/sh/kernel/cpu/sh4a/clock-sh7734.c</text:p>
      <text:p text:style-name="P1">#<text:tab/>arch/sh/kernel/cpu/sh4a/clock-sh7757.c</text:p>
      <text:p text:style-name="P1">#<text:tab/>arch/sh/kernel/cpu/sh4a/clock-sh7785.c</text:p>
      <text:p text:style-name="P1">#<text:tab/>arch/sh/kernel/cpu/sh4a/clock-sh7786.c</text:p>
      <text:p text:style-name="P1">#<text:tab/>arch/sh/kernel/cpu/sh4a/clock-shx3.c</text:p>
      <text:p text:style-name="P1">#<text:tab/>arch/sh/kernel/cpu/sh4a/setup-sh7734.c</text:p>
      <text:p text:style-name="P1">#<text:tab/>arch/sh/kernel/cpu/sh4a/smp-shx3.c</text:p>
      <text:p text:style-name="P1">#<text:tab/>arch/sh/kernel/cpu/sh5/unwind.c</text:p>
      <text:p text:style-name="P1">#<text:tab/>arch/sh/kernel/cpu/shmobile/cpuidle.c</text:p>
      <text:p text:style-name="P1">#<text:tab/>arch/sh/kernel/dma-nommu.c</text:p>
      <text:p text:style-name="P1">#<text:tab/>arch/sh/kernel/dwarf.c</text:p>
      <text:p text:style-name="P1">#<text:tab/>arch/sh/kernel/entry-common.S</text:p>
      <text:p text:style-name="P1">#<text:tab/>arch/sh/kernel/ftrace.c</text:p>
      <text:p text:style-name="P1">#<text:tab/>arch/sh/kernel/head_32.S</text:p>
      <text:p text:style-name="P1">#<text:tab/>arch/sh/kernel/hw_breakpoint.c</text:p>
      <text:p text:style-name="P1">#<text:tab/>arch/sh/kernel/irq.c</text:p>
      <text:p text:style-name="P1">#<text:tab/>arch/sh/kernel/perf_callchain.c</text:p>
      <text:p text:style-name="P1">#<text:tab/>arch/sh/kernel/perf_event.c</text:p>
      <text:p text:style-name="P1">#<text:tab/>arch/sh/kernel/process_32.c</text:p>
      <text:p text:style-name="P1">#<text:tab/>arch/sh/kernel/process_64.c</text:p>
      <text:p text:style-name="P1">#<text:tab/>arch/sh/kernel/setup.c</text:p>
      <text:p text:style-name="P1">#<text:tab/>arch/sh/kernel/sh_ksyms_32.c</text:p>
      <text:p text:style-name="P1">#<text:tab/>arch/sh/kernel/signal_32.c</text:p>
      <text:p text:style-name="P1">#<text:tab/>arch/sh/kernel/signal_64.c</text:p>
      <text:p text:style-name="P1">#<text:tab/>arch/sh/kernel/smp.c</text:p>
      <text:p text:style-name="P1">#<text:tab/>arch/sh/kernel/syscalls_32.S</text:p>
      <text:p text:style-name="P1">#<text:tab/>arch/sh/kernel/syscalls_64.S</text:p>
      <text:p text:style-name="P1">#<text:tab/>arch/sh/kernel/time.c</text:p>
      <text:p text:style-name="P1">#<text:tab/>arch/sh/kernel/topology.c</text:p>
      <text:p text:style-name="P1"><text:soft-page-break/>#<text:tab/>arch/sh/kernel/traps_64.c</text:p>
      <text:p text:style-name="P1">#<text:tab/>arch/sh/kernel/vmlinux.lds.S</text:p>
      <text:p text:style-name="P1">#<text:tab/>arch/sh/kernel/vsyscall/vsyscall.c</text:p>
      <text:p text:style-name="P1">#<text:tab/>arch/sh/lib/ashlsi3.S</text:p>
      <text:p text:style-name="P1">#<text:tab/>arch/sh/lib/ashrsi3.S</text:p>
      <text:p text:style-name="P1">#<text:tab/>arch/sh/lib/lshrsi3.S</text:p>
      <text:p text:style-name="P1">#<text:tab/>arch/sh/mm/Makefile</text:p>
      <text:p text:style-name="P1">#<text:tab/>arch/sh/mm/asids-debugfs.c</text:p>
      <text:p text:style-name="P1">#<text:tab/>arch/sh/mm/cache-sh4.c</text:p>
      <text:p text:style-name="P1">#<text:tab/>arch/sh/mm/cache.c</text:p>
      <text:p text:style-name="P1">#<text:tab/>arch/sh/mm/consistent.c</text:p>
      <text:p text:style-name="P1">#<text:tab/>arch/sh/mm/fault.c</text:p>
      <text:p text:style-name="P1">#<text:tab/>arch/sh/mm/gup.c</text:p>
      <text:p text:style-name="P1">#<text:tab/>arch/sh/mm/hugetlbpage.c</text:p>
      <text:p text:style-name="P1">#<text:tab/>arch/sh/mm/init.c</text:p>
      <text:p text:style-name="P1">#<text:tab/>arch/sh/mm/ioremap.c</text:p>
      <text:p text:style-name="P1">#<text:tab/>arch/sh/mm/kmap.c</text:p>
      <text:p text:style-name="P1">#<text:tab/>arch/sh/mm/numa.c</text:p>
      <text:p text:style-name="P1">#<text:tab/>arch/sh/mm/pgtable.c</text:p>
      <text:p text:style-name="P1">#<text:tab/>arch/sparc/Kconfig</text:p>
      <text:p text:style-name="P1">#<text:tab/>arch/sparc/Makefile</text:p>
      <text:p text:style-name="P1">#<text:tab/>arch/sparc/configs/sparc32_defconfig</text:p>
      <text:p text:style-name="P1">#<text:tab/>arch/sparc/configs/sparc64_defconfig</text:p>
      <text:p text:style-name="P1">#<text:tab/>arch/sparc/crypto/aes_glue.c</text:p>
      <text:p text:style-name="P1">#<text:tab/>arch/sparc/crypto/camellia_glue.c</text:p>
      <text:p text:style-name="P1">#<text:tab/>arch/sparc/crypto/crc32c_glue.c</text:p>
      <text:p text:style-name="P1">#<text:tab/>arch/sparc/crypto/des_glue.c</text:p>
      <text:p text:style-name="P1">#<text:tab/>arch/sparc/crypto/md5_glue.c</text:p>
      <text:p text:style-name="P1">#<text:tab/>arch/sparc/crypto/sha256_glue.c</text:p>
      <text:p text:style-name="P1">#<text:tab/>arch/sparc/crypto/sha512_glue.c</text:p>
      <text:p text:style-name="P1">#<text:tab/>arch/sparc/include/asm/Kbuild</text:p>
      <text:p text:style-name="P1">#<text:tab/>arch/sparc/include/asm/atomic_32.h</text:p>
      <text:p text:style-name="P1">#<text:tab/>arch/sparc/include/asm/atomic_64.h</text:p>
      <text:p text:style-name="P1">#<text:tab/>arch/sparc/include/asm/barrier_32.h</text:p>
      <text:p text:style-name="P1">#<text:tab/>arch/sparc/include/asm/barrier_64.h</text:p>
      <text:p text:style-name="P1">#<text:tab/>arch/sparc/include/asm/bug.h</text:p>
      <text:p text:style-name="P1">#<text:tab/>arch/sparc/include/asm/cacheflush_64.h</text:p>
      <text:p text:style-name="P1">#<text:tab/>arch/sparc/include/asm/checksum_32.h</text:p>
      <text:p text:style-name="P1">#<text:tab/>arch/sparc/include/asm/checksum_64.h</text:p>
      <text:p text:style-name="P1">#<text:tab/>arch/sparc/include/asm/cmpxchg_32.h</text:p>
      <text:p text:style-name="P1">#<text:tab/>arch/sparc/include/asm/cmpxchg_64.h</text:p>
      <text:p text:style-name="P1">#<text:tab/>arch/sparc/include/asm/compat.h</text:p>
      <text:p text:style-name="P1">#<text:tab/>arch/sparc/include/asm/compat_signal.h</text:p>
      <text:p text:style-name="P1">#<text:tab/>arch/sparc/include/asm/cpudata_64.h</text:p>
      <text:p text:style-name="P1">#<text:tab/>arch/sparc/include/asm/dma-mapping.h</text:p>
      <text:p text:style-name="P1">#<text:tab/>arch/sparc/include/asm/elf_64.h</text:p>
      <text:p text:style-name="P1">#<text:tab/>arch/sparc/include/asm/ftrace.h</text:p>
      <text:p text:style-name="P1">#<text:tab/>arch/sparc/include/asm/futex_64.h</text:p>
      <text:p text:style-name="P1">#<text:tab/>arch/sparc/include/asm/head_32.h</text:p>
      <text:p text:style-name="P1">#<text:tab/>arch/sparc/include/asm/hugetlb.h</text:p>
      <text:p text:style-name="P1">#<text:tab/>arch/sparc/include/asm/hypervisor.h</text:p>
      <text:p text:style-name="P1">#<text:tab/>arch/sparc/include/asm/io_32.h</text:p>
      <text:p text:style-name="P1"><text:soft-page-break/>#<text:tab/>arch/sparc/include/asm/io_64.h</text:p>
      <text:p text:style-name="P1">#<text:tab/>arch/sparc/include/asm/iommu_64.h</text:p>
      <text:p text:style-name="P1">#<text:tab/>arch/sparc/include/asm/irq_64.h</text:p>
      <text:p text:style-name="P1">#<text:tab/>arch/sparc/include/asm/jump_label.h</text:p>
      <text:p text:style-name="P1">#<text:tab/>arch/sparc/include/asm/kgdb.h</text:p>
      <text:p text:style-name="P1">#<text:tab/>arch/sparc/include/asm/ldc.h</text:p>
      <text:p text:style-name="P1">#<text:tab/>arch/sparc/include/asm/mmu_64.h</text:p>
      <text:p text:style-name="P1">#<text:tab/>arch/sparc/include/asm/mmu_context_64.h</text:p>
      <text:p text:style-name="P1">#<text:tab/>arch/sparc/include/asm/obio.h</text:p>
      <text:p text:style-name="P1">#<text:tab/>arch/sparc/include/asm/openprom.h</text:p>
      <text:p text:style-name="P1">#<text:tab/>arch/sparc/include/asm/page_32.h</text:p>
      <text:p text:style-name="P1">#<text:tab/>arch/sparc/include/asm/page_64.h</text:p>
      <text:p text:style-name="P1">#<text:tab/>arch/sparc/include/asm/parport.h</text:p>
      <text:p text:style-name="P1">#<text:tab/>arch/sparc/include/asm/pci.h</text:p>
      <text:p text:style-name="P1">#<text:tab/>arch/sparc/include/asm/pci_32.h</text:p>
      <text:p text:style-name="P1">#<text:tab/>arch/sparc/include/asm/pci_64.h</text:p>
      <text:p text:style-name="P1">#<text:tab/>arch/sparc/include/asm/pgalloc_32.h</text:p>
      <text:p text:style-name="P1">#<text:tab/>arch/sparc/include/asm/pgalloc_64.h</text:p>
      <text:p text:style-name="P1">#<text:tab/>arch/sparc/include/asm/pgtable_32.h</text:p>
      <text:p text:style-name="P1">#<text:tab/>arch/sparc/include/asm/pgtable_64.h</text:p>
      <text:p text:style-name="P1">#<text:tab/>arch/sparc/include/asm/pgtsrmmu.h</text:p>
      <text:p text:style-name="P1">#<text:tab/>arch/sparc/include/asm/pil.h</text:p>
      <text:p text:style-name="P1">#<text:tab/>arch/sparc/include/asm/processor.h</text:p>
      <text:p text:style-name="P1">#<text:tab/>arch/sparc/include/asm/processor_64.h</text:p>
      <text:p text:style-name="P1">#<text:tab/>arch/sparc/include/asm/seccomp.h</text:p>
      <text:p text:style-name="P1">#<text:tab/>arch/sparc/include/asm/setup.h</text:p>
      <text:p text:style-name="P1">#<text:tab/>arch/sparc/include/asm/sigcontext.h</text:p>
      <text:p text:style-name="P1">#<text:tab/>arch/sparc/include/asm/smp_64.h</text:p>
      <text:p text:style-name="P1">#<text:tab/>arch/sparc/include/asm/spinlock_32.h</text:p>
      <text:p text:style-name="P1">#<text:tab/>arch/sparc/include/asm/spinlock_64.h</text:p>
      <text:p text:style-name="P1">#<text:tab/>arch/sparc/include/asm/spitfire.h</text:p>
      <text:p text:style-name="P1">#<text:tab/>arch/sparc/include/asm/starfire.h</text:p>
      <text:p text:style-name="P1">#<text:tab/>arch/sparc/include/asm/string.h</text:p>
      <text:p text:style-name="P1">#<text:tab/>arch/sparc/include/asm/string_32.h</text:p>
      <text:p text:style-name="P1">#<text:tab/>arch/sparc/include/asm/string_64.h</text:p>
      <text:p text:style-name="P1">#<text:tab/>arch/sparc/include/asm/syscall.h</text:p>
      <text:p text:style-name="P1">#<text:tab/>arch/sparc/include/asm/thread_info_32.h</text:p>
      <text:p text:style-name="P1">#<text:tab/>arch/sparc/include/asm/thread_info_64.h</text:p>
      <text:p text:style-name="P1">#<text:tab/>arch/sparc/include/asm/tlbflush_64.h</text:p>
      <text:p text:style-name="P1">#<text:tab/>arch/sparc/include/asm/topology_64.h</text:p>
      <text:p text:style-name="P1">#<text:tab/>arch/sparc/include/asm/trap_block.h</text:p>
      <text:p text:style-name="P1">#<text:tab/>arch/sparc/include/asm/tsb.h</text:p>
      <text:p text:style-name="P1">#<text:tab/>arch/sparc/include/asm/uaccess_32.h</text:p>
      <text:p text:style-name="P1">#<text:tab/>arch/sparc/include/asm/uaccess_64.h</text:p>
      <text:p text:style-name="P1">#<text:tab/>arch/sparc/include/asm/vio.h</text:p>
      <text:p text:style-name="P1">#<text:tab/>arch/sparc/include/uapi/asm/asi.h</text:p>
      <text:p text:style-name="P1">#<text:tab/>arch/sparc/include/uapi/asm/ipcbuf.h</text:p>
      <text:p text:style-name="P1">#<text:tab/>arch/sparc/include/uapi/asm/mman.h</text:p>
      <text:p text:style-name="P1">#<text:tab/>arch/sparc/include/uapi/asm/pstate.h</text:p>
      <text:p text:style-name="P1">#<text:tab/>arch/sparc/include/uapi/asm/socket.h</text:p>
      <text:p text:style-name="P1">#<text:tab/>arch/sparc/include/uapi/asm/stat.h</text:p>
      <text:p text:style-name="P1">#<text:tab/>arch/sparc/include/uapi/asm/unistd.h</text:p>
      <text:p text:style-name="P1"><text:soft-page-break/>#<text:tab/>arch/sparc/kernel/Makefile</text:p>
      <text:p text:style-name="P1">#<text:tab/>arch/sparc/kernel/apc.c</text:p>
      <text:p text:style-name="P1">#<text:tab/>arch/sparc/kernel/audit.c</text:p>
      <text:p text:style-name="P1">#<text:tab/>arch/sparc/kernel/auxio_64.c</text:p>
      <text:p text:style-name="P1">#<text:tab/>arch/sparc/kernel/central.c</text:p>
      <text:p text:style-name="P1">#<text:tab/>arch/sparc/kernel/chmc.c</text:p>
      <text:p text:style-name="P1">#<text:tab/>arch/sparc/kernel/compat_audit.c</text:p>
      <text:p text:style-name="P1">#<text:tab/>arch/sparc/kernel/cpu.c</text:p>
      <text:p text:style-name="P1">#<text:tab/>arch/sparc/kernel/cpumap.c</text:p>
      <text:p text:style-name="P1">#<text:tab/>arch/sparc/kernel/ds.c</text:p>
      <text:p text:style-name="P1">#<text:tab/>arch/sparc/kernel/dtlb_prot.S</text:p>
      <text:p text:style-name="P1">#<text:tab/>arch/sparc/kernel/entry.S</text:p>
      <text:p text:style-name="P1">#<text:tab/>arch/sparc/kernel/entry.h</text:p>
      <text:p text:style-name="P1">#<text:tab/>arch/sparc/kernel/ftrace.c</text:p>
      <text:p text:style-name="P1">#<text:tab/>arch/sparc/kernel/head_32.S</text:p>
      <text:p text:style-name="P1">#<text:tab/>arch/sparc/kernel/head_64.S</text:p>
      <text:p text:style-name="P1">#<text:tab/>arch/sparc/kernel/helpers.S</text:p>
      <text:p text:style-name="P1">#<text:tab/>arch/sparc/kernel/hvapi.c</text:p>
      <text:p text:style-name="P1">#<text:tab/>arch/sparc/kernel/hvcalls.S</text:p>
      <text:p text:style-name="P1">#<text:tab/>arch/sparc/kernel/idprom.c</text:p>
      <text:p text:style-name="P1">#<text:tab/>arch/sparc/kernel/iommu.c</text:p>
      <text:p text:style-name="P1">#<text:tab/>arch/sparc/kernel/iommu_common.h</text:p>
      <text:p text:style-name="P1">#<text:tab/>arch/sparc/kernel/ioport.c</text:p>
      <text:p text:style-name="P1">#<text:tab/>arch/sparc/kernel/irq_32.c</text:p>
      <text:p text:style-name="P1">#<text:tab/>arch/sparc/kernel/irq_64.c</text:p>
      <text:p text:style-name="P1">#<text:tab/>arch/sparc/kernel/jump_label.c</text:p>
      <text:p text:style-name="P1">#<text:tab/>arch/sparc/kernel/kernel.h</text:p>
      <text:p text:style-name="P1">#<text:tab/>arch/sparc/kernel/kgdb_32.c</text:p>
      <text:p text:style-name="P1">#<text:tab/>arch/sparc/kernel/kprobes.c</text:p>
      <text:p text:style-name="P1">#<text:tab/>arch/sparc/kernel/ktlb.S</text:p>
      <text:p text:style-name="P1">#<text:tab/>arch/sparc/kernel/ldc.c</text:p>
      <text:p text:style-name="P1">#<text:tab/>arch/sparc/kernel/leon_kernel.c</text:p>
      <text:p text:style-name="P1">#<text:tab/>arch/sparc/kernel/leon_pci.c</text:p>
      <text:p text:style-name="P1">#<text:tab/>arch/sparc/kernel/leon_pci_grpci1.c</text:p>
      <text:p text:style-name="P1">#<text:tab/>arch/sparc/kernel/leon_pci_grpci2.c</text:p>
      <text:p text:style-name="P1">#<text:tab/>arch/sparc/kernel/leon_smp.c</text:p>
      <text:p text:style-name="P1">#<text:tab/>arch/sparc/kernel/mdesc.c</text:p>
      <text:p text:style-name="P1">#<text:tab/>arch/sparc/kernel/pci.c</text:p>
      <text:p text:style-name="P1">#<text:tab/>arch/sparc/kernel/pci_common.c</text:p>
      <text:p text:style-name="P1">#<text:tab/>arch/sparc/kernel/pci_fire.c</text:p>
      <text:p text:style-name="P1">#<text:tab/>arch/sparc/kernel/pci_impl.h</text:p>
      <text:p text:style-name="P1">#<text:tab/>arch/sparc/kernel/pci_psycho.c</text:p>
      <text:p text:style-name="P1">#<text:tab/>arch/sparc/kernel/pci_sabre.c</text:p>
      <text:p text:style-name="P1">#<text:tab/>arch/sparc/kernel/pci_schizo.c</text:p>
      <text:p text:style-name="P1">#<text:tab/>arch/sparc/kernel/pci_sun4v.c</text:p>
      <text:p text:style-name="P1">#<text:tab/>arch/sparc/kernel/pci_sun4v.h</text:p>
      <text:p text:style-name="P1">#<text:tab/>arch/sparc/kernel/pci_sun4v_asm.S</text:p>
      <text:p text:style-name="P1">#<text:tab/>arch/sparc/kernel/pcic.c</text:p>
      <text:p text:style-name="P1">#<text:tab/>arch/sparc/kernel/pcr.c</text:p>
      <text:p text:style-name="P1">#<text:tab/>arch/sparc/kernel/perf_event.c</text:p>
      <text:p text:style-name="P1">#<text:tab/>arch/sparc/kernel/pmc.c</text:p>
      <text:p text:style-name="P1">#<text:tab/>arch/sparc/kernel/power.c</text:p>
      <text:p text:style-name="P1"><text:soft-page-break/>#<text:tab/>arch/sparc/kernel/process_32.c</text:p>
      <text:p text:style-name="P1">#<text:tab/>arch/sparc/kernel/process_64.c</text:p>
      <text:p text:style-name="P1">#<text:tab/>arch/sparc/kernel/ptrace_64.c</text:p>
      <text:p text:style-name="P1">#<text:tab/>arch/sparc/kernel/rtrap_64.S</text:p>
      <text:p text:style-name="P1">#<text:tab/>arch/sparc/kernel/setup_32.c</text:p>
      <text:p text:style-name="P1">#<text:tab/>arch/sparc/kernel/setup_64.c</text:p>
      <text:p text:style-name="P1">#<text:tab/>arch/sparc/kernel/signal32.c</text:p>
      <text:p text:style-name="P1">#<text:tab/>arch/sparc/kernel/signal_32.c</text:p>
      <text:p text:style-name="P1">#<text:tab/>arch/sparc/kernel/smp_32.c</text:p>
      <text:p text:style-name="P1">#<text:tab/>arch/sparc/kernel/smp_64.c</text:p>
      <text:p text:style-name="P1">#<text:tab/>arch/sparc/kernel/starfire.c</text:p>
      <text:p text:style-name="P1">#<text:tab/>arch/sparc/kernel/sun4d_irq.c</text:p>
      <text:p text:style-name="P1">#<text:tab/>arch/sparc/kernel/sun4m_irq.c</text:p>
      <text:p text:style-name="P1">#<text:tab/>arch/sparc/kernel/sun4m_smp.c</text:p>
      <text:p text:style-name="P1">#<text:tab/>arch/sparc/kernel/sun4v_ivec.S</text:p>
      <text:p text:style-name="P1">#<text:tab/>arch/sparc/kernel/sys_sparc_64.c</text:p>
      <text:p text:style-name="P1">#<text:tab/>arch/sparc/kernel/syscalls.S</text:p>
      <text:p text:style-name="P1">#<text:tab/>arch/sparc/kernel/sysfs.c</text:p>
      <text:p text:style-name="P1">#<text:tab/>arch/sparc/kernel/systbls_32.S</text:p>
      <text:p text:style-name="P1">#<text:tab/>arch/sparc/kernel/systbls_64.S</text:p>
      <text:p text:style-name="P1">#<text:tab/>arch/sparc/kernel/time_32.c</text:p>
      <text:p text:style-name="P1">#<text:tab/>arch/sparc/kernel/time_64.c</text:p>
      <text:p text:style-name="P1">#<text:tab/>arch/sparc/kernel/traps_32.c</text:p>
      <text:p text:style-name="P1">#<text:tab/>arch/sparc/kernel/traps_64.c</text:p>
      <text:p text:style-name="P1">#<text:tab/>arch/sparc/kernel/tsb.S</text:p>
      <text:p text:style-name="P1">#<text:tab/>arch/sparc/kernel/ttable_64.S</text:p>
      <text:p text:style-name="P1">#<text:tab/>arch/sparc/kernel/unaligned_64.c</text:p>
      <text:p text:style-name="P1">#<text:tab/>arch/sparc/kernel/vio.c</text:p>
      <text:p text:style-name="P1">#<text:tab/>arch/sparc/kernel/vmlinux.lds.S</text:p>
      <text:p text:style-name="P1">#<text:tab/>arch/sparc/lib/GENbzero.S</text:p>
      <text:p text:style-name="P1">#<text:tab/>arch/sparc/lib/GENcopy_from_user.S</text:p>
      <text:p text:style-name="P1">#<text:tab/>arch/sparc/lib/GENcopy_to_user.S</text:p>
      <text:p text:style-name="P1">#<text:tab/>arch/sparc/lib/GENmemcpy.S</text:p>
      <text:p text:style-name="P1">#<text:tab/>arch/sparc/lib/Makefile</text:p>
      <text:p text:style-name="P1">#<text:tab/>arch/sparc/lib/NG2copy_from_user.S</text:p>
      <text:p text:style-name="P1">#<text:tab/>arch/sparc/lib/NG2copy_to_user.S</text:p>
      <text:p text:style-name="P1">#<text:tab/>arch/sparc/lib/NG2memcpy.S</text:p>
      <text:p text:style-name="P1">#<text:tab/>arch/sparc/lib/NG4copy_from_user.S</text:p>
      <text:p text:style-name="P1">#<text:tab/>arch/sparc/lib/NG4copy_to_user.S</text:p>
      <text:p text:style-name="P1">#<text:tab/>arch/sparc/lib/NG4memcpy.S</text:p>
      <text:p text:style-name="P1">#<text:tab/>arch/sparc/lib/NGbzero.S</text:p>
      <text:p text:style-name="P1">#<text:tab/>arch/sparc/lib/NGcopy_from_user.S</text:p>
      <text:p text:style-name="P1">#<text:tab/>arch/sparc/lib/NGcopy_to_user.S</text:p>
      <text:p text:style-name="P1">#<text:tab/>arch/sparc/lib/NGmemcpy.S</text:p>
      <text:p text:style-name="P1">#<text:tab/>arch/sparc/lib/U1copy_from_user.S</text:p>
      <text:p text:style-name="P1">#<text:tab/>arch/sparc/lib/U1copy_to_user.S</text:p>
      <text:p text:style-name="P1">#<text:tab/>arch/sparc/lib/U1memcpy.S</text:p>
      <text:p text:style-name="P1">#<text:tab/>arch/sparc/lib/U3copy_from_user.S</text:p>
      <text:p text:style-name="P1">#<text:tab/>arch/sparc/lib/U3copy_to_user.S</text:p>
      <text:p text:style-name="P1">#<text:tab/>arch/sparc/lib/U3memcpy.S</text:p>
      <text:p text:style-name="P1">#<text:tab/>arch/sparc/lib/VISsave.S</text:p>
      <text:p text:style-name="P1">#<text:tab/>arch/sparc/lib/ashldi3.S</text:p>
      <text:p text:style-name="P1"><text:soft-page-break/>#<text:tab/>arch/sparc/lib/ashrdi3.S</text:p>
      <text:p text:style-name="P1">#<text:tab/>arch/sparc/lib/atomic32.c</text:p>
      <text:p text:style-name="P1">#<text:tab/>arch/sparc/lib/atomic_64.S</text:p>
      <text:p text:style-name="P1">#<text:tab/>arch/sparc/lib/bitops.S</text:p>
      <text:p text:style-name="P1">#<text:tab/>arch/sparc/lib/blockops.S</text:p>
      <text:p text:style-name="P1">#<text:tab/>arch/sparc/lib/bzero.S</text:p>
      <text:p text:style-name="P1">#<text:tab/>arch/sparc/lib/checksum_32.S</text:p>
      <text:p text:style-name="P1">#<text:tab/>arch/sparc/lib/checksum_64.S</text:p>
      <text:p text:style-name="P1">#<text:tab/>arch/sparc/lib/clear_page.S</text:p>
      <text:p text:style-name="P1">#<text:tab/>arch/sparc/lib/copy_in_user.S</text:p>
      <text:p text:style-name="P1">#<text:tab/>arch/sparc/lib/copy_page.S</text:p>
      <text:p text:style-name="P1">#<text:tab/>arch/sparc/lib/copy_user.S</text:p>
      <text:p text:style-name="P1">#<text:tab/>arch/sparc/lib/csum_copy.S</text:p>
      <text:p text:style-name="P1">#<text:tab/>arch/sparc/lib/divdi3.S</text:p>
      <text:p text:style-name="P1">#<text:tab/>arch/sparc/lib/ffs.S</text:p>
      <text:p text:style-name="P1">#<text:tab/>arch/sparc/lib/hweight.S</text:p>
      <text:p text:style-name="P1">#<text:tab/>arch/sparc/lib/ipcsum.S</text:p>
      <text:p text:style-name="P1">#<text:tab/>arch/sparc/lib/locks.S</text:p>
      <text:p text:style-name="P1">#<text:tab/>arch/sparc/lib/lshrdi3.S</text:p>
      <text:p text:style-name="P1">#<text:tab/>arch/sparc/lib/mcount.S</text:p>
      <text:p text:style-name="P1">#<text:tab/>arch/sparc/lib/memcmp.S</text:p>
      <text:p text:style-name="P1">#<text:tab/>arch/sparc/lib/memcpy.S</text:p>
      <text:p text:style-name="P1">#<text:tab/>arch/sparc/lib/memmove.S</text:p>
      <text:p text:style-name="P1">#<text:tab/>arch/sparc/lib/memscan_32.S</text:p>
      <text:p text:style-name="P1">#<text:tab/>arch/sparc/lib/memscan_64.S</text:p>
      <text:p text:style-name="P1">#<text:tab/>arch/sparc/lib/memset.S</text:p>
      <text:p text:style-name="P1">#<text:tab/>arch/sparc/lib/muldi3.S</text:p>
      <text:p text:style-name="P1">#<text:tab/>arch/sparc/lib/strlen.S</text:p>
      <text:p text:style-name="P1">#<text:tab/>arch/sparc/lib/strncmp_32.S</text:p>
      <text:p text:style-name="P1">#<text:tab/>arch/sparc/lib/strncmp_64.S</text:p>
      <text:p text:style-name="P1">#<text:tab/>arch/sparc/lib/xor.S</text:p>
      <text:p text:style-name="P1">#<text:tab/>arch/sparc/mm/fault_32.c</text:p>
      <text:p text:style-name="P1">#<text:tab/>arch/sparc/mm/fault_64.c</text:p>
      <text:p text:style-name="P1">#<text:tab/>arch/sparc/mm/gup.c</text:p>
      <text:p text:style-name="P1">#<text:tab/>arch/sparc/mm/highmem.c</text:p>
      <text:p text:style-name="P1">#<text:tab/>arch/sparc/mm/hugetlbpage.c</text:p>
      <text:p text:style-name="P1">#<text:tab/>arch/sparc/mm/init_32.c</text:p>
      <text:p text:style-name="P1">#<text:tab/>arch/sparc/mm/init_64.c</text:p>
      <text:p text:style-name="P1">#<text:tab/>arch/sparc/mm/io-unit.c</text:p>
      <text:p text:style-name="P1">#<text:tab/>arch/sparc/mm/srmmu.c</text:p>
      <text:p text:style-name="P1">#<text:tab/>arch/sparc/mm/tlb.c</text:p>
      <text:p text:style-name="P1">#<text:tab/>arch/sparc/mm/tsb.c</text:p>
      <text:p text:style-name="P1">#<text:tab/>arch/sparc/mm/ultra.S</text:p>
      <text:p text:style-name="P1">#<text:tab/>arch/sparc/net/bpf_jit_comp.c</text:p>
      <text:p text:style-name="P1">#<text:tab/>arch/sparc/power/hibernate.c</text:p>
      <text:p text:style-name="P1">#<text:tab/>arch/sparc/prom/ranges.c</text:p>
      <text:p text:style-name="P1">#<text:tab/>arch/tile/Kconfig</text:p>
      <text:p text:style-name="P1">#<text:tab/>arch/tile/configs/tilegx_defconfig</text:p>
      <text:p text:style-name="P1">#<text:tab/>arch/tile/configs/tilepro_defconfig</text:p>
      <text:p text:style-name="P1">#<text:tab/>arch/tile/gxio/mpipe.c</text:p>
      <text:p text:style-name="P1">#<text:tab/>arch/tile/include/asm/Kbuild</text:p>
      <text:p text:style-name="P1">#<text:tab/>arch/tile/include/asm/atomic.h</text:p>
      <text:p text:style-name="P1"><text:soft-page-break/>#<text:tab/>arch/tile/include/asm/atomic_32.h</text:p>
      <text:p text:style-name="P1">#<text:tab/>arch/tile/include/asm/atomic_64.h</text:p>
      <text:p text:style-name="P1">#<text:tab/>arch/tile/include/asm/barrier.h</text:p>
      <text:p text:style-name="P1">#<text:tab/>arch/tile/include/asm/bitops_32.h</text:p>
      <text:p text:style-name="P1">#<text:tab/>arch/tile/include/asm/cache.h</text:p>
      <text:p text:style-name="P1">#<text:tab/>arch/tile/include/asm/cmpxchg.h</text:p>
      <text:p text:style-name="P1">#<text:tab/>arch/tile/include/asm/dma-mapping.h</text:p>
      <text:p text:style-name="P1">#<text:tab/>arch/tile/include/asm/elf.h</text:p>
      <text:p text:style-name="P1">#<text:tab/>arch/tile/include/asm/ftrace.h</text:p>
      <text:p text:style-name="P1">#<text:tab/>arch/tile/include/asm/futex.h</text:p>
      <text:p text:style-name="P1">#<text:tab/>arch/tile/include/asm/highmem.h</text:p>
      <text:p text:style-name="P1">#<text:tab/>arch/tile/include/asm/hugetlb.h</text:p>
      <text:p text:style-name="P1">#<text:tab/>arch/tile/include/asm/io.h</text:p>
      <text:p text:style-name="P1">#<text:tab/>arch/tile/include/asm/irq.h</text:p>
      <text:p text:style-name="P1">#<text:tab/>arch/tile/include/asm/page.h</text:p>
      <text:p text:style-name="P1">#<text:tab/>arch/tile/include/asm/pci.h</text:p>
      <text:p text:style-name="P1">#<text:tab/>arch/tile/include/asm/pgtable.h</text:p>
      <text:p text:style-name="P1">#<text:tab/>arch/tile/include/asm/pgtable_64.h</text:p>
      <text:p text:style-name="P1">#<text:tab/>arch/tile/include/asm/processor.h</text:p>
      <text:p text:style-name="P1">#<text:tab/>arch/tile/include/asm/setup.h</text:p>
      <text:p text:style-name="P1">#<text:tab/>arch/tile/include/asm/smp.h</text:p>
      <text:p text:style-name="P1">#<text:tab/>arch/tile/include/asm/spinlock_32.h</text:p>
      <text:p text:style-name="P1">#<text:tab/>arch/tile/include/asm/spinlock_64.h</text:p>
      <text:p text:style-name="P1">#<text:tab/>arch/tile/include/asm/stack.h</text:p>
      <text:p text:style-name="P1">#<text:tab/>arch/tile/include/asm/switch_to.h</text:p>
      <text:p text:style-name="P1">#<text:tab/>arch/tile/include/asm/syscall.h</text:p>
      <text:p text:style-name="P1">#<text:tab/>arch/tile/include/asm/thread_info.h</text:p>
      <text:p text:style-name="P1">#<text:tab/>arch/tile/include/asm/topology.h</text:p>
      <text:p text:style-name="P1">#<text:tab/>arch/tile/include/asm/traps.h</text:p>
      <text:p text:style-name="P1">#<text:tab/>arch/tile/include/asm/uaccess.h</text:p>
      <text:p text:style-name="P1">#<text:tab/>arch/tile/include/gxio/mpipe.h</text:p>
      <text:p text:style-name="P1">#<text:tab/>arch/tile/include/hv/drv_mpipe_intf.h</text:p>
      <text:p text:style-name="P1">#<text:tab/>arch/tile/include/hv/hypervisor.h</text:p>
      <text:p text:style-name="P1">#<text:tab/>arch/tile/include/uapi/arch/opcode_tilegx.h</text:p>
      <text:p text:style-name="P1">#<text:tab/>arch/tile/include/uapi/asm/auxvec.h</text:p>
      <text:p text:style-name="P1">#<text:tab/>arch/tile/include/uapi/asm/byteorder.h</text:p>
      <text:p text:style-name="P1">#<text:tab/>arch/tile/include/uapi/asm/mman.h</text:p>
      <text:p text:style-name="P1">#<text:tab/>arch/tile/include/uapi/asm/ptrace.h</text:p>
      <text:p text:style-name="P1">#<text:tab/>arch/tile/include/uapi/asm/sigcontext.h</text:p>
      <text:p text:style-name="P1">#<text:tab/>arch/tile/include/uapi/asm/unistd.h</text:p>
      <text:p text:style-name="P1">#<text:tab/>arch/tile/kernel/Makefile</text:p>
      <text:p text:style-name="P1">#<text:tab/>arch/tile/kernel/compat.c</text:p>
      <text:p text:style-name="P1">#<text:tab/>arch/tile/kernel/compat_signal.c</text:p>
      <text:p text:style-name="P1">#<text:tab/>arch/tile/kernel/early_printk.c</text:p>
      <text:p text:style-name="P1">#<text:tab/>arch/tile/kernel/entry.S</text:p>
      <text:p text:style-name="P1">#<text:tab/>arch/tile/kernel/ftrace.c</text:p>
      <text:p text:style-name="P1">#<text:tab/>arch/tile/kernel/hardwall.c</text:p>
      <text:p text:style-name="P1">#<text:tab/>arch/tile/kernel/hvglue.S</text:p>
      <text:p text:style-name="P1">#<text:tab/>arch/tile/kernel/hvglue_trace.c</text:p>
      <text:p text:style-name="P1">#<text:tab/>arch/tile/kernel/intvec_32.S</text:p>
      <text:p text:style-name="P1">#<text:tab/>arch/tile/kernel/intvec_64.S</text:p>
      <text:p text:style-name="P1">#<text:tab/>arch/tile/kernel/irq.c</text:p>
      <text:p text:style-name="P1"><text:soft-page-break/>#<text:tab/>arch/tile/kernel/kgdb.c</text:p>
      <text:p text:style-name="P1">#<text:tab/>arch/tile/kernel/kprobes.c</text:p>
      <text:p text:style-name="P1">#<text:tab/>arch/tile/kernel/machine_kexec.c</text:p>
      <text:p text:style-name="P1">#<text:tab/>arch/tile/kernel/mcount_64.S</text:p>
      <text:p text:style-name="P1">#<text:tab/>arch/tile/kernel/messaging.c</text:p>
      <text:p text:style-name="P1">#<text:tab/>arch/tile/kernel/module.c</text:p>
      <text:p text:style-name="P1">#<text:tab/>arch/tile/kernel/pci-dma.c</text:p>
      <text:p text:style-name="P1">#<text:tab/>arch/tile/kernel/pci.c</text:p>
      <text:p text:style-name="P1">#<text:tab/>arch/tile/kernel/pci_gx.c</text:p>
      <text:p text:style-name="P1">#<text:tab/>arch/tile/kernel/perf_event.c</text:p>
      <text:p text:style-name="P1">#<text:tab/>arch/tile/kernel/pmc.c</text:p>
      <text:p text:style-name="P1">#<text:tab/>arch/tile/kernel/proc.c</text:p>
      <text:p text:style-name="P1">#<text:tab/>arch/tile/kernel/process.c</text:p>
      <text:p text:style-name="P1">#<text:tab/>arch/tile/kernel/ptrace.c</text:p>
      <text:p text:style-name="P1">#<text:tab/>arch/tile/kernel/setup.c</text:p>
      <text:p text:style-name="P1">#<text:tab/>arch/tile/kernel/signal.c</text:p>
      <text:p text:style-name="P1">#<text:tab/>arch/tile/kernel/single_step.c</text:p>
      <text:p text:style-name="P1">#<text:tab/>arch/tile/kernel/smp.c</text:p>
      <text:p text:style-name="P1">#<text:tab/>arch/tile/kernel/smpboot.c</text:p>
      <text:p text:style-name="P1">#<text:tab/>arch/tile/kernel/stack.c</text:p>
      <text:p text:style-name="P1">#<text:tab/>arch/tile/kernel/sys.c</text:p>
      <text:p text:style-name="P1">#<text:tab/>arch/tile/kernel/sysfs.c</text:p>
      <text:p text:style-name="P1">#<text:tab/>arch/tile/kernel/time.c</text:p>
      <text:p text:style-name="P1">#<text:tab/>arch/tile/kernel/traps.c</text:p>
      <text:p text:style-name="P1">#<text:tab/>arch/tile/kernel/unaligned.c</text:p>
      <text:p text:style-name="P1">#<text:tab/>arch/tile/kernel/usb.c</text:p>
      <text:p text:style-name="P1">#<text:tab/>arch/tile/kernel/vdso/Makefile</text:p>
      <text:p text:style-name="P1">#<text:tab/>arch/tile/kernel/vdso/vgettimeofday.c</text:p>
      <text:p text:style-name="P1">#<text:tab/>arch/tile/kernel/vmlinux.lds.S</text:p>
      <text:p text:style-name="P1">#<text:tab/>arch/tile/kvm/Kconfig</text:p>
      <text:p text:style-name="P1">#<text:tab/>arch/tile/lib/atomic_32.c</text:p>
      <text:p text:style-name="P1">#<text:tab/>arch/tile/lib/atomic_asm_32.S</text:p>
      <text:p text:style-name="P1">#<text:tab/>arch/tile/lib/exports.c</text:p>
      <text:p text:style-name="P1">#<text:tab/>arch/tile/lib/memcpy_user_64.c</text:p>
      <text:p text:style-name="P1">#<text:tab/>arch/tile/lib/spinlock_32.c</text:p>
      <text:p text:style-name="P1">#<text:tab/>arch/tile/lib/spinlock_64.c</text:p>
      <text:p text:style-name="P1">#<text:tab/>arch/tile/mm/elf.c</text:p>
      <text:p text:style-name="P1">#<text:tab/>arch/tile/mm/fault.c</text:p>
      <text:p text:style-name="P1">#<text:tab/>arch/tile/mm/highmem.c</text:p>
      <text:p text:style-name="P1">#<text:tab/>arch/tile/mm/homecache.c</text:p>
      <text:p text:style-name="P1">#<text:tab/>arch/tile/mm/hugetlbpage.c</text:p>
      <text:p text:style-name="P1">#<text:tab/>arch/tile/mm/init.c</text:p>
      <text:p text:style-name="P1">#<text:tab/>arch/tile/mm/mmap.c</text:p>
      <text:p text:style-name="P1">#<text:tab/>arch/tile/mm/pgtable.c</text:p>
      <text:p text:style-name="P1">#<text:tab/>arch/um/Kconfig.common</text:p>
      <text:p text:style-name="P1">#<text:tab/>arch/um/Kconfig.debug</text:p>
      <text:p text:style-name="P1">#<text:tab/>arch/um/Kconfig.um</text:p>
      <text:p text:style-name="P1">#<text:tab/>arch/um/Makefile</text:p>
      <text:p text:style-name="P1">#<text:tab/>arch/um/configs/i386_defconfig</text:p>
      <text:p text:style-name="P1">#<text:tab/>arch/um/configs/x86_64_defconfig</text:p>
      <text:p text:style-name="P1">#<text:tab/>arch/um/drivers/harddog_kern.c</text:p>
      <text:p text:style-name="P1">#<text:tab/>arch/um/drivers/harddog_user.c</text:p>
      <text:p text:style-name="P1"><text:soft-page-break/>#<text:tab/>arch/um/drivers/hostaudio_kern.c</text:p>
      <text:p text:style-name="P1">#<text:tab/>arch/um/drivers/line.c</text:p>
      <text:p text:style-name="P1">#<text:tab/>arch/um/drivers/mconsole_kern.c</text:p>
      <text:p text:style-name="P1">#<text:tab/>arch/um/drivers/net_kern.c</text:p>
      <text:p text:style-name="P1">#<text:tab/>arch/um/drivers/net_user.c</text:p>
      <text:p text:style-name="P1">#<text:tab/>arch/um/drivers/slip_user.c</text:p>
      <text:p text:style-name="P1">#<text:tab/>arch/um/drivers/slirp_user.c</text:p>
      <text:p text:style-name="P1">#<text:tab/>arch/um/drivers/ubd_kern.c</text:p>
      <text:p text:style-name="P1">#<text:tab/>arch/um/include/asm/Kbuild</text:p>
      <text:p text:style-name="P1">#<text:tab/>arch/um/include/asm/common.lds.S</text:p>
      <text:p text:style-name="P1">#<text:tab/>arch/um/include/asm/fixmap.h</text:p>
      <text:p text:style-name="P1">#<text:tab/>arch/um/include/asm/irqflags.h</text:p>
      <text:p text:style-name="P1">#<text:tab/>arch/um/include/asm/mmu_context.h</text:p>
      <text:p text:style-name="P1">#<text:tab/>arch/um/include/asm/page.h</text:p>
      <text:p text:style-name="P1">#<text:tab/>arch/um/include/asm/pgtable-2level.h</text:p>
      <text:p text:style-name="P1">#<text:tab/>arch/um/include/asm/pgtable-3level.h</text:p>
      <text:p text:style-name="P1">#<text:tab/>arch/um/include/asm/pgtable.h</text:p>
      <text:p text:style-name="P1">#<text:tab/>arch/um/include/asm/processor-generic.h</text:p>
      <text:p text:style-name="P1">#<text:tab/>arch/um/include/asm/ptrace-generic.h</text:p>
      <text:p text:style-name="P1">#<text:tab/>arch/um/include/asm/smp.h</text:p>
      <text:p text:style-name="P1">#<text:tab/>arch/um/include/asm/thread_info.h</text:p>
      <text:p text:style-name="P1">#<text:tab/>arch/um/include/asm/tlb.h</text:p>
      <text:p text:style-name="P1">#<text:tab/>arch/um/include/asm/uaccess.h</text:p>
      <text:p text:style-name="P1">#<text:tab/>arch/um/include/shared/as-layout.h</text:p>
      <text:p text:style-name="P1">#<text:tab/>arch/um/include/shared/kern_util.h</text:p>
      <text:p text:style-name="P1">#<text:tab/>arch/um/include/shared/os.h</text:p>
      <text:p text:style-name="P1">#<text:tab/>arch/um/include/shared/registers.h</text:p>
      <text:p text:style-name="P1">#<text:tab/>arch/um/include/shared/skas/skas.h</text:p>
      <text:p text:style-name="P1">#<text:tab/>arch/um/include/shared/skas/stub-data.h</text:p>
      <text:p text:style-name="P1">#<text:tab/>arch/um/kernel/Makefile</text:p>
      <text:p text:style-name="P1">#<text:tab/>arch/um/kernel/dyn.lds.S</text:p>
      <text:p text:style-name="P1">#<text:tab/>arch/um/kernel/initrd.c</text:p>
      <text:p text:style-name="P1">#<text:tab/>arch/um/kernel/irq.c</text:p>
      <text:p text:style-name="P1">#<text:tab/>arch/um/kernel/ksyms.c</text:p>
      <text:p text:style-name="P1">#<text:tab/>arch/um/kernel/mem.c</text:p>
      <text:p text:style-name="P1">#<text:tab/>arch/um/kernel/physmem.c</text:p>
      <text:p text:style-name="P1">#<text:tab/>arch/um/kernel/process.c</text:p>
      <text:p text:style-name="P1">#<text:tab/>arch/um/kernel/ptrace.c</text:p>
      <text:p text:style-name="P1">#<text:tab/>arch/um/kernel/reboot.c</text:p>
      <text:p text:style-name="P1">#<text:tab/>arch/um/kernel/signal.c</text:p>
      <text:p text:style-name="P1">#<text:tab/>arch/um/kernel/skas/clone.c</text:p>
      <text:p text:style-name="P1">#<text:tab/>arch/um/kernel/skas/mmu.c</text:p>
      <text:p text:style-name="P1">#<text:tab/>arch/um/kernel/skas/process.c</text:p>
      <text:p text:style-name="P1">#<text:tab/>arch/um/kernel/skas/syscall.c</text:p>
      <text:p text:style-name="P1">#<text:tab/>arch/um/kernel/skas/uaccess.c</text:p>
      <text:p text:style-name="P1">#<text:tab/>arch/um/kernel/sysrq.c</text:p>
      <text:p text:style-name="P1">#<text:tab/>arch/um/kernel/time.c</text:p>
      <text:p text:style-name="P1">#<text:tab/>arch/um/kernel/tlb.c</text:p>
      <text:p text:style-name="P1">#<text:tab/>arch/um/kernel/trap.c</text:p>
      <text:p text:style-name="P1">#<text:tab/>arch/um/kernel/um_arch.c</text:p>
      <text:p text:style-name="P1">#<text:tab/>arch/um/kernel/uml.lds.S</text:p>
      <text:p text:style-name="P1">#<text:tab/>arch/um/os-Linux/Makefile</text:p>
      <text:p text:style-name="P1"><text:soft-page-break/>#<text:tab/>arch/um/os-Linux/drivers/ethertap_user.c</text:p>
      <text:p text:style-name="P1">#<text:tab/>arch/um/os-Linux/drivers/tuntap_user.c</text:p>
      <text:p text:style-name="P1">#<text:tab/>arch/um/os-Linux/file.c</text:p>
      <text:p text:style-name="P1">#<text:tab/>arch/um/os-Linux/helper.c</text:p>
      <text:p text:style-name="P1">#<text:tab/>arch/um/os-Linux/main.c</text:p>
      <text:p text:style-name="P1">#<text:tab/>arch/um/os-Linux/mem.c</text:p>
      <text:p text:style-name="P1">#<text:tab/>arch/um/os-Linux/process.c</text:p>
      <text:p text:style-name="P1">#<text:tab/>arch/um/os-Linux/signal.c</text:p>
      <text:p text:style-name="P1">#<text:tab/>arch/um/os-Linux/skas/mem.c</text:p>
      <text:p text:style-name="P1">#<text:tab/>arch/um/os-Linux/skas/process.c</text:p>
      <text:p text:style-name="P1">#<text:tab/>arch/um/os-Linux/start_up.c</text:p>
      <text:p text:style-name="P1">#<text:tab/>arch/um/os-Linux/time.c</text:p>
      <text:p text:style-name="P1">#<text:tab/>arch/unicore32/Kconfig</text:p>
      <text:p text:style-name="P1">#<text:tab/>arch/unicore32/Kconfig.debug</text:p>
      <text:p text:style-name="P1">#<text:tab/>arch/unicore32/boot/Makefile</text:p>
      <text:p text:style-name="P1">#<text:tab/>arch/unicore32/boot/compressed/Makefile</text:p>
      <text:p text:style-name="P1">#<text:tab/>arch/unicore32/boot/compressed/misc.c</text:p>
      <text:p text:style-name="P1">#<text:tab/>arch/unicore32/configs/unicore32_defconfig</text:p>
      <text:p text:style-name="P1">#<text:tab/>arch/unicore32/include/asm/Kbuild</text:p>
      <text:p text:style-name="P1">#<text:tab/>arch/unicore32/include/asm/checksum.h</text:p>
      <text:p text:style-name="P1">#<text:tab/>arch/unicore32/include/asm/dma-mapping.h</text:p>
      <text:p text:style-name="P1">#<text:tab/>arch/unicore32/include/asm/mmu_context.h</text:p>
      <text:p text:style-name="P1">#<text:tab/>arch/unicore32/include/asm/pci.h</text:p>
      <text:p text:style-name="P1">#<text:tab/>arch/unicore32/include/asm/pgalloc.h</text:p>
      <text:p text:style-name="P1">#<text:tab/>arch/unicore32/include/asm/pgtable-hwdef.h</text:p>
      <text:p text:style-name="P1">#<text:tab/>arch/unicore32/include/asm/pgtable.h</text:p>
      <text:p text:style-name="P1">#<text:tab/>arch/unicore32/include/asm/thread_info.h</text:p>
      <text:p text:style-name="P1">#<text:tab/>arch/unicore32/include/mach/hardware.h</text:p>
      <text:p text:style-name="P1">#<text:tab/>arch/unicore32/include/uapi/asm/unistd.h</text:p>
      <text:p text:style-name="P1">#<text:tab/>arch/unicore32/kernel/asm-offsets.c</text:p>
      <text:p text:style-name="P1">#<text:tab/>arch/unicore32/kernel/fpu-ucf64.c</text:p>
      <text:p text:style-name="P1">#<text:tab/>arch/unicore32/kernel/gpio.c</text:p>
      <text:p text:style-name="P1">#<text:tab/>arch/unicore32/kernel/irq.c</text:p>
      <text:p text:style-name="P1">#<text:tab/>arch/unicore32/kernel/pci.c</text:p>
      <text:p text:style-name="P1">#<text:tab/>arch/unicore32/kernel/process.c</text:p>
      <text:p text:style-name="P1">#<text:tab/>arch/unicore32/kernel/puv3-nb0916.c</text:p>
      <text:p text:style-name="P1">#<text:tab/>arch/unicore32/kernel/setup.c</text:p>
      <text:p text:style-name="P1">#<text:tab/>arch/unicore32/kernel/signal.c</text:p>
      <text:p text:style-name="P1">#<text:tab/>arch/unicore32/kernel/time.c</text:p>
      <text:p text:style-name="P1">#<text:tab/>arch/unicore32/kernel/vmlinux.lds.S</text:p>
      <text:p text:style-name="P1">#<text:tab/>arch/unicore32/mm/dma-swiotlb.c</text:p>
      <text:p text:style-name="P1">#<text:tab/>arch/unicore32/mm/fault.c</text:p>
      <text:p text:style-name="P1">#<text:tab/>arch/unicore32/mm/pgd.c</text:p>
      <text:p text:style-name="P1">#<text:tab/>arch/x86/Kbuild</text:p>
      <text:p text:style-name="P1">#<text:tab/>arch/x86/Kconfig</text:p>
      <text:p text:style-name="P1">#<text:tab/>arch/x86/Kconfig.cpu</text:p>
      <text:p text:style-name="P1">#<text:tab/>arch/x86/Kconfig.debug</text:p>
      <text:p text:style-name="P1">#<text:tab/>arch/x86/Makefile</text:p>
      <text:p text:style-name="P1">#<text:tab/>arch/x86/Makefile.um</text:p>
      <text:p text:style-name="P1">#<text:tab/>arch/x86/boot/Makefile</text:p>
      <text:p text:style-name="P1">#<text:tab/>arch/x86/boot/bitops.h</text:p>
      <text:p text:style-name="P1">#<text:tab/>arch/x86/boot/boot.h</text:p>
      <text:p text:style-name="P1"><text:soft-page-break/>#<text:tab/>arch/x86/boot/compressed/Makefile</text:p>
      <text:p text:style-name="P1">#<text:tab/>arch/x86/boot/compressed/cmdline.c</text:p>
      <text:p text:style-name="P1">#<text:tab/>arch/x86/boot/compressed/eboot.c</text:p>
      <text:p text:style-name="P1">#<text:tab/>arch/x86/boot/compressed/eboot.h</text:p>
      <text:p text:style-name="P1">#<text:tab/>arch/x86/boot/compressed/head_32.S</text:p>
      <text:p text:style-name="P1">#<text:tab/>arch/x86/boot/compressed/head_64.S</text:p>
      <text:p text:style-name="P1">#<text:tab/>arch/x86/boot/compressed/misc.c</text:p>
      <text:p text:style-name="P1">#<text:tab/>arch/x86/boot/compressed/misc.h</text:p>
      <text:p text:style-name="P1">#<text:tab/>arch/x86/boot/compressed/mkpiggy.c</text:p>
      <text:p text:style-name="P1">#<text:tab/>arch/x86/boot/compressed/string.c</text:p>
      <text:p text:style-name="P1">#<text:tab/>arch/x86/boot/compressed/vmlinux.lds.S</text:p>
      <text:p text:style-name="P1">#<text:tab/>arch/x86/boot/cpu.c</text:p>
      <text:p text:style-name="P1">#<text:tab/>arch/x86/boot/cpucheck.c</text:p>
      <text:p text:style-name="P1">#<text:tab/>arch/x86/boot/cpuflags.c</text:p>
      <text:p text:style-name="P1">#<text:tab/>arch/x86/boot/cpuflags.h</text:p>
      <text:p text:style-name="P1">#<text:tab/>arch/x86/boot/ctype.h</text:p>
      <text:p text:style-name="P1">#<text:tab/>arch/x86/boot/early_serial_console.c</text:p>
      <text:p text:style-name="P1">#<text:tab/>arch/x86/boot/header.S</text:p>
      <text:p text:style-name="P1">#<text:tab/>arch/x86/boot/main.c</text:p>
      <text:p text:style-name="P1">#<text:tab/>arch/x86/boot/mkcpustr.c</text:p>
      <text:p text:style-name="P1">#<text:tab/>arch/x86/boot/string.c</text:p>
      <text:p text:style-name="P1">#<text:tab/>arch/x86/boot/tools/build.c</text:p>
      <text:p text:style-name="P1">#<text:tab/>arch/x86/boot/video-mode.c</text:p>
      <text:p text:style-name="P1">#<text:tab/>arch/x86/boot/video.c</text:p>
      <text:p text:style-name="P1">#<text:tab/>arch/x86/boot/video.h</text:p>
      <text:p text:style-name="P1">#<text:tab/>arch/x86/configs/i386_defconfig</text:p>
      <text:p text:style-name="P1">#<text:tab/>arch/x86/configs/x86_64_defconfig</text:p>
      <text:p text:style-name="P1">#<text:tab/>arch/x86/crypto/Makefile</text:p>
      <text:p text:style-name="P1">#<text:tab/>arch/x86/crypto/aes_ctrby8_avx-x86_64.S</text:p>
      <text:p text:style-name="P1">#<text:tab/>arch/x86/crypto/aesni-intel_asm.S</text:p>
      <text:p text:style-name="P1">#<text:tab/>arch/x86/crypto/aesni-intel_glue.c</text:p>
      <text:p text:style-name="P1">#<text:tab/>arch/x86/crypto/camellia-aesni-avx-asm_64.S</text:p>
      <text:p text:style-name="P1">#<text:tab/>arch/x86/crypto/camellia-aesni-avx2-asm_64.S</text:p>
      <text:p text:style-name="P1">#<text:tab/>arch/x86/crypto/camellia_aesni_avx2_glue.c</text:p>
      <text:p text:style-name="P1">#<text:tab/>arch/x86/crypto/camellia_aesni_avx_glue.c</text:p>
      <text:p text:style-name="P1">#<text:tab/>arch/x86/crypto/camellia_glue.c</text:p>
      <text:p text:style-name="P1">#<text:tab/>arch/x86/crypto/cast5-avx-x86_64-asm_64.S</text:p>
      <text:p text:style-name="P1">#<text:tab/>arch/x86/crypto/cast5_avx_glue.c</text:p>
      <text:p text:style-name="P1">#<text:tab/>arch/x86/crypto/cast6-avx-x86_64-asm_64.S</text:p>
      <text:p text:style-name="P1">#<text:tab/>arch/x86/crypto/cast6_avx_glue.c</text:p>
      <text:p text:style-name="P1">#<text:tab/>arch/x86/crypto/crc32-pclmul_glue.c</text:p>
      <text:p text:style-name="P1">#<text:tab/>arch/x86/crypto/crc32c-intel_glue.c</text:p>
      <text:p text:style-name="P1">#<text:tab/>arch/x86/crypto/crc32c-pcl-intel-asm_64.S</text:p>
      <text:p text:style-name="P1">#<text:tab/>arch/x86/crypto/crct10dif-pclmul_glue.c</text:p>
      <text:p text:style-name="P1">#<text:tab/>arch/x86/crypto/des3_ede_glue.c</text:p>
      <text:p text:style-name="P1">#<text:tab/>arch/x86/crypto/fpu.c</text:p>
      <text:p text:style-name="P1">#<text:tab/>arch/x86/crypto/ghash-clmulni-intel_asm.S</text:p>
      <text:p text:style-name="P1">#<text:tab/>arch/x86/crypto/ghash-clmulni-intel_glue.c</text:p>
      <text:p text:style-name="P1">#<text:tab/>arch/x86/crypto/glue_helper.c</text:p>
      <text:p text:style-name="P1">#<text:tab/>arch/x86/crypto/serpent-avx-x86_64-asm_64.S</text:p>
      <text:p text:style-name="P1">#<text:tab/>arch/x86/crypto/serpent-avx2-asm_64.S</text:p>
      <text:p text:style-name="P1">#<text:tab/>arch/x86/crypto/serpent_avx2_glue.c</text:p>
      <text:p text:style-name="P1"><text:soft-page-break/>#<text:tab/>arch/x86/crypto/serpent_avx_glue.c</text:p>
      <text:p text:style-name="P1">#<text:tab/>arch/x86/crypto/serpent_sse2_glue.c</text:p>
      <text:p text:style-name="P1">#<text:tab/>arch/x86/crypto/sha1_avx2_x86_64_asm.S</text:p>
      <text:p text:style-name="P1">#<text:tab/>arch/x86/crypto/sha1_ssse3_glue.c</text:p>
      <text:p text:style-name="P1">#<text:tab/>arch/x86/crypto/sha256-avx-asm.S</text:p>
      <text:p text:style-name="P1">#<text:tab/>arch/x86/crypto/sha256-avx2-asm.S</text:p>
      <text:p text:style-name="P1">#<text:tab/>arch/x86/crypto/sha256-ssse3-asm.S</text:p>
      <text:p text:style-name="P1">#<text:tab/>arch/x86/crypto/sha256_ssse3_glue.c</text:p>
      <text:p text:style-name="P1">#<text:tab/>arch/x86/crypto/sha512-avx-asm.S</text:p>
      <text:p text:style-name="P1">#<text:tab/>arch/x86/crypto/sha512-avx2-asm.S</text:p>
      <text:p text:style-name="P1">#<text:tab/>arch/x86/crypto/sha512-ssse3-asm.S</text:p>
      <text:p text:style-name="P1">#<text:tab/>arch/x86/crypto/sha512_ssse3_glue.c</text:p>
      <text:p text:style-name="P1">#<text:tab/>arch/x86/crypto/twofish-avx-x86_64-asm_64.S</text:p>
      <text:p text:style-name="P1">#<text:tab/>arch/x86/crypto/twofish-x86_64-asm_64.S</text:p>
      <text:p text:style-name="P1">#<text:tab/>arch/x86/crypto/twofish_avx_glue.c</text:p>
      <text:p text:style-name="P1">#<text:tab/>arch/x86/crypto/twofish_glue_3way.c</text:p>
      <text:p text:style-name="P1">#<text:tab/>arch/x86/ia32/Makefile</text:p>
      <text:p text:style-name="P1">#<text:tab/>arch/x86/ia32/audit.c</text:p>
      <text:p text:style-name="P1">#<text:tab/>arch/x86/ia32/ia32_aout.c</text:p>
      <text:p text:style-name="P1">#<text:tab/>arch/x86/ia32/ia32_signal.c</text:p>
      <text:p text:style-name="P1">#<text:tab/>arch/x86/ia32/sys_ia32.c</text:p>
      <text:p text:style-name="P1">#<text:tab/>arch/x86/include/asm/Kbuild</text:p>
      <text:p text:style-name="P1">#<text:tab/>arch/x86/include/asm/acpi.h</text:p>
      <text:p text:style-name="P1">#<text:tab/>arch/x86/include/asm/alternative-asm.h</text:p>
      <text:p text:style-name="P1">#<text:tab/>arch/x86/include/asm/alternative.h</text:p>
      <text:p text:style-name="P1">#<text:tab/>arch/x86/include/asm/amd_nb.h</text:p>
      <text:p text:style-name="P1">#<text:tab/>arch/x86/include/asm/apic.h</text:p>
      <text:p text:style-name="P1">#<text:tab/>arch/x86/include/asm/apm.h</text:p>
      <text:p text:style-name="P1">#<text:tab/>arch/x86/include/asm/arch_hweight.h</text:p>
      <text:p text:style-name="P1">#<text:tab/>arch/x86/include/asm/archrandom.h</text:p>
      <text:p text:style-name="P1">#<text:tab/>arch/x86/include/asm/asm.h</text:p>
      <text:p text:style-name="P1">#<text:tab/>arch/x86/include/asm/atomic.h</text:p>
      <text:p text:style-name="P1">#<text:tab/>arch/x86/include/asm/atomic64_32.h</text:p>
      <text:p text:style-name="P1">#<text:tab/>arch/x86/include/asm/atomic64_64.h</text:p>
      <text:p text:style-name="P1">#<text:tab/>arch/x86/include/asm/barrier.h</text:p>
      <text:p text:style-name="P1">#<text:tab/>arch/x86/include/asm/bios_ebda.h</text:p>
      <text:p text:style-name="P1">#<text:tab/>arch/x86/include/asm/bitops.h</text:p>
      <text:p text:style-name="P1">#<text:tab/>arch/x86/include/asm/boot.h</text:p>
      <text:p text:style-name="P1">#<text:tab/>arch/x86/include/asm/bootparam_utils.h</text:p>
      <text:p text:style-name="P1">#<text:tab/>arch/x86/include/asm/bugs.h</text:p>
      <text:p text:style-name="P1">#<text:tab/>arch/x86/include/asm/cacheflush.h</text:p>
      <text:p text:style-name="P1">#<text:tab/>arch/x86/include/asm/calgary.h</text:p>
      <text:p text:style-name="P1">#<text:tab/>arch/x86/include/asm/checksum_32.h</text:p>
      <text:p text:style-name="P1">#<text:tab/>arch/x86/include/asm/checksum_64.h</text:p>
      <text:p text:style-name="P1">#<text:tab/>arch/x86/include/asm/clocksource.h</text:p>
      <text:p text:style-name="P1">#<text:tab/>arch/x86/include/asm/cmdline.h</text:p>
      <text:p text:style-name="P1">#<text:tab/>arch/x86/include/asm/cmpxchg.h</text:p>
      <text:p text:style-name="P1">#<text:tab/>arch/x86/include/asm/cmpxchg_32.h</text:p>
      <text:p text:style-name="P1">#<text:tab/>arch/x86/include/asm/cmpxchg_64.h</text:p>
      <text:p text:style-name="P1">#<text:tab/>arch/x86/include/asm/compat.h</text:p>
      <text:p text:style-name="P1">#<text:tab/>arch/x86/include/asm/cpu.h</text:p>
      <text:p text:style-name="P1">#<text:tab/>arch/x86/include/asm/cpu_device_id.h</text:p>
      <text:p text:style-name="P1"><text:soft-page-break/>#<text:tab/>arch/x86/include/asm/cpufeature.h</text:p>
      <text:p text:style-name="P1">#<text:tab/>arch/x86/include/asm/crash.h</text:p>
      <text:p text:style-name="P1">#<text:tab/>arch/x86/include/asm/crypto/glue_helper.h</text:p>
      <text:p text:style-name="P1">#<text:tab/>arch/x86/include/asm/debugreg.h</text:p>
      <text:p text:style-name="P1">#<text:tab/>arch/x86/include/asm/delay.h</text:p>
      <text:p text:style-name="P1">#<text:tab/>arch/x86/include/asm/desc.h</text:p>
      <text:p text:style-name="P1">#<text:tab/>arch/x86/include/asm/desc_defs.h</text:p>
      <text:p text:style-name="P1">#<text:tab/>arch/x86/include/asm/device.h</text:p>
      <text:p text:style-name="P1">#<text:tab/>arch/x86/include/asm/disabled-features.h</text:p>
      <text:p text:style-name="P1">#<text:tab/>arch/x86/include/asm/dma-mapping.h</text:p>
      <text:p text:style-name="P1">#<text:tab/>arch/x86/include/asm/dma.h</text:p>
      <text:p text:style-name="P1">#<text:tab/>arch/x86/include/asm/dmi.h</text:p>
      <text:p text:style-name="P1">#<text:tab/>arch/x86/include/asm/dwarf2.h</text:p>
      <text:p text:style-name="P1">#<text:tab/>arch/x86/include/asm/e820.h</text:p>
      <text:p text:style-name="P1">#<text:tab/>arch/x86/include/asm/edac.h</text:p>
      <text:p text:style-name="P1">#<text:tab/>arch/x86/include/asm/efi.h</text:p>
      <text:p text:style-name="P1">#<text:tab/>arch/x86/include/asm/elf.h</text:p>
      <text:p text:style-name="P1">#<text:tab/>arch/x86/include/asm/entry_arch.h</text:p>
      <text:p text:style-name="P1">#<text:tab/>arch/x86/include/asm/espfix.h</text:p>
      <text:p text:style-name="P1">#<text:tab/>arch/x86/include/asm/fb.h</text:p>
      <text:p text:style-name="P1">#<text:tab/>arch/x86/include/asm/fixmap.h</text:p>
      <text:p text:style-name="P1">#<text:tab/>arch/x86/include/asm/frame.h</text:p>
      <text:p text:style-name="P1">#<text:tab/>arch/x86/include/asm/ftrace.h</text:p>
      <text:p text:style-name="P1">#<text:tab/>arch/x86/include/asm/futex.h</text:p>
      <text:p text:style-name="P1">#<text:tab/>arch/x86/include/asm/hardirq.h</text:p>
      <text:p text:style-name="P1">#<text:tab/>arch/x86/include/asm/highmem.h</text:p>
      <text:p text:style-name="P1">#<text:tab/>arch/x86/include/asm/hpet.h</text:p>
      <text:p text:style-name="P1">#<text:tab/>arch/x86/include/asm/hugetlb.h</text:p>
      <text:p text:style-name="P1">#<text:tab/>arch/x86/include/asm/hw_breakpoint.h</text:p>
      <text:p text:style-name="P1">#<text:tab/>arch/x86/include/asm/hw_irq.h</text:p>
      <text:p text:style-name="P1">#<text:tab/>arch/x86/include/asm/hypervisor.h</text:p>
      <text:p text:style-name="P1">#<text:tab/>arch/x86/include/asm/i8259.h</text:p>
      <text:p text:style-name="P1">#<text:tab/>arch/x86/include/asm/ia32.h</text:p>
      <text:p text:style-name="P1">#<text:tab/>arch/x86/include/asm/idle.h</text:p>
      <text:p text:style-name="P1">#<text:tab/>arch/x86/include/asm/inat.h</text:p>
      <text:p text:style-name="P1">#<text:tab/>arch/x86/include/asm/init.h</text:p>
      <text:p text:style-name="P1">#<text:tab/>arch/x86/include/asm/insn.h</text:p>
      <text:p text:style-name="P1">#<text:tab/>arch/x86/include/asm/intel-mid.h</text:p>
      <text:p text:style-name="P1">#<text:tab/>arch/x86/include/asm/intel_scu_ipc.h</text:p>
      <text:p text:style-name="P1">#<text:tab/>arch/x86/include/asm/io.h</text:p>
      <text:p text:style-name="P1">#<text:tab/>arch/x86/include/asm/io_apic.h</text:p>
      <text:p text:style-name="P1">#<text:tab/>arch/x86/include/asm/iosf_mbi.h</text:p>
      <text:p text:style-name="P1">#<text:tab/>arch/x86/include/asm/ipi.h</text:p>
      <text:p text:style-name="P1">#<text:tab/>arch/x86/include/asm/irq.h</text:p>
      <text:p text:style-name="P1">#<text:tab/>arch/x86/include/asm/irq_remapping.h</text:p>
      <text:p text:style-name="P1">#<text:tab/>arch/x86/include/asm/irq_vectors.h</text:p>
      <text:p text:style-name="P1">#<text:tab/>arch/x86/include/asm/irq_work.h</text:p>
      <text:p text:style-name="P1">#<text:tab/>arch/x86/include/asm/irqflags.h</text:p>
      <text:p text:style-name="P1">#<text:tab/>arch/x86/include/asm/jump_label.h</text:p>
      <text:p text:style-name="P1">#<text:tab/>arch/x86/include/asm/kdebug.h</text:p>
      <text:p text:style-name="P1">#<text:tab/>arch/x86/include/asm/kexec.h</text:p>
      <text:p text:style-name="P1">#<text:tab/>arch/x86/include/asm/kgdb.h</text:p>
      <text:p text:style-name="P1"><text:soft-page-break/>#<text:tab/>arch/x86/include/asm/kprobes.h</text:p>
      <text:p text:style-name="P1">#<text:tab/>arch/x86/include/asm/kvm_emulate.h</text:p>
      <text:p text:style-name="P1">#<text:tab/>arch/x86/include/asm/kvm_host.h</text:p>
      <text:p text:style-name="P1">#<text:tab/>arch/x86/include/asm/kvm_para.h</text:p>
      <text:p text:style-name="P1">#<text:tab/>arch/x86/include/asm/lguest.h</text:p>
      <text:p text:style-name="P1">#<text:tab/>arch/x86/include/asm/lguest_hcall.h</text:p>
      <text:p text:style-name="P1">#<text:tab/>arch/x86/include/asm/linkage.h</text:p>
      <text:p text:style-name="P1">#<text:tab/>arch/x86/include/asm/local.h</text:p>
      <text:p text:style-name="P1">#<text:tab/>arch/x86/include/asm/math_emu.h</text:p>
      <text:p text:style-name="P1">#<text:tab/>arch/x86/include/asm/mc146818rtc.h</text:p>
      <text:p text:style-name="P1">#<text:tab/>arch/x86/include/asm/mce.h</text:p>
      <text:p text:style-name="P1">#<text:tab/>arch/x86/include/asm/microcode.h</text:p>
      <text:p text:style-name="P1">#<text:tab/>arch/x86/include/asm/microcode_amd.h</text:p>
      <text:p text:style-name="P1">#<text:tab/>arch/x86/include/asm/microcode_intel.h</text:p>
      <text:p text:style-name="P1">#<text:tab/>arch/x86/include/asm/mmu.h</text:p>
      <text:p text:style-name="P1">#<text:tab/>arch/x86/include/asm/mmu_context.h</text:p>
      <text:p text:style-name="P1">#<text:tab/>arch/x86/include/asm/mpspec.h</text:p>
      <text:p text:style-name="P1">#<text:tab/>arch/x86/include/asm/mshyperv.h</text:p>
      <text:p text:style-name="P1">#<text:tab/>arch/x86/include/asm/msr.h</text:p>
      <text:p text:style-name="P1">#<text:tab/>arch/x86/include/asm/mtrr.h</text:p>
      <text:p text:style-name="P1">#<text:tab/>arch/x86/include/asm/mutex_32.h</text:p>
      <text:p text:style-name="P1">#<text:tab/>arch/x86/include/asm/mutex_64.h</text:p>
      <text:p text:style-name="P1">#<text:tab/>arch/x86/include/asm/mwait.h</text:p>
      <text:p text:style-name="P1">#<text:tab/>arch/x86/include/asm/numachip/numachip.h</text:p>
      <text:p text:style-name="P1">#<text:tab/>arch/x86/include/asm/numachip/numachip_csr.h</text:p>
      <text:p text:style-name="P1">#<text:tab/>arch/x86/include/asm/page.h</text:p>
      <text:p text:style-name="P1">#<text:tab/>arch/x86/include/asm/page_32_types.h</text:p>
      <text:p text:style-name="P1">#<text:tab/>arch/x86/include/asm/page_64.h</text:p>
      <text:p text:style-name="P1">#<text:tab/>arch/x86/include/asm/page_64_types.h</text:p>
      <text:p text:style-name="P1">#<text:tab/>arch/x86/include/asm/page_types.h</text:p>
      <text:p text:style-name="P1">#<text:tab/>arch/x86/include/asm/paravirt.h</text:p>
      <text:p text:style-name="P1">#<text:tab/>arch/x86/include/asm/paravirt_types.h</text:p>
      <text:p text:style-name="P1">#<text:tab/>arch/x86/include/asm/pat.h</text:p>
      <text:p text:style-name="P1">#<text:tab/>arch/x86/include/asm/pci.h</text:p>
      <text:p text:style-name="P1">#<text:tab/>arch/x86/include/asm/pci_x86.h</text:p>
      <text:p text:style-name="P1">#<text:tab/>arch/x86/include/asm/percpu.h</text:p>
      <text:p text:style-name="P1">#<text:tab/>arch/x86/include/asm/perf_event.h</text:p>
      <text:p text:style-name="P1">#<text:tab/>arch/x86/include/asm/pgalloc.h</text:p>
      <text:p text:style-name="P1">#<text:tab/>arch/x86/include/asm/pgtable-2level.h</text:p>
      <text:p text:style-name="P1">#<text:tab/>arch/x86/include/asm/pgtable-2level_types.h</text:p>
      <text:p text:style-name="P1">#<text:tab/>arch/x86/include/asm/pgtable-3level.h</text:p>
      <text:p text:style-name="P1">#<text:tab/>arch/x86/include/asm/pgtable-3level_types.h</text:p>
      <text:p text:style-name="P1">#<text:tab/>arch/x86/include/asm/pgtable.h</text:p>
      <text:p text:style-name="P1">#<text:tab/>arch/x86/include/asm/pgtable_32_types.h</text:p>
      <text:p text:style-name="P1">#<text:tab/>arch/x86/include/asm/pgtable_64.h</text:p>
      <text:p text:style-name="P1">#<text:tab/>arch/x86/include/asm/pgtable_64_types.h</text:p>
      <text:p text:style-name="P1">#<text:tab/>arch/x86/include/asm/pgtable_types.h</text:p>
      <text:p text:style-name="P1">#<text:tab/>arch/x86/include/asm/platform_sst_audio.h</text:p>
      <text:p text:style-name="P1">#<text:tab/>arch/x86/include/asm/pmc_atom.h</text:p>
      <text:p text:style-name="P1">#<text:tab/>arch/x86/include/asm/preempt.h</text:p>
      <text:p text:style-name="P1">#<text:tab/>arch/x86/include/asm/processor.h</text:p>
      <text:p text:style-name="P1">#<text:tab/>arch/x86/include/asm/proto.h</text:p>
      <text:p text:style-name="P1"><text:soft-page-break/>#<text:tab/>arch/x86/include/asm/ptrace.h</text:p>
      <text:p text:style-name="P1">#<text:tab/>arch/x86/include/asm/pvclock-abi.h</text:p>
      <text:p text:style-name="P1">#<text:tab/>arch/x86/include/asm/pvclock.h</text:p>
      <text:p text:style-name="P1">#<text:tab/>arch/x86/include/asm/qrwlock.h</text:p>
      <text:p text:style-name="P1">#<text:tab/>arch/x86/include/asm/realmode.h</text:p>
      <text:p text:style-name="P1">#<text:tab/>arch/x86/include/asm/reboot.h</text:p>
      <text:p text:style-name="P1">#<text:tab/>arch/x86/include/asm/required-features.h</text:p>
      <text:p text:style-name="P1">#<text:tab/>arch/x86/include/asm/rmwcc.h</text:p>
      <text:p text:style-name="P1">#<text:tab/>arch/x86/include/asm/rwsem.h</text:p>
      <text:p text:style-name="P1">#<text:tab/>arch/x86/include/asm/seccomp.h</text:p>
      <text:p text:style-name="P1">#<text:tab/>arch/x86/include/asm/sections.h</text:p>
      <text:p text:style-name="P1">#<text:tab/>arch/x86/include/asm/segment.h</text:p>
      <text:p text:style-name="P1">#<text:tab/>arch/x86/include/asm/serial.h</text:p>
      <text:p text:style-name="P1">#<text:tab/>arch/x86/include/asm/setup.h</text:p>
      <text:p text:style-name="P1">#<text:tab/>arch/x86/include/asm/sigcontext.h</text:p>
      <text:p text:style-name="P1">#<text:tab/>arch/x86/include/asm/sigframe.h</text:p>
      <text:p text:style-name="P1">#<text:tab/>arch/x86/include/asm/sighandling.h</text:p>
      <text:p text:style-name="P1">#<text:tab/>arch/x86/include/asm/signal.h</text:p>
      <text:p text:style-name="P1">#<text:tab/>arch/x86/include/asm/simd.h</text:p>
      <text:p text:style-name="P1">#<text:tab/>arch/x86/include/asm/smap.h</text:p>
      <text:p text:style-name="P1">#<text:tab/>arch/x86/include/asm/smp.h</text:p>
      <text:p text:style-name="P1">#<text:tab/>arch/x86/include/asm/special_insns.h</text:p>
      <text:p text:style-name="P1">#<text:tab/>arch/x86/include/asm/spinlock.h</text:p>
      <text:p text:style-name="P1">#<text:tab/>arch/x86/include/asm/spinlock_types.h</text:p>
      <text:p text:style-name="P1">#<text:tab/>arch/x86/include/asm/stackprotector.h</text:p>
      <text:p text:style-name="P1">#<text:tab/>arch/x86/include/asm/stacktrace.h</text:p>
      <text:p text:style-name="P1">#<text:tab/>arch/x86/include/asm/string_64.h</text:p>
      <text:p text:style-name="P1">#<text:tab/>arch/x86/include/asm/suspend_32.h</text:p>
      <text:p text:style-name="P1">#<text:tab/>arch/x86/include/asm/suspend_64.h</text:p>
      <text:p text:style-name="P1">#<text:tab/>arch/x86/include/asm/svm.h</text:p>
      <text:p text:style-name="P1">#<text:tab/>arch/x86/include/asm/swiotlb.h</text:p>
      <text:p text:style-name="P1">#<text:tab/>arch/x86/include/asm/switch_to.h</text:p>
      <text:p text:style-name="P1">#<text:tab/>arch/x86/include/asm/sync_bitops.h</text:p>
      <text:p text:style-name="P1">#<text:tab/>arch/x86/include/asm/syscall.h</text:p>
      <text:p text:style-name="P1">#<text:tab/>arch/x86/include/asm/syscalls.h</text:p>
      <text:p text:style-name="P1">#<text:tab/>arch/x86/include/asm/thread_info.h</text:p>
      <text:p text:style-name="P1">#<text:tab/>arch/x86/include/asm/tlbflush.h</text:p>
      <text:p text:style-name="P1">#<text:tab/>arch/x86/include/asm/topology.h</text:p>
      <text:p text:style-name="P1">#<text:tab/>arch/x86/include/asm/trace/irq_vectors.h</text:p>
      <text:p text:style-name="P1">#<text:tab/>arch/x86/include/asm/traps.h</text:p>
      <text:p text:style-name="P1">#<text:tab/>arch/x86/include/asm/tsc.h</text:p>
      <text:p text:style-name="P1">#<text:tab/>arch/x86/include/asm/uaccess.h</text:p>
      <text:p text:style-name="P1">#<text:tab/>arch/x86/include/asm/uaccess_32.h</text:p>
      <text:p text:style-name="P1">#<text:tab/>arch/x86/include/asm/uaccess_64.h</text:p>
      <text:p text:style-name="P1">#<text:tab/>arch/x86/include/asm/unistd.h</text:p>
      <text:p text:style-name="P1">#<text:tab/>arch/x86/include/asm/user.h</text:p>
      <text:p text:style-name="P1">#<text:tab/>arch/x86/include/asm/uv/bios.h</text:p>
      <text:p text:style-name="P1">#<text:tab/>arch/x86/include/asm/uv/uv_bau.h</text:p>
      <text:p text:style-name="P1">#<text:tab/>arch/x86/include/asm/uv/uv_hub.h</text:p>
      <text:p text:style-name="P1">#<text:tab/>arch/x86/include/asm/uv/uv_mmrs.h</text:p>
      <text:p text:style-name="P1">#<text:tab/>arch/x86/include/asm/vdso.h</text:p>
      <text:p text:style-name="P1">#<text:tab/>arch/x86/include/asm/vgtod.h</text:p>
      <text:p text:style-name="P1"><text:soft-page-break/>#<text:tab/>arch/x86/include/asm/virtext.h</text:p>
      <text:p text:style-name="P1">#<text:tab/>arch/x86/include/asm/vm86.h</text:p>
      <text:p text:style-name="P1">#<text:tab/>arch/x86/include/asm/vmx.h</text:p>
      <text:p text:style-name="P1">#<text:tab/>arch/x86/include/asm/vsyscall.h</text:p>
      <text:p text:style-name="P1">#<text:tab/>arch/x86/include/asm/vvar.h</text:p>
      <text:p text:style-name="P1">#<text:tab/>arch/x86/include/asm/x86_init.h</text:p>
      <text:p text:style-name="P1">#<text:tab/>arch/x86/include/asm/xen/events.h</text:p>
      <text:p text:style-name="P1">#<text:tab/>arch/x86/include/asm/xen/hypercall.h</text:p>
      <text:p text:style-name="P1">#<text:tab/>arch/x86/include/asm/xen/hypervisor.h</text:p>
      <text:p text:style-name="P1">#<text:tab/>arch/x86/include/asm/xen/interface.h</text:p>
      <text:p text:style-name="P1">#<text:tab/>arch/x86/include/asm/xen/page-coherent.h</text:p>
      <text:p text:style-name="P1">#<text:tab/>arch/x86/include/asm/xen/page.h</text:p>
      <text:p text:style-name="P1">#<text:tab/>arch/x86/include/asm/xen/pci.h</text:p>
      <text:p text:style-name="P1">#<text:tab/>arch/x86/include/asm/xor.h</text:p>
      <text:p text:style-name="P1">#<text:tab/>arch/x86/include/asm/xor_32.h</text:p>
      <text:p text:style-name="P1">#<text:tab/>arch/x86/include/asm/xor_avx.h</text:p>
      <text:p text:style-name="P1">#<text:tab/>arch/x86/include/uapi/asm/Kbuild</text:p>
      <text:p text:style-name="P1">#<text:tab/>arch/x86/include/uapi/asm/bitsperlong.h</text:p>
      <text:p text:style-name="P1">#<text:tab/>arch/x86/include/uapi/asm/bootparam.h</text:p>
      <text:p text:style-name="P1">#<text:tab/>arch/x86/include/uapi/asm/e820.h</text:p>
      <text:p text:style-name="P1">#<text:tab/>arch/x86/include/uapi/asm/hyperv.h</text:p>
      <text:p text:style-name="P1">#<text:tab/>arch/x86/include/uapi/asm/kvm.h</text:p>
      <text:p text:style-name="P1">#<text:tab/>arch/x86/include/uapi/asm/mce.h</text:p>
      <text:p text:style-name="P1">#<text:tab/>arch/x86/include/uapi/asm/mman.h</text:p>
      <text:p text:style-name="P1">#<text:tab/>arch/x86/include/uapi/asm/msgbuf.h</text:p>
      <text:p text:style-name="P1">#<text:tab/>arch/x86/include/uapi/asm/msr.h</text:p>
      <text:p text:style-name="P1">#<text:tab/>arch/x86/include/uapi/asm/mtrr.h</text:p>
      <text:p text:style-name="P1">#<text:tab/>arch/x86/include/uapi/asm/prctl.h</text:p>
      <text:p text:style-name="P1">#<text:tab/>arch/x86/include/uapi/asm/processor-flags.h</text:p>
      <text:p text:style-name="P1">#<text:tab/>arch/x86/include/uapi/asm/ptrace-abi.h</text:p>
      <text:p text:style-name="P1">#<text:tab/>arch/x86/include/uapi/asm/ptrace.h</text:p>
      <text:p text:style-name="P1">#<text:tab/>arch/x86/include/uapi/asm/shmbuf.h</text:p>
      <text:p text:style-name="P1">#<text:tab/>arch/x86/include/uapi/asm/sigcontext.h</text:p>
      <text:p text:style-name="P1">#<text:tab/>arch/x86/include/uapi/asm/sigcontext32.h</text:p>
      <text:p text:style-name="P1">#<text:tab/>arch/x86/include/uapi/asm/svm.h</text:p>
      <text:p text:style-name="P1">#<text:tab/>arch/x86/include/uapi/asm/ucontext.h</text:p>
      <text:p text:style-name="P1">#<text:tab/>arch/x86/include/uapi/asm/vmx.h</text:p>
      <text:p text:style-name="P1">#<text:tab/>arch/x86/kernel/Makefile</text:p>
      <text:p text:style-name="P1">#<text:tab/>arch/x86/kernel/acpi/Makefile</text:p>
      <text:p text:style-name="P1">#<text:tab/>arch/x86/kernel/acpi/boot.c</text:p>
      <text:p text:style-name="P1">#<text:tab/>arch/x86/kernel/acpi/cstate.c</text:p>
      <text:p text:style-name="P1">#<text:tab/>arch/x86/kernel/acpi/sleep.c</text:p>
      <text:p text:style-name="P1">#<text:tab/>arch/x86/kernel/acpi/wakeup_32.S</text:p>
      <text:p text:style-name="P1">#<text:tab/>arch/x86/kernel/acpi/wakeup_64.S</text:p>
      <text:p text:style-name="P1">#<text:tab/>arch/x86/kernel/alternative.c</text:p>
      <text:p text:style-name="P1">#<text:tab/>arch/x86/kernel/amd_gart_64.c</text:p>
      <text:p text:style-name="P1">#<text:tab/>arch/x86/kernel/amd_nb.c</text:p>
      <text:p text:style-name="P1">#<text:tab/>arch/x86/kernel/apb_timer.c</text:p>
      <text:p text:style-name="P1">#<text:tab/>arch/x86/kernel/aperture_64.c</text:p>
      <text:p text:style-name="P1">#<text:tab/>arch/x86/kernel/apic/Makefile</text:p>
      <text:p text:style-name="P1">#<text:tab/>arch/x86/kernel/apic/apic.c</text:p>
      <text:p text:style-name="P1">#<text:tab/>arch/x86/kernel/apic/apic_flat_64.c</text:p>
      <text:p text:style-name="P1"><text:soft-page-break/>#<text:tab/>arch/x86/kernel/apic/apic_noop.c</text:p>
      <text:p text:style-name="P1">#<text:tab/>arch/x86/kernel/apic/apic_numachip.c</text:p>
      <text:p text:style-name="P1">#<text:tab/>arch/x86/kernel/apic/bigsmp_32.c</text:p>
      <text:p text:style-name="P1">#<text:tab/>arch/x86/kernel/apic/hw_nmi.c</text:p>
      <text:p text:style-name="P1">#<text:tab/>arch/x86/kernel/apic/io_apic.c</text:p>
      <text:p text:style-name="P1">#<text:tab/>arch/x86/kernel/apic/ipi.c</text:p>
      <text:p text:style-name="P1">#<text:tab/>arch/x86/kernel/apic/probe_32.c</text:p>
      <text:p text:style-name="P1">#<text:tab/>arch/x86/kernel/apic/probe_64.c</text:p>
      <text:p text:style-name="P1">#<text:tab/>arch/x86/kernel/apic/x2apic_cluster.c</text:p>
      <text:p text:style-name="P1">#<text:tab/>arch/x86/kernel/apic/x2apic_phys.c</text:p>
      <text:p text:style-name="P1">#<text:tab/>arch/x86/kernel/apic/x2apic_uv_x.c</text:p>
      <text:p text:style-name="P1">#<text:tab/>arch/x86/kernel/apm_32.c</text:p>
      <text:p text:style-name="P1">#<text:tab/>arch/x86/kernel/asm-offsets.c</text:p>
      <text:p text:style-name="P1">#<text:tab/>arch/x86/kernel/asm-offsets_32.c</text:p>
      <text:p text:style-name="P1">#<text:tab/>arch/x86/kernel/asm-offsets_64.c</text:p>
      <text:p text:style-name="P1">#<text:tab/>arch/x86/kernel/audit_64.c</text:p>
      <text:p text:style-name="P1">#<text:tab/>arch/x86/kernel/bootflag.c</text:p>
      <text:p text:style-name="P1">#<text:tab/>arch/x86/kernel/check.c</text:p>
      <text:p text:style-name="P1">#<text:tab/>arch/x86/kernel/cpu/Makefile</text:p>
      <text:p text:style-name="P1">#<text:tab/>arch/x86/kernel/cpu/amd.c</text:p>
      <text:p text:style-name="P1">#<text:tab/>arch/x86/kernel/cpu/bugs.c</text:p>
      <text:p text:style-name="P1">#<text:tab/>arch/x86/kernel/cpu/centaur.c</text:p>
      <text:p text:style-name="P1">#<text:tab/>arch/x86/kernel/cpu/common.c</text:p>
      <text:p text:style-name="P1">#<text:tab/>arch/x86/kernel/cpu/cpu.h</text:p>
      <text:p text:style-name="P1">#<text:tab/>arch/x86/kernel/cpu/cyrix.c</text:p>
      <text:p text:style-name="P1">#<text:tab/>arch/x86/kernel/cpu/hypervisor.c</text:p>
      <text:p text:style-name="P1">#<text:tab/>arch/x86/kernel/cpu/intel.c</text:p>
      <text:p text:style-name="P1">#<text:tab/>arch/x86/kernel/cpu/intel_cacheinfo.c</text:p>
      <text:p text:style-name="P1">#<text:tab/>arch/x86/kernel/cpu/match.c</text:p>
      <text:p text:style-name="P1">#<text:tab/>arch/x86/kernel/cpu/mcheck/Makefile</text:p>
      <text:p text:style-name="P1">#<text:tab/>arch/x86/kernel/cpu/mcheck/mce-apei.c</text:p>
      <text:p text:style-name="P1">#<text:tab/>arch/x86/kernel/cpu/mcheck/mce-inject.c</text:p>
      <text:p text:style-name="P1">#<text:tab/>arch/x86/kernel/cpu/mcheck/mce-internal.h</text:p>
      <text:p text:style-name="P1">#<text:tab/>arch/x86/kernel/cpu/mcheck/mce-severity.c</text:p>
      <text:p text:style-name="P1">#<text:tab/>arch/x86/kernel/cpu/mcheck/mce.c</text:p>
      <text:p text:style-name="P1">#<text:tab/>arch/x86/kernel/cpu/mcheck/mce_amd.c</text:p>
      <text:p text:style-name="P1">#<text:tab/>arch/x86/kernel/cpu/mcheck/mce_intel.c</text:p>
      <text:p text:style-name="P1">#<text:tab/>arch/x86/kernel/cpu/mcheck/p5.c</text:p>
      <text:p text:style-name="P1">#<text:tab/>arch/x86/kernel/cpu/mcheck/therm_throt.c</text:p>
      <text:p text:style-name="P1">#<text:tab/>arch/x86/kernel/cpu/mcheck/threshold.c</text:p>
      <text:p text:style-name="P1">#<text:tab/>arch/x86/kernel/cpu/mcheck/winchip.c</text:p>
      <text:p text:style-name="P1">#<text:tab/>arch/x86/kernel/cpu/microcode/Makefile</text:p>
      <text:p text:style-name="P1">#<text:tab/>arch/x86/kernel/cpu/microcode/amd.c</text:p>
      <text:p text:style-name="P1">#<text:tab/>arch/x86/kernel/cpu/microcode/core.c</text:p>
      <text:p text:style-name="P1">#<text:tab/>arch/x86/kernel/cpu/microcode/intel.c</text:p>
      <text:p text:style-name="P1">#<text:tab/>arch/x86/kernel/cpu/microcode/intel_lib.c</text:p>
      <text:p text:style-name="P1">#<text:tab/>arch/x86/kernel/cpu/mkcapflags.sh</text:p>
      <text:p text:style-name="P1">#<text:tab/>arch/x86/kernel/cpu/mshyperv.c</text:p>
      <text:p text:style-name="P1">#<text:tab/>arch/x86/kernel/cpu/mtrr/centaur.c</text:p>
      <text:p text:style-name="P1">#<text:tab/>arch/x86/kernel/cpu/mtrr/cleanup.c</text:p>
      <text:p text:style-name="P1">#<text:tab/>arch/x86/kernel/cpu/mtrr/cyrix.c</text:p>
      <text:p text:style-name="P1">#<text:tab/>arch/x86/kernel/cpu/mtrr/generic.c</text:p>
      <text:p text:style-name="P1"><text:soft-page-break/>#<text:tab/>arch/x86/kernel/cpu/mtrr/if.c</text:p>
      <text:p text:style-name="P1">#<text:tab/>arch/x86/kernel/cpu/mtrr/main.c</text:p>
      <text:p text:style-name="P1">#<text:tab/>arch/x86/kernel/cpu/mtrr/mtrr.h</text:p>
      <text:p text:style-name="P1">#<text:tab/>arch/x86/kernel/cpu/perfctr-watchdog.c</text:p>
      <text:p text:style-name="P1">#<text:tab/>arch/x86/kernel/cpu/powerflags.c</text:p>
      <text:p text:style-name="P1">#<text:tab/>arch/x86/kernel/cpu/proc.c</text:p>
      <text:p text:style-name="P1">#<text:tab/>arch/x86/kernel/cpu/rdrand.c</text:p>
      <text:p text:style-name="P1">#<text:tab/>arch/x86/kernel/cpu/scattered.c</text:p>
      <text:p text:style-name="P1">#<text:tab/>arch/x86/kernel/cpu/topology.c</text:p>
      <text:p text:style-name="P1">#<text:tab/>arch/x86/kernel/cpu/transmeta.c</text:p>
      <text:p text:style-name="P1">#<text:tab/>arch/x86/kernel/cpu/vmware.c</text:p>
      <text:p text:style-name="P1">#<text:tab/>arch/x86/kernel/cpuid.c</text:p>
      <text:p text:style-name="P1">#<text:tab/>arch/x86/kernel/crash.c</text:p>
      <text:p text:style-name="P1">#<text:tab/>arch/x86/kernel/devicetree.c</text:p>
      <text:p text:style-name="P1">#<text:tab/>arch/x86/kernel/dumpstack.c</text:p>
      <text:p text:style-name="P1">#<text:tab/>arch/x86/kernel/dumpstack_32.c</text:p>
      <text:p text:style-name="P1">#<text:tab/>arch/x86/kernel/dumpstack_64.c</text:p>
      <text:p text:style-name="P1">#<text:tab/>arch/x86/kernel/e820.c</text:p>
      <text:p text:style-name="P1">#<text:tab/>arch/x86/kernel/early-quirks.c</text:p>
      <text:p text:style-name="P1">#<text:tab/>arch/x86/kernel/early_printk.c</text:p>
      <text:p text:style-name="P1">#<text:tab/>arch/x86/kernel/espfix_64.c</text:p>
      <text:p text:style-name="P1">#<text:tab/>arch/x86/kernel/ftrace.c</text:p>
      <text:p text:style-name="P1">#<text:tab/>arch/x86/kernel/head32.c</text:p>
      <text:p text:style-name="P1">#<text:tab/>arch/x86/kernel/head64.c</text:p>
      <text:p text:style-name="P1">#<text:tab/>arch/x86/kernel/head_32.S</text:p>
      <text:p text:style-name="P1">#<text:tab/>arch/x86/kernel/head_64.S</text:p>
      <text:p text:style-name="P1">#<text:tab/>arch/x86/kernel/hpet.c</text:p>
      <text:p text:style-name="P1">#<text:tab/>arch/x86/kernel/hw_breakpoint.c</text:p>
      <text:p text:style-name="P1">#<text:tab/>arch/x86/kernel/i8253.c</text:p>
      <text:p text:style-name="P1">#<text:tab/>arch/x86/kernel/i8259.c</text:p>
      <text:p text:style-name="P1">#<text:tab/>arch/x86/kernel/io_delay.c</text:p>
      <text:p text:style-name="P1">#<text:tab/>arch/x86/kernel/ioport.c</text:p>
      <text:p text:style-name="P1">#<text:tab/>arch/x86/kernel/irq.c</text:p>
      <text:p text:style-name="P1">#<text:tab/>arch/x86/kernel/irq_32.c</text:p>
      <text:p text:style-name="P1">#<text:tab/>arch/x86/kernel/irq_64.c</text:p>
      <text:p text:style-name="P1">#<text:tab/>arch/x86/kernel/irq_work.c</text:p>
      <text:p text:style-name="P1">#<text:tab/>arch/x86/kernel/irqinit.c</text:p>
      <text:p text:style-name="P1">#<text:tab/>arch/x86/kernel/jump_label.c</text:p>
      <text:p text:style-name="P1">#<text:tab/>arch/x86/kernel/kdebugfs.c</text:p>
      <text:p text:style-name="P1">#<text:tab/>arch/x86/kernel/kexec-bzimage64.c</text:p>
      <text:p text:style-name="P1">#<text:tab/>arch/x86/kernel/kgdb.c</text:p>
      <text:p text:style-name="P1">#<text:tab/>arch/x86/kernel/kprobes/core.c</text:p>
      <text:p text:style-name="P1">#<text:tab/>arch/x86/kernel/kprobes/ftrace.c</text:p>
      <text:p text:style-name="P1">#<text:tab/>arch/x86/kernel/kprobes/opt.c</text:p>
      <text:p text:style-name="P1">#<text:tab/>arch/x86/kernel/ksysfs.c</text:p>
      <text:p text:style-name="P1">#<text:tab/>arch/x86/kernel/kvm.c</text:p>
      <text:p text:style-name="P1">#<text:tab/>arch/x86/kernel/kvmclock.c</text:p>
      <text:p text:style-name="P1">#<text:tab/>arch/x86/kernel/ldt.c</text:p>
      <text:p text:style-name="P1">#<text:tab/>arch/x86/kernel/machine_kexec_32.c</text:p>
      <text:p text:style-name="P1">#<text:tab/>arch/x86/kernel/machine_kexec_64.c</text:p>
      <text:p text:style-name="P1">#<text:tab/>arch/x86/kernel/mcount_64.S</text:p>
      <text:p text:style-name="P1">#<text:tab/>arch/x86/kernel/module.c</text:p>
      <text:p text:style-name="P1"><text:soft-page-break/>#<text:tab/>arch/x86/kernel/mpparse.c</text:p>
      <text:p text:style-name="P1">#<text:tab/>arch/x86/kernel/msr.c</text:p>
      <text:p text:style-name="P1">#<text:tab/>arch/x86/kernel/nmi.c</text:p>
      <text:p text:style-name="P1">#<text:tab/>arch/x86/kernel/paravirt-spinlocks.c</text:p>
      <text:p text:style-name="P1">#<text:tab/>arch/x86/kernel/paravirt.c</text:p>
      <text:p text:style-name="P1">#<text:tab/>arch/x86/kernel/paravirt_patch_32.c</text:p>
      <text:p text:style-name="P1">#<text:tab/>arch/x86/kernel/paravirt_patch_64.c</text:p>
      <text:p text:style-name="P1">#<text:tab/>arch/x86/kernel/pci-calgary_64.c</text:p>
      <text:p text:style-name="P1">#<text:tab/>arch/x86/kernel/pci-dma.c</text:p>
      <text:p text:style-name="P1">#<text:tab/>arch/x86/kernel/pci-iommu_table.c</text:p>
      <text:p text:style-name="P1">#<text:tab/>arch/x86/kernel/pci-nommu.c</text:p>
      <text:p text:style-name="P1">#<text:tab/>arch/x86/kernel/pci-swiotlb.c</text:p>
      <text:p text:style-name="P1">#<text:tab/>arch/x86/kernel/perf_regs.c</text:p>
      <text:p text:style-name="P1">#<text:tab/>arch/x86/kernel/process.c</text:p>
      <text:p text:style-name="P1">#<text:tab/>arch/x86/kernel/process_32.c</text:p>
      <text:p text:style-name="P1">#<text:tab/>arch/x86/kernel/process_64.c</text:p>
      <text:p text:style-name="P1">#<text:tab/>arch/x86/kernel/ptrace.c</text:p>
      <text:p text:style-name="P1">#<text:tab/>arch/x86/kernel/pvclock.c</text:p>
      <text:p text:style-name="P1">#<text:tab/>arch/x86/kernel/quirks.c</text:p>
      <text:p text:style-name="P1">#<text:tab/>arch/x86/kernel/reboot.c</text:p>
      <text:p text:style-name="P1">#<text:tab/>arch/x86/kernel/relocate_kernel_32.S</text:p>
      <text:p text:style-name="P1">#<text:tab/>arch/x86/kernel/relocate_kernel_64.S</text:p>
      <text:p text:style-name="P1">#<text:tab/>arch/x86/kernel/resource.c</text:p>
      <text:p text:style-name="P1">#<text:tab/>arch/x86/kernel/rtc.c</text:p>
      <text:p text:style-name="P1">#<text:tab/>arch/x86/kernel/setup.c</text:p>
      <text:p text:style-name="P1">#<text:tab/>arch/x86/kernel/setup_percpu.c</text:p>
      <text:p text:style-name="P1">#<text:tab/>arch/x86/kernel/signal.c</text:p>
      <text:p text:style-name="P1">#<text:tab/>arch/x86/kernel/smp.c</text:p>
      <text:p text:style-name="P1">#<text:tab/>arch/x86/kernel/smpboot.c</text:p>
      <text:p text:style-name="P1">#<text:tab/>arch/x86/kernel/stacktrace.c</text:p>
      <text:p text:style-name="P1">#<text:tab/>arch/x86/kernel/step.c</text:p>
      <text:p text:style-name="P1">#<text:tab/>arch/x86/kernel/sys_x86_64.c</text:p>
      <text:p text:style-name="P1">#<text:tab/>arch/x86/kernel/sysfb.c</text:p>
      <text:p text:style-name="P1">#<text:tab/>arch/x86/kernel/sysfb_efi.c</text:p>
      <text:p text:style-name="P1">#<text:tab/>arch/x86/kernel/sysfb_simplefb.c</text:p>
      <text:p text:style-name="P1">#<text:tab/>arch/x86/kernel/tboot.c</text:p>
      <text:p text:style-name="P1">#<text:tab/>arch/x86/kernel/tce_64.c</text:p>
      <text:p text:style-name="P1">#<text:tab/>arch/x86/kernel/test_rodata.c</text:p>
      <text:p text:style-name="P1">#<text:tab/>arch/x86/kernel/time.c</text:p>
      <text:p text:style-name="P1">#<text:tab/>arch/x86/kernel/tls.c</text:p>
      <text:p text:style-name="P1">#<text:tab/>arch/x86/kernel/topology.c</text:p>
      <text:p text:style-name="P1">#<text:tab/>arch/x86/kernel/trace_clock.c</text:p>
      <text:p text:style-name="P1">#<text:tab/>arch/x86/kernel/tracepoint.c</text:p>
      <text:p text:style-name="P1">#<text:tab/>arch/x86/kernel/traps.c</text:p>
      <text:p text:style-name="P1">#<text:tab/>arch/x86/kernel/tsc.c</text:p>
      <text:p text:style-name="P1">#<text:tab/>arch/x86/kernel/tsc_msr.c</text:p>
      <text:p text:style-name="P1">#<text:tab/>arch/x86/kernel/tsc_sync.c</text:p>
      <text:p text:style-name="P1">#<text:tab/>arch/x86/kernel/uprobes.c</text:p>
      <text:p text:style-name="P1">#<text:tab/>arch/x86/kernel/verify_cpu.S</text:p>
      <text:p text:style-name="P1">#<text:tab/>arch/x86/kernel/vm86_32.c</text:p>
      <text:p text:style-name="P1">#<text:tab/>arch/x86/kernel/vmlinux.lds.S</text:p>
      <text:p text:style-name="P1">#<text:tab/>arch/x86/kernel/vsmp_64.c</text:p>
      <text:p text:style-name="P1"><text:soft-page-break/>#<text:tab/>arch/x86/kernel/x86_init.c</text:p>
      <text:p text:style-name="P1">#<text:tab/>arch/x86/kvm/Kconfig</text:p>
      <text:p text:style-name="P1">#<text:tab/>arch/x86/kvm/Makefile</text:p>
      <text:p text:style-name="P1">#<text:tab/>arch/x86/kvm/cpuid.c</text:p>
      <text:p text:style-name="P1">#<text:tab/>arch/x86/kvm/cpuid.h</text:p>
      <text:p text:style-name="P1">#<text:tab/>arch/x86/kvm/emulate.c</text:p>
      <text:p text:style-name="P1">#<text:tab/>arch/x86/kvm/i8254.c</text:p>
      <text:p text:style-name="P1">#<text:tab/>arch/x86/kvm/i8254.h</text:p>
      <text:p text:style-name="P1">#<text:tab/>arch/x86/kvm/i8259.c</text:p>
      <text:p text:style-name="P1">#<text:tab/>arch/x86/kvm/irq.c</text:p>
      <text:p text:style-name="P1">#<text:tab/>arch/x86/kvm/irq.h</text:p>
      <text:p text:style-name="P1">#<text:tab/>arch/x86/kvm/kvm_cache_regs.h</text:p>
      <text:p text:style-name="P1">#<text:tab/>arch/x86/kvm/lapic.c</text:p>
      <text:p text:style-name="P1">#<text:tab/>arch/x86/kvm/lapic.h</text:p>
      <text:p text:style-name="P1">#<text:tab/>arch/x86/kvm/mmu.c</text:p>
      <text:p text:style-name="P1">#<text:tab/>arch/x86/kvm/mmu.h</text:p>
      <text:p text:style-name="P1">#<text:tab/>arch/x86/kvm/mmu_audit.c</text:p>
      <text:p text:style-name="P1">#<text:tab/>arch/x86/kvm/mmutrace.h</text:p>
      <text:p text:style-name="P1">#<text:tab/>arch/x86/kvm/paging_tmpl.h</text:p>
      <text:p text:style-name="P1">#<text:tab/>arch/x86/kvm/pmu.c</text:p>
      <text:p text:style-name="P1">#<text:tab/>arch/x86/kvm/svm.c</text:p>
      <text:p text:style-name="P1">#<text:tab/>arch/x86/kvm/trace.h</text:p>
      <text:p text:style-name="P1">#<text:tab/>arch/x86/kvm/vmx.c</text:p>
      <text:p text:style-name="P1">#<text:tab/>arch/x86/kvm/x86.c</text:p>
      <text:p text:style-name="P1">#<text:tab/>arch/x86/kvm/x86.h</text:p>
      <text:p text:style-name="P1">#<text:tab/>arch/x86/lguest/Kconfig</text:p>
      <text:p text:style-name="P1">#<text:tab/>arch/x86/lguest/boot.c</text:p>
      <text:p text:style-name="P1">#<text:tab/>arch/x86/lguest/head_32.S</text:p>
      <text:p text:style-name="P1">#<text:tab/>arch/x86/lib/Makefile</text:p>
      <text:p text:style-name="P1">#<text:tab/>arch/x86/lib/atomic64_386_32.S</text:p>
      <text:p text:style-name="P1">#<text:tab/>arch/x86/lib/atomic64_cx8_32.S</text:p>
      <text:p text:style-name="P1">#<text:tab/>arch/x86/lib/cache-smp.c</text:p>
      <text:p text:style-name="P1">#<text:tab/>arch/x86/lib/checksum_32.S</text:p>
      <text:p text:style-name="P1">#<text:tab/>arch/x86/lib/clear_page_64.S</text:p>
      <text:p text:style-name="P1">#<text:tab/>arch/x86/lib/cmdline.c</text:p>
      <text:p text:style-name="P1">#<text:tab/>arch/x86/lib/cmpxchg16b_emu.S</text:p>
      <text:p text:style-name="P1">#<text:tab/>arch/x86/lib/cmpxchg8b_emu.S</text:p>
      <text:p text:style-name="P1">#<text:tab/>arch/x86/lib/copy_page_64.S</text:p>
      <text:p text:style-name="P1">#<text:tab/>arch/x86/lib/copy_user_64.S</text:p>
      <text:p text:style-name="P1">#<text:tab/>arch/x86/lib/csum-copy_64.S</text:p>
      <text:p text:style-name="P1">#<text:tab/>arch/x86/lib/csum-partial_64.c</text:p>
      <text:p text:style-name="P1">#<text:tab/>arch/x86/lib/csum-wrappers_64.c</text:p>
      <text:p text:style-name="P1">#<text:tab/>arch/x86/lib/delay.c</text:p>
      <text:p text:style-name="P1">#<text:tab/>arch/x86/lib/getuser.S</text:p>
      <text:p text:style-name="P1">#<text:tab/>arch/x86/lib/insn.c</text:p>
      <text:p text:style-name="P1">#<text:tab/>arch/x86/lib/iomap_copy_64.S</text:p>
      <text:p text:style-name="P1">#<text:tab/>arch/x86/lib/memcpy_32.c</text:p>
      <text:p text:style-name="P1">#<text:tab/>arch/x86/lib/memcpy_64.S</text:p>
      <text:p text:style-name="P1">#<text:tab/>arch/x86/lib/memmove_64.S</text:p>
      <text:p text:style-name="P1">#<text:tab/>arch/x86/lib/memset_64.S</text:p>
      <text:p text:style-name="P1">#<text:tab/>arch/x86/lib/mmx_32.c</text:p>
      <text:p text:style-name="P1">#<text:tab/>arch/x86/lib/msr-reg-export.c</text:p>
      <text:p text:style-name="P1"><text:soft-page-break/>#<text:tab/>arch/x86/lib/msr-reg.S</text:p>
      <text:p text:style-name="P1">#<text:tab/>arch/x86/lib/msr-smp.c</text:p>
      <text:p text:style-name="P1">#<text:tab/>arch/x86/lib/msr.c</text:p>
      <text:p text:style-name="P1">#<text:tab/>arch/x86/lib/putuser.S</text:p>
      <text:p text:style-name="P1">#<text:tab/>arch/x86/lib/rwsem.S</text:p>
      <text:p text:style-name="P1">#<text:tab/>arch/x86/lib/string_32.c</text:p>
      <text:p text:style-name="P1">#<text:tab/>arch/x86/lib/strstr_32.c</text:p>
      <text:p text:style-name="P1">#<text:tab/>arch/x86/lib/usercopy.c</text:p>
      <text:p text:style-name="P1">#<text:tab/>arch/x86/lib/usercopy_32.c</text:p>
      <text:p text:style-name="P1">#<text:tab/>arch/x86/lib/usercopy_64.c</text:p>
      <text:p text:style-name="P1">#<text:tab/>arch/x86/lib/x86-opcode-map.txt</text:p>
      <text:p text:style-name="P1">#<text:tab/>arch/x86/math-emu/Makefile</text:p>
      <text:p text:style-name="P1">#<text:tab/>arch/x86/math-emu/fpu_aux.c</text:p>
      <text:p text:style-name="P1">#<text:tab/>arch/x86/math-emu/fpu_emu.h</text:p>
      <text:p text:style-name="P1">#<text:tab/>arch/x86/math-emu/fpu_entry.c</text:p>
      <text:p text:style-name="P1">#<text:tab/>arch/x86/math-emu/fpu_proto.h</text:p>
      <text:p text:style-name="P1">#<text:tab/>arch/x86/math-emu/fpu_system.h</text:p>
      <text:p text:style-name="P1">#<text:tab/>arch/x86/math-emu/get_address.c</text:p>
      <text:p text:style-name="P1">#<text:tab/>arch/x86/math-emu/load_store.c</text:p>
      <text:p text:style-name="P1">#<text:tab/>arch/x86/math-emu/reg_compare.c</text:p>
      <text:p text:style-name="P1">#<text:tab/>arch/x86/math-emu/reg_constant.c</text:p>
      <text:p text:style-name="P1">#<text:tab/>arch/x86/mm/Makefile</text:p>
      <text:p text:style-name="P1">#<text:tab/>arch/x86/mm/amdtopology.c</text:p>
      <text:p text:style-name="P1">#<text:tab/>arch/x86/mm/dump_pagetables.c</text:p>
      <text:p text:style-name="P1">#<text:tab/>arch/x86/mm/extable.c</text:p>
      <text:p text:style-name="P1">#<text:tab/>arch/x86/mm/fault.c</text:p>
      <text:p text:style-name="P1">#<text:tab/>arch/x86/mm/gup.c</text:p>
      <text:p text:style-name="P1">#<text:tab/>arch/x86/mm/highmem_32.c</text:p>
      <text:p text:style-name="P1">#<text:tab/>arch/x86/mm/hugetlbpage.c</text:p>
      <text:p text:style-name="P1">#<text:tab/>arch/x86/mm/init.c</text:p>
      <text:p text:style-name="P1">#<text:tab/>arch/x86/mm/init_32.c</text:p>
      <text:p text:style-name="P1">#<text:tab/>arch/x86/mm/init_64.c</text:p>
      <text:p text:style-name="P1">#<text:tab/>arch/x86/mm/iomap_32.c</text:p>
      <text:p text:style-name="P1">#<text:tab/>arch/x86/mm/ioremap.c</text:p>
      <text:p text:style-name="P1">#<text:tab/>arch/x86/mm/kasan_init_64.c</text:p>
      <text:p text:style-name="P1">#<text:tab/>arch/x86/mm/kmemcheck/kmemcheck.c</text:p>
      <text:p text:style-name="P1">#<text:tab/>arch/x86/mm/kmemcheck/shadow.c</text:p>
      <text:p text:style-name="P1">#<text:tab/>arch/x86/mm/kmmio.c</text:p>
      <text:p text:style-name="P1">#<text:tab/>arch/x86/mm/mm_internal.h</text:p>
      <text:p text:style-name="P1">#<text:tab/>arch/x86/mm/mmap.c</text:p>
      <text:p text:style-name="P1">#<text:tab/>arch/x86/mm/mmio-mod.c</text:p>
      <text:p text:style-name="P1">#<text:tab/>arch/x86/mm/numa.c</text:p>
      <text:p text:style-name="P1">#<text:tab/>arch/x86/mm/numa_32.c</text:p>
      <text:p text:style-name="P1">#<text:tab/>arch/x86/mm/pageattr-test.c</text:p>
      <text:p text:style-name="P1">#<text:tab/>arch/x86/mm/pageattr.c</text:p>
      <text:p text:style-name="P1">#<text:tab/>arch/x86/mm/pat.c</text:p>
      <text:p text:style-name="P1">#<text:tab/>arch/x86/mm/pat_internal.h</text:p>
      <text:p text:style-name="P1">#<text:tab/>arch/x86/mm/pat_rbtree.c</text:p>
      <text:p text:style-name="P1">#<text:tab/>arch/x86/mm/pf_in.c</text:p>
      <text:p text:style-name="P1">#<text:tab/>arch/x86/mm/pgtable.c</text:p>
      <text:p text:style-name="P1">#<text:tab/>arch/x86/mm/pgtable_32.c</text:p>
      <text:p text:style-name="P1">#<text:tab/>arch/x86/mm/physaddr.c</text:p>
      <text:p text:style-name="P1"><text:soft-page-break/>#<text:tab/>arch/x86/mm/setup_nx.c</text:p>
      <text:p text:style-name="P1">#<text:tab/>arch/x86/mm/srat.c</text:p>
      <text:p text:style-name="P1">#<text:tab/>arch/x86/mm/tlb.c</text:p>
      <text:p text:style-name="P1">#<text:tab/>arch/x86/net/Makefile</text:p>
      <text:p text:style-name="P1">#<text:tab/>arch/x86/net/bpf_jit.S</text:p>
      <text:p text:style-name="P1">#<text:tab/>arch/x86/net/bpf_jit_comp.c</text:p>
      <text:p text:style-name="P1">#<text:tab/>arch/x86/oprofile/backtrace.c</text:p>
      <text:p text:style-name="P1">#<text:tab/>arch/x86/oprofile/nmi_int.c</text:p>
      <text:p text:style-name="P1">#<text:tab/>arch/x86/oprofile/op_model_amd.c</text:p>
      <text:p text:style-name="P1">#<text:tab/>arch/x86/oprofile/op_model_ppro.c</text:p>
      <text:p text:style-name="P1">#<text:tab/>arch/x86/pci/acpi.c</text:p>
      <text:p text:style-name="P1">#<text:tab/>arch/x86/pci/broadcom_bus.c</text:p>
      <text:p text:style-name="P1">#<text:tab/>arch/x86/pci/bus_numa.c</text:p>
      <text:p text:style-name="P1">#<text:tab/>arch/x86/pci/common.c</text:p>
      <text:p text:style-name="P1">#<text:tab/>arch/x86/pci/fixup.c</text:p>
      <text:p text:style-name="P1">#<text:tab/>arch/x86/pci/i386.c</text:p>
      <text:p text:style-name="P1">#<text:tab/>arch/x86/pci/intel_mid_pci.c</text:p>
      <text:p text:style-name="P1">#<text:tab/>arch/x86/pci/irq.c</text:p>
      <text:p text:style-name="P1">#<text:tab/>arch/x86/pci/legacy.c</text:p>
      <text:p text:style-name="P1">#<text:tab/>arch/x86/pci/mmconfig-shared.c</text:p>
      <text:p text:style-name="P1">#<text:tab/>arch/x86/pci/numachip.c</text:p>
      <text:p text:style-name="P1">#<text:tab/>arch/x86/pci/pcbios.c</text:p>
      <text:p text:style-name="P1">#<text:tab/>arch/x86/pci/sta2x11-fixup.c</text:p>
      <text:p text:style-name="P1">#<text:tab/>arch/x86/pci/xen.c</text:p>
      <text:p text:style-name="P1">#<text:tab/>arch/x86/platform/Makefile</text:p>
      <text:p text:style-name="P1">#<text:tab/>arch/x86/platform/ce4100/ce4100.c</text:p>
      <text:p text:style-name="P1">#<text:tab/>arch/x86/platform/efi/Makefile</text:p>
      <text:p text:style-name="P1">#<text:tab/>arch/x86/platform/efi/early_printk.c</text:p>
      <text:p text:style-name="P1">#<text:tab/>arch/x86/platform/efi/efi-bgrt.c</text:p>
      <text:p text:style-name="P1">#<text:tab/>arch/x86/platform/efi/efi.c</text:p>
      <text:p text:style-name="P1">#<text:tab/>arch/x86/platform/efi/efi_32.c</text:p>
      <text:p text:style-name="P1">#<text:tab/>arch/x86/platform/efi/efi_64.c</text:p>
      <text:p text:style-name="P1">#<text:tab/>arch/x86/platform/efi/efi_stub_64.S</text:p>
      <text:p text:style-name="P1">#<text:tab/>arch/x86/platform/efi/quirks.c</text:p>
      <text:p text:style-name="P1">#<text:tab/>arch/x86/platform/geode/alix.c</text:p>
      <text:p text:style-name="P1">#<text:tab/>arch/x86/platform/geode/geos.c</text:p>
      <text:p text:style-name="P1">#<text:tab/>arch/x86/platform/geode/net5501.c</text:p>
      <text:p text:style-name="P1">#<text:tab/>arch/x86/platform/goldfish/goldfish.c</text:p>
      <text:p text:style-name="P1">#<text:tab/>arch/x86/platform/intel-mid/Makefile</text:p>
      <text:p text:style-name="P1">#<text:tab/>arch/x86/platform/intel-mid/device_libs/Makefile</text:p>
      <text:p text:style-name="P1">#<text:tab/>arch/x86/platform/intel-mid/device_libs/platform_bma023.c</text:p>
      <text:p text:style-name="P1">#<text:tab/>arch/x86/platform/intel-mid/device_libs/platform_emc1403.c</text:p>
      <text:p text:style-name="P1">#<text:tab/>arch/x86/platform/intel-mid/device_libs/platform_gpio_keys.c</text:p>
      <text:p text:style-name="P1">#<text:tab/>arch/x86/platform/intel-mid/device_libs/platform_lis331.c</text:p>
      <text:p text:style-name="P1">#<text:tab/>arch/x86/platform/intel-mid/device_libs/platform_max7315.c</text:p>
      <text:p text:style-name="P1">#<text:tab/>arch/x86/platform/intel-mid/device_libs/platform_mpu3050.c</text:p>
      <text:p text:style-name="P1">#<text:tab/>arch/x86/platform/intel-mid/device_libs/platform_msic.c</text:p>
      <text:p text:style-name="P1">#<text:tab/>arch/x86/platform/intel-mid/device_libs/platform_msic_audio.c</text:p>
      <text:p text:style-name="P1">#<text:tab/>arch/x86/platform/intel-mid/device_libs/platform_msic_battery.c</text:p>
      <text:p text:style-name="P1">#<text:tab/>arch/x86/platform/intel-mid/device_libs/platform_msic_gpio.c</text:p>
      <text:p text:style-name="P1">#<text:tab/>arch/x86/platform/intel-mid/device_libs/platform_msic_ocd.c</text:p>
      <text:p text:style-name="P1">#<text:tab/>arch/x86/platform/intel-mid/device_libs/platform_msic_power_btn.c</text:p>
      <text:p text:style-name="P1"><text:soft-page-break/>#<text:tab/>arch/x86/platform/intel-mid/device_libs/platform_msic_thermal.c</text:p>
      <text:p text:style-name="P1">#<text:tab/>arch/x86/platform/intel-mid/device_libs/platform_pmic_gpio.c</text:p>
      <text:p text:style-name="P1">#<text:tab/>arch/x86/platform/intel-mid/device_libs/platform_tc35876x.c</text:p>
      <text:p text:style-name="P1">#<text:tab/>arch/x86/platform/intel-mid/device_libs/platform_tca6416.c</text:p>
      <text:p text:style-name="P1">#<text:tab/>arch/x86/platform/intel-mid/intel-mid.c</text:p>
      <text:p text:style-name="P1">#<text:tab/>arch/x86/platform/intel-mid/intel_mid_vrtc.c</text:p>
      <text:p text:style-name="P1">#<text:tab/>arch/x86/platform/intel-mid/mfld.c</text:p>
      <text:p text:style-name="P1">#<text:tab/>arch/x86/platform/intel-mid/sfi.c</text:p>
      <text:p text:style-name="P1">#<text:tab/>arch/x86/platform/iris/iris.c</text:p>
      <text:p text:style-name="P1">#<text:tab/>arch/x86/platform/olpc/olpc-xo1-pm.c</text:p>
      <text:p text:style-name="P1">#<text:tab/>arch/x86/platform/olpc/olpc-xo1-rtc.c</text:p>
      <text:p text:style-name="P1">#<text:tab/>arch/x86/platform/olpc/olpc-xo1-sci.c</text:p>
      <text:p text:style-name="P1">#<text:tab/>arch/x86/platform/olpc/olpc-xo15-sci.c</text:p>
      <text:p text:style-name="P1">#<text:tab/>arch/x86/platform/olpc/olpc.c</text:p>
      <text:p text:style-name="P1">#<text:tab/>arch/x86/platform/olpc/olpc_ofw.c</text:p>
      <text:p text:style-name="P1">#<text:tab/>arch/x86/platform/sfi/sfi.c</text:p>
      <text:p text:style-name="P1">#<text:tab/>arch/x86/platform/ts5500/ts5500.c</text:p>
      <text:p text:style-name="P1">#<text:tab/>arch/x86/platform/uv/bios_uv.c</text:p>
      <text:p text:style-name="P1">#<text:tab/>arch/x86/platform/uv/tlb_uv.c</text:p>
      <text:p text:style-name="P1">#<text:tab/>arch/x86/platform/uv/uv_irq.c</text:p>
      <text:p text:style-name="P1">#<text:tab/>arch/x86/platform/uv/uv_nmi.c</text:p>
      <text:p text:style-name="P1">#<text:tab/>arch/x86/platform/uv/uv_sysfs.c</text:p>
      <text:p text:style-name="P1">#<text:tab/>arch/x86/platform/uv/uv_time.c</text:p>
      <text:p text:style-name="P1">#<text:tab/>arch/x86/power/Makefile</text:p>
      <text:p text:style-name="P1">#<text:tab/>arch/x86/power/cpu.c</text:p>
      <text:p text:style-name="P1">#<text:tab/>arch/x86/power/hibernate_32.c</text:p>
      <text:p text:style-name="P1">#<text:tab/>arch/x86/power/hibernate_64.c</text:p>
      <text:p text:style-name="P1">#<text:tab/>arch/x86/power/hibernate_asm_64.S</text:p>
      <text:p text:style-name="P1">#<text:tab/>arch/x86/purgatory/Makefile</text:p>
      <text:p text:style-name="P1">#<text:tab/>arch/x86/purgatory/stack.S</text:p>
      <text:p text:style-name="P1">#<text:tab/>arch/x86/realmode/Makefile</text:p>
      <text:p text:style-name="P1">#<text:tab/>arch/x86/realmode/init.c</text:p>
      <text:p text:style-name="P1">#<text:tab/>arch/x86/realmode/rm/Makefile</text:p>
      <text:p text:style-name="P1">#<text:tab/>arch/x86/tools/gen-insn-attr-x86.awk</text:p>
      <text:p text:style-name="P1">#<text:tab/>arch/x86/tools/insn_sanity.c</text:p>
      <text:p text:style-name="P1">#<text:tab/>arch/x86/tools/relocs.h</text:p>
      <text:p text:style-name="P1">#<text:tab/>arch/x86/tools/test_get_len.c</text:p>
      <text:p text:style-name="P1">#<text:tab/>arch/x86/um/Makefile</text:p>
      <text:p text:style-name="P1">#<text:tab/>arch/x86/um/asm/barrier.h</text:p>
      <text:p text:style-name="P1">#<text:tab/>arch/x86/um/asm/checksum.h</text:p>
      <text:p text:style-name="P1">#<text:tab/>arch/x86/um/asm/checksum_32.h</text:p>
      <text:p text:style-name="P1">#<text:tab/>arch/x86/um/asm/elf.h</text:p>
      <text:p text:style-name="P1">#<text:tab/>arch/x86/um/asm/processor.h</text:p>
      <text:p text:style-name="P1">#<text:tab/>arch/x86/um/asm/segment.h</text:p>
      <text:p text:style-name="P1">#<text:tab/>arch/x86/um/asm/syscall.h</text:p>
      <text:p text:style-name="P1">#<text:tab/>arch/x86/um/checksum_32.S</text:p>
      <text:p text:style-name="P1">#<text:tab/>arch/x86/um/delay.c</text:p>
      <text:p text:style-name="P1">#<text:tab/>arch/x86/um/ldt.c</text:p>
      <text:p text:style-name="P1">#<text:tab/>arch/x86/um/mem_32.c</text:p>
      <text:p text:style-name="P1">#<text:tab/>arch/x86/um/mem_64.c</text:p>
      <text:p text:style-name="P1">#<text:tab/>arch/x86/um/os-Linux/registers.c</text:p>
      <text:p text:style-name="P1">#<text:tab/>arch/x86/um/os-Linux/task_size.c</text:p>
      <text:p text:style-name="P1"><text:soft-page-break/>#<text:tab/>arch/x86/um/ptrace_32.c</text:p>
      <text:p text:style-name="P1">#<text:tab/>arch/x86/um/ptrace_64.c</text:p>
      <text:p text:style-name="P1">#<text:tab/>arch/x86/um/shared/sysdep/faultinfo_32.h</text:p>
      <text:p text:style-name="P1">#<text:tab/>arch/x86/um/shared/sysdep/faultinfo_64.h</text:p>
      <text:p text:style-name="P1">#<text:tab/>arch/x86/um/shared/sysdep/ptrace_64.h</text:p>
      <text:p text:style-name="P1">#<text:tab/>arch/x86/um/signal.c</text:p>
      <text:p text:style-name="P1">#<text:tab/>arch/x86/um/stub_32.S</text:p>
      <text:p text:style-name="P1">#<text:tab/>arch/x86/um/stub_64.S</text:p>
      <text:p text:style-name="P1">#<text:tab/>arch/x86/um/stub_segv.c</text:p>
      <text:p text:style-name="P1">#<text:tab/>arch/x86/um/sys_call_table_32.c</text:p>
      <text:p text:style-name="P1">#<text:tab/>arch/x86/um/sys_call_table_64.c</text:p>
      <text:p text:style-name="P1">#<text:tab/>arch/x86/um/syscalls_64.c</text:p>
      <text:p text:style-name="P1">#<text:tab/>arch/x86/um/tls_32.c</text:p>
      <text:p text:style-name="P1">#<text:tab/>arch/x86/um/tls_64.c</text:p>
      <text:p text:style-name="P1">#<text:tab/>arch/x86/um/user-offsets.c</text:p>
      <text:p text:style-name="P1">#<text:tab/>arch/x86/um/vdso/Makefile</text:p>
      <text:p text:style-name="P1">#<text:tab/>arch/x86/um/vdso/vma.c</text:p>
      <text:p text:style-name="P1">#<text:tab/>arch/x86/video/fbdev.c</text:p>
      <text:p text:style-name="P1">#<text:tab/>arch/x86/xen/Kconfig</text:p>
      <text:p text:style-name="P1">#<text:tab/>arch/x86/xen/Makefile</text:p>
      <text:p text:style-name="P1">#<text:tab/>arch/x86/xen/apic.c</text:p>
      <text:p text:style-name="P1">#<text:tab/>arch/x86/xen/debugfs.c</text:p>
      <text:p text:style-name="P1">#<text:tab/>arch/x86/xen/efi.c</text:p>
      <text:p text:style-name="P1">#<text:tab/>arch/x86/xen/enlighten.c</text:p>
      <text:p text:style-name="P1">#<text:tab/>arch/x86/xen/grant-table.c</text:p>
      <text:p text:style-name="P1">#<text:tab/>arch/x86/xen/irq.c</text:p>
      <text:p text:style-name="P1">#<text:tab/>arch/x86/xen/mmu.c</text:p>
      <text:p text:style-name="P1">#<text:tab/>arch/x86/xen/p2m.c</text:p>
      <text:p text:style-name="P1">#<text:tab/>arch/x86/xen/pci-swiotlb-xen.c</text:p>
      <text:p text:style-name="P1">#<text:tab/>arch/x86/xen/platform-pci-unplug.c</text:p>
      <text:p text:style-name="P1">#<text:tab/>arch/x86/xen/setup.c</text:p>
      <text:p text:style-name="P1">#<text:tab/>arch/x86/xen/smp.c</text:p>
      <text:p text:style-name="P1">#<text:tab/>arch/x86/xen/smp.h</text:p>
      <text:p text:style-name="P1">#<text:tab/>arch/x86/xen/spinlock.c</text:p>
      <text:p text:style-name="P1">#<text:tab/>arch/x86/xen/suspend.c</text:p>
      <text:p text:style-name="P1">#<text:tab/>arch/x86/xen/time.c</text:p>
      <text:p text:style-name="P1">#<text:tab/>arch/x86/xen/trace.c</text:p>
      <text:p text:style-name="P1">#<text:tab/>arch/x86/xen/xen-asm.S</text:p>
      <text:p text:style-name="P1">#<text:tab/>arch/x86/xen/xen-asm_32.S</text:p>
      <text:p text:style-name="P1">#<text:tab/>arch/x86/xen/xen-asm_64.S</text:p>
      <text:p text:style-name="P1">#<text:tab/>arch/x86/xen/xen-head.S</text:p>
      <text:p text:style-name="P1">#<text:tab/>arch/x86/xen/xen-ops.h</text:p>
      <text:p text:style-name="P1">#<text:tab/>arch/xtensa/Kconfig</text:p>
      <text:p text:style-name="P1">#<text:tab/>arch/xtensa/Kconfig.debug</text:p>
      <text:p text:style-name="P1">#<text:tab/>arch/xtensa/Makefile</text:p>
      <text:p text:style-name="P1">#<text:tab/>arch/xtensa/boot/Makefile</text:p>
      <text:p text:style-name="P1">#<text:tab/>arch/xtensa/boot/boot-elf/boot.lds.S</text:p>
      <text:p text:style-name="P1">#<text:tab/>arch/xtensa/boot/boot-elf/bootstrap.S</text:p>
      <text:p text:style-name="P1">#<text:tab/>arch/xtensa/boot/boot-uboot/Makefile</text:p>
      <text:p text:style-name="P1">#<text:tab/>arch/xtensa/boot/dts/Makefile</text:p>
      <text:p text:style-name="P1">#<text:tab/>arch/xtensa/boot/dts/kc705.dts</text:p>
      <text:p text:style-name="P1">#<text:tab/>arch/xtensa/boot/dts/xtfpga.dtsi</text:p>
      <text:p text:style-name="P1"><text:soft-page-break/>#<text:tab/>arch/xtensa/configs/common_defconfig</text:p>
      <text:p text:style-name="P1">#<text:tab/>arch/xtensa/configs/generic_kc705_defconfig</text:p>
      <text:p text:style-name="P1">#<text:tab/>arch/xtensa/configs/iss_defconfig</text:p>
      <text:p text:style-name="P1">#<text:tab/>arch/xtensa/configs/smp_lx200_defconfig</text:p>
      <text:p text:style-name="P1">#<text:tab/>arch/xtensa/include/asm/Kbuild</text:p>
      <text:p text:style-name="P1">#<text:tab/>arch/xtensa/include/asm/asmmacro.h</text:p>
      <text:p text:style-name="P1">#<text:tab/>arch/xtensa/include/asm/atomic.h</text:p>
      <text:p text:style-name="P1">#<text:tab/>arch/xtensa/include/asm/barrier.h</text:p>
      <text:p text:style-name="P1">#<text:tab/>arch/xtensa/include/asm/bitops.h</text:p>
      <text:p text:style-name="P1">#<text:tab/>arch/xtensa/include/asm/cacheasm.h</text:p>
      <text:p text:style-name="P1">#<text:tab/>arch/xtensa/include/asm/cacheflush.h</text:p>
      <text:p text:style-name="P1">#<text:tab/>arch/xtensa/include/asm/checksum.h</text:p>
      <text:p text:style-name="P1">#<text:tab/>arch/xtensa/include/asm/cmpxchg.h</text:p>
      <text:p text:style-name="P1">#<text:tab/>arch/xtensa/include/asm/dma-mapping.h</text:p>
      <text:p text:style-name="P1">#<text:tab/>arch/xtensa/include/asm/fixmap.h</text:p>
      <text:p text:style-name="P1">#<text:tab/>arch/xtensa/include/asm/futex.h</text:p>
      <text:p text:style-name="P1">#<text:tab/>arch/xtensa/include/asm/highmem.h</text:p>
      <text:p text:style-name="P1">#<text:tab/>arch/xtensa/include/asm/initialize_mmu.h</text:p>
      <text:p text:style-name="P1">#<text:tab/>arch/xtensa/include/asm/io.h</text:p>
      <text:p text:style-name="P1">#<text:tab/>arch/xtensa/include/asm/irq.h</text:p>
      <text:p text:style-name="P1">#<text:tab/>arch/xtensa/include/asm/irqflags.h</text:p>
      <text:p text:style-name="P1">#<text:tab/>arch/xtensa/include/asm/mmu_context.h</text:p>
      <text:p text:style-name="P1">#<text:tab/>arch/xtensa/include/asm/nommu_context.h</text:p>
      <text:p text:style-name="P1">#<text:tab/>arch/xtensa/include/asm/page.h</text:p>
      <text:p text:style-name="P1">#<text:tab/>arch/xtensa/include/asm/pci.h</text:p>
      <text:p text:style-name="P1">#<text:tab/>arch/xtensa/include/asm/pgalloc.h</text:p>
      <text:p text:style-name="P1">#<text:tab/>arch/xtensa/include/asm/pgtable.h</text:p>
      <text:p text:style-name="P1">#<text:tab/>arch/xtensa/include/asm/platform.h</text:p>
      <text:p text:style-name="P1">#<text:tab/>arch/xtensa/include/asm/processor.h</text:p>
      <text:p text:style-name="P1">#<text:tab/>arch/xtensa/include/asm/regs.h</text:p>
      <text:p text:style-name="P1">#<text:tab/>arch/xtensa/include/asm/spinlock.h</text:p>
      <text:p text:style-name="P1">#<text:tab/>arch/xtensa/include/asm/stacktrace.h</text:p>
      <text:p text:style-name="P1">#<text:tab/>arch/xtensa/include/asm/sysmem.h</text:p>
      <text:p text:style-name="P1">#<text:tab/>arch/xtensa/include/asm/thread_info.h</text:p>
      <text:p text:style-name="P1">#<text:tab/>arch/xtensa/include/asm/timex.h</text:p>
      <text:p text:style-name="P1">#<text:tab/>arch/xtensa/include/asm/traps.h</text:p>
      <text:p text:style-name="P1">#<text:tab/>arch/xtensa/include/asm/uaccess.h</text:p>
      <text:p text:style-name="P1">#<text:tab/>arch/xtensa/include/asm/vectors.h</text:p>
      <text:p text:style-name="P1">#<text:tab/>arch/xtensa/include/uapi/asm/mman.h</text:p>
      <text:p text:style-name="P1">#<text:tab/>arch/xtensa/include/uapi/asm/ptrace.h</text:p>
      <text:p text:style-name="P1">#<text:tab/>arch/xtensa/include/uapi/asm/socket.h</text:p>
      <text:p text:style-name="P1">#<text:tab/>arch/xtensa/include/uapi/asm/types.h</text:p>
      <text:p text:style-name="P1">#<text:tab/>arch/xtensa/include/uapi/asm/unistd.h</text:p>
      <text:p text:style-name="P1">#<text:tab/>arch/xtensa/kernel/Makefile</text:p>
      <text:p text:style-name="P1">#<text:tab/>arch/xtensa/kernel/asm-offsets.c</text:p>
      <text:p text:style-name="P1">#<text:tab/>arch/xtensa/kernel/coprocessor.S</text:p>
      <text:p text:style-name="P1">#<text:tab/>arch/xtensa/kernel/entry.S</text:p>
      <text:p text:style-name="P1">#<text:tab/>arch/xtensa/kernel/head.S</text:p>
      <text:p text:style-name="P1">#<text:tab/>arch/xtensa/kernel/irq.c</text:p>
      <text:p text:style-name="P1">#<text:tab/>arch/xtensa/kernel/mxhead.S</text:p>
      <text:p text:style-name="P1">#<text:tab/>arch/xtensa/kernel/pci-dma.c</text:p>
      <text:p text:style-name="P1">#<text:tab/>arch/xtensa/kernel/process.c</text:p>
      <text:p text:style-name="P1"><text:soft-page-break/>#<text:tab/>arch/xtensa/kernel/ptrace.c</text:p>
      <text:p text:style-name="P1">#<text:tab/>arch/xtensa/kernel/setup.c</text:p>
      <text:p text:style-name="P1">#<text:tab/>arch/xtensa/kernel/signal.c</text:p>
      <text:p text:style-name="P1">#<text:tab/>arch/xtensa/kernel/smp.c</text:p>
      <text:p text:style-name="P1">#<text:tab/>arch/xtensa/kernel/stacktrace.c</text:p>
      <text:p text:style-name="P1">#<text:tab/>arch/xtensa/kernel/syscall.c</text:p>
      <text:p text:style-name="P1">#<text:tab/>arch/xtensa/kernel/time.c</text:p>
      <text:p text:style-name="P1">#<text:tab/>arch/xtensa/kernel/traps.c</text:p>
      <text:p text:style-name="P1">#<text:tab/>arch/xtensa/kernel/vectors.S</text:p>
      <text:p text:style-name="P1">#<text:tab/>arch/xtensa/kernel/vmlinux.lds.S</text:p>
      <text:p text:style-name="P1">#<text:tab/>arch/xtensa/kernel/xtensa_ksyms.c</text:p>
      <text:p text:style-name="P1">#<text:tab/>arch/xtensa/lib/usercopy.S</text:p>
      <text:p text:style-name="P1">#<text:tab/>arch/xtensa/mm/Makefile</text:p>
      <text:p text:style-name="P1">#<text:tab/>arch/xtensa/mm/cache.c</text:p>
      <text:p text:style-name="P1">#<text:tab/>arch/xtensa/mm/fault.c</text:p>
      <text:p text:style-name="P1">#<text:tab/>arch/xtensa/mm/highmem.c</text:p>
      <text:p text:style-name="P1">#<text:tab/>arch/xtensa/mm/init.c</text:p>
      <text:p text:style-name="P1">#<text:tab/>arch/xtensa/mm/tlb.c</text:p>
      <text:p text:style-name="P1">#<text:tab/>arch/xtensa/oprofile/backtrace.c</text:p>
      <text:p text:style-name="P1">#<text:tab/>arch/xtensa/platforms/iss/console.c</text:p>
      <text:p text:style-name="P1">#<text:tab/>arch/xtensa/platforms/iss/include/platform/simcall.h</text:p>
      <text:p text:style-name="P1">#<text:tab/>arch/xtensa/platforms/iss/network.c</text:p>
      <text:p text:style-name="P1">#<text:tab/>arch/xtensa/platforms/iss/setup.c</text:p>
      <text:p text:style-name="P1">#<text:tab/>arch/xtensa/platforms/iss/simdisk.c</text:p>
      <text:p text:style-name="P1">#<text:tab/>arch/xtensa/platforms/xt2000/setup.c</text:p>
      <text:p text:style-name="P1">#<text:tab/>arch/xtensa/platforms/xtfpga/include/platform/hardware.h</text:p>
      <text:p text:style-name="P1">#<text:tab/>arch/xtensa/platforms/xtfpga/setup.c</text:p>
      <text:p text:style-name="P1">#<text:tab/>block/Kconfig</text:p>
      <text:p text:style-name="P1">#<text:tab/>block/Kconfig.iosched</text:p>
      <text:p text:style-name="P1">#<text:tab/>block/Makefile</text:p>
      <text:p text:style-name="P1">#<text:tab/>block/bio-integrity.c</text:p>
      <text:p text:style-name="P1">#<text:tab/>block/bio.c</text:p>
      <text:p text:style-name="P1">#<text:tab/>block/blk-cgroup.c</text:p>
      <text:p text:style-name="P1">#<text:tab/>block/blk-core.c</text:p>
      <text:p text:style-name="P1">#<text:tab/>block/blk-exec.c</text:p>
      <text:p text:style-name="P1">#<text:tab/>block/blk-flush.c</text:p>
      <text:p text:style-name="P1">#<text:tab/>block/blk-integrity.c</text:p>
      <text:p text:style-name="P1">#<text:tab/>block/blk-ioc.c</text:p>
      <text:p text:style-name="P1">#<text:tab/>block/blk-lib.c</text:p>
      <text:p text:style-name="P1">#<text:tab/>block/blk-map.c</text:p>
      <text:p text:style-name="P1">#<text:tab/>block/blk-merge.c</text:p>
      <text:p text:style-name="P1">#<text:tab/>block/blk-mq-cpumap.c</text:p>
      <text:p text:style-name="P1">#<text:tab/>block/blk-mq-sysfs.c</text:p>
      <text:p text:style-name="P1">#<text:tab/>block/blk-mq-tag.c</text:p>
      <text:p text:style-name="P1">#<text:tab/>block/blk-mq-tag.h</text:p>
      <text:p text:style-name="P1">#<text:tab/>block/blk-mq.c</text:p>
      <text:p text:style-name="P1">#<text:tab/>block/blk-mq.h</text:p>
      <text:p text:style-name="P1">#<text:tab/>block/blk-settings.c</text:p>
      <text:p text:style-name="P1">#<text:tab/>block/blk-softirq.c</text:p>
      <text:p text:style-name="P1">#<text:tab/>block/blk-sysfs.c</text:p>
      <text:p text:style-name="P1">#<text:tab/>block/blk-tag.c</text:p>
      <text:p text:style-name="P1">#<text:tab/>block/blk-throttle.c</text:p>
      <text:p text:style-name="P1"><text:soft-page-break/>#<text:tab/>block/blk-timeout.c</text:p>
      <text:p text:style-name="P1">#<text:tab/>block/blk.h</text:p>
      <text:p text:style-name="P1">#<text:tab/>block/bounce.c</text:p>
      <text:p text:style-name="P1">#<text:tab/>block/bsg.c</text:p>
      <text:p text:style-name="P1">#<text:tab/>block/cfq-iosched.c</text:p>
      <text:p text:style-name="P1">#<text:tab/>block/compat_ioctl.c</text:p>
      <text:p text:style-name="P1">#<text:tab/>block/deadline-iosched.c</text:p>
      <text:p text:style-name="P1">#<text:tab/>block/elevator.c</text:p>
      <text:p text:style-name="P1">#<text:tab/>block/genhd.c</text:p>
      <text:p text:style-name="P1">#<text:tab/>block/ioctl.c</text:p>
      <text:p text:style-name="P1">#<text:tab/>block/ioprio.c</text:p>
      <text:p text:style-name="P1">#<text:tab/>block/noop-iosched.c</text:p>
      <text:p text:style-name="P1">#<text:tab/>block/partition-generic.c</text:p>
      <text:p text:style-name="P1">#<text:tab/>block/partitions/atari.c</text:p>
      <text:p text:style-name="P1">#<text:tab/>block/partitions/check.c</text:p>
      <text:p text:style-name="P1">#<text:tab/>block/partitions/efi.c</text:p>
      <text:p text:style-name="P1">#<text:tab/>block/partitions/ldm.c</text:p>
      <text:p text:style-name="P1">#<text:tab/>block/partitions/mac.c</text:p>
      <text:p text:style-name="P1">#<text:tab/>block/scsi_ioctl.c</text:p>
      <text:p text:style-name="P1">#<text:tab/>block/t10-pi.c</text:p>
      <text:p text:style-name="P1">#<text:tab/>crypto/842.c</text:p>
      <text:p text:style-name="P1">#<text:tab/>crypto/Kconfig</text:p>
      <text:p text:style-name="P1">#<text:tab/>crypto/Makefile</text:p>
      <text:p text:style-name="P1">#<text:tab/>crypto/ablk_helper.c</text:p>
      <text:p text:style-name="P1">#<text:tab/>crypto/ablkcipher.c</text:p>
      <text:p text:style-name="P1">#<text:tab/>crypto/aead.c</text:p>
      <text:p text:style-name="P1">#<text:tab/>crypto/af_alg.c</text:p>
      <text:p text:style-name="P1">#<text:tab/>crypto/ahash.c</text:p>
      <text:p text:style-name="P1">#<text:tab/>crypto/algapi.c</text:p>
      <text:p text:style-name="P1">#<text:tab/>crypto/algboss.c</text:p>
      <text:p text:style-name="P1">#<text:tab/>crypto/algif_hash.c</text:p>
      <text:p text:style-name="P1">#<text:tab/>crypto/algif_skcipher.c</text:p>
      <text:p text:style-name="P1">#<text:tab/>crypto/ansi_cprng.c</text:p>
      <text:p text:style-name="P1">#<text:tab/>crypto/api.c</text:p>
      <text:p text:style-name="P1">#<text:tab/>crypto/asymmetric_keys/Kconfig</text:p>
      <text:p text:style-name="P1">#<text:tab/>crypto/asymmetric_keys/Makefile</text:p>
      <text:p text:style-name="P1">#<text:tab/>crypto/asymmetric_keys/asymmetric_keys.h</text:p>
      <text:p text:style-name="P1">#<text:tab/>crypto/asymmetric_keys/asymmetric_type.c</text:p>
      <text:p text:style-name="P1">#<text:tab/>crypto/asymmetric_keys/mscode_parser.c</text:p>
      <text:p text:style-name="P1">#<text:tab/>crypto/asymmetric_keys/pkcs7.asn1</text:p>
      <text:p text:style-name="P1">#<text:tab/>crypto/asymmetric_keys/pkcs7_key_type.c</text:p>
      <text:p text:style-name="P1">#<text:tab/>crypto/asymmetric_keys/pkcs7_parser.c</text:p>
      <text:p text:style-name="P1">#<text:tab/>crypto/asymmetric_keys/pkcs7_parser.h</text:p>
      <text:p text:style-name="P1">#<text:tab/>crypto/asymmetric_keys/pkcs7_trust.c</text:p>
      <text:p text:style-name="P1">#<text:tab/>crypto/asymmetric_keys/pkcs7_verify.c</text:p>
      <text:p text:style-name="P1">#<text:tab/>crypto/asymmetric_keys/public_key.c</text:p>
      <text:p text:style-name="P1">#<text:tab/>crypto/asymmetric_keys/signature.c</text:p>
      <text:p text:style-name="P1">#<text:tab/>crypto/asymmetric_keys/verify_pefile.c</text:p>
      <text:p text:style-name="P1">#<text:tab/>crypto/asymmetric_keys/verify_pefile.h</text:p>
      <text:p text:style-name="P1">#<text:tab/>crypto/asymmetric_keys/x509_cert_parser.c</text:p>
      <text:p text:style-name="P1">#<text:tab/>crypto/asymmetric_keys/x509_parser.h</text:p>
      <text:p text:style-name="P1">#<text:tab/>crypto/asymmetric_keys/x509_public_key.c</text:p>
      <text:p text:style-name="P1"><text:soft-page-break/>#<text:tab/>crypto/async_tx/async_memcpy.c</text:p>
      <text:p text:style-name="P1">#<text:tab/>crypto/async_tx/async_pq.c</text:p>
      <text:p text:style-name="P1">#<text:tab/>crypto/async_tx/async_raid6_recov.c</text:p>
      <text:p text:style-name="P1">#<text:tab/>crypto/async_tx/async_xor.c</text:p>
      <text:p text:style-name="P1">#<text:tab/>crypto/authenc.c</text:p>
      <text:p text:style-name="P1">#<text:tab/>crypto/authencesn.c</text:p>
      <text:p text:style-name="P1">#<text:tab/>crypto/blkcipher.c</text:p>
      <text:p text:style-name="P1">#<text:tab/>crypto/ccm.c</text:p>
      <text:p text:style-name="P1">#<text:tab/>crypto/crc32c_generic.c</text:p>
      <text:p text:style-name="P1">#<text:tab/>crypto/crct10dif_generic.c</text:p>
      <text:p text:style-name="P1">#<text:tab/>crypto/cryptd.c</text:p>
      <text:p text:style-name="P1">#<text:tab/>crypto/crypto_null.c</text:p>
      <text:p text:style-name="P1">#<text:tab/>crypto/crypto_user.c</text:p>
      <text:p text:style-name="P1">#<text:tab/>crypto/ctr.c</text:p>
      <text:p text:style-name="P1">#<text:tab/>crypto/cts.c</text:p>
      <text:p text:style-name="P1">#<text:tab/>crypto/drbg.c</text:p>
      <text:p text:style-name="P1">#<text:tab/>crypto/fips.c</text:p>
      <text:p text:style-name="P1">#<text:tab/>crypto/gcm.c</text:p>
      <text:p text:style-name="P1">#<text:tab/>crypto/ghash-generic.c</text:p>
      <text:p text:style-name="P1">#<text:tab/>crypto/hash_info.c</text:p>
      <text:p text:style-name="P1">#<text:tab/>crypto/hmac.c</text:p>
      <text:p text:style-name="P1">#<text:tab/>crypto/internal.h</text:p>
      <text:p text:style-name="P1">#<text:tab/>crypto/lrw.c</text:p>
      <text:p text:style-name="P1">#<text:tab/>crypto/lzo.c</text:p>
      <text:p text:style-name="P1">#<text:tab/>crypto/mcryptd.c</text:p>
      <text:p text:style-name="P1">#<text:tab/>crypto/md5.c</text:p>
      <text:p text:style-name="P1">#<text:tab/>crypto/pcbc.c</text:p>
      <text:p text:style-name="P1">#<text:tab/>crypto/pcrypt.c</text:p>
      <text:p text:style-name="P1">#<text:tab/>crypto/proc.c</text:p>
      <text:p text:style-name="P1">#<text:tab/>crypto/rng.c</text:p>
      <text:p text:style-name="P1">#<text:tab/>crypto/salsa20_generic.c</text:p>
      <text:p text:style-name="P1">#<text:tab/>crypto/scatterwalk.c</text:p>
      <text:p text:style-name="P1">#<text:tab/>crypto/seqiv.c</text:p>
      <text:p text:style-name="P1">#<text:tab/>crypto/sha1_generic.c</text:p>
      <text:p text:style-name="P1">#<text:tab/>crypto/sha256_generic.c</text:p>
      <text:p text:style-name="P1">#<text:tab/>crypto/sha512_generic.c</text:p>
      <text:p text:style-name="P1">#<text:tab/>crypto/shash.c</text:p>
      <text:p text:style-name="P1">#<text:tab/>crypto/tcrypt.c</text:p>
      <text:p text:style-name="P1">#<text:tab/>crypto/tcrypt.h</text:p>
      <text:p text:style-name="P1">#<text:tab/>crypto/testmgr.c</text:p>
      <text:p text:style-name="P1">#<text:tab/>crypto/testmgr.h</text:p>
      <text:p text:style-name="P1">#<text:tab/>crypto/tgr192.c</text:p>
      <text:p text:style-name="P1">#<text:tab/>crypto/xor.c</text:p>
      <text:p text:style-name="P1">#<text:tab/>crypto/xts.c</text:p>
      <text:p text:style-name="P1">#<text:tab/>drivers/Kconfig</text:p>
      <text:p text:style-name="P1">#<text:tab/>drivers/Makefile</text:p>
      <text:p text:style-name="P1">#<text:tab/>drivers/acpi/Kconfig</text:p>
      <text:p text:style-name="P1">#<text:tab/>drivers/acpi/Makefile</text:p>
      <text:p text:style-name="P1">#<text:tab/>drivers/acpi/ac.c</text:p>
      <text:p text:style-name="P1">#<text:tab/>drivers/acpi/acpi_cmos_rtc.c</text:p>
      <text:p text:style-name="P1">#<text:tab/>drivers/acpi/acpi_ipmi.c</text:p>
      <text:p text:style-name="P1">#<text:tab/>drivers/acpi/acpi_lpss.c</text:p>
      <text:p text:style-name="P1"><text:soft-page-break/>#<text:tab/>drivers/acpi/acpi_memhotplug.c</text:p>
      <text:p text:style-name="P1">#<text:tab/>drivers/acpi/acpi_pad.c</text:p>
      <text:p text:style-name="P1">#<text:tab/>drivers/acpi/acpi_platform.c</text:p>
      <text:p text:style-name="P1">#<text:tab/>drivers/acpi/acpi_pnp.c</text:p>
      <text:p text:style-name="P1">#<text:tab/>drivers/acpi/acpi_processor.c</text:p>
      <text:p text:style-name="P1">#<text:tab/>drivers/acpi/acpica/Makefile</text:p>
      <text:p text:style-name="P1">#<text:tab/>drivers/acpi/acpica/acapps.h</text:p>
      <text:p text:style-name="P1">#<text:tab/>drivers/acpi/acpica/accommon.h</text:p>
      <text:p text:style-name="P1">#<text:tab/>drivers/acpi/acpica/acdebug.h</text:p>
      <text:p text:style-name="P1">#<text:tab/>drivers/acpi/acpica/acdispat.h</text:p>
      <text:p text:style-name="P1">#<text:tab/>drivers/acpi/acpica/acevents.h</text:p>
      <text:p text:style-name="P1">#<text:tab/>drivers/acpi/acpica/acglobal.h</text:p>
      <text:p text:style-name="P1">#<text:tab/>drivers/acpi/acpica/achware.h</text:p>
      <text:p text:style-name="P1">#<text:tab/>drivers/acpi/acpica/acinterp.h</text:p>
      <text:p text:style-name="P1">#<text:tab/>drivers/acpi/acpica/aclocal.h</text:p>
      <text:p text:style-name="P1">#<text:tab/>drivers/acpi/acpica/acmacros.h</text:p>
      <text:p text:style-name="P1">#<text:tab/>drivers/acpi/acpica/acnamesp.h</text:p>
      <text:p text:style-name="P1">#<text:tab/>drivers/acpi/acpica/acobject.h</text:p>
      <text:p text:style-name="P1">#<text:tab/>drivers/acpi/acpica/acopcode.h</text:p>
      <text:p text:style-name="P1">#<text:tab/>drivers/acpi/acpica/acparser.h</text:p>
      <text:p text:style-name="P1">#<text:tab/>drivers/acpi/acpica/acpredef.h</text:p>
      <text:p text:style-name="P1">#<text:tab/>drivers/acpi/acpica/acresrc.h</text:p>
      <text:p text:style-name="P1">#<text:tab/>drivers/acpi/acpica/acstruct.h</text:p>
      <text:p text:style-name="P1">#<text:tab/>drivers/acpi/acpica/actables.h</text:p>
      <text:p text:style-name="P1">#<text:tab/>drivers/acpi/acpica/acutils.h</text:p>
      <text:p text:style-name="P1">#<text:tab/>drivers/acpi/acpica/amlcode.h</text:p>
      <text:p text:style-name="P1">#<text:tab/>drivers/acpi/acpica/amlresrc.h</text:p>
      <text:p text:style-name="P1">#<text:tab/>drivers/acpi/acpica/dsargs.c</text:p>
      <text:p text:style-name="P1">#<text:tab/>drivers/acpi/acpica/dscontrol.c</text:p>
      <text:p text:style-name="P1">#<text:tab/>drivers/acpi/acpica/dsfield.c</text:p>
      <text:p text:style-name="P1">#<text:tab/>drivers/acpi/acpica/dsinit.c</text:p>
      <text:p text:style-name="P1">#<text:tab/>drivers/acpi/acpica/dsmethod.c</text:p>
      <text:p text:style-name="P1">#<text:tab/>drivers/acpi/acpica/dsmthdat.c</text:p>
      <text:p text:style-name="P1">#<text:tab/>drivers/acpi/acpica/dsobject.c</text:p>
      <text:p text:style-name="P1">#<text:tab/>drivers/acpi/acpica/dsopcode.c</text:p>
      <text:p text:style-name="P1">#<text:tab/>drivers/acpi/acpica/dsutils.c</text:p>
      <text:p text:style-name="P1">#<text:tab/>drivers/acpi/acpica/dswexec.c</text:p>
      <text:p text:style-name="P1">#<text:tab/>drivers/acpi/acpica/dswload.c</text:p>
      <text:p text:style-name="P1">#<text:tab/>drivers/acpi/acpica/dswload2.c</text:p>
      <text:p text:style-name="P1">#<text:tab/>drivers/acpi/acpica/dswscope.c</text:p>
      <text:p text:style-name="P1">#<text:tab/>drivers/acpi/acpica/dswstate.c</text:p>
      <text:p text:style-name="P1">#<text:tab/>drivers/acpi/acpica/evevent.c</text:p>
      <text:p text:style-name="P1">#<text:tab/>drivers/acpi/acpica/evglock.c</text:p>
      <text:p text:style-name="P1">#<text:tab/>drivers/acpi/acpica/evgpe.c</text:p>
      <text:p text:style-name="P1">#<text:tab/>drivers/acpi/acpica/evgpeblk.c</text:p>
      <text:p text:style-name="P1">#<text:tab/>drivers/acpi/acpica/evgpeinit.c</text:p>
      <text:p text:style-name="P1">#<text:tab/>drivers/acpi/acpica/evgpeutil.c</text:p>
      <text:p text:style-name="P1">#<text:tab/>drivers/acpi/acpica/evhandler.c</text:p>
      <text:p text:style-name="P1">#<text:tab/>drivers/acpi/acpica/evmisc.c</text:p>
      <text:p text:style-name="P1">#<text:tab/>drivers/acpi/acpica/evregion.c</text:p>
      <text:p text:style-name="P1">#<text:tab/>drivers/acpi/acpica/evrgnini.c</text:p>
      <text:p text:style-name="P1">#<text:tab/>drivers/acpi/acpica/evsci.c</text:p>
      <text:p text:style-name="P1"><text:soft-page-break/>#<text:tab/>drivers/acpi/acpica/evxface.c</text:p>
      <text:p text:style-name="P1">#<text:tab/>drivers/acpi/acpica/evxfevnt.c</text:p>
      <text:p text:style-name="P1">#<text:tab/>drivers/acpi/acpica/evxfgpe.c</text:p>
      <text:p text:style-name="P1">#<text:tab/>drivers/acpi/acpica/evxfregn.c</text:p>
      <text:p text:style-name="P1">#<text:tab/>drivers/acpi/acpica/exconfig.c</text:p>
      <text:p text:style-name="P1">#<text:tab/>drivers/acpi/acpica/exconvrt.c</text:p>
      <text:p text:style-name="P1">#<text:tab/>drivers/acpi/acpica/excreate.c</text:p>
      <text:p text:style-name="P1">#<text:tab/>drivers/acpi/acpica/exdebug.c</text:p>
      <text:p text:style-name="P1">#<text:tab/>drivers/acpi/acpica/exdump.c</text:p>
      <text:p text:style-name="P1">#<text:tab/>drivers/acpi/acpica/exfield.c</text:p>
      <text:p text:style-name="P1">#<text:tab/>drivers/acpi/acpica/exfldio.c</text:p>
      <text:p text:style-name="P1">#<text:tab/>drivers/acpi/acpica/exmisc.c</text:p>
      <text:p text:style-name="P1">#<text:tab/>drivers/acpi/acpica/exmutex.c</text:p>
      <text:p text:style-name="P1">#<text:tab/>drivers/acpi/acpica/exnames.c</text:p>
      <text:p text:style-name="P1">#<text:tab/>drivers/acpi/acpica/exoparg1.c</text:p>
      <text:p text:style-name="P1">#<text:tab/>drivers/acpi/acpica/exoparg2.c</text:p>
      <text:p text:style-name="P1">#<text:tab/>drivers/acpi/acpica/exoparg3.c</text:p>
      <text:p text:style-name="P1">#<text:tab/>drivers/acpi/acpica/exoparg6.c</text:p>
      <text:p text:style-name="P1">#<text:tab/>drivers/acpi/acpica/exprep.c</text:p>
      <text:p text:style-name="P1">#<text:tab/>drivers/acpi/acpica/exregion.c</text:p>
      <text:p text:style-name="P1">#<text:tab/>drivers/acpi/acpica/exresnte.c</text:p>
      <text:p text:style-name="P1">#<text:tab/>drivers/acpi/acpica/exresolv.c</text:p>
      <text:p text:style-name="P1">#<text:tab/>drivers/acpi/acpica/exresop.c</text:p>
      <text:p text:style-name="P1">#<text:tab/>drivers/acpi/acpica/exstore.c</text:p>
      <text:p text:style-name="P1">#<text:tab/>drivers/acpi/acpica/exstoren.c</text:p>
      <text:p text:style-name="P1">#<text:tab/>drivers/acpi/acpica/exstorob.c</text:p>
      <text:p text:style-name="P1">#<text:tab/>drivers/acpi/acpica/exsystem.c</text:p>
      <text:p text:style-name="P1">#<text:tab/>drivers/acpi/acpica/exutils.c</text:p>
      <text:p text:style-name="P1">#<text:tab/>drivers/acpi/acpica/hwacpi.c</text:p>
      <text:p text:style-name="P1">#<text:tab/>drivers/acpi/acpica/hwesleep.c</text:p>
      <text:p text:style-name="P1">#<text:tab/>drivers/acpi/acpica/hwgpe.c</text:p>
      <text:p text:style-name="P1">#<text:tab/>drivers/acpi/acpica/hwpci.c</text:p>
      <text:p text:style-name="P1">#<text:tab/>drivers/acpi/acpica/hwregs.c</text:p>
      <text:p text:style-name="P1">#<text:tab/>drivers/acpi/acpica/hwsleep.c</text:p>
      <text:p text:style-name="P1">#<text:tab/>drivers/acpi/acpica/hwtimer.c</text:p>
      <text:p text:style-name="P1">#<text:tab/>drivers/acpi/acpica/hwvalid.c</text:p>
      <text:p text:style-name="P1">#<text:tab/>drivers/acpi/acpica/hwxface.c</text:p>
      <text:p text:style-name="P1">#<text:tab/>drivers/acpi/acpica/hwxfsleep.c</text:p>
      <text:p text:style-name="P1">#<text:tab/>drivers/acpi/acpica/nsaccess.c</text:p>
      <text:p text:style-name="P1">#<text:tab/>drivers/acpi/acpica/nsalloc.c</text:p>
      <text:p text:style-name="P1">#<text:tab/>drivers/acpi/acpica/nsarguments.c</text:p>
      <text:p text:style-name="P1">#<text:tab/>drivers/acpi/acpica/nsconvert.c</text:p>
      <text:p text:style-name="P1">#<text:tab/>drivers/acpi/acpica/nsdump.c</text:p>
      <text:p text:style-name="P1">#<text:tab/>drivers/acpi/acpica/nsdumpdv.c</text:p>
      <text:p text:style-name="P1">#<text:tab/>drivers/acpi/acpica/nseval.c</text:p>
      <text:p text:style-name="P1">#<text:tab/>drivers/acpi/acpica/nsinit.c</text:p>
      <text:p text:style-name="P1">#<text:tab/>drivers/acpi/acpica/nsload.c</text:p>
      <text:p text:style-name="P1">#<text:tab/>drivers/acpi/acpica/nsnames.c</text:p>
      <text:p text:style-name="P1">#<text:tab/>drivers/acpi/acpica/nsobject.c</text:p>
      <text:p text:style-name="P1">#<text:tab/>drivers/acpi/acpica/nsparse.c</text:p>
      <text:p text:style-name="P1">#<text:tab/>drivers/acpi/acpica/nspredef.c</text:p>
      <text:p text:style-name="P1">#<text:tab/>drivers/acpi/acpica/nsprepkg.c</text:p>
      <text:p text:style-name="P1"><text:soft-page-break/>#<text:tab/>drivers/acpi/acpica/nsrepair.c</text:p>
      <text:p text:style-name="P1">#<text:tab/>drivers/acpi/acpica/nsrepair2.c</text:p>
      <text:p text:style-name="P1">#<text:tab/>drivers/acpi/acpica/nssearch.c</text:p>
      <text:p text:style-name="P1">#<text:tab/>drivers/acpi/acpica/nsutils.c</text:p>
      <text:p text:style-name="P1">#<text:tab/>drivers/acpi/acpica/nswalk.c</text:p>
      <text:p text:style-name="P1">#<text:tab/>drivers/acpi/acpica/nsxfeval.c</text:p>
      <text:p text:style-name="P1">#<text:tab/>drivers/acpi/acpica/nsxfname.c</text:p>
      <text:p text:style-name="P1">#<text:tab/>drivers/acpi/acpica/nsxfobj.c</text:p>
      <text:p text:style-name="P1">#<text:tab/>drivers/acpi/acpica/psargs.c</text:p>
      <text:p text:style-name="P1">#<text:tab/>drivers/acpi/acpica/psloop.c</text:p>
      <text:p text:style-name="P1">#<text:tab/>drivers/acpi/acpica/psobject.c</text:p>
      <text:p text:style-name="P1">#<text:tab/>drivers/acpi/acpica/psopcode.c</text:p>
      <text:p text:style-name="P1">#<text:tab/>drivers/acpi/acpica/psopinfo.c</text:p>
      <text:p text:style-name="P1">#<text:tab/>drivers/acpi/acpica/psparse.c</text:p>
      <text:p text:style-name="P1">#<text:tab/>drivers/acpi/acpica/psscope.c</text:p>
      <text:p text:style-name="P1">#<text:tab/>drivers/acpi/acpica/pstree.c</text:p>
      <text:p text:style-name="P1">#<text:tab/>drivers/acpi/acpica/psutils.c</text:p>
      <text:p text:style-name="P1">#<text:tab/>drivers/acpi/acpica/pswalk.c</text:p>
      <text:p text:style-name="P1">#<text:tab/>drivers/acpi/acpica/psxface.c</text:p>
      <text:p text:style-name="P1">#<text:tab/>drivers/acpi/acpica/rsaddr.c</text:p>
      <text:p text:style-name="P1">#<text:tab/>drivers/acpi/acpica/rscalc.c</text:p>
      <text:p text:style-name="P1">#<text:tab/>drivers/acpi/acpica/rscreate.c</text:p>
      <text:p text:style-name="P1">#<text:tab/>drivers/acpi/acpica/rsdump.c</text:p>
      <text:p text:style-name="P1">#<text:tab/>drivers/acpi/acpica/rsdumpinfo.c</text:p>
      <text:p text:style-name="P1">#<text:tab/>drivers/acpi/acpica/rsinfo.c</text:p>
      <text:p text:style-name="P1">#<text:tab/>drivers/acpi/acpica/rsio.c</text:p>
      <text:p text:style-name="P1">#<text:tab/>drivers/acpi/acpica/rsirq.c</text:p>
      <text:p text:style-name="P1">#<text:tab/>drivers/acpi/acpica/rslist.c</text:p>
      <text:p text:style-name="P1">#<text:tab/>drivers/acpi/acpica/rsmemory.c</text:p>
      <text:p text:style-name="P1">#<text:tab/>drivers/acpi/acpica/rsmisc.c</text:p>
      <text:p text:style-name="P1">#<text:tab/>drivers/acpi/acpica/rsserial.c</text:p>
      <text:p text:style-name="P1">#<text:tab/>drivers/acpi/acpica/rsutils.c</text:p>
      <text:p text:style-name="P1">#<text:tab/>drivers/acpi/acpica/rsxface.c</text:p>
      <text:p text:style-name="P1">#<text:tab/>drivers/acpi/acpica/tbdata.c</text:p>
      <text:p text:style-name="P1">#<text:tab/>drivers/acpi/acpica/tbfadt.c</text:p>
      <text:p text:style-name="P1">#<text:tab/>drivers/acpi/acpica/tbfind.c</text:p>
      <text:p text:style-name="P1">#<text:tab/>drivers/acpi/acpica/tbinstal.c</text:p>
      <text:p text:style-name="P1">#<text:tab/>drivers/acpi/acpica/tbprint.c</text:p>
      <text:p text:style-name="P1">#<text:tab/>drivers/acpi/acpica/tbutils.c</text:p>
      <text:p text:style-name="P1">#<text:tab/>drivers/acpi/acpica/tbxface.c</text:p>
      <text:p text:style-name="P1">#<text:tab/>drivers/acpi/acpica/tbxfload.c</text:p>
      <text:p text:style-name="P1">#<text:tab/>drivers/acpi/acpica/tbxfroot.c</text:p>
      <text:p text:style-name="P1">#<text:tab/>drivers/acpi/acpica/utaddress.c</text:p>
      <text:p text:style-name="P1">#<text:tab/>drivers/acpi/acpica/utalloc.c</text:p>
      <text:p text:style-name="P1">#<text:tab/>drivers/acpi/acpica/utbuffer.c</text:p>
      <text:p text:style-name="P1">#<text:tab/>drivers/acpi/acpica/utcache.c</text:p>
      <text:p text:style-name="P1">#<text:tab/>drivers/acpi/acpica/utcopy.c</text:p>
      <text:p text:style-name="P1">#<text:tab/>drivers/acpi/acpica/utdebug.c</text:p>
      <text:p text:style-name="P1">#<text:tab/>drivers/acpi/acpica/utdecode.c</text:p>
      <text:p text:style-name="P1">#<text:tab/>drivers/acpi/acpica/utdelete.c</text:p>
      <text:p text:style-name="P1">#<text:tab/>drivers/acpi/acpica/uterror.c</text:p>
      <text:p text:style-name="P1">#<text:tab/>drivers/acpi/acpica/uteval.c</text:p>
      <text:p text:style-name="P1"><text:soft-page-break/>#<text:tab/>drivers/acpi/acpica/utexcep.c</text:p>
      <text:p text:style-name="P1">#<text:tab/>drivers/acpi/acpica/utglobal.c</text:p>
      <text:p text:style-name="P1">#<text:tab/>drivers/acpi/acpica/uthex.c</text:p>
      <text:p text:style-name="P1">#<text:tab/>drivers/acpi/acpica/utids.c</text:p>
      <text:p text:style-name="P1">#<text:tab/>drivers/acpi/acpica/utinit.c</text:p>
      <text:p text:style-name="P1">#<text:tab/>drivers/acpi/acpica/utlock.c</text:p>
      <text:p text:style-name="P1">#<text:tab/>drivers/acpi/acpica/utmath.c</text:p>
      <text:p text:style-name="P1">#<text:tab/>drivers/acpi/acpica/utmisc.c</text:p>
      <text:p text:style-name="P1">#<text:tab/>drivers/acpi/acpica/utmutex.c</text:p>
      <text:p text:style-name="P1">#<text:tab/>drivers/acpi/acpica/utobject.c</text:p>
      <text:p text:style-name="P1">#<text:tab/>drivers/acpi/acpica/utosi.c</text:p>
      <text:p text:style-name="P1">#<text:tab/>drivers/acpi/acpica/utownerid.c</text:p>
      <text:p text:style-name="P1">#<text:tab/>drivers/acpi/acpica/utpredef.c</text:p>
      <text:p text:style-name="P1">#<text:tab/>drivers/acpi/acpica/utprint.c</text:p>
      <text:p text:style-name="P1">#<text:tab/>drivers/acpi/acpica/utresrc.c</text:p>
      <text:p text:style-name="P1">#<text:tab/>drivers/acpi/acpica/utstate.c</text:p>
      <text:p text:style-name="P1">#<text:tab/>drivers/acpi/acpica/utstring.c</text:p>
      <text:p text:style-name="P1">#<text:tab/>drivers/acpi/acpica/uttrack.c</text:p>
      <text:p text:style-name="P1">#<text:tab/>drivers/acpi/acpica/utuuid.c</text:p>
      <text:p text:style-name="P1">#<text:tab/>drivers/acpi/acpica/utxface.c</text:p>
      <text:p text:style-name="P1">#<text:tab/>drivers/acpi/acpica/utxferror.c</text:p>
      <text:p text:style-name="P1">#<text:tab/>drivers/acpi/acpica/utxfinit.c</text:p>
      <text:p text:style-name="P1">#<text:tab/>drivers/acpi/acpica/utxfmutex.c</text:p>
      <text:p text:style-name="P1">#<text:tab/>drivers/acpi/apei/Makefile</text:p>
      <text:p text:style-name="P1">#<text:tab/>drivers/acpi/apei/apei-base.c</text:p>
      <text:p text:style-name="P1">#<text:tab/>drivers/acpi/apei/apei-internal.h</text:p>
      <text:p text:style-name="P1">#<text:tab/>drivers/acpi/apei/einj.c</text:p>
      <text:p text:style-name="P1">#<text:tab/>drivers/acpi/apei/erst-dbg.c</text:p>
      <text:p text:style-name="P1">#<text:tab/>drivers/acpi/apei/erst.c</text:p>
      <text:p text:style-name="P1">#<text:tab/>drivers/acpi/apei/ghes.c</text:p>
      <text:p text:style-name="P1">#<text:tab/>drivers/acpi/apei/hest.c</text:p>
      <text:p text:style-name="P1">#<text:tab/>drivers/acpi/battery.c</text:p>
      <text:p text:style-name="P1">#<text:tab/>drivers/acpi/bgrt.c</text:p>
      <text:p text:style-name="P1">#<text:tab/>drivers/acpi/blacklist.c</text:p>
      <text:p text:style-name="P1">#<text:tab/>drivers/acpi/bus.c</text:p>
      <text:p text:style-name="P1">#<text:tab/>drivers/acpi/button.c</text:p>
      <text:p text:style-name="P1">#<text:tab/>drivers/acpi/cm_sbs.c</text:p>
      <text:p text:style-name="P1">#<text:tab/>drivers/acpi/container.c</text:p>
      <text:p text:style-name="P1">#<text:tab/>drivers/acpi/custom_method.c</text:p>
      <text:p text:style-name="P1">#<text:tab/>drivers/acpi/debugfs.c</text:p>
      <text:p text:style-name="P1">#<text:tab/>drivers/acpi/device_pm.c</text:p>
      <text:p text:style-name="P1">#<text:tab/>drivers/acpi/dock.c</text:p>
      <text:p text:style-name="P1">#<text:tab/>drivers/acpi/ec.c</text:p>
      <text:p text:style-name="P1">#<text:tab/>drivers/acpi/ec_sys.c</text:p>
      <text:p text:style-name="P1">#<text:tab/>drivers/acpi/event.c</text:p>
      <text:p text:style-name="P1">#<text:tab/>drivers/acpi/fan.c</text:p>
      <text:p text:style-name="P1">#<text:tab/>drivers/acpi/glue.c</text:p>
      <text:p text:style-name="P1">#<text:tab/>drivers/acpi/hed.c</text:p>
      <text:p text:style-name="P1">#<text:tab/>drivers/acpi/internal.h</text:p>
      <text:p text:style-name="P1">#<text:tab/>drivers/acpi/numa.c</text:p>
      <text:p text:style-name="P1">#<text:tab/>drivers/acpi/osl.c</text:p>
      <text:p text:style-name="P1">#<text:tab/>drivers/acpi/pci_irq.c</text:p>
      <text:p text:style-name="P1"><text:soft-page-break/>#<text:tab/>drivers/acpi/pci_link.c</text:p>
      <text:p text:style-name="P1">#<text:tab/>drivers/acpi/pci_root.c</text:p>
      <text:p text:style-name="P1">#<text:tab/>drivers/acpi/pci_slot.c</text:p>
      <text:p text:style-name="P1">#<text:tab/>drivers/acpi/power.c</text:p>
      <text:p text:style-name="P1">#<text:tab/>drivers/acpi/proc.c</text:p>
      <text:p text:style-name="P1">#<text:tab/>drivers/acpi/processor_core.c</text:p>
      <text:p text:style-name="P1">#<text:tab/>drivers/acpi/processor_driver.c</text:p>
      <text:p text:style-name="P1">#<text:tab/>drivers/acpi/processor_idle.c</text:p>
      <text:p text:style-name="P1">#<text:tab/>drivers/acpi/processor_pdc.c</text:p>
      <text:p text:style-name="P1">#<text:tab/>drivers/acpi/processor_perflib.c</text:p>
      <text:p text:style-name="P1">#<text:tab/>drivers/acpi/processor_thermal.c</text:p>
      <text:p text:style-name="P1">#<text:tab/>drivers/acpi/processor_throttling.c</text:p>
      <text:p text:style-name="P1">#<text:tab/>drivers/acpi/property.c</text:p>
      <text:p text:style-name="P1">#<text:tab/>drivers/acpi/resource.c</text:p>
      <text:p text:style-name="P1">#<text:tab/>drivers/acpi/sbs.c</text:p>
      <text:p text:style-name="P1">#<text:tab/>drivers/acpi/sbshc.c</text:p>
      <text:p text:style-name="P1">#<text:tab/>drivers/acpi/scan.c</text:p>
      <text:p text:style-name="P1">#<text:tab/>drivers/acpi/sleep.c</text:p>
      <text:p text:style-name="P1">#<text:tab/>drivers/acpi/sleep.h</text:p>
      <text:p text:style-name="P1">#<text:tab/>drivers/acpi/sysfs.c</text:p>
      <text:p text:style-name="P1">#<text:tab/>drivers/acpi/tables.c</text:p>
      <text:p text:style-name="P1">#<text:tab/>drivers/acpi/thermal.c</text:p>
      <text:p text:style-name="P1">#<text:tab/>drivers/acpi/utils.c</text:p>
      <text:p text:style-name="P1">#<text:tab/>drivers/acpi/video_detect.c</text:p>
      <text:p text:style-name="P1">#<text:tab/>drivers/amba/bus.c</text:p>
      <text:p text:style-name="P1">#<text:tab/>drivers/amba/tegra-ahb.c</text:p>
      <text:p text:style-name="P1">#<text:tab/>drivers/ata/Kconfig</text:p>
      <text:p text:style-name="P1">#<text:tab/>drivers/ata/Makefile</text:p>
      <text:p text:style-name="P1">#<text:tab/>drivers/ata/acard-ahci.c</text:p>
      <text:p text:style-name="P1">#<text:tab/>drivers/ata/ahci.c</text:p>
      <text:p text:style-name="P1">#<text:tab/>drivers/ata/ahci.h</text:p>
      <text:p text:style-name="P1">#<text:tab/>drivers/ata/ahci_da850.c</text:p>
      <text:p text:style-name="P1">#<text:tab/>drivers/ata/ahci_imx.c</text:p>
      <text:p text:style-name="P1">#<text:tab/>drivers/ata/ahci_mvebu.c</text:p>
      <text:p text:style-name="P1">#<text:tab/>drivers/ata/ahci_platform.c</text:p>
      <text:p text:style-name="P1">#<text:tab/>drivers/ata/ahci_st.c</text:p>
      <text:p text:style-name="P1">#<text:tab/>drivers/ata/ahci_sunxi.c</text:p>
      <text:p text:style-name="P1">#<text:tab/>drivers/ata/ahci_tegra.c</text:p>
      <text:p text:style-name="P1">#<text:tab/>drivers/ata/ahci_xgene.c</text:p>
      <text:p text:style-name="P1">#<text:tab/>drivers/ata/libahci.c</text:p>
      <text:p text:style-name="P1">#<text:tab/>drivers/ata/libahci_platform.c</text:p>
      <text:p text:style-name="P1">#<text:tab/>drivers/ata/libata-core.c</text:p>
      <text:p text:style-name="P1">#<text:tab/>drivers/ata/libata-eh.c</text:p>
      <text:p text:style-name="P1">#<text:tab/>drivers/ata/libata-pmp.c</text:p>
      <text:p text:style-name="P1">#<text:tab/>drivers/ata/libata-scsi.c</text:p>
      <text:p text:style-name="P1">#<text:tab/>drivers/ata/libata-sff.c</text:p>
      <text:p text:style-name="P1">#<text:tab/>drivers/ata/libata-transport.c</text:p>
      <text:p text:style-name="P1">#<text:tab/>drivers/ata/libata-zpodd.c</text:p>
      <text:p text:style-name="P1">#<text:tab/>drivers/ata/libata.h</text:p>
      <text:p text:style-name="P1">#<text:tab/>drivers/ata/pata_arasan_cf.c</text:p>
      <text:p text:style-name="P1">#<text:tab/>drivers/ata/pata_at32.c</text:p>
      <text:p text:style-name="P1">#<text:tab/>drivers/ata/pata_at91.c</text:p>
      <text:p text:style-name="P1"><text:soft-page-break/>#<text:tab/>drivers/ata/pata_atiixp.c</text:p>
      <text:p text:style-name="P1">#<text:tab/>drivers/ata/pata_atp867x.c</text:p>
      <text:p text:style-name="P1">#<text:tab/>drivers/ata/pata_bf54x.c</text:p>
      <text:p text:style-name="P1">#<text:tab/>drivers/ata/pata_cs5520.c</text:p>
      <text:p text:style-name="P1">#<text:tab/>drivers/ata/pata_cs5530.c</text:p>
      <text:p text:style-name="P1">#<text:tab/>drivers/ata/pata_ep93xx.c</text:p>
      <text:p text:style-name="P1">#<text:tab/>drivers/ata/pata_hpt366.c</text:p>
      <text:p text:style-name="P1">#<text:tab/>drivers/ata/pata_hpt3x3.c</text:p>
      <text:p text:style-name="P1">#<text:tab/>drivers/ata/pata_icside.c</text:p>
      <text:p text:style-name="P1">#<text:tab/>drivers/ata/pata_imx.c</text:p>
      <text:p text:style-name="P1">#<text:tab/>drivers/ata/pata_isapnp.c</text:p>
      <text:p text:style-name="P1">#<text:tab/>drivers/ata/pata_it821x.c</text:p>
      <text:p text:style-name="P1">#<text:tab/>drivers/ata/pata_ixp4xx_cf.c</text:p>
      <text:p text:style-name="P1">#<text:tab/>drivers/ata/pata_jmicron.c</text:p>
      <text:p text:style-name="P1">#<text:tab/>drivers/ata/pata_macio.c</text:p>
      <text:p text:style-name="P1">#<text:tab/>drivers/ata/pata_marvell.c</text:p>
      <text:p text:style-name="P1">#<text:tab/>drivers/ata/pata_mpc52xx.c</text:p>
      <text:p text:style-name="P1">#<text:tab/>drivers/ata/pata_ninja32.c</text:p>
      <text:p text:style-name="P1">#<text:tab/>drivers/ata/pata_octeon_cf.c</text:p>
      <text:p text:style-name="P1">#<text:tab/>drivers/ata/pata_of_platform.c</text:p>
      <text:p text:style-name="P1">#<text:tab/>drivers/ata/pata_palmld.c</text:p>
      <text:p text:style-name="P1">#<text:tab/>drivers/ata/pata_pdc2027x.c</text:p>
      <text:p text:style-name="P1">#<text:tab/>drivers/ata/pata_platform.c</text:p>
      <text:p text:style-name="P1">#<text:tab/>drivers/ata/pata_pxa.c</text:p>
      <text:p text:style-name="P1">#<text:tab/>drivers/ata/pata_rb532_cf.c</text:p>
      <text:p text:style-name="P1">#<text:tab/>drivers/ata/pata_samsung_cf.c</text:p>
      <text:p text:style-name="P1">#<text:tab/>drivers/ata/pata_sil680.c</text:p>
      <text:p text:style-name="P1">#<text:tab/>drivers/ata/pdc_adma.c</text:p>
      <text:p text:style-name="P1">#<text:tab/>drivers/ata/sata_dwc_460ex.c</text:p>
      <text:p text:style-name="P1">#<text:tab/>drivers/ata/sata_fsl.c</text:p>
      <text:p text:style-name="P1">#<text:tab/>drivers/ata/sata_highbank.c</text:p>
      <text:p text:style-name="P1">#<text:tab/>drivers/ata/sata_inic162x.c</text:p>
      <text:p text:style-name="P1">#<text:tab/>drivers/ata/sata_mv.c</text:p>
      <text:p text:style-name="P1">#<text:tab/>drivers/ata/sata_nv.c</text:p>
      <text:p text:style-name="P1">#<text:tab/>drivers/ata/sata_promise.c</text:p>
      <text:p text:style-name="P1">#<text:tab/>drivers/ata/sata_qstor.c</text:p>
      <text:p text:style-name="P1">#<text:tab/>drivers/ata/sata_rcar.c</text:p>
      <text:p text:style-name="P1">#<text:tab/>drivers/ata/sata_sil.c</text:p>
      <text:p text:style-name="P1">#<text:tab/>drivers/ata/sata_sil24.c</text:p>
      <text:p text:style-name="P1">#<text:tab/>drivers/ata/sata_svw.c</text:p>
      <text:p text:style-name="P1">#<text:tab/>drivers/ata/sata_sx4.c</text:p>
      <text:p text:style-name="P1">#<text:tab/>drivers/ata/sata_via.c</text:p>
      <text:p text:style-name="P1">#<text:tab/>drivers/ata/sata_vsc.c</text:p>
      <text:p text:style-name="P1">#<text:tab/>drivers/atm/Kconfig</text:p>
      <text:p text:style-name="P1">#<text:tab/>drivers/atm/eni.c</text:p>
      <text:p text:style-name="P1">#<text:tab/>drivers/atm/firestream.c</text:p>
      <text:p text:style-name="P1">#<text:tab/>drivers/atm/fore200e.c</text:p>
      <text:p text:style-name="P1">#<text:tab/>drivers/atm/he.c</text:p>
      <text:p text:style-name="P1">#<text:tab/>drivers/atm/he.h</text:p>
      <text:p text:style-name="P1">#<text:tab/>drivers/atm/horizon.c</text:p>
      <text:p text:style-name="P1">#<text:tab/>drivers/atm/idt77105.c</text:p>
      <text:p text:style-name="P1">#<text:tab/>drivers/atm/idt77252.c</text:p>
      <text:p text:style-name="P1"><text:soft-page-break/>#<text:tab/>drivers/atm/iphase.c</text:p>
      <text:p text:style-name="P1">#<text:tab/>drivers/atm/lanai.c</text:p>
      <text:p text:style-name="P1">#<text:tab/>drivers/atm/nicstar.c</text:p>
      <text:p text:style-name="P1">#<text:tab/>drivers/atm/solos-pci.c</text:p>
      <text:p text:style-name="P1">#<text:tab/>drivers/atm/zatm.c</text:p>
      <text:p text:style-name="P1">#<text:tab/>drivers/auxdisplay/Kconfig</text:p>
      <text:p text:style-name="P1">#<text:tab/>drivers/auxdisplay/Makefile</text:p>
      <text:p text:style-name="P1">#<text:tab/>drivers/auxdisplay/ks0108.c</text:p>
      <text:p text:style-name="P1">#<text:tab/>drivers/base/Kconfig</text:p>
      <text:p text:style-name="P1">#<text:tab/>drivers/base/Makefile</text:p>
      <text:p text:style-name="P1">#<text:tab/>drivers/base/attribute_container.c</text:p>
      <text:p text:style-name="P1">#<text:tab/>drivers/base/base.h</text:p>
      <text:p text:style-name="P1">#<text:tab/>drivers/base/bus.c</text:p>
      <text:p text:style-name="P1">#<text:tab/>drivers/base/cacheinfo.c</text:p>
      <text:p text:style-name="P1">#<text:tab/>drivers/base/class.c</text:p>
      <text:p text:style-name="P1">#<text:tab/>drivers/base/component.c</text:p>
      <text:p text:style-name="P1">#<text:tab/>drivers/base/core.c</text:p>
      <text:p text:style-name="P1">#<text:tab/>drivers/base/cpu.c</text:p>
      <text:p text:style-name="P1">#<text:tab/>drivers/base/dd.c</text:p>
      <text:p text:style-name="P1">#<text:tab/>drivers/base/devcoredump.c</text:p>
      <text:p text:style-name="P1">#<text:tab/>drivers/base/devres.c</text:p>
      <text:p text:style-name="P1">#<text:tab/>drivers/base/devtmpfs.c</text:p>
      <text:p text:style-name="P1">#<text:tab/>drivers/base/dma-coherent.c</text:p>
      <text:p text:style-name="P1">#<text:tab/>drivers/base/dma-contiguous.c</text:p>
      <text:p text:style-name="P1">#<text:tab/>drivers/base/dma-mapping.c</text:p>
      <text:p text:style-name="P1">#<text:tab/>drivers/base/driver.c</text:p>
      <text:p text:style-name="P1">#<text:tab/>drivers/base/firmware_class.c</text:p>
      <text:p text:style-name="P1">#<text:tab/>drivers/base/init.c</text:p>
      <text:p text:style-name="P1">#<text:tab/>drivers/base/isa.c</text:p>
      <text:p text:style-name="P1">#<text:tab/>drivers/base/map.c</text:p>
      <text:p text:style-name="P1">#<text:tab/>drivers/base/memory.c</text:p>
      <text:p text:style-name="P1">#<text:tab/>drivers/base/node.c</text:p>
      <text:p text:style-name="P1">#<text:tab/>drivers/base/pinctrl.c</text:p>
      <text:p text:style-name="P1">#<text:tab/>drivers/base/platform.c</text:p>
      <text:p text:style-name="P1">#<text:tab/>drivers/base/power/Makefile</text:p>
      <text:p text:style-name="P1">#<text:tab/>drivers/base/power/clock_ops.c</text:p>
      <text:p text:style-name="P1">#<text:tab/>drivers/base/power/common.c</text:p>
      <text:p text:style-name="P1">#<text:tab/>drivers/base/power/domain.c</text:p>
      <text:p text:style-name="P1">#<text:tab/>drivers/base/power/domain_governor.c</text:p>
      <text:p text:style-name="P1">#<text:tab/>drivers/base/power/generic_ops.c</text:p>
      <text:p text:style-name="P1">#<text:tab/>drivers/base/power/main.c</text:p>
      <text:p text:style-name="P1">#<text:tab/>drivers/base/power/opp/Makefile</text:p>
      <text:p text:style-name="P1">#<text:tab/>drivers/base/power/opp/core.c</text:p>
      <text:p text:style-name="P1">#<text:tab/>drivers/base/power/opp/cpu.c</text:p>
      <text:p text:style-name="P1">#<text:tab/>drivers/base/power/opp/opp.h</text:p>
      <text:p text:style-name="P1">#<text:tab/>drivers/base/power/power.h</text:p>
      <text:p text:style-name="P1">#<text:tab/>drivers/base/power/qos.c</text:p>
      <text:p text:style-name="P1">#<text:tab/>drivers/base/power/runtime.c</text:p>
      <text:p text:style-name="P1">#<text:tab/>drivers/base/power/sysfs.c</text:p>
      <text:p text:style-name="P1">#<text:tab/>drivers/base/power/trace.c</text:p>
      <text:p text:style-name="P1">#<text:tab/>drivers/base/power/wakeup.c</text:p>
      <text:p text:style-name="P1">#<text:tab/>drivers/base/property.c</text:p>
      <text:p text:style-name="P1"><text:soft-page-break/>#<text:tab/>drivers/base/regmap/Kconfig</text:p>
      <text:p text:style-name="P1">#<text:tab/>drivers/base/regmap/Makefile</text:p>
      <text:p text:style-name="P1">#<text:tab/>drivers/base/regmap/internal.h</text:p>
      <text:p text:style-name="P1">#<text:tab/>drivers/base/regmap/regcache-flat.c</text:p>
      <text:p text:style-name="P1">#<text:tab/>drivers/base/regmap/regcache-lzo.c</text:p>
      <text:p text:style-name="P1">#<text:tab/>drivers/base/regmap/regcache-rbtree.c</text:p>
      <text:p text:style-name="P1">#<text:tab/>drivers/base/regmap/regcache.c</text:p>
      <text:p text:style-name="P1">#<text:tab/>drivers/base/regmap/regmap-debugfs.c</text:p>
      <text:p text:style-name="P1">#<text:tab/>drivers/base/regmap/regmap-i2c.c</text:p>
      <text:p text:style-name="P1">#<text:tab/>drivers/base/regmap/regmap-irq.c</text:p>
      <text:p text:style-name="P1">#<text:tab/>drivers/base/regmap/regmap-mmio.c</text:p>
      <text:p text:style-name="P1">#<text:tab/>drivers/base/regmap/regmap-spi.c</text:p>
      <text:p text:style-name="P1">#<text:tab/>drivers/base/regmap/regmap-spmi.c</text:p>
      <text:p text:style-name="P1">#<text:tab/>drivers/base/regmap/regmap.c</text:p>
      <text:p text:style-name="P1">#<text:tab/>drivers/base/soc.c</text:p>
      <text:p text:style-name="P1">#<text:tab/>drivers/base/syscore.c</text:p>
      <text:p text:style-name="P1">#<text:tab/>drivers/base/topology.c</text:p>
      <text:p text:style-name="P1">#<text:tab/>drivers/bcma/Kconfig</text:p>
      <text:p text:style-name="P1">#<text:tab/>drivers/bcma/Makefile</text:p>
      <text:p text:style-name="P1">#<text:tab/>drivers/bcma/bcma_private.h</text:p>
      <text:p text:style-name="P1">#<text:tab/>drivers/bcma/driver_chipcommon.c</text:p>
      <text:p text:style-name="P1">#<text:tab/>drivers/bcma/driver_chipcommon_b.c</text:p>
      <text:p text:style-name="P1">#<text:tab/>drivers/bcma/driver_chipcommon_pmu.c</text:p>
      <text:p text:style-name="P1">#<text:tab/>drivers/bcma/driver_chipcommon_sflash.c</text:p>
      <text:p text:style-name="P1">#<text:tab/>drivers/bcma/driver_gpio.c</text:p>
      <text:p text:style-name="P1">#<text:tab/>drivers/bcma/driver_mips.c</text:p>
      <text:p text:style-name="P1">#<text:tab/>drivers/bcma/driver_pci.c</text:p>
      <text:p text:style-name="P1">#<text:tab/>drivers/bcma/driver_pci_host.c</text:p>
      <text:p text:style-name="P1">#<text:tab/>drivers/bcma/driver_pcie2.c</text:p>
      <text:p text:style-name="P1">#<text:tab/>drivers/bcma/host_pci.c</text:p>
      <text:p text:style-name="P1">#<text:tab/>drivers/bcma/host_soc.c</text:p>
      <text:p text:style-name="P1">#<text:tab/>drivers/bcma/main.c</text:p>
      <text:p text:style-name="P1">#<text:tab/>drivers/bcma/scan.c</text:p>
      <text:p text:style-name="P1">#<text:tab/>drivers/bcma/sprom.c</text:p>
      <text:p text:style-name="P1">#<text:tab/>drivers/block/DAC960.c</text:p>
      <text:p text:style-name="P1">#<text:tab/>drivers/block/Kconfig</text:p>
      <text:p text:style-name="P1">#<text:tab/>drivers/block/Makefile</text:p>
      <text:p text:style-name="P1">#<text:tab/>drivers/block/amiflop.c</text:p>
      <text:p text:style-name="P1">#<text:tab/>drivers/block/aoe/aoeblk.c</text:p>
      <text:p text:style-name="P1">#<text:tab/>drivers/block/aoe/aoecmd.c</text:p>
      <text:p text:style-name="P1">#<text:tab/>drivers/block/aoe/aoedev.c</text:p>
      <text:p text:style-name="P1">#<text:tab/>drivers/block/ataflop.c</text:p>
      <text:p text:style-name="P1">#<text:tab/>drivers/block/brd.c</text:p>
      <text:p text:style-name="P1">#<text:tab/>drivers/block/cciss.c</text:p>
      <text:p text:style-name="P1">#<text:tab/>drivers/block/cciss_scsi.c</text:p>
      <text:p text:style-name="P1">#<text:tab/>drivers/block/cryptoloop.c</text:p>
      <text:p text:style-name="P1">#<text:tab/>drivers/block/drbd/drbd_actlog.c</text:p>
      <text:p text:style-name="P1">#<text:tab/>drivers/block/drbd/drbd_bitmap.c</text:p>
      <text:p text:style-name="P1">#<text:tab/>drivers/block/drbd/drbd_debugfs.c</text:p>
      <text:p text:style-name="P1">#<text:tab/>drivers/block/drbd/drbd_int.h</text:p>
      <text:p text:style-name="P1">#<text:tab/>drivers/block/drbd/drbd_interval.h</text:p>
      <text:p text:style-name="P1">#<text:tab/>drivers/block/drbd/drbd_main.c</text:p>
      <text:p text:style-name="P1"><text:soft-page-break/>#<text:tab/>drivers/block/drbd/drbd_nl.c</text:p>
      <text:p text:style-name="P1">#<text:tab/>drivers/block/drbd/drbd_proc.c</text:p>
      <text:p text:style-name="P1">#<text:tab/>drivers/block/drbd/drbd_protocol.h</text:p>
      <text:p text:style-name="P1">#<text:tab/>drivers/block/drbd/drbd_receiver.c</text:p>
      <text:p text:style-name="P1">#<text:tab/>drivers/block/drbd/drbd_req.c</text:p>
      <text:p text:style-name="P1">#<text:tab/>drivers/block/drbd/drbd_req.h</text:p>
      <text:p text:style-name="P1">#<text:tab/>drivers/block/drbd/drbd_state.c</text:p>
      <text:p text:style-name="P1">#<text:tab/>drivers/block/drbd/drbd_state.h</text:p>
      <text:p text:style-name="P1">#<text:tab/>drivers/block/drbd/drbd_strings.c</text:p>
      <text:p text:style-name="P1">#<text:tab/>drivers/block/drbd/drbd_worker.c</text:p>
      <text:p text:style-name="P1">#<text:tab/>drivers/block/floppy.c</text:p>
      <text:p text:style-name="P1">#<text:tab/>drivers/block/loop.c</text:p>
      <text:p text:style-name="P1">#<text:tab/>drivers/block/loop.h</text:p>
      <text:p text:style-name="P1">#<text:tab/>drivers/block/mg_disk.c</text:p>
      <text:p text:style-name="P1">#<text:tab/>drivers/block/mtip32xx/mtip32xx.c</text:p>
      <text:p text:style-name="P1">#<text:tab/>drivers/block/mtip32xx/mtip32xx.h</text:p>
      <text:p text:style-name="P1">#<text:tab/>drivers/block/nbd.c</text:p>
      <text:p text:style-name="P1">#<text:tab/>drivers/block/null_blk.c</text:p>
      <text:p text:style-name="P1">#<text:tab/>drivers/block/osdblk.c</text:p>
      <text:p text:style-name="P1">#<text:tab/>drivers/block/paride/paride.c</text:p>
      <text:p text:style-name="P1">#<text:tab/>drivers/block/paride/paride.h</text:p>
      <text:p text:style-name="P1">#<text:tab/>drivers/block/paride/pcd.c</text:p>
      <text:p text:style-name="P1">#<text:tab/>drivers/block/paride/pd.c</text:p>
      <text:p text:style-name="P1">#<text:tab/>drivers/block/paride/pf.c</text:p>
      <text:p text:style-name="P1">#<text:tab/>drivers/block/paride/pg.c</text:p>
      <text:p text:style-name="P1">#<text:tab/>drivers/block/paride/pt.c</text:p>
      <text:p text:style-name="P1">#<text:tab/>drivers/block/pktcdvd.c</text:p>
      <text:p text:style-name="P1">#<text:tab/>drivers/block/ps3disk.c</text:p>
      <text:p text:style-name="P1">#<text:tab/>drivers/block/ps3vram.c</text:p>
      <text:p text:style-name="P1">#<text:tab/>drivers/block/rbd.c</text:p>
      <text:p text:style-name="P1">#<text:tab/>drivers/block/rbd_types.h</text:p>
      <text:p text:style-name="P1">#<text:tab/>drivers/block/rsxx/core.c</text:p>
      <text:p text:style-name="P1">#<text:tab/>drivers/block/rsxx/dev.c</text:p>
      <text:p text:style-name="P1">#<text:tab/>drivers/block/rsxx/dma.c</text:p>
      <text:p text:style-name="P1">#<text:tab/>drivers/block/skd_main.c</text:p>
      <text:p text:style-name="P1">#<text:tab/>drivers/block/sunvdc.c</text:p>
      <text:p text:style-name="P1">#<text:tab/>drivers/block/swim.c</text:p>
      <text:p text:style-name="P1">#<text:tab/>drivers/block/swim3.c</text:p>
      <text:p text:style-name="P1">#<text:tab/>drivers/block/sx8.c</text:p>
      <text:p text:style-name="P1">#<text:tab/>drivers/block/umem.c</text:p>
      <text:p text:style-name="P1">#<text:tab/>drivers/block/virtio_blk.c</text:p>
      <text:p text:style-name="P1">#<text:tab/>drivers/block/xen-blkback/blkback.c</text:p>
      <text:p text:style-name="P1">#<text:tab/>drivers/block/xen-blkback/common.h</text:p>
      <text:p text:style-name="P1">#<text:tab/>drivers/block/xen-blkback/xenbus.c</text:p>
      <text:p text:style-name="P1">#<text:tab/>drivers/block/xen-blkfront.c</text:p>
      <text:p text:style-name="P1">#<text:tab/>drivers/block/xsysace.c</text:p>
      <text:p text:style-name="P1">#<text:tab/>drivers/block/zram/Kconfig</text:p>
      <text:p text:style-name="P1">#<text:tab/>drivers/block/zram/Makefile</text:p>
      <text:p text:style-name="P1">#<text:tab/>drivers/block/zram/zcomp.c</text:p>
      <text:p text:style-name="P1">#<text:tab/>drivers/block/zram/zcomp.h</text:p>
      <text:p text:style-name="P1">#<text:tab/>drivers/block/zram/zram_drv.c</text:p>
      <text:p text:style-name="P1">#<text:tab/>drivers/block/zram/zram_drv.h</text:p>
      <text:p text:style-name="P1"><text:soft-page-break/>#<text:tab/>drivers/bluetooth/Kconfig</text:p>
      <text:p text:style-name="P1">#<text:tab/>drivers/bluetooth/Makefile</text:p>
      <text:p text:style-name="P1">#<text:tab/>drivers/bluetooth/ath3k.c</text:p>
      <text:p text:style-name="P1">#<text:tab/>drivers/bluetooth/bcm203x.c</text:p>
      <text:p text:style-name="P1">#<text:tab/>drivers/bluetooth/bfusb.c</text:p>
      <text:p text:style-name="P1">#<text:tab/>drivers/bluetooth/bluecard_cs.c</text:p>
      <text:p text:style-name="P1">#<text:tab/>drivers/bluetooth/bpa10x.c</text:p>
      <text:p text:style-name="P1">#<text:tab/>drivers/bluetooth/bt3c_cs.c</text:p>
      <text:p text:style-name="P1">#<text:tab/>drivers/bluetooth/btmrvl_debugfs.c</text:p>
      <text:p text:style-name="P1">#<text:tab/>drivers/bluetooth/btmrvl_drv.h</text:p>
      <text:p text:style-name="P1">#<text:tab/>drivers/bluetooth/btmrvl_main.c</text:p>
      <text:p text:style-name="P1">#<text:tab/>drivers/bluetooth/btmrvl_sdio.c</text:p>
      <text:p text:style-name="P1">#<text:tab/>drivers/bluetooth/btmrvl_sdio.h</text:p>
      <text:p text:style-name="P1">#<text:tab/>drivers/bluetooth/btsdio.c</text:p>
      <text:p text:style-name="P1">#<text:tab/>drivers/bluetooth/btuart_cs.c</text:p>
      <text:p text:style-name="P1">#<text:tab/>drivers/bluetooth/btusb.c</text:p>
      <text:p text:style-name="P1">#<text:tab/>drivers/bluetooth/btwilink.c</text:p>
      <text:p text:style-name="P1">#<text:tab/>drivers/bluetooth/dtl1_cs.c</text:p>
      <text:p text:style-name="P1">#<text:tab/>drivers/bluetooth/hci_ath.c</text:p>
      <text:p text:style-name="P1">#<text:tab/>drivers/bluetooth/hci_bcsp.c</text:p>
      <text:p text:style-name="P1">#<text:tab/>drivers/bluetooth/hci_h4.c</text:p>
      <text:p text:style-name="P1">#<text:tab/>drivers/bluetooth/hci_h5.c</text:p>
      <text:p text:style-name="P1">#<text:tab/>drivers/bluetooth/hci_ldisc.c</text:p>
      <text:p text:style-name="P1">#<text:tab/>drivers/bluetooth/hci_ll.c</text:p>
      <text:p text:style-name="P1">#<text:tab/>drivers/bluetooth/hci_uart.h</text:p>
      <text:p text:style-name="P1">#<text:tab/>drivers/bluetooth/hci_vhci.c</text:p>
      <text:p text:style-name="P1">#<text:tab/>drivers/bus/Kconfig</text:p>
      <text:p text:style-name="P1">#<text:tab/>drivers/bus/Makefile</text:p>
      <text:p text:style-name="P1">#<text:tab/>drivers/bus/arm-cci.c</text:p>
      <text:p text:style-name="P1">#<text:tab/>drivers/bus/arm-ccn.c</text:p>
      <text:p text:style-name="P1">#<text:tab/>drivers/bus/brcmstb_gisb.c</text:p>
      <text:p text:style-name="P1">#<text:tab/>drivers/bus/imx-weim.c</text:p>
      <text:p text:style-name="P1">#<text:tab/>drivers/bus/mvebu-mbus.c</text:p>
      <text:p text:style-name="P1">#<text:tab/>drivers/bus/omap-ocp2scp.c</text:p>
      <text:p text:style-name="P1">#<text:tab/>drivers/bus/omap_l3_noc.c</text:p>
      <text:p text:style-name="P1">#<text:tab/>drivers/bus/omap_l3_noc.h</text:p>
      <text:p text:style-name="P1">#<text:tab/>drivers/bus/omap_l3_smx.c</text:p>
      <text:p text:style-name="P1">#<text:tab/>drivers/bus/vexpress-config.c</text:p>
      <text:p text:style-name="P1">#<text:tab/>drivers/cdrom/cdrom.c</text:p>
      <text:p text:style-name="P1">#<text:tab/>drivers/cdrom/gdrom.c</text:p>
      <text:p text:style-name="P1">#<text:tab/>drivers/char/Kconfig</text:p>
      <text:p text:style-name="P1">#<text:tab/>drivers/char/Makefile</text:p>
      <text:p text:style-name="P1">#<text:tab/>drivers/char/agp/agp.h</text:p>
      <text:p text:style-name="P1">#<text:tab/>drivers/char/agp/ali-agp.c</text:p>
      <text:p text:style-name="P1">#<text:tab/>drivers/char/agp/amd64-agp.c</text:p>
      <text:p text:style-name="P1">#<text:tab/>drivers/char/agp/ati-agp.c</text:p>
      <text:p text:style-name="P1">#<text:tab/>drivers/char/agp/backend.c</text:p>
      <text:p text:style-name="P1">#<text:tab/>drivers/char/agp/frontend.c</text:p>
      <text:p text:style-name="P1">#<text:tab/>drivers/char/agp/generic.c</text:p>
      <text:p text:style-name="P1">#<text:tab/>drivers/char/agp/intel-agp.c</text:p>
      <text:p text:style-name="P1">#<text:tab/>drivers/char/agp/intel-gtt.c</text:p>
      <text:p text:style-name="P1">#<text:tab/>drivers/char/agp/nvidia-agp.c</text:p>
      <text:p text:style-name="P1"><text:soft-page-break/>#<text:tab/>drivers/char/agp/uninorth-agp.c</text:p>
      <text:p text:style-name="P1">#<text:tab/>drivers/char/agp/via-agp.c</text:p>
      <text:p text:style-name="P1">#<text:tab/>drivers/char/applicom.c</text:p>
      <text:p text:style-name="P1">#<text:tab/>drivers/char/bfin-otp.c</text:p>
      <text:p text:style-name="P1">#<text:tab/>drivers/char/dsp56k.c</text:p>
      <text:p text:style-name="P1">#<text:tab/>drivers/char/efirtc.c</text:p>
      <text:p text:style-name="P1">#<text:tab/>drivers/char/generic_nvram.c</text:p>
      <text:p text:style-name="P1">#<text:tab/>drivers/char/hangcheck-timer.c</text:p>
      <text:p text:style-name="P1">#<text:tab/>drivers/char/hpet.c</text:p>
      <text:p text:style-name="P1">#<text:tab/>drivers/char/hw_random/Kconfig</text:p>
      <text:p text:style-name="P1">#<text:tab/>drivers/char/hw_random/Makefile</text:p>
      <text:p text:style-name="P1">#<text:tab/>drivers/char/hw_random/amd-rng.c</text:p>
      <text:p text:style-name="P1">#<text:tab/>drivers/char/hw_random/atmel-rng.c</text:p>
      <text:p text:style-name="P1">#<text:tab/>drivers/char/hw_random/bcm2835-rng.c</text:p>
      <text:p text:style-name="P1">#<text:tab/>drivers/char/hw_random/bcm63xx-rng.c</text:p>
      <text:p text:style-name="P1">#<text:tab/>drivers/char/hw_random/core.c</text:p>
      <text:p text:style-name="P1">#<text:tab/>drivers/char/hw_random/exynos-rng.c</text:p>
      <text:p text:style-name="P1">#<text:tab/>drivers/char/hw_random/geode-rng.c</text:p>
      <text:p text:style-name="P1">#<text:tab/>drivers/char/hw_random/msm-rng.c</text:p>
      <text:p text:style-name="P1">#<text:tab/>drivers/char/hw_random/mxc-rnga.c</text:p>
      <text:p text:style-name="P1">#<text:tab/>drivers/char/hw_random/n2-drv.c</text:p>
      <text:p text:style-name="P1">#<text:tab/>drivers/char/hw_random/octeon-rng.c</text:p>
      <text:p text:style-name="P1">#<text:tab/>drivers/char/hw_random/omap-rng.c</text:p>
      <text:p text:style-name="P1">#<text:tab/>drivers/char/hw_random/omap3-rom-rng.c</text:p>
      <text:p text:style-name="P1">#<text:tab/>drivers/char/hw_random/pasemi-rng.c</text:p>
      <text:p text:style-name="P1">#<text:tab/>drivers/char/hw_random/powernv-rng.c</text:p>
      <text:p text:style-name="P1">#<text:tab/>drivers/char/hw_random/pseries-rng.c</text:p>
      <text:p text:style-name="P1">#<text:tab/>drivers/char/hw_random/timeriomem-rng.c</text:p>
      <text:p text:style-name="P1">#<text:tab/>drivers/char/hw_random/tx4939-rng.c</text:p>
      <text:p text:style-name="P1">#<text:tab/>drivers/char/hw_random/via-rng.c</text:p>
      <text:p text:style-name="P1">#<text:tab/>drivers/char/hw_random/virtio-rng.c</text:p>
      <text:p text:style-name="P1">#<text:tab/>drivers/char/hw_random/xgene-rng.c</text:p>
      <text:p text:style-name="P1">#<text:tab/>drivers/char/ipmi/Kconfig</text:p>
      <text:p text:style-name="P1">#<text:tab/>drivers/char/ipmi/Makefile</text:p>
      <text:p text:style-name="P1">#<text:tab/>drivers/char/ipmi/ipmi_bt_sm.c</text:p>
      <text:p text:style-name="P1">#<text:tab/>drivers/char/ipmi/ipmi_devintf.c</text:p>
      <text:p text:style-name="P1">#<text:tab/>drivers/char/ipmi/ipmi_kcs_sm.c</text:p>
      <text:p text:style-name="P1">#<text:tab/>drivers/char/ipmi/ipmi_msghandler.c</text:p>
      <text:p text:style-name="P1">#<text:tab/>drivers/char/ipmi/ipmi_si_intf.c</text:p>
      <text:p text:style-name="P1">#<text:tab/>drivers/char/ipmi/ipmi_si_sm.h</text:p>
      <text:p text:style-name="P1">#<text:tab/>drivers/char/ipmi/ipmi_smic_sm.c</text:p>
      <text:p text:style-name="P1">#<text:tab/>drivers/char/ipmi/ipmi_watchdog.c</text:p>
      <text:p text:style-name="P1">#<text:tab/>drivers/char/mbcs.c</text:p>
      <text:p text:style-name="P1">#<text:tab/>drivers/char/mem.c</text:p>
      <text:p text:style-name="P1">#<text:tab/>drivers/char/misc.c</text:p>
      <text:p text:style-name="P1">#<text:tab/>drivers/char/mspec.c</text:p>
      <text:p text:style-name="P1">#<text:tab/>drivers/char/mwave/3780i.c</text:p>
      <text:p text:style-name="P1">#<text:tab/>drivers/char/mwave/3780i.h</text:p>
      <text:p text:style-name="P1">#<text:tab/>drivers/char/mwave/mwavedd.c</text:p>
      <text:p text:style-name="P1">#<text:tab/>drivers/char/mwave/mwavedd.h</text:p>
      <text:p text:style-name="P1">#<text:tab/>drivers/char/mwave/smapi.c</text:p>
      <text:p text:style-name="P1">#<text:tab/>drivers/char/mwave/smapi.h</text:p>
      <text:p text:style-name="P1"><text:soft-page-break/>#<text:tab/>drivers/char/mwave/tp3780i.c</text:p>
      <text:p text:style-name="P1">#<text:tab/>drivers/char/nvram.c</text:p>
      <text:p text:style-name="P1">#<text:tab/>drivers/char/nwbutton.c</text:p>
      <text:p text:style-name="P1">#<text:tab/>drivers/char/nwflash.c</text:p>
      <text:p text:style-name="P1">#<text:tab/>drivers/char/pcmcia/cm4040_cs.c</text:p>
      <text:p text:style-name="P1">#<text:tab/>drivers/char/pcmcia/synclink_cs.c</text:p>
      <text:p text:style-name="P1">#<text:tab/>drivers/char/ppdev.c</text:p>
      <text:p text:style-name="P1">#<text:tab/>drivers/char/ps3flash.c</text:p>
      <text:p text:style-name="P1">#<text:tab/>drivers/char/random.c</text:p>
      <text:p text:style-name="P1">#<text:tab/>drivers/char/raw.c</text:p>
      <text:p text:style-name="P1">#<text:tab/>drivers/char/snsc.c</text:p>
      <text:p text:style-name="P1">#<text:tab/>drivers/char/sonypi.c</text:p>
      <text:p text:style-name="P1">#<text:tab/>drivers/char/tb0219.c</text:p>
      <text:p text:style-name="P1">#<text:tab/>drivers/char/tile-srom.c</text:p>
      <text:p text:style-name="P1">#<text:tab/>drivers/char/toshiba.c</text:p>
      <text:p text:style-name="P1">#<text:tab/>drivers/char/tpm/Kconfig</text:p>
      <text:p text:style-name="P1">#<text:tab/>drivers/char/tpm/Makefile</text:p>
      <text:p text:style-name="P1">#<text:tab/>drivers/char/tpm/tpm-dev.c</text:p>
      <text:p text:style-name="P1">#<text:tab/>drivers/char/tpm/tpm-interface.c</text:p>
      <text:p text:style-name="P1">#<text:tab/>drivers/char/tpm/tpm-sysfs.c</text:p>
      <text:p text:style-name="P1">#<text:tab/>drivers/char/tpm/tpm.h</text:p>
      <text:p text:style-name="P1">#<text:tab/>drivers/char/tpm/tpm_atmel.c</text:p>
      <text:p text:style-name="P1">#<text:tab/>drivers/char/tpm/tpm_atmel.h</text:p>
      <text:p text:style-name="P1">#<text:tab/>drivers/char/tpm/tpm_eventlog.c</text:p>
      <text:p text:style-name="P1">#<text:tab/>drivers/char/tpm/tpm_eventlog.h</text:p>
      <text:p text:style-name="P1">#<text:tab/>drivers/char/tpm/tpm_i2c_atmel.c</text:p>
      <text:p text:style-name="P1">#<text:tab/>drivers/char/tpm/tpm_i2c_infineon.c</text:p>
      <text:p text:style-name="P1">#<text:tab/>drivers/char/tpm/tpm_i2c_nuvoton.c</text:p>
      <text:p text:style-name="P1">#<text:tab/>drivers/char/tpm/tpm_ibmvtpm.c</text:p>
      <text:p text:style-name="P1">#<text:tab/>drivers/char/tpm/tpm_ibmvtpm.h</text:p>
      <text:p text:style-name="P1">#<text:tab/>drivers/char/tpm/tpm_infineon.c</text:p>
      <text:p text:style-name="P1">#<text:tab/>drivers/char/tpm/tpm_nsc.c</text:p>
      <text:p text:style-name="P1">#<text:tab/>drivers/char/tpm/tpm_of.c</text:p>
      <text:p text:style-name="P1">#<text:tab/>drivers/char/tpm/tpm_ppi.c</text:p>
      <text:p text:style-name="P1">#<text:tab/>drivers/char/tpm/tpm_tis.c</text:p>
      <text:p text:style-name="P1">#<text:tab/>drivers/char/tpm/xen-tpmfront.c</text:p>
      <text:p text:style-name="P1">#<text:tab/>drivers/char/ttyprintk.c</text:p>
      <text:p text:style-name="P1">#<text:tab/>drivers/char/virtio_console.c</text:p>
      <text:p text:style-name="P1">#<text:tab/>drivers/char/xilinx_hwicap/buffer_icap.c</text:p>
      <text:p text:style-name="P1">#<text:tab/>drivers/char/xillybus/Kconfig</text:p>
      <text:p text:style-name="P1">#<text:tab/>drivers/char/xillybus/xillybus_core.c</text:p>
      <text:p text:style-name="P1">#<text:tab/>drivers/char/xillybus/xillybus_of.c</text:p>
      <text:p text:style-name="P1">#<text:tab/>drivers/char/xillybus/xillybus_pcie.c</text:p>
      <text:p text:style-name="P1">#<text:tab/>drivers/clk/Kconfig</text:p>
      <text:p text:style-name="P1">#<text:tab/>drivers/clk/Makefile</text:p>
      <text:p text:style-name="P1">#<text:tab/>drivers/clk/at91/Makefile</text:p>
      <text:p text:style-name="P1">#<text:tab/>drivers/clk/at91/clk-h32mx.c</text:p>
      <text:p text:style-name="P1">#<text:tab/>drivers/clk/at91/clk-main.c</text:p>
      <text:p text:style-name="P1">#<text:tab/>drivers/clk/at91/clk-master.c</text:p>
      <text:p text:style-name="P1">#<text:tab/>drivers/clk/at91/clk-peripheral.c</text:p>
      <text:p text:style-name="P1">#<text:tab/>drivers/clk/at91/clk-pll.c</text:p>
      <text:p text:style-name="P1">#<text:tab/>drivers/clk/at91/clk-plldiv.c</text:p>
      <text:p text:style-name="P1"><text:soft-page-break/>#<text:tab/>drivers/clk/at91/clk-programmable.c</text:p>
      <text:p text:style-name="P1">#<text:tab/>drivers/clk/at91/clk-slow.c</text:p>
      <text:p text:style-name="P1">#<text:tab/>drivers/clk/at91/clk-smd.c</text:p>
      <text:p text:style-name="P1">#<text:tab/>drivers/clk/at91/clk-system.c</text:p>
      <text:p text:style-name="P1">#<text:tab/>drivers/clk/at91/clk-usb.c</text:p>
      <text:p text:style-name="P1">#<text:tab/>drivers/clk/at91/clk-utmi.c</text:p>
      <text:p text:style-name="P1">#<text:tab/>drivers/clk/at91/pmc.c</text:p>
      <text:p text:style-name="P1">#<text:tab/>drivers/clk/at91/pmc.h</text:p>
      <text:p text:style-name="P1">#<text:tab/>drivers/clk/at91/sckc.c</text:p>
      <text:p text:style-name="P1">#<text:tab/>drivers/clk/bcm/Kconfig</text:p>
      <text:p text:style-name="P1">#<text:tab/>drivers/clk/bcm/Makefile</text:p>
      <text:p text:style-name="P1">#<text:tab/>drivers/clk/bcm/clk-kona-setup.c</text:p>
      <text:p text:style-name="P1">#<text:tab/>drivers/clk/bcm/clk-kona.c</text:p>
      <text:p text:style-name="P1">#<text:tab/>drivers/clk/bcm/clk-kona.h</text:p>
      <text:p text:style-name="P1">#<text:tab/>drivers/clk/berlin/berlin2-avpll.c</text:p>
      <text:p text:style-name="P1">#<text:tab/>drivers/clk/berlin/berlin2-avpll.h</text:p>
      <text:p text:style-name="P1">#<text:tab/>drivers/clk/berlin/berlin2-div.c</text:p>
      <text:p text:style-name="P1">#<text:tab/>drivers/clk/berlin/berlin2-div.h</text:p>
      <text:p text:style-name="P1">#<text:tab/>drivers/clk/berlin/berlin2-pll.c</text:p>
      <text:p text:style-name="P1">#<text:tab/>drivers/clk/berlin/berlin2-pll.h</text:p>
      <text:p text:style-name="P1">#<text:tab/>drivers/clk/berlin/bg2.c</text:p>
      <text:p text:style-name="P1">#<text:tab/>drivers/clk/berlin/bg2q.c</text:p>
      <text:p text:style-name="P1">#<text:tab/>drivers/clk/clk-axi-clkgen.c</text:p>
      <text:p text:style-name="P1">#<text:tab/>drivers/clk/clk-axm5516.c</text:p>
      <text:p text:style-name="P1">#<text:tab/>drivers/clk/clk-clps711x.c</text:p>
      <text:p text:style-name="P1">#<text:tab/>drivers/clk/clk-composite.c</text:p>
      <text:p text:style-name="P1">#<text:tab/>drivers/clk/clk-conf.c</text:p>
      <text:p text:style-name="P1">#<text:tab/>drivers/clk/clk-divider.c</text:p>
      <text:p text:style-name="P1">#<text:tab/>drivers/clk/clk-efm32gg.c</text:p>
      <text:p text:style-name="P1">#<text:tab/>drivers/clk/clk-fixed-factor.c</text:p>
      <text:p text:style-name="P1">#<text:tab/>drivers/clk/clk-fixed-rate.c</text:p>
      <text:p text:style-name="P1">#<text:tab/>drivers/clk/clk-fractional-divider.c</text:p>
      <text:p text:style-name="P1">#<text:tab/>drivers/clk/clk-gate.c</text:p>
      <text:p text:style-name="P1">#<text:tab/>drivers/clk/clk-highbank.c</text:p>
      <text:p text:style-name="P1">#<text:tab/>drivers/clk/clk-max77686.c</text:p>
      <text:p text:style-name="P1">#<text:tab/>drivers/clk/clk-moxart.c</text:p>
      <text:p text:style-name="P1">#<text:tab/>drivers/clk/clk-mux.c</text:p>
      <text:p text:style-name="P1">#<text:tab/>drivers/clk/clk-nomadik.c</text:p>
      <text:p text:style-name="P1">#<text:tab/>drivers/clk/clk-nspire.c</text:p>
      <text:p text:style-name="P1">#<text:tab/>drivers/clk/clk-palmas.c</text:p>
      <text:p text:style-name="P1">#<text:tab/>drivers/clk/clk-rk808.c</text:p>
      <text:p text:style-name="P1">#<text:tab/>drivers/clk/clk-s2mps11.c</text:p>
      <text:p text:style-name="P1">#<text:tab/>drivers/clk/clk-si5351.c</text:p>
      <text:p text:style-name="P1">#<text:tab/>drivers/clk/clk-si570.c</text:p>
      <text:p text:style-name="P1">#<text:tab/>drivers/clk/clk-twl6040.c</text:p>
      <text:p text:style-name="P1">#<text:tab/>drivers/clk/clk-u300.c</text:p>
      <text:p text:style-name="P1">#<text:tab/>drivers/clk/clk-vt8500.c</text:p>
      <text:p text:style-name="P1">#<text:tab/>drivers/clk/clk-wm831x.c</text:p>
      <text:p text:style-name="P1">#<text:tab/>drivers/clk/clk-xgene.c</text:p>
      <text:p text:style-name="P1">#<text:tab/>drivers/clk/clk.c</text:p>
      <text:p text:style-name="P1">#<text:tab/>drivers/clk/clk.h</text:p>
      <text:p text:style-name="P1">#<text:tab/>drivers/clk/clkdev.c</text:p>
      <text:p text:style-name="P1"><text:soft-page-break/>#<text:tab/>drivers/clk/hisilicon/Makefile</text:p>
      <text:p text:style-name="P1">#<text:tab/>drivers/clk/hisilicon/clk-hi3620.c</text:p>
      <text:p text:style-name="P1">#<text:tab/>drivers/clk/hisilicon/clk-hip04.c</text:p>
      <text:p text:style-name="P1">#<text:tab/>drivers/clk/hisilicon/clk-hix5hd2.c</text:p>
      <text:p text:style-name="P1">#<text:tab/>drivers/clk/hisilicon/clk.c</text:p>
      <text:p text:style-name="P1">#<text:tab/>drivers/clk/hisilicon/clk.h</text:p>
      <text:p text:style-name="P1">#<text:tab/>drivers/clk/hisilicon/clkgate-separated.c</text:p>
      <text:p text:style-name="P1">#<text:tab/>drivers/clk/keystone/gate.c</text:p>
      <text:p text:style-name="P1">#<text:tab/>drivers/clk/keystone/pll.c</text:p>
      <text:p text:style-name="P1">#<text:tab/>drivers/clk/mmp/Makefile</text:p>
      <text:p text:style-name="P1">#<text:tab/>drivers/clk/mmp/clk-apbc.c</text:p>
      <text:p text:style-name="P1">#<text:tab/>drivers/clk/mmp/clk-apmu.c</text:p>
      <text:p text:style-name="P1">#<text:tab/>drivers/clk/mmp/clk-frac.c</text:p>
      <text:p text:style-name="P1">#<text:tab/>drivers/clk/mmp/clk-mmp2.c</text:p>
      <text:p text:style-name="P1">#<text:tab/>drivers/clk/mmp/clk-pxa168.c</text:p>
      <text:p text:style-name="P1">#<text:tab/>drivers/clk/mmp/clk-pxa910.c</text:p>
      <text:p text:style-name="P1">#<text:tab/>drivers/clk/mmp/clk.h</text:p>
      <text:p text:style-name="P1">#<text:tab/>drivers/clk/mvebu/Kconfig</text:p>
      <text:p text:style-name="P1">#<text:tab/>drivers/clk/mvebu/Makefile</text:p>
      <text:p text:style-name="P1">#<text:tab/>drivers/clk/mvebu/armada-370.c</text:p>
      <text:p text:style-name="P1">#<text:tab/>drivers/clk/mvebu/armada-xp.c</text:p>
      <text:p text:style-name="P1">#<text:tab/>drivers/clk/mvebu/clk-cpu.c</text:p>
      <text:p text:style-name="P1">#<text:tab/>drivers/clk/mvebu/common.c</text:p>
      <text:p text:style-name="P1">#<text:tab/>drivers/clk/mvebu/common.h</text:p>
      <text:p text:style-name="P1">#<text:tab/>drivers/clk/mvebu/dove.c</text:p>
      <text:p text:style-name="P1">#<text:tab/>drivers/clk/mvebu/kirkwood.c</text:p>
      <text:p text:style-name="P1">#<text:tab/>drivers/clk/mvebu/orion.c</text:p>
      <text:p text:style-name="P1">#<text:tab/>drivers/clk/mxs/clk-div.c</text:p>
      <text:p text:style-name="P1">#<text:tab/>drivers/clk/mxs/clk-frac.c</text:p>
      <text:p text:style-name="P1">#<text:tab/>drivers/clk/mxs/clk-imx23.c</text:p>
      <text:p text:style-name="P1">#<text:tab/>drivers/clk/mxs/clk-imx28.c</text:p>
      <text:p text:style-name="P1">#<text:tab/>drivers/clk/mxs/clk-pll.c</text:p>
      <text:p text:style-name="P1">#<text:tab/>drivers/clk/mxs/clk-ref.c</text:p>
      <text:p text:style-name="P1">#<text:tab/>drivers/clk/mxs/clk.h</text:p>
      <text:p text:style-name="P1">#<text:tab/>drivers/clk/pxa/Makefile</text:p>
      <text:p text:style-name="P1">#<text:tab/>drivers/clk/pxa/clk-pxa.c</text:p>
      <text:p text:style-name="P1">#<text:tab/>drivers/clk/pxa/clk-pxa.h</text:p>
      <text:p text:style-name="P1">#<text:tab/>drivers/clk/pxa/clk-pxa27x.c</text:p>
      <text:p text:style-name="P1">#<text:tab/>drivers/clk/qcom/Kconfig</text:p>
      <text:p text:style-name="P1">#<text:tab/>drivers/clk/qcom/Makefile</text:p>
      <text:p text:style-name="P1">#<text:tab/>drivers/clk/qcom/clk-branch.c</text:p>
      <text:p text:style-name="P1">#<text:tab/>drivers/clk/qcom/clk-pll.c</text:p>
      <text:p text:style-name="P1">#<text:tab/>drivers/clk/qcom/clk-pll.h</text:p>
      <text:p text:style-name="P1">#<text:tab/>drivers/clk/qcom/clk-rcg.c</text:p>
      <text:p text:style-name="P1">#<text:tab/>drivers/clk/qcom/clk-rcg.h</text:p>
      <text:p text:style-name="P1">#<text:tab/>drivers/clk/qcom/clk-rcg2.c</text:p>
      <text:p text:style-name="P1">#<text:tab/>drivers/clk/qcom/clk-regmap.c</text:p>
      <text:p text:style-name="P1">#<text:tab/>drivers/clk/qcom/clk-regmap.h</text:p>
      <text:p text:style-name="P1">#<text:tab/>drivers/clk/qcom/common.c</text:p>
      <text:p text:style-name="P1">#<text:tab/>drivers/clk/qcom/common.h</text:p>
      <text:p text:style-name="P1">#<text:tab/>drivers/clk/qcom/gcc-apq8084.c</text:p>
      <text:p text:style-name="P1">#<text:tab/>drivers/clk/qcom/gcc-ipq806x.c</text:p>
      <text:p text:style-name="P1"><text:soft-page-break/>#<text:tab/>drivers/clk/qcom/gcc-msm8660.c</text:p>
      <text:p text:style-name="P1">#<text:tab/>drivers/clk/qcom/gcc-msm8960.c</text:p>
      <text:p text:style-name="P1">#<text:tab/>drivers/clk/qcom/gcc-msm8974.c</text:p>
      <text:p text:style-name="P1">#<text:tab/>drivers/clk/qcom/mmcc-apq8084.c</text:p>
      <text:p text:style-name="P1">#<text:tab/>drivers/clk/qcom/mmcc-msm8960.c</text:p>
      <text:p text:style-name="P1">#<text:tab/>drivers/clk/qcom/mmcc-msm8974.c</text:p>
      <text:p text:style-name="P1">#<text:tab/>drivers/clk/qcom/reset.c</text:p>
      <text:p text:style-name="P1">#<text:tab/>drivers/clk/qcom/reset.h</text:p>
      <text:p text:style-name="P1">#<text:tab/>drivers/clk/rockchip/Makefile</text:p>
      <text:p text:style-name="P1">#<text:tab/>drivers/clk/rockchip/clk-cpu.c</text:p>
      <text:p text:style-name="P1">#<text:tab/>drivers/clk/rockchip/clk-pll.c</text:p>
      <text:p text:style-name="P1">#<text:tab/>drivers/clk/rockchip/clk-rk3188.c</text:p>
      <text:p text:style-name="P1">#<text:tab/>drivers/clk/rockchip/clk-rk3288.c</text:p>
      <text:p text:style-name="P1">#<text:tab/>drivers/clk/rockchip/clk-rockchip.c</text:p>
      <text:p text:style-name="P1">#<text:tab/>drivers/clk/rockchip/clk.c</text:p>
      <text:p text:style-name="P1">#<text:tab/>drivers/clk/rockchip/clk.h</text:p>
      <text:p text:style-name="P1">#<text:tab/>drivers/clk/rockchip/softrst.c</text:p>
      <text:p text:style-name="P1">#<text:tab/>drivers/clk/samsung/Kconfig</text:p>
      <text:p text:style-name="P1">#<text:tab/>drivers/clk/samsung/Makefile</text:p>
      <text:p text:style-name="P1">#<text:tab/>drivers/clk/samsung/clk-exynos-audss.c</text:p>
      <text:p text:style-name="P1">#<text:tab/>drivers/clk/samsung/clk-exynos-clkout.c</text:p>
      <text:p text:style-name="P1">#<text:tab/>drivers/clk/samsung/clk-exynos3250.c</text:p>
      <text:p text:style-name="P1">#<text:tab/>drivers/clk/samsung/clk-exynos4.c</text:p>
      <text:p text:style-name="P1">#<text:tab/>drivers/clk/samsung/clk-exynos5250.c</text:p>
      <text:p text:style-name="P1">#<text:tab/>drivers/clk/samsung/clk-exynos5260.c</text:p>
      <text:p text:style-name="P1">#<text:tab/>drivers/clk/samsung/clk-exynos5410.c</text:p>
      <text:p text:style-name="P1">#<text:tab/>drivers/clk/samsung/clk-exynos5420.c</text:p>
      <text:p text:style-name="P1">#<text:tab/>drivers/clk/samsung/clk-exynos5440.c</text:p>
      <text:p text:style-name="P1">#<text:tab/>drivers/clk/samsung/clk-pll.c</text:p>
      <text:p text:style-name="P1">#<text:tab/>drivers/clk/samsung/clk-pll.h</text:p>
      <text:p text:style-name="P1">#<text:tab/>drivers/clk/samsung/clk-s3c2410-dclk.c</text:p>
      <text:p text:style-name="P1">#<text:tab/>drivers/clk/samsung/clk-s3c2410.c</text:p>
      <text:p text:style-name="P1">#<text:tab/>drivers/clk/samsung/clk-s3c2412.c</text:p>
      <text:p text:style-name="P1">#<text:tab/>drivers/clk/samsung/clk-s3c2443.c</text:p>
      <text:p text:style-name="P1">#<text:tab/>drivers/clk/samsung/clk-s3c64xx.c</text:p>
      <text:p text:style-name="P1">#<text:tab/>drivers/clk/samsung/clk-s5pv210-audss.c</text:p>
      <text:p text:style-name="P1">#<text:tab/>drivers/clk/samsung/clk-s5pv210.c</text:p>
      <text:p text:style-name="P1">#<text:tab/>drivers/clk/samsung/clk.c</text:p>
      <text:p text:style-name="P1">#<text:tab/>drivers/clk/samsung/clk.h</text:p>
      <text:p text:style-name="P1">#<text:tab/>drivers/clk/sirf/Makefile</text:p>
      <text:p text:style-name="P1">#<text:tab/>drivers/clk/sirf/clk-atlas6.c</text:p>
      <text:p text:style-name="P1">#<text:tab/>drivers/clk/sirf/clk-common.c</text:p>
      <text:p text:style-name="P1">#<text:tab/>drivers/clk/sirf/clk-prima2.c</text:p>
      <text:p text:style-name="P1">#<text:tab/>drivers/clk/socfpga/Makefile</text:p>
      <text:p text:style-name="P1">#<text:tab/>drivers/clk/socfpga/clk-gate.c</text:p>
      <text:p text:style-name="P1">#<text:tab/>drivers/clk/socfpga/clk-periph.c</text:p>
      <text:p text:style-name="P1">#<text:tab/>drivers/clk/socfpga/clk-pll.c</text:p>
      <text:p text:style-name="P1">#<text:tab/>drivers/clk/socfpga/clk.c</text:p>
      <text:p text:style-name="P1">#<text:tab/>drivers/clk/socfpga/clk.h</text:p>
      <text:p text:style-name="P1">#<text:tab/>drivers/clk/spear/clk-aux-synth.c</text:p>
      <text:p text:style-name="P1">#<text:tab/>drivers/clk/spear/clk-frac-synth.c</text:p>
      <text:p text:style-name="P1">#<text:tab/>drivers/clk/spear/clk-gpt-synth.c</text:p>
      <text:p text:style-name="P1"><text:soft-page-break/>#<text:tab/>drivers/clk/spear/clk-vco-pll.c</text:p>
      <text:p text:style-name="P1">#<text:tab/>drivers/clk/spear/clk.c</text:p>
      <text:p text:style-name="P1">#<text:tab/>drivers/clk/spear/clk.h</text:p>
      <text:p text:style-name="P1">#<text:tab/>drivers/clk/spear/spear1310_clock.c</text:p>
      <text:p text:style-name="P1">#<text:tab/>drivers/clk/spear/spear1340_clock.c</text:p>
      <text:p text:style-name="P1">#<text:tab/>drivers/clk/spear/spear3xx_clock.c</text:p>
      <text:p text:style-name="P1">#<text:tab/>drivers/clk/spear/spear6xx_clock.c</text:p>
      <text:p text:style-name="P1">#<text:tab/>drivers/clk/st/clk-flexgen.c</text:p>
      <text:p text:style-name="P1">#<text:tab/>drivers/clk/st/clkgen-fsyn.c</text:p>
      <text:p text:style-name="P1">#<text:tab/>drivers/clk/st/clkgen-mux.c</text:p>
      <text:p text:style-name="P1">#<text:tab/>drivers/clk/st/clkgen-pll.c</text:p>
      <text:p text:style-name="P1">#<text:tab/>drivers/clk/st/clkgen.h</text:p>
      <text:p text:style-name="P1">#<text:tab/>drivers/clk/sunxi/Makefile</text:p>
      <text:p text:style-name="P1">#<text:tab/>drivers/clk/sunxi/clk-a10-hosc.c</text:p>
      <text:p text:style-name="P1">#<text:tab/>drivers/clk/sunxi/clk-a20-gmac.c</text:p>
      <text:p text:style-name="P1">#<text:tab/>drivers/clk/sunxi/clk-factors.c</text:p>
      <text:p text:style-name="P1">#<text:tab/>drivers/clk/sunxi/clk-factors.h</text:p>
      <text:p text:style-name="P1">#<text:tab/>drivers/clk/sunxi/clk-mod0.c</text:p>
      <text:p text:style-name="P1">#<text:tab/>drivers/clk/sunxi/clk-sun6i-apb0-gates.c</text:p>
      <text:p text:style-name="P1">#<text:tab/>drivers/clk/sunxi/clk-sun6i-apb0.c</text:p>
      <text:p text:style-name="P1">#<text:tab/>drivers/clk/sunxi/clk-sun6i-ar100.c</text:p>
      <text:p text:style-name="P1">#<text:tab/>drivers/clk/sunxi/clk-sun8i-apb0.c</text:p>
      <text:p text:style-name="P1">#<text:tab/>drivers/clk/sunxi/clk-sun8i-mbus.c</text:p>
      <text:p text:style-name="P1">#<text:tab/>drivers/clk/sunxi/clk-sunxi.c</text:p>
      <text:p text:style-name="P1">#<text:tab/>drivers/clk/tegra/Makefile</text:p>
      <text:p text:style-name="P1">#<text:tab/>drivers/clk/tegra/clk-audio-sync.c</text:p>
      <text:p text:style-name="P1">#<text:tab/>drivers/clk/tegra/clk-divider.c</text:p>
      <text:p text:style-name="P1">#<text:tab/>drivers/clk/tegra/clk-id.h</text:p>
      <text:p text:style-name="P1">#<text:tab/>drivers/clk/tegra/clk-periph-gate.c</text:p>
      <text:p text:style-name="P1">#<text:tab/>drivers/clk/tegra/clk-periph.c</text:p>
      <text:p text:style-name="P1">#<text:tab/>drivers/clk/tegra/clk-pll-out.c</text:p>
      <text:p text:style-name="P1">#<text:tab/>drivers/clk/tegra/clk-pll.c</text:p>
      <text:p text:style-name="P1">#<text:tab/>drivers/clk/tegra/clk-super.c</text:p>
      <text:p text:style-name="P1">#<text:tab/>drivers/clk/tegra/clk-tegra-audio.c</text:p>
      <text:p text:style-name="P1">#<text:tab/>drivers/clk/tegra/clk-tegra-fixed.c</text:p>
      <text:p text:style-name="P1">#<text:tab/>drivers/clk/tegra/clk-tegra-periph.c</text:p>
      <text:p text:style-name="P1">#<text:tab/>drivers/clk/tegra/clk-tegra-pmc.c</text:p>
      <text:p text:style-name="P1">#<text:tab/>drivers/clk/tegra/clk-tegra-super-gen4.c</text:p>
      <text:p text:style-name="P1">#<text:tab/>drivers/clk/tegra/clk-tegra114.c</text:p>
      <text:p text:style-name="P1">#<text:tab/>drivers/clk/tegra/clk-tegra124.c</text:p>
      <text:p text:style-name="P1">#<text:tab/>drivers/clk/tegra/clk-tegra20.c</text:p>
      <text:p text:style-name="P1">#<text:tab/>drivers/clk/tegra/clk-tegra30.c</text:p>
      <text:p text:style-name="P1">#<text:tab/>drivers/clk/tegra/clk.c</text:p>
      <text:p text:style-name="P1">#<text:tab/>drivers/clk/tegra/clk.h</text:p>
      <text:p text:style-name="P1">#<text:tab/>drivers/clk/ti/Makefile</text:p>
      <text:p text:style-name="P1">#<text:tab/>drivers/clk/ti/apll.c</text:p>
      <text:p text:style-name="P1">#<text:tab/>drivers/clk/ti/autoidle.c</text:p>
      <text:p text:style-name="P1">#<text:tab/>drivers/clk/ti/clk-2xxx.c</text:p>
      <text:p text:style-name="P1">#<text:tab/>drivers/clk/ti/clk-33xx.c</text:p>
      <text:p text:style-name="P1">#<text:tab/>drivers/clk/ti/clk-3xxx.c</text:p>
      <text:p text:style-name="P1">#<text:tab/>drivers/clk/ti/clk-43xx.c</text:p>
      <text:p text:style-name="P1">#<text:tab/>drivers/clk/ti/clk-44xx.c</text:p>
      <text:p text:style-name="P1"><text:soft-page-break/>#<text:tab/>drivers/clk/ti/clk-54xx.c</text:p>
      <text:p text:style-name="P1">#<text:tab/>drivers/clk/ti/clk-7xx.c</text:p>
      <text:p text:style-name="P1">#<text:tab/>drivers/clk/ti/clk-dra7-atl.c</text:p>
      <text:p text:style-name="P1">#<text:tab/>drivers/clk/ti/clk.c</text:p>
      <text:p text:style-name="P1">#<text:tab/>drivers/clk/ti/clockdomain.c</text:p>
      <text:p text:style-name="P1">#<text:tab/>drivers/clk/ti/composite.c</text:p>
      <text:p text:style-name="P1">#<text:tab/>drivers/clk/ti/divider.c</text:p>
      <text:p text:style-name="P1">#<text:tab/>drivers/clk/ti/dpll.c</text:p>
      <text:p text:style-name="P1">#<text:tab/>drivers/clk/ti/fixed-factor.c</text:p>
      <text:p text:style-name="P1">#<text:tab/>drivers/clk/ti/gate.c</text:p>
      <text:p text:style-name="P1">#<text:tab/>drivers/clk/ti/interface.c</text:p>
      <text:p text:style-name="P1">#<text:tab/>drivers/clk/ti/mux.c</text:p>
      <text:p text:style-name="P1">#<text:tab/>drivers/clk/ux500/Makefile</text:p>
      <text:p text:style-name="P1">#<text:tab/>drivers/clk/ux500/abx500-clk.c</text:p>
      <text:p text:style-name="P1">#<text:tab/>drivers/clk/ux500/clk-prcc.c</text:p>
      <text:p text:style-name="P1">#<text:tab/>drivers/clk/ux500/clk-prcmu.c</text:p>
      <text:p text:style-name="P1">#<text:tab/>drivers/clk/ux500/clk-sysctrl.c</text:p>
      <text:p text:style-name="P1">#<text:tab/>drivers/clk/ux500/clk.h</text:p>
      <text:p text:style-name="P1">#<text:tab/>drivers/clk/ux500/u8500_of_clk.c</text:p>
      <text:p text:style-name="P1">#<text:tab/>drivers/clk/ux500/u8540_clk.c</text:p>
      <text:p text:style-name="P1">#<text:tab/>drivers/clk/ux500/u9540_clk.c</text:p>
      <text:p text:style-name="P1">#<text:tab/>drivers/clk/versatile/Kconfig</text:p>
      <text:p text:style-name="P1">#<text:tab/>drivers/clk/versatile/Makefile</text:p>
      <text:p text:style-name="P1">#<text:tab/>drivers/clk/versatile/clk-icst.c</text:p>
      <text:p text:style-name="P1">#<text:tab/>drivers/clk/versatile/clk-impd1.c</text:p>
      <text:p text:style-name="P1">#<text:tab/>drivers/clk/versatile/clk-realview.c</text:p>
      <text:p text:style-name="P1">#<text:tab/>drivers/clk/versatile/clk-sp810.c</text:p>
      <text:p text:style-name="P1">#<text:tab/>drivers/clk/versatile/clk-versatile.c</text:p>
      <text:p text:style-name="P1">#<text:tab/>drivers/clk/versatile/clk-vexpress-osc.c</text:p>
      <text:p text:style-name="P1">#<text:tab/>drivers/clk/x86/clk-lpt.c</text:p>
      <text:p text:style-name="P1">#<text:tab/>drivers/clk/zynq/Makefile</text:p>
      <text:p text:style-name="P1">#<text:tab/>drivers/clk/zynq/clkc.c</text:p>
      <text:p text:style-name="P1">#<text:tab/>drivers/clocksource/Kconfig</text:p>
      <text:p text:style-name="P1">#<text:tab/>drivers/clocksource/Makefile</text:p>
      <text:p text:style-name="P1">#<text:tab/>drivers/clocksource/acpi_pm.c</text:p>
      <text:p text:style-name="P1">#<text:tab/>drivers/clocksource/arm_arch_timer.c</text:p>
      <text:p text:style-name="P1">#<text:tab/>drivers/clocksource/arm_global_timer.c</text:p>
      <text:p text:style-name="P1">#<text:tab/>drivers/clocksource/bcm2835_timer.c</text:p>
      <text:p text:style-name="P1">#<text:tab/>drivers/clocksource/bcm_kona_timer.c</text:p>
      <text:p text:style-name="P1">#<text:tab/>drivers/clocksource/cadence_ttc_timer.c</text:p>
      <text:p text:style-name="P1">#<text:tab/>drivers/clocksource/clksrc-dbx500-prcmu.c</text:p>
      <text:p text:style-name="P1">#<text:tab/>drivers/clocksource/clps711x-timer.c</text:p>
      <text:p text:style-name="P1">#<text:tab/>drivers/clocksource/cs5535-clockevt.c</text:p>
      <text:p text:style-name="P1">#<text:tab/>drivers/clocksource/dummy_timer.c</text:p>
      <text:p text:style-name="P1">#<text:tab/>drivers/clocksource/dw_apb_timer.c</text:p>
      <text:p text:style-name="P1">#<text:tab/>drivers/clocksource/dw_apb_timer_of.c</text:p>
      <text:p text:style-name="P1">#<text:tab/>drivers/clocksource/em_sti.c</text:p>
      <text:p text:style-name="P1">#<text:tab/>drivers/clocksource/exynos_mct.c</text:p>
      <text:p text:style-name="P1">#<text:tab/>drivers/clocksource/fsl_ftm_timer.c</text:p>
      <text:p text:style-name="P1">#<text:tab/>drivers/clocksource/i8253.c</text:p>
      <text:p text:style-name="P1">#<text:tab/>drivers/clocksource/meson6_timer.c</text:p>
      <text:p text:style-name="P1">#<text:tab/>drivers/clocksource/metag_generic.c</text:p>
      <text:p text:style-name="P1"><text:soft-page-break/>#<text:tab/>drivers/clocksource/mmio.c</text:p>
      <text:p text:style-name="P1">#<text:tab/>drivers/clocksource/moxart_timer.c</text:p>
      <text:p text:style-name="P1">#<text:tab/>drivers/clocksource/mtk_timer.c</text:p>
      <text:p text:style-name="P1">#<text:tab/>drivers/clocksource/mxs_timer.c</text:p>
      <text:p text:style-name="P1">#<text:tab/>drivers/clocksource/nomadik-mtu.c</text:p>
      <text:p text:style-name="P1">#<text:tab/>drivers/clocksource/pxa_timer.c</text:p>
      <text:p text:style-name="P1">#<text:tab/>drivers/clocksource/qcom-timer.c</text:p>
      <text:p text:style-name="P1">#<text:tab/>drivers/clocksource/samsung_pwm_timer.c</text:p>
      <text:p text:style-name="P1">#<text:tab/>drivers/clocksource/sh_cmt.c</text:p>
      <text:p text:style-name="P1">#<text:tab/>drivers/clocksource/sh_mtu2.c</text:p>
      <text:p text:style-name="P1">#<text:tab/>drivers/clocksource/sh_tmu.c</text:p>
      <text:p text:style-name="P1">#<text:tab/>drivers/clocksource/sun4i_timer.c</text:p>
      <text:p text:style-name="P1">#<text:tab/>drivers/clocksource/tcb_clksrc.c</text:p>
      <text:p text:style-name="P1">#<text:tab/>drivers/clocksource/tegra20_timer.c</text:p>
      <text:p text:style-name="P1">#<text:tab/>drivers/clocksource/time-armada-370-xp.c</text:p>
      <text:p text:style-name="P1">#<text:tab/>drivers/clocksource/time-efm32.c</text:p>
      <text:p text:style-name="P1">#<text:tab/>drivers/clocksource/time-orion.c</text:p>
      <text:p text:style-name="P1">#<text:tab/>drivers/clocksource/timer-atmel-pit.c</text:p>
      <text:p text:style-name="P1">#<text:tab/>drivers/clocksource/timer-keystone.c</text:p>
      <text:p text:style-name="P1">#<text:tab/>drivers/clocksource/timer-prima2.c</text:p>
      <text:p text:style-name="P1">#<text:tab/>drivers/clocksource/timer-sun5i.c</text:p>
      <text:p text:style-name="P1">#<text:tab/>drivers/clocksource/timer-u300.c</text:p>
      <text:p text:style-name="P1">#<text:tab/>drivers/clocksource/versatile.c</text:p>
      <text:p text:style-name="P1">#<text:tab/>drivers/clocksource/vf_pit_timer.c</text:p>
      <text:p text:style-name="P1">#<text:tab/>drivers/clocksource/vt8500_timer.c</text:p>
      <text:p text:style-name="P1">#<text:tab/>drivers/clocksource/zevio-timer.c</text:p>
      <text:p text:style-name="P1">#<text:tab/>drivers/connector/Kconfig</text:p>
      <text:p text:style-name="P1">#<text:tab/>drivers/connector/cn_proc.c</text:p>
      <text:p text:style-name="P1">#<text:tab/>drivers/connector/connector.c</text:p>
      <text:p text:style-name="P1">#<text:tab/>drivers/cpufreq/Kconfig</text:p>
      <text:p text:style-name="P1">#<text:tab/>drivers/cpufreq/Kconfig.arm</text:p>
      <text:p text:style-name="P1">#<text:tab/>drivers/cpufreq/Kconfig.powerpc</text:p>
      <text:p text:style-name="P1">#<text:tab/>drivers/cpufreq/Kconfig.x86</text:p>
      <text:p text:style-name="P1">#<text:tab/>drivers/cpufreq/Makefile</text:p>
      <text:p text:style-name="P1">#<text:tab/>drivers/cpufreq/acpi-cpufreq.c</text:p>
      <text:p text:style-name="P1">#<text:tab/>drivers/cpufreq/amd_freq_sensitivity.c</text:p>
      <text:p text:style-name="P1">#<text:tab/>drivers/cpufreq/arm_big_little.c</text:p>
      <text:p text:style-name="P1">#<text:tab/>drivers/cpufreq/arm_big_little.h</text:p>
      <text:p text:style-name="P1">#<text:tab/>drivers/cpufreq/arm_big_little_dt.c</text:p>
      <text:p text:style-name="P1">#<text:tab/>drivers/cpufreq/blackfin-cpufreq.c</text:p>
      <text:p text:style-name="P1">#<text:tab/>drivers/cpufreq/cpufreq-dt.c</text:p>
      <text:p text:style-name="P1">#<text:tab/>drivers/cpufreq/cpufreq-nforce2.c</text:p>
      <text:p text:style-name="P1">#<text:tab/>drivers/cpufreq/cpufreq.c</text:p>
      <text:p text:style-name="P1">#<text:tab/>drivers/cpufreq/cpufreq_conservative.c</text:p>
      <text:p text:style-name="P1">#<text:tab/>drivers/cpufreq/cpufreq_governor.c</text:p>
      <text:p text:style-name="P1">#<text:tab/>drivers/cpufreq/cpufreq_governor.h</text:p>
      <text:p text:style-name="P1">#<text:tab/>drivers/cpufreq/cpufreq_ondemand.c</text:p>
      <text:p text:style-name="P1">#<text:tab/>drivers/cpufreq/cpufreq_performance.c</text:p>
      <text:p text:style-name="P1">#<text:tab/>drivers/cpufreq/cpufreq_powersave.c</text:p>
      <text:p text:style-name="P1">#<text:tab/>drivers/cpufreq/cpufreq_stats.c</text:p>
      <text:p text:style-name="P1">#<text:tab/>drivers/cpufreq/cpufreq_userspace.c</text:p>
      <text:p text:style-name="P1">#<text:tab/>drivers/cpufreq/davinci-cpufreq.c</text:p>
      <text:p text:style-name="P1"><text:soft-page-break/>#<text:tab/>drivers/cpufreq/e_powersaver.c</text:p>
      <text:p text:style-name="P1">#<text:tab/>drivers/cpufreq/elanfreq.c</text:p>
      <text:p text:style-name="P1">#<text:tab/>drivers/cpufreq/freq_table.c</text:p>
      <text:p text:style-name="P1">#<text:tab/>drivers/cpufreq/gx-suspmod.c</text:p>
      <text:p text:style-name="P1">#<text:tab/>drivers/cpufreq/ia64-acpi-cpufreq.c</text:p>
      <text:p text:style-name="P1">#<text:tab/>drivers/cpufreq/imx6q-cpufreq.c</text:p>
      <text:p text:style-name="P1">#<text:tab/>drivers/cpufreq/integrator-cpufreq.c</text:p>
      <text:p text:style-name="P1">#<text:tab/>drivers/cpufreq/intel_pstate.c</text:p>
      <text:p text:style-name="P1">#<text:tab/>drivers/cpufreq/kirkwood-cpufreq.c</text:p>
      <text:p text:style-name="P1">#<text:tab/>drivers/cpufreq/longhaul.c</text:p>
      <text:p text:style-name="P1">#<text:tab/>drivers/cpufreq/loongson2_cpufreq.c</text:p>
      <text:p text:style-name="P1">#<text:tab/>drivers/cpufreq/maple-cpufreq.c</text:p>
      <text:p text:style-name="P1">#<text:tab/>drivers/cpufreq/omap-cpufreq.c</text:p>
      <text:p text:style-name="P1">#<text:tab/>drivers/cpufreq/p4-clockmod.c</text:p>
      <text:p text:style-name="P1">#<text:tab/>drivers/cpufreq/pasemi-cpufreq.c</text:p>
      <text:p text:style-name="P1">#<text:tab/>drivers/cpufreq/pcc-cpufreq.c</text:p>
      <text:p text:style-name="P1">#<text:tab/>drivers/cpufreq/pmac32-cpufreq.c</text:p>
      <text:p text:style-name="P1">#<text:tab/>drivers/cpufreq/pmac64-cpufreq.c</text:p>
      <text:p text:style-name="P1">#<text:tab/>drivers/cpufreq/powernow-k6.c</text:p>
      <text:p text:style-name="P1">#<text:tab/>drivers/cpufreq/powernow-k7.c</text:p>
      <text:p text:style-name="P1">#<text:tab/>drivers/cpufreq/powernow-k8.c</text:p>
      <text:p text:style-name="P1">#<text:tab/>drivers/cpufreq/powernv-cpufreq.c</text:p>
      <text:p text:style-name="P1">#<text:tab/>drivers/cpufreq/ppc_cbe_cpufreq.c</text:p>
      <text:p text:style-name="P1">#<text:tab/>drivers/cpufreq/ppc_cbe_cpufreq.h</text:p>
      <text:p text:style-name="P1">#<text:tab/>drivers/cpufreq/ppc_cbe_cpufreq_pmi.c</text:p>
      <text:p text:style-name="P1">#<text:tab/>drivers/cpufreq/pxa2xx-cpufreq.c</text:p>
      <text:p text:style-name="P1">#<text:tab/>drivers/cpufreq/s3c2412-cpufreq.c</text:p>
      <text:p text:style-name="P1">#<text:tab/>drivers/cpufreq/s3c2440-cpufreq.c</text:p>
      <text:p text:style-name="P1">#<text:tab/>drivers/cpufreq/s3c24xx-cpufreq-debugfs.c</text:p>
      <text:p text:style-name="P1">#<text:tab/>drivers/cpufreq/s3c24xx-cpufreq.c</text:p>
      <text:p text:style-name="P1">#<text:tab/>drivers/cpufreq/s5pv210-cpufreq.c</text:p>
      <text:p text:style-name="P1">#<text:tab/>drivers/cpufreq/sa1110-cpufreq.c</text:p>
      <text:p text:style-name="P1">#<text:tab/>drivers/cpufreq/sc520_freq.c</text:p>
      <text:p text:style-name="P1">#<text:tab/>drivers/cpufreq/speedstep-centrino.c</text:p>
      <text:p text:style-name="P1">#<text:tab/>drivers/cpufreq/speedstep-ich.c</text:p>
      <text:p text:style-name="P1">#<text:tab/>drivers/cpufreq/speedstep-lib.c</text:p>
      <text:p text:style-name="P1">#<text:tab/>drivers/cpufreq/speedstep-smi.c</text:p>
      <text:p text:style-name="P1">#<text:tab/>drivers/cpufreq/vexpress-spc-cpufreq.c</text:p>
      <text:p text:style-name="P1">#<text:tab/>drivers/cpuidle/Kconfig</text:p>
      <text:p text:style-name="P1">#<text:tab/>drivers/cpuidle/Kconfig.arm</text:p>
      <text:p text:style-name="P1">#<text:tab/>drivers/cpuidle/Kconfig.mips</text:p>
      <text:p text:style-name="P1">#<text:tab/>drivers/cpuidle/Makefile</text:p>
      <text:p text:style-name="P1">#<text:tab/>drivers/cpuidle/coupled.c</text:p>
      <text:p text:style-name="P1">#<text:tab/>drivers/cpuidle/cpuidle-at91.c</text:p>
      <text:p text:style-name="P1">#<text:tab/>drivers/cpuidle/cpuidle-big_little.c</text:p>
      <text:p text:style-name="P1">#<text:tab/>drivers/cpuidle/cpuidle-calxeda.c</text:p>
      <text:p text:style-name="P1">#<text:tab/>drivers/cpuidle/cpuidle-clps711x.c</text:p>
      <text:p text:style-name="P1">#<text:tab/>drivers/cpuidle/cpuidle-cps.c</text:p>
      <text:p text:style-name="P1">#<text:tab/>drivers/cpuidle/cpuidle-exynos.c</text:p>
      <text:p text:style-name="P1">#<text:tab/>drivers/cpuidle/cpuidle-kirkwood.c</text:p>
      <text:p text:style-name="P1">#<text:tab/>drivers/cpuidle/cpuidle-mvebu-v7.c</text:p>
      <text:p text:style-name="P1">#<text:tab/>drivers/cpuidle/cpuidle-powernv.c</text:p>
      <text:p text:style-name="P1"><text:soft-page-break/>#<text:tab/>drivers/cpuidle/cpuidle-pseries.c</text:p>
      <text:p text:style-name="P1">#<text:tab/>drivers/cpuidle/cpuidle-ux500.c</text:p>
      <text:p text:style-name="P1">#<text:tab/>drivers/cpuidle/cpuidle-zynq.c</text:p>
      <text:p text:style-name="P1">#<text:tab/>drivers/cpuidle/cpuidle.c</text:p>
      <text:p text:style-name="P1">#<text:tab/>drivers/cpuidle/cpuidle.h</text:p>
      <text:p text:style-name="P1">#<text:tab/>drivers/cpuidle/driver.c</text:p>
      <text:p text:style-name="P1">#<text:tab/>drivers/cpuidle/dt_idle_states.c</text:p>
      <text:p text:style-name="P1">#<text:tab/>drivers/cpuidle/governors/ladder.c</text:p>
      <text:p text:style-name="P1">#<text:tab/>drivers/cpuidle/governors/menu.c</text:p>
      <text:p text:style-name="P1">#<text:tab/>drivers/crypto/Kconfig</text:p>
      <text:p text:style-name="P1">#<text:tab/>drivers/crypto/Makefile</text:p>
      <text:p text:style-name="P1">#<text:tab/>drivers/crypto/amcc/Makefile</text:p>
      <text:p text:style-name="P1">#<text:tab/>drivers/crypto/amcc/crypto4xx_alg.c</text:p>
      <text:p text:style-name="P1">#<text:tab/>drivers/crypto/amcc/crypto4xx_core.c</text:p>
      <text:p text:style-name="P1">#<text:tab/>drivers/crypto/amcc/crypto4xx_core.h</text:p>
      <text:p text:style-name="P1">#<text:tab/>drivers/crypto/amcc/crypto4xx_reg_def.h</text:p>
      <text:p text:style-name="P1">#<text:tab/>drivers/crypto/amcc/crypto4xx_sa.c</text:p>
      <text:p text:style-name="P1">#<text:tab/>drivers/crypto/atmel-aes-regs.h</text:p>
      <text:p text:style-name="P1">#<text:tab/>drivers/crypto/atmel-aes.c</text:p>
      <text:p text:style-name="P1">#<text:tab/>drivers/crypto/atmel-sha-regs.h</text:p>
      <text:p text:style-name="P1">#<text:tab/>drivers/crypto/atmel-sha.c</text:p>
      <text:p text:style-name="P1">#<text:tab/>drivers/crypto/atmel-tdes.c</text:p>
      <text:p text:style-name="P1">#<text:tab/>drivers/crypto/bfin_crc.c</text:p>
      <text:p text:style-name="P1">#<text:tab/>drivers/crypto/caam/Kconfig</text:p>
      <text:p text:style-name="P1">#<text:tab/>drivers/crypto/caam/Makefile</text:p>
      <text:p text:style-name="P1">#<text:tab/>drivers/crypto/caam/caamalg.c</text:p>
      <text:p text:style-name="P1">#<text:tab/>drivers/crypto/caam/caamhash.c</text:p>
      <text:p text:style-name="P1">#<text:tab/>drivers/crypto/caam/caamrng.c</text:p>
      <text:p text:style-name="P1">#<text:tab/>drivers/crypto/caam/compat.h</text:p>
      <text:p text:style-name="P1">#<text:tab/>drivers/crypto/caam/ctrl.c</text:p>
      <text:p text:style-name="P1">#<text:tab/>drivers/crypto/caam/desc.h</text:p>
      <text:p text:style-name="P1">#<text:tab/>drivers/crypto/caam/desc_constr.h</text:p>
      <text:p text:style-name="P1">#<text:tab/>drivers/crypto/caam/error.c</text:p>
      <text:p text:style-name="P1">#<text:tab/>drivers/crypto/caam/intern.h</text:p>
      <text:p text:style-name="P1">#<text:tab/>drivers/crypto/caam/jr.c</text:p>
      <text:p text:style-name="P1">#<text:tab/>drivers/crypto/caam/pdb.h</text:p>
      <text:p text:style-name="P1">#<text:tab/>drivers/crypto/caam/regs.h</text:p>
      <text:p text:style-name="P1">#<text:tab/>drivers/crypto/caam/sg_sw_sec4.h</text:p>
      <text:p text:style-name="P1">#<text:tab/>drivers/crypto/ccp/Kconfig</text:p>
      <text:p text:style-name="P1">#<text:tab/>drivers/crypto/ccp/Makefile</text:p>
      <text:p text:style-name="P1">#<text:tab/>drivers/crypto/ccp/ccp-crypto-aes-cmac.c</text:p>
      <text:p text:style-name="P1">#<text:tab/>drivers/crypto/ccp/ccp-crypto-aes-xts.c</text:p>
      <text:p text:style-name="P1">#<text:tab/>drivers/crypto/ccp/ccp-crypto-aes.c</text:p>
      <text:p text:style-name="P1">#<text:tab/>drivers/crypto/ccp/ccp-crypto-main.c</text:p>
      <text:p text:style-name="P1">#<text:tab/>drivers/crypto/ccp/ccp-crypto-sha.c</text:p>
      <text:p text:style-name="P1">#<text:tab/>drivers/crypto/ccp/ccp-crypto.h</text:p>
      <text:p text:style-name="P1">#<text:tab/>drivers/crypto/ccp/ccp-dev.c</text:p>
      <text:p text:style-name="P1">#<text:tab/>drivers/crypto/ccp/ccp-dev.h</text:p>
      <text:p text:style-name="P1">#<text:tab/>drivers/crypto/ccp/ccp-ops.c</text:p>
      <text:p text:style-name="P1">#<text:tab/>drivers/crypto/ccp/ccp-pci.c</text:p>
      <text:p text:style-name="P1">#<text:tab/>drivers/crypto/ccp/ccp-platform.c</text:p>
      <text:p text:style-name="P1">#<text:tab/>drivers/crypto/hifn_795x.c</text:p>
      <text:p text:style-name="P1"><text:soft-page-break/>#<text:tab/>drivers/crypto/ixp4xx_crypto.c</text:p>
      <text:p text:style-name="P1">#<text:tab/>drivers/crypto/mv_cesa.c</text:p>
      <text:p text:style-name="P1">#<text:tab/>drivers/crypto/mxs-dcp.c</text:p>
      <text:p text:style-name="P1">#<text:tab/>drivers/crypto/n2_core.c</text:p>
      <text:p text:style-name="P1">#<text:tab/>drivers/crypto/nx/Kconfig</text:p>
      <text:p text:style-name="P1">#<text:tab/>drivers/crypto/nx/Makefile</text:p>
      <text:p text:style-name="P1">#<text:tab/>drivers/crypto/nx/nx-842.c</text:p>
      <text:p text:style-name="P1">#<text:tab/>drivers/crypto/nx/nx-aes-cbc.c</text:p>
      <text:p text:style-name="P1">#<text:tab/>drivers/crypto/nx/nx-aes-ccm.c</text:p>
      <text:p text:style-name="P1">#<text:tab/>drivers/crypto/nx/nx-aes-ctr.c</text:p>
      <text:p text:style-name="P1">#<text:tab/>drivers/crypto/nx/nx-aes-ecb.c</text:p>
      <text:p text:style-name="P1">#<text:tab/>drivers/crypto/nx/nx-aes-gcm.c</text:p>
      <text:p text:style-name="P1">#<text:tab/>drivers/crypto/nx/nx-aes-xcbc.c</text:p>
      <text:p text:style-name="P1">#<text:tab/>drivers/crypto/nx/nx-sha256.c</text:p>
      <text:p text:style-name="P1">#<text:tab/>drivers/crypto/nx/nx-sha512.c</text:p>
      <text:p text:style-name="P1">#<text:tab/>drivers/crypto/nx/nx.c</text:p>
      <text:p text:style-name="P1">#<text:tab/>drivers/crypto/nx/nx.h</text:p>
      <text:p text:style-name="P1">#<text:tab/>drivers/crypto/omap-aes.c</text:p>
      <text:p text:style-name="P1">#<text:tab/>drivers/crypto/omap-des.c</text:p>
      <text:p text:style-name="P1">#<text:tab/>drivers/crypto/omap-sham.c</text:p>
      <text:p text:style-name="P1">#<text:tab/>drivers/crypto/padlock-aes.c</text:p>
      <text:p text:style-name="P1">#<text:tab/>drivers/crypto/padlock-sha.c</text:p>
      <text:p text:style-name="P1">#<text:tab/>drivers/crypto/picoxcell_crypto.c</text:p>
      <text:p text:style-name="P1">#<text:tab/>drivers/crypto/qat/Kconfig</text:p>
      <text:p text:style-name="P1">#<text:tab/>drivers/crypto/qat/Makefile</text:p>
      <text:p text:style-name="P1">#<text:tab/>drivers/crypto/qat/qat_common/Makefile</text:p>
      <text:p text:style-name="P1">#<text:tab/>drivers/crypto/qat/qat_common/adf_accel_devices.h</text:p>
      <text:p text:style-name="P1">#<text:tab/>drivers/crypto/qat/qat_common/adf_accel_engine.c</text:p>
      <text:p text:style-name="P1">#<text:tab/>drivers/crypto/qat/qat_common/adf_aer.c</text:p>
      <text:p text:style-name="P1">#<text:tab/>drivers/crypto/qat/qat_common/adf_cfg.c</text:p>
      <text:p text:style-name="P1">#<text:tab/>drivers/crypto/qat/qat_common/adf_cfg_common.h</text:p>
      <text:p text:style-name="P1">#<text:tab/>drivers/crypto/qat/qat_common/adf_cfg_strings.h</text:p>
      <text:p text:style-name="P1">#<text:tab/>drivers/crypto/qat/qat_common/adf_cfg_user.h</text:p>
      <text:p text:style-name="P1">#<text:tab/>drivers/crypto/qat/qat_common/adf_common_drv.h</text:p>
      <text:p text:style-name="P1">#<text:tab/>drivers/crypto/qat/qat_common/adf_ctl_drv.c</text:p>
      <text:p text:style-name="P1">#<text:tab/>drivers/crypto/qat/qat_common/adf_dev_mgr.c</text:p>
      <text:p text:style-name="P1">#<text:tab/>drivers/crypto/qat/qat_common/adf_init.c</text:p>
      <text:p text:style-name="P1">#<text:tab/>drivers/crypto/qat/qat_common/adf_transport.c</text:p>
      <text:p text:style-name="P1">#<text:tab/>drivers/crypto/qat/qat_common/adf_transport_access_macros.h</text:p>
      <text:p text:style-name="P1">#<text:tab/>drivers/crypto/qat/qat_common/adf_transport_debug.c</text:p>
      <text:p text:style-name="P1">#<text:tab/>drivers/crypto/qat/qat_common/adf_transport_internal.h</text:p>
      <text:p text:style-name="P1">#<text:tab/>drivers/crypto/qat/qat_common/icp_qat_fw.h</text:p>
      <text:p text:style-name="P1">#<text:tab/>drivers/crypto/qat/qat_common/icp_qat_fw_loader_handle.h</text:p>
      <text:p text:style-name="P1">#<text:tab/>drivers/crypto/qat/qat_common/icp_qat_hal.h</text:p>
      <text:p text:style-name="P1">#<text:tab/>drivers/crypto/qat/qat_common/icp_qat_hw.h</text:p>
      <text:p text:style-name="P1">#<text:tab/>drivers/crypto/qat/qat_common/icp_qat_uclo.h</text:p>
      <text:p text:style-name="P1">#<text:tab/>drivers/crypto/qat/qat_common/qat_algs.c</text:p>
      <text:p text:style-name="P1">#<text:tab/>drivers/crypto/qat/qat_common/qat_crypto.c</text:p>
      <text:p text:style-name="P1">#<text:tab/>drivers/crypto/qat/qat_common/qat_crypto.h</text:p>
      <text:p text:style-name="P1">#<text:tab/>drivers/crypto/qat/qat_common/qat_hal.c</text:p>
      <text:p text:style-name="P1">#<text:tab/>drivers/crypto/qat/qat_common/qat_uclo.c</text:p>
      <text:p text:style-name="P1">#<text:tab/>drivers/crypto/qat/qat_dh895xcc/Makefile</text:p>
      <text:p text:style-name="P1"><text:soft-page-break/>#<text:tab/>drivers/crypto/qat/qat_dh895xcc/adf_dh895xcc_hw_data.c</text:p>
      <text:p text:style-name="P1">#<text:tab/>drivers/crypto/qat/qat_dh895xcc/adf_dh895xcc_hw_data.h</text:p>
      <text:p text:style-name="P1">#<text:tab/>drivers/crypto/qat/qat_dh895xcc/adf_drv.c</text:p>
      <text:p text:style-name="P1">#<text:tab/>drivers/crypto/qce/ablkcipher.c</text:p>
      <text:p text:style-name="P1">#<text:tab/>drivers/crypto/qce/cipher.h</text:p>
      <text:p text:style-name="P1">#<text:tab/>drivers/crypto/qce/core.c</text:p>
      <text:p text:style-name="P1">#<text:tab/>drivers/crypto/qce/dma.c</text:p>
      <text:p text:style-name="P1">#<text:tab/>drivers/crypto/qce/dma.h</text:p>
      <text:p text:style-name="P1">#<text:tab/>drivers/crypto/qce/sha.c</text:p>
      <text:p text:style-name="P1">#<text:tab/>drivers/crypto/qce/sha.h</text:p>
      <text:p text:style-name="P1">#<text:tab/>drivers/crypto/s5p-sss.c</text:p>
      <text:p text:style-name="P1">#<text:tab/>drivers/crypto/sahara.c</text:p>
      <text:p text:style-name="P1">#<text:tab/>drivers/crypto/talitos.c</text:p>
      <text:p text:style-name="P1">#<text:tab/>drivers/crypto/talitos.h</text:p>
      <text:p text:style-name="P1">#<text:tab/>drivers/crypto/ux500/Kconfig</text:p>
      <text:p text:style-name="P1">#<text:tab/>drivers/crypto/ux500/cryp/Makefile</text:p>
      <text:p text:style-name="P1">#<text:tab/>drivers/crypto/ux500/cryp/cryp_core.c</text:p>
      <text:p text:style-name="P1">#<text:tab/>drivers/crypto/ux500/hash/Makefile</text:p>
      <text:p text:style-name="P1">#<text:tab/>drivers/crypto/ux500/hash/hash_core.c</text:p>
      <text:p text:style-name="P1">#<text:tab/>drivers/dca/dca-core.c</text:p>
      <text:p text:style-name="P1">#<text:tab/>drivers/devfreq/Kconfig</text:p>
      <text:p text:style-name="P1">#<text:tab/>drivers/devfreq/Makefile</text:p>
      <text:p text:style-name="P1">#<text:tab/>drivers/devfreq/devfreq.c</text:p>
      <text:p text:style-name="P1">#<text:tab/>drivers/devfreq/governor.h</text:p>
      <text:p text:style-name="P1">#<text:tab/>drivers/devfreq/governor_performance.c</text:p>
      <text:p text:style-name="P1">#<text:tab/>drivers/devfreq/governor_powersave.c</text:p>
      <text:p text:style-name="P1">#<text:tab/>drivers/devfreq/governor_simpleondemand.c</text:p>
      <text:p text:style-name="P1">#<text:tab/>drivers/devfreq/governor_userspace.c</text:p>
      <text:p text:style-name="P1">#<text:tab/>drivers/dma-buf/Makefile</text:p>
      <text:p text:style-name="P1">#<text:tab/>drivers/dma-buf/dma-buf.c</text:p>
      <text:p text:style-name="P1">#<text:tab/>drivers/dma-buf/fence.c</text:p>
      <text:p text:style-name="P1">#<text:tab/>drivers/dma-buf/reservation.c</text:p>
      <text:p text:style-name="P1">#<text:tab/>drivers/dma-buf/seqno-fence.c</text:p>
      <text:p text:style-name="P1">#<text:tab/>drivers/dma/Kconfig</text:p>
      <text:p text:style-name="P1">#<text:tab/>drivers/dma/Makefile</text:p>
      <text:p text:style-name="P1">#<text:tab/>drivers/dma/acpi-dma.c</text:p>
      <text:p text:style-name="P1">#<text:tab/>drivers/dma/amba-pl08x.c</text:p>
      <text:p text:style-name="P1">#<text:tab/>drivers/dma/at_hdmac.c</text:p>
      <text:p text:style-name="P1">#<text:tab/>drivers/dma/at_hdmac_regs.h</text:p>
      <text:p text:style-name="P1">#<text:tab/>drivers/dma/bcm2835-dma.c</text:p>
      <text:p text:style-name="P1">#<text:tab/>drivers/dma/bestcomm/bestcomm.c</text:p>
      <text:p text:style-name="P1">#<text:tab/>drivers/dma/coh901318.c</text:p>
      <text:p text:style-name="P1">#<text:tab/>drivers/dma/coh901318_lli.c</text:p>
      <text:p text:style-name="P1">#<text:tab/>drivers/dma/cppi41.c</text:p>
      <text:p text:style-name="P1">#<text:tab/>drivers/dma/dma-jz4740.c</text:p>
      <text:p text:style-name="P1">#<text:tab/>drivers/dma/dmaengine.c</text:p>
      <text:p text:style-name="P1">#<text:tab/>drivers/dma/dmaengine.h</text:p>
      <text:p text:style-name="P1">#<text:tab/>drivers/dma/dmatest.c</text:p>
      <text:p text:style-name="P1">#<text:tab/>drivers/dma/dw/Kconfig</text:p>
      <text:p text:style-name="P1">#<text:tab/>drivers/dma/dw/core.c</text:p>
      <text:p text:style-name="P1">#<text:tab/>drivers/dma/dw/pci.c</text:p>
      <text:p text:style-name="P1">#<text:tab/>drivers/dma/dw/platform.c</text:p>
      <text:p text:style-name="P1"><text:soft-page-break/>#<text:tab/>drivers/dma/dw/regs.h</text:p>
      <text:p text:style-name="P1">#<text:tab/>drivers/dma/edma.c</text:p>
      <text:p text:style-name="P1">#<text:tab/>drivers/dma/ep93xx_dma.c</text:p>
      <text:p text:style-name="P1">#<text:tab/>drivers/dma/fsl-edma.c</text:p>
      <text:p text:style-name="P1">#<text:tab/>drivers/dma/fsldma.c</text:p>
      <text:p text:style-name="P1">#<text:tab/>drivers/dma/fsldma.h</text:p>
      <text:p text:style-name="P1">#<text:tab/>drivers/dma/imx-dma.c</text:p>
      <text:p text:style-name="P1">#<text:tab/>drivers/dma/imx-sdma.c</text:p>
      <text:p text:style-name="P1">#<text:tab/>drivers/dma/ioat/Makefile</text:p>
      <text:p text:style-name="P1">#<text:tab/>drivers/dma/ioat/dca.c</text:p>
      <text:p text:style-name="P1">#<text:tab/>drivers/dma/ioat/dma.c</text:p>
      <text:p text:style-name="P1">#<text:tab/>drivers/dma/ioat/dma.h</text:p>
      <text:p text:style-name="P1">#<text:tab/>drivers/dma/ioat/hw.h</text:p>
      <text:p text:style-name="P1">#<text:tab/>drivers/dma/ioat/registers.h</text:p>
      <text:p text:style-name="P1">#<text:tab/>drivers/dma/iop-adma.c</text:p>
      <text:p text:style-name="P1">#<text:tab/>drivers/dma/ipu/ipu_idmac.c</text:p>
      <text:p text:style-name="P1">#<text:tab/>drivers/dma/ipu/ipu_irq.c</text:p>
      <text:p text:style-name="P1">#<text:tab/>drivers/dma/k3dma.c</text:p>
      <text:p text:style-name="P1">#<text:tab/>drivers/dma/mic_x100_dma.c</text:p>
      <text:p text:style-name="P1">#<text:tab/>drivers/dma/mic_x100_dma.h</text:p>
      <text:p text:style-name="P1">#<text:tab/>drivers/dma/mmp_pdma.c</text:p>
      <text:p text:style-name="P1">#<text:tab/>drivers/dma/mmp_tdma.c</text:p>
      <text:p text:style-name="P1">#<text:tab/>drivers/dma/moxart-dma.c</text:p>
      <text:p text:style-name="P1">#<text:tab/>drivers/dma/mpc512x_dma.c</text:p>
      <text:p text:style-name="P1">#<text:tab/>drivers/dma/mv_xor.c</text:p>
      <text:p text:style-name="P1">#<text:tab/>drivers/dma/mv_xor.h</text:p>
      <text:p text:style-name="P1">#<text:tab/>drivers/dma/mxs-dma.c</text:p>
      <text:p text:style-name="P1">#<text:tab/>drivers/dma/nbpfaxi.c</text:p>
      <text:p text:style-name="P1">#<text:tab/>drivers/dma/of-dma.c</text:p>
      <text:p text:style-name="P1">#<text:tab/>drivers/dma/omap-dma.c</text:p>
      <text:p text:style-name="P1">#<text:tab/>drivers/dma/pch_dma.c</text:p>
      <text:p text:style-name="P1">#<text:tab/>drivers/dma/pl330.c</text:p>
      <text:p text:style-name="P1">#<text:tab/>drivers/dma/ppc4xx/adma.c</text:p>
      <text:p text:style-name="P1">#<text:tab/>drivers/dma/s3c24xx-dma.c</text:p>
      <text:p text:style-name="P1">#<text:tab/>drivers/dma/sa11x0-dma.c</text:p>
      <text:p text:style-name="P1">#<text:tab/>drivers/dma/sh/Kconfig</text:p>
      <text:p text:style-name="P1">#<text:tab/>drivers/dma/sh/Makefile</text:p>
      <text:p text:style-name="P1">#<text:tab/>drivers/dma/sh/shdma-base.c</text:p>
      <text:p text:style-name="P1">#<text:tab/>drivers/dma/sh/shdma-of.c</text:p>
      <text:p text:style-name="P1">#<text:tab/>drivers/dma/sh/shdma-r8a73a4.c</text:p>
      <text:p text:style-name="P1">#<text:tab/>drivers/dma/sh/shdmac.c</text:p>
      <text:p text:style-name="P1">#<text:tab/>drivers/dma/sh/sudmac.c</text:p>
      <text:p text:style-name="P1">#<text:tab/>drivers/dma/sirf-dma.c</text:p>
      <text:p text:style-name="P1">#<text:tab/>drivers/dma/ste_dma40.c</text:p>
      <text:p text:style-name="P1">#<text:tab/>drivers/dma/ste_dma40_ll.c</text:p>
      <text:p text:style-name="P1">#<text:tab/>drivers/dma/sun6i-dma.c</text:p>
      <text:p text:style-name="P1">#<text:tab/>drivers/dma/tegra20-apb-dma.c</text:p>
      <text:p text:style-name="P1">#<text:tab/>drivers/dma/timb_dma.c</text:p>
      <text:p text:style-name="P1">#<text:tab/>drivers/dma/txx9dmac.c</text:p>
      <text:p text:style-name="P1">#<text:tab/>drivers/dma/txx9dmac.h</text:p>
      <text:p text:style-name="P1">#<text:tab/>drivers/dma/virt-dma.c</text:p>
      <text:p text:style-name="P1">#<text:tab/>drivers/dma/virt-dma.h</text:p>
      <text:p text:style-name="P1"><text:soft-page-break/>#<text:tab/>drivers/dma/xilinx/Makefile</text:p>
      <text:p text:style-name="P1">#<text:tab/>drivers/edac/Kconfig</text:p>
      <text:p text:style-name="P1">#<text:tab/>drivers/edac/Makefile</text:p>
      <text:p text:style-name="P1">#<text:tab/>drivers/edac/altera_edac.c</text:p>
      <text:p text:style-name="P1">#<text:tab/>drivers/edac/amd64_edac.c</text:p>
      <text:p text:style-name="P1">#<text:tab/>drivers/edac/amd64_edac.h</text:p>
      <text:p text:style-name="P1">#<text:tab/>drivers/edac/amd64_edac_dbg.c</text:p>
      <text:p text:style-name="P1">#<text:tab/>drivers/edac/amd64_edac_inj.c</text:p>
      <text:p text:style-name="P1">#<text:tab/>drivers/edac/cell_edac.c</text:p>
      <text:p text:style-name="P1">#<text:tab/>drivers/edac/edac_core.h</text:p>
      <text:p text:style-name="P1">#<text:tab/>drivers/edac/edac_device.c</text:p>
      <text:p text:style-name="P1">#<text:tab/>drivers/edac/edac_device_sysfs.c</text:p>
      <text:p text:style-name="P1">#<text:tab/>drivers/edac/edac_mc.c</text:p>
      <text:p text:style-name="P1">#<text:tab/>drivers/edac/edac_mc_sysfs.c</text:p>
      <text:p text:style-name="P1">#<text:tab/>drivers/edac/edac_module.c</text:p>
      <text:p text:style-name="P1">#<text:tab/>drivers/edac/edac_module.h</text:p>
      <text:p text:style-name="P1">#<text:tab/>drivers/edac/edac_pci.c</text:p>
      <text:p text:style-name="P1">#<text:tab/>drivers/edac/edac_pci_sysfs.c</text:p>
      <text:p text:style-name="P1">#<text:tab/>drivers/edac/edac_stub.c</text:p>
      <text:p text:style-name="P1">#<text:tab/>drivers/edac/ghes_edac.c</text:p>
      <text:p text:style-name="P1">#<text:tab/>drivers/edac/highbank_mc_edac.c</text:p>
      <text:p text:style-name="P1">#<text:tab/>drivers/edac/i3000_edac.c</text:p>
      <text:p text:style-name="P1">#<text:tab/>drivers/edac/i3200_edac.c</text:p>
      <text:p text:style-name="P1">#<text:tab/>drivers/edac/i5100_edac.c</text:p>
      <text:p text:style-name="P1">#<text:tab/>drivers/edac/i7core_edac.c</text:p>
      <text:p text:style-name="P1">#<text:tab/>drivers/edac/i82443bxgx_edac.c</text:p>
      <text:p text:style-name="P1">#<text:tab/>drivers/edac/i82860_edac.c</text:p>
      <text:p text:style-name="P1">#<text:tab/>drivers/edac/i82875p_edac.c</text:p>
      <text:p text:style-name="P1">#<text:tab/>drivers/edac/i82975x_edac.c</text:p>
      <text:p text:style-name="P1">#<text:tab/>drivers/edac/ie31200_edac.c</text:p>
      <text:p text:style-name="P1">#<text:tab/>drivers/edac/mce_amd.c</text:p>
      <text:p text:style-name="P1">#<text:tab/>drivers/edac/mpc85xx_edac.c</text:p>
      <text:p text:style-name="P1">#<text:tab/>drivers/edac/mpc85xx_edac.h</text:p>
      <text:p text:style-name="P1">#<text:tab/>drivers/edac/mv64x60_edac.c</text:p>
      <text:p text:style-name="P1">#<text:tab/>drivers/edac/octeon_edac-l2c.c</text:p>
      <text:p text:style-name="P1">#<text:tab/>drivers/edac/octeon_edac-lmc.c</text:p>
      <text:p text:style-name="P1">#<text:tab/>drivers/edac/octeon_edac-pc.c</text:p>
      <text:p text:style-name="P1">#<text:tab/>drivers/edac/ppc4xx_edac.c</text:p>
      <text:p text:style-name="P1">#<text:tab/>drivers/edac/sb_edac.c</text:p>
      <text:p text:style-name="P1">#<text:tab/>drivers/edac/tile_edac.c</text:p>
      <text:p text:style-name="P1">#<text:tab/>drivers/edac/x38_edac.c</text:p>
      <text:p text:style-name="P1">#<text:tab/>drivers/extcon/Kconfig</text:p>
      <text:p text:style-name="P1">#<text:tab/>drivers/extcon/Makefile</text:p>
      <text:p text:style-name="P1">#<text:tab/>drivers/extcon/extcon-adc-jack.c</text:p>
      <text:p text:style-name="P1">#<text:tab/>drivers/extcon/extcon-arizona.c</text:p>
      <text:p text:style-name="P1">#<text:tab/>drivers/extcon/extcon-gpio.c</text:p>
      <text:p text:style-name="P1">#<text:tab/>drivers/extcon/extcon-max14577.c</text:p>
      <text:p text:style-name="P1">#<text:tab/>drivers/extcon/extcon-max77693.c</text:p>
      <text:p text:style-name="P1">#<text:tab/>drivers/extcon/extcon-max8997.c</text:p>
      <text:p text:style-name="P1">#<text:tab/>drivers/extcon/extcon-palmas.c</text:p>
      <text:p text:style-name="P1">#<text:tab/>drivers/extcon/extcon-rt8973a.c</text:p>
      <text:p text:style-name="P1">#<text:tab/>drivers/extcon/extcon-sm5502.c</text:p>
      <text:p text:style-name="P1"><text:soft-page-break/>#<text:tab/>drivers/extcon/extcon-sm5502.h</text:p>
      <text:p text:style-name="P1">#<text:tab/>drivers/firewire/core-cdev.c</text:p>
      <text:p text:style-name="P1">#<text:tab/>drivers/firewire/core-device.c</text:p>
      <text:p text:style-name="P1">#<text:tab/>drivers/firewire/core-transaction.c</text:p>
      <text:p text:style-name="P1">#<text:tab/>drivers/firewire/net.c</text:p>
      <text:p text:style-name="P1">#<text:tab/>drivers/firewire/nosy.c</text:p>
      <text:p text:style-name="P1">#<text:tab/>drivers/firewire/ohci.c</text:p>
      <text:p text:style-name="P1">#<text:tab/>drivers/firewire/sbp2.c</text:p>
      <text:p text:style-name="P1">#<text:tab/>drivers/firmware/Kconfig</text:p>
      <text:p text:style-name="P1">#<text:tab/>drivers/firmware/Makefile</text:p>
      <text:p text:style-name="P1">#<text:tab/>drivers/firmware/dcdbas.c</text:p>
      <text:p text:style-name="P1">#<text:tab/>drivers/firmware/dmi-id.c</text:p>
      <text:p text:style-name="P1">#<text:tab/>drivers/firmware/dmi-sysfs.c</text:p>
      <text:p text:style-name="P1">#<text:tab/>drivers/firmware/dmi_scan.c</text:p>
      <text:p text:style-name="P1">#<text:tab/>drivers/firmware/efi/Kconfig</text:p>
      <text:p text:style-name="P1">#<text:tab/>drivers/firmware/efi/Makefile</text:p>
      <text:p text:style-name="P1">#<text:tab/>drivers/firmware/efi/cper.c</text:p>
      <text:p text:style-name="P1">#<text:tab/>drivers/firmware/efi/efi-pstore.c</text:p>
      <text:p text:style-name="P1">#<text:tab/>drivers/firmware/efi/efi.c</text:p>
      <text:p text:style-name="P1">#<text:tab/>drivers/firmware/efi/efivars.c</text:p>
      <text:p text:style-name="P1">#<text:tab/>drivers/firmware/efi/libstub/Makefile</text:p>
      <text:p text:style-name="P1">#<text:tab/>drivers/firmware/efi/libstub/arm-stub.c</text:p>
      <text:p text:style-name="P1">#<text:tab/>drivers/firmware/efi/libstub/efi-stub-helper.c</text:p>
      <text:p text:style-name="P1">#<text:tab/>drivers/firmware/efi/libstub/efistub.h</text:p>
      <text:p text:style-name="P1">#<text:tab/>drivers/firmware/efi/libstub/fdt.c</text:p>
      <text:p text:style-name="P1">#<text:tab/>drivers/firmware/efi/reboot.c</text:p>
      <text:p text:style-name="P1">#<text:tab/>drivers/firmware/efi/runtime-map.c</text:p>
      <text:p text:style-name="P1">#<text:tab/>drivers/firmware/efi/runtime-wrappers.c</text:p>
      <text:p text:style-name="P1">#<text:tab/>drivers/firmware/efi/vars.c</text:p>
      <text:p text:style-name="P1">#<text:tab/>drivers/firmware/google/gsmi.c</text:p>
      <text:p text:style-name="P1">#<text:tab/>drivers/firmware/iscsi_ibft.c</text:p>
      <text:p text:style-name="P1">#<text:tab/>drivers/firmware/memmap.c</text:p>
      <text:p text:style-name="P1">#<text:tab/>drivers/firmware/pcdp.c</text:p>
      <text:p text:style-name="P1">#<text:tab/>drivers/gpio/Kconfig</text:p>
      <text:p text:style-name="P1">#<text:tab/>drivers/gpio/Makefile</text:p>
      <text:p text:style-name="P1">#<text:tab/>drivers/gpio/devres.c</text:p>
      <text:p text:style-name="P1">#<text:tab/>drivers/gpio/gpio-74x164.c</text:p>
      <text:p text:style-name="P1">#<text:tab/>drivers/gpio/gpio-adnp.c</text:p>
      <text:p text:style-name="P1">#<text:tab/>drivers/gpio/gpio-adp5520.c</text:p>
      <text:p text:style-name="P1">#<text:tab/>drivers/gpio/gpio-adp5588.c</text:p>
      <text:p text:style-name="P1">#<text:tab/>drivers/gpio/gpio-amd8111.c</text:p>
      <text:p text:style-name="P1">#<text:tab/>drivers/gpio/gpio-arizona.c</text:p>
      <text:p text:style-name="P1">#<text:tab/>drivers/gpio/gpio-bcm-kona.c</text:p>
      <text:p text:style-name="P1">#<text:tab/>drivers/gpio/gpio-bt8xx.c</text:p>
      <text:p text:style-name="P1">#<text:tab/>drivers/gpio/gpio-clps711x.c</text:p>
      <text:p text:style-name="P1">#<text:tab/>drivers/gpio/gpio-crystalcove.c</text:p>
      <text:p text:style-name="P1">#<text:tab/>drivers/gpio/gpio-cs5535.c</text:p>
      <text:p text:style-name="P1">#<text:tab/>drivers/gpio/gpio-da9052.c</text:p>
      <text:p text:style-name="P1">#<text:tab/>drivers/gpio/gpio-da9055.c</text:p>
      <text:p text:style-name="P1">#<text:tab/>drivers/gpio/gpio-davinci.c</text:p>
      <text:p text:style-name="P1">#<text:tab/>drivers/gpio/gpio-dwapb.c</text:p>
      <text:p text:style-name="P1">#<text:tab/>drivers/gpio/gpio-em.c</text:p>
      <text:p text:style-name="P1"><text:soft-page-break/>#<text:tab/>drivers/gpio/gpio-ep93xx.c</text:p>
      <text:p text:style-name="P1">#<text:tab/>drivers/gpio/gpio-f7188x.c</text:p>
      <text:p text:style-name="P1">#<text:tab/>drivers/gpio/gpio-ge.c</text:p>
      <text:p text:style-name="P1">#<text:tab/>drivers/gpio/gpio-grgpio.c</text:p>
      <text:p text:style-name="P1">#<text:tab/>drivers/gpio/gpio-ich.c</text:p>
      <text:p text:style-name="P1">#<text:tab/>drivers/gpio/gpio-intel-mid.c</text:p>
      <text:p text:style-name="P1">#<text:tab/>drivers/gpio/gpio-iop.c</text:p>
      <text:p text:style-name="P1">#<text:tab/>drivers/gpio/gpio-janz-ttl.c</text:p>
      <text:p text:style-name="P1">#<text:tab/>drivers/gpio/gpio-kempld.c</text:p>
      <text:p text:style-name="P1">#<text:tab/>drivers/gpio/gpio-ks8695.c</text:p>
      <text:p text:style-name="P1">#<text:tab/>drivers/gpio/gpio-lp3943.c</text:p>
      <text:p text:style-name="P1">#<text:tab/>drivers/gpio/gpio-lpc32xx.c</text:p>
      <text:p text:style-name="P1">#<text:tab/>drivers/gpio/gpio-lynxpoint.c</text:p>
      <text:p text:style-name="P1">#<text:tab/>drivers/gpio/gpio-max7300.c</text:p>
      <text:p text:style-name="P1">#<text:tab/>drivers/gpio/gpio-max7301.c</text:p>
      <text:p text:style-name="P1">#<text:tab/>drivers/gpio/gpio-max730x.c</text:p>
      <text:p text:style-name="P1">#<text:tab/>drivers/gpio/gpio-max732x.c</text:p>
      <text:p text:style-name="P1">#<text:tab/>drivers/gpio/gpio-mc33880.c</text:p>
      <text:p text:style-name="P1">#<text:tab/>drivers/gpio/gpio-mc9s08dz60.c</text:p>
      <text:p text:style-name="P1">#<text:tab/>drivers/gpio/gpio-mcp23s08.c</text:p>
      <text:p text:style-name="P1">#<text:tab/>drivers/gpio/gpio-ml-ioh.c</text:p>
      <text:p text:style-name="P1">#<text:tab/>drivers/gpio/gpio-mm-lantiq.c</text:p>
      <text:p text:style-name="P1">#<text:tab/>drivers/gpio/gpio-moxart.c</text:p>
      <text:p text:style-name="P1">#<text:tab/>drivers/gpio/gpio-mpc5200.c</text:p>
      <text:p text:style-name="P1">#<text:tab/>drivers/gpio/gpio-mpc8xxx.c</text:p>
      <text:p text:style-name="P1">#<text:tab/>drivers/gpio/gpio-msic.c</text:p>
      <text:p text:style-name="P1">#<text:tab/>drivers/gpio/gpio-mvebu.c</text:p>
      <text:p text:style-name="P1">#<text:tab/>drivers/gpio/gpio-mxc.c</text:p>
      <text:p text:style-name="P1">#<text:tab/>drivers/gpio/gpio-mxs.c</text:p>
      <text:p text:style-name="P1">#<text:tab/>drivers/gpio/gpio-octeon.c</text:p>
      <text:p text:style-name="P1">#<text:tab/>drivers/gpio/gpio-omap.c</text:p>
      <text:p text:style-name="P1">#<text:tab/>drivers/gpio/gpio-palmas.c</text:p>
      <text:p text:style-name="P1">#<text:tab/>drivers/gpio/gpio-pca953x.c</text:p>
      <text:p text:style-name="P1">#<text:tab/>drivers/gpio/gpio-pcf857x.c</text:p>
      <text:p text:style-name="P1">#<text:tab/>drivers/gpio/gpio-pch.c</text:p>
      <text:p text:style-name="P1">#<text:tab/>drivers/gpio/gpio-pl061.c</text:p>
      <text:p text:style-name="P1">#<text:tab/>drivers/gpio/gpio-pxa.c</text:p>
      <text:p text:style-name="P1">#<text:tab/>drivers/gpio/gpio-rc5t583.c</text:p>
      <text:p text:style-name="P1">#<text:tab/>drivers/gpio/gpio-rcar.c</text:p>
      <text:p text:style-name="P1">#<text:tab/>drivers/gpio/gpio-rdc321x.c</text:p>
      <text:p text:style-name="P1">#<text:tab/>drivers/gpio/gpio-sa1100.c</text:p>
      <text:p text:style-name="P1">#<text:tab/>drivers/gpio/gpio-sch.c</text:p>
      <text:p text:style-name="P1">#<text:tab/>drivers/gpio/gpio-sch311x.c</text:p>
      <text:p text:style-name="P1">#<text:tab/>drivers/gpio/gpio-sodaville.c</text:p>
      <text:p text:style-name="P1">#<text:tab/>drivers/gpio/gpio-spear-spics.c</text:p>
      <text:p text:style-name="P1">#<text:tab/>drivers/gpio/gpio-sta2x11.c</text:p>
      <text:p text:style-name="P1">#<text:tab/>drivers/gpio/gpio-stmpe.c</text:p>
      <text:p text:style-name="P1">#<text:tab/>drivers/gpio/gpio-stp-xway.c</text:p>
      <text:p text:style-name="P1">#<text:tab/>drivers/gpio/gpio-sx150x.c</text:p>
      <text:p text:style-name="P1">#<text:tab/>drivers/gpio/gpio-syscon.c</text:p>
      <text:p text:style-name="P1">#<text:tab/>drivers/gpio/gpio-tb10x.c</text:p>
      <text:p text:style-name="P1">#<text:tab/>drivers/gpio/gpio-tc3589x.c</text:p>
      <text:p text:style-name="P1"><text:soft-page-break/>#<text:tab/>drivers/gpio/gpio-tegra.c</text:p>
      <text:p text:style-name="P1">#<text:tab/>drivers/gpio/gpio-timberdale.c</text:p>
      <text:p text:style-name="P1">#<text:tab/>drivers/gpio/gpio-tps6586x.c</text:p>
      <text:p text:style-name="P1">#<text:tab/>drivers/gpio/gpio-tps65910.c</text:p>
      <text:p text:style-name="P1">#<text:tab/>drivers/gpio/gpio-tps65912.c</text:p>
      <text:p text:style-name="P1">#<text:tab/>drivers/gpio/gpio-ts5500.c</text:p>
      <text:p text:style-name="P1">#<text:tab/>drivers/gpio/gpio-twl4030.c</text:p>
      <text:p text:style-name="P1">#<text:tab/>drivers/gpio/gpio-twl6040.c</text:p>
      <text:p text:style-name="P1">#<text:tab/>drivers/gpio/gpio-tz1090-pdc.c</text:p>
      <text:p text:style-name="P1">#<text:tab/>drivers/gpio/gpio-tz1090.c</text:p>
      <text:p text:style-name="P1">#<text:tab/>drivers/gpio/gpio-ucb1400.c</text:p>
      <text:p text:style-name="P1">#<text:tab/>drivers/gpio/gpio-viperboard.c</text:p>
      <text:p text:style-name="P1">#<text:tab/>drivers/gpio/gpio-vr41xx.c</text:p>
      <text:p text:style-name="P1">#<text:tab/>drivers/gpio/gpio-vx855.c</text:p>
      <text:p text:style-name="P1">#<text:tab/>drivers/gpio/gpio-wm831x.c</text:p>
      <text:p text:style-name="P1">#<text:tab/>drivers/gpio/gpio-wm8350.c</text:p>
      <text:p text:style-name="P1">#<text:tab/>drivers/gpio/gpio-wm8994.c</text:p>
      <text:p text:style-name="P1">#<text:tab/>drivers/gpio/gpio-xgene.c</text:p>
      <text:p text:style-name="P1">#<text:tab/>drivers/gpio/gpio-xilinx.c</text:p>
      <text:p text:style-name="P1">#<text:tab/>drivers/gpio/gpio-xtensa.c</text:p>
      <text:p text:style-name="P1">#<text:tab/>drivers/gpio/gpio-zevio.c</text:p>
      <text:p text:style-name="P1">#<text:tab/>drivers/gpio/gpio-zynq.c</text:p>
      <text:p text:style-name="P1">#<text:tab/>drivers/gpio/gpiolib-acpi.c</text:p>
      <text:p text:style-name="P1">#<text:tab/>drivers/gpio/gpiolib-legacy.c</text:p>
      <text:p text:style-name="P1">#<text:tab/>drivers/gpio/gpiolib-of.c</text:p>
      <text:p text:style-name="P1">#<text:tab/>drivers/gpio/gpiolib-sysfs.c</text:p>
      <text:p text:style-name="P1">#<text:tab/>drivers/gpio/gpiolib.c</text:p>
      <text:p text:style-name="P1">#<text:tab/>drivers/gpio/gpiolib.h</text:p>
      <text:p text:style-name="P1">#<text:tab/>drivers/gpu/Makefile</text:p>
      <text:p text:style-name="P1">#<text:tab/>drivers/gpu/drm/Kconfig</text:p>
      <text:p text:style-name="P1">#<text:tab/>drivers/gpu/drm/Makefile</text:p>
      <text:p text:style-name="P1">#<text:tab/>drivers/gpu/drm/amd/amdgpu/Kconfig</text:p>
      <text:p text:style-name="P1">#<text:tab/>drivers/gpu/drm/amd/amdgpu/Makefile</text:p>
      <text:p text:style-name="P1">#<text:tab/>drivers/gpu/drm/amd/amdgpu/ObjectID.h</text:p>
      <text:p text:style-name="P1">#<text:tab/>drivers/gpu/drm/amd/amdgpu/amdgpu.h</text:p>
      <text:p text:style-name="P1">#<text:tab/>drivers/gpu/drm/amd/amdgpu/amdgpu_acpi.c</text:p>
      <text:p text:style-name="P1">#<text:tab/>drivers/gpu/drm/amd/amdgpu/amdgpu_amdkfd.c</text:p>
      <text:p text:style-name="P1">#<text:tab/>drivers/gpu/drm/amd/amdgpu/amdgpu_amdkfd.h</text:p>
      <text:p text:style-name="P1">#<text:tab/>drivers/gpu/drm/amd/amdgpu/amdgpu_amdkfd_gfx_v7.c</text:p>
      <text:p text:style-name="P1">#<text:tab/>drivers/gpu/drm/amd/amdgpu/amdgpu_amdkfd_gfx_v8.c</text:p>
      <text:p text:style-name="P1">#<text:tab/>drivers/gpu/drm/amd/amdgpu/amdgpu_atombios.c</text:p>
      <text:p text:style-name="P1">#<text:tab/>drivers/gpu/drm/amd/amdgpu/amdgpu_atombios.h</text:p>
      <text:p text:style-name="P1">#<text:tab/>drivers/gpu/drm/amd/amdgpu/amdgpu_atpx_handler.c</text:p>
      <text:p text:style-name="P1">#<text:tab/>drivers/gpu/drm/amd/amdgpu/amdgpu_benchmark.c</text:p>
      <text:p text:style-name="P1">#<text:tab/>drivers/gpu/drm/amd/amdgpu/amdgpu_bios.c</text:p>
      <text:p text:style-name="P1">#<text:tab/>drivers/gpu/drm/amd/amdgpu/amdgpu_bo_list.c</text:p>
      <text:p text:style-name="P1">#<text:tab/>drivers/gpu/drm/amd/amdgpu/amdgpu_cgs.c</text:p>
      <text:p text:style-name="P1">#<text:tab/>drivers/gpu/drm/amd/amdgpu/amdgpu_connectors.c</text:p>
      <text:p text:style-name="P1">#<text:tab/>drivers/gpu/drm/amd/amdgpu/amdgpu_cs.c</text:p>
      <text:p text:style-name="P1">#<text:tab/>drivers/gpu/drm/amd/amdgpu/amdgpu_ctx.c</text:p>
      <text:p text:style-name="P1">#<text:tab/>drivers/gpu/drm/amd/amdgpu/amdgpu_device.c</text:p>
      <text:p text:style-name="P1">#<text:tab/>drivers/gpu/drm/amd/amdgpu/amdgpu_display.c</text:p>
      <text:p text:style-name="P1"><text:soft-page-break/>#<text:tab/>drivers/gpu/drm/amd/amdgpu/amdgpu_dpm.c</text:p>
      <text:p text:style-name="P1">#<text:tab/>drivers/gpu/drm/amd/amdgpu/amdgpu_drv.c</text:p>
      <text:p text:style-name="P1">#<text:tab/>drivers/gpu/drm/amd/amdgpu/amdgpu_fb.c</text:p>
      <text:p text:style-name="P1">#<text:tab/>drivers/gpu/drm/amd/amdgpu/amdgpu_fence.c</text:p>
      <text:p text:style-name="P1">#<text:tab/>drivers/gpu/drm/amd/amdgpu/amdgpu_gart.c</text:p>
      <text:p text:style-name="P1">#<text:tab/>drivers/gpu/drm/amd/amdgpu/amdgpu_gds.h</text:p>
      <text:p text:style-name="P1">#<text:tab/>drivers/gpu/drm/amd/amdgpu/amdgpu_gem.c</text:p>
      <text:p text:style-name="P1">#<text:tab/>drivers/gpu/drm/amd/amdgpu/amdgpu_gfx.c</text:p>
      <text:p text:style-name="P1">#<text:tab/>drivers/gpu/drm/amd/amdgpu/amdgpu_gfx.h</text:p>
      <text:p text:style-name="P1">#<text:tab/>drivers/gpu/drm/amd/amdgpu/amdgpu_i2c.c</text:p>
      <text:p text:style-name="P1">#<text:tab/>drivers/gpu/drm/amd/amdgpu/amdgpu_i2c.h</text:p>
      <text:p text:style-name="P1">#<text:tab/>drivers/gpu/drm/amd/amdgpu/amdgpu_ib.c</text:p>
      <text:p text:style-name="P1">#<text:tab/>drivers/gpu/drm/amd/amdgpu/amdgpu_ih.c</text:p>
      <text:p text:style-name="P1">#<text:tab/>drivers/gpu/drm/amd/amdgpu/amdgpu_irq.c</text:p>
      <text:p text:style-name="P1">#<text:tab/>drivers/gpu/drm/amd/amdgpu/amdgpu_irq.h</text:p>
      <text:p text:style-name="P1">#<text:tab/>drivers/gpu/drm/amd/amdgpu/amdgpu_kms.c</text:p>
      <text:p text:style-name="P1">#<text:tab/>drivers/gpu/drm/amd/amdgpu/amdgpu_mn.c</text:p>
      <text:p text:style-name="P1">#<text:tab/>drivers/gpu/drm/amd/amdgpu/amdgpu_mode.h</text:p>
      <text:p text:style-name="P1">#<text:tab/>drivers/gpu/drm/amd/amdgpu/amdgpu_object.c</text:p>
      <text:p text:style-name="P1">#<text:tab/>drivers/gpu/drm/amd/amdgpu/amdgpu_object.h</text:p>
      <text:p text:style-name="P1">#<text:tab/>drivers/gpu/drm/amd/amdgpu/amdgpu_pll.c</text:p>
      <text:p text:style-name="P1">#<text:tab/>drivers/gpu/drm/amd/amdgpu/amdgpu_pm.c</text:p>
      <text:p text:style-name="P1">#<text:tab/>drivers/gpu/drm/amd/amdgpu/amdgpu_prime.c</text:p>
      <text:p text:style-name="P1">#<text:tab/>drivers/gpu/drm/amd/amdgpu/amdgpu_ring.c</text:p>
      <text:p text:style-name="P1">#<text:tab/>drivers/gpu/drm/amd/amdgpu/amdgpu_sa.c</text:p>
      <text:p text:style-name="P1">#<text:tab/>drivers/gpu/drm/amd/amdgpu/amdgpu_sync.c</text:p>
      <text:p text:style-name="P1">#<text:tab/>drivers/gpu/drm/amd/amdgpu/amdgpu_test.c</text:p>
      <text:p text:style-name="P1">#<text:tab/>drivers/gpu/drm/amd/amdgpu/amdgpu_trace.h</text:p>
      <text:p text:style-name="P1">#<text:tab/>drivers/gpu/drm/amd/amdgpu/amdgpu_ttm.c</text:p>
      <text:p text:style-name="P1">#<text:tab/>drivers/gpu/drm/amd/amdgpu/amdgpu_ucode.c</text:p>
      <text:p text:style-name="P1">#<text:tab/>drivers/gpu/drm/amd/amdgpu/amdgpu_uvd.c</text:p>
      <text:p text:style-name="P1">#<text:tab/>drivers/gpu/drm/amd/amdgpu/amdgpu_uvd.h</text:p>
      <text:p text:style-name="P1">#<text:tab/>drivers/gpu/drm/amd/amdgpu/amdgpu_vce.c</text:p>
      <text:p text:style-name="P1">#<text:tab/>drivers/gpu/drm/amd/amdgpu/amdgpu_vce.h</text:p>
      <text:p text:style-name="P1">#<text:tab/>drivers/gpu/drm/amd/amdgpu/amdgpu_vm.c</text:p>
      <text:p text:style-name="P1">#<text:tab/>drivers/gpu/drm/amd/amdgpu/atom.h</text:p>
      <text:p text:style-name="P1">#<text:tab/>drivers/gpu/drm/amd/amdgpu/atombios_crtc.c</text:p>
      <text:p text:style-name="P1">#<text:tab/>drivers/gpu/drm/amd/amdgpu/atombios_crtc.h</text:p>
      <text:p text:style-name="P1">#<text:tab/>drivers/gpu/drm/amd/amdgpu/atombios_dp.c</text:p>
      <text:p text:style-name="P1">#<text:tab/>drivers/gpu/drm/amd/amdgpu/atombios_encoders.c</text:p>
      <text:p text:style-name="P1">#<text:tab/>drivers/gpu/drm/amd/amdgpu/atombios_i2c.c</text:p>
      <text:p text:style-name="P1">#<text:tab/>drivers/gpu/drm/amd/amdgpu/atombios_i2c.h</text:p>
      <text:p text:style-name="P1">#<text:tab/>drivers/gpu/drm/amd/amdgpu/ci_dpm.c</text:p>
      <text:p text:style-name="P1">#<text:tab/>drivers/gpu/drm/amd/amdgpu/ci_dpm.h</text:p>
      <text:p text:style-name="P1">#<text:tab/>drivers/gpu/drm/amd/amdgpu/cik.c</text:p>
      <text:p text:style-name="P1">#<text:tab/>drivers/gpu/drm/amd/amdgpu/cik_ih.c</text:p>
      <text:p text:style-name="P1">#<text:tab/>drivers/gpu/drm/amd/amdgpu/cik_sdma.c</text:p>
      <text:p text:style-name="P1">#<text:tab/>drivers/gpu/drm/amd/amdgpu/cikd.h</text:p>
      <text:p text:style-name="P1">#<text:tab/>drivers/gpu/drm/amd/amdgpu/cz_dpm.c</text:p>
      <text:p text:style-name="P1">#<text:tab/>drivers/gpu/drm/amd/amdgpu/cz_dpm.h</text:p>
      <text:p text:style-name="P1">#<text:tab/>drivers/gpu/drm/amd/amdgpu/cz_ih.c</text:p>
      <text:p text:style-name="P1">#<text:tab/>drivers/gpu/drm/amd/amdgpu/cz_smc.c</text:p>
      <text:p text:style-name="P1"><text:soft-page-break/>#<text:tab/>drivers/gpu/drm/amd/amdgpu/cz_smumgr.h</text:p>
      <text:p text:style-name="P1">#<text:tab/>drivers/gpu/drm/amd/amdgpu/dce_v10_0.c</text:p>
      <text:p text:style-name="P1">#<text:tab/>drivers/gpu/drm/amd/amdgpu/dce_v10_0.h</text:p>
      <text:p text:style-name="P1">#<text:tab/>drivers/gpu/drm/amd/amdgpu/dce_v11_0.c</text:p>
      <text:p text:style-name="P1">#<text:tab/>drivers/gpu/drm/amd/amdgpu/dce_v11_0.h</text:p>
      <text:p text:style-name="P1">#<text:tab/>drivers/gpu/drm/amd/amdgpu/dce_v8_0.c</text:p>
      <text:p text:style-name="P1">#<text:tab/>drivers/gpu/drm/amd/amdgpu/dce_v8_0.h</text:p>
      <text:p text:style-name="P1">#<text:tab/>drivers/gpu/drm/amd/amdgpu/gfx_v7_0.c</text:p>
      <text:p text:style-name="P1">#<text:tab/>drivers/gpu/drm/amd/amdgpu/gfx_v7_0.h</text:p>
      <text:p text:style-name="P1">#<text:tab/>drivers/gpu/drm/amd/amdgpu/gfx_v8_0.c</text:p>
      <text:p text:style-name="P1">#<text:tab/>drivers/gpu/drm/amd/amdgpu/gfx_v8_0.h</text:p>
      <text:p text:style-name="P1">#<text:tab/>drivers/gpu/drm/amd/amdgpu/gmc_v7_0.c</text:p>
      <text:p text:style-name="P1">#<text:tab/>drivers/gpu/drm/amd/amdgpu/gmc_v7_0.h</text:p>
      <text:p text:style-name="P1">#<text:tab/>drivers/gpu/drm/amd/amdgpu/gmc_v8_0.c</text:p>
      <text:p text:style-name="P1">#<text:tab/>drivers/gpu/drm/amd/amdgpu/gmc_v8_0.h</text:p>
      <text:p text:style-name="P1">#<text:tab/>drivers/gpu/drm/amd/amdgpu/iceland_ih.c</text:p>
      <text:p text:style-name="P1">#<text:tab/>drivers/gpu/drm/amd/amdgpu/kv_dpm.c</text:p>
      <text:p text:style-name="P1">#<text:tab/>drivers/gpu/drm/amd/amdgpu/ppsmc.h</text:p>
      <text:p text:style-name="P1">#<text:tab/>drivers/gpu/drm/amd/amdgpu/sdma_v2_4.c</text:p>
      <text:p text:style-name="P1">#<text:tab/>drivers/gpu/drm/amd/amdgpu/sdma_v3_0.c</text:p>
      <text:p text:style-name="P1">#<text:tab/>drivers/gpu/drm/amd/amdgpu/smu_ucode_xfer_vi.h</text:p>
      <text:p text:style-name="P1">#<text:tab/>drivers/gpu/drm/amd/amdgpu/tonga_ih.c</text:p>
      <text:p text:style-name="P1">#<text:tab/>drivers/gpu/drm/amd/amdgpu/uvd_v4_2.c</text:p>
      <text:p text:style-name="P1">#<text:tab/>drivers/gpu/drm/amd/amdgpu/uvd_v5_0.c</text:p>
      <text:p text:style-name="P1">#<text:tab/>drivers/gpu/drm/amd/amdgpu/uvd_v6_0.c</text:p>
      <text:p text:style-name="P1">#<text:tab/>drivers/gpu/drm/amd/amdgpu/vce_v2_0.c</text:p>
      <text:p text:style-name="P1">#<text:tab/>drivers/gpu/drm/amd/amdgpu/vce_v3_0.c</text:p>
      <text:p text:style-name="P1">#<text:tab/>drivers/gpu/drm/amd/amdgpu/vi.c</text:p>
      <text:p text:style-name="P1">#<text:tab/>drivers/gpu/drm/amd/amdgpu/vid.h</text:p>
      <text:p text:style-name="P1">#<text:tab/>drivers/gpu/drm/amd/amdkfd/kfd_chardev.c</text:p>
      <text:p text:style-name="P1">#<text:tab/>drivers/gpu/drm/amd/amdkfd/kfd_device_queue_manager.c</text:p>
      <text:p text:style-name="P1">#<text:tab/>drivers/gpu/drm/amd/amdkfd/kfd_device_queue_manager.h</text:p>
      <text:p text:style-name="P1">#<text:tab/>drivers/gpu/drm/amd/amdkfd/kfd_doorbell.c</text:p>
      <text:p text:style-name="P1">#<text:tab/>drivers/gpu/drm/amd/amdkfd/kfd_events.c</text:p>
      <text:p text:style-name="P1">#<text:tab/>drivers/gpu/drm/amd/amdkfd/kfd_kernel_queue.c</text:p>
      <text:p text:style-name="P1">#<text:tab/>drivers/gpu/drm/amd/amdkfd/kfd_module.c</text:p>
      <text:p text:style-name="P1">#<text:tab/>drivers/gpu/drm/amd/amdkfd/kfd_mqd_manager_cik.c</text:p>
      <text:p text:style-name="P1">#<text:tab/>drivers/gpu/drm/amd/amdkfd/kfd_packet_manager.c</text:p>
      <text:p text:style-name="P1">#<text:tab/>drivers/gpu/drm/amd/amdkfd/kfd_priv.h</text:p>
      <text:p text:style-name="P1">#<text:tab/>drivers/gpu/drm/amd/amdkfd/kfd_process.c</text:p>
      <text:p text:style-name="P1">#<text:tab/>drivers/gpu/drm/amd/amdkfd/kfd_process_queue_manager.c</text:p>
      <text:p text:style-name="P1">#<text:tab/>drivers/gpu/drm/amd/amdkfd/kfd_queue.c</text:p>
      <text:p text:style-name="P1">#<text:tab/>drivers/gpu/drm/amd/amdkfd/kfd_topology.c</text:p>
      <text:p text:style-name="P1">#<text:tab/>drivers/gpu/drm/amd/include/amd_shared.h</text:p>
      <text:p text:style-name="P1">#<text:tab/>drivers/gpu/drm/amd/include/asic_reg/bif/bif_5_0_d.h</text:p>
      <text:p text:style-name="P1">#<text:tab/>drivers/gpu/drm/amd/include/asic_reg/dce/dce_8_0_d.h</text:p>
      <text:p text:style-name="P1">#<text:tab/>drivers/gpu/drm/amd/include/asic_reg/dce/dce_8_0_sh_mask.h</text:p>
      <text:p text:style-name="P1">#<text:tab/>drivers/gpu/drm/amd/include/asic_reg/gca/gfx_7_2_enum.h</text:p>
      <text:p text:style-name="P1">#<text:tab/>drivers/gpu/drm/amd/include/asic_reg/gca/gfx_8_0_d.h</text:p>
      <text:p text:style-name="P1">#<text:tab/>drivers/gpu/drm/amd/include/asic_reg/gca/gfx_8_0_sh_mask.h</text:p>
      <text:p text:style-name="P1">#<text:tab/>drivers/gpu/drm/amd/include/asic_reg/uvd/uvd_4_2_d.h</text:p>
      <text:p text:style-name="P1">#<text:tab/>drivers/gpu/drm/amd/include/asic_reg/uvd/uvd_5_0_d.h</text:p>
      <text:p text:style-name="P1"><text:soft-page-break/>#<text:tab/>drivers/gpu/drm/amd/include/asic_reg/uvd/uvd_6_0_d.h</text:p>
      <text:p text:style-name="P1">#<text:tab/>drivers/gpu/drm/amd/include/atombios.h</text:p>
      <text:p text:style-name="P1">#<text:tab/>drivers/gpu/drm/amd/include/cgs_common.h</text:p>
      <text:p text:style-name="P1">#<text:tab/>drivers/gpu/drm/amd/include/cgs_linux.h</text:p>
      <text:p text:style-name="P1">#<text:tab/>drivers/gpu/drm/amd/include/kgd_kfd_interface.h</text:p>
      <text:p text:style-name="P1">#<text:tab/>drivers/gpu/drm/amd/scheduler/gpu_sched_trace.h</text:p>
      <text:p text:style-name="P1">#<text:tab/>drivers/gpu/drm/amd/scheduler/gpu_scheduler.c</text:p>
      <text:p text:style-name="P1">#<text:tab/>drivers/gpu/drm/amd/scheduler/gpu_scheduler.h</text:p>
      <text:p text:style-name="P1">#<text:tab/>drivers/gpu/drm/amd/scheduler/sched_fence.c</text:p>
      <text:p text:style-name="P1">#<text:tab/>drivers/gpu/drm/armada/Kconfig</text:p>
      <text:p text:style-name="P1">#<text:tab/>drivers/gpu/drm/armada/armada_crtc.c</text:p>
      <text:p text:style-name="P1">#<text:tab/>drivers/gpu/drm/armada/armada_debugfs.c</text:p>
      <text:p text:style-name="P1">#<text:tab/>drivers/gpu/drm/armada/armada_drm.h</text:p>
      <text:p text:style-name="P1">#<text:tab/>drivers/gpu/drm/armada/armada_drv.c</text:p>
      <text:p text:style-name="P1">#<text:tab/>drivers/gpu/drm/armada/armada_fb.c</text:p>
      <text:p text:style-name="P1">#<text:tab/>drivers/gpu/drm/armada/armada_fb.h</text:p>
      <text:p text:style-name="P1">#<text:tab/>drivers/gpu/drm/armada/armada_fbdev.c</text:p>
      <text:p text:style-name="P1">#<text:tab/>drivers/gpu/drm/armada/armada_gem.c</text:p>
      <text:p text:style-name="P1">#<text:tab/>drivers/gpu/drm/armada/armada_gem.h</text:p>
      <text:p text:style-name="P1">#<text:tab/>drivers/gpu/drm/armada/armada_overlay.c</text:p>
      <text:p text:style-name="P1">#<text:tab/>drivers/gpu/drm/ast/Kconfig</text:p>
      <text:p text:style-name="P1">#<text:tab/>drivers/gpu/drm/ast/ast_drv.c</text:p>
      <text:p text:style-name="P1">#<text:tab/>drivers/gpu/drm/ast/ast_drv.h</text:p>
      <text:p text:style-name="P1">#<text:tab/>drivers/gpu/drm/ast/ast_fb.c</text:p>
      <text:p text:style-name="P1">#<text:tab/>drivers/gpu/drm/ast/ast_main.c</text:p>
      <text:p text:style-name="P1">#<text:tab/>drivers/gpu/drm/ast/ast_mode.c</text:p>
      <text:p text:style-name="P1">#<text:tab/>drivers/gpu/drm/ast/ast_post.c</text:p>
      <text:p text:style-name="P1">#<text:tab/>drivers/gpu/drm/ast/ast_ttm.c</text:p>
      <text:p text:style-name="P1">#<text:tab/>drivers/gpu/drm/atmel-hlcdc/Kconfig</text:p>
      <text:p text:style-name="P1">#<text:tab/>drivers/gpu/drm/atmel-hlcdc/atmel_hlcdc_crtc.c</text:p>
      <text:p text:style-name="P1">#<text:tab/>drivers/gpu/drm/atmel-hlcdc/atmel_hlcdc_dc.c</text:p>
      <text:p text:style-name="P1">#<text:tab/>drivers/gpu/drm/atmel-hlcdc/atmel_hlcdc_dc.h</text:p>
      <text:p text:style-name="P1">#<text:tab/>drivers/gpu/drm/atmel-hlcdc/atmel_hlcdc_output.c</text:p>
      <text:p text:style-name="P1">#<text:tab/>drivers/gpu/drm/atmel-hlcdc/atmel_hlcdc_plane.c</text:p>
      <text:p text:style-name="P1">#<text:tab/>drivers/gpu/drm/bochs/Kconfig</text:p>
      <text:p text:style-name="P1">#<text:tab/>drivers/gpu/drm/bochs/bochs.h</text:p>
      <text:p text:style-name="P1">#<text:tab/>drivers/gpu/drm/bochs/bochs_drv.c</text:p>
      <text:p text:style-name="P1">#<text:tab/>drivers/gpu/drm/bochs/bochs_fbdev.c</text:p>
      <text:p text:style-name="P1">#<text:tab/>drivers/gpu/drm/bochs/bochs_hw.c</text:p>
      <text:p text:style-name="P1">#<text:tab/>drivers/gpu/drm/bochs/bochs_kms.c</text:p>
      <text:p text:style-name="P1">#<text:tab/>drivers/gpu/drm/bochs/bochs_mm.c</text:p>
      <text:p text:style-name="P1">#<text:tab/>drivers/gpu/drm/bridge/Kconfig</text:p>
      <text:p text:style-name="P1">#<text:tab/>drivers/gpu/drm/bridge/Makefile</text:p>
      <text:p text:style-name="P1">#<text:tab/>drivers/gpu/drm/bridge/nxp-ptn3460.c</text:p>
      <text:p text:style-name="P1">#<text:tab/>drivers/gpu/drm/bridge/parade-ps8622.c</text:p>
      <text:p text:style-name="P1">#<text:tab/>drivers/gpu/drm/cirrus/Kconfig</text:p>
      <text:p text:style-name="P1">#<text:tab/>drivers/gpu/drm/cirrus/cirrus_drv.c</text:p>
      <text:p text:style-name="P1">#<text:tab/>drivers/gpu/drm/cirrus/cirrus_drv.h</text:p>
      <text:p text:style-name="P1">#<text:tab/>drivers/gpu/drm/cirrus/cirrus_fbdev.c</text:p>
      <text:p text:style-name="P1">#<text:tab/>drivers/gpu/drm/cirrus/cirrus_main.c</text:p>
      <text:p text:style-name="P1">#<text:tab/>drivers/gpu/drm/cirrus/cirrus_mode.c</text:p>
      <text:p text:style-name="P1">#<text:tab/>drivers/gpu/drm/cirrus/cirrus_ttm.c</text:p>
      <text:p text:style-name="P1"><text:soft-page-break/>#<text:tab/>drivers/gpu/drm/drm_agpsupport.c</text:p>
      <text:p text:style-name="P1">#<text:tab/>drivers/gpu/drm/drm_atomic.c</text:p>
      <text:p text:style-name="P1">#<text:tab/>drivers/gpu/drm/drm_atomic_helper.c</text:p>
      <text:p text:style-name="P1">#<text:tab/>drivers/gpu/drm/drm_auth.c</text:p>
      <text:p text:style-name="P1">#<text:tab/>drivers/gpu/drm/drm_bridge.c</text:p>
      <text:p text:style-name="P1">#<text:tab/>drivers/gpu/drm/drm_bufs.c</text:p>
      <text:p text:style-name="P1">#<text:tab/>drivers/gpu/drm/drm_cache.c</text:p>
      <text:p text:style-name="P1">#<text:tab/>drivers/gpu/drm/drm_context.c</text:p>
      <text:p text:style-name="P1">#<text:tab/>drivers/gpu/drm/drm_crtc.c</text:p>
      <text:p text:style-name="P1">#<text:tab/>drivers/gpu/drm/drm_crtc_helper.c</text:p>
      <text:p text:style-name="P1">#<text:tab/>drivers/gpu/drm/drm_crtc_internal.h</text:p>
      <text:p text:style-name="P1">#<text:tab/>drivers/gpu/drm/drm_debugfs.c</text:p>
      <text:p text:style-name="P1">#<text:tab/>drivers/gpu/drm/drm_dma.c</text:p>
      <text:p text:style-name="P1">#<text:tab/>drivers/gpu/drm/drm_dp_helper.c</text:p>
      <text:p text:style-name="P1">#<text:tab/>drivers/gpu/drm/drm_dp_mst_topology.c</text:p>
      <text:p text:style-name="P1">#<text:tab/>drivers/gpu/drm/drm_drv.c</text:p>
      <text:p text:style-name="P1">#<text:tab/>drivers/gpu/drm/drm_edid.c</text:p>
      <text:p text:style-name="P1">#<text:tab/>drivers/gpu/drm/drm_edid_load.c</text:p>
      <text:p text:style-name="P1">#<text:tab/>drivers/gpu/drm/drm_encoder_slave.c</text:p>
      <text:p text:style-name="P1">#<text:tab/>drivers/gpu/drm/drm_fb_cma_helper.c</text:p>
      <text:p text:style-name="P1">#<text:tab/>drivers/gpu/drm/drm_fb_helper.c</text:p>
      <text:p text:style-name="P1">#<text:tab/>drivers/gpu/drm/drm_fops.c</text:p>
      <text:p text:style-name="P1">#<text:tab/>drivers/gpu/drm/drm_gem.c</text:p>
      <text:p text:style-name="P1">#<text:tab/>drivers/gpu/drm/drm_gem_cma_helper.c</text:p>
      <text:p text:style-name="P1">#<text:tab/>drivers/gpu/drm/drm_global.c</text:p>
      <text:p text:style-name="P1">#<text:tab/>drivers/gpu/drm/drm_hashtab.c</text:p>
      <text:p text:style-name="P1">#<text:tab/>drivers/gpu/drm/drm_info.c</text:p>
      <text:p text:style-name="P1">#<text:tab/>drivers/gpu/drm/drm_internal.h</text:p>
      <text:p text:style-name="P1">#<text:tab/>drivers/gpu/drm/drm_ioc32.c</text:p>
      <text:p text:style-name="P1">#<text:tab/>drivers/gpu/drm/drm_ioctl.c</text:p>
      <text:p text:style-name="P1">#<text:tab/>drivers/gpu/drm/drm_irq.c</text:p>
      <text:p text:style-name="P1">#<text:tab/>drivers/gpu/drm/drm_legacy.h</text:p>
      <text:p text:style-name="P1">#<text:tab/>drivers/gpu/drm/drm_lock.c</text:p>
      <text:p text:style-name="P1">#<text:tab/>drivers/gpu/drm/drm_memory.c</text:p>
      <text:p text:style-name="P1">#<text:tab/>drivers/gpu/drm/drm_mipi_dsi.c</text:p>
      <text:p text:style-name="P1">#<text:tab/>drivers/gpu/drm/drm_mm.c</text:p>
      <text:p text:style-name="P1">#<text:tab/>drivers/gpu/drm/drm_modes.c</text:p>
      <text:p text:style-name="P1">#<text:tab/>drivers/gpu/drm/drm_modeset_lock.c</text:p>
      <text:p text:style-name="P1">#<text:tab/>drivers/gpu/drm/drm_of.c</text:p>
      <text:p text:style-name="P1">#<text:tab/>drivers/gpu/drm/drm_panel.c</text:p>
      <text:p text:style-name="P1">#<text:tab/>drivers/gpu/drm/drm_pci.c</text:p>
      <text:p text:style-name="P1">#<text:tab/>drivers/gpu/drm/drm_plane_helper.c</text:p>
      <text:p text:style-name="P1">#<text:tab/>drivers/gpu/drm/drm_platform.c</text:p>
      <text:p text:style-name="P1">#<text:tab/>drivers/gpu/drm/drm_prime.c</text:p>
      <text:p text:style-name="P1">#<text:tab/>drivers/gpu/drm/drm_probe_helper.c</text:p>
      <text:p text:style-name="P1">#<text:tab/>drivers/gpu/drm/drm_rect.c</text:p>
      <text:p text:style-name="P1">#<text:tab/>drivers/gpu/drm/drm_scatter.c</text:p>
      <text:p text:style-name="P1">#<text:tab/>drivers/gpu/drm/drm_sysfs.c</text:p>
      <text:p text:style-name="P1">#<text:tab/>drivers/gpu/drm/drm_vm.c</text:p>
      <text:p text:style-name="P1">#<text:tab/>drivers/gpu/drm/drm_vma_manager.c</text:p>
      <text:p text:style-name="P1">#<text:tab/>drivers/gpu/drm/exynos/Kconfig</text:p>
      <text:p text:style-name="P1">#<text:tab/>drivers/gpu/drm/exynos/Makefile</text:p>
      <text:p text:style-name="P1"><text:soft-page-break/>#<text:tab/>drivers/gpu/drm/exynos/exynos5433_drm_decon.c</text:p>
      <text:p text:style-name="P1">#<text:tab/>drivers/gpu/drm/exynos/exynos7_drm_decon.c</text:p>
      <text:p text:style-name="P1">#<text:tab/>drivers/gpu/drm/exynos/exynos_drm_core.c</text:p>
      <text:p text:style-name="P1">#<text:tab/>drivers/gpu/drm/exynos/exynos_drm_crtc.c</text:p>
      <text:p text:style-name="P1">#<text:tab/>drivers/gpu/drm/exynos/exynos_drm_crtc.h</text:p>
      <text:p text:style-name="P1">#<text:tab/>drivers/gpu/drm/exynos/exynos_drm_dpi.c</text:p>
      <text:p text:style-name="P1">#<text:tab/>drivers/gpu/drm/exynos/exynos_drm_drv.c</text:p>
      <text:p text:style-name="P1">#<text:tab/>drivers/gpu/drm/exynos/exynos_drm_drv.h</text:p>
      <text:p text:style-name="P1">#<text:tab/>drivers/gpu/drm/exynos/exynos_drm_dsi.c</text:p>
      <text:p text:style-name="P1">#<text:tab/>drivers/gpu/drm/exynos/exynos_drm_fb.c</text:p>
      <text:p text:style-name="P1">#<text:tab/>drivers/gpu/drm/exynos/exynos_drm_fb.h</text:p>
      <text:p text:style-name="P1">#<text:tab/>drivers/gpu/drm/exynos/exynos_drm_fbdev.c</text:p>
      <text:p text:style-name="P1">#<text:tab/>drivers/gpu/drm/exynos/exynos_drm_fbdev.h</text:p>
      <text:p text:style-name="P1">#<text:tab/>drivers/gpu/drm/exynos/exynos_drm_fimc.c</text:p>
      <text:p text:style-name="P1">#<text:tab/>drivers/gpu/drm/exynos/exynos_drm_fimd.c</text:p>
      <text:p text:style-name="P1">#<text:tab/>drivers/gpu/drm/exynos/exynos_drm_g2d.c</text:p>
      <text:p text:style-name="P1">#<text:tab/>drivers/gpu/drm/exynos/exynos_drm_gem.c</text:p>
      <text:p text:style-name="P1">#<text:tab/>drivers/gpu/drm/exynos/exynos_drm_gem.h</text:p>
      <text:p text:style-name="P1">#<text:tab/>drivers/gpu/drm/exynos/exynos_drm_gsc.c</text:p>
      <text:p text:style-name="P1">#<text:tab/>drivers/gpu/drm/exynos/exynos_drm_iommu.c</text:p>
      <text:p text:style-name="P1">#<text:tab/>drivers/gpu/drm/exynos/exynos_drm_iommu.h</text:p>
      <text:p text:style-name="P1">#<text:tab/>drivers/gpu/drm/exynos/exynos_drm_ipp.c</text:p>
      <text:p text:style-name="P1">#<text:tab/>drivers/gpu/drm/exynos/exynos_drm_mic.c</text:p>
      <text:p text:style-name="P1">#<text:tab/>drivers/gpu/drm/exynos/exynos_drm_plane.c</text:p>
      <text:p text:style-name="P1">#<text:tab/>drivers/gpu/drm/exynos/exynos_drm_plane.h</text:p>
      <text:p text:style-name="P1">#<text:tab/>drivers/gpu/drm/exynos/exynos_drm_rotator.c</text:p>
      <text:p text:style-name="P1">#<text:tab/>drivers/gpu/drm/exynos/exynos_drm_vidi.c</text:p>
      <text:p text:style-name="P1">#<text:tab/>drivers/gpu/drm/exynos/exynos_hdmi.c</text:p>
      <text:p text:style-name="P1">#<text:tab/>drivers/gpu/drm/exynos/exynos_mixer.c</text:p>
      <text:p text:style-name="P1">#<text:tab/>drivers/gpu/drm/exynos/regs-gsc.h</text:p>
      <text:p text:style-name="P1">#<text:tab/>drivers/gpu/drm/exynos/regs-hdmi.h</text:p>
      <text:p text:style-name="P1">#<text:tab/>drivers/gpu/drm/exynos/regs-mixer.h</text:p>
      <text:p text:style-name="P1">#<text:tab/>drivers/gpu/drm/fsl-dcu/Kconfig</text:p>
      <text:p text:style-name="P1">#<text:tab/>drivers/gpu/drm/fsl-dcu/Makefile</text:p>
      <text:p text:style-name="P1">#<text:tab/>drivers/gpu/drm/fsl-dcu/fsl_dcu_drm_crtc.c</text:p>
      <text:p text:style-name="P1">#<text:tab/>drivers/gpu/drm/fsl-dcu/fsl_dcu_drm_drv.c</text:p>
      <text:p text:style-name="P1">#<text:tab/>drivers/gpu/drm/fsl-dcu/fsl_dcu_drm_drv.h</text:p>
      <text:p text:style-name="P1">#<text:tab/>drivers/gpu/drm/fsl-dcu/fsl_dcu_drm_kms.c</text:p>
      <text:p text:style-name="P1">#<text:tab/>drivers/gpu/drm/fsl-dcu/fsl_dcu_drm_output.h</text:p>
      <text:p text:style-name="P1">#<text:tab/>drivers/gpu/drm/fsl-dcu/fsl_dcu_drm_plane.c</text:p>
      <text:p text:style-name="P1">#<text:tab/>drivers/gpu/drm/fsl-dcu/fsl_dcu_drm_plane.h</text:p>
      <text:p text:style-name="P1">#<text:tab/>drivers/gpu/drm/fsl-dcu/fsl_dcu_drm_rgb.c</text:p>
      <text:p text:style-name="P1">#<text:tab/>drivers/gpu/drm/gma500/Kconfig</text:p>
      <text:p text:style-name="P1">#<text:tab/>drivers/gpu/drm/gma500/accel_2d.c</text:p>
      <text:p text:style-name="P1">#<text:tab/>drivers/gpu/drm/gma500/cdv_device.c</text:p>
      <text:p text:style-name="P1">#<text:tab/>drivers/gpu/drm/gma500/cdv_intel_crt.c</text:p>
      <text:p text:style-name="P1">#<text:tab/>drivers/gpu/drm/gma500/cdv_intel_display.c</text:p>
      <text:p text:style-name="P1">#<text:tab/>drivers/gpu/drm/gma500/cdv_intel_dp.c</text:p>
      <text:p text:style-name="P1">#<text:tab/>drivers/gpu/drm/gma500/cdv_intel_hdmi.c</text:p>
      <text:p text:style-name="P1">#<text:tab/>drivers/gpu/drm/gma500/cdv_intel_lvds.c</text:p>
      <text:p text:style-name="P1">#<text:tab/>drivers/gpu/drm/gma500/framebuffer.c</text:p>
      <text:p text:style-name="P1">#<text:tab/>drivers/gpu/drm/gma500/gem.c</text:p>
      <text:p text:style-name="P1"><text:soft-page-break/>#<text:tab/>drivers/gpu/drm/gma500/gma_display.c</text:p>
      <text:p text:style-name="P1">#<text:tab/>drivers/gpu/drm/gma500/gma_display.h</text:p>
      <text:p text:style-name="P1">#<text:tab/>drivers/gpu/drm/gma500/gtt.c</text:p>
      <text:p text:style-name="P1">#<text:tab/>drivers/gpu/drm/gma500/intel_bios.c</text:p>
      <text:p text:style-name="P1">#<text:tab/>drivers/gpu/drm/gma500/intel_gmbus.c</text:p>
      <text:p text:style-name="P1">#<text:tab/>drivers/gpu/drm/gma500/mdfld_device.c</text:p>
      <text:p text:style-name="P1">#<text:tab/>drivers/gpu/drm/gma500/mdfld_dsi_dpi.c</text:p>
      <text:p text:style-name="P1">#<text:tab/>drivers/gpu/drm/gma500/mdfld_dsi_output.c</text:p>
      <text:p text:style-name="P1">#<text:tab/>drivers/gpu/drm/gma500/mdfld_intel_display.c</text:p>
      <text:p text:style-name="P1">#<text:tab/>drivers/gpu/drm/gma500/oaktrail_crtc.c</text:p>
      <text:p text:style-name="P1">#<text:tab/>drivers/gpu/drm/gma500/oaktrail_device.c</text:p>
      <text:p text:style-name="P1">#<text:tab/>drivers/gpu/drm/gma500/oaktrail_hdmi.c</text:p>
      <text:p text:style-name="P1">#<text:tab/>drivers/gpu/drm/gma500/oaktrail_lvds.c</text:p>
      <text:p text:style-name="P1">#<text:tab/>drivers/gpu/drm/gma500/opregion.c</text:p>
      <text:p text:style-name="P1">#<text:tab/>drivers/gpu/drm/gma500/power.c</text:p>
      <text:p text:style-name="P1">#<text:tab/>drivers/gpu/drm/gma500/psb_device.c</text:p>
      <text:p text:style-name="P1">#<text:tab/>drivers/gpu/drm/gma500/psb_drv.c</text:p>
      <text:p text:style-name="P1">#<text:tab/>drivers/gpu/drm/gma500/psb_drv.h</text:p>
      <text:p text:style-name="P1">#<text:tab/>drivers/gpu/drm/gma500/psb_intel_display.c</text:p>
      <text:p text:style-name="P1">#<text:tab/>drivers/gpu/drm/gma500/psb_intel_drv.h</text:p>
      <text:p text:style-name="P1">#<text:tab/>drivers/gpu/drm/gma500/psb_intel_lvds.c</text:p>
      <text:p text:style-name="P1">#<text:tab/>drivers/gpu/drm/gma500/psb_intel_modes.c</text:p>
      <text:p text:style-name="P1">#<text:tab/>drivers/gpu/drm/gma500/psb_intel_sdvo.c</text:p>
      <text:p text:style-name="P1">#<text:tab/>drivers/gpu/drm/i2c/Kconfig</text:p>
      <text:p text:style-name="P1">#<text:tab/>drivers/gpu/drm/i2c/Makefile</text:p>
      <text:p text:style-name="P1">#<text:tab/>drivers/gpu/drm/i2c/ch7006_drv.c</text:p>
      <text:p text:style-name="P1">#<text:tab/>drivers/gpu/drm/i2c/sil164_drv.c</text:p>
      <text:p text:style-name="P1">#<text:tab/>drivers/gpu/drm/i2c/tda998x_drv.c</text:p>
      <text:p text:style-name="P1">#<text:tab/>drivers/gpu/drm/i810/i810_dma.c</text:p>
      <text:p text:style-name="P1">#<text:tab/>drivers/gpu/drm/i810/i810_drv.c</text:p>
      <text:p text:style-name="P1">#<text:tab/>drivers/gpu/drm/i915/Kconfig</text:p>
      <text:p text:style-name="P1">#<text:tab/>drivers/gpu/drm/i915/Makefile</text:p>
      <text:p text:style-name="P1">#<text:tab/>drivers/gpu/drm/i915/dvo.h</text:p>
      <text:p text:style-name="P1">#<text:tab/>drivers/gpu/drm/i915/dvo_ch7017.c</text:p>
      <text:p text:style-name="P1">#<text:tab/>drivers/gpu/drm/i915/dvo_ch7xxx.c</text:p>
      <text:p text:style-name="P1">#<text:tab/>drivers/gpu/drm/i915/dvo_ivch.c</text:p>
      <text:p text:style-name="P1">#<text:tab/>drivers/gpu/drm/i915/dvo_ns2501.c</text:p>
      <text:p text:style-name="P1">#<text:tab/>drivers/gpu/drm/i915/dvo_sil164.c</text:p>
      <text:p text:style-name="P1">#<text:tab/>drivers/gpu/drm/i915/dvo_tfp410.c</text:p>
      <text:p text:style-name="P1">#<text:tab/>drivers/gpu/drm/i915/i915_cmd_parser.c</text:p>
      <text:p text:style-name="P1">#<text:tab/>drivers/gpu/drm/i915/i915_debugfs.c</text:p>
      <text:p text:style-name="P1">#<text:tab/>drivers/gpu/drm/i915/i915_drv.c</text:p>
      <text:p text:style-name="P1">#<text:tab/>drivers/gpu/drm/i915/i915_drv.h</text:p>
      <text:p text:style-name="P1">#<text:tab/>drivers/gpu/drm/i915/i915_gem.c</text:p>
      <text:p text:style-name="P1">#<text:tab/>drivers/gpu/drm/i915/i915_gem_batch_pool.c</text:p>
      <text:p text:style-name="P1">#<text:tab/>drivers/gpu/drm/i915/i915_gem_batch_pool.h</text:p>
      <text:p text:style-name="P1">#<text:tab/>drivers/gpu/drm/i915/i915_gem_context.c</text:p>
      <text:p text:style-name="P1">#<text:tab/>drivers/gpu/drm/i915/i915_gem_dmabuf.c</text:p>
      <text:p text:style-name="P1">#<text:tab/>drivers/gpu/drm/i915/i915_gem_evict.c</text:p>
      <text:p text:style-name="P1">#<text:tab/>drivers/gpu/drm/i915/i915_gem_execbuffer.c</text:p>
      <text:p text:style-name="P1">#<text:tab/>drivers/gpu/drm/i915/i915_gem_fence.c</text:p>
      <text:p text:style-name="P1">#<text:tab/>drivers/gpu/drm/i915/i915_gem_gtt.c</text:p>
      <text:p text:style-name="P1"><text:soft-page-break/>#<text:tab/>drivers/gpu/drm/i915/i915_gem_gtt.h</text:p>
      <text:p text:style-name="P1">#<text:tab/>drivers/gpu/drm/i915/i915_gem_render_state.c</text:p>
      <text:p text:style-name="P1">#<text:tab/>drivers/gpu/drm/i915/i915_gem_render_state.h</text:p>
      <text:p text:style-name="P1">#<text:tab/>drivers/gpu/drm/i915/i915_gem_shrinker.c</text:p>
      <text:p text:style-name="P1">#<text:tab/>drivers/gpu/drm/i915/i915_gem_stolen.c</text:p>
      <text:p text:style-name="P1">#<text:tab/>drivers/gpu/drm/i915/i915_gem_tiling.c</text:p>
      <text:p text:style-name="P1">#<text:tab/>drivers/gpu/drm/i915/i915_gem_userptr.c</text:p>
      <text:p text:style-name="P1">#<text:tab/>drivers/gpu/drm/i915/i915_gpu_error.c</text:p>
      <text:p text:style-name="P1">#<text:tab/>drivers/gpu/drm/i915/i915_guc_reg.h</text:p>
      <text:p text:style-name="P1">#<text:tab/>drivers/gpu/drm/i915/i915_guc_submission.c</text:p>
      <text:p text:style-name="P1">#<text:tab/>drivers/gpu/drm/i915/i915_irq.c</text:p>
      <text:p text:style-name="P1">#<text:tab/>drivers/gpu/drm/i915/i915_params.c</text:p>
      <text:p text:style-name="P1">#<text:tab/>drivers/gpu/drm/i915/i915_reg.h</text:p>
      <text:p text:style-name="P1">#<text:tab/>drivers/gpu/drm/i915/i915_suspend.c</text:p>
      <text:p text:style-name="P1">#<text:tab/>drivers/gpu/drm/i915/i915_sysfs.c</text:p>
      <text:p text:style-name="P1">#<text:tab/>drivers/gpu/drm/i915/i915_trace.h</text:p>
      <text:p text:style-name="P1">#<text:tab/>drivers/gpu/drm/i915/i915_vgpu.c</text:p>
      <text:p text:style-name="P1">#<text:tab/>drivers/gpu/drm/i915/i915_vgpu.h</text:p>
      <text:p text:style-name="P1">#<text:tab/>drivers/gpu/drm/i915/intel_atomic.c</text:p>
      <text:p text:style-name="P1">#<text:tab/>drivers/gpu/drm/i915/intel_atomic_plane.c</text:p>
      <text:p text:style-name="P1">#<text:tab/>drivers/gpu/drm/i915/intel_audio.c</text:p>
      <text:p text:style-name="P1">#<text:tab/>drivers/gpu/drm/i915/intel_bios.c</text:p>
      <text:p text:style-name="P1">#<text:tab/>drivers/gpu/drm/i915/intel_bios.h</text:p>
      <text:p text:style-name="P1">#<text:tab/>drivers/gpu/drm/i915/intel_crt.c</text:p>
      <text:p text:style-name="P1">#<text:tab/>drivers/gpu/drm/i915/intel_csr.c</text:p>
      <text:p text:style-name="P1">#<text:tab/>drivers/gpu/drm/i915/intel_ddi.c</text:p>
      <text:p text:style-name="P1">#<text:tab/>drivers/gpu/drm/i915/intel_display.c</text:p>
      <text:p text:style-name="P1">#<text:tab/>drivers/gpu/drm/i915/intel_dp.c</text:p>
      <text:p text:style-name="P1">#<text:tab/>drivers/gpu/drm/i915/intel_dp_mst.c</text:p>
      <text:p text:style-name="P1">#<text:tab/>drivers/gpu/drm/i915/intel_drv.h</text:p>
      <text:p text:style-name="P1">#<text:tab/>drivers/gpu/drm/i915/intel_dsi.c</text:p>
      <text:p text:style-name="P1">#<text:tab/>drivers/gpu/drm/i915/intel_dsi.h</text:p>
      <text:p text:style-name="P1">#<text:tab/>drivers/gpu/drm/i915/intel_dsi_panel_vbt.c</text:p>
      <text:p text:style-name="P1">#<text:tab/>drivers/gpu/drm/i915/intel_dsi_pll.c</text:p>
      <text:p text:style-name="P1">#<text:tab/>drivers/gpu/drm/i915/intel_dvo.c</text:p>
      <text:p text:style-name="P1">#<text:tab/>drivers/gpu/drm/i915/intel_fbc.c</text:p>
      <text:p text:style-name="P1">#<text:tab/>drivers/gpu/drm/i915/intel_fbdev.c</text:p>
      <text:p text:style-name="P1">#<text:tab/>drivers/gpu/drm/i915/intel_fifo_underrun.c</text:p>
      <text:p text:style-name="P1">#<text:tab/>drivers/gpu/drm/i915/intel_frontbuffer.c</text:p>
      <text:p text:style-name="P1">#<text:tab/>drivers/gpu/drm/i915/intel_guc.h</text:p>
      <text:p text:style-name="P1">#<text:tab/>drivers/gpu/drm/i915/intel_guc_fwif.h</text:p>
      <text:p text:style-name="P1">#<text:tab/>drivers/gpu/drm/i915/intel_guc_loader.c</text:p>
      <text:p text:style-name="P1">#<text:tab/>drivers/gpu/drm/i915/intel_hdmi.c</text:p>
      <text:p text:style-name="P1">#<text:tab/>drivers/gpu/drm/i915/intel_hotplug.c</text:p>
      <text:p text:style-name="P1">#<text:tab/>drivers/gpu/drm/i915/intel_i2c.c</text:p>
      <text:p text:style-name="P1">#<text:tab/>drivers/gpu/drm/i915/intel_lrc.c</text:p>
      <text:p text:style-name="P1">#<text:tab/>drivers/gpu/drm/i915/intel_lrc.h</text:p>
      <text:p text:style-name="P1">#<text:tab/>drivers/gpu/drm/i915/intel_lvds.c</text:p>
      <text:p text:style-name="P1">#<text:tab/>drivers/gpu/drm/i915/intel_mocs.c</text:p>
      <text:p text:style-name="P1">#<text:tab/>drivers/gpu/drm/i915/intel_mocs.h</text:p>
      <text:p text:style-name="P1">#<text:tab/>drivers/gpu/drm/i915/intel_modes.c</text:p>
      <text:p text:style-name="P1">#<text:tab/>drivers/gpu/drm/i915/intel_opregion.c</text:p>
      <text:p text:style-name="P1"><text:soft-page-break/>#<text:tab/>drivers/gpu/drm/i915/intel_overlay.c</text:p>
      <text:p text:style-name="P1">#<text:tab/>drivers/gpu/drm/i915/intel_panel.c</text:p>
      <text:p text:style-name="P1">#<text:tab/>drivers/gpu/drm/i915/intel_pm.c</text:p>
      <text:p text:style-name="P1">#<text:tab/>drivers/gpu/drm/i915/intel_psr.c</text:p>
      <text:p text:style-name="P1">#<text:tab/>drivers/gpu/drm/i915/intel_renderstate.h</text:p>
      <text:p text:style-name="P1">#<text:tab/>drivers/gpu/drm/i915/intel_ringbuffer.c</text:p>
      <text:p text:style-name="P1">#<text:tab/>drivers/gpu/drm/i915/intel_ringbuffer.h</text:p>
      <text:p text:style-name="P1">#<text:tab/>drivers/gpu/drm/i915/intel_runtime_pm.c</text:p>
      <text:p text:style-name="P1">#<text:tab/>drivers/gpu/drm/i915/intel_sdvo.c</text:p>
      <text:p text:style-name="P1">#<text:tab/>drivers/gpu/drm/i915/intel_sdvo_regs.h</text:p>
      <text:p text:style-name="P1">#<text:tab/>drivers/gpu/drm/i915/intel_sideband.c</text:p>
      <text:p text:style-name="P1">#<text:tab/>drivers/gpu/drm/i915/intel_sprite.c</text:p>
      <text:p text:style-name="P1">#<text:tab/>drivers/gpu/drm/i915/intel_tv.c</text:p>
      <text:p text:style-name="P1">#<text:tab/>drivers/gpu/drm/i915/intel_uncore.c</text:p>
      <text:p text:style-name="P1">#<text:tab/>drivers/gpu/drm/imx/Kconfig</text:p>
      <text:p text:style-name="P1">#<text:tab/>drivers/gpu/drm/imx/dw_hdmi-imx.c</text:p>
      <text:p text:style-name="P1">#<text:tab/>drivers/gpu/drm/imx/imx-drm-core.c</text:p>
      <text:p text:style-name="P1">#<text:tab/>drivers/gpu/drm/imx/imx-drm.h</text:p>
      <text:p text:style-name="P1">#<text:tab/>drivers/gpu/drm/imx/imx-ldb.c</text:p>
      <text:p text:style-name="P1">#<text:tab/>drivers/gpu/drm/imx/imx-tve.c</text:p>
      <text:p text:style-name="P1">#<text:tab/>drivers/gpu/drm/imx/ipuv3-crtc.c</text:p>
      <text:p text:style-name="P1">#<text:tab/>drivers/gpu/drm/imx/ipuv3-plane.c</text:p>
      <text:p text:style-name="P1">#<text:tab/>drivers/gpu/drm/imx/ipuv3-plane.h</text:p>
      <text:p text:style-name="P1">#<text:tab/>drivers/gpu/drm/imx/parallel-display.c</text:p>
      <text:p text:style-name="P1">#<text:tab/>drivers/gpu/drm/mga/mga_dma.c</text:p>
      <text:p text:style-name="P1">#<text:tab/>drivers/gpu/drm/mga/mga_drv.c</text:p>
      <text:p text:style-name="P1">#<text:tab/>drivers/gpu/drm/mgag200/Kconfig</text:p>
      <text:p text:style-name="P1">#<text:tab/>drivers/gpu/drm/mgag200/mgag200_cursor.c</text:p>
      <text:p text:style-name="P1">#<text:tab/>drivers/gpu/drm/mgag200/mgag200_drv.c</text:p>
      <text:p text:style-name="P1">#<text:tab/>drivers/gpu/drm/mgag200/mgag200_drv.h</text:p>
      <text:p text:style-name="P1">#<text:tab/>drivers/gpu/drm/mgag200/mgag200_fb.c</text:p>
      <text:p text:style-name="P1">#<text:tab/>drivers/gpu/drm/mgag200/mgag200_main.c</text:p>
      <text:p text:style-name="P1">#<text:tab/>drivers/gpu/drm/mgag200/mgag200_mode.c</text:p>
      <text:p text:style-name="P1">#<text:tab/>drivers/gpu/drm/mgag200/mgag200_ttm.c</text:p>
      <text:p text:style-name="P1">#<text:tab/>drivers/gpu/drm/msm/Kconfig</text:p>
      <text:p text:style-name="P1">#<text:tab/>drivers/gpu/drm/msm/Makefile</text:p>
      <text:p text:style-name="P1">#<text:tab/>drivers/gpu/drm/msm/adreno/a2xx.xml.h</text:p>
      <text:p text:style-name="P1">#<text:tab/>drivers/gpu/drm/msm/adreno/a3xx.xml.h</text:p>
      <text:p text:style-name="P1">#<text:tab/>drivers/gpu/drm/msm/adreno/a3xx_gpu.c</text:p>
      <text:p text:style-name="P1">#<text:tab/>drivers/gpu/drm/msm/adreno/a4xx.xml.h</text:p>
      <text:p text:style-name="P1">#<text:tab/>drivers/gpu/drm/msm/adreno/a4xx_gpu.c</text:p>
      <text:p text:style-name="P1">#<text:tab/>drivers/gpu/drm/msm/adreno/adreno_common.xml.h</text:p>
      <text:p text:style-name="P1">#<text:tab/>drivers/gpu/drm/msm/adreno/adreno_device.c</text:p>
      <text:p text:style-name="P1">#<text:tab/>drivers/gpu/drm/msm/adreno/adreno_gpu.c</text:p>
      <text:p text:style-name="P1">#<text:tab/>drivers/gpu/drm/msm/adreno/adreno_gpu.h</text:p>
      <text:p text:style-name="P1">#<text:tab/>drivers/gpu/drm/msm/adreno/adreno_pm4.xml.h</text:p>
      <text:p text:style-name="P1">#<text:tab/>drivers/gpu/drm/msm/dsi/dsi.c</text:p>
      <text:p text:style-name="P1">#<text:tab/>drivers/gpu/drm/msm/dsi/dsi.h</text:p>
      <text:p text:style-name="P1">#<text:tab/>drivers/gpu/drm/msm/dsi/dsi.xml.h</text:p>
      <text:p text:style-name="P1">#<text:tab/>drivers/gpu/drm/msm/dsi/dsi_cfg.c</text:p>
      <text:p text:style-name="P1">#<text:tab/>drivers/gpu/drm/msm/dsi/dsi_cfg.h</text:p>
      <text:p text:style-name="P1">#<text:tab/>drivers/gpu/drm/msm/dsi/dsi_host.c</text:p>
      <text:p text:style-name="P1"><text:soft-page-break/>#<text:tab/>drivers/gpu/drm/msm/dsi/dsi_manager.c</text:p>
      <text:p text:style-name="P1">#<text:tab/>drivers/gpu/drm/msm/dsi/mmss_cc.xml.h</text:p>
      <text:p text:style-name="P1">#<text:tab/>drivers/gpu/drm/msm/dsi/phy/dsi_phy.c</text:p>
      <text:p text:style-name="P1">#<text:tab/>drivers/gpu/drm/msm/dsi/phy/dsi_phy.h</text:p>
      <text:p text:style-name="P1">#<text:tab/>drivers/gpu/drm/msm/dsi/phy/dsi_phy_20nm.c</text:p>
      <text:p text:style-name="P1">#<text:tab/>drivers/gpu/drm/msm/dsi/phy/dsi_phy_28nm.c</text:p>
      <text:p text:style-name="P1">#<text:tab/>drivers/gpu/drm/msm/dsi/pll/dsi_pll.c</text:p>
      <text:p text:style-name="P1">#<text:tab/>drivers/gpu/drm/msm/dsi/pll/dsi_pll.h</text:p>
      <text:p text:style-name="P1">#<text:tab/>drivers/gpu/drm/msm/dsi/pll/dsi_pll_28nm.c</text:p>
      <text:p text:style-name="P1">#<text:tab/>drivers/gpu/drm/msm/dsi/sfpb.xml.h</text:p>
      <text:p text:style-name="P1">#<text:tab/>drivers/gpu/drm/msm/edp/edp.c</text:p>
      <text:p text:style-name="P1">#<text:tab/>drivers/gpu/drm/msm/edp/edp.xml.h</text:p>
      <text:p text:style-name="P1">#<text:tab/>drivers/gpu/drm/msm/edp/edp_connector.c</text:p>
      <text:p text:style-name="P1">#<text:tab/>drivers/gpu/drm/msm/edp/edp_ctrl.c</text:p>
      <text:p text:style-name="P1">#<text:tab/>drivers/gpu/drm/msm/hdmi/hdmi.c</text:p>
      <text:p text:style-name="P1">#<text:tab/>drivers/gpu/drm/msm/hdmi/hdmi.h</text:p>
      <text:p text:style-name="P1">#<text:tab/>drivers/gpu/drm/msm/hdmi/hdmi.xml.h</text:p>
      <text:p text:style-name="P1">#<text:tab/>drivers/gpu/drm/msm/hdmi/hdmi_audio.c</text:p>
      <text:p text:style-name="P1">#<text:tab/>drivers/gpu/drm/msm/hdmi/hdmi_bridge.c</text:p>
      <text:p text:style-name="P1">#<text:tab/>drivers/gpu/drm/msm/hdmi/hdmi_connector.c</text:p>
      <text:p text:style-name="P1">#<text:tab/>drivers/gpu/drm/msm/hdmi/hdmi_hdcp.c</text:p>
      <text:p text:style-name="P1">#<text:tab/>drivers/gpu/drm/msm/hdmi/hdmi_i2c.c</text:p>
      <text:p text:style-name="P1">#<text:tab/>drivers/gpu/drm/msm/hdmi/hdmi_phy_8960.c</text:p>
      <text:p text:style-name="P1">#<text:tab/>drivers/gpu/drm/msm/hdmi/hdmi_phy_8x60.c</text:p>
      <text:p text:style-name="P1">#<text:tab/>drivers/gpu/drm/msm/hdmi/hdmi_phy_8x74.c</text:p>
      <text:p text:style-name="P1">#<text:tab/>drivers/gpu/drm/msm/hdmi/qfprom.xml.h</text:p>
      <text:p text:style-name="P1">#<text:tab/>drivers/gpu/drm/msm/mdp/mdp4/mdp4.xml.h</text:p>
      <text:p text:style-name="P1">#<text:tab/>drivers/gpu/drm/msm/mdp/mdp4/mdp4_crtc.c</text:p>
      <text:p text:style-name="P1">#<text:tab/>drivers/gpu/drm/msm/mdp/mdp4/mdp4_dtv_encoder.c</text:p>
      <text:p text:style-name="P1">#<text:tab/>drivers/gpu/drm/msm/mdp/mdp4/mdp4_irq.c</text:p>
      <text:p text:style-name="P1">#<text:tab/>drivers/gpu/drm/msm/mdp/mdp4/mdp4_kms.c</text:p>
      <text:p text:style-name="P1">#<text:tab/>drivers/gpu/drm/msm/mdp/mdp4/mdp4_kms.h</text:p>
      <text:p text:style-name="P1">#<text:tab/>drivers/gpu/drm/msm/mdp/mdp4/mdp4_lcdc_encoder.c</text:p>
      <text:p text:style-name="P1">#<text:tab/>drivers/gpu/drm/msm/mdp/mdp4/mdp4_lvds_connector.c</text:p>
      <text:p text:style-name="P1">#<text:tab/>drivers/gpu/drm/msm/mdp/mdp4/mdp4_plane.c</text:p>
      <text:p text:style-name="P1">#<text:tab/>drivers/gpu/drm/msm/mdp/mdp5/mdp5.xml.h</text:p>
      <text:p text:style-name="P1">#<text:tab/>drivers/gpu/drm/msm/mdp/mdp5/mdp5_cfg.c</text:p>
      <text:p text:style-name="P1">#<text:tab/>drivers/gpu/drm/msm/mdp/mdp5/mdp5_cfg.h</text:p>
      <text:p text:style-name="P1">#<text:tab/>drivers/gpu/drm/msm/mdp/mdp5/mdp5_cmd_encoder.c</text:p>
      <text:p text:style-name="P1">#<text:tab/>drivers/gpu/drm/msm/mdp/mdp5/mdp5_crtc.c</text:p>
      <text:p text:style-name="P1">#<text:tab/>drivers/gpu/drm/msm/mdp/mdp5/mdp5_ctl.c</text:p>
      <text:p text:style-name="P1">#<text:tab/>drivers/gpu/drm/msm/mdp/mdp5/mdp5_encoder.c</text:p>
      <text:p text:style-name="P1">#<text:tab/>drivers/gpu/drm/msm/mdp/mdp5/mdp5_irq.c</text:p>
      <text:p text:style-name="P1">#<text:tab/>drivers/gpu/drm/msm/mdp/mdp5/mdp5_kms.c</text:p>
      <text:p text:style-name="P1">#<text:tab/>drivers/gpu/drm/msm/mdp/mdp5/mdp5_kms.h</text:p>
      <text:p text:style-name="P1">#<text:tab/>drivers/gpu/drm/msm/mdp/mdp5/mdp5_plane.c</text:p>
      <text:p text:style-name="P1">#<text:tab/>drivers/gpu/drm/msm/mdp/mdp5/mdp5_smp.c</text:p>
      <text:p text:style-name="P1">#<text:tab/>drivers/gpu/drm/msm/mdp/mdp_common.xml.h</text:p>
      <text:p text:style-name="P1">#<text:tab/>drivers/gpu/drm/msm/mdp/mdp_format.c</text:p>
      <text:p text:style-name="P1">#<text:tab/>drivers/gpu/drm/msm/mdp/mdp_kms.h</text:p>
      <text:p text:style-name="P1">#<text:tab/>drivers/gpu/drm/msm/msm_atomic.c</text:p>
      <text:p text:style-name="P1">#<text:tab/>drivers/gpu/drm/msm/msm_drv.c</text:p>
      <text:p text:style-name="P1"><text:soft-page-break/>#<text:tab/>drivers/gpu/drm/msm/msm_drv.h</text:p>
      <text:p text:style-name="P1">#<text:tab/>drivers/gpu/drm/msm/msm_fb.c</text:p>
      <text:p text:style-name="P1">#<text:tab/>drivers/gpu/drm/msm/msm_fbdev.c</text:p>
      <text:p text:style-name="P1">#<text:tab/>drivers/gpu/drm/msm/msm_gem.c</text:p>
      <text:p text:style-name="P1">#<text:tab/>drivers/gpu/drm/msm/msm_gem.h</text:p>
      <text:p text:style-name="P1">#<text:tab/>drivers/gpu/drm/msm/msm_gem_prime.c</text:p>
      <text:p text:style-name="P1">#<text:tab/>drivers/gpu/drm/msm/msm_gem_submit.c</text:p>
      <text:p text:style-name="P1">#<text:tab/>drivers/gpu/drm/msm/msm_gpu.c</text:p>
      <text:p text:style-name="P1">#<text:tab/>drivers/gpu/drm/msm/msm_gpu.h</text:p>
      <text:p text:style-name="P1">#<text:tab/>drivers/gpu/drm/msm/msm_iommu.c</text:p>
      <text:p text:style-name="P1">#<text:tab/>drivers/gpu/drm/msm/msm_kms.h</text:p>
      <text:p text:style-name="P1">#<text:tab/>drivers/gpu/drm/msm/msm_mmu.h</text:p>
      <text:p text:style-name="P1">#<text:tab/>drivers/gpu/drm/msm/msm_perf.c</text:p>
      <text:p text:style-name="P1">#<text:tab/>drivers/gpu/drm/msm/msm_rd.c</text:p>
      <text:p text:style-name="P1">#<text:tab/>drivers/gpu/drm/msm/msm_ringbuffer.c</text:p>
      <text:p text:style-name="P1">#<text:tab/>drivers/gpu/drm/nouveau/Kbuild</text:p>
      <text:p text:style-name="P1">#<text:tab/>drivers/gpu/drm/nouveau/Kconfig</text:p>
      <text:p text:style-name="P1">#<text:tab/>drivers/gpu/drm/nouveau/dispnv04/arb.c</text:p>
      <text:p text:style-name="P1">#<text:tab/>drivers/gpu/drm/nouveau/dispnv04/crtc.c</text:p>
      <text:p text:style-name="P1">#<text:tab/>drivers/gpu/drm/nouveau/dispnv04/cursor.c</text:p>
      <text:p text:style-name="P1">#<text:tab/>drivers/gpu/drm/nouveau/dispnv04/dac.c</text:p>
      <text:p text:style-name="P1">#<text:tab/>drivers/gpu/drm/nouveau/dispnv04/dfp.c</text:p>
      <text:p text:style-name="P1">#<text:tab/>drivers/gpu/drm/nouveau/dispnv04/disp.c</text:p>
      <text:p text:style-name="P1">#<text:tab/>drivers/gpu/drm/nouveau/dispnv04/disp.h</text:p>
      <text:p text:style-name="P1">#<text:tab/>drivers/gpu/drm/nouveau/dispnv04/hw.c</text:p>
      <text:p text:style-name="P1">#<text:tab/>drivers/gpu/drm/nouveau/dispnv04/overlay.c</text:p>
      <text:p text:style-name="P1">#<text:tab/>drivers/gpu/drm/nouveau/dispnv04/tvmodesnv17.c</text:p>
      <text:p text:style-name="P1">#<text:tab/>drivers/gpu/drm/nouveau/dispnv04/tvnv04.c</text:p>
      <text:p text:style-name="P1">#<text:tab/>drivers/gpu/drm/nouveau/dispnv04/tvnv17.c</text:p>
      <text:p text:style-name="P1">#<text:tab/>drivers/gpu/drm/nouveau/include/nvif/class.h</text:p>
      <text:p text:style-name="P1">#<text:tab/>drivers/gpu/drm/nouveau/include/nvif/device.h</text:p>
      <text:p text:style-name="P1">#<text:tab/>drivers/gpu/drm/nouveau/include/nvif/ioctl.h</text:p>
      <text:p text:style-name="P1">#<text:tab/>drivers/gpu/drm/nouveau/include/nvif/unpack.h</text:p>
      <text:p text:style-name="P1">#<text:tab/>drivers/gpu/drm/nouveau/include/nvkm/core/device.h</text:p>
      <text:p text:style-name="P1">#<text:tab/>drivers/gpu/drm/nouveau/include/nvkm/core/engine.h</text:p>
      <text:p text:style-name="P1">#<text:tab/>drivers/gpu/drm/nouveau/include/nvkm/core/gpuobj.h</text:p>
      <text:p text:style-name="P1">#<text:tab/>drivers/gpu/drm/nouveau/include/nvkm/core/subdev.h</text:p>
      <text:p text:style-name="P1">#<text:tab/>drivers/gpu/drm/nouveau/include/nvkm/core/tegra.h</text:p>
      <text:p text:style-name="P1">#<text:tab/>drivers/gpu/drm/nouveau/include/nvkm/engine/ce.h</text:p>
      <text:p text:style-name="P1">#<text:tab/>drivers/gpu/drm/nouveau/include/nvkm/engine/disp.h</text:p>
      <text:p text:style-name="P1">#<text:tab/>drivers/gpu/drm/nouveau/include/nvkm/engine/falcon.h</text:p>
      <text:p text:style-name="P1">#<text:tab/>drivers/gpu/drm/nouveau/include/nvkm/engine/fifo.h</text:p>
      <text:p text:style-name="P1">#<text:tab/>drivers/gpu/drm/nouveau/include/nvkm/engine/gr.h</text:p>
      <text:p text:style-name="P1">#<text:tab/>drivers/gpu/drm/nouveau/include/nvkm/engine/xtensa.h</text:p>
      <text:p text:style-name="P1">#<text:tab/>drivers/gpu/drm/nouveau/include/nvkm/subdev/bios.h</text:p>
      <text:p text:style-name="P1">#<text:tab/>drivers/gpu/drm/nouveau/include/nvkm/subdev/bios/disp.h</text:p>
      <text:p text:style-name="P1">#<text:tab/>drivers/gpu/drm/nouveau/include/nvkm/subdev/bios/extdev.h</text:p>
      <text:p text:style-name="P1">#<text:tab/>drivers/gpu/drm/nouveau/include/nvkm/subdev/bios/perf.h</text:p>
      <text:p text:style-name="P1">#<text:tab/>drivers/gpu/drm/nouveau/include/nvkm/subdev/clk.h</text:p>
      <text:p text:style-name="P1">#<text:tab/>drivers/gpu/drm/nouveau/include/nvkm/subdev/devinit.h</text:p>
      <text:p text:style-name="P1">#<text:tab/>drivers/gpu/drm/nouveau/include/nvkm/subdev/fb.h</text:p>
      <text:p text:style-name="P1">#<text:tab/>drivers/gpu/drm/nouveau/include/nvkm/subdev/i2c.h</text:p>
      <text:p text:style-name="P1"><text:soft-page-break/>#<text:tab/>drivers/gpu/drm/nouveau/include/nvkm/subdev/ibus.h</text:p>
      <text:p text:style-name="P1">#<text:tab/>drivers/gpu/drm/nouveau/include/nvkm/subdev/ltc.h</text:p>
      <text:p text:style-name="P1">#<text:tab/>drivers/gpu/drm/nouveau/include/nvkm/subdev/mc.h</text:p>
      <text:p text:style-name="P1">#<text:tab/>drivers/gpu/drm/nouveau/include/nvkm/subdev/pci.h</text:p>
      <text:p text:style-name="P1">#<text:tab/>drivers/gpu/drm/nouveau/include/nvkm/subdev/timer.h</text:p>
      <text:p text:style-name="P1">#<text:tab/>drivers/gpu/drm/nouveau/include/nvkm/subdev/volt.h</text:p>
      <text:p text:style-name="P1">#<text:tab/>drivers/gpu/drm/nouveau/nouveau_abi16.c</text:p>
      <text:p text:style-name="P1">#<text:tab/>drivers/gpu/drm/nouveau/nouveau_acpi.c</text:p>
      <text:p text:style-name="P1">#<text:tab/>drivers/gpu/drm/nouveau/nouveau_backlight.c</text:p>
      <text:p text:style-name="P1">#<text:tab/>drivers/gpu/drm/nouveau/nouveau_bios.c</text:p>
      <text:p text:style-name="P1">#<text:tab/>drivers/gpu/drm/nouveau/nouveau_bo.c</text:p>
      <text:p text:style-name="P1">#<text:tab/>drivers/gpu/drm/nouveau/nouveau_chan.c</text:p>
      <text:p text:style-name="P1">#<text:tab/>drivers/gpu/drm/nouveau/nouveau_connector.c</text:p>
      <text:p text:style-name="P1">#<text:tab/>drivers/gpu/drm/nouveau/nouveau_crtc.h</text:p>
      <text:p text:style-name="P1">#<text:tab/>drivers/gpu/drm/nouveau/nouveau_debugfs.c</text:p>
      <text:p text:style-name="P1">#<text:tab/>drivers/gpu/drm/nouveau/nouveau_debugfs.h</text:p>
      <text:p text:style-name="P1">#<text:tab/>drivers/gpu/drm/nouveau/nouveau_display.c</text:p>
      <text:p text:style-name="P1">#<text:tab/>drivers/gpu/drm/nouveau/nouveau_display.h</text:p>
      <text:p text:style-name="P1">#<text:tab/>drivers/gpu/drm/nouveau/nouveau_dma.c</text:p>
      <text:p text:style-name="P1">#<text:tab/>drivers/gpu/drm/nouveau/nouveau_dp.c</text:p>
      <text:p text:style-name="P1">#<text:tab/>drivers/gpu/drm/nouveau/nouveau_drm.c</text:p>
      <text:p text:style-name="P1">#<text:tab/>drivers/gpu/drm/nouveau/nouveau_encoder.h</text:p>
      <text:p text:style-name="P1">#<text:tab/>drivers/gpu/drm/nouveau/nouveau_fbcon.c</text:p>
      <text:p text:style-name="P1">#<text:tab/>drivers/gpu/drm/nouveau/nouveau_fbcon.h</text:p>
      <text:p text:style-name="P1">#<text:tab/>drivers/gpu/drm/nouveau/nouveau_fence.c</text:p>
      <text:p text:style-name="P1">#<text:tab/>drivers/gpu/drm/nouveau/nouveau_fence.h</text:p>
      <text:p text:style-name="P1">#<text:tab/>drivers/gpu/drm/nouveau/nouveau_gem.c</text:p>
      <text:p text:style-name="P1">#<text:tab/>drivers/gpu/drm/nouveau/nouveau_gem.h</text:p>
      <text:p text:style-name="P1">#<text:tab/>drivers/gpu/drm/nouveau/nouveau_hwmon.c</text:p>
      <text:p text:style-name="P1">#<text:tab/>drivers/gpu/drm/nouveau/nouveau_nvif.c</text:p>
      <text:p text:style-name="P1">#<text:tab/>drivers/gpu/drm/nouveau/nouveau_platform.c</text:p>
      <text:p text:style-name="P1">#<text:tab/>drivers/gpu/drm/nouveau/nouveau_platform.h</text:p>
      <text:p text:style-name="P1">#<text:tab/>drivers/gpu/drm/nouveau/nouveau_prime.c</text:p>
      <text:p text:style-name="P1">#<text:tab/>drivers/gpu/drm/nouveau/nouveau_sgdma.c</text:p>
      <text:p text:style-name="P1">#<text:tab/>drivers/gpu/drm/nouveau/nouveau_ttm.c</text:p>
      <text:p text:style-name="P1">#<text:tab/>drivers/gpu/drm/nouveau/nouveau_usif.c</text:p>
      <text:p text:style-name="P1">#<text:tab/>drivers/gpu/drm/nouveau/nouveau_vga.c</text:p>
      <text:p text:style-name="P1">#<text:tab/>drivers/gpu/drm/nouveau/nv04_fbcon.c</text:p>
      <text:p text:style-name="P1">#<text:tab/>drivers/gpu/drm/nouveau/nv04_fence.c</text:p>
      <text:p text:style-name="P1">#<text:tab/>drivers/gpu/drm/nouveau/nv10_fence.c</text:p>
      <text:p text:style-name="P1">#<text:tab/>drivers/gpu/drm/nouveau/nv17_fence.c</text:p>
      <text:p text:style-name="P1">#<text:tab/>drivers/gpu/drm/nouveau/nv50_display.c</text:p>
      <text:p text:style-name="P1">#<text:tab/>drivers/gpu/drm/nouveau/nv50_fbcon.c</text:p>
      <text:p text:style-name="P1">#<text:tab/>drivers/gpu/drm/nouveau/nv50_fence.c</text:p>
      <text:p text:style-name="P1">#<text:tab/>drivers/gpu/drm/nouveau/nv84_fence.c</text:p>
      <text:p text:style-name="P1">#<text:tab/>drivers/gpu/drm/nouveau/nvc0_fbcon.c</text:p>
      <text:p text:style-name="P1">#<text:tab/>drivers/gpu/drm/nouveau/nvc0_fence.c</text:p>
      <text:p text:style-name="P1">#<text:tab/>drivers/gpu/drm/nouveau/nvkm/core/Kbuild</text:p>
      <text:p text:style-name="P1">#<text:tab/>drivers/gpu/drm/nouveau/nvkm/core/client.c</text:p>
      <text:p text:style-name="P1">#<text:tab/>drivers/gpu/drm/nouveau/nvkm/core/engine.c</text:p>
      <text:p text:style-name="P1">#<text:tab/>drivers/gpu/drm/nouveau/nvkm/core/gpuobj.c</text:p>
      <text:p text:style-name="P1">#<text:tab/>drivers/gpu/drm/nouveau/nvkm/core/ioctl.c</text:p>
      <text:p text:style-name="P1"><text:soft-page-break/>#<text:tab/>drivers/gpu/drm/nouveau/nvkm/core/subdev.c</text:p>
      <text:p text:style-name="P1">#<text:tab/>drivers/gpu/drm/nouveau/nvkm/engine/Kbuild</text:p>
      <text:p text:style-name="P1">#<text:tab/>drivers/gpu/drm/nouveau/nvkm/engine/bsp/g84.c</text:p>
      <text:p text:style-name="P1">#<text:tab/>drivers/gpu/drm/nouveau/nvkm/engine/ce/Kbuild</text:p>
      <text:p text:style-name="P1">#<text:tab/>drivers/gpu/drm/nouveau/nvkm/engine/ce/gf100.c</text:p>
      <text:p text:style-name="P1">#<text:tab/>drivers/gpu/drm/nouveau/nvkm/engine/ce/gk104.c</text:p>
      <text:p text:style-name="P1">#<text:tab/>drivers/gpu/drm/nouveau/nvkm/engine/ce/gt215.c</text:p>
      <text:p text:style-name="P1">#<text:tab/>drivers/gpu/drm/nouveau/nvkm/engine/ce/priv.h</text:p>
      <text:p text:style-name="P1">#<text:tab/>drivers/gpu/drm/nouveau/nvkm/engine/cipher/g84.c</text:p>
      <text:p text:style-name="P1">#<text:tab/>drivers/gpu/drm/nouveau/nvkm/engine/device/base.c</text:p>
      <text:p text:style-name="P1">#<text:tab/>drivers/gpu/drm/nouveau/nvkm/engine/device/ctrl.c</text:p>
      <text:p text:style-name="P1">#<text:tab/>drivers/gpu/drm/nouveau/nvkm/engine/device/priv.h</text:p>
      <text:p text:style-name="P1">#<text:tab/>drivers/gpu/drm/nouveau/nvkm/engine/device/tegra.c</text:p>
      <text:p text:style-name="P1">#<text:tab/>drivers/gpu/drm/nouveau/nvkm/engine/device/user.c</text:p>
      <text:p text:style-name="P1">#<text:tab/>drivers/gpu/drm/nouveau/nvkm/engine/disp/Kbuild</text:p>
      <text:p text:style-name="P1">#<text:tab/>drivers/gpu/drm/nouveau/nvkm/engine/disp/base.c</text:p>
      <text:p text:style-name="P1">#<text:tab/>drivers/gpu/drm/nouveau/nvkm/engine/disp/basenv50.c</text:p>
      <text:p text:style-name="P1">#<text:tab/>drivers/gpu/drm/nouveau/nvkm/engine/disp/channv50.c</text:p>
      <text:p text:style-name="P1">#<text:tab/>drivers/gpu/drm/nouveau/nvkm/engine/disp/channv50.h</text:p>
      <text:p text:style-name="P1">#<text:tab/>drivers/gpu/drm/nouveau/nvkm/engine/disp/coregf119.c</text:p>
      <text:p text:style-name="P1">#<text:tab/>drivers/gpu/drm/nouveau/nvkm/engine/disp/corenv50.c</text:p>
      <text:p text:style-name="P1">#<text:tab/>drivers/gpu/drm/nouveau/nvkm/engine/disp/cursg84.c</text:p>
      <text:p text:style-name="P1">#<text:tab/>drivers/gpu/drm/nouveau/nvkm/engine/disp/cursgf119.c</text:p>
      <text:p text:style-name="P1">#<text:tab/>drivers/gpu/drm/nouveau/nvkm/engine/disp/cursgk104.c</text:p>
      <text:p text:style-name="P1">#<text:tab/>drivers/gpu/drm/nouveau/nvkm/engine/disp/cursgt215.c</text:p>
      <text:p text:style-name="P1">#<text:tab/>drivers/gpu/drm/nouveau/nvkm/engine/disp/cursnv50.c</text:p>
      <text:p text:style-name="P1">#<text:tab/>drivers/gpu/drm/nouveau/nvkm/engine/disp/dacnv50.c</text:p>
      <text:p text:style-name="P1">#<text:tab/>drivers/gpu/drm/nouveau/nvkm/engine/disp/dmacgf119.c</text:p>
      <text:p text:style-name="P1">#<text:tab/>drivers/gpu/drm/nouveau/nvkm/engine/disp/dmacnv50.c</text:p>
      <text:p text:style-name="P1">#<text:tab/>drivers/gpu/drm/nouveau/nvkm/engine/disp/dmacnv50.h</text:p>
      <text:p text:style-name="P1">#<text:tab/>drivers/gpu/drm/nouveau/nvkm/engine/disp/gf119.c</text:p>
      <text:p text:style-name="P1">#<text:tab/>drivers/gpu/drm/nouveau/nvkm/engine/disp/gk104.c</text:p>
      <text:p text:style-name="P1">#<text:tab/>drivers/gpu/drm/nouveau/nvkm/engine/disp/gk110.c</text:p>
      <text:p text:style-name="P1">#<text:tab/>drivers/gpu/drm/nouveau/nvkm/engine/disp/gm107.c</text:p>
      <text:p text:style-name="P1">#<text:tab/>drivers/gpu/drm/nouveau/nvkm/engine/disp/hdagf119.c</text:p>
      <text:p text:style-name="P1">#<text:tab/>drivers/gpu/drm/nouveau/nvkm/engine/disp/hdagt215.c</text:p>
      <text:p text:style-name="P1">#<text:tab/>drivers/gpu/drm/nouveau/nvkm/engine/disp/hdmig84.c</text:p>
      <text:p text:style-name="P1">#<text:tab/>drivers/gpu/drm/nouveau/nvkm/engine/disp/hdmigf119.c</text:p>
      <text:p text:style-name="P1">#<text:tab/>drivers/gpu/drm/nouveau/nvkm/engine/disp/hdmigk104.c</text:p>
      <text:p text:style-name="P1">#<text:tab/>drivers/gpu/drm/nouveau/nvkm/engine/disp/hdmigt215.c</text:p>
      <text:p text:style-name="P1">#<text:tab/>drivers/gpu/drm/nouveau/nvkm/engine/disp/nv50.c</text:p>
      <text:p text:style-name="P1">#<text:tab/>drivers/gpu/drm/nouveau/nvkm/engine/disp/nv50.h</text:p>
      <text:p text:style-name="P1">#<text:tab/>drivers/gpu/drm/nouveau/nvkm/engine/disp/oimmg84.c</text:p>
      <text:p text:style-name="P1">#<text:tab/>drivers/gpu/drm/nouveau/nvkm/engine/disp/oimmgf119.c</text:p>
      <text:p text:style-name="P1">#<text:tab/>drivers/gpu/drm/nouveau/nvkm/engine/disp/oimmgk104.c</text:p>
      <text:p text:style-name="P1">#<text:tab/>drivers/gpu/drm/nouveau/nvkm/engine/disp/oimmgt215.c</text:p>
      <text:p text:style-name="P1">#<text:tab/>drivers/gpu/drm/nouveau/nvkm/engine/disp/oimmnv50.c</text:p>
      <text:p text:style-name="P1">#<text:tab/>drivers/gpu/drm/nouveau/nvkm/engine/disp/outp.h</text:p>
      <text:p text:style-name="P1">#<text:tab/>drivers/gpu/drm/nouveau/nvkm/engine/disp/outpdp.h</text:p>
      <text:p text:style-name="P1">#<text:tab/>drivers/gpu/drm/nouveau/nvkm/engine/disp/ovlygk104.c</text:p>
      <text:p text:style-name="P1">#<text:tab/>drivers/gpu/drm/nouveau/nvkm/engine/disp/ovlynv50.c</text:p>
      <text:p text:style-name="P1">#<text:tab/>drivers/gpu/drm/nouveau/nvkm/engine/disp/piocgf119.c</text:p>
      <text:p text:style-name="P1"><text:soft-page-break/>#<text:tab/>drivers/gpu/drm/nouveau/nvkm/engine/disp/piocnv50.c</text:p>
      <text:p text:style-name="P1">#<text:tab/>drivers/gpu/drm/nouveau/nvkm/engine/disp/piornv50.c</text:p>
      <text:p text:style-name="P1">#<text:tab/>drivers/gpu/drm/nouveau/nvkm/engine/disp/rootgf119.c</text:p>
      <text:p text:style-name="P1">#<text:tab/>drivers/gpu/drm/nouveau/nvkm/engine/disp/rootnv04.c</text:p>
      <text:p text:style-name="P1">#<text:tab/>drivers/gpu/drm/nouveau/nvkm/engine/disp/rootnv50.c</text:p>
      <text:p text:style-name="P1">#<text:tab/>drivers/gpu/drm/nouveau/nvkm/engine/disp/rootnv50.h</text:p>
      <text:p text:style-name="P1">#<text:tab/>drivers/gpu/drm/nouveau/nvkm/engine/disp/sorgf119.c</text:p>
      <text:p text:style-name="P1">#<text:tab/>drivers/gpu/drm/nouveau/nvkm/engine/disp/sornv50.c</text:p>
      <text:p text:style-name="P1">#<text:tab/>drivers/gpu/drm/nouveau/nvkm/engine/dma/base.c</text:p>
      <text:p text:style-name="P1">#<text:tab/>drivers/gpu/drm/nouveau/nvkm/engine/dma/user.c</text:p>
      <text:p text:style-name="P1">#<text:tab/>drivers/gpu/drm/nouveau/nvkm/engine/dma/usergf100.c</text:p>
      <text:p text:style-name="P1">#<text:tab/>drivers/gpu/drm/nouveau/nvkm/engine/dma/usergf119.c</text:p>
      <text:p text:style-name="P1">#<text:tab/>drivers/gpu/drm/nouveau/nvkm/engine/dma/usernv50.c</text:p>
      <text:p text:style-name="P1">#<text:tab/>drivers/gpu/drm/nouveau/nvkm/engine/falcon.c</text:p>
      <text:p text:style-name="P1">#<text:tab/>drivers/gpu/drm/nouveau/nvkm/engine/fifo/Kbuild</text:p>
      <text:p text:style-name="P1">#<text:tab/>drivers/gpu/drm/nouveau/nvkm/engine/fifo/base.c</text:p>
      <text:p text:style-name="P1">#<text:tab/>drivers/gpu/drm/nouveau/nvkm/engine/fifo/chang84.c</text:p>
      <text:p text:style-name="P1">#<text:tab/>drivers/gpu/drm/nouveau/nvkm/engine/fifo/changk104.h</text:p>
      <text:p text:style-name="P1">#<text:tab/>drivers/gpu/drm/nouveau/nvkm/engine/fifo/dmag84.c</text:p>
      <text:p text:style-name="P1">#<text:tab/>drivers/gpu/drm/nouveau/nvkm/engine/fifo/dmanv04.c</text:p>
      <text:p text:style-name="P1">#<text:tab/>drivers/gpu/drm/nouveau/nvkm/engine/fifo/dmanv10.c</text:p>
      <text:p text:style-name="P1">#<text:tab/>drivers/gpu/drm/nouveau/nvkm/engine/fifo/dmanv17.c</text:p>
      <text:p text:style-name="P1">#<text:tab/>drivers/gpu/drm/nouveau/nvkm/engine/fifo/dmanv40.c</text:p>
      <text:p text:style-name="P1">#<text:tab/>drivers/gpu/drm/nouveau/nvkm/engine/fifo/dmanv50.c</text:p>
      <text:p text:style-name="P1">#<text:tab/>drivers/gpu/drm/nouveau/nvkm/engine/fifo/gf100.c</text:p>
      <text:p text:style-name="P1">#<text:tab/>drivers/gpu/drm/nouveau/nvkm/engine/fifo/gf100.h</text:p>
      <text:p text:style-name="P1">#<text:tab/>drivers/gpu/drm/nouveau/nvkm/engine/fifo/gk104.c</text:p>
      <text:p text:style-name="P1">#<text:tab/>drivers/gpu/drm/nouveau/nvkm/engine/fifo/gk104.h</text:p>
      <text:p text:style-name="P1">#<text:tab/>drivers/gpu/drm/nouveau/nvkm/engine/fifo/gk208.c</text:p>
      <text:p text:style-name="P1">#<text:tab/>drivers/gpu/drm/nouveau/nvkm/engine/fifo/gk20a.c</text:p>
      <text:p text:style-name="P1">#<text:tab/>drivers/gpu/drm/nouveau/nvkm/engine/fifo/gm20b.c</text:p>
      <text:p text:style-name="P1">#<text:tab/>drivers/gpu/drm/nouveau/nvkm/engine/fifo/gpfifog84.c</text:p>
      <text:p text:style-name="P1">#<text:tab/>drivers/gpu/drm/nouveau/nvkm/engine/fifo/gpfifogf100.c</text:p>
      <text:p text:style-name="P1">#<text:tab/>drivers/gpu/drm/nouveau/nvkm/engine/fifo/gpfifogk104.c</text:p>
      <text:p text:style-name="P1">#<text:tab/>drivers/gpu/drm/nouveau/nvkm/engine/fifo/gpfifonv50.c</text:p>
      <text:p text:style-name="P1">#<text:tab/>drivers/gpu/drm/nouveau/nvkm/engine/fifo/priv.h</text:p>
      <text:p text:style-name="P1">#<text:tab/>drivers/gpu/drm/nouveau/nvkm/engine/gr/Kbuild</text:p>
      <text:p text:style-name="P1">#<text:tab/>drivers/gpu/drm/nouveau/nvkm/engine/gr/base.c</text:p>
      <text:p text:style-name="P1">#<text:tab/>drivers/gpu/drm/nouveau/nvkm/engine/gr/ctxgf100.c</text:p>
      <text:p text:style-name="P1">#<text:tab/>drivers/gpu/drm/nouveau/nvkm/engine/gr/ctxgf100.h</text:p>
      <text:p text:style-name="P1">#<text:tab/>drivers/gpu/drm/nouveau/nvkm/engine/gr/ctxgf117.c</text:p>
      <text:p text:style-name="P1">#<text:tab/>drivers/gpu/drm/nouveau/nvkm/engine/gr/ctxgk104.c</text:p>
      <text:p text:style-name="P1">#<text:tab/>drivers/gpu/drm/nouveau/nvkm/engine/gr/ctxgk20a.c</text:p>
      <text:p text:style-name="P1">#<text:tab/>drivers/gpu/drm/nouveau/nvkm/engine/gr/ctxgm107.c</text:p>
      <text:p text:style-name="P1">#<text:tab/>drivers/gpu/drm/nouveau/nvkm/engine/gr/ctxgm20b.c</text:p>
      <text:p text:style-name="P1">#<text:tab/>drivers/gpu/drm/nouveau/nvkm/engine/gr/fuc/gpc.fuc</text:p>
      <text:p text:style-name="P1">#<text:tab/>drivers/gpu/drm/nouveau/nvkm/engine/gr/fuc/gpcgf100.fuc3.h</text:p>
      <text:p text:style-name="P1">#<text:tab/>drivers/gpu/drm/nouveau/nvkm/engine/gr/fuc/gpcgf117.fuc3.h</text:p>
      <text:p text:style-name="P1">#<text:tab/>drivers/gpu/drm/nouveau/nvkm/engine/gr/fuc/gpcgk104.fuc3.h</text:p>
      <text:p text:style-name="P1">#<text:tab/>drivers/gpu/drm/nouveau/nvkm/engine/gr/fuc/gpcgk110.fuc3.h</text:p>
      <text:p text:style-name="P1">#<text:tab/>drivers/gpu/drm/nouveau/nvkm/engine/gr/fuc/gpcgk208.fuc5.h</text:p>
      <text:p text:style-name="P1">#<text:tab/>drivers/gpu/drm/nouveau/nvkm/engine/gr/fuc/gpcgm107.fuc5.h</text:p>
      <text:p text:style-name="P1"><text:soft-page-break/>#<text:tab/>drivers/gpu/drm/nouveau/nvkm/engine/gr/fuc/hub.fuc</text:p>
      <text:p text:style-name="P1">#<text:tab/>drivers/gpu/drm/nouveau/nvkm/engine/gr/fuc/hubgf100.fuc3.h</text:p>
      <text:p text:style-name="P1">#<text:tab/>drivers/gpu/drm/nouveau/nvkm/engine/gr/fuc/hubgf117.fuc3.h</text:p>
      <text:p text:style-name="P1">#<text:tab/>drivers/gpu/drm/nouveau/nvkm/engine/gr/fuc/hubgk104.fuc3.h</text:p>
      <text:p text:style-name="P1">#<text:tab/>drivers/gpu/drm/nouveau/nvkm/engine/gr/fuc/hubgk110.fuc3.h</text:p>
      <text:p text:style-name="P1">#<text:tab/>drivers/gpu/drm/nouveau/nvkm/engine/gr/fuc/hubgk208.fuc5.h</text:p>
      <text:p text:style-name="P1">#<text:tab/>drivers/gpu/drm/nouveau/nvkm/engine/gr/fuc/hubgm107.fuc5.h</text:p>
      <text:p text:style-name="P1">#<text:tab/>drivers/gpu/drm/nouveau/nvkm/engine/gr/gf100.c</text:p>
      <text:p text:style-name="P1">#<text:tab/>drivers/gpu/drm/nouveau/nvkm/engine/gr/gf100.h</text:p>
      <text:p text:style-name="P1">#<text:tab/>drivers/gpu/drm/nouveau/nvkm/engine/gr/gf104.c</text:p>
      <text:p text:style-name="P1">#<text:tab/>drivers/gpu/drm/nouveau/nvkm/engine/gr/gf108.c</text:p>
      <text:p text:style-name="P1">#<text:tab/>drivers/gpu/drm/nouveau/nvkm/engine/gr/gf110.c</text:p>
      <text:p text:style-name="P1">#<text:tab/>drivers/gpu/drm/nouveau/nvkm/engine/gr/gf117.c</text:p>
      <text:p text:style-name="P1">#<text:tab/>drivers/gpu/drm/nouveau/nvkm/engine/gr/gf119.c</text:p>
      <text:p text:style-name="P1">#<text:tab/>drivers/gpu/drm/nouveau/nvkm/engine/gr/gk104.c</text:p>
      <text:p text:style-name="P1">#<text:tab/>drivers/gpu/drm/nouveau/nvkm/engine/gr/gk110.c</text:p>
      <text:p text:style-name="P1">#<text:tab/>drivers/gpu/drm/nouveau/nvkm/engine/gr/gk110b.c</text:p>
      <text:p text:style-name="P1">#<text:tab/>drivers/gpu/drm/nouveau/nvkm/engine/gr/gk208.c</text:p>
      <text:p text:style-name="P1">#<text:tab/>drivers/gpu/drm/nouveau/nvkm/engine/gr/gk20a.c</text:p>
      <text:p text:style-name="P1">#<text:tab/>drivers/gpu/drm/nouveau/nvkm/engine/gr/gm107.c</text:p>
      <text:p text:style-name="P1">#<text:tab/>drivers/gpu/drm/nouveau/nvkm/engine/gr/gm20b.c</text:p>
      <text:p text:style-name="P1">#<text:tab/>drivers/gpu/drm/nouveau/nvkm/engine/gr/nv04.c</text:p>
      <text:p text:style-name="P1">#<text:tab/>drivers/gpu/drm/nouveau/nvkm/engine/gr/nv10.c</text:p>
      <text:p text:style-name="P1">#<text:tab/>drivers/gpu/drm/nouveau/nvkm/engine/gr/nv20.c</text:p>
      <text:p text:style-name="P1">#<text:tab/>drivers/gpu/drm/nouveau/nvkm/engine/gr/nv30.c</text:p>
      <text:p text:style-name="P1">#<text:tab/>drivers/gpu/drm/nouveau/nvkm/engine/gr/nv34.c</text:p>
      <text:p text:style-name="P1">#<text:tab/>drivers/gpu/drm/nouveau/nvkm/engine/gr/nv40.c</text:p>
      <text:p text:style-name="P1">#<text:tab/>drivers/gpu/drm/nouveau/nvkm/engine/gr/nv50.c</text:p>
      <text:p text:style-name="P1">#<text:tab/>drivers/gpu/drm/nouveau/nvkm/engine/gr/priv.h</text:p>
      <text:p text:style-name="P1">#<text:tab/>drivers/gpu/drm/nouveau/nvkm/engine/mpeg/g84.c</text:p>
      <text:p text:style-name="P1">#<text:tab/>drivers/gpu/drm/nouveau/nvkm/engine/mpeg/nv31.c</text:p>
      <text:p text:style-name="P1">#<text:tab/>drivers/gpu/drm/nouveau/nvkm/engine/mpeg/nv44.c</text:p>
      <text:p text:style-name="P1">#<text:tab/>drivers/gpu/drm/nouveau/nvkm/engine/mpeg/nv50.c</text:p>
      <text:p text:style-name="P1">#<text:tab/>drivers/gpu/drm/nouveau/nvkm/engine/mspdec/g98.c</text:p>
      <text:p text:style-name="P1">#<text:tab/>drivers/gpu/drm/nouveau/nvkm/engine/mspdec/gf100.c</text:p>
      <text:p text:style-name="P1">#<text:tab/>drivers/gpu/drm/nouveau/nvkm/engine/mspdec/gk104.c</text:p>
      <text:p text:style-name="P1">#<text:tab/>drivers/gpu/drm/nouveau/nvkm/engine/mspdec/gt215.c</text:p>
      <text:p text:style-name="P1">#<text:tab/>drivers/gpu/drm/nouveau/nvkm/engine/msppp/g98.c</text:p>
      <text:p text:style-name="P1">#<text:tab/>drivers/gpu/drm/nouveau/nvkm/engine/msppp/gf100.c</text:p>
      <text:p text:style-name="P1">#<text:tab/>drivers/gpu/drm/nouveau/nvkm/engine/msppp/gt215.c</text:p>
      <text:p text:style-name="P1">#<text:tab/>drivers/gpu/drm/nouveau/nvkm/engine/msvld/g98.c</text:p>
      <text:p text:style-name="P1">#<text:tab/>drivers/gpu/drm/nouveau/nvkm/engine/msvld/gf100.c</text:p>
      <text:p text:style-name="P1">#<text:tab/>drivers/gpu/drm/nouveau/nvkm/engine/msvld/gk104.c</text:p>
      <text:p text:style-name="P1">#<text:tab/>drivers/gpu/drm/nouveau/nvkm/engine/msvld/gt215.c</text:p>
      <text:p text:style-name="P1">#<text:tab/>drivers/gpu/drm/nouveau/nvkm/engine/msvld/mcp89.c</text:p>
      <text:p text:style-name="P1">#<text:tab/>drivers/gpu/drm/nouveau/nvkm/engine/pm/base.c</text:p>
      <text:p text:style-name="P1">#<text:tab/>drivers/gpu/drm/nouveau/nvkm/engine/pm/nv40.c</text:p>
      <text:p text:style-name="P1">#<text:tab/>drivers/gpu/drm/nouveau/nvkm/engine/sec/g98.c</text:p>
      <text:p text:style-name="P1">#<text:tab/>drivers/gpu/drm/nouveau/nvkm/engine/sw/base.c</text:p>
      <text:p text:style-name="P1">#<text:tab/>drivers/gpu/drm/nouveau/nvkm/engine/sw/chan.c</text:p>
      <text:p text:style-name="P1">#<text:tab/>drivers/gpu/drm/nouveau/nvkm/engine/sw/gf100.c</text:p>
      <text:p text:style-name="P1">#<text:tab/>drivers/gpu/drm/nouveau/nvkm/engine/sw/nv04.c</text:p>
      <text:p text:style-name="P1"><text:soft-page-break/>#<text:tab/>drivers/gpu/drm/nouveau/nvkm/engine/sw/nv10.c</text:p>
      <text:p text:style-name="P1">#<text:tab/>drivers/gpu/drm/nouveau/nvkm/engine/sw/nv50.c</text:p>
      <text:p text:style-name="P1">#<text:tab/>drivers/gpu/drm/nouveau/nvkm/engine/sw/nvsw.c</text:p>
      <text:p text:style-name="P1">#<text:tab/>drivers/gpu/drm/nouveau/nvkm/engine/vp/g84.c</text:p>
      <text:p text:style-name="P1">#<text:tab/>drivers/gpu/drm/nouveau/nvkm/engine/xtensa.c</text:p>
      <text:p text:style-name="P1">#<text:tab/>drivers/gpu/drm/nouveau/nvkm/subdev/Kbuild</text:p>
      <text:p text:style-name="P1">#<text:tab/>drivers/gpu/drm/nouveau/nvkm/subdev/bar/base.c</text:p>
      <text:p text:style-name="P1">#<text:tab/>drivers/gpu/drm/nouveau/nvkm/subdev/bar/gf100.c</text:p>
      <text:p text:style-name="P1">#<text:tab/>drivers/gpu/drm/nouveau/nvkm/subdev/bios/Kbuild</text:p>
      <text:p text:style-name="P1">#<text:tab/>drivers/gpu/drm/nouveau/nvkm/subdev/bios/base.c</text:p>
      <text:p text:style-name="P1">#<text:tab/>drivers/gpu/drm/nouveau/nvkm/subdev/bios/dcb.c</text:p>
      <text:p text:style-name="P1">#<text:tab/>drivers/gpu/drm/nouveau/nvkm/subdev/bios/disp.c</text:p>
      <text:p text:style-name="P1">#<text:tab/>drivers/gpu/drm/nouveau/nvkm/subdev/bios/dp.c</text:p>
      <text:p text:style-name="P1">#<text:tab/>drivers/gpu/drm/nouveau/nvkm/subdev/bios/extdev.c</text:p>
      <text:p text:style-name="P1">#<text:tab/>drivers/gpu/drm/nouveau/nvkm/subdev/bios/image.c</text:p>
      <text:p text:style-name="P1">#<text:tab/>drivers/gpu/drm/nouveau/nvkm/subdev/bios/init.c</text:p>
      <text:p text:style-name="P1">#<text:tab/>drivers/gpu/drm/nouveau/nvkm/subdev/bios/perf.c</text:p>
      <text:p text:style-name="P1">#<text:tab/>drivers/gpu/drm/nouveau/nvkm/subdev/bios/pll.c</text:p>
      <text:p text:style-name="P1">#<text:tab/>drivers/gpu/drm/nouveau/nvkm/subdev/bios/pmu.c</text:p>
      <text:p text:style-name="P1">#<text:tab/>drivers/gpu/drm/nouveau/nvkm/subdev/bios/priv.h</text:p>
      <text:p text:style-name="P1">#<text:tab/>drivers/gpu/drm/nouveau/nvkm/subdev/bios/rammap.c</text:p>
      <text:p text:style-name="P1">#<text:tab/>drivers/gpu/drm/nouveau/nvkm/subdev/bios/shadow.c</text:p>
      <text:p text:style-name="P1">#<text:tab/>drivers/gpu/drm/nouveau/nvkm/subdev/bios/shadowacpi.c</text:p>
      <text:p text:style-name="P1">#<text:tab/>drivers/gpu/drm/nouveau/nvkm/subdev/bus/base.c</text:p>
      <text:p text:style-name="P1">#<text:tab/>drivers/gpu/drm/nouveau/nvkm/subdev/clk/Kbuild</text:p>
      <text:p text:style-name="P1">#<text:tab/>drivers/gpu/drm/nouveau/nvkm/subdev/clk/base.c</text:p>
      <text:p text:style-name="P1">#<text:tab/>drivers/gpu/drm/nouveau/nvkm/subdev/clk/gf100.c</text:p>
      <text:p text:style-name="P1">#<text:tab/>drivers/gpu/drm/nouveau/nvkm/subdev/clk/gk104.c</text:p>
      <text:p text:style-name="P1">#<text:tab/>drivers/gpu/drm/nouveau/nvkm/subdev/clk/gk20a.c</text:p>
      <text:p text:style-name="P1">#<text:tab/>drivers/gpu/drm/nouveau/nvkm/subdev/clk/gt215.c</text:p>
      <text:p text:style-name="P1">#<text:tab/>drivers/gpu/drm/nouveau/nvkm/subdev/devinit/Kbuild</text:p>
      <text:p text:style-name="P1">#<text:tab/>drivers/gpu/drm/nouveau/nvkm/subdev/devinit/base.c</text:p>
      <text:p text:style-name="P1">#<text:tab/>drivers/gpu/drm/nouveau/nvkm/subdev/devinit/gf100.c</text:p>
      <text:p text:style-name="P1">#<text:tab/>drivers/gpu/drm/nouveau/nvkm/subdev/devinit/gm107.c</text:p>
      <text:p text:style-name="P1">#<text:tab/>drivers/gpu/drm/nouveau/nvkm/subdev/devinit/nv50.c</text:p>
      <text:p text:style-name="P1">#<text:tab/>drivers/gpu/drm/nouveau/nvkm/subdev/devinit/nv50.h</text:p>
      <text:p text:style-name="P1">#<text:tab/>drivers/gpu/drm/nouveau/nvkm/subdev/fb/Kbuild</text:p>
      <text:p text:style-name="P1">#<text:tab/>drivers/gpu/drm/nouveau/nvkm/subdev/fb/base.c</text:p>
      <text:p text:style-name="P1">#<text:tab/>drivers/gpu/drm/nouveau/nvkm/subdev/fb/gddr3.c</text:p>
      <text:p text:style-name="P1">#<text:tab/>drivers/gpu/drm/nouveau/nvkm/subdev/fb/gf100.c</text:p>
      <text:p text:style-name="P1">#<text:tab/>drivers/gpu/drm/nouveau/nvkm/subdev/fb/gf100.h</text:p>
      <text:p text:style-name="P1">#<text:tab/>drivers/gpu/drm/nouveau/nvkm/subdev/fb/gk104.c</text:p>
      <text:p text:style-name="P1">#<text:tab/>drivers/gpu/drm/nouveau/nvkm/subdev/fb/gk20a.c</text:p>
      <text:p text:style-name="P1">#<text:tab/>drivers/gpu/drm/nouveau/nvkm/subdev/fb/gm107.c</text:p>
      <text:p text:style-name="P1">#<text:tab/>drivers/gpu/drm/nouveau/nvkm/subdev/fb/nv50.c</text:p>
      <text:p text:style-name="P1">#<text:tab/>drivers/gpu/drm/nouveau/nvkm/subdev/fb/priv.h</text:p>
      <text:p text:style-name="P1">#<text:tab/>drivers/gpu/drm/nouveau/nvkm/subdev/fb/ram.h</text:p>
      <text:p text:style-name="P1">#<text:tab/>drivers/gpu/drm/nouveau/nvkm/subdev/fb/ramgk104.c</text:p>
      <text:p text:style-name="P1">#<text:tab/>drivers/gpu/drm/nouveau/nvkm/subdev/fuse/base.c</text:p>
      <text:p text:style-name="P1">#<text:tab/>drivers/gpu/drm/nouveau/nvkm/subdev/gpio/base.c</text:p>
      <text:p text:style-name="P1">#<text:tab/>drivers/gpu/drm/nouveau/nvkm/subdev/i2c/Kbuild</text:p>
      <text:p text:style-name="P1">#<text:tab/>drivers/gpu/drm/nouveau/nvkm/subdev/i2c/aux.c</text:p>
      <text:p text:style-name="P1"><text:soft-page-break/>#<text:tab/>drivers/gpu/drm/nouveau/nvkm/subdev/i2c/aux.h</text:p>
      <text:p text:style-name="P1">#<text:tab/>drivers/gpu/drm/nouveau/nvkm/subdev/i2c/base.c</text:p>
      <text:p text:style-name="P1">#<text:tab/>drivers/gpu/drm/nouveau/nvkm/subdev/i2c/bus.c</text:p>
      <text:p text:style-name="P1">#<text:tab/>drivers/gpu/drm/nouveau/nvkm/subdev/i2c/bus.h</text:p>
      <text:p text:style-name="P1">#<text:tab/>drivers/gpu/drm/nouveau/nvkm/subdev/i2c/pad.h</text:p>
      <text:p text:style-name="P1">#<text:tab/>drivers/gpu/drm/nouveau/nvkm/subdev/ibus/Kbuild</text:p>
      <text:p text:style-name="P1">#<text:tab/>drivers/gpu/drm/nouveau/nvkm/subdev/ibus/gf100.c</text:p>
      <text:p text:style-name="P1">#<text:tab/>drivers/gpu/drm/nouveau/nvkm/subdev/ibus/gf117.c</text:p>
      <text:p text:style-name="P1">#<text:tab/>drivers/gpu/drm/nouveau/nvkm/subdev/ibus/gk104.c</text:p>
      <text:p text:style-name="P1">#<text:tab/>drivers/gpu/drm/nouveau/nvkm/subdev/ibus/gk20a.c</text:p>
      <text:p text:style-name="P1">#<text:tab/>drivers/gpu/drm/nouveau/nvkm/subdev/ibus/priv.h</text:p>
      <text:p text:style-name="P1">#<text:tab/>drivers/gpu/drm/nouveau/nvkm/subdev/instmem/base.c</text:p>
      <text:p text:style-name="P1">#<text:tab/>drivers/gpu/drm/nouveau/nvkm/subdev/instmem/gk20a.c</text:p>
      <text:p text:style-name="P1">#<text:tab/>drivers/gpu/drm/nouveau/nvkm/subdev/ltc/Kbuild</text:p>
      <text:p text:style-name="P1">#<text:tab/>drivers/gpu/drm/nouveau/nvkm/subdev/ltc/base.c</text:p>
      <text:p text:style-name="P1">#<text:tab/>drivers/gpu/drm/nouveau/nvkm/subdev/ltc/gf100.c</text:p>
      <text:p text:style-name="P1">#<text:tab/>drivers/gpu/drm/nouveau/nvkm/subdev/ltc/gm107.c</text:p>
      <text:p text:style-name="P1">#<text:tab/>drivers/gpu/drm/nouveau/nvkm/subdev/ltc/priv.h</text:p>
      <text:p text:style-name="P1">#<text:tab/>drivers/gpu/drm/nouveau/nvkm/subdev/mc/Kbuild</text:p>
      <text:p text:style-name="P1">#<text:tab/>drivers/gpu/drm/nouveau/nvkm/subdev/mc/base.c</text:p>
      <text:p text:style-name="P1">#<text:tab/>drivers/gpu/drm/nouveau/nvkm/subdev/mc/g98.c</text:p>
      <text:p text:style-name="P1">#<text:tab/>drivers/gpu/drm/nouveau/nvkm/subdev/mc/gf100.c</text:p>
      <text:p text:style-name="P1">#<text:tab/>drivers/gpu/drm/nouveau/nvkm/subdev/mc/gk20a.c</text:p>
      <text:p text:style-name="P1">#<text:tab/>drivers/gpu/drm/nouveau/nvkm/subdev/mc/nv04.c</text:p>
      <text:p text:style-name="P1">#<text:tab/>drivers/gpu/drm/nouveau/nvkm/subdev/mc/nv44.c</text:p>
      <text:p text:style-name="P1">#<text:tab/>drivers/gpu/drm/nouveau/nvkm/subdev/mc/nv50.c</text:p>
      <text:p text:style-name="P1">#<text:tab/>drivers/gpu/drm/nouveau/nvkm/subdev/mc/priv.h</text:p>
      <text:p text:style-name="P1">#<text:tab/>drivers/gpu/drm/nouveau/nvkm/subdev/mmu/base.c</text:p>
      <text:p text:style-name="P1">#<text:tab/>drivers/gpu/drm/nouveau/nvkm/subdev/mxm/base.c</text:p>
      <text:p text:style-name="P1">#<text:tab/>drivers/gpu/drm/nouveau/nvkm/subdev/pci/Kbuild</text:p>
      <text:p text:style-name="P1">#<text:tab/>drivers/gpu/drm/nouveau/nvkm/subdev/pci/base.c</text:p>
      <text:p text:style-name="P1">#<text:tab/>drivers/gpu/drm/nouveau/nvkm/subdev/pci/g84.c</text:p>
      <text:p text:style-name="P1">#<text:tab/>drivers/gpu/drm/nouveau/nvkm/subdev/pci/g94.c</text:p>
      <text:p text:style-name="P1">#<text:tab/>drivers/gpu/drm/nouveau/nvkm/subdev/pci/gf100.c</text:p>
      <text:p text:style-name="P1">#<text:tab/>drivers/gpu/drm/nouveau/nvkm/subdev/pci/priv.h</text:p>
      <text:p text:style-name="P1">#<text:tab/>drivers/gpu/drm/nouveau/nvkm/subdev/pmu/base.c</text:p>
      <text:p text:style-name="P1">#<text:tab/>drivers/gpu/drm/nouveau/nvkm/subdev/pmu/fuc/gf100.fuc3.h</text:p>
      <text:p text:style-name="P1">#<text:tab/>drivers/gpu/drm/nouveau/nvkm/subdev/pmu/fuc/gf119.fuc4.h</text:p>
      <text:p text:style-name="P1">#<text:tab/>drivers/gpu/drm/nouveau/nvkm/subdev/pmu/fuc/gk208.fuc5.h</text:p>
      <text:p text:style-name="P1">#<text:tab/>drivers/gpu/drm/nouveau/nvkm/subdev/pmu/fuc/gt215.fuc3.h</text:p>
      <text:p text:style-name="P1">#<text:tab/>drivers/gpu/drm/nouveau/nvkm/subdev/pmu/fuc/host.fuc</text:p>
      <text:p text:style-name="P1">#<text:tab/>drivers/gpu/drm/nouveau/nvkm/subdev/pmu/fuc/kernel.fuc</text:p>
      <text:p text:style-name="P1">#<text:tab/>drivers/gpu/drm/nouveau/nvkm/subdev/pmu/fuc/macros.fuc</text:p>
      <text:p text:style-name="P1">#<text:tab/>drivers/gpu/drm/nouveau/nvkm/subdev/pmu/fuc/memx.fuc</text:p>
      <text:p text:style-name="P1">#<text:tab/>drivers/gpu/drm/nouveau/nvkm/subdev/pmu/fuc/test.fuc</text:p>
      <text:p text:style-name="P1">#<text:tab/>drivers/gpu/drm/nouveau/nvkm/subdev/pmu/gk20a.c</text:p>
      <text:p text:style-name="P1">#<text:tab/>drivers/gpu/drm/nouveau/nvkm/subdev/pmu/memx.c</text:p>
      <text:p text:style-name="P1">#<text:tab/>drivers/gpu/drm/nouveau/nvkm/subdev/therm/base.c</text:p>
      <text:p text:style-name="P1">#<text:tab/>drivers/gpu/drm/nouveau/nvkm/subdev/therm/fan.c</text:p>
      <text:p text:style-name="P1">#<text:tab/>drivers/gpu/drm/nouveau/nvkm/subdev/therm/fantog.c</text:p>
      <text:p text:style-name="P1">#<text:tab/>drivers/gpu/drm/nouveau/nvkm/subdev/therm/nv40.c</text:p>
      <text:p text:style-name="P1">#<text:tab/>drivers/gpu/drm/nouveau/nvkm/subdev/therm/temp.c</text:p>
      <text:p text:style-name="P1"><text:soft-page-break/>#<text:tab/>drivers/gpu/drm/nouveau/nvkm/subdev/timer/base.c</text:p>
      <text:p text:style-name="P1">#<text:tab/>drivers/gpu/drm/nouveau/nvkm/subdev/timer/nv04.c</text:p>
      <text:p text:style-name="P1">#<text:tab/>drivers/gpu/drm/nouveau/nvkm/subdev/volt/Kbuild</text:p>
      <text:p text:style-name="P1">#<text:tab/>drivers/gpu/drm/nouveau/nvkm/subdev/volt/base.c</text:p>
      <text:p text:style-name="P1">#<text:tab/>drivers/gpu/drm/nouveau/nvkm/subdev/volt/gk104.c</text:p>
      <text:p text:style-name="P1">#<text:tab/>drivers/gpu/drm/nouveau/nvkm/subdev/volt/gk20a.c</text:p>
      <text:p text:style-name="P1">#<text:tab/>drivers/gpu/drm/omapdrm/Kconfig</text:p>
      <text:p text:style-name="P1">#<text:tab/>drivers/gpu/drm/omapdrm/Makefile</text:p>
      <text:p text:style-name="P1">#<text:tab/>drivers/gpu/drm/omapdrm/omap_connector.c</text:p>
      <text:p text:style-name="P1">#<text:tab/>drivers/gpu/drm/omapdrm/omap_crtc.c</text:p>
      <text:p text:style-name="P1">#<text:tab/>drivers/gpu/drm/omapdrm/omap_debugfs.c</text:p>
      <text:p text:style-name="P1">#<text:tab/>drivers/gpu/drm/omapdrm/omap_dmm_tiler.c</text:p>
      <text:p text:style-name="P1">#<text:tab/>drivers/gpu/drm/omapdrm/omap_drv.c</text:p>
      <text:p text:style-name="P1">#<text:tab/>drivers/gpu/drm/omapdrm/omap_drv.h</text:p>
      <text:p text:style-name="P1">#<text:tab/>drivers/gpu/drm/omapdrm/omap_encoder.c</text:p>
      <text:p text:style-name="P1">#<text:tab/>drivers/gpu/drm/omapdrm/omap_fb.c</text:p>
      <text:p text:style-name="P1">#<text:tab/>drivers/gpu/drm/omapdrm/omap_fbdev.c</text:p>
      <text:p text:style-name="P1">#<text:tab/>drivers/gpu/drm/omapdrm/omap_gem.c</text:p>
      <text:p text:style-name="P1">#<text:tab/>drivers/gpu/drm/omapdrm/omap_gem_dmabuf.c</text:p>
      <text:p text:style-name="P1">#<text:tab/>drivers/gpu/drm/omapdrm/omap_plane.c</text:p>
      <text:p text:style-name="P1">#<text:tab/>drivers/gpu/drm/omapdrm/tcm-sita.c</text:p>
      <text:p text:style-name="P1">#<text:tab/>drivers/gpu/drm/omapdrm/tcm.h</text:p>
      <text:p text:style-name="P1">#<text:tab/>drivers/gpu/drm/panel/Kconfig</text:p>
      <text:p text:style-name="P1">#<text:tab/>drivers/gpu/drm/panel/Makefile</text:p>
      <text:p text:style-name="P1">#<text:tab/>drivers/gpu/drm/panel/panel-samsung-s6e8aa0.c</text:p>
      <text:p text:style-name="P1">#<text:tab/>drivers/gpu/drm/panel/panel-simple.c</text:p>
      <text:p text:style-name="P1">#<text:tab/>drivers/gpu/drm/qxl/Kconfig</text:p>
      <text:p text:style-name="P1">#<text:tab/>drivers/gpu/drm/qxl/qxl_cmd.c</text:p>
      <text:p text:style-name="P1">#<text:tab/>drivers/gpu/drm/qxl/qxl_display.c</text:p>
      <text:p text:style-name="P1">#<text:tab/>drivers/gpu/drm/qxl/qxl_draw.c</text:p>
      <text:p text:style-name="P1">#<text:tab/>drivers/gpu/drm/qxl/qxl_drv.c</text:p>
      <text:p text:style-name="P1">#<text:tab/>drivers/gpu/drm/qxl/qxl_drv.h</text:p>
      <text:p text:style-name="P1">#<text:tab/>drivers/gpu/drm/qxl/qxl_dumb.c</text:p>
      <text:p text:style-name="P1">#<text:tab/>drivers/gpu/drm/qxl/qxl_fb.c</text:p>
      <text:p text:style-name="P1">#<text:tab/>drivers/gpu/drm/qxl/qxl_image.c</text:p>
      <text:p text:style-name="P1">#<text:tab/>drivers/gpu/drm/qxl/qxl_ioctl.c</text:p>
      <text:p text:style-name="P1">#<text:tab/>drivers/gpu/drm/qxl/qxl_kms.c</text:p>
      <text:p text:style-name="P1">#<text:tab/>drivers/gpu/drm/qxl/qxl_object.c</text:p>
      <text:p text:style-name="P1">#<text:tab/>drivers/gpu/drm/qxl/qxl_object.h</text:p>
      <text:p text:style-name="P1">#<text:tab/>drivers/gpu/drm/qxl/qxl_prime.c</text:p>
      <text:p text:style-name="P1">#<text:tab/>drivers/gpu/drm/qxl/qxl_release.c</text:p>
      <text:p text:style-name="P1">#<text:tab/>drivers/gpu/drm/qxl/qxl_ttm.c</text:p>
      <text:p text:style-name="P1">#<text:tab/>drivers/gpu/drm/r128/r128_drv.c</text:p>
      <text:p text:style-name="P1">#<text:tab/>drivers/gpu/drm/radeon/Kconfig</text:p>
      <text:p text:style-name="P1">#<text:tab/>drivers/gpu/drm/radeon/Makefile</text:p>
      <text:p text:style-name="P1">#<text:tab/>drivers/gpu/drm/radeon/atom.c</text:p>
      <text:p text:style-name="P1">#<text:tab/>drivers/gpu/drm/radeon/atombios_crtc.c</text:p>
      <text:p text:style-name="P1">#<text:tab/>drivers/gpu/drm/radeon/atombios_dp.c</text:p>
      <text:p text:style-name="P1">#<text:tab/>drivers/gpu/drm/radeon/atombios_encoders.c</text:p>
      <text:p text:style-name="P1">#<text:tab/>drivers/gpu/drm/radeon/btc_dpm.c</text:p>
      <text:p text:style-name="P1">#<text:tab/>drivers/gpu/drm/radeon/ci_dpm.c</text:p>
      <text:p text:style-name="P1">#<text:tab/>drivers/gpu/drm/radeon/ci_smc.c</text:p>
      <text:p text:style-name="P1"><text:soft-page-break/>#<text:tab/>drivers/gpu/drm/radeon/cik.c</text:p>
      <text:p text:style-name="P1">#<text:tab/>drivers/gpu/drm/radeon/cik_sdma.c</text:p>
      <text:p text:style-name="P1">#<text:tab/>drivers/gpu/drm/radeon/cikd.h</text:p>
      <text:p text:style-name="P1">#<text:tab/>drivers/gpu/drm/radeon/cypress_dpm.c</text:p>
      <text:p text:style-name="P1">#<text:tab/>drivers/gpu/drm/radeon/evergreen.c</text:p>
      <text:p text:style-name="P1">#<text:tab/>drivers/gpu/drm/radeon/evergreen_cs.c</text:p>
      <text:p text:style-name="P1">#<text:tab/>drivers/gpu/drm/radeon/evergreen_hdmi.c</text:p>
      <text:p text:style-name="P1">#<text:tab/>drivers/gpu/drm/radeon/evergreend.h</text:p>
      <text:p text:style-name="P1">#<text:tab/>drivers/gpu/drm/radeon/kv_dpm.c</text:p>
      <text:p text:style-name="P1">#<text:tab/>drivers/gpu/drm/radeon/ni.c</text:p>
      <text:p text:style-name="P1">#<text:tab/>drivers/gpu/drm/radeon/ni_dpm.c</text:p>
      <text:p text:style-name="P1">#<text:tab/>drivers/gpu/drm/radeon/ni_reg.h</text:p>
      <text:p text:style-name="P1">#<text:tab/>drivers/gpu/drm/radeon/nid.h</text:p>
      <text:p text:style-name="P1">#<text:tab/>drivers/gpu/drm/radeon/r100.c</text:p>
      <text:p text:style-name="P1">#<text:tab/>drivers/gpu/drm/radeon/r200.c</text:p>
      <text:p text:style-name="P1">#<text:tab/>drivers/gpu/drm/radeon/r300.c</text:p>
      <text:p text:style-name="P1">#<text:tab/>drivers/gpu/drm/radeon/r600.c</text:p>
      <text:p text:style-name="P1">#<text:tab/>drivers/gpu/drm/radeon/r600_cs.c</text:p>
      <text:p text:style-name="P1">#<text:tab/>drivers/gpu/drm/radeon/r600_dma.c</text:p>
      <text:p text:style-name="P1">#<text:tab/>drivers/gpu/drm/radeon/r600_dpm.c</text:p>
      <text:p text:style-name="P1">#<text:tab/>drivers/gpu/drm/radeon/r600_hdmi.c</text:p>
      <text:p text:style-name="P1">#<text:tab/>drivers/gpu/drm/radeon/r600d.h</text:p>
      <text:p text:style-name="P1">#<text:tab/>drivers/gpu/drm/radeon/radeon.h</text:p>
      <text:p text:style-name="P1">#<text:tab/>drivers/gpu/drm/radeon/radeon_acpi.c</text:p>
      <text:p text:style-name="P1">#<text:tab/>drivers/gpu/drm/radeon/radeon_acpi.h</text:p>
      <text:p text:style-name="P1">#<text:tab/>drivers/gpu/drm/radeon/radeon_asic.c</text:p>
      <text:p text:style-name="P1">#<text:tab/>drivers/gpu/drm/radeon/radeon_asic.h</text:p>
      <text:p text:style-name="P1">#<text:tab/>drivers/gpu/drm/radeon/radeon_atombios.c</text:p>
      <text:p text:style-name="P1">#<text:tab/>drivers/gpu/drm/radeon/radeon_atpx_handler.c</text:p>
      <text:p text:style-name="P1">#<text:tab/>drivers/gpu/drm/radeon/radeon_combios.c</text:p>
      <text:p text:style-name="P1">#<text:tab/>drivers/gpu/drm/radeon/radeon_connectors.c</text:p>
      <text:p text:style-name="P1">#<text:tab/>drivers/gpu/drm/radeon/radeon_cs.c</text:p>
      <text:p text:style-name="P1">#<text:tab/>drivers/gpu/drm/radeon/radeon_cursor.c</text:p>
      <text:p text:style-name="P1">#<text:tab/>drivers/gpu/drm/radeon/radeon_device.c</text:p>
      <text:p text:style-name="P1">#<text:tab/>drivers/gpu/drm/radeon/radeon_display.c</text:p>
      <text:p text:style-name="P1">#<text:tab/>drivers/gpu/drm/radeon/radeon_dp_auxch.c</text:p>
      <text:p text:style-name="P1">#<text:tab/>drivers/gpu/drm/radeon/radeon_dp_mst.c</text:p>
      <text:p text:style-name="P1">#<text:tab/>drivers/gpu/drm/radeon/radeon_drv.c</text:p>
      <text:p text:style-name="P1">#<text:tab/>drivers/gpu/drm/radeon/radeon_drv.h</text:p>
      <text:p text:style-name="P1">#<text:tab/>drivers/gpu/drm/radeon/radeon_fb.c</text:p>
      <text:p text:style-name="P1">#<text:tab/>drivers/gpu/drm/radeon/radeon_fence.c</text:p>
      <text:p text:style-name="P1">#<text:tab/>drivers/gpu/drm/radeon/radeon_gem.c</text:p>
      <text:p text:style-name="P1">#<text:tab/>drivers/gpu/drm/radeon/radeon_i2c.c</text:p>
      <text:p text:style-name="P1">#<text:tab/>drivers/gpu/drm/radeon/radeon_ib.c</text:p>
      <text:p text:style-name="P1">#<text:tab/>drivers/gpu/drm/radeon/radeon_irq_kms.c</text:p>
      <text:p text:style-name="P1">#<text:tab/>drivers/gpu/drm/radeon/radeon_kfd.c</text:p>
      <text:p text:style-name="P1">#<text:tab/>drivers/gpu/drm/radeon/radeon_kfd.h</text:p>
      <text:p text:style-name="P1">#<text:tab/>drivers/gpu/drm/radeon/radeon_kms.c</text:p>
      <text:p text:style-name="P1">#<text:tab/>drivers/gpu/drm/radeon/radeon_legacy_crtc.c</text:p>
      <text:p text:style-name="P1">#<text:tab/>drivers/gpu/drm/radeon/radeon_legacy_encoders.c</text:p>
      <text:p text:style-name="P1">#<text:tab/>drivers/gpu/drm/radeon/radeon_mn.c</text:p>
      <text:p text:style-name="P1">#<text:tab/>drivers/gpu/drm/radeon/radeon_mode.h</text:p>
      <text:p text:style-name="P1"><text:soft-page-break/>#<text:tab/>drivers/gpu/drm/radeon/radeon_object.c</text:p>
      <text:p text:style-name="P1">#<text:tab/>drivers/gpu/drm/radeon/radeon_object.h</text:p>
      <text:p text:style-name="P1">#<text:tab/>drivers/gpu/drm/radeon/radeon_pm.c</text:p>
      <text:p text:style-name="P1">#<text:tab/>drivers/gpu/drm/radeon/radeon_semaphore.c</text:p>
      <text:p text:style-name="P1">#<text:tab/>drivers/gpu/drm/radeon/radeon_ttm.c</text:p>
      <text:p text:style-name="P1">#<text:tab/>drivers/gpu/drm/radeon/radeon_uvd.c</text:p>
      <text:p text:style-name="P1">#<text:tab/>drivers/gpu/drm/radeon/radeon_vce.c</text:p>
      <text:p text:style-name="P1">#<text:tab/>drivers/gpu/drm/radeon/radeon_vm.c</text:p>
      <text:p text:style-name="P1">#<text:tab/>drivers/gpu/drm/radeon/rs600.c</text:p>
      <text:p text:style-name="P1">#<text:tab/>drivers/gpu/drm/radeon/rs780_dpm.c</text:p>
      <text:p text:style-name="P1">#<text:tab/>drivers/gpu/drm/radeon/rv6xx_dpm.c</text:p>
      <text:p text:style-name="P1">#<text:tab/>drivers/gpu/drm/radeon/rv740_dpm.c</text:p>
      <text:p text:style-name="P1">#<text:tab/>drivers/gpu/drm/radeon/rv770.c</text:p>
      <text:p text:style-name="P1">#<text:tab/>drivers/gpu/drm/radeon/rv770_dpm.c</text:p>
      <text:p text:style-name="P1">#<text:tab/>drivers/gpu/drm/radeon/rv770d.h</text:p>
      <text:p text:style-name="P1">#<text:tab/>drivers/gpu/drm/radeon/si.c</text:p>
      <text:p text:style-name="P1">#<text:tab/>drivers/gpu/drm/radeon/si_dpm.c</text:p>
      <text:p text:style-name="P1">#<text:tab/>drivers/gpu/drm/radeon/sid.h</text:p>
      <text:p text:style-name="P1">#<text:tab/>drivers/gpu/drm/radeon/sislands_smc.h</text:p>
      <text:p text:style-name="P1">#<text:tab/>drivers/gpu/drm/radeon/sumo_dpm.c</text:p>
      <text:p text:style-name="P1">#<text:tab/>drivers/gpu/drm/radeon/trinity_dpm.c</text:p>
      <text:p text:style-name="P1">#<text:tab/>drivers/gpu/drm/radeon/uvd_v1_0.c</text:p>
      <text:p text:style-name="P1">#<text:tab/>drivers/gpu/drm/radeon/uvd_v2_2.c</text:p>
      <text:p text:style-name="P1">#<text:tab/>drivers/gpu/drm/radeon/uvd_v4_2.c</text:p>
      <text:p text:style-name="P1">#<text:tab/>drivers/gpu/drm/radeon/vce_v2_0.c</text:p>
      <text:p text:style-name="P1">#<text:tab/>drivers/gpu/drm/rcar-du/Kconfig</text:p>
      <text:p text:style-name="P1">#<text:tab/>drivers/gpu/drm/rcar-du/Makefile</text:p>
      <text:p text:style-name="P1">#<text:tab/>drivers/gpu/drm/rcar-du/rcar_du_crtc.c</text:p>
      <text:p text:style-name="P1">#<text:tab/>drivers/gpu/drm/rcar-du/rcar_du_crtc.h</text:p>
      <text:p text:style-name="P1">#<text:tab/>drivers/gpu/drm/rcar-du/rcar_du_drv.c</text:p>
      <text:p text:style-name="P1">#<text:tab/>drivers/gpu/drm/rcar-du/rcar_du_drv.h</text:p>
      <text:p text:style-name="P1">#<text:tab/>drivers/gpu/drm/rcar-du/rcar_du_encoder.c</text:p>
      <text:p text:style-name="P1">#<text:tab/>drivers/gpu/drm/rcar-du/rcar_du_encoder.h</text:p>
      <text:p text:style-name="P1">#<text:tab/>drivers/gpu/drm/rcar-du/rcar_du_group.c</text:p>
      <text:p text:style-name="P1">#<text:tab/>drivers/gpu/drm/rcar-du/rcar_du_group.h</text:p>
      <text:p text:style-name="P1">#<text:tab/>drivers/gpu/drm/rcar-du/rcar_du_hdmienc.c</text:p>
      <text:p text:style-name="P1">#<text:tab/>drivers/gpu/drm/rcar-du/rcar_du_kms.c</text:p>
      <text:p text:style-name="P1">#<text:tab/>drivers/gpu/drm/rcar-du/rcar_du_lvdscon.c</text:p>
      <text:p text:style-name="P1">#<text:tab/>drivers/gpu/drm/rcar-du/rcar_du_lvdsenc.c</text:p>
      <text:p text:style-name="P1">#<text:tab/>drivers/gpu/drm/rcar-du/rcar_du_lvdsenc.h</text:p>
      <text:p text:style-name="P1">#<text:tab/>drivers/gpu/drm/rcar-du/rcar_du_plane.c</text:p>
      <text:p text:style-name="P1">#<text:tab/>drivers/gpu/drm/rcar-du/rcar_du_plane.h</text:p>
      <text:p text:style-name="P1">#<text:tab/>drivers/gpu/drm/rcar-du/rcar_du_regs.h</text:p>
      <text:p text:style-name="P1">#<text:tab/>drivers/gpu/drm/rcar-du/rcar_du_vgacon.c</text:p>
      <text:p text:style-name="P1">#<text:tab/>drivers/gpu/drm/rcar-du/rcar_lvds_regs.h</text:p>
      <text:p text:style-name="P1">#<text:tab/>drivers/gpu/drm/rockchip/Kconfig</text:p>
      <text:p text:style-name="P1">#<text:tab/>drivers/gpu/drm/rockchip/Makefile</text:p>
      <text:p text:style-name="P1">#<text:tab/>drivers/gpu/drm/rockchip/dw_hdmi-rockchip.c</text:p>
      <text:p text:style-name="P1">#<text:tab/>drivers/gpu/drm/rockchip/rockchip_drm_drv.c</text:p>
      <text:p text:style-name="P1">#<text:tab/>drivers/gpu/drm/rockchip/rockchip_drm_drv.h</text:p>
      <text:p text:style-name="P1">#<text:tab/>drivers/gpu/drm/rockchip/rockchip_drm_fb.c</text:p>
      <text:p text:style-name="P1">#<text:tab/>drivers/gpu/drm/rockchip/rockchip_drm_fb.h</text:p>
      <text:p text:style-name="P1"><text:soft-page-break/>#<text:tab/>drivers/gpu/drm/rockchip/rockchip_drm_fbdev.c</text:p>
      <text:p text:style-name="P1">#<text:tab/>drivers/gpu/drm/rockchip/rockchip_drm_fbdev.h</text:p>
      <text:p text:style-name="P1">#<text:tab/>drivers/gpu/drm/rockchip/rockchip_drm_gem.c</text:p>
      <text:p text:style-name="P1">#<text:tab/>drivers/gpu/drm/rockchip/rockchip_drm_gem.h</text:p>
      <text:p text:style-name="P1">#<text:tab/>drivers/gpu/drm/rockchip/rockchip_drm_vop.c</text:p>
      <text:p text:style-name="P1">#<text:tab/>drivers/gpu/drm/rockchip/rockchip_drm_vop.h</text:p>
      <text:p text:style-name="P1">#<text:tab/>drivers/gpu/drm/savage/savage_drv.c</text:p>
      <text:p text:style-name="P1">#<text:tab/>drivers/gpu/drm/savage/savage_state.c</text:p>
      <text:p text:style-name="P1">#<text:tab/>drivers/gpu/drm/shmobile/Kconfig</text:p>
      <text:p text:style-name="P1">#<text:tab/>drivers/gpu/drm/shmobile/shmob_drm_crtc.c</text:p>
      <text:p text:style-name="P1">#<text:tab/>drivers/gpu/drm/shmobile/shmob_drm_crtc.h</text:p>
      <text:p text:style-name="P1">#<text:tab/>drivers/gpu/drm/shmobile/shmob_drm_drv.c</text:p>
      <text:p text:style-name="P1">#<text:tab/>drivers/gpu/drm/shmobile/shmob_drm_kms.c</text:p>
      <text:p text:style-name="P1">#<text:tab/>drivers/gpu/drm/sis/sis_drv.c</text:p>
      <text:p text:style-name="P1">#<text:tab/>drivers/gpu/drm/sis/sis_mm.c</text:p>
      <text:p text:style-name="P1">#<text:tab/>drivers/gpu/drm/sti/Kconfig</text:p>
      <text:p text:style-name="P1">#<text:tab/>drivers/gpu/drm/sti/Makefile</text:p>
      <text:p text:style-name="P1">#<text:tab/>drivers/gpu/drm/sti/sti_awg_utils.c</text:p>
      <text:p text:style-name="P1">#<text:tab/>drivers/gpu/drm/sti/sti_compositor.c</text:p>
      <text:p text:style-name="P1">#<text:tab/>drivers/gpu/drm/sti/sti_compositor.h</text:p>
      <text:p text:style-name="P1">#<text:tab/>drivers/gpu/drm/sti/sti_crtc.c</text:p>
      <text:p text:style-name="P1">#<text:tab/>drivers/gpu/drm/sti/sti_cursor.c</text:p>
      <text:p text:style-name="P1">#<text:tab/>drivers/gpu/drm/sti/sti_drv.c</text:p>
      <text:p text:style-name="P1">#<text:tab/>drivers/gpu/drm/sti/sti_drv.h</text:p>
      <text:p text:style-name="P1">#<text:tab/>drivers/gpu/drm/sti/sti_dvo.c</text:p>
      <text:p text:style-name="P1">#<text:tab/>drivers/gpu/drm/sti/sti_gdp.c</text:p>
      <text:p text:style-name="P1">#<text:tab/>drivers/gpu/drm/sti/sti_hda.c</text:p>
      <text:p text:style-name="P1">#<text:tab/>drivers/gpu/drm/sti/sti_hdmi.c</text:p>
      <text:p text:style-name="P1">#<text:tab/>drivers/gpu/drm/sti/sti_hdmi.h</text:p>
      <text:p text:style-name="P1">#<text:tab/>drivers/gpu/drm/sti/sti_hqvdp.c</text:p>
      <text:p text:style-name="P1">#<text:tab/>drivers/gpu/drm/sti/sti_mixer.c</text:p>
      <text:p text:style-name="P1">#<text:tab/>drivers/gpu/drm/sti/sti_mixer.h</text:p>
      <text:p text:style-name="P1">#<text:tab/>drivers/gpu/drm/sti/sti_plane.c</text:p>
      <text:p text:style-name="P1">#<text:tab/>drivers/gpu/drm/sti/sti_plane.h</text:p>
      <text:p text:style-name="P1">#<text:tab/>drivers/gpu/drm/sti/sti_tvout.c</text:p>
      <text:p text:style-name="P1">#<text:tab/>drivers/gpu/drm/sti/sti_vid.c</text:p>
      <text:p text:style-name="P1">#<text:tab/>drivers/gpu/drm/sti/sti_vid.h</text:p>
      <text:p text:style-name="P1">#<text:tab/>drivers/gpu/drm/sti/sti_vtac.c</text:p>
      <text:p text:style-name="P1">#<text:tab/>drivers/gpu/drm/sti/sti_vtg.c</text:p>
      <text:p text:style-name="P1">#<text:tab/>drivers/gpu/drm/sti/sti_vtg.h</text:p>
      <text:p text:style-name="P1">#<text:tab/>drivers/gpu/drm/tdfx/tdfx_drv.c</text:p>
      <text:p text:style-name="P1">#<text:tab/>drivers/gpu/drm/tegra/Kconfig</text:p>
      <text:p text:style-name="P1">#<text:tab/>drivers/gpu/drm/tegra/dc.c</text:p>
      <text:p text:style-name="P1">#<text:tab/>drivers/gpu/drm/tegra/dpaux.c</text:p>
      <text:p text:style-name="P1">#<text:tab/>drivers/gpu/drm/tegra/drm.c</text:p>
      <text:p text:style-name="P1">#<text:tab/>drivers/gpu/drm/tegra/drm.h</text:p>
      <text:p text:style-name="P1">#<text:tab/>drivers/gpu/drm/tegra/dsi.c</text:p>
      <text:p text:style-name="P1">#<text:tab/>drivers/gpu/drm/tegra/fb.c</text:p>
      <text:p text:style-name="P1">#<text:tab/>drivers/gpu/drm/tegra/gem.c</text:p>
      <text:p text:style-name="P1">#<text:tab/>drivers/gpu/drm/tegra/hdmi.c</text:p>
      <text:p text:style-name="P1">#<text:tab/>drivers/gpu/drm/tegra/hdmi.h</text:p>
      <text:p text:style-name="P1">#<text:tab/>drivers/gpu/drm/tegra/output.c</text:p>
      <text:p text:style-name="P1"><text:soft-page-break/>#<text:tab/>drivers/gpu/drm/tegra/rgb.c</text:p>
      <text:p text:style-name="P1">#<text:tab/>drivers/gpu/drm/tegra/sor.c</text:p>
      <text:p text:style-name="P1">#<text:tab/>drivers/gpu/drm/tegra/sor.h</text:p>
      <text:p text:style-name="P1">#<text:tab/>drivers/gpu/drm/tilcdc/Kconfig</text:p>
      <text:p text:style-name="P1">#<text:tab/>drivers/gpu/drm/tilcdc/Makefile</text:p>
      <text:p text:style-name="P1">#<text:tab/>drivers/gpu/drm/tilcdc/tilcdc_crtc.c</text:p>
      <text:p text:style-name="P1">#<text:tab/>drivers/gpu/drm/tilcdc/tilcdc_drv.c</text:p>
      <text:p text:style-name="P1">#<text:tab/>drivers/gpu/drm/tilcdc/tilcdc_drv.h</text:p>
      <text:p text:style-name="P1">#<text:tab/>drivers/gpu/drm/tilcdc/tilcdc_external.c</text:p>
      <text:p text:style-name="P1">#<text:tab/>drivers/gpu/drm/tilcdc/tilcdc_external.h</text:p>
      <text:p text:style-name="P1">#<text:tab/>drivers/gpu/drm/tilcdc/tilcdc_panel.c</text:p>
      <text:p text:style-name="P1">#<text:tab/>drivers/gpu/drm/tilcdc/tilcdc_regs.h</text:p>
      <text:p text:style-name="P1">#<text:tab/>drivers/gpu/drm/tilcdc/tilcdc_slave_compat.c</text:p>
      <text:p text:style-name="P1">#<text:tab/>drivers/gpu/drm/tilcdc/tilcdc_tfp410.c</text:p>
      <text:p text:style-name="P1">#<text:tab/>drivers/gpu/drm/ttm/Makefile</text:p>
      <text:p text:style-name="P1">#<text:tab/>drivers/gpu/drm/ttm/ttm_agp_backend.c</text:p>
      <text:p text:style-name="P1">#<text:tab/>drivers/gpu/drm/ttm/ttm_bo.c</text:p>
      <text:p text:style-name="P1">#<text:tab/>drivers/gpu/drm/ttm/ttm_bo_util.c</text:p>
      <text:p text:style-name="P1">#<text:tab/>drivers/gpu/drm/ttm/ttm_bo_vm.c</text:p>
      <text:p text:style-name="P1">#<text:tab/>drivers/gpu/drm/ttm/ttm_execbuf_util.c</text:p>
      <text:p text:style-name="P1">#<text:tab/>drivers/gpu/drm/ttm/ttm_memory.c</text:p>
      <text:p text:style-name="P1">#<text:tab/>drivers/gpu/drm/ttm/ttm_page_alloc.c</text:p>
      <text:p text:style-name="P1">#<text:tab/>drivers/gpu/drm/ttm/ttm_page_alloc_dma.c</text:p>
      <text:p text:style-name="P1">#<text:tab/>drivers/gpu/drm/ttm/ttm_tt.c</text:p>
      <text:p text:style-name="P1">#<text:tab/>drivers/gpu/drm/udl/Kconfig</text:p>
      <text:p text:style-name="P1">#<text:tab/>drivers/gpu/drm/udl/udl_connector.c</text:p>
      <text:p text:style-name="P1">#<text:tab/>drivers/gpu/drm/udl/udl_dmabuf.c</text:p>
      <text:p text:style-name="P1">#<text:tab/>drivers/gpu/drm/udl/udl_drv.c</text:p>
      <text:p text:style-name="P1">#<text:tab/>drivers/gpu/drm/udl/udl_drv.h</text:p>
      <text:p text:style-name="P1">#<text:tab/>drivers/gpu/drm/udl/udl_encoder.c</text:p>
      <text:p text:style-name="P1">#<text:tab/>drivers/gpu/drm/udl/udl_fb.c</text:p>
      <text:p text:style-name="P1">#<text:tab/>drivers/gpu/drm/udl/udl_gem.c</text:p>
      <text:p text:style-name="P1">#<text:tab/>drivers/gpu/drm/udl/udl_main.c</text:p>
      <text:p text:style-name="P1">#<text:tab/>drivers/gpu/drm/udl/udl_modeset.c</text:p>
      <text:p text:style-name="P1">#<text:tab/>drivers/gpu/drm/udl/udl_transfer.c</text:p>
      <text:p text:style-name="P1">#<text:tab/>drivers/gpu/drm/vc4/Kconfig</text:p>
      <text:p text:style-name="P1">#<text:tab/>drivers/gpu/drm/vc4/Makefile</text:p>
      <text:p text:style-name="P1">#<text:tab/>drivers/gpu/drm/vc4/vc4_bo.c</text:p>
      <text:p text:style-name="P1">#<text:tab/>drivers/gpu/drm/vc4/vc4_crtc.c</text:p>
      <text:p text:style-name="P1">#<text:tab/>drivers/gpu/drm/vc4/vc4_debugfs.c</text:p>
      <text:p text:style-name="P1">#<text:tab/>drivers/gpu/drm/vc4/vc4_drv.c</text:p>
      <text:p text:style-name="P1">#<text:tab/>drivers/gpu/drm/vc4/vc4_drv.h</text:p>
      <text:p text:style-name="P1">#<text:tab/>drivers/gpu/drm/vc4/vc4_hdmi.c</text:p>
      <text:p text:style-name="P1">#<text:tab/>drivers/gpu/drm/vc4/vc4_hvs.c</text:p>
      <text:p text:style-name="P1">#<text:tab/>drivers/gpu/drm/vc4/vc4_kms.c</text:p>
      <text:p text:style-name="P1">#<text:tab/>drivers/gpu/drm/vc4/vc4_plane.c</text:p>
      <text:p text:style-name="P1">#<text:tab/>drivers/gpu/drm/vc4/vc4_regs.h</text:p>
      <text:p text:style-name="P1">#<text:tab/>drivers/gpu/drm/vgem/Makefile</text:p>
      <text:p text:style-name="P1">#<text:tab/>drivers/gpu/drm/vgem/vgem_drv.c</text:p>
      <text:p text:style-name="P1">#<text:tab/>drivers/gpu/drm/vgem/vgem_drv.h</text:p>
      <text:p text:style-name="P1">#<text:tab/>drivers/gpu/drm/via/via_dmablit.c</text:p>
      <text:p text:style-name="P1">#<text:tab/>drivers/gpu/drm/via/via_drv.c</text:p>
      <text:p text:style-name="P1"><text:soft-page-break/>#<text:tab/>drivers/gpu/drm/via/via_mm.c</text:p>
      <text:p text:style-name="P1">#<text:tab/>drivers/gpu/drm/virtio/Kconfig</text:p>
      <text:p text:style-name="P1">#<text:tab/>drivers/gpu/drm/virtio/virtgpu_display.c</text:p>
      <text:p text:style-name="P1">#<text:tab/>drivers/gpu/drm/virtio/virtgpu_drm_bus.c</text:p>
      <text:p text:style-name="P1">#<text:tab/>drivers/gpu/drm/virtio/virtgpu_drv.c</text:p>
      <text:p text:style-name="P1">#<text:tab/>drivers/gpu/drm/virtio/virtgpu_drv.h</text:p>
      <text:p text:style-name="P1">#<text:tab/>drivers/gpu/drm/virtio/virtgpu_fb.c</text:p>
      <text:p text:style-name="P1">#<text:tab/>drivers/gpu/drm/virtio/virtgpu_fence.c</text:p>
      <text:p text:style-name="P1">#<text:tab/>drivers/gpu/drm/virtio/virtgpu_gem.c</text:p>
      <text:p text:style-name="P1">#<text:tab/>drivers/gpu/drm/virtio/virtgpu_ioctl.c</text:p>
      <text:p text:style-name="P1">#<text:tab/>drivers/gpu/drm/virtio/virtgpu_kms.c</text:p>
      <text:p text:style-name="P1">#<text:tab/>drivers/gpu/drm/virtio/virtgpu_object.c</text:p>
      <text:p text:style-name="P1">#<text:tab/>drivers/gpu/drm/virtio/virtgpu_plane.c</text:p>
      <text:p text:style-name="P1">#<text:tab/>drivers/gpu/drm/virtio/virtgpu_ttm.c</text:p>
      <text:p text:style-name="P1">#<text:tab/>drivers/gpu/drm/virtio/virtgpu_vq.c</text:p>
      <text:p text:style-name="P1">#<text:tab/>drivers/gpu/drm/vmwgfx/Kconfig</text:p>
      <text:p text:style-name="P1">#<text:tab/>drivers/gpu/drm/vmwgfx/Makefile</text:p>
      <text:p text:style-name="P1">#<text:tab/>drivers/gpu/drm/vmwgfx/device_include/svga3d_surfacedefs.h</text:p>
      <text:p text:style-name="P1">#<text:tab/>drivers/gpu/drm/vmwgfx/vmwgfx_buffer.c</text:p>
      <text:p text:style-name="P1">#<text:tab/>drivers/gpu/drm/vmwgfx/vmwgfx_cmdbuf.c</text:p>
      <text:p text:style-name="P1">#<text:tab/>drivers/gpu/drm/vmwgfx/vmwgfx_cmdbuf_res.c</text:p>
      <text:p text:style-name="P1">#<text:tab/>drivers/gpu/drm/vmwgfx/vmwgfx_cotable.c</text:p>
      <text:p text:style-name="P1">#<text:tab/>drivers/gpu/drm/vmwgfx/vmwgfx_dmabuf.c</text:p>
      <text:p text:style-name="P1">#<text:tab/>drivers/gpu/drm/vmwgfx/vmwgfx_drv.c</text:p>
      <text:p text:style-name="P1">#<text:tab/>drivers/gpu/drm/vmwgfx/vmwgfx_drv.h</text:p>
      <text:p text:style-name="P1">#<text:tab/>drivers/gpu/drm/vmwgfx/vmwgfx_execbuf.c</text:p>
      <text:p text:style-name="P1">#<text:tab/>drivers/gpu/drm/vmwgfx/vmwgfx_fb.c</text:p>
      <text:p text:style-name="P1">#<text:tab/>drivers/gpu/drm/vmwgfx/vmwgfx_fence.c</text:p>
      <text:p text:style-name="P1">#<text:tab/>drivers/gpu/drm/vmwgfx/vmwgfx_fence.h</text:p>
      <text:p text:style-name="P1">#<text:tab/>drivers/gpu/drm/vmwgfx/vmwgfx_kms.c</text:p>
      <text:p text:style-name="P1">#<text:tab/>drivers/gpu/drm/vmwgfx/vmwgfx_kms.h</text:p>
      <text:p text:style-name="P1">#<text:tab/>drivers/gpu/drm/vmwgfx/vmwgfx_ldu.c</text:p>
      <text:p text:style-name="P1">#<text:tab/>drivers/gpu/drm/vmwgfx/vmwgfx_mob.c</text:p>
      <text:p text:style-name="P1">#<text:tab/>drivers/gpu/drm/vmwgfx/vmwgfx_resource.c</text:p>
      <text:p text:style-name="P1">#<text:tab/>drivers/gpu/drm/vmwgfx/vmwgfx_scrn.c</text:p>
      <text:p text:style-name="P1">#<text:tab/>drivers/gpu/drm/vmwgfx/vmwgfx_shader.c</text:p>
      <text:p text:style-name="P1">#<text:tab/>drivers/gpu/drm/vmwgfx/vmwgfx_stdu.c</text:p>
      <text:p text:style-name="P1">#<text:tab/>drivers/gpu/drm/vmwgfx/vmwgfx_surface.c</text:p>
      <text:p text:style-name="P1">#<text:tab/>drivers/gpu/host1x/Makefile</text:p>
      <text:p text:style-name="P1">#<text:tab/>drivers/gpu/host1x/bus.c</text:p>
      <text:p text:style-name="P1">#<text:tab/>drivers/gpu/host1x/bus.h</text:p>
      <text:p text:style-name="P1">#<text:tab/>drivers/gpu/host1x/cdma.c</text:p>
      <text:p text:style-name="P1">#<text:tab/>drivers/gpu/host1x/cdma.h</text:p>
      <text:p text:style-name="P1">#<text:tab/>drivers/gpu/host1x/channel.c</text:p>
      <text:p text:style-name="P1">#<text:tab/>drivers/gpu/host1x/debug.c</text:p>
      <text:p text:style-name="P1">#<text:tab/>drivers/gpu/host1x/dev.c</text:p>
      <text:p text:style-name="P1">#<text:tab/>drivers/gpu/host1x/dev.h</text:p>
      <text:p text:style-name="P1">#<text:tab/>drivers/gpu/host1x/hw/cdma_hw.c</text:p>
      <text:p text:style-name="P1">#<text:tab/>drivers/gpu/host1x/hw/channel_hw.c</text:p>
      <text:p text:style-name="P1">#<text:tab/>drivers/gpu/host1x/hw/debug_hw.c</text:p>
      <text:p text:style-name="P1">#<text:tab/>drivers/gpu/host1x/hw/hw_host1x01_sync.h</text:p>
      <text:p text:style-name="P1">#<text:tab/>drivers/gpu/host1x/hw/hw_host1x02_sync.h</text:p>
      <text:p text:style-name="P1"><text:soft-page-break/>#<text:tab/>drivers/gpu/host1x/hw/hw_host1x04_sync.h</text:p>
      <text:p text:style-name="P1">#<text:tab/>drivers/gpu/host1x/hw/intr_hw.c</text:p>
      <text:p text:style-name="P1">#<text:tab/>drivers/gpu/host1x/hw/syncpt_hw.c</text:p>
      <text:p text:style-name="P1">#<text:tab/>drivers/gpu/host1x/intr.c</text:p>
      <text:p text:style-name="P1">#<text:tab/>drivers/gpu/host1x/intr.h</text:p>
      <text:p text:style-name="P1">#<text:tab/>drivers/gpu/host1x/job.c</text:p>
      <text:p text:style-name="P1">#<text:tab/>drivers/gpu/host1x/job.h</text:p>
      <text:p text:style-name="P1">#<text:tab/>drivers/gpu/host1x/mipi.c</text:p>
      <text:p text:style-name="P1">#<text:tab/>drivers/gpu/host1x/syncpt.c</text:p>
      <text:p text:style-name="P1">#<text:tab/>drivers/gpu/host1x/syncpt.h</text:p>
      <text:p text:style-name="P1">#<text:tab/>drivers/gpu/ipu-v3/Makefile</text:p>
      <text:p text:style-name="P1">#<text:tab/>drivers/gpu/ipu-v3/ipu-common.c</text:p>
      <text:p text:style-name="P1">#<text:tab/>drivers/gpu/ipu-v3/ipu-cpmem.c</text:p>
      <text:p text:style-name="P1">#<text:tab/>drivers/gpu/ipu-v3/ipu-csi.c</text:p>
      <text:p text:style-name="P1">#<text:tab/>drivers/gpu/ipu-v3/ipu-dc.c</text:p>
      <text:p text:style-name="P1">#<text:tab/>drivers/gpu/ipu-v3/ipu-di.c</text:p>
      <text:p text:style-name="P1">#<text:tab/>drivers/gpu/ipu-v3/ipu-dmfc.c</text:p>
      <text:p text:style-name="P1">#<text:tab/>drivers/gpu/ipu-v3/ipu-dp.c</text:p>
      <text:p text:style-name="P1">#<text:tab/>drivers/gpu/ipu-v3/ipu-ic.c</text:p>
      <text:p text:style-name="P1">#<text:tab/>drivers/gpu/ipu-v3/ipu-prv.h</text:p>
      <text:p text:style-name="P1">#<text:tab/>drivers/gpu/vga/vga_switcheroo.c</text:p>
      <text:p text:style-name="P1">#<text:tab/>drivers/gpu/vga/vgaarb.c</text:p>
      <text:p text:style-name="P1">#<text:tab/>drivers/hid/Kconfig</text:p>
      <text:p text:style-name="P1">#<text:tab/>drivers/hid/Makefile</text:p>
      <text:p text:style-name="P1">#<text:tab/>drivers/hid/hid-a4tech.c</text:p>
      <text:p text:style-name="P1">#<text:tab/>drivers/hid/hid-apple.c</text:p>
      <text:p text:style-name="P1">#<text:tab/>drivers/hid/hid-aureal.c</text:p>
      <text:p text:style-name="P1">#<text:tab/>drivers/hid/hid-chicony.c</text:p>
      <text:p text:style-name="P1">#<text:tab/>drivers/hid/hid-core.c</text:p>
      <text:p text:style-name="P1">#<text:tab/>drivers/hid/hid-cp2112.c</text:p>
      <text:p text:style-name="P1">#<text:tab/>drivers/hid/hid-cypress.c</text:p>
      <text:p text:style-name="P1">#<text:tab/>drivers/hid/hid-debug.c</text:p>
      <text:p text:style-name="P1">#<text:tab/>drivers/hid/hid-dr.c</text:p>
      <text:p text:style-name="P1">#<text:tab/>drivers/hid/hid-elecom.c</text:p>
      <text:p text:style-name="P1">#<text:tab/>drivers/hid/hid-gt683r.c</text:p>
      <text:p text:style-name="P1">#<text:tab/>drivers/hid/hid-holtek-kbd.c</text:p>
      <text:p text:style-name="P1">#<text:tab/>drivers/hid/hid-hyperv.c</text:p>
      <text:p text:style-name="P1">#<text:tab/>drivers/hid/hid-ids.h</text:p>
      <text:p text:style-name="P1">#<text:tab/>drivers/hid/hid-input.c</text:p>
      <text:p text:style-name="P1">#<text:tab/>drivers/hid/hid-kye.c</text:p>
      <text:p text:style-name="P1">#<text:tab/>drivers/hid/hid-lenovo.c</text:p>
      <text:p text:style-name="P1">#<text:tab/>drivers/hid/hid-lg.c</text:p>
      <text:p text:style-name="P1">#<text:tab/>drivers/hid/hid-lg.h</text:p>
      <text:p text:style-name="P1">#<text:tab/>drivers/hid/hid-lg4ff.c</text:p>
      <text:p text:style-name="P1">#<text:tab/>drivers/hid/hid-logitech-dj.c</text:p>
      <text:p text:style-name="P1">#<text:tab/>drivers/hid/hid-logitech-hidpp.c</text:p>
      <text:p text:style-name="P1">#<text:tab/>drivers/hid/hid-magicmouse.c</text:p>
      <text:p text:style-name="P1">#<text:tab/>drivers/hid/hid-microsoft.c</text:p>
      <text:p text:style-name="P1">#<text:tab/>drivers/hid/hid-multitouch.c</text:p>
      <text:p text:style-name="P1">#<text:tab/>drivers/hid/hid-ntrig.c</text:p>
      <text:p text:style-name="P1">#<text:tab/>drivers/hid/hid-penmount.c</text:p>
      <text:p text:style-name="P1">#<text:tab/>drivers/hid/hid-picolcd_backlight.c</text:p>
      <text:p text:style-name="P1"><text:soft-page-break/>#<text:tab/>drivers/hid/hid-picolcd_cir.c</text:p>
      <text:p text:style-name="P1">#<text:tab/>drivers/hid/hid-picolcd_lcd.c</text:p>
      <text:p text:style-name="P1">#<text:tab/>drivers/hid/hid-picolcd_leds.c</text:p>
      <text:p text:style-name="P1">#<text:tab/>drivers/hid/hid-prodikeys.c</text:p>
      <text:p text:style-name="P1">#<text:tab/>drivers/hid/hid-rmi.c</text:p>
      <text:p text:style-name="P1">#<text:tab/>drivers/hid/hid-roccat-arvo.c</text:p>
      <text:p text:style-name="P1">#<text:tab/>drivers/hid/hid-roccat-common.c</text:p>
      <text:p text:style-name="P1">#<text:tab/>drivers/hid/hid-roccat-isku.c</text:p>
      <text:p text:style-name="P1">#<text:tab/>drivers/hid/hid-roccat-kone.c</text:p>
      <text:p text:style-name="P1">#<text:tab/>drivers/hid/hid-roccat-koneplus.c</text:p>
      <text:p text:style-name="P1">#<text:tab/>drivers/hid/hid-roccat-kovaplus.c</text:p>
      <text:p text:style-name="P1">#<text:tab/>drivers/hid/hid-roccat-lua.c</text:p>
      <text:p text:style-name="P1">#<text:tab/>drivers/hid/hid-roccat-pyra.c</text:p>
      <text:p text:style-name="P1">#<text:tab/>drivers/hid/hid-roccat.c</text:p>
      <text:p text:style-name="P1">#<text:tab/>drivers/hid/hid-saitek.c</text:p>
      <text:p text:style-name="P1">#<text:tab/>drivers/hid/hid-samsung.c</text:p>
      <text:p text:style-name="P1">#<text:tab/>drivers/hid/hid-sensor-hub.c</text:p>
      <text:p text:style-name="P1">#<text:tab/>drivers/hid/hid-sony.c</text:p>
      <text:p text:style-name="P1">#<text:tab/>drivers/hid/hid-steelseries.c</text:p>
      <text:p text:style-name="P1">#<text:tab/>drivers/hid/hid-tmff.c</text:p>
      <text:p text:style-name="P1">#<text:tab/>drivers/hid/hid-uclogic.c</text:p>
      <text:p text:style-name="P1">#<text:tab/>drivers/hid/hid-waltop.c</text:p>
      <text:p text:style-name="P1">#<text:tab/>drivers/hid/hid-wiimote-modules.c</text:p>
      <text:p text:style-name="P1">#<text:tab/>drivers/hid/hid-wiimote.h</text:p>
      <text:p text:style-name="P1">#<text:tab/>drivers/hid/hidraw.c</text:p>
      <text:p text:style-name="P1">#<text:tab/>drivers/hid/i2c-hid/Makefile</text:p>
      <text:p text:style-name="P1">#<text:tab/>drivers/hid/uhid.c</text:p>
      <text:p text:style-name="P1">#<text:tab/>drivers/hid/usbhid/Makefile</text:p>
      <text:p text:style-name="P1">#<text:tab/>drivers/hid/usbhid/hid-core.c</text:p>
      <text:p text:style-name="P1">#<text:tab/>drivers/hid/usbhid/hid-pidff.c</text:p>
      <text:p text:style-name="P1">#<text:tab/>drivers/hid/usbhid/hid-quirks.c</text:p>
      <text:p text:style-name="P1">#<text:tab/>drivers/hid/usbhid/hiddev.c</text:p>
      <text:p text:style-name="P1">#<text:tab/>drivers/hid/usbhid/usbhid.h</text:p>
      <text:p text:style-name="P1">#<text:tab/>drivers/hid/wacom.h</text:p>
      <text:p text:style-name="P1">#<text:tab/>drivers/hid/wacom_sys.c</text:p>
      <text:p text:style-name="P1">#<text:tab/>drivers/hid/wacom_wac.c</text:p>
      <text:p text:style-name="P1">#<text:tab/>drivers/hid/wacom_wac.h</text:p>
      <text:p text:style-name="P1">#<text:tab/>drivers/hsi/Makefile</text:p>
      <text:p text:style-name="P1">#<text:tab/>drivers/hsi/clients/Kconfig</text:p>
      <text:p text:style-name="P1">#<text:tab/>drivers/hsi/clients/Makefile</text:p>
      <text:p text:style-name="P1">#<text:tab/>drivers/hsi/clients/nokia-modem.c</text:p>
      <text:p text:style-name="P1">#<text:tab/>drivers/hsi/clients/ssi_protocol.c</text:p>
      <text:p text:style-name="P1">#<text:tab/>drivers/hsi/controllers/Kconfig</text:p>
      <text:p text:style-name="P1">#<text:tab/>drivers/hsi/controllers/Makefile</text:p>
      <text:p text:style-name="P1">#<text:tab/>drivers/hsi/controllers/omap_ssi.h</text:p>
      <text:p text:style-name="P1">#<text:tab/>drivers/hsi/controllers/omap_ssi_port.c</text:p>
      <text:p text:style-name="P1">#<text:tab/>drivers/hv/Makefile</text:p>
      <text:p text:style-name="P1">#<text:tab/>drivers/hv/channel.c</text:p>
      <text:p text:style-name="P1">#<text:tab/>drivers/hv/channel_mgmt.c</text:p>
      <text:p text:style-name="P1">#<text:tab/>drivers/hv/connection.c</text:p>
      <text:p text:style-name="P1">#<text:tab/>drivers/hv/hv.c</text:p>
      <text:p text:style-name="P1">#<text:tab/>drivers/hv/hv_balloon.c</text:p>
      <text:p text:style-name="P1"><text:soft-page-break/>#<text:tab/>drivers/hv/hv_fcopy.c</text:p>
      <text:p text:style-name="P1">#<text:tab/>drivers/hv/hv_kvp.c</text:p>
      <text:p text:style-name="P1">#<text:tab/>drivers/hv/hv_snapshot.c</text:p>
      <text:p text:style-name="P1">#<text:tab/>drivers/hv/hv_util.c</text:p>
      <text:p text:style-name="P1">#<text:tab/>drivers/hv/hyperv_vmbus.h</text:p>
      <text:p text:style-name="P1">#<text:tab/>drivers/hv/ring_buffer.c</text:p>
      <text:p text:style-name="P1">#<text:tab/>drivers/hv/vmbus_drv.c</text:p>
      <text:p text:style-name="P1">#<text:tab/>drivers/hwmon/Kconfig</text:p>
      <text:p text:style-name="P1">#<text:tab/>drivers/hwmon/Makefile</text:p>
      <text:p text:style-name="P1">#<text:tab/>drivers/hwmon/abituguru.c</text:p>
      <text:p text:style-name="P1">#<text:tab/>drivers/hwmon/abituguru3.c</text:p>
      <text:p text:style-name="P1">#<text:tab/>drivers/hwmon/abx500.c</text:p>
      <text:p text:style-name="P1">#<text:tab/>drivers/hwmon/acpi_power_meter.c</text:p>
      <text:p text:style-name="P1">#<text:tab/>drivers/hwmon/ad7314.c</text:p>
      <text:p text:style-name="P1">#<text:tab/>drivers/hwmon/adc128d818.c</text:p>
      <text:p text:style-name="P1">#<text:tab/>drivers/hwmon/adcxx.c</text:p>
      <text:p text:style-name="P1">#<text:tab/>drivers/hwmon/adm9240.c</text:p>
      <text:p text:style-name="P1">#<text:tab/>drivers/hwmon/ads7828.c</text:p>
      <text:p text:style-name="P1">#<text:tab/>drivers/hwmon/ads7871.c</text:p>
      <text:p text:style-name="P1">#<text:tab/>drivers/hwmon/adt7310.c</text:p>
      <text:p text:style-name="P1">#<text:tab/>drivers/hwmon/adt7411.c</text:p>
      <text:p text:style-name="P1">#<text:tab/>drivers/hwmon/adt7462.c</text:p>
      <text:p text:style-name="P1">#<text:tab/>drivers/hwmon/adt7470.c</text:p>
      <text:p text:style-name="P1">#<text:tab/>drivers/hwmon/adt7475.c</text:p>
      <text:p text:style-name="P1">#<text:tab/>drivers/hwmon/amc6821.c</text:p>
      <text:p text:style-name="P1">#<text:tab/>drivers/hwmon/applesmc.c</text:p>
      <text:p text:style-name="P1">#<text:tab/>drivers/hwmon/atxp1.c</text:p>
      <text:p text:style-name="P1">#<text:tab/>drivers/hwmon/coretemp.c</text:p>
      <text:p text:style-name="P1">#<text:tab/>drivers/hwmon/da9052-hwmon.c</text:p>
      <text:p text:style-name="P1">#<text:tab/>drivers/hwmon/da9055-hwmon.c</text:p>
      <text:p text:style-name="P1">#<text:tab/>drivers/hwmon/dme1737.c</text:p>
      <text:p text:style-name="P1">#<text:tab/>drivers/hwmon/ds620.c</text:p>
      <text:p text:style-name="P1">#<text:tab/>drivers/hwmon/emc2103.c</text:p>
      <text:p text:style-name="P1">#<text:tab/>drivers/hwmon/emc6w201.c</text:p>
      <text:p text:style-name="P1">#<text:tab/>drivers/hwmon/f71805f.c</text:p>
      <text:p text:style-name="P1">#<text:tab/>drivers/hwmon/f71882fg.c</text:p>
      <text:p text:style-name="P1">#<text:tab/>drivers/hwmon/fam15h_power.c</text:p>
      <text:p text:style-name="P1">#<text:tab/>drivers/hwmon/g762.c</text:p>
      <text:p text:style-name="P1">#<text:tab/>drivers/hwmon/gpio-fan.c</text:p>
      <text:p text:style-name="P1">#<text:tab/>drivers/hwmon/hwmon-vid.c</text:p>
      <text:p text:style-name="P1">#<text:tab/>drivers/hwmon/hwmon.c</text:p>
      <text:p text:style-name="P1">#<text:tab/>drivers/hwmon/i5k_amb.c</text:p>
      <text:p text:style-name="P1">#<text:tab/>drivers/hwmon/ibmaem.c</text:p>
      <text:p text:style-name="P1">#<text:tab/>drivers/hwmon/ibmpex.c</text:p>
      <text:p text:style-name="P1">#<text:tab/>drivers/hwmon/ibmpowernv.c</text:p>
      <text:p text:style-name="P1">#<text:tab/>drivers/hwmon/iio_hwmon.c</text:p>
      <text:p text:style-name="P1">#<text:tab/>drivers/hwmon/ina2xx.c</text:p>
      <text:p text:style-name="P1">#<text:tab/>drivers/hwmon/it87.c</text:p>
      <text:p text:style-name="P1">#<text:tab/>drivers/hwmon/jc42.c</text:p>
      <text:p text:style-name="P1">#<text:tab/>drivers/hwmon/jz4740-hwmon.c</text:p>
      <text:p text:style-name="P1">#<text:tab/>drivers/hwmon/k10temp.c</text:p>
      <text:p text:style-name="P1">#<text:tab/>drivers/hwmon/k8temp.c</text:p>
      <text:p text:style-name="P1"><text:soft-page-break/>#<text:tab/>drivers/hwmon/lm70.c</text:p>
      <text:p text:style-name="P1">#<text:tab/>drivers/hwmon/lm75.c</text:p>
      <text:p text:style-name="P1">#<text:tab/>drivers/hwmon/lm78.c</text:p>
      <text:p text:style-name="P1">#<text:tab/>drivers/hwmon/lm80.c</text:p>
      <text:p text:style-name="P1">#<text:tab/>drivers/hwmon/lm85.c</text:p>
      <text:p text:style-name="P1">#<text:tab/>drivers/hwmon/lm90.c</text:p>
      <text:p text:style-name="P1">#<text:tab/>drivers/hwmon/lm95234.c</text:p>
      <text:p text:style-name="P1">#<text:tab/>drivers/hwmon/lm95241.c</text:p>
      <text:p text:style-name="P1">#<text:tab/>drivers/hwmon/lm95245.c</text:p>
      <text:p text:style-name="P1">#<text:tab/>drivers/hwmon/ltc4151.c</text:p>
      <text:p text:style-name="P1">#<text:tab/>drivers/hwmon/ltc4245.c</text:p>
      <text:p text:style-name="P1">#<text:tab/>drivers/hwmon/max1111.c</text:p>
      <text:p text:style-name="P1">#<text:tab/>drivers/hwmon/max197.c</text:p>
      <text:p text:style-name="P1">#<text:tab/>drivers/hwmon/max6650.c</text:p>
      <text:p text:style-name="P1">#<text:tab/>drivers/hwmon/mc13783-adc.c</text:p>
      <text:p text:style-name="P1">#<text:tab/>drivers/hwmon/menf21bmc_hwmon.c</text:p>
      <text:p text:style-name="P1">#<text:tab/>drivers/hwmon/nct6683.c</text:p>
      <text:p text:style-name="P1">#<text:tab/>drivers/hwmon/nct6775.c</text:p>
      <text:p text:style-name="P1">#<text:tab/>drivers/hwmon/ntc_thermistor.c</text:p>
      <text:p text:style-name="P1">#<text:tab/>drivers/hwmon/pc87360.c</text:p>
      <text:p text:style-name="P1">#<text:tab/>drivers/hwmon/pc87427.c</text:p>
      <text:p text:style-name="P1">#<text:tab/>drivers/hwmon/pmbus/Kconfig</text:p>
      <text:p text:style-name="P1">#<text:tab/>drivers/hwmon/pmbus/Makefile</text:p>
      <text:p text:style-name="P1">#<text:tab/>drivers/hwmon/pmbus/adm1275.c</text:p>
      <text:p text:style-name="P1">#<text:tab/>drivers/hwmon/pmbus/lm25066.c</text:p>
      <text:p text:style-name="P1">#<text:tab/>drivers/hwmon/pmbus/ltc2978.c</text:p>
      <text:p text:style-name="P1">#<text:tab/>drivers/hwmon/pmbus/max34440.c</text:p>
      <text:p text:style-name="P1">#<text:tab/>drivers/hwmon/pmbus/max8688.c</text:p>
      <text:p text:style-name="P1">#<text:tab/>drivers/hwmon/pmbus/pmbus.c</text:p>
      <text:p text:style-name="P1">#<text:tab/>drivers/hwmon/pmbus/pmbus.h</text:p>
      <text:p text:style-name="P1">#<text:tab/>drivers/hwmon/pmbus/pmbus_core.c</text:p>
      <text:p text:style-name="P1">#<text:tab/>drivers/hwmon/pmbus/ucd9000.c</text:p>
      <text:p text:style-name="P1">#<text:tab/>drivers/hwmon/pmbus/zl6100.c</text:p>
      <text:p text:style-name="P1">#<text:tab/>drivers/hwmon/pwm-fan.c</text:p>
      <text:p text:style-name="P1">#<text:tab/>drivers/hwmon/s3c-hwmon.c</text:p>
      <text:p text:style-name="P1">#<text:tab/>drivers/hwmon/sch5627.c</text:p>
      <text:p text:style-name="P1">#<text:tab/>drivers/hwmon/sch5636.c</text:p>
      <text:p text:style-name="P1">#<text:tab/>drivers/hwmon/sch56xx-common.c</text:p>
      <text:p text:style-name="P1">#<text:tab/>drivers/hwmon/sht15.c</text:p>
      <text:p text:style-name="P1">#<text:tab/>drivers/hwmon/shtc1.c</text:p>
      <text:p text:style-name="P1">#<text:tab/>drivers/hwmon/sis5595.c</text:p>
      <text:p text:style-name="P1">#<text:tab/>drivers/hwmon/smsc47b397.c</text:p>
      <text:p text:style-name="P1">#<text:tab/>drivers/hwmon/smsc47m1.c</text:p>
      <text:p text:style-name="P1">#<text:tab/>drivers/hwmon/tmp102.c</text:p>
      <text:p text:style-name="P1">#<text:tab/>drivers/hwmon/tmp401.c</text:p>
      <text:p text:style-name="P1">#<text:tab/>drivers/hwmon/tmp421.c</text:p>
      <text:p text:style-name="P1">#<text:tab/>drivers/hwmon/twl4030-madc-hwmon.c</text:p>
      <text:p text:style-name="P1">#<text:tab/>drivers/hwmon/ultra45_env.c</text:p>
      <text:p text:style-name="P1">#<text:tab/>drivers/hwmon/via-cputemp.c</text:p>
      <text:p text:style-name="P1">#<text:tab/>drivers/hwmon/via686a.c</text:p>
      <text:p text:style-name="P1">#<text:tab/>drivers/hwmon/vt1211.c</text:p>
      <text:p text:style-name="P1">#<text:tab/>drivers/hwmon/vt8231.c</text:p>
      <text:p text:style-name="P1"><text:soft-page-break/>#<text:tab/>drivers/hwmon/w83627ehf.c</text:p>
      <text:p text:style-name="P1">#<text:tab/>drivers/hwmon/w83627hf.c</text:p>
      <text:p text:style-name="P1">#<text:tab/>drivers/hwmon/w83781d.c</text:p>
      <text:p text:style-name="P1">#<text:tab/>drivers/hwmon/w83792d.c</text:p>
      <text:p text:style-name="P1">#<text:tab/>drivers/hwmon/w83795.c</text:p>
      <text:p text:style-name="P1">#<text:tab/>drivers/hwmon/wm831x-hwmon.c</text:p>
      <text:p text:style-name="P1">#<text:tab/>drivers/hwmon/wm8350-hwmon.c</text:p>
      <text:p text:style-name="P1">#<text:tab/>drivers/hwspinlock/Kconfig</text:p>
      <text:p text:style-name="P1">#<text:tab/>drivers/hwspinlock/Makefile</text:p>
      <text:p text:style-name="P1">#<text:tab/>drivers/hwspinlock/hwspinlock_core.c</text:p>
      <text:p text:style-name="P1">#<text:tab/>drivers/hwspinlock/omap_hwspinlock.c</text:p>
      <text:p text:style-name="P1">#<text:tab/>drivers/hwspinlock/u8500_hsem.c</text:p>
      <text:p text:style-name="P1">#<text:tab/>drivers/hwtracing/coresight/Kconfig</text:p>
      <text:p text:style-name="P1">#<text:tab/>drivers/hwtracing/coresight/Makefile</text:p>
      <text:p text:style-name="P1">#<text:tab/>drivers/hwtracing/coresight/coresight-etb10.c</text:p>
      <text:p text:style-name="P1">#<text:tab/>drivers/hwtracing/coresight/coresight-etm.h</text:p>
      <text:p text:style-name="P1">#<text:tab/>drivers/hwtracing/coresight/coresight-etm3x.c</text:p>
      <text:p text:style-name="P1">#<text:tab/>drivers/hwtracing/coresight/coresight-etm4x.c</text:p>
      <text:p text:style-name="P1">#<text:tab/>drivers/hwtracing/coresight/coresight-etm4x.h</text:p>
      <text:p text:style-name="P1">#<text:tab/>drivers/hwtracing/coresight/coresight-funnel.c</text:p>
      <text:p text:style-name="P1">#<text:tab/>drivers/hwtracing/coresight/coresight-priv.h</text:p>
      <text:p text:style-name="P1">#<text:tab/>drivers/hwtracing/coresight/coresight-replicator-qcom.c</text:p>
      <text:p text:style-name="P1">#<text:tab/>drivers/hwtracing/coresight/coresight-replicator.c</text:p>
      <text:p text:style-name="P1">#<text:tab/>drivers/hwtracing/coresight/coresight-stm.c</text:p>
      <text:p text:style-name="P1">#<text:tab/>drivers/hwtracing/coresight/coresight-tmc.c</text:p>
      <text:p text:style-name="P1">#<text:tab/>drivers/hwtracing/coresight/coresight-tpiu.c</text:p>
      <text:p text:style-name="P1">#<text:tab/>drivers/hwtracing/coresight/coresight.c</text:p>
      <text:p text:style-name="P1">#<text:tab/>drivers/hwtracing/coresight/of_coresight.c</text:p>
      <text:p text:style-name="P1">#<text:tab/>drivers/i2c/Kconfig</text:p>
      <text:p text:style-name="P1">#<text:tab/>drivers/i2c/Makefile</text:p>
      <text:p text:style-name="P1">#<text:tab/>drivers/i2c/algos/i2c-algo-bit.c</text:p>
      <text:p text:style-name="P1">#<text:tab/>drivers/i2c/algos/i2c-algo-pca.c</text:p>
      <text:p text:style-name="P1">#<text:tab/>drivers/i2c/busses/Kconfig</text:p>
      <text:p text:style-name="P1">#<text:tab/>drivers/i2c/busses/Makefile</text:p>
      <text:p text:style-name="P1">#<text:tab/>drivers/i2c/busses/i2c-acorn.c</text:p>
      <text:p text:style-name="P1">#<text:tab/>drivers/i2c/busses/i2c-amd756.c</text:p>
      <text:p text:style-name="P1">#<text:tab/>drivers/i2c/busses/i2c-at91.c</text:p>
      <text:p text:style-name="P1">#<text:tab/>drivers/i2c/busses/i2c-au1550.c</text:p>
      <text:p text:style-name="P1">#<text:tab/>drivers/i2c/busses/i2c-axxia.c</text:p>
      <text:p text:style-name="P1">#<text:tab/>drivers/i2c/busses/i2c-bcm-kona.c</text:p>
      <text:p text:style-name="P1">#<text:tab/>drivers/i2c/busses/i2c-bcm2835.c</text:p>
      <text:p text:style-name="P1">#<text:tab/>drivers/i2c/busses/i2c-bfin-twi.c</text:p>
      <text:p text:style-name="P1">#<text:tab/>drivers/i2c/busses/i2c-cadence.c</text:p>
      <text:p text:style-name="P1">#<text:tab/>drivers/i2c/busses/i2c-cbus-gpio.c</text:p>
      <text:p text:style-name="P1">#<text:tab/>drivers/i2c/busses/i2c-cpm.c</text:p>
      <text:p text:style-name="P1">#<text:tab/>drivers/i2c/busses/i2c-cros-ec-tunnel.c</text:p>
      <text:p text:style-name="P1">#<text:tab/>drivers/i2c/busses/i2c-davinci.c</text:p>
      <text:p text:style-name="P1">#<text:tab/>drivers/i2c/busses/i2c-designware-core.c</text:p>
      <text:p text:style-name="P1">#<text:tab/>drivers/i2c/busses/i2c-designware-core.h</text:p>
      <text:p text:style-name="P1">#<text:tab/>drivers/i2c/busses/i2c-designware-pcidrv.c</text:p>
      <text:p text:style-name="P1">#<text:tab/>drivers/i2c/busses/i2c-designware-platdrv.c</text:p>
      <text:p text:style-name="P1">#<text:tab/>drivers/i2c/busses/i2c-diolan-u2c.c</text:p>
      <text:p text:style-name="P1"><text:soft-page-break/>#<text:tab/>drivers/i2c/busses/i2c-efm32.c</text:p>
      <text:p text:style-name="P1">#<text:tab/>drivers/i2c/busses/i2c-eg20t.c</text:p>
      <text:p text:style-name="P1">#<text:tab/>drivers/i2c/busses/i2c-elektor.c</text:p>
      <text:p text:style-name="P1">#<text:tab/>drivers/i2c/busses/i2c-exynos5.c</text:p>
      <text:p text:style-name="P1">#<text:tab/>drivers/i2c/busses/i2c-gpio.c</text:p>
      <text:p text:style-name="P1">#<text:tab/>drivers/i2c/busses/i2c-highlander.c</text:p>
      <text:p text:style-name="P1">#<text:tab/>drivers/i2c/busses/i2c-hix5hd2.c</text:p>
      <text:p text:style-name="P1">#<text:tab/>drivers/i2c/busses/i2c-i801.c</text:p>
      <text:p text:style-name="P1">#<text:tab/>drivers/i2c/busses/i2c-ibm_iic.c</text:p>
      <text:p text:style-name="P1">#<text:tab/>drivers/i2c/busses/i2c-imx.c</text:p>
      <text:p text:style-name="P1">#<text:tab/>drivers/i2c/busses/i2c-iop3xx.c</text:p>
      <text:p text:style-name="P1">#<text:tab/>drivers/i2c/busses/i2c-isch.c</text:p>
      <text:p text:style-name="P1">#<text:tab/>drivers/i2c/busses/i2c-ismt.c</text:p>
      <text:p text:style-name="P1">#<text:tab/>drivers/i2c/busses/i2c-kempld.c</text:p>
      <text:p text:style-name="P1">#<text:tab/>drivers/i2c/busses/i2c-mpc.c</text:p>
      <text:p text:style-name="P1">#<text:tab/>drivers/i2c/busses/i2c-mv64xxx.c</text:p>
      <text:p text:style-name="P1">#<text:tab/>drivers/i2c/busses/i2c-mxs.c</text:p>
      <text:p text:style-name="P1">#<text:tab/>drivers/i2c/busses/i2c-nforce2.c</text:p>
      <text:p text:style-name="P1">#<text:tab/>drivers/i2c/busses/i2c-nomadik.c</text:p>
      <text:p text:style-name="P1">#<text:tab/>drivers/i2c/busses/i2c-ocores.c</text:p>
      <text:p text:style-name="P1">#<text:tab/>drivers/i2c/busses/i2c-omap.c</text:p>
      <text:p text:style-name="P1">#<text:tab/>drivers/i2c/busses/i2c-parport-light.c</text:p>
      <text:p text:style-name="P1">#<text:tab/>drivers/i2c/busses/i2c-parport.c</text:p>
      <text:p text:style-name="P1">#<text:tab/>drivers/i2c/busses/i2c-parport.h</text:p>
      <text:p text:style-name="P1">#<text:tab/>drivers/i2c/busses/i2c-pca-isa.c</text:p>
      <text:p text:style-name="P1">#<text:tab/>drivers/i2c/busses/i2c-pca-platform.c</text:p>
      <text:p text:style-name="P1">#<text:tab/>drivers/i2c/busses/i2c-piix4.c</text:p>
      <text:p text:style-name="P1">#<text:tab/>drivers/i2c/busses/i2c-pmcmsp.c</text:p>
      <text:p text:style-name="P1">#<text:tab/>drivers/i2c/busses/i2c-pnx.c</text:p>
      <text:p text:style-name="P1">#<text:tab/>drivers/i2c/busses/i2c-powermac.c</text:p>
      <text:p text:style-name="P1">#<text:tab/>drivers/i2c/busses/i2c-puv3.c</text:p>
      <text:p text:style-name="P1">#<text:tab/>drivers/i2c/busses/i2c-pxa.c</text:p>
      <text:p text:style-name="P1">#<text:tab/>drivers/i2c/busses/i2c-qup.c</text:p>
      <text:p text:style-name="P1">#<text:tab/>drivers/i2c/busses/i2c-rcar.c</text:p>
      <text:p text:style-name="P1">#<text:tab/>drivers/i2c/busses/i2c-riic.c</text:p>
      <text:p text:style-name="P1">#<text:tab/>drivers/i2c/busses/i2c-rk3x.c</text:p>
      <text:p text:style-name="P1">#<text:tab/>drivers/i2c/busses/i2c-robotfuzz-osif.c</text:p>
      <text:p text:style-name="P1">#<text:tab/>drivers/i2c/busses/i2c-s3c2410.c</text:p>
      <text:p text:style-name="P1">#<text:tab/>drivers/i2c/busses/i2c-scmi.c</text:p>
      <text:p text:style-name="P1">#<text:tab/>drivers/i2c/busses/i2c-sh7760.c</text:p>
      <text:p text:style-name="P1">#<text:tab/>drivers/i2c/busses/i2c-sh_mobile.c</text:p>
      <text:p text:style-name="P1">#<text:tab/>drivers/i2c/busses/i2c-simtec.c</text:p>
      <text:p text:style-name="P1">#<text:tab/>drivers/i2c/busses/i2c-sirf.c</text:p>
      <text:p text:style-name="P1">#<text:tab/>drivers/i2c/busses/i2c-st.c</text:p>
      <text:p text:style-name="P1">#<text:tab/>drivers/i2c/busses/i2c-stu300.c</text:p>
      <text:p text:style-name="P1">#<text:tab/>drivers/i2c/busses/i2c-sun6i-p2wi.c</text:p>
      <text:p text:style-name="P1">#<text:tab/>drivers/i2c/busses/i2c-taos-evm.c</text:p>
      <text:p text:style-name="P1">#<text:tab/>drivers/i2c/busses/i2c-tegra.c</text:p>
      <text:p text:style-name="P1">#<text:tab/>drivers/i2c/busses/i2c-versatile.c</text:p>
      <text:p text:style-name="P1">#<text:tab/>drivers/i2c/busses/i2c-viperboard.c</text:p>
      <text:p text:style-name="P1">#<text:tab/>drivers/i2c/busses/i2c-wmt.c</text:p>
      <text:p text:style-name="P1">#<text:tab/>drivers/i2c/busses/i2c-xiic.c</text:p>
      <text:p text:style-name="P1"><text:soft-page-break/>#<text:tab/>drivers/i2c/busses/i2c-xlr.c</text:p>
      <text:p text:style-name="P1">#<text:tab/>drivers/i2c/busses/scx200_acb.c</text:p>
      <text:p text:style-name="P1">#<text:tab/>drivers/i2c/i2c-boardinfo.c</text:p>
      <text:p text:style-name="P1">#<text:tab/>drivers/i2c/i2c-core.c</text:p>
      <text:p text:style-name="P1">#<text:tab/>drivers/i2c/i2c-dev.c</text:p>
      <text:p text:style-name="P1">#<text:tab/>drivers/i2c/i2c-mux.c</text:p>
      <text:p text:style-name="P1">#<text:tab/>drivers/i2c/i2c-smbus.c</text:p>
      <text:p text:style-name="P1">#<text:tab/>drivers/i2c/i2c-stub.c</text:p>
      <text:p text:style-name="P1">#<text:tab/>drivers/i2c/muxes/Kconfig</text:p>
      <text:p text:style-name="P1">#<text:tab/>drivers/i2c/muxes/Makefile</text:p>
      <text:p text:style-name="P1">#<text:tab/>drivers/i2c/muxes/i2c-arb-gpio-challenge.c</text:p>
      <text:p text:style-name="P1">#<text:tab/>drivers/i2c/muxes/i2c-mux-gpio.c</text:p>
      <text:p text:style-name="P1">#<text:tab/>drivers/i2c/muxes/i2c-mux-pca9541.c</text:p>
      <text:p text:style-name="P1">#<text:tab/>drivers/i2c/muxes/i2c-mux-pca954x.c</text:p>
      <text:p text:style-name="P1">#<text:tab/>drivers/i2c/muxes/i2c-mux-pinctrl.c</text:p>
      <text:p text:style-name="P1">#<text:tab/>drivers/ide/Kconfig</text:p>
      <text:p text:style-name="P1">#<text:tab/>drivers/ide/Makefile</text:p>
      <text:p text:style-name="P1">#<text:tab/>drivers/ide/au1xxx-ide.c</text:p>
      <text:p text:style-name="P1">#<text:tab/>drivers/ide/cmd640.c</text:p>
      <text:p text:style-name="P1">#<text:tab/>drivers/ide/cmd64x.c</text:p>
      <text:p text:style-name="P1">#<text:tab/>drivers/ide/cs5520.c</text:p>
      <text:p text:style-name="P1">#<text:tab/>drivers/ide/gayle.c</text:p>
      <text:p text:style-name="P1">#<text:tab/>drivers/ide/hpt366.c</text:p>
      <text:p text:style-name="P1">#<text:tab/>drivers/ide/icside.c</text:p>
      <text:p text:style-name="P1">#<text:tab/>drivers/ide/ide-atapi.c</text:p>
      <text:p text:style-name="P1">#<text:tab/>drivers/ide/ide-cd.c</text:p>
      <text:p text:style-name="P1">#<text:tab/>drivers/ide/ide-cd_ioctl.c</text:p>
      <text:p text:style-name="P1">#<text:tab/>drivers/ide/ide-devsets.c</text:p>
      <text:p text:style-name="P1">#<text:tab/>drivers/ide/ide-disk.c</text:p>
      <text:p text:style-name="P1">#<text:tab/>drivers/ide/ide-eh.c</text:p>
      <text:p text:style-name="P1">#<text:tab/>drivers/ide/ide-floppy.c</text:p>
      <text:p text:style-name="P1">#<text:tab/>drivers/ide/ide-gd.c</text:p>
      <text:p text:style-name="P1">#<text:tab/>drivers/ide/ide-io.c</text:p>
      <text:p text:style-name="P1">#<text:tab/>drivers/ide/ide-ioctls.c</text:p>
      <text:p text:style-name="P1">#<text:tab/>drivers/ide/ide-lib.c</text:p>
      <text:p text:style-name="P1">#<text:tab/>drivers/ide/ide-park.c</text:p>
      <text:p text:style-name="P1">#<text:tab/>drivers/ide/ide-pm.c</text:p>
      <text:p text:style-name="P1">#<text:tab/>drivers/ide/ide-pnp.c</text:p>
      <text:p text:style-name="P1">#<text:tab/>drivers/ide/ide-probe.c</text:p>
      <text:p text:style-name="P1">#<text:tab/>drivers/ide/ide-scan-pci.c</text:p>
      <text:p text:style-name="P1">#<text:tab/>drivers/ide/ide-tape.c</text:p>
      <text:p text:style-name="P1">#<text:tab/>drivers/ide/ide-taskfile.c</text:p>
      <text:p text:style-name="P1">#<text:tab/>drivers/ide/ide.c</text:p>
      <text:p text:style-name="P1">#<text:tab/>drivers/ide/ide_platform.c</text:p>
      <text:p text:style-name="P1">#<text:tab/>drivers/ide/it821x.c</text:p>
      <text:p text:style-name="P1">#<text:tab/>drivers/ide/palm_bk3710.c</text:p>
      <text:p text:style-name="P1">#<text:tab/>drivers/ide/pdc202xx_new.c</text:p>
      <text:p text:style-name="P1">#<text:tab/>drivers/ide/pmac.c</text:p>
      <text:p text:style-name="P1">#<text:tab/>drivers/ide/serverworks.c</text:p>
      <text:p text:style-name="P1">#<text:tab/>drivers/ide/setup-pci.c</text:p>
      <text:p text:style-name="P1">#<text:tab/>drivers/ide/sgiioc4.c</text:p>
      <text:p text:style-name="P1">#<text:tab/>drivers/ide/trm290.c</text:p>
      <text:p text:style-name="P1"><text:soft-page-break/>#<text:tab/>drivers/ide/tx4938ide.c</text:p>
      <text:p text:style-name="P1">#<text:tab/>drivers/ide/tx4939ide.c</text:p>
      <text:p text:style-name="P1">#<text:tab/>drivers/idle/Kconfig</text:p>
      <text:p text:style-name="P1">#<text:tab/>drivers/idle/intel_idle.c</text:p>
      <text:p text:style-name="P1">#<text:tab/>drivers/iio/Kconfig</text:p>
      <text:p text:style-name="P1">#<text:tab/>drivers/iio/Makefile</text:p>
      <text:p text:style-name="P1">#<text:tab/>drivers/iio/accel/Kconfig</text:p>
      <text:p text:style-name="P1">#<text:tab/>drivers/iio/accel/Makefile</text:p>
      <text:p text:style-name="P1">#<text:tab/>drivers/iio/accel/bma180.c</text:p>
      <text:p text:style-name="P1">#<text:tab/>drivers/iio/accel/hid-sensor-accel-3d.c</text:p>
      <text:p text:style-name="P1">#<text:tab/>drivers/iio/accel/kxcjk-1013.c</text:p>
      <text:p text:style-name="P1">#<text:tab/>drivers/iio/accel/kxsd9.c</text:p>
      <text:p text:style-name="P1">#<text:tab/>drivers/iio/accel/mma8452.c</text:p>
      <text:p text:style-name="P1">#<text:tab/>drivers/iio/accel/st_accel.h</text:p>
      <text:p text:style-name="P1">#<text:tab/>drivers/iio/accel/st_accel_buffer.c</text:p>
      <text:p text:style-name="P1">#<text:tab/>drivers/iio/accel/st_accel_core.c</text:p>
      <text:p text:style-name="P1">#<text:tab/>drivers/iio/accel/st_accel_i2c.c</text:p>
      <text:p text:style-name="P1">#<text:tab/>drivers/iio/accel/st_accel_spi.c</text:p>
      <text:p text:style-name="P1">#<text:tab/>drivers/iio/adc/Kconfig</text:p>
      <text:p text:style-name="P1">#<text:tab/>drivers/iio/adc/Makefile</text:p>
      <text:p text:style-name="P1">#<text:tab/>drivers/iio/adc/ad7266.c</text:p>
      <text:p text:style-name="P1">#<text:tab/>drivers/iio/adc/ad7291.c</text:p>
      <text:p text:style-name="P1">#<text:tab/>drivers/iio/adc/ad7298.c</text:p>
      <text:p text:style-name="P1">#<text:tab/>drivers/iio/adc/ad7476.c</text:p>
      <text:p text:style-name="P1">#<text:tab/>drivers/iio/adc/ad7791.c</text:p>
      <text:p text:style-name="P1">#<text:tab/>drivers/iio/adc/ad7793.c</text:p>
      <text:p text:style-name="P1">#<text:tab/>drivers/iio/adc/ad7887.c</text:p>
      <text:p text:style-name="P1">#<text:tab/>drivers/iio/adc/ad7923.c</text:p>
      <text:p text:style-name="P1">#<text:tab/>drivers/iio/adc/ad799x.c</text:p>
      <text:p text:style-name="P1">#<text:tab/>drivers/iio/adc/ad_sigma_delta.c</text:p>
      <text:p text:style-name="P1">#<text:tab/>drivers/iio/adc/at91_adc.c</text:p>
      <text:p text:style-name="P1">#<text:tab/>drivers/iio/adc/exynos_adc.c</text:p>
      <text:p text:style-name="P1">#<text:tab/>drivers/iio/adc/max1027.c</text:p>
      <text:p text:style-name="P1">#<text:tab/>drivers/iio/adc/max1363.c</text:p>
      <text:p text:style-name="P1">#<text:tab/>drivers/iio/adc/mcp320x.c</text:p>
      <text:p text:style-name="P1">#<text:tab/>drivers/iio/adc/mcp3422.c</text:p>
      <text:p text:style-name="P1">#<text:tab/>drivers/iio/adc/men_z188_adc.c</text:p>
      <text:p text:style-name="P1">#<text:tab/>drivers/iio/adc/nau7802.c</text:p>
      <text:p text:style-name="P1">#<text:tab/>drivers/iio/adc/rockchip_saradc.c</text:p>
      <text:p text:style-name="P1">#<text:tab/>drivers/iio/adc/ti-adc081c.c</text:p>
      <text:p text:style-name="P1">#<text:tab/>drivers/iio/adc/ti-adc128s052.c</text:p>
      <text:p text:style-name="P1">#<text:tab/>drivers/iio/adc/ti_am335x_adc.c</text:p>
      <text:p text:style-name="P1">#<text:tab/>drivers/iio/adc/twl4030-madc.c</text:p>
      <text:p text:style-name="P1">#<text:tab/>drivers/iio/adc/twl6030-gpadc.c</text:p>
      <text:p text:style-name="P1">#<text:tab/>drivers/iio/adc/vf610_adc.c</text:p>
      <text:p text:style-name="P1">#<text:tab/>drivers/iio/adc/xilinx-xadc-core.c</text:p>
      <text:p text:style-name="P1">#<text:tab/>drivers/iio/adc/xilinx-xadc-events.c</text:p>
      <text:p text:style-name="P1">#<text:tab/>drivers/iio/adc/xilinx-xadc.h</text:p>
      <text:p text:style-name="P1">#<text:tab/>drivers/iio/amplifiers/ad8366.c</text:p>
      <text:p text:style-name="P1">#<text:tab/>drivers/iio/common/Kconfig</text:p>
      <text:p text:style-name="P1">#<text:tab/>drivers/iio/common/Makefile</text:p>
      <text:p text:style-name="P1">#<text:tab/>drivers/iio/common/hid-sensors/hid-sensor-attributes.c</text:p>
      <text:p text:style-name="P1"><text:soft-page-break/>#<text:tab/>drivers/iio/common/hid-sensors/hid-sensor-trigger.c</text:p>
      <text:p text:style-name="P1">#<text:tab/>drivers/iio/common/hid-sensors/hid-sensor-trigger.h</text:p>
      <text:p text:style-name="P1">#<text:tab/>drivers/iio/common/st_sensors/st_sensors_buffer.c</text:p>
      <text:p text:style-name="P1">#<text:tab/>drivers/iio/common/st_sensors/st_sensors_core.c</text:p>
      <text:p text:style-name="P1">#<text:tab/>drivers/iio/common/st_sensors/st_sensors_i2c.c</text:p>
      <text:p text:style-name="P1">#<text:tab/>drivers/iio/common/st_sensors/st_sensors_spi.c</text:p>
      <text:p text:style-name="P1">#<text:tab/>drivers/iio/common/st_sensors/st_sensors_trigger.c</text:p>
      <text:p text:style-name="P1">#<text:tab/>drivers/iio/dac/Kconfig</text:p>
      <text:p text:style-name="P1">#<text:tab/>drivers/iio/dac/Makefile</text:p>
      <text:p text:style-name="P1">#<text:tab/>drivers/iio/dac/ad5064.c</text:p>
      <text:p text:style-name="P1">#<text:tab/>drivers/iio/dac/ad5360.c</text:p>
      <text:p text:style-name="P1">#<text:tab/>drivers/iio/dac/ad5380.c</text:p>
      <text:p text:style-name="P1">#<text:tab/>drivers/iio/dac/ad5421.c</text:p>
      <text:p text:style-name="P1">#<text:tab/>drivers/iio/dac/ad5446.c</text:p>
      <text:p text:style-name="P1">#<text:tab/>drivers/iio/dac/ad5449.c</text:p>
      <text:p text:style-name="P1">#<text:tab/>drivers/iio/dac/ad5504.c</text:p>
      <text:p text:style-name="P1">#<text:tab/>drivers/iio/dac/ad5624r_spi.c</text:p>
      <text:p text:style-name="P1">#<text:tab/>drivers/iio/dac/ad5686.c</text:p>
      <text:p text:style-name="P1">#<text:tab/>drivers/iio/dac/ad5755.c</text:p>
      <text:p text:style-name="P1">#<text:tab/>drivers/iio/dac/ad5764.c</text:p>
      <text:p text:style-name="P1">#<text:tab/>drivers/iio/dac/ad5791.c</text:p>
      <text:p text:style-name="P1">#<text:tab/>drivers/iio/dac/ad7303.c</text:p>
      <text:p text:style-name="P1">#<text:tab/>drivers/iio/dac/max517.c</text:p>
      <text:p text:style-name="P1">#<text:tab/>drivers/iio/dac/max5821.c</text:p>
      <text:p text:style-name="P1">#<text:tab/>drivers/iio/dac/mcp4725.c</text:p>
      <text:p text:style-name="P1">#<text:tab/>drivers/iio/dac/mcp4922.c</text:p>
      <text:p text:style-name="P1">#<text:tab/>drivers/iio/frequency/ad9523.c</text:p>
      <text:p text:style-name="P1">#<text:tab/>drivers/iio/frequency/adf4350.c</text:p>
      <text:p text:style-name="P1">#<text:tab/>drivers/iio/gyro/Kconfig</text:p>
      <text:p text:style-name="P1">#<text:tab/>drivers/iio/gyro/Makefile</text:p>
      <text:p text:style-name="P1">#<text:tab/>drivers/iio/gyro/adis16080.c</text:p>
      <text:p text:style-name="P1">#<text:tab/>drivers/iio/gyro/adis16130.c</text:p>
      <text:p text:style-name="P1">#<text:tab/>drivers/iio/gyro/adis16136.c</text:p>
      <text:p text:style-name="P1">#<text:tab/>drivers/iio/gyro/adis16260.c</text:p>
      <text:p text:style-name="P1">#<text:tab/>drivers/iio/gyro/adxrs450.c</text:p>
      <text:p text:style-name="P1">#<text:tab/>drivers/iio/gyro/hid-sensor-gyro-3d.c</text:p>
      <text:p text:style-name="P1">#<text:tab/>drivers/iio/gyro/itg3200_core.c</text:p>
      <text:p text:style-name="P1">#<text:tab/>drivers/iio/gyro/st_gyro.h</text:p>
      <text:p text:style-name="P1">#<text:tab/>drivers/iio/gyro/st_gyro_buffer.c</text:p>
      <text:p text:style-name="P1">#<text:tab/>drivers/iio/gyro/st_gyro_core.c</text:p>
      <text:p text:style-name="P1">#<text:tab/>drivers/iio/gyro/st_gyro_i2c.c</text:p>
      <text:p text:style-name="P1">#<text:tab/>drivers/iio/gyro/st_gyro_spi.c</text:p>
      <text:p text:style-name="P1">#<text:tab/>drivers/iio/humidity/Kconfig</text:p>
      <text:p text:style-name="P1">#<text:tab/>drivers/iio/humidity/Makefile</text:p>
      <text:p text:style-name="P1">#<text:tab/>drivers/iio/humidity/dht11.c</text:p>
      <text:p text:style-name="P1">#<text:tab/>drivers/iio/humidity/si7005.c</text:p>
      <text:p text:style-name="P1">#<text:tab/>drivers/iio/iio_core.h</text:p>
      <text:p text:style-name="P1">#<text:tab/>drivers/iio/imu/Kconfig</text:p>
      <text:p text:style-name="P1">#<text:tab/>drivers/iio/imu/Makefile</text:p>
      <text:p text:style-name="P1">#<text:tab/>drivers/iio/imu/adis.c</text:p>
      <text:p text:style-name="P1">#<text:tab/>drivers/iio/imu/adis16400.h</text:p>
      <text:p text:style-name="P1">#<text:tab/>drivers/iio/imu/adis16400_buffer.c</text:p>
      <text:p text:style-name="P1"><text:soft-page-break/>#<text:tab/>drivers/iio/imu/adis16400_core.c</text:p>
      <text:p text:style-name="P1">#<text:tab/>drivers/iio/imu/adis16480.c</text:p>
      <text:p text:style-name="P1">#<text:tab/>drivers/iio/imu/bmi160/Kconfig</text:p>
      <text:p text:style-name="P1">#<text:tab/>drivers/iio/imu/bmi160/Makefile</text:p>
      <text:p text:style-name="P1">#<text:tab/>drivers/iio/imu/bmi160/bmi160.h</text:p>
      <text:p text:style-name="P1">#<text:tab/>drivers/iio/imu/bmi160/bmi160_core.c</text:p>
      <text:p text:style-name="P1">#<text:tab/>drivers/iio/imu/bmi160/bmi160_i2c.c</text:p>
      <text:p text:style-name="P1">#<text:tab/>drivers/iio/imu/inv_mpu6050/Kconfig</text:p>
      <text:p text:style-name="P1">#<text:tab/>drivers/iio/imu/inv_mpu6050/Makefile</text:p>
      <text:p text:style-name="P1">#<text:tab/>drivers/iio/imu/inv_mpu6050/inv_mpu_core.c</text:p>
      <text:p text:style-name="P1">#<text:tab/>drivers/iio/imu/inv_mpu6050/inv_mpu_iio.h</text:p>
      <text:p text:style-name="P1">#<text:tab/>drivers/iio/imu/inv_mpu6050/inv_mpu_ring.c</text:p>
      <text:p text:style-name="P1">#<text:tab/>drivers/iio/imu/inv_mpu6050/inv_mpu_trigger.c</text:p>
      <text:p text:style-name="P1">#<text:tab/>drivers/iio/industrialio-buffer.c</text:p>
      <text:p text:style-name="P1">#<text:tab/>drivers/iio/industrialio-core.c</text:p>
      <text:p text:style-name="P1">#<text:tab/>drivers/iio/industrialio-event.c</text:p>
      <text:p text:style-name="P1">#<text:tab/>drivers/iio/industrialio-trigger.c</text:p>
      <text:p text:style-name="P1">#<text:tab/>drivers/iio/inkern.c</text:p>
      <text:p text:style-name="P1">#<text:tab/>drivers/iio/light/Kconfig</text:p>
      <text:p text:style-name="P1">#<text:tab/>drivers/iio/light/Makefile</text:p>
      <text:p text:style-name="P1">#<text:tab/>drivers/iio/light/adjd_s311.c</text:p>
      <text:p text:style-name="P1">#<text:tab/>drivers/iio/light/apds9300.c</text:p>
      <text:p text:style-name="P1">#<text:tab/>drivers/iio/light/cm32181.c</text:p>
      <text:p text:style-name="P1">#<text:tab/>drivers/iio/light/cm36651.c</text:p>
      <text:p text:style-name="P1">#<text:tab/>drivers/iio/light/gp2ap020a00f.c</text:p>
      <text:p text:style-name="P1">#<text:tab/>drivers/iio/light/hid-sensor-als.c</text:p>
      <text:p text:style-name="P1">#<text:tab/>drivers/iio/light/hid-sensor-prox.c</text:p>
      <text:p text:style-name="P1">#<text:tab/>drivers/iio/light/isl29125.c</text:p>
      <text:p text:style-name="P1">#<text:tab/>drivers/iio/light/lm3533-als.c</text:p>
      <text:p text:style-name="P1">#<text:tab/>drivers/iio/light/ltr501.c</text:p>
      <text:p text:style-name="P1">#<text:tab/>drivers/iio/light/tcs3414.c</text:p>
      <text:p text:style-name="P1">#<text:tab/>drivers/iio/light/tcs3472.c</text:p>
      <text:p text:style-name="P1">#<text:tab/>drivers/iio/light/tsl2563.c</text:p>
      <text:p text:style-name="P1">#<text:tab/>drivers/iio/light/tsl4531.c</text:p>
      <text:p text:style-name="P1">#<text:tab/>drivers/iio/light/vcnl4000.c</text:p>
      <text:p text:style-name="P1">#<text:tab/>drivers/iio/magnetometer/Kconfig</text:p>
      <text:p text:style-name="P1">#<text:tab/>drivers/iio/magnetometer/Makefile</text:p>
      <text:p text:style-name="P1">#<text:tab/>drivers/iio/magnetometer/ak8975.c</text:p>
      <text:p text:style-name="P1">#<text:tab/>drivers/iio/magnetometer/hid-sensor-magn-3d.c</text:p>
      <text:p text:style-name="P1">#<text:tab/>drivers/iio/magnetometer/mag3110.c</text:p>
      <text:p text:style-name="P1">#<text:tab/>drivers/iio/magnetometer/st_magn.h</text:p>
      <text:p text:style-name="P1">#<text:tab/>drivers/iio/magnetometer/st_magn_buffer.c</text:p>
      <text:p text:style-name="P1">#<text:tab/>drivers/iio/magnetometer/st_magn_core.c</text:p>
      <text:p text:style-name="P1">#<text:tab/>drivers/iio/magnetometer/st_magn_i2c.c</text:p>
      <text:p text:style-name="P1">#<text:tab/>drivers/iio/magnetometer/st_magn_spi.c</text:p>
      <text:p text:style-name="P1">#<text:tab/>drivers/iio/orientation/hid-sensor-incl-3d.c</text:p>
      <text:p text:style-name="P1">#<text:tab/>drivers/iio/orientation/hid-sensor-rotation.c</text:p>
      <text:p text:style-name="P1">#<text:tab/>drivers/iio/pressure/Kconfig</text:p>
      <text:p text:style-name="P1">#<text:tab/>drivers/iio/pressure/Makefile</text:p>
      <text:p text:style-name="P1">#<text:tab/>drivers/iio/pressure/hid-sensor-press.c</text:p>
      <text:p text:style-name="P1">#<text:tab/>drivers/iio/pressure/mpl115.c</text:p>
      <text:p text:style-name="P1">#<text:tab/>drivers/iio/pressure/mpl3115.c</text:p>
      <text:p text:style-name="P1"><text:soft-page-break/>#<text:tab/>drivers/iio/pressure/st_pressure.h</text:p>
      <text:p text:style-name="P1">#<text:tab/>drivers/iio/pressure/st_pressure_buffer.c</text:p>
      <text:p text:style-name="P1">#<text:tab/>drivers/iio/pressure/st_pressure_core.c</text:p>
      <text:p text:style-name="P1">#<text:tab/>drivers/iio/pressure/st_pressure_i2c.c</text:p>
      <text:p text:style-name="P1">#<text:tab/>drivers/iio/pressure/st_pressure_spi.c</text:p>
      <text:p text:style-name="P1">#<text:tab/>drivers/iio/pressure/t5403.c</text:p>
      <text:p text:style-name="P1">#<text:tab/>drivers/iio/proximity/Kconfig</text:p>
      <text:p text:style-name="P1">#<text:tab/>drivers/iio/proximity/Makefile</text:p>
      <text:p text:style-name="P1">#<text:tab/>drivers/iio/proximity/as3935.c</text:p>
      <text:p text:style-name="P1">#<text:tab/>drivers/iio/temperature/Kconfig</text:p>
      <text:p text:style-name="P1">#<text:tab/>drivers/iio/temperature/Makefile</text:p>
      <text:p text:style-name="P1">#<text:tab/>drivers/iio/temperature/mlx90614.c</text:p>
      <text:p text:style-name="P1">#<text:tab/>drivers/iio/temperature/tmp006.c</text:p>
      <text:p text:style-name="P1">#<text:tab/>drivers/iio/trigger/Kconfig</text:p>
      <text:p text:style-name="P1">#<text:tab/>drivers/iio/trigger/Makefile</text:p>
      <text:p text:style-name="P1">#<text:tab/>drivers/iio/trigger/iio-trig-sysfs.c</text:p>
      <text:p text:style-name="P1">#<text:tab/>drivers/infiniband/Kconfig</text:p>
      <text:p text:style-name="P1">#<text:tab/>drivers/infiniband/Makefile</text:p>
      <text:p text:style-name="P1">#<text:tab/>drivers/infiniband/core/Makefile</text:p>
      <text:p text:style-name="P1">#<text:tab/>drivers/infiniband/core/addr.c</text:p>
      <text:p text:style-name="P1">#<text:tab/>drivers/infiniband/core/agent.c</text:p>
      <text:p text:style-name="P1">#<text:tab/>drivers/infiniband/core/agent.h</text:p>
      <text:p text:style-name="P1">#<text:tab/>drivers/infiniband/core/cache.c</text:p>
      <text:p text:style-name="P1">#<text:tab/>drivers/infiniband/core/cm.c</text:p>
      <text:p text:style-name="P1">#<text:tab/>drivers/infiniband/core/cm_msgs.h</text:p>
      <text:p text:style-name="P1">#<text:tab/>drivers/infiniband/core/cma.c</text:p>
      <text:p text:style-name="P1">#<text:tab/>drivers/infiniband/core/core_priv.h</text:p>
      <text:p text:style-name="P1">#<text:tab/>drivers/infiniband/core/device.c</text:p>
      <text:p text:style-name="P1">#<text:tab/>drivers/infiniband/core/fmr_pool.c</text:p>
      <text:p text:style-name="P1">#<text:tab/>drivers/infiniband/core/iwcm.c</text:p>
      <text:p text:style-name="P1">#<text:tab/>drivers/infiniband/core/iwcm.h</text:p>
      <text:p text:style-name="P1">#<text:tab/>drivers/infiniband/core/iwpm_msg.c</text:p>
      <text:p text:style-name="P1">#<text:tab/>drivers/infiniband/core/iwpm_util.c</text:p>
      <text:p text:style-name="P1">#<text:tab/>drivers/infiniband/core/iwpm_util.h</text:p>
      <text:p text:style-name="P1">#<text:tab/>drivers/infiniband/core/mad.c</text:p>
      <text:p text:style-name="P1">#<text:tab/>drivers/infiniband/core/mad_priv.h</text:p>
      <text:p text:style-name="P1">#<text:tab/>drivers/infiniband/core/mad_rmpp.c</text:p>
      <text:p text:style-name="P1">#<text:tab/>drivers/infiniband/core/multicast.c</text:p>
      <text:p text:style-name="P1">#<text:tab/>drivers/infiniband/core/netlink.c</text:p>
      <text:p text:style-name="P1">#<text:tab/>drivers/infiniband/core/packer.c</text:p>
      <text:p text:style-name="P1">#<text:tab/>drivers/infiniband/core/sa_query.c</text:p>
      <text:p text:style-name="P1">#<text:tab/>drivers/infiniband/core/smi.c</text:p>
      <text:p text:style-name="P1">#<text:tab/>drivers/infiniband/core/smi.h</text:p>
      <text:p text:style-name="P1">#<text:tab/>drivers/infiniband/core/sysfs.c</text:p>
      <text:p text:style-name="P1">#<text:tab/>drivers/infiniband/core/ucm.c</text:p>
      <text:p text:style-name="P1">#<text:tab/>drivers/infiniband/core/ucma.c</text:p>
      <text:p text:style-name="P1">#<text:tab/>drivers/infiniband/core/ud_header.c</text:p>
      <text:p text:style-name="P1">#<text:tab/>drivers/infiniband/core/umem.c</text:p>
      <text:p text:style-name="P1">#<text:tab/>drivers/infiniband/core/user_mad.c</text:p>
      <text:p text:style-name="P1">#<text:tab/>drivers/infiniband/core/uverbs.h</text:p>
      <text:p text:style-name="P1">#<text:tab/>drivers/infiniband/core/uverbs_cmd.c</text:p>
      <text:p text:style-name="P1">#<text:tab/>drivers/infiniband/core/uverbs_main.c</text:p>
      <text:p text:style-name="P1"><text:soft-page-break/>#<text:tab/>drivers/infiniband/core/uverbs_marshall.c</text:p>
      <text:p text:style-name="P1">#<text:tab/>drivers/infiniband/core/verbs.c</text:p>
      <text:p text:style-name="P1">#<text:tab/>drivers/infiniband/hw/Makefile</text:p>
      <text:p text:style-name="P1">#<text:tab/>drivers/infiniband/hw/cxgb3/cxio_hal.c</text:p>
      <text:p text:style-name="P1">#<text:tab/>drivers/infiniband/hw/cxgb3/iwch.c</text:p>
      <text:p text:style-name="P1">#<text:tab/>drivers/infiniband/hw/cxgb3/iwch_cm.c</text:p>
      <text:p text:style-name="P1">#<text:tab/>drivers/infiniband/hw/cxgb3/iwch_cq.c</text:p>
      <text:p text:style-name="P1">#<text:tab/>drivers/infiniband/hw/cxgb3/iwch_mem.c</text:p>
      <text:p text:style-name="P1">#<text:tab/>drivers/infiniband/hw/cxgb3/iwch_provider.c</text:p>
      <text:p text:style-name="P1">#<text:tab/>drivers/infiniband/hw/cxgb3/iwch_provider.h</text:p>
      <text:p text:style-name="P1">#<text:tab/>drivers/infiniband/hw/cxgb3/iwch_qp.c</text:p>
      <text:p text:style-name="P1">#<text:tab/>drivers/infiniband/hw/cxgb4/Kconfig</text:p>
      <text:p text:style-name="P1">#<text:tab/>drivers/infiniband/hw/cxgb4/Makefile</text:p>
      <text:p text:style-name="P1">#<text:tab/>drivers/infiniband/hw/cxgb4/cm.c</text:p>
      <text:p text:style-name="P1">#<text:tab/>drivers/infiniband/hw/cxgb4/cq.c</text:p>
      <text:p text:style-name="P1">#<text:tab/>drivers/infiniband/hw/cxgb4/device.c</text:p>
      <text:p text:style-name="P1">#<text:tab/>drivers/infiniband/hw/cxgb4/ev.c</text:p>
      <text:p text:style-name="P1">#<text:tab/>drivers/infiniband/hw/cxgb4/iw_cxgb4.h</text:p>
      <text:p text:style-name="P1">#<text:tab/>drivers/infiniband/hw/cxgb4/mem.c</text:p>
      <text:p text:style-name="P1">#<text:tab/>drivers/infiniband/hw/cxgb4/provider.c</text:p>
      <text:p text:style-name="P1">#<text:tab/>drivers/infiniband/hw/cxgb4/qp.c</text:p>
      <text:p text:style-name="P1">#<text:tab/>drivers/infiniband/hw/cxgb4/resource.c</text:p>
      <text:p text:style-name="P1">#<text:tab/>drivers/infiniband/hw/cxgb4/t4.h</text:p>
      <text:p text:style-name="P1">#<text:tab/>drivers/infiniband/hw/cxgb4/t4fw_ri_api.h</text:p>
      <text:p text:style-name="P1">#<text:tab/>drivers/infiniband/hw/mlx4/Kconfig</text:p>
      <text:p text:style-name="P1">#<text:tab/>drivers/infiniband/hw/mlx4/ah.c</text:p>
      <text:p text:style-name="P1">#<text:tab/>drivers/infiniband/hw/mlx4/alias_GUID.c</text:p>
      <text:p text:style-name="P1">#<text:tab/>drivers/infiniband/hw/mlx4/cm.c</text:p>
      <text:p text:style-name="P1">#<text:tab/>drivers/infiniband/hw/mlx4/cq.c</text:p>
      <text:p text:style-name="P1">#<text:tab/>drivers/infiniband/hw/mlx4/mad.c</text:p>
      <text:p text:style-name="P1">#<text:tab/>drivers/infiniband/hw/mlx4/main.c</text:p>
      <text:p text:style-name="P1">#<text:tab/>drivers/infiniband/hw/mlx4/mcg.c</text:p>
      <text:p text:style-name="P1">#<text:tab/>drivers/infiniband/hw/mlx4/mlx4_ib.h</text:p>
      <text:p text:style-name="P1">#<text:tab/>drivers/infiniband/hw/mlx4/mr.c</text:p>
      <text:p text:style-name="P1">#<text:tab/>drivers/infiniband/hw/mlx4/qp.c</text:p>
      <text:p text:style-name="P1">#<text:tab/>drivers/infiniband/hw/mlx4/srq.c</text:p>
      <text:p text:style-name="P1">#<text:tab/>drivers/infiniband/hw/mlx4/sysfs.c</text:p>
      <text:p text:style-name="P1">#<text:tab/>drivers/infiniband/hw/mlx5/Kconfig</text:p>
      <text:p text:style-name="P1">#<text:tab/>drivers/infiniband/hw/mlx5/Makefile</text:p>
      <text:p text:style-name="P1">#<text:tab/>drivers/infiniband/hw/mlx5/ah.c</text:p>
      <text:p text:style-name="P1">#<text:tab/>drivers/infiniband/hw/mlx5/cq.c</text:p>
      <text:p text:style-name="P1">#<text:tab/>drivers/infiniband/hw/mlx5/doorbell.c</text:p>
      <text:p text:style-name="P1">#<text:tab/>drivers/infiniband/hw/mlx5/mad.c</text:p>
      <text:p text:style-name="P1">#<text:tab/>drivers/infiniband/hw/mlx5/main.c</text:p>
      <text:p text:style-name="P1">#<text:tab/>drivers/infiniband/hw/mlx5/mem.c</text:p>
      <text:p text:style-name="P1">#<text:tab/>drivers/infiniband/hw/mlx5/mlx5_ib.h</text:p>
      <text:p text:style-name="P1">#<text:tab/>drivers/infiniband/hw/mlx5/mr.c</text:p>
      <text:p text:style-name="P1">#<text:tab/>drivers/infiniband/hw/mlx5/qp.c</text:p>
      <text:p text:style-name="P1">#<text:tab/>drivers/infiniband/hw/mlx5/srq.c</text:p>
      <text:p text:style-name="P1">#<text:tab/>drivers/infiniband/hw/mthca/mthca_av.c</text:p>
      <text:p text:style-name="P1">#<text:tab/>drivers/infiniband/hw/mthca/mthca_catas.c</text:p>
      <text:p text:style-name="P1">#<text:tab/>drivers/infiniband/hw/mthca/mthca_cmd.c</text:p>
      <text:p text:style-name="P1"><text:soft-page-break/>#<text:tab/>drivers/infiniband/hw/mthca/mthca_cmd.h</text:p>
      <text:p text:style-name="P1">#<text:tab/>drivers/infiniband/hw/mthca/mthca_cq.c</text:p>
      <text:p text:style-name="P1">#<text:tab/>drivers/infiniband/hw/mthca/mthca_dev.h</text:p>
      <text:p text:style-name="P1">#<text:tab/>drivers/infiniband/hw/mthca/mthca_mad.c</text:p>
      <text:p text:style-name="P1">#<text:tab/>drivers/infiniband/hw/mthca/mthca_main.c</text:p>
      <text:p text:style-name="P1">#<text:tab/>drivers/infiniband/hw/mthca/mthca_memfree.c</text:p>
      <text:p text:style-name="P1">#<text:tab/>drivers/infiniband/hw/mthca/mthca_profile.c</text:p>
      <text:p text:style-name="P1">#<text:tab/>drivers/infiniband/hw/mthca/mthca_provider.c</text:p>
      <text:p text:style-name="P1">#<text:tab/>drivers/infiniband/hw/mthca/mthca_qp.c</text:p>
      <text:p text:style-name="P1">#<text:tab/>drivers/infiniband/hw/mthca/mthca_reset.c</text:p>
      <text:p text:style-name="P1">#<text:tab/>drivers/infiniband/hw/nes/Kconfig</text:p>
      <text:p text:style-name="P1">#<text:tab/>drivers/infiniband/hw/nes/nes.c</text:p>
      <text:p text:style-name="P1">#<text:tab/>drivers/infiniband/hw/nes/nes.h</text:p>
      <text:p text:style-name="P1">#<text:tab/>drivers/infiniband/hw/nes/nes_cm.c</text:p>
      <text:p text:style-name="P1">#<text:tab/>drivers/infiniband/hw/nes/nes_cm.h</text:p>
      <text:p text:style-name="P1">#<text:tab/>drivers/infiniband/hw/nes/nes_hw.c</text:p>
      <text:p text:style-name="P1">#<text:tab/>drivers/infiniband/hw/nes/nes_hw.h</text:p>
      <text:p text:style-name="P1">#<text:tab/>drivers/infiniband/hw/nes/nes_nic.c</text:p>
      <text:p text:style-name="P1">#<text:tab/>drivers/infiniband/hw/nes/nes_utils.c</text:p>
      <text:p text:style-name="P1">#<text:tab/>drivers/infiniband/hw/nes/nes_verbs.c</text:p>
      <text:p text:style-name="P1">#<text:tab/>drivers/infiniband/hw/nes/nes_verbs.h</text:p>
      <text:p text:style-name="P1">#<text:tab/>drivers/infiniband/hw/ocrdma/ocrdma.h</text:p>
      <text:p text:style-name="P1">#<text:tab/>drivers/infiniband/hw/ocrdma/ocrdma_ah.c</text:p>
      <text:p text:style-name="P1">#<text:tab/>drivers/infiniband/hw/ocrdma/ocrdma_ah.h</text:p>
      <text:p text:style-name="P1">#<text:tab/>drivers/infiniband/hw/ocrdma/ocrdma_hw.c</text:p>
      <text:p text:style-name="P1">#<text:tab/>drivers/infiniband/hw/ocrdma/ocrdma_hw.h</text:p>
      <text:p text:style-name="P1">#<text:tab/>drivers/infiniband/hw/ocrdma/ocrdma_main.c</text:p>
      <text:p text:style-name="P1">#<text:tab/>drivers/infiniband/hw/ocrdma/ocrdma_sli.h</text:p>
      <text:p text:style-name="P1">#<text:tab/>drivers/infiniband/hw/ocrdma/ocrdma_stats.c</text:p>
      <text:p text:style-name="P1">#<text:tab/>drivers/infiniband/hw/ocrdma/ocrdma_stats.h</text:p>
      <text:p text:style-name="P1">#<text:tab/>drivers/infiniband/hw/ocrdma/ocrdma_verbs.c</text:p>
      <text:p text:style-name="P1">#<text:tab/>drivers/infiniband/hw/ocrdma/ocrdma_verbs.h</text:p>
      <text:p text:style-name="P1">#<text:tab/>drivers/infiniband/hw/qib/Kconfig</text:p>
      <text:p text:style-name="P1">#<text:tab/>drivers/infiniband/hw/qib/Makefile</text:p>
      <text:p text:style-name="P1">#<text:tab/>drivers/infiniband/hw/qib/qib.h</text:p>
      <text:p text:style-name="P1">#<text:tab/>drivers/infiniband/hw/qib/qib_common.h</text:p>
      <text:p text:style-name="P1">#<text:tab/>drivers/infiniband/hw/qib/qib_debugfs.c</text:p>
      <text:p text:style-name="P1">#<text:tab/>drivers/infiniband/hw/qib/qib_diag.c</text:p>
      <text:p text:style-name="P1">#<text:tab/>drivers/infiniband/hw/qib/qib_driver.c</text:p>
      <text:p text:style-name="P1">#<text:tab/>drivers/infiniband/hw/qib/qib_eeprom.c</text:p>
      <text:p text:style-name="P1">#<text:tab/>drivers/infiniband/hw/qib/qib_file_ops.c</text:p>
      <text:p text:style-name="P1">#<text:tab/>drivers/infiniband/hw/qib/qib_fs.c</text:p>
      <text:p text:style-name="P1">#<text:tab/>drivers/infiniband/hw/qib/qib_iba6120.c</text:p>
      <text:p text:style-name="P1">#<text:tab/>drivers/infiniband/hw/qib/qib_iba7220.c</text:p>
      <text:p text:style-name="P1">#<text:tab/>drivers/infiniband/hw/qib/qib_iba7322.c</text:p>
      <text:p text:style-name="P1">#<text:tab/>drivers/infiniband/hw/qib/qib_init.c</text:p>
      <text:p text:style-name="P1">#<text:tab/>drivers/infiniband/hw/qib/qib_intr.c</text:p>
      <text:p text:style-name="P1">#<text:tab/>drivers/infiniband/hw/qib/qib_keys.c</text:p>
      <text:p text:style-name="P1">#<text:tab/>drivers/infiniband/hw/qib/qib_mad.c</text:p>
      <text:p text:style-name="P1">#<text:tab/>drivers/infiniband/hw/qib/qib_mad.h</text:p>
      <text:p text:style-name="P1">#<text:tab/>drivers/infiniband/hw/qib/qib_pcie.c</text:p>
      <text:p text:style-name="P1">#<text:tab/>drivers/infiniband/hw/qib/qib_qp.c</text:p>
      <text:p text:style-name="P1"><text:soft-page-break/>#<text:tab/>drivers/infiniband/hw/qib/qib_qsfp.c</text:p>
      <text:p text:style-name="P1">#<text:tab/>drivers/infiniband/hw/qib/qib_rc.c</text:p>
      <text:p text:style-name="P1">#<text:tab/>drivers/infiniband/hw/qib/qib_ruc.c</text:p>
      <text:p text:style-name="P1">#<text:tab/>drivers/infiniband/hw/qib/qib_sd7220.c</text:p>
      <text:p text:style-name="P1">#<text:tab/>drivers/infiniband/hw/qib/qib_sdma.c</text:p>
      <text:p text:style-name="P1">#<text:tab/>drivers/infiniband/hw/qib/qib_sysfs.c</text:p>
      <text:p text:style-name="P1">#<text:tab/>drivers/infiniband/hw/qib/qib_twsi.c</text:p>
      <text:p text:style-name="P1">#<text:tab/>drivers/infiniband/hw/qib/qib_tx.c</text:p>
      <text:p text:style-name="P1">#<text:tab/>drivers/infiniband/hw/qib/qib_uc.c</text:p>
      <text:p text:style-name="P1">#<text:tab/>drivers/infiniband/hw/qib/qib_ud.c</text:p>
      <text:p text:style-name="P1">#<text:tab/>drivers/infiniband/hw/qib/qib_user_pages.c</text:p>
      <text:p text:style-name="P1">#<text:tab/>drivers/infiniband/hw/qib/qib_user_sdma.c</text:p>
      <text:p text:style-name="P1">#<text:tab/>drivers/infiniband/hw/qib/qib_verbs.c</text:p>
      <text:p text:style-name="P1">#<text:tab/>drivers/infiniband/hw/qib/qib_verbs.h</text:p>
      <text:p text:style-name="P1">#<text:tab/>drivers/infiniband/hw/qib/qib_wc_x86_64.c</text:p>
      <text:p text:style-name="P1">#<text:tab/>drivers/infiniband/hw/usnic/usnic.h</text:p>
      <text:p text:style-name="P1">#<text:tab/>drivers/infiniband/hw/usnic/usnic_abi.h</text:p>
      <text:p text:style-name="P1">#<text:tab/>drivers/infiniband/hw/usnic/usnic_common_pkt_hdr.h</text:p>
      <text:p text:style-name="P1">#<text:tab/>drivers/infiniband/hw/usnic/usnic_common_util.h</text:p>
      <text:p text:style-name="P1">#<text:tab/>drivers/infiniband/hw/usnic/usnic_debugfs.c</text:p>
      <text:p text:style-name="P1">#<text:tab/>drivers/infiniband/hw/usnic/usnic_debugfs.h</text:p>
      <text:p text:style-name="P1">#<text:tab/>drivers/infiniband/hw/usnic/usnic_fwd.c</text:p>
      <text:p text:style-name="P1">#<text:tab/>drivers/infiniband/hw/usnic/usnic_fwd.h</text:p>
      <text:p text:style-name="P1">#<text:tab/>drivers/infiniband/hw/usnic/usnic_ib.h</text:p>
      <text:p text:style-name="P1">#<text:tab/>drivers/infiniband/hw/usnic/usnic_ib_main.c</text:p>
      <text:p text:style-name="P1">#<text:tab/>drivers/infiniband/hw/usnic/usnic_ib_qp_grp.c</text:p>
      <text:p text:style-name="P1">#<text:tab/>drivers/infiniband/hw/usnic/usnic_ib_qp_grp.h</text:p>
      <text:p text:style-name="P1">#<text:tab/>drivers/infiniband/hw/usnic/usnic_ib_sysfs.c</text:p>
      <text:p text:style-name="P1">#<text:tab/>drivers/infiniband/hw/usnic/usnic_ib_sysfs.h</text:p>
      <text:p text:style-name="P1">#<text:tab/>drivers/infiniband/hw/usnic/usnic_ib_verbs.c</text:p>
      <text:p text:style-name="P1">#<text:tab/>drivers/infiniband/hw/usnic/usnic_ib_verbs.h</text:p>
      <text:p text:style-name="P1">#<text:tab/>drivers/infiniband/hw/usnic/usnic_log.h</text:p>
      <text:p text:style-name="P1">#<text:tab/>drivers/infiniband/hw/usnic/usnic_transport.c</text:p>
      <text:p text:style-name="P1">#<text:tab/>drivers/infiniband/hw/usnic/usnic_transport.h</text:p>
      <text:p text:style-name="P1">#<text:tab/>drivers/infiniband/hw/usnic/usnic_uiom.c</text:p>
      <text:p text:style-name="P1">#<text:tab/>drivers/infiniband/hw/usnic/usnic_uiom.h</text:p>
      <text:p text:style-name="P1">#<text:tab/>drivers/infiniband/hw/usnic/usnic_uiom_interval_tree.c</text:p>
      <text:p text:style-name="P1">#<text:tab/>drivers/infiniband/hw/usnic/usnic_uiom_interval_tree.h</text:p>
      <text:p text:style-name="P1">#<text:tab/>drivers/infiniband/hw/usnic/usnic_vnic.c</text:p>
      <text:p text:style-name="P1">#<text:tab/>drivers/infiniband/hw/usnic/usnic_vnic.h</text:p>
      <text:p text:style-name="P1">#<text:tab/>drivers/infiniband/ulp/ipoib/ipoib.h</text:p>
      <text:p text:style-name="P1">#<text:tab/>drivers/infiniband/ulp/ipoib/ipoib_cm.c</text:p>
      <text:p text:style-name="P1">#<text:tab/>drivers/infiniband/ulp/ipoib/ipoib_ethtool.c</text:p>
      <text:p text:style-name="P1">#<text:tab/>drivers/infiniband/ulp/ipoib/ipoib_fs.c</text:p>
      <text:p text:style-name="P1">#<text:tab/>drivers/infiniband/ulp/ipoib/ipoib_ib.c</text:p>
      <text:p text:style-name="P1">#<text:tab/>drivers/infiniband/ulp/ipoib/ipoib_main.c</text:p>
      <text:p text:style-name="P1">#<text:tab/>drivers/infiniband/ulp/ipoib/ipoib_multicast.c</text:p>
      <text:p text:style-name="P1">#<text:tab/>drivers/infiniband/ulp/ipoib/ipoib_verbs.c</text:p>
      <text:p text:style-name="P1">#<text:tab/>drivers/infiniband/ulp/ipoib/ipoib_vlan.c</text:p>
      <text:p text:style-name="P1">#<text:tab/>drivers/infiniband/ulp/iser/iscsi_iser.c</text:p>
      <text:p text:style-name="P1">#<text:tab/>drivers/infiniband/ulp/iser/iscsi_iser.h</text:p>
      <text:p text:style-name="P1">#<text:tab/>drivers/infiniband/ulp/iser/iser_initiator.c</text:p>
      <text:p text:style-name="P1"><text:soft-page-break/>#<text:tab/>drivers/infiniband/ulp/iser/iser_memory.c</text:p>
      <text:p text:style-name="P1">#<text:tab/>drivers/infiniband/ulp/iser/iser_verbs.c</text:p>
      <text:p text:style-name="P1">#<text:tab/>drivers/infiniband/ulp/isert/ib_isert.c</text:p>
      <text:p text:style-name="P1">#<text:tab/>drivers/infiniband/ulp/isert/ib_isert.h</text:p>
      <text:p text:style-name="P1">#<text:tab/>drivers/infiniband/ulp/srp/ib_srp.c</text:p>
      <text:p text:style-name="P1">#<text:tab/>drivers/infiniband/ulp/srp/ib_srp.h</text:p>
      <text:p text:style-name="P1">#<text:tab/>drivers/infiniband/ulp/srpt/ib_srpt.c</text:p>
      <text:p text:style-name="P1">#<text:tab/>drivers/infiniband/ulp/srpt/ib_srpt.h</text:p>
      <text:p text:style-name="P1">#<text:tab/>drivers/input/Kconfig</text:p>
      <text:p text:style-name="P1">#<text:tab/>drivers/input/Makefile</text:p>
      <text:p text:style-name="P1">#<text:tab/>drivers/input/evdev.c</text:p>
      <text:p text:style-name="P1">#<text:tab/>drivers/input/ff-core.c</text:p>
      <text:p text:style-name="P1">#<text:tab/>drivers/input/ff-memless.c</text:p>
      <text:p text:style-name="P1">#<text:tab/>drivers/input/gameport/gameport.c</text:p>
      <text:p text:style-name="P1">#<text:tab/>drivers/input/input-compat.c</text:p>
      <text:p text:style-name="P1">#<text:tab/>drivers/input/input-compat.h</text:p>
      <text:p text:style-name="P1">#<text:tab/>drivers/input/input-mt.c</text:p>
      <text:p text:style-name="P1">#<text:tab/>drivers/input/input.c</text:p>
      <text:p text:style-name="P1">#<text:tab/>drivers/input/joydev.c</text:p>
      <text:p text:style-name="P1">#<text:tab/>drivers/input/joystick/adi.c</text:p>
      <text:p text:style-name="P1">#<text:tab/>drivers/input/joystick/analog.c</text:p>
      <text:p text:style-name="P1">#<text:tab/>drivers/input/joystick/db9.c</text:p>
      <text:p text:style-name="P1">#<text:tab/>drivers/input/joystick/gamecon.c</text:p>
      <text:p text:style-name="P1">#<text:tab/>drivers/input/joystick/iforce/iforce-usb.c</text:p>
      <text:p text:style-name="P1">#<text:tab/>drivers/input/joystick/turbografx.c</text:p>
      <text:p text:style-name="P1">#<text:tab/>drivers/input/joystick/walkera0701.c</text:p>
      <text:p text:style-name="P1">#<text:tab/>drivers/input/joystick/xpad.c</text:p>
      <text:p text:style-name="P1">#<text:tab/>drivers/input/joystick/zhenhua.c</text:p>
      <text:p text:style-name="P1">#<text:tab/>drivers/input/keyboard/Kconfig</text:p>
      <text:p text:style-name="P1">#<text:tab/>drivers/input/keyboard/Makefile</text:p>
      <text:p text:style-name="P1">#<text:tab/>drivers/input/keyboard/adp5520-keys.c</text:p>
      <text:p text:style-name="P1">#<text:tab/>drivers/input/keyboard/adp5588-keys.c</text:p>
      <text:p text:style-name="P1">#<text:tab/>drivers/input/keyboard/adp5589-keys.c</text:p>
      <text:p text:style-name="P1">#<text:tab/>drivers/input/keyboard/amikbd.c</text:p>
      <text:p text:style-name="P1">#<text:tab/>drivers/input/keyboard/atakbd.c</text:p>
      <text:p text:style-name="P1">#<text:tab/>drivers/input/keyboard/atkbd.c</text:p>
      <text:p text:style-name="P1">#<text:tab/>drivers/input/keyboard/bf54x-keys.c</text:p>
      <text:p text:style-name="P1">#<text:tab/>drivers/input/keyboard/clps711x-keypad.c</text:p>
      <text:p text:style-name="P1">#<text:tab/>drivers/input/keyboard/cros_ec_keyb.c</text:p>
      <text:p text:style-name="P1">#<text:tab/>drivers/input/keyboard/davinci_keyscan.c</text:p>
      <text:p text:style-name="P1">#<text:tab/>drivers/input/keyboard/ep93xx_keypad.c</text:p>
      <text:p text:style-name="P1">#<text:tab/>drivers/input/keyboard/goldfish_events.c</text:p>
      <text:p text:style-name="P1">#<text:tab/>drivers/input/keyboard/gpio_keys.c</text:p>
      <text:p text:style-name="P1">#<text:tab/>drivers/input/keyboard/gpio_keys_polled.c</text:p>
      <text:p text:style-name="P1">#<text:tab/>drivers/input/keyboard/hil_kbd.c</text:p>
      <text:p text:style-name="P1">#<text:tab/>drivers/input/keyboard/imx_keypad.c</text:p>
      <text:p text:style-name="P1">#<text:tab/>drivers/input/keyboard/jornada680_kbd.c</text:p>
      <text:p text:style-name="P1">#<text:tab/>drivers/input/keyboard/jornada720_kbd.c</text:p>
      <text:p text:style-name="P1">#<text:tab/>drivers/input/keyboard/lm8323.c</text:p>
      <text:p text:style-name="P1">#<text:tab/>drivers/input/keyboard/lm8333.c</text:p>
      <text:p text:style-name="P1">#<text:tab/>drivers/input/keyboard/lpc32xx-keys.c</text:p>
      <text:p text:style-name="P1">#<text:tab/>drivers/input/keyboard/matrix_keypad.c</text:p>
      <text:p text:style-name="P1"><text:soft-page-break/>#<text:tab/>drivers/input/keyboard/max7359_keypad.c</text:p>
      <text:p text:style-name="P1">#<text:tab/>drivers/input/keyboard/mcs_touchkey.c</text:p>
      <text:p text:style-name="P1">#<text:tab/>drivers/input/keyboard/mpr121_touchkey.c</text:p>
      <text:p text:style-name="P1">#<text:tab/>drivers/input/keyboard/nomadik-ske-keypad.c</text:p>
      <text:p text:style-name="P1">#<text:tab/>drivers/input/keyboard/nspire-keypad.c</text:p>
      <text:p text:style-name="P1">#<text:tab/>drivers/input/keyboard/omap-keypad.c</text:p>
      <text:p text:style-name="P1">#<text:tab/>drivers/input/keyboard/omap4-keypad.c</text:p>
      <text:p text:style-name="P1">#<text:tab/>drivers/input/keyboard/pmic8xxx-keypad.c</text:p>
      <text:p text:style-name="P1">#<text:tab/>drivers/input/keyboard/pxa27x_keypad.c</text:p>
      <text:p text:style-name="P1">#<text:tab/>drivers/input/keyboard/pxa930_rotary.c</text:p>
      <text:p text:style-name="P1">#<text:tab/>drivers/input/keyboard/qt1070.c</text:p>
      <text:p text:style-name="P1">#<text:tab/>drivers/input/keyboard/qt2160.c</text:p>
      <text:p text:style-name="P1">#<text:tab/>drivers/input/keyboard/samsung-keypad.c</text:p>
      <text:p text:style-name="P1">#<text:tab/>drivers/input/keyboard/spear-keyboard.c</text:p>
      <text:p text:style-name="P1">#<text:tab/>drivers/input/keyboard/st-keyscan.c</text:p>
      <text:p text:style-name="P1">#<text:tab/>drivers/input/keyboard/stmpe-keypad.c</text:p>
      <text:p text:style-name="P1">#<text:tab/>drivers/input/keyboard/tc3589x-keypad.c</text:p>
      <text:p text:style-name="P1">#<text:tab/>drivers/input/keyboard/tca8418_keypad.c</text:p>
      <text:p text:style-name="P1">#<text:tab/>drivers/input/keyboard/tegra-kbc.c</text:p>
      <text:p text:style-name="P1">#<text:tab/>drivers/input/keyboard/twl4030_keypad.c</text:p>
      <text:p text:style-name="P1">#<text:tab/>drivers/input/keyboard/w90p910_keypad.c</text:p>
      <text:p text:style-name="P1">#<text:tab/>drivers/input/misc/88pm80x_onkey.c</text:p>
      <text:p text:style-name="P1">#<text:tab/>drivers/input/misc/88pm860x_onkey.c</text:p>
      <text:p text:style-name="P1">#<text:tab/>drivers/input/misc/Kconfig</text:p>
      <text:p text:style-name="P1">#<text:tab/>drivers/input/misc/Makefile</text:p>
      <text:p text:style-name="P1">#<text:tab/>drivers/input/misc/ab8500-ponkey.c</text:p>
      <text:p text:style-name="P1">#<text:tab/>drivers/input/misc/ad714x-i2c.c</text:p>
      <text:p text:style-name="P1">#<text:tab/>drivers/input/misc/ad714x-spi.c</text:p>
      <text:p text:style-name="P1">#<text:tab/>drivers/input/misc/ad714x.c</text:p>
      <text:p text:style-name="P1">#<text:tab/>drivers/input/misc/ad714x.h</text:p>
      <text:p text:style-name="P1">#<text:tab/>drivers/input/misc/adxl34x-i2c.c</text:p>
      <text:p text:style-name="P1">#<text:tab/>drivers/input/misc/adxl34x-spi.c</text:p>
      <text:p text:style-name="P1">#<text:tab/>drivers/input/misc/apanel.c</text:p>
      <text:p text:style-name="P1">#<text:tab/>drivers/input/misc/arizona-haptics.c</text:p>
      <text:p text:style-name="P1">#<text:tab/>drivers/input/misc/ati_remote2.c</text:p>
      <text:p text:style-name="P1">#<text:tab/>drivers/input/misc/bfin_rotary.c</text:p>
      <text:p text:style-name="P1">#<text:tab/>drivers/input/misc/bma150.c</text:p>
      <text:p text:style-name="P1">#<text:tab/>drivers/input/misc/cm109.c</text:p>
      <text:p text:style-name="P1">#<text:tab/>drivers/input/misc/cma3000_d0x_i2c.c</text:p>
      <text:p text:style-name="P1">#<text:tab/>drivers/input/misc/cobalt_btns.c</text:p>
      <text:p text:style-name="P1">#<text:tab/>drivers/input/misc/da9052_onkey.c</text:p>
      <text:p text:style-name="P1">#<text:tab/>drivers/input/misc/da9055_onkey.c</text:p>
      <text:p text:style-name="P1">#<text:tab/>drivers/input/misc/dm355evm_keys.c</text:p>
      <text:p text:style-name="P1">#<text:tab/>drivers/input/misc/drv260x.c</text:p>
      <text:p text:style-name="P1">#<text:tab/>drivers/input/misc/drv2667.c</text:p>
      <text:p text:style-name="P1">#<text:tab/>drivers/input/misc/gp2ap002a00f.c</text:p>
      <text:p text:style-name="P1">#<text:tab/>drivers/input/misc/gpio-beeper.c</text:p>
      <text:p text:style-name="P1">#<text:tab/>drivers/input/misc/gpio_tilt_polled.c</text:p>
      <text:p text:style-name="P1">#<text:tab/>drivers/input/misc/hp_sdc_rtc.c</text:p>
      <text:p text:style-name="P1">#<text:tab/>drivers/input/misc/ideapad_slidebar.c</text:p>
      <text:p text:style-name="P1">#<text:tab/>drivers/input/misc/ixp4xx-beeper.c</text:p>
      <text:p text:style-name="P1">#<text:tab/>drivers/input/misc/keyspan_remote.c</text:p>
      <text:p text:style-name="P1"><text:soft-page-break/>#<text:tab/>drivers/input/misc/kxtj9.c</text:p>
      <text:p text:style-name="P1">#<text:tab/>drivers/input/misc/m68kspkr.c</text:p>
      <text:p text:style-name="P1">#<text:tab/>drivers/input/misc/max77693-haptic.c</text:p>
      <text:p text:style-name="P1">#<text:tab/>drivers/input/misc/max8925_onkey.c</text:p>
      <text:p text:style-name="P1">#<text:tab/>drivers/input/misc/max8997_haptic.c</text:p>
      <text:p text:style-name="P1">#<text:tab/>drivers/input/misc/mc13783-pwrbutton.c</text:p>
      <text:p text:style-name="P1">#<text:tab/>drivers/input/misc/mma8450.c</text:p>
      <text:p text:style-name="P1">#<text:tab/>drivers/input/misc/mpu3050.c</text:p>
      <text:p text:style-name="P1">#<text:tab/>drivers/input/misc/palmas-pwrbutton.c</text:p>
      <text:p text:style-name="P1">#<text:tab/>drivers/input/misc/pcap_keys.c</text:p>
      <text:p text:style-name="P1">#<text:tab/>drivers/input/misc/pcf8574_keypad.c</text:p>
      <text:p text:style-name="P1">#<text:tab/>drivers/input/misc/pcspkr.c</text:p>
      <text:p text:style-name="P1">#<text:tab/>drivers/input/misc/pm8xxx-vibrator.c</text:p>
      <text:p text:style-name="P1">#<text:tab/>drivers/input/misc/pmic8xxx-pwrkey.c</text:p>
      <text:p text:style-name="P1">#<text:tab/>drivers/input/misc/pwm-beeper.c</text:p>
      <text:p text:style-name="P1">#<text:tab/>drivers/input/misc/rb532_button.c</text:p>
      <text:p text:style-name="P1">#<text:tab/>drivers/input/misc/retu-pwrbutton.c</text:p>
      <text:p text:style-name="P1">#<text:tab/>drivers/input/misc/rotary_encoder.c</text:p>
      <text:p text:style-name="P1">#<text:tab/>drivers/input/misc/sgi_btns.c</text:p>
      <text:p text:style-name="P1">#<text:tab/>drivers/input/misc/sirfsoc-onkey.c</text:p>
      <text:p text:style-name="P1">#<text:tab/>drivers/input/misc/soc_button_array.c</text:p>
      <text:p text:style-name="P1">#<text:tab/>drivers/input/misc/sparcspkr.c</text:p>
      <text:p text:style-name="P1">#<text:tab/>drivers/input/misc/twl4030-pwrbutton.c</text:p>
      <text:p text:style-name="P1">#<text:tab/>drivers/input/misc/twl4030-vibra.c</text:p>
      <text:p text:style-name="P1">#<text:tab/>drivers/input/misc/twl6040-vibra.c</text:p>
      <text:p text:style-name="P1">#<text:tab/>drivers/input/misc/uinput.c</text:p>
      <text:p text:style-name="P1">#<text:tab/>drivers/input/misc/wistron_btns.c</text:p>
      <text:p text:style-name="P1">#<text:tab/>drivers/input/misc/wm831x-on.c</text:p>
      <text:p text:style-name="P1">#<text:tab/>drivers/input/misc/xen-kbdfront.c</text:p>
      <text:p text:style-name="P1">#<text:tab/>drivers/input/mouse/Kconfig</text:p>
      <text:p text:style-name="P1">#<text:tab/>drivers/input/mouse/Makefile</text:p>
      <text:p text:style-name="P1">#<text:tab/>drivers/input/mouse/alps.c</text:p>
      <text:p text:style-name="P1">#<text:tab/>drivers/input/mouse/alps.h</text:p>
      <text:p text:style-name="P1">#<text:tab/>drivers/input/mouse/amimouse.c</text:p>
      <text:p text:style-name="P1">#<text:tab/>drivers/input/mouse/bcm5974.c</text:p>
      <text:p text:style-name="P1">#<text:tab/>drivers/input/mouse/cyapa.c</text:p>
      <text:p text:style-name="P1">#<text:tab/>drivers/input/mouse/cypress_ps2.c</text:p>
      <text:p text:style-name="P1">#<text:tab/>drivers/input/mouse/cypress_ps2.h</text:p>
      <text:p text:style-name="P1">#<text:tab/>drivers/input/mouse/elantech.c</text:p>
      <text:p text:style-name="P1">#<text:tab/>drivers/input/mouse/elantech.h</text:p>
      <text:p text:style-name="P1">#<text:tab/>drivers/input/mouse/focaltech.c</text:p>
      <text:p text:style-name="P1">#<text:tab/>drivers/input/mouse/focaltech.h</text:p>
      <text:p text:style-name="P1">#<text:tab/>drivers/input/mouse/gpio_mouse.c</text:p>
      <text:p text:style-name="P1">#<text:tab/>drivers/input/mouse/lifebook.c</text:p>
      <text:p text:style-name="P1">#<text:tab/>drivers/input/mouse/lifebook.h</text:p>
      <text:p text:style-name="P1">#<text:tab/>drivers/input/mouse/logips2pp.c</text:p>
      <text:p text:style-name="P1">#<text:tab/>drivers/input/mouse/logips2pp.h</text:p>
      <text:p text:style-name="P1">#<text:tab/>drivers/input/mouse/navpoint.c</text:p>
      <text:p text:style-name="P1">#<text:tab/>drivers/input/mouse/psmouse-base.c</text:p>
      <text:p text:style-name="P1">#<text:tab/>drivers/input/mouse/psmouse.h</text:p>
      <text:p text:style-name="P1">#<text:tab/>drivers/input/mouse/sentelic.c</text:p>
      <text:p text:style-name="P1">#<text:tab/>drivers/input/mouse/sentelic.h</text:p>
      <text:p text:style-name="P1"><text:soft-page-break/>#<text:tab/>drivers/input/mouse/synaptics.c</text:p>
      <text:p text:style-name="P1">#<text:tab/>drivers/input/mouse/synaptics.h</text:p>
      <text:p text:style-name="P1">#<text:tab/>drivers/input/mouse/synaptics_i2c.c</text:p>
      <text:p text:style-name="P1">#<text:tab/>drivers/input/mouse/trackpoint.c</text:p>
      <text:p text:style-name="P1">#<text:tab/>drivers/input/mouse/trackpoint.h</text:p>
      <text:p text:style-name="P1">#<text:tab/>drivers/input/mousedev.c</text:p>
      <text:p text:style-name="P1">#<text:tab/>drivers/input/serio/Kconfig</text:p>
      <text:p text:style-name="P1">#<text:tab/>drivers/input/serio/Makefile</text:p>
      <text:p text:style-name="P1">#<text:tab/>drivers/input/serio/altera_ps2.c</text:p>
      <text:p text:style-name="P1">#<text:tab/>drivers/input/serio/ambakmi.c</text:p>
      <text:p text:style-name="P1">#<text:tab/>drivers/input/serio/ams_delta_serio.c</text:p>
      <text:p text:style-name="P1">#<text:tab/>drivers/input/serio/apbps2.c</text:p>
      <text:p text:style-name="P1">#<text:tab/>drivers/input/serio/arc_ps2.c</text:p>
      <text:p text:style-name="P1">#<text:tab/>drivers/input/serio/at32psif.c</text:p>
      <text:p text:style-name="P1">#<text:tab/>drivers/input/serio/ct82c710.c</text:p>
      <text:p text:style-name="P1">#<text:tab/>drivers/input/serio/gscps2.c</text:p>
      <text:p text:style-name="P1">#<text:tab/>drivers/input/serio/hp_sdc.c</text:p>
      <text:p text:style-name="P1">#<text:tab/>drivers/input/serio/hyperv-keyboard.c</text:p>
      <text:p text:style-name="P1">#<text:tab/>drivers/input/serio/i8042-io.h</text:p>
      <text:p text:style-name="P1">#<text:tab/>drivers/input/serio/i8042-ip22io.h</text:p>
      <text:p text:style-name="P1">#<text:tab/>drivers/input/serio/i8042-ppcio.h</text:p>
      <text:p text:style-name="P1">#<text:tab/>drivers/input/serio/i8042-sparcio.h</text:p>
      <text:p text:style-name="P1">#<text:tab/>drivers/input/serio/i8042-unicore32io.h</text:p>
      <text:p text:style-name="P1">#<text:tab/>drivers/input/serio/i8042-x86ia64io.h</text:p>
      <text:p text:style-name="P1">#<text:tab/>drivers/input/serio/i8042.c</text:p>
      <text:p text:style-name="P1">#<text:tab/>drivers/input/serio/i8042.h</text:p>
      <text:p text:style-name="P1">#<text:tab/>drivers/input/serio/libps2.c</text:p>
      <text:p text:style-name="P1">#<text:tab/>drivers/input/serio/maceps2.c</text:p>
      <text:p text:style-name="P1">#<text:tab/>drivers/input/serio/olpc_apsp.c</text:p>
      <text:p text:style-name="P1">#<text:tab/>drivers/input/serio/parkbd.c</text:p>
      <text:p text:style-name="P1">#<text:tab/>drivers/input/serio/q40kbd.c</text:p>
      <text:p text:style-name="P1">#<text:tab/>drivers/input/serio/rpckbd.c</text:p>
      <text:p text:style-name="P1">#<text:tab/>drivers/input/serio/serio.c</text:p>
      <text:p text:style-name="P1">#<text:tab/>drivers/input/serio/serport.c</text:p>
      <text:p text:style-name="P1">#<text:tab/>drivers/input/serio/xilinx_ps2.c</text:p>
      <text:p text:style-name="P1">#<text:tab/>drivers/input/tablet/Kconfig</text:p>
      <text:p text:style-name="P1">#<text:tab/>drivers/input/tablet/Makefile</text:p>
      <text:p text:style-name="P1">#<text:tab/>drivers/input/tablet/acecad.c</text:p>
      <text:p text:style-name="P1">#<text:tab/>drivers/input/tablet/aiptek.c</text:p>
      <text:p text:style-name="P1">#<text:tab/>drivers/input/tablet/gtco.c</text:p>
      <text:p text:style-name="P1">#<text:tab/>drivers/input/tablet/kbtab.c</text:p>
      <text:p text:style-name="P1">#<text:tab/>drivers/input/tablet/wacom_serial4.c</text:p>
      <text:p text:style-name="P1">#<text:tab/>drivers/input/touchscreen/88pm860x-ts.c</text:p>
      <text:p text:style-name="P1">#<text:tab/>drivers/input/touchscreen/Kconfig</text:p>
      <text:p text:style-name="P1">#<text:tab/>drivers/input/touchscreen/Makefile</text:p>
      <text:p text:style-name="P1">#<text:tab/>drivers/input/touchscreen/ad7877.c</text:p>
      <text:p text:style-name="P1">#<text:tab/>drivers/input/touchscreen/ad7879-i2c.c</text:p>
      <text:p text:style-name="P1">#<text:tab/>drivers/input/touchscreen/ad7879-spi.c</text:p>
      <text:p text:style-name="P1">#<text:tab/>drivers/input/touchscreen/ad7879.c</text:p>
      <text:p text:style-name="P1">#<text:tab/>drivers/input/touchscreen/ads7846.c</text:p>
      <text:p text:style-name="P1">#<text:tab/>drivers/input/touchscreen/ar1021_i2c.c</text:p>
      <text:p text:style-name="P1">#<text:tab/>drivers/input/touchscreen/atmel-wm97xx.c</text:p>
      <text:p text:style-name="P1"><text:soft-page-break/>#<text:tab/>drivers/input/touchscreen/atmel_mxt_ts.c</text:p>
      <text:p text:style-name="P1">#<text:tab/>drivers/input/touchscreen/auo-pixcir-ts.c</text:p>
      <text:p text:style-name="P1">#<text:tab/>drivers/input/touchscreen/bu21013_ts.c</text:p>
      <text:p text:style-name="P1">#<text:tab/>drivers/input/touchscreen/cy8ctmg110_ts.c</text:p>
      <text:p text:style-name="P1">#<text:tab/>drivers/input/touchscreen/cyttsp4_core.c</text:p>
      <text:p text:style-name="P1">#<text:tab/>drivers/input/touchscreen/cyttsp4_i2c.c</text:p>
      <text:p text:style-name="P1">#<text:tab/>drivers/input/touchscreen/cyttsp4_spi.c</text:p>
      <text:p text:style-name="P1">#<text:tab/>drivers/input/touchscreen/cyttsp_core.c</text:p>
      <text:p text:style-name="P1">#<text:tab/>drivers/input/touchscreen/cyttsp_core.h</text:p>
      <text:p text:style-name="P1">#<text:tab/>drivers/input/touchscreen/cyttsp_i2c.c</text:p>
      <text:p text:style-name="P1">#<text:tab/>drivers/input/touchscreen/cyttsp_spi.c</text:p>
      <text:p text:style-name="P1">#<text:tab/>drivers/input/touchscreen/da9034-ts.c</text:p>
      <text:p text:style-name="P1">#<text:tab/>drivers/input/touchscreen/da9052_tsi.c</text:p>
      <text:p text:style-name="P1">#<text:tab/>drivers/input/touchscreen/edt-ft5x06.c</text:p>
      <text:p text:style-name="P1">#<text:tab/>drivers/input/touchscreen/eeti_ts.c</text:p>
      <text:p text:style-name="P1">#<text:tab/>drivers/input/touchscreen/egalax_ts.c</text:p>
      <text:p text:style-name="P1">#<text:tab/>drivers/input/touchscreen/ili210x.c</text:p>
      <text:p text:style-name="P1">#<text:tab/>drivers/input/touchscreen/intel-mid-touch.c</text:p>
      <text:p text:style-name="P1">#<text:tab/>drivers/input/touchscreen/ipaq-micro-ts.c</text:p>
      <text:p text:style-name="P1">#<text:tab/>drivers/input/touchscreen/jornada720_ts.c</text:p>
      <text:p text:style-name="P1">#<text:tab/>drivers/input/touchscreen/lpc32xx_ts.c</text:p>
      <text:p text:style-name="P1">#<text:tab/>drivers/input/touchscreen/max11801_ts.c</text:p>
      <text:p text:style-name="P1">#<text:tab/>drivers/input/touchscreen/mc13783_ts.c</text:p>
      <text:p text:style-name="P1">#<text:tab/>drivers/input/touchscreen/migor_ts.c</text:p>
      <text:p text:style-name="P1">#<text:tab/>drivers/input/touchscreen/mms114.c</text:p>
      <text:p text:style-name="P1">#<text:tab/>drivers/input/touchscreen/of_touchscreen.c</text:p>
      <text:p text:style-name="P1">#<text:tab/>drivers/input/touchscreen/pcap_ts.c</text:p>
      <text:p text:style-name="P1">#<text:tab/>drivers/input/touchscreen/pixcir_i2c_ts.c</text:p>
      <text:p text:style-name="P1">#<text:tab/>drivers/input/touchscreen/s3c2410_ts.c</text:p>
      <text:p text:style-name="P1">#<text:tab/>drivers/input/touchscreen/st1232.c</text:p>
      <text:p text:style-name="P1">#<text:tab/>drivers/input/touchscreen/stmpe-ts.c</text:p>
      <text:p text:style-name="P1">#<text:tab/>drivers/input/touchscreen/sun4i-ts.c</text:p>
      <text:p text:style-name="P1">#<text:tab/>drivers/input/touchscreen/sur40.c</text:p>
      <text:p text:style-name="P1">#<text:tab/>drivers/input/touchscreen/ti_am335x_tsc.c</text:p>
      <text:p text:style-name="P1">#<text:tab/>drivers/input/touchscreen/tps6507x-ts.c</text:p>
      <text:p text:style-name="P1">#<text:tab/>drivers/input/touchscreen/tsc2005.c</text:p>
      <text:p text:style-name="P1">#<text:tab/>drivers/input/touchscreen/tsc2007.c</text:p>
      <text:p text:style-name="P1">#<text:tab/>drivers/input/touchscreen/ucb1400_ts.c</text:p>
      <text:p text:style-name="P1">#<text:tab/>drivers/input/touchscreen/usbtouchscreen.c</text:p>
      <text:p text:style-name="P1">#<text:tab/>drivers/input/touchscreen/w90p910_ts.c</text:p>
      <text:p text:style-name="P1">#<text:tab/>drivers/input/touchscreen/wacom_i2c.c</text:p>
      <text:p text:style-name="P1">#<text:tab/>drivers/input/touchscreen/wacom_w8001.c</text:p>
      <text:p text:style-name="P1">#<text:tab/>drivers/input/touchscreen/wm831x-ts.c</text:p>
      <text:p text:style-name="P1">#<text:tab/>drivers/input/touchscreen/wm97xx-core.c</text:p>
      <text:p text:style-name="P1">#<text:tab/>drivers/input/touchscreen/zforce_ts.c</text:p>
      <text:p text:style-name="P1">#<text:tab/>drivers/iommu/Kconfig</text:p>
      <text:p text:style-name="P1">#<text:tab/>drivers/iommu/Makefile</text:p>
      <text:p text:style-name="P1">#<text:tab/>drivers/iommu/amd_iommu.c</text:p>
      <text:p text:style-name="P1">#<text:tab/>drivers/iommu/amd_iommu_init.c</text:p>
      <text:p text:style-name="P1">#<text:tab/>drivers/iommu/amd_iommu_proto.h</text:p>
      <text:p text:style-name="P1">#<text:tab/>drivers/iommu/amd_iommu_types.h</text:p>
      <text:p text:style-name="P1">#<text:tab/>drivers/iommu/amd_iommu_v2.c</text:p>
      <text:p text:style-name="P1"><text:soft-page-break/>#<text:tab/>drivers/iommu/arm-smmu.c</text:p>
      <text:p text:style-name="P1">#<text:tab/>drivers/iommu/dmar.c</text:p>
      <text:p text:style-name="P1">#<text:tab/>drivers/iommu/exynos-iommu.c</text:p>
      <text:p text:style-name="P1">#<text:tab/>drivers/iommu/fsl_pamu.c</text:p>
      <text:p text:style-name="P1">#<text:tab/>drivers/iommu/fsl_pamu.h</text:p>
      <text:p text:style-name="P1">#<text:tab/>drivers/iommu/fsl_pamu_domain.c</text:p>
      <text:p text:style-name="P1">#<text:tab/>drivers/iommu/fsl_pamu_domain.h</text:p>
      <text:p text:style-name="P1">#<text:tab/>drivers/iommu/intel-iommu.c</text:p>
      <text:p text:style-name="P1">#<text:tab/>drivers/iommu/intel_irq_remapping.c</text:p>
      <text:p text:style-name="P1">#<text:tab/>drivers/iommu/io-pgtable-arm.c</text:p>
      <text:p text:style-name="P1">#<text:tab/>drivers/iommu/io-pgtable.c</text:p>
      <text:p text:style-name="P1">#<text:tab/>drivers/iommu/io-pgtable.h</text:p>
      <text:p text:style-name="P1">#<text:tab/>drivers/iommu/iommu.c</text:p>
      <text:p text:style-name="P1">#<text:tab/>drivers/iommu/iova.c</text:p>
      <text:p text:style-name="P1">#<text:tab/>drivers/iommu/ipmmu-vmsa.c</text:p>
      <text:p text:style-name="P1">#<text:tab/>drivers/iommu/irq_remapping.c</text:p>
      <text:p text:style-name="P1">#<text:tab/>drivers/iommu/irq_remapping.h</text:p>
      <text:p text:style-name="P1">#<text:tab/>drivers/iommu/msm_iommu.c</text:p>
      <text:p text:style-name="P1">#<text:tab/>drivers/iommu/of_iommu.c</text:p>
      <text:p text:style-name="P1">#<text:tab/>drivers/iommu/omap-iommu-debug.c</text:p>
      <text:p text:style-name="P1">#<text:tab/>drivers/iommu/omap-iommu.c</text:p>
      <text:p text:style-name="P1">#<text:tab/>drivers/iommu/omap-iommu.h</text:p>
      <text:p text:style-name="P1">#<text:tab/>drivers/iommu/omap-iopgtable.h</text:p>
      <text:p text:style-name="P1">#<text:tab/>drivers/iommu/tegra-gart.c</text:p>
      <text:p text:style-name="P1">#<text:tab/>drivers/iommu/tegra-smmu.c</text:p>
      <text:p text:style-name="P1">#<text:tab/>drivers/ipack/devices/ipoctal.c</text:p>
      <text:p text:style-name="P1">#<text:tab/>drivers/ipack/ipack.c</text:p>
      <text:p text:style-name="P1">#<text:tab/>drivers/irqchip/Kconfig</text:p>
      <text:p text:style-name="P1">#<text:tab/>drivers/irqchip/Makefile</text:p>
      <text:p text:style-name="P1">#<text:tab/>drivers/irqchip/exynos-combiner.c</text:p>
      <text:p text:style-name="P1">#<text:tab/>drivers/irqchip/irq-armada-370-xp.c</text:p>
      <text:p text:style-name="P1">#<text:tab/>drivers/irqchip/irq-atmel-aic-common.c</text:p>
      <text:p text:style-name="P1">#<text:tab/>drivers/irqchip/irq-atmel-aic-common.h</text:p>
      <text:p text:style-name="P1">#<text:tab/>drivers/irqchip/irq-atmel-aic.c</text:p>
      <text:p text:style-name="P1">#<text:tab/>drivers/irqchip/irq-atmel-aic5.c</text:p>
      <text:p text:style-name="P1">#<text:tab/>drivers/irqchip/irq-bcm2835.c</text:p>
      <text:p text:style-name="P1">#<text:tab/>drivers/irqchip/irq-bcm7120-l2.c</text:p>
      <text:p text:style-name="P1">#<text:tab/>drivers/irqchip/irq-brcmstb-l2.c</text:p>
      <text:p text:style-name="P1">#<text:tab/>drivers/irqchip/irq-clps711x.c</text:p>
      <text:p text:style-name="P1">#<text:tab/>drivers/irqchip/irq-crossbar.c</text:p>
      <text:p text:style-name="P1">#<text:tab/>drivers/irqchip/irq-dw-apb-ictl.c</text:p>
      <text:p text:style-name="P1">#<text:tab/>drivers/irqchip/irq-gic-common.c</text:p>
      <text:p text:style-name="P1">#<text:tab/>drivers/irqchip/irq-gic-common.h</text:p>
      <text:p text:style-name="P1">#<text:tab/>drivers/irqchip/irq-gic-v2m.c</text:p>
      <text:p text:style-name="P1">#<text:tab/>drivers/irqchip/irq-gic-v3-its-pci-msi.c</text:p>
      <text:p text:style-name="P1">#<text:tab/>drivers/irqchip/irq-gic-v3-its.c</text:p>
      <text:p text:style-name="P1">#<text:tab/>drivers/irqchip/irq-gic-v3.c</text:p>
      <text:p text:style-name="P1">#<text:tab/>drivers/irqchip/irq-gic.c</text:p>
      <text:p text:style-name="P1">#<text:tab/>drivers/irqchip/irq-hip04.c</text:p>
      <text:p text:style-name="P1">#<text:tab/>drivers/irqchip/irq-imgpdc.c</text:p>
      <text:p text:style-name="P1">#<text:tab/>drivers/irqchip/irq-keystone.c</text:p>
      <text:p text:style-name="P1">#<text:tab/>drivers/irqchip/irq-metag-ext.c</text:p>
      <text:p text:style-name="P1"><text:soft-page-break/>#<text:tab/>drivers/irqchip/irq-metag.c</text:p>
      <text:p text:style-name="P1">#<text:tab/>drivers/irqchip/irq-mmp.c</text:p>
      <text:p text:style-name="P1">#<text:tab/>drivers/irqchip/irq-moxart.c</text:p>
      <text:p text:style-name="P1">#<text:tab/>drivers/irqchip/irq-mtk-sysirq.c</text:p>
      <text:p text:style-name="P1">#<text:tab/>drivers/irqchip/irq-mxs.c</text:p>
      <text:p text:style-name="P1">#<text:tab/>drivers/irqchip/irq-nvic.c</text:p>
      <text:p text:style-name="P1">#<text:tab/>drivers/irqchip/irq-omap-intc.c</text:p>
      <text:p text:style-name="P1">#<text:tab/>drivers/irqchip/irq-or1k-pic.c</text:p>
      <text:p text:style-name="P1">#<text:tab/>drivers/irqchip/irq-orion.c</text:p>
      <text:p text:style-name="P1">#<text:tab/>drivers/irqchip/irq-renesas-intc-irqpin.c</text:p>
      <text:p text:style-name="P1">#<text:tab/>drivers/irqchip/irq-renesas-irqc.c</text:p>
      <text:p text:style-name="P1">#<text:tab/>drivers/irqchip/irq-s3c24xx.c</text:p>
      <text:p text:style-name="P1">#<text:tab/>drivers/irqchip/irq-sirfsoc.c</text:p>
      <text:p text:style-name="P1">#<text:tab/>drivers/irqchip/irq-sun4i.c</text:p>
      <text:p text:style-name="P1">#<text:tab/>drivers/irqchip/irq-sunxi-nmi.c</text:p>
      <text:p text:style-name="P1">#<text:tab/>drivers/irqchip/irq-tb10x.c</text:p>
      <text:p text:style-name="P1">#<text:tab/>drivers/irqchip/irq-versatile-fpga.c</text:p>
      <text:p text:style-name="P1">#<text:tab/>drivers/irqchip/irq-vic.c</text:p>
      <text:p text:style-name="P1">#<text:tab/>drivers/irqchip/irq-vt8500.c</text:p>
      <text:p text:style-name="P1">#<text:tab/>drivers/irqchip/irq-xtensa-mx.c</text:p>
      <text:p text:style-name="P1">#<text:tab/>drivers/irqchip/irq-xtensa-pic.c</text:p>
      <text:p text:style-name="P1">#<text:tab/>drivers/irqchip/irq-zevio.c</text:p>
      <text:p text:style-name="P1">#<text:tab/>drivers/irqchip/irqchip.c</text:p>
      <text:p text:style-name="P1">#<text:tab/>drivers/irqchip/spear-shirq.c</text:p>
      <text:p text:style-name="P1">#<text:tab/>drivers/isdn/Makefile</text:p>
      <text:p text:style-name="P1">#<text:tab/>drivers/isdn/capi/capi.c</text:p>
      <text:p text:style-name="P1">#<text:tab/>drivers/isdn/capi/capidrv.c</text:p>
      <text:p text:style-name="P1">#<text:tab/>drivers/isdn/capi/capiutil.c</text:p>
      <text:p text:style-name="P1">#<text:tab/>drivers/isdn/capi/kcapi.c</text:p>
      <text:p text:style-name="P1">#<text:tab/>drivers/isdn/gigaset/Kconfig</text:p>
      <text:p text:style-name="P1">#<text:tab/>drivers/isdn/gigaset/ev-layer.c</text:p>
      <text:p text:style-name="P1">#<text:tab/>drivers/isdn/gigaset/gigaset.h</text:p>
      <text:p text:style-name="P1">#<text:tab/>drivers/isdn/gigaset/ser-gigaset.c</text:p>
      <text:p text:style-name="P1">#<text:tab/>drivers/isdn/gigaset/usb-gigaset.c</text:p>
      <text:p text:style-name="P1">#<text:tab/>drivers/isdn/hardware/avm/b1.c</text:p>
      <text:p text:style-name="P1">#<text:tab/>drivers/isdn/hardware/eicon/debug.c</text:p>
      <text:p text:style-name="P1">#<text:tab/>drivers/isdn/hardware/eicon/divamnt.c</text:p>
      <text:p text:style-name="P1">#<text:tab/>drivers/isdn/hardware/eicon/divasmain.c</text:p>
      <text:p text:style-name="P1">#<text:tab/>drivers/isdn/hardware/eicon/message.c</text:p>
      <text:p text:style-name="P1">#<text:tab/>drivers/isdn/hardware/eicon/platform.h</text:p>
      <text:p text:style-name="P1">#<text:tab/>drivers/isdn/hardware/mISDN/Kconfig</text:p>
      <text:p text:style-name="P1">#<text:tab/>drivers/isdn/hardware/mISDN/avmfritz.c</text:p>
      <text:p text:style-name="P1">#<text:tab/>drivers/isdn/hardware/mISDN/hfcmulti.c</text:p>
      <text:p text:style-name="P1">#<text:tab/>drivers/isdn/hardware/mISDN/hfcpci.c</text:p>
      <text:p text:style-name="P1">#<text:tab/>drivers/isdn/hardware/mISDN/hfcsusb.c</text:p>
      <text:p text:style-name="P1">#<text:tab/>drivers/isdn/hardware/mISDN/ipac.h</text:p>
      <text:p text:style-name="P1">#<text:tab/>drivers/isdn/hardware/mISDN/mISDNinfineon.c</text:p>
      <text:p text:style-name="P1">#<text:tab/>drivers/isdn/hardware/mISDN/mISDNipac.c</text:p>
      <text:p text:style-name="P1">#<text:tab/>drivers/isdn/hardware/mISDN/netjet.c</text:p>
      <text:p text:style-name="P1">#<text:tab/>drivers/isdn/hardware/mISDN/w6692.c</text:p>
      <text:p text:style-name="P1">#<text:tab/>drivers/isdn/hisax/Kconfig</text:p>
      <text:p text:style-name="P1">#<text:tab/>drivers/isdn/hisax/config.c</text:p>
      <text:p text:style-name="P1"><text:soft-page-break/>#<text:tab/>drivers/isdn/hisax/hfc4s8s_l1.c</text:p>
      <text:p text:style-name="P1">#<text:tab/>drivers/isdn/hisax/hfc_2bs0.c</text:p>
      <text:p text:style-name="P1">#<text:tab/>drivers/isdn/hisax/hfc_pci.c</text:p>
      <text:p text:style-name="P1">#<text:tab/>drivers/isdn/hisax/hfc_sx.c</text:p>
      <text:p text:style-name="P1">#<text:tab/>drivers/isdn/hisax/hfc_usb.c</text:p>
      <text:p text:style-name="P1">#<text:tab/>drivers/isdn/hisax/ipacx.c</text:p>
      <text:p text:style-name="P1">#<text:tab/>drivers/isdn/hisax/isac.c</text:p>
      <text:p text:style-name="P1">#<text:tab/>drivers/isdn/hisax/isdnl1.c</text:p>
      <text:p text:style-name="P1">#<text:tab/>drivers/isdn/hisax/isdnl2.c</text:p>
      <text:p text:style-name="P1">#<text:tab/>drivers/isdn/hisax/isdnl3.c</text:p>
      <text:p text:style-name="P1">#<text:tab/>drivers/isdn/hisax/q931.c</text:p>
      <text:p text:style-name="P1">#<text:tab/>drivers/isdn/hisax/st5481_usb.c</text:p>
      <text:p text:style-name="P1">#<text:tab/>drivers/isdn/hysdn/hycapi.c</text:p>
      <text:p text:style-name="P1">#<text:tab/>drivers/isdn/hysdn/hysdn_net.c</text:p>
      <text:p text:style-name="P1">#<text:tab/>drivers/isdn/i4l/Kconfig</text:p>
      <text:p text:style-name="P1">#<text:tab/>drivers/isdn/i4l/isdn_net.c</text:p>
      <text:p text:style-name="P1">#<text:tab/>drivers/isdn/i4l/isdn_tty.c</text:p>
      <text:p text:style-name="P1">#<text:tab/>drivers/isdn/i4l/isdn_x25iface.c</text:p>
      <text:p text:style-name="P1">#<text:tab/>drivers/isdn/isdnloop/isdnloop.c</text:p>
      <text:p text:style-name="P1">#<text:tab/>drivers/isdn/mISDN/clock.c</text:p>
      <text:p text:style-name="P1">#<text:tab/>drivers/isdn/mISDN/dsp_audio.c</text:p>
      <text:p text:style-name="P1">#<text:tab/>drivers/isdn/mISDN/dsp_cmx.c</text:p>
      <text:p text:style-name="P1">#<text:tab/>drivers/isdn/mISDN/dsp_core.c</text:p>
      <text:p text:style-name="P1">#<text:tab/>drivers/isdn/mISDN/dsp_pipeline.c</text:p>
      <text:p text:style-name="P1">#<text:tab/>drivers/isdn/mISDN/l1oip_codec.c</text:p>
      <text:p text:style-name="P1">#<text:tab/>drivers/isdn/mISDN/l1oip_core.c</text:p>
      <text:p text:style-name="P1">#<text:tab/>drivers/isdn/mISDN/layer2.c</text:p>
      <text:p text:style-name="P1">#<text:tab/>drivers/isdn/mISDN/socket.c</text:p>
      <text:p text:style-name="P1">#<text:tab/>drivers/isdn/mISDN/tei.c</text:p>
      <text:p text:style-name="P1">#<text:tab/>drivers/isdn/mISDN/timerdev.c</text:p>
      <text:p text:style-name="P1">#<text:tab/>drivers/leds/Kconfig</text:p>
      <text:p text:style-name="P1">#<text:tab/>drivers/leds/Makefile</text:p>
      <text:p text:style-name="P1">#<text:tab/>drivers/leds/dell-led.c</text:p>
      <text:p text:style-name="P1">#<text:tab/>drivers/leds/led-class.c</text:p>
      <text:p text:style-name="P1">#<text:tab/>drivers/leds/led-core.c</text:p>
      <text:p text:style-name="P1">#<text:tab/>drivers/leds/led-triggers.c</text:p>
      <text:p text:style-name="P1">#<text:tab/>drivers/leds/leds-88pm860x.c</text:p>
      <text:p text:style-name="P1">#<text:tab/>drivers/leds/leds-adp5520.c</text:p>
      <text:p text:style-name="P1">#<text:tab/>drivers/leds/leds-asic3.c</text:p>
      <text:p text:style-name="P1">#<text:tab/>drivers/leds/leds-bd2802.c</text:p>
      <text:p text:style-name="P1">#<text:tab/>drivers/leds/leds-blinkm.c</text:p>
      <text:p text:style-name="P1">#<text:tab/>drivers/leds/leds-clevo-mail.c</text:p>
      <text:p text:style-name="P1">#<text:tab/>drivers/leds/leds-cobalt-qube.c</text:p>
      <text:p text:style-name="P1">#<text:tab/>drivers/leds/leds-cobalt-raq.c</text:p>
      <text:p text:style-name="P1">#<text:tab/>drivers/leds/leds-da903x.c</text:p>
      <text:p text:style-name="P1">#<text:tab/>drivers/leds/leds-da9052.c</text:p>
      <text:p text:style-name="P1">#<text:tab/>drivers/leds/leds-dac124s085.c</text:p>
      <text:p text:style-name="P1">#<text:tab/>drivers/leds/leds-fsg.c</text:p>
      <text:p text:style-name="P1">#<text:tab/>drivers/leds/leds-gpio.c</text:p>
      <text:p text:style-name="P1">#<text:tab/>drivers/leds/leds-hp6xx.c</text:p>
      <text:p text:style-name="P1">#<text:tab/>drivers/leds/leds-ipaq-micro.c</text:p>
      <text:p text:style-name="P1">#<text:tab/>drivers/leds/leds-ktd2692.c</text:p>
      <text:p text:style-name="P1"><text:soft-page-break/>#<text:tab/>drivers/leds/leds-lm3530.c</text:p>
      <text:p text:style-name="P1">#<text:tab/>drivers/leds/leds-lm3533.c</text:p>
      <text:p text:style-name="P1">#<text:tab/>drivers/leds/leds-lm355x.c</text:p>
      <text:p text:style-name="P1">#<text:tab/>drivers/leds/leds-lm3642.c</text:p>
      <text:p text:style-name="P1">#<text:tab/>drivers/leds/leds-locomo.c</text:p>
      <text:p text:style-name="P1">#<text:tab/>drivers/leds/leds-lp3944.c</text:p>
      <text:p text:style-name="P1">#<text:tab/>drivers/leds/leds-lp5521.c</text:p>
      <text:p text:style-name="P1">#<text:tab/>drivers/leds/leds-lp5523.c</text:p>
      <text:p text:style-name="P1">#<text:tab/>drivers/leds/leds-lp5562.c</text:p>
      <text:p text:style-name="P1">#<text:tab/>drivers/leds/leds-lp55xx-common.c</text:p>
      <text:p text:style-name="P1">#<text:tab/>drivers/leds/leds-lp55xx-common.h</text:p>
      <text:p text:style-name="P1">#<text:tab/>drivers/leds/leds-lp8501.c</text:p>
      <text:p text:style-name="P1">#<text:tab/>drivers/leds/leds-lp8788.c</text:p>
      <text:p text:style-name="P1">#<text:tab/>drivers/leds/leds-lt3593.c</text:p>
      <text:p text:style-name="P1">#<text:tab/>drivers/leds/leds-max8997.c</text:p>
      <text:p text:style-name="P1">#<text:tab/>drivers/leds/leds-mc13783.c</text:p>
      <text:p text:style-name="P1">#<text:tab/>drivers/leds/leds-menf21bmc.c</text:p>
      <text:p text:style-name="P1">#<text:tab/>drivers/leds/leds-net48xx.c</text:p>
      <text:p text:style-name="P1">#<text:tab/>drivers/leds/leds-netxbig.c</text:p>
      <text:p text:style-name="P1">#<text:tab/>drivers/leds/leds-ns2.c</text:p>
      <text:p text:style-name="P1">#<text:tab/>drivers/leds/leds-ot200.c</text:p>
      <text:p text:style-name="P1">#<text:tab/>drivers/leds/leds-pca9532.c</text:p>
      <text:p text:style-name="P1">#<text:tab/>drivers/leds/leds-pca955x.c</text:p>
      <text:p text:style-name="P1">#<text:tab/>drivers/leds/leds-pca963x.c</text:p>
      <text:p text:style-name="P1">#<text:tab/>drivers/leds/leds-pwm.c</text:p>
      <text:p text:style-name="P1">#<text:tab/>drivers/leds/leds-rb532.c</text:p>
      <text:p text:style-name="P1">#<text:tab/>drivers/leds/leds-regulator.c</text:p>
      <text:p text:style-name="P1">#<text:tab/>drivers/leds/leds-s3c24xx.c</text:p>
      <text:p text:style-name="P1">#<text:tab/>drivers/leds/leds-ss4200.c</text:p>
      <text:p text:style-name="P1">#<text:tab/>drivers/leds/leds-sunfire.c</text:p>
      <text:p text:style-name="P1">#<text:tab/>drivers/leds/leds-syscon.c</text:p>
      <text:p text:style-name="P1">#<text:tab/>drivers/leds/leds-tca6507.c</text:p>
      <text:p text:style-name="P1">#<text:tab/>drivers/leds/leds-tlc591xx.c</text:p>
      <text:p text:style-name="P1">#<text:tab/>drivers/leds/leds-wm831x-status.c</text:p>
      <text:p text:style-name="P1">#<text:tab/>drivers/leds/leds-wm8350.c</text:p>
      <text:p text:style-name="P1">#<text:tab/>drivers/leds/leds-wrap.c</text:p>
      <text:p text:style-name="P1">#<text:tab/>drivers/leds/leds.h</text:p>
      <text:p text:style-name="P1">#<text:tab/>drivers/leds/trigger/Kconfig</text:p>
      <text:p text:style-name="P1">#<text:tab/>drivers/leds/trigger/Makefile</text:p>
      <text:p text:style-name="P1">#<text:tab/>drivers/leds/trigger/ledtrig-backlight.c</text:p>
      <text:p text:style-name="P1">#<text:tab/>drivers/leds/trigger/ledtrig-cpu.c</text:p>
      <text:p text:style-name="P1">#<text:tab/>drivers/leds/trigger/ledtrig-default-on.c</text:p>
      <text:p text:style-name="P1">#<text:tab/>drivers/leds/trigger/ledtrig-gpio.c</text:p>
      <text:p text:style-name="P1">#<text:tab/>drivers/leds/trigger/ledtrig-heartbeat.c</text:p>
      <text:p text:style-name="P1">#<text:tab/>drivers/leds/trigger/ledtrig-oneshot.c</text:p>
      <text:p text:style-name="P1">#<text:tab/>drivers/leds/trigger/ledtrig-transient.c</text:p>
      <text:p text:style-name="P1">#<text:tab/>drivers/lguest/Kconfig</text:p>
      <text:p text:style-name="P1">#<text:tab/>drivers/lguest/Makefile</text:p>
      <text:p text:style-name="P1">#<text:tab/>drivers/lguest/core.c</text:p>
      <text:p text:style-name="P1">#<text:tab/>drivers/lguest/hypercalls.c</text:p>
      <text:p text:style-name="P1">#<text:tab/>drivers/lguest/interrupts_and_traps.c</text:p>
      <text:p text:style-name="P1">#<text:tab/>drivers/lguest/lg.h</text:p>
      <text:p text:style-name="P1"><text:soft-page-break/>#<text:tab/>drivers/lguest/lguest_user.c</text:p>
      <text:p text:style-name="P1">#<text:tab/>drivers/lguest/page_tables.c</text:p>
      <text:p text:style-name="P1">#<text:tab/>drivers/lguest/x86/core.c</text:p>
      <text:p text:style-name="P1">#<text:tab/>drivers/macintosh/Kconfig</text:p>
      <text:p text:style-name="P1">#<text:tab/>drivers/macintosh/Makefile</text:p>
      <text:p text:style-name="P1">#<text:tab/>drivers/macintosh/ams/ams-i2c.c</text:p>
      <text:p text:style-name="P1">#<text:tab/>drivers/macintosh/ans-lcd.c</text:p>
      <text:p text:style-name="P1">#<text:tab/>drivers/macintosh/macio_asic.c</text:p>
      <text:p text:style-name="P1">#<text:tab/>drivers/macintosh/rack-meter.c</text:p>
      <text:p text:style-name="P1">#<text:tab/>drivers/macintosh/smu.c</text:p>
      <text:p text:style-name="P1">#<text:tab/>drivers/macintosh/therm_windtunnel.c</text:p>
      <text:p text:style-name="P1">#<text:tab/>drivers/macintosh/via-cuda.c</text:p>
      <text:p text:style-name="P1">#<text:tab/>drivers/macintosh/via-pmu-led.c</text:p>
      <text:p text:style-name="P1">#<text:tab/>drivers/macintosh/via-pmu.c</text:p>
      <text:p text:style-name="P1">#<text:tab/>drivers/macintosh/windfarm.h</text:p>
      <text:p text:style-name="P1">#<text:tab/>drivers/macintosh/windfarm_core.c</text:p>
      <text:p text:style-name="P1">#<text:tab/>drivers/macintosh/windfarm_pm112.c</text:p>
      <text:p text:style-name="P1">#<text:tab/>drivers/macintosh/windfarm_pm72.c</text:p>
      <text:p text:style-name="P1">#<text:tab/>drivers/macintosh/windfarm_pm81.c</text:p>
      <text:p text:style-name="P1">#<text:tab/>drivers/macintosh/windfarm_pm91.c</text:p>
      <text:p text:style-name="P1">#<text:tab/>drivers/macintosh/windfarm_rm31.c</text:p>
      <text:p text:style-name="P1">#<text:tab/>drivers/macintosh/windfarm_smu_sat.c</text:p>
      <text:p text:style-name="P1">#<text:tab/>drivers/mailbox/Kconfig</text:p>
      <text:p text:style-name="P1">#<text:tab/>drivers/mailbox/Makefile</text:p>
      <text:p text:style-name="P1">#<text:tab/>drivers/mailbox/mailbox.c</text:p>
      <text:p text:style-name="P1">#<text:tab/>drivers/mailbox/omap-mailbox.c</text:p>
      <text:p text:style-name="P1">#<text:tab/>drivers/mailbox/pl320-ipc.c</text:p>
      <text:p text:style-name="P1">#<text:tab/>drivers/mcb/Kconfig</text:p>
      <text:p text:style-name="P1">#<text:tab/>drivers/mcb/Makefile</text:p>
      <text:p text:style-name="P1">#<text:tab/>drivers/mcb/mcb-core.c</text:p>
      <text:p text:style-name="P1">#<text:tab/>drivers/mcb/mcb-internal.h</text:p>
      <text:p text:style-name="P1">#<text:tab/>drivers/mcb/mcb-parse.c</text:p>
      <text:p text:style-name="P1">#<text:tab/>drivers/mcb/mcb-pci.c</text:p>
      <text:p text:style-name="P1">#<text:tab/>drivers/md/Kconfig</text:p>
      <text:p text:style-name="P1">#<text:tab/>drivers/md/Makefile</text:p>
      <text:p text:style-name="P1">#<text:tab/>drivers/md/bcache/alloc.c</text:p>
      <text:p text:style-name="P1">#<text:tab/>drivers/md/bcache/bcache.h</text:p>
      <text:p text:style-name="P1">#<text:tab/>drivers/md/bcache/bset.c</text:p>
      <text:p text:style-name="P1">#<text:tab/>drivers/md/bcache/bset.h</text:p>
      <text:p text:style-name="P1">#<text:tab/>drivers/md/bcache/btree.c</text:p>
      <text:p text:style-name="P1">#<text:tab/>drivers/md/bcache/btree.h</text:p>
      <text:p text:style-name="P1">#<text:tab/>drivers/md/bcache/closure.c</text:p>
      <text:p text:style-name="P1">#<text:tab/>drivers/md/bcache/closure.h</text:p>
      <text:p text:style-name="P1">#<text:tab/>drivers/md/bcache/debug.c</text:p>
      <text:p text:style-name="P1">#<text:tab/>drivers/md/bcache/extents.c</text:p>
      <text:p text:style-name="P1">#<text:tab/>drivers/md/bcache/io.c</text:p>
      <text:p text:style-name="P1">#<text:tab/>drivers/md/bcache/journal.c</text:p>
      <text:p text:style-name="P1">#<text:tab/>drivers/md/bcache/movinggc.c</text:p>
      <text:p text:style-name="P1">#<text:tab/>drivers/md/bcache/request.c</text:p>
      <text:p text:style-name="P1">#<text:tab/>drivers/md/bcache/super.c</text:p>
      <text:p text:style-name="P1">#<text:tab/>drivers/md/bcache/sysfs.c</text:p>
      <text:p text:style-name="P1">#<text:tab/>drivers/md/bcache/sysfs.h</text:p>
      <text:p text:style-name="P1"><text:soft-page-break/>#<text:tab/>drivers/md/bcache/util.c</text:p>
      <text:p text:style-name="P1">#<text:tab/>drivers/md/bcache/util.h</text:p>
      <text:p text:style-name="P1">#<text:tab/>drivers/md/bcache/writeback.c</text:p>
      <text:p text:style-name="P1">#<text:tab/>drivers/md/bcache/writeback.h</text:p>
      <text:p text:style-name="P1">#<text:tab/>drivers/md/bitmap.c</text:p>
      <text:p text:style-name="P1">#<text:tab/>drivers/md/bitmap.h</text:p>
      <text:p text:style-name="P1">#<text:tab/>drivers/md/dm-bio-prison.c</text:p>
      <text:p text:style-name="P1">#<text:tab/>drivers/md/dm-bio-prison.h</text:p>
      <text:p text:style-name="P1">#<text:tab/>drivers/md/dm-bufio.c</text:p>
      <text:p text:style-name="P1">#<text:tab/>drivers/md/dm-builtin.c</text:p>
      <text:p text:style-name="P1">#<text:tab/>drivers/md/dm-cache-block-types.h</text:p>
      <text:p text:style-name="P1">#<text:tab/>drivers/md/dm-cache-metadata.c</text:p>
      <text:p text:style-name="P1">#<text:tab/>drivers/md/dm-cache-metadata.h</text:p>
      <text:p text:style-name="P1">#<text:tab/>drivers/md/dm-cache-policy-cleaner.c</text:p>
      <text:p text:style-name="P1">#<text:tab/>drivers/md/dm-cache-policy-internal.h</text:p>
      <text:p text:style-name="P1">#<text:tab/>drivers/md/dm-cache-policy.h</text:p>
      <text:p text:style-name="P1">#<text:tab/>drivers/md/dm-cache-target.c</text:p>
      <text:p text:style-name="P1">#<text:tab/>drivers/md/dm-crypt.c</text:p>
      <text:p text:style-name="P1">#<text:tab/>drivers/md/dm-delay.c</text:p>
      <text:p text:style-name="P1">#<text:tab/>drivers/md/dm-era-target.c</text:p>
      <text:p text:style-name="P1">#<text:tab/>drivers/md/dm-exception-store.c</text:p>
      <text:p text:style-name="P1">#<text:tab/>drivers/md/dm-exception-store.h</text:p>
      <text:p text:style-name="P1">#<text:tab/>drivers/md/dm-flakey.c</text:p>
      <text:p text:style-name="P1">#<text:tab/>drivers/md/dm-io.c</text:p>
      <text:p text:style-name="P1">#<text:tab/>drivers/md/dm-ioctl.c</text:p>
      <text:p text:style-name="P1">#<text:tab/>drivers/md/dm-kcopyd.c</text:p>
      <text:p text:style-name="P1">#<text:tab/>drivers/md/dm-linear.c</text:p>
      <text:p text:style-name="P1">#<text:tab/>drivers/md/dm-log-userspace-base.c</text:p>
      <text:p text:style-name="P1">#<text:tab/>drivers/md/dm-log-userspace-transfer.c</text:p>
      <text:p text:style-name="P1">#<text:tab/>drivers/md/dm-log.c</text:p>
      <text:p text:style-name="P1">#<text:tab/>drivers/md/dm-mpath.c</text:p>
      <text:p text:style-name="P1">#<text:tab/>drivers/md/dm-path-selector.h</text:p>
      <text:p text:style-name="P1">#<text:tab/>drivers/md/dm-queue-length.c</text:p>
      <text:p text:style-name="P1">#<text:tab/>drivers/md/dm-raid.c</text:p>
      <text:p text:style-name="P1">#<text:tab/>drivers/md/dm-raid1.c</text:p>
      <text:p text:style-name="P1">#<text:tab/>drivers/md/dm-region-hash.c</text:p>
      <text:p text:style-name="P1">#<text:tab/>drivers/md/dm-round-robin.c</text:p>
      <text:p text:style-name="P1">#<text:tab/>drivers/md/dm-service-time.c</text:p>
      <text:p text:style-name="P1">#<text:tab/>drivers/md/dm-snap-persistent.c</text:p>
      <text:p text:style-name="P1">#<text:tab/>drivers/md/dm-snap-transient.c</text:p>
      <text:p text:style-name="P1">#<text:tab/>drivers/md/dm-snap.c</text:p>
      <text:p text:style-name="P1">#<text:tab/>drivers/md/dm-stats.c</text:p>
      <text:p text:style-name="P1">#<text:tab/>drivers/md/dm-stats.h</text:p>
      <text:p text:style-name="P1">#<text:tab/>drivers/md/dm-stripe.c</text:p>
      <text:p text:style-name="P1">#<text:tab/>drivers/md/dm-switch.c</text:p>
      <text:p text:style-name="P1">#<text:tab/>drivers/md/dm-sysfs.c</text:p>
      <text:p text:style-name="P1">#<text:tab/>drivers/md/dm-table.c</text:p>
      <text:p text:style-name="P1">#<text:tab/>drivers/md/dm-target.c</text:p>
      <text:p text:style-name="P1">#<text:tab/>drivers/md/dm-thin-metadata.c</text:p>
      <text:p text:style-name="P1">#<text:tab/>drivers/md/dm-thin-metadata.h</text:p>
      <text:p text:style-name="P1">#<text:tab/>drivers/md/dm-thin.c</text:p>
      <text:p text:style-name="P1">#<text:tab/>drivers/md/dm-verity-fec.c</text:p>
      <text:p text:style-name="P1"><text:soft-page-break/>#<text:tab/>drivers/md/dm-verity-fec.h</text:p>
      <text:p text:style-name="P1">#<text:tab/>drivers/md/dm-verity-target.c</text:p>
      <text:p text:style-name="P1">#<text:tab/>drivers/md/dm-verity.h</text:p>
      <text:p text:style-name="P1">#<text:tab/>drivers/md/dm-zero.c</text:p>
      <text:p text:style-name="P1">#<text:tab/>drivers/md/dm.c</text:p>
      <text:p text:style-name="P1">#<text:tab/>drivers/md/dm.h</text:p>
      <text:p text:style-name="P1">#<text:tab/>drivers/md/faulty.c</text:p>
      <text:p text:style-name="P1">#<text:tab/>drivers/md/linear.c</text:p>
      <text:p text:style-name="P1">#<text:tab/>drivers/md/linear.h</text:p>
      <text:p text:style-name="P1">#<text:tab/>drivers/md/md.c</text:p>
      <text:p text:style-name="P1">#<text:tab/>drivers/md/md.h</text:p>
      <text:p text:style-name="P1">#<text:tab/>drivers/md/multipath.c</text:p>
      <text:p text:style-name="P1">#<text:tab/>drivers/md/persistent-data/Kconfig</text:p>
      <text:p text:style-name="P1">#<text:tab/>drivers/md/persistent-data/dm-array.c</text:p>
      <text:p text:style-name="P1">#<text:tab/>drivers/md/persistent-data/dm-array.h</text:p>
      <text:p text:style-name="P1">#<text:tab/>drivers/md/persistent-data/dm-block-manager.c</text:p>
      <text:p text:style-name="P1">#<text:tab/>drivers/md/persistent-data/dm-block-manager.h</text:p>
      <text:p text:style-name="P1">#<text:tab/>drivers/md/persistent-data/dm-btree-internal.h</text:p>
      <text:p text:style-name="P1">#<text:tab/>drivers/md/persistent-data/dm-btree-remove.c</text:p>
      <text:p text:style-name="P1">#<text:tab/>drivers/md/persistent-data/dm-btree-spine.c</text:p>
      <text:p text:style-name="P1">#<text:tab/>drivers/md/persistent-data/dm-btree.c</text:p>
      <text:p text:style-name="P1">#<text:tab/>drivers/md/persistent-data/dm-btree.h</text:p>
      <text:p text:style-name="P1">#<text:tab/>drivers/md/persistent-data/dm-space-map-common.c</text:p>
      <text:p text:style-name="P1">#<text:tab/>drivers/md/persistent-data/dm-space-map-common.h</text:p>
      <text:p text:style-name="P1">#<text:tab/>drivers/md/persistent-data/dm-space-map-disk.c</text:p>
      <text:p text:style-name="P1">#<text:tab/>drivers/md/persistent-data/dm-space-map-metadata.c</text:p>
      <text:p text:style-name="P1">#<text:tab/>drivers/md/persistent-data/dm-transaction-manager.c</text:p>
      <text:p text:style-name="P1">#<text:tab/>drivers/md/persistent-data/dm-transaction-manager.h</text:p>
      <text:p text:style-name="P1">#<text:tab/>drivers/md/raid0.c</text:p>
      <text:p text:style-name="P1">#<text:tab/>drivers/md/raid0.h</text:p>
      <text:p text:style-name="P1">#<text:tab/>drivers/md/raid1.c</text:p>
      <text:p text:style-name="P1">#<text:tab/>drivers/md/raid1.h</text:p>
      <text:p text:style-name="P1">#<text:tab/>drivers/md/raid10.c</text:p>
      <text:p text:style-name="P1">#<text:tab/>drivers/md/raid10.h</text:p>
      <text:p text:style-name="P1">#<text:tab/>drivers/md/raid5.c</text:p>
      <text:p text:style-name="P1">#<text:tab/>drivers/md/raid5.h</text:p>
      <text:p text:style-name="P1">#<text:tab/>drivers/media/Kconfig</text:p>
      <text:p text:style-name="P1">#<text:tab/>drivers/media/Makefile</text:p>
      <text:p text:style-name="P1">#<text:tab/>drivers/media/common/Kconfig</text:p>
      <text:p text:style-name="P1">#<text:tab/>drivers/media/common/Makefile</text:p>
      <text:p text:style-name="P1">#<text:tab/>drivers/media/common/b2c2/Kconfig</text:p>
      <text:p text:style-name="P1">#<text:tab/>drivers/media/common/b2c2/flexcop-common.h</text:p>
      <text:p text:style-name="P1">#<text:tab/>drivers/media/common/b2c2/flexcop-fe-tuner.c</text:p>
      <text:p text:style-name="P1">#<text:tab/>drivers/media/common/b2c2/flexcop-hw-filter.c</text:p>
      <text:p text:style-name="P1">#<text:tab/>drivers/media/common/b2c2/flexcop-misc.c</text:p>
      <text:p text:style-name="P1">#<text:tab/>drivers/media/common/b2c2/flexcop-reg.h</text:p>
      <text:p text:style-name="P1">#<text:tab/>drivers/media/common/b2c2/flexcop.c</text:p>
      <text:p text:style-name="P1">#<text:tab/>drivers/media/common/btcx-risc.h</text:p>
      <text:p text:style-name="P1">#<text:tab/>drivers/media/common/cx2341x.c</text:p>
      <text:p text:style-name="P1">#<text:tab/>drivers/media/common/cypress_firmware.c</text:p>
      <text:p text:style-name="P1">#<text:tab/>drivers/media/common/cypress_firmware.h</text:p>
      <text:p text:style-name="P1">#<text:tab/>drivers/media/common/saa7146/saa7146_core.c</text:p>
      <text:p text:style-name="P1"><text:soft-page-break/>#<text:tab/>drivers/media/common/saa7146/saa7146_fops.c</text:p>
      <text:p text:style-name="P1">#<text:tab/>drivers/media/common/saa7146/saa7146_hlp.c</text:p>
      <text:p text:style-name="P1">#<text:tab/>drivers/media/common/saa7146/saa7146_i2c.c</text:p>
      <text:p text:style-name="P1">#<text:tab/>drivers/media/common/saa7146/saa7146_vbi.c</text:p>
      <text:p text:style-name="P1">#<text:tab/>drivers/media/common/saa7146/saa7146_video.c</text:p>
      <text:p text:style-name="P1">#<text:tab/>drivers/media/common/siano/sms-cards.c</text:p>
      <text:p text:style-name="P1">#<text:tab/>drivers/media/common/siano/sms-cards.h</text:p>
      <text:p text:style-name="P1">#<text:tab/>drivers/media/common/siano/smscoreapi.c</text:p>
      <text:p text:style-name="P1">#<text:tab/>drivers/media/common/siano/smscoreapi.h</text:p>
      <text:p text:style-name="P1">#<text:tab/>drivers/media/common/siano/smsdvb-debugfs.c</text:p>
      <text:p text:style-name="P1">#<text:tab/>drivers/media/common/siano/smsdvb-main.c</text:p>
      <text:p text:style-name="P1">#<text:tab/>drivers/media/common/siano/smsdvb.h</text:p>
      <text:p text:style-name="P1">#<text:tab/>drivers/media/common/siano/smsir.c</text:p>
      <text:p text:style-name="P1">#<text:tab/>drivers/media/common/siano/smsir.h</text:p>
      <text:p text:style-name="P1">#<text:tab/>drivers/media/common/tveeprom.c</text:p>
      <text:p text:style-name="P1">#<text:tab/>drivers/media/dvb-core/demux.h</text:p>
      <text:p text:style-name="P1">#<text:tab/>drivers/media/dvb-core/dmxdev.c</text:p>
      <text:p text:style-name="P1">#<text:tab/>drivers/media/dvb-core/dmxdev.h</text:p>
      <text:p text:style-name="P1">#<text:tab/>drivers/media/dvb-core/dvb-usb-ids.h</text:p>
      <text:p text:style-name="P1">#<text:tab/>drivers/media/dvb-core/dvb_ca_en50221.c</text:p>
      <text:p text:style-name="P1">#<text:tab/>drivers/media/dvb-core/dvb_ca_en50221.h</text:p>
      <text:p text:style-name="P1">#<text:tab/>drivers/media/dvb-core/dvb_demux.c</text:p>
      <text:p text:style-name="P1">#<text:tab/>drivers/media/dvb-core/dvb_demux.h</text:p>
      <text:p text:style-name="P1">#<text:tab/>drivers/media/dvb-core/dvb_frontend.c</text:p>
      <text:p text:style-name="P1">#<text:tab/>drivers/media/dvb-core/dvb_frontend.h</text:p>
      <text:p text:style-name="P1">#<text:tab/>drivers/media/dvb-core/dvb_math.h</text:p>
      <text:p text:style-name="P1">#<text:tab/>drivers/media/dvb-core/dvb_net.c</text:p>
      <text:p text:style-name="P1">#<text:tab/>drivers/media/dvb-core/dvb_ringbuffer.c</text:p>
      <text:p text:style-name="P1">#<text:tab/>drivers/media/dvb-core/dvb_ringbuffer.h</text:p>
      <text:p text:style-name="P1">#<text:tab/>drivers/media/dvb-core/dvbdev.c</text:p>
      <text:p text:style-name="P1">#<text:tab/>drivers/media/dvb-core/dvbdev.h</text:p>
      <text:p text:style-name="P1">#<text:tab/>drivers/media/dvb-frontends/Kconfig</text:p>
      <text:p text:style-name="P1">#<text:tab/>drivers/media/dvb-frontends/Makefile</text:p>
      <text:p text:style-name="P1">#<text:tab/>drivers/media/dvb-frontends/a8293.c</text:p>
      <text:p text:style-name="P1">#<text:tab/>drivers/media/dvb-frontends/a8293.h</text:p>
      <text:p text:style-name="P1">#<text:tab/>drivers/media/dvb-frontends/af9013.c</text:p>
      <text:p text:style-name="P1">#<text:tab/>drivers/media/dvb-frontends/af9013.h</text:p>
      <text:p text:style-name="P1">#<text:tab/>drivers/media/dvb-frontends/af9033.c</text:p>
      <text:p text:style-name="P1">#<text:tab/>drivers/media/dvb-frontends/af9033.h</text:p>
      <text:p text:style-name="P1">#<text:tab/>drivers/media/dvb-frontends/af9033_priv.h</text:p>
      <text:p text:style-name="P1">#<text:tab/>drivers/media/dvb-frontends/as102_fe.c</text:p>
      <text:p text:style-name="P1">#<text:tab/>drivers/media/dvb-frontends/atbm8830.c</text:p>
      <text:p text:style-name="P1">#<text:tab/>drivers/media/dvb-frontends/atbm8830.h</text:p>
      <text:p text:style-name="P1">#<text:tab/>drivers/media/dvb-frontends/au8522.h</text:p>
      <text:p text:style-name="P1">#<text:tab/>drivers/media/dvb-frontends/au8522_common.c</text:p>
      <text:p text:style-name="P1">#<text:tab/>drivers/media/dvb-frontends/au8522_decoder.c</text:p>
      <text:p text:style-name="P1">#<text:tab/>drivers/media/dvb-frontends/au8522_dig.c</text:p>
      <text:p text:style-name="P1">#<text:tab/>drivers/media/dvb-frontends/au8522_priv.h</text:p>
      <text:p text:style-name="P1">#<text:tab/>drivers/media/dvb-frontends/bcm3510.c</text:p>
      <text:p text:style-name="P1">#<text:tab/>drivers/media/dvb-frontends/bcm3510.h</text:p>
      <text:p text:style-name="P1">#<text:tab/>drivers/media/dvb-frontends/bcm3510_priv.h</text:p>
      <text:p text:style-name="P1">#<text:tab/>drivers/media/dvb-frontends/bsbe1-d01a.h</text:p>
      <text:p text:style-name="P1"><text:soft-page-break/>#<text:tab/>drivers/media/dvb-frontends/bsbe1.h</text:p>
      <text:p text:style-name="P1">#<text:tab/>drivers/media/dvb-frontends/bsru6.h</text:p>
      <text:p text:style-name="P1">#<text:tab/>drivers/media/dvb-frontends/cx22700.c</text:p>
      <text:p text:style-name="P1">#<text:tab/>drivers/media/dvb-frontends/cx22702.c</text:p>
      <text:p text:style-name="P1">#<text:tab/>drivers/media/dvb-frontends/cx22702.h</text:p>
      <text:p text:style-name="P1">#<text:tab/>drivers/media/dvb-frontends/cx24110.c</text:p>
      <text:p text:style-name="P1">#<text:tab/>drivers/media/dvb-frontends/cx24113.h</text:p>
      <text:p text:style-name="P1">#<text:tab/>drivers/media/dvb-frontends/cx24116.c</text:p>
      <text:p text:style-name="P1">#<text:tab/>drivers/media/dvb-frontends/cx24116.h</text:p>
      <text:p text:style-name="P1">#<text:tab/>drivers/media/dvb-frontends/cx24117.c</text:p>
      <text:p text:style-name="P1">#<text:tab/>drivers/media/dvb-frontends/cx24117.h</text:p>
      <text:p text:style-name="P1">#<text:tab/>drivers/media/dvb-frontends/cx24123.c</text:p>
      <text:p text:style-name="P1">#<text:tab/>drivers/media/dvb-frontends/cx24123.h</text:p>
      <text:p text:style-name="P1">#<text:tab/>drivers/media/dvb-frontends/cxd2820r.h</text:p>
      <text:p text:style-name="P1">#<text:tab/>drivers/media/dvb-frontends/cxd2820r_c.c</text:p>
      <text:p text:style-name="P1">#<text:tab/>drivers/media/dvb-frontends/cxd2820r_core.c</text:p>
      <text:p text:style-name="P1">#<text:tab/>drivers/media/dvb-frontends/cxd2820r_priv.h</text:p>
      <text:p text:style-name="P1">#<text:tab/>drivers/media/dvb-frontends/cxd2820r_t.c</text:p>
      <text:p text:style-name="P1">#<text:tab/>drivers/media/dvb-frontends/cxd2820r_t2.c</text:p>
      <text:p text:style-name="P1">#<text:tab/>drivers/media/dvb-frontends/dib0070.c</text:p>
      <text:p text:style-name="P1">#<text:tab/>drivers/media/dvb-frontends/dib0090.c</text:p>
      <text:p text:style-name="P1">#<text:tab/>drivers/media/dvb-frontends/dib3000.h</text:p>
      <text:p text:style-name="P1">#<text:tab/>drivers/media/dvb-frontends/dib3000mb.c</text:p>
      <text:p text:style-name="P1">#<text:tab/>drivers/media/dvb-frontends/dib3000mb_priv.h</text:p>
      <text:p text:style-name="P1">#<text:tab/>drivers/media/dvb-frontends/dib3000mc.c</text:p>
      <text:p text:style-name="P1">#<text:tab/>drivers/media/dvb-frontends/dib3000mc.h</text:p>
      <text:p text:style-name="P1">#<text:tab/>drivers/media/dvb-frontends/dib7000m.c</text:p>
      <text:p text:style-name="P1">#<text:tab/>drivers/media/dvb-frontends/dib7000m.h</text:p>
      <text:p text:style-name="P1">#<text:tab/>drivers/media/dvb-frontends/dib7000p.c</text:p>
      <text:p text:style-name="P1">#<text:tab/>drivers/media/dvb-frontends/dib7000p.h</text:p>
      <text:p text:style-name="P1">#<text:tab/>drivers/media/dvb-frontends/dib8000.c</text:p>
      <text:p text:style-name="P1">#<text:tab/>drivers/media/dvb-frontends/dib8000.h</text:p>
      <text:p text:style-name="P1">#<text:tab/>drivers/media/dvb-frontends/dib9000.c</text:p>
      <text:p text:style-name="P1">#<text:tab/>drivers/media/dvb-frontends/dibx000_common.c</text:p>
      <text:p text:style-name="P1">#<text:tab/>drivers/media/dvb-frontends/drx39xyj/drx39xxj.h</text:p>
      <text:p text:style-name="P1">#<text:tab/>drivers/media/dvb-frontends/drx39xyj/drxj.c</text:p>
      <text:p text:style-name="P1">#<text:tab/>drivers/media/dvb-frontends/drxd.h</text:p>
      <text:p text:style-name="P1">#<text:tab/>drivers/media/dvb-frontends/drxd_hard.c</text:p>
      <text:p text:style-name="P1">#<text:tab/>drivers/media/dvb-frontends/drxk.h</text:p>
      <text:p text:style-name="P1">#<text:tab/>drivers/media/dvb-frontends/drxk_hard.c</text:p>
      <text:p text:style-name="P1">#<text:tab/>drivers/media/dvb-frontends/drxk_hard.h</text:p>
      <text:p text:style-name="P1">#<text:tab/>drivers/media/dvb-frontends/ds3000.c</text:p>
      <text:p text:style-name="P1">#<text:tab/>drivers/media/dvb-frontends/ds3000.h</text:p>
      <text:p text:style-name="P1">#<text:tab/>drivers/media/dvb-frontends/dvb-pll.c</text:p>
      <text:p text:style-name="P1">#<text:tab/>drivers/media/dvb-frontends/dvb_dummy_fe.c</text:p>
      <text:p text:style-name="P1">#<text:tab/>drivers/media/dvb-frontends/dvb_dummy_fe.h</text:p>
      <text:p text:style-name="P1">#<text:tab/>drivers/media/dvb-frontends/ec100.c</text:p>
      <text:p text:style-name="P1">#<text:tab/>drivers/media/dvb-frontends/ec100.h</text:p>
      <text:p text:style-name="P1">#<text:tab/>drivers/media/dvb-frontends/hd29l2.c</text:p>
      <text:p text:style-name="P1">#<text:tab/>drivers/media/dvb-frontends/hd29l2.h</text:p>
      <text:p text:style-name="P1">#<text:tab/>drivers/media/dvb-frontends/hd29l2_priv.h</text:p>
      <text:p text:style-name="P1">#<text:tab/>drivers/media/dvb-frontends/isl6405.c</text:p>
      <text:p text:style-name="P1"><text:soft-page-break/>#<text:tab/>drivers/media/dvb-frontends/isl6405.h</text:p>
      <text:p text:style-name="P1">#<text:tab/>drivers/media/dvb-frontends/isl6421.c</text:p>
      <text:p text:style-name="P1">#<text:tab/>drivers/media/dvb-frontends/isl6421.h</text:p>
      <text:p text:style-name="P1">#<text:tab/>drivers/media/dvb-frontends/itd1000.c</text:p>
      <text:p text:style-name="P1">#<text:tab/>drivers/media/dvb-frontends/ix2505v.c</text:p>
      <text:p text:style-name="P1">#<text:tab/>drivers/media/dvb-frontends/ix2505v.h</text:p>
      <text:p text:style-name="P1">#<text:tab/>drivers/media/dvb-frontends/l64781.c</text:p>
      <text:p text:style-name="P1">#<text:tab/>drivers/media/dvb-frontends/lg2160.c</text:p>
      <text:p text:style-name="P1">#<text:tab/>drivers/media/dvb-frontends/lg2160.h</text:p>
      <text:p text:style-name="P1">#<text:tab/>drivers/media/dvb-frontends/lgdt3305.c</text:p>
      <text:p text:style-name="P1">#<text:tab/>drivers/media/dvb-frontends/lgdt3305.h</text:p>
      <text:p text:style-name="P1">#<text:tab/>drivers/media/dvb-frontends/lgdt330x.c</text:p>
      <text:p text:style-name="P1">#<text:tab/>drivers/media/dvb-frontends/lgdt330x.h</text:p>
      <text:p text:style-name="P1">#<text:tab/>drivers/media/dvb-frontends/lgdt330x_priv.h</text:p>
      <text:p text:style-name="P1">#<text:tab/>drivers/media/dvb-frontends/lgs8gl5.c</text:p>
      <text:p text:style-name="P1">#<text:tab/>drivers/media/dvb-frontends/lgs8gl5.h</text:p>
      <text:p text:style-name="P1">#<text:tab/>drivers/media/dvb-frontends/lgs8gxx.c</text:p>
      <text:p text:style-name="P1">#<text:tab/>drivers/media/dvb-frontends/lgs8gxx.h</text:p>
      <text:p text:style-name="P1">#<text:tab/>drivers/media/dvb-frontends/lnbh24.h</text:p>
      <text:p text:style-name="P1">#<text:tab/>drivers/media/dvb-frontends/lnbp21.c</text:p>
      <text:p text:style-name="P1">#<text:tab/>drivers/media/dvb-frontends/lnbp21.h</text:p>
      <text:p text:style-name="P1">#<text:tab/>drivers/media/dvb-frontends/lnbp22.c</text:p>
      <text:p text:style-name="P1">#<text:tab/>drivers/media/dvb-frontends/lnbp22.h</text:p>
      <text:p text:style-name="P1">#<text:tab/>drivers/media/dvb-frontends/m88ds3103.c</text:p>
      <text:p text:style-name="P1">#<text:tab/>drivers/media/dvb-frontends/m88ds3103.h</text:p>
      <text:p text:style-name="P1">#<text:tab/>drivers/media/dvb-frontends/m88ds3103_priv.h</text:p>
      <text:p text:style-name="P1">#<text:tab/>drivers/media/dvb-frontends/m88rs2000.c</text:p>
      <text:p text:style-name="P1">#<text:tab/>drivers/media/dvb-frontends/m88rs2000.h</text:p>
      <text:p text:style-name="P1">#<text:tab/>drivers/media/dvb-frontends/mb86a16.c</text:p>
      <text:p text:style-name="P1">#<text:tab/>drivers/media/dvb-frontends/mb86a16.h</text:p>
      <text:p text:style-name="P1">#<text:tab/>drivers/media/dvb-frontends/mb86a20s.c</text:p>
      <text:p text:style-name="P1">#<text:tab/>drivers/media/dvb-frontends/mb86a20s.h</text:p>
      <text:p text:style-name="P1">#<text:tab/>drivers/media/dvb-frontends/mt312.c</text:p>
      <text:p text:style-name="P1">#<text:tab/>drivers/media/dvb-frontends/mt352.c</text:p>
      <text:p text:style-name="P1">#<text:tab/>drivers/media/dvb-frontends/nxt200x.c</text:p>
      <text:p text:style-name="P1">#<text:tab/>drivers/media/dvb-frontends/nxt200x.h</text:p>
      <text:p text:style-name="P1">#<text:tab/>drivers/media/dvb-frontends/nxt6000.c</text:p>
      <text:p text:style-name="P1">#<text:tab/>drivers/media/dvb-frontends/or51132.c</text:p>
      <text:p text:style-name="P1">#<text:tab/>drivers/media/dvb-frontends/or51132.h</text:p>
      <text:p text:style-name="P1">#<text:tab/>drivers/media/dvb-frontends/or51211.c</text:p>
      <text:p text:style-name="P1">#<text:tab/>drivers/media/dvb-frontends/rtl2830.c</text:p>
      <text:p text:style-name="P1">#<text:tab/>drivers/media/dvb-frontends/rtl2830.h</text:p>
      <text:p text:style-name="P1">#<text:tab/>drivers/media/dvb-frontends/rtl2830_priv.h</text:p>
      <text:p text:style-name="P1">#<text:tab/>drivers/media/dvb-frontends/rtl2832.c</text:p>
      <text:p text:style-name="P1">#<text:tab/>drivers/media/dvb-frontends/rtl2832.h</text:p>
      <text:p text:style-name="P1">#<text:tab/>drivers/media/dvb-frontends/rtl2832_priv.h</text:p>
      <text:p text:style-name="P1">#<text:tab/>drivers/media/dvb-frontends/rtl2832_sdr.c</text:p>
      <text:p text:style-name="P1">#<text:tab/>drivers/media/dvb-frontends/rtl2832_sdr.h</text:p>
      <text:p text:style-name="P1">#<text:tab/>drivers/media/dvb-frontends/s5h1409.c</text:p>
      <text:p text:style-name="P1">#<text:tab/>drivers/media/dvb-frontends/s5h1409.h</text:p>
      <text:p text:style-name="P1">#<text:tab/>drivers/media/dvb-frontends/s5h1411.c</text:p>
      <text:p text:style-name="P1">#<text:tab/>drivers/media/dvb-frontends/s5h1411.h</text:p>
      <text:p text:style-name="P1"><text:soft-page-break/>#<text:tab/>drivers/media/dvb-frontends/s5h1420.c</text:p>
      <text:p text:style-name="P1">#<text:tab/>drivers/media/dvb-frontends/s5h1432.c</text:p>
      <text:p text:style-name="P1">#<text:tab/>drivers/media/dvb-frontends/s5h1432.h</text:p>
      <text:p text:style-name="P1">#<text:tab/>drivers/media/dvb-frontends/s921.c</text:p>
      <text:p text:style-name="P1">#<text:tab/>drivers/media/dvb-frontends/s921.h</text:p>
      <text:p text:style-name="P1">#<text:tab/>drivers/media/dvb-frontends/si2165.c</text:p>
      <text:p text:style-name="P1">#<text:tab/>drivers/media/dvb-frontends/si2165.h</text:p>
      <text:p text:style-name="P1">#<text:tab/>drivers/media/dvb-frontends/si2165_priv.h</text:p>
      <text:p text:style-name="P1">#<text:tab/>drivers/media/dvb-frontends/si2168.c</text:p>
      <text:p text:style-name="P1">#<text:tab/>drivers/media/dvb-frontends/si2168.h</text:p>
      <text:p text:style-name="P1">#<text:tab/>drivers/media/dvb-frontends/si2168_priv.h</text:p>
      <text:p text:style-name="P1">#<text:tab/>drivers/media/dvb-frontends/si21xx.c</text:p>
      <text:p text:style-name="P1">#<text:tab/>drivers/media/dvb-frontends/si21xx.h</text:p>
      <text:p text:style-name="P1">#<text:tab/>drivers/media/dvb-frontends/sp2.c</text:p>
      <text:p text:style-name="P1">#<text:tab/>drivers/media/dvb-frontends/sp2.h</text:p>
      <text:p text:style-name="P1">#<text:tab/>drivers/media/dvb-frontends/sp8870.c</text:p>
      <text:p text:style-name="P1">#<text:tab/>drivers/media/dvb-frontends/sp887x.c</text:p>
      <text:p text:style-name="P1">#<text:tab/>drivers/media/dvb-frontends/stb0899_algo.c</text:p>
      <text:p text:style-name="P1">#<text:tab/>drivers/media/dvb-frontends/stb0899_drv.c</text:p>
      <text:p text:style-name="P1">#<text:tab/>drivers/media/dvb-frontends/stb6000.c</text:p>
      <text:p text:style-name="P1">#<text:tab/>drivers/media/dvb-frontends/stb6000.h</text:p>
      <text:p text:style-name="P1">#<text:tab/>drivers/media/dvb-frontends/stb6100.c</text:p>
      <text:p text:style-name="P1">#<text:tab/>drivers/media/dvb-frontends/stb6100.h</text:p>
      <text:p text:style-name="P1">#<text:tab/>drivers/media/dvb-frontends/stb6100_cfg.h</text:p>
      <text:p text:style-name="P1">#<text:tab/>drivers/media/dvb-frontends/stb6100_proc.h</text:p>
      <text:p text:style-name="P1">#<text:tab/>drivers/media/dvb-frontends/stv0288.c</text:p>
      <text:p text:style-name="P1">#<text:tab/>drivers/media/dvb-frontends/stv0288.h</text:p>
      <text:p text:style-name="P1">#<text:tab/>drivers/media/dvb-frontends/stv0297.c</text:p>
      <text:p text:style-name="P1">#<text:tab/>drivers/media/dvb-frontends/stv0299.c</text:p>
      <text:p text:style-name="P1">#<text:tab/>drivers/media/dvb-frontends/stv0367.c</text:p>
      <text:p text:style-name="P1">#<text:tab/>drivers/media/dvb-frontends/stv0367.h</text:p>
      <text:p text:style-name="P1">#<text:tab/>drivers/media/dvb-frontends/stv0367_priv.h</text:p>
      <text:p text:style-name="P1">#<text:tab/>drivers/media/dvb-frontends/stv0900.h</text:p>
      <text:p text:style-name="P1">#<text:tab/>drivers/media/dvb-frontends/stv0900_core.c</text:p>
      <text:p text:style-name="P1">#<text:tab/>drivers/media/dvb-frontends/stv0900_sw.c</text:p>
      <text:p text:style-name="P1">#<text:tab/>drivers/media/dvb-frontends/stv090x.c</text:p>
      <text:p text:style-name="P1">#<text:tab/>drivers/media/dvb-frontends/stv090x.h</text:p>
      <text:p text:style-name="P1">#<text:tab/>drivers/media/dvb-frontends/stv6110.c</text:p>
      <text:p text:style-name="P1">#<text:tab/>drivers/media/dvb-frontends/stv6110.h</text:p>
      <text:p text:style-name="P1">#<text:tab/>drivers/media/dvb-frontends/stv6110x.c</text:p>
      <text:p text:style-name="P1">#<text:tab/>drivers/media/dvb-frontends/stv6110x.h</text:p>
      <text:p text:style-name="P1">#<text:tab/>drivers/media/dvb-frontends/stv6110x_priv.h</text:p>
      <text:p text:style-name="P1">#<text:tab/>drivers/media/dvb-frontends/tc90522.c</text:p>
      <text:p text:style-name="P1">#<text:tab/>drivers/media/dvb-frontends/tda10021.c</text:p>
      <text:p text:style-name="P1">#<text:tab/>drivers/media/dvb-frontends/tda10023.c</text:p>
      <text:p text:style-name="P1">#<text:tab/>drivers/media/dvb-frontends/tda10048.c</text:p>
      <text:p text:style-name="P1">#<text:tab/>drivers/media/dvb-frontends/tda10048.h</text:p>
      <text:p text:style-name="P1">#<text:tab/>drivers/media/dvb-frontends/tda1004x.c</text:p>
      <text:p text:style-name="P1">#<text:tab/>drivers/media/dvb-frontends/tda10071.c</text:p>
      <text:p text:style-name="P1">#<text:tab/>drivers/media/dvb-frontends/tda10071.h</text:p>
      <text:p text:style-name="P1">#<text:tab/>drivers/media/dvb-frontends/tda10071_priv.h</text:p>
      <text:p text:style-name="P1">#<text:tab/>drivers/media/dvb-frontends/tda10086.c</text:p>
      <text:p text:style-name="P1"><text:soft-page-break/>#<text:tab/>drivers/media/dvb-frontends/tda18271c2dd.c</text:p>
      <text:p text:style-name="P1">#<text:tab/>drivers/media/dvb-frontends/tda18271c2dd.h</text:p>
      <text:p text:style-name="P1">#<text:tab/>drivers/media/dvb-frontends/tda665x.c</text:p>
      <text:p text:style-name="P1">#<text:tab/>drivers/media/dvb-frontends/tda8083.c</text:p>
      <text:p text:style-name="P1">#<text:tab/>drivers/media/dvb-frontends/tda8261.c</text:p>
      <text:p text:style-name="P1">#<text:tab/>drivers/media/dvb-frontends/tda8261_cfg.h</text:p>
      <text:p text:style-name="P1">#<text:tab/>drivers/media/dvb-frontends/tda826x.c</text:p>
      <text:p text:style-name="P1">#<text:tab/>drivers/media/dvb-frontends/tdhd1.h</text:p>
      <text:p text:style-name="P1">#<text:tab/>drivers/media/dvb-frontends/ts2020.c</text:p>
      <text:p text:style-name="P1">#<text:tab/>drivers/media/dvb-frontends/ts2020.h</text:p>
      <text:p text:style-name="P1">#<text:tab/>drivers/media/dvb-frontends/tua6100.c</text:p>
      <text:p text:style-name="P1">#<text:tab/>drivers/media/dvb-frontends/ves1820.c</text:p>
      <text:p text:style-name="P1">#<text:tab/>drivers/media/dvb-frontends/ves1x93.c</text:p>
      <text:p text:style-name="P1">#<text:tab/>drivers/media/dvb-frontends/zl10036.c</text:p>
      <text:p text:style-name="P1">#<text:tab/>drivers/media/dvb-frontends/zl10036.h</text:p>
      <text:p text:style-name="P1">#<text:tab/>drivers/media/dvb-frontends/zl10039.c</text:p>
      <text:p text:style-name="P1">#<text:tab/>drivers/media/dvb-frontends/zl10039.h</text:p>
      <text:p text:style-name="P1">#<text:tab/>drivers/media/dvb-frontends/zl10353.c</text:p>
      <text:p text:style-name="P1">#<text:tab/>drivers/media/firewire/firedtv-avc.c</text:p>
      <text:p text:style-name="P1">#<text:tab/>drivers/media/firewire/firedtv-ci.c</text:p>
      <text:p text:style-name="P1">#<text:tab/>drivers/media/firewire/firedtv-fe.c</text:p>
      <text:p text:style-name="P1">#<text:tab/>drivers/media/firewire/firedtv.h</text:p>
      <text:p text:style-name="P1">#<text:tab/>drivers/media/i2c/Kconfig</text:p>
      <text:p text:style-name="P1">#<text:tab/>drivers/media/i2c/Makefile</text:p>
      <text:p text:style-name="P1">#<text:tab/>drivers/media/i2c/ad9389b.c</text:p>
      <text:p text:style-name="P1">#<text:tab/>drivers/media/i2c/adp1653.c</text:p>
      <text:p text:style-name="P1">#<text:tab/>drivers/media/i2c/adv7170.c</text:p>
      <text:p text:style-name="P1">#<text:tab/>drivers/media/i2c/adv7175.c</text:p>
      <text:p text:style-name="P1">#<text:tab/>drivers/media/i2c/adv7180.c</text:p>
      <text:p text:style-name="P1">#<text:tab/>drivers/media/i2c/adv7183.c</text:p>
      <text:p text:style-name="P1">#<text:tab/>drivers/media/i2c/adv7343.c</text:p>
      <text:p text:style-name="P1">#<text:tab/>drivers/media/i2c/adv7393.c</text:p>
      <text:p text:style-name="P1">#<text:tab/>drivers/media/i2c/adv7604.c</text:p>
      <text:p text:style-name="P1">#<text:tab/>drivers/media/i2c/adv7842.c</text:p>
      <text:p text:style-name="P1">#<text:tab/>drivers/media/i2c/ak881x.c</text:p>
      <text:p text:style-name="P1">#<text:tab/>drivers/media/i2c/as3645a.c</text:p>
      <text:p text:style-name="P1">#<text:tab/>drivers/media/i2c/bt819.c</text:p>
      <text:p text:style-name="P1">#<text:tab/>drivers/media/i2c/bt856.c</text:p>
      <text:p text:style-name="P1">#<text:tab/>drivers/media/i2c/bt866.c</text:p>
      <text:p text:style-name="P1">#<text:tab/>drivers/media/i2c/cs5345.c</text:p>
      <text:p text:style-name="P1">#<text:tab/>drivers/media/i2c/cs53l32a.c</text:p>
      <text:p text:style-name="P1">#<text:tab/>drivers/media/i2c/cx25840/cx25840-audio.c</text:p>
      <text:p text:style-name="P1">#<text:tab/>drivers/media/i2c/cx25840/cx25840-core.c</text:p>
      <text:p text:style-name="P1">#<text:tab/>drivers/media/i2c/cx25840/cx25840-core.h</text:p>
      <text:p text:style-name="P1">#<text:tab/>drivers/media/i2c/cx25840/cx25840-firmware.c</text:p>
      <text:p text:style-name="P1">#<text:tab/>drivers/media/i2c/cx25840/cx25840-ir.c</text:p>
      <text:p text:style-name="P1">#<text:tab/>drivers/media/i2c/cx25840/cx25840-vbi.c</text:p>
      <text:p text:style-name="P1">#<text:tab/>drivers/media/i2c/ir-kbd-i2c.c</text:p>
      <text:p text:style-name="P1">#<text:tab/>drivers/media/i2c/ks0127.c</text:p>
      <text:p text:style-name="P1">#<text:tab/>drivers/media/i2c/lm3560.c</text:p>
      <text:p text:style-name="P1">#<text:tab/>drivers/media/i2c/lm3646.c</text:p>
      <text:p text:style-name="P1">#<text:tab/>drivers/media/i2c/m52790.c</text:p>
      <text:p text:style-name="P1"><text:soft-page-break/>#<text:tab/>drivers/media/i2c/m5mols/m5mols_capture.c</text:p>
      <text:p text:style-name="P1">#<text:tab/>drivers/media/i2c/m5mols/m5mols_controls.c</text:p>
      <text:p text:style-name="P1">#<text:tab/>drivers/media/i2c/m5mols/m5mols_core.c</text:p>
      <text:p text:style-name="P1">#<text:tab/>drivers/media/i2c/ml86v7667.c</text:p>
      <text:p text:style-name="P1">#<text:tab/>drivers/media/i2c/msp3400-driver.c</text:p>
      <text:p text:style-name="P1">#<text:tab/>drivers/media/i2c/msp3400-driver.h</text:p>
      <text:p text:style-name="P1">#<text:tab/>drivers/media/i2c/msp3400-kthreads.c</text:p>
      <text:p text:style-name="P1">#<text:tab/>drivers/media/i2c/mt9m032.c</text:p>
      <text:p text:style-name="P1">#<text:tab/>drivers/media/i2c/mt9p031.c</text:p>
      <text:p text:style-name="P1">#<text:tab/>drivers/media/i2c/mt9t001.c</text:p>
      <text:p text:style-name="P1">#<text:tab/>drivers/media/i2c/mt9v011.c</text:p>
      <text:p text:style-name="P1">#<text:tab/>drivers/media/i2c/mt9v032.c</text:p>
      <text:p text:style-name="P1">#<text:tab/>drivers/media/i2c/noon010pc30.c</text:p>
      <text:p text:style-name="P1">#<text:tab/>drivers/media/i2c/ov7640.c</text:p>
      <text:p text:style-name="P1">#<text:tab/>drivers/media/i2c/ov7670.c</text:p>
      <text:p text:style-name="P1">#<text:tab/>drivers/media/i2c/ov9650.c</text:p>
      <text:p text:style-name="P1">#<text:tab/>drivers/media/i2c/s5c73m3/s5c73m3-core.c</text:p>
      <text:p text:style-name="P1">#<text:tab/>drivers/media/i2c/s5c73m3/s5c73m3-ctrls.c</text:p>
      <text:p text:style-name="P1">#<text:tab/>drivers/media/i2c/s5c73m3/s5c73m3-spi.c</text:p>
      <text:p text:style-name="P1">#<text:tab/>drivers/media/i2c/s5c73m3/s5c73m3.h</text:p>
      <text:p text:style-name="P1">#<text:tab/>drivers/media/i2c/s5k4ecgx.c</text:p>
      <text:p text:style-name="P1">#<text:tab/>drivers/media/i2c/s5k5baf.c</text:p>
      <text:p text:style-name="P1">#<text:tab/>drivers/media/i2c/s5k6a3.c</text:p>
      <text:p text:style-name="P1">#<text:tab/>drivers/media/i2c/s5k6aa.c</text:p>
      <text:p text:style-name="P1">#<text:tab/>drivers/media/i2c/saa6588.c</text:p>
      <text:p text:style-name="P1">#<text:tab/>drivers/media/i2c/saa6752hs.c</text:p>
      <text:p text:style-name="P1">#<text:tab/>drivers/media/i2c/saa7110.c</text:p>
      <text:p text:style-name="P1">#<text:tab/>drivers/media/i2c/saa7115.c</text:p>
      <text:p text:style-name="P1">#<text:tab/>drivers/media/i2c/saa7127.c</text:p>
      <text:p text:style-name="P1">#<text:tab/>drivers/media/i2c/saa717x.c</text:p>
      <text:p text:style-name="P1">#<text:tab/>drivers/media/i2c/saa7185.c</text:p>
      <text:p text:style-name="P1">#<text:tab/>drivers/media/i2c/smiapp-pll.c</text:p>
      <text:p text:style-name="P1">#<text:tab/>drivers/media/i2c/smiapp-pll.h</text:p>
      <text:p text:style-name="P1">#<text:tab/>drivers/media/i2c/smiapp/smiapp-core.c</text:p>
      <text:p text:style-name="P1">#<text:tab/>drivers/media/i2c/smiapp/smiapp-limits.c</text:p>
      <text:p text:style-name="P1">#<text:tab/>drivers/media/i2c/smiapp/smiapp-limits.h</text:p>
      <text:p text:style-name="P1">#<text:tab/>drivers/media/i2c/smiapp/smiapp-quirk.c</text:p>
      <text:p text:style-name="P1">#<text:tab/>drivers/media/i2c/smiapp/smiapp-quirk.h</text:p>
      <text:p text:style-name="P1">#<text:tab/>drivers/media/i2c/smiapp/smiapp-reg-defs.h</text:p>
      <text:p text:style-name="P1">#<text:tab/>drivers/media/i2c/smiapp/smiapp-reg.h</text:p>
      <text:p text:style-name="P1">#<text:tab/>drivers/media/i2c/smiapp/smiapp-regs.c</text:p>
      <text:p text:style-name="P1">#<text:tab/>drivers/media/i2c/smiapp/smiapp-regs.h</text:p>
      <text:p text:style-name="P1">#<text:tab/>drivers/media/i2c/smiapp/smiapp.h</text:p>
      <text:p text:style-name="P1">#<text:tab/>drivers/media/i2c/soc_camera/Kconfig</text:p>
      <text:p text:style-name="P1">#<text:tab/>drivers/media/i2c/soc_camera/Makefile</text:p>
      <text:p text:style-name="P1">#<text:tab/>drivers/media/i2c/soc_camera/imx074.c</text:p>
      <text:p text:style-name="P1">#<text:tab/>drivers/media/i2c/soc_camera/mt9m001.c</text:p>
      <text:p text:style-name="P1">#<text:tab/>drivers/media/i2c/soc_camera/mt9t031.c</text:p>
      <text:p text:style-name="P1">#<text:tab/>drivers/media/i2c/soc_camera/mt9t112.c</text:p>
      <text:p text:style-name="P1">#<text:tab/>drivers/media/i2c/soc_camera/mt9v022.c</text:p>
      <text:p text:style-name="P1">#<text:tab/>drivers/media/i2c/soc_camera/ov2640.c</text:p>
      <text:p text:style-name="P1">#<text:tab/>drivers/media/i2c/soc_camera/ov5642.c</text:p>
      <text:p text:style-name="P1"><text:soft-page-break/>#<text:tab/>drivers/media/i2c/soc_camera/ov6650.c</text:p>
      <text:p text:style-name="P1">#<text:tab/>drivers/media/i2c/soc_camera/ov772x.c</text:p>
      <text:p text:style-name="P1">#<text:tab/>drivers/media/i2c/soc_camera/ov9640.c</text:p>
      <text:p text:style-name="P1">#<text:tab/>drivers/media/i2c/soc_camera/ov9740.c</text:p>
      <text:p text:style-name="P1">#<text:tab/>drivers/media/i2c/soc_camera/rj54n1cb0c.c</text:p>
      <text:p text:style-name="P1">#<text:tab/>drivers/media/i2c/soc_camera/tw9910.c</text:p>
      <text:p text:style-name="P1">#<text:tab/>drivers/media/i2c/sony-btf-mpx.c</text:p>
      <text:p text:style-name="P1">#<text:tab/>drivers/media/i2c/sr030pc30.c</text:p>
      <text:p text:style-name="P1">#<text:tab/>drivers/media/i2c/tda7432.c</text:p>
      <text:p text:style-name="P1">#<text:tab/>drivers/media/i2c/tda9840.c</text:p>
      <text:p text:style-name="P1">#<text:tab/>drivers/media/i2c/tea6415c.c</text:p>
      <text:p text:style-name="P1">#<text:tab/>drivers/media/i2c/tea6420.c</text:p>
      <text:p text:style-name="P1">#<text:tab/>drivers/media/i2c/ths7303.c</text:p>
      <text:p text:style-name="P1">#<text:tab/>drivers/media/i2c/ths8200.c</text:p>
      <text:p text:style-name="P1">#<text:tab/>drivers/media/i2c/tlv320aic23b.c</text:p>
      <text:p text:style-name="P1">#<text:tab/>drivers/media/i2c/tvaudio.c</text:p>
      <text:p text:style-name="P1">#<text:tab/>drivers/media/i2c/tvp514x.c</text:p>
      <text:p text:style-name="P1">#<text:tab/>drivers/media/i2c/tvp5150.c</text:p>
      <text:p text:style-name="P1">#<text:tab/>drivers/media/i2c/tvp5150_reg.h</text:p>
      <text:p text:style-name="P1">#<text:tab/>drivers/media/i2c/tvp7002.c</text:p>
      <text:p text:style-name="P1">#<text:tab/>drivers/media/i2c/tw9903.c</text:p>
      <text:p text:style-name="P1">#<text:tab/>drivers/media/i2c/tw9906.c</text:p>
      <text:p text:style-name="P1">#<text:tab/>drivers/media/i2c/uda1342.c</text:p>
      <text:p text:style-name="P1">#<text:tab/>drivers/media/i2c/upd64031a.c</text:p>
      <text:p text:style-name="P1">#<text:tab/>drivers/media/i2c/upd64083.c</text:p>
      <text:p text:style-name="P1">#<text:tab/>drivers/media/i2c/vp27smpx.c</text:p>
      <text:p text:style-name="P1">#<text:tab/>drivers/media/i2c/vpx3220.c</text:p>
      <text:p text:style-name="P1">#<text:tab/>drivers/media/i2c/vs6624.c</text:p>
      <text:p text:style-name="P1">#<text:tab/>drivers/media/i2c/wm8739.c</text:p>
      <text:p text:style-name="P1">#<text:tab/>drivers/media/i2c/wm8775.c</text:p>
      <text:p text:style-name="P1">#<text:tab/>drivers/media/media-device.c</text:p>
      <text:p text:style-name="P1">#<text:tab/>drivers/media/media-devnode.c</text:p>
      <text:p text:style-name="P1">#<text:tab/>drivers/media/media-entity.c</text:p>
      <text:p text:style-name="P1">#<text:tab/>drivers/media/mmc/siano/Kconfig</text:p>
      <text:p text:style-name="P1">#<text:tab/>drivers/media/mmc/siano/smssdio.c</text:p>
      <text:p text:style-name="P1">#<text:tab/>drivers/media/pci/Kconfig</text:p>
      <text:p text:style-name="P1">#<text:tab/>drivers/media/pci/Makefile</text:p>
      <text:p text:style-name="P1">#<text:tab/>drivers/media/pci/b2c2/flexcop-pci.c</text:p>
      <text:p text:style-name="P1">#<text:tab/>drivers/media/pci/bt8xx/Kconfig</text:p>
      <text:p text:style-name="P1">#<text:tab/>drivers/media/pci/bt8xx/Makefile</text:p>
      <text:p text:style-name="P1">#<text:tab/>drivers/media/pci/bt8xx/bt878.c</text:p>
      <text:p text:style-name="P1">#<text:tab/>drivers/media/pci/bt8xx/bt878.h</text:p>
      <text:p text:style-name="P1">#<text:tab/>drivers/media/pci/bt8xx/bttv-audio-hook.c</text:p>
      <text:p text:style-name="P1">#<text:tab/>drivers/media/pci/bt8xx/bttv-cards.c</text:p>
      <text:p text:style-name="P1">#<text:tab/>drivers/media/pci/bt8xx/bttv-driver.c</text:p>
      <text:p text:style-name="P1">#<text:tab/>drivers/media/pci/bt8xx/bttv-gpio.c</text:p>
      <text:p text:style-name="P1">#<text:tab/>drivers/media/pci/bt8xx/bttv-if.c</text:p>
      <text:p text:style-name="P1">#<text:tab/>drivers/media/pci/bt8xx/bttv-input.c</text:p>
      <text:p text:style-name="P1">#<text:tab/>drivers/media/pci/bt8xx/bttv-risc.c</text:p>
      <text:p text:style-name="P1">#<text:tab/>drivers/media/pci/bt8xx/bttv-vbi.c</text:p>
      <text:p text:style-name="P1">#<text:tab/>drivers/media/pci/bt8xx/bttv.h</text:p>
      <text:p text:style-name="P1">#<text:tab/>drivers/media/pci/bt8xx/bttvp.h</text:p>
      <text:p text:style-name="P1"><text:soft-page-break/>#<text:tab/>drivers/media/pci/bt8xx/dst.c</text:p>
      <text:p text:style-name="P1">#<text:tab/>drivers/media/pci/bt8xx/dst_ca.c</text:p>
      <text:p text:style-name="P1">#<text:tab/>drivers/media/pci/bt8xx/dst_common.h</text:p>
      <text:p text:style-name="P1">#<text:tab/>drivers/media/pci/bt8xx/dvb-bt8xx.c</text:p>
      <text:p text:style-name="P1">#<text:tab/>drivers/media/pci/cx18/cx18-alsa-main.c</text:p>
      <text:p text:style-name="P1">#<text:tab/>drivers/media/pci/cx18/cx18-alsa-mixer.c</text:p>
      <text:p text:style-name="P1">#<text:tab/>drivers/media/pci/cx18/cx18-alsa-pcm.c</text:p>
      <text:p text:style-name="P1">#<text:tab/>drivers/media/pci/cx18/cx18-av-core.c</text:p>
      <text:p text:style-name="P1">#<text:tab/>drivers/media/pci/cx18/cx18-cards.c</text:p>
      <text:p text:style-name="P1">#<text:tab/>drivers/media/pci/cx18/cx18-cards.h</text:p>
      <text:p text:style-name="P1">#<text:tab/>drivers/media/pci/cx18/cx18-controls.c</text:p>
      <text:p text:style-name="P1">#<text:tab/>drivers/media/pci/cx18/cx18-controls.h</text:p>
      <text:p text:style-name="P1">#<text:tab/>drivers/media/pci/cx18/cx18-driver.c</text:p>
      <text:p text:style-name="P1">#<text:tab/>drivers/media/pci/cx18/cx18-driver.h</text:p>
      <text:p text:style-name="P1">#<text:tab/>drivers/media/pci/cx18/cx18-fileops.c</text:p>
      <text:p text:style-name="P1">#<text:tab/>drivers/media/pci/cx18/cx18-i2c.c</text:p>
      <text:p text:style-name="P1">#<text:tab/>drivers/media/pci/cx18/cx18-ioctl.c</text:p>
      <text:p text:style-name="P1">#<text:tab/>drivers/media/pci/cx18/cx18-mailbox.c</text:p>
      <text:p text:style-name="P1">#<text:tab/>drivers/media/pci/cx18/cx18-streams.c</text:p>
      <text:p text:style-name="P1">#<text:tab/>drivers/media/pci/cx18/cx18-streams.h</text:p>
      <text:p text:style-name="P1">#<text:tab/>drivers/media/pci/cx18/cx18-vbi.c</text:p>
      <text:p text:style-name="P1">#<text:tab/>drivers/media/pci/cx18/cx23418.h</text:p>
      <text:p text:style-name="P1">#<text:tab/>drivers/media/pci/cx23885/Kconfig</text:p>
      <text:p text:style-name="P1">#<text:tab/>drivers/media/pci/cx23885/altera-ci.c</text:p>
      <text:p text:style-name="P1">#<text:tab/>drivers/media/pci/cx23885/altera-ci.h</text:p>
      <text:p text:style-name="P1">#<text:tab/>drivers/media/pci/cx23885/cx23885-417.c</text:p>
      <text:p text:style-name="P1">#<text:tab/>drivers/media/pci/cx23885/cx23885-alsa.c</text:p>
      <text:p text:style-name="P1">#<text:tab/>drivers/media/pci/cx23885/cx23885-av.c</text:p>
      <text:p text:style-name="P1">#<text:tab/>drivers/media/pci/cx23885/cx23885-cards.c</text:p>
      <text:p text:style-name="P1">#<text:tab/>drivers/media/pci/cx23885/cx23885-core.c</text:p>
      <text:p text:style-name="P1">#<text:tab/>drivers/media/pci/cx23885/cx23885-dvb.c</text:p>
      <text:p text:style-name="P1">#<text:tab/>drivers/media/pci/cx23885/cx23885-f300.c</text:p>
      <text:p text:style-name="P1">#<text:tab/>drivers/media/pci/cx23885/cx23885-f300.h</text:p>
      <text:p text:style-name="P1">#<text:tab/>drivers/media/pci/cx23885/cx23885-i2c.c</text:p>
      <text:p text:style-name="P1">#<text:tab/>drivers/media/pci/cx23885/cx23885-input.c</text:p>
      <text:p text:style-name="P1">#<text:tab/>drivers/media/pci/cx23885/cx23885-vbi.c</text:p>
      <text:p text:style-name="P1">#<text:tab/>drivers/media/pci/cx23885/cx23885-video.c</text:p>
      <text:p text:style-name="P1">#<text:tab/>drivers/media/pci/cx23885/cx23885.h</text:p>
      <text:p text:style-name="P1">#<text:tab/>drivers/media/pci/cx25821/Kconfig</text:p>
      <text:p text:style-name="P1">#<text:tab/>drivers/media/pci/cx25821/Makefile</text:p>
      <text:p text:style-name="P1">#<text:tab/>drivers/media/pci/cx25821/cx25821-alsa.c</text:p>
      <text:p text:style-name="P1">#<text:tab/>drivers/media/pci/cx25821/cx25821-audio-upstream.c</text:p>
      <text:p text:style-name="P1">#<text:tab/>drivers/media/pci/cx25821/cx25821-core.c</text:p>
      <text:p text:style-name="P1">#<text:tab/>drivers/media/pci/cx25821/cx25821-i2c.c</text:p>
      <text:p text:style-name="P1">#<text:tab/>drivers/media/pci/cx25821/cx25821-medusa-reg.h</text:p>
      <text:p text:style-name="P1">#<text:tab/>drivers/media/pci/cx25821/cx25821-video.c</text:p>
      <text:p text:style-name="P1">#<text:tab/>drivers/media/pci/cx25821/cx25821.h</text:p>
      <text:p text:style-name="P1">#<text:tab/>drivers/media/pci/cx88/Kconfig</text:p>
      <text:p text:style-name="P1">#<text:tab/>drivers/media/pci/cx88/Makefile</text:p>
      <text:p text:style-name="P1">#<text:tab/>drivers/media/pci/cx88/cx88-alsa.c</text:p>
      <text:p text:style-name="P1">#<text:tab/>drivers/media/pci/cx88/cx88-blackbird.c</text:p>
      <text:p text:style-name="P1">#<text:tab/>drivers/media/pci/cx88/cx88-cards.c</text:p>
      <text:p text:style-name="P1"><text:soft-page-break/>#<text:tab/>drivers/media/pci/cx88/cx88-core.c</text:p>
      <text:p text:style-name="P1">#<text:tab/>drivers/media/pci/cx88/cx88-dvb.c</text:p>
      <text:p text:style-name="P1">#<text:tab/>drivers/media/pci/cx88/cx88-input.c</text:p>
      <text:p text:style-name="P1">#<text:tab/>drivers/media/pci/cx88/cx88-mpeg.c</text:p>
      <text:p text:style-name="P1">#<text:tab/>drivers/media/pci/cx88/cx88-tvaudio.c</text:p>
      <text:p text:style-name="P1">#<text:tab/>drivers/media/pci/cx88/cx88-vbi.c</text:p>
      <text:p text:style-name="P1">#<text:tab/>drivers/media/pci/cx88/cx88-video.c</text:p>
      <text:p text:style-name="P1">#<text:tab/>drivers/media/pci/cx88/cx88.h</text:p>
      <text:p text:style-name="P1">#<text:tab/>drivers/media/pci/ddbridge/ddbridge-core.c</text:p>
      <text:p text:style-name="P1">#<text:tab/>drivers/media/pci/dm1105/Kconfig</text:p>
      <text:p text:style-name="P1">#<text:tab/>drivers/media/pci/dm1105/dm1105.c</text:p>
      <text:p text:style-name="P1">#<text:tab/>drivers/media/pci/ivtv/Kconfig</text:p>
      <text:p text:style-name="P1">#<text:tab/>drivers/media/pci/ivtv/ivtv-alsa-main.c</text:p>
      <text:p text:style-name="P1">#<text:tab/>drivers/media/pci/ivtv/ivtv-alsa-mixer.c</text:p>
      <text:p text:style-name="P1">#<text:tab/>drivers/media/pci/ivtv/ivtv-alsa-pcm.c</text:p>
      <text:p text:style-name="P1">#<text:tab/>drivers/media/pci/ivtv/ivtv-cards.c</text:p>
      <text:p text:style-name="P1">#<text:tab/>drivers/media/pci/ivtv/ivtv-controls.c</text:p>
      <text:p text:style-name="P1">#<text:tab/>drivers/media/pci/ivtv/ivtv-controls.h</text:p>
      <text:p text:style-name="P1">#<text:tab/>drivers/media/pci/ivtv/ivtv-driver.c</text:p>
      <text:p text:style-name="P1">#<text:tab/>drivers/media/pci/ivtv/ivtv-driver.h</text:p>
      <text:p text:style-name="P1">#<text:tab/>drivers/media/pci/ivtv/ivtv-fileops.c</text:p>
      <text:p text:style-name="P1">#<text:tab/>drivers/media/pci/ivtv/ivtv-firmware.c</text:p>
      <text:p text:style-name="P1">#<text:tab/>drivers/media/pci/ivtv/ivtv-gpio.c</text:p>
      <text:p text:style-name="P1">#<text:tab/>drivers/media/pci/ivtv/ivtv-i2c.c</text:p>
      <text:p text:style-name="P1">#<text:tab/>drivers/media/pci/ivtv/ivtv-ioctl.c</text:p>
      <text:p text:style-name="P1">#<text:tab/>drivers/media/pci/ivtv/ivtv-irq.c</text:p>
      <text:p text:style-name="P1">#<text:tab/>drivers/media/pci/ivtv/ivtv-queue.c</text:p>
      <text:p text:style-name="P1">#<text:tab/>drivers/media/pci/ivtv/ivtv-routing.c</text:p>
      <text:p text:style-name="P1">#<text:tab/>drivers/media/pci/ivtv/ivtv-streams.c</text:p>
      <text:p text:style-name="P1">#<text:tab/>drivers/media/pci/ivtv/ivtv-streams.h</text:p>
      <text:p text:style-name="P1">#<text:tab/>drivers/media/pci/ivtv/ivtv-udma.c</text:p>
      <text:p text:style-name="P1">#<text:tab/>drivers/media/pci/ivtv/ivtv-yuv.c</text:p>
      <text:p text:style-name="P1">#<text:tab/>drivers/media/pci/ivtv/ivtvfb.c</text:p>
      <text:p text:style-name="P1">#<text:tab/>drivers/media/pci/mantis/hopper_cards.c</text:p>
      <text:p text:style-name="P1">#<text:tab/>drivers/media/pci/mantis/mantis_cards.c</text:p>
      <text:p text:style-name="P1">#<text:tab/>drivers/media/pci/mantis/mantis_common.h</text:p>
      <text:p text:style-name="P1">#<text:tab/>drivers/media/pci/mantis/mantis_core.c</text:p>
      <text:p text:style-name="P1">#<text:tab/>drivers/media/pci/mantis/mantis_dma.c</text:p>
      <text:p text:style-name="P1">#<text:tab/>drivers/media/pci/mantis/mantis_i2c.c</text:p>
      <text:p text:style-name="P1">#<text:tab/>drivers/media/pci/mantis/mantis_input.c</text:p>
      <text:p text:style-name="P1">#<text:tab/>drivers/media/pci/mantis/mantis_pcmcia.c</text:p>
      <text:p text:style-name="P1">#<text:tab/>drivers/media/pci/mantis/mantis_uart.c</text:p>
      <text:p text:style-name="P1">#<text:tab/>drivers/media/pci/mantis/mantis_vp1034.c</text:p>
      <text:p text:style-name="P1">#<text:tab/>drivers/media/pci/mantis/mantis_vp1034.h</text:p>
      <text:p text:style-name="P1">#<text:tab/>drivers/media/pci/meye/meye.c</text:p>
      <text:p text:style-name="P1">#<text:tab/>drivers/media/pci/meye/meye.h</text:p>
      <text:p text:style-name="P1">#<text:tab/>drivers/media/pci/ngene/ngene-cards.c</text:p>
      <text:p text:style-name="P1">#<text:tab/>drivers/media/pci/ngene/ngene-core.c</text:p>
      <text:p text:style-name="P1">#<text:tab/>drivers/media/pci/ngene/ngene.h</text:p>
      <text:p text:style-name="P1">#<text:tab/>drivers/media/pci/pt1/pt1.c</text:p>
      <text:p text:style-name="P1">#<text:tab/>drivers/media/pci/pt1/va1j5jf8007s.c</text:p>
      <text:p text:style-name="P1">#<text:tab/>drivers/media/pci/pt1/va1j5jf8007t.c</text:p>
      <text:p text:style-name="P1"><text:soft-page-break/>#<text:tab/>drivers/media/pci/pt3/pt3.c</text:p>
      <text:p text:style-name="P1">#<text:tab/>drivers/media/pci/saa7134/saa7134-alsa.c</text:p>
      <text:p text:style-name="P1">#<text:tab/>drivers/media/pci/saa7134/saa7134-cards.c</text:p>
      <text:p text:style-name="P1">#<text:tab/>drivers/media/pci/saa7134/saa7134-core.c</text:p>
      <text:p text:style-name="P1">#<text:tab/>drivers/media/pci/saa7134/saa7134-dvb.c</text:p>
      <text:p text:style-name="P1">#<text:tab/>drivers/media/pci/saa7134/saa7134-empress.c</text:p>
      <text:p text:style-name="P1">#<text:tab/>drivers/media/pci/saa7134/saa7134-go7007.c</text:p>
      <text:p text:style-name="P1">#<text:tab/>drivers/media/pci/saa7134/saa7134-i2c.c</text:p>
      <text:p text:style-name="P1">#<text:tab/>drivers/media/pci/saa7134/saa7134-input.c</text:p>
      <text:p text:style-name="P1">#<text:tab/>drivers/media/pci/saa7134/saa7134-ts.c</text:p>
      <text:p text:style-name="P1">#<text:tab/>drivers/media/pci/saa7134/saa7134-tvaudio.c</text:p>
      <text:p text:style-name="P1">#<text:tab/>drivers/media/pci/saa7134/saa7134-vbi.c</text:p>
      <text:p text:style-name="P1">#<text:tab/>drivers/media/pci/saa7134/saa7134-video.c</text:p>
      <text:p text:style-name="P1">#<text:tab/>drivers/media/pci/saa7134/saa7134.h</text:p>
      <text:p text:style-name="P1">#<text:tab/>drivers/media/pci/saa7146/hexium_gemini.c</text:p>
      <text:p text:style-name="P1">#<text:tab/>drivers/media/pci/saa7146/hexium_orion.c</text:p>
      <text:p text:style-name="P1">#<text:tab/>drivers/media/pci/saa7146/mxb.c</text:p>
      <text:p text:style-name="P1">#<text:tab/>drivers/media/pci/saa7164/Kconfig</text:p>
      <text:p text:style-name="P1">#<text:tab/>drivers/media/pci/saa7164/saa7164-api.c</text:p>
      <text:p text:style-name="P1">#<text:tab/>drivers/media/pci/saa7164/saa7164-buffer.c</text:p>
      <text:p text:style-name="P1">#<text:tab/>drivers/media/pci/saa7164/saa7164-bus.c</text:p>
      <text:p text:style-name="P1">#<text:tab/>drivers/media/pci/saa7164/saa7164-cards.c</text:p>
      <text:p text:style-name="P1">#<text:tab/>drivers/media/pci/saa7164/saa7164-cmd.c</text:p>
      <text:p text:style-name="P1">#<text:tab/>drivers/media/pci/saa7164/saa7164-core.c</text:p>
      <text:p text:style-name="P1">#<text:tab/>drivers/media/pci/saa7164/saa7164-dvb.c</text:p>
      <text:p text:style-name="P1">#<text:tab/>drivers/media/pci/saa7164/saa7164-encoder.c</text:p>
      <text:p text:style-name="P1">#<text:tab/>drivers/media/pci/saa7164/saa7164-fw.c</text:p>
      <text:p text:style-name="P1">#<text:tab/>drivers/media/pci/saa7164/saa7164-i2c.c</text:p>
      <text:p text:style-name="P1">#<text:tab/>drivers/media/pci/saa7164/saa7164-reg.h</text:p>
      <text:p text:style-name="P1">#<text:tab/>drivers/media/pci/saa7164/saa7164-types.h</text:p>
      <text:p text:style-name="P1">#<text:tab/>drivers/media/pci/saa7164/saa7164-vbi.c</text:p>
      <text:p text:style-name="P1">#<text:tab/>drivers/media/pci/saa7164/saa7164.h</text:p>
      <text:p text:style-name="P1">#<text:tab/>drivers/media/pci/solo6x10/solo6x10-core.c</text:p>
      <text:p text:style-name="P1">#<text:tab/>drivers/media/pci/solo6x10/solo6x10-eeprom.c</text:p>
      <text:p text:style-name="P1">#<text:tab/>drivers/media/pci/solo6x10/solo6x10-enc.c</text:p>
      <text:p text:style-name="P1">#<text:tab/>drivers/media/pci/solo6x10/solo6x10-g723.c</text:p>
      <text:p text:style-name="P1">#<text:tab/>drivers/media/pci/solo6x10/solo6x10-jpeg.h</text:p>
      <text:p text:style-name="P1">#<text:tab/>drivers/media/pci/solo6x10/solo6x10-tw28.c</text:p>
      <text:p text:style-name="P1">#<text:tab/>drivers/media/pci/solo6x10/solo6x10-v4l2-enc.c</text:p>
      <text:p text:style-name="P1">#<text:tab/>drivers/media/pci/solo6x10/solo6x10-v4l2.c</text:p>
      <text:p text:style-name="P1">#<text:tab/>drivers/media/pci/solo6x10/solo6x10.h</text:p>
      <text:p text:style-name="P1">#<text:tab/>drivers/media/pci/sta2x11/Kconfig</text:p>
      <text:p text:style-name="P1">#<text:tab/>drivers/media/pci/sta2x11/sta2x11_vip.c</text:p>
      <text:p text:style-name="P1">#<text:tab/>drivers/media/pci/ttpci/av7110.c</text:p>
      <text:p text:style-name="P1">#<text:tab/>drivers/media/pci/ttpci/av7110.h</text:p>
      <text:p text:style-name="P1">#<text:tab/>drivers/media/pci/ttpci/av7110_av.c</text:p>
      <text:p text:style-name="P1">#<text:tab/>drivers/media/pci/ttpci/av7110_av.h</text:p>
      <text:p text:style-name="P1">#<text:tab/>drivers/media/pci/ttpci/av7110_ca.c</text:p>
      <text:p text:style-name="P1">#<text:tab/>drivers/media/pci/ttpci/av7110_hw.c</text:p>
      <text:p text:style-name="P1">#<text:tab/>drivers/media/pci/ttpci/av7110_v4l.c</text:p>
      <text:p text:style-name="P1">#<text:tab/>drivers/media/pci/ttpci/budget-av.c</text:p>
      <text:p text:style-name="P1">#<text:tab/>drivers/media/pci/ttpci/budget-ci.c</text:p>
      <text:p text:style-name="P1"><text:soft-page-break/>#<text:tab/>drivers/media/pci/ttpci/budget-core.c</text:p>
      <text:p text:style-name="P1">#<text:tab/>drivers/media/pci/ttpci/budget-patch.c</text:p>
      <text:p text:style-name="P1">#<text:tab/>drivers/media/pci/ttpci/budget.c</text:p>
      <text:p text:style-name="P1">#<text:tab/>drivers/media/pci/ttpci/budget.h</text:p>
      <text:p text:style-name="P1">#<text:tab/>drivers/media/pci/ttpci/ttpci-eeprom.c</text:p>
      <text:p text:style-name="P1">#<text:tab/>drivers/media/pci/tw68/tw68-core.c</text:p>
      <text:p text:style-name="P1">#<text:tab/>drivers/media/pci/tw68/tw68-video.c</text:p>
      <text:p text:style-name="P1">#<text:tab/>drivers/media/pci/tw68/tw68.h</text:p>
      <text:p text:style-name="P1">#<text:tab/>drivers/media/pci/zoran/videocodec.c</text:p>
      <text:p text:style-name="P1">#<text:tab/>drivers/media/pci/zoran/zoran.h</text:p>
      <text:p text:style-name="P1">#<text:tab/>drivers/media/pci/zoran/zoran_card.c</text:p>
      <text:p text:style-name="P1">#<text:tab/>drivers/media/pci/zoran/zoran_device.c</text:p>
      <text:p text:style-name="P1">#<text:tab/>drivers/media/pci/zoran/zoran_driver.c</text:p>
      <text:p text:style-name="P1">#<text:tab/>drivers/media/pci/zoran/zoran_procfs.c</text:p>
      <text:p text:style-name="P1">#<text:tab/>drivers/media/pci/zoran/zr36016.c</text:p>
      <text:p text:style-name="P1">#<text:tab/>drivers/media/platform/Kconfig</text:p>
      <text:p text:style-name="P1">#<text:tab/>drivers/media/platform/Makefile</text:p>
      <text:p text:style-name="P1">#<text:tab/>drivers/media/platform/blackfin/bfin_capture.c</text:p>
      <text:p text:style-name="P1">#<text:tab/>drivers/media/platform/blackfin/ppi.c</text:p>
      <text:p text:style-name="P1">#<text:tab/>drivers/media/platform/coda/Makefile</text:p>
      <text:p text:style-name="P1">#<text:tab/>drivers/media/platform/coda/coda-bit.c</text:p>
      <text:p text:style-name="P1">#<text:tab/>drivers/media/platform/coda/coda-common.c</text:p>
      <text:p text:style-name="P1">#<text:tab/>drivers/media/platform/coda/coda.h</text:p>
      <text:p text:style-name="P1">#<text:tab/>drivers/media/platform/coda/coda_regs.h</text:p>
      <text:p text:style-name="P1">#<text:tab/>drivers/media/platform/davinci/Kconfig</text:p>
      <text:p text:style-name="P1">#<text:tab/>drivers/media/platform/davinci/ccdc_hw_device.h</text:p>
      <text:p text:style-name="P1">#<text:tab/>drivers/media/platform/davinci/dm355_ccdc.c</text:p>
      <text:p text:style-name="P1">#<text:tab/>drivers/media/platform/davinci/dm644x_ccdc.c</text:p>
      <text:p text:style-name="P1">#<text:tab/>drivers/media/platform/davinci/isif.c</text:p>
      <text:p text:style-name="P1">#<text:tab/>drivers/media/platform/davinci/vpbe.c</text:p>
      <text:p text:style-name="P1">#<text:tab/>drivers/media/platform/davinci/vpbe_display.c</text:p>
      <text:p text:style-name="P1">#<text:tab/>drivers/media/platform/davinci/vpbe_osd.c</text:p>
      <text:p text:style-name="P1">#<text:tab/>drivers/media/platform/davinci/vpbe_venc.c</text:p>
      <text:p text:style-name="P1">#<text:tab/>drivers/media/platform/davinci/vpfe_capture.c</text:p>
      <text:p text:style-name="P1">#<text:tab/>drivers/media/platform/davinci/vpif.c</text:p>
      <text:p text:style-name="P1">#<text:tab/>drivers/media/platform/davinci/vpif_capture.c</text:p>
      <text:p text:style-name="P1">#<text:tab/>drivers/media/platform/davinci/vpif_capture.h</text:p>
      <text:p text:style-name="P1">#<text:tab/>drivers/media/platform/davinci/vpif_display.c</text:p>
      <text:p text:style-name="P1">#<text:tab/>drivers/media/platform/davinci/vpif_display.h</text:p>
      <text:p text:style-name="P1">#<text:tab/>drivers/media/platform/davinci/vpss.c</text:p>
      <text:p text:style-name="P1">#<text:tab/>drivers/media/platform/exynos-gsc/gsc-core.c</text:p>
      <text:p text:style-name="P1">#<text:tab/>drivers/media/platform/exynos-gsc/gsc-core.h</text:p>
      <text:p text:style-name="P1">#<text:tab/>drivers/media/platform/exynos-gsc/gsc-m2m.c</text:p>
      <text:p text:style-name="P1">#<text:tab/>drivers/media/platform/exynos4-is/Kconfig</text:p>
      <text:p text:style-name="P1">#<text:tab/>drivers/media/platform/exynos4-is/common.c</text:p>
      <text:p text:style-name="P1">#<text:tab/>drivers/media/platform/exynos4-is/fimc-capture.c</text:p>
      <text:p text:style-name="P1">#<text:tab/>drivers/media/platform/exynos4-is/fimc-core.c</text:p>
      <text:p text:style-name="P1">#<text:tab/>drivers/media/platform/exynos4-is/fimc-core.h</text:p>
      <text:p text:style-name="P1">#<text:tab/>drivers/media/platform/exynos4-is/fimc-is-i2c.c</text:p>
      <text:p text:style-name="P1">#<text:tab/>drivers/media/platform/exynos4-is/fimc-is.c</text:p>
      <text:p text:style-name="P1">#<text:tab/>drivers/media/platform/exynos4-is/fimc-is.h</text:p>
      <text:p text:style-name="P1">#<text:tab/>drivers/media/platform/exynos4-is/fimc-isp-video.c</text:p>
      <text:p text:style-name="P1"><text:soft-page-break/>#<text:tab/>drivers/media/platform/exynos4-is/fimc-isp-video.h</text:p>
      <text:p text:style-name="P1">#<text:tab/>drivers/media/platform/exynos4-is/fimc-isp.c</text:p>
      <text:p text:style-name="P1">#<text:tab/>drivers/media/platform/exynos4-is/fimc-isp.h</text:p>
      <text:p text:style-name="P1">#<text:tab/>drivers/media/platform/exynos4-is/fimc-lite-reg.c</text:p>
      <text:p text:style-name="P1">#<text:tab/>drivers/media/platform/exynos4-is/fimc-lite.c</text:p>
      <text:p text:style-name="P1">#<text:tab/>drivers/media/platform/exynos4-is/fimc-lite.h</text:p>
      <text:p text:style-name="P1">#<text:tab/>drivers/media/platform/exynos4-is/fimc-m2m.c</text:p>
      <text:p text:style-name="P1">#<text:tab/>drivers/media/platform/exynos4-is/fimc-reg.c</text:p>
      <text:p text:style-name="P1">#<text:tab/>drivers/media/platform/exynos4-is/media-dev.c</text:p>
      <text:p text:style-name="P1">#<text:tab/>drivers/media/platform/exynos4-is/media-dev.h</text:p>
      <text:p text:style-name="P1">#<text:tab/>drivers/media/platform/exynos4-is/mipi-csis.c</text:p>
      <text:p text:style-name="P1">#<text:tab/>drivers/media/platform/fsl-viu.c</text:p>
      <text:p text:style-name="P1">#<text:tab/>drivers/media/platform/m2m-deinterlace.c</text:p>
      <text:p text:style-name="P1">#<text:tab/>drivers/media/platform/marvell-ccic/Kconfig</text:p>
      <text:p text:style-name="P1">#<text:tab/>drivers/media/platform/marvell-ccic/cafe-driver.c</text:p>
      <text:p text:style-name="P1">#<text:tab/>drivers/media/platform/marvell-ccic/mcam-core.c</text:p>
      <text:p text:style-name="P1">#<text:tab/>drivers/media/platform/marvell-ccic/mcam-core.h</text:p>
      <text:p text:style-name="P1">#<text:tab/>drivers/media/platform/marvell-ccic/mmp-driver.c</text:p>
      <text:p text:style-name="P1">#<text:tab/>drivers/media/platform/mx2_emmaprp.c</text:p>
      <text:p text:style-name="P1">#<text:tab/>drivers/media/platform/omap/Kconfig</text:p>
      <text:p text:style-name="P1">#<text:tab/>drivers/media/platform/omap/omap_vout.c</text:p>
      <text:p text:style-name="P1">#<text:tab/>drivers/media/platform/omap/omap_vout_vrfb.c</text:p>
      <text:p text:style-name="P1">#<text:tab/>drivers/media/platform/omap/omap_vout_vrfb.h</text:p>
      <text:p text:style-name="P1">#<text:tab/>drivers/media/platform/omap/omap_voutdef.h</text:p>
      <text:p text:style-name="P1">#<text:tab/>drivers/media/platform/omap/omap_voutlib.c</text:p>
      <text:p text:style-name="P1">#<text:tab/>drivers/media/platform/omap3isp/isp.c</text:p>
      <text:p text:style-name="P1">#<text:tab/>drivers/media/platform/omap3isp/isp.h</text:p>
      <text:p text:style-name="P1">#<text:tab/>drivers/media/platform/omap3isp/ispccdc.c</text:p>
      <text:p text:style-name="P1">#<text:tab/>drivers/media/platform/omap3isp/ispccp2.c</text:p>
      <text:p text:style-name="P1">#<text:tab/>drivers/media/platform/omap3isp/ispcsi2.c</text:p>
      <text:p text:style-name="P1">#<text:tab/>drivers/media/platform/omap3isp/ispcsiphy.c</text:p>
      <text:p text:style-name="P1">#<text:tab/>drivers/media/platform/omap3isp/ispcsiphy.h</text:p>
      <text:p text:style-name="P1">#<text:tab/>drivers/media/platform/omap3isp/isph3a_aewb.c</text:p>
      <text:p text:style-name="P1">#<text:tab/>drivers/media/platform/omap3isp/isph3a_af.c</text:p>
      <text:p text:style-name="P1">#<text:tab/>drivers/media/platform/omap3isp/isphist.c</text:p>
      <text:p text:style-name="P1">#<text:tab/>drivers/media/platform/omap3isp/isppreview.c</text:p>
      <text:p text:style-name="P1">#<text:tab/>drivers/media/platform/omap3isp/ispresizer.c</text:p>
      <text:p text:style-name="P1">#<text:tab/>drivers/media/platform/omap3isp/ispstat.c</text:p>
      <text:p text:style-name="P1">#<text:tab/>drivers/media/platform/omap3isp/ispstat.h</text:p>
      <text:p text:style-name="P1">#<text:tab/>drivers/media/platform/omap3isp/ispvideo.c</text:p>
      <text:p text:style-name="P1">#<text:tab/>drivers/media/platform/omap3isp/ispvideo.h</text:p>
      <text:p text:style-name="P1">#<text:tab/>drivers/media/platform/s3c-camif/camif-capture.c</text:p>
      <text:p text:style-name="P1">#<text:tab/>drivers/media/platform/s3c-camif/camif-core.c</text:p>
      <text:p text:style-name="P1">#<text:tab/>drivers/media/platform/s3c-camif/camif-core.h</text:p>
      <text:p text:style-name="P1">#<text:tab/>drivers/media/platform/s3c-camif/camif-regs.c</text:p>
      <text:p text:style-name="P1">#<text:tab/>drivers/media/platform/s3c-camif/camif-regs.h</text:p>
      <text:p text:style-name="P1">#<text:tab/>drivers/media/platform/s5p-g2d/g2d.c</text:p>
      <text:p text:style-name="P1">#<text:tab/>drivers/media/platform/s5p-g2d/g2d.h</text:p>
      <text:p text:style-name="P1">#<text:tab/>drivers/media/platform/s5p-jpeg/jpeg-core.c</text:p>
      <text:p text:style-name="P1">#<text:tab/>drivers/media/platform/s5p-jpeg/jpeg-core.h</text:p>
      <text:p text:style-name="P1">#<text:tab/>drivers/media/platform/s5p-jpeg/jpeg-hw-exynos3250.c</text:p>
      <text:p text:style-name="P1">#<text:tab/>drivers/media/platform/s5p-jpeg/jpeg-hw-exynos4.c</text:p>
      <text:p text:style-name="P1"><text:soft-page-break/>#<text:tab/>drivers/media/platform/s5p-jpeg/jpeg-hw-exynos4.h</text:p>
      <text:p text:style-name="P1">#<text:tab/>drivers/media/platform/s5p-jpeg/jpeg-hw-s5p.c</text:p>
      <text:p text:style-name="P1">#<text:tab/>drivers/media/platform/s5p-jpeg/jpeg-hw-s5p.h</text:p>
      <text:p text:style-name="P1">#<text:tab/>drivers/media/platform/s5p-jpeg/jpeg-regs.h</text:p>
      <text:p text:style-name="P1">#<text:tab/>drivers/media/platform/s5p-mfc/regs-mfc-v6.h</text:p>
      <text:p text:style-name="P1">#<text:tab/>drivers/media/platform/s5p-mfc/s5p_mfc.c</text:p>
      <text:p text:style-name="P1">#<text:tab/>drivers/media/platform/s5p-mfc/s5p_mfc_cmd_v6.c</text:p>
      <text:p text:style-name="P1">#<text:tab/>drivers/media/platform/s5p-mfc/s5p_mfc_common.h</text:p>
      <text:p text:style-name="P1">#<text:tab/>drivers/media/platform/s5p-mfc/s5p_mfc_ctrl.c</text:p>
      <text:p text:style-name="P1">#<text:tab/>drivers/media/platform/s5p-mfc/s5p_mfc_dec.c</text:p>
      <text:p text:style-name="P1">#<text:tab/>drivers/media/platform/s5p-mfc/s5p_mfc_dec.h</text:p>
      <text:p text:style-name="P1">#<text:tab/>drivers/media/platform/s5p-mfc/s5p_mfc_enc.c</text:p>
      <text:p text:style-name="P1">#<text:tab/>drivers/media/platform/s5p-mfc/s5p_mfc_enc.h</text:p>
      <text:p text:style-name="P1">#<text:tab/>drivers/media/platform/s5p-mfc/s5p_mfc_opr.c</text:p>
      <text:p text:style-name="P1">#<text:tab/>drivers/media/platform/s5p-mfc/s5p_mfc_opr.h</text:p>
      <text:p text:style-name="P1">#<text:tab/>drivers/media/platform/s5p-mfc/s5p_mfc_opr_v5.c</text:p>
      <text:p text:style-name="P1">#<text:tab/>drivers/media/platform/s5p-mfc/s5p_mfc_opr_v6.c</text:p>
      <text:p text:style-name="P1">#<text:tab/>drivers/media/platform/s5p-mfc/s5p_mfc_pm.c</text:p>
      <text:p text:style-name="P1">#<text:tab/>drivers/media/platform/sh_veu.c</text:p>
      <text:p text:style-name="P1">#<text:tab/>drivers/media/platform/sh_vou.c</text:p>
      <text:p text:style-name="P1">#<text:tab/>drivers/media/platform/soc_camera/Kconfig</text:p>
      <text:p text:style-name="P1">#<text:tab/>drivers/media/platform/soc_camera/Makefile</text:p>
      <text:p text:style-name="P1">#<text:tab/>drivers/media/platform/soc_camera/atmel-isi.c</text:p>
      <text:p text:style-name="P1">#<text:tab/>drivers/media/platform/soc_camera/sh_mobile_ceu_camera.c</text:p>
      <text:p text:style-name="P1">#<text:tab/>drivers/media/platform/soc_camera/soc_camera.c</text:p>
      <text:p text:style-name="P1">#<text:tab/>drivers/media/platform/soc_camera/soc_camera_platform.c</text:p>
      <text:p text:style-name="P1">#<text:tab/>drivers/media/platform/soc_camera/soc_mediabus.c</text:p>
      <text:p text:style-name="P1">#<text:tab/>drivers/media/platform/soc_camera/soc_scale_crop.c</text:p>
      <text:p text:style-name="P1">#<text:tab/>drivers/media/platform/soc_camera/soc_scale_crop.h</text:p>
      <text:p text:style-name="P1">#<text:tab/>drivers/media/platform/ti-vpe/Makefile</text:p>
      <text:p text:style-name="P1">#<text:tab/>drivers/media/platform/ti-vpe/csc.c</text:p>
      <text:p text:style-name="P1">#<text:tab/>drivers/media/platform/ti-vpe/sc.c</text:p>
      <text:p text:style-name="P1">#<text:tab/>drivers/media/platform/ti-vpe/vpe.c</text:p>
      <text:p text:style-name="P1">#<text:tab/>drivers/media/platform/via-camera.c</text:p>
      <text:p text:style-name="P1">#<text:tab/>drivers/media/platform/vivid/Kconfig</text:p>
      <text:p text:style-name="P1">#<text:tab/>drivers/media/platform/vivid/Makefile</text:p>
      <text:p text:style-name="P1">#<text:tab/>drivers/media/platform/vivid/vivid-core.c</text:p>
      <text:p text:style-name="P1">#<text:tab/>drivers/media/platform/vivid/vivid-core.h</text:p>
      <text:p text:style-name="P1">#<text:tab/>drivers/media/platform/vivid/vivid-ctrls.c</text:p>
      <text:p text:style-name="P1">#<text:tab/>drivers/media/platform/vivid/vivid-kthread-cap.c</text:p>
      <text:p text:style-name="P1">#<text:tab/>drivers/media/platform/vivid/vivid-kthread-out.c</text:p>
      <text:p text:style-name="P1">#<text:tab/>drivers/media/platform/vivid/vivid-osd.c</text:p>
      <text:p text:style-name="P1">#<text:tab/>drivers/media/platform/vivid/vivid-radio-rx.c</text:p>
      <text:p text:style-name="P1">#<text:tab/>drivers/media/platform/vivid/vivid-rds-gen.c</text:p>
      <text:p text:style-name="P1">#<text:tab/>drivers/media/platform/vivid/vivid-sdr-cap.c</text:p>
      <text:p text:style-name="P1">#<text:tab/>drivers/media/platform/vivid/vivid-sdr-cap.h</text:p>
      <text:p text:style-name="P1">#<text:tab/>drivers/media/platform/vivid/vivid-vbi-cap.c</text:p>
      <text:p text:style-name="P1">#<text:tab/>drivers/media/platform/vivid/vivid-vbi-out.c</text:p>
      <text:p text:style-name="P1">#<text:tab/>drivers/media/platform/vivid/vivid-vid-cap.c</text:p>
      <text:p text:style-name="P1">#<text:tab/>drivers/media/platform/vivid/vivid-vid-common.c</text:p>
      <text:p text:style-name="P1">#<text:tab/>drivers/media/platform/vivid/vivid-vid-common.h</text:p>
      <text:p text:style-name="P1">#<text:tab/>drivers/media/platform/vivid/vivid-vid-out.c</text:p>
      <text:p text:style-name="P1"><text:soft-page-break/>#<text:tab/>drivers/media/platform/vsp1/Makefile</text:p>
      <text:p text:style-name="P1">#<text:tab/>drivers/media/platform/vsp1/vsp1.h</text:p>
      <text:p text:style-name="P1">#<text:tab/>drivers/media/platform/vsp1/vsp1_bru.c</text:p>
      <text:p text:style-name="P1">#<text:tab/>drivers/media/platform/vsp1/vsp1_bru.h</text:p>
      <text:p text:style-name="P1">#<text:tab/>drivers/media/platform/vsp1/vsp1_drv.c</text:p>
      <text:p text:style-name="P1">#<text:tab/>drivers/media/platform/vsp1/vsp1_entity.c</text:p>
      <text:p text:style-name="P1">#<text:tab/>drivers/media/platform/vsp1/vsp1_entity.h</text:p>
      <text:p text:style-name="P1">#<text:tab/>drivers/media/platform/vsp1/vsp1_hsit.c</text:p>
      <text:p text:style-name="P1">#<text:tab/>drivers/media/platform/vsp1/vsp1_lif.c</text:p>
      <text:p text:style-name="P1">#<text:tab/>drivers/media/platform/vsp1/vsp1_lut.c</text:p>
      <text:p text:style-name="P1">#<text:tab/>drivers/media/platform/vsp1/vsp1_lut.h</text:p>
      <text:p text:style-name="P1">#<text:tab/>drivers/media/platform/vsp1/vsp1_regs.h</text:p>
      <text:p text:style-name="P1">#<text:tab/>drivers/media/platform/vsp1/vsp1_rpf.c</text:p>
      <text:p text:style-name="P1">#<text:tab/>drivers/media/platform/vsp1/vsp1_rwpf.c</text:p>
      <text:p text:style-name="P1">#<text:tab/>drivers/media/platform/vsp1/vsp1_rwpf.h</text:p>
      <text:p text:style-name="P1">#<text:tab/>drivers/media/platform/vsp1/vsp1_sru.c</text:p>
      <text:p text:style-name="P1">#<text:tab/>drivers/media/platform/vsp1/vsp1_sru.h</text:p>
      <text:p text:style-name="P1">#<text:tab/>drivers/media/platform/vsp1/vsp1_uds.c</text:p>
      <text:p text:style-name="P1">#<text:tab/>drivers/media/platform/vsp1/vsp1_uds.h</text:p>
      <text:p text:style-name="P1">#<text:tab/>drivers/media/platform/vsp1/vsp1_video.c</text:p>
      <text:p text:style-name="P1">#<text:tab/>drivers/media/platform/vsp1/vsp1_video.h</text:p>
      <text:p text:style-name="P1">#<text:tab/>drivers/media/platform/vsp1/vsp1_wpf.c</text:p>
      <text:p text:style-name="P1">#<text:tab/>drivers/media/radio/Kconfig</text:p>
      <text:p text:style-name="P1">#<text:tab/>drivers/media/radio/Makefile</text:p>
      <text:p text:style-name="P1">#<text:tab/>drivers/media/radio/radio-aimslab.c</text:p>
      <text:p text:style-name="P1">#<text:tab/>drivers/media/radio/radio-aztech.c</text:p>
      <text:p text:style-name="P1">#<text:tab/>drivers/media/radio/radio-maxiradio.c</text:p>
      <text:p text:style-name="P1">#<text:tab/>drivers/media/radio/radio-raremono.c</text:p>
      <text:p text:style-name="P1">#<text:tab/>drivers/media/radio/radio-sf16fmr2.c</text:p>
      <text:p text:style-name="P1">#<text:tab/>drivers/media/radio/radio-shark.c</text:p>
      <text:p text:style-name="P1">#<text:tab/>drivers/media/radio/radio-shark2.c</text:p>
      <text:p text:style-name="P1">#<text:tab/>drivers/media/radio/radio-si476x.c</text:p>
      <text:p text:style-name="P1">#<text:tab/>drivers/media/radio/radio-tea5764.c</text:p>
      <text:p text:style-name="P1">#<text:tab/>drivers/media/radio/radio-tea5777.h</text:p>
      <text:p text:style-name="P1">#<text:tab/>drivers/media/radio/radio-timb.c</text:p>
      <text:p text:style-name="P1">#<text:tab/>drivers/media/radio/radio-wl1273.c</text:p>
      <text:p text:style-name="P1">#<text:tab/>drivers/media/radio/saa7706h.c</text:p>
      <text:p text:style-name="P1">#<text:tab/>drivers/media/radio/si470x/radio-si470x-common.c</text:p>
      <text:p text:style-name="P1">#<text:tab/>drivers/media/radio/si470x/radio-si470x-i2c.c</text:p>
      <text:p text:style-name="P1">#<text:tab/>drivers/media/radio/si470x/radio-si470x-usb.c</text:p>
      <text:p text:style-name="P1">#<text:tab/>drivers/media/radio/si470x/radio-si470x.h</text:p>
      <text:p text:style-name="P1">#<text:tab/>drivers/media/radio/si4713/radio-platform-si4713.c</text:p>
      <text:p text:style-name="P1">#<text:tab/>drivers/media/radio/si4713/radio-usb-si4713.c</text:p>
      <text:p text:style-name="P1">#<text:tab/>drivers/media/radio/si4713/si4713.c</text:p>
      <text:p text:style-name="P1">#<text:tab/>drivers/media/radio/si4713/si4713.h</text:p>
      <text:p text:style-name="P1">#<text:tab/>drivers/media/radio/tea575x.c</text:p>
      <text:p text:style-name="P1">#<text:tab/>drivers/media/radio/tef6862.c</text:p>
      <text:p text:style-name="P1">#<text:tab/>drivers/media/radio/wl128x/Kconfig</text:p>
      <text:p text:style-name="P1">#<text:tab/>drivers/media/radio/wl128x/fmdrv.h</text:p>
      <text:p text:style-name="P1">#<text:tab/>drivers/media/radio/wl128x/fmdrv_common.c</text:p>
      <text:p text:style-name="P1">#<text:tab/>drivers/media/radio/wl128x/fmdrv_rx.c</text:p>
      <text:p text:style-name="P1">#<text:tab/>drivers/media/radio/wl128x/fmdrv_rx.h</text:p>
      <text:p text:style-name="P1"><text:soft-page-break/>#<text:tab/>drivers/media/radio/wl128x/fmdrv_v4l2.c</text:p>
      <text:p text:style-name="P1">#<text:tab/>drivers/media/rc/Kconfig</text:p>
      <text:p text:style-name="P1">#<text:tab/>drivers/media/rc/Makefile</text:p>
      <text:p text:style-name="P1">#<text:tab/>drivers/media/rc/ati_remote.c</text:p>
      <text:p text:style-name="P1">#<text:tab/>drivers/media/rc/ene_ir.c</text:p>
      <text:p text:style-name="P1">#<text:tab/>drivers/media/rc/fintek-cir.c</text:p>
      <text:p text:style-name="P1">#<text:tab/>drivers/media/rc/gpio-ir-recv.c</text:p>
      <text:p text:style-name="P1">#<text:tab/>drivers/media/rc/iguanair.c</text:p>
      <text:p text:style-name="P1">#<text:tab/>drivers/media/rc/img-ir/Kconfig</text:p>
      <text:p text:style-name="P1">#<text:tab/>drivers/media/rc/img-ir/Makefile</text:p>
      <text:p text:style-name="P1">#<text:tab/>drivers/media/rc/img-ir/img-ir-core.c</text:p>
      <text:p text:style-name="P1">#<text:tab/>drivers/media/rc/img-ir/img-ir-hw.c</text:p>
      <text:p text:style-name="P1">#<text:tab/>drivers/media/rc/img-ir/img-ir-hw.h</text:p>
      <text:p text:style-name="P1">#<text:tab/>drivers/media/rc/img-ir/img-ir-jvc.c</text:p>
      <text:p text:style-name="P1">#<text:tab/>drivers/media/rc/img-ir/img-ir-nec.c</text:p>
      <text:p text:style-name="P1">#<text:tab/>drivers/media/rc/img-ir/img-ir-sanyo.c</text:p>
      <text:p text:style-name="P1">#<text:tab/>drivers/media/rc/img-ir/img-ir-sharp.c</text:p>
      <text:p text:style-name="P1">#<text:tab/>drivers/media/rc/img-ir/img-ir-sony.c</text:p>
      <text:p text:style-name="P1">#<text:tab/>drivers/media/rc/img-ir/img-ir.h</text:p>
      <text:p text:style-name="P1">#<text:tab/>drivers/media/rc/imon.c</text:p>
      <text:p text:style-name="P1">#<text:tab/>drivers/media/rc/ir-hix5hd2.c</text:p>
      <text:p text:style-name="P1">#<text:tab/>drivers/media/rc/ir-jvc-decoder.c</text:p>
      <text:p text:style-name="P1">#<text:tab/>drivers/media/rc/ir-lirc-codec.c</text:p>
      <text:p text:style-name="P1">#<text:tab/>drivers/media/rc/ir-mce_kbd-decoder.c</text:p>
      <text:p text:style-name="P1">#<text:tab/>drivers/media/rc/ir-nec-decoder.c</text:p>
      <text:p text:style-name="P1">#<text:tab/>drivers/media/rc/ir-rc5-decoder.c</text:p>
      <text:p text:style-name="P1">#<text:tab/>drivers/media/rc/ir-rc6-decoder.c</text:p>
      <text:p text:style-name="P1">#<text:tab/>drivers/media/rc/ir-rx51.c</text:p>
      <text:p text:style-name="P1">#<text:tab/>drivers/media/rc/ir-sanyo-decoder.c</text:p>
      <text:p text:style-name="P1">#<text:tab/>drivers/media/rc/ir-sharp-decoder.c</text:p>
      <text:p text:style-name="P1">#<text:tab/>drivers/media/rc/ir-sony-decoder.c</text:p>
      <text:p text:style-name="P1">#<text:tab/>drivers/media/rc/ir-xmp-decoder.c</text:p>
      <text:p text:style-name="P1">#<text:tab/>drivers/media/rc/ite-cir.c</text:p>
      <text:p text:style-name="P1">#<text:tab/>drivers/media/rc/keymaps/Makefile</text:p>
      <text:p text:style-name="P1">#<text:tab/>drivers/media/rc/keymaps/rc-avermedia-rm-ks.c</text:p>
      <text:p text:style-name="P1">#<text:tab/>drivers/media/rc/keymaps/rc-lirc.c</text:p>
      <text:p text:style-name="P1">#<text:tab/>drivers/media/rc/keymaps/rc-lme2510.c</text:p>
      <text:p text:style-name="P1">#<text:tab/>drivers/media/rc/lirc_dev.c</text:p>
      <text:p text:style-name="P1">#<text:tab/>drivers/media/rc/mceusb.c</text:p>
      <text:p text:style-name="P1">#<text:tab/>drivers/media/rc/nuvoton-cir.c</text:p>
      <text:p text:style-name="P1">#<text:tab/>drivers/media/rc/nuvoton-cir.h</text:p>
      <text:p text:style-name="P1">#<text:tab/>drivers/media/rc/rc-core-priv.h</text:p>
      <text:p text:style-name="P1">#<text:tab/>drivers/media/rc/rc-ir-raw.c</text:p>
      <text:p text:style-name="P1">#<text:tab/>drivers/media/rc/rc-main.c</text:p>
      <text:p text:style-name="P1">#<text:tab/>drivers/media/rc/redrat3.c</text:p>
      <text:p text:style-name="P1">#<text:tab/>drivers/media/rc/st_rc.c</text:p>
      <text:p text:style-name="P1">#<text:tab/>drivers/media/rc/streamzap.c</text:p>
      <text:p text:style-name="P1">#<text:tab/>drivers/media/rc/sunxi-cir.c</text:p>
      <text:p text:style-name="P1">#<text:tab/>drivers/media/rc/winbond-cir.c</text:p>
      <text:p text:style-name="P1">#<text:tab/>drivers/media/tuners/Kconfig</text:p>
      <text:p text:style-name="P1">#<text:tab/>drivers/media/tuners/Makefile</text:p>
      <text:p text:style-name="P1">#<text:tab/>drivers/media/tuners/e4000.c</text:p>
      <text:p text:style-name="P1"><text:soft-page-break/>#<text:tab/>drivers/media/tuners/e4000.h</text:p>
      <text:p text:style-name="P1">#<text:tab/>drivers/media/tuners/e4000_priv.h</text:p>
      <text:p text:style-name="P1">#<text:tab/>drivers/media/tuners/fc0011.h</text:p>
      <text:p text:style-name="P1">#<text:tab/>drivers/media/tuners/fc0012.h</text:p>
      <text:p text:style-name="P1">#<text:tab/>drivers/media/tuners/fc0013.c</text:p>
      <text:p text:style-name="P1">#<text:tab/>drivers/media/tuners/fc0013.h</text:p>
      <text:p text:style-name="P1">#<text:tab/>drivers/media/tuners/fc2580.c</text:p>
      <text:p text:style-name="P1">#<text:tab/>drivers/media/tuners/fc2580.h</text:p>
      <text:p text:style-name="P1">#<text:tab/>drivers/media/tuners/fc2580_priv.h</text:p>
      <text:p text:style-name="P1">#<text:tab/>drivers/media/tuners/it913x.c</text:p>
      <text:p text:style-name="P1">#<text:tab/>drivers/media/tuners/max2165.c</text:p>
      <text:p text:style-name="P1">#<text:tab/>drivers/media/tuners/max2165.h</text:p>
      <text:p text:style-name="P1">#<text:tab/>drivers/media/tuners/mc44s803.h</text:p>
      <text:p text:style-name="P1">#<text:tab/>drivers/media/tuners/msi001.c</text:p>
      <text:p text:style-name="P1">#<text:tab/>drivers/media/tuners/mt2063.c</text:p>
      <text:p text:style-name="P1">#<text:tab/>drivers/media/tuners/mt20xx.c</text:p>
      <text:p text:style-name="P1">#<text:tab/>drivers/media/tuners/mt2131.c</text:p>
      <text:p text:style-name="P1">#<text:tab/>drivers/media/tuners/mt2131.h</text:p>
      <text:p text:style-name="P1">#<text:tab/>drivers/media/tuners/mt2131_priv.h</text:p>
      <text:p text:style-name="P1">#<text:tab/>drivers/media/tuners/mxl5005s.h</text:p>
      <text:p text:style-name="P1">#<text:tab/>drivers/media/tuners/mxl5007t.c</text:p>
      <text:p text:style-name="P1">#<text:tab/>drivers/media/tuners/mxl5007t.h</text:p>
      <text:p text:style-name="P1">#<text:tab/>drivers/media/tuners/qm1d1c0042.c</text:p>
      <text:p text:style-name="P1">#<text:tab/>drivers/media/tuners/qt1010.c</text:p>
      <text:p text:style-name="P1">#<text:tab/>drivers/media/tuners/r820t.c</text:p>
      <text:p text:style-name="P1">#<text:tab/>drivers/media/tuners/r820t.h</text:p>
      <text:p text:style-name="P1">#<text:tab/>drivers/media/tuners/si2157.c</text:p>
      <text:p text:style-name="P1">#<text:tab/>drivers/media/tuners/si2157.h</text:p>
      <text:p text:style-name="P1">#<text:tab/>drivers/media/tuners/si2157_priv.h</text:p>
      <text:p text:style-name="P1">#<text:tab/>drivers/media/tuners/tda18212.c</text:p>
      <text:p text:style-name="P1">#<text:tab/>drivers/media/tuners/tda18212.h</text:p>
      <text:p text:style-name="P1">#<text:tab/>drivers/media/tuners/tda18218.h</text:p>
      <text:p text:style-name="P1">#<text:tab/>drivers/media/tuners/tda18271-common.c</text:p>
      <text:p text:style-name="P1">#<text:tab/>drivers/media/tuners/tda18271-fe.c</text:p>
      <text:p text:style-name="P1">#<text:tab/>drivers/media/tuners/tda18271-maps.c</text:p>
      <text:p text:style-name="P1">#<text:tab/>drivers/media/tuners/tda18271-priv.h</text:p>
      <text:p text:style-name="P1">#<text:tab/>drivers/media/tuners/tda827x.c</text:p>
      <text:p text:style-name="P1">#<text:tab/>drivers/media/tuners/tda8290.c</text:p>
      <text:p text:style-name="P1">#<text:tab/>drivers/media/tuners/tda9887.c</text:p>
      <text:p text:style-name="P1">#<text:tab/>drivers/media/tuners/tea5761.c</text:p>
      <text:p text:style-name="P1">#<text:tab/>drivers/media/tuners/tea5767.c</text:p>
      <text:p text:style-name="P1">#<text:tab/>drivers/media/tuners/tua9001.c</text:p>
      <text:p text:style-name="P1">#<text:tab/>drivers/media/tuners/tua9001.h</text:p>
      <text:p text:style-name="P1">#<text:tab/>drivers/media/tuners/tua9001_priv.h</text:p>
      <text:p text:style-name="P1">#<text:tab/>drivers/media/tuners/tuner-i2c.h</text:p>
      <text:p text:style-name="P1">#<text:tab/>drivers/media/tuners/tuner-simple.c</text:p>
      <text:p text:style-name="P1">#<text:tab/>drivers/media/tuners/tuner-xc2028.c</text:p>
      <text:p text:style-name="P1">#<text:tab/>drivers/media/tuners/xc4000.c</text:p>
      <text:p text:style-name="P1">#<text:tab/>drivers/media/tuners/xc5000.c</text:p>
      <text:p text:style-name="P1">#<text:tab/>drivers/media/tuners/xc5000.h</text:p>
      <text:p text:style-name="P1">#<text:tab/>drivers/media/usb/Kconfig</text:p>
      <text:p text:style-name="P1">#<text:tab/>drivers/media/usb/Makefile</text:p>
      <text:p text:style-name="P1"><text:soft-page-break/>#<text:tab/>drivers/media/usb/airspy/airspy.c</text:p>
      <text:p text:style-name="P1">#<text:tab/>drivers/media/usb/as102/as102_drv.c</text:p>
      <text:p text:style-name="P1">#<text:tab/>drivers/media/usb/as102/as102_drv.h</text:p>
      <text:p text:style-name="P1">#<text:tab/>drivers/media/usb/as102/as102_fw.c</text:p>
      <text:p text:style-name="P1">#<text:tab/>drivers/media/usb/as102/as102_usb_drv.c</text:p>
      <text:p text:style-name="P1">#<text:tab/>drivers/media/usb/au0828/Kconfig</text:p>
      <text:p text:style-name="P1">#<text:tab/>drivers/media/usb/au0828/au0828-cards.c</text:p>
      <text:p text:style-name="P1">#<text:tab/>drivers/media/usb/au0828/au0828-core.c</text:p>
      <text:p text:style-name="P1">#<text:tab/>drivers/media/usb/au0828/au0828-dvb.c</text:p>
      <text:p text:style-name="P1">#<text:tab/>drivers/media/usb/au0828/au0828-input.c</text:p>
      <text:p text:style-name="P1">#<text:tab/>drivers/media/usb/au0828/au0828-vbi.c</text:p>
      <text:p text:style-name="P1">#<text:tab/>drivers/media/usb/au0828/au0828-video.c</text:p>
      <text:p text:style-name="P1">#<text:tab/>drivers/media/usb/au0828/au0828.h</text:p>
      <text:p text:style-name="P1">#<text:tab/>drivers/media/usb/b2c2/flexcop-usb.c</text:p>
      <text:p text:style-name="P1">#<text:tab/>drivers/media/usb/b2c2/flexcop-usb.h</text:p>
      <text:p text:style-name="P1">#<text:tab/>drivers/media/usb/cpia2/cpia2_core.c</text:p>
      <text:p text:style-name="P1">#<text:tab/>drivers/media/usb/cpia2/cpia2_usb.c</text:p>
      <text:p text:style-name="P1">#<text:tab/>drivers/media/usb/cpia2/cpia2_v4l.c</text:p>
      <text:p text:style-name="P1">#<text:tab/>drivers/media/usb/cx231xx/Kconfig</text:p>
      <text:p text:style-name="P1">#<text:tab/>drivers/media/usb/cx231xx/cx231xx-417.c</text:p>
      <text:p text:style-name="P1">#<text:tab/>drivers/media/usb/cx231xx/cx231xx-audio.c</text:p>
      <text:p text:style-name="P1">#<text:tab/>drivers/media/usb/cx231xx/cx231xx-avcore.c</text:p>
      <text:p text:style-name="P1">#<text:tab/>drivers/media/usb/cx231xx/cx231xx-cards.c</text:p>
      <text:p text:style-name="P1">#<text:tab/>drivers/media/usb/cx231xx/cx231xx-core.c</text:p>
      <text:p text:style-name="P1">#<text:tab/>drivers/media/usb/cx231xx/cx231xx-dvb.c</text:p>
      <text:p text:style-name="P1">#<text:tab/>drivers/media/usb/cx231xx/cx231xx-i2c.c</text:p>
      <text:p text:style-name="P1">#<text:tab/>drivers/media/usb/cx231xx/cx231xx-input.c</text:p>
      <text:p text:style-name="P1">#<text:tab/>drivers/media/usb/cx231xx/cx231xx-pcb-cfg.c</text:p>
      <text:p text:style-name="P1">#<text:tab/>drivers/media/usb/cx231xx/cx231xx-vbi.c</text:p>
      <text:p text:style-name="P1">#<text:tab/>drivers/media/usb/cx231xx/cx231xx-video.c</text:p>
      <text:p text:style-name="P1">#<text:tab/>drivers/media/usb/cx231xx/cx231xx.h</text:p>
      <text:p text:style-name="P1">#<text:tab/>drivers/media/usb/dvb-usb-v2/Kconfig</text:p>
      <text:p text:style-name="P1">#<text:tab/>drivers/media/usb/dvb-usb-v2/af9015.c</text:p>
      <text:p text:style-name="P1">#<text:tab/>drivers/media/usb/dvb-usb-v2/af9015.h</text:p>
      <text:p text:style-name="P1">#<text:tab/>drivers/media/usb/dvb-usb-v2/af9035.c</text:p>
      <text:p text:style-name="P1">#<text:tab/>drivers/media/usb/dvb-usb-v2/af9035.h</text:p>
      <text:p text:style-name="P1">#<text:tab/>drivers/media/usb/dvb-usb-v2/az6007.c</text:p>
      <text:p text:style-name="P1">#<text:tab/>drivers/media/usb/dvb-usb-v2/dvb_usb.h</text:p>
      <text:p text:style-name="P1">#<text:tab/>drivers/media/usb/dvb-usb-v2/dvb_usb_common.h</text:p>
      <text:p text:style-name="P1">#<text:tab/>drivers/media/usb/dvb-usb-v2/dvb_usb_core.c</text:p>
      <text:p text:style-name="P1">#<text:tab/>drivers/media/usb/dvb-usb-v2/dvb_usb_urb.c</text:p>
      <text:p text:style-name="P1">#<text:tab/>drivers/media/usb/dvb-usb-v2/dvbsky.c</text:p>
      <text:p text:style-name="P1">#<text:tab/>drivers/media/usb/dvb-usb-v2/lmedm04.c</text:p>
      <text:p text:style-name="P1">#<text:tab/>drivers/media/usb/dvb-usb-v2/mxl111sf-demod.c</text:p>
      <text:p text:style-name="P1">#<text:tab/>drivers/media/usb/dvb-usb-v2/mxl111sf-demod.h</text:p>
      <text:p text:style-name="P1">#<text:tab/>drivers/media/usb/dvb-usb-v2/mxl111sf-gpio.c</text:p>
      <text:p text:style-name="P1">#<text:tab/>drivers/media/usb/dvb-usb-v2/mxl111sf-gpio.h</text:p>
      <text:p text:style-name="P1">#<text:tab/>drivers/media/usb/dvb-usb-v2/mxl111sf-i2c.c</text:p>
      <text:p text:style-name="P1">#<text:tab/>drivers/media/usb/dvb-usb-v2/mxl111sf-i2c.h</text:p>
      <text:p text:style-name="P1">#<text:tab/>drivers/media/usb/dvb-usb-v2/mxl111sf-phy.c</text:p>
      <text:p text:style-name="P1">#<text:tab/>drivers/media/usb/dvb-usb-v2/mxl111sf-phy.h</text:p>
      <text:p text:style-name="P1">#<text:tab/>drivers/media/usb/dvb-usb-v2/mxl111sf-reg.h</text:p>
      <text:p text:style-name="P1"><text:soft-page-break/>#<text:tab/>drivers/media/usb/dvb-usb-v2/mxl111sf-tuner.c</text:p>
      <text:p text:style-name="P1">#<text:tab/>drivers/media/usb/dvb-usb-v2/mxl111sf-tuner.h</text:p>
      <text:p text:style-name="P1">#<text:tab/>drivers/media/usb/dvb-usb-v2/mxl111sf.c</text:p>
      <text:p text:style-name="P1">#<text:tab/>drivers/media/usb/dvb-usb-v2/mxl111sf.h</text:p>
      <text:p text:style-name="P1">#<text:tab/>drivers/media/usb/dvb-usb-v2/rtl28xxu.c</text:p>
      <text:p text:style-name="P1">#<text:tab/>drivers/media/usb/dvb-usb-v2/rtl28xxu.h</text:p>
      <text:p text:style-name="P1">#<text:tab/>drivers/media/usb/dvb-usb-v2/usb_urb.c</text:p>
      <text:p text:style-name="P1">#<text:tab/>drivers/media/usb/dvb-usb/Kconfig</text:p>
      <text:p text:style-name="P1">#<text:tab/>drivers/media/usb/dvb-usb/Makefile</text:p>
      <text:p text:style-name="P1">#<text:tab/>drivers/media/usb/dvb-usb/a800.c</text:p>
      <text:p text:style-name="P1">#<text:tab/>drivers/media/usb/dvb-usb/af9005-fe.c</text:p>
      <text:p text:style-name="P1">#<text:tab/>drivers/media/usb/dvb-usb/af9005.c</text:p>
      <text:p text:style-name="P1">#<text:tab/>drivers/media/usb/dvb-usb/az6027.c</text:p>
      <text:p text:style-name="P1">#<text:tab/>drivers/media/usb/dvb-usb/cinergyT2-core.c</text:p>
      <text:p text:style-name="P1">#<text:tab/>drivers/media/usb/dvb-usb/cinergyT2-fe.c</text:p>
      <text:p text:style-name="P1">#<text:tab/>drivers/media/usb/dvb-usb/cxusb.c</text:p>
      <text:p text:style-name="P1">#<text:tab/>drivers/media/usb/dvb-usb/cxusb.h</text:p>
      <text:p text:style-name="P1">#<text:tab/>drivers/media/usb/dvb-usb/dib0700.h</text:p>
      <text:p text:style-name="P1">#<text:tab/>drivers/media/usb/dvb-usb/dib0700_core.c</text:p>
      <text:p text:style-name="P1">#<text:tab/>drivers/media/usb/dvb-usb/dib0700_devices.c</text:p>
      <text:p text:style-name="P1">#<text:tab/>drivers/media/usb/dvb-usb/dibusb-common.c</text:p>
      <text:p text:style-name="P1">#<text:tab/>drivers/media/usb/dvb-usb/dibusb-mb.c</text:p>
      <text:p text:style-name="P1">#<text:tab/>drivers/media/usb/dvb-usb/dibusb-mc.c</text:p>
      <text:p text:style-name="P1">#<text:tab/>drivers/media/usb/dvb-usb/dibusb.h</text:p>
      <text:p text:style-name="P1">#<text:tab/>drivers/media/usb/dvb-usb/digitv.c</text:p>
      <text:p text:style-name="P1">#<text:tab/>drivers/media/usb/dvb-usb/digitv.h</text:p>
      <text:p text:style-name="P1">#<text:tab/>drivers/media/usb/dvb-usb/dtt200u-fe.c</text:p>
      <text:p text:style-name="P1">#<text:tab/>drivers/media/usb/dvb-usb/dtt200u.c</text:p>
      <text:p text:style-name="P1">#<text:tab/>drivers/media/usb/dvb-usb/dtt200u.h</text:p>
      <text:p text:style-name="P1">#<text:tab/>drivers/media/usb/dvb-usb/dtv5100.c</text:p>
      <text:p text:style-name="P1">#<text:tab/>drivers/media/usb/dvb-usb/dvb-usb-common.h</text:p>
      <text:p text:style-name="P1">#<text:tab/>drivers/media/usb/dvb-usb/dvb-usb-dvb.c</text:p>
      <text:p text:style-name="P1">#<text:tab/>drivers/media/usb/dvb-usb/dvb-usb-firmware.c</text:p>
      <text:p text:style-name="P1">#<text:tab/>drivers/media/usb/dvb-usb/dvb-usb-i2c.c</text:p>
      <text:p text:style-name="P1">#<text:tab/>drivers/media/usb/dvb-usb/dvb-usb-init.c</text:p>
      <text:p text:style-name="P1">#<text:tab/>drivers/media/usb/dvb-usb/dvb-usb-remote.c</text:p>
      <text:p text:style-name="P1">#<text:tab/>drivers/media/usb/dvb-usb/dvb-usb-urb.c</text:p>
      <text:p text:style-name="P1">#<text:tab/>drivers/media/usb/dvb-usb/dvb-usb.h</text:p>
      <text:p text:style-name="P1">#<text:tab/>drivers/media/usb/dvb-usb/dw2102.c</text:p>
      <text:p text:style-name="P1">#<text:tab/>drivers/media/usb/dvb-usb/friio-fe.c</text:p>
      <text:p text:style-name="P1">#<text:tab/>drivers/media/usb/dvb-usb/gp8psk.c</text:p>
      <text:p text:style-name="P1">#<text:tab/>drivers/media/usb/dvb-usb/gp8psk.h</text:p>
      <text:p text:style-name="P1">#<text:tab/>drivers/media/usb/dvb-usb/m920x.c</text:p>
      <text:p text:style-name="P1">#<text:tab/>drivers/media/usb/dvb-usb/nova-t-usb2.c</text:p>
      <text:p text:style-name="P1">#<text:tab/>drivers/media/usb/dvb-usb/opera1.c</text:p>
      <text:p text:style-name="P1">#<text:tab/>drivers/media/usb/dvb-usb/pctv452e.c</text:p>
      <text:p text:style-name="P1">#<text:tab/>drivers/media/usb/dvb-usb/technisat-usb2.c</text:p>
      <text:p text:style-name="P1">#<text:tab/>drivers/media/usb/dvb-usb/ttusb2.c</text:p>
      <text:p text:style-name="P1">#<text:tab/>drivers/media/usb/dvb-usb/umt-010.c</text:p>
      <text:p text:style-name="P1">#<text:tab/>drivers/media/usb/dvb-usb/usb-urb.c</text:p>
      <text:p text:style-name="P1">#<text:tab/>drivers/media/usb/dvb-usb/vp702x-fe.c</text:p>
      <text:p text:style-name="P1">#<text:tab/>drivers/media/usb/dvb-usb/vp702x.c</text:p>
      <text:p text:style-name="P1"><text:soft-page-break/>#<text:tab/>drivers/media/usb/dvb-usb/vp7045-fe.c</text:p>
      <text:p text:style-name="P1">#<text:tab/>drivers/media/usb/dvb-usb/vp7045.c</text:p>
      <text:p text:style-name="P1">#<text:tab/>drivers/media/usb/dvb-usb/vp7045.h</text:p>
      <text:p text:style-name="P1">#<text:tab/>drivers/media/usb/em28xx/Kconfig</text:p>
      <text:p text:style-name="P1">#<text:tab/>drivers/media/usb/em28xx/em28xx-audio.c</text:p>
      <text:p text:style-name="P1">#<text:tab/>drivers/media/usb/em28xx/em28xx-camera.c</text:p>
      <text:p text:style-name="P1">#<text:tab/>drivers/media/usb/em28xx/em28xx-cards.c</text:p>
      <text:p text:style-name="P1">#<text:tab/>drivers/media/usb/em28xx/em28xx-core.c</text:p>
      <text:p text:style-name="P1">#<text:tab/>drivers/media/usb/em28xx/em28xx-dvb.c</text:p>
      <text:p text:style-name="P1">#<text:tab/>drivers/media/usb/em28xx/em28xx-i2c.c</text:p>
      <text:p text:style-name="P1">#<text:tab/>drivers/media/usb/em28xx/em28xx-input.c</text:p>
      <text:p text:style-name="P1">#<text:tab/>drivers/media/usb/em28xx/em28xx-reg.h</text:p>
      <text:p text:style-name="P1">#<text:tab/>drivers/media/usb/em28xx/em28xx-v4l.h</text:p>
      <text:p text:style-name="P1">#<text:tab/>drivers/media/usb/em28xx/em28xx-vbi.c</text:p>
      <text:p text:style-name="P1">#<text:tab/>drivers/media/usb/em28xx/em28xx-video.c</text:p>
      <text:p text:style-name="P1">#<text:tab/>drivers/media/usb/em28xx/em28xx.h</text:p>
      <text:p text:style-name="P1">#<text:tab/>drivers/media/usb/go7007/Kconfig</text:p>
      <text:p text:style-name="P1">#<text:tab/>drivers/media/usb/go7007/go7007-driver.c</text:p>
      <text:p text:style-name="P1">#<text:tab/>drivers/media/usb/go7007/go7007-fw.c</text:p>
      <text:p text:style-name="P1">#<text:tab/>drivers/media/usb/go7007/go7007-i2c.c</text:p>
      <text:p text:style-name="P1">#<text:tab/>drivers/media/usb/go7007/go7007-priv.h</text:p>
      <text:p text:style-name="P1">#<text:tab/>drivers/media/usb/go7007/go7007-usb.c</text:p>
      <text:p text:style-name="P1">#<text:tab/>drivers/media/usb/go7007/go7007-v4l2.c</text:p>
      <text:p text:style-name="P1">#<text:tab/>drivers/media/usb/go7007/s2250-board.c</text:p>
      <text:p text:style-name="P1">#<text:tab/>drivers/media/usb/go7007/snd-go7007.c</text:p>
      <text:p text:style-name="P1">#<text:tab/>drivers/media/usb/gspca/Kconfig</text:p>
      <text:p text:style-name="P1">#<text:tab/>drivers/media/usb/gspca/Makefile</text:p>
      <text:p text:style-name="P1">#<text:tab/>drivers/media/usb/gspca/benq.c</text:p>
      <text:p text:style-name="P1">#<text:tab/>drivers/media/usb/gspca/cpia1.c</text:p>
      <text:p text:style-name="P1">#<text:tab/>drivers/media/usb/gspca/finepix.c</text:p>
      <text:p text:style-name="P1">#<text:tab/>drivers/media/usb/gspca/gspca.c</text:p>
      <text:p text:style-name="P1">#<text:tab/>drivers/media/usb/gspca/jl2005bcd.c</text:p>
      <text:p text:style-name="P1">#<text:tab/>drivers/media/usb/gspca/konica.c</text:p>
      <text:p text:style-name="P1">#<text:tab/>drivers/media/usb/gspca/m5602/m5602_bridge.h</text:p>
      <text:p text:style-name="P1">#<text:tab/>drivers/media/usb/gspca/m5602/m5602_core.c</text:p>
      <text:p text:style-name="P1">#<text:tab/>drivers/media/usb/gspca/m5602/m5602_mt9m111.c</text:p>
      <text:p text:style-name="P1">#<text:tab/>drivers/media/usb/gspca/m5602/m5602_mt9m111.h</text:p>
      <text:p text:style-name="P1">#<text:tab/>drivers/media/usb/gspca/m5602/m5602_ov7660.c</text:p>
      <text:p text:style-name="P1">#<text:tab/>drivers/media/usb/gspca/m5602/m5602_ov7660.h</text:p>
      <text:p text:style-name="P1">#<text:tab/>drivers/media/usb/gspca/m5602/m5602_ov9650.c</text:p>
      <text:p text:style-name="P1">#<text:tab/>drivers/media/usb/gspca/m5602/m5602_ov9650.h</text:p>
      <text:p text:style-name="P1">#<text:tab/>drivers/media/usb/gspca/m5602/m5602_po1030.c</text:p>
      <text:p text:style-name="P1">#<text:tab/>drivers/media/usb/gspca/m5602/m5602_po1030.h</text:p>
      <text:p text:style-name="P1">#<text:tab/>drivers/media/usb/gspca/m5602/m5602_s5k4aa.c</text:p>
      <text:p text:style-name="P1">#<text:tab/>drivers/media/usb/gspca/m5602/m5602_s5k4aa.h</text:p>
      <text:p text:style-name="P1">#<text:tab/>drivers/media/usb/gspca/m5602/m5602_s5k83a.c</text:p>
      <text:p text:style-name="P1">#<text:tab/>drivers/media/usb/gspca/m5602/m5602_s5k83a.h</text:p>
      <text:p text:style-name="P1">#<text:tab/>drivers/media/usb/gspca/nw80x.c</text:p>
      <text:p text:style-name="P1">#<text:tab/>drivers/media/usb/gspca/ov519.c</text:p>
      <text:p text:style-name="P1">#<text:tab/>drivers/media/usb/gspca/ov534.c</text:p>
      <text:p text:style-name="P1">#<text:tab/>drivers/media/usb/gspca/ov534_9.c</text:p>
      <text:p text:style-name="P1">#<text:tab/>drivers/media/usb/gspca/se401.c</text:p>
      <text:p text:style-name="P1"><text:soft-page-break/>#<text:tab/>drivers/media/usb/gspca/sn9c2028.c</text:p>
      <text:p text:style-name="P1">#<text:tab/>drivers/media/usb/gspca/sn9c2028.h</text:p>
      <text:p text:style-name="P1">#<text:tab/>drivers/media/usb/gspca/sn9c20x.c</text:p>
      <text:p text:style-name="P1">#<text:tab/>drivers/media/usb/gspca/sonixb.c</text:p>
      <text:p text:style-name="P1">#<text:tab/>drivers/media/usb/gspca/sonixj.c</text:p>
      <text:p text:style-name="P1">#<text:tab/>drivers/media/usb/gspca/spca1528.c</text:p>
      <text:p text:style-name="P1">#<text:tab/>drivers/media/usb/gspca/sq930x.c</text:p>
      <text:p text:style-name="P1">#<text:tab/>drivers/media/usb/gspca/stk014.c</text:p>
      <text:p text:style-name="P1">#<text:tab/>drivers/media/usb/gspca/stv06xx/stv06xx.c</text:p>
      <text:p text:style-name="P1">#<text:tab/>drivers/media/usb/gspca/stv06xx/stv06xx_pb0100.c</text:p>
      <text:p text:style-name="P1">#<text:tab/>drivers/media/usb/gspca/sunplus.c</text:p>
      <text:p text:style-name="P1">#<text:tab/>drivers/media/usb/gspca/t613.c</text:p>
      <text:p text:style-name="P1">#<text:tab/>drivers/media/usb/gspca/topro.c</text:p>
      <text:p text:style-name="P1">#<text:tab/>drivers/media/usb/gspca/vc032x.c</text:p>
      <text:p text:style-name="P1">#<text:tab/>drivers/media/usb/gspca/vicam.c</text:p>
      <text:p text:style-name="P1">#<text:tab/>drivers/media/usb/gspca/w996Xcf.c</text:p>
      <text:p text:style-name="P1">#<text:tab/>drivers/media/usb/gspca/xirlink_cit.c</text:p>
      <text:p text:style-name="P1">#<text:tab/>drivers/media/usb/gspca/zc3xx.c</text:p>
      <text:p text:style-name="P1">#<text:tab/>drivers/media/usb/hackrf/hackrf.c</text:p>
      <text:p text:style-name="P1">#<text:tab/>drivers/media/usb/hdpvr/hdpvr-core.c</text:p>
      <text:p text:style-name="P1">#<text:tab/>drivers/media/usb/hdpvr/hdpvr-i2c.c</text:p>
      <text:p text:style-name="P1">#<text:tab/>drivers/media/usb/hdpvr/hdpvr-video.c</text:p>
      <text:p text:style-name="P1">#<text:tab/>drivers/media/usb/hdpvr/hdpvr.h</text:p>
      <text:p text:style-name="P1">#<text:tab/>drivers/media/usb/msi2500/msi2500.c</text:p>
      <text:p text:style-name="P1">#<text:tab/>drivers/media/usb/pvrusb2/pvrusb2-audio.c</text:p>
      <text:p text:style-name="P1">#<text:tab/>drivers/media/usb/pvrusb2/pvrusb2-audio.h</text:p>
      <text:p text:style-name="P1">#<text:tab/>drivers/media/usb/pvrusb2/pvrusb2-context.c</text:p>
      <text:p text:style-name="P1">#<text:tab/>drivers/media/usb/pvrusb2/pvrusb2-context.h</text:p>
      <text:p text:style-name="P1">#<text:tab/>drivers/media/usb/pvrusb2/pvrusb2-cs53l32a.c</text:p>
      <text:p text:style-name="P1">#<text:tab/>drivers/media/usb/pvrusb2/pvrusb2-cs53l32a.h</text:p>
      <text:p text:style-name="P1">#<text:tab/>drivers/media/usb/pvrusb2/pvrusb2-ctrl.c</text:p>
      <text:p text:style-name="P1">#<text:tab/>drivers/media/usb/pvrusb2/pvrusb2-ctrl.h</text:p>
      <text:p text:style-name="P1">#<text:tab/>drivers/media/usb/pvrusb2/pvrusb2-cx2584x-v4l.c</text:p>
      <text:p text:style-name="P1">#<text:tab/>drivers/media/usb/pvrusb2/pvrusb2-cx2584x-v4l.h</text:p>
      <text:p text:style-name="P1">#<text:tab/>drivers/media/usb/pvrusb2/pvrusb2-debug.h</text:p>
      <text:p text:style-name="P1">#<text:tab/>drivers/media/usb/pvrusb2/pvrusb2-debugifc.c</text:p>
      <text:p text:style-name="P1">#<text:tab/>drivers/media/usb/pvrusb2/pvrusb2-debugifc.h</text:p>
      <text:p text:style-name="P1">#<text:tab/>drivers/media/usb/pvrusb2/pvrusb2-devattr.c</text:p>
      <text:p text:style-name="P1">#<text:tab/>drivers/media/usb/pvrusb2/pvrusb2-devattr.h</text:p>
      <text:p text:style-name="P1">#<text:tab/>drivers/media/usb/pvrusb2/pvrusb2-eeprom.c</text:p>
      <text:p text:style-name="P1">#<text:tab/>drivers/media/usb/pvrusb2/pvrusb2-eeprom.h</text:p>
      <text:p text:style-name="P1">#<text:tab/>drivers/media/usb/pvrusb2/pvrusb2-encoder.c</text:p>
      <text:p text:style-name="P1">#<text:tab/>drivers/media/usb/pvrusb2/pvrusb2-encoder.h</text:p>
      <text:p text:style-name="P1">#<text:tab/>drivers/media/usb/pvrusb2/pvrusb2-fx2-cmd.h</text:p>
      <text:p text:style-name="P1">#<text:tab/>drivers/media/usb/pvrusb2/pvrusb2-hdw-internal.h</text:p>
      <text:p text:style-name="P1">#<text:tab/>drivers/media/usb/pvrusb2/pvrusb2-hdw.c</text:p>
      <text:p text:style-name="P1">#<text:tab/>drivers/media/usb/pvrusb2/pvrusb2-hdw.h</text:p>
      <text:p text:style-name="P1">#<text:tab/>drivers/media/usb/pvrusb2/pvrusb2-i2c-core.c</text:p>
      <text:p text:style-name="P1">#<text:tab/>drivers/media/usb/pvrusb2/pvrusb2-i2c-core.h</text:p>
      <text:p text:style-name="P1">#<text:tab/>drivers/media/usb/pvrusb2/pvrusb2-io.c</text:p>
      <text:p text:style-name="P1">#<text:tab/>drivers/media/usb/pvrusb2/pvrusb2-io.h</text:p>
      <text:p text:style-name="P1">#<text:tab/>drivers/media/usb/pvrusb2/pvrusb2-ioread.c</text:p>
      <text:p text:style-name="P1"><text:soft-page-break/>#<text:tab/>drivers/media/usb/pvrusb2/pvrusb2-ioread.h</text:p>
      <text:p text:style-name="P1">#<text:tab/>drivers/media/usb/pvrusb2/pvrusb2-main.c</text:p>
      <text:p text:style-name="P1">#<text:tab/>drivers/media/usb/pvrusb2/pvrusb2-std.c</text:p>
      <text:p text:style-name="P1">#<text:tab/>drivers/media/usb/pvrusb2/pvrusb2-std.h</text:p>
      <text:p text:style-name="P1">#<text:tab/>drivers/media/usb/pvrusb2/pvrusb2-sysfs.c</text:p>
      <text:p text:style-name="P1">#<text:tab/>drivers/media/usb/pvrusb2/pvrusb2-sysfs.h</text:p>
      <text:p text:style-name="P1">#<text:tab/>drivers/media/usb/pvrusb2/pvrusb2-util.h</text:p>
      <text:p text:style-name="P1">#<text:tab/>drivers/media/usb/pvrusb2/pvrusb2-v4l2.c</text:p>
      <text:p text:style-name="P1">#<text:tab/>drivers/media/usb/pvrusb2/pvrusb2-v4l2.h</text:p>
      <text:p text:style-name="P1">#<text:tab/>drivers/media/usb/pvrusb2/pvrusb2-video-v4l.c</text:p>
      <text:p text:style-name="P1">#<text:tab/>drivers/media/usb/pvrusb2/pvrusb2-video-v4l.h</text:p>
      <text:p text:style-name="P1">#<text:tab/>drivers/media/usb/pvrusb2/pvrusb2-wm8775.c</text:p>
      <text:p text:style-name="P1">#<text:tab/>drivers/media/usb/pvrusb2/pvrusb2-wm8775.h</text:p>
      <text:p text:style-name="P1">#<text:tab/>drivers/media/usb/pvrusb2/pvrusb2.h</text:p>
      <text:p text:style-name="P1">#<text:tab/>drivers/media/usb/pwc/pwc-if.c</text:p>
      <text:p text:style-name="P1">#<text:tab/>drivers/media/usb/pwc/pwc-uncompress.c</text:p>
      <text:p text:style-name="P1">#<text:tab/>drivers/media/usb/pwc/pwc.h</text:p>
      <text:p text:style-name="P1">#<text:tab/>drivers/media/usb/s2255/s2255drv.c</text:p>
      <text:p text:style-name="P1">#<text:tab/>drivers/media/usb/siano/Kconfig</text:p>
      <text:p text:style-name="P1">#<text:tab/>drivers/media/usb/siano/smsusb.c</text:p>
      <text:p text:style-name="P1">#<text:tab/>drivers/media/usb/stk1160/stk1160-core.c</text:p>
      <text:p text:style-name="P1">#<text:tab/>drivers/media/usb/stk1160/stk1160-i2c.c</text:p>
      <text:p text:style-name="P1">#<text:tab/>drivers/media/usb/stk1160/stk1160-reg.h</text:p>
      <text:p text:style-name="P1">#<text:tab/>drivers/media/usb/stk1160/stk1160-v4l.c</text:p>
      <text:p text:style-name="P1">#<text:tab/>drivers/media/usb/stk1160/stk1160-video.c</text:p>
      <text:p text:style-name="P1">#<text:tab/>drivers/media/usb/stk1160/stk1160.h</text:p>
      <text:p text:style-name="P1">#<text:tab/>drivers/media/usb/stkwebcam/stk-sensor.c</text:p>
      <text:p text:style-name="P1">#<text:tab/>drivers/media/usb/stkwebcam/stk-webcam.c</text:p>
      <text:p text:style-name="P1">#<text:tab/>drivers/media/usb/stkwebcam/stk-webcam.h</text:p>
      <text:p text:style-name="P1">#<text:tab/>drivers/media/usb/tm6000/tm6000-alsa.c</text:p>
      <text:p text:style-name="P1">#<text:tab/>drivers/media/usb/tm6000/tm6000-cards.c</text:p>
      <text:p text:style-name="P1">#<text:tab/>drivers/media/usb/tm6000/tm6000-dvb.c</text:p>
      <text:p text:style-name="P1">#<text:tab/>drivers/media/usb/tm6000/tm6000-video.c</text:p>
      <text:p text:style-name="P1">#<text:tab/>drivers/media/usb/tm6000/tm6000.h</text:p>
      <text:p text:style-name="P1">#<text:tab/>drivers/media/usb/ttusb-budget/dvb-ttusb-budget.c</text:p>
      <text:p text:style-name="P1">#<text:tab/>drivers/media/usb/ttusb-dec/ttusb_dec.c</text:p>
      <text:p text:style-name="P1">#<text:tab/>drivers/media/usb/ttusb-dec/ttusbdecfe.c</text:p>
      <text:p text:style-name="P1">#<text:tab/>drivers/media/usb/usbtv/usbtv-audio.c</text:p>
      <text:p text:style-name="P1">#<text:tab/>drivers/media/usb/usbtv/usbtv-core.c</text:p>
      <text:p text:style-name="P1">#<text:tab/>drivers/media/usb/usbtv/usbtv-video.c</text:p>
      <text:p text:style-name="P1">#<text:tab/>drivers/media/usb/usbtv/usbtv.h</text:p>
      <text:p text:style-name="P1">#<text:tab/>drivers/media/usb/usbvision/usbvision-core.c</text:p>
      <text:p text:style-name="P1">#<text:tab/>drivers/media/usb/usbvision/usbvision-i2c.c</text:p>
      <text:p text:style-name="P1">#<text:tab/>drivers/media/usb/usbvision/usbvision-video.c</text:p>
      <text:p text:style-name="P1">#<text:tab/>drivers/media/usb/usbvision/usbvision.h</text:p>
      <text:p text:style-name="P1">#<text:tab/>drivers/media/usb/uvc/uvc_ctrl.c</text:p>
      <text:p text:style-name="P1">#<text:tab/>drivers/media/usb/uvc/uvc_driver.c</text:p>
      <text:p text:style-name="P1">#<text:tab/>drivers/media/usb/uvc/uvc_entity.c</text:p>
      <text:p text:style-name="P1">#<text:tab/>drivers/media/usb/uvc/uvc_queue.c</text:p>
      <text:p text:style-name="P1">#<text:tab/>drivers/media/usb/uvc/uvc_v4l2.c</text:p>
      <text:p text:style-name="P1">#<text:tab/>drivers/media/usb/uvc/uvc_video.c</text:p>
      <text:p text:style-name="P1">#<text:tab/>drivers/media/usb/uvc/uvcvideo.h</text:p>
      <text:p text:style-name="P1"><text:soft-page-break/>#<text:tab/>drivers/media/usb/zr364xx/zr364xx.c</text:p>
      <text:p text:style-name="P1">#<text:tab/>drivers/media/v4l2-core/Kconfig</text:p>
      <text:p text:style-name="P1">#<text:tab/>drivers/media/v4l2-core/Makefile</text:p>
      <text:p text:style-name="P1">#<text:tab/>drivers/media/v4l2-core/tuner-core.c</text:p>
      <text:p text:style-name="P1">#<text:tab/>drivers/media/v4l2-core/v4l2-async.c</text:p>
      <text:p text:style-name="P1">#<text:tab/>drivers/media/v4l2-core/v4l2-clk.c</text:p>
      <text:p text:style-name="P1">#<text:tab/>drivers/media/v4l2-core/v4l2-common.c</text:p>
      <text:p text:style-name="P1">#<text:tab/>drivers/media/v4l2-core/v4l2-compat-ioctl32.c</text:p>
      <text:p text:style-name="P1">#<text:tab/>drivers/media/v4l2-core/v4l2-ctrls.c</text:p>
      <text:p text:style-name="P1">#<text:tab/>drivers/media/v4l2-core/v4l2-dev.c</text:p>
      <text:p text:style-name="P1">#<text:tab/>drivers/media/v4l2-core/v4l2-device.c</text:p>
      <text:p text:style-name="P1">#<text:tab/>drivers/media/v4l2-core/v4l2-dv-timings.c</text:p>
      <text:p text:style-name="P1">#<text:tab/>drivers/media/v4l2-core/v4l2-event.c</text:p>
      <text:p text:style-name="P1">#<text:tab/>drivers/media/v4l2-core/v4l2-fh.c</text:p>
      <text:p text:style-name="P1">#<text:tab/>drivers/media/v4l2-core/v4l2-ioctl.c</text:p>
      <text:p text:style-name="P1">#<text:tab/>drivers/media/v4l2-core/v4l2-mem2mem.c</text:p>
      <text:p text:style-name="P1">#<text:tab/>drivers/media/v4l2-core/v4l2-of.c</text:p>
      <text:p text:style-name="P1">#<text:tab/>drivers/media/v4l2-core/v4l2-subdev.c</text:p>
      <text:p text:style-name="P1">#<text:tab/>drivers/media/v4l2-core/videobuf-core.c</text:p>
      <text:p text:style-name="P1">#<text:tab/>drivers/media/v4l2-core/videobuf-dma-sg.c</text:p>
      <text:p text:style-name="P1">#<text:tab/>drivers/media/v4l2-core/videobuf2-core.c</text:p>
      <text:p text:style-name="P1">#<text:tab/>drivers/media/v4l2-core/videobuf2-dma-contig.c</text:p>
      <text:p text:style-name="P1">#<text:tab/>drivers/media/v4l2-core/videobuf2-dma-sg.c</text:p>
      <text:p text:style-name="P1">#<text:tab/>drivers/media/v4l2-core/videobuf2-dvb.c</text:p>
      <text:p text:style-name="P1">#<text:tab/>drivers/media/v4l2-core/videobuf2-memops.c</text:p>
      <text:p text:style-name="P1">#<text:tab/>drivers/media/v4l2-core/videobuf2-vmalloc.c</text:p>
      <text:p text:style-name="P1">#<text:tab/>drivers/memory/Kconfig</text:p>
      <text:p text:style-name="P1">#<text:tab/>drivers/memory/Makefile</text:p>
      <text:p text:style-name="P1">#<text:tab/>drivers/memory/atmel-sdramc.c</text:p>
      <text:p text:style-name="P1">#<text:tab/>drivers/memory/fsl-corenet-cf.c</text:p>
      <text:p text:style-name="P1">#<text:tab/>drivers/memory/fsl_ifc.c</text:p>
      <text:p text:style-name="P1">#<text:tab/>drivers/memory/mvebu-devbus.c</text:p>
      <text:p text:style-name="P1">#<text:tab/>drivers/memory/of_memory.c</text:p>
      <text:p text:style-name="P1">#<text:tab/>drivers/memory/tegra20-mc.c</text:p>
      <text:p text:style-name="P1">#<text:tab/>drivers/memory/ti-aemif.c</text:p>
      <text:p text:style-name="P1">#<text:tab/>drivers/memstick/core/memstick.c</text:p>
      <text:p text:style-name="P1">#<text:tab/>drivers/memstick/core/ms_block.c</text:p>
      <text:p text:style-name="P1">#<text:tab/>drivers/memstick/core/ms_block.h</text:p>
      <text:p text:style-name="P1">#<text:tab/>drivers/memstick/core/mspro_block.c</text:p>
      <text:p text:style-name="P1">#<text:tab/>drivers/memstick/host/jmb38x_ms.c</text:p>
      <text:p text:style-name="P1">#<text:tab/>drivers/memstick/host/r592.c</text:p>
      <text:p text:style-name="P1">#<text:tab/>drivers/memstick/host/rtsx_pci_ms.c</text:p>
      <text:p text:style-name="P1">#<text:tab/>drivers/memstick/host/rtsx_usb_ms.c</text:p>
      <text:p text:style-name="P1">#<text:tab/>drivers/message/Makefile</text:p>
      <text:p text:style-name="P1">#<text:tab/>drivers/message/fusion/mptbase.c</text:p>
      <text:p text:style-name="P1">#<text:tab/>drivers/message/fusion/mptbase.h</text:p>
      <text:p text:style-name="P1">#<text:tab/>drivers/message/fusion/mptctl.c</text:p>
      <text:p text:style-name="P1">#<text:tab/>drivers/message/fusion/mptfc.c</text:p>
      <text:p text:style-name="P1">#<text:tab/>drivers/message/fusion/mptlan.c</text:p>
      <text:p text:style-name="P1">#<text:tab/>drivers/message/fusion/mptsas.c</text:p>
      <text:p text:style-name="P1">#<text:tab/>drivers/message/fusion/mptscsih.c</text:p>
      <text:p text:style-name="P1">#<text:tab/>drivers/message/fusion/mptscsih.h</text:p>
      <text:p text:style-name="P1"><text:soft-page-break/>#<text:tab/>drivers/message/fusion/mptspi.c</text:p>
      <text:p text:style-name="P1">#<text:tab/>drivers/mfd/88pm800.c</text:p>
      <text:p text:style-name="P1">#<text:tab/>drivers/mfd/88pm805.c</text:p>
      <text:p text:style-name="P1">#<text:tab/>drivers/mfd/88pm80x.c</text:p>
      <text:p text:style-name="P1">#<text:tab/>drivers/mfd/88pm860x-core.c</text:p>
      <text:p text:style-name="P1">#<text:tab/>drivers/mfd/88pm860x-i2c.c</text:p>
      <text:p text:style-name="P1">#<text:tab/>drivers/mfd/Kconfig</text:p>
      <text:p text:style-name="P1">#<text:tab/>drivers/mfd/Makefile</text:p>
      <text:p text:style-name="P1">#<text:tab/>drivers/mfd/aat2870-core.c</text:p>
      <text:p text:style-name="P1">#<text:tab/>drivers/mfd/ab3100-core.c</text:p>
      <text:p text:style-name="P1">#<text:tab/>drivers/mfd/ab3100-otp.c</text:p>
      <text:p text:style-name="P1">#<text:tab/>drivers/mfd/ab8500-core.c</text:p>
      <text:p text:style-name="P1">#<text:tab/>drivers/mfd/ab8500-debugfs.c</text:p>
      <text:p text:style-name="P1">#<text:tab/>drivers/mfd/ab8500-gpadc.c</text:p>
      <text:p text:style-name="P1">#<text:tab/>drivers/mfd/ab8500-sysctrl.c</text:p>
      <text:p text:style-name="P1">#<text:tab/>drivers/mfd/adp5520.c</text:p>
      <text:p text:style-name="P1">#<text:tab/>drivers/mfd/arizona-core.c</text:p>
      <text:p text:style-name="P1">#<text:tab/>drivers/mfd/arizona-i2c.c</text:p>
      <text:p text:style-name="P1">#<text:tab/>drivers/mfd/arizona-irq.c</text:p>
      <text:p text:style-name="P1">#<text:tab/>drivers/mfd/arizona-spi.c</text:p>
      <text:p text:style-name="P1">#<text:tab/>drivers/mfd/arizona.h</text:p>
      <text:p text:style-name="P1">#<text:tab/>drivers/mfd/as3711.c</text:p>
      <text:p text:style-name="P1">#<text:tab/>drivers/mfd/as3722.c</text:p>
      <text:p text:style-name="P1">#<text:tab/>drivers/mfd/asic3.c</text:p>
      <text:p text:style-name="P1">#<text:tab/>drivers/mfd/axp20x.c</text:p>
      <text:p text:style-name="P1">#<text:tab/>drivers/mfd/bcm590xx.c</text:p>
      <text:p text:style-name="P1">#<text:tab/>drivers/mfd/cros_ec.c</text:p>
      <text:p text:style-name="P1">#<text:tab/>drivers/mfd/cros_ec_i2c.c</text:p>
      <text:p text:style-name="P1">#<text:tab/>drivers/mfd/cros_ec_spi.c</text:p>
      <text:p text:style-name="P1">#<text:tab/>drivers/mfd/cs5535-mfd.c</text:p>
      <text:p text:style-name="P1">#<text:tab/>drivers/mfd/da903x.c</text:p>
      <text:p text:style-name="P1">#<text:tab/>drivers/mfd/da9052-core.c</text:p>
      <text:p text:style-name="P1">#<text:tab/>drivers/mfd/da9052-i2c.c</text:p>
      <text:p text:style-name="P1">#<text:tab/>drivers/mfd/da9052-irq.c</text:p>
      <text:p text:style-name="P1">#<text:tab/>drivers/mfd/da9052-spi.c</text:p>
      <text:p text:style-name="P1">#<text:tab/>drivers/mfd/da9055-core.c</text:p>
      <text:p text:style-name="P1">#<text:tab/>drivers/mfd/da9055-i2c.c</text:p>
      <text:p text:style-name="P1">#<text:tab/>drivers/mfd/da9063-core.c</text:p>
      <text:p text:style-name="P1">#<text:tab/>drivers/mfd/da9063-i2c.c</text:p>
      <text:p text:style-name="P1">#<text:tab/>drivers/mfd/da9063-irq.c</text:p>
      <text:p text:style-name="P1">#<text:tab/>drivers/mfd/davinci_voicecodec.c</text:p>
      <text:p text:style-name="P1">#<text:tab/>drivers/mfd/db8500-prcmu.c</text:p>
      <text:p text:style-name="P1">#<text:tab/>drivers/mfd/dm355evm_msp.c</text:p>
      <text:p text:style-name="P1">#<text:tab/>drivers/mfd/ezx-pcap.c</text:p>
      <text:p text:style-name="P1">#<text:tab/>drivers/mfd/hi6421-pmic-core.c</text:p>
      <text:p text:style-name="P1">#<text:tab/>drivers/mfd/htc-i2cpld.c</text:p>
      <text:p text:style-name="P1">#<text:tab/>drivers/mfd/intel_msic.c</text:p>
      <text:p text:style-name="P1">#<text:tab/>drivers/mfd/intel_soc_pmic_core.c</text:p>
      <text:p text:style-name="P1">#<text:tab/>drivers/mfd/intel_soc_pmic_core.h</text:p>
      <text:p text:style-name="P1">#<text:tab/>drivers/mfd/intel_soc_pmic_crc.c</text:p>
      <text:p text:style-name="P1">#<text:tab/>drivers/mfd/ipaq-micro.c</text:p>
      <text:p text:style-name="P1">#<text:tab/>drivers/mfd/janz-cmodio.c</text:p>
      <text:p text:style-name="P1"><text:soft-page-break/>#<text:tab/>drivers/mfd/jz4740-adc.c</text:p>
      <text:p text:style-name="P1">#<text:tab/>drivers/mfd/kempld-core.c</text:p>
      <text:p text:style-name="P1">#<text:tab/>drivers/mfd/lm3533-core.c</text:p>
      <text:p text:style-name="P1">#<text:tab/>drivers/mfd/lp3943.c</text:p>
      <text:p text:style-name="P1">#<text:tab/>drivers/mfd/lp8788-irq.c</text:p>
      <text:p text:style-name="P1">#<text:tab/>drivers/mfd/lp8788.c</text:p>
      <text:p text:style-name="P1">#<text:tab/>drivers/mfd/lpc_ich.c</text:p>
      <text:p text:style-name="P1">#<text:tab/>drivers/mfd/lpc_sch.c</text:p>
      <text:p text:style-name="P1">#<text:tab/>drivers/mfd/max14577.c</text:p>
      <text:p text:style-name="P1">#<text:tab/>drivers/mfd/max77686.c</text:p>
      <text:p text:style-name="P1">#<text:tab/>drivers/mfd/max77693.c</text:p>
      <text:p text:style-name="P1">#<text:tab/>drivers/mfd/max8907.c</text:p>
      <text:p text:style-name="P1">#<text:tab/>drivers/mfd/max8925-core.c</text:p>
      <text:p text:style-name="P1">#<text:tab/>drivers/mfd/max8925-i2c.c</text:p>
      <text:p text:style-name="P1">#<text:tab/>drivers/mfd/max8997-irq.c</text:p>
      <text:p text:style-name="P1">#<text:tab/>drivers/mfd/max8997.c</text:p>
      <text:p text:style-name="P1">#<text:tab/>drivers/mfd/max8998-irq.c</text:p>
      <text:p text:style-name="P1">#<text:tab/>drivers/mfd/max8998.c</text:p>
      <text:p text:style-name="P1">#<text:tab/>drivers/mfd/mc13xxx-core.c</text:p>
      <text:p text:style-name="P1">#<text:tab/>drivers/mfd/mc13xxx-i2c.c</text:p>
      <text:p text:style-name="P1">#<text:tab/>drivers/mfd/mc13xxx-spi.c</text:p>
      <text:p text:style-name="P1">#<text:tab/>drivers/mfd/mcp-sa11x0.c</text:p>
      <text:p text:style-name="P1">#<text:tab/>drivers/mfd/menelaus.c</text:p>
      <text:p text:style-name="P1">#<text:tab/>drivers/mfd/menf21bmc.c</text:p>
      <text:p text:style-name="P1">#<text:tab/>drivers/mfd/mfd-core.c</text:p>
      <text:p text:style-name="P1">#<text:tab/>drivers/mfd/omap-usb-host.c</text:p>
      <text:p text:style-name="P1">#<text:tab/>drivers/mfd/omap-usb-tll.c</text:p>
      <text:p text:style-name="P1">#<text:tab/>drivers/mfd/palmas.c</text:p>
      <text:p text:style-name="P1">#<text:tab/>drivers/mfd/pcf50633-core.c</text:p>
      <text:p text:style-name="P1">#<text:tab/>drivers/mfd/pcf50633-irq.c</text:p>
      <text:p text:style-name="P1">#<text:tab/>drivers/mfd/pm8921-core.c</text:p>
      <text:p text:style-name="P1">#<text:tab/>drivers/mfd/qcom-spmi-pmic.c</text:p>
      <text:p text:style-name="P1">#<text:tab/>drivers/mfd/rc5t583-irq.c</text:p>
      <text:p text:style-name="P1">#<text:tab/>drivers/mfd/rc5t583.c</text:p>
      <text:p text:style-name="P1">#<text:tab/>drivers/mfd/rdc321x-southbridge.c</text:p>
      <text:p text:style-name="P1">#<text:tab/>drivers/mfd/retu-mfd.c</text:p>
      <text:p text:style-name="P1">#<text:tab/>drivers/mfd/rk808.c</text:p>
      <text:p text:style-name="P1">#<text:tab/>drivers/mfd/rn5t618.c</text:p>
      <text:p text:style-name="P1">#<text:tab/>drivers/mfd/rtl8411.c</text:p>
      <text:p text:style-name="P1">#<text:tab/>drivers/mfd/rts5209.c</text:p>
      <text:p text:style-name="P1">#<text:tab/>drivers/mfd/rts5227.c</text:p>
      <text:p text:style-name="P1">#<text:tab/>drivers/mfd/rts5229.c</text:p>
      <text:p text:style-name="P1">#<text:tab/>drivers/mfd/rts5249.c</text:p>
      <text:p text:style-name="P1">#<text:tab/>drivers/mfd/rtsx_pcr.c</text:p>
      <text:p text:style-name="P1">#<text:tab/>drivers/mfd/rtsx_pcr.h</text:p>
      <text:p text:style-name="P1">#<text:tab/>drivers/mfd/rtsx_usb.c</text:p>
      <text:p text:style-name="P1">#<text:tab/>drivers/mfd/sec-core.c</text:p>
      <text:p text:style-name="P1">#<text:tab/>drivers/mfd/sec-irq.c</text:p>
      <text:p text:style-name="P1">#<text:tab/>drivers/mfd/si476x-i2c.c</text:p>
      <text:p text:style-name="P1">#<text:tab/>drivers/mfd/sm501.c</text:p>
      <text:p text:style-name="P1">#<text:tab/>drivers/mfd/smsc-ece1099.c</text:p>
      <text:p text:style-name="P1">#<text:tab/>drivers/mfd/ssbi.c</text:p>
      <text:p text:style-name="P1"><text:soft-page-break/>#<text:tab/>drivers/mfd/sta2x11-mfd.c</text:p>
      <text:p text:style-name="P1">#<text:tab/>drivers/mfd/stmpe-i2c.c</text:p>
      <text:p text:style-name="P1">#<text:tab/>drivers/mfd/stmpe-spi.c</text:p>
      <text:p text:style-name="P1">#<text:tab/>drivers/mfd/stmpe.c</text:p>
      <text:p text:style-name="P1">#<text:tab/>drivers/mfd/stmpe.h</text:p>
      <text:p text:style-name="P1">#<text:tab/>drivers/mfd/stw481x.c</text:p>
      <text:p text:style-name="P1">#<text:tab/>drivers/mfd/sun6i-prcm.c</text:p>
      <text:p text:style-name="P1">#<text:tab/>drivers/mfd/syscon.c</text:p>
      <text:p text:style-name="P1">#<text:tab/>drivers/mfd/t7l66xb.c</text:p>
      <text:p text:style-name="P1">#<text:tab/>drivers/mfd/tc3589x.c</text:p>
      <text:p text:style-name="P1">#<text:tab/>drivers/mfd/tc6387xb.c</text:p>
      <text:p text:style-name="P1">#<text:tab/>drivers/mfd/tc6393xb.c</text:p>
      <text:p text:style-name="P1">#<text:tab/>drivers/mfd/ti_am335x_tscadc.c</text:p>
      <text:p text:style-name="P1">#<text:tab/>drivers/mfd/timberdale.c</text:p>
      <text:p text:style-name="P1">#<text:tab/>drivers/mfd/tps6105x.c</text:p>
      <text:p text:style-name="P1">#<text:tab/>drivers/mfd/tps65010.c</text:p>
      <text:p text:style-name="P1">#<text:tab/>drivers/mfd/tps6507x.c</text:p>
      <text:p text:style-name="P1">#<text:tab/>drivers/mfd/tps65090.c</text:p>
      <text:p text:style-name="P1">#<text:tab/>drivers/mfd/tps65217.c</text:p>
      <text:p text:style-name="P1">#<text:tab/>drivers/mfd/tps65218.c</text:p>
      <text:p text:style-name="P1">#<text:tab/>drivers/mfd/tps6586x.c</text:p>
      <text:p text:style-name="P1">#<text:tab/>drivers/mfd/tps65910.c</text:p>
      <text:p text:style-name="P1">#<text:tab/>drivers/mfd/tps65911-comparator.c</text:p>
      <text:p text:style-name="P1">#<text:tab/>drivers/mfd/tps65912-core.c</text:p>
      <text:p text:style-name="P1">#<text:tab/>drivers/mfd/tps65912-i2c.c</text:p>
      <text:p text:style-name="P1">#<text:tab/>drivers/mfd/tps65912-spi.c</text:p>
      <text:p text:style-name="P1">#<text:tab/>drivers/mfd/tps80031.c</text:p>
      <text:p text:style-name="P1">#<text:tab/>drivers/mfd/twl-core.c</text:p>
      <text:p text:style-name="P1">#<text:tab/>drivers/mfd/twl4030-audio.c</text:p>
      <text:p text:style-name="P1">#<text:tab/>drivers/mfd/twl4030-irq.c</text:p>
      <text:p text:style-name="P1">#<text:tab/>drivers/mfd/twl4030-power.c</text:p>
      <text:p text:style-name="P1">#<text:tab/>drivers/mfd/twl6030-irq.c</text:p>
      <text:p text:style-name="P1">#<text:tab/>drivers/mfd/twl6040.c</text:p>
      <text:p text:style-name="P1">#<text:tab/>drivers/mfd/ucb1x00-core.c</text:p>
      <text:p text:style-name="P1">#<text:tab/>drivers/mfd/vexpress-sysreg.c</text:p>
      <text:p text:style-name="P1">#<text:tab/>drivers/mfd/viperboard.c</text:p>
      <text:p text:style-name="P1">#<text:tab/>drivers/mfd/wl1273-core.c</text:p>
      <text:p text:style-name="P1">#<text:tab/>drivers/mfd/wm5102-tables.c</text:p>
      <text:p text:style-name="P1">#<text:tab/>drivers/mfd/wm5110-tables.c</text:p>
      <text:p text:style-name="P1">#<text:tab/>drivers/mfd/wm831x-auxadc.c</text:p>
      <text:p text:style-name="P1">#<text:tab/>drivers/mfd/wm831x-core.c</text:p>
      <text:p text:style-name="P1">#<text:tab/>drivers/mfd/wm831x-i2c.c</text:p>
      <text:p text:style-name="P1">#<text:tab/>drivers/mfd/wm831x-irq.c</text:p>
      <text:p text:style-name="P1">#<text:tab/>drivers/mfd/wm831x-otp.c</text:p>
      <text:p text:style-name="P1">#<text:tab/>drivers/mfd/wm831x-spi.c</text:p>
      <text:p text:style-name="P1">#<text:tab/>drivers/mfd/wm8350-core.c</text:p>
      <text:p text:style-name="P1">#<text:tab/>drivers/mfd/wm8350-i2c.c</text:p>
      <text:p text:style-name="P1">#<text:tab/>drivers/mfd/wm8350-irq.c</text:p>
      <text:p text:style-name="P1">#<text:tab/>drivers/mfd/wm8400-core.c</text:p>
      <text:p text:style-name="P1">#<text:tab/>drivers/mfd/wm8994-core.c</text:p>
      <text:p text:style-name="P1">#<text:tab/>drivers/mfd/wm8994-irq.c</text:p>
      <text:p text:style-name="P1">#<text:tab/>drivers/mfd/wm8994-regmap.c</text:p>
      <text:p text:style-name="P1"><text:soft-page-break/>#<text:tab/>drivers/mfd/wm8997-tables.c</text:p>
      <text:p text:style-name="P1">#<text:tab/>drivers/misc/Kconfig</text:p>
      <text:p text:style-name="P1">#<text:tab/>drivers/misc/Makefile</text:p>
      <text:p text:style-name="P1">#<text:tab/>drivers/misc/ad525x_dpot-i2c.c</text:p>
      <text:p text:style-name="P1">#<text:tab/>drivers/misc/ad525x_dpot-spi.c</text:p>
      <text:p text:style-name="P1">#<text:tab/>drivers/misc/ad525x_dpot.c</text:p>
      <text:p text:style-name="P1">#<text:tab/>drivers/misc/altera-stapl/altera.c</text:p>
      <text:p text:style-name="P1">#<text:tab/>drivers/misc/apds990x.c</text:p>
      <text:p text:style-name="P1">#<text:tab/>drivers/misc/arm-charlcd.c</text:p>
      <text:p text:style-name="P1">#<text:tab/>drivers/misc/atmel-ssc.c</text:p>
      <text:p text:style-name="P1">#<text:tab/>drivers/misc/atmel_tclib.c</text:p>
      <text:p text:style-name="P1">#<text:tab/>drivers/misc/bh1770glc.c</text:p>
      <text:p text:style-name="P1">#<text:tab/>drivers/misc/c2port/core.c</text:p>
      <text:p text:style-name="P1">#<text:tab/>drivers/misc/cs5535-mfgpt.c</text:p>
      <text:p text:style-name="P1">#<text:tab/>drivers/misc/cxl/Kconfig</text:p>
      <text:p text:style-name="P1">#<text:tab/>drivers/misc/cxl/Makefile</text:p>
      <text:p text:style-name="P1">#<text:tab/>drivers/misc/cxl/base.c</text:p>
      <text:p text:style-name="P1">#<text:tab/>drivers/misc/cxl/context.c</text:p>
      <text:p text:style-name="P1">#<text:tab/>drivers/misc/cxl/cxl.h</text:p>
      <text:p text:style-name="P1">#<text:tab/>drivers/misc/cxl/debugfs.c</text:p>
      <text:p text:style-name="P1">#<text:tab/>drivers/misc/cxl/fault.c</text:p>
      <text:p text:style-name="P1">#<text:tab/>drivers/misc/cxl/file.c</text:p>
      <text:p text:style-name="P1">#<text:tab/>drivers/misc/cxl/irq.c</text:p>
      <text:p text:style-name="P1">#<text:tab/>drivers/misc/cxl/main.c</text:p>
      <text:p text:style-name="P1">#<text:tab/>drivers/misc/cxl/native.c</text:p>
      <text:p text:style-name="P1">#<text:tab/>drivers/misc/cxl/pci.c</text:p>
      <text:p text:style-name="P1">#<text:tab/>drivers/misc/cxl/sysfs.c</text:p>
      <text:p text:style-name="P1">#<text:tab/>drivers/misc/ds1682.c</text:p>
      <text:p text:style-name="P1">#<text:tab/>drivers/misc/echo/echo.c</text:p>
      <text:p text:style-name="P1">#<text:tab/>drivers/misc/eeprom/Kconfig</text:p>
      <text:p text:style-name="P1">#<text:tab/>drivers/misc/eeprom/Makefile</text:p>
      <text:p text:style-name="P1">#<text:tab/>drivers/misc/eeprom/at24.c</text:p>
      <text:p text:style-name="P1">#<text:tab/>drivers/misc/eeprom/at25.c</text:p>
      <text:p text:style-name="P1">#<text:tab/>drivers/misc/eeprom/eeprom.c</text:p>
      <text:p text:style-name="P1">#<text:tab/>drivers/misc/eeprom/eeprom_93cx6.c</text:p>
      <text:p text:style-name="P1">#<text:tab/>drivers/misc/eeprom/eeprom_93xx46.c</text:p>
      <text:p text:style-name="P1">#<text:tab/>drivers/misc/eeprom/max6875.c</text:p>
      <text:p text:style-name="P1">#<text:tab/>drivers/misc/enclosure.c</text:p>
      <text:p text:style-name="P1">#<text:tab/>drivers/misc/genwqe/card_base.c</text:p>
      <text:p text:style-name="P1">#<text:tab/>drivers/misc/genwqe/card_base.h</text:p>
      <text:p text:style-name="P1">#<text:tab/>drivers/misc/genwqe/card_ddcb.c</text:p>
      <text:p text:style-name="P1">#<text:tab/>drivers/misc/genwqe/card_dev.c</text:p>
      <text:p text:style-name="P1">#<text:tab/>drivers/misc/genwqe/card_sysfs.c</text:p>
      <text:p text:style-name="P1">#<text:tab/>drivers/misc/genwqe/card_utils.c</text:p>
      <text:p text:style-name="P1">#<text:tab/>drivers/misc/hmc6352.c</text:p>
      <text:p text:style-name="P1">#<text:tab/>drivers/misc/hpilo.c</text:p>
      <text:p text:style-name="P1">#<text:tab/>drivers/misc/ibmasm/ibmasm.h</text:p>
      <text:p text:style-name="P1">#<text:tab/>drivers/misc/ibmasm/ibmasmfs.c</text:p>
      <text:p text:style-name="P1">#<text:tab/>drivers/misc/isl29003.c</text:p>
      <text:p text:style-name="P1">#<text:tab/>drivers/misc/kgdbts.c</text:p>
      <text:p text:style-name="P1">#<text:tab/>drivers/misc/lattice-ecp3-config.c</text:p>
      <text:p text:style-name="P1">#<text:tab/>drivers/misc/lis3lv02d/lis3lv02d.c</text:p>
      <text:p text:style-name="P1"><text:soft-page-break/>#<text:tab/>drivers/misc/lis3lv02d/lis3lv02d_i2c.c</text:p>
      <text:p text:style-name="P1">#<text:tab/>drivers/misc/lis3lv02d/lis3lv02d_spi.c</text:p>
      <text:p text:style-name="P1">#<text:tab/>drivers/misc/mei/Kconfig</text:p>
      <text:p text:style-name="P1">#<text:tab/>drivers/misc/mei/Makefile</text:p>
      <text:p text:style-name="P1">#<text:tab/>drivers/misc/mei/amthif.c</text:p>
      <text:p text:style-name="P1">#<text:tab/>drivers/misc/mei/bus.c</text:p>
      <text:p text:style-name="P1">#<text:tab/>drivers/misc/mei/client.c</text:p>
      <text:p text:style-name="P1">#<text:tab/>drivers/misc/mei/client.h</text:p>
      <text:p text:style-name="P1">#<text:tab/>drivers/misc/mei/debugfs.c</text:p>
      <text:p text:style-name="P1">#<text:tab/>drivers/misc/mei/hbm.c</text:p>
      <text:p text:style-name="P1">#<text:tab/>drivers/misc/mei/hbm.h</text:p>
      <text:p text:style-name="P1">#<text:tab/>drivers/misc/mei/hw-me-regs.h</text:p>
      <text:p text:style-name="P1">#<text:tab/>drivers/misc/mei/hw-me.c</text:p>
      <text:p text:style-name="P1">#<text:tab/>drivers/misc/mei/hw-me.h</text:p>
      <text:p text:style-name="P1">#<text:tab/>drivers/misc/mei/hw-txe.c</text:p>
      <text:p text:style-name="P1">#<text:tab/>drivers/misc/mei/hw.h</text:p>
      <text:p text:style-name="P1">#<text:tab/>drivers/misc/mei/init.c</text:p>
      <text:p text:style-name="P1">#<text:tab/>drivers/misc/mei/interrupt.c</text:p>
      <text:p text:style-name="P1">#<text:tab/>drivers/misc/mei/main.c</text:p>
      <text:p text:style-name="P1">#<text:tab/>drivers/misc/mei/mei_dev.h</text:p>
      <text:p text:style-name="P1">#<text:tab/>drivers/misc/mei/pci-me.c</text:p>
      <text:p text:style-name="P1">#<text:tab/>drivers/misc/mei/pci-txe.c</text:p>
      <text:p text:style-name="P1">#<text:tab/>drivers/misc/mic/Kconfig</text:p>
      <text:p text:style-name="P1">#<text:tab/>drivers/misc/mic/Makefile</text:p>
      <text:p text:style-name="P1">#<text:tab/>drivers/misc/mic/bus/Makefile</text:p>
      <text:p text:style-name="P1">#<text:tab/>drivers/misc/mic/bus/mic_bus.c</text:p>
      <text:p text:style-name="P1">#<text:tab/>drivers/misc/mic/card/Makefile</text:p>
      <text:p text:style-name="P1">#<text:tab/>drivers/misc/mic/card/mic_device.c</text:p>
      <text:p text:style-name="P1">#<text:tab/>drivers/misc/mic/card/mic_device.h</text:p>
      <text:p text:style-name="P1">#<text:tab/>drivers/misc/mic/card/mic_x100.c</text:p>
      <text:p text:style-name="P1">#<text:tab/>drivers/misc/mic/card/mic_x100.h</text:p>
      <text:p text:style-name="P1">#<text:tab/>drivers/misc/mic/common/mic_dev.h</text:p>
      <text:p text:style-name="P1">#<text:tab/>drivers/misc/mic/host/Makefile</text:p>
      <text:p text:style-name="P1">#<text:tab/>drivers/misc/mic/host/mic_boot.c</text:p>
      <text:p text:style-name="P1">#<text:tab/>drivers/misc/mic/host/mic_debugfs.c</text:p>
      <text:p text:style-name="P1">#<text:tab/>drivers/misc/mic/host/mic_device.h</text:p>
      <text:p text:style-name="P1">#<text:tab/>drivers/misc/mic/host/mic_intr.c</text:p>
      <text:p text:style-name="P1">#<text:tab/>drivers/misc/mic/host/mic_intr.h</text:p>
      <text:p text:style-name="P1">#<text:tab/>drivers/misc/mic/host/mic_main.c</text:p>
      <text:p text:style-name="P1">#<text:tab/>drivers/misc/mic/host/mic_smpt.c</text:p>
      <text:p text:style-name="P1">#<text:tab/>drivers/misc/mic/host/mic_smpt.h</text:p>
      <text:p text:style-name="P1">#<text:tab/>drivers/misc/mic/host/mic_x100.c</text:p>
      <text:p text:style-name="P1">#<text:tab/>drivers/misc/pch_phub.c</text:p>
      <text:p text:style-name="P1">#<text:tab/>drivers/misc/sgi-gru/grufault.c</text:p>
      <text:p text:style-name="P1">#<text:tab/>drivers/misc/sgi-gru/gruhandles.c</text:p>
      <text:p text:style-name="P1">#<text:tab/>drivers/misc/sgi-gru/gruhandles.h</text:p>
      <text:p text:style-name="P1">#<text:tab/>drivers/misc/sgi-gru/grukdump.c</text:p>
      <text:p text:style-name="P1">#<text:tab/>drivers/misc/sgi-gru/grukservices.c</text:p>
      <text:p text:style-name="P1">#<text:tab/>drivers/misc/sgi-gru/grumain.c</text:p>
      <text:p text:style-name="P1">#<text:tab/>drivers/misc/sgi-gru/grutlbpurge.c</text:p>
      <text:p text:style-name="P1">#<text:tab/>drivers/misc/sgi-xp/xpc_main.c</text:p>
      <text:p text:style-name="P1">#<text:tab/>drivers/misc/sgi-xp/xpc_partition.c</text:p>
      <text:p text:style-name="P1"><text:soft-page-break/>#<text:tab/>drivers/misc/sgi-xp/xpc_uv.c</text:p>
      <text:p text:style-name="P1">#<text:tab/>drivers/misc/spear13xx_pcie_gadget.c</text:p>
      <text:p text:style-name="P1">#<text:tab/>drivers/misc/sram.c</text:p>
      <text:p text:style-name="P1">#<text:tab/>drivers/misc/ti-st/st_core.c</text:p>
      <text:p text:style-name="P1">#<text:tab/>drivers/misc/ti-st/st_kim.c</text:p>
      <text:p text:style-name="P1">#<text:tab/>drivers/misc/ti_dac7512.c</text:p>
      <text:p text:style-name="P1">#<text:tab/>drivers/misc/tifm_7xx1.c</text:p>
      <text:p text:style-name="P1">#<text:tab/>drivers/misc/tsl2550.c</text:p>
      <text:p text:style-name="P1">#<text:tab/>drivers/misc/vexpress-syscfg.c</text:p>
      <text:p text:style-name="P1">#<text:tab/>drivers/misc/vmw_balloon.c</text:p>
      <text:p text:style-name="P1">#<text:tab/>drivers/misc/vmw_vmci/vmci_context.c</text:p>
      <text:p text:style-name="P1">#<text:tab/>drivers/misc/vmw_vmci/vmci_datagram.c</text:p>
      <text:p text:style-name="P1">#<text:tab/>drivers/misc/vmw_vmci/vmci_doorbell.c</text:p>
      <text:p text:style-name="P1">#<text:tab/>drivers/misc/vmw_vmci/vmci_driver.c</text:p>
      <text:p text:style-name="P1">#<text:tab/>drivers/misc/vmw_vmci/vmci_handle_array.c</text:p>
      <text:p text:style-name="P1">#<text:tab/>drivers/misc/vmw_vmci/vmci_handle_array.h</text:p>
      <text:p text:style-name="P1">#<text:tab/>drivers/misc/vmw_vmci/vmci_host.c</text:p>
      <text:p text:style-name="P1">#<text:tab/>drivers/misc/vmw_vmci/vmci_queue_pair.c</text:p>
      <text:p text:style-name="P1">#<text:tab/>drivers/misc/vmw_vmci/vmci_resource.c</text:p>
      <text:p text:style-name="P1">#<text:tab/>drivers/mmc/Kconfig</text:p>
      <text:p text:style-name="P1">#<text:tab/>drivers/mmc/card/Kconfig</text:p>
      <text:p text:style-name="P1">#<text:tab/>drivers/mmc/card/Makefile</text:p>
      <text:p text:style-name="P1">#<text:tab/>drivers/mmc/card/block.c</text:p>
      <text:p text:style-name="P1">#<text:tab/>drivers/mmc/card/mmc_test.c</text:p>
      <text:p text:style-name="P1">#<text:tab/>drivers/mmc/card/queue.c</text:p>
      <text:p text:style-name="P1">#<text:tab/>drivers/mmc/card/queue.h</text:p>
      <text:p text:style-name="P1">#<text:tab/>drivers/mmc/card/sdio_uart.c</text:p>
      <text:p text:style-name="P1">#<text:tab/>drivers/mmc/core/Kconfig</text:p>
      <text:p text:style-name="P1">#<text:tab/>drivers/mmc/core/Makefile</text:p>
      <text:p text:style-name="P1">#<text:tab/>drivers/mmc/core/bus.c</text:p>
      <text:p text:style-name="P1">#<text:tab/>drivers/mmc/core/core.c</text:p>
      <text:p text:style-name="P1">#<text:tab/>drivers/mmc/core/core.h</text:p>
      <text:p text:style-name="P1">#<text:tab/>drivers/mmc/core/debugfs.c</text:p>
      <text:p text:style-name="P1">#<text:tab/>drivers/mmc/core/host.c</text:p>
      <text:p text:style-name="P1">#<text:tab/>drivers/mmc/core/mmc.c</text:p>
      <text:p text:style-name="P1">#<text:tab/>drivers/mmc/core/mmc_ops.c</text:p>
      <text:p text:style-name="P1">#<text:tab/>drivers/mmc/core/mmc_ops.h</text:p>
      <text:p text:style-name="P1">#<text:tab/>drivers/mmc/core/quirks.c</text:p>
      <text:p text:style-name="P1">#<text:tab/>drivers/mmc/core/sd.c</text:p>
      <text:p text:style-name="P1">#<text:tab/>drivers/mmc/core/sd_ops.c</text:p>
      <text:p text:style-name="P1">#<text:tab/>drivers/mmc/core/sdio.c</text:p>
      <text:p text:style-name="P1">#<text:tab/>drivers/mmc/core/sdio_bus.c</text:p>
      <text:p text:style-name="P1">#<text:tab/>drivers/mmc/core/sdio_cis.c</text:p>
      <text:p text:style-name="P1">#<text:tab/>drivers/mmc/core/sdio_io.c</text:p>
      <text:p text:style-name="P1">#<text:tab/>drivers/mmc/core/sdio_irq.c</text:p>
      <text:p text:style-name="P1">#<text:tab/>drivers/mmc/core/sdio_ops.c</text:p>
      <text:p text:style-name="P1">#<text:tab/>drivers/mmc/core/sdio_ops.h</text:p>
      <text:p text:style-name="P1">#<text:tab/>drivers/mmc/core/slot-gpio.c</text:p>
      <text:p text:style-name="P1">#<text:tab/>drivers/mmc/host/Kconfig</text:p>
      <text:p text:style-name="P1">#<text:tab/>drivers/mmc/host/Makefile</text:p>
      <text:p text:style-name="P1">#<text:tab/>drivers/mmc/host/android-goldfish.c</text:p>
      <text:p text:style-name="P1">#<text:tab/>drivers/mmc/host/atmel-mci.c</text:p>
      <text:p text:style-name="P1"><text:soft-page-break/>#<text:tab/>drivers/mmc/host/au1xmmc.c</text:p>
      <text:p text:style-name="P1">#<text:tab/>drivers/mmc/host/bfin_sdh.c</text:p>
      <text:p text:style-name="P1">#<text:tab/>drivers/mmc/host/cb710-mmc.h</text:p>
      <text:p text:style-name="P1">#<text:tab/>drivers/mmc/host/davinci_mmc.c</text:p>
      <text:p text:style-name="P1">#<text:tab/>drivers/mmc/host/dw_mmc-exynos.c</text:p>
      <text:p text:style-name="P1">#<text:tab/>drivers/mmc/host/dw_mmc-k3.c</text:p>
      <text:p text:style-name="P1">#<text:tab/>drivers/mmc/host/dw_mmc-pltfm.c</text:p>
      <text:p text:style-name="P1">#<text:tab/>drivers/mmc/host/dw_mmc-rockchip.c</text:p>
      <text:p text:style-name="P1">#<text:tab/>drivers/mmc/host/dw_mmc.c</text:p>
      <text:p text:style-name="P1">#<text:tab/>drivers/mmc/host/dw_mmc.h</text:p>
      <text:p text:style-name="P1">#<text:tab/>drivers/mmc/host/jz4740_mmc.c</text:p>
      <text:p text:style-name="P1">#<text:tab/>drivers/mmc/host/mmc_spi.c</text:p>
      <text:p text:style-name="P1">#<text:tab/>drivers/mmc/host/mmci.c</text:p>
      <text:p text:style-name="P1">#<text:tab/>drivers/mmc/host/moxart-mmc.c</text:p>
      <text:p text:style-name="P1">#<text:tab/>drivers/mmc/host/mvsdio.c</text:p>
      <text:p text:style-name="P1">#<text:tab/>drivers/mmc/host/mxcmmc.c</text:p>
      <text:p text:style-name="P1">#<text:tab/>drivers/mmc/host/mxs-mmc.c</text:p>
      <text:p text:style-name="P1">#<text:tab/>drivers/mmc/host/of_mmc_spi.c</text:p>
      <text:p text:style-name="P1">#<text:tab/>drivers/mmc/host/omap.c</text:p>
      <text:p text:style-name="P1">#<text:tab/>drivers/mmc/host/omap_hsmmc.c</text:p>
      <text:p text:style-name="P1">#<text:tab/>drivers/mmc/host/pxamci.c</text:p>
      <text:p text:style-name="P1">#<text:tab/>drivers/mmc/host/rtsx_pci_sdmmc.c</text:p>
      <text:p text:style-name="P1">#<text:tab/>drivers/mmc/host/rtsx_usb_sdmmc.c</text:p>
      <text:p text:style-name="P1">#<text:tab/>drivers/mmc/host/s3cmci.c</text:p>
      <text:p text:style-name="P1">#<text:tab/>drivers/mmc/host/s3cmci.h</text:p>
      <text:p text:style-name="P1">#<text:tab/>drivers/mmc/host/sdhci-acpi.c</text:p>
      <text:p text:style-name="P1">#<text:tab/>drivers/mmc/host/sdhci-bcm-kona.c</text:p>
      <text:p text:style-name="P1">#<text:tab/>drivers/mmc/host/sdhci-cns3xxx.c</text:p>
      <text:p text:style-name="P1">#<text:tab/>drivers/mmc/host/sdhci-dove.c</text:p>
      <text:p text:style-name="P1">#<text:tab/>drivers/mmc/host/sdhci-esdhc-imx.c</text:p>
      <text:p text:style-name="P1">#<text:tab/>drivers/mmc/host/sdhci-esdhc.h</text:p>
      <text:p text:style-name="P1">#<text:tab/>drivers/mmc/host/sdhci-msm.c</text:p>
      <text:p text:style-name="P1">#<text:tab/>drivers/mmc/host/sdhci-of-arasan.c</text:p>
      <text:p text:style-name="P1">#<text:tab/>drivers/mmc/host/sdhci-of-esdhc.c</text:p>
      <text:p text:style-name="P1">#<text:tab/>drivers/mmc/host/sdhci-of-hlwd.c</text:p>
      <text:p text:style-name="P1">#<text:tab/>drivers/mmc/host/sdhci-pci-data.c</text:p>
      <text:p text:style-name="P1">#<text:tab/>drivers/mmc/host/sdhci-pci-o2micro.c</text:p>
      <text:p text:style-name="P1">#<text:tab/>drivers/mmc/host/sdhci-pci-o2micro.h</text:p>
      <text:p text:style-name="P1">#<text:tab/>drivers/mmc/host/sdhci-pci.h</text:p>
      <text:p text:style-name="P1">#<text:tab/>drivers/mmc/host/sdhci-pltfm.c</text:p>
      <text:p text:style-name="P1">#<text:tab/>drivers/mmc/host/sdhci-pltfm.h</text:p>
      <text:p text:style-name="P1">#<text:tab/>drivers/mmc/host/sdhci-pxav2.c</text:p>
      <text:p text:style-name="P1">#<text:tab/>drivers/mmc/host/sdhci-pxav3.c</text:p>
      <text:p text:style-name="P1">#<text:tab/>drivers/mmc/host/sdhci-s3c.c</text:p>
      <text:p text:style-name="P1">#<text:tab/>drivers/mmc/host/sdhci-sirf.c</text:p>
      <text:p text:style-name="P1">#<text:tab/>drivers/mmc/host/sdhci-spear.c</text:p>
      <text:p text:style-name="P1">#<text:tab/>drivers/mmc/host/sdhci-st.c</text:p>
      <text:p text:style-name="P1">#<text:tab/>drivers/mmc/host/sdhci-tegra.c</text:p>
      <text:p text:style-name="P1">#<text:tab/>drivers/mmc/host/sdhci.c</text:p>
      <text:p text:style-name="P1">#<text:tab/>drivers/mmc/host/sdhci.h</text:p>
      <text:p text:style-name="P1">#<text:tab/>drivers/mmc/host/sdricoh_cs.c</text:p>
      <text:p text:style-name="P1">#<text:tab/>drivers/mmc/host/sh_mmcif.c</text:p>
      <text:p text:style-name="P1"><text:soft-page-break/>#<text:tab/>drivers/mmc/host/sh_mobile_sdhi.c</text:p>
      <text:p text:style-name="P1">#<text:tab/>drivers/mmc/host/sunxi-mmc.c</text:p>
      <text:p text:style-name="P1">#<text:tab/>drivers/mmc/host/tmio_mmc.c</text:p>
      <text:p text:style-name="P1">#<text:tab/>drivers/mmc/host/tmio_mmc.h</text:p>
      <text:p text:style-name="P1">#<text:tab/>drivers/mmc/host/tmio_mmc_dma.c</text:p>
      <text:p text:style-name="P1">#<text:tab/>drivers/mmc/host/tmio_mmc_pio.c</text:p>
      <text:p text:style-name="P1">#<text:tab/>drivers/mmc/host/usdhi6rol0.c</text:p>
      <text:p text:style-name="P1">#<text:tab/>drivers/mmc/host/ushc.c</text:p>
      <text:p text:style-name="P1">#<text:tab/>drivers/mmc/host/vub300.c</text:p>
      <text:p text:style-name="P1">#<text:tab/>drivers/mmc/host/wbsd.c</text:p>
      <text:p text:style-name="P1">#<text:tab/>drivers/mmc/host/wmt-sdmmc.c</text:p>
      <text:p text:style-name="P1">#<text:tab/>drivers/mtd/Kconfig</text:p>
      <text:p text:style-name="P1">#<text:tab/>drivers/mtd/afs.c</text:p>
      <text:p text:style-name="P1">#<text:tab/>drivers/mtd/ar7part.c</text:p>
      <text:p text:style-name="P1">#<text:tab/>drivers/mtd/bcm47xxpart.c</text:p>
      <text:p text:style-name="P1">#<text:tab/>drivers/mtd/bcm63xxpart.c</text:p>
      <text:p text:style-name="P1">#<text:tab/>drivers/mtd/chips/Kconfig</text:p>
      <text:p text:style-name="P1">#<text:tab/>drivers/mtd/chips/cfi_cmdset_0001.c</text:p>
      <text:p text:style-name="P1">#<text:tab/>drivers/mtd/chips/cfi_cmdset_0002.c</text:p>
      <text:p text:style-name="P1">#<text:tab/>drivers/mtd/chips/cfi_cmdset_0020.c</text:p>
      <text:p text:style-name="P1">#<text:tab/>drivers/mtd/chips/cfi_util.c</text:p>
      <text:p text:style-name="P1">#<text:tab/>drivers/mtd/chips/map_ram.c</text:p>
      <text:p text:style-name="P1">#<text:tab/>drivers/mtd/chips/map_rom.c</text:p>
      <text:p text:style-name="P1">#<text:tab/>drivers/mtd/cmdlinepart.c</text:p>
      <text:p text:style-name="P1">#<text:tab/>drivers/mtd/devices/Kconfig</text:p>
      <text:p text:style-name="P1">#<text:tab/>drivers/mtd/devices/Makefile</text:p>
      <text:p text:style-name="P1">#<text:tab/>drivers/mtd/devices/bcm47xxsflash.c</text:p>
      <text:p text:style-name="P1">#<text:tab/>drivers/mtd/devices/bcm47xxsflash.h</text:p>
      <text:p text:style-name="P1">#<text:tab/>drivers/mtd/devices/block2mtd.c</text:p>
      <text:p text:style-name="P1">#<text:tab/>drivers/mtd/devices/docg3.c</text:p>
      <text:p text:style-name="P1">#<text:tab/>drivers/mtd/devices/m25p80.c</text:p>
      <text:p text:style-name="P1">#<text:tab/>drivers/mtd/devices/mtd_dataflash.c</text:p>
      <text:p text:style-name="P1">#<text:tab/>drivers/mtd/devices/mtdram.c</text:p>
      <text:p text:style-name="P1">#<text:tab/>drivers/mtd/devices/phram.c</text:p>
      <text:p text:style-name="P1">#<text:tab/>drivers/mtd/devices/pmc551.c</text:p>
      <text:p text:style-name="P1">#<text:tab/>drivers/mtd/devices/slram.c</text:p>
      <text:p text:style-name="P1">#<text:tab/>drivers/mtd/devices/spear_smi.c</text:p>
      <text:p text:style-name="P1">#<text:tab/>drivers/mtd/devices/sst25l.c</text:p>
      <text:p text:style-name="P1">#<text:tab/>drivers/mtd/devices/st_spi_fsm.c</text:p>
      <text:p text:style-name="P1">#<text:tab/>drivers/mtd/ftl.c</text:p>
      <text:p text:style-name="P1">#<text:tab/>drivers/mtd/inftlmount.c</text:p>
      <text:p text:style-name="P1">#<text:tab/>drivers/mtd/lpddr/lpddr2_nvm.c</text:p>
      <text:p text:style-name="P1">#<text:tab/>drivers/mtd/lpddr/lpddr_cmds.c</text:p>
      <text:p text:style-name="P1">#<text:tab/>drivers/mtd/maps/Kconfig</text:p>
      <text:p text:style-name="P1">#<text:tab/>drivers/mtd/maps/Makefile</text:p>
      <text:p text:style-name="P1">#<text:tab/>drivers/mtd/maps/amd76xrom.c</text:p>
      <text:p text:style-name="P1">#<text:tab/>drivers/mtd/maps/bfin-async-flash.c</text:p>
      <text:p text:style-name="P1">#<text:tab/>drivers/mtd/maps/ck804xrom.c</text:p>
      <text:p text:style-name="P1">#<text:tab/>drivers/mtd/maps/dc21285.c</text:p>
      <text:p text:style-name="P1">#<text:tab/>drivers/mtd/maps/esb2rom.c</text:p>
      <text:p text:style-name="P1">#<text:tab/>drivers/mtd/maps/gpio-addr-flash.c</text:p>
      <text:p text:style-name="P1">#<text:tab/>drivers/mtd/maps/ichxrom.c</text:p>
      <text:p text:style-name="P1"><text:soft-page-break/>#<text:tab/>drivers/mtd/maps/intel_vr_nor.c</text:p>
      <text:p text:style-name="P1">#<text:tab/>drivers/mtd/maps/ixp4xx.c</text:p>
      <text:p text:style-name="P1">#<text:tab/>drivers/mtd/maps/lantiq-flash.c</text:p>
      <text:p text:style-name="P1">#<text:tab/>drivers/mtd/maps/latch-addr-flash.c</text:p>
      <text:p text:style-name="P1">#<text:tab/>drivers/mtd/maps/nettel.c</text:p>
      <text:p text:style-name="P1">#<text:tab/>drivers/mtd/maps/pcmciamtd.c</text:p>
      <text:p text:style-name="P1">#<text:tab/>drivers/mtd/maps/physmap.c</text:p>
      <text:p text:style-name="P1">#<text:tab/>drivers/mtd/maps/physmap_of.c</text:p>
      <text:p text:style-name="P1">#<text:tab/>drivers/mtd/maps/plat-ram.c</text:p>
      <text:p text:style-name="P1">#<text:tab/>drivers/mtd/maps/pmcmsp-flash.c</text:p>
      <text:p text:style-name="P1">#<text:tab/>drivers/mtd/maps/pxa2xx-flash.c</text:p>
      <text:p text:style-name="P1">#<text:tab/>drivers/mtd/maps/rbtx4939-flash.c</text:p>
      <text:p text:style-name="P1">#<text:tab/>drivers/mtd/maps/sa1100-flash.c</text:p>
      <text:p text:style-name="P1">#<text:tab/>drivers/mtd/maps/sun_uflash.c</text:p>
      <text:p text:style-name="P1">#<text:tab/>drivers/mtd/maps/ts5500_flash.c</text:p>
      <text:p text:style-name="P1">#<text:tab/>drivers/mtd/maps/uclinux.c</text:p>
      <text:p text:style-name="P1">#<text:tab/>drivers/mtd/mtd_blkdevs.c</text:p>
      <text:p text:style-name="P1">#<text:tab/>drivers/mtd/mtdblock.c</text:p>
      <text:p text:style-name="P1">#<text:tab/>drivers/mtd/mtdchar.c</text:p>
      <text:p text:style-name="P1">#<text:tab/>drivers/mtd/mtdconcat.c</text:p>
      <text:p text:style-name="P1">#<text:tab/>drivers/mtd/mtdcore.c</text:p>
      <text:p text:style-name="P1">#<text:tab/>drivers/mtd/mtdcore.h</text:p>
      <text:p text:style-name="P1">#<text:tab/>drivers/mtd/mtdpart.c</text:p>
      <text:p text:style-name="P1">#<text:tab/>drivers/mtd/mtdswap.c</text:p>
      <text:p text:style-name="P1">#<text:tab/>drivers/mtd/nand/Kconfig</text:p>
      <text:p text:style-name="P1">#<text:tab/>drivers/mtd/nand/Makefile</text:p>
      <text:p text:style-name="P1">#<text:tab/>drivers/mtd/nand/ams-delta.c</text:p>
      <text:p text:style-name="P1">#<text:tab/>drivers/mtd/nand/atmel_nand.c</text:p>
      <text:p text:style-name="P1">#<text:tab/>drivers/mtd/nand/atmel_nand_ecc.h</text:p>
      <text:p text:style-name="P1">#<text:tab/>drivers/mtd/nand/atmel_nand_nfc.h</text:p>
      <text:p text:style-name="P1">#<text:tab/>drivers/mtd/nand/au1550nd.c</text:p>
      <text:p text:style-name="P1">#<text:tab/>drivers/mtd/nand/bcm47xxnflash/bcm47xxnflash.h</text:p>
      <text:p text:style-name="P1">#<text:tab/>drivers/mtd/nand/bcm47xxnflash/main.c</text:p>
      <text:p text:style-name="P1">#<text:tab/>drivers/mtd/nand/bcm47xxnflash/ops_bcm4706.c</text:p>
      <text:p text:style-name="P1">#<text:tab/>drivers/mtd/nand/bf5xx_nand.c</text:p>
      <text:p text:style-name="P1">#<text:tab/>drivers/mtd/nand/cafe_nand.c</text:p>
      <text:p text:style-name="P1">#<text:tab/>drivers/mtd/nand/cmx270_nand.c</text:p>
      <text:p text:style-name="P1">#<text:tab/>drivers/mtd/nand/cs553x_nand.c</text:p>
      <text:p text:style-name="P1">#<text:tab/>drivers/mtd/nand/davinci_nand.c</text:p>
      <text:p text:style-name="P1">#<text:tab/>drivers/mtd/nand/denali.c</text:p>
      <text:p text:style-name="P1">#<text:tab/>drivers/mtd/nand/denali.h</text:p>
      <text:p text:style-name="P1">#<text:tab/>drivers/mtd/nand/denali_dt.c</text:p>
      <text:p text:style-name="P1">#<text:tab/>drivers/mtd/nand/denali_pci.c</text:p>
      <text:p text:style-name="P1">#<text:tab/>drivers/mtd/nand/diskonchip.c</text:p>
      <text:p text:style-name="P1">#<text:tab/>drivers/mtd/nand/docg4.c</text:p>
      <text:p text:style-name="P1">#<text:tab/>drivers/mtd/nand/fsl_elbc_nand.c</text:p>
      <text:p text:style-name="P1">#<text:tab/>drivers/mtd/nand/fsl_ifc_nand.c</text:p>
      <text:p text:style-name="P1">#<text:tab/>drivers/mtd/nand/fsl_upm.c</text:p>
      <text:p text:style-name="P1">#<text:tab/>drivers/mtd/nand/fsmc_nand.c</text:p>
      <text:p text:style-name="P1">#<text:tab/>drivers/mtd/nand/gpio.c</text:p>
      <text:p text:style-name="P1">#<text:tab/>drivers/mtd/nand/gpmi-nand/gpmi-lib.c</text:p>
      <text:p text:style-name="P1">#<text:tab/>drivers/mtd/nand/gpmi-nand/gpmi-nand.c</text:p>
      <text:p text:style-name="P1"><text:soft-page-break/>#<text:tab/>drivers/mtd/nand/gpmi-nand/gpmi-nand.h</text:p>
      <text:p text:style-name="P1">#<text:tab/>drivers/mtd/nand/jz4740_nand.c</text:p>
      <text:p text:style-name="P1">#<text:tab/>drivers/mtd/nand/lpc32xx_mlc.c</text:p>
      <text:p text:style-name="P1">#<text:tab/>drivers/mtd/nand/lpc32xx_slc.c</text:p>
      <text:p text:style-name="P1">#<text:tab/>drivers/mtd/nand/mpc5121_nfc.c</text:p>
      <text:p text:style-name="P1">#<text:tab/>drivers/mtd/nand/mxc_nand.c</text:p>
      <text:p text:style-name="P1">#<text:tab/>drivers/mtd/nand/nand_base.c</text:p>
      <text:p text:style-name="P1">#<text:tab/>drivers/mtd/nand/nand_bbt.c</text:p>
      <text:p text:style-name="P1">#<text:tab/>drivers/mtd/nand/nand_bch.c</text:p>
      <text:p text:style-name="P1">#<text:tab/>drivers/mtd/nand/nand_ecc.c</text:p>
      <text:p text:style-name="P1">#<text:tab/>drivers/mtd/nand/nand_ids.c</text:p>
      <text:p text:style-name="P1">#<text:tab/>drivers/mtd/nand/nand_timings.c</text:p>
      <text:p text:style-name="P1">#<text:tab/>drivers/mtd/nand/nandsim.c</text:p>
      <text:p text:style-name="P1">#<text:tab/>drivers/mtd/nand/ndfc.c</text:p>
      <text:p text:style-name="P1">#<text:tab/>drivers/mtd/nand/nuc900_nand.c</text:p>
      <text:p text:style-name="P1">#<text:tab/>drivers/mtd/nand/omap2.c</text:p>
      <text:p text:style-name="P1">#<text:tab/>drivers/mtd/nand/omap_elm.c</text:p>
      <text:p text:style-name="P1">#<text:tab/>drivers/mtd/nand/orion_nand.c</text:p>
      <text:p text:style-name="P1">#<text:tab/>drivers/mtd/nand/pasemi_nand.c</text:p>
      <text:p text:style-name="P1">#<text:tab/>drivers/mtd/nand/plat_nand.c</text:p>
      <text:p text:style-name="P1">#<text:tab/>drivers/mtd/nand/pxa3xx_nand.c</text:p>
      <text:p text:style-name="P1">#<text:tab/>drivers/mtd/nand/r852.c</text:p>
      <text:p text:style-name="P1">#<text:tab/>drivers/mtd/nand/r852.h</text:p>
      <text:p text:style-name="P1">#<text:tab/>drivers/mtd/nand/s3c2410.c</text:p>
      <text:p text:style-name="P1">#<text:tab/>drivers/mtd/nand/sh_flctl.c</text:p>
      <text:p text:style-name="P1">#<text:tab/>drivers/mtd/nand/sharpsl.c</text:p>
      <text:p text:style-name="P1">#<text:tab/>drivers/mtd/nand/sm_common.c</text:p>
      <text:p text:style-name="P1">#<text:tab/>drivers/mtd/nand/socrates_nand.c</text:p>
      <text:p text:style-name="P1">#<text:tab/>drivers/mtd/nand/tmio_nand.c</text:p>
      <text:p text:style-name="P1">#<text:tab/>drivers/mtd/nand/txx9ndfmc.c</text:p>
      <text:p text:style-name="P1">#<text:tab/>drivers/mtd/nand/xway_nand.c</text:p>
      <text:p text:style-name="P1">#<text:tab/>drivers/mtd/nftlmount.c</text:p>
      <text:p text:style-name="P1">#<text:tab/>drivers/mtd/ofpart.c</text:p>
      <text:p text:style-name="P1">#<text:tab/>drivers/mtd/onenand/generic.c</text:p>
      <text:p text:style-name="P1">#<text:tab/>drivers/mtd/onenand/omap2.c</text:p>
      <text:p text:style-name="P1">#<text:tab/>drivers/mtd/onenand/onenand_base.c</text:p>
      <text:p text:style-name="P1">#<text:tab/>drivers/mtd/onenand/onenand_bbt.c</text:p>
      <text:p text:style-name="P1">#<text:tab/>drivers/mtd/onenand/samsung.c</text:p>
      <text:p text:style-name="P1">#<text:tab/>drivers/mtd/redboot.c</text:p>
      <text:p text:style-name="P1">#<text:tab/>drivers/mtd/sm_ftl.c</text:p>
      <text:p text:style-name="P1">#<text:tab/>drivers/mtd/spi-nor/Kconfig</text:p>
      <text:p text:style-name="P1">#<text:tab/>drivers/mtd/spi-nor/Makefile</text:p>
      <text:p text:style-name="P1">#<text:tab/>drivers/mtd/spi-nor/fsl-quadspi.c</text:p>
      <text:p text:style-name="P1">#<text:tab/>drivers/mtd/spi-nor/spi-nor.c</text:p>
      <text:p text:style-name="P1">#<text:tab/>drivers/mtd/ssfdc.c</text:p>
      <text:p text:style-name="P1">#<text:tab/>drivers/mtd/tests/mtd_nandecctest.c</text:p>
      <text:p text:style-name="P1">#<text:tab/>drivers/mtd/tests/mtd_test.h</text:p>
      <text:p text:style-name="P1">#<text:tab/>drivers/mtd/tests/nandbiterrs.c</text:p>
      <text:p text:style-name="P1">#<text:tab/>drivers/mtd/tests/oobtest.c</text:p>
      <text:p text:style-name="P1">#<text:tab/>drivers/mtd/tests/pagetest.c</text:p>
      <text:p text:style-name="P1">#<text:tab/>drivers/mtd/tests/readtest.c</text:p>
      <text:p text:style-name="P1">#<text:tab/>drivers/mtd/tests/speedtest.c</text:p>
      <text:p text:style-name="P1"><text:soft-page-break/>#<text:tab/>drivers/mtd/tests/stresstest.c</text:p>
      <text:p text:style-name="P1">#<text:tab/>drivers/mtd/tests/subpagetest.c</text:p>
      <text:p text:style-name="P1">#<text:tab/>drivers/mtd/tests/torturetest.c</text:p>
      <text:p text:style-name="P1">#<text:tab/>drivers/mtd/ubi/attach.c</text:p>
      <text:p text:style-name="P1">#<text:tab/>drivers/mtd/ubi/block.c</text:p>
      <text:p text:style-name="P1">#<text:tab/>drivers/mtd/ubi/build.c</text:p>
      <text:p text:style-name="P1">#<text:tab/>drivers/mtd/ubi/cdev.c</text:p>
      <text:p text:style-name="P1">#<text:tab/>drivers/mtd/ubi/debug.c</text:p>
      <text:p text:style-name="P1">#<text:tab/>drivers/mtd/ubi/debug.h</text:p>
      <text:p text:style-name="P1">#<text:tab/>drivers/mtd/ubi/eba.c</text:p>
      <text:p text:style-name="P1">#<text:tab/>drivers/mtd/ubi/fastmap-wl.c</text:p>
      <text:p text:style-name="P1">#<text:tab/>drivers/mtd/ubi/fastmap.c</text:p>
      <text:p text:style-name="P1">#<text:tab/>drivers/mtd/ubi/gluebi.c</text:p>
      <text:p text:style-name="P1">#<text:tab/>drivers/mtd/ubi/io.c</text:p>
      <text:p text:style-name="P1">#<text:tab/>drivers/mtd/ubi/kapi.c</text:p>
      <text:p text:style-name="P1">#<text:tab/>drivers/mtd/ubi/misc.c</text:p>
      <text:p text:style-name="P1">#<text:tab/>drivers/mtd/ubi/ubi.h</text:p>
      <text:p text:style-name="P1">#<text:tab/>drivers/mtd/ubi/vmt.c</text:p>
      <text:p text:style-name="P1">#<text:tab/>drivers/mtd/ubi/vtbl.c</text:p>
      <text:p text:style-name="P1">#<text:tab/>drivers/mtd/ubi/wl.c</text:p>
      <text:p text:style-name="P1">#<text:tab/>drivers/net/Kconfig</text:p>
      <text:p text:style-name="P1">#<text:tab/>drivers/net/Makefile</text:p>
      <text:p text:style-name="P1">#<text:tab/>drivers/net/Space.c</text:p>
      <text:p text:style-name="P1">#<text:tab/>drivers/net/appletalk/Kconfig</text:p>
      <text:p text:style-name="P1">#<text:tab/>drivers/net/appletalk/cops.c</text:p>
      <text:p text:style-name="P1">#<text:tab/>drivers/net/arcnet/Kconfig</text:p>
      <text:p text:style-name="P1">#<text:tab/>drivers/net/arcnet/arc-rawmode.c</text:p>
      <text:p text:style-name="P1">#<text:tab/>drivers/net/arcnet/arc-rimi.c</text:p>
      <text:p text:style-name="P1">#<text:tab/>drivers/net/arcnet/arcnet.c</text:p>
      <text:p text:style-name="P1">#<text:tab/>drivers/net/arcnet/capmode.c</text:p>
      <text:p text:style-name="P1">#<text:tab/>drivers/net/arcnet/com20020-isa.c</text:p>
      <text:p text:style-name="P1">#<text:tab/>drivers/net/arcnet/com20020-pci.c</text:p>
      <text:p text:style-name="P1">#<text:tab/>drivers/net/arcnet/com20020.c</text:p>
      <text:p text:style-name="P1">#<text:tab/>drivers/net/arcnet/com20020_cs.c</text:p>
      <text:p text:style-name="P1">#<text:tab/>drivers/net/arcnet/com90io.c</text:p>
      <text:p text:style-name="P1">#<text:tab/>drivers/net/arcnet/com90xx.c</text:p>
      <text:p text:style-name="P1">#<text:tab/>drivers/net/arcnet/rfc1051.c</text:p>
      <text:p text:style-name="P1">#<text:tab/>drivers/net/arcnet/rfc1201.c</text:p>
      <text:p text:style-name="P1">#<text:tab/>drivers/net/bonding/bond_3ad.c</text:p>
      <text:p text:style-name="P1">#<text:tab/>drivers/net/bonding/bond_alb.c</text:p>
      <text:p text:style-name="P1">#<text:tab/>drivers/net/bonding/bond_debugfs.c</text:p>
      <text:p text:style-name="P1">#<text:tab/>drivers/net/bonding/bond_main.c</text:p>
      <text:p text:style-name="P1">#<text:tab/>drivers/net/bonding/bond_netlink.c</text:p>
      <text:p text:style-name="P1">#<text:tab/>drivers/net/bonding/bond_options.c</text:p>
      <text:p text:style-name="P1">#<text:tab/>drivers/net/bonding/bond_procfs.c</text:p>
      <text:p text:style-name="P1">#<text:tab/>drivers/net/bonding/bond_sysfs.c</text:p>
      <text:p text:style-name="P1">#<text:tab/>drivers/net/bonding/bond_sysfs_slave.c</text:p>
      <text:p text:style-name="P1">#<text:tab/>drivers/net/caif/Kconfig</text:p>
      <text:p text:style-name="P1">#<text:tab/>drivers/net/caif/caif_hsi.c</text:p>
      <text:p text:style-name="P1">#<text:tab/>drivers/net/caif/caif_serial.c</text:p>
      <text:p text:style-name="P1">#<text:tab/>drivers/net/caif/caif_spi.c</text:p>
      <text:p text:style-name="P1">#<text:tab/>drivers/net/caif/caif_virtio.c</text:p>
      <text:p text:style-name="P1"><text:soft-page-break/>#<text:tab/>drivers/net/can/Kconfig</text:p>
      <text:p text:style-name="P1">#<text:tab/>drivers/net/can/Makefile</text:p>
      <text:p text:style-name="P1">#<text:tab/>drivers/net/can/at91_can.c</text:p>
      <text:p text:style-name="P1">#<text:tab/>drivers/net/can/bfin_can.c</text:p>
      <text:p text:style-name="P1">#<text:tab/>drivers/net/can/c_can/c_can.c</text:p>
      <text:p text:style-name="P1">#<text:tab/>drivers/net/can/c_can/c_can.h</text:p>
      <text:p text:style-name="P1">#<text:tab/>drivers/net/can/c_can/c_can_pci.c</text:p>
      <text:p text:style-name="P1">#<text:tab/>drivers/net/can/c_can/c_can_platform.c</text:p>
      <text:p text:style-name="P1">#<text:tab/>drivers/net/can/cc770/cc770.c</text:p>
      <text:p text:style-name="P1">#<text:tab/>drivers/net/can/cc770/cc770_isa.c</text:p>
      <text:p text:style-name="P1">#<text:tab/>drivers/net/can/cc770/cc770_platform.c</text:p>
      <text:p text:style-name="P1">#<text:tab/>drivers/net/can/dev.c</text:p>
      <text:p text:style-name="P1">#<text:tab/>drivers/net/can/flexcan.c</text:p>
      <text:p text:style-name="P1">#<text:tab/>drivers/net/can/grcan.c</text:p>
      <text:p text:style-name="P1">#<text:tab/>drivers/net/can/janz-ican3.c</text:p>
      <text:p text:style-name="P1">#<text:tab/>drivers/net/can/led.c</text:p>
      <text:p text:style-name="P1">#<text:tab/>drivers/net/can/m_can/m_can.c</text:p>
      <text:p text:style-name="P1">#<text:tab/>drivers/net/can/mscan/mpc5xxx_can.c</text:p>
      <text:p text:style-name="P1">#<text:tab/>drivers/net/can/mscan/mscan.c</text:p>
      <text:p text:style-name="P1">#<text:tab/>drivers/net/can/pch_can.c</text:p>
      <text:p text:style-name="P1">#<text:tab/>drivers/net/can/sja1000/peak_pci.c</text:p>
      <text:p text:style-name="P1">#<text:tab/>drivers/net/can/sja1000/peak_pcmcia.c</text:p>
      <text:p text:style-name="P1">#<text:tab/>drivers/net/can/sja1000/plx_pci.c</text:p>
      <text:p text:style-name="P1">#<text:tab/>drivers/net/can/sja1000/sja1000.c</text:p>
      <text:p text:style-name="P1">#<text:tab/>drivers/net/can/sja1000/sja1000_isa.c</text:p>
      <text:p text:style-name="P1">#<text:tab/>drivers/net/can/sja1000/sja1000_platform.c</text:p>
      <text:p text:style-name="P1">#<text:tab/>drivers/net/can/sja1000/tscan1.c</text:p>
      <text:p text:style-name="P1">#<text:tab/>drivers/net/can/slcan.c</text:p>
      <text:p text:style-name="P1">#<text:tab/>drivers/net/can/softing/softing_main.c</text:p>
      <text:p text:style-name="P1">#<text:tab/>drivers/net/can/spi/Kconfig</text:p>
      <text:p text:style-name="P1">#<text:tab/>drivers/net/can/spi/Makefile</text:p>
      <text:p text:style-name="P1">#<text:tab/>drivers/net/can/spi/mcp251x.c</text:p>
      <text:p text:style-name="P1">#<text:tab/>drivers/net/can/ti_hecc.c</text:p>
      <text:p text:style-name="P1">#<text:tab/>drivers/net/can/usb/Kconfig</text:p>
      <text:p text:style-name="P1">#<text:tab/>drivers/net/can/usb/ems_usb.c</text:p>
      <text:p text:style-name="P1">#<text:tab/>drivers/net/can/usb/esd_usb2.c</text:p>
      <text:p text:style-name="P1">#<text:tab/>drivers/net/can/usb/gs_usb.c</text:p>
      <text:p text:style-name="P1">#<text:tab/>drivers/net/can/usb/kvaser_usb.c</text:p>
      <text:p text:style-name="P1">#<text:tab/>drivers/net/can/usb/peak_usb/Makefile</text:p>
      <text:p text:style-name="P1">#<text:tab/>drivers/net/can/usb/peak_usb/pcan_usb.c</text:p>
      <text:p text:style-name="P1">#<text:tab/>drivers/net/can/usb/peak_usb/pcan_usb_core.c</text:p>
      <text:p text:style-name="P1">#<text:tab/>drivers/net/can/usb/peak_usb/pcan_usb_core.h</text:p>
      <text:p text:style-name="P1">#<text:tab/>drivers/net/can/usb/peak_usb/pcan_usb_pro.c</text:p>
      <text:p text:style-name="P1">#<text:tab/>drivers/net/can/usb/peak_usb/pcan_usb_pro.h</text:p>
      <text:p text:style-name="P1">#<text:tab/>drivers/net/can/usb/usb_8dev.c</text:p>
      <text:p text:style-name="P1">#<text:tab/>drivers/net/can/vcan.c</text:p>
      <text:p text:style-name="P1">#<text:tab/>drivers/net/can/xilinx_can.c</text:p>
      <text:p text:style-name="P1">#<text:tab/>drivers/net/cris/eth_v10.c</text:p>
      <text:p text:style-name="P1">#<text:tab/>drivers/net/dsa/Kconfig</text:p>
      <text:p text:style-name="P1">#<text:tab/>drivers/net/dsa/Makefile</text:p>
      <text:p text:style-name="P1">#<text:tab/>drivers/net/dsa/bcm_sf2.c</text:p>
      <text:p text:style-name="P1">#<text:tab/>drivers/net/dsa/bcm_sf2.h</text:p>
      <text:p text:style-name="P1"><text:soft-page-break/>#<text:tab/>drivers/net/dsa/bcm_sf2_regs.h</text:p>
      <text:p text:style-name="P1">#<text:tab/>drivers/net/dsa/mv88e6060.c</text:p>
      <text:p text:style-name="P1">#<text:tab/>drivers/net/dummy.c</text:p>
      <text:p text:style-name="P1">#<text:tab/>drivers/net/ethernet/3com/3c509.c</text:p>
      <text:p text:style-name="P1">#<text:tab/>drivers/net/ethernet/3com/3c515.c</text:p>
      <text:p text:style-name="P1">#<text:tab/>drivers/net/ethernet/3com/3c574_cs.c</text:p>
      <text:p text:style-name="P1">#<text:tab/>drivers/net/ethernet/3com/3c589_cs.c</text:p>
      <text:p text:style-name="P1">#<text:tab/>drivers/net/ethernet/3com/3c59x.c</text:p>
      <text:p text:style-name="P1">#<text:tab/>drivers/net/ethernet/3com/Kconfig</text:p>
      <text:p text:style-name="P1">#<text:tab/>drivers/net/ethernet/3com/typhoon.c</text:p>
      <text:p text:style-name="P1">#<text:tab/>drivers/net/ethernet/8390/Kconfig</text:p>
      <text:p text:style-name="P1">#<text:tab/>drivers/net/ethernet/8390/ax88796.c</text:p>
      <text:p text:style-name="P1">#<text:tab/>drivers/net/ethernet/8390/axnet_cs.c</text:p>
      <text:p text:style-name="P1">#<text:tab/>drivers/net/ethernet/8390/etherh.c</text:p>
      <text:p text:style-name="P1">#<text:tab/>drivers/net/ethernet/8390/lib8390.c</text:p>
      <text:p text:style-name="P1">#<text:tab/>drivers/net/ethernet/8390/mac8390.c</text:p>
      <text:p text:style-name="P1">#<text:tab/>drivers/net/ethernet/8390/mcf8390.c</text:p>
      <text:p text:style-name="P1">#<text:tab/>drivers/net/ethernet/8390/ne.c</text:p>
      <text:p text:style-name="P1">#<text:tab/>drivers/net/ethernet/8390/ne2k-pci.c</text:p>
      <text:p text:style-name="P1">#<text:tab/>drivers/net/ethernet/8390/pcnet_cs.c</text:p>
      <text:p text:style-name="P1">#<text:tab/>drivers/net/ethernet/Kconfig</text:p>
      <text:p text:style-name="P1">#<text:tab/>drivers/net/ethernet/Makefile</text:p>
      <text:p text:style-name="P1">#<text:tab/>drivers/net/ethernet/adaptec/Kconfig</text:p>
      <text:p text:style-name="P1">#<text:tab/>drivers/net/ethernet/adaptec/starfire.c</text:p>
      <text:p text:style-name="P1">#<text:tab/>drivers/net/ethernet/adi/Kconfig</text:p>
      <text:p text:style-name="P1">#<text:tab/>drivers/net/ethernet/adi/bfin_mac.c</text:p>
      <text:p text:style-name="P1">#<text:tab/>drivers/net/ethernet/adi/bfin_mac.h</text:p>
      <text:p text:style-name="P1">#<text:tab/>drivers/net/ethernet/aeroflex/greth.c</text:p>
      <text:p text:style-name="P1">#<text:tab/>drivers/net/ethernet/aeroflex/greth.h</text:p>
      <text:p text:style-name="P1">#<text:tab/>drivers/net/ethernet/agere/Kconfig</text:p>
      <text:p text:style-name="P1">#<text:tab/>drivers/net/ethernet/agere/et131x.c</text:p>
      <text:p text:style-name="P1">#<text:tab/>drivers/net/ethernet/allwinner/Kconfig</text:p>
      <text:p text:style-name="P1">#<text:tab/>drivers/net/ethernet/allwinner/sun4i-emac.c</text:p>
      <text:p text:style-name="P1">#<text:tab/>drivers/net/ethernet/alteon/Kconfig</text:p>
      <text:p text:style-name="P1">#<text:tab/>drivers/net/ethernet/alteon/acenic.c</text:p>
      <text:p text:style-name="P1">#<text:tab/>drivers/net/ethernet/altera/altera_msgdma.c</text:p>
      <text:p text:style-name="P1">#<text:tab/>drivers/net/ethernet/altera/altera_msgdmahw.h</text:p>
      <text:p text:style-name="P1">#<text:tab/>drivers/net/ethernet/altera/altera_sgdma.c</text:p>
      <text:p text:style-name="P1">#<text:tab/>drivers/net/ethernet/altera/altera_sgdmahw.h</text:p>
      <text:p text:style-name="P1">#<text:tab/>drivers/net/ethernet/altera/altera_tse.h</text:p>
      <text:p text:style-name="P1">#<text:tab/>drivers/net/ethernet/altera/altera_tse_ethtool.c</text:p>
      <text:p text:style-name="P1">#<text:tab/>drivers/net/ethernet/altera/altera_tse_main.c</text:p>
      <text:p text:style-name="P1">#<text:tab/>drivers/net/ethernet/amd/7990.c</text:p>
      <text:p text:style-name="P1">#<text:tab/>drivers/net/ethernet/amd/Kconfig</text:p>
      <text:p text:style-name="P1">#<text:tab/>drivers/net/ethernet/amd/a2065.c</text:p>
      <text:p text:style-name="P1">#<text:tab/>drivers/net/ethernet/amd/am79c961a.c</text:p>
      <text:p text:style-name="P1">#<text:tab/>drivers/net/ethernet/amd/amd8111e.c</text:p>
      <text:p text:style-name="P1">#<text:tab/>drivers/net/ethernet/amd/amd8111e.h</text:p>
      <text:p text:style-name="P1">#<text:tab/>drivers/net/ethernet/amd/atarilance.c</text:p>
      <text:p text:style-name="P1">#<text:tab/>drivers/net/ethernet/amd/au1000_eth.c</text:p>
      <text:p text:style-name="P1">#<text:tab/>drivers/net/ethernet/amd/au1000_eth.h</text:p>
      <text:p text:style-name="P1">#<text:tab/>drivers/net/ethernet/amd/declance.c</text:p>
      <text:p text:style-name="P1"><text:soft-page-break/>#<text:tab/>drivers/net/ethernet/amd/lance.c</text:p>
      <text:p text:style-name="P1">#<text:tab/>drivers/net/ethernet/amd/ni65.c</text:p>
      <text:p text:style-name="P1">#<text:tab/>drivers/net/ethernet/amd/nmclan_cs.c</text:p>
      <text:p text:style-name="P1">#<text:tab/>drivers/net/ethernet/amd/pcnet32.c</text:p>
      <text:p text:style-name="P1">#<text:tab/>drivers/net/ethernet/amd/sun3lance.c</text:p>
      <text:p text:style-name="P1">#<text:tab/>drivers/net/ethernet/amd/sunlance.c</text:p>
      <text:p text:style-name="P1">#<text:tab/>drivers/net/ethernet/amd/xgbe/xgbe-common.h</text:p>
      <text:p text:style-name="P1">#<text:tab/>drivers/net/ethernet/amd/xgbe/xgbe-dcb.c</text:p>
      <text:p text:style-name="P1">#<text:tab/>drivers/net/ethernet/amd/xgbe/xgbe-debugfs.c</text:p>
      <text:p text:style-name="P1">#<text:tab/>drivers/net/ethernet/amd/xgbe/xgbe-desc.c</text:p>
      <text:p text:style-name="P1">#<text:tab/>drivers/net/ethernet/amd/xgbe/xgbe-dev.c</text:p>
      <text:p text:style-name="P1">#<text:tab/>drivers/net/ethernet/amd/xgbe/xgbe-drv.c</text:p>
      <text:p text:style-name="P1">#<text:tab/>drivers/net/ethernet/amd/xgbe/xgbe-ethtool.c</text:p>
      <text:p text:style-name="P1">#<text:tab/>drivers/net/ethernet/amd/xgbe/xgbe-main.c</text:p>
      <text:p text:style-name="P1">#<text:tab/>drivers/net/ethernet/amd/xgbe/xgbe-mdio.c</text:p>
      <text:p text:style-name="P1">#<text:tab/>drivers/net/ethernet/amd/xgbe/xgbe-ptp.c</text:p>
      <text:p text:style-name="P1">#<text:tab/>drivers/net/ethernet/amd/xgbe/xgbe.h</text:p>
      <text:p text:style-name="P1">#<text:tab/>drivers/net/ethernet/apm/xgene/Kconfig</text:p>
      <text:p text:style-name="P1">#<text:tab/>drivers/net/ethernet/apm/xgene/Makefile</text:p>
      <text:p text:style-name="P1">#<text:tab/>drivers/net/ethernet/apm/xgene/xgene_enet_ethtool.c</text:p>
      <text:p text:style-name="P1">#<text:tab/>drivers/net/ethernet/apm/xgene/xgene_enet_hw.c</text:p>
      <text:p text:style-name="P1">#<text:tab/>drivers/net/ethernet/apm/xgene/xgene_enet_hw.h</text:p>
      <text:p text:style-name="P1">#<text:tab/>drivers/net/ethernet/apm/xgene/xgene_enet_main.c</text:p>
      <text:p text:style-name="P1">#<text:tab/>drivers/net/ethernet/apm/xgene/xgene_enet_main.h</text:p>
      <text:p text:style-name="P1">#<text:tab/>drivers/net/ethernet/apm/xgene/xgene_enet_sgmac.c</text:p>
      <text:p text:style-name="P1">#<text:tab/>drivers/net/ethernet/apm/xgene/xgene_enet_sgmac.h</text:p>
      <text:p text:style-name="P1">#<text:tab/>drivers/net/ethernet/apm/xgene/xgene_enet_xgmac.c</text:p>
      <text:p text:style-name="P1">#<text:tab/>drivers/net/ethernet/apm/xgene/xgene_enet_xgmac.h</text:p>
      <text:p text:style-name="P1">#<text:tab/>drivers/net/ethernet/apple/Kconfig</text:p>
      <text:p text:style-name="P1">#<text:tab/>drivers/net/ethernet/apple/bmac.c</text:p>
      <text:p text:style-name="P1">#<text:tab/>drivers/net/ethernet/apple/mace.c</text:p>
      <text:p text:style-name="P1">#<text:tab/>drivers/net/ethernet/apple/macmace.c</text:p>
      <text:p text:style-name="P1">#<text:tab/>drivers/net/ethernet/arc/Kconfig</text:p>
      <text:p text:style-name="P1">#<text:tab/>drivers/net/ethernet/arc/emac.h</text:p>
      <text:p text:style-name="P1">#<text:tab/>drivers/net/ethernet/arc/emac_arc.c</text:p>
      <text:p text:style-name="P1">#<text:tab/>drivers/net/ethernet/arc/emac_main.c</text:p>
      <text:p text:style-name="P1">#<text:tab/>drivers/net/ethernet/arc/emac_mdio.c</text:p>
      <text:p text:style-name="P1">#<text:tab/>drivers/net/ethernet/arc/emac_rockchip.c</text:p>
      <text:p text:style-name="P1">#<text:tab/>drivers/net/ethernet/atheros/Kconfig</text:p>
      <text:p text:style-name="P1">#<text:tab/>drivers/net/ethernet/atheros/alx/alx.h</text:p>
      <text:p text:style-name="P1">#<text:tab/>drivers/net/ethernet/atheros/alx/hw.c</text:p>
      <text:p text:style-name="P1">#<text:tab/>drivers/net/ethernet/atheros/alx/hw.h</text:p>
      <text:p text:style-name="P1">#<text:tab/>drivers/net/ethernet/atheros/alx/main.c</text:p>
      <text:p text:style-name="P1">#<text:tab/>drivers/net/ethernet/atheros/alx/reg.h</text:p>
      <text:p text:style-name="P1">#<text:tab/>drivers/net/ethernet/atheros/atl1c/atl1c.h</text:p>
      <text:p text:style-name="P1">#<text:tab/>drivers/net/ethernet/atheros/atl1c/atl1c_ethtool.c</text:p>
      <text:p text:style-name="P1">#<text:tab/>drivers/net/ethernet/atheros/atl1c/atl1c_hw.c</text:p>
      <text:p text:style-name="P1">#<text:tab/>drivers/net/ethernet/atheros/atl1c/atl1c_main.c</text:p>
      <text:p text:style-name="P1">#<text:tab/>drivers/net/ethernet/atheros/atl1e/atl1e.h</text:p>
      <text:p text:style-name="P1">#<text:tab/>drivers/net/ethernet/atheros/atl1e/atl1e_ethtool.c</text:p>
      <text:p text:style-name="P1">#<text:tab/>drivers/net/ethernet/atheros/atl1e/atl1e_hw.h</text:p>
      <text:p text:style-name="P1">#<text:tab/>drivers/net/ethernet/atheros/atl1e/atl1e_main.c</text:p>
      <text:p text:style-name="P1"><text:soft-page-break/>#<text:tab/>drivers/net/ethernet/atheros/atlx/atl1.c</text:p>
      <text:p text:style-name="P1">#<text:tab/>drivers/net/ethernet/atheros/atlx/atl2.c</text:p>
      <text:p text:style-name="P1">#<text:tab/>drivers/net/ethernet/broadcom/Kconfig</text:p>
      <text:p text:style-name="P1">#<text:tab/>drivers/net/ethernet/broadcom/Makefile</text:p>
      <text:p text:style-name="P1">#<text:tab/>drivers/net/ethernet/broadcom/b44.c</text:p>
      <text:p text:style-name="P1">#<text:tab/>drivers/net/ethernet/broadcom/b44.h</text:p>
      <text:p text:style-name="P1">#<text:tab/>drivers/net/ethernet/broadcom/bcm63xx_enet.c</text:p>
      <text:p text:style-name="P1">#<text:tab/>drivers/net/ethernet/broadcom/bcm63xx_enet.h</text:p>
      <text:p text:style-name="P1">#<text:tab/>drivers/net/ethernet/broadcom/bcmsysport.c</text:p>
      <text:p text:style-name="P1">#<text:tab/>drivers/net/ethernet/broadcom/bcmsysport.h</text:p>
      <text:p text:style-name="P1">#<text:tab/>drivers/net/ethernet/broadcom/bgmac.c</text:p>
      <text:p text:style-name="P1">#<text:tab/>drivers/net/ethernet/broadcom/bgmac.h</text:p>
      <text:p text:style-name="P1">#<text:tab/>drivers/net/ethernet/broadcom/bnx2.c</text:p>
      <text:p text:style-name="P1">#<text:tab/>drivers/net/ethernet/broadcom/bnx2.h</text:p>
      <text:p text:style-name="P1">#<text:tab/>drivers/net/ethernet/broadcom/bnx2_fw.h</text:p>
      <text:p text:style-name="P1">#<text:tab/>drivers/net/ethernet/broadcom/bnx2x/bnx2x.h</text:p>
      <text:p text:style-name="P1">#<text:tab/>drivers/net/ethernet/broadcom/bnx2x/bnx2x_cmn.c</text:p>
      <text:p text:style-name="P1">#<text:tab/>drivers/net/ethernet/broadcom/bnx2x/bnx2x_cmn.h</text:p>
      <text:p text:style-name="P1">#<text:tab/>drivers/net/ethernet/broadcom/bnx2x/bnx2x_dcb.c</text:p>
      <text:p text:style-name="P1">#<text:tab/>drivers/net/ethernet/broadcom/bnx2x/bnx2x_dcb.h</text:p>
      <text:p text:style-name="P1">#<text:tab/>drivers/net/ethernet/broadcom/bnx2x/bnx2x_dump.h</text:p>
      <text:p text:style-name="P1">#<text:tab/>drivers/net/ethernet/broadcom/bnx2x/bnx2x_ethtool.c</text:p>
      <text:p text:style-name="P1">#<text:tab/>drivers/net/ethernet/broadcom/bnx2x/bnx2x_fw_defs.h</text:p>
      <text:p text:style-name="P1">#<text:tab/>drivers/net/ethernet/broadcom/bnx2x/bnx2x_fw_file_hdr.h</text:p>
      <text:p text:style-name="P1">#<text:tab/>drivers/net/ethernet/broadcom/bnx2x/bnx2x_hsi.h</text:p>
      <text:p text:style-name="P1">#<text:tab/>drivers/net/ethernet/broadcom/bnx2x/bnx2x_init.h</text:p>
      <text:p text:style-name="P1">#<text:tab/>drivers/net/ethernet/broadcom/bnx2x/bnx2x_init_ops.h</text:p>
      <text:p text:style-name="P1">#<text:tab/>drivers/net/ethernet/broadcom/bnx2x/bnx2x_link.c</text:p>
      <text:p text:style-name="P1">#<text:tab/>drivers/net/ethernet/broadcom/bnx2x/bnx2x_link.h</text:p>
      <text:p text:style-name="P1">#<text:tab/>drivers/net/ethernet/broadcom/bnx2x/bnx2x_main.c</text:p>
      <text:p text:style-name="P1">#<text:tab/>drivers/net/ethernet/broadcom/bnx2x/bnx2x_mfw_req.h</text:p>
      <text:p text:style-name="P1">#<text:tab/>drivers/net/ethernet/broadcom/bnx2x/bnx2x_reg.h</text:p>
      <text:p text:style-name="P1">#<text:tab/>drivers/net/ethernet/broadcom/bnx2x/bnx2x_sp.c</text:p>
      <text:p text:style-name="P1">#<text:tab/>drivers/net/ethernet/broadcom/bnx2x/bnx2x_sp.h</text:p>
      <text:p text:style-name="P1">#<text:tab/>drivers/net/ethernet/broadcom/bnx2x/bnx2x_sriov.c</text:p>
      <text:p text:style-name="P1">#<text:tab/>drivers/net/ethernet/broadcom/bnx2x/bnx2x_sriov.h</text:p>
      <text:p text:style-name="P1">#<text:tab/>drivers/net/ethernet/broadcom/bnx2x/bnx2x_stats.c</text:p>
      <text:p text:style-name="P1">#<text:tab/>drivers/net/ethernet/broadcom/bnx2x/bnx2x_stats.h</text:p>
      <text:p text:style-name="P1">#<text:tab/>drivers/net/ethernet/broadcom/bnx2x/bnx2x_vfpf.c</text:p>
      <text:p text:style-name="P1">#<text:tab/>drivers/net/ethernet/broadcom/bnx2x/bnx2x_vfpf.h</text:p>
      <text:p text:style-name="P1">#<text:tab/>drivers/net/ethernet/broadcom/cnic.c</text:p>
      <text:p text:style-name="P1">#<text:tab/>drivers/net/ethernet/broadcom/cnic_if.h</text:p>
      <text:p text:style-name="P1">#<text:tab/>drivers/net/ethernet/broadcom/genet/bcmgenet.c</text:p>
      <text:p text:style-name="P1">#<text:tab/>drivers/net/ethernet/broadcom/genet/bcmgenet.h</text:p>
      <text:p text:style-name="P1">#<text:tab/>drivers/net/ethernet/broadcom/genet/bcmgenet_wol.c</text:p>
      <text:p text:style-name="P1">#<text:tab/>drivers/net/ethernet/broadcom/genet/bcmmii.c</text:p>
      <text:p text:style-name="P1">#<text:tab/>drivers/net/ethernet/broadcom/sb1250-mac.c</text:p>
      <text:p text:style-name="P1">#<text:tab/>drivers/net/ethernet/brocade/Kconfig</text:p>
      <text:p text:style-name="P1">#<text:tab/>drivers/net/ethernet/brocade/Makefile</text:p>
      <text:p text:style-name="P1">#<text:tab/>drivers/net/ethernet/brocade/bna/Kconfig</text:p>
      <text:p text:style-name="P1">#<text:tab/>drivers/net/ethernet/brocade/bna/Makefile</text:p>
      <text:p text:style-name="P1">#<text:tab/>drivers/net/ethernet/brocade/bna/bfa_cee.c</text:p>
      <text:p text:style-name="P1"><text:soft-page-break/>#<text:tab/>drivers/net/ethernet/brocade/bna/bfa_cee.h</text:p>
      <text:p text:style-name="P1">#<text:tab/>drivers/net/ethernet/brocade/bna/bfa_cs.h</text:p>
      <text:p text:style-name="P1">#<text:tab/>drivers/net/ethernet/brocade/bna/bfa_defs.h</text:p>
      <text:p text:style-name="P1">#<text:tab/>drivers/net/ethernet/brocade/bna/bfa_defs_cna.h</text:p>
      <text:p text:style-name="P1">#<text:tab/>drivers/net/ethernet/brocade/bna/bfa_defs_mfg_comm.h</text:p>
      <text:p text:style-name="P1">#<text:tab/>drivers/net/ethernet/brocade/bna/bfa_defs_status.h</text:p>
      <text:p text:style-name="P1">#<text:tab/>drivers/net/ethernet/brocade/bna/bfa_ioc.c</text:p>
      <text:p text:style-name="P1">#<text:tab/>drivers/net/ethernet/brocade/bna/bfa_ioc.h</text:p>
      <text:p text:style-name="P1">#<text:tab/>drivers/net/ethernet/brocade/bna/bfa_ioc_ct.c</text:p>
      <text:p text:style-name="P1">#<text:tab/>drivers/net/ethernet/brocade/bna/bfa_msgq.c</text:p>
      <text:p text:style-name="P1">#<text:tab/>drivers/net/ethernet/brocade/bna/bfa_msgq.h</text:p>
      <text:p text:style-name="P1">#<text:tab/>drivers/net/ethernet/brocade/bna/bfi.h</text:p>
      <text:p text:style-name="P1">#<text:tab/>drivers/net/ethernet/brocade/bna/bfi_cna.h</text:p>
      <text:p text:style-name="P1">#<text:tab/>drivers/net/ethernet/brocade/bna/bfi_enet.h</text:p>
      <text:p text:style-name="P1">#<text:tab/>drivers/net/ethernet/brocade/bna/bfi_reg.h</text:p>
      <text:p text:style-name="P1">#<text:tab/>drivers/net/ethernet/brocade/bna/bna.h</text:p>
      <text:p text:style-name="P1">#<text:tab/>drivers/net/ethernet/brocade/bna/bna_enet.c</text:p>
      <text:p text:style-name="P1">#<text:tab/>drivers/net/ethernet/brocade/bna/bna_hw_defs.h</text:p>
      <text:p text:style-name="P1">#<text:tab/>drivers/net/ethernet/brocade/bna/bna_tx_rx.c</text:p>
      <text:p text:style-name="P1">#<text:tab/>drivers/net/ethernet/brocade/bna/bna_types.h</text:p>
      <text:p text:style-name="P1">#<text:tab/>drivers/net/ethernet/brocade/bna/bnad.c</text:p>
      <text:p text:style-name="P1">#<text:tab/>drivers/net/ethernet/brocade/bna/bnad.h</text:p>
      <text:p text:style-name="P1">#<text:tab/>drivers/net/ethernet/brocade/bna/bnad_debugfs.c</text:p>
      <text:p text:style-name="P1">#<text:tab/>drivers/net/ethernet/brocade/bna/bnad_ethtool.c</text:p>
      <text:p text:style-name="P1">#<text:tab/>drivers/net/ethernet/brocade/bna/cna.h</text:p>
      <text:p text:style-name="P1">#<text:tab/>drivers/net/ethernet/brocade/bna/cna_fwimg.c</text:p>
      <text:p text:style-name="P1">#<text:tab/>drivers/net/ethernet/cadence/Kconfig</text:p>
      <text:p text:style-name="P1">#<text:tab/>drivers/net/ethernet/cadence/Makefile</text:p>
      <text:p text:style-name="P1">#<text:tab/>drivers/net/ethernet/cadence/macb.c</text:p>
      <text:p text:style-name="P1">#<text:tab/>drivers/net/ethernet/cadence/macb.h</text:p>
      <text:p text:style-name="P1">#<text:tab/>drivers/net/ethernet/calxeda/xgmac.c</text:p>
      <text:p text:style-name="P1">#<text:tab/>drivers/net/ethernet/chelsio/Kconfig</text:p>
      <text:p text:style-name="P1">#<text:tab/>drivers/net/ethernet/chelsio/Makefile</text:p>
      <text:p text:style-name="P1">#<text:tab/>drivers/net/ethernet/chelsio/cxgb/cphy.h</text:p>
      <text:p text:style-name="P1">#<text:tab/>drivers/net/ethernet/chelsio/cxgb/cxgb2.c</text:p>
      <text:p text:style-name="P1">#<text:tab/>drivers/net/ethernet/chelsio/cxgb/mv88e1xxx.c</text:p>
      <text:p text:style-name="P1">#<text:tab/>drivers/net/ethernet/chelsio/cxgb/mv88x201x.c</text:p>
      <text:p text:style-name="P1">#<text:tab/>drivers/net/ethernet/chelsio/cxgb/my3126.c</text:p>
      <text:p text:style-name="P1">#<text:tab/>drivers/net/ethernet/chelsio/cxgb/pm3393.c</text:p>
      <text:p text:style-name="P1">#<text:tab/>drivers/net/ethernet/chelsio/cxgb/sge.c</text:p>
      <text:p text:style-name="P1">#<text:tab/>drivers/net/ethernet/chelsio/cxgb/vsc7326.c</text:p>
      <text:p text:style-name="P1">#<text:tab/>drivers/net/ethernet/chelsio/cxgb3/ael1002.c</text:p>
      <text:p text:style-name="P1">#<text:tab/>drivers/net/ethernet/chelsio/cxgb3/aq100x.c</text:p>
      <text:p text:style-name="P1">#<text:tab/>drivers/net/ethernet/chelsio/cxgb3/common.h</text:p>
      <text:p text:style-name="P1">#<text:tab/>drivers/net/ethernet/chelsio/cxgb3/cxgb3_main.c</text:p>
      <text:p text:style-name="P1">#<text:tab/>drivers/net/ethernet/chelsio/cxgb3/cxgb3_offload.c</text:p>
      <text:p text:style-name="P1">#<text:tab/>drivers/net/ethernet/chelsio/cxgb3/l2t.h</text:p>
      <text:p text:style-name="P1">#<text:tab/>drivers/net/ethernet/chelsio/cxgb3/mc5.c</text:p>
      <text:p text:style-name="P1">#<text:tab/>drivers/net/ethernet/chelsio/cxgb3/sge.c</text:p>
      <text:p text:style-name="P1">#<text:tab/>drivers/net/ethernet/chelsio/cxgb3/t3_hw.c</text:p>
      <text:p text:style-name="P1">#<text:tab/>drivers/net/ethernet/chelsio/cxgb3/vsc8211.c</text:p>
      <text:p text:style-name="P1">#<text:tab/>drivers/net/ethernet/chelsio/cxgb4/Makefile</text:p>
      <text:p text:style-name="P1"><text:soft-page-break/>#<text:tab/>drivers/net/ethernet/chelsio/cxgb4/cxgb4.h</text:p>
      <text:p text:style-name="P1">#<text:tab/>drivers/net/ethernet/chelsio/cxgb4/cxgb4_dcb.c</text:p>
      <text:p text:style-name="P1">#<text:tab/>drivers/net/ethernet/chelsio/cxgb4/cxgb4_dcb.h</text:p>
      <text:p text:style-name="P1">#<text:tab/>drivers/net/ethernet/chelsio/cxgb4/cxgb4_main.c</text:p>
      <text:p text:style-name="P1">#<text:tab/>drivers/net/ethernet/chelsio/cxgb4/cxgb4_uld.h</text:p>
      <text:p text:style-name="P1">#<text:tab/>drivers/net/ethernet/chelsio/cxgb4/l2t.c</text:p>
      <text:p text:style-name="P1">#<text:tab/>drivers/net/ethernet/chelsio/cxgb4/l2t.h</text:p>
      <text:p text:style-name="P1">#<text:tab/>drivers/net/ethernet/chelsio/cxgb4/sge.c</text:p>
      <text:p text:style-name="P1">#<text:tab/>drivers/net/ethernet/chelsio/cxgb4/t4_hw.c</text:p>
      <text:p text:style-name="P1">#<text:tab/>drivers/net/ethernet/chelsio/cxgb4/t4_hw.h</text:p>
      <text:p text:style-name="P1">#<text:tab/>drivers/net/ethernet/chelsio/cxgb4/t4_msg.h</text:p>
      <text:p text:style-name="P1">#<text:tab/>drivers/net/ethernet/chelsio/cxgb4/t4_regs.h</text:p>
      <text:p text:style-name="P1">#<text:tab/>drivers/net/ethernet/chelsio/cxgb4/t4fw_api.h</text:p>
      <text:p text:style-name="P1">#<text:tab/>drivers/net/ethernet/chelsio/cxgb4vf/adapter.h</text:p>
      <text:p text:style-name="P1">#<text:tab/>drivers/net/ethernet/chelsio/cxgb4vf/cxgb4vf_main.c</text:p>
      <text:p text:style-name="P1">#<text:tab/>drivers/net/ethernet/chelsio/cxgb4vf/sge.c</text:p>
      <text:p text:style-name="P1">#<text:tab/>drivers/net/ethernet/chelsio/cxgb4vf/t4vf_common.h</text:p>
      <text:p text:style-name="P1">#<text:tab/>drivers/net/ethernet/chelsio/cxgb4vf/t4vf_defs.h</text:p>
      <text:p text:style-name="P1">#<text:tab/>drivers/net/ethernet/chelsio/cxgb4vf/t4vf_hw.c</text:p>
      <text:p text:style-name="P1">#<text:tab/>drivers/net/ethernet/cirrus/Kconfig</text:p>
      <text:p text:style-name="P1">#<text:tab/>drivers/net/ethernet/cirrus/cs89x0.c</text:p>
      <text:p text:style-name="P1">#<text:tab/>drivers/net/ethernet/cirrus/ep93xx_eth.c</text:p>
      <text:p text:style-name="P1">#<text:tab/>drivers/net/ethernet/cirrus/mac89x0.c</text:p>
      <text:p text:style-name="P1">#<text:tab/>drivers/net/ethernet/cisco/Kconfig</text:p>
      <text:p text:style-name="P1">#<text:tab/>drivers/net/ethernet/cisco/enic/enic.h</text:p>
      <text:p text:style-name="P1">#<text:tab/>drivers/net/ethernet/cisco/enic/enic_clsf.c</text:p>
      <text:p text:style-name="P1">#<text:tab/>drivers/net/ethernet/cisco/enic/enic_dev.c</text:p>
      <text:p text:style-name="P1">#<text:tab/>drivers/net/ethernet/cisco/enic/enic_dev.h</text:p>
      <text:p text:style-name="P1">#<text:tab/>drivers/net/ethernet/cisco/enic/enic_ethtool.c</text:p>
      <text:p text:style-name="P1">#<text:tab/>drivers/net/ethernet/cisco/enic/enic_main.c</text:p>
      <text:p text:style-name="P1">#<text:tab/>drivers/net/ethernet/cisco/enic/vnic_cq.c</text:p>
      <text:p text:style-name="P1">#<text:tab/>drivers/net/ethernet/cisco/enic/vnic_dev.c</text:p>
      <text:p text:style-name="P1">#<text:tab/>drivers/net/ethernet/cisco/enic/vnic_dev.h</text:p>
      <text:p text:style-name="P1">#<text:tab/>drivers/net/ethernet/cisco/enic/vnic_devcmd.h</text:p>
      <text:p text:style-name="P1">#<text:tab/>drivers/net/ethernet/cisco/enic/vnic_intr.c</text:p>
      <text:p text:style-name="P1">#<text:tab/>drivers/net/ethernet/cisco/enic/vnic_resource.h</text:p>
      <text:p text:style-name="P1">#<text:tab/>drivers/net/ethernet/cisco/enic/vnic_rq.c</text:p>
      <text:p text:style-name="P1">#<text:tab/>drivers/net/ethernet/cisco/enic/vnic_rq.h</text:p>
      <text:p text:style-name="P1">#<text:tab/>drivers/net/ethernet/cisco/enic/vnic_rss.h</text:p>
      <text:p text:style-name="P1">#<text:tab/>drivers/net/ethernet/cisco/enic/vnic_stats.h</text:p>
      <text:p text:style-name="P1">#<text:tab/>drivers/net/ethernet/cisco/enic/vnic_wq.c</text:p>
      <text:p text:style-name="P1">#<text:tab/>drivers/net/ethernet/cisco/enic/vnic_wq.h</text:p>
      <text:p text:style-name="P1">#<text:tab/>drivers/net/ethernet/davicom/Kconfig</text:p>
      <text:p text:style-name="P1">#<text:tab/>drivers/net/ethernet/davicom/dm9000.c</text:p>
      <text:p text:style-name="P1">#<text:tab/>drivers/net/ethernet/dec/Kconfig</text:p>
      <text:p text:style-name="P1">#<text:tab/>drivers/net/ethernet/dec/tulip/Kconfig</text:p>
      <text:p text:style-name="P1">#<text:tab/>drivers/net/ethernet/dec/tulip/de2104x.c</text:p>
      <text:p text:style-name="P1">#<text:tab/>drivers/net/ethernet/dec/tulip/de4x5.c</text:p>
      <text:p text:style-name="P1">#<text:tab/>drivers/net/ethernet/dec/tulip/de4x5.h</text:p>
      <text:p text:style-name="P1">#<text:tab/>drivers/net/ethernet/dec/tulip/dmfe.c</text:p>
      <text:p text:style-name="P1">#<text:tab/>drivers/net/ethernet/dec/tulip/pnic.c</text:p>
      <text:p text:style-name="P1">#<text:tab/>drivers/net/ethernet/dec/tulip/tulip_core.c</text:p>
      <text:p text:style-name="P1"><text:soft-page-break/>#<text:tab/>drivers/net/ethernet/dec/tulip/uli526x.c</text:p>
      <text:p text:style-name="P1">#<text:tab/>drivers/net/ethernet/dec/tulip/winbond-840.c</text:p>
      <text:p text:style-name="P1">#<text:tab/>drivers/net/ethernet/dlink/Kconfig</text:p>
      <text:p text:style-name="P1">#<text:tab/>drivers/net/ethernet/dlink/dl2k.c</text:p>
      <text:p text:style-name="P1">#<text:tab/>drivers/net/ethernet/dlink/dl2k.h</text:p>
      <text:p text:style-name="P1">#<text:tab/>drivers/net/ethernet/dlink/sundance.c</text:p>
      <text:p text:style-name="P1">#<text:tab/>drivers/net/ethernet/dnet.c</text:p>
      <text:p text:style-name="P1">#<text:tab/>drivers/net/ethernet/dnet.h</text:p>
      <text:p text:style-name="P1">#<text:tab/>drivers/net/ethernet/ec_bhf.c</text:p>
      <text:p text:style-name="P1">#<text:tab/>drivers/net/ethernet/emulex/Kconfig</text:p>
      <text:p text:style-name="P1">#<text:tab/>drivers/net/ethernet/emulex/benet/Kconfig</text:p>
      <text:p text:style-name="P1">#<text:tab/>drivers/net/ethernet/emulex/benet/be.h</text:p>
      <text:p text:style-name="P1">#<text:tab/>drivers/net/ethernet/emulex/benet/be_cmds.c</text:p>
      <text:p text:style-name="P1">#<text:tab/>drivers/net/ethernet/emulex/benet/be_cmds.h</text:p>
      <text:p text:style-name="P1">#<text:tab/>drivers/net/ethernet/emulex/benet/be_ethtool.c</text:p>
      <text:p text:style-name="P1">#<text:tab/>drivers/net/ethernet/emulex/benet/be_hw.h</text:p>
      <text:p text:style-name="P1">#<text:tab/>drivers/net/ethernet/emulex/benet/be_main.c</text:p>
      <text:p text:style-name="P1">#<text:tab/>drivers/net/ethernet/emulex/benet/be_roce.c</text:p>
      <text:p text:style-name="P1">#<text:tab/>drivers/net/ethernet/emulex/benet/be_roce.h</text:p>
      <text:p text:style-name="P1">#<text:tab/>drivers/net/ethernet/ethoc.c</text:p>
      <text:p text:style-name="P1">#<text:tab/>drivers/net/ethernet/faraday/Kconfig</text:p>
      <text:p text:style-name="P1">#<text:tab/>drivers/net/ethernet/faraday/ftgmac100.c</text:p>
      <text:p text:style-name="P1">#<text:tab/>drivers/net/ethernet/faraday/ftgmac100.h</text:p>
      <text:p text:style-name="P1">#<text:tab/>drivers/net/ethernet/faraday/ftmac100.c</text:p>
      <text:p text:style-name="P1">#<text:tab/>drivers/net/ethernet/fealnx.c</text:p>
      <text:p text:style-name="P1">#<text:tab/>drivers/net/ethernet/freescale/Kconfig</text:p>
      <text:p text:style-name="P1">#<text:tab/>drivers/net/ethernet/freescale/Makefile</text:p>
      <text:p text:style-name="P1">#<text:tab/>drivers/net/ethernet/freescale/fec.h</text:p>
      <text:p text:style-name="P1">#<text:tab/>drivers/net/ethernet/freescale/fec_main.c</text:p>
      <text:p text:style-name="P1">#<text:tab/>drivers/net/ethernet/freescale/fec_mpc52xx.c</text:p>
      <text:p text:style-name="P1">#<text:tab/>drivers/net/ethernet/freescale/fec_mpc52xx_phy.c</text:p>
      <text:p text:style-name="P1">#<text:tab/>drivers/net/ethernet/freescale/fec_ptp.c</text:p>
      <text:p text:style-name="P1">#<text:tab/>drivers/net/ethernet/freescale/fs_enet/fs_enet-main.c</text:p>
      <text:p text:style-name="P1">#<text:tab/>drivers/net/ethernet/freescale/fs_enet/fs_enet.h</text:p>
      <text:p text:style-name="P1">#<text:tab/>drivers/net/ethernet/freescale/fs_enet/mac-fcc.c</text:p>
      <text:p text:style-name="P1">#<text:tab/>drivers/net/ethernet/freescale/fs_enet/mac-fec.c</text:p>
      <text:p text:style-name="P1">#<text:tab/>drivers/net/ethernet/freescale/fs_enet/mac-scc.c</text:p>
      <text:p text:style-name="P1">#<text:tab/>drivers/net/ethernet/freescale/fs_enet/mii-bitbang.c</text:p>
      <text:p text:style-name="P1">#<text:tab/>drivers/net/ethernet/freescale/fs_enet/mii-fec.c</text:p>
      <text:p text:style-name="P1">#<text:tab/>drivers/net/ethernet/freescale/fsl_pq_mdio.c</text:p>
      <text:p text:style-name="P1">#<text:tab/>drivers/net/ethernet/freescale/gianfar.c</text:p>
      <text:p text:style-name="P1">#<text:tab/>drivers/net/ethernet/freescale/gianfar.h</text:p>
      <text:p text:style-name="P1">#<text:tab/>drivers/net/ethernet/freescale/gianfar_ethtool.c</text:p>
      <text:p text:style-name="P1">#<text:tab/>drivers/net/ethernet/freescale/gianfar_ptp.c</text:p>
      <text:p text:style-name="P1">#<text:tab/>drivers/net/ethernet/freescale/ucc_geth.c</text:p>
      <text:p text:style-name="P1">#<text:tab/>drivers/net/ethernet/freescale/ucc_geth.h</text:p>
      <text:p text:style-name="P1">#<text:tab/>drivers/net/ethernet/freescale/ucc_geth_ethtool.c</text:p>
      <text:p text:style-name="P1">#<text:tab/>drivers/net/ethernet/freescale/xgmac_mdio.c</text:p>
      <text:p text:style-name="P1">#<text:tab/>drivers/net/ethernet/fujitsu/Kconfig</text:p>
      <text:p text:style-name="P1">#<text:tab/>drivers/net/ethernet/fujitsu/fmvj18x_cs.c</text:p>
      <text:p text:style-name="P1">#<text:tab/>drivers/net/ethernet/hisilicon/Kconfig</text:p>
      <text:p text:style-name="P1">#<text:tab/>drivers/net/ethernet/hisilicon/Makefile</text:p>
      <text:p text:style-name="P1"><text:soft-page-break/>#<text:tab/>drivers/net/ethernet/hisilicon/hix5hd2_gmac.c</text:p>
      <text:p text:style-name="P1">#<text:tab/>drivers/net/ethernet/hp/Kconfig</text:p>
      <text:p text:style-name="P1">#<text:tab/>drivers/net/ethernet/hp/hp100.c</text:p>
      <text:p text:style-name="P1">#<text:tab/>drivers/net/ethernet/i825xx/82596.c</text:p>
      <text:p text:style-name="P1">#<text:tab/>drivers/net/ethernet/i825xx/Kconfig</text:p>
      <text:p text:style-name="P1">#<text:tab/>drivers/net/ethernet/i825xx/lib82596.c</text:p>
      <text:p text:style-name="P1">#<text:tab/>drivers/net/ethernet/i825xx/sni_82596.c</text:p>
      <text:p text:style-name="P1">#<text:tab/>drivers/net/ethernet/i825xx/sun3_82586.c</text:p>
      <text:p text:style-name="P1">#<text:tab/>drivers/net/ethernet/ibm/Kconfig</text:p>
      <text:p text:style-name="P1">#<text:tab/>drivers/net/ethernet/ibm/Makefile</text:p>
      <text:p text:style-name="P1">#<text:tab/>drivers/net/ethernet/ibm/ehea/ehea_main.c</text:p>
      <text:p text:style-name="P1">#<text:tab/>drivers/net/ethernet/ibm/emac/core.c</text:p>
      <text:p text:style-name="P1">#<text:tab/>drivers/net/ethernet/ibm/emac/core.h</text:p>
      <text:p text:style-name="P1">#<text:tab/>drivers/net/ethernet/ibm/emac/mal.c</text:p>
      <text:p text:style-name="P1">#<text:tab/>drivers/net/ethernet/ibm/emac/phy.c</text:p>
      <text:p text:style-name="P1">#<text:tab/>drivers/net/ethernet/ibm/emac/rgmii.c</text:p>
      <text:p text:style-name="P1">#<text:tab/>drivers/net/ethernet/ibm/emac/tah.c</text:p>
      <text:p text:style-name="P1">#<text:tab/>drivers/net/ethernet/ibm/emac/zmii.c</text:p>
      <text:p text:style-name="P1">#<text:tab/>drivers/net/ethernet/ibm/ibmveth.c</text:p>
      <text:p text:style-name="P1">#<text:tab/>drivers/net/ethernet/ibm/ibmveth.h</text:p>
      <text:p text:style-name="P1">#<text:tab/>drivers/net/ethernet/intel/Kconfig</text:p>
      <text:p text:style-name="P1">#<text:tab/>drivers/net/ethernet/intel/e100.c</text:p>
      <text:p text:style-name="P1">#<text:tab/>drivers/net/ethernet/intel/e1000/e1000.h</text:p>
      <text:p text:style-name="P1">#<text:tab/>drivers/net/ethernet/intel/e1000/e1000_ethtool.c</text:p>
      <text:p text:style-name="P1">#<text:tab/>drivers/net/ethernet/intel/e1000/e1000_hw.c</text:p>
      <text:p text:style-name="P1">#<text:tab/>drivers/net/ethernet/intel/e1000/e1000_main.c</text:p>
      <text:p text:style-name="P1">#<text:tab/>drivers/net/ethernet/intel/e1000e/80003es2lan.c</text:p>
      <text:p text:style-name="P1">#<text:tab/>drivers/net/ethernet/intel/e1000e/80003es2lan.h</text:p>
      <text:p text:style-name="P1">#<text:tab/>drivers/net/ethernet/intel/e1000e/82571.c</text:p>
      <text:p text:style-name="P1">#<text:tab/>drivers/net/ethernet/intel/e1000e/82571.h</text:p>
      <text:p text:style-name="P1">#<text:tab/>drivers/net/ethernet/intel/e1000e/defines.h</text:p>
      <text:p text:style-name="P1">#<text:tab/>drivers/net/ethernet/intel/e1000e/e1000.h</text:p>
      <text:p text:style-name="P1">#<text:tab/>drivers/net/ethernet/intel/e1000e/ethtool.c</text:p>
      <text:p text:style-name="P1">#<text:tab/>drivers/net/ethernet/intel/e1000e/hw.h</text:p>
      <text:p text:style-name="P1">#<text:tab/>drivers/net/ethernet/intel/e1000e/ich8lan.c</text:p>
      <text:p text:style-name="P1">#<text:tab/>drivers/net/ethernet/intel/e1000e/ich8lan.h</text:p>
      <text:p text:style-name="P1">#<text:tab/>drivers/net/ethernet/intel/e1000e/mac.c</text:p>
      <text:p text:style-name="P1">#<text:tab/>drivers/net/ethernet/intel/e1000e/mac.h</text:p>
      <text:p text:style-name="P1">#<text:tab/>drivers/net/ethernet/intel/e1000e/manage.c</text:p>
      <text:p text:style-name="P1">#<text:tab/>drivers/net/ethernet/intel/e1000e/manage.h</text:p>
      <text:p text:style-name="P1">#<text:tab/>drivers/net/ethernet/intel/e1000e/netdev.c</text:p>
      <text:p text:style-name="P1">#<text:tab/>drivers/net/ethernet/intel/e1000e/nvm.c</text:p>
      <text:p text:style-name="P1">#<text:tab/>drivers/net/ethernet/intel/e1000e/nvm.h</text:p>
      <text:p text:style-name="P1">#<text:tab/>drivers/net/ethernet/intel/e1000e/param.c</text:p>
      <text:p text:style-name="P1">#<text:tab/>drivers/net/ethernet/intel/e1000e/phy.c</text:p>
      <text:p text:style-name="P1">#<text:tab/>drivers/net/ethernet/intel/e1000e/phy.h</text:p>
      <text:p text:style-name="P1">#<text:tab/>drivers/net/ethernet/intel/e1000e/ptp.c</text:p>
      <text:p text:style-name="P1">#<text:tab/>drivers/net/ethernet/intel/e1000e/regs.h</text:p>
      <text:p text:style-name="P1">#<text:tab/>drivers/net/ethernet/intel/fm10k/Makefile</text:p>
      <text:p text:style-name="P1">#<text:tab/>drivers/net/ethernet/intel/fm10k/fm10k.h</text:p>
      <text:p text:style-name="P1">#<text:tab/>drivers/net/ethernet/intel/fm10k/fm10k_common.c</text:p>
      <text:p text:style-name="P1">#<text:tab/>drivers/net/ethernet/intel/fm10k/fm10k_common.h</text:p>
      <text:p text:style-name="P1"><text:soft-page-break/>#<text:tab/>drivers/net/ethernet/intel/fm10k/fm10k_dcbnl.c</text:p>
      <text:p text:style-name="P1">#<text:tab/>drivers/net/ethernet/intel/fm10k/fm10k_debugfs.c</text:p>
      <text:p text:style-name="P1">#<text:tab/>drivers/net/ethernet/intel/fm10k/fm10k_ethtool.c</text:p>
      <text:p text:style-name="P1">#<text:tab/>drivers/net/ethernet/intel/fm10k/fm10k_iov.c</text:p>
      <text:p text:style-name="P1">#<text:tab/>drivers/net/ethernet/intel/fm10k/fm10k_main.c</text:p>
      <text:p text:style-name="P1">#<text:tab/>drivers/net/ethernet/intel/fm10k/fm10k_mbx.c</text:p>
      <text:p text:style-name="P1">#<text:tab/>drivers/net/ethernet/intel/fm10k/fm10k_mbx.h</text:p>
      <text:p text:style-name="P1">#<text:tab/>drivers/net/ethernet/intel/fm10k/fm10k_netdev.c</text:p>
      <text:p text:style-name="P1">#<text:tab/>drivers/net/ethernet/intel/fm10k/fm10k_pci.c</text:p>
      <text:p text:style-name="P1">#<text:tab/>drivers/net/ethernet/intel/fm10k/fm10k_pf.c</text:p>
      <text:p text:style-name="P1">#<text:tab/>drivers/net/ethernet/intel/fm10k/fm10k_pf.h</text:p>
      <text:p text:style-name="P1">#<text:tab/>drivers/net/ethernet/intel/fm10k/fm10k_tlv.c</text:p>
      <text:p text:style-name="P1">#<text:tab/>drivers/net/ethernet/intel/fm10k/fm10k_tlv.h</text:p>
      <text:p text:style-name="P1">#<text:tab/>drivers/net/ethernet/intel/fm10k/fm10k_type.h</text:p>
      <text:p text:style-name="P1">#<text:tab/>drivers/net/ethernet/intel/fm10k/fm10k_vf.c</text:p>
      <text:p text:style-name="P1">#<text:tab/>drivers/net/ethernet/intel/fm10k/fm10k_vf.h</text:p>
      <text:p text:style-name="P1">#<text:tab/>drivers/net/ethernet/intel/i40e/Makefile</text:p>
      <text:p text:style-name="P1">#<text:tab/>drivers/net/ethernet/intel/i40e/i40e.h</text:p>
      <text:p text:style-name="P1">#<text:tab/>drivers/net/ethernet/intel/i40e/i40e_adminq.c</text:p>
      <text:p text:style-name="P1">#<text:tab/>drivers/net/ethernet/intel/i40e/i40e_adminq.h</text:p>
      <text:p text:style-name="P1">#<text:tab/>drivers/net/ethernet/intel/i40e/i40e_adminq_cmd.h</text:p>
      <text:p text:style-name="P1">#<text:tab/>drivers/net/ethernet/intel/i40e/i40e_common.c</text:p>
      <text:p text:style-name="P1">#<text:tab/>drivers/net/ethernet/intel/i40e/i40e_dcb.c</text:p>
      <text:p text:style-name="P1">#<text:tab/>drivers/net/ethernet/intel/i40e/i40e_dcb.h</text:p>
      <text:p text:style-name="P1">#<text:tab/>drivers/net/ethernet/intel/i40e/i40e_dcb_nl.c</text:p>
      <text:p text:style-name="P1">#<text:tab/>drivers/net/ethernet/intel/i40e/i40e_debugfs.c</text:p>
      <text:p text:style-name="P1">#<text:tab/>drivers/net/ethernet/intel/i40e/i40e_diag.c</text:p>
      <text:p text:style-name="P1">#<text:tab/>drivers/net/ethernet/intel/i40e/i40e_ethtool.c</text:p>
      <text:p text:style-name="P1">#<text:tab/>drivers/net/ethernet/intel/i40e/i40e_fcoe.c</text:p>
      <text:p text:style-name="P1">#<text:tab/>drivers/net/ethernet/intel/i40e/i40e_fcoe.h</text:p>
      <text:p text:style-name="P1">#<text:tab/>drivers/net/ethernet/intel/i40e/i40e_hmc.c</text:p>
      <text:p text:style-name="P1">#<text:tab/>drivers/net/ethernet/intel/i40e/i40e_hmc.h</text:p>
      <text:p text:style-name="P1">#<text:tab/>drivers/net/ethernet/intel/i40e/i40e_lan_hmc.c</text:p>
      <text:p text:style-name="P1">#<text:tab/>drivers/net/ethernet/intel/i40e/i40e_main.c</text:p>
      <text:p text:style-name="P1">#<text:tab/>drivers/net/ethernet/intel/i40e/i40e_nvm.c</text:p>
      <text:p text:style-name="P1">#<text:tab/>drivers/net/ethernet/intel/i40e/i40e_osdep.h</text:p>
      <text:p text:style-name="P1">#<text:tab/>drivers/net/ethernet/intel/i40e/i40e_prototype.h</text:p>
      <text:p text:style-name="P1">#<text:tab/>drivers/net/ethernet/intel/i40e/i40e_ptp.c</text:p>
      <text:p text:style-name="P1">#<text:tab/>drivers/net/ethernet/intel/i40e/i40e_register.h</text:p>
      <text:p text:style-name="P1">#<text:tab/>drivers/net/ethernet/intel/i40e/i40e_txrx.c</text:p>
      <text:p text:style-name="P1">#<text:tab/>drivers/net/ethernet/intel/i40e/i40e_txrx.h</text:p>
      <text:p text:style-name="P1">#<text:tab/>drivers/net/ethernet/intel/i40e/i40e_type.h</text:p>
      <text:p text:style-name="P1">#<text:tab/>drivers/net/ethernet/intel/i40e/i40e_virtchnl.h</text:p>
      <text:p text:style-name="P1">#<text:tab/>drivers/net/ethernet/intel/i40e/i40e_virtchnl_pf.c</text:p>
      <text:p text:style-name="P1">#<text:tab/>drivers/net/ethernet/intel/i40e/i40e_virtchnl_pf.h</text:p>
      <text:p text:style-name="P1">#<text:tab/>drivers/net/ethernet/intel/i40evf/i40e_adminq.c</text:p>
      <text:p text:style-name="P1">#<text:tab/>drivers/net/ethernet/intel/i40evf/i40e_adminq.h</text:p>
      <text:p text:style-name="P1">#<text:tab/>drivers/net/ethernet/intel/i40evf/i40e_adminq_cmd.h</text:p>
      <text:p text:style-name="P1">#<text:tab/>drivers/net/ethernet/intel/i40evf/i40e_common.c</text:p>
      <text:p text:style-name="P1">#<text:tab/>drivers/net/ethernet/intel/i40evf/i40e_hmc.h</text:p>
      <text:p text:style-name="P1">#<text:tab/>drivers/net/ethernet/intel/i40evf/i40e_osdep.h</text:p>
      <text:p text:style-name="P1">#<text:tab/>drivers/net/ethernet/intel/i40evf/i40e_prototype.h</text:p>
      <text:p text:style-name="P1"><text:soft-page-break/>#<text:tab/>drivers/net/ethernet/intel/i40evf/i40e_register.h</text:p>
      <text:p text:style-name="P1">#<text:tab/>drivers/net/ethernet/intel/i40evf/i40e_txrx.c</text:p>
      <text:p text:style-name="P1">#<text:tab/>drivers/net/ethernet/intel/i40evf/i40e_txrx.h</text:p>
      <text:p text:style-name="P1">#<text:tab/>drivers/net/ethernet/intel/i40evf/i40e_type.h</text:p>
      <text:p text:style-name="P1">#<text:tab/>drivers/net/ethernet/intel/i40evf/i40e_virtchnl.h</text:p>
      <text:p text:style-name="P1">#<text:tab/>drivers/net/ethernet/intel/i40evf/i40evf.h</text:p>
      <text:p text:style-name="P1">#<text:tab/>drivers/net/ethernet/intel/i40evf/i40evf_ethtool.c</text:p>
      <text:p text:style-name="P1">#<text:tab/>drivers/net/ethernet/intel/i40evf/i40evf_main.c</text:p>
      <text:p text:style-name="P1">#<text:tab/>drivers/net/ethernet/intel/i40evf/i40evf_virtchnl.c</text:p>
      <text:p text:style-name="P1">#<text:tab/>drivers/net/ethernet/intel/igb/e1000_82575.c</text:p>
      <text:p text:style-name="P1">#<text:tab/>drivers/net/ethernet/intel/igb/e1000_82575.h</text:p>
      <text:p text:style-name="P1">#<text:tab/>drivers/net/ethernet/intel/igb/e1000_defines.h</text:p>
      <text:p text:style-name="P1">#<text:tab/>drivers/net/ethernet/intel/igb/e1000_hw.h</text:p>
      <text:p text:style-name="P1">#<text:tab/>drivers/net/ethernet/intel/igb/e1000_i210.c</text:p>
      <text:p text:style-name="P1">#<text:tab/>drivers/net/ethernet/intel/igb/e1000_i210.h</text:p>
      <text:p text:style-name="P1">#<text:tab/>drivers/net/ethernet/intel/igb/e1000_mac.c</text:p>
      <text:p text:style-name="P1">#<text:tab/>drivers/net/ethernet/intel/igb/e1000_mac.h</text:p>
      <text:p text:style-name="P1">#<text:tab/>drivers/net/ethernet/intel/igb/e1000_mbx.c</text:p>
      <text:p text:style-name="P1">#<text:tab/>drivers/net/ethernet/intel/igb/e1000_nvm.c</text:p>
      <text:p text:style-name="P1">#<text:tab/>drivers/net/ethernet/intel/igb/e1000_phy.c</text:p>
      <text:p text:style-name="P1">#<text:tab/>drivers/net/ethernet/intel/igb/e1000_phy.h</text:p>
      <text:p text:style-name="P1">#<text:tab/>drivers/net/ethernet/intel/igb/e1000_regs.h</text:p>
      <text:p text:style-name="P1">#<text:tab/>drivers/net/ethernet/intel/igb/igb.h</text:p>
      <text:p text:style-name="P1">#<text:tab/>drivers/net/ethernet/intel/igb/igb_ethtool.c</text:p>
      <text:p text:style-name="P1">#<text:tab/>drivers/net/ethernet/intel/igb/igb_main.c</text:p>
      <text:p text:style-name="P1">#<text:tab/>drivers/net/ethernet/intel/igb/igb_ptp.c</text:p>
      <text:p text:style-name="P1">#<text:tab/>drivers/net/ethernet/intel/igbvf/defines.h</text:p>
      <text:p text:style-name="P1">#<text:tab/>drivers/net/ethernet/intel/igbvf/ethtool.c</text:p>
      <text:p text:style-name="P1">#<text:tab/>drivers/net/ethernet/intel/igbvf/igbvf.h</text:p>
      <text:p text:style-name="P1">#<text:tab/>drivers/net/ethernet/intel/igbvf/mbx.c</text:p>
      <text:p text:style-name="P1">#<text:tab/>drivers/net/ethernet/intel/igbvf/mbx.h</text:p>
      <text:p text:style-name="P1">#<text:tab/>drivers/net/ethernet/intel/igbvf/netdev.c</text:p>
      <text:p text:style-name="P1">#<text:tab/>drivers/net/ethernet/intel/igbvf/regs.h</text:p>
      <text:p text:style-name="P1">#<text:tab/>drivers/net/ethernet/intel/igbvf/vf.c</text:p>
      <text:p text:style-name="P1">#<text:tab/>drivers/net/ethernet/intel/igbvf/vf.h</text:p>
      <text:p text:style-name="P1">#<text:tab/>drivers/net/ethernet/intel/ixgb/ixgb_ethtool.c</text:p>
      <text:p text:style-name="P1">#<text:tab/>drivers/net/ethernet/intel/ixgb/ixgb_main.c</text:p>
      <text:p text:style-name="P1">#<text:tab/>drivers/net/ethernet/intel/ixgbe/Makefile</text:p>
      <text:p text:style-name="P1">#<text:tab/>drivers/net/ethernet/intel/ixgbe/ixgbe.h</text:p>
      <text:p text:style-name="P1">#<text:tab/>drivers/net/ethernet/intel/ixgbe/ixgbe_82598.c</text:p>
      <text:p text:style-name="P1">#<text:tab/>drivers/net/ethernet/intel/ixgbe/ixgbe_82599.c</text:p>
      <text:p text:style-name="P1">#<text:tab/>drivers/net/ethernet/intel/ixgbe/ixgbe_common.c</text:p>
      <text:p text:style-name="P1">#<text:tab/>drivers/net/ethernet/intel/ixgbe/ixgbe_common.h</text:p>
      <text:p text:style-name="P1">#<text:tab/>drivers/net/ethernet/intel/ixgbe/ixgbe_dcb.c</text:p>
      <text:p text:style-name="P1">#<text:tab/>drivers/net/ethernet/intel/ixgbe/ixgbe_dcb_82598.c</text:p>
      <text:p text:style-name="P1">#<text:tab/>drivers/net/ethernet/intel/ixgbe/ixgbe_dcb_82599.c</text:p>
      <text:p text:style-name="P1">#<text:tab/>drivers/net/ethernet/intel/ixgbe/ixgbe_dcb_nl.c</text:p>
      <text:p text:style-name="P1">#<text:tab/>drivers/net/ethernet/intel/ixgbe/ixgbe_ethtool.c</text:p>
      <text:p text:style-name="P1">#<text:tab/>drivers/net/ethernet/intel/ixgbe/ixgbe_fcoe.c</text:p>
      <text:p text:style-name="P1">#<text:tab/>drivers/net/ethernet/intel/ixgbe/ixgbe_fcoe.h</text:p>
      <text:p text:style-name="P1">#<text:tab/>drivers/net/ethernet/intel/ixgbe/ixgbe_lib.c</text:p>
      <text:p text:style-name="P1">#<text:tab/>drivers/net/ethernet/intel/ixgbe/ixgbe_main.c</text:p>
      <text:p text:style-name="P1"><text:soft-page-break/>#<text:tab/>drivers/net/ethernet/intel/ixgbe/ixgbe_mbx.c</text:p>
      <text:p text:style-name="P1">#<text:tab/>drivers/net/ethernet/intel/ixgbe/ixgbe_mbx.h</text:p>
      <text:p text:style-name="P1">#<text:tab/>drivers/net/ethernet/intel/ixgbe/ixgbe_phy.c</text:p>
      <text:p text:style-name="P1">#<text:tab/>drivers/net/ethernet/intel/ixgbe/ixgbe_phy.h</text:p>
      <text:p text:style-name="P1">#<text:tab/>drivers/net/ethernet/intel/ixgbe/ixgbe_ptp.c</text:p>
      <text:p text:style-name="P1">#<text:tab/>drivers/net/ethernet/intel/ixgbe/ixgbe_sriov.c</text:p>
      <text:p text:style-name="P1">#<text:tab/>drivers/net/ethernet/intel/ixgbe/ixgbe_sriov.h</text:p>
      <text:p text:style-name="P1">#<text:tab/>drivers/net/ethernet/intel/ixgbe/ixgbe_type.h</text:p>
      <text:p text:style-name="P1">#<text:tab/>drivers/net/ethernet/intel/ixgbe/ixgbe_x540.c</text:p>
      <text:p text:style-name="P1">#<text:tab/>drivers/net/ethernet/intel/ixgbevf/defines.h</text:p>
      <text:p text:style-name="P1">#<text:tab/>drivers/net/ethernet/intel/ixgbevf/ethtool.c</text:p>
      <text:p text:style-name="P1">#<text:tab/>drivers/net/ethernet/intel/ixgbevf/ixgbevf.h</text:p>
      <text:p text:style-name="P1">#<text:tab/>drivers/net/ethernet/intel/ixgbevf/ixgbevf_main.c</text:p>
      <text:p text:style-name="P1">#<text:tab/>drivers/net/ethernet/intel/ixgbevf/mbx.c</text:p>
      <text:p text:style-name="P1">#<text:tab/>drivers/net/ethernet/intel/ixgbevf/mbx.h</text:p>
      <text:p text:style-name="P1">#<text:tab/>drivers/net/ethernet/intel/ixgbevf/regs.h</text:p>
      <text:p text:style-name="P1">#<text:tab/>drivers/net/ethernet/intel/ixgbevf/vf.c</text:p>
      <text:p text:style-name="P1">#<text:tab/>drivers/net/ethernet/intel/ixgbevf/vf.h</text:p>
      <text:p text:style-name="P1">#<text:tab/>drivers/net/ethernet/jme.c</text:p>
      <text:p text:style-name="P1">#<text:tab/>drivers/net/ethernet/korina.c</text:p>
      <text:p text:style-name="P1">#<text:tab/>drivers/net/ethernet/lantiq_etop.c</text:p>
      <text:p text:style-name="P1">#<text:tab/>drivers/net/ethernet/marvell/Kconfig</text:p>
      <text:p text:style-name="P1">#<text:tab/>drivers/net/ethernet/marvell/Makefile</text:p>
      <text:p text:style-name="P1">#<text:tab/>drivers/net/ethernet/marvell/mv643xx_eth.c</text:p>
      <text:p text:style-name="P1">#<text:tab/>drivers/net/ethernet/marvell/mvmdio.c</text:p>
      <text:p text:style-name="P1">#<text:tab/>drivers/net/ethernet/marvell/mvneta.c</text:p>
      <text:p text:style-name="P1">#<text:tab/>drivers/net/ethernet/marvell/mvpp2.c</text:p>
      <text:p text:style-name="P1">#<text:tab/>drivers/net/ethernet/marvell/pxa168_eth.c</text:p>
      <text:p text:style-name="P1">#<text:tab/>drivers/net/ethernet/marvell/skge.c</text:p>
      <text:p text:style-name="P1">#<text:tab/>drivers/net/ethernet/marvell/sky2.c</text:p>
      <text:p text:style-name="P1">#<text:tab/>drivers/net/ethernet/mellanox/Kconfig</text:p>
      <text:p text:style-name="P1">#<text:tab/>drivers/net/ethernet/mellanox/Makefile</text:p>
      <text:p text:style-name="P1">#<text:tab/>drivers/net/ethernet/mellanox/mlx4/Kconfig</text:p>
      <text:p text:style-name="P1">#<text:tab/>drivers/net/ethernet/mellanox/mlx4/Makefile</text:p>
      <text:p text:style-name="P1">#<text:tab/>drivers/net/ethernet/mellanox/mlx4/alloc.c</text:p>
      <text:p text:style-name="P1">#<text:tab/>drivers/net/ethernet/mellanox/mlx4/catas.c</text:p>
      <text:p text:style-name="P1">#<text:tab/>drivers/net/ethernet/mellanox/mlx4/cmd.c</text:p>
      <text:p text:style-name="P1">#<text:tab/>drivers/net/ethernet/mellanox/mlx4/cq.c</text:p>
      <text:p text:style-name="P1">#<text:tab/>drivers/net/ethernet/mellanox/mlx4/en_clock.c</text:p>
      <text:p text:style-name="P1">#<text:tab/>drivers/net/ethernet/mellanox/mlx4/en_cq.c</text:p>
      <text:p text:style-name="P1">#<text:tab/>drivers/net/ethernet/mellanox/mlx4/en_dcb_nl.c</text:p>
      <text:p text:style-name="P1">#<text:tab/>drivers/net/ethernet/mellanox/mlx4/en_ethtool.c</text:p>
      <text:p text:style-name="P1">#<text:tab/>drivers/net/ethernet/mellanox/mlx4/en_main.c</text:p>
      <text:p text:style-name="P1">#<text:tab/>drivers/net/ethernet/mellanox/mlx4/en_netdev.c</text:p>
      <text:p text:style-name="P1">#<text:tab/>drivers/net/ethernet/mellanox/mlx4/en_port.c</text:p>
      <text:p text:style-name="P1">#<text:tab/>drivers/net/ethernet/mellanox/mlx4/en_port.h</text:p>
      <text:p text:style-name="P1">#<text:tab/>drivers/net/ethernet/mellanox/mlx4/en_resources.c</text:p>
      <text:p text:style-name="P1">#<text:tab/>drivers/net/ethernet/mellanox/mlx4/en_rx.c</text:p>
      <text:p text:style-name="P1">#<text:tab/>drivers/net/ethernet/mellanox/mlx4/en_selftest.c</text:p>
      <text:p text:style-name="P1">#<text:tab/>drivers/net/ethernet/mellanox/mlx4/en_tx.c</text:p>
      <text:p text:style-name="P1">#<text:tab/>drivers/net/ethernet/mellanox/mlx4/eq.c</text:p>
      <text:p text:style-name="P1">#<text:tab/>drivers/net/ethernet/mellanox/mlx4/fw.c</text:p>
      <text:p text:style-name="P1"><text:soft-page-break/>#<text:tab/>drivers/net/ethernet/mellanox/mlx4/fw.h</text:p>
      <text:p text:style-name="P1">#<text:tab/>drivers/net/ethernet/mellanox/mlx4/icm.c</text:p>
      <text:p text:style-name="P1">#<text:tab/>drivers/net/ethernet/mellanox/mlx4/intf.c</text:p>
      <text:p text:style-name="P1">#<text:tab/>drivers/net/ethernet/mellanox/mlx4/main.c</text:p>
      <text:p text:style-name="P1">#<text:tab/>drivers/net/ethernet/mellanox/mlx4/mcg.c</text:p>
      <text:p text:style-name="P1">#<text:tab/>drivers/net/ethernet/mellanox/mlx4/mlx4.h</text:p>
      <text:p text:style-name="P1">#<text:tab/>drivers/net/ethernet/mellanox/mlx4/mlx4_en.h</text:p>
      <text:p text:style-name="P1">#<text:tab/>drivers/net/ethernet/mellanox/mlx4/mr.c</text:p>
      <text:p text:style-name="P1">#<text:tab/>drivers/net/ethernet/mellanox/mlx4/pd.c</text:p>
      <text:p text:style-name="P1">#<text:tab/>drivers/net/ethernet/mellanox/mlx4/port.c</text:p>
      <text:p text:style-name="P1">#<text:tab/>drivers/net/ethernet/mellanox/mlx4/profile.c</text:p>
      <text:p text:style-name="P1">#<text:tab/>drivers/net/ethernet/mellanox/mlx4/qp.c</text:p>
      <text:p text:style-name="P1">#<text:tab/>drivers/net/ethernet/mellanox/mlx4/reset.c</text:p>
      <text:p text:style-name="P1">#<text:tab/>drivers/net/ethernet/mellanox/mlx4/resource_tracker.c</text:p>
      <text:p text:style-name="P1">#<text:tab/>drivers/net/ethernet/mellanox/mlx4/srq.c</text:p>
      <text:p text:style-name="P1">#<text:tab/>drivers/net/ethernet/mellanox/mlx5/core/Kconfig</text:p>
      <text:p text:style-name="P1">#<text:tab/>drivers/net/ethernet/mellanox/mlx5/core/Makefile</text:p>
      <text:p text:style-name="P1">#<text:tab/>drivers/net/ethernet/mellanox/mlx5/core/alloc.c</text:p>
      <text:p text:style-name="P1">#<text:tab/>drivers/net/ethernet/mellanox/mlx5/core/cmd.c</text:p>
      <text:p text:style-name="P1">#<text:tab/>drivers/net/ethernet/mellanox/mlx5/core/cq.c</text:p>
      <text:p text:style-name="P1">#<text:tab/>drivers/net/ethernet/mellanox/mlx5/core/debugfs.c</text:p>
      <text:p text:style-name="P1">#<text:tab/>drivers/net/ethernet/mellanox/mlx5/core/eq.c</text:p>
      <text:p text:style-name="P1">#<text:tab/>drivers/net/ethernet/mellanox/mlx5/core/fw.c</text:p>
      <text:p text:style-name="P1">#<text:tab/>drivers/net/ethernet/mellanox/mlx5/core/health.c</text:p>
      <text:p text:style-name="P1">#<text:tab/>drivers/net/ethernet/mellanox/mlx5/core/mad.c</text:p>
      <text:p text:style-name="P1">#<text:tab/>drivers/net/ethernet/mellanox/mlx5/core/main.c</text:p>
      <text:p text:style-name="P1">#<text:tab/>drivers/net/ethernet/mellanox/mlx5/core/mcg.c</text:p>
      <text:p text:style-name="P1">#<text:tab/>drivers/net/ethernet/mellanox/mlx5/core/mlx5_core.h</text:p>
      <text:p text:style-name="P1">#<text:tab/>drivers/net/ethernet/mellanox/mlx5/core/mr.c</text:p>
      <text:p text:style-name="P1">#<text:tab/>drivers/net/ethernet/mellanox/mlx5/core/pagealloc.c</text:p>
      <text:p text:style-name="P1">#<text:tab/>drivers/net/ethernet/mellanox/mlx5/core/pd.c</text:p>
      <text:p text:style-name="P1">#<text:tab/>drivers/net/ethernet/mellanox/mlx5/core/port.c</text:p>
      <text:p text:style-name="P1">#<text:tab/>drivers/net/ethernet/mellanox/mlx5/core/qp.c</text:p>
      <text:p text:style-name="P1">#<text:tab/>drivers/net/ethernet/mellanox/mlx5/core/srq.c</text:p>
      <text:p text:style-name="P1">#<text:tab/>drivers/net/ethernet/mellanox/mlx5/core/uar.c</text:p>
      <text:p text:style-name="P1">#<text:tab/>drivers/net/ethernet/micrel/Kconfig</text:p>
      <text:p text:style-name="P1">#<text:tab/>drivers/net/ethernet/micrel/ks8695net.c</text:p>
      <text:p text:style-name="P1">#<text:tab/>drivers/net/ethernet/micrel/ks8842.c</text:p>
      <text:p text:style-name="P1">#<text:tab/>drivers/net/ethernet/micrel/ks8851.c</text:p>
      <text:p text:style-name="P1">#<text:tab/>drivers/net/ethernet/micrel/ks8851_mll.c</text:p>
      <text:p text:style-name="P1">#<text:tab/>drivers/net/ethernet/micrel/ksz884x.c</text:p>
      <text:p text:style-name="P1">#<text:tab/>drivers/net/ethernet/microchip/Kconfig</text:p>
      <text:p text:style-name="P1">#<text:tab/>drivers/net/ethernet/microchip/Makefile</text:p>
      <text:p text:style-name="P1">#<text:tab/>drivers/net/ethernet/microchip/enc28j60.c</text:p>
      <text:p text:style-name="P1">#<text:tab/>drivers/net/ethernet/moxa/Kconfig</text:p>
      <text:p text:style-name="P1">#<text:tab/>drivers/net/ethernet/moxa/moxart_ether.c</text:p>
      <text:p text:style-name="P1">#<text:tab/>drivers/net/ethernet/moxa/moxart_ether.h</text:p>
      <text:p text:style-name="P1">#<text:tab/>drivers/net/ethernet/myricom/Kconfig</text:p>
      <text:p text:style-name="P1">#<text:tab/>drivers/net/ethernet/myricom/myri10ge/myri10ge.c</text:p>
      <text:p text:style-name="P1">#<text:tab/>drivers/net/ethernet/natsemi/Kconfig</text:p>
      <text:p text:style-name="P1">#<text:tab/>drivers/net/ethernet/natsemi/jazzsonic.c</text:p>
      <text:p text:style-name="P1">#<text:tab/>drivers/net/ethernet/natsemi/macsonic.c</text:p>
      <text:p text:style-name="P1"><text:soft-page-break/>#<text:tab/>drivers/net/ethernet/natsemi/natsemi.c</text:p>
      <text:p text:style-name="P1">#<text:tab/>drivers/net/ethernet/natsemi/ns83820.c</text:p>
      <text:p text:style-name="P1">#<text:tab/>drivers/net/ethernet/natsemi/sonic.c</text:p>
      <text:p text:style-name="P1">#<text:tab/>drivers/net/ethernet/natsemi/sonic.h</text:p>
      <text:p text:style-name="P1">#<text:tab/>drivers/net/ethernet/neterion/Kconfig</text:p>
      <text:p text:style-name="P1">#<text:tab/>drivers/net/ethernet/neterion/s2io.c</text:p>
      <text:p text:style-name="P1">#<text:tab/>drivers/net/ethernet/neterion/s2io.h</text:p>
      <text:p text:style-name="P1">#<text:tab/>drivers/net/ethernet/neterion/vxge/vxge-config.c</text:p>
      <text:p text:style-name="P1">#<text:tab/>drivers/net/ethernet/neterion/vxge/vxge-config.h</text:p>
      <text:p text:style-name="P1">#<text:tab/>drivers/net/ethernet/neterion/vxge/vxge-ethtool.c</text:p>
      <text:p text:style-name="P1">#<text:tab/>drivers/net/ethernet/neterion/vxge/vxge-ethtool.h</text:p>
      <text:p text:style-name="P1">#<text:tab/>drivers/net/ethernet/neterion/vxge/vxge-main.c</text:p>
      <text:p text:style-name="P1">#<text:tab/>drivers/net/ethernet/neterion/vxge/vxge-main.h</text:p>
      <text:p text:style-name="P1">#<text:tab/>drivers/net/ethernet/neterion/vxge/vxge-traffic.c</text:p>
      <text:p text:style-name="P1">#<text:tab/>drivers/net/ethernet/netx-eth.c</text:p>
      <text:p text:style-name="P1">#<text:tab/>drivers/net/ethernet/nuvoton/Kconfig</text:p>
      <text:p text:style-name="P1">#<text:tab/>drivers/net/ethernet/nuvoton/w90p910_ether.c</text:p>
      <text:p text:style-name="P1">#<text:tab/>drivers/net/ethernet/nvidia/Kconfig</text:p>
      <text:p text:style-name="P1">#<text:tab/>drivers/net/ethernet/nvidia/forcedeth.c</text:p>
      <text:p text:style-name="P1">#<text:tab/>drivers/net/ethernet/nxp/lpc_eth.c</text:p>
      <text:p text:style-name="P1">#<text:tab/>drivers/net/ethernet/oki-semi/Kconfig</text:p>
      <text:p text:style-name="P1">#<text:tab/>drivers/net/ethernet/oki-semi/pch_gbe/pch_gbe.h</text:p>
      <text:p text:style-name="P1">#<text:tab/>drivers/net/ethernet/oki-semi/pch_gbe/pch_gbe_ethtool.c</text:p>
      <text:p text:style-name="P1">#<text:tab/>drivers/net/ethernet/oki-semi/pch_gbe/pch_gbe_main.c</text:p>
      <text:p text:style-name="P1">#<text:tab/>drivers/net/ethernet/oki-semi/pch_gbe/pch_gbe_param.c</text:p>
      <text:p text:style-name="P1">#<text:tab/>drivers/net/ethernet/packetengines/Kconfig</text:p>
      <text:p text:style-name="P1">#<text:tab/>drivers/net/ethernet/packetengines/hamachi.c</text:p>
      <text:p text:style-name="P1">#<text:tab/>drivers/net/ethernet/packetengines/yellowfin.c</text:p>
      <text:p text:style-name="P1">#<text:tab/>drivers/net/ethernet/pasemi/Kconfig</text:p>
      <text:p text:style-name="P1">#<text:tab/>drivers/net/ethernet/pasemi/pasemi_mac.c</text:p>
      <text:p text:style-name="P1">#<text:tab/>drivers/net/ethernet/pasemi/pasemi_mac.h</text:p>
      <text:p text:style-name="P1">#<text:tab/>drivers/net/ethernet/pasemi/pasemi_mac_ethtool.c</text:p>
      <text:p text:style-name="P1">#<text:tab/>drivers/net/ethernet/qlogic/Kconfig</text:p>
      <text:p text:style-name="P1">#<text:tab/>drivers/net/ethernet/qlogic/Makefile</text:p>
      <text:p text:style-name="P1">#<text:tab/>drivers/net/ethernet/qlogic/netxen/netxen_nic.h</text:p>
      <text:p text:style-name="P1">#<text:tab/>drivers/net/ethernet/qlogic/netxen/netxen_nic_ethtool.c</text:p>
      <text:p text:style-name="P1">#<text:tab/>drivers/net/ethernet/qlogic/netxen/netxen_nic_hw.c</text:p>
      <text:p text:style-name="P1">#<text:tab/>drivers/net/ethernet/qlogic/netxen/netxen_nic_init.c</text:p>
      <text:p text:style-name="P1">#<text:tab/>drivers/net/ethernet/qlogic/netxen/netxen_nic_main.c</text:p>
      <text:p text:style-name="P1">#<text:tab/>drivers/net/ethernet/qlogic/qla3xxx.c</text:p>
      <text:p text:style-name="P1">#<text:tab/>drivers/net/ethernet/qlogic/qlcnic/qlcnic.h</text:p>
      <text:p text:style-name="P1">#<text:tab/>drivers/net/ethernet/qlogic/qlcnic/qlcnic_83xx_hw.c</text:p>
      <text:p text:style-name="P1">#<text:tab/>drivers/net/ethernet/qlogic/qlcnic/qlcnic_83xx_hw.h</text:p>
      <text:p text:style-name="P1">#<text:tab/>drivers/net/ethernet/qlogic/qlcnic/qlcnic_83xx_init.c</text:p>
      <text:p text:style-name="P1">#<text:tab/>drivers/net/ethernet/qlogic/qlcnic/qlcnic_83xx_vnic.c</text:p>
      <text:p text:style-name="P1">#<text:tab/>drivers/net/ethernet/qlogic/qlcnic/qlcnic_ctx.c</text:p>
      <text:p text:style-name="P1">#<text:tab/>drivers/net/ethernet/qlogic/qlcnic/qlcnic_dcb.c</text:p>
      <text:p text:style-name="P1">#<text:tab/>drivers/net/ethernet/qlogic/qlcnic/qlcnic_dcb.h</text:p>
      <text:p text:style-name="P1">#<text:tab/>drivers/net/ethernet/qlogic/qlcnic/qlcnic_ethtool.c</text:p>
      <text:p text:style-name="P1">#<text:tab/>drivers/net/ethernet/qlogic/qlcnic/qlcnic_hw.c</text:p>
      <text:p text:style-name="P1">#<text:tab/>drivers/net/ethernet/qlogic/qlcnic/qlcnic_hw.h</text:p>
      <text:p text:style-name="P1">#<text:tab/>drivers/net/ethernet/qlogic/qlcnic/qlcnic_io.c</text:p>
      <text:p text:style-name="P1"><text:soft-page-break/>#<text:tab/>drivers/net/ethernet/qlogic/qlcnic/qlcnic_main.c</text:p>
      <text:p text:style-name="P1">#<text:tab/>drivers/net/ethernet/qlogic/qlcnic/qlcnic_minidump.c</text:p>
      <text:p text:style-name="P1">#<text:tab/>drivers/net/ethernet/qlogic/qlcnic/qlcnic_sriov.h</text:p>
      <text:p text:style-name="P1">#<text:tab/>drivers/net/ethernet/qlogic/qlcnic/qlcnic_sriov_common.c</text:p>
      <text:p text:style-name="P1">#<text:tab/>drivers/net/ethernet/qlogic/qlcnic/qlcnic_sriov_pf.c</text:p>
      <text:p text:style-name="P1">#<text:tab/>drivers/net/ethernet/qlogic/qlcnic/qlcnic_sysfs.c</text:p>
      <text:p text:style-name="P1">#<text:tab/>drivers/net/ethernet/qlogic/qlge/qlge.h</text:p>
      <text:p text:style-name="P1">#<text:tab/>drivers/net/ethernet/qlogic/qlge/qlge_ethtool.c</text:p>
      <text:p text:style-name="P1">#<text:tab/>drivers/net/ethernet/qlogic/qlge/qlge_main.c</text:p>
      <text:p text:style-name="P1">#<text:tab/>drivers/net/ethernet/qualcomm/Kconfig</text:p>
      <text:p text:style-name="P1">#<text:tab/>drivers/net/ethernet/qualcomm/Makefile</text:p>
      <text:p text:style-name="P1">#<text:tab/>drivers/net/ethernet/qualcomm/emac/Makefile</text:p>
      <text:p text:style-name="P1">#<text:tab/>drivers/net/ethernet/qualcomm/emac/emac.h</text:p>
      <text:p text:style-name="P1">#<text:tab/>drivers/net/ethernet/qualcomm/qca_spi.c</text:p>
      <text:p text:style-name="P1">#<text:tab/>drivers/net/ethernet/qualcomm/qca_spi.h</text:p>
      <text:p text:style-name="P1">#<text:tab/>drivers/net/ethernet/rdc/Kconfig</text:p>
      <text:p text:style-name="P1">#<text:tab/>drivers/net/ethernet/rdc/r6040.c</text:p>
      <text:p text:style-name="P1">#<text:tab/>drivers/net/ethernet/realtek/8139cp.c</text:p>
      <text:p text:style-name="P1">#<text:tab/>drivers/net/ethernet/realtek/8139too.c</text:p>
      <text:p text:style-name="P1">#<text:tab/>drivers/net/ethernet/realtek/Kconfig</text:p>
      <text:p text:style-name="P1">#<text:tab/>drivers/net/ethernet/realtek/atp.c</text:p>
      <text:p text:style-name="P1">#<text:tab/>drivers/net/ethernet/realtek/atp.h</text:p>
      <text:p text:style-name="P1">#<text:tab/>drivers/net/ethernet/realtek/r8169.c</text:p>
      <text:p text:style-name="P1">#<text:tab/>drivers/net/ethernet/renesas/Kconfig</text:p>
      <text:p text:style-name="P1">#<text:tab/>drivers/net/ethernet/renesas/Makefile</text:p>
      <text:p text:style-name="P1">#<text:tab/>drivers/net/ethernet/renesas/sh_eth.c</text:p>
      <text:p text:style-name="P1">#<text:tab/>drivers/net/ethernet/renesas/sh_eth.h</text:p>
      <text:p text:style-name="P1">#<text:tab/>drivers/net/ethernet/samsung/sxgbe/Makefile</text:p>
      <text:p text:style-name="P1">#<text:tab/>drivers/net/ethernet/samsung/sxgbe/sxgbe_common.h</text:p>
      <text:p text:style-name="P1">#<text:tab/>drivers/net/ethernet/samsung/sxgbe/sxgbe_ethtool.c</text:p>
      <text:p text:style-name="P1">#<text:tab/>drivers/net/ethernet/samsung/sxgbe/sxgbe_main.c</text:p>
      <text:p text:style-name="P1">#<text:tab/>drivers/net/ethernet/samsung/sxgbe/sxgbe_mdio.c</text:p>
      <text:p text:style-name="P1">#<text:tab/>drivers/net/ethernet/samsung/sxgbe/sxgbe_platform.c</text:p>
      <text:p text:style-name="P1">#<text:tab/>drivers/net/ethernet/seeq/Kconfig</text:p>
      <text:p text:style-name="P1">#<text:tab/>drivers/net/ethernet/seeq/sgiseeq.c</text:p>
      <text:p text:style-name="P1">#<text:tab/>drivers/net/ethernet/sfc/Kconfig</text:p>
      <text:p text:style-name="P1">#<text:tab/>drivers/net/ethernet/sfc/Makefile</text:p>
      <text:p text:style-name="P1">#<text:tab/>drivers/net/ethernet/sfc/ef10.c</text:p>
      <text:p text:style-name="P1">#<text:tab/>drivers/net/ethernet/sfc/efx.c</text:p>
      <text:p text:style-name="P1">#<text:tab/>drivers/net/ethernet/sfc/efx.h</text:p>
      <text:p text:style-name="P1">#<text:tab/>drivers/net/ethernet/sfc/enum.h</text:p>
      <text:p text:style-name="P1">#<text:tab/>drivers/net/ethernet/sfc/ethtool.c</text:p>
      <text:p text:style-name="P1">#<text:tab/>drivers/net/ethernet/sfc/falcon.c</text:p>
      <text:p text:style-name="P1">#<text:tab/>drivers/net/ethernet/sfc/falcon_boards.c</text:p>
      <text:p text:style-name="P1">#<text:tab/>drivers/net/ethernet/sfc/farch.c</text:p>
      <text:p text:style-name="P1">#<text:tab/>drivers/net/ethernet/sfc/mcdi.c</text:p>
      <text:p text:style-name="P1">#<text:tab/>drivers/net/ethernet/sfc/mcdi.h</text:p>
      <text:p text:style-name="P1">#<text:tab/>drivers/net/ethernet/sfc/mcdi_pcol.h</text:p>
      <text:p text:style-name="P1">#<text:tab/>drivers/net/ethernet/sfc/mcdi_port.c</text:p>
      <text:p text:style-name="P1">#<text:tab/>drivers/net/ethernet/sfc/net_driver.h</text:p>
      <text:p text:style-name="P1">#<text:tab/>drivers/net/ethernet/sfc/nic.c</text:p>
      <text:p text:style-name="P1">#<text:tab/>drivers/net/ethernet/sfc/nic.h</text:p>
      <text:p text:style-name="P1"><text:soft-page-break/>#<text:tab/>drivers/net/ethernet/sfc/ptp.c</text:p>
      <text:p text:style-name="P1">#<text:tab/>drivers/net/ethernet/sfc/rx.c</text:p>
      <text:p text:style-name="P1">#<text:tab/>drivers/net/ethernet/sfc/selftest.c</text:p>
      <text:p text:style-name="P1">#<text:tab/>drivers/net/ethernet/sfc/selftest.h</text:p>
      <text:p text:style-name="P1">#<text:tab/>drivers/net/ethernet/sfc/siena.c</text:p>
      <text:p text:style-name="P1">#<text:tab/>drivers/net/ethernet/sfc/siena_sriov.c</text:p>
      <text:p text:style-name="P1">#<text:tab/>drivers/net/ethernet/sfc/tx.c</text:p>
      <text:p text:style-name="P1">#<text:tab/>drivers/net/ethernet/sfc/txc43128_phy.c</text:p>
      <text:p text:style-name="P1">#<text:tab/>drivers/net/ethernet/sfc/vfdi.h</text:p>
      <text:p text:style-name="P1">#<text:tab/>drivers/net/ethernet/sfc/workarounds.h</text:p>
      <text:p text:style-name="P1">#<text:tab/>drivers/net/ethernet/sgi/Kconfig</text:p>
      <text:p text:style-name="P1">#<text:tab/>drivers/net/ethernet/sgi/meth.c</text:p>
      <text:p text:style-name="P1">#<text:tab/>drivers/net/ethernet/silan/Kconfig</text:p>
      <text:p text:style-name="P1">#<text:tab/>drivers/net/ethernet/sis/Kconfig</text:p>
      <text:p text:style-name="P1">#<text:tab/>drivers/net/ethernet/sis/sis900.c</text:p>
      <text:p text:style-name="P1">#<text:tab/>drivers/net/ethernet/sis/sis900.h</text:p>
      <text:p text:style-name="P1">#<text:tab/>drivers/net/ethernet/smsc/Kconfig</text:p>
      <text:p text:style-name="P1">#<text:tab/>drivers/net/ethernet/smsc/epic100.c</text:p>
      <text:p text:style-name="P1">#<text:tab/>drivers/net/ethernet/smsc/smc911x.c</text:p>
      <text:p text:style-name="P1">#<text:tab/>drivers/net/ethernet/smsc/smc911x.h</text:p>
      <text:p text:style-name="P1">#<text:tab/>drivers/net/ethernet/smsc/smc9194.c</text:p>
      <text:p text:style-name="P1">#<text:tab/>drivers/net/ethernet/smsc/smc91c92_cs.c</text:p>
      <text:p text:style-name="P1">#<text:tab/>drivers/net/ethernet/smsc/smc91x.c</text:p>
      <text:p text:style-name="P1">#<text:tab/>drivers/net/ethernet/smsc/smc91x.h</text:p>
      <text:p text:style-name="P1">#<text:tab/>drivers/net/ethernet/smsc/smsc911x.c</text:p>
      <text:p text:style-name="P1">#<text:tab/>drivers/net/ethernet/smsc/smsc9420.c</text:p>
      <text:p text:style-name="P1">#<text:tab/>drivers/net/ethernet/stmicro/Kconfig</text:p>
      <text:p text:style-name="P1">#<text:tab/>drivers/net/ethernet/stmicro/stmmac/Kconfig</text:p>
      <text:p text:style-name="P1">#<text:tab/>drivers/net/ethernet/stmicro/stmmac/Makefile</text:p>
      <text:p text:style-name="P1">#<text:tab/>drivers/net/ethernet/stmicro/stmmac/chain_mode.c</text:p>
      <text:p text:style-name="P1">#<text:tab/>drivers/net/ethernet/stmicro/stmmac/common.h</text:p>
      <text:p text:style-name="P1">#<text:tab/>drivers/net/ethernet/stmicro/stmmac/descs.h</text:p>
      <text:p text:style-name="P1">#<text:tab/>drivers/net/ethernet/stmicro/stmmac/descs_com.h</text:p>
      <text:p text:style-name="P1">#<text:tab/>drivers/net/ethernet/stmicro/stmmac/dwmac-meson.c</text:p>
      <text:p text:style-name="P1">#<text:tab/>drivers/net/ethernet/stmicro/stmmac/dwmac-socfpga.c</text:p>
      <text:p text:style-name="P1">#<text:tab/>drivers/net/ethernet/stmicro/stmmac/dwmac-sti.c</text:p>
      <text:p text:style-name="P1">#<text:tab/>drivers/net/ethernet/stmicro/stmmac/dwmac-sunxi.c</text:p>
      <text:p text:style-name="P1">#<text:tab/>drivers/net/ethernet/stmicro/stmmac/dwmac100.h</text:p>
      <text:p text:style-name="P1">#<text:tab/>drivers/net/ethernet/stmicro/stmmac/dwmac1000.h</text:p>
      <text:p text:style-name="P1">#<text:tab/>drivers/net/ethernet/stmicro/stmmac/dwmac1000_core.c</text:p>
      <text:p text:style-name="P1">#<text:tab/>drivers/net/ethernet/stmicro/stmmac/dwmac1000_dma.c</text:p>
      <text:p text:style-name="P1">#<text:tab/>drivers/net/ethernet/stmicro/stmmac/dwmac100_core.c</text:p>
      <text:p text:style-name="P1">#<text:tab/>drivers/net/ethernet/stmicro/stmmac/dwmac100_dma.c</text:p>
      <text:p text:style-name="P1">#<text:tab/>drivers/net/ethernet/stmicro/stmmac/dwmac_dma.h</text:p>
      <text:p text:style-name="P1">#<text:tab/>drivers/net/ethernet/stmicro/stmmac/dwmac_lib.c</text:p>
      <text:p text:style-name="P1">#<text:tab/>drivers/net/ethernet/stmicro/stmmac/enh_desc.c</text:p>
      <text:p text:style-name="P1">#<text:tab/>drivers/net/ethernet/stmicro/stmmac/mmc.h</text:p>
      <text:p text:style-name="P1">#<text:tab/>drivers/net/ethernet/stmicro/stmmac/mmc_core.c</text:p>
      <text:p text:style-name="P1">#<text:tab/>drivers/net/ethernet/stmicro/stmmac/norm_desc.c</text:p>
      <text:p text:style-name="P1">#<text:tab/>drivers/net/ethernet/stmicro/stmmac/ring_mode.c</text:p>
      <text:p text:style-name="P1">#<text:tab/>drivers/net/ethernet/stmicro/stmmac/stmmac.h</text:p>
      <text:p text:style-name="P1">#<text:tab/>drivers/net/ethernet/stmicro/stmmac/stmmac_ethtool.c</text:p>
      <text:p text:style-name="P1"><text:soft-page-break/>#<text:tab/>drivers/net/ethernet/stmicro/stmmac/stmmac_hwtstamp.c</text:p>
      <text:p text:style-name="P1">#<text:tab/>drivers/net/ethernet/stmicro/stmmac/stmmac_main.c</text:p>
      <text:p text:style-name="P1">#<text:tab/>drivers/net/ethernet/stmicro/stmmac/stmmac_mdio.c</text:p>
      <text:p text:style-name="P1">#<text:tab/>drivers/net/ethernet/stmicro/stmmac/stmmac_pci.c</text:p>
      <text:p text:style-name="P1">#<text:tab/>drivers/net/ethernet/stmicro/stmmac/stmmac_platform.c</text:p>
      <text:p text:style-name="P1">#<text:tab/>drivers/net/ethernet/stmicro/stmmac/stmmac_ptp.c</text:p>
      <text:p text:style-name="P1">#<text:tab/>drivers/net/ethernet/stmicro/stmmac/stmmac_ptp.h</text:p>
      <text:p text:style-name="P1">#<text:tab/>drivers/net/ethernet/sun/Kconfig</text:p>
      <text:p text:style-name="P1">#<text:tab/>drivers/net/ethernet/sun/Makefile</text:p>
      <text:p text:style-name="P1">#<text:tab/>drivers/net/ethernet/sun/cassini.c</text:p>
      <text:p text:style-name="P1">#<text:tab/>drivers/net/ethernet/sun/niu.c</text:p>
      <text:p text:style-name="P1">#<text:tab/>drivers/net/ethernet/sun/sunbmac.c</text:p>
      <text:p text:style-name="P1">#<text:tab/>drivers/net/ethernet/sun/sunbmac.h</text:p>
      <text:p text:style-name="P1">#<text:tab/>drivers/net/ethernet/sun/sungem.c</text:p>
      <text:p text:style-name="P1">#<text:tab/>drivers/net/ethernet/sun/sunhme.c</text:p>
      <text:p text:style-name="P1">#<text:tab/>drivers/net/ethernet/sun/sunqe.c</text:p>
      <text:p text:style-name="P1">#<text:tab/>drivers/net/ethernet/sun/sunqe.h</text:p>
      <text:p text:style-name="P1">#<text:tab/>drivers/net/ethernet/sun/sunvnet.c</text:p>
      <text:p text:style-name="P1">#<text:tab/>drivers/net/ethernet/tehuti/Kconfig</text:p>
      <text:p text:style-name="P1">#<text:tab/>drivers/net/ethernet/tehuti/tehuti.c</text:p>
      <text:p text:style-name="P1">#<text:tab/>drivers/net/ethernet/ti/Kconfig</text:p>
      <text:p text:style-name="P1">#<text:tab/>drivers/net/ethernet/ti/Makefile</text:p>
      <text:p text:style-name="P1">#<text:tab/>drivers/net/ethernet/ti/cpmac.c</text:p>
      <text:p text:style-name="P1">#<text:tab/>drivers/net/ethernet/ti/cpsw-phy-sel.c</text:p>
      <text:p text:style-name="P1">#<text:tab/>drivers/net/ethernet/ti/cpsw.c</text:p>
      <text:p text:style-name="P1">#<text:tab/>drivers/net/ethernet/ti/cpsw.h</text:p>
      <text:p text:style-name="P1">#<text:tab/>drivers/net/ethernet/ti/cpsw_ale.c</text:p>
      <text:p text:style-name="P1">#<text:tab/>drivers/net/ethernet/ti/cpsw_ale.h</text:p>
      <text:p text:style-name="P1">#<text:tab/>drivers/net/ethernet/ti/cpts.c</text:p>
      <text:p text:style-name="P1">#<text:tab/>drivers/net/ethernet/ti/davinci_cpdma.c</text:p>
      <text:p text:style-name="P1">#<text:tab/>drivers/net/ethernet/ti/davinci_cpdma.h</text:p>
      <text:p text:style-name="P1">#<text:tab/>drivers/net/ethernet/ti/davinci_emac.c</text:p>
      <text:p text:style-name="P1">#<text:tab/>drivers/net/ethernet/ti/davinci_mdio.c</text:p>
      <text:p text:style-name="P1">#<text:tab/>drivers/net/ethernet/ti/tlan.c</text:p>
      <text:p text:style-name="P1">#<text:tab/>drivers/net/ethernet/tile/tilegx.c</text:p>
      <text:p text:style-name="P1">#<text:tab/>drivers/net/ethernet/tile/tilepro.c</text:p>
      <text:p text:style-name="P1">#<text:tab/>drivers/net/ethernet/toshiba/Kconfig</text:p>
      <text:p text:style-name="P1">#<text:tab/>drivers/net/ethernet/toshiba/ps3_gelic_net.c</text:p>
      <text:p text:style-name="P1">#<text:tab/>drivers/net/ethernet/toshiba/ps3_gelic_net.h</text:p>
      <text:p text:style-name="P1">#<text:tab/>drivers/net/ethernet/toshiba/ps3_gelic_wireless.c</text:p>
      <text:p text:style-name="P1">#<text:tab/>drivers/net/ethernet/toshiba/spider_net.c</text:p>
      <text:p text:style-name="P1">#<text:tab/>drivers/net/ethernet/toshiba/tc35815.c</text:p>
      <text:p text:style-name="P1">#<text:tab/>drivers/net/ethernet/tundra/Kconfig</text:p>
      <text:p text:style-name="P1">#<text:tab/>drivers/net/ethernet/tundra/tsi108_eth.c</text:p>
      <text:p text:style-name="P1">#<text:tab/>drivers/net/ethernet/via/Kconfig</text:p>
      <text:p text:style-name="P1">#<text:tab/>drivers/net/ethernet/via/via-rhine.c</text:p>
      <text:p text:style-name="P1">#<text:tab/>drivers/net/ethernet/via/via-velocity.c</text:p>
      <text:p text:style-name="P1">#<text:tab/>drivers/net/ethernet/wiznet/Kconfig</text:p>
      <text:p text:style-name="P1">#<text:tab/>drivers/net/ethernet/wiznet/Makefile</text:p>
      <text:p text:style-name="P1">#<text:tab/>drivers/net/ethernet/wiznet/w5100.c</text:p>
      <text:p text:style-name="P1">#<text:tab/>drivers/net/ethernet/wiznet/w5300.c</text:p>
      <text:p text:style-name="P1">#<text:tab/>drivers/net/ethernet/xilinx/Kconfig</text:p>
      <text:p text:style-name="P1"><text:soft-page-break/>#<text:tab/>drivers/net/ethernet/xilinx/ll_temac.h</text:p>
      <text:p text:style-name="P1">#<text:tab/>drivers/net/ethernet/xilinx/ll_temac_main.c</text:p>
      <text:p text:style-name="P1">#<text:tab/>drivers/net/ethernet/xilinx/ll_temac_mdio.c</text:p>
      <text:p text:style-name="P1">#<text:tab/>drivers/net/ethernet/xilinx/xilinx_axienet.h</text:p>
      <text:p text:style-name="P1">#<text:tab/>drivers/net/ethernet/xilinx/xilinx_axienet_main.c</text:p>
      <text:p text:style-name="P1">#<text:tab/>drivers/net/ethernet/xilinx/xilinx_axienet_mdio.c</text:p>
      <text:p text:style-name="P1">#<text:tab/>drivers/net/ethernet/xilinx/xilinx_emaclite.c</text:p>
      <text:p text:style-name="P1">#<text:tab/>drivers/net/ethernet/xircom/Kconfig</text:p>
      <text:p text:style-name="P1">#<text:tab/>drivers/net/ethernet/xircom/xirc2ps_cs.c</text:p>
      <text:p text:style-name="P1">#<text:tab/>drivers/net/ethernet/xscale/Kconfig</text:p>
      <text:p text:style-name="P1">#<text:tab/>drivers/net/ethernet/xscale/ixp4xx_eth.c</text:p>
      <text:p text:style-name="P1">#<text:tab/>drivers/net/fddi/defxx.c</text:p>
      <text:p text:style-name="P1">#<text:tab/>drivers/net/fddi/defxx.h</text:p>
      <text:p text:style-name="P1">#<text:tab/>drivers/net/fddi/skfp/Makefile</text:p>
      <text:p text:style-name="P1">#<text:tab/>drivers/net/fddi/skfp/h/hwmtm.h</text:p>
      <text:p text:style-name="P1">#<text:tab/>drivers/net/fddi/skfp/smt.c</text:p>
      <text:p text:style-name="P1">#<text:tab/>drivers/net/fddi/skfp/srf.c</text:p>
      <text:p text:style-name="P1">#<text:tab/>drivers/net/hamradio/6pack.c</text:p>
      <text:p text:style-name="P1">#<text:tab/>drivers/net/hamradio/baycom_epp.c</text:p>
      <text:p text:style-name="P1">#<text:tab/>drivers/net/hamradio/baycom_par.c</text:p>
      <text:p text:style-name="P1">#<text:tab/>drivers/net/hamradio/baycom_ser_fdx.c</text:p>
      <text:p text:style-name="P1">#<text:tab/>drivers/net/hamradio/bpqether.c</text:p>
      <text:p text:style-name="P1">#<text:tab/>drivers/net/hamradio/dmascc.c</text:p>
      <text:p text:style-name="P1">#<text:tab/>drivers/net/hamradio/hdlcdrv.c</text:p>
      <text:p text:style-name="P1">#<text:tab/>drivers/net/hamradio/mkiss.c</text:p>
      <text:p text:style-name="P1">#<text:tab/>drivers/net/hamradio/scc.c</text:p>
      <text:p text:style-name="P1">#<text:tab/>drivers/net/hamradio/yam.c</text:p>
      <text:p text:style-name="P1">#<text:tab/>drivers/net/hyperv/hyperv_net.h</text:p>
      <text:p text:style-name="P1">#<text:tab/>drivers/net/hyperv/netvsc.c</text:p>
      <text:p text:style-name="P1">#<text:tab/>drivers/net/hyperv/netvsc_drv.c</text:p>
      <text:p text:style-name="P1">#<text:tab/>drivers/net/hyperv/rndis_filter.c</text:p>
      <text:p text:style-name="P1">#<text:tab/>drivers/net/ieee802154/Kconfig</text:p>
      <text:p text:style-name="P1">#<text:tab/>drivers/net/ieee802154/Makefile</text:p>
      <text:p text:style-name="P1">#<text:tab/>drivers/net/ieee802154/at86rf230.c</text:p>
      <text:p text:style-name="P1">#<text:tab/>drivers/net/ieee802154/cc2520.c</text:p>
      <text:p text:style-name="P1">#<text:tab/>drivers/net/ieee802154/fakelb.c</text:p>
      <text:p text:style-name="P1">#<text:tab/>drivers/net/ieee802154/mrf24j40.c</text:p>
      <text:p text:style-name="P1">#<text:tab/>drivers/net/ifb.c</text:p>
      <text:p text:style-name="P1">#<text:tab/>drivers/net/irda/Kconfig</text:p>
      <text:p text:style-name="P1">#<text:tab/>drivers/net/irda/Makefile</text:p>
      <text:p text:style-name="P1">#<text:tab/>drivers/net/irda/act200l-sir.c</text:p>
      <text:p text:style-name="P1">#<text:tab/>drivers/net/irda/actisys-sir.c</text:p>
      <text:p text:style-name="P1">#<text:tab/>drivers/net/irda/ali-ircc.c</text:p>
      <text:p text:style-name="P1">#<text:tab/>drivers/net/irda/ali-ircc.h</text:p>
      <text:p text:style-name="P1">#<text:tab/>drivers/net/irda/au1k_ir.c</text:p>
      <text:p text:style-name="P1">#<text:tab/>drivers/net/irda/bfin_sir.c</text:p>
      <text:p text:style-name="P1">#<text:tab/>drivers/net/irda/bfin_sir.h</text:p>
      <text:p text:style-name="P1">#<text:tab/>drivers/net/irda/donauboe.c</text:p>
      <text:p text:style-name="P1">#<text:tab/>drivers/net/irda/girbil-sir.c</text:p>
      <text:p text:style-name="P1">#<text:tab/>drivers/net/irda/irda-usb.c</text:p>
      <text:p text:style-name="P1">#<text:tab/>drivers/net/irda/irda-usb.h</text:p>
      <text:p text:style-name="P1">#<text:tab/>drivers/net/irda/irtty-sir.c</text:p>
      <text:p text:style-name="P1"><text:soft-page-break/>#<text:tab/>drivers/net/irda/kingsun-sir.c</text:p>
      <text:p text:style-name="P1">#<text:tab/>drivers/net/irda/ks959-sir.c</text:p>
      <text:p text:style-name="P1">#<text:tab/>drivers/net/irda/litelink-sir.c</text:p>
      <text:p text:style-name="P1">#<text:tab/>drivers/net/irda/ma600-sir.c</text:p>
      <text:p text:style-name="P1">#<text:tab/>drivers/net/irda/mcp2120-sir.c</text:p>
      <text:p text:style-name="P1">#<text:tab/>drivers/net/irda/mcs7780.c</text:p>
      <text:p text:style-name="P1">#<text:tab/>drivers/net/irda/mcs7780.h</text:p>
      <text:p text:style-name="P1">#<text:tab/>drivers/net/irda/nsc-ircc.c</text:p>
      <text:p text:style-name="P1">#<text:tab/>drivers/net/irda/nsc-ircc.h</text:p>
      <text:p text:style-name="P1">#<text:tab/>drivers/net/irda/old_belkin-sir.c</text:p>
      <text:p text:style-name="P1">#<text:tab/>drivers/net/irda/pxaficp_ir.c</text:p>
      <text:p text:style-name="P1">#<text:tab/>drivers/net/irda/sa1100_ir.c</text:p>
      <text:p text:style-name="P1">#<text:tab/>drivers/net/irda/sir_dev.c</text:p>
      <text:p text:style-name="P1">#<text:tab/>drivers/net/irda/sir_dongle.c</text:p>
      <text:p text:style-name="P1">#<text:tab/>drivers/net/irda/smsc-ircc2.c</text:p>
      <text:p text:style-name="P1">#<text:tab/>drivers/net/irda/stir4200.c</text:p>
      <text:p text:style-name="P1">#<text:tab/>drivers/net/irda/tekram-sir.c</text:p>
      <text:p text:style-name="P1">#<text:tab/>drivers/net/irda/toim3232-sir.c</text:p>
      <text:p text:style-name="P1">#<text:tab/>drivers/net/irda/via-ircc.c</text:p>
      <text:p text:style-name="P1">#<text:tab/>drivers/net/irda/via-ircc.h</text:p>
      <text:p text:style-name="P1">#<text:tab/>drivers/net/irda/vlsi_ir.c</text:p>
      <text:p text:style-name="P1">#<text:tab/>drivers/net/irda/vlsi_ir.h</text:p>
      <text:p text:style-name="P1">#<text:tab/>drivers/net/irda/w83977af_ir.c</text:p>
      <text:p text:style-name="P1">#<text:tab/>drivers/net/loopback.c</text:p>
      <text:p text:style-name="P1">#<text:tab/>drivers/net/macvlan.c</text:p>
      <text:p text:style-name="P1">#<text:tab/>drivers/net/macvtap.c</text:p>
      <text:p text:style-name="P1">#<text:tab/>drivers/net/mii.c</text:p>
      <text:p text:style-name="P1">#<text:tab/>drivers/net/netconsole.c</text:p>
      <text:p text:style-name="P1">#<text:tab/>drivers/net/nlmon.c</text:p>
      <text:p text:style-name="P1">#<text:tab/>drivers/net/ntb_netdev.c</text:p>
      <text:p text:style-name="P1">#<text:tab/>drivers/net/phy/Kconfig</text:p>
      <text:p text:style-name="P1">#<text:tab/>drivers/net/phy/Makefile</text:p>
      <text:p text:style-name="P1">#<text:tab/>drivers/net/phy/amd.c</text:p>
      <text:p text:style-name="P1">#<text:tab/>drivers/net/phy/at803x.c</text:p>
      <text:p text:style-name="P1">#<text:tab/>drivers/net/phy/bcm63xx.c</text:p>
      <text:p text:style-name="P1">#<text:tab/>drivers/net/phy/bcm7xxx.c</text:p>
      <text:p text:style-name="P1">#<text:tab/>drivers/net/phy/bcm87xx.c</text:p>
      <text:p text:style-name="P1">#<text:tab/>drivers/net/phy/broadcom.c</text:p>
      <text:p text:style-name="P1">#<text:tab/>drivers/net/phy/cicada.c</text:p>
      <text:p text:style-name="P1">#<text:tab/>drivers/net/phy/davicom.c</text:p>
      <text:p text:style-name="P1">#<text:tab/>drivers/net/phy/dp83640.c</text:p>
      <text:p text:style-name="P1">#<text:tab/>drivers/net/phy/et1011c.c</text:p>
      <text:p text:style-name="P1">#<text:tab/>drivers/net/phy/icplus.c</text:p>
      <text:p text:style-name="P1">#<text:tab/>drivers/net/phy/lxt.c</text:p>
      <text:p text:style-name="P1">#<text:tab/>drivers/net/phy/marvell.c</text:p>
      <text:p text:style-name="P1">#<text:tab/>drivers/net/phy/mdio-bcm-unimac.c</text:p>
      <text:p text:style-name="P1">#<text:tab/>drivers/net/phy/mdio-bitbang.c</text:p>
      <text:p text:style-name="P1">#<text:tab/>drivers/net/phy/mdio-gpio.c</text:p>
      <text:p text:style-name="P1">#<text:tab/>drivers/net/phy/mdio-moxart.c</text:p>
      <text:p text:style-name="P1">#<text:tab/>drivers/net/phy/mdio-mux-gpio.c</text:p>
      <text:p text:style-name="P1">#<text:tab/>drivers/net/phy/mdio-mux-mmioreg.c</text:p>
      <text:p text:style-name="P1">#<text:tab/>drivers/net/phy/mdio-mux.c</text:p>
      <text:p text:style-name="P1"><text:soft-page-break/>#<text:tab/>drivers/net/phy/mdio-octeon.c</text:p>
      <text:p text:style-name="P1">#<text:tab/>drivers/net/phy/mdio-sun4i.c</text:p>
      <text:p text:style-name="P1">#<text:tab/>drivers/net/phy/mdio_bus.c</text:p>
      <text:p text:style-name="P1">#<text:tab/>drivers/net/phy/micrel.c</text:p>
      <text:p text:style-name="P1">#<text:tab/>drivers/net/phy/national.c</text:p>
      <text:p text:style-name="P1">#<text:tab/>drivers/net/phy/phy.c</text:p>
      <text:p text:style-name="P1">#<text:tab/>drivers/net/phy/phy_device.c</text:p>
      <text:p text:style-name="P1">#<text:tab/>drivers/net/phy/qsemi.c</text:p>
      <text:p text:style-name="P1">#<text:tab/>drivers/net/phy/realtek.c</text:p>
      <text:p text:style-name="P1">#<text:tab/>drivers/net/phy/smsc.c</text:p>
      <text:p text:style-name="P1">#<text:tab/>drivers/net/phy/spi_ks8995.c</text:p>
      <text:p text:style-name="P1">#<text:tab/>drivers/net/phy/ste10Xp.c</text:p>
      <text:p text:style-name="P1">#<text:tab/>drivers/net/phy/vitesse.c</text:p>
      <text:p text:style-name="P1">#<text:tab/>drivers/net/plip/plip.c</text:p>
      <text:p text:style-name="P1">#<text:tab/>drivers/net/ppp/Kconfig</text:p>
      <text:p text:style-name="P1">#<text:tab/>drivers/net/ppp/Makefile</text:p>
      <text:p text:style-name="P1">#<text:tab/>drivers/net/ppp/ppp_async.c</text:p>
      <text:p text:style-name="P1">#<text:tab/>drivers/net/ppp/ppp_deflate.c</text:p>
      <text:p text:style-name="P1">#<text:tab/>drivers/net/ppp/ppp_generic.c</text:p>
      <text:p text:style-name="P1">#<text:tab/>drivers/net/ppp/ppp_mppe.c</text:p>
      <text:p text:style-name="P1">#<text:tab/>drivers/net/ppp/pppoe.c</text:p>
      <text:p text:style-name="P1">#<text:tab/>drivers/net/ppp/pppox.c</text:p>
      <text:p text:style-name="P1">#<text:tab/>drivers/net/ppp/pptp.c</text:p>
      <text:p text:style-name="P1">#<text:tab/>drivers/net/rionet.c</text:p>
      <text:p text:style-name="P1">#<text:tab/>drivers/net/sb1000.c</text:p>
      <text:p text:style-name="P1">#<text:tab/>drivers/net/slip/slhc.c</text:p>
      <text:p text:style-name="P1">#<text:tab/>drivers/net/slip/slip.c</text:p>
      <text:p text:style-name="P1">#<text:tab/>drivers/net/team/team.c</text:p>
      <text:p text:style-name="P1">#<text:tab/>drivers/net/team/team_mode_activebackup.c</text:p>
      <text:p text:style-name="P1">#<text:tab/>drivers/net/team/team_mode_broadcast.c</text:p>
      <text:p text:style-name="P1">#<text:tab/>drivers/net/team/team_mode_loadbalance.c</text:p>
      <text:p text:style-name="P1">#<text:tab/>drivers/net/team/team_mode_random.c</text:p>
      <text:p text:style-name="P1">#<text:tab/>drivers/net/team/team_mode_roundrobin.c</text:p>
      <text:p text:style-name="P1">#<text:tab/>drivers/net/tun.c</text:p>
      <text:p text:style-name="P1">#<text:tab/>drivers/net/usb/Kconfig</text:p>
      <text:p text:style-name="P1">#<text:tab/>drivers/net/usb/Makefile</text:p>
      <text:p text:style-name="P1">#<text:tab/>drivers/net/usb/asix.h</text:p>
      <text:p text:style-name="P1">#<text:tab/>drivers/net/usb/asix_common.c</text:p>
      <text:p text:style-name="P1">#<text:tab/>drivers/net/usb/asix_devices.c</text:p>
      <text:p text:style-name="P1">#<text:tab/>drivers/net/usb/ax88172a.c</text:p>
      <text:p text:style-name="P1">#<text:tab/>drivers/net/usb/ax88179_178a.c</text:p>
      <text:p text:style-name="P1">#<text:tab/>drivers/net/usb/catc.c</text:p>
      <text:p text:style-name="P1">#<text:tab/>drivers/net/usb/cdc-phonet.c</text:p>
      <text:p text:style-name="P1">#<text:tab/>drivers/net/usb/cdc_ether.c</text:p>
      <text:p text:style-name="P1">#<text:tab/>drivers/net/usb/cdc_mbim.c</text:p>
      <text:p text:style-name="P1">#<text:tab/>drivers/net/usb/cdc_ncm.c</text:p>
      <text:p text:style-name="P1">#<text:tab/>drivers/net/usb/cx82310_eth.c</text:p>
      <text:p text:style-name="P1">#<text:tab/>drivers/net/usb/dm9601.c</text:p>
      <text:p text:style-name="P1">#<text:tab/>drivers/net/usb/hso.c</text:p>
      <text:p text:style-name="P1">#<text:tab/>drivers/net/usb/huawei_cdc_ncm.c</text:p>
      <text:p text:style-name="P1">#<text:tab/>drivers/net/usb/ipheth.c</text:p>
      <text:p text:style-name="P1">#<text:tab/>drivers/net/usb/kalmia.c</text:p>
      <text:p text:style-name="P1"><text:soft-page-break/>#<text:tab/>drivers/net/usb/kaweth.c</text:p>
      <text:p text:style-name="P1">#<text:tab/>drivers/net/usb/lg-vl600.c</text:p>
      <text:p text:style-name="P1">#<text:tab/>drivers/net/usb/mcs7830.c</text:p>
      <text:p text:style-name="P1">#<text:tab/>drivers/net/usb/pegasus.c</text:p>
      <text:p text:style-name="P1">#<text:tab/>drivers/net/usb/plusb.c</text:p>
      <text:p text:style-name="P1">#<text:tab/>drivers/net/usb/qmi_wwan.c</text:p>
      <text:p text:style-name="P1">#<text:tab/>drivers/net/usb/r8152.c</text:p>
      <text:p text:style-name="P1">#<text:tab/>drivers/net/usb/rndis_host.c</text:p>
      <text:p text:style-name="P1">#<text:tab/>drivers/net/usb/rtl8150.c</text:p>
      <text:p text:style-name="P1">#<text:tab/>drivers/net/usb/sierra_net.c</text:p>
      <text:p text:style-name="P1">#<text:tab/>drivers/net/usb/smsc75xx.c</text:p>
      <text:p text:style-name="P1">#<text:tab/>drivers/net/usb/smsc95xx.c</text:p>
      <text:p text:style-name="P1">#<text:tab/>drivers/net/usb/smsc95xx.h</text:p>
      <text:p text:style-name="P1">#<text:tab/>drivers/net/usb/sr9700.c</text:p>
      <text:p text:style-name="P1">#<text:tab/>drivers/net/usb/sr9700.h</text:p>
      <text:p text:style-name="P1">#<text:tab/>drivers/net/usb/sr9800.c</text:p>
      <text:p text:style-name="P1">#<text:tab/>drivers/net/usb/usbnet.c</text:p>
      <text:p text:style-name="P1">#<text:tab/>drivers/net/veth.c</text:p>
      <text:p text:style-name="P1">#<text:tab/>drivers/net/virtio_net.c</text:p>
      <text:p text:style-name="P1">#<text:tab/>drivers/net/vmxnet3/Makefile</text:p>
      <text:p text:style-name="P1">#<text:tab/>drivers/net/vmxnet3/upt1_defs.h</text:p>
      <text:p text:style-name="P1">#<text:tab/>drivers/net/vmxnet3/vmxnet3_defs.h</text:p>
      <text:p text:style-name="P1">#<text:tab/>drivers/net/vmxnet3/vmxnet3_drv.c</text:p>
      <text:p text:style-name="P1">#<text:tab/>drivers/net/vmxnet3/vmxnet3_ethtool.c</text:p>
      <text:p text:style-name="P1">#<text:tab/>drivers/net/vmxnet3/vmxnet3_int.h</text:p>
      <text:p text:style-name="P1">#<text:tab/>drivers/net/vxlan.c</text:p>
      <text:p text:style-name="P1">#<text:tab/>drivers/net/wan/Kconfig</text:p>
      <text:p text:style-name="P1">#<text:tab/>drivers/net/wan/Makefile</text:p>
      <text:p text:style-name="P1">#<text:tab/>drivers/net/wan/cosa.c</text:p>
      <text:p text:style-name="P1">#<text:tab/>drivers/net/wan/dscc4.c</text:p>
      <text:p text:style-name="P1">#<text:tab/>drivers/net/wan/farsync.c</text:p>
      <text:p text:style-name="P1">#<text:tab/>drivers/net/wan/hdlc.c</text:p>
      <text:p text:style-name="P1">#<text:tab/>drivers/net/wan/hdlc_cisco.c</text:p>
      <text:p text:style-name="P1">#<text:tab/>drivers/net/wan/hdlc_fr.c</text:p>
      <text:p text:style-name="P1">#<text:tab/>drivers/net/wan/hdlc_ppp.c</text:p>
      <text:p text:style-name="P1">#<text:tab/>drivers/net/wan/hdlc_raw.c</text:p>
      <text:p text:style-name="P1">#<text:tab/>drivers/net/wan/hdlc_raw_eth.c</text:p>
      <text:p text:style-name="P1">#<text:tab/>drivers/net/wan/hdlc_x25.c</text:p>
      <text:p text:style-name="P1">#<text:tab/>drivers/net/wan/ixp4xx_hss.c</text:p>
      <text:p text:style-name="P1">#<text:tab/>drivers/net/wan/lapbether.c</text:p>
      <text:p text:style-name="P1">#<text:tab/>drivers/net/wan/lmc/lmc_main.c</text:p>
      <text:p text:style-name="P1">#<text:tab/>drivers/net/wan/sbni.c</text:p>
      <text:p text:style-name="P1">#<text:tab/>drivers/net/wan/sdla.c</text:p>
      <text:p text:style-name="P1">#<text:tab/>drivers/net/wan/wanxl.c</text:p>
      <text:p text:style-name="P1">#<text:tab/>drivers/net/wan/x25_asy.c</text:p>
      <text:p text:style-name="P1">#<text:tab/>drivers/net/wan/z85230.c</text:p>
      <text:p text:style-name="P1">#<text:tab/>drivers/net/wimax/i2400m/fw.c</text:p>
      <text:p text:style-name="P1">#<text:tab/>drivers/net/wimax/i2400m/netdev.c</text:p>
      <text:p text:style-name="P1">#<text:tab/>drivers/net/wimax/i2400m/op-rfkill.c</text:p>
      <text:p text:style-name="P1">#<text:tab/>drivers/net/wimax/i2400m/usb-fw.c</text:p>
      <text:p text:style-name="P1">#<text:tab/>drivers/net/wimax/i2400m/usb-notif.c</text:p>
      <text:p text:style-name="P1">#<text:tab/>drivers/net/wireless/Kconfig</text:p>
      <text:p text:style-name="P1"><text:soft-page-break/>#<text:tab/>drivers/net/wireless/Makefile</text:p>
      <text:p text:style-name="P1">#<text:tab/>drivers/net/wireless/ath/Kconfig</text:p>
      <text:p text:style-name="P1">#<text:tab/>drivers/net/wireless/ath/ar5523/ar5523.c</text:p>
      <text:p text:style-name="P1">#<text:tab/>drivers/net/wireless/ath/ar5523/ar5523.h</text:p>
      <text:p text:style-name="P1">#<text:tab/>drivers/net/wireless/ath/ath.h</text:p>
      <text:p text:style-name="P1">#<text:tab/>drivers/net/wireless/ath/ath10k/Kconfig</text:p>
      <text:p text:style-name="P1">#<text:tab/>drivers/net/wireless/ath/ath10k/Makefile</text:p>
      <text:p text:style-name="P1">#<text:tab/>drivers/net/wireless/ath/ath10k/bmi.c</text:p>
      <text:p text:style-name="P1">#<text:tab/>drivers/net/wireless/ath/ath10k/bmi.h</text:p>
      <text:p text:style-name="P1">#<text:tab/>drivers/net/wireless/ath/ath10k/ce.c</text:p>
      <text:p text:style-name="P1">#<text:tab/>drivers/net/wireless/ath/ath10k/ce.h</text:p>
      <text:p text:style-name="P1">#<text:tab/>drivers/net/wireless/ath/ath10k/core.c</text:p>
      <text:p text:style-name="P1">#<text:tab/>drivers/net/wireless/ath/ath10k/core.h</text:p>
      <text:p text:style-name="P1">#<text:tab/>drivers/net/wireless/ath/ath10k/debug.c</text:p>
      <text:p text:style-name="P1">#<text:tab/>drivers/net/wireless/ath/ath10k/debug.h</text:p>
      <text:p text:style-name="P1">#<text:tab/>drivers/net/wireless/ath/ath10k/hif.h</text:p>
      <text:p text:style-name="P1">#<text:tab/>drivers/net/wireless/ath/ath10k/htc.c</text:p>
      <text:p text:style-name="P1">#<text:tab/>drivers/net/wireless/ath/ath10k/htc.h</text:p>
      <text:p text:style-name="P1">#<text:tab/>drivers/net/wireless/ath/ath10k/htt.c</text:p>
      <text:p text:style-name="P1">#<text:tab/>drivers/net/wireless/ath/ath10k/htt.h</text:p>
      <text:p text:style-name="P1">#<text:tab/>drivers/net/wireless/ath/ath10k/htt_rx.c</text:p>
      <text:p text:style-name="P1">#<text:tab/>drivers/net/wireless/ath/ath10k/htt_tx.c</text:p>
      <text:p text:style-name="P1">#<text:tab/>drivers/net/wireless/ath/ath10k/hw.h</text:p>
      <text:p text:style-name="P1">#<text:tab/>drivers/net/wireless/ath/ath10k/mac.c</text:p>
      <text:p text:style-name="P1">#<text:tab/>drivers/net/wireless/ath/ath10k/mac.h</text:p>
      <text:p text:style-name="P1">#<text:tab/>drivers/net/wireless/ath/ath10k/pci.c</text:p>
      <text:p text:style-name="P1">#<text:tab/>drivers/net/wireless/ath/ath10k/pci.h</text:p>
      <text:p text:style-name="P1">#<text:tab/>drivers/net/wireless/ath/ath10k/rx_desc.h</text:p>
      <text:p text:style-name="P1">#<text:tab/>drivers/net/wireless/ath/ath10k/spectral.c</text:p>
      <text:p text:style-name="P1">#<text:tab/>drivers/net/wireless/ath/ath10k/spectral.h</text:p>
      <text:p text:style-name="P1">#<text:tab/>drivers/net/wireless/ath/ath10k/targaddrs.h</text:p>
      <text:p text:style-name="P1">#<text:tab/>drivers/net/wireless/ath/ath10k/testmode.c</text:p>
      <text:p text:style-name="P1">#<text:tab/>drivers/net/wireless/ath/ath10k/trace.h</text:p>
      <text:p text:style-name="P1">#<text:tab/>drivers/net/wireless/ath/ath10k/txrx.c</text:p>
      <text:p text:style-name="P1">#<text:tab/>drivers/net/wireless/ath/ath10k/txrx.h</text:p>
      <text:p text:style-name="P1">#<text:tab/>drivers/net/wireless/ath/ath10k/wmi.c</text:p>
      <text:p text:style-name="P1">#<text:tab/>drivers/net/wireless/ath/ath10k/wmi.h</text:p>
      <text:p text:style-name="P1">#<text:tab/>drivers/net/wireless/ath/ath5k/Kconfig</text:p>
      <text:p text:style-name="P1">#<text:tab/>drivers/net/wireless/ath/ath5k/Makefile</text:p>
      <text:p text:style-name="P1">#<text:tab/>drivers/net/wireless/ath/ath5k/ani.c</text:p>
      <text:p text:style-name="P1">#<text:tab/>drivers/net/wireless/ath/ath5k/ath5k.h</text:p>
      <text:p text:style-name="P1">#<text:tab/>drivers/net/wireless/ath/ath5k/attach.c</text:p>
      <text:p text:style-name="P1">#<text:tab/>drivers/net/wireless/ath/ath5k/base.c</text:p>
      <text:p text:style-name="P1">#<text:tab/>drivers/net/wireless/ath/ath5k/debug.c</text:p>
      <text:p text:style-name="P1">#<text:tab/>drivers/net/wireless/ath/ath5k/led.c</text:p>
      <text:p text:style-name="P1">#<text:tab/>drivers/net/wireless/ath/ath5k/mac80211-ops.c</text:p>
      <text:p text:style-name="P1">#<text:tab/>drivers/net/wireless/ath/ath5k/pcu.c</text:p>
      <text:p text:style-name="P1">#<text:tab/>drivers/net/wireless/ath/ath5k/phy.c</text:p>
      <text:p text:style-name="P1">#<text:tab/>drivers/net/wireless/ath/ath5k/qcu.c</text:p>
      <text:p text:style-name="P1">#<text:tab/>drivers/net/wireless/ath/ath5k/reset.c</text:p>
      <text:p text:style-name="P1">#<text:tab/>drivers/net/wireless/ath/ath6kl/cfg80211.c</text:p>
      <text:p text:style-name="P1">#<text:tab/>drivers/net/wireless/ath/ath6kl/cfg80211.h</text:p>
      <text:p text:style-name="P1"><text:soft-page-break/>#<text:tab/>drivers/net/wireless/ath/ath6kl/common.h</text:p>
      <text:p text:style-name="P1">#<text:tab/>drivers/net/wireless/ath/ath6kl/core.c</text:p>
      <text:p text:style-name="P1">#<text:tab/>drivers/net/wireless/ath/ath6kl/core.h</text:p>
      <text:p text:style-name="P1">#<text:tab/>drivers/net/wireless/ath/ath6kl/debug.c</text:p>
      <text:p text:style-name="P1">#<text:tab/>drivers/net/wireless/ath/ath6kl/debug.h</text:p>
      <text:p text:style-name="P1">#<text:tab/>drivers/net/wireless/ath/ath6kl/hif.c</text:p>
      <text:p text:style-name="P1">#<text:tab/>drivers/net/wireless/ath/ath6kl/htc.h</text:p>
      <text:p text:style-name="P1">#<text:tab/>drivers/net/wireless/ath/ath6kl/htc_mbox.c</text:p>
      <text:p text:style-name="P1">#<text:tab/>drivers/net/wireless/ath/ath6kl/init.c</text:p>
      <text:p text:style-name="P1">#<text:tab/>drivers/net/wireless/ath/ath6kl/main.c</text:p>
      <text:p text:style-name="P1">#<text:tab/>drivers/net/wireless/ath/ath6kl/sdio.c</text:p>
      <text:p text:style-name="P1">#<text:tab/>drivers/net/wireless/ath/ath6kl/txrx.c</text:p>
      <text:p text:style-name="P1">#<text:tab/>drivers/net/wireless/ath/ath6kl/usb.c</text:p>
      <text:p text:style-name="P1">#<text:tab/>drivers/net/wireless/ath/ath6kl/wmi.c</text:p>
      <text:p text:style-name="P1">#<text:tab/>drivers/net/wireless/ath/ath6kl/wmi.h</text:p>
      <text:p text:style-name="P1">#<text:tab/>drivers/net/wireless/ath/ath9k/Kconfig</text:p>
      <text:p text:style-name="P1">#<text:tab/>drivers/net/wireless/ath/ath9k/Makefile</text:p>
      <text:p text:style-name="P1">#<text:tab/>drivers/net/wireless/ath/ath9k/ahb.c</text:p>
      <text:p text:style-name="P1">#<text:tab/>drivers/net/wireless/ath/ath9k/ani.c</text:p>
      <text:p text:style-name="P1">#<text:tab/>drivers/net/wireless/ath/ath9k/ar5008_phy.c</text:p>
      <text:p text:style-name="P1">#<text:tab/>drivers/net/wireless/ath/ath9k/ar9002_calib.c</text:p>
      <text:p text:style-name="P1">#<text:tab/>drivers/net/wireless/ath/ath9k/ar9002_mac.c</text:p>
      <text:p text:style-name="P1">#<text:tab/>drivers/net/wireless/ath/ath9k/ar9002_phy.c</text:p>
      <text:p text:style-name="P1">#<text:tab/>drivers/net/wireless/ath/ath9k/ar9002_phy.h</text:p>
      <text:p text:style-name="P1">#<text:tab/>drivers/net/wireless/ath/ath9k/ar9003_2p2_initvals.h</text:p>
      <text:p text:style-name="P1">#<text:tab/>drivers/net/wireless/ath/ath9k/ar9003_calib.c</text:p>
      <text:p text:style-name="P1">#<text:tab/>drivers/net/wireless/ath/ath9k/ar9003_eeprom.c</text:p>
      <text:p text:style-name="P1">#<text:tab/>drivers/net/wireless/ath/ath9k/ar9003_eeprom.h</text:p>
      <text:p text:style-name="P1">#<text:tab/>drivers/net/wireless/ath/ath9k/ar9003_hw.c</text:p>
      <text:p text:style-name="P1">#<text:tab/>drivers/net/wireless/ath/ath9k/ar9003_mac.c</text:p>
      <text:p text:style-name="P1">#<text:tab/>drivers/net/wireless/ath/ath9k/ar9003_mci.c</text:p>
      <text:p text:style-name="P1">#<text:tab/>drivers/net/wireless/ath/ath9k/ar9003_mci.h</text:p>
      <text:p text:style-name="P1">#<text:tab/>drivers/net/wireless/ath/ath9k/ar9003_phy.c</text:p>
      <text:p text:style-name="P1">#<text:tab/>drivers/net/wireless/ath/ath9k/ar9003_phy.h</text:p>
      <text:p text:style-name="P1">#<text:tab/>drivers/net/wireless/ath/ath9k/ar9003_rtt.c</text:p>
      <text:p text:style-name="P1">#<text:tab/>drivers/net/wireless/ath/ath9k/ar9003_rtt.h</text:p>
      <text:p text:style-name="P1">#<text:tab/>drivers/net/wireless/ath/ath9k/ar9003_wow.c</text:p>
      <text:p text:style-name="P1">#<text:tab/>drivers/net/wireless/ath/ath9k/ar9330_1p1_initvals.h</text:p>
      <text:p text:style-name="P1">#<text:tab/>drivers/net/wireless/ath/ath9k/ar9330_1p2_initvals.h</text:p>
      <text:p text:style-name="P1">#<text:tab/>drivers/net/wireless/ath/ath9k/ar9340_initvals.h</text:p>
      <text:p text:style-name="P1">#<text:tab/>drivers/net/wireless/ath/ath9k/ar9462_2p0_initvals.h</text:p>
      <text:p text:style-name="P1">#<text:tab/>drivers/net/wireless/ath/ath9k/ar9462_2p1_initvals.h</text:p>
      <text:p text:style-name="P1">#<text:tab/>drivers/net/wireless/ath/ath9k/ar9485_initvals.h</text:p>
      <text:p text:style-name="P1">#<text:tab/>drivers/net/wireless/ath/ath9k/ar953x_initvals.h</text:p>
      <text:p text:style-name="P1">#<text:tab/>drivers/net/wireless/ath/ath9k/ar955x_1p0_initvals.h</text:p>
      <text:p text:style-name="P1">#<text:tab/>drivers/net/wireless/ath/ath9k/ar9565_1p0_initvals.h</text:p>
      <text:p text:style-name="P1">#<text:tab/>drivers/net/wireless/ath/ath9k/ar9580_1p0_initvals.h</text:p>
      <text:p text:style-name="P1">#<text:tab/>drivers/net/wireless/ath/ath9k/ath9k.h</text:p>
      <text:p text:style-name="P1">#<text:tab/>drivers/net/wireless/ath/ath9k/beacon.c</text:p>
      <text:p text:style-name="P1">#<text:tab/>drivers/net/wireless/ath/ath9k/btcoex.c</text:p>
      <text:p text:style-name="P1">#<text:tab/>drivers/net/wireless/ath/ath9k/btcoex.h</text:p>
      <text:p text:style-name="P1">#<text:tab/>drivers/net/wireless/ath/ath9k/calib.c</text:p>
      <text:p text:style-name="P1"><text:soft-page-break/>#<text:tab/>drivers/net/wireless/ath/ath9k/calib.h</text:p>
      <text:p text:style-name="P1">#<text:tab/>drivers/net/wireless/ath/ath9k/channel.c</text:p>
      <text:p text:style-name="P1">#<text:tab/>drivers/net/wireless/ath/ath9k/common-beacon.c</text:p>
      <text:p text:style-name="P1">#<text:tab/>drivers/net/wireless/ath/ath9k/common-debug.c</text:p>
      <text:p text:style-name="P1">#<text:tab/>drivers/net/wireless/ath/ath9k/common-init.c</text:p>
      <text:p text:style-name="P1">#<text:tab/>drivers/net/wireless/ath/ath9k/common.c</text:p>
      <text:p text:style-name="P1">#<text:tab/>drivers/net/wireless/ath/ath9k/common.h</text:p>
      <text:p text:style-name="P1">#<text:tab/>drivers/net/wireless/ath/ath9k/debug.c</text:p>
      <text:p text:style-name="P1">#<text:tab/>drivers/net/wireless/ath/ath9k/debug.h</text:p>
      <text:p text:style-name="P1">#<text:tab/>drivers/net/wireless/ath/ath9k/debug_sta.c</text:p>
      <text:p text:style-name="P1">#<text:tab/>drivers/net/wireless/ath/ath9k/dfs.c</text:p>
      <text:p text:style-name="P1">#<text:tab/>drivers/net/wireless/ath/ath9k/dynack.c</text:p>
      <text:p text:style-name="P1">#<text:tab/>drivers/net/wireless/ath/ath9k/dynack.h</text:p>
      <text:p text:style-name="P1">#<text:tab/>drivers/net/wireless/ath/ath9k/eeprom.c</text:p>
      <text:p text:style-name="P1">#<text:tab/>drivers/net/wireless/ath/ath9k/eeprom.h</text:p>
      <text:p text:style-name="P1">#<text:tab/>drivers/net/wireless/ath/ath9k/eeprom_4k.c</text:p>
      <text:p text:style-name="P1">#<text:tab/>drivers/net/wireless/ath/ath9k/eeprom_9287.c</text:p>
      <text:p text:style-name="P1">#<text:tab/>drivers/net/wireless/ath/ath9k/eeprom_def.c</text:p>
      <text:p text:style-name="P1">#<text:tab/>drivers/net/wireless/ath/ath9k/gpio.c</text:p>
      <text:p text:style-name="P1">#<text:tab/>drivers/net/wireless/ath/ath9k/hif_usb.c</text:p>
      <text:p text:style-name="P1">#<text:tab/>drivers/net/wireless/ath/ath9k/hif_usb.h</text:p>
      <text:p text:style-name="P1">#<text:tab/>drivers/net/wireless/ath/ath9k/htc.h</text:p>
      <text:p text:style-name="P1">#<text:tab/>drivers/net/wireless/ath/ath9k/htc_drv_beacon.c</text:p>
      <text:p text:style-name="P1">#<text:tab/>drivers/net/wireless/ath/ath9k/htc_drv_debug.c</text:p>
      <text:p text:style-name="P1">#<text:tab/>drivers/net/wireless/ath/ath9k/htc_drv_gpio.c</text:p>
      <text:p text:style-name="P1">#<text:tab/>drivers/net/wireless/ath/ath9k/htc_drv_init.c</text:p>
      <text:p text:style-name="P1">#<text:tab/>drivers/net/wireless/ath/ath9k/htc_drv_main.c</text:p>
      <text:p text:style-name="P1">#<text:tab/>drivers/net/wireless/ath/ath9k/htc_drv_txrx.c</text:p>
      <text:p text:style-name="P1">#<text:tab/>drivers/net/wireless/ath/ath9k/htc_hst.c</text:p>
      <text:p text:style-name="P1">#<text:tab/>drivers/net/wireless/ath/ath9k/hw-ops.h</text:p>
      <text:p text:style-name="P1">#<text:tab/>drivers/net/wireless/ath/ath9k/hw.c</text:p>
      <text:p text:style-name="P1">#<text:tab/>drivers/net/wireless/ath/ath9k/hw.h</text:p>
      <text:p text:style-name="P1">#<text:tab/>drivers/net/wireless/ath/ath9k/init.c</text:p>
      <text:p text:style-name="P1">#<text:tab/>drivers/net/wireless/ath/ath9k/link.c</text:p>
      <text:p text:style-name="P1">#<text:tab/>drivers/net/wireless/ath/ath9k/mac.c</text:p>
      <text:p text:style-name="P1">#<text:tab/>drivers/net/wireless/ath/ath9k/mac.h</text:p>
      <text:p text:style-name="P1">#<text:tab/>drivers/net/wireless/ath/ath9k/main.c</text:p>
      <text:p text:style-name="P1">#<text:tab/>drivers/net/wireless/ath/ath9k/mci.c</text:p>
      <text:p text:style-name="P1">#<text:tab/>drivers/net/wireless/ath/ath9k/pci.c</text:p>
      <text:p text:style-name="P1">#<text:tab/>drivers/net/wireless/ath/ath9k/recv.c</text:p>
      <text:p text:style-name="P1">#<text:tab/>drivers/net/wireless/ath/ath9k/reg.h</text:p>
      <text:p text:style-name="P1">#<text:tab/>drivers/net/wireless/ath/ath9k/tx99.c</text:p>
      <text:p text:style-name="P1">#<text:tab/>drivers/net/wireless/ath/ath9k/wmi.c</text:p>
      <text:p text:style-name="P1">#<text:tab/>drivers/net/wireless/ath/ath9k/wmi.h</text:p>
      <text:p text:style-name="P1">#<text:tab/>drivers/net/wireless/ath/ath9k/wow.c</text:p>
      <text:p text:style-name="P1">#<text:tab/>drivers/net/wireless/ath/ath9k/xmit.c</text:p>
      <text:p text:style-name="P1">#<text:tab/>drivers/net/wireless/ath/carl9170/Kconfig</text:p>
      <text:p text:style-name="P1">#<text:tab/>drivers/net/wireless/ath/carl9170/cmd.c</text:p>
      <text:p text:style-name="P1">#<text:tab/>drivers/net/wireless/ath/carl9170/debug.c</text:p>
      <text:p text:style-name="P1">#<text:tab/>drivers/net/wireless/ath/carl9170/fw.c</text:p>
      <text:p text:style-name="P1">#<text:tab/>drivers/net/wireless/ath/carl9170/fwcmd.h</text:p>
      <text:p text:style-name="P1">#<text:tab/>drivers/net/wireless/ath/carl9170/fwdesc.h</text:p>
      <text:p text:style-name="P1"><text:soft-page-break/>#<text:tab/>drivers/net/wireless/ath/carl9170/hw.h</text:p>
      <text:p text:style-name="P1">#<text:tab/>drivers/net/wireless/ath/carl9170/led.c</text:p>
      <text:p text:style-name="P1">#<text:tab/>drivers/net/wireless/ath/carl9170/mac.c</text:p>
      <text:p text:style-name="P1">#<text:tab/>drivers/net/wireless/ath/carl9170/main.c</text:p>
      <text:p text:style-name="P1">#<text:tab/>drivers/net/wireless/ath/carl9170/phy.c</text:p>
      <text:p text:style-name="P1">#<text:tab/>drivers/net/wireless/ath/carl9170/rx.c</text:p>
      <text:p text:style-name="P1">#<text:tab/>drivers/net/wireless/ath/carl9170/tx.c</text:p>
      <text:p text:style-name="P1">#<text:tab/>drivers/net/wireless/ath/carl9170/usb.c</text:p>
      <text:p text:style-name="P1">#<text:tab/>drivers/net/wireless/ath/carl9170/version.h</text:p>
      <text:p text:style-name="P1">#<text:tab/>drivers/net/wireless/ath/debug.c</text:p>
      <text:p text:style-name="P1">#<text:tab/>drivers/net/wireless/ath/dfs_pattern_detector.c</text:p>
      <text:p text:style-name="P1">#<text:tab/>drivers/net/wireless/ath/dfs_pattern_detector.h</text:p>
      <text:p text:style-name="P1">#<text:tab/>drivers/net/wireless/ath/dfs_pri_detector.c</text:p>
      <text:p text:style-name="P1">#<text:tab/>drivers/net/wireless/ath/regd.c</text:p>
      <text:p text:style-name="P1">#<text:tab/>drivers/net/wireless/ath/regd.h</text:p>
      <text:p text:style-name="P1">#<text:tab/>drivers/net/wireless/ath/wcn36xx/debug.c</text:p>
      <text:p text:style-name="P1">#<text:tab/>drivers/net/wireless/ath/wcn36xx/dxe.c</text:p>
      <text:p text:style-name="P1">#<text:tab/>drivers/net/wireless/ath/wcn36xx/dxe.h</text:p>
      <text:p text:style-name="P1">#<text:tab/>drivers/net/wireless/ath/wcn36xx/hal.h</text:p>
      <text:p text:style-name="P1">#<text:tab/>drivers/net/wireless/ath/wcn36xx/main.c</text:p>
      <text:p text:style-name="P1">#<text:tab/>drivers/net/wireless/ath/wcn36xx/pmc.c</text:p>
      <text:p text:style-name="P1">#<text:tab/>drivers/net/wireless/ath/wcn36xx/smd.c</text:p>
      <text:p text:style-name="P1">#<text:tab/>drivers/net/wireless/ath/wcn36xx/smd.h</text:p>
      <text:p text:style-name="P1">#<text:tab/>drivers/net/wireless/ath/wcn36xx/txrx.c</text:p>
      <text:p text:style-name="P1">#<text:tab/>drivers/net/wireless/ath/wcn36xx/txrx.h</text:p>
      <text:p text:style-name="P1">#<text:tab/>drivers/net/wireless/ath/wcn36xx/wcn36xx.h</text:p>
      <text:p text:style-name="P1">#<text:tab/>drivers/net/wireless/ath/wil6210/Kconfig</text:p>
      <text:p text:style-name="P1">#<text:tab/>drivers/net/wireless/ath/wil6210/Makefile</text:p>
      <text:p text:style-name="P1">#<text:tab/>drivers/net/wireless/ath/wil6210/cfg80211.c</text:p>
      <text:p text:style-name="P1">#<text:tab/>drivers/net/wireless/ath/wil6210/debug.c</text:p>
      <text:p text:style-name="P1">#<text:tab/>drivers/net/wireless/ath/wil6210/debugfs.c</text:p>
      <text:p text:style-name="P1">#<text:tab/>drivers/net/wireless/ath/wil6210/fw_inc.c</text:p>
      <text:p text:style-name="P1">#<text:tab/>drivers/net/wireless/ath/wil6210/ioctl.c</text:p>
      <text:p text:style-name="P1">#<text:tab/>drivers/net/wireless/ath/wil6210/main.c</text:p>
      <text:p text:style-name="P1">#<text:tab/>drivers/net/wireless/ath/wil6210/netdev.c</text:p>
      <text:p text:style-name="P1">#<text:tab/>drivers/net/wireless/ath/wil6210/p2p.c</text:p>
      <text:p text:style-name="P1">#<text:tab/>drivers/net/wireless/ath/wil6210/txrx.c</text:p>
      <text:p text:style-name="P1">#<text:tab/>drivers/net/wireless/ath/wil6210/wil6210.h</text:p>
      <text:p text:style-name="P1">#<text:tab/>drivers/net/wireless/ath/wil6210/wil_platform.c</text:p>
      <text:p text:style-name="P1">#<text:tab/>drivers/net/wireless/ath/wil6210/wmi.c</text:p>
      <text:p text:style-name="P1">#<text:tab/>drivers/net/wireless/mac80211_hwsim.c</text:p>
      <text:p text:style-name="P1">#<text:tab/>drivers/net/wireless/mac80211_hwsim.h</text:p>
      <text:p text:style-name="P1">#<text:tab/>drivers/net/wireless/ray_cs.c</text:p>
      <text:p text:style-name="P1">#<text:tab/>drivers/net/wireless/rndis_wlan.c</text:p>
      <text:p text:style-name="P1">#<text:tab/>drivers/net/wireless/rsi/Kconfig</text:p>
      <text:p text:style-name="P1">#<text:tab/>drivers/net/wireless/rsi/rsi_91x_mac80211.c</text:p>
      <text:p text:style-name="P1">#<text:tab/>drivers/net/wireless/rsi/rsi_91x_mgmt.c</text:p>
      <text:p text:style-name="P1">#<text:tab/>drivers/net/wireless/rsi/rsi_91x_pkt.c</text:p>
      <text:p text:style-name="P1">#<text:tab/>drivers/net/wireless/rsi/rsi_91x_sdio_ops.c</text:p>
      <text:p text:style-name="P1">#<text:tab/>drivers/net/wireless/rsi/rsi_91x_usb.c</text:p>
      <text:p text:style-name="P1">#<text:tab/>drivers/net/wireless/rsi/rsi_91x_usb_ops.c</text:p>
      <text:p text:style-name="P1">#<text:tab/>drivers/net/wireless/rsi/rsi_common.h</text:p>
      <text:p text:style-name="P1"><text:soft-page-break/>#<text:tab/>drivers/net/wireless/rsi/rsi_main.h</text:p>
      <text:p text:style-name="P1">#<text:tab/>drivers/net/wireless/ti/Kconfig</text:p>
      <text:p text:style-name="P1">#<text:tab/>drivers/net/wireless/ti/wl1251/Kconfig</text:p>
      <text:p text:style-name="P1">#<text:tab/>drivers/net/wireless/ti/wl1251/acx.c</text:p>
      <text:p text:style-name="P1">#<text:tab/>drivers/net/wireless/ti/wl1251/event.c</text:p>
      <text:p text:style-name="P1">#<text:tab/>drivers/net/wireless/ti/wl1251/main.c</text:p>
      <text:p text:style-name="P1">#<text:tab/>drivers/net/wireless/ti/wl1251/ps.c</text:p>
      <text:p text:style-name="P1">#<text:tab/>drivers/net/wireless/ti/wl1251/rx.c</text:p>
      <text:p text:style-name="P1">#<text:tab/>drivers/net/wireless/ti/wl1251/spi.c</text:p>
      <text:p text:style-name="P1">#<text:tab/>drivers/net/wireless/ti/wl12xx/conf.h</text:p>
      <text:p text:style-name="P1">#<text:tab/>drivers/net/wireless/ti/wl12xx/main.c</text:p>
      <text:p text:style-name="P1">#<text:tab/>drivers/net/wireless/ti/wl12xx/scan.c</text:p>
      <text:p text:style-name="P1">#<text:tab/>drivers/net/wireless/ti/wl18xx/acx.c</text:p>
      <text:p text:style-name="P1">#<text:tab/>drivers/net/wireless/ti/wl18xx/acx.h</text:p>
      <text:p text:style-name="P1">#<text:tab/>drivers/net/wireless/ti/wl18xx/cmd.c</text:p>
      <text:p text:style-name="P1">#<text:tab/>drivers/net/wireless/ti/wl18xx/cmd.h</text:p>
      <text:p text:style-name="P1">#<text:tab/>drivers/net/wireless/ti/wl18xx/conf.h</text:p>
      <text:p text:style-name="P1">#<text:tab/>drivers/net/wireless/ti/wl18xx/debugfs.c</text:p>
      <text:p text:style-name="P1">#<text:tab/>drivers/net/wireless/ti/wl18xx/event.c</text:p>
      <text:p text:style-name="P1">#<text:tab/>drivers/net/wireless/ti/wl18xx/event.h</text:p>
      <text:p text:style-name="P1">#<text:tab/>drivers/net/wireless/ti/wl18xx/main.c</text:p>
      <text:p text:style-name="P1">#<text:tab/>drivers/net/wireless/ti/wl18xx/reg.h</text:p>
      <text:p text:style-name="P1">#<text:tab/>drivers/net/wireless/ti/wl18xx/scan.c</text:p>
      <text:p text:style-name="P1">#<text:tab/>drivers/net/wireless/ti/wl18xx/scan.h</text:p>
      <text:p text:style-name="P1">#<text:tab/>drivers/net/wireless/ti/wl18xx/tx.c</text:p>
      <text:p text:style-name="P1">#<text:tab/>drivers/net/wireless/ti/wl18xx/wl18xx.h</text:p>
      <text:p text:style-name="P1">#<text:tab/>drivers/net/wireless/ti/wlcore/Kconfig</text:p>
      <text:p text:style-name="P1">#<text:tab/>drivers/net/wireless/ti/wlcore/acx.c</text:p>
      <text:p text:style-name="P1">#<text:tab/>drivers/net/wireless/ti/wlcore/acx.h</text:p>
      <text:p text:style-name="P1">#<text:tab/>drivers/net/wireless/ti/wlcore/boot.c</text:p>
      <text:p text:style-name="P1">#<text:tab/>drivers/net/wireless/ti/wlcore/cmd.c</text:p>
      <text:p text:style-name="P1">#<text:tab/>drivers/net/wireless/ti/wlcore/cmd.h</text:p>
      <text:p text:style-name="P1">#<text:tab/>drivers/net/wireless/ti/wlcore/conf.h</text:p>
      <text:p text:style-name="P1">#<text:tab/>drivers/net/wireless/ti/wlcore/debugfs.c</text:p>
      <text:p text:style-name="P1">#<text:tab/>drivers/net/wireless/ti/wlcore/event.c</text:p>
      <text:p text:style-name="P1">#<text:tab/>drivers/net/wireless/ti/wlcore/event.h</text:p>
      <text:p text:style-name="P1">#<text:tab/>drivers/net/wireless/ti/wlcore/hw_ops.h</text:p>
      <text:p text:style-name="P1">#<text:tab/>drivers/net/wireless/ti/wlcore/init.c</text:p>
      <text:p text:style-name="P1">#<text:tab/>drivers/net/wireless/ti/wlcore/io.c</text:p>
      <text:p text:style-name="P1">#<text:tab/>drivers/net/wireless/ti/wlcore/io.h</text:p>
      <text:p text:style-name="P1">#<text:tab/>drivers/net/wireless/ti/wlcore/main.c</text:p>
      <text:p text:style-name="P1">#<text:tab/>drivers/net/wireless/ti/wlcore/ps.c</text:p>
      <text:p text:style-name="P1">#<text:tab/>drivers/net/wireless/ti/wlcore/rx.c</text:p>
      <text:p text:style-name="P1">#<text:tab/>drivers/net/wireless/ti/wlcore/rx.h</text:p>
      <text:p text:style-name="P1">#<text:tab/>drivers/net/wireless/ti/wlcore/scan.c</text:p>
      <text:p text:style-name="P1">#<text:tab/>drivers/net/wireless/ti/wlcore/scan.h</text:p>
      <text:p text:style-name="P1">#<text:tab/>drivers/net/wireless/ti/wlcore/sdio.c</text:p>
      <text:p text:style-name="P1">#<text:tab/>drivers/net/wireless/ti/wlcore/spi.c</text:p>
      <text:p text:style-name="P1">#<text:tab/>drivers/net/wireless/ti/wlcore/sysfs.c</text:p>
      <text:p text:style-name="P1">#<text:tab/>drivers/net/wireless/ti/wlcore/tx.c</text:p>
      <text:p text:style-name="P1">#<text:tab/>drivers/net/wireless/ti/wlcore/tx.h</text:p>
      <text:p text:style-name="P1">#<text:tab/>drivers/net/wireless/ti/wlcore/vendor_cmd.c</text:p>
      <text:p text:style-name="P1"><text:soft-page-break/>#<text:tab/>drivers/net/wireless/ti/wlcore/wlcore.h</text:p>
      <text:p text:style-name="P1">#<text:tab/>drivers/net/wireless/ti/wlcore/wlcore_i.h</text:p>
      <text:p text:style-name="P1">#<text:tab/>drivers/net/wireless/wl3501_cs.c</text:p>
      <text:p text:style-name="P1">#<text:tab/>drivers/net/xen-netback/Makefile</text:p>
      <text:p text:style-name="P1">#<text:tab/>drivers/net/xen-netback/common.h</text:p>
      <text:p text:style-name="P1">#<text:tab/>drivers/net/xen-netback/interface.c</text:p>
      <text:p text:style-name="P1">#<text:tab/>drivers/net/xen-netback/netback.c</text:p>
      <text:p text:style-name="P1">#<text:tab/>drivers/net/xen-netback/xenbus.c</text:p>
      <text:p text:style-name="P1">#<text:tab/>drivers/net/xen-netfront.c</text:p>
      <text:p text:style-name="P1">#<text:tab/>drivers/nfc/Kconfig</text:p>
      <text:p text:style-name="P1">#<text:tab/>drivers/nfc/Makefile</text:p>
      <text:p text:style-name="P1">#<text:tab/>drivers/nfc/mei_phy.c</text:p>
      <text:p text:style-name="P1">#<text:tab/>drivers/nfc/mei_phy.h</text:p>
      <text:p text:style-name="P1">#<text:tab/>drivers/nfc/microread/Kconfig</text:p>
      <text:p text:style-name="P1">#<text:tab/>drivers/nfc/microread/i2c.c</text:p>
      <text:p text:style-name="P1">#<text:tab/>drivers/nfc/microread/mei.c</text:p>
      <text:p text:style-name="P1">#<text:tab/>drivers/nfc/microread/microread.c</text:p>
      <text:p text:style-name="P1">#<text:tab/>drivers/nfc/nfcmrvl/Kconfig</text:p>
      <text:p text:style-name="P1">#<text:tab/>drivers/nfc/nfcmrvl/Makefile</text:p>
      <text:p text:style-name="P1">#<text:tab/>drivers/nfc/nfcmrvl/main.c</text:p>
      <text:p text:style-name="P1">#<text:tab/>drivers/nfc/nfcmrvl/nfcmrvl.h</text:p>
      <text:p text:style-name="P1">#<text:tab/>drivers/nfc/nfcmrvl/usb.c</text:p>
      <text:p text:style-name="P1">#<text:tab/>drivers/nfc/nfcsim.c</text:p>
      <text:p text:style-name="P1">#<text:tab/>drivers/nfc/nfcwilink.c</text:p>
      <text:p text:style-name="P1">#<text:tab/>drivers/nfc/pn544/Kconfig</text:p>
      <text:p text:style-name="P1">#<text:tab/>drivers/nfc/pn544/i2c.c</text:p>
      <text:p text:style-name="P1">#<text:tab/>drivers/nfc/pn544/mei.c</text:p>
      <text:p text:style-name="P1">#<text:tab/>drivers/nfc/pn544/pn544.c</text:p>
      <text:p text:style-name="P1">#<text:tab/>drivers/nfc/port100.c</text:p>
      <text:p text:style-name="P1">#<text:tab/>drivers/nfc/st21nfca/Kconfig</text:p>
      <text:p text:style-name="P1">#<text:tab/>drivers/nfc/st21nfca/Makefile</text:p>
      <text:p text:style-name="P1">#<text:tab/>drivers/nfc/st21nfca/i2c.c</text:p>
      <text:p text:style-name="P1">#<text:tab/>drivers/nfc/st21nfca/st21nfca.h</text:p>
      <text:p text:style-name="P1">#<text:tab/>drivers/nfc/trf7970a.c</text:p>
      <text:p text:style-name="P1">#<text:tab/>drivers/ntb/Kconfig</text:p>
      <text:p text:style-name="P1">#<text:tab/>drivers/ntb/Makefile</text:p>
      <text:p text:style-name="P1">#<text:tab/>drivers/ntb/ntb_transport.c</text:p>
      <text:p text:style-name="P1">#<text:tab/>drivers/nubus/nubus.c</text:p>
      <text:p text:style-name="P1">#<text:tab/>drivers/of/Kconfig</text:p>
      <text:p text:style-name="P1">#<text:tab/>drivers/of/Makefile</text:p>
      <text:p text:style-name="P1">#<text:tab/>drivers/of/address.c</text:p>
      <text:p text:style-name="P1">#<text:tab/>drivers/of/base.c</text:p>
      <text:p text:style-name="P1">#<text:tab/>drivers/of/device.c</text:p>
      <text:p text:style-name="P1">#<text:tab/>drivers/of/dynamic.c</text:p>
      <text:p text:style-name="P1">#<text:tab/>drivers/of/fdt.c</text:p>
      <text:p text:style-name="P1">#<text:tab/>drivers/of/fdt_address.c</text:p>
      <text:p text:style-name="P1">#<text:tab/>drivers/of/irq.c</text:p>
      <text:p text:style-name="P1">#<text:tab/>drivers/of/of_mdio.c</text:p>
      <text:p text:style-name="P1">#<text:tab/>drivers/of/of_net.c</text:p>
      <text:p text:style-name="P1">#<text:tab/>drivers/of/of_pci.c</text:p>
      <text:p text:style-name="P1">#<text:tab/>drivers/of/of_pci_irq.c</text:p>
      <text:p text:style-name="P1">#<text:tab/>drivers/of/of_private.h</text:p>
      <text:p text:style-name="P1"><text:soft-page-break/>#<text:tab/>drivers/of/of_reserved_mem.c</text:p>
      <text:p text:style-name="P1">#<text:tab/>drivers/of/overlay.c</text:p>
      <text:p text:style-name="P1">#<text:tab/>drivers/of/platform.c</text:p>
      <text:p text:style-name="P1">#<text:tab/>drivers/of/resolver.c</text:p>
      <text:p text:style-name="P1">#<text:tab/>drivers/of/unittest-data/tests-overlay.dtsi</text:p>
      <text:p text:style-name="P1">#<text:tab/>drivers/of/unittest.c</text:p>
      <text:p text:style-name="P1">#<text:tab/>drivers/oprofile/buffer_sync.c</text:p>
      <text:p text:style-name="P1">#<text:tab/>drivers/oprofile/oprofilefs.c</text:p>
      <text:p text:style-name="P1">#<text:tab/>drivers/oprofile/timer_int.c</text:p>
      <text:p text:style-name="P1">#<text:tab/>drivers/parisc/Kconfig</text:p>
      <text:p text:style-name="P1">#<text:tab/>drivers/parisc/ccio-dma.c</text:p>
      <text:p text:style-name="P1">#<text:tab/>drivers/parisc/dino.c</text:p>
      <text:p text:style-name="P1">#<text:tab/>drivers/parisc/eisa_enumerator.c</text:p>
      <text:p text:style-name="P1">#<text:tab/>drivers/parisc/iommu-helpers.h</text:p>
      <text:p text:style-name="P1">#<text:tab/>drivers/parisc/iosapic.c</text:p>
      <text:p text:style-name="P1">#<text:tab/>drivers/parisc/lba_pci.c</text:p>
      <text:p text:style-name="P1">#<text:tab/>drivers/parisc/led.c</text:p>
      <text:p text:style-name="P1">#<text:tab/>drivers/parisc/sba_iommu.c</text:p>
      <text:p text:style-name="P1">#<text:tab/>drivers/parisc/superio.c</text:p>
      <text:p text:style-name="P1">#<text:tab/>drivers/parport/parport_amiga.c</text:p>
      <text:p text:style-name="P1">#<text:tab/>drivers/parport/parport_atari.c</text:p>
      <text:p text:style-name="P1">#<text:tab/>drivers/parport/parport_ax88796.c</text:p>
      <text:p text:style-name="P1">#<text:tab/>drivers/parport/parport_gsc.c</text:p>
      <text:p text:style-name="P1">#<text:tab/>drivers/parport/parport_pc.c</text:p>
      <text:p text:style-name="P1">#<text:tab/>drivers/parport/parport_sunbpp.c</text:p>
      <text:p text:style-name="P1">#<text:tab/>drivers/parport/procfs.c</text:p>
      <text:p text:style-name="P1">#<text:tab/>drivers/parport/share.c</text:p>
      <text:p text:style-name="P1">#<text:tab/>drivers/pci/Kconfig</text:p>
      <text:p text:style-name="P1">#<text:tab/>drivers/pci/Makefile</text:p>
      <text:p text:style-name="P1">#<text:tab/>drivers/pci/access.c</text:p>
      <text:p text:style-name="P1">#<text:tab/>drivers/pci/ats.c</text:p>
      <text:p text:style-name="P1">#<text:tab/>drivers/pci/bus.c</text:p>
      <text:p text:style-name="P1">#<text:tab/>drivers/pci/host-bridge.c</text:p>
      <text:p text:style-name="P1">#<text:tab/>drivers/pci/host/Kconfig</text:p>
      <text:p text:style-name="P1">#<text:tab/>drivers/pci/host/Makefile</text:p>
      <text:p text:style-name="P1">#<text:tab/>drivers/pci/host/pci-dra7xx.c</text:p>
      <text:p text:style-name="P1">#<text:tab/>drivers/pci/host/pci-exynos.c</text:p>
      <text:p text:style-name="P1">#<text:tab/>drivers/pci/host/pci-host-generic.c</text:p>
      <text:p text:style-name="P1">#<text:tab/>drivers/pci/host/pci-imx6.c</text:p>
      <text:p text:style-name="P1">#<text:tab/>drivers/pci/host/pci-keystone-dw.c</text:p>
      <text:p text:style-name="P1">#<text:tab/>drivers/pci/host/pci-keystone.c</text:p>
      <text:p text:style-name="P1">#<text:tab/>drivers/pci/host/pci-keystone.h</text:p>
      <text:p text:style-name="P1">#<text:tab/>drivers/pci/host/pci-mvebu.c</text:p>
      <text:p text:style-name="P1">#<text:tab/>drivers/pci/host/pci-rcar-gen2.c</text:p>
      <text:p text:style-name="P1">#<text:tab/>drivers/pci/host/pci-tegra.c</text:p>
      <text:p text:style-name="P1">#<text:tab/>drivers/pci/host/pci-versatile.c</text:p>
      <text:p text:style-name="P1">#<text:tab/>drivers/pci/host/pci-xgene-msi.c</text:p>
      <text:p text:style-name="P1">#<text:tab/>drivers/pci/host/pci-xgene.c</text:p>
      <text:p text:style-name="P1">#<text:tab/>drivers/pci/host/pcie-designware.c</text:p>
      <text:p text:style-name="P1">#<text:tab/>drivers/pci/host/pcie-designware.h</text:p>
      <text:p text:style-name="P1">#<text:tab/>drivers/pci/host/pcie-rcar.c</text:p>
      <text:p text:style-name="P1">#<text:tab/>drivers/pci/host/pcie-spear13xx.c</text:p>
      <text:p text:style-name="P1"><text:soft-page-break/>#<text:tab/>drivers/pci/host/pcie-xilinx.c</text:p>
      <text:p text:style-name="P1">#<text:tab/>drivers/pci/hotplug/Kconfig</text:p>
      <text:p text:style-name="P1">#<text:tab/>drivers/pci/hotplug/Makefile</text:p>
      <text:p text:style-name="P1">#<text:tab/>drivers/pci/hotplug/acpi_pcihp.c</text:p>
      <text:p text:style-name="P1">#<text:tab/>drivers/pci/hotplug/acpiphp.h</text:p>
      <text:p text:style-name="P1">#<text:tab/>drivers/pci/hotplug/acpiphp_core.c</text:p>
      <text:p text:style-name="P1">#<text:tab/>drivers/pci/hotplug/acpiphp_glue.c</text:p>
      <text:p text:style-name="P1">#<text:tab/>drivers/pci/hotplug/acpiphp_ibm.c</text:p>
      <text:p text:style-name="P1">#<text:tab/>drivers/pci/hotplug/cpci_hotplug.h</text:p>
      <text:p text:style-name="P1">#<text:tab/>drivers/pci/hotplug/cpci_hotplug_core.c</text:p>
      <text:p text:style-name="P1">#<text:tab/>drivers/pci/hotplug/cpci_hotplug_pci.c</text:p>
      <text:p text:style-name="P1">#<text:tab/>drivers/pci/hotplug/cpcihp_generic.c</text:p>
      <text:p text:style-name="P1">#<text:tab/>drivers/pci/hotplug/cpcihp_zt5550.c</text:p>
      <text:p text:style-name="P1">#<text:tab/>drivers/pci/hotplug/cpqphp.h</text:p>
      <text:p text:style-name="P1">#<text:tab/>drivers/pci/hotplug/cpqphp_core.c</text:p>
      <text:p text:style-name="P1">#<text:tab/>drivers/pci/hotplug/cpqphp_ctrl.c</text:p>
      <text:p text:style-name="P1">#<text:tab/>drivers/pci/hotplug/cpqphp_nvram.c</text:p>
      <text:p text:style-name="P1">#<text:tab/>drivers/pci/hotplug/cpqphp_pci.c</text:p>
      <text:p text:style-name="P1">#<text:tab/>drivers/pci/hotplug/cpqphp_sysfs.c</text:p>
      <text:p text:style-name="P1">#<text:tab/>drivers/pci/hotplug/ibmphp.h</text:p>
      <text:p text:style-name="P1">#<text:tab/>drivers/pci/hotplug/ibmphp_core.c</text:p>
      <text:p text:style-name="P1">#<text:tab/>drivers/pci/hotplug/ibmphp_ebda.c</text:p>
      <text:p text:style-name="P1">#<text:tab/>drivers/pci/hotplug/ibmphp_hpc.c</text:p>
      <text:p text:style-name="P1">#<text:tab/>drivers/pci/hotplug/ibmphp_pci.c</text:p>
      <text:p text:style-name="P1">#<text:tab/>drivers/pci/hotplug/ibmphp_res.c</text:p>
      <text:p text:style-name="P1">#<text:tab/>drivers/pci/hotplug/pci_hotplug_core.c</text:p>
      <text:p text:style-name="P1">#<text:tab/>drivers/pci/hotplug/pciehp.h</text:p>
      <text:p text:style-name="P1">#<text:tab/>drivers/pci/hotplug/pciehp_core.c</text:p>
      <text:p text:style-name="P1">#<text:tab/>drivers/pci/hotplug/pciehp_ctrl.c</text:p>
      <text:p text:style-name="P1">#<text:tab/>drivers/pci/hotplug/pciehp_hpc.c</text:p>
      <text:p text:style-name="P1">#<text:tab/>drivers/pci/hotplug/pcihp_skeleton.c</text:p>
      <text:p text:style-name="P1">#<text:tab/>drivers/pci/hotplug/rpadlpar_core.c</text:p>
      <text:p text:style-name="P1">#<text:tab/>drivers/pci/hotplug/rpaphp.h</text:p>
      <text:p text:style-name="P1">#<text:tab/>drivers/pci/hotplug/rpaphp_core.c</text:p>
      <text:p text:style-name="P1">#<text:tab/>drivers/pci/hotplug/rpaphp_pci.c</text:p>
      <text:p text:style-name="P1">#<text:tab/>drivers/pci/hotplug/rpaphp_slot.c</text:p>
      <text:p text:style-name="P1">#<text:tab/>drivers/pci/hotplug/s390_pci_hpc.c</text:p>
      <text:p text:style-name="P1">#<text:tab/>drivers/pci/hotplug/sgi_hotplug.c</text:p>
      <text:p text:style-name="P1">#<text:tab/>drivers/pci/hotplug/shpchp.h</text:p>
      <text:p text:style-name="P1">#<text:tab/>drivers/pci/hotplug/shpchp_core.c</text:p>
      <text:p text:style-name="P1">#<text:tab/>drivers/pci/hotplug/shpchp_hpc.c</text:p>
      <text:p text:style-name="P1">#<text:tab/>drivers/pci/hotplug/shpchp_sysfs.c</text:p>
      <text:p text:style-name="P1">#<text:tab/>drivers/pci/htirq.c</text:p>
      <text:p text:style-name="P1">#<text:tab/>drivers/pci/iov.c</text:p>
      <text:p text:style-name="P1">#<text:tab/>drivers/pci/msi.c</text:p>
      <text:p text:style-name="P1">#<text:tab/>drivers/pci/of.c</text:p>
      <text:p text:style-name="P1">#<text:tab/>drivers/pci/pci-acpi.c</text:p>
      <text:p text:style-name="P1">#<text:tab/>drivers/pci/pci-driver.c</text:p>
      <text:p text:style-name="P1">#<text:tab/>drivers/pci/pci-label.c</text:p>
      <text:p text:style-name="P1">#<text:tab/>drivers/pci/pci-sysfs.c</text:p>
      <text:p text:style-name="P1">#<text:tab/>drivers/pci/pci.c</text:p>
      <text:p text:style-name="P1">#<text:tab/>drivers/pci/pci.h</text:p>
      <text:p text:style-name="P1"><text:soft-page-break/>#<text:tab/>drivers/pci/pcie/Kconfig</text:p>
      <text:p text:style-name="P1">#<text:tab/>drivers/pci/pcie/Makefile</text:p>
      <text:p text:style-name="P1">#<text:tab/>drivers/pci/pcie/aer/Kconfig</text:p>
      <text:p text:style-name="P1">#<text:tab/>drivers/pci/pcie/aer/aer_inject.c</text:p>
      <text:p text:style-name="P1">#<text:tab/>drivers/pci/pcie/aer/aerdrv.c</text:p>
      <text:p text:style-name="P1">#<text:tab/>drivers/pci/pcie/aer/aerdrv.h</text:p>
      <text:p text:style-name="P1">#<text:tab/>drivers/pci/pcie/aer/aerdrv_core.c</text:p>
      <text:p text:style-name="P1">#<text:tab/>drivers/pci/pcie/aer/aerdrv_errprint.c</text:p>
      <text:p text:style-name="P1">#<text:tab/>drivers/pci/pcie/aspm.c</text:p>
      <text:p text:style-name="P1">#<text:tab/>drivers/pci/pcie/pme.c</text:p>
      <text:p text:style-name="P1">#<text:tab/>drivers/pci/pcie/portdrv.h</text:p>
      <text:p text:style-name="P1">#<text:tab/>drivers/pci/pcie/portdrv_acpi.c</text:p>
      <text:p text:style-name="P1">#<text:tab/>drivers/pci/pcie/portdrv_core.c</text:p>
      <text:p text:style-name="P1">#<text:tab/>drivers/pci/pcie/portdrv_pci.c</text:p>
      <text:p text:style-name="P1">#<text:tab/>drivers/pci/probe.c</text:p>
      <text:p text:style-name="P1">#<text:tab/>drivers/pci/proc.c</text:p>
      <text:p text:style-name="P1">#<text:tab/>drivers/pci/quirks.c</text:p>
      <text:p text:style-name="P1">#<text:tab/>drivers/pci/remove.c</text:p>
      <text:p text:style-name="P1">#<text:tab/>drivers/pci/rom.c</text:p>
      <text:p text:style-name="P1">#<text:tab/>drivers/pci/search.c</text:p>
      <text:p text:style-name="P1">#<text:tab/>drivers/pci/setup-bus.c</text:p>
      <text:p text:style-name="P1">#<text:tab/>drivers/pci/setup-irq.c</text:p>
      <text:p text:style-name="P1">#<text:tab/>drivers/pci/setup-res.c</text:p>
      <text:p text:style-name="P1">#<text:tab/>drivers/pci/slot.c</text:p>
      <text:p text:style-name="P1">#<text:tab/>drivers/pci/vc.c</text:p>
      <text:p text:style-name="P1">#<text:tab/>drivers/pci/xen-pcifront.c</text:p>
      <text:p text:style-name="P1">#<text:tab/>drivers/pcmcia/Kconfig</text:p>
      <text:p text:style-name="P1">#<text:tab/>drivers/pcmcia/at91_cf.c</text:p>
      <text:p text:style-name="P1">#<text:tab/>drivers/pcmcia/bfin_cf_pcmcia.c</text:p>
      <text:p text:style-name="P1">#<text:tab/>drivers/pcmcia/cistpl.c</text:p>
      <text:p text:style-name="P1">#<text:tab/>drivers/pcmcia/cs.c</text:p>
      <text:p text:style-name="P1">#<text:tab/>drivers/pcmcia/cs_internal.h</text:p>
      <text:p text:style-name="P1">#<text:tab/>drivers/pcmcia/db1xxx_ss.c</text:p>
      <text:p text:style-name="P1">#<text:tab/>drivers/pcmcia/ds.c</text:p>
      <text:p text:style-name="P1">#<text:tab/>drivers/pcmcia/electra_cf.c</text:p>
      <text:p text:style-name="P1">#<text:tab/>drivers/pcmcia/i82365.c</text:p>
      <text:p text:style-name="P1">#<text:tab/>drivers/pcmcia/m32r_cfc.c</text:p>
      <text:p text:style-name="P1">#<text:tab/>drivers/pcmcia/m32r_pcc.c</text:p>
      <text:p text:style-name="P1">#<text:tab/>drivers/pcmcia/omap_cf.c</text:p>
      <text:p text:style-name="P1">#<text:tab/>drivers/pcmcia/pcmcia_cis.c</text:p>
      <text:p text:style-name="P1">#<text:tab/>drivers/pcmcia/pcmcia_resource.c</text:p>
      <text:p text:style-name="P1">#<text:tab/>drivers/pcmcia/pd6729.c</text:p>
      <text:p text:style-name="P1">#<text:tab/>drivers/pcmcia/pxa2xx_base.c</text:p>
      <text:p text:style-name="P1">#<text:tab/>drivers/pcmcia/pxa2xx_base.h</text:p>
      <text:p text:style-name="P1">#<text:tab/>drivers/pcmcia/pxa2xx_viper.c</text:p>
      <text:p text:style-name="P1">#<text:tab/>drivers/pcmcia/pxa2xx_vpac270.c</text:p>
      <text:p text:style-name="P1">#<text:tab/>drivers/pcmcia/ricoh.h</text:p>
      <text:p text:style-name="P1">#<text:tab/>drivers/pcmcia/rsrc_mgr.c</text:p>
      <text:p text:style-name="P1">#<text:tab/>drivers/pcmcia/rsrc_nonstatic.c</text:p>
      <text:p text:style-name="P1">#<text:tab/>drivers/pcmcia/sa1100_assabet.c</text:p>
      <text:p text:style-name="P1">#<text:tab/>drivers/pcmcia/sa1100_cerf.c</text:p>
      <text:p text:style-name="P1">#<text:tab/>drivers/pcmcia/sa1100_generic.c</text:p>
      <text:p text:style-name="P1"><text:soft-page-break/>#<text:tab/>drivers/pcmcia/sa1111_badge4.c</text:p>
      <text:p text:style-name="P1">#<text:tab/>drivers/pcmcia/sa1111_generic.c</text:p>
      <text:p text:style-name="P1">#<text:tab/>drivers/pcmcia/sa1111_generic.h</text:p>
      <text:p text:style-name="P1">#<text:tab/>drivers/pcmcia/sa1111_jornada720.c</text:p>
      <text:p text:style-name="P1">#<text:tab/>drivers/pcmcia/sa1111_lubbock.c</text:p>
      <text:p text:style-name="P1">#<text:tab/>drivers/pcmcia/sa1111_neponset.c</text:p>
      <text:p text:style-name="P1">#<text:tab/>drivers/pcmcia/sa11xx_base.c</text:p>
      <text:p text:style-name="P1">#<text:tab/>drivers/pcmcia/soc_common.c</text:p>
      <text:p text:style-name="P1">#<text:tab/>drivers/pcmcia/soc_common.h</text:p>
      <text:p text:style-name="P1">#<text:tab/>drivers/pcmcia/tcic.c</text:p>
      <text:p text:style-name="P1">#<text:tab/>drivers/pcmcia/ti113x.h</text:p>
      <text:p text:style-name="P1">#<text:tab/>drivers/pcmcia/vrc4171_card.c</text:p>
      <text:p text:style-name="P1">#<text:tab/>drivers/pcmcia/xxs1500_ss.c</text:p>
      <text:p text:style-name="P1">#<text:tab/>drivers/pcmcia/yenta_socket.c</text:p>
      <text:p text:style-name="P1">#<text:tab/>drivers/phy/Kconfig</text:p>
      <text:p text:style-name="P1">#<text:tab/>drivers/phy/Makefile</text:p>
      <text:p text:style-name="P1">#<text:tab/>drivers/phy/phy-bcm-kona-usb2.c</text:p>
      <text:p text:style-name="P1">#<text:tab/>drivers/phy/phy-berlin-sata.c</text:p>
      <text:p text:style-name="P1">#<text:tab/>drivers/phy/phy-core.c</text:p>
      <text:p text:style-name="P1">#<text:tab/>drivers/phy/phy-exynos-dp-video.c</text:p>
      <text:p text:style-name="P1">#<text:tab/>drivers/phy/phy-exynos-mipi-video.c</text:p>
      <text:p text:style-name="P1">#<text:tab/>drivers/phy/phy-exynos4210-usb2.c</text:p>
      <text:p text:style-name="P1">#<text:tab/>drivers/phy/phy-exynos4x12-usb2.c</text:p>
      <text:p text:style-name="P1">#<text:tab/>drivers/phy/phy-exynos5-usbdrd.c</text:p>
      <text:p text:style-name="P1">#<text:tab/>drivers/phy/phy-exynos5250-sata.c</text:p>
      <text:p text:style-name="P1">#<text:tab/>drivers/phy/phy-exynos5250-usb2.c</text:p>
      <text:p text:style-name="P1">#<text:tab/>drivers/phy/phy-hix5hd2-sata.c</text:p>
      <text:p text:style-name="P1">#<text:tab/>drivers/phy/phy-miphy365x.c</text:p>
      <text:p text:style-name="P1">#<text:tab/>drivers/phy/phy-mvebu-sata.c</text:p>
      <text:p text:style-name="P1">#<text:tab/>drivers/phy/phy-omap-control.c</text:p>
      <text:p text:style-name="P1">#<text:tab/>drivers/phy/phy-omap-usb2.c</text:p>
      <text:p text:style-name="P1">#<text:tab/>drivers/phy/phy-qcom-apq8064-sata.c</text:p>
      <text:p text:style-name="P1">#<text:tab/>drivers/phy/phy-qcom-ipq806x-sata.c</text:p>
      <text:p text:style-name="P1">#<text:tab/>drivers/phy/phy-qcom-ufs-i.h</text:p>
      <text:p text:style-name="P1">#<text:tab/>drivers/phy/phy-qcom-ufs-qmp-14nm.c</text:p>
      <text:p text:style-name="P1">#<text:tab/>drivers/phy/phy-qcom-ufs-qmp-14nm.h</text:p>
      <text:p text:style-name="P1">#<text:tab/>drivers/phy/phy-qcom-ufs-qmp-20nm.c</text:p>
      <text:p text:style-name="P1">#<text:tab/>drivers/phy/phy-qcom-ufs-qmp-20nm.h</text:p>
      <text:p text:style-name="P1">#<text:tab/>drivers/phy/phy-qcom-ufs.c</text:p>
      <text:p text:style-name="P1">#<text:tab/>drivers/phy/phy-rcar-gen2.c</text:p>
      <text:p text:style-name="P1">#<text:tab/>drivers/phy/phy-samsung-usb2.c</text:p>
      <text:p text:style-name="P1">#<text:tab/>drivers/phy/phy-samsung-usb2.h</text:p>
      <text:p text:style-name="P1">#<text:tab/>drivers/phy/phy-spear1310-miphy.c</text:p>
      <text:p text:style-name="P1">#<text:tab/>drivers/phy/phy-spear1340-miphy.c</text:p>
      <text:p text:style-name="P1">#<text:tab/>drivers/phy/phy-stih407-usb.c</text:p>
      <text:p text:style-name="P1">#<text:tab/>drivers/phy/phy-stih41x-usb.c</text:p>
      <text:p text:style-name="P1">#<text:tab/>drivers/phy/phy-sun4i-usb.c</text:p>
      <text:p text:style-name="P1">#<text:tab/>drivers/phy/phy-ti-pipe3.c</text:p>
      <text:p text:style-name="P1">#<text:tab/>drivers/phy/phy-twl4030-usb.c</text:p>
      <text:p text:style-name="P1">#<text:tab/>drivers/phy/phy-xgene.c</text:p>
      <text:p text:style-name="P1">#<text:tab/>drivers/pinctrl/Kconfig</text:p>
      <text:p text:style-name="P1">#<text:tab/>drivers/pinctrl/Makefile</text:p>
      <text:p text:style-name="P1"><text:soft-page-break/>#<text:tab/>drivers/pinctrl/berlin/Kconfig</text:p>
      <text:p text:style-name="P1">#<text:tab/>drivers/pinctrl/berlin/Makefile</text:p>
      <text:p text:style-name="P1">#<text:tab/>drivers/pinctrl/berlin/berlin-bg2.c</text:p>
      <text:p text:style-name="P1">#<text:tab/>drivers/pinctrl/berlin/berlin-bg2cd.c</text:p>
      <text:p text:style-name="P1">#<text:tab/>drivers/pinctrl/berlin/berlin-bg2q.c</text:p>
      <text:p text:style-name="P1">#<text:tab/>drivers/pinctrl/berlin/berlin.c</text:p>
      <text:p text:style-name="P1">#<text:tab/>drivers/pinctrl/berlin/berlin.h</text:p>
      <text:p text:style-name="P1">#<text:tab/>drivers/pinctrl/core.c</text:p>
      <text:p text:style-name="P1">#<text:tab/>drivers/pinctrl/core.h</text:p>
      <text:p text:style-name="P1">#<text:tab/>drivers/pinctrl/devicetree.c</text:p>
      <text:p text:style-name="P1">#<text:tab/>drivers/pinctrl/freescale/Kconfig</text:p>
      <text:p text:style-name="P1">#<text:tab/>drivers/pinctrl/freescale/Makefile</text:p>
      <text:p text:style-name="P1">#<text:tab/>drivers/pinctrl/freescale/pinctrl-imx.c</text:p>
      <text:p text:style-name="P1">#<text:tab/>drivers/pinctrl/freescale/pinctrl-imx.h</text:p>
      <text:p text:style-name="P1">#<text:tab/>drivers/pinctrl/freescale/pinctrl-imx1-core.c</text:p>
      <text:p text:style-name="P1">#<text:tab/>drivers/pinctrl/freescale/pinctrl-imx1.c</text:p>
      <text:p text:style-name="P1">#<text:tab/>drivers/pinctrl/freescale/pinctrl-imx1.h</text:p>
      <text:p text:style-name="P1">#<text:tab/>drivers/pinctrl/freescale/pinctrl-imx21.c</text:p>
      <text:p text:style-name="P1">#<text:tab/>drivers/pinctrl/freescale/pinctrl-imx23.c</text:p>
      <text:p text:style-name="P1">#<text:tab/>drivers/pinctrl/freescale/pinctrl-imx25.c</text:p>
      <text:p text:style-name="P1">#<text:tab/>drivers/pinctrl/freescale/pinctrl-imx27.c</text:p>
      <text:p text:style-name="P1">#<text:tab/>drivers/pinctrl/freescale/pinctrl-imx28.c</text:p>
      <text:p text:style-name="P1">#<text:tab/>drivers/pinctrl/freescale/pinctrl-imx35.c</text:p>
      <text:p text:style-name="P1">#<text:tab/>drivers/pinctrl/freescale/pinctrl-imx50.c</text:p>
      <text:p text:style-name="P1">#<text:tab/>drivers/pinctrl/freescale/pinctrl-imx51.c</text:p>
      <text:p text:style-name="P1">#<text:tab/>drivers/pinctrl/freescale/pinctrl-imx53.c</text:p>
      <text:p text:style-name="P1">#<text:tab/>drivers/pinctrl/freescale/pinctrl-imx6dl.c</text:p>
      <text:p text:style-name="P1">#<text:tab/>drivers/pinctrl/freescale/pinctrl-imx6q.c</text:p>
      <text:p text:style-name="P1">#<text:tab/>drivers/pinctrl/freescale/pinctrl-imx6sl.c</text:p>
      <text:p text:style-name="P1">#<text:tab/>drivers/pinctrl/freescale/pinctrl-imx6sx.c</text:p>
      <text:p text:style-name="P1">#<text:tab/>drivers/pinctrl/freescale/pinctrl-mxs.c</text:p>
      <text:p text:style-name="P1">#<text:tab/>drivers/pinctrl/freescale/pinctrl-mxs.h</text:p>
      <text:p text:style-name="P1">#<text:tab/>drivers/pinctrl/freescale/pinctrl-vf610.c</text:p>
      <text:p text:style-name="P1">#<text:tab/>drivers/pinctrl/mvebu/Kconfig</text:p>
      <text:p text:style-name="P1">#<text:tab/>drivers/pinctrl/mvebu/Makefile</text:p>
      <text:p text:style-name="P1">#<text:tab/>drivers/pinctrl/mvebu/pinctrl-armada-370.c</text:p>
      <text:p text:style-name="P1">#<text:tab/>drivers/pinctrl/mvebu/pinctrl-armada-375.c</text:p>
      <text:p text:style-name="P1">#<text:tab/>drivers/pinctrl/mvebu/pinctrl-armada-38x.c</text:p>
      <text:p text:style-name="P1">#<text:tab/>drivers/pinctrl/mvebu/pinctrl-armada-xp.c</text:p>
      <text:p text:style-name="P1">#<text:tab/>drivers/pinctrl/mvebu/pinctrl-dove.c</text:p>
      <text:p text:style-name="P1">#<text:tab/>drivers/pinctrl/mvebu/pinctrl-kirkwood.c</text:p>
      <text:p text:style-name="P1">#<text:tab/>drivers/pinctrl/mvebu/pinctrl-mvebu.c</text:p>
      <text:p text:style-name="P1">#<text:tab/>drivers/pinctrl/mvebu/pinctrl-mvebu.h</text:p>
      <text:p text:style-name="P1">#<text:tab/>drivers/pinctrl/mvebu/pinctrl-orion.c</text:p>
      <text:p text:style-name="P1">#<text:tab/>drivers/pinctrl/nomadik/Kconfig</text:p>
      <text:p text:style-name="P1">#<text:tab/>drivers/pinctrl/nomadik/pinctrl-ab8505.c</text:p>
      <text:p text:style-name="P1">#<text:tab/>drivers/pinctrl/nomadik/pinctrl-abx500.c</text:p>
      <text:p text:style-name="P1">#<text:tab/>drivers/pinctrl/nomadik/pinctrl-nomadik-db8500.c</text:p>
      <text:p text:style-name="P1">#<text:tab/>drivers/pinctrl/nomadik/pinctrl-nomadik-db8540.c</text:p>
      <text:p text:style-name="P1">#<text:tab/>drivers/pinctrl/nomadik/pinctrl-nomadik-stn8815.c</text:p>
      <text:p text:style-name="P1">#<text:tab/>drivers/pinctrl/nomadik/pinctrl-nomadik.c</text:p>
      <text:p text:style-name="P1">#<text:tab/>drivers/pinctrl/nomadik/pinctrl-nomadik.h</text:p>
      <text:p text:style-name="P1"><text:soft-page-break/>#<text:tab/>drivers/pinctrl/pinconf-generic.c</text:p>
      <text:p text:style-name="P1">#<text:tab/>drivers/pinctrl/pinconf.c</text:p>
      <text:p text:style-name="P1">#<text:tab/>drivers/pinctrl/pinconf.h</text:p>
      <text:p text:style-name="P1">#<text:tab/>drivers/pinctrl/pinctrl-adi2-bf60x.c</text:p>
      <text:p text:style-name="P1">#<text:tab/>drivers/pinctrl/pinctrl-adi2.c</text:p>
      <text:p text:style-name="P1">#<text:tab/>drivers/pinctrl/pinctrl-as3722.c</text:p>
      <text:p text:style-name="P1">#<text:tab/>drivers/pinctrl/pinctrl-at91.c</text:p>
      <text:p text:style-name="P1">#<text:tab/>drivers/pinctrl/pinctrl-coh901.c</text:p>
      <text:p text:style-name="P1">#<text:tab/>drivers/pinctrl/pinctrl-falcon.c</text:p>
      <text:p text:style-name="P1">#<text:tab/>drivers/pinctrl/pinctrl-lantiq.c</text:p>
      <text:p text:style-name="P1">#<text:tab/>drivers/pinctrl/pinctrl-lantiq.h</text:p>
      <text:p text:style-name="P1">#<text:tab/>drivers/pinctrl/pinctrl-palmas.c</text:p>
      <text:p text:style-name="P1">#<text:tab/>drivers/pinctrl/pinctrl-rockchip.c</text:p>
      <text:p text:style-name="P1">#<text:tab/>drivers/pinctrl/pinctrl-single.c</text:p>
      <text:p text:style-name="P1">#<text:tab/>drivers/pinctrl/pinctrl-st.c</text:p>
      <text:p text:style-name="P1">#<text:tab/>drivers/pinctrl/pinctrl-tb10x.c</text:p>
      <text:p text:style-name="P1">#<text:tab/>drivers/pinctrl/pinctrl-tz1090-pdc.c</text:p>
      <text:p text:style-name="P1">#<text:tab/>drivers/pinctrl/pinctrl-tz1090.c</text:p>
      <text:p text:style-name="P1">#<text:tab/>drivers/pinctrl/pinctrl-u300.c</text:p>
      <text:p text:style-name="P1">#<text:tab/>drivers/pinctrl/pinctrl-utils.c</text:p>
      <text:p text:style-name="P1">#<text:tab/>drivers/pinctrl/pinctrl-utils.h</text:p>
      <text:p text:style-name="P1">#<text:tab/>drivers/pinctrl/pinctrl-xway.c</text:p>
      <text:p text:style-name="P1">#<text:tab/>drivers/pinctrl/pinmux.c</text:p>
      <text:p text:style-name="P1">#<text:tab/>drivers/pinctrl/qcom/Kconfig</text:p>
      <text:p text:style-name="P1">#<text:tab/>drivers/pinctrl/qcom/Makefile</text:p>
      <text:p text:style-name="P1">#<text:tab/>drivers/pinctrl/qcom/pinctrl-apq8064.c</text:p>
      <text:p text:style-name="P1">#<text:tab/>drivers/pinctrl/qcom/pinctrl-apq8084.c</text:p>
      <text:p text:style-name="P1">#<text:tab/>drivers/pinctrl/qcom/pinctrl-ipq8064.c</text:p>
      <text:p text:style-name="P1">#<text:tab/>drivers/pinctrl/qcom/pinctrl-msm.c</text:p>
      <text:p text:style-name="P1">#<text:tab/>drivers/pinctrl/qcom/pinctrl-msm.h</text:p>
      <text:p text:style-name="P1">#<text:tab/>drivers/pinctrl/qcom/pinctrl-msm8960.c</text:p>
      <text:p text:style-name="P1">#<text:tab/>drivers/pinctrl/qcom/pinctrl-msm8996.c</text:p>
      <text:p text:style-name="P1">#<text:tab/>drivers/pinctrl/qcom/pinctrl-msm8x74.c</text:p>
      <text:p text:style-name="P1">#<text:tab/>drivers/pinctrl/samsung/pinctrl-exynos.c</text:p>
      <text:p text:style-name="P1">#<text:tab/>drivers/pinctrl/samsung/pinctrl-exynos.h</text:p>
      <text:p text:style-name="P1">#<text:tab/>drivers/pinctrl/samsung/pinctrl-exynos5440.c</text:p>
      <text:p text:style-name="P1">#<text:tab/>drivers/pinctrl/samsung/pinctrl-s3c24xx.c</text:p>
      <text:p text:style-name="P1">#<text:tab/>drivers/pinctrl/samsung/pinctrl-s3c64xx.c</text:p>
      <text:p text:style-name="P1">#<text:tab/>drivers/pinctrl/samsung/pinctrl-samsung.c</text:p>
      <text:p text:style-name="P1">#<text:tab/>drivers/pinctrl/samsung/pinctrl-samsung.h</text:p>
      <text:p text:style-name="P1">#<text:tab/>drivers/pinctrl/sh-pfc/Kconfig</text:p>
      <text:p text:style-name="P1">#<text:tab/>drivers/pinctrl/sh-pfc/Makefile</text:p>
      <text:p text:style-name="P1">#<text:tab/>drivers/pinctrl/sh-pfc/core.c</text:p>
      <text:p text:style-name="P1">#<text:tab/>drivers/pinctrl/sh-pfc/core.h</text:p>
      <text:p text:style-name="P1">#<text:tab/>drivers/pinctrl/sh-pfc/gpio.c</text:p>
      <text:p text:style-name="P1">#<text:tab/>drivers/pinctrl/sh-pfc/pfc-r8a73a4.c</text:p>
      <text:p text:style-name="P1">#<text:tab/>drivers/pinctrl/sh-pfc/pfc-r8a7740.c</text:p>
      <text:p text:style-name="P1">#<text:tab/>drivers/pinctrl/sh-pfc/pfc-r8a7778.c</text:p>
      <text:p text:style-name="P1">#<text:tab/>drivers/pinctrl/sh-pfc/pfc-r8a7779.c</text:p>
      <text:p text:style-name="P1">#<text:tab/>drivers/pinctrl/sh-pfc/pfc-r8a7790.c</text:p>
      <text:p text:style-name="P1">#<text:tab/>drivers/pinctrl/sh-pfc/pfc-r8a7791.c</text:p>
      <text:p text:style-name="P1">#<text:tab/>drivers/pinctrl/sh-pfc/pfc-sh7203.c</text:p>
      <text:p text:style-name="P1"><text:soft-page-break/>#<text:tab/>drivers/pinctrl/sh-pfc/pfc-sh7264.c</text:p>
      <text:p text:style-name="P1">#<text:tab/>drivers/pinctrl/sh-pfc/pfc-sh7269.c</text:p>
      <text:p text:style-name="P1">#<text:tab/>drivers/pinctrl/sh-pfc/pfc-sh73a0.c</text:p>
      <text:p text:style-name="P1">#<text:tab/>drivers/pinctrl/sh-pfc/pfc-sh7720.c</text:p>
      <text:p text:style-name="P1">#<text:tab/>drivers/pinctrl/sh-pfc/pfc-sh7722.c</text:p>
      <text:p text:style-name="P1">#<text:tab/>drivers/pinctrl/sh-pfc/pfc-sh7723.c</text:p>
      <text:p text:style-name="P1">#<text:tab/>drivers/pinctrl/sh-pfc/pfc-sh7724.c</text:p>
      <text:p text:style-name="P1">#<text:tab/>drivers/pinctrl/sh-pfc/pfc-sh7734.c</text:p>
      <text:p text:style-name="P1">#<text:tab/>drivers/pinctrl/sh-pfc/pfc-sh7757.c</text:p>
      <text:p text:style-name="P1">#<text:tab/>drivers/pinctrl/sh-pfc/pfc-sh7785.c</text:p>
      <text:p text:style-name="P1">#<text:tab/>drivers/pinctrl/sh-pfc/pfc-sh7786.c</text:p>
      <text:p text:style-name="P1">#<text:tab/>drivers/pinctrl/sh-pfc/pfc-shx3.c</text:p>
      <text:p text:style-name="P1">#<text:tab/>drivers/pinctrl/sh-pfc/pinctrl.c</text:p>
      <text:p text:style-name="P1">#<text:tab/>drivers/pinctrl/sh-pfc/sh_pfc.h</text:p>
      <text:p text:style-name="P1">#<text:tab/>drivers/pinctrl/sirf/Makefile</text:p>
      <text:p text:style-name="P1">#<text:tab/>drivers/pinctrl/sirf/pinctrl-sirf.c</text:p>
      <text:p text:style-name="P1">#<text:tab/>drivers/pinctrl/sirf/pinctrl-sirf.h</text:p>
      <text:p text:style-name="P1">#<text:tab/>drivers/pinctrl/spear/Makefile</text:p>
      <text:p text:style-name="P1">#<text:tab/>drivers/pinctrl/spear/pinctrl-plgpio.c</text:p>
      <text:p text:style-name="P1">#<text:tab/>drivers/pinctrl/spear/pinctrl-spear.c</text:p>
      <text:p text:style-name="P1">#<text:tab/>drivers/pinctrl/spear/pinctrl-spear.h</text:p>
      <text:p text:style-name="P1">#<text:tab/>drivers/pinctrl/spear/pinctrl-spear1310.c</text:p>
      <text:p text:style-name="P1">#<text:tab/>drivers/pinctrl/spear/pinctrl-spear1340.c</text:p>
      <text:p text:style-name="P1">#<text:tab/>drivers/pinctrl/spear/pinctrl-spear300.c</text:p>
      <text:p text:style-name="P1">#<text:tab/>drivers/pinctrl/spear/pinctrl-spear310.c</text:p>
      <text:p text:style-name="P1">#<text:tab/>drivers/pinctrl/spear/pinctrl-spear320.c</text:p>
      <text:p text:style-name="P1">#<text:tab/>drivers/pinctrl/spear/pinctrl-spear3xx.c</text:p>
      <text:p text:style-name="P1">#<text:tab/>drivers/pinctrl/spear/pinctrl-spear3xx.h</text:p>
      <text:p text:style-name="P1">#<text:tab/>drivers/pinctrl/sunxi/Kconfig</text:p>
      <text:p text:style-name="P1">#<text:tab/>drivers/pinctrl/sunxi/Makefile</text:p>
      <text:p text:style-name="P1">#<text:tab/>drivers/pinctrl/sunxi/pinctrl-sun4i-a10.c</text:p>
      <text:p text:style-name="P1">#<text:tab/>drivers/pinctrl/sunxi/pinctrl-sun5i-a10s.c</text:p>
      <text:p text:style-name="P1">#<text:tab/>drivers/pinctrl/sunxi/pinctrl-sun5i-a13.c</text:p>
      <text:p text:style-name="P1">#<text:tab/>drivers/pinctrl/sunxi/pinctrl-sun6i-a31-r.c</text:p>
      <text:p text:style-name="P1">#<text:tab/>drivers/pinctrl/sunxi/pinctrl-sun6i-a31.c</text:p>
      <text:p text:style-name="P1">#<text:tab/>drivers/pinctrl/sunxi/pinctrl-sun7i-a20.c</text:p>
      <text:p text:style-name="P1">#<text:tab/>drivers/pinctrl/sunxi/pinctrl-sun8i-a23-r.c</text:p>
      <text:p text:style-name="P1">#<text:tab/>drivers/pinctrl/sunxi/pinctrl-sun8i-a23.c</text:p>
      <text:p text:style-name="P1">#<text:tab/>drivers/pinctrl/sunxi/pinctrl-sunxi.c</text:p>
      <text:p text:style-name="P1">#<text:tab/>drivers/pinctrl/sunxi/pinctrl-sunxi.h</text:p>
      <text:p text:style-name="P1">#<text:tab/>drivers/pinctrl/vt8500/pinctrl-vt8500.c</text:p>
      <text:p text:style-name="P1">#<text:tab/>drivers/pinctrl/vt8500/pinctrl-wm8505.c</text:p>
      <text:p text:style-name="P1">#<text:tab/>drivers/pinctrl/vt8500/pinctrl-wm8650.c</text:p>
      <text:p text:style-name="P1">#<text:tab/>drivers/pinctrl/vt8500/pinctrl-wm8750.c</text:p>
      <text:p text:style-name="P1">#<text:tab/>drivers/pinctrl/vt8500/pinctrl-wm8850.c</text:p>
      <text:p text:style-name="P1">#<text:tab/>drivers/pinctrl/vt8500/pinctrl-wmt.c</text:p>
      <text:p text:style-name="P1">#<text:tab/>drivers/platform/Kconfig</text:p>
      <text:p text:style-name="P1">#<text:tab/>drivers/platform/Makefile</text:p>
      <text:p text:style-name="P1">#<text:tab/>drivers/platform/chrome/Kconfig</text:p>
      <text:p text:style-name="P1">#<text:tab/>drivers/platform/chrome/Makefile</text:p>
      <text:p text:style-name="P1">#<text:tab/>drivers/platform/chrome/chromeos_laptop.c</text:p>
      <text:p text:style-name="P1">#<text:tab/>drivers/platform/chrome/chromeos_pstore.c</text:p>
      <text:p text:style-name="P1"><text:soft-page-break/>#<text:tab/>drivers/platform/goldfish/Kconfig</text:p>
      <text:p text:style-name="P1">#<text:tab/>drivers/platform/goldfish/goldfish_pipe.c</text:p>
      <text:p text:style-name="P1">#<text:tab/>drivers/platform/goldfish/pdev_bus.c</text:p>
      <text:p text:style-name="P1">#<text:tab/>drivers/platform/olpc/olpc-ec.c</text:p>
      <text:p text:style-name="P1">#<text:tab/>drivers/platform/x86/Kconfig</text:p>
      <text:p text:style-name="P1">#<text:tab/>drivers/platform/x86/Makefile</text:p>
      <text:p text:style-name="P1">#<text:tab/>drivers/platform/x86/acer-wmi.c</text:p>
      <text:p text:style-name="P1">#<text:tab/>drivers/platform/x86/acerhdf.c</text:p>
      <text:p text:style-name="P1">#<text:tab/>drivers/platform/x86/alienware-wmi.c</text:p>
      <text:p text:style-name="P1">#<text:tab/>drivers/platform/x86/amilo-rfkill.c</text:p>
      <text:p text:style-name="P1">#<text:tab/>drivers/platform/x86/apple-gmux.c</text:p>
      <text:p text:style-name="P1">#<text:tab/>drivers/platform/x86/asus-laptop.c</text:p>
      <text:p text:style-name="P1">#<text:tab/>drivers/platform/x86/asus-nb-wmi.c</text:p>
      <text:p text:style-name="P1">#<text:tab/>drivers/platform/x86/asus-wmi.c</text:p>
      <text:p text:style-name="P1">#<text:tab/>drivers/platform/x86/asus-wmi.h</text:p>
      <text:p text:style-name="P1">#<text:tab/>drivers/platform/x86/classmate-laptop.c</text:p>
      <text:p text:style-name="P1">#<text:tab/>drivers/platform/x86/compal-laptop.c</text:p>
      <text:p text:style-name="P1">#<text:tab/>drivers/platform/x86/dell-laptop.c</text:p>
      <text:p text:style-name="P1">#<text:tab/>drivers/platform/x86/dell-smo8800.c</text:p>
      <text:p text:style-name="P1">#<text:tab/>drivers/platform/x86/dell-wmi.c</text:p>
      <text:p text:style-name="P1">#<text:tab/>drivers/platform/x86/eeepc-laptop.c</text:p>
      <text:p text:style-name="P1">#<text:tab/>drivers/platform/x86/eeepc-wmi.c</text:p>
      <text:p text:style-name="P1">#<text:tab/>drivers/platform/x86/fujitsu-laptop.c</text:p>
      <text:p text:style-name="P1">#<text:tab/>drivers/platform/x86/fujitsu-tablet.c</text:p>
      <text:p text:style-name="P1">#<text:tab/>drivers/platform/x86/hdaps.c</text:p>
      <text:p text:style-name="P1">#<text:tab/>drivers/platform/x86/hp-wireless.c</text:p>
      <text:p text:style-name="P1">#<text:tab/>drivers/platform/x86/hp-wmi.c</text:p>
      <text:p text:style-name="P1">#<text:tab/>drivers/platform/x86/hp_accel.c</text:p>
      <text:p text:style-name="P1">#<text:tab/>drivers/platform/x86/ibm_rtl.c</text:p>
      <text:p text:style-name="P1">#<text:tab/>drivers/platform/x86/ideapad-laptop.c</text:p>
      <text:p text:style-name="P1">#<text:tab/>drivers/platform/x86/intel_ips.c</text:p>
      <text:p text:style-name="P1">#<text:tab/>drivers/platform/x86/intel_menlow.c</text:p>
      <text:p text:style-name="P1">#<text:tab/>drivers/platform/x86/intel_mid_powerbtn.c</text:p>
      <text:p text:style-name="P1">#<text:tab/>drivers/platform/x86/intel_mid_thermal.c</text:p>
      <text:p text:style-name="P1">#<text:tab/>drivers/platform/x86/intel_oaktrail.c</text:p>
      <text:p text:style-name="P1">#<text:tab/>drivers/platform/x86/intel_pmic_gpio.c</text:p>
      <text:p text:style-name="P1">#<text:tab/>drivers/platform/x86/intel_scu_ipc.c</text:p>
      <text:p text:style-name="P1">#<text:tab/>drivers/platform/x86/msi-laptop.c</text:p>
      <text:p text:style-name="P1">#<text:tab/>drivers/platform/x86/msi-wmi.c</text:p>
      <text:p text:style-name="P1">#<text:tab/>drivers/platform/x86/pvpanic.c</text:p>
      <text:p text:style-name="P1">#<text:tab/>drivers/platform/x86/samsung-laptop.c</text:p>
      <text:p text:style-name="P1">#<text:tab/>drivers/platform/x86/samsung-q10.c</text:p>
      <text:p text:style-name="P1">#<text:tab/>drivers/platform/x86/sony-laptop.c</text:p>
      <text:p text:style-name="P1">#<text:tab/>drivers/platform/x86/tc1100-wmi.c</text:p>
      <text:p text:style-name="P1">#<text:tab/>drivers/platform/x86/thinkpad_acpi.c</text:p>
      <text:p text:style-name="P1">#<text:tab/>drivers/platform/x86/toshiba_acpi.c</text:p>
      <text:p text:style-name="P1">#<text:tab/>drivers/platform/x86/toshiba_bluetooth.c</text:p>
      <text:p text:style-name="P1">#<text:tab/>drivers/platform/x86/toshiba_haps.c</text:p>
      <text:p text:style-name="P1">#<text:tab/>drivers/platform/x86/wmi.c</text:p>
      <text:p text:style-name="P1">#<text:tab/>drivers/platform/x86/xo1-rfkill.c</text:p>
      <text:p text:style-name="P1">#<text:tab/>drivers/pnp/base.h</text:p>
      <text:p text:style-name="P1">#<text:tab/>drivers/pnp/card.c</text:p>
      <text:p text:style-name="P1"><text:soft-page-break/>#<text:tab/>drivers/pnp/core.c</text:p>
      <text:p text:style-name="P1">#<text:tab/>drivers/pnp/driver.c</text:p>
      <text:p text:style-name="P1">#<text:tab/>drivers/pnp/isapnp/core.c</text:p>
      <text:p text:style-name="P1">#<text:tab/>drivers/pnp/isapnp/proc.c</text:p>
      <text:p text:style-name="P1">#<text:tab/>drivers/pnp/manager.c</text:p>
      <text:p text:style-name="P1">#<text:tab/>drivers/pnp/pnpacpi/core.c</text:p>
      <text:p text:style-name="P1">#<text:tab/>drivers/pnp/pnpacpi/rsparser.c</text:p>
      <text:p text:style-name="P1">#<text:tab/>drivers/pnp/pnpbios/Kconfig</text:p>
      <text:p text:style-name="P1">#<text:tab/>drivers/pnp/pnpbios/core.c</text:p>
      <text:p text:style-name="P1">#<text:tab/>drivers/pnp/quirks.c</text:p>
      <text:p text:style-name="P1">#<text:tab/>drivers/pnp/resource.c</text:p>
      <text:p text:style-name="P1">#<text:tab/>drivers/power/Kconfig</text:p>
      <text:p text:style-name="P1">#<text:tab/>drivers/power/Makefile</text:p>
      <text:p text:style-name="P1">#<text:tab/>drivers/power/avs/rockchip-io-domain.c</text:p>
      <text:p text:style-name="P1">#<text:tab/>drivers/power/avs/smartreflex.c</text:p>
      <text:p text:style-name="P1">#<text:tab/>drivers/power/reset/Kconfig</text:p>
      <text:p text:style-name="P1">#<text:tab/>drivers/power/reset/Makefile</text:p>
      <text:p text:style-name="P1">#<text:tab/>drivers/power/reset/arm-versatile-reboot.c</text:p>
      <text:p text:style-name="P1">#<text:tab/>drivers/power/reset/as3722-poweroff.c</text:p>
      <text:p text:style-name="P1">#<text:tab/>drivers/power/reset/at91-poweroff.c</text:p>
      <text:p text:style-name="P1">#<text:tab/>drivers/power/reset/at91-reset.c</text:p>
      <text:p text:style-name="P1">#<text:tab/>drivers/power/reset/axxia-reset.c</text:p>
      <text:p text:style-name="P1">#<text:tab/>drivers/power/reset/brcmstb-reboot.c</text:p>
      <text:p text:style-name="P1">#<text:tab/>drivers/power/reset/gpio-poweroff.c</text:p>
      <text:p text:style-name="P1">#<text:tab/>drivers/power/reset/gpio-restart.c</text:p>
      <text:p text:style-name="P1">#<text:tab/>drivers/power/reset/hisi-reboot.c</text:p>
      <text:p text:style-name="P1">#<text:tab/>drivers/power/reset/keystone-reset.c</text:p>
      <text:p text:style-name="P1">#<text:tab/>drivers/power/reset/ltc2952-poweroff.c</text:p>
      <text:p text:style-name="P1">#<text:tab/>drivers/power/reset/msm-poweroff.c</text:p>
      <text:p text:style-name="P1">#<text:tab/>drivers/power/reset/qnap-poweroff.c</text:p>
      <text:p text:style-name="P1">#<text:tab/>drivers/power/reset/restart-poweroff.c</text:p>
      <text:p text:style-name="P1">#<text:tab/>drivers/power/reset/st-poweroff.c</text:p>
      <text:p text:style-name="P1">#<text:tab/>drivers/power/reset/syscon-reboot.c</text:p>
      <text:p text:style-name="P1">#<text:tab/>drivers/power/reset/vexpress-poweroff.c</text:p>
      <text:p text:style-name="P1">#<text:tab/>drivers/power/reset/xgene-reboot.c</text:p>
      <text:p text:style-name="P1">#<text:tab/>drivers/powercap/Kconfig</text:p>
      <text:p text:style-name="P1">#<text:tab/>drivers/powercap/intel_rapl.c</text:p>
      <text:p text:style-name="P1">#<text:tab/>drivers/powercap/powercap_sys.c</text:p>
      <text:p text:style-name="P1">#<text:tab/>drivers/pps/Kconfig</text:p>
      <text:p text:style-name="P1">#<text:tab/>drivers/pps/clients/pps-gpio.c</text:p>
      <text:p text:style-name="P1">#<text:tab/>drivers/pps/kapi.c</text:p>
      <text:p text:style-name="P1">#<text:tab/>drivers/pps/pps.c</text:p>
      <text:p text:style-name="P1">#<text:tab/>drivers/ps3/ps3-lpm.c</text:p>
      <text:p text:style-name="P1">#<text:tab/>drivers/ps3/ps3-vuart.c</text:p>
      <text:p text:style-name="P1">#<text:tab/>drivers/ps3/sys-manager-core.c</text:p>
      <text:p text:style-name="P1">#<text:tab/>drivers/ps3/vuart.h</text:p>
      <text:p text:style-name="P1">#<text:tab/>drivers/ptp/ptp_chardev.c</text:p>
      <text:p text:style-name="P1">#<text:tab/>drivers/ptp/ptp_clock.c</text:p>
      <text:p text:style-name="P1">#<text:tab/>drivers/ptp/ptp_ixp46x.c</text:p>
      <text:p text:style-name="P1">#<text:tab/>drivers/ptp/ptp_pch.c</text:p>
      <text:p text:style-name="P1">#<text:tab/>drivers/ptp/ptp_private.h</text:p>
      <text:p text:style-name="P1">#<text:tab/>drivers/ptp/ptp_sysfs.c</text:p>
      <text:p text:style-name="P1"><text:soft-page-break/>#<text:tab/>drivers/pwm/Kconfig</text:p>
      <text:p text:style-name="P1">#<text:tab/>drivers/pwm/Makefile</text:p>
      <text:p text:style-name="P1">#<text:tab/>drivers/pwm/core.c</text:p>
      <text:p text:style-name="P1">#<text:tab/>drivers/pwm/pwm-ab8500.c</text:p>
      <text:p text:style-name="P1">#<text:tab/>drivers/pwm/pwm-atmel-tcb.c</text:p>
      <text:p text:style-name="P1">#<text:tab/>drivers/pwm/pwm-atmel.c</text:p>
      <text:p text:style-name="P1">#<text:tab/>drivers/pwm/pwm-bcm-kona.c</text:p>
      <text:p text:style-name="P1">#<text:tab/>drivers/pwm/pwm-bfin.c</text:p>
      <text:p text:style-name="P1">#<text:tab/>drivers/pwm/pwm-clps711x.c</text:p>
      <text:p text:style-name="P1">#<text:tab/>drivers/pwm/pwm-ep93xx.c</text:p>
      <text:p text:style-name="P1">#<text:tab/>drivers/pwm/pwm-fsl-ftm.c</text:p>
      <text:p text:style-name="P1">#<text:tab/>drivers/pwm/pwm-imx.c</text:p>
      <text:p text:style-name="P1">#<text:tab/>drivers/pwm/pwm-jz4740.c</text:p>
      <text:p text:style-name="P1">#<text:tab/>drivers/pwm/pwm-lp3943.c</text:p>
      <text:p text:style-name="P1">#<text:tab/>drivers/pwm/pwm-lpc32xx.c</text:p>
      <text:p text:style-name="P1">#<text:tab/>drivers/pwm/pwm-lpss-pci.c</text:p>
      <text:p text:style-name="P1">#<text:tab/>drivers/pwm/pwm-lpss-platform.c</text:p>
      <text:p text:style-name="P1">#<text:tab/>drivers/pwm/pwm-lpss.c</text:p>
      <text:p text:style-name="P1">#<text:tab/>drivers/pwm/pwm-lpss.h</text:p>
      <text:p text:style-name="P1">#<text:tab/>drivers/pwm/pwm-mxs.c</text:p>
      <text:p text:style-name="P1">#<text:tab/>drivers/pwm/pwm-pca9685.c</text:p>
      <text:p text:style-name="P1">#<text:tab/>drivers/pwm/pwm-puv3.c</text:p>
      <text:p text:style-name="P1">#<text:tab/>drivers/pwm/pwm-pxa.c</text:p>
      <text:p text:style-name="P1">#<text:tab/>drivers/pwm/pwm-renesas-tpu.c</text:p>
      <text:p text:style-name="P1">#<text:tab/>drivers/pwm/pwm-rockchip.c</text:p>
      <text:p text:style-name="P1">#<text:tab/>drivers/pwm/pwm-samsung.c</text:p>
      <text:p text:style-name="P1">#<text:tab/>drivers/pwm/pwm-spear.c</text:p>
      <text:p text:style-name="P1">#<text:tab/>drivers/pwm/pwm-sti.c</text:p>
      <text:p text:style-name="P1">#<text:tab/>drivers/pwm/pwm-tegra.c</text:p>
      <text:p text:style-name="P1">#<text:tab/>drivers/pwm/pwm-tiecap.c</text:p>
      <text:p text:style-name="P1">#<text:tab/>drivers/pwm/pwm-tiehrpwm.c</text:p>
      <text:p text:style-name="P1">#<text:tab/>drivers/pwm/pwm-tipwmss.c</text:p>
      <text:p text:style-name="P1">#<text:tab/>drivers/pwm/pwm-twl.c</text:p>
      <text:p text:style-name="P1">#<text:tab/>drivers/pwm/pwm-vt8500.c</text:p>
      <text:p text:style-name="P1">#<text:tab/>drivers/pwm/sysfs.c</text:p>
      <text:p text:style-name="P1">#<text:tab/>drivers/rapidio/Kconfig</text:p>
      <text:p text:style-name="P1">#<text:tab/>drivers/rapidio/Makefile</text:p>
      <text:p text:style-name="P1">#<text:tab/>drivers/rapidio/devices/Makefile</text:p>
      <text:p text:style-name="P1">#<text:tab/>drivers/rapidio/devices/tsi721.c</text:p>
      <text:p text:style-name="P1">#<text:tab/>drivers/rapidio/devices/tsi721.h</text:p>
      <text:p text:style-name="P1">#<text:tab/>drivers/rapidio/devices/tsi721_dma.c</text:p>
      <text:p text:style-name="P1">#<text:tab/>drivers/rapidio/rio-driver.c</text:p>
      <text:p text:style-name="P1">#<text:tab/>drivers/rapidio/rio-scan.c</text:p>
      <text:p text:style-name="P1">#<text:tab/>drivers/rapidio/rio-sysfs.c</text:p>
      <text:p text:style-name="P1">#<text:tab/>drivers/rapidio/rio.c</text:p>
      <text:p text:style-name="P1">#<text:tab/>drivers/rapidio/rio.h</text:p>
      <text:p text:style-name="P1">#<text:tab/>drivers/rapidio/switches/Kconfig</text:p>
      <text:p text:style-name="P1">#<text:tab/>drivers/rapidio/switches/Makefile</text:p>
      <text:p text:style-name="P1">#<text:tab/>drivers/rapidio/switches/idt_gen2.c</text:p>
      <text:p text:style-name="P1">#<text:tab/>drivers/rapidio/switches/tsi57x.c</text:p>
      <text:p text:style-name="P1">#<text:tab/>drivers/ras/Kconfig</text:p>
      <text:p text:style-name="P1">#<text:tab/>drivers/regulator/88pm800.c</text:p>
      <text:p text:style-name="P1"><text:soft-page-break/>#<text:tab/>drivers/regulator/88pm8607.c</text:p>
      <text:p text:style-name="P1">#<text:tab/>drivers/regulator/Kconfig</text:p>
      <text:p text:style-name="P1">#<text:tab/>drivers/regulator/Makefile</text:p>
      <text:p text:style-name="P1">#<text:tab/>drivers/regulator/aat2870-regulator.c</text:p>
      <text:p text:style-name="P1">#<text:tab/>drivers/regulator/ab3100.c</text:p>
      <text:p text:style-name="P1">#<text:tab/>drivers/regulator/ab8500-ext.c</text:p>
      <text:p text:style-name="P1">#<text:tab/>drivers/regulator/ab8500.c</text:p>
      <text:p text:style-name="P1">#<text:tab/>drivers/regulator/act8865-regulator.c</text:p>
      <text:p text:style-name="P1">#<text:tab/>drivers/regulator/ad5398.c</text:p>
      <text:p text:style-name="P1">#<text:tab/>drivers/regulator/anatop-regulator.c</text:p>
      <text:p text:style-name="P1">#<text:tab/>drivers/regulator/arizona-ldo1.c</text:p>
      <text:p text:style-name="P1">#<text:tab/>drivers/regulator/arizona-micsupp.c</text:p>
      <text:p text:style-name="P1">#<text:tab/>drivers/regulator/as3711-regulator.c</text:p>
      <text:p text:style-name="P1">#<text:tab/>drivers/regulator/as3722-regulator.c</text:p>
      <text:p text:style-name="P1">#<text:tab/>drivers/regulator/axp20x-regulator.c</text:p>
      <text:p text:style-name="P1">#<text:tab/>drivers/regulator/bcm590xx-regulator.c</text:p>
      <text:p text:style-name="P1">#<text:tab/>drivers/regulator/core.c</text:p>
      <text:p text:style-name="P1">#<text:tab/>drivers/regulator/da903x.c</text:p>
      <text:p text:style-name="P1">#<text:tab/>drivers/regulator/da9052-regulator.c</text:p>
      <text:p text:style-name="P1">#<text:tab/>drivers/regulator/da9055-regulator.c</text:p>
      <text:p text:style-name="P1">#<text:tab/>drivers/regulator/da9063-regulator.c</text:p>
      <text:p text:style-name="P1">#<text:tab/>drivers/regulator/da9210-regulator.c</text:p>
      <text:p text:style-name="P1">#<text:tab/>drivers/regulator/da9211-regulator.c</text:p>
      <text:p text:style-name="P1">#<text:tab/>drivers/regulator/da9211-regulator.h</text:p>
      <text:p text:style-name="P1">#<text:tab/>drivers/regulator/db8500-prcmu.c</text:p>
      <text:p text:style-name="P1">#<text:tab/>drivers/regulator/dbx500-prcmu.c</text:p>
      <text:p text:style-name="P1">#<text:tab/>drivers/regulator/devres.c</text:p>
      <text:p text:style-name="P1">#<text:tab/>drivers/regulator/dummy.c</text:p>
      <text:p text:style-name="P1">#<text:tab/>drivers/regulator/fan53555.c</text:p>
      <text:p text:style-name="P1">#<text:tab/>drivers/regulator/fixed.c</text:p>
      <text:p text:style-name="P1">#<text:tab/>drivers/regulator/gpio-regulator.c</text:p>
      <text:p text:style-name="P1">#<text:tab/>drivers/regulator/helpers.c</text:p>
      <text:p text:style-name="P1">#<text:tab/>drivers/regulator/hi6421-regulator.c</text:p>
      <text:p text:style-name="P1">#<text:tab/>drivers/regulator/internal.h</text:p>
      <text:p text:style-name="P1">#<text:tab/>drivers/regulator/isl6271a-regulator.c</text:p>
      <text:p text:style-name="P1">#<text:tab/>drivers/regulator/isl9305.c</text:p>
      <text:p text:style-name="P1">#<text:tab/>drivers/regulator/lp3971.c</text:p>
      <text:p text:style-name="P1">#<text:tab/>drivers/regulator/lp3972.c</text:p>
      <text:p text:style-name="P1">#<text:tab/>drivers/regulator/lp872x.c</text:p>
      <text:p text:style-name="P1">#<text:tab/>drivers/regulator/lp8755.c</text:p>
      <text:p text:style-name="P1">#<text:tab/>drivers/regulator/lp8788-buck.c</text:p>
      <text:p text:style-name="P1">#<text:tab/>drivers/regulator/lp8788-ldo.c</text:p>
      <text:p text:style-name="P1">#<text:tab/>drivers/regulator/ltc3589.c</text:p>
      <text:p text:style-name="P1">#<text:tab/>drivers/regulator/max1586.c</text:p>
      <text:p text:style-name="P1">#<text:tab/>drivers/regulator/max8649.c</text:p>
      <text:p text:style-name="P1">#<text:tab/>drivers/regulator/max8660.c</text:p>
      <text:p text:style-name="P1">#<text:tab/>drivers/regulator/max8907-regulator.c</text:p>
      <text:p text:style-name="P1">#<text:tab/>drivers/regulator/max8925-regulator.c</text:p>
      <text:p text:style-name="P1">#<text:tab/>drivers/regulator/max8952.c</text:p>
      <text:p text:style-name="P1">#<text:tab/>drivers/regulator/max8973-regulator.c</text:p>
      <text:p text:style-name="P1">#<text:tab/>drivers/regulator/max8998.c</text:p>
      <text:p text:style-name="P1">#<text:tab/>drivers/regulator/mc13783-regulator.c</text:p>
      <text:p text:style-name="P1"><text:soft-page-break/>#<text:tab/>drivers/regulator/mc13892-regulator.c</text:p>
      <text:p text:style-name="P1">#<text:tab/>drivers/regulator/mc13xxx-regulator-core.c</text:p>
      <text:p text:style-name="P1">#<text:tab/>drivers/regulator/of_regulator.c</text:p>
      <text:p text:style-name="P1">#<text:tab/>drivers/regulator/palmas-regulator.c</text:p>
      <text:p text:style-name="P1">#<text:tab/>drivers/regulator/pbias-regulator.c</text:p>
      <text:p text:style-name="P1">#<text:tab/>drivers/regulator/pcap-regulator.c</text:p>
      <text:p text:style-name="P1">#<text:tab/>drivers/regulator/pfuze100-regulator.c</text:p>
      <text:p text:style-name="P1">#<text:tab/>drivers/regulator/pwm-regulator.c</text:p>
      <text:p text:style-name="P1">#<text:tab/>drivers/regulator/qcom_rpm-regulator.c</text:p>
      <text:p text:style-name="P1">#<text:tab/>drivers/regulator/rc5t583-regulator.c</text:p>
      <text:p text:style-name="P1">#<text:tab/>drivers/regulator/rk808-regulator.c</text:p>
      <text:p text:style-name="P1">#<text:tab/>drivers/regulator/rn5t618-regulator.c</text:p>
      <text:p text:style-name="P1">#<text:tab/>drivers/regulator/s2mpa01.c</text:p>
      <text:p text:style-name="P1">#<text:tab/>drivers/regulator/s2mps11.c</text:p>
      <text:p text:style-name="P1">#<text:tab/>drivers/regulator/s5m8767.c</text:p>
      <text:p text:style-name="P1">#<text:tab/>drivers/regulator/sky81452-regulator.c</text:p>
      <text:p text:style-name="P1">#<text:tab/>drivers/regulator/stw481x-vmmc.c</text:p>
      <text:p text:style-name="P1">#<text:tab/>drivers/regulator/ti-abb-regulator.c</text:p>
      <text:p text:style-name="P1">#<text:tab/>drivers/regulator/tps51632-regulator.c</text:p>
      <text:p text:style-name="P1">#<text:tab/>drivers/regulator/tps6105x-regulator.c</text:p>
      <text:p text:style-name="P1">#<text:tab/>drivers/regulator/tps62360-regulator.c</text:p>
      <text:p text:style-name="P1">#<text:tab/>drivers/regulator/tps65023-regulator.c</text:p>
      <text:p text:style-name="P1">#<text:tab/>drivers/regulator/tps6507x-regulator.c</text:p>
      <text:p text:style-name="P1">#<text:tab/>drivers/regulator/tps65090-regulator.c</text:p>
      <text:p text:style-name="P1">#<text:tab/>drivers/regulator/tps65217-regulator.c</text:p>
      <text:p text:style-name="P1">#<text:tab/>drivers/regulator/tps65218-regulator.c</text:p>
      <text:p text:style-name="P1">#<text:tab/>drivers/regulator/tps6524x-regulator.c</text:p>
      <text:p text:style-name="P1">#<text:tab/>drivers/regulator/tps6586x-regulator.c</text:p>
      <text:p text:style-name="P1">#<text:tab/>drivers/regulator/tps65910-regulator.c</text:p>
      <text:p text:style-name="P1">#<text:tab/>drivers/regulator/tps65912-regulator.c</text:p>
      <text:p text:style-name="P1">#<text:tab/>drivers/regulator/tps80031-regulator.c</text:p>
      <text:p text:style-name="P1">#<text:tab/>drivers/regulator/twl-regulator.c</text:p>
      <text:p text:style-name="P1">#<text:tab/>drivers/regulator/virtual.c</text:p>
      <text:p text:style-name="P1">#<text:tab/>drivers/regulator/wm831x-dcdc.c</text:p>
      <text:p text:style-name="P1">#<text:tab/>drivers/regulator/wm831x-isink.c</text:p>
      <text:p text:style-name="P1">#<text:tab/>drivers/regulator/wm831x-ldo.c</text:p>
      <text:p text:style-name="P1">#<text:tab/>drivers/regulator/wm8350-regulator.c</text:p>
      <text:p text:style-name="P1">#<text:tab/>drivers/regulator/wm8400-regulator.c</text:p>
      <text:p text:style-name="P1">#<text:tab/>drivers/regulator/wm8994-regulator.c</text:p>
      <text:p text:style-name="P1">#<text:tab/>drivers/remoteproc/Kconfig</text:p>
      <text:p text:style-name="P1">#<text:tab/>drivers/remoteproc/Makefile</text:p>
      <text:p text:style-name="P1">#<text:tab/>drivers/remoteproc/da8xx_remoteproc.c</text:p>
      <text:p text:style-name="P1">#<text:tab/>drivers/remoteproc/omap_remoteproc.c</text:p>
      <text:p text:style-name="P1">#<text:tab/>drivers/remoteproc/remoteproc_core.c</text:p>
      <text:p text:style-name="P1">#<text:tab/>drivers/remoteproc/remoteproc_debugfs.c</text:p>
      <text:p text:style-name="P1">#<text:tab/>drivers/remoteproc/remoteproc_elf_loader.c</text:p>
      <text:p text:style-name="P1">#<text:tab/>drivers/remoteproc/remoteproc_internal.h</text:p>
      <text:p text:style-name="P1">#<text:tab/>drivers/remoteproc/remoteproc_virtio.c</text:p>
      <text:p text:style-name="P1">#<text:tab/>drivers/remoteproc/ste_modem_rproc.c</text:p>
      <text:p text:style-name="P1">#<text:tab/>drivers/reset/Kconfig</text:p>
      <text:p text:style-name="P1">#<text:tab/>drivers/reset/Makefile</text:p>
      <text:p text:style-name="P1">#<text:tab/>drivers/reset/core.c</text:p>
      <text:p text:style-name="P1"><text:soft-page-break/>#<text:tab/>drivers/reset/reset-socfpga.c</text:p>
      <text:p text:style-name="P1">#<text:tab/>drivers/reset/reset-sunxi.c</text:p>
      <text:p text:style-name="P1">#<text:tab/>drivers/reset/sti/Kconfig</text:p>
      <text:p text:style-name="P1">#<text:tab/>drivers/reset/sti/Makefile</text:p>
      <text:p text:style-name="P1">#<text:tab/>drivers/reset/sti/reset-stih415.c</text:p>
      <text:p text:style-name="P1">#<text:tab/>drivers/reset/sti/reset-stih416.c</text:p>
      <text:p text:style-name="P1">#<text:tab/>drivers/reset/sti/reset-syscfg.c</text:p>
      <text:p text:style-name="P1">#<text:tab/>drivers/rpmsg/Kconfig</text:p>
      <text:p text:style-name="P1">#<text:tab/>drivers/rpmsg/Makefile</text:p>
      <text:p text:style-name="P1">#<text:tab/>drivers/rpmsg/virtio_rpmsg_bus.c</text:p>
      <text:p text:style-name="P1">#<text:tab/>drivers/rtc/Kconfig</text:p>
      <text:p text:style-name="P1">#<text:tab/>drivers/rtc/Makefile</text:p>
      <text:p text:style-name="P1">#<text:tab/>drivers/rtc/class.c</text:p>
      <text:p text:style-name="P1">#<text:tab/>drivers/rtc/hctosys.c</text:p>
      <text:p text:style-name="P1">#<text:tab/>drivers/rtc/interface.c</text:p>
      <text:p text:style-name="P1">#<text:tab/>drivers/rtc/rtc-88pm80x.c</text:p>
      <text:p text:style-name="P1">#<text:tab/>drivers/rtc/rtc-88pm860x.c</text:p>
      <text:p text:style-name="P1">#<text:tab/>drivers/rtc/rtc-ab3100.c</text:p>
      <text:p text:style-name="P1">#<text:tab/>drivers/rtc/rtc-ab8500.c</text:p>
      <text:p text:style-name="P1">#<text:tab/>drivers/rtc/rtc-as3722.c</text:p>
      <text:p text:style-name="P1">#<text:tab/>drivers/rtc/rtc-at32ap700x.c</text:p>
      <text:p text:style-name="P1">#<text:tab/>drivers/rtc/rtc-at91rm9200.c</text:p>
      <text:p text:style-name="P1">#<text:tab/>drivers/rtc/rtc-at91sam9.c</text:p>
      <text:p text:style-name="P1">#<text:tab/>drivers/rtc/rtc-au1xxx.c</text:p>
      <text:p text:style-name="P1">#<text:tab/>drivers/rtc/rtc-bfin.c</text:p>
      <text:p text:style-name="P1">#<text:tab/>drivers/rtc/rtc-bq32k.c</text:p>
      <text:p text:style-name="P1">#<text:tab/>drivers/rtc/rtc-bq4802.c</text:p>
      <text:p text:style-name="P1">#<text:tab/>drivers/rtc/rtc-cmos.c</text:p>
      <text:p text:style-name="P1">#<text:tab/>drivers/rtc/rtc-coh901331.c</text:p>
      <text:p text:style-name="P1">#<text:tab/>drivers/rtc/rtc-core.h</text:p>
      <text:p text:style-name="P1">#<text:tab/>drivers/rtc/rtc-da9052.c</text:p>
      <text:p text:style-name="P1">#<text:tab/>drivers/rtc/rtc-da9055.c</text:p>
      <text:p text:style-name="P1">#<text:tab/>drivers/rtc/rtc-da9063.c</text:p>
      <text:p text:style-name="P1">#<text:tab/>drivers/rtc/rtc-davinci.c</text:p>
      <text:p text:style-name="P1">#<text:tab/>drivers/rtc/rtc-dev.c</text:p>
      <text:p text:style-name="P1">#<text:tab/>drivers/rtc/rtc-dm355evm.c</text:p>
      <text:p text:style-name="P1">#<text:tab/>drivers/rtc/rtc-ds1216.c</text:p>
      <text:p text:style-name="P1">#<text:tab/>drivers/rtc/rtc-ds1286.c</text:p>
      <text:p text:style-name="P1">#<text:tab/>drivers/rtc/rtc-ds1302.c</text:p>
      <text:p text:style-name="P1">#<text:tab/>drivers/rtc/rtc-ds1305.c</text:p>
      <text:p text:style-name="P1">#<text:tab/>drivers/rtc/rtc-ds1307.c</text:p>
      <text:p text:style-name="P1">#<text:tab/>drivers/rtc/rtc-ds1343.c</text:p>
      <text:p text:style-name="P1">#<text:tab/>drivers/rtc/rtc-ds1347.c</text:p>
      <text:p text:style-name="P1">#<text:tab/>drivers/rtc/rtc-ds1374.c</text:p>
      <text:p text:style-name="P1">#<text:tab/>drivers/rtc/rtc-ds1390.c</text:p>
      <text:p text:style-name="P1">#<text:tab/>drivers/rtc/rtc-ds1511.c</text:p>
      <text:p text:style-name="P1">#<text:tab/>drivers/rtc/rtc-ds1553.c</text:p>
      <text:p text:style-name="P1">#<text:tab/>drivers/rtc/rtc-ds1672.c</text:p>
      <text:p text:style-name="P1">#<text:tab/>drivers/rtc/rtc-ds1742.c</text:p>
      <text:p text:style-name="P1">#<text:tab/>drivers/rtc/rtc-ds2404.c</text:p>
      <text:p text:style-name="P1">#<text:tab/>drivers/rtc/rtc-ds3232.c</text:p>
      <text:p text:style-name="P1">#<text:tab/>drivers/rtc/rtc-efi-platform.c</text:p>
      <text:p text:style-name="P1"><text:soft-page-break/>#<text:tab/>drivers/rtc/rtc-efi.c</text:p>
      <text:p text:style-name="P1">#<text:tab/>drivers/rtc/rtc-em3027.c</text:p>
      <text:p text:style-name="P1">#<text:tab/>drivers/rtc/rtc-ep93xx.c</text:p>
      <text:p text:style-name="P1">#<text:tab/>drivers/rtc/rtc-fm3130.c</text:p>
      <text:p text:style-name="P1">#<text:tab/>drivers/rtc/rtc-generic.c</text:p>
      <text:p text:style-name="P1">#<text:tab/>drivers/rtc/rtc-hid-sensor-time.c</text:p>
      <text:p text:style-name="P1">#<text:tab/>drivers/rtc/rtc-hym8563.c</text:p>
      <text:p text:style-name="P1">#<text:tab/>drivers/rtc/rtc-imxdi.c</text:p>
      <text:p text:style-name="P1">#<text:tab/>drivers/rtc/rtc-isl12022.c</text:p>
      <text:p text:style-name="P1">#<text:tab/>drivers/rtc/rtc-isl1208.c</text:p>
      <text:p text:style-name="P1">#<text:tab/>drivers/rtc/rtc-jz4740.c</text:p>
      <text:p text:style-name="P1">#<text:tab/>drivers/rtc/rtc-lib.c</text:p>
      <text:p text:style-name="P1">#<text:tab/>drivers/rtc/rtc-lp8788.c</text:p>
      <text:p text:style-name="P1">#<text:tab/>drivers/rtc/rtc-lpc32xx.c</text:p>
      <text:p text:style-name="P1">#<text:tab/>drivers/rtc/rtc-ls1x.c</text:p>
      <text:p text:style-name="P1">#<text:tab/>drivers/rtc/rtc-m41t80.c</text:p>
      <text:p text:style-name="P1">#<text:tab/>drivers/rtc/rtc-m41t93.c</text:p>
      <text:p text:style-name="P1">#<text:tab/>drivers/rtc/rtc-m41t94.c</text:p>
      <text:p text:style-name="P1">#<text:tab/>drivers/rtc/rtc-m48t35.c</text:p>
      <text:p text:style-name="P1">#<text:tab/>drivers/rtc/rtc-m48t59.c</text:p>
      <text:p text:style-name="P1">#<text:tab/>drivers/rtc/rtc-m48t86.c</text:p>
      <text:p text:style-name="P1">#<text:tab/>drivers/rtc/rtc-max6900.c</text:p>
      <text:p text:style-name="P1">#<text:tab/>drivers/rtc/rtc-max6902.c</text:p>
      <text:p text:style-name="P1">#<text:tab/>drivers/rtc/rtc-max77686.c</text:p>
      <text:p text:style-name="P1">#<text:tab/>drivers/rtc/rtc-max8907.c</text:p>
      <text:p text:style-name="P1">#<text:tab/>drivers/rtc/rtc-max8925.c</text:p>
      <text:p text:style-name="P1">#<text:tab/>drivers/rtc/rtc-max8997.c</text:p>
      <text:p text:style-name="P1">#<text:tab/>drivers/rtc/rtc-max8998.c</text:p>
      <text:p text:style-name="P1">#<text:tab/>drivers/rtc/rtc-mc13xxx.c</text:p>
      <text:p text:style-name="P1">#<text:tab/>drivers/rtc/rtc-mcp795.c</text:p>
      <text:p text:style-name="P1">#<text:tab/>drivers/rtc/rtc-moxart.c</text:p>
      <text:p text:style-name="P1">#<text:tab/>drivers/rtc/rtc-mpc5121.c</text:p>
      <text:p text:style-name="P1">#<text:tab/>drivers/rtc/rtc-mrst.c</text:p>
      <text:p text:style-name="P1">#<text:tab/>drivers/rtc/rtc-msm6242.c</text:p>
      <text:p text:style-name="P1">#<text:tab/>drivers/rtc/rtc-mv.c</text:p>
      <text:p text:style-name="P1">#<text:tab/>drivers/rtc/rtc-mxc.c</text:p>
      <text:p text:style-name="P1">#<text:tab/>drivers/rtc/rtc-nuc900.c</text:p>
      <text:p text:style-name="P1">#<text:tab/>drivers/rtc/rtc-omap.c</text:p>
      <text:p text:style-name="P1">#<text:tab/>drivers/rtc/rtc-palmas.c</text:p>
      <text:p text:style-name="P1">#<text:tab/>drivers/rtc/rtc-pcap.c</text:p>
      <text:p text:style-name="P1">#<text:tab/>drivers/rtc/rtc-pcf2123.c</text:p>
      <text:p text:style-name="P1">#<text:tab/>drivers/rtc/rtc-pcf2127.c</text:p>
      <text:p text:style-name="P1">#<text:tab/>drivers/rtc/rtc-pcf50633.c</text:p>
      <text:p text:style-name="P1">#<text:tab/>drivers/rtc/rtc-pcf85063.c</text:p>
      <text:p text:style-name="P1">#<text:tab/>drivers/rtc/rtc-pcf8523.c</text:p>
      <text:p text:style-name="P1">#<text:tab/>drivers/rtc/rtc-pcf8563.c</text:p>
      <text:p text:style-name="P1">#<text:tab/>drivers/rtc/rtc-pcf8583.c</text:p>
      <text:p text:style-name="P1">#<text:tab/>drivers/rtc/rtc-pl031.c</text:p>
      <text:p text:style-name="P1">#<text:tab/>drivers/rtc/rtc-pm8xxx.c</text:p>
      <text:p text:style-name="P1">#<text:tab/>drivers/rtc/rtc-proc.c</text:p>
      <text:p text:style-name="P1">#<text:tab/>drivers/rtc/rtc-ps3.c</text:p>
      <text:p text:style-name="P1">#<text:tab/>drivers/rtc/rtc-puv3.c</text:p>
      <text:p text:style-name="P1"><text:soft-page-break/>#<text:tab/>drivers/rtc/rtc-pxa.c</text:p>
      <text:p text:style-name="P1">#<text:tab/>drivers/rtc/rtc-r9701.c</text:p>
      <text:p text:style-name="P1">#<text:tab/>drivers/rtc/rtc-rc5t583.c</text:p>
      <text:p text:style-name="P1">#<text:tab/>drivers/rtc/rtc-rk808.c</text:p>
      <text:p text:style-name="P1">#<text:tab/>drivers/rtc/rtc-rp5c01.c</text:p>
      <text:p text:style-name="P1">#<text:tab/>drivers/rtc/rtc-rs5c313.c</text:p>
      <text:p text:style-name="P1">#<text:tab/>drivers/rtc/rtc-rs5c348.c</text:p>
      <text:p text:style-name="P1">#<text:tab/>drivers/rtc/rtc-rs5c372.c</text:p>
      <text:p text:style-name="P1">#<text:tab/>drivers/rtc/rtc-rv3029c2.c</text:p>
      <text:p text:style-name="P1">#<text:tab/>drivers/rtc/rtc-rx4581.c</text:p>
      <text:p text:style-name="P1">#<text:tab/>drivers/rtc/rtc-rx8025.c</text:p>
      <text:p text:style-name="P1">#<text:tab/>drivers/rtc/rtc-rx8581.c</text:p>
      <text:p text:style-name="P1">#<text:tab/>drivers/rtc/rtc-s35390a.c</text:p>
      <text:p text:style-name="P1">#<text:tab/>drivers/rtc/rtc-s3c.c</text:p>
      <text:p text:style-name="P1">#<text:tab/>drivers/rtc/rtc-s5m.c</text:p>
      <text:p text:style-name="P1">#<text:tab/>drivers/rtc/rtc-sa1100.c</text:p>
      <text:p text:style-name="P1">#<text:tab/>drivers/rtc/rtc-sh.c</text:p>
      <text:p text:style-name="P1">#<text:tab/>drivers/rtc/rtc-sirfsoc.c</text:p>
      <text:p text:style-name="P1">#<text:tab/>drivers/rtc/rtc-snvs.c</text:p>
      <text:p text:style-name="P1">#<text:tab/>drivers/rtc/rtc-spear.c</text:p>
      <text:p text:style-name="P1">#<text:tab/>drivers/rtc/rtc-starfire.c</text:p>
      <text:p text:style-name="P1">#<text:tab/>drivers/rtc/rtc-stk17ta8.c</text:p>
      <text:p text:style-name="P1">#<text:tab/>drivers/rtc/rtc-stmp3xxx.c</text:p>
      <text:p text:style-name="P1">#<text:tab/>drivers/rtc/rtc-sun4v.c</text:p>
      <text:p text:style-name="P1">#<text:tab/>drivers/rtc/rtc-sun6i.c</text:p>
      <text:p text:style-name="P1">#<text:tab/>drivers/rtc/rtc-sunxi.c</text:p>
      <text:p text:style-name="P1">#<text:tab/>drivers/rtc/rtc-sysfs.c</text:p>
      <text:p text:style-name="P1">#<text:tab/>drivers/rtc/rtc-tegra.c</text:p>
      <text:p text:style-name="P1">#<text:tab/>drivers/rtc/rtc-test.c</text:p>
      <text:p text:style-name="P1">#<text:tab/>drivers/rtc/rtc-tile.c</text:p>
      <text:p text:style-name="P1">#<text:tab/>drivers/rtc/rtc-tps6586x.c</text:p>
      <text:p text:style-name="P1">#<text:tab/>drivers/rtc/rtc-tps65910.c</text:p>
      <text:p text:style-name="P1">#<text:tab/>drivers/rtc/rtc-tps80031.c</text:p>
      <text:p text:style-name="P1">#<text:tab/>drivers/rtc/rtc-twl.c</text:p>
      <text:p text:style-name="P1">#<text:tab/>drivers/rtc/rtc-tx4939.c</text:p>
      <text:p text:style-name="P1">#<text:tab/>drivers/rtc/rtc-v3020.c</text:p>
      <text:p text:style-name="P1">#<text:tab/>drivers/rtc/rtc-vr41xx.c</text:p>
      <text:p text:style-name="P1">#<text:tab/>drivers/rtc/rtc-vt8500.c</text:p>
      <text:p text:style-name="P1">#<text:tab/>drivers/rtc/rtc-x1205.c</text:p>
      <text:p text:style-name="P1">#<text:tab/>drivers/rtc/rtc-xgene.c</text:p>
      <text:p text:style-name="P1">#<text:tab/>drivers/rtc/systohc.c</text:p>
      <text:p text:style-name="P1">#<text:tab/>drivers/s390/Makefile</text:p>
      <text:p text:style-name="P1">#<text:tab/>drivers/s390/block/dasd.c</text:p>
      <text:p text:style-name="P1">#<text:tab/>drivers/s390/block/dasd_3990_erp.c</text:p>
      <text:p text:style-name="P1">#<text:tab/>drivers/s390/block/dasd_alias.c</text:p>
      <text:p text:style-name="P1">#<text:tab/>drivers/s390/block/dasd_devmap.c</text:p>
      <text:p text:style-name="P1">#<text:tab/>drivers/s390/block/dasd_diag.c</text:p>
      <text:p text:style-name="P1">#<text:tab/>drivers/s390/block/dasd_diag.h</text:p>
      <text:p text:style-name="P1">#<text:tab/>drivers/s390/block/dasd_eckd.c</text:p>
      <text:p text:style-name="P1">#<text:tab/>drivers/s390/block/dasd_eckd.h</text:p>
      <text:p text:style-name="P1">#<text:tab/>drivers/s390/block/dasd_erp.c</text:p>
      <text:p text:style-name="P1">#<text:tab/>drivers/s390/block/dasd_fba.c</text:p>
      <text:p text:style-name="P1"><text:soft-page-break/>#<text:tab/>drivers/s390/block/dasd_genhd.c</text:p>
      <text:p text:style-name="P1">#<text:tab/>drivers/s390/block/dasd_int.h</text:p>
      <text:p text:style-name="P1">#<text:tab/>drivers/s390/block/dasd_ioctl.c</text:p>
      <text:p text:style-name="P1">#<text:tab/>drivers/s390/block/dasd_proc.c</text:p>
      <text:p text:style-name="P1">#<text:tab/>drivers/s390/block/dcssblk.c</text:p>
      <text:p text:style-name="P1">#<text:tab/>drivers/s390/block/scm_blk.c</text:p>
      <text:p text:style-name="P1">#<text:tab/>drivers/s390/block/scm_blk.h</text:p>
      <text:p text:style-name="P1">#<text:tab/>drivers/s390/block/scm_blk_cluster.c</text:p>
      <text:p text:style-name="P1">#<text:tab/>drivers/s390/block/xpram.c</text:p>
      <text:p text:style-name="P1">#<text:tab/>drivers/s390/char/Kconfig</text:p>
      <text:p text:style-name="P1">#<text:tab/>drivers/s390/char/Makefile</text:p>
      <text:p text:style-name="P1">#<text:tab/>drivers/s390/char/con3215.c</text:p>
      <text:p text:style-name="P1">#<text:tab/>drivers/s390/char/con3270.c</text:p>
      <text:p text:style-name="P1">#<text:tab/>drivers/s390/char/ctrlchar.c</text:p>
      <text:p text:style-name="P1">#<text:tab/>drivers/s390/char/ctrlchar.h</text:p>
      <text:p text:style-name="P1">#<text:tab/>drivers/s390/char/diag_ftp.c</text:p>
      <text:p text:style-name="P1">#<text:tab/>drivers/s390/char/fs3270.c</text:p>
      <text:p text:style-name="P1">#<text:tab/>drivers/s390/char/hmcdrv_dev.c</text:p>
      <text:p text:style-name="P1">#<text:tab/>drivers/s390/char/hmcdrv_ftp.c</text:p>
      <text:p text:style-name="P1">#<text:tab/>drivers/s390/char/hmcdrv_mod.c</text:p>
      <text:p text:style-name="P1">#<text:tab/>drivers/s390/char/keyboard.c</text:p>
      <text:p text:style-name="P1">#<text:tab/>drivers/s390/char/monreader.c</text:p>
      <text:p text:style-name="P1">#<text:tab/>drivers/s390/char/monwriter.c</text:p>
      <text:p text:style-name="P1">#<text:tab/>drivers/s390/char/raw3270.c</text:p>
      <text:p text:style-name="P1">#<text:tab/>drivers/s390/char/raw3270.h</text:p>
      <text:p text:style-name="P1">#<text:tab/>drivers/s390/char/sclp.c</text:p>
      <text:p text:style-name="P1">#<text:tab/>drivers/s390/char/sclp.h</text:p>
      <text:p text:style-name="P1">#<text:tab/>drivers/s390/char/sclp_async.c</text:p>
      <text:p text:style-name="P1">#<text:tab/>drivers/s390/char/sclp_cmd.c</text:p>
      <text:p text:style-name="P1">#<text:tab/>drivers/s390/char/sclp_con.c</text:p>
      <text:p text:style-name="P1">#<text:tab/>drivers/s390/char/sclp_config.c</text:p>
      <text:p text:style-name="P1">#<text:tab/>drivers/s390/char/sclp_cpi_sys.c</text:p>
      <text:p text:style-name="P1">#<text:tab/>drivers/s390/char/sclp_ctl.c</text:p>
      <text:p text:style-name="P1">#<text:tab/>drivers/s390/char/sclp_early.c</text:p>
      <text:p text:style-name="P1">#<text:tab/>drivers/s390/char/sclp_ocf.c</text:p>
      <text:p text:style-name="P1">#<text:tab/>drivers/s390/char/sclp_rw.c</text:p>
      <text:p text:style-name="P1">#<text:tab/>drivers/s390/char/sclp_rw.h</text:p>
      <text:p text:style-name="P1">#<text:tab/>drivers/s390/char/sclp_sdias.c</text:p>
      <text:p text:style-name="P1">#<text:tab/>drivers/s390/char/sclp_tty.c</text:p>
      <text:p text:style-name="P1">#<text:tab/>drivers/s390/char/sclp_vt220.c</text:p>
      <text:p text:style-name="P1">#<text:tab/>drivers/s390/char/tape_34xx.c</text:p>
      <text:p text:style-name="P1">#<text:tab/>drivers/s390/char/tape_3590.c</text:p>
      <text:p text:style-name="P1">#<text:tab/>drivers/s390/char/tape_core.c</text:p>
      <text:p text:style-name="P1">#<text:tab/>drivers/s390/char/tty3270.c</text:p>
      <text:p text:style-name="P1">#<text:tab/>drivers/s390/char/vmcp.c</text:p>
      <text:p text:style-name="P1">#<text:tab/>drivers/s390/char/vmlogrdr.c</text:p>
      <text:p text:style-name="P1">#<text:tab/>drivers/s390/char/vmur.c</text:p>
      <text:p text:style-name="P1">#<text:tab/>drivers/s390/char/zcore.c</text:p>
      <text:p text:style-name="P1">#<text:tab/>drivers/s390/cio/Makefile</text:p>
      <text:p text:style-name="P1">#<text:tab/>drivers/s390/cio/airq.c</text:p>
      <text:p text:style-name="P1">#<text:tab/>drivers/s390/cio/blacklist.c</text:p>
      <text:p text:style-name="P1">#<text:tab/>drivers/s390/cio/ccwgroup.c</text:p>
      <text:p text:style-name="P1"><text:soft-page-break/>#<text:tab/>drivers/s390/cio/ccwreq.c</text:p>
      <text:p text:style-name="P1">#<text:tab/>drivers/s390/cio/chp.c</text:p>
      <text:p text:style-name="P1">#<text:tab/>drivers/s390/cio/chp.h</text:p>
      <text:p text:style-name="P1">#<text:tab/>drivers/s390/cio/chsc.c</text:p>
      <text:p text:style-name="P1">#<text:tab/>drivers/s390/cio/chsc.h</text:p>
      <text:p text:style-name="P1">#<text:tab/>drivers/s390/cio/chsc_sch.c</text:p>
      <text:p text:style-name="P1">#<text:tab/>drivers/s390/cio/cio.c</text:p>
      <text:p text:style-name="P1">#<text:tab/>drivers/s390/cio/cio.h</text:p>
      <text:p text:style-name="P1">#<text:tab/>drivers/s390/cio/cmf.c</text:p>
      <text:p text:style-name="P1">#<text:tab/>drivers/s390/cio/crw.c</text:p>
      <text:p text:style-name="P1">#<text:tab/>drivers/s390/cio/css.c</text:p>
      <text:p text:style-name="P1">#<text:tab/>drivers/s390/cio/device.c</text:p>
      <text:p text:style-name="P1">#<text:tab/>drivers/s390/cio/device.h</text:p>
      <text:p text:style-name="P1">#<text:tab/>drivers/s390/cio/device_fsm.c</text:p>
      <text:p text:style-name="P1">#<text:tab/>drivers/s390/cio/device_ops.c</text:p>
      <text:p text:style-name="P1">#<text:tab/>drivers/s390/cio/device_pgid.c</text:p>
      <text:p text:style-name="P1">#<text:tab/>drivers/s390/cio/device_status.c</text:p>
      <text:p text:style-name="P1">#<text:tab/>drivers/s390/cio/eadm_sch.c</text:p>
      <text:p text:style-name="P1">#<text:tab/>drivers/s390/cio/idset.c</text:p>
      <text:p text:style-name="P1">#<text:tab/>drivers/s390/cio/idset.h</text:p>
      <text:p text:style-name="P1">#<text:tab/>drivers/s390/cio/io_sch.h</text:p>
      <text:p text:style-name="P1">#<text:tab/>drivers/s390/cio/ioasm.h</text:p>
      <text:p text:style-name="P1">#<text:tab/>drivers/s390/cio/qdio.h</text:p>
      <text:p text:style-name="P1">#<text:tab/>drivers/s390/cio/qdio_debug.c</text:p>
      <text:p text:style-name="P1">#<text:tab/>drivers/s390/cio/qdio_main.c</text:p>
      <text:p text:style-name="P1">#<text:tab/>drivers/s390/cio/qdio_setup.c</text:p>
      <text:p text:style-name="P1">#<text:tab/>drivers/s390/cio/qdio_thinint.c</text:p>
      <text:p text:style-name="P1">#<text:tab/>drivers/s390/crypto/Makefile</text:p>
      <text:p text:style-name="P1">#<text:tab/>drivers/s390/crypto/ap_bus.c</text:p>
      <text:p text:style-name="P1">#<text:tab/>drivers/s390/crypto/ap_bus.h</text:p>
      <text:p text:style-name="P1">#<text:tab/>drivers/s390/crypto/zcrypt_api.c</text:p>
      <text:p text:style-name="P1">#<text:tab/>drivers/s390/crypto/zcrypt_api.h</text:p>
      <text:p text:style-name="P1">#<text:tab/>drivers/s390/crypto/zcrypt_cca_key.h</text:p>
      <text:p text:style-name="P1">#<text:tab/>drivers/s390/crypto/zcrypt_cex2a.c</text:p>
      <text:p text:style-name="P1">#<text:tab/>drivers/s390/crypto/zcrypt_cex4.c</text:p>
      <text:p text:style-name="P1">#<text:tab/>drivers/s390/crypto/zcrypt_error.h</text:p>
      <text:p text:style-name="P1">#<text:tab/>drivers/s390/crypto/zcrypt_msgtype50.c</text:p>
      <text:p text:style-name="P1">#<text:tab/>drivers/s390/crypto/zcrypt_msgtype6.c</text:p>
      <text:p text:style-name="P1">#<text:tab/>drivers/s390/crypto/zcrypt_pcixcc.c</text:p>
      <text:p text:style-name="P1">#<text:tab/>drivers/s390/net/Kconfig</text:p>
      <text:p text:style-name="P1">#<text:tab/>drivers/s390/net/Makefile</text:p>
      <text:p text:style-name="P1">#<text:tab/>drivers/s390/net/ctcm_fsms.c</text:p>
      <text:p text:style-name="P1">#<text:tab/>drivers/s390/net/ctcm_main.c</text:p>
      <text:p text:style-name="P1">#<text:tab/>drivers/s390/net/ctcm_main.h</text:p>
      <text:p text:style-name="P1">#<text:tab/>drivers/s390/net/ctcm_mpc.c</text:p>
      <text:p text:style-name="P1">#<text:tab/>drivers/s390/net/ctcm_sysfs.c</text:p>
      <text:p text:style-name="P1">#<text:tab/>drivers/s390/net/lcs.c</text:p>
      <text:p text:style-name="P1">#<text:tab/>drivers/s390/net/netiucv.c</text:p>
      <text:p text:style-name="P1">#<text:tab/>drivers/s390/net/qeth_core.h</text:p>
      <text:p text:style-name="P1">#<text:tab/>drivers/s390/net/qeth_core_main.c</text:p>
      <text:p text:style-name="P1">#<text:tab/>drivers/s390/net/qeth_core_mpc.c</text:p>
      <text:p text:style-name="P1">#<text:tab/>drivers/s390/net/qeth_core_mpc.h</text:p>
      <text:p text:style-name="P1"><text:soft-page-break/>#<text:tab/>drivers/s390/net/qeth_core_sys.c</text:p>
      <text:p text:style-name="P1">#<text:tab/>drivers/s390/net/qeth_l2.h</text:p>
      <text:p text:style-name="P1">#<text:tab/>drivers/s390/net/qeth_l2_main.c</text:p>
      <text:p text:style-name="P1">#<text:tab/>drivers/s390/net/qeth_l2_sys.c</text:p>
      <text:p text:style-name="P1">#<text:tab/>drivers/s390/net/qeth_l3.h</text:p>
      <text:p text:style-name="P1">#<text:tab/>drivers/s390/net/qeth_l3_main.c</text:p>
      <text:p text:style-name="P1">#<text:tab/>drivers/s390/net/qeth_l3_sys.c</text:p>
      <text:p text:style-name="P1">#<text:tab/>drivers/s390/net/smsgiucv.c</text:p>
      <text:p text:style-name="P1">#<text:tab/>drivers/s390/scsi/zfcp_aux.c</text:p>
      <text:p text:style-name="P1">#<text:tab/>drivers/s390/scsi/zfcp_ccw.c</text:p>
      <text:p text:style-name="P1">#<text:tab/>drivers/s390/scsi/zfcp_dbf.c</text:p>
      <text:p text:style-name="P1">#<text:tab/>drivers/s390/scsi/zfcp_dbf.h</text:p>
      <text:p text:style-name="P1">#<text:tab/>drivers/s390/scsi/zfcp_def.h</text:p>
      <text:p text:style-name="P1">#<text:tab/>drivers/s390/scsi/zfcp_erp.c</text:p>
      <text:p text:style-name="P1">#<text:tab/>drivers/s390/scsi/zfcp_ext.h</text:p>
      <text:p text:style-name="P1">#<text:tab/>drivers/s390/scsi/zfcp_fc.c</text:p>
      <text:p text:style-name="P1">#<text:tab/>drivers/s390/scsi/zfcp_fc.h</text:p>
      <text:p text:style-name="P1">#<text:tab/>drivers/s390/scsi/zfcp_fsf.c</text:p>
      <text:p text:style-name="P1">#<text:tab/>drivers/s390/scsi/zfcp_fsf.h</text:p>
      <text:p text:style-name="P1">#<text:tab/>drivers/s390/scsi/zfcp_qdio.c</text:p>
      <text:p text:style-name="P1">#<text:tab/>drivers/s390/scsi/zfcp_reqlist.h</text:p>
      <text:p text:style-name="P1">#<text:tab/>drivers/s390/scsi/zfcp_scsi.c</text:p>
      <text:p text:style-name="P1">#<text:tab/>drivers/s390/scsi/zfcp_sysfs.c</text:p>
      <text:p text:style-name="P1">#<text:tab/>drivers/s390/scsi/zfcp_unit.c</text:p>
      <text:p text:style-name="P1">#<text:tab/>drivers/sbus/char/bbc_envctrl.c</text:p>
      <text:p text:style-name="P1">#<text:tab/>drivers/sbus/char/bbc_i2c.c</text:p>
      <text:p text:style-name="P1">#<text:tab/>drivers/sbus/char/display7seg.c</text:p>
      <text:p text:style-name="P1">#<text:tab/>drivers/sbus/char/envctrl.c</text:p>
      <text:p text:style-name="P1">#<text:tab/>drivers/sbus/char/flash.c</text:p>
      <text:p text:style-name="P1">#<text:tab/>drivers/sbus/char/openprom.c</text:p>
      <text:p text:style-name="P1">#<text:tab/>drivers/sbus/char/uctrl.c</text:p>
      <text:p text:style-name="P1">#<text:tab/>drivers/scsi/3w-9xxx.c</text:p>
      <text:p text:style-name="P1">#<text:tab/>drivers/scsi/3w-sas.c</text:p>
      <text:p text:style-name="P1">#<text:tab/>drivers/scsi/3w-xxxx.c</text:p>
      <text:p text:style-name="P1">#<text:tab/>drivers/scsi/53c700.c</text:p>
      <text:p text:style-name="P1">#<text:tab/>drivers/scsi/53c700.h</text:p>
      <text:p text:style-name="P1">#<text:tab/>drivers/scsi/BusLogic.c</text:p>
      <text:p text:style-name="P1">#<text:tab/>drivers/scsi/FlashPoint.c</text:p>
      <text:p text:style-name="P1">#<text:tab/>drivers/scsi/Kconfig</text:p>
      <text:p text:style-name="P1">#<text:tab/>drivers/scsi/Makefile</text:p>
      <text:p text:style-name="P1">#<text:tab/>drivers/scsi/NCR5380.c</text:p>
      <text:p text:style-name="P1">#<text:tab/>drivers/scsi/NCR5380.h</text:p>
      <text:p text:style-name="P1">#<text:tab/>drivers/scsi/NCR53c406a.c</text:p>
      <text:p text:style-name="P1">#<text:tab/>drivers/scsi/a100u2w.c</text:p>
      <text:p text:style-name="P1">#<text:tab/>drivers/scsi/a3000.c</text:p>
      <text:p text:style-name="P1">#<text:tab/>drivers/scsi/a4000t.c</text:p>
      <text:p text:style-name="P1">#<text:tab/>drivers/scsi/aacraid/aachba.c</text:p>
      <text:p text:style-name="P1">#<text:tab/>drivers/scsi/aacraid/aacraid.h</text:p>
      <text:p text:style-name="P1">#<text:tab/>drivers/scsi/aacraid/commctrl.c</text:p>
      <text:p text:style-name="P1">#<text:tab/>drivers/scsi/aacraid/comminit.c</text:p>
      <text:p text:style-name="P1">#<text:tab/>drivers/scsi/aacraid/commsup.c</text:p>
      <text:p text:style-name="P1">#<text:tab/>drivers/scsi/aacraid/dpcsup.c</text:p>
      <text:p text:style-name="P1"><text:soft-page-break/>#<text:tab/>drivers/scsi/aacraid/linit.c</text:p>
      <text:p text:style-name="P1">#<text:tab/>drivers/scsi/aacraid/rx.c</text:p>
      <text:p text:style-name="P1">#<text:tab/>drivers/scsi/aacraid/sa.c</text:p>
      <text:p text:style-name="P1">#<text:tab/>drivers/scsi/aacraid/src.c</text:p>
      <text:p text:style-name="P1">#<text:tab/>drivers/scsi/advansys.c</text:p>
      <text:p text:style-name="P1">#<text:tab/>drivers/scsi/aha152x.c</text:p>
      <text:p text:style-name="P1">#<text:tab/>drivers/scsi/aha1542.c</text:p>
      <text:p text:style-name="P1">#<text:tab/>drivers/scsi/aha1542.h</text:p>
      <text:p text:style-name="P1">#<text:tab/>drivers/scsi/aha1740.c</text:p>
      <text:p text:style-name="P1">#<text:tab/>drivers/scsi/aha1740.h</text:p>
      <text:p text:style-name="P1">#<text:tab/>drivers/scsi/aic7xxx/aic79xx.h</text:p>
      <text:p text:style-name="P1">#<text:tab/>drivers/scsi/aic7xxx/aic79xx_core.c</text:p>
      <text:p text:style-name="P1">#<text:tab/>drivers/scsi/aic7xxx/aic79xx_osm.c</text:p>
      <text:p text:style-name="P1">#<text:tab/>drivers/scsi/aic7xxx/aic79xx_osm.h</text:p>
      <text:p text:style-name="P1">#<text:tab/>drivers/scsi/aic7xxx/aic79xx_proc.c</text:p>
      <text:p text:style-name="P1">#<text:tab/>drivers/scsi/aic7xxx/aic7xxx.h</text:p>
      <text:p text:style-name="P1">#<text:tab/>drivers/scsi/aic7xxx/aic7xxx_core.c</text:p>
      <text:p text:style-name="P1">#<text:tab/>drivers/scsi/aic7xxx/aic7xxx_osm.c</text:p>
      <text:p text:style-name="P1">#<text:tab/>drivers/scsi/aic7xxx/aic7xxx_osm.h</text:p>
      <text:p text:style-name="P1">#<text:tab/>drivers/scsi/aic7xxx/aic7xxx_proc.c</text:p>
      <text:p text:style-name="P1">#<text:tab/>drivers/scsi/aic7xxx/queue.h</text:p>
      <text:p text:style-name="P1">#<text:tab/>drivers/scsi/aic94xx/aic94xx.h</text:p>
      <text:p text:style-name="P1">#<text:tab/>drivers/scsi/aic94xx/aic94xx_hwi.c</text:p>
      <text:p text:style-name="P1">#<text:tab/>drivers/scsi/aic94xx/aic94xx_init.c</text:p>
      <text:p text:style-name="P1">#<text:tab/>drivers/scsi/aic94xx/aic94xx_sas.h</text:p>
      <text:p text:style-name="P1">#<text:tab/>drivers/scsi/aic94xx/aic94xx_seq.c</text:p>
      <text:p text:style-name="P1">#<text:tab/>drivers/scsi/aic94xx/aic94xx_task.c</text:p>
      <text:p text:style-name="P1">#<text:tab/>drivers/scsi/arcmsr/arcmsr.h</text:p>
      <text:p text:style-name="P1">#<text:tab/>drivers/scsi/arcmsr/arcmsr_hba.c</text:p>
      <text:p text:style-name="P1">#<text:tab/>drivers/scsi/arm/acornscsi.c</text:p>
      <text:p text:style-name="P1">#<text:tab/>drivers/scsi/arm/arxescsi.c</text:p>
      <text:p text:style-name="P1">#<text:tab/>drivers/scsi/arm/cumana_1.c</text:p>
      <text:p text:style-name="P1">#<text:tab/>drivers/scsi/arm/cumana_2.c</text:p>
      <text:p text:style-name="P1">#<text:tab/>drivers/scsi/arm/eesox.c</text:p>
      <text:p text:style-name="P1">#<text:tab/>drivers/scsi/arm/fas216.c</text:p>
      <text:p text:style-name="P1">#<text:tab/>drivers/scsi/arm/oak.c</text:p>
      <text:p text:style-name="P1">#<text:tab/>drivers/scsi/arm/powertec.c</text:p>
      <text:p text:style-name="P1">#<text:tab/>drivers/scsi/atari_scsi.c</text:p>
      <text:p text:style-name="P1">#<text:tab/>drivers/scsi/atp870u.c</text:p>
      <text:p text:style-name="P1">#<text:tab/>drivers/scsi/atp870u.h</text:p>
      <text:p text:style-name="P1">#<text:tab/>drivers/scsi/be2iscsi/Kconfig</text:p>
      <text:p text:style-name="P1">#<text:tab/>drivers/scsi/be2iscsi/Makefile</text:p>
      <text:p text:style-name="P1">#<text:tab/>drivers/scsi/be2iscsi/be.h</text:p>
      <text:p text:style-name="P1">#<text:tab/>drivers/scsi/be2iscsi/be_cmds.c</text:p>
      <text:p text:style-name="P1">#<text:tab/>drivers/scsi/be2iscsi/be_cmds.h</text:p>
      <text:p text:style-name="P1">#<text:tab/>drivers/scsi/be2iscsi/be_iscsi.c</text:p>
      <text:p text:style-name="P1">#<text:tab/>drivers/scsi/be2iscsi/be_iscsi.h</text:p>
      <text:p text:style-name="P1">#<text:tab/>drivers/scsi/be2iscsi/be_main.c</text:p>
      <text:p text:style-name="P1">#<text:tab/>drivers/scsi/be2iscsi/be_main.h</text:p>
      <text:p text:style-name="P1">#<text:tab/>drivers/scsi/be2iscsi/be_mgmt.c</text:p>
      <text:p text:style-name="P1">#<text:tab/>drivers/scsi/be2iscsi/be_mgmt.h</text:p>
      <text:p text:style-name="P1">#<text:tab/>drivers/scsi/bfa/bfa.h</text:p>
      <text:p text:style-name="P1"><text:soft-page-break/>#<text:tab/>drivers/scsi/bfa/bfa_core.c</text:p>
      <text:p text:style-name="P1">#<text:tab/>drivers/scsi/bfa/bfa_cs.h</text:p>
      <text:p text:style-name="P1">#<text:tab/>drivers/scsi/bfa/bfa_defs.h</text:p>
      <text:p text:style-name="P1">#<text:tab/>drivers/scsi/bfa/bfa_defs_fcs.h</text:p>
      <text:p text:style-name="P1">#<text:tab/>drivers/scsi/bfa/bfa_defs_svc.h</text:p>
      <text:p text:style-name="P1">#<text:tab/>drivers/scsi/bfa/bfa_fc.h</text:p>
      <text:p text:style-name="P1">#<text:tab/>drivers/scsi/bfa/bfa_fcbuild.c</text:p>
      <text:p text:style-name="P1">#<text:tab/>drivers/scsi/bfa/bfa_fcbuild.h</text:p>
      <text:p text:style-name="P1">#<text:tab/>drivers/scsi/bfa/bfa_fcpim.c</text:p>
      <text:p text:style-name="P1">#<text:tab/>drivers/scsi/bfa/bfa_fcpim.h</text:p>
      <text:p text:style-name="P1">#<text:tab/>drivers/scsi/bfa/bfa_fcs.c</text:p>
      <text:p text:style-name="P1">#<text:tab/>drivers/scsi/bfa/bfa_fcs.h</text:p>
      <text:p text:style-name="P1">#<text:tab/>drivers/scsi/bfa/bfa_fcs_fcpim.c</text:p>
      <text:p text:style-name="P1">#<text:tab/>drivers/scsi/bfa/bfa_fcs_lport.c</text:p>
      <text:p text:style-name="P1">#<text:tab/>drivers/scsi/bfa/bfa_fcs_rport.c</text:p>
      <text:p text:style-name="P1">#<text:tab/>drivers/scsi/bfa/bfa_hw_cb.c</text:p>
      <text:p text:style-name="P1">#<text:tab/>drivers/scsi/bfa/bfa_hw_ct.c</text:p>
      <text:p text:style-name="P1">#<text:tab/>drivers/scsi/bfa/bfa_ioc.c</text:p>
      <text:p text:style-name="P1">#<text:tab/>drivers/scsi/bfa/bfa_ioc.h</text:p>
      <text:p text:style-name="P1">#<text:tab/>drivers/scsi/bfa/bfa_ioc_cb.c</text:p>
      <text:p text:style-name="P1">#<text:tab/>drivers/scsi/bfa/bfa_ioc_ct.c</text:p>
      <text:p text:style-name="P1">#<text:tab/>drivers/scsi/bfa/bfa_modules.h</text:p>
      <text:p text:style-name="P1">#<text:tab/>drivers/scsi/bfa/bfa_plog.h</text:p>
      <text:p text:style-name="P1">#<text:tab/>drivers/scsi/bfa/bfa_port.c</text:p>
      <text:p text:style-name="P1">#<text:tab/>drivers/scsi/bfa/bfa_port.h</text:p>
      <text:p text:style-name="P1">#<text:tab/>drivers/scsi/bfa/bfa_svc.c</text:p>
      <text:p text:style-name="P1">#<text:tab/>drivers/scsi/bfa/bfa_svc.h</text:p>
      <text:p text:style-name="P1">#<text:tab/>drivers/scsi/bfa/bfad.c</text:p>
      <text:p text:style-name="P1">#<text:tab/>drivers/scsi/bfa/bfad_attr.c</text:p>
      <text:p text:style-name="P1">#<text:tab/>drivers/scsi/bfa/bfad_bsg.c</text:p>
      <text:p text:style-name="P1">#<text:tab/>drivers/scsi/bfa/bfad_bsg.h</text:p>
      <text:p text:style-name="P1">#<text:tab/>drivers/scsi/bfa/bfad_debugfs.c</text:p>
      <text:p text:style-name="P1">#<text:tab/>drivers/scsi/bfa/bfad_drv.h</text:p>
      <text:p text:style-name="P1">#<text:tab/>drivers/scsi/bfa/bfad_im.c</text:p>
      <text:p text:style-name="P1">#<text:tab/>drivers/scsi/bfa/bfad_im.h</text:p>
      <text:p text:style-name="P1">#<text:tab/>drivers/scsi/bfa/bfi.h</text:p>
      <text:p text:style-name="P1">#<text:tab/>drivers/scsi/bfa/bfi_ms.h</text:p>
      <text:p text:style-name="P1">#<text:tab/>drivers/scsi/bfa/bfi_reg.h</text:p>
      <text:p text:style-name="P1">#<text:tab/>drivers/scsi/bnx2fc/57xx_hsi_bnx2fc.h</text:p>
      <text:p text:style-name="P1">#<text:tab/>drivers/scsi/bnx2fc/Kconfig</text:p>
      <text:p text:style-name="P1">#<text:tab/>drivers/scsi/bnx2fc/bnx2fc.h</text:p>
      <text:p text:style-name="P1">#<text:tab/>drivers/scsi/bnx2fc/bnx2fc_constants.h</text:p>
      <text:p text:style-name="P1">#<text:tab/>drivers/scsi/bnx2fc/bnx2fc_debug.c</text:p>
      <text:p text:style-name="P1">#<text:tab/>drivers/scsi/bnx2fc/bnx2fc_debug.h</text:p>
      <text:p text:style-name="P1">#<text:tab/>drivers/scsi/bnx2fc/bnx2fc_els.c</text:p>
      <text:p text:style-name="P1">#<text:tab/>drivers/scsi/bnx2fc/bnx2fc_fcoe.c</text:p>
      <text:p text:style-name="P1">#<text:tab/>drivers/scsi/bnx2fc/bnx2fc_hwi.c</text:p>
      <text:p text:style-name="P1">#<text:tab/>drivers/scsi/bnx2fc/bnx2fc_io.c</text:p>
      <text:p text:style-name="P1">#<text:tab/>drivers/scsi/bnx2fc/bnx2fc_tgt.c</text:p>
      <text:p text:style-name="P1">#<text:tab/>drivers/scsi/bnx2i/bnx2i_hwi.c</text:p>
      <text:p text:style-name="P1">#<text:tab/>drivers/scsi/bnx2i/bnx2i_iscsi.c</text:p>
      <text:p text:style-name="P1">#<text:tab/>drivers/scsi/bvme6000_scsi.c</text:p>
      <text:p text:style-name="P1"><text:soft-page-break/>#<text:tab/>drivers/scsi/ch.c</text:p>
      <text:p text:style-name="P1">#<text:tab/>drivers/scsi/constants.c</text:p>
      <text:p text:style-name="P1">#<text:tab/>drivers/scsi/csiostor/Makefile</text:p>
      <text:p text:style-name="P1">#<text:tab/>drivers/scsi/csiostor/csio_attr.c</text:p>
      <text:p text:style-name="P1">#<text:tab/>drivers/scsi/csiostor/csio_hw.c</text:p>
      <text:p text:style-name="P1">#<text:tab/>drivers/scsi/csiostor/csio_hw.h</text:p>
      <text:p text:style-name="P1">#<text:tab/>drivers/scsi/csiostor/csio_hw_chip.h</text:p>
      <text:p text:style-name="P1">#<text:tab/>drivers/scsi/csiostor/csio_hw_t5.c</text:p>
      <text:p text:style-name="P1">#<text:tab/>drivers/scsi/csiostor/csio_init.c</text:p>
      <text:p text:style-name="P1">#<text:tab/>drivers/scsi/csiostor/csio_isr.c</text:p>
      <text:p text:style-name="P1">#<text:tab/>drivers/scsi/csiostor/csio_lnode.c</text:p>
      <text:p text:style-name="P1">#<text:tab/>drivers/scsi/csiostor/csio_mb.c</text:p>
      <text:p text:style-name="P1">#<text:tab/>drivers/scsi/csiostor/csio_mb.h</text:p>
      <text:p text:style-name="P1">#<text:tab/>drivers/scsi/csiostor/csio_scsi.c</text:p>
      <text:p text:style-name="P1">#<text:tab/>drivers/scsi/csiostor/csio_wr.c</text:p>
      <text:p text:style-name="P1">#<text:tab/>drivers/scsi/csiostor/csio_wr.h</text:p>
      <text:p text:style-name="P1">#<text:tab/>drivers/scsi/cxgbi/Makefile</text:p>
      <text:p text:style-name="P1">#<text:tab/>drivers/scsi/cxgbi/cxgb3i/Kbuild</text:p>
      <text:p text:style-name="P1">#<text:tab/>drivers/scsi/cxgbi/cxgb3i/Kconfig</text:p>
      <text:p text:style-name="P1">#<text:tab/>drivers/scsi/cxgbi/cxgb3i/cxgb3i.c</text:p>
      <text:p text:style-name="P1">#<text:tab/>drivers/scsi/cxgbi/cxgb3i/cxgb3i.h</text:p>
      <text:p text:style-name="P1">#<text:tab/>drivers/scsi/cxgbi/cxgb4i/Kbuild</text:p>
      <text:p text:style-name="P1">#<text:tab/>drivers/scsi/cxgbi/cxgb4i/Kconfig</text:p>
      <text:p text:style-name="P1">#<text:tab/>drivers/scsi/cxgbi/cxgb4i/cxgb4i.c</text:p>
      <text:p text:style-name="P1">#<text:tab/>drivers/scsi/cxgbi/cxgb4i/cxgb4i.h</text:p>
      <text:p text:style-name="P1">#<text:tab/>drivers/scsi/cxgbi/libcxgbi.c</text:p>
      <text:p text:style-name="P1">#<text:tab/>drivers/scsi/cxgbi/libcxgbi.h</text:p>
      <text:p text:style-name="P1">#<text:tab/>drivers/scsi/dc395x.c</text:p>
      <text:p text:style-name="P1">#<text:tab/>drivers/scsi/device_handler/Kconfig</text:p>
      <text:p text:style-name="P1">#<text:tab/>drivers/scsi/device_handler/Makefile</text:p>
      <text:p text:style-name="P1">#<text:tab/>drivers/scsi/device_handler/scsi_dh_alua.c</text:p>
      <text:p text:style-name="P1">#<text:tab/>drivers/scsi/device_handler/scsi_dh_emc.c</text:p>
      <text:p text:style-name="P1">#<text:tab/>drivers/scsi/device_handler/scsi_dh_hp_sw.c</text:p>
      <text:p text:style-name="P1">#<text:tab/>drivers/scsi/device_handler/scsi_dh_rdac.c</text:p>
      <text:p text:style-name="P1">#<text:tab/>drivers/scsi/dmx3191d.c</text:p>
      <text:p text:style-name="P1">#<text:tab/>drivers/scsi/dpt_i2o.c</text:p>
      <text:p text:style-name="P1">#<text:tab/>drivers/scsi/eata.c</text:p>
      <text:p text:style-name="P1">#<text:tab/>drivers/scsi/eata_pio.c</text:p>
      <text:p text:style-name="P1">#<text:tab/>drivers/scsi/esas2r/esas2r.h</text:p>
      <text:p text:style-name="P1">#<text:tab/>drivers/scsi/esas2r/esas2r_flash.c</text:p>
      <text:p text:style-name="P1">#<text:tab/>drivers/scsi/esas2r/esas2r_init.c</text:p>
      <text:p text:style-name="P1">#<text:tab/>drivers/scsi/esas2r/esas2r_ioctl.c</text:p>
      <text:p text:style-name="P1">#<text:tab/>drivers/scsi/esas2r/esas2r_main.c</text:p>
      <text:p text:style-name="P1">#<text:tab/>drivers/scsi/esp_scsi.c</text:p>
      <text:p text:style-name="P1">#<text:tab/>drivers/scsi/esp_scsi.h</text:p>
      <text:p text:style-name="P1">#<text:tab/>drivers/scsi/fcoe/fcoe.c</text:p>
      <text:p text:style-name="P1">#<text:tab/>drivers/scsi/fcoe/fcoe.h</text:p>
      <text:p text:style-name="P1">#<text:tab/>drivers/scsi/fcoe/fcoe_ctlr.c</text:p>
      <text:p text:style-name="P1">#<text:tab/>drivers/scsi/fcoe/fcoe_sysfs.c</text:p>
      <text:p text:style-name="P1">#<text:tab/>drivers/scsi/fcoe/fcoe_transport.c</text:p>
      <text:p text:style-name="P1">#<text:tab/>drivers/scsi/fdomain.c</text:p>
      <text:p text:style-name="P1">#<text:tab/>drivers/scsi/fnic/fnic.h</text:p>
      <text:p text:style-name="P1"><text:soft-page-break/>#<text:tab/>drivers/scsi/fnic/fnic_debugfs.c</text:p>
      <text:p text:style-name="P1">#<text:tab/>drivers/scsi/fnic/fnic_fcs.c</text:p>
      <text:p text:style-name="P1">#<text:tab/>drivers/scsi/fnic/fnic_fip.h</text:p>
      <text:p text:style-name="P1">#<text:tab/>drivers/scsi/fnic/fnic_main.c</text:p>
      <text:p text:style-name="P1">#<text:tab/>drivers/scsi/fnic/fnic_scsi.c</text:p>
      <text:p text:style-name="P1">#<text:tab/>drivers/scsi/fnic/fnic_trace.c</text:p>
      <text:p text:style-name="P1">#<text:tab/>drivers/scsi/fnic/vnic_dev.c</text:p>
      <text:p text:style-name="P1">#<text:tab/>drivers/scsi/g_NCR5380.c</text:p>
      <text:p text:style-name="P1">#<text:tab/>drivers/scsi/g_NCR5380.h</text:p>
      <text:p text:style-name="P1">#<text:tab/>drivers/scsi/gdth.c</text:p>
      <text:p text:style-name="P1">#<text:tab/>drivers/scsi/gdth_proc.c</text:p>
      <text:p text:style-name="P1">#<text:tab/>drivers/scsi/hosts.c</text:p>
      <text:p text:style-name="P1">#<text:tab/>drivers/scsi/hpsa.c</text:p>
      <text:p text:style-name="P1">#<text:tab/>drivers/scsi/hpsa.h</text:p>
      <text:p text:style-name="P1">#<text:tab/>drivers/scsi/hpsa_cmd.h</text:p>
      <text:p text:style-name="P1">#<text:tab/>drivers/scsi/hptiop.c</text:p>
      <text:p text:style-name="P1">#<text:tab/>drivers/scsi/hptiop.h</text:p>
      <text:p text:style-name="P1">#<text:tab/>drivers/scsi/ibmvscsi/ibmvfc.c</text:p>
      <text:p text:style-name="P1">#<text:tab/>drivers/scsi/ibmvscsi/ibmvfc.h</text:p>
      <text:p text:style-name="P1">#<text:tab/>drivers/scsi/ibmvscsi/ibmvscsi.c</text:p>
      <text:p text:style-name="P1">#<text:tab/>drivers/scsi/ibmvscsi/ibmvscsi.h</text:p>
      <text:p text:style-name="P1">#<text:tab/>drivers/scsi/imm.c</text:p>
      <text:p text:style-name="P1">#<text:tab/>drivers/scsi/initio.c</text:p>
      <text:p text:style-name="P1">#<text:tab/>drivers/scsi/ipr.c</text:p>
      <text:p text:style-name="P1">#<text:tab/>drivers/scsi/ipr.h</text:p>
      <text:p text:style-name="P1">#<text:tab/>drivers/scsi/ips.c</text:p>
      <text:p text:style-name="P1">#<text:tab/>drivers/scsi/isci/host.c</text:p>
      <text:p text:style-name="P1">#<text:tab/>drivers/scsi/isci/host.h</text:p>
      <text:p text:style-name="P1">#<text:tab/>drivers/scsi/isci/init.c</text:p>
      <text:p text:style-name="P1">#<text:tab/>drivers/scsi/isci/port.c</text:p>
      <text:p text:style-name="P1">#<text:tab/>drivers/scsi/isci/port_config.c</text:p>
      <text:p text:style-name="P1">#<text:tab/>drivers/scsi/isci/request.c</text:p>
      <text:p text:style-name="P1">#<text:tab/>drivers/scsi/isci/task.c</text:p>
      <text:p text:style-name="P1">#<text:tab/>drivers/scsi/isci/task.h</text:p>
      <text:p text:style-name="P1">#<text:tab/>drivers/scsi/iscsi_boot_sysfs.c</text:p>
      <text:p text:style-name="P1">#<text:tab/>drivers/scsi/iscsi_tcp.c</text:p>
      <text:p text:style-name="P1">#<text:tab/>drivers/scsi/iscsi_tcp.h</text:p>
      <text:p text:style-name="P1">#<text:tab/>drivers/scsi/jazz_esp.c</text:p>
      <text:p text:style-name="P1">#<text:tab/>drivers/scsi/libfc/fc_exch.c</text:p>
      <text:p text:style-name="P1">#<text:tab/>drivers/scsi/libfc/fc_fcp.c</text:p>
      <text:p text:style-name="P1">#<text:tab/>drivers/scsi/libfc/fc_lport.c</text:p>
      <text:p text:style-name="P1">#<text:tab/>drivers/scsi/libfc/fc_npiv.c</text:p>
      <text:p text:style-name="P1">#<text:tab/>drivers/scsi/libfc/fc_rport.c</text:p>
      <text:p text:style-name="P1">#<text:tab/>drivers/scsi/libiscsi.c</text:p>
      <text:p text:style-name="P1">#<text:tab/>drivers/scsi/libiscsi_tcp.c</text:p>
      <text:p text:style-name="P1">#<text:tab/>drivers/scsi/libsas/sas_ata.c</text:p>
      <text:p text:style-name="P1">#<text:tab/>drivers/scsi/libsas/sas_discover.c</text:p>
      <text:p text:style-name="P1">#<text:tab/>drivers/scsi/libsas/sas_expander.c</text:p>
      <text:p text:style-name="P1">#<text:tab/>drivers/scsi/libsas/sas_init.c</text:p>
      <text:p text:style-name="P1">#<text:tab/>drivers/scsi/libsas/sas_internal.h</text:p>
      <text:p text:style-name="P1">#<text:tab/>drivers/scsi/libsas/sas_scsi_host.c</text:p>
      <text:p text:style-name="P1">#<text:tab/>drivers/scsi/lpfc/lpfc.h</text:p>
      <text:p text:style-name="P1"><text:soft-page-break/>#<text:tab/>drivers/scsi/lpfc/lpfc_attr.c</text:p>
      <text:p text:style-name="P1">#<text:tab/>drivers/scsi/lpfc/lpfc_bsg.c</text:p>
      <text:p text:style-name="P1">#<text:tab/>drivers/scsi/lpfc/lpfc_bsg.h</text:p>
      <text:p text:style-name="P1">#<text:tab/>drivers/scsi/lpfc/lpfc_crtn.h</text:p>
      <text:p text:style-name="P1">#<text:tab/>drivers/scsi/lpfc/lpfc_ct.c</text:p>
      <text:p text:style-name="P1">#<text:tab/>drivers/scsi/lpfc/lpfc_debugfs.c</text:p>
      <text:p text:style-name="P1">#<text:tab/>drivers/scsi/lpfc/lpfc_disc.h</text:p>
      <text:p text:style-name="P1">#<text:tab/>drivers/scsi/lpfc/lpfc_els.c</text:p>
      <text:p text:style-name="P1">#<text:tab/>drivers/scsi/lpfc/lpfc_hbadisc.c</text:p>
      <text:p text:style-name="P1">#<text:tab/>drivers/scsi/lpfc/lpfc_hw.h</text:p>
      <text:p text:style-name="P1">#<text:tab/>drivers/scsi/lpfc/lpfc_hw4.h</text:p>
      <text:p text:style-name="P1">#<text:tab/>drivers/scsi/lpfc/lpfc_init.c</text:p>
      <text:p text:style-name="P1">#<text:tab/>drivers/scsi/lpfc/lpfc_mbox.c</text:p>
      <text:p text:style-name="P1">#<text:tab/>drivers/scsi/lpfc/lpfc_nportdisc.c</text:p>
      <text:p text:style-name="P1">#<text:tab/>drivers/scsi/lpfc/lpfc_scsi.c</text:p>
      <text:p text:style-name="P1">#<text:tab/>drivers/scsi/lpfc/lpfc_scsi.h</text:p>
      <text:p text:style-name="P1">#<text:tab/>drivers/scsi/lpfc/lpfc_sli.c</text:p>
      <text:p text:style-name="P1">#<text:tab/>drivers/scsi/lpfc/lpfc_sli.h</text:p>
      <text:p text:style-name="P1">#<text:tab/>drivers/scsi/lpfc/lpfc_sli4.h</text:p>
      <text:p text:style-name="P1">#<text:tab/>drivers/scsi/lpfc/lpfc_version.h</text:p>
      <text:p text:style-name="P1">#<text:tab/>drivers/scsi/lpfc/lpfc_vport.c</text:p>
      <text:p text:style-name="P1">#<text:tab/>drivers/scsi/mac53c94.c</text:p>
      <text:p text:style-name="P1">#<text:tab/>drivers/scsi/mac_esp.c</text:p>
      <text:p text:style-name="P1">#<text:tab/>drivers/scsi/mac_scsi.c</text:p>
      <text:p text:style-name="P1">#<text:tab/>drivers/scsi/megaraid.c</text:p>
      <text:p text:style-name="P1">#<text:tab/>drivers/scsi/megaraid/megaraid_mbox.c</text:p>
      <text:p text:style-name="P1">#<text:tab/>drivers/scsi/megaraid/megaraid_mm.c</text:p>
      <text:p text:style-name="P1">#<text:tab/>drivers/scsi/megaraid/megaraid_sas.h</text:p>
      <text:p text:style-name="P1">#<text:tab/>drivers/scsi/megaraid/megaraid_sas_base.c</text:p>
      <text:p text:style-name="P1">#<text:tab/>drivers/scsi/megaraid/megaraid_sas_fp.c</text:p>
      <text:p text:style-name="P1">#<text:tab/>drivers/scsi/megaraid/megaraid_sas_fusion.c</text:p>
      <text:p text:style-name="P1">#<text:tab/>drivers/scsi/megaraid/megaraid_sas_fusion.h</text:p>
      <text:p text:style-name="P1">#<text:tab/>drivers/scsi/mesh.c</text:p>
      <text:p text:style-name="P1">#<text:tab/>drivers/scsi/mpt3sas/Kconfig</text:p>
      <text:p text:style-name="P1">#<text:tab/>drivers/scsi/mpt3sas/Makefile</text:p>
      <text:p text:style-name="P1">#<text:tab/>drivers/scsi/mpt3sas/mpi/mpi2.h</text:p>
      <text:p text:style-name="P1">#<text:tab/>drivers/scsi/mpt3sas/mpi/mpi2_cnfg.h</text:p>
      <text:p text:style-name="P1">#<text:tab/>drivers/scsi/mpt3sas/mpi/mpi2_init.h</text:p>
      <text:p text:style-name="P1">#<text:tab/>drivers/scsi/mpt3sas/mpi/mpi2_ioc.h</text:p>
      <text:p text:style-name="P1">#<text:tab/>drivers/scsi/mpt3sas/mpi/mpi2_raid.h</text:p>
      <text:p text:style-name="P1">#<text:tab/>drivers/scsi/mpt3sas/mpi/mpi2_sas.h</text:p>
      <text:p text:style-name="P1">#<text:tab/>drivers/scsi/mpt3sas/mpi/mpi2_tool.h</text:p>
      <text:p text:style-name="P1">#<text:tab/>drivers/scsi/mpt3sas/mpi/mpi2_type.h</text:p>
      <text:p text:style-name="P1">#<text:tab/>drivers/scsi/mpt3sas/mpt3sas_base.c</text:p>
      <text:p text:style-name="P1">#<text:tab/>drivers/scsi/mpt3sas/mpt3sas_base.h</text:p>
      <text:p text:style-name="P1">#<text:tab/>drivers/scsi/mpt3sas/mpt3sas_config.c</text:p>
      <text:p text:style-name="P1">#<text:tab/>drivers/scsi/mpt3sas/mpt3sas_ctl.c</text:p>
      <text:p text:style-name="P1">#<text:tab/>drivers/scsi/mpt3sas/mpt3sas_ctl.h</text:p>
      <text:p text:style-name="P1">#<text:tab/>drivers/scsi/mpt3sas/mpt3sas_debug.h</text:p>
      <text:p text:style-name="P1">#<text:tab/>drivers/scsi/mpt3sas/mpt3sas_scsih.c</text:p>
      <text:p text:style-name="P1">#<text:tab/>drivers/scsi/mpt3sas/mpt3sas_transport.c</text:p>
      <text:p text:style-name="P1">#<text:tab/>drivers/scsi/mpt3sas/mpt3sas_trigger_diag.c</text:p>
      <text:p text:style-name="P1"><text:soft-page-break/>#<text:tab/>drivers/scsi/mpt3sas/mpt3sas_trigger_diag.h</text:p>
      <text:p text:style-name="P1">#<text:tab/>drivers/scsi/mvme16x_scsi.c</text:p>
      <text:p text:style-name="P1">#<text:tab/>drivers/scsi/mvsas/mv_64xx.c</text:p>
      <text:p text:style-name="P1">#<text:tab/>drivers/scsi/mvsas/mv_94xx.c</text:p>
      <text:p text:style-name="P1">#<text:tab/>drivers/scsi/mvsas/mv_94xx.h</text:p>
      <text:p text:style-name="P1">#<text:tab/>drivers/scsi/mvsas/mv_init.c</text:p>
      <text:p text:style-name="P1">#<text:tab/>drivers/scsi/mvsas/mv_sas.c</text:p>
      <text:p text:style-name="P1">#<text:tab/>drivers/scsi/mvsas/mv_sas.h</text:p>
      <text:p text:style-name="P1">#<text:tab/>drivers/scsi/mvumi.c</text:p>
      <text:p text:style-name="P1">#<text:tab/>drivers/scsi/ncr53c8xx.c</text:p>
      <text:p text:style-name="P1">#<text:tab/>drivers/scsi/nsp32.c</text:p>
      <text:p text:style-name="P1">#<text:tab/>drivers/scsi/osd/osd_initiator.c</text:p>
      <text:p text:style-name="P1">#<text:tab/>drivers/scsi/osd/osd_uld.c</text:p>
      <text:p text:style-name="P1">#<text:tab/>drivers/scsi/osst.c</text:p>
      <text:p text:style-name="P1">#<text:tab/>drivers/scsi/pcmcia/nsp_cs.c</text:p>
      <text:p text:style-name="P1">#<text:tab/>drivers/scsi/pcmcia/qlogic_stub.c</text:p>
      <text:p text:style-name="P1">#<text:tab/>drivers/scsi/pcmcia/sym53c500_cs.c</text:p>
      <text:p text:style-name="P1">#<text:tab/>drivers/scsi/pm8001/pm8001_defs.h</text:p>
      <text:p text:style-name="P1">#<text:tab/>drivers/scsi/pm8001/pm8001_hwi.c</text:p>
      <text:p text:style-name="P1">#<text:tab/>drivers/scsi/pm8001/pm8001_init.c</text:p>
      <text:p text:style-name="P1">#<text:tab/>drivers/scsi/pm8001/pm8001_sas.c</text:p>
      <text:p text:style-name="P1">#<text:tab/>drivers/scsi/pm8001/pm8001_sas.h</text:p>
      <text:p text:style-name="P1">#<text:tab/>drivers/scsi/pm8001/pm80xx_hwi.c</text:p>
      <text:p text:style-name="P1">#<text:tab/>drivers/scsi/pm8001/pm80xx_hwi.h</text:p>
      <text:p text:style-name="P1">#<text:tab/>drivers/scsi/pmcraid.c</text:p>
      <text:p text:style-name="P1">#<text:tab/>drivers/scsi/ppa.c</text:p>
      <text:p text:style-name="P1">#<text:tab/>drivers/scsi/ps3rom.c</text:p>
      <text:p text:style-name="P1">#<text:tab/>drivers/scsi/qla1280.c</text:p>
      <text:p text:style-name="P1">#<text:tab/>drivers/scsi/qla2xxx/Kconfig</text:p>
      <text:p text:style-name="P1">#<text:tab/>drivers/scsi/qla2xxx/qla_attr.c</text:p>
      <text:p text:style-name="P1">#<text:tab/>drivers/scsi/qla2xxx/qla_bsg.c</text:p>
      <text:p text:style-name="P1">#<text:tab/>drivers/scsi/qla2xxx/qla_bsg.h</text:p>
      <text:p text:style-name="P1">#<text:tab/>drivers/scsi/qla2xxx/qla_dbg.c</text:p>
      <text:p text:style-name="P1">#<text:tab/>drivers/scsi/qla2xxx/qla_def.h</text:p>
      <text:p text:style-name="P1">#<text:tab/>drivers/scsi/qla2xxx/qla_dfs.c</text:p>
      <text:p text:style-name="P1">#<text:tab/>drivers/scsi/qla2xxx/qla_fw.h</text:p>
      <text:p text:style-name="P1">#<text:tab/>drivers/scsi/qla2xxx/qla_gbl.h</text:p>
      <text:p text:style-name="P1">#<text:tab/>drivers/scsi/qla2xxx/qla_gs.c</text:p>
      <text:p text:style-name="P1">#<text:tab/>drivers/scsi/qla2xxx/qla_init.c</text:p>
      <text:p text:style-name="P1">#<text:tab/>drivers/scsi/qla2xxx/qla_inline.h</text:p>
      <text:p text:style-name="P1">#<text:tab/>drivers/scsi/qla2xxx/qla_iocb.c</text:p>
      <text:p text:style-name="P1">#<text:tab/>drivers/scsi/qla2xxx/qla_isr.c</text:p>
      <text:p text:style-name="P1">#<text:tab/>drivers/scsi/qla2xxx/qla_mbx.c</text:p>
      <text:p text:style-name="P1">#<text:tab/>drivers/scsi/qla2xxx/qla_mid.c</text:p>
      <text:p text:style-name="P1">#<text:tab/>drivers/scsi/qla2xxx/qla_mr.c</text:p>
      <text:p text:style-name="P1">#<text:tab/>drivers/scsi/qla2xxx/qla_nx.c</text:p>
      <text:p text:style-name="P1">#<text:tab/>drivers/scsi/qla2xxx/qla_nx.h</text:p>
      <text:p text:style-name="P1">#<text:tab/>drivers/scsi/qla2xxx/qla_nx2.c</text:p>
      <text:p text:style-name="P1">#<text:tab/>drivers/scsi/qla2xxx/qla_nx2.h</text:p>
      <text:p text:style-name="P1">#<text:tab/>drivers/scsi/qla2xxx/qla_os.c</text:p>
      <text:p text:style-name="P1">#<text:tab/>drivers/scsi/qla2xxx/qla_sup.c</text:p>
      <text:p text:style-name="P1">#<text:tab/>drivers/scsi/qla2xxx/qla_target.c</text:p>
      <text:p text:style-name="P1"><text:soft-page-break/>#<text:tab/>drivers/scsi/qla2xxx/qla_target.h</text:p>
      <text:p text:style-name="P1">#<text:tab/>drivers/scsi/qla2xxx/qla_tmpl.c</text:p>
      <text:p text:style-name="P1">#<text:tab/>drivers/scsi/qla2xxx/qla_version.h</text:p>
      <text:p text:style-name="P1">#<text:tab/>drivers/scsi/qla2xxx/tcm_qla2xxx.c</text:p>
      <text:p text:style-name="P1">#<text:tab/>drivers/scsi/qla2xxx/tcm_qla2xxx.h</text:p>
      <text:p text:style-name="P1">#<text:tab/>drivers/scsi/qla4xxx/ql4_83xx.c</text:p>
      <text:p text:style-name="P1">#<text:tab/>drivers/scsi/qla4xxx/ql4_bsg.c</text:p>
      <text:p text:style-name="P1">#<text:tab/>drivers/scsi/qla4xxx/ql4_def.h</text:p>
      <text:p text:style-name="P1">#<text:tab/>drivers/scsi/qla4xxx/ql4_iocb.c</text:p>
      <text:p text:style-name="P1">#<text:tab/>drivers/scsi/qla4xxx/ql4_mbx.c</text:p>
      <text:p text:style-name="P1">#<text:tab/>drivers/scsi/qla4xxx/ql4_nx.c</text:p>
      <text:p text:style-name="P1">#<text:tab/>drivers/scsi/qla4xxx/ql4_os.c</text:p>
      <text:p text:style-name="P1">#<text:tab/>drivers/scsi/qlogicfas.c</text:p>
      <text:p text:style-name="P1">#<text:tab/>drivers/scsi/qlogicpti.c</text:p>
      <text:p text:style-name="P1">#<text:tab/>drivers/scsi/qlogicpti.h</text:p>
      <text:p text:style-name="P1">#<text:tab/>drivers/scsi/scsi.c</text:p>
      <text:p text:style-name="P1">#<text:tab/>drivers/scsi/scsi_debug.c</text:p>
      <text:p text:style-name="P1">#<text:tab/>drivers/scsi/scsi_devinfo.c</text:p>
      <text:p text:style-name="P1">#<text:tab/>drivers/scsi/scsi_error.c</text:p>
      <text:p text:style-name="P1">#<text:tab/>drivers/scsi/scsi_ioctl.c</text:p>
      <text:p text:style-name="P1">#<text:tab/>drivers/scsi/scsi_lib.c</text:p>
      <text:p text:style-name="P1">#<text:tab/>drivers/scsi/scsi_logging.h</text:p>
      <text:p text:style-name="P1">#<text:tab/>drivers/scsi/scsi_pm.c</text:p>
      <text:p text:style-name="P1">#<text:tab/>drivers/scsi/scsi_priv.h</text:p>
      <text:p text:style-name="P1">#<text:tab/>drivers/scsi/scsi_proc.c</text:p>
      <text:p text:style-name="P1">#<text:tab/>drivers/scsi/scsi_sas_internal.h</text:p>
      <text:p text:style-name="P1">#<text:tab/>drivers/scsi/scsi_scan.c</text:p>
      <text:p text:style-name="P1">#<text:tab/>drivers/scsi/scsi_sysfs.c</text:p>
      <text:p text:style-name="P1">#<text:tab/>drivers/scsi/scsi_trace.c</text:p>
      <text:p text:style-name="P1">#<text:tab/>drivers/scsi/scsi_transport_fc.c</text:p>
      <text:p text:style-name="P1">#<text:tab/>drivers/scsi/scsi_transport_iscsi.c</text:p>
      <text:p text:style-name="P1">#<text:tab/>drivers/scsi/scsi_transport_sas.c</text:p>
      <text:p text:style-name="P1">#<text:tab/>drivers/scsi/scsi_transport_spi.c</text:p>
      <text:p text:style-name="P1">#<text:tab/>drivers/scsi/scsi_transport_srp.c</text:p>
      <text:p text:style-name="P1">#<text:tab/>drivers/scsi/scsicam.c</text:p>
      <text:p text:style-name="P1">#<text:tab/>drivers/scsi/sd.c</text:p>
      <text:p text:style-name="P1">#<text:tab/>drivers/scsi/sd.h</text:p>
      <text:p text:style-name="P1">#<text:tab/>drivers/scsi/sd_dif.c</text:p>
      <text:p text:style-name="P1">#<text:tab/>drivers/scsi/ses.c</text:p>
      <text:p text:style-name="P1">#<text:tab/>drivers/scsi/sg.c</text:p>
      <text:p text:style-name="P1">#<text:tab/>drivers/scsi/sgiwd93.c</text:p>
      <text:p text:style-name="P1">#<text:tab/>drivers/scsi/sim710.c</text:p>
      <text:p text:style-name="P1">#<text:tab/>drivers/scsi/sni_53c710.c</text:p>
      <text:p text:style-name="P1">#<text:tab/>drivers/scsi/sr.c</text:p>
      <text:p text:style-name="P1">#<text:tab/>drivers/scsi/sr.h</text:p>
      <text:p text:style-name="P1">#<text:tab/>drivers/scsi/sr_ioctl.c</text:p>
      <text:p text:style-name="P1">#<text:tab/>drivers/scsi/st.c</text:p>
      <text:p text:style-name="P1">#<text:tab/>drivers/scsi/st.h</text:p>
      <text:p text:style-name="P1">#<text:tab/>drivers/scsi/stex.c</text:p>
      <text:p text:style-name="P1">#<text:tab/>drivers/scsi/storvsc_drv.c</text:p>
      <text:p text:style-name="P1">#<text:tab/>drivers/scsi/sun3_scsi.c</text:p>
      <text:p text:style-name="P1">#<text:tab/>drivers/scsi/sun3_scsi.h</text:p>
      <text:p text:style-name="P1"><text:soft-page-break/>#<text:tab/>drivers/scsi/sun3x_esp.c</text:p>
      <text:p text:style-name="P1">#<text:tab/>drivers/scsi/sun_esp.c</text:p>
      <text:p text:style-name="P1">#<text:tab/>drivers/scsi/sym53c416.c</text:p>
      <text:p text:style-name="P1">#<text:tab/>drivers/scsi/sym53c8xx_2/sym_glue.c</text:p>
      <text:p text:style-name="P1">#<text:tab/>drivers/scsi/sym53c8xx_2/sym_hipd.c</text:p>
      <text:p text:style-name="P1">#<text:tab/>drivers/scsi/ufs/Kconfig</text:p>
      <text:p text:style-name="P1">#<text:tab/>drivers/scsi/ufs/Makefile</text:p>
      <text:p text:style-name="P1">#<text:tab/>drivers/scsi/ufs/ufs-qcom.c</text:p>
      <text:p text:style-name="P1">#<text:tab/>drivers/scsi/ufs/ufs-qcom.h</text:p>
      <text:p text:style-name="P1">#<text:tab/>drivers/scsi/ufs/ufs.h</text:p>
      <text:p text:style-name="P1">#<text:tab/>drivers/scsi/ufs/ufs_quirks.h</text:p>
      <text:p text:style-name="P1">#<text:tab/>drivers/scsi/ufs/ufshcd-pci.c</text:p>
      <text:p text:style-name="P1">#<text:tab/>drivers/scsi/ufs/ufshcd-pltfrm.c</text:p>
      <text:p text:style-name="P1">#<text:tab/>drivers/scsi/ufs/ufshcd.c</text:p>
      <text:p text:style-name="P1">#<text:tab/>drivers/scsi/ufs/ufshcd.h</text:p>
      <text:p text:style-name="P1">#<text:tab/>drivers/scsi/ufs/ufshci.h</text:p>
      <text:p text:style-name="P1">#<text:tab/>drivers/scsi/ufs/unipro.h</text:p>
      <text:p text:style-name="P1">#<text:tab/>drivers/scsi/virtio_scsi.c</text:p>
      <text:p text:style-name="P1">#<text:tab/>drivers/scsi/vmw_pvscsi.c</text:p>
      <text:p text:style-name="P1">#<text:tab/>drivers/scsi/vmw_pvscsi.h</text:p>
      <text:p text:style-name="P1">#<text:tab/>drivers/scsi/wd33c93.c</text:p>
      <text:p text:style-name="P1">#<text:tab/>drivers/scsi/xen-scsifront.c</text:p>
      <text:p text:style-name="P1">#<text:tab/>drivers/sfi/sfi_core.c</text:p>
      <text:p text:style-name="P1">#<text:tab/>drivers/sh/clk/core.c</text:p>
      <text:p text:style-name="P1">#<text:tab/>drivers/sh/intc/chip.c</text:p>
      <text:p text:style-name="P1">#<text:tab/>drivers/sh/intc/core.c</text:p>
      <text:p text:style-name="P1">#<text:tab/>drivers/sh/intc/internals.h</text:p>
      <text:p text:style-name="P1">#<text:tab/>drivers/sh/intc/virq.c</text:p>
      <text:p text:style-name="P1">#<text:tab/>drivers/sh/pm_runtime.c</text:p>
      <text:p text:style-name="P1">#<text:tab/>drivers/sh/superhyway/superhyway.c</text:p>
      <text:p text:style-name="P1">#<text:tab/>drivers/soc/Kconfig</text:p>
      <text:p text:style-name="P1">#<text:tab/>drivers/soc/Makefile</text:p>
      <text:p text:style-name="P1">#<text:tab/>drivers/soc/qcom/Kconfig</text:p>
      <text:p text:style-name="P1">#<text:tab/>drivers/soc/qcom/Makefile</text:p>
      <text:p text:style-name="P1">#<text:tab/>drivers/soc/qcom/qcom_gsbi.c</text:p>
      <text:p text:style-name="P1">#<text:tab/>drivers/soc/qcom/smd.c</text:p>
      <text:p text:style-name="P1">#<text:tab/>drivers/soc/qcom/smem.c</text:p>
      <text:p text:style-name="P1">#<text:tab/>drivers/soc/qcom/smp2p.c</text:p>
      <text:p text:style-name="P1">#<text:tab/>drivers/soc/qcom/spm.c</text:p>
      <text:p text:style-name="P1">#<text:tab/>drivers/soc/samsung/Kconfig</text:p>
      <text:p text:style-name="P1">#<text:tab/>drivers/soc/samsung/Makefile</text:p>
      <text:p text:style-name="P1">#<text:tab/>drivers/soc/tegra/Makefile</text:p>
      <text:p text:style-name="P1">#<text:tab/>drivers/soc/tegra/common.c</text:p>
      <text:p text:style-name="P1">#<text:tab/>drivers/soc/tegra/fuse/Makefile</text:p>
      <text:p text:style-name="P1">#<text:tab/>drivers/soc/tegra/fuse/fuse-tegra.c</text:p>
      <text:p text:style-name="P1">#<text:tab/>drivers/soc/tegra/fuse/fuse-tegra20.c</text:p>
      <text:p text:style-name="P1">#<text:tab/>drivers/soc/tegra/fuse/fuse-tegra30.c</text:p>
      <text:p text:style-name="P1">#<text:tab/>drivers/soc/tegra/fuse/fuse.h</text:p>
      <text:p text:style-name="P1">#<text:tab/>drivers/soc/tegra/fuse/speedo-tegra114.c</text:p>
      <text:p text:style-name="P1">#<text:tab/>drivers/soc/tegra/fuse/speedo-tegra124.c</text:p>
      <text:p text:style-name="P1">#<text:tab/>drivers/soc/tegra/fuse/speedo-tegra20.c</text:p>
      <text:p text:style-name="P1">#<text:tab/>drivers/soc/tegra/fuse/speedo-tegra30.c</text:p>
      <text:p text:style-name="P1"><text:soft-page-break/>#<text:tab/>drivers/soc/tegra/fuse/tegra-apbmisc.c</text:p>
      <text:p text:style-name="P1">#<text:tab/>drivers/soc/tegra/pmc.c</text:p>
      <text:p text:style-name="P1">#<text:tab/>drivers/soc/ti/Kconfig</text:p>
      <text:p text:style-name="P1">#<text:tab/>drivers/soc/ti/Makefile</text:p>
      <text:p text:style-name="P1">#<text:tab/>drivers/soc/ti/knav_dma.c</text:p>
      <text:p text:style-name="P1">#<text:tab/>drivers/soc/ti/knav_qmss.h</text:p>
      <text:p text:style-name="P1">#<text:tab/>drivers/soc/ti/knav_qmss_acc.c</text:p>
      <text:p text:style-name="P1">#<text:tab/>drivers/soc/ti/knav_qmss_queue.c</text:p>
      <text:p text:style-name="P1">#<text:tab/>drivers/soc/versatile/Kconfig</text:p>
      <text:p text:style-name="P1">#<text:tab/>drivers/soc/versatile/Makefile</text:p>
      <text:p text:style-name="P1">#<text:tab/>drivers/soc/versatile/soc-realview.c</text:p>
      <text:p text:style-name="P1">#<text:tab/>drivers/spi/Kconfig</text:p>
      <text:p text:style-name="P1">#<text:tab/>drivers/spi/Makefile</text:p>
      <text:p text:style-name="P1">#<text:tab/>drivers/spi/spi-adi-v3.c</text:p>
      <text:p text:style-name="P1">#<text:tab/>drivers/spi/spi-altera.c</text:p>
      <text:p text:style-name="P1">#<text:tab/>drivers/spi/spi-ath79.c</text:p>
      <text:p text:style-name="P1">#<text:tab/>drivers/spi/spi-atmel.c</text:p>
      <text:p text:style-name="P1">#<text:tab/>drivers/spi/spi-au1550.c</text:p>
      <text:p text:style-name="P1">#<text:tab/>drivers/spi/spi-bcm2835.c</text:p>
      <text:p text:style-name="P1">#<text:tab/>drivers/spi/spi-bcm53xx.c</text:p>
      <text:p text:style-name="P1">#<text:tab/>drivers/spi/spi-bcm63xx-hsspi.c</text:p>
      <text:p text:style-name="P1">#<text:tab/>drivers/spi/spi-bcm63xx.c</text:p>
      <text:p text:style-name="P1">#<text:tab/>drivers/spi/spi-bfin-sport.c</text:p>
      <text:p text:style-name="P1">#<text:tab/>drivers/spi/spi-bfin5xx.c</text:p>
      <text:p text:style-name="P1">#<text:tab/>drivers/spi/spi-bitbang-txrx.h</text:p>
      <text:p text:style-name="P1">#<text:tab/>drivers/spi/spi-bitbang.c</text:p>
      <text:p text:style-name="P1">#<text:tab/>drivers/spi/spi-butterfly.c</text:p>
      <text:p text:style-name="P1">#<text:tab/>drivers/spi/spi-cadence.c</text:p>
      <text:p text:style-name="P1">#<text:tab/>drivers/spi/spi-clps711x.c</text:p>
      <text:p text:style-name="P1">#<text:tab/>drivers/spi/spi-coldfire-qspi.c</text:p>
      <text:p text:style-name="P1">#<text:tab/>drivers/spi/spi-davinci.c</text:p>
      <text:p text:style-name="P1">#<text:tab/>drivers/spi/spi-dw-mid.c</text:p>
      <text:p text:style-name="P1">#<text:tab/>drivers/spi/spi-dw-mmio.c</text:p>
      <text:p text:style-name="P1">#<text:tab/>drivers/spi/spi-dw-pci.c</text:p>
      <text:p text:style-name="P1">#<text:tab/>drivers/spi/spi-dw.c</text:p>
      <text:p text:style-name="P1">#<text:tab/>drivers/spi/spi-dw.h</text:p>
      <text:p text:style-name="P1">#<text:tab/>drivers/spi/spi-efm32.c</text:p>
      <text:p text:style-name="P1">#<text:tab/>drivers/spi/spi-ep93xx.c</text:p>
      <text:p text:style-name="P1">#<text:tab/>drivers/spi/spi-falcon.c</text:p>
      <text:p text:style-name="P1">#<text:tab/>drivers/spi/spi-fsl-cpm.c</text:p>
      <text:p text:style-name="P1">#<text:tab/>drivers/spi/spi-fsl-dspi.c</text:p>
      <text:p text:style-name="P1">#<text:tab/>drivers/spi/spi-fsl-espi.c</text:p>
      <text:p text:style-name="P1">#<text:tab/>drivers/spi/spi-fsl-lib.c</text:p>
      <text:p text:style-name="P1">#<text:tab/>drivers/spi/spi-fsl-lib.h</text:p>
      <text:p text:style-name="P1">#<text:tab/>drivers/spi/spi-fsl-spi.c</text:p>
      <text:p text:style-name="P1">#<text:tab/>drivers/spi/spi-gpio.c</text:p>
      <text:p text:style-name="P1">#<text:tab/>drivers/spi/spi-imx.c</text:p>
      <text:p text:style-name="P1">#<text:tab/>drivers/spi/spi-lm70llp.c</text:p>
      <text:p text:style-name="P1">#<text:tab/>drivers/spi/spi-mpc512x-psc.c</text:p>
      <text:p text:style-name="P1">#<text:tab/>drivers/spi/spi-mpc52xx-psc.c</text:p>
      <text:p text:style-name="P1">#<text:tab/>drivers/spi/spi-mpc52xx.c</text:p>
      <text:p text:style-name="P1">#<text:tab/>drivers/spi/spi-mxs.c</text:p>
      <text:p text:style-name="P1"><text:soft-page-break/>#<text:tab/>drivers/spi/spi-nuc900.c</text:p>
      <text:p text:style-name="P1">#<text:tab/>drivers/spi/spi-oc-tiny.c</text:p>
      <text:p text:style-name="P1">#<text:tab/>drivers/spi/spi-omap-100k.c</text:p>
      <text:p text:style-name="P1">#<text:tab/>drivers/spi/spi-omap-uwire.c</text:p>
      <text:p text:style-name="P1">#<text:tab/>drivers/spi/spi-omap2-mcspi.c</text:p>
      <text:p text:style-name="P1">#<text:tab/>drivers/spi/spi-orion.c</text:p>
      <text:p text:style-name="P1">#<text:tab/>drivers/spi/spi-pl022.c</text:p>
      <text:p text:style-name="P1">#<text:tab/>drivers/spi/spi-ppc4xx.c</text:p>
      <text:p text:style-name="P1">#<text:tab/>drivers/spi/spi-pxa2xx-dma.c</text:p>
      <text:p text:style-name="P1">#<text:tab/>drivers/spi/spi-pxa2xx-pci.c</text:p>
      <text:p text:style-name="P1">#<text:tab/>drivers/spi/spi-pxa2xx.c</text:p>
      <text:p text:style-name="P1">#<text:tab/>drivers/spi/spi-pxa2xx.h</text:p>
      <text:p text:style-name="P1">#<text:tab/>drivers/spi/spi-qup.c</text:p>
      <text:p text:style-name="P1">#<text:tab/>drivers/spi/spi-rockchip.c</text:p>
      <text:p text:style-name="P1">#<text:tab/>drivers/spi/spi-rspi.c</text:p>
      <text:p text:style-name="P1">#<text:tab/>drivers/spi/spi-s3c24xx.c</text:p>
      <text:p text:style-name="P1">#<text:tab/>drivers/spi/spi-s3c64xx.c</text:p>
      <text:p text:style-name="P1">#<text:tab/>drivers/spi/spi-sc18is602.c</text:p>
      <text:p text:style-name="P1">#<text:tab/>drivers/spi/spi-sh-hspi.c</text:p>
      <text:p text:style-name="P1">#<text:tab/>drivers/spi/spi-sh-msiof.c</text:p>
      <text:p text:style-name="P1">#<text:tab/>drivers/spi/spi-sh-sci.c</text:p>
      <text:p text:style-name="P1">#<text:tab/>drivers/spi/spi-sh.c</text:p>
      <text:p text:style-name="P1">#<text:tab/>drivers/spi/spi-sirf.c</text:p>
      <text:p text:style-name="P1">#<text:tab/>drivers/spi/spi-sun4i.c</text:p>
      <text:p text:style-name="P1">#<text:tab/>drivers/spi/spi-sun6i.c</text:p>
      <text:p text:style-name="P1">#<text:tab/>drivers/spi/spi-tegra114.c</text:p>
      <text:p text:style-name="P1">#<text:tab/>drivers/spi/spi-tegra20-sflash.c</text:p>
      <text:p text:style-name="P1">#<text:tab/>drivers/spi/spi-tegra20-slink.c</text:p>
      <text:p text:style-name="P1">#<text:tab/>drivers/spi/spi-ti-qspi.c</text:p>
      <text:p text:style-name="P1">#<text:tab/>drivers/spi/spi-tle62x0.c</text:p>
      <text:p text:style-name="P1">#<text:tab/>drivers/spi/spi-topcliff-pch.c</text:p>
      <text:p text:style-name="P1">#<text:tab/>drivers/spi/spi-txx9.c</text:p>
      <text:p text:style-name="P1">#<text:tab/>drivers/spi/spi-xcomm.c</text:p>
      <text:p text:style-name="P1">#<text:tab/>drivers/spi/spi-xilinx.c</text:p>
      <text:p text:style-name="P1">#<text:tab/>drivers/spi/spi-xtensa-xtfpga.c</text:p>
      <text:p text:style-name="P1">#<text:tab/>drivers/spi/spi.c</text:p>
      <text:p text:style-name="P1">#<text:tab/>drivers/spi/spidev.c</text:p>
      <text:p text:style-name="P1">#<text:tab/>drivers/spmi/Kconfig</text:p>
      <text:p text:style-name="P1">#<text:tab/>drivers/spmi/spmi-pmic-arb.c</text:p>
      <text:p text:style-name="P1">#<text:tab/>drivers/spmi/spmi.c</text:p>
      <text:p text:style-name="P1">#<text:tab/>drivers/ssb/Kconfig</text:p>
      <text:p text:style-name="P1">#<text:tab/>drivers/ssb/Makefile</text:p>
      <text:p text:style-name="P1">#<text:tab/>drivers/ssb/driver_chipcommon_pmu.c</text:p>
      <text:p text:style-name="P1">#<text:tab/>drivers/ssb/driver_gige.c</text:p>
      <text:p text:style-name="P1">#<text:tab/>drivers/ssb/driver_gpio.c</text:p>
      <text:p text:style-name="P1">#<text:tab/>drivers/ssb/driver_mipscore.c</text:p>
      <text:p text:style-name="P1">#<text:tab/>drivers/ssb/driver_pcicore.c</text:p>
      <text:p text:style-name="P1">#<text:tab/>drivers/ssb/main.c</text:p>
      <text:p text:style-name="P1">#<text:tab/>drivers/ssb/pcihost_wrapper.c</text:p>
      <text:p text:style-name="P1">#<text:tab/>drivers/ssb/pcmcia.c</text:p>
      <text:p text:style-name="P1">#<text:tab/>drivers/ssb/sdio.c</text:p>
      <text:p text:style-name="P1">#<text:tab/>drivers/ssb/ssb_private.h</text:p>
      <text:p text:style-name="P1"><text:soft-page-break/>#<text:tab/>drivers/staging/Kconfig</text:p>
      <text:p text:style-name="P1">#<text:tab/>drivers/staging/Makefile</text:p>
      <text:p text:style-name="P1">#<text:tab/>drivers/staging/android/Kconfig</text:p>
      <text:p text:style-name="P1">#<text:tab/>drivers/staging/android/Makefile</text:p>
      <text:p text:style-name="P1">#<text:tab/>drivers/staging/android/ashmem.c</text:p>
      <text:p text:style-name="P1">#<text:tab/>drivers/staging/android/ashmem.h</text:p>
      <text:p text:style-name="P1">#<text:tab/>drivers/staging/android/ion/Kconfig</text:p>
      <text:p text:style-name="P1">#<text:tab/>drivers/staging/android/ion/Makefile</text:p>
      <text:p text:style-name="P1">#<text:tab/>drivers/staging/android/ion/compat_ion.c</text:p>
      <text:p text:style-name="P1">#<text:tab/>drivers/staging/android/ion/compat_ion.h</text:p>
      <text:p text:style-name="P1">#<text:tab/>drivers/staging/android/ion/ion.c</text:p>
      <text:p text:style-name="P1">#<text:tab/>drivers/staging/android/ion/ion.h</text:p>
      <text:p text:style-name="P1">#<text:tab/>drivers/staging/android/ion/ion_carveout_heap.c</text:p>
      <text:p text:style-name="P1">#<text:tab/>drivers/staging/android/ion/ion_chunk_heap.c</text:p>
      <text:p text:style-name="P1">#<text:tab/>drivers/staging/android/ion/ion_cma_heap.c</text:p>
      <text:p text:style-name="P1">#<text:tab/>drivers/staging/android/ion/ion_dummy_driver.c</text:p>
      <text:p text:style-name="P1">#<text:tab/>drivers/staging/android/ion/ion_heap.c</text:p>
      <text:p text:style-name="P1">#<text:tab/>drivers/staging/android/ion/ion_page_pool.c</text:p>
      <text:p text:style-name="P1">#<text:tab/>drivers/staging/android/ion/ion_priv.h</text:p>
      <text:p text:style-name="P1">#<text:tab/>drivers/staging/android/ion/ion_system_heap.c</text:p>
      <text:p text:style-name="P1">#<text:tab/>drivers/staging/android/ion/ion_test.c</text:p>
      <text:p text:style-name="P1">#<text:tab/>drivers/staging/android/ion/tegra/Makefile</text:p>
      <text:p text:style-name="P1">#<text:tab/>drivers/staging/android/ion/tegra/tegra_ion.c</text:p>
      <text:p text:style-name="P1">#<text:tab/>drivers/staging/android/lowmemorykiller.c</text:p>
      <text:p text:style-name="P1">#<text:tab/>drivers/staging/android/uapi/ion.h</text:p>
      <text:p text:style-name="P1">#<text:tab/>drivers/staging/board/Kconfig</text:p>
      <text:p text:style-name="P1">#<text:tab/>drivers/staging/board/Makefile</text:p>
      <text:p text:style-name="P1">#<text:tab/>drivers/staging/board/board.c</text:p>
      <text:p text:style-name="P1">#<text:tab/>drivers/staging/board/board.h</text:p>
      <text:p text:style-name="P1">#<text:tab/>drivers/staging/board/kzm9d.c</text:p>
      <text:p text:style-name="P1">#<text:tab/>drivers/staging/comedi/Kconfig</text:p>
      <text:p text:style-name="P1">#<text:tab/>drivers/staging/comedi/Makefile</text:p>
      <text:p text:style-name="P1">#<text:tab/>drivers/staging/comedi/TODO</text:p>
      <text:p text:style-name="P1">#<text:tab/>drivers/staging/comedi/comedi.h</text:p>
      <text:p text:style-name="P1">#<text:tab/>drivers/staging/comedi/comedi_buf.c</text:p>
      <text:p text:style-name="P1">#<text:tab/>drivers/staging/comedi/comedi_compat32.c</text:p>
      <text:p text:style-name="P1">#<text:tab/>drivers/staging/comedi/comedi_compat32.h</text:p>
      <text:p text:style-name="P1">#<text:tab/>drivers/staging/comedi/comedi_fops.c</text:p>
      <text:p text:style-name="P1">#<text:tab/>drivers/staging/comedi/comedi_internal.h</text:p>
      <text:p text:style-name="P1">#<text:tab/>drivers/staging/comedi/comedi_pci.c</text:p>
      <text:p text:style-name="P1">#<text:tab/>drivers/staging/comedi/comedi_pcmcia.c</text:p>
      <text:p text:style-name="P1">#<text:tab/>drivers/staging/comedi/comedi_usb.c</text:p>
      <text:p text:style-name="P1">#<text:tab/>drivers/staging/comedi/comedidev.h</text:p>
      <text:p text:style-name="P1">#<text:tab/>drivers/staging/comedi/comedilib.h</text:p>
      <text:p text:style-name="P1">#<text:tab/>drivers/staging/comedi/drivers.c</text:p>
      <text:p text:style-name="P1">#<text:tab/>drivers/staging/comedi/drivers/8255.c</text:p>
      <text:p text:style-name="P1">#<text:tab/>drivers/staging/comedi/drivers/8255.h</text:p>
      <text:p text:style-name="P1">#<text:tab/>drivers/staging/comedi/drivers/8255_pci.c</text:p>
      <text:p text:style-name="P1">#<text:tab/>drivers/staging/comedi/drivers/Makefile</text:p>
      <text:p text:style-name="P1">#<text:tab/>drivers/staging/comedi/drivers/addi_apci_1032.c</text:p>
      <text:p text:style-name="P1">#<text:tab/>drivers/staging/comedi/drivers/addi_apci_1500.c</text:p>
      <text:p text:style-name="P1">#<text:tab/>drivers/staging/comedi/drivers/addi_apci_1516.c</text:p>
      <text:p text:style-name="P1"><text:soft-page-break/>#<text:tab/>drivers/staging/comedi/drivers/addi_apci_1564.c</text:p>
      <text:p text:style-name="P1">#<text:tab/>drivers/staging/comedi/drivers/addi_apci_16xx.c</text:p>
      <text:p text:style-name="P1">#<text:tab/>drivers/staging/comedi/drivers/addi_apci_2032.c</text:p>
      <text:p text:style-name="P1">#<text:tab/>drivers/staging/comedi/drivers/addi_apci_2200.c</text:p>
      <text:p text:style-name="P1">#<text:tab/>drivers/staging/comedi/drivers/addi_apci_3120.c</text:p>
      <text:p text:style-name="P1">#<text:tab/>drivers/staging/comedi/drivers/addi_apci_3501.c</text:p>
      <text:p text:style-name="P1">#<text:tab/>drivers/staging/comedi/drivers/addi_apci_3xxx.c</text:p>
      <text:p text:style-name="P1">#<text:tab/>drivers/staging/comedi/drivers/addi_watchdog.c</text:p>
      <text:p text:style-name="P1">#<text:tab/>drivers/staging/comedi/drivers/addi_watchdog.h</text:p>
      <text:p text:style-name="P1">#<text:tab/>drivers/staging/comedi/drivers/adl_pci6208.c</text:p>
      <text:p text:style-name="P1">#<text:tab/>drivers/staging/comedi/drivers/adl_pci7x3x.c</text:p>
      <text:p text:style-name="P1">#<text:tab/>drivers/staging/comedi/drivers/adl_pci8164.c</text:p>
      <text:p text:style-name="P1">#<text:tab/>drivers/staging/comedi/drivers/adl_pci9111.c</text:p>
      <text:p text:style-name="P1">#<text:tab/>drivers/staging/comedi/drivers/adl_pci9118.c</text:p>
      <text:p text:style-name="P1">#<text:tab/>drivers/staging/comedi/drivers/adq12b.c</text:p>
      <text:p text:style-name="P1">#<text:tab/>drivers/staging/comedi/drivers/adv_pci1710.c</text:p>
      <text:p text:style-name="P1">#<text:tab/>drivers/staging/comedi/drivers/adv_pci1723.c</text:p>
      <text:p text:style-name="P1">#<text:tab/>drivers/staging/comedi/drivers/adv_pci1724.c</text:p>
      <text:p text:style-name="P1">#<text:tab/>drivers/staging/comedi/drivers/adv_pci_dio.c</text:p>
      <text:p text:style-name="P1">#<text:tab/>drivers/staging/comedi/drivers/aio_aio12_8.c</text:p>
      <text:p text:style-name="P1">#<text:tab/>drivers/staging/comedi/drivers/aio_iiro_16.c</text:p>
      <text:p text:style-name="P1">#<text:tab/>drivers/staging/comedi/drivers/amcc_s5933.h</text:p>
      <text:p text:style-name="P1">#<text:tab/>drivers/staging/comedi/drivers/amplc_dio200.c</text:p>
      <text:p text:style-name="P1">#<text:tab/>drivers/staging/comedi/drivers/amplc_dio200.h</text:p>
      <text:p text:style-name="P1">#<text:tab/>drivers/staging/comedi/drivers/amplc_dio200_common.c</text:p>
      <text:p text:style-name="P1">#<text:tab/>drivers/staging/comedi/drivers/amplc_dio200_pci.c</text:p>
      <text:p text:style-name="P1">#<text:tab/>drivers/staging/comedi/drivers/amplc_pc236_common.c</text:p>
      <text:p text:style-name="P1">#<text:tab/>drivers/staging/comedi/drivers/amplc_pc263.c</text:p>
      <text:p text:style-name="P1">#<text:tab/>drivers/staging/comedi/drivers/amplc_pci224.c</text:p>
      <text:p text:style-name="P1">#<text:tab/>drivers/staging/comedi/drivers/amplc_pci230.c</text:p>
      <text:p text:style-name="P1">#<text:tab/>drivers/staging/comedi/drivers/amplc_pci236.c</text:p>
      <text:p text:style-name="P1">#<text:tab/>drivers/staging/comedi/drivers/amplc_pci263.c</text:p>
      <text:p text:style-name="P1">#<text:tab/>drivers/staging/comedi/drivers/c6xdigio.c</text:p>
      <text:p text:style-name="P1">#<text:tab/>drivers/staging/comedi/drivers/cb_das16_cs.c</text:p>
      <text:p text:style-name="P1">#<text:tab/>drivers/staging/comedi/drivers/cb_pcidas.c</text:p>
      <text:p text:style-name="P1">#<text:tab/>drivers/staging/comedi/drivers/cb_pcidas64.c</text:p>
      <text:p text:style-name="P1">#<text:tab/>drivers/staging/comedi/drivers/cb_pcidda.c</text:p>
      <text:p text:style-name="P1">#<text:tab/>drivers/staging/comedi/drivers/cb_pcimdas.c</text:p>
      <text:p text:style-name="P1">#<text:tab/>drivers/staging/comedi/drivers/cb_pcimdda.c</text:p>
      <text:p text:style-name="P1">#<text:tab/>drivers/staging/comedi/drivers/comedi_bond.c</text:p>
      <text:p text:style-name="P1">#<text:tab/>drivers/staging/comedi/drivers/comedi_parport.c</text:p>
      <text:p text:style-name="P1">#<text:tab/>drivers/staging/comedi/drivers/comedi_test.c</text:p>
      <text:p text:style-name="P1">#<text:tab/>drivers/staging/comedi/drivers/contec_pci_dio.c</text:p>
      <text:p text:style-name="P1">#<text:tab/>drivers/staging/comedi/drivers/dac02.c</text:p>
      <text:p text:style-name="P1">#<text:tab/>drivers/staging/comedi/drivers/daqboard2000.c</text:p>
      <text:p text:style-name="P1">#<text:tab/>drivers/staging/comedi/drivers/das08.c</text:p>
      <text:p text:style-name="P1">#<text:tab/>drivers/staging/comedi/drivers/das08.h</text:p>
      <text:p text:style-name="P1">#<text:tab/>drivers/staging/comedi/drivers/das08_cs.c</text:p>
      <text:p text:style-name="P1">#<text:tab/>drivers/staging/comedi/drivers/das08_isa.c</text:p>
      <text:p text:style-name="P1">#<text:tab/>drivers/staging/comedi/drivers/das08_pci.c</text:p>
      <text:p text:style-name="P1">#<text:tab/>drivers/staging/comedi/drivers/das16.c</text:p>
      <text:p text:style-name="P1">#<text:tab/>drivers/staging/comedi/drivers/das16m1.c</text:p>
      <text:p text:style-name="P1"><text:soft-page-break/>#<text:tab/>drivers/staging/comedi/drivers/das1800.c</text:p>
      <text:p text:style-name="P1">#<text:tab/>drivers/staging/comedi/drivers/das6402.c</text:p>
      <text:p text:style-name="P1">#<text:tab/>drivers/staging/comedi/drivers/das800.c</text:p>
      <text:p text:style-name="P1">#<text:tab/>drivers/staging/comedi/drivers/dmm32at.c</text:p>
      <text:p text:style-name="P1">#<text:tab/>drivers/staging/comedi/drivers/dt2801.c</text:p>
      <text:p text:style-name="P1">#<text:tab/>drivers/staging/comedi/drivers/dt2811.c</text:p>
      <text:p text:style-name="P1">#<text:tab/>drivers/staging/comedi/drivers/dt2814.c</text:p>
      <text:p text:style-name="P1">#<text:tab/>drivers/staging/comedi/drivers/dt2815.c</text:p>
      <text:p text:style-name="P1">#<text:tab/>drivers/staging/comedi/drivers/dt2817.c</text:p>
      <text:p text:style-name="P1">#<text:tab/>drivers/staging/comedi/drivers/dt282x.c</text:p>
      <text:p text:style-name="P1">#<text:tab/>drivers/staging/comedi/drivers/dt3000.c</text:p>
      <text:p text:style-name="P1">#<text:tab/>drivers/staging/comedi/drivers/dt9812.c</text:p>
      <text:p text:style-name="P1">#<text:tab/>drivers/staging/comedi/drivers/dyna_pci10xx.c</text:p>
      <text:p text:style-name="P1">#<text:tab/>drivers/staging/comedi/drivers/fl512.c</text:p>
      <text:p text:style-name="P1">#<text:tab/>drivers/staging/comedi/drivers/gsc_hpdi.c</text:p>
      <text:p text:style-name="P1">#<text:tab/>drivers/staging/comedi/drivers/icp_multi.c</text:p>
      <text:p text:style-name="P1">#<text:tab/>drivers/staging/comedi/drivers/ii_pci20kc.c</text:p>
      <text:p text:style-name="P1">#<text:tab/>drivers/staging/comedi/drivers/jr3_pci.c</text:p>
      <text:p text:style-name="P1">#<text:tab/>drivers/staging/comedi/drivers/jr3_pci.h</text:p>
      <text:p text:style-name="P1">#<text:tab/>drivers/staging/comedi/drivers/ke_counter.c</text:p>
      <text:p text:style-name="P1">#<text:tab/>drivers/staging/comedi/drivers/me4000.c</text:p>
      <text:p text:style-name="P1">#<text:tab/>drivers/staging/comedi/drivers/me_daq.c</text:p>
      <text:p text:style-name="P1">#<text:tab/>drivers/staging/comedi/drivers/mf6x4.c</text:p>
      <text:p text:style-name="P1">#<text:tab/>drivers/staging/comedi/drivers/mite.c</text:p>
      <text:p text:style-name="P1">#<text:tab/>drivers/staging/comedi/drivers/mite.h</text:p>
      <text:p text:style-name="P1">#<text:tab/>drivers/staging/comedi/drivers/mpc624.c</text:p>
      <text:p text:style-name="P1">#<text:tab/>drivers/staging/comedi/drivers/multiq3.c</text:p>
      <text:p text:style-name="P1">#<text:tab/>drivers/staging/comedi/drivers/ni_6527.c</text:p>
      <text:p text:style-name="P1">#<text:tab/>drivers/staging/comedi/drivers/ni_65xx.c</text:p>
      <text:p text:style-name="P1">#<text:tab/>drivers/staging/comedi/drivers/ni_660x.c</text:p>
      <text:p text:style-name="P1">#<text:tab/>drivers/staging/comedi/drivers/ni_670x.c</text:p>
      <text:p text:style-name="P1">#<text:tab/>drivers/staging/comedi/drivers/ni_at_a2150.c</text:p>
      <text:p text:style-name="P1">#<text:tab/>drivers/staging/comedi/drivers/ni_at_ao.c</text:p>
      <text:p text:style-name="P1">#<text:tab/>drivers/staging/comedi/drivers/ni_atmio.c</text:p>
      <text:p text:style-name="P1">#<text:tab/>drivers/staging/comedi/drivers/ni_atmio16d.c</text:p>
      <text:p text:style-name="P1">#<text:tab/>drivers/staging/comedi/drivers/ni_daq_700.c</text:p>
      <text:p text:style-name="P1">#<text:tab/>drivers/staging/comedi/drivers/ni_daq_dio24.c</text:p>
      <text:p text:style-name="P1">#<text:tab/>drivers/staging/comedi/drivers/ni_labpc.c</text:p>
      <text:p text:style-name="P1">#<text:tab/>drivers/staging/comedi/drivers/ni_labpc.h</text:p>
      <text:p text:style-name="P1">#<text:tab/>drivers/staging/comedi/drivers/ni_labpc_common.c</text:p>
      <text:p text:style-name="P1">#<text:tab/>drivers/staging/comedi/drivers/ni_labpc_cs.c</text:p>
      <text:p text:style-name="P1">#<text:tab/>drivers/staging/comedi/drivers/ni_labpc_isadma.c</text:p>
      <text:p text:style-name="P1">#<text:tab/>drivers/staging/comedi/drivers/ni_labpc_isadma.h</text:p>
      <text:p text:style-name="P1">#<text:tab/>drivers/staging/comedi/drivers/ni_labpc_pci.c</text:p>
      <text:p text:style-name="P1">#<text:tab/>drivers/staging/comedi/drivers/ni_labpc_regs.h</text:p>
      <text:p text:style-name="P1">#<text:tab/>drivers/staging/comedi/drivers/ni_mio_common.c</text:p>
      <text:p text:style-name="P1">#<text:tab/>drivers/staging/comedi/drivers/ni_mio_cs.c</text:p>
      <text:p text:style-name="P1">#<text:tab/>drivers/staging/comedi/drivers/ni_pcidio.c</text:p>
      <text:p text:style-name="P1">#<text:tab/>drivers/staging/comedi/drivers/ni_pcimio.c</text:p>
      <text:p text:style-name="P1">#<text:tab/>drivers/staging/comedi/drivers/ni_stc.h</text:p>
      <text:p text:style-name="P1">#<text:tab/>drivers/staging/comedi/drivers/ni_tio.c</text:p>
      <text:p text:style-name="P1">#<text:tab/>drivers/staging/comedi/drivers/ni_tio.h</text:p>
      <text:p text:style-name="P1"><text:soft-page-break/>#<text:tab/>drivers/staging/comedi/drivers/ni_tio_internal.h</text:p>
      <text:p text:style-name="P1">#<text:tab/>drivers/staging/comedi/drivers/ni_tiocmd.c</text:p>
      <text:p text:style-name="P1">#<text:tab/>drivers/staging/comedi/drivers/ni_usb6501.c</text:p>
      <text:p text:style-name="P1">#<text:tab/>drivers/staging/comedi/drivers/pcl711.c</text:p>
      <text:p text:style-name="P1">#<text:tab/>drivers/staging/comedi/drivers/pcl724.c</text:p>
      <text:p text:style-name="P1">#<text:tab/>drivers/staging/comedi/drivers/pcl726.c</text:p>
      <text:p text:style-name="P1">#<text:tab/>drivers/staging/comedi/drivers/pcl730.c</text:p>
      <text:p text:style-name="P1">#<text:tab/>drivers/staging/comedi/drivers/pcl812.c</text:p>
      <text:p text:style-name="P1">#<text:tab/>drivers/staging/comedi/drivers/pcl816.c</text:p>
      <text:p text:style-name="P1">#<text:tab/>drivers/staging/comedi/drivers/pcl818.c</text:p>
      <text:p text:style-name="P1">#<text:tab/>drivers/staging/comedi/drivers/pcm3724.c</text:p>
      <text:p text:style-name="P1">#<text:tab/>drivers/staging/comedi/drivers/pcmad.c</text:p>
      <text:p text:style-name="P1">#<text:tab/>drivers/staging/comedi/drivers/pcmda12.c</text:p>
      <text:p text:style-name="P1">#<text:tab/>drivers/staging/comedi/drivers/pcmmio.c</text:p>
      <text:p text:style-name="P1">#<text:tab/>drivers/staging/comedi/drivers/pcmuio.c</text:p>
      <text:p text:style-name="P1">#<text:tab/>drivers/staging/comedi/drivers/plx9052.h</text:p>
      <text:p text:style-name="P1">#<text:tab/>drivers/staging/comedi/drivers/plx9080.h</text:p>
      <text:p text:style-name="P1">#<text:tab/>drivers/staging/comedi/drivers/quatech_daqp_cs.c</text:p>
      <text:p text:style-name="P1">#<text:tab/>drivers/staging/comedi/drivers/rtd520.c</text:p>
      <text:p text:style-name="P1">#<text:tab/>drivers/staging/comedi/drivers/rti800.c</text:p>
      <text:p text:style-name="P1">#<text:tab/>drivers/staging/comedi/drivers/rti802.c</text:p>
      <text:p text:style-name="P1">#<text:tab/>drivers/staging/comedi/drivers/s526.c</text:p>
      <text:p text:style-name="P1">#<text:tab/>drivers/staging/comedi/drivers/s626.c</text:p>
      <text:p text:style-name="P1">#<text:tab/>drivers/staging/comedi/drivers/s626.h</text:p>
      <text:p text:style-name="P1">#<text:tab/>drivers/staging/comedi/drivers/serial2002.c</text:p>
      <text:p text:style-name="P1">#<text:tab/>drivers/staging/comedi/drivers/ssv_dnp.c</text:p>
      <text:p text:style-name="P1">#<text:tab/>drivers/staging/comedi/drivers/usbdux.c</text:p>
      <text:p text:style-name="P1">#<text:tab/>drivers/staging/comedi/drivers/usbduxfast.c</text:p>
      <text:p text:style-name="P1">#<text:tab/>drivers/staging/comedi/drivers/usbduxsigma.c</text:p>
      <text:p text:style-name="P1">#<text:tab/>drivers/staging/comedi/drivers/vmk80xx.c</text:p>
      <text:p text:style-name="P1">#<text:tab/>drivers/staging/comedi/kcomedilib/kcomedilib_main.c</text:p>
      <text:p text:style-name="P1">#<text:tab/>drivers/staging/comedi/range.c</text:p>
      <text:p text:style-name="P1">#<text:tab/>drivers/staging/dgnc/Makefile</text:p>
      <text:p text:style-name="P1">#<text:tab/>drivers/staging/dgnc/TODO</text:p>
      <text:p text:style-name="P1">#<text:tab/>drivers/staging/dgnc/dgnc_cls.c</text:p>
      <text:p text:style-name="P1">#<text:tab/>drivers/staging/dgnc/dgnc_cls.h</text:p>
      <text:p text:style-name="P1">#<text:tab/>drivers/staging/dgnc/dgnc_driver.c</text:p>
      <text:p text:style-name="P1">#<text:tab/>drivers/staging/dgnc/dgnc_driver.h</text:p>
      <text:p text:style-name="P1">#<text:tab/>drivers/staging/dgnc/dgnc_mgmt.c</text:p>
      <text:p text:style-name="P1">#<text:tab/>drivers/staging/dgnc/dgnc_mgmt.h</text:p>
      <text:p text:style-name="P1">#<text:tab/>drivers/staging/dgnc/dgnc_neo.c</text:p>
      <text:p text:style-name="P1">#<text:tab/>drivers/staging/dgnc/dgnc_neo.h</text:p>
      <text:p text:style-name="P1">#<text:tab/>drivers/staging/dgnc/dgnc_pci.h</text:p>
      <text:p text:style-name="P1">#<text:tab/>drivers/staging/dgnc/dgnc_sysfs.c</text:p>
      <text:p text:style-name="P1">#<text:tab/>drivers/staging/dgnc/dgnc_sysfs.h</text:p>
      <text:p text:style-name="P1">#<text:tab/>drivers/staging/dgnc/dgnc_tty.c</text:p>
      <text:p text:style-name="P1">#<text:tab/>drivers/staging/dgnc/dgnc_tty.h</text:p>
      <text:p text:style-name="P1">#<text:tab/>drivers/staging/dgnc/dgnc_utils.c</text:p>
      <text:p text:style-name="P1">#<text:tab/>drivers/staging/dgnc/dgnc_utils.h</text:p>
      <text:p text:style-name="P1">#<text:tab/>drivers/staging/dgnc/digi.h</text:p>
      <text:p text:style-name="P1">#<text:tab/>drivers/staging/emxx_udc/Kconfig</text:p>
      <text:p text:style-name="P1">#<text:tab/>drivers/staging/emxx_udc/emxx_udc.c</text:p>
      <text:p text:style-name="P1"><text:soft-page-break/>#<text:tab/>drivers/staging/emxx_udc/emxx_udc.h</text:p>
      <text:p text:style-name="P1">#<text:tab/>drivers/staging/fwserial/dma_fifo.c</text:p>
      <text:p text:style-name="P1">#<text:tab/>drivers/staging/fwserial/dma_fifo.h</text:p>
      <text:p text:style-name="P1">#<text:tab/>drivers/staging/fwserial/fwserial.c</text:p>
      <text:p text:style-name="P1">#<text:tab/>drivers/staging/fwserial/fwserial.h</text:p>
      <text:p text:style-name="P1">#<text:tab/>drivers/staging/gdm724x/gdm_endian.c</text:p>
      <text:p text:style-name="P1">#<text:tab/>drivers/staging/gdm724x/gdm_endian.h</text:p>
      <text:p text:style-name="P1">#<text:tab/>drivers/staging/gdm724x/gdm_lte.c</text:p>
      <text:p text:style-name="P1">#<text:tab/>drivers/staging/gdm724x/gdm_mux.c</text:p>
      <text:p text:style-name="P1">#<text:tab/>drivers/staging/gdm724x/gdm_mux.h</text:p>
      <text:p text:style-name="P1">#<text:tab/>drivers/staging/gdm724x/gdm_tty.c</text:p>
      <text:p text:style-name="P1">#<text:tab/>drivers/staging/gdm724x/gdm_usb.c</text:p>
      <text:p text:style-name="P1">#<text:tab/>drivers/staging/gdm724x/gdm_usb.h</text:p>
      <text:p text:style-name="P1">#<text:tab/>drivers/staging/gdm724x/hci_packet.h</text:p>
      <text:p text:style-name="P1">#<text:tab/>drivers/staging/gdm724x/netlink_k.c</text:p>
      <text:p text:style-name="P1">#<text:tab/>drivers/staging/gdm724x/netlink_k.h</text:p>
      <text:p text:style-name="P1">#<text:tab/>drivers/staging/goldfish/goldfish_audio.c</text:p>
      <text:p text:style-name="P1">#<text:tab/>drivers/staging/goldfish/goldfish_nand.c</text:p>
      <text:p text:style-name="P1">#<text:tab/>drivers/staging/goldfish/goldfish_nand_reg.h</text:p>
      <text:p text:style-name="P1">#<text:tab/>drivers/staging/gs_fpgaboot/gs_fpgaboot.c</text:p>
      <text:p text:style-name="P1">#<text:tab/>drivers/staging/gs_fpgaboot/gs_fpgaboot.h</text:p>
      <text:p text:style-name="P1">#<text:tab/>drivers/staging/gs_fpgaboot/io.c</text:p>
      <text:p text:style-name="P1">#<text:tab/>drivers/staging/gs_fpgaboot/io.h</text:p>
      <text:p text:style-name="P1">#<text:tab/>drivers/staging/iio/Documentation/device.txt</text:p>
      <text:p text:style-name="P1">#<text:tab/>drivers/staging/iio/Documentation/ring.txt</text:p>
      <text:p text:style-name="P1">#<text:tab/>drivers/staging/iio/Documentation/sysfs-bus-iio-light</text:p>
      <text:p text:style-name="P1">#<text:tab/>drivers/staging/iio/Kconfig</text:p>
      <text:p text:style-name="P1">#<text:tab/>drivers/staging/iio/Makefile</text:p>
      <text:p text:style-name="P1">#<text:tab/>drivers/staging/iio/TODO</text:p>
      <text:p text:style-name="P1">#<text:tab/>drivers/staging/iio/accel/Kconfig</text:p>
      <text:p text:style-name="P1">#<text:tab/>drivers/staging/iio/accel/Makefile</text:p>
      <text:p text:style-name="P1">#<text:tab/>drivers/staging/iio/accel/adis16201.h</text:p>
      <text:p text:style-name="P1">#<text:tab/>drivers/staging/iio/accel/adis16201_core.c</text:p>
      <text:p text:style-name="P1">#<text:tab/>drivers/staging/iio/accel/adis16203.h</text:p>
      <text:p text:style-name="P1">#<text:tab/>drivers/staging/iio/accel/adis16203_core.c</text:p>
      <text:p text:style-name="P1">#<text:tab/>drivers/staging/iio/accel/adis16209.h</text:p>
      <text:p text:style-name="P1">#<text:tab/>drivers/staging/iio/accel/adis16209_core.c</text:p>
      <text:p text:style-name="P1">#<text:tab/>drivers/staging/iio/accel/adis16240.h</text:p>
      <text:p text:style-name="P1">#<text:tab/>drivers/staging/iio/accel/adis16240_core.c</text:p>
      <text:p text:style-name="P1">#<text:tab/>drivers/staging/iio/accel/sca3000.h</text:p>
      <text:p text:style-name="P1">#<text:tab/>drivers/staging/iio/accel/sca3000_core.c</text:p>
      <text:p text:style-name="P1">#<text:tab/>drivers/staging/iio/accel/sca3000_ring.c</text:p>
      <text:p text:style-name="P1">#<text:tab/>drivers/staging/iio/adc/Kconfig</text:p>
      <text:p text:style-name="P1">#<text:tab/>drivers/staging/iio/adc/Makefile</text:p>
      <text:p text:style-name="P1">#<text:tab/>drivers/staging/iio/adc/ad7192.c</text:p>
      <text:p text:style-name="P1">#<text:tab/>drivers/staging/iio/adc/ad7192.h</text:p>
      <text:p text:style-name="P1">#<text:tab/>drivers/staging/iio/adc/ad7280a.c</text:p>
      <text:p text:style-name="P1">#<text:tab/>drivers/staging/iio/adc/ad7280a.h</text:p>
      <text:p text:style-name="P1">#<text:tab/>drivers/staging/iio/adc/ad7606.h</text:p>
      <text:p text:style-name="P1">#<text:tab/>drivers/staging/iio/adc/ad7606_core.c</text:p>
      <text:p text:style-name="P1">#<text:tab/>drivers/staging/iio/adc/ad7606_par.c</text:p>
      <text:p text:style-name="P1">#<text:tab/>drivers/staging/iio/adc/ad7606_ring.c</text:p>
      <text:p text:style-name="P1"><text:soft-page-break/>#<text:tab/>drivers/staging/iio/adc/ad7606_spi.c</text:p>
      <text:p text:style-name="P1">#<text:tab/>drivers/staging/iio/adc/ad7780.c</text:p>
      <text:p text:style-name="P1">#<text:tab/>drivers/staging/iio/adc/ad7816.c</text:p>
      <text:p text:style-name="P1">#<text:tab/>drivers/staging/iio/adc/lpc32xx_adc.c</text:p>
      <text:p text:style-name="P1">#<text:tab/>drivers/staging/iio/adc/spear_adc.c</text:p>
      <text:p text:style-name="P1">#<text:tab/>drivers/staging/iio/addac/Kconfig</text:p>
      <text:p text:style-name="P1">#<text:tab/>drivers/staging/iio/addac/adt7316-i2c.c</text:p>
      <text:p text:style-name="P1">#<text:tab/>drivers/staging/iio/addac/adt7316-spi.c</text:p>
      <text:p text:style-name="P1">#<text:tab/>drivers/staging/iio/addac/adt7316.c</text:p>
      <text:p text:style-name="P1">#<text:tab/>drivers/staging/iio/addac/adt7316.h</text:p>
      <text:p text:style-name="P1">#<text:tab/>drivers/staging/iio/cdc/ad7150.c</text:p>
      <text:p text:style-name="P1">#<text:tab/>drivers/staging/iio/cdc/ad7152.c</text:p>
      <text:p text:style-name="P1">#<text:tab/>drivers/staging/iio/cdc/ad7746.c</text:p>
      <text:p text:style-name="P1">#<text:tab/>drivers/staging/iio/frequency/ad9832.c</text:p>
      <text:p text:style-name="P1">#<text:tab/>drivers/staging/iio/frequency/ad9832.h</text:p>
      <text:p text:style-name="P1">#<text:tab/>drivers/staging/iio/frequency/ad9834.c</text:p>
      <text:p text:style-name="P1">#<text:tab/>drivers/staging/iio/frequency/ad9834.h</text:p>
      <text:p text:style-name="P1">#<text:tab/>drivers/staging/iio/frequency/dds.h</text:p>
      <text:p text:style-name="P1">#<text:tab/>drivers/staging/iio/gyro/Kconfig</text:p>
      <text:p text:style-name="P1">#<text:tab/>drivers/staging/iio/gyro/adis16060_core.c</text:p>
      <text:p text:style-name="P1">#<text:tab/>drivers/staging/iio/impedance-analyzer/ad5933.c</text:p>
      <text:p text:style-name="P1">#<text:tab/>drivers/staging/iio/light/isl29018.c</text:p>
      <text:p text:style-name="P1">#<text:tab/>drivers/staging/iio/light/isl29028.c</text:p>
      <text:p text:style-name="P1">#<text:tab/>drivers/staging/iio/light/tsl2583.c</text:p>
      <text:p text:style-name="P1">#<text:tab/>drivers/staging/iio/light/tsl2x7x_core.c</text:p>
      <text:p text:style-name="P1">#<text:tab/>drivers/staging/iio/meter/Kconfig</text:p>
      <text:p text:style-name="P1">#<text:tab/>drivers/staging/iio/meter/ade7753.c</text:p>
      <text:p text:style-name="P1">#<text:tab/>drivers/staging/iio/meter/ade7754.c</text:p>
      <text:p text:style-name="P1">#<text:tab/>drivers/staging/iio/meter/ade7758.h</text:p>
      <text:p text:style-name="P1">#<text:tab/>drivers/staging/iio/meter/ade7758_core.c</text:p>
      <text:p text:style-name="P1">#<text:tab/>drivers/staging/iio/meter/ade7758_ring.c</text:p>
      <text:p text:style-name="P1">#<text:tab/>drivers/staging/iio/meter/ade7758_trigger.c</text:p>
      <text:p text:style-name="P1">#<text:tab/>drivers/staging/iio/meter/ade7759.c</text:p>
      <text:p text:style-name="P1">#<text:tab/>drivers/staging/iio/meter/ade7854-i2c.c</text:p>
      <text:p text:style-name="P1">#<text:tab/>drivers/staging/iio/meter/ade7854-spi.c</text:p>
      <text:p text:style-name="P1">#<text:tab/>drivers/staging/iio/meter/ade7854.c</text:p>
      <text:p text:style-name="P1">#<text:tab/>drivers/staging/iio/meter/ade7854.h</text:p>
      <text:p text:style-name="P1">#<text:tab/>drivers/staging/iio/meter/meter.h</text:p>
      <text:p text:style-name="P1">#<text:tab/>drivers/staging/iio/resolver/Kconfig</text:p>
      <text:p text:style-name="P1">#<text:tab/>drivers/staging/iio/resolver/ad2s1200.c</text:p>
      <text:p text:style-name="P1">#<text:tab/>drivers/staging/iio/resolver/ad2s1210.c</text:p>
      <text:p text:style-name="P1">#<text:tab/>drivers/staging/iio/resolver/ad2s1210.h</text:p>
      <text:p text:style-name="P1">#<text:tab/>drivers/staging/iio/resolver/ad2s90.c</text:p>
      <text:p text:style-name="P1">#<text:tab/>drivers/staging/iio/trigger/Kconfig</text:p>
      <text:p text:style-name="P1">#<text:tab/>drivers/staging/iio/trigger/Makefile</text:p>
      <text:p text:style-name="P1">#<text:tab/>drivers/staging/iio/trigger/iio-trig-bfin-timer.c</text:p>
      <text:p text:style-name="P1">#<text:tab/>drivers/staging/lustre/Kconfig</text:p>
      <text:p text:style-name="P1">#<text:tab/>drivers/staging/lustre/README.txt</text:p>
      <text:p text:style-name="P1">#<text:tab/>drivers/staging/lustre/TODO</text:p>
      <text:p text:style-name="P1">#<text:tab/>drivers/staging/lustre/include/linux/libcfs/curproc.h</text:p>
      <text:p text:style-name="P1">#<text:tab/>drivers/staging/lustre/include/linux/libcfs/libcfs.h</text:p>
      <text:p text:style-name="P1">#<text:tab/>drivers/staging/lustre/include/linux/libcfs/libcfs_cpu.h</text:p>
      <text:p text:style-name="P1"><text:soft-page-break/>#<text:tab/>drivers/staging/lustre/include/linux/libcfs/libcfs_crypto.h</text:p>
      <text:p text:style-name="P1">#<text:tab/>drivers/staging/lustre/include/linux/libcfs/libcfs_debug.h</text:p>
      <text:p text:style-name="P1">#<text:tab/>drivers/staging/lustre/include/linux/libcfs/libcfs_fail.h</text:p>
      <text:p text:style-name="P1">#<text:tab/>drivers/staging/lustre/include/linux/libcfs/libcfs_hash.h</text:p>
      <text:p text:style-name="P1">#<text:tab/>drivers/staging/lustre/include/linux/libcfs/libcfs_ioctl.h</text:p>
      <text:p text:style-name="P1">#<text:tab/>drivers/staging/lustre/include/linux/libcfs/libcfs_prim.h</text:p>
      <text:p text:style-name="P1">#<text:tab/>drivers/staging/lustre/include/linux/libcfs/libcfs_private.h</text:p>
      <text:p text:style-name="P1">#<text:tab/>drivers/staging/lustre/include/linux/libcfs/libcfs_string.h</text:p>
      <text:p text:style-name="P1">#<text:tab/>drivers/staging/lustre/include/linux/libcfs/libcfs_time.h</text:p>
      <text:p text:style-name="P1">#<text:tab/>drivers/staging/lustre/include/linux/libcfs/libcfs_workitem.h</text:p>
      <text:p text:style-name="P1">#<text:tab/>drivers/staging/lustre/include/linux/libcfs/linux/libcfs.h</text:p>
      <text:p text:style-name="P1">#<text:tab/>drivers/staging/lustre/include/linux/libcfs/linux/linux-cpu.h</text:p>
      <text:p text:style-name="P1">#<text:tab/>drivers/staging/lustre/include/linux/libcfs/linux/linux-time.h</text:p>
      <text:p text:style-name="P1">#<text:tab/>drivers/staging/lustre/include/linux/lnet/api.h</text:p>
      <text:p text:style-name="P1">#<text:tab/>drivers/staging/lustre/include/linux/lnet/lib-lnet.h</text:p>
      <text:p text:style-name="P1">#<text:tab/>drivers/staging/lustre/include/linux/lnet/lib-types.h</text:p>
      <text:p text:style-name="P1">#<text:tab/>drivers/staging/lustre/include/linux/lnet/lnet.h</text:p>
      <text:p text:style-name="P1">#<text:tab/>drivers/staging/lustre/include/linux/lnet/lnetctl.h</text:p>
      <text:p text:style-name="P1">#<text:tab/>drivers/staging/lustre/include/linux/lnet/lnetst.h</text:p>
      <text:p text:style-name="P1">#<text:tab/>drivers/staging/lustre/include/linux/lnet/socklnd.h</text:p>
      <text:p text:style-name="P1">#<text:tab/>drivers/staging/lustre/include/linux/lnet/types.h</text:p>
      <text:p text:style-name="P1">#<text:tab/>drivers/staging/lustre/lnet/Kconfig</text:p>
      <text:p text:style-name="P1">#<text:tab/>drivers/staging/lustre/lnet/Makefile</text:p>
      <text:p text:style-name="P1">#<text:tab/>drivers/staging/lustre/lnet/klnds/o2iblnd/o2iblnd.c</text:p>
      <text:p text:style-name="P1">#<text:tab/>drivers/staging/lustre/lnet/klnds/o2iblnd/o2iblnd.h</text:p>
      <text:p text:style-name="P1">#<text:tab/>drivers/staging/lustre/lnet/klnds/o2iblnd/o2iblnd_cb.c</text:p>
      <text:p text:style-name="P1">#<text:tab/>drivers/staging/lustre/lnet/klnds/o2iblnd/o2iblnd_modparams.c</text:p>
      <text:p text:style-name="P1">#<text:tab/>drivers/staging/lustre/lnet/klnds/socklnd/Makefile</text:p>
      <text:p text:style-name="P1">#<text:tab/>drivers/staging/lustre/lnet/klnds/socklnd/socklnd.c</text:p>
      <text:p text:style-name="P1">#<text:tab/>drivers/staging/lustre/lnet/klnds/socklnd/socklnd.h</text:p>
      <text:p text:style-name="P1">#<text:tab/>drivers/staging/lustre/lnet/klnds/socklnd/socklnd_cb.c</text:p>
      <text:p text:style-name="P1">#<text:tab/>drivers/staging/lustre/lnet/klnds/socklnd/socklnd_modparams.c</text:p>
      <text:p text:style-name="P1">#<text:tab/>drivers/staging/lustre/lnet/klnds/socklnd/socklnd_proto.c</text:p>
      <text:p text:style-name="P1">#<text:tab/>drivers/staging/lustre/lnet/lnet/Makefile</text:p>
      <text:p text:style-name="P1">#<text:tab/>drivers/staging/lustre/lnet/lnet/acceptor.c</text:p>
      <text:p text:style-name="P1">#<text:tab/>drivers/staging/lustre/lnet/lnet/api-ni.c</text:p>
      <text:p text:style-name="P1">#<text:tab/>drivers/staging/lustre/lnet/lnet/config.c</text:p>
      <text:p text:style-name="P1">#<text:tab/>drivers/staging/lustre/lnet/lnet/lib-eq.c</text:p>
      <text:p text:style-name="P1">#<text:tab/>drivers/staging/lustre/lnet/lnet/lib-md.c</text:p>
      <text:p text:style-name="P1">#<text:tab/>drivers/staging/lustre/lnet/lnet/lib-me.c</text:p>
      <text:p text:style-name="P1">#<text:tab/>drivers/staging/lustre/lnet/lnet/lib-move.c</text:p>
      <text:p text:style-name="P1">#<text:tab/>drivers/staging/lustre/lnet/lnet/lib-msg.c</text:p>
      <text:p text:style-name="P1">#<text:tab/>drivers/staging/lustre/lnet/lnet/lib-ptl.c</text:p>
      <text:p text:style-name="P1">#<text:tab/>drivers/staging/lustre/lnet/lnet/lo.c</text:p>
      <text:p text:style-name="P1">#<text:tab/>drivers/staging/lustre/lnet/lnet/module.c</text:p>
      <text:p text:style-name="P1">#<text:tab/>drivers/staging/lustre/lnet/lnet/peer.c</text:p>
      <text:p text:style-name="P1">#<text:tab/>drivers/staging/lustre/lnet/lnet/router.c</text:p>
      <text:p text:style-name="P1">#<text:tab/>drivers/staging/lustre/lnet/lnet/router_proc.c</text:p>
      <text:p text:style-name="P1">#<text:tab/>drivers/staging/lustre/lnet/selftest/brw_test.c</text:p>
      <text:p text:style-name="P1">#<text:tab/>drivers/staging/lustre/lnet/selftest/conctl.c</text:p>
      <text:p text:style-name="P1">#<text:tab/>drivers/staging/lustre/lnet/selftest/conrpc.c</text:p>
      <text:p text:style-name="P1">#<text:tab/>drivers/staging/lustre/lnet/selftest/conrpc.h</text:p>
      <text:p text:style-name="P1"><text:soft-page-break/>#<text:tab/>drivers/staging/lustre/lnet/selftest/console.c</text:p>
      <text:p text:style-name="P1">#<text:tab/>drivers/staging/lustre/lnet/selftest/console.h</text:p>
      <text:p text:style-name="P1">#<text:tab/>drivers/staging/lustre/lnet/selftest/framework.c</text:p>
      <text:p text:style-name="P1">#<text:tab/>drivers/staging/lustre/lnet/selftest/module.c</text:p>
      <text:p text:style-name="P1">#<text:tab/>drivers/staging/lustre/lnet/selftest/ping_test.c</text:p>
      <text:p text:style-name="P1">#<text:tab/>drivers/staging/lustre/lnet/selftest/rpc.c</text:p>
      <text:p text:style-name="P1">#<text:tab/>drivers/staging/lustre/lnet/selftest/rpc.h</text:p>
      <text:p text:style-name="P1">#<text:tab/>drivers/staging/lustre/lnet/selftest/selftest.h</text:p>
      <text:p text:style-name="P1">#<text:tab/>drivers/staging/lustre/lnet/selftest/timer.c</text:p>
      <text:p text:style-name="P1">#<text:tab/>drivers/staging/lustre/lnet/selftest/timer.h</text:p>
      <text:p text:style-name="P1">#<text:tab/>drivers/staging/lustre/lustre/Kconfig</text:p>
      <text:p text:style-name="P1">#<text:tab/>drivers/staging/lustre/lustre/Makefile</text:p>
      <text:p text:style-name="P1">#<text:tab/>drivers/staging/lustre/lustre/fid/Makefile</text:p>
      <text:p text:style-name="P1">#<text:tab/>drivers/staging/lustre/lustre/fid/fid_internal.h</text:p>
      <text:p text:style-name="P1">#<text:tab/>drivers/staging/lustre/lustre/fid/fid_lib.c</text:p>
      <text:p text:style-name="P1">#<text:tab/>drivers/staging/lustre/lustre/fid/fid_request.c</text:p>
      <text:p text:style-name="P1">#<text:tab/>drivers/staging/lustre/lustre/fid/lproc_fid.c</text:p>
      <text:p text:style-name="P1">#<text:tab/>drivers/staging/lustre/lustre/fld/Makefile</text:p>
      <text:p text:style-name="P1">#<text:tab/>drivers/staging/lustre/lustre/fld/fld_cache.c</text:p>
      <text:p text:style-name="P1">#<text:tab/>drivers/staging/lustre/lustre/fld/fld_internal.h</text:p>
      <text:p text:style-name="P1">#<text:tab/>drivers/staging/lustre/lustre/fld/fld_request.c</text:p>
      <text:p text:style-name="P1">#<text:tab/>drivers/staging/lustre/lustre/fld/lproc_fld.c</text:p>
      <text:p text:style-name="P1">#<text:tab/>drivers/staging/lustre/lustre/include/cl_object.h</text:p>
      <text:p text:style-name="P1">#<text:tab/>drivers/staging/lustre/lustre/include/interval_tree.h</text:p>
      <text:p text:style-name="P1">#<text:tab/>drivers/staging/lustre/lustre/include/lprocfs_status.h</text:p>
      <text:p text:style-name="P1">#<text:tab/>drivers/staging/lustre/lustre/include/lu_object.h</text:p>
      <text:p text:style-name="P1">#<text:tab/>drivers/staging/lustre/lustre/include/lu_ref.h</text:p>
      <text:p text:style-name="P1">#<text:tab/>drivers/staging/lustre/lustre/include/lustre/ll_fiemap.h</text:p>
      <text:p text:style-name="P1">#<text:tab/>drivers/staging/lustre/lustre/include/lustre/lustre_idl.h</text:p>
      <text:p text:style-name="P1">#<text:tab/>drivers/staging/lustre/lustre/include/lustre/lustre_user.h</text:p>
      <text:p text:style-name="P1">#<text:tab/>drivers/staging/lustre/lustre/include/lustre_acl.h</text:p>
      <text:p text:style-name="P1">#<text:tab/>drivers/staging/lustre/lustre/include/lustre_cfg.h</text:p>
      <text:p text:style-name="P1">#<text:tab/>drivers/staging/lustre/lustre/include/lustre_debug.h</text:p>
      <text:p text:style-name="P1">#<text:tab/>drivers/staging/lustre/lustre/include/lustre_disk.h</text:p>
      <text:p text:style-name="P1">#<text:tab/>drivers/staging/lustre/lustre/include/lustre_dlm.h</text:p>
      <text:p text:style-name="P1">#<text:tab/>drivers/staging/lustre/lustre/include/lustre_dlm_flags.h</text:p>
      <text:p text:style-name="P1">#<text:tab/>drivers/staging/lustre/lustre/include/lustre_eacl.h</text:p>
      <text:p text:style-name="P1">#<text:tab/>drivers/staging/lustre/lustre/include/lustre_export.h</text:p>
      <text:p text:style-name="P1">#<text:tab/>drivers/staging/lustre/lustre/include/lustre_fid.h</text:p>
      <text:p text:style-name="P1">#<text:tab/>drivers/staging/lustre/lustre/include/lustre_fld.h</text:p>
      <text:p text:style-name="P1">#<text:tab/>drivers/staging/lustre/lustre/include/lustre_ha.h</text:p>
      <text:p text:style-name="P1">#<text:tab/>drivers/staging/lustre/lustre/include/lustre_handles.h</text:p>
      <text:p text:style-name="P1">#<text:tab/>drivers/staging/lustre/lustre/include/lustre_import.h</text:p>
      <text:p text:style-name="P1">#<text:tab/>drivers/staging/lustre/lustre/include/lustre_intent.h</text:p>
      <text:p text:style-name="P1">#<text:tab/>drivers/staging/lustre/lustre/include/lustre_lib.h</text:p>
      <text:p text:style-name="P1">#<text:tab/>drivers/staging/lustre/lustre/include/lustre_log.h</text:p>
      <text:p text:style-name="P1">#<text:tab/>drivers/staging/lustre/lustre/include/lustre_mdc.h</text:p>
      <text:p text:style-name="P1">#<text:tab/>drivers/staging/lustre/lustre/include/lustre_mds.h</text:p>
      <text:p text:style-name="P1">#<text:tab/>drivers/staging/lustre/lustre/include/lustre_net.h</text:p>
      <text:p text:style-name="P1">#<text:tab/>drivers/staging/lustre/lustre/include/lustre_param.h</text:p>
      <text:p text:style-name="P1">#<text:tab/>drivers/staging/lustre/lustre/include/lustre_req_layout.h</text:p>
      <text:p text:style-name="P1">#<text:tab/>drivers/staging/lustre/lustre/include/lustre_sec.h</text:p>
      <text:p text:style-name="P1"><text:soft-page-break/>#<text:tab/>drivers/staging/lustre/lustre/include/lustre_ver.h</text:p>
      <text:p text:style-name="P1">#<text:tab/>drivers/staging/lustre/lustre/include/obd.h</text:p>
      <text:p text:style-name="P1">#<text:tab/>drivers/staging/lustre/lustre/include/obd_cksum.h</text:p>
      <text:p text:style-name="P1">#<text:tab/>drivers/staging/lustre/lustre/include/obd_class.h</text:p>
      <text:p text:style-name="P1">#<text:tab/>drivers/staging/lustre/lustre/include/obd_support.h</text:p>
      <text:p text:style-name="P1">#<text:tab/>drivers/staging/lustre/lustre/ldlm/interval_tree.c</text:p>
      <text:p text:style-name="P1">#<text:tab/>drivers/staging/lustre/lustre/ldlm/l_lock.c</text:p>
      <text:p text:style-name="P1">#<text:tab/>drivers/staging/lustre/lustre/ldlm/ldlm_extent.c</text:p>
      <text:p text:style-name="P1">#<text:tab/>drivers/staging/lustre/lustre/ldlm/ldlm_flock.c</text:p>
      <text:p text:style-name="P1">#<text:tab/>drivers/staging/lustre/lustre/ldlm/ldlm_inodebits.c</text:p>
      <text:p text:style-name="P1">#<text:tab/>drivers/staging/lustre/lustre/ldlm/ldlm_internal.h</text:p>
      <text:p text:style-name="P1">#<text:tab/>drivers/staging/lustre/lustre/ldlm/ldlm_lib.c</text:p>
      <text:p text:style-name="P1">#<text:tab/>drivers/staging/lustre/lustre/ldlm/ldlm_lock.c</text:p>
      <text:p text:style-name="P1">#<text:tab/>drivers/staging/lustre/lustre/ldlm/ldlm_lockd.c</text:p>
      <text:p text:style-name="P1">#<text:tab/>drivers/staging/lustre/lustre/ldlm/ldlm_plain.c</text:p>
      <text:p text:style-name="P1">#<text:tab/>drivers/staging/lustre/lustre/ldlm/ldlm_pool.c</text:p>
      <text:p text:style-name="P1">#<text:tab/>drivers/staging/lustre/lustre/ldlm/ldlm_request.c</text:p>
      <text:p text:style-name="P1">#<text:tab/>drivers/staging/lustre/lustre/ldlm/ldlm_resource.c</text:p>
      <text:p text:style-name="P1">#<text:tab/>drivers/staging/lustre/lustre/llite/Makefile</text:p>
      <text:p text:style-name="P1">#<text:tab/>drivers/staging/lustre/lustre/llite/dcache.c</text:p>
      <text:p text:style-name="P1">#<text:tab/>drivers/staging/lustre/lustre/llite/dir.c</text:p>
      <text:p text:style-name="P1">#<text:tab/>drivers/staging/lustre/lustre/llite/file.c</text:p>
      <text:p text:style-name="P1">#<text:tab/>drivers/staging/lustre/lustre/llite/llite_close.c</text:p>
      <text:p text:style-name="P1">#<text:tab/>drivers/staging/lustre/lustre/llite/llite_internal.h</text:p>
      <text:p text:style-name="P1">#<text:tab/>drivers/staging/lustre/lustre/llite/llite_lib.c</text:p>
      <text:p text:style-name="P1">#<text:tab/>drivers/staging/lustre/lustre/llite/llite_mmap.c</text:p>
      <text:p text:style-name="P1">#<text:tab/>drivers/staging/lustre/lustre/llite/llite_nfs.c</text:p>
      <text:p text:style-name="P1">#<text:tab/>drivers/staging/lustre/lustre/llite/lproc_llite.c</text:p>
      <text:p text:style-name="P1">#<text:tab/>drivers/staging/lustre/lustre/llite/namei.c</text:p>
      <text:p text:style-name="P1">#<text:tab/>drivers/staging/lustre/lustre/llite/rw.c</text:p>
      <text:p text:style-name="P1">#<text:tab/>drivers/staging/lustre/lustre/llite/rw26.c</text:p>
      <text:p text:style-name="P1">#<text:tab/>drivers/staging/lustre/lustre/llite/statahead.c</text:p>
      <text:p text:style-name="P1">#<text:tab/>drivers/staging/lustre/lustre/llite/super25.c</text:p>
      <text:p text:style-name="P1">#<text:tab/>drivers/staging/lustre/lustre/llite/symlink.c</text:p>
      <text:p text:style-name="P1">#<text:tab/>drivers/staging/lustre/lustre/llite/vvp_dev.c</text:p>
      <text:p text:style-name="P1">#<text:tab/>drivers/staging/lustre/lustre/llite/vvp_internal.h</text:p>
      <text:p text:style-name="P1">#<text:tab/>drivers/staging/lustre/lustre/llite/vvp_io.c</text:p>
      <text:p text:style-name="P1">#<text:tab/>drivers/staging/lustre/lustre/llite/vvp_lock.c</text:p>
      <text:p text:style-name="P1">#<text:tab/>drivers/staging/lustre/lustre/llite/vvp_object.c</text:p>
      <text:p text:style-name="P1">#<text:tab/>drivers/staging/lustre/lustre/llite/vvp_page.c</text:p>
      <text:p text:style-name="P1">#<text:tab/>drivers/staging/lustre/lustre/llite/xattr.c</text:p>
      <text:p text:style-name="P1">#<text:tab/>drivers/staging/lustre/lustre/llite/xattr_cache.c</text:p>
      <text:p text:style-name="P1">#<text:tab/>drivers/staging/lustre/lustre/lmv/Makefile</text:p>
      <text:p text:style-name="P1">#<text:tab/>drivers/staging/lustre/lustre/lmv/lmv_fld.c</text:p>
      <text:p text:style-name="P1">#<text:tab/>drivers/staging/lustre/lustre/lmv/lmv_intent.c</text:p>
      <text:p text:style-name="P1">#<text:tab/>drivers/staging/lustre/lustre/lmv/lmv_internal.h</text:p>
      <text:p text:style-name="P1">#<text:tab/>drivers/staging/lustre/lustre/lmv/lmv_obd.c</text:p>
      <text:p text:style-name="P1">#<text:tab/>drivers/staging/lustre/lustre/lmv/lproc_lmv.c</text:p>
      <text:p text:style-name="P1">#<text:tab/>drivers/staging/lustre/lustre/lov/Makefile</text:p>
      <text:p text:style-name="P1">#<text:tab/>drivers/staging/lustre/lustre/lov/lov_cl_internal.h</text:p>
      <text:p text:style-name="P1">#<text:tab/>drivers/staging/lustre/lustre/lov/lov_dev.c</text:p>
      <text:p text:style-name="P1">#<text:tab/>drivers/staging/lustre/lustre/lov/lov_ea.c</text:p>
      <text:p text:style-name="P1"><text:soft-page-break/>#<text:tab/>drivers/staging/lustre/lustre/lov/lov_internal.h</text:p>
      <text:p text:style-name="P1">#<text:tab/>drivers/staging/lustre/lustre/lov/lov_io.c</text:p>
      <text:p text:style-name="P1">#<text:tab/>drivers/staging/lustre/lustre/lov/lov_lock.c</text:p>
      <text:p text:style-name="P1">#<text:tab/>drivers/staging/lustre/lustre/lov/lov_merge.c</text:p>
      <text:p text:style-name="P1">#<text:tab/>drivers/staging/lustre/lustre/lov/lov_obd.c</text:p>
      <text:p text:style-name="P1">#<text:tab/>drivers/staging/lustre/lustre/lov/lov_object.c</text:p>
      <text:p text:style-name="P1">#<text:tab/>drivers/staging/lustre/lustre/lov/lov_offset.c</text:p>
      <text:p text:style-name="P1">#<text:tab/>drivers/staging/lustre/lustre/lov/lov_pack.c</text:p>
      <text:p text:style-name="P1">#<text:tab/>drivers/staging/lustre/lustre/lov/lov_page.c</text:p>
      <text:p text:style-name="P1">#<text:tab/>drivers/staging/lustre/lustre/lov/lov_pool.c</text:p>
      <text:p text:style-name="P1">#<text:tab/>drivers/staging/lustre/lustre/lov/lov_request.c</text:p>
      <text:p text:style-name="P1">#<text:tab/>drivers/staging/lustre/lustre/lov/lovsub_dev.c</text:p>
      <text:p text:style-name="P1">#<text:tab/>drivers/staging/lustre/lustre/lov/lovsub_io.c</text:p>
      <text:p text:style-name="P1">#<text:tab/>drivers/staging/lustre/lustre/lov/lovsub_lock.c</text:p>
      <text:p text:style-name="P1">#<text:tab/>drivers/staging/lustre/lustre/lov/lovsub_object.c</text:p>
      <text:p text:style-name="P1">#<text:tab/>drivers/staging/lustre/lustre/lov/lovsub_page.c</text:p>
      <text:p text:style-name="P1">#<text:tab/>drivers/staging/lustre/lustre/lov/lproc_lov.c</text:p>
      <text:p text:style-name="P1">#<text:tab/>drivers/staging/lustre/lustre/mdc/Makefile</text:p>
      <text:p text:style-name="P1">#<text:tab/>drivers/staging/lustre/lustre/mdc/lproc_mdc.c</text:p>
      <text:p text:style-name="P1">#<text:tab/>drivers/staging/lustre/lustre/mdc/mdc_internal.h</text:p>
      <text:p text:style-name="P1">#<text:tab/>drivers/staging/lustre/lustre/mdc/mdc_lib.c</text:p>
      <text:p text:style-name="P1">#<text:tab/>drivers/staging/lustre/lustre/mdc/mdc_locks.c</text:p>
      <text:p text:style-name="P1">#<text:tab/>drivers/staging/lustre/lustre/mdc/mdc_reint.c</text:p>
      <text:p text:style-name="P1">#<text:tab/>drivers/staging/lustre/lustre/mdc/mdc_request.c</text:p>
      <text:p text:style-name="P1">#<text:tab/>drivers/staging/lustre/lustre/mgc/Makefile</text:p>
      <text:p text:style-name="P1">#<text:tab/>drivers/staging/lustre/lustre/mgc/lproc_mgc.c</text:p>
      <text:p text:style-name="P1">#<text:tab/>drivers/staging/lustre/lustre/mgc/mgc_internal.h</text:p>
      <text:p text:style-name="P1">#<text:tab/>drivers/staging/lustre/lustre/mgc/mgc_request.c</text:p>
      <text:p text:style-name="P1">#<text:tab/>drivers/staging/lustre/lustre/obdclass/Makefile</text:p>
      <text:p text:style-name="P1">#<text:tab/>drivers/staging/lustre/lustre/obdclass/cl_internal.h</text:p>
      <text:p text:style-name="P1">#<text:tab/>drivers/staging/lustre/lustre/obdclass/cl_io.c</text:p>
      <text:p text:style-name="P1">#<text:tab/>drivers/staging/lustre/lustre/obdclass/cl_lock.c</text:p>
      <text:p text:style-name="P1">#<text:tab/>drivers/staging/lustre/lustre/obdclass/cl_object.c</text:p>
      <text:p text:style-name="P1">#<text:tab/>drivers/staging/lustre/lustre/obdclass/cl_page.c</text:p>
      <text:p text:style-name="P1">#<text:tab/>drivers/staging/lustre/lustre/obdclass/class_obd.c</text:p>
      <text:p text:style-name="P1">#<text:tab/>drivers/staging/lustre/lustre/obdclass/debug.c</text:p>
      <text:p text:style-name="P1">#<text:tab/>drivers/staging/lustre/lustre/obdclass/genops.c</text:p>
      <text:p text:style-name="P1">#<text:tab/>drivers/staging/lustre/lustre/obdclass/linux/linux-module.c</text:p>
      <text:p text:style-name="P1">#<text:tab/>drivers/staging/lustre/lustre/obdclass/linux/linux-obdo.c</text:p>
      <text:p text:style-name="P1">#<text:tab/>drivers/staging/lustre/lustre/obdclass/linux/linux-sysctl.c</text:p>
      <text:p text:style-name="P1">#<text:tab/>drivers/staging/lustre/lustre/obdclass/llog.c</text:p>
      <text:p text:style-name="P1">#<text:tab/>drivers/staging/lustre/lustre/obdclass/llog_cat.c</text:p>
      <text:p text:style-name="P1">#<text:tab/>drivers/staging/lustre/lustre/obdclass/llog_internal.h</text:p>
      <text:p text:style-name="P1">#<text:tab/>drivers/staging/lustre/lustre/obdclass/llog_obd.c</text:p>
      <text:p text:style-name="P1">#<text:tab/>drivers/staging/lustre/lustre/obdclass/llog_swab.c</text:p>
      <text:p text:style-name="P1">#<text:tab/>drivers/staging/lustre/lustre/obdclass/lprocfs_counters.c</text:p>
      <text:p text:style-name="P1">#<text:tab/>drivers/staging/lustre/lustre/obdclass/lprocfs_status.c</text:p>
      <text:p text:style-name="P1">#<text:tab/>drivers/staging/lustre/lustre/obdclass/lu_object.c</text:p>
      <text:p text:style-name="P1">#<text:tab/>drivers/staging/lustre/lustre/obdclass/lu_ref.c</text:p>
      <text:p text:style-name="P1">#<text:tab/>drivers/staging/lustre/lustre/obdclass/lustre_handles.c</text:p>
      <text:p text:style-name="P1">#<text:tab/>drivers/staging/lustre/lustre/obdclass/lustre_peer.c</text:p>
      <text:p text:style-name="P1">#<text:tab/>drivers/staging/lustre/lustre/obdclass/obd_config.c</text:p>
      <text:p text:style-name="P1"><text:soft-page-break/>#<text:tab/>drivers/staging/lustre/lustre/obdclass/obd_mount.c</text:p>
      <text:p text:style-name="P1">#<text:tab/>drivers/staging/lustre/lustre/obdclass/obdo.c</text:p>
      <text:p text:style-name="P1">#<text:tab/>drivers/staging/lustre/lustre/obdclass/statfs_pack.c</text:p>
      <text:p text:style-name="P1">#<text:tab/>drivers/staging/lustre/lustre/obdclass/uuid.c</text:p>
      <text:p text:style-name="P1">#<text:tab/>drivers/staging/lustre/lustre/obdecho/Makefile</text:p>
      <text:p text:style-name="P1">#<text:tab/>drivers/staging/lustre/lustre/obdecho/echo_client.c</text:p>
      <text:p text:style-name="P1">#<text:tab/>drivers/staging/lustre/lustre/obdecho/echo_internal.h</text:p>
      <text:p text:style-name="P1">#<text:tab/>drivers/staging/lustre/lustre/osc/Makefile</text:p>
      <text:p text:style-name="P1">#<text:tab/>drivers/staging/lustre/lustre/osc/lproc_osc.c</text:p>
      <text:p text:style-name="P1">#<text:tab/>drivers/staging/lustre/lustre/osc/osc_cache.c</text:p>
      <text:p text:style-name="P1">#<text:tab/>drivers/staging/lustre/lustre/osc/osc_cl_internal.h</text:p>
      <text:p text:style-name="P1">#<text:tab/>drivers/staging/lustre/lustre/osc/osc_dev.c</text:p>
      <text:p text:style-name="P1">#<text:tab/>drivers/staging/lustre/lustre/osc/osc_internal.h</text:p>
      <text:p text:style-name="P1">#<text:tab/>drivers/staging/lustre/lustre/osc/osc_io.c</text:p>
      <text:p text:style-name="P1">#<text:tab/>drivers/staging/lustre/lustre/osc/osc_lock.c</text:p>
      <text:p text:style-name="P1">#<text:tab/>drivers/staging/lustre/lustre/osc/osc_object.c</text:p>
      <text:p text:style-name="P1">#<text:tab/>drivers/staging/lustre/lustre/osc/osc_page.c</text:p>
      <text:p text:style-name="P1">#<text:tab/>drivers/staging/lustre/lustre/osc/osc_quota.c</text:p>
      <text:p text:style-name="P1">#<text:tab/>drivers/staging/lustre/lustre/osc/osc_request.c</text:p>
      <text:p text:style-name="P1">#<text:tab/>drivers/staging/lustre/lustre/ptlrpc/Makefile</text:p>
      <text:p text:style-name="P1">#<text:tab/>drivers/staging/lustre/lustre/ptlrpc/client.c</text:p>
      <text:p text:style-name="P1">#<text:tab/>drivers/staging/lustre/lustre/ptlrpc/connection.c</text:p>
      <text:p text:style-name="P1">#<text:tab/>drivers/staging/lustre/lustre/ptlrpc/events.c</text:p>
      <text:p text:style-name="P1">#<text:tab/>drivers/staging/lustre/lustre/ptlrpc/import.c</text:p>
      <text:p text:style-name="P1">#<text:tab/>drivers/staging/lustre/lustre/ptlrpc/layout.c</text:p>
      <text:p text:style-name="P1">#<text:tab/>drivers/staging/lustre/lustre/ptlrpc/llog_client.c</text:p>
      <text:p text:style-name="P1">#<text:tab/>drivers/staging/lustre/lustre/ptlrpc/llog_net.c</text:p>
      <text:p text:style-name="P1">#<text:tab/>drivers/staging/lustre/lustre/ptlrpc/lproc_ptlrpc.c</text:p>
      <text:p text:style-name="P1">#<text:tab/>drivers/staging/lustre/lustre/ptlrpc/niobuf.c</text:p>
      <text:p text:style-name="P1">#<text:tab/>drivers/staging/lustre/lustre/ptlrpc/nrs.c</text:p>
      <text:p text:style-name="P1">#<text:tab/>drivers/staging/lustre/lustre/ptlrpc/nrs_fifo.c</text:p>
      <text:p text:style-name="P1">#<text:tab/>drivers/staging/lustre/lustre/ptlrpc/pack_generic.c</text:p>
      <text:p text:style-name="P1">#<text:tab/>drivers/staging/lustre/lustre/ptlrpc/pers.c</text:p>
      <text:p text:style-name="P1">#<text:tab/>drivers/staging/lustre/lustre/ptlrpc/pinger.c</text:p>
      <text:p text:style-name="P1">#<text:tab/>drivers/staging/lustre/lustre/ptlrpc/ptlrpc_internal.h</text:p>
      <text:p text:style-name="P1">#<text:tab/>drivers/staging/lustre/lustre/ptlrpc/ptlrpc_module.c</text:p>
      <text:p text:style-name="P1">#<text:tab/>drivers/staging/lustre/lustre/ptlrpc/ptlrpcd.c</text:p>
      <text:p text:style-name="P1">#<text:tab/>drivers/staging/lustre/lustre/ptlrpc/recover.c</text:p>
      <text:p text:style-name="P1">#<text:tab/>drivers/staging/lustre/lustre/ptlrpc/sec.c</text:p>
      <text:p text:style-name="P1">#<text:tab/>drivers/staging/lustre/lustre/ptlrpc/sec_bulk.c</text:p>
      <text:p text:style-name="P1">#<text:tab/>drivers/staging/lustre/lustre/ptlrpc/sec_config.c</text:p>
      <text:p text:style-name="P1">#<text:tab/>drivers/staging/lustre/lustre/ptlrpc/sec_gc.c</text:p>
      <text:p text:style-name="P1">#<text:tab/>drivers/staging/lustre/lustre/ptlrpc/sec_lproc.c</text:p>
      <text:p text:style-name="P1">#<text:tab/>drivers/staging/lustre/lustre/ptlrpc/sec_null.c</text:p>
      <text:p text:style-name="P1">#<text:tab/>drivers/staging/lustre/lustre/ptlrpc/sec_plain.c</text:p>
      <text:p text:style-name="P1">#<text:tab/>drivers/staging/lustre/lustre/ptlrpc/service.c</text:p>
      <text:p text:style-name="P1">#<text:tab/>drivers/staging/lustre/lustre/ptlrpc/wiretest.c</text:p>
      <text:p text:style-name="P1">#<text:tab/>drivers/staging/media/Kconfig</text:p>
      <text:p text:style-name="P1">#<text:tab/>drivers/staging/media/Makefile</text:p>
      <text:p text:style-name="P1">#<text:tab/>drivers/staging/media/bcm2048/radio-bcm2048.c</text:p>
      <text:p text:style-name="P1">#<text:tab/>drivers/staging/media/cxd2099/cxd2099.c</text:p>
      <text:p text:style-name="P1">#<text:tab/>drivers/staging/media/davinci_vpfe/Kconfig</text:p>
      <text:p text:style-name="P1"><text:soft-page-break/>#<text:tab/>drivers/staging/media/davinci_vpfe/davinci_vpfe_user.h</text:p>
      <text:p text:style-name="P1">#<text:tab/>drivers/staging/media/davinci_vpfe/dm365_ipipe.c</text:p>
      <text:p text:style-name="P1">#<text:tab/>drivers/staging/media/davinci_vpfe/dm365_ipipe.h</text:p>
      <text:p text:style-name="P1">#<text:tab/>drivers/staging/media/davinci_vpfe/dm365_ipipe_hw.c</text:p>
      <text:p text:style-name="P1">#<text:tab/>drivers/staging/media/davinci_vpfe/dm365_ipipe_hw.h</text:p>
      <text:p text:style-name="P1">#<text:tab/>drivers/staging/media/davinci_vpfe/dm365_ipipeif.c</text:p>
      <text:p text:style-name="P1">#<text:tab/>drivers/staging/media/davinci_vpfe/dm365_ipipeif.h</text:p>
      <text:p text:style-name="P1">#<text:tab/>drivers/staging/media/davinci_vpfe/dm365_isif.c</text:p>
      <text:p text:style-name="P1">#<text:tab/>drivers/staging/media/davinci_vpfe/dm365_isif.h</text:p>
      <text:p text:style-name="P1">#<text:tab/>drivers/staging/media/davinci_vpfe/dm365_resizer.c</text:p>
      <text:p text:style-name="P1">#<text:tab/>drivers/staging/media/davinci_vpfe/dm365_resizer.h</text:p>
      <text:p text:style-name="P1">#<text:tab/>drivers/staging/media/davinci_vpfe/vpfe_mc_capture.c</text:p>
      <text:p text:style-name="P1">#<text:tab/>drivers/staging/media/davinci_vpfe/vpfe_mc_capture.h</text:p>
      <text:p text:style-name="P1">#<text:tab/>drivers/staging/media/davinci_vpfe/vpfe_video.c</text:p>
      <text:p text:style-name="P1">#<text:tab/>drivers/staging/media/davinci_vpfe/vpfe_video.h</text:p>
      <text:p text:style-name="P1">#<text:tab/>drivers/staging/media/lirc/Kconfig</text:p>
      <text:p text:style-name="P1">#<text:tab/>drivers/staging/media/lirc/Makefile</text:p>
      <text:p text:style-name="P1">#<text:tab/>drivers/staging/media/lirc/lirc_bt829.c</text:p>
      <text:p text:style-name="P1">#<text:tab/>drivers/staging/media/lirc/lirc_imon.c</text:p>
      <text:p text:style-name="P1">#<text:tab/>drivers/staging/media/lirc/lirc_parallel.c</text:p>
      <text:p text:style-name="P1">#<text:tab/>drivers/staging/media/lirc/lirc_sasem.c</text:p>
      <text:p text:style-name="P1">#<text:tab/>drivers/staging/media/lirc/lirc_serial.c</text:p>
      <text:p text:style-name="P1">#<text:tab/>drivers/staging/media/lirc/lirc_sir.c</text:p>
      <text:p text:style-name="P1">#<text:tab/>drivers/staging/media/lirc/lirc_zilog.c</text:p>
      <text:p text:style-name="P1">#<text:tab/>drivers/staging/media/omap4iss/Kconfig</text:p>
      <text:p text:style-name="P1">#<text:tab/>drivers/staging/media/omap4iss/TODO</text:p>
      <text:p text:style-name="P1">#<text:tab/>drivers/staging/media/omap4iss/iss.c</text:p>
      <text:p text:style-name="P1">#<text:tab/>drivers/staging/media/omap4iss/iss.h</text:p>
      <text:p text:style-name="P1">#<text:tab/>drivers/staging/media/omap4iss/iss_csi2.c</text:p>
      <text:p text:style-name="P1">#<text:tab/>drivers/staging/media/omap4iss/iss_csi2.h</text:p>
      <text:p text:style-name="P1">#<text:tab/>drivers/staging/media/omap4iss/iss_csiphy.c</text:p>
      <text:p text:style-name="P1">#<text:tab/>drivers/staging/media/omap4iss/iss_csiphy.h</text:p>
      <text:p text:style-name="P1">#<text:tab/>drivers/staging/media/omap4iss/iss_ipipe.c</text:p>
      <text:p text:style-name="P1">#<text:tab/>drivers/staging/media/omap4iss/iss_ipipe.h</text:p>
      <text:p text:style-name="P1">#<text:tab/>drivers/staging/media/omap4iss/iss_ipipeif.c</text:p>
      <text:p text:style-name="P1">#<text:tab/>drivers/staging/media/omap4iss/iss_ipipeif.h</text:p>
      <text:p text:style-name="P1">#<text:tab/>drivers/staging/media/omap4iss/iss_regs.h</text:p>
      <text:p text:style-name="P1">#<text:tab/>drivers/staging/media/omap4iss/iss_resizer.c</text:p>
      <text:p text:style-name="P1">#<text:tab/>drivers/staging/media/omap4iss/iss_resizer.h</text:p>
      <text:p text:style-name="P1">#<text:tab/>drivers/staging/media/omap4iss/iss_video.c</text:p>
      <text:p text:style-name="P1">#<text:tab/>drivers/staging/media/omap4iss/iss_video.h</text:p>
      <text:p text:style-name="P1">#<text:tab/>drivers/staging/mt29f_spinand/Kconfig</text:p>
      <text:p text:style-name="P1">#<text:tab/>drivers/staging/mt29f_spinand/mt29f_spinand.c</text:p>
      <text:p text:style-name="P1">#<text:tab/>drivers/staging/mt29f_spinand/mt29f_spinand.h</text:p>
      <text:p text:style-name="P1">#<text:tab/>drivers/staging/netlogic/platform_net.c</text:p>
      <text:p text:style-name="P1">#<text:tab/>drivers/staging/netlogic/xlr_net.c</text:p>
      <text:p text:style-name="P1">#<text:tab/>drivers/staging/netlogic/xlr_net.h</text:p>
      <text:p text:style-name="P1">#<text:tab/>drivers/staging/nvec/Kconfig</text:p>
      <text:p text:style-name="P1">#<text:tab/>drivers/staging/nvec/README</text:p>
      <text:p text:style-name="P1">#<text:tab/>drivers/staging/nvec/TODO</text:p>
      <text:p text:style-name="P1">#<text:tab/>drivers/staging/nvec/nvec.c</text:p>
      <text:p text:style-name="P1">#<text:tab/>drivers/staging/nvec/nvec.h</text:p>
      <text:p text:style-name="P1"><text:soft-page-break/>#<text:tab/>drivers/staging/nvec/nvec_kbd.c</text:p>
      <text:p text:style-name="P1">#<text:tab/>drivers/staging/nvec/nvec_paz00.c</text:p>
      <text:p text:style-name="P1">#<text:tab/>drivers/staging/nvec/nvec_power.c</text:p>
      <text:p text:style-name="P1">#<text:tab/>drivers/staging/nvec/nvec_ps2.c</text:p>
      <text:p text:style-name="P1">#<text:tab/>drivers/staging/octeon-usb/Kconfig</text:p>
      <text:p text:style-name="P1">#<text:tab/>drivers/staging/octeon-usb/TODO</text:p>
      <text:p text:style-name="P1">#<text:tab/>drivers/staging/octeon-usb/octeon-hcd.c</text:p>
      <text:p text:style-name="P1">#<text:tab/>drivers/staging/octeon-usb/octeon-hcd.h</text:p>
      <text:p text:style-name="P1">#<text:tab/>drivers/staging/octeon/Makefile</text:p>
      <text:p text:style-name="P1">#<text:tab/>drivers/staging/octeon/ethernet-defines.h</text:p>
      <text:p text:style-name="P1">#<text:tab/>drivers/staging/octeon/ethernet-mdio.c</text:p>
      <text:p text:style-name="P1">#<text:tab/>drivers/staging/octeon/ethernet-mdio.h</text:p>
      <text:p text:style-name="P1">#<text:tab/>drivers/staging/octeon/ethernet-mem.c</text:p>
      <text:p text:style-name="P1">#<text:tab/>drivers/staging/octeon/ethernet-mem.h</text:p>
      <text:p text:style-name="P1">#<text:tab/>drivers/staging/octeon/ethernet-rgmii.c</text:p>
      <text:p text:style-name="P1">#<text:tab/>drivers/staging/octeon/ethernet-rx.c</text:p>
      <text:p text:style-name="P1">#<text:tab/>drivers/staging/octeon/ethernet-rx.h</text:p>
      <text:p text:style-name="P1">#<text:tab/>drivers/staging/octeon/ethernet-sgmii.c</text:p>
      <text:p text:style-name="P1">#<text:tab/>drivers/staging/octeon/ethernet-spi.c</text:p>
      <text:p text:style-name="P1">#<text:tab/>drivers/staging/octeon/ethernet-tx.c</text:p>
      <text:p text:style-name="P1">#<text:tab/>drivers/staging/octeon/ethernet-tx.h</text:p>
      <text:p text:style-name="P1">#<text:tab/>drivers/staging/octeon/ethernet-util.h</text:p>
      <text:p text:style-name="P1">#<text:tab/>drivers/staging/octeon/ethernet.c</text:p>
      <text:p text:style-name="P1">#<text:tab/>drivers/staging/octeon/octeon-ethernet.h</text:p>
      <text:p text:style-name="P1">#<text:tab/>drivers/staging/olpc_dcon/olpc_dcon.c</text:p>
      <text:p text:style-name="P1">#<text:tab/>drivers/staging/olpc_dcon/olpc_dcon.h</text:p>
      <text:p text:style-name="P1">#<text:tab/>drivers/staging/olpc_dcon/olpc_dcon_xo_1.c</text:p>
      <text:p text:style-name="P1">#<text:tab/>drivers/staging/olpc_dcon/olpc_dcon_xo_1_5.c</text:p>
      <text:p text:style-name="P1">#<text:tab/>drivers/staging/rtl8188eu/Kconfig</text:p>
      <text:p text:style-name="P1">#<text:tab/>drivers/staging/rtl8188eu/Makefile</text:p>
      <text:p text:style-name="P1">#<text:tab/>drivers/staging/rtl8188eu/TODO</text:p>
      <text:p text:style-name="P1">#<text:tab/>drivers/staging/rtl8188eu/core/rtw_ap.c</text:p>
      <text:p text:style-name="P1">#<text:tab/>drivers/staging/rtl8188eu/core/rtw_cmd.c</text:p>
      <text:p text:style-name="P1">#<text:tab/>drivers/staging/rtl8188eu/core/rtw_debug.c</text:p>
      <text:p text:style-name="P1">#<text:tab/>drivers/staging/rtl8188eu/core/rtw_efuse.c</text:p>
      <text:p text:style-name="P1">#<text:tab/>drivers/staging/rtl8188eu/core/rtw_ieee80211.c</text:p>
      <text:p text:style-name="P1">#<text:tab/>drivers/staging/rtl8188eu/core/rtw_ioctl_set.c</text:p>
      <text:p text:style-name="P1">#<text:tab/>drivers/staging/rtl8188eu/core/rtw_iol.c</text:p>
      <text:p text:style-name="P1">#<text:tab/>drivers/staging/rtl8188eu/core/rtw_led.c</text:p>
      <text:p text:style-name="P1">#<text:tab/>drivers/staging/rtl8188eu/core/rtw_mlme.c</text:p>
      <text:p text:style-name="P1">#<text:tab/>drivers/staging/rtl8188eu/core/rtw_mlme_ext.c</text:p>
      <text:p text:style-name="P1">#<text:tab/>drivers/staging/rtl8188eu/core/rtw_pwrctrl.c</text:p>
      <text:p text:style-name="P1">#<text:tab/>drivers/staging/rtl8188eu/core/rtw_recv.c</text:p>
      <text:p text:style-name="P1">#<text:tab/>drivers/staging/rtl8188eu/core/rtw_rf.c</text:p>
      <text:p text:style-name="P1">#<text:tab/>drivers/staging/rtl8188eu/core/rtw_security.c</text:p>
      <text:p text:style-name="P1">#<text:tab/>drivers/staging/rtl8188eu/core/rtw_sreset.c</text:p>
      <text:p text:style-name="P1">#<text:tab/>drivers/staging/rtl8188eu/core/rtw_sta_mgt.c</text:p>
      <text:p text:style-name="P1">#<text:tab/>drivers/staging/rtl8188eu/core/rtw_wlan_util.c</text:p>
      <text:p text:style-name="P1">#<text:tab/>drivers/staging/rtl8188eu/core/rtw_xmit.c</text:p>
      <text:p text:style-name="P1">#<text:tab/>drivers/staging/rtl8188eu/hal/Hal8188ERateAdaptive.c</text:p>
      <text:p text:style-name="P1">#<text:tab/>drivers/staging/rtl8188eu/hal/bb_cfg.c</text:p>
      <text:p text:style-name="P1">#<text:tab/>drivers/staging/rtl8188eu/hal/fw.c</text:p>
      <text:p text:style-name="P1"><text:soft-page-break/>#<text:tab/>drivers/staging/rtl8188eu/hal/hal_com.c</text:p>
      <text:p text:style-name="P1">#<text:tab/>drivers/staging/rtl8188eu/hal/hal_intf.c</text:p>
      <text:p text:style-name="P1">#<text:tab/>drivers/staging/rtl8188eu/hal/mac_cfg.c</text:p>
      <text:p text:style-name="P1">#<text:tab/>drivers/staging/rtl8188eu/hal/odm.c</text:p>
      <text:p text:style-name="P1">#<text:tab/>drivers/staging/rtl8188eu/hal/odm_HWConfig.c</text:p>
      <text:p text:style-name="P1">#<text:tab/>drivers/staging/rtl8188eu/hal/odm_RTL8188E.c</text:p>
      <text:p text:style-name="P1">#<text:tab/>drivers/staging/rtl8188eu/hal/phy.c</text:p>
      <text:p text:style-name="P1">#<text:tab/>drivers/staging/rtl8188eu/hal/pwrseq.c</text:p>
      <text:p text:style-name="P1">#<text:tab/>drivers/staging/rtl8188eu/hal/pwrseqcmd.c</text:p>
      <text:p text:style-name="P1">#<text:tab/>drivers/staging/rtl8188eu/hal/rf.c</text:p>
      <text:p text:style-name="P1">#<text:tab/>drivers/staging/rtl8188eu/hal/rf_cfg.c</text:p>
      <text:p text:style-name="P1">#<text:tab/>drivers/staging/rtl8188eu/hal/rtl8188e_cmd.c</text:p>
      <text:p text:style-name="P1">#<text:tab/>drivers/staging/rtl8188eu/hal/rtl8188e_dm.c</text:p>
      <text:p text:style-name="P1">#<text:tab/>drivers/staging/rtl8188eu/hal/rtl8188e_hal_init.c</text:p>
      <text:p text:style-name="P1">#<text:tab/>drivers/staging/rtl8188eu/hal/rtl8188e_rxdesc.c</text:p>
      <text:p text:style-name="P1">#<text:tab/>drivers/staging/rtl8188eu/hal/rtl8188e_xmit.c</text:p>
      <text:p text:style-name="P1">#<text:tab/>drivers/staging/rtl8188eu/hal/rtl8188eu_led.c</text:p>
      <text:p text:style-name="P1">#<text:tab/>drivers/staging/rtl8188eu/hal/rtl8188eu_recv.c</text:p>
      <text:p text:style-name="P1">#<text:tab/>drivers/staging/rtl8188eu/hal/rtl8188eu_xmit.c</text:p>
      <text:p text:style-name="P1">#<text:tab/>drivers/staging/rtl8188eu/hal/usb_halinit.c</text:p>
      <text:p text:style-name="P1">#<text:tab/>drivers/staging/rtl8188eu/include/Hal8188EPhyCfg.h</text:p>
      <text:p text:style-name="P1">#<text:tab/>drivers/staging/rtl8188eu/include/Hal8188EPhyReg.h</text:p>
      <text:p text:style-name="P1">#<text:tab/>drivers/staging/rtl8188eu/include/HalVerDef.h</text:p>
      <text:p text:style-name="P1">#<text:tab/>drivers/staging/rtl8188eu/include/basic_types.h</text:p>
      <text:p text:style-name="P1">#<text:tab/>drivers/staging/rtl8188eu/include/drv_types.h</text:p>
      <text:p text:style-name="P1">#<text:tab/>drivers/staging/rtl8188eu/include/fw.h</text:p>
      <text:p text:style-name="P1">#<text:tab/>drivers/staging/rtl8188eu/include/hal_com.h</text:p>
      <text:p text:style-name="P1">#<text:tab/>drivers/staging/rtl8188eu/include/hal_intf.h</text:p>
      <text:p text:style-name="P1">#<text:tab/>drivers/staging/rtl8188eu/include/ieee80211.h</text:p>
      <text:p text:style-name="P1">#<text:tab/>drivers/staging/rtl8188eu/include/mlme_osdep.h</text:p>
      <text:p text:style-name="P1">#<text:tab/>drivers/staging/rtl8188eu/include/mp_custom_oid.h</text:p>
      <text:p text:style-name="P1">#<text:tab/>drivers/staging/rtl8188eu/include/odm.h</text:p>
      <text:p text:style-name="P1">#<text:tab/>drivers/staging/rtl8188eu/include/odm_HWConfig.h</text:p>
      <text:p text:style-name="P1">#<text:tab/>drivers/staging/rtl8188eu/include/odm_RTL8188E.h</text:p>
      <text:p text:style-name="P1">#<text:tab/>drivers/staging/rtl8188eu/include/odm_RegDefine11N.h</text:p>
      <text:p text:style-name="P1">#<text:tab/>drivers/staging/rtl8188eu/include/odm_debug.h</text:p>
      <text:p text:style-name="P1">#<text:tab/>drivers/staging/rtl8188eu/include/odm_precomp.h</text:p>
      <text:p text:style-name="P1">#<text:tab/>drivers/staging/rtl8188eu/include/odm_reg.h</text:p>
      <text:p text:style-name="P1">#<text:tab/>drivers/staging/rtl8188eu/include/odm_types.h</text:p>
      <text:p text:style-name="P1">#<text:tab/>drivers/staging/rtl8188eu/include/osdep_intf.h</text:p>
      <text:p text:style-name="P1">#<text:tab/>drivers/staging/rtl8188eu/include/osdep_service.h</text:p>
      <text:p text:style-name="P1">#<text:tab/>drivers/staging/rtl8188eu/include/phy.h</text:p>
      <text:p text:style-name="P1">#<text:tab/>drivers/staging/rtl8188eu/include/pwrseq.h</text:p>
      <text:p text:style-name="P1">#<text:tab/>drivers/staging/rtl8188eu/include/pwrseqcmd.h</text:p>
      <text:p text:style-name="P1">#<text:tab/>drivers/staging/rtl8188eu/include/recv_osdep.h</text:p>
      <text:p text:style-name="P1">#<text:tab/>drivers/staging/rtl8188eu/include/rtl8188e_cmd.h</text:p>
      <text:p text:style-name="P1">#<text:tab/>drivers/staging/rtl8188eu/include/rtl8188e_dm.h</text:p>
      <text:p text:style-name="P1">#<text:tab/>drivers/staging/rtl8188eu/include/rtl8188e_hal.h</text:p>
      <text:p text:style-name="P1">#<text:tab/>drivers/staging/rtl8188eu/include/rtl8188e_led.h</text:p>
      <text:p text:style-name="P1">#<text:tab/>drivers/staging/rtl8188eu/include/rtl8188e_recv.h</text:p>
      <text:p text:style-name="P1">#<text:tab/>drivers/staging/rtl8188eu/include/rtl8188e_spec.h</text:p>
      <text:p text:style-name="P1">#<text:tab/>drivers/staging/rtl8188eu/include/rtl8188e_xmit.h</text:p>
      <text:p text:style-name="P1"><text:soft-page-break/>#<text:tab/>drivers/staging/rtl8188eu/include/rtw_android.h</text:p>
      <text:p text:style-name="P1">#<text:tab/>drivers/staging/rtl8188eu/include/rtw_ap.h</text:p>
      <text:p text:style-name="P1">#<text:tab/>drivers/staging/rtl8188eu/include/rtw_cmd.h</text:p>
      <text:p text:style-name="P1">#<text:tab/>drivers/staging/rtl8188eu/include/rtw_debug.h</text:p>
      <text:p text:style-name="P1">#<text:tab/>drivers/staging/rtl8188eu/include/rtw_eeprom.h</text:p>
      <text:p text:style-name="P1">#<text:tab/>drivers/staging/rtl8188eu/include/rtw_efuse.h</text:p>
      <text:p text:style-name="P1">#<text:tab/>drivers/staging/rtl8188eu/include/rtw_event.h</text:p>
      <text:p text:style-name="P1">#<text:tab/>drivers/staging/rtl8188eu/include/rtw_ht.h</text:p>
      <text:p text:style-name="P1">#<text:tab/>drivers/staging/rtl8188eu/include/rtw_ioctl.h</text:p>
      <text:p text:style-name="P1">#<text:tab/>drivers/staging/rtl8188eu/include/rtw_ioctl_rtl.h</text:p>
      <text:p text:style-name="P1">#<text:tab/>drivers/staging/rtl8188eu/include/rtw_ioctl_set.h</text:p>
      <text:p text:style-name="P1">#<text:tab/>drivers/staging/rtl8188eu/include/rtw_iol.h</text:p>
      <text:p text:style-name="P1">#<text:tab/>drivers/staging/rtl8188eu/include/rtw_led.h</text:p>
      <text:p text:style-name="P1">#<text:tab/>drivers/staging/rtl8188eu/include/rtw_mlme.h</text:p>
      <text:p text:style-name="P1">#<text:tab/>drivers/staging/rtl8188eu/include/rtw_mlme_ext.h</text:p>
      <text:p text:style-name="P1">#<text:tab/>drivers/staging/rtl8188eu/include/rtw_mp_phy_regdef.h</text:p>
      <text:p text:style-name="P1">#<text:tab/>drivers/staging/rtl8188eu/include/rtw_pwrctrl.h</text:p>
      <text:p text:style-name="P1">#<text:tab/>drivers/staging/rtl8188eu/include/rtw_qos.h</text:p>
      <text:p text:style-name="P1">#<text:tab/>drivers/staging/rtl8188eu/include/rtw_recv.h</text:p>
      <text:p text:style-name="P1">#<text:tab/>drivers/staging/rtl8188eu/include/rtw_rf.h</text:p>
      <text:p text:style-name="P1">#<text:tab/>drivers/staging/rtl8188eu/include/rtw_security.h</text:p>
      <text:p text:style-name="P1">#<text:tab/>drivers/staging/rtl8188eu/include/rtw_sreset.h</text:p>
      <text:p text:style-name="P1">#<text:tab/>drivers/staging/rtl8188eu/include/rtw_xmit.h</text:p>
      <text:p text:style-name="P1">#<text:tab/>drivers/staging/rtl8188eu/include/sta_info.h</text:p>
      <text:p text:style-name="P1">#<text:tab/>drivers/staging/rtl8188eu/include/usb_ops_linux.h</text:p>
      <text:p text:style-name="P1">#<text:tab/>drivers/staging/rtl8188eu/include/wifi.h</text:p>
      <text:p text:style-name="P1">#<text:tab/>drivers/staging/rtl8188eu/include/wlan_bssdef.h</text:p>
      <text:p text:style-name="P1">#<text:tab/>drivers/staging/rtl8188eu/include/xmit_osdep.h</text:p>
      <text:p text:style-name="P1">#<text:tab/>drivers/staging/rtl8188eu/os_dep/ioctl_linux.c</text:p>
      <text:p text:style-name="P1">#<text:tab/>drivers/staging/rtl8188eu/os_dep/mlme_linux.c</text:p>
      <text:p text:style-name="P1">#<text:tab/>drivers/staging/rtl8188eu/os_dep/os_intfs.c</text:p>
      <text:p text:style-name="P1">#<text:tab/>drivers/staging/rtl8188eu/os_dep/osdep_service.c</text:p>
      <text:p text:style-name="P1">#<text:tab/>drivers/staging/rtl8188eu/os_dep/recv_linux.c</text:p>
      <text:p text:style-name="P1">#<text:tab/>drivers/staging/rtl8188eu/os_dep/rtw_android.c</text:p>
      <text:p text:style-name="P1">#<text:tab/>drivers/staging/rtl8188eu/os_dep/usb_intf.c</text:p>
      <text:p text:style-name="P1">#<text:tab/>drivers/staging/rtl8188eu/os_dep/usb_ops_linux.c</text:p>
      <text:p text:style-name="P1">#<text:tab/>drivers/staging/rtl8188eu/os_dep/xmit_linux.c</text:p>
      <text:p text:style-name="P1">#<text:tab/>drivers/staging/rtl8192e/dot11d.c</text:p>
      <text:p text:style-name="P1">#<text:tab/>drivers/staging/rtl8192e/dot11d.h</text:p>
      <text:p text:style-name="P1">#<text:tab/>drivers/staging/rtl8192e/rtl8192e/r8190P_def.h</text:p>
      <text:p text:style-name="P1">#<text:tab/>drivers/staging/rtl8192e/rtl8192e/r8190P_rtl8256.c</text:p>
      <text:p text:style-name="P1">#<text:tab/>drivers/staging/rtl8192e/rtl8192e/r8190P_rtl8256.h</text:p>
      <text:p text:style-name="P1">#<text:tab/>drivers/staging/rtl8192e/rtl8192e/r8192E_cmdpkt.c</text:p>
      <text:p text:style-name="P1">#<text:tab/>drivers/staging/rtl8192e/rtl8192e/r8192E_cmdpkt.h</text:p>
      <text:p text:style-name="P1">#<text:tab/>drivers/staging/rtl8192e/rtl8192e/r8192E_dev.c</text:p>
      <text:p text:style-name="P1">#<text:tab/>drivers/staging/rtl8192e/rtl8192e/r8192E_dev.h</text:p>
      <text:p text:style-name="P1">#<text:tab/>drivers/staging/rtl8192e/rtl8192e/r8192E_firmware.c</text:p>
      <text:p text:style-name="P1">#<text:tab/>drivers/staging/rtl8192e/rtl8192e/r8192E_firmware.h</text:p>
      <text:p text:style-name="P1">#<text:tab/>drivers/staging/rtl8192e/rtl8192e/r8192E_hw.h</text:p>
      <text:p text:style-name="P1">#<text:tab/>drivers/staging/rtl8192e/rtl8192e/r8192E_hwimg.c</text:p>
      <text:p text:style-name="P1">#<text:tab/>drivers/staging/rtl8192e/rtl8192e/r8192E_hwimg.h</text:p>
      <text:p text:style-name="P1">#<text:tab/>drivers/staging/rtl8192e/rtl8192e/r8192E_phy.c</text:p>
      <text:p text:style-name="P1"><text:soft-page-break/>#<text:tab/>drivers/staging/rtl8192e/rtl8192e/r8192E_phy.h</text:p>
      <text:p text:style-name="P1">#<text:tab/>drivers/staging/rtl8192e/rtl8192e/r8192E_phyreg.h</text:p>
      <text:p text:style-name="P1">#<text:tab/>drivers/staging/rtl8192e/rtl8192e/rtl_cam.c</text:p>
      <text:p text:style-name="P1">#<text:tab/>drivers/staging/rtl8192e/rtl8192e/rtl_cam.h</text:p>
      <text:p text:style-name="P1">#<text:tab/>drivers/staging/rtl8192e/rtl8192e/rtl_core.c</text:p>
      <text:p text:style-name="P1">#<text:tab/>drivers/staging/rtl8192e/rtl8192e/rtl_core.h</text:p>
      <text:p text:style-name="P1">#<text:tab/>drivers/staging/rtl8192e/rtl8192e/rtl_dm.c</text:p>
      <text:p text:style-name="P1">#<text:tab/>drivers/staging/rtl8192e/rtl8192e/rtl_dm.h</text:p>
      <text:p text:style-name="P1">#<text:tab/>drivers/staging/rtl8192e/rtl8192e/rtl_eeprom.c</text:p>
      <text:p text:style-name="P1">#<text:tab/>drivers/staging/rtl8192e/rtl8192e/rtl_eeprom.h</text:p>
      <text:p text:style-name="P1">#<text:tab/>drivers/staging/rtl8192e/rtl8192e/rtl_ethtool.c</text:p>
      <text:p text:style-name="P1">#<text:tab/>drivers/staging/rtl8192e/rtl8192e/rtl_pci.c</text:p>
      <text:p text:style-name="P1">#<text:tab/>drivers/staging/rtl8192e/rtl8192e/rtl_pci.h</text:p>
      <text:p text:style-name="P1">#<text:tab/>drivers/staging/rtl8192e/rtl8192e/rtl_pm.c</text:p>
      <text:p text:style-name="P1">#<text:tab/>drivers/staging/rtl8192e/rtl8192e/rtl_pm.h</text:p>
      <text:p text:style-name="P1">#<text:tab/>drivers/staging/rtl8192e/rtl8192e/rtl_ps.c</text:p>
      <text:p text:style-name="P1">#<text:tab/>drivers/staging/rtl8192e/rtl8192e/rtl_ps.h</text:p>
      <text:p text:style-name="P1">#<text:tab/>drivers/staging/rtl8192e/rtl8192e/rtl_wx.c</text:p>
      <text:p text:style-name="P1">#<text:tab/>drivers/staging/rtl8192e/rtl8192e/rtl_wx.h</text:p>
      <text:p text:style-name="P1">#<text:tab/>drivers/staging/rtl8192e/rtl819x_BA.h</text:p>
      <text:p text:style-name="P1">#<text:tab/>drivers/staging/rtl8192e/rtl819x_BAProc.c</text:p>
      <text:p text:style-name="P1">#<text:tab/>drivers/staging/rtl8192e/rtl819x_HT.h</text:p>
      <text:p text:style-name="P1">#<text:tab/>drivers/staging/rtl8192e/rtl819x_HTProc.c</text:p>
      <text:p text:style-name="P1">#<text:tab/>drivers/staging/rtl8192e/rtl819x_Qos.h</text:p>
      <text:p text:style-name="P1">#<text:tab/>drivers/staging/rtl8192e/rtl819x_TS.h</text:p>
      <text:p text:style-name="P1">#<text:tab/>drivers/staging/rtl8192e/rtl819x_TSProc.c</text:p>
      <text:p text:style-name="P1">#<text:tab/>drivers/staging/rtl8192e/rtllib.h</text:p>
      <text:p text:style-name="P1">#<text:tab/>drivers/staging/rtl8192e/rtllib_crypt_ccmp.c</text:p>
      <text:p text:style-name="P1">#<text:tab/>drivers/staging/rtl8192e/rtllib_crypt_tkip.c</text:p>
      <text:p text:style-name="P1">#<text:tab/>drivers/staging/rtl8192e/rtllib_crypt_wep.c</text:p>
      <text:p text:style-name="P1">#<text:tab/>drivers/staging/rtl8192e/rtllib_debug.h</text:p>
      <text:p text:style-name="P1">#<text:tab/>drivers/staging/rtl8192e/rtllib_module.c</text:p>
      <text:p text:style-name="P1">#<text:tab/>drivers/staging/rtl8192e/rtllib_rx.c</text:p>
      <text:p text:style-name="P1">#<text:tab/>drivers/staging/rtl8192e/rtllib_softmac.c</text:p>
      <text:p text:style-name="P1">#<text:tab/>drivers/staging/rtl8192e/rtllib_softmac_wx.c</text:p>
      <text:p text:style-name="P1">#<text:tab/>drivers/staging/rtl8192e/rtllib_tx.c</text:p>
      <text:p text:style-name="P1">#<text:tab/>drivers/staging/rtl8192e/rtllib_wx.c</text:p>
      <text:p text:style-name="P1">#<text:tab/>drivers/staging/rtl8192u/ieee80211/Makefile</text:p>
      <text:p text:style-name="P1">#<text:tab/>drivers/staging/rtl8192u/ieee80211/dot11d.c</text:p>
      <text:p text:style-name="P1">#<text:tab/>drivers/staging/rtl8192u/ieee80211/dot11d.h</text:p>
      <text:p text:style-name="P1">#<text:tab/>drivers/staging/rtl8192u/ieee80211/ieee80211.h</text:p>
      <text:p text:style-name="P1">#<text:tab/>drivers/staging/rtl8192u/ieee80211/ieee80211_crypt.c</text:p>
      <text:p text:style-name="P1">#<text:tab/>drivers/staging/rtl8192u/ieee80211/ieee80211_crypt_ccmp.c</text:p>
      <text:p text:style-name="P1">#<text:tab/>drivers/staging/rtl8192u/ieee80211/ieee80211_crypt_tkip.c</text:p>
      <text:p text:style-name="P1">#<text:tab/>drivers/staging/rtl8192u/ieee80211/ieee80211_crypt_wep.c</text:p>
      <text:p text:style-name="P1">#<text:tab/>drivers/staging/rtl8192u/ieee80211/ieee80211_module.c</text:p>
      <text:p text:style-name="P1">#<text:tab/>drivers/staging/rtl8192u/ieee80211/ieee80211_rx.c</text:p>
      <text:p text:style-name="P1">#<text:tab/>drivers/staging/rtl8192u/ieee80211/ieee80211_softmac.c</text:p>
      <text:p text:style-name="P1">#<text:tab/>drivers/staging/rtl8192u/ieee80211/ieee80211_softmac_wx.c</text:p>
      <text:p text:style-name="P1">#<text:tab/>drivers/staging/rtl8192u/ieee80211/ieee80211_tx.c</text:p>
      <text:p text:style-name="P1">#<text:tab/>drivers/staging/rtl8192u/ieee80211/ieee80211_wx.c</text:p>
      <text:p text:style-name="P1">#<text:tab/>drivers/staging/rtl8192u/ieee80211/rtl819x_BAProc.c</text:p>
      <text:p text:style-name="P1"><text:soft-page-break/>#<text:tab/>drivers/staging/rtl8192u/ieee80211/rtl819x_HTProc.c</text:p>
      <text:p text:style-name="P1">#<text:tab/>drivers/staging/rtl8192u/ieee80211/rtl819x_Qos.h</text:p>
      <text:p text:style-name="P1">#<text:tab/>drivers/staging/rtl8192u/ieee80211/rtl819x_TS.h</text:p>
      <text:p text:style-name="P1">#<text:tab/>drivers/staging/rtl8192u/ieee80211/rtl819x_TSProc.c</text:p>
      <text:p text:style-name="P1">#<text:tab/>drivers/staging/rtl8192u/r8180_93cx6.c</text:p>
      <text:p text:style-name="P1">#<text:tab/>drivers/staging/rtl8192u/r8180_93cx6.h</text:p>
      <text:p text:style-name="P1">#<text:tab/>drivers/staging/rtl8192u/r8190_rtl8256.c</text:p>
      <text:p text:style-name="P1">#<text:tab/>drivers/staging/rtl8192u/r8190_rtl8256.h</text:p>
      <text:p text:style-name="P1">#<text:tab/>drivers/staging/rtl8192u/r8192U.h</text:p>
      <text:p text:style-name="P1">#<text:tab/>drivers/staging/rtl8192u/r8192U_core.c</text:p>
      <text:p text:style-name="P1">#<text:tab/>drivers/staging/rtl8192u/r8192U_dm.c</text:p>
      <text:p text:style-name="P1">#<text:tab/>drivers/staging/rtl8192u/r8192U_dm.h</text:p>
      <text:p text:style-name="P1">#<text:tab/>drivers/staging/rtl8192u/r8192U_hw.h</text:p>
      <text:p text:style-name="P1">#<text:tab/>drivers/staging/rtl8192u/r8192U_wx.c</text:p>
      <text:p text:style-name="P1">#<text:tab/>drivers/staging/rtl8192u/r8192U_wx.h</text:p>
      <text:p text:style-name="P1">#<text:tab/>drivers/staging/rtl8192u/r819xU_cmdpkt.h</text:p>
      <text:p text:style-name="P1">#<text:tab/>drivers/staging/rtl8192u/r819xU_firmware.c</text:p>
      <text:p text:style-name="P1">#<text:tab/>drivers/staging/rtl8192u/r819xU_firmware.h</text:p>
      <text:p text:style-name="P1">#<text:tab/>drivers/staging/rtl8192u/r819xU_phy.c</text:p>
      <text:p text:style-name="P1">#<text:tab/>drivers/staging/rtl8192u/r819xU_phy.h</text:p>
      <text:p text:style-name="P1">#<text:tab/>drivers/staging/rtl8712/TODO</text:p>
      <text:p text:style-name="P1">#<text:tab/>drivers/staging/rtl8712/basic_types.h</text:p>
      <text:p text:style-name="P1">#<text:tab/>drivers/staging/rtl8712/drv_types.h</text:p>
      <text:p text:style-name="P1">#<text:tab/>drivers/staging/rtl8712/ethernet.h</text:p>
      <text:p text:style-name="P1">#<text:tab/>drivers/staging/rtl8712/hal_init.c</text:p>
      <text:p text:style-name="P1">#<text:tab/>drivers/staging/rtl8712/ieee80211.c</text:p>
      <text:p text:style-name="P1">#<text:tab/>drivers/staging/rtl8712/ieee80211.h</text:p>
      <text:p text:style-name="P1">#<text:tab/>drivers/staging/rtl8712/mlme_linux.c</text:p>
      <text:p text:style-name="P1">#<text:tab/>drivers/staging/rtl8712/os_intfs.c</text:p>
      <text:p text:style-name="P1">#<text:tab/>drivers/staging/rtl8712/osdep_intf.h</text:p>
      <text:p text:style-name="P1">#<text:tab/>drivers/staging/rtl8712/osdep_service.h</text:p>
      <text:p text:style-name="P1">#<text:tab/>drivers/staging/rtl8712/recv_linux.c</text:p>
      <text:p text:style-name="P1">#<text:tab/>drivers/staging/rtl8712/recv_osdep.h</text:p>
      <text:p text:style-name="P1">#<text:tab/>drivers/staging/rtl8712/rtl8712_cmd.c</text:p>
      <text:p text:style-name="P1">#<text:tab/>drivers/staging/rtl8712/rtl8712_cmd.h</text:p>
      <text:p text:style-name="P1">#<text:tab/>drivers/staging/rtl8712/rtl8712_cmdctrl_bitdef.h</text:p>
      <text:p text:style-name="P1">#<text:tab/>drivers/staging/rtl8712/rtl8712_efuse.c</text:p>
      <text:p text:style-name="P1">#<text:tab/>drivers/staging/rtl8712/rtl8712_event.h</text:p>
      <text:p text:style-name="P1">#<text:tab/>drivers/staging/rtl8712/rtl8712_gp_bitdef.h</text:p>
      <text:p text:style-name="P1">#<text:tab/>drivers/staging/rtl8712/rtl8712_hal.h</text:p>
      <text:p text:style-name="P1">#<text:tab/>drivers/staging/rtl8712/rtl8712_io.c</text:p>
      <text:p text:style-name="P1">#<text:tab/>drivers/staging/rtl8712/rtl8712_led.c</text:p>
      <text:p text:style-name="P1">#<text:tab/>drivers/staging/rtl8712/rtl8712_recv.c</text:p>
      <text:p text:style-name="P1">#<text:tab/>drivers/staging/rtl8712/rtl8712_recv.h</text:p>
      <text:p text:style-name="P1">#<text:tab/>drivers/staging/rtl8712/rtl8712_spec.h</text:p>
      <text:p text:style-name="P1">#<text:tab/>drivers/staging/rtl8712/rtl8712_syscfg_bitdef.h</text:p>
      <text:p text:style-name="P1">#<text:tab/>drivers/staging/rtl8712/rtl8712_xmit.c</text:p>
      <text:p text:style-name="P1">#<text:tab/>drivers/staging/rtl8712/rtl871x_cmd.c</text:p>
      <text:p text:style-name="P1">#<text:tab/>drivers/staging/rtl8712/rtl871x_cmd.h</text:p>
      <text:p text:style-name="P1">#<text:tab/>drivers/staging/rtl8712/rtl871x_eeprom.c</text:p>
      <text:p text:style-name="P1">#<text:tab/>drivers/staging/rtl8712/rtl871x_event.h</text:p>
      <text:p text:style-name="P1">#<text:tab/>drivers/staging/rtl8712/rtl871x_ht.h</text:p>
      <text:p text:style-name="P1"><text:soft-page-break/>#<text:tab/>drivers/staging/rtl8712/rtl871x_io.c</text:p>
      <text:p text:style-name="P1">#<text:tab/>drivers/staging/rtl8712/rtl871x_io.h</text:p>
      <text:p text:style-name="P1">#<text:tab/>drivers/staging/rtl8712/rtl871x_ioctl.h</text:p>
      <text:p text:style-name="P1">#<text:tab/>drivers/staging/rtl8712/rtl871x_ioctl_linux.c</text:p>
      <text:p text:style-name="P1">#<text:tab/>drivers/staging/rtl8712/rtl871x_ioctl_rtl.c</text:p>
      <text:p text:style-name="P1">#<text:tab/>drivers/staging/rtl8712/rtl871x_ioctl_set.c</text:p>
      <text:p text:style-name="P1">#<text:tab/>drivers/staging/rtl8712/rtl871x_led.h</text:p>
      <text:p text:style-name="P1">#<text:tab/>drivers/staging/rtl8712/rtl871x_mlme.c</text:p>
      <text:p text:style-name="P1">#<text:tab/>drivers/staging/rtl8712/rtl871x_mlme.h</text:p>
      <text:p text:style-name="P1">#<text:tab/>drivers/staging/rtl8712/rtl871x_mp.c</text:p>
      <text:p text:style-name="P1">#<text:tab/>drivers/staging/rtl8712/rtl871x_mp.h</text:p>
      <text:p text:style-name="P1">#<text:tab/>drivers/staging/rtl8712/rtl871x_mp_ioctl.c</text:p>
      <text:p text:style-name="P1">#<text:tab/>drivers/staging/rtl8712/rtl871x_mp_ioctl.h</text:p>
      <text:p text:style-name="P1">#<text:tab/>drivers/staging/rtl8712/rtl871x_mp_phy_regdef.h</text:p>
      <text:p text:style-name="P1">#<text:tab/>drivers/staging/rtl8712/rtl871x_pwrctrl.c</text:p>
      <text:p text:style-name="P1">#<text:tab/>drivers/staging/rtl8712/rtl871x_pwrctrl.h</text:p>
      <text:p text:style-name="P1">#<text:tab/>drivers/staging/rtl8712/rtl871x_recv.c</text:p>
      <text:p text:style-name="P1">#<text:tab/>drivers/staging/rtl8712/rtl871x_recv.h</text:p>
      <text:p text:style-name="P1">#<text:tab/>drivers/staging/rtl8712/rtl871x_security.c</text:p>
      <text:p text:style-name="P1">#<text:tab/>drivers/staging/rtl8712/rtl871x_security.h</text:p>
      <text:p text:style-name="P1">#<text:tab/>drivers/staging/rtl8712/rtl871x_sta_mgt.c</text:p>
      <text:p text:style-name="P1">#<text:tab/>drivers/staging/rtl8712/rtl871x_xmit.c</text:p>
      <text:p text:style-name="P1">#<text:tab/>drivers/staging/rtl8712/rtl871x_xmit.h</text:p>
      <text:p text:style-name="P1">#<text:tab/>drivers/staging/rtl8712/sta_info.h</text:p>
      <text:p text:style-name="P1">#<text:tab/>drivers/staging/rtl8712/usb_halinit.c</text:p>
      <text:p text:style-name="P1">#<text:tab/>drivers/staging/rtl8712/usb_intf.c</text:p>
      <text:p text:style-name="P1">#<text:tab/>drivers/staging/rtl8712/usb_ops.c</text:p>
      <text:p text:style-name="P1">#<text:tab/>drivers/staging/rtl8712/usb_ops_linux.c</text:p>
      <text:p text:style-name="P1">#<text:tab/>drivers/staging/rtl8712/wifi.h</text:p>
      <text:p text:style-name="P1">#<text:tab/>drivers/staging/rtl8712/wlan_bssdef.h</text:p>
      <text:p text:style-name="P1">#<text:tab/>drivers/staging/rtl8712/xmit_linux.c</text:p>
      <text:p text:style-name="P1">#<text:tab/>drivers/staging/rts5208/Makefile</text:p>
      <text:p text:style-name="P1">#<text:tab/>drivers/staging/rts5208/ms.c</text:p>
      <text:p text:style-name="P1">#<text:tab/>drivers/staging/rts5208/ms.h</text:p>
      <text:p text:style-name="P1">#<text:tab/>drivers/staging/rts5208/rtsx.c</text:p>
      <text:p text:style-name="P1">#<text:tab/>drivers/staging/rts5208/rtsx.h</text:p>
      <text:p text:style-name="P1">#<text:tab/>drivers/staging/rts5208/rtsx_card.c</text:p>
      <text:p text:style-name="P1">#<text:tab/>drivers/staging/rts5208/rtsx_card.h</text:p>
      <text:p text:style-name="P1">#<text:tab/>drivers/staging/rts5208/rtsx_chip.c</text:p>
      <text:p text:style-name="P1">#<text:tab/>drivers/staging/rts5208/rtsx_chip.h</text:p>
      <text:p text:style-name="P1">#<text:tab/>drivers/staging/rts5208/rtsx_scsi.c</text:p>
      <text:p text:style-name="P1">#<text:tab/>drivers/staging/rts5208/rtsx_sys.h</text:p>
      <text:p text:style-name="P1">#<text:tab/>drivers/staging/rts5208/rtsx_transport.c</text:p>
      <text:p text:style-name="P1">#<text:tab/>drivers/staging/rts5208/rtsx_transport.h</text:p>
      <text:p text:style-name="P1">#<text:tab/>drivers/staging/rts5208/sd.c</text:p>
      <text:p text:style-name="P1">#<text:tab/>drivers/staging/rts5208/sd.h</text:p>
      <text:p text:style-name="P1">#<text:tab/>drivers/staging/rts5208/spi.c</text:p>
      <text:p text:style-name="P1">#<text:tab/>drivers/staging/rts5208/spi.h</text:p>
      <text:p text:style-name="P1">#<text:tab/>drivers/staging/rts5208/trace.h</text:p>
      <text:p text:style-name="P1">#<text:tab/>drivers/staging/rts5208/xd.c</text:p>
      <text:p text:style-name="P1">#<text:tab/>drivers/staging/skein/Kconfig</text:p>
      <text:p text:style-name="P1">#<text:tab/>drivers/staging/skein/Makefile</text:p>
      <text:p text:style-name="P1"><text:soft-page-break/>#<text:tab/>drivers/staging/skein/skein_api.c</text:p>
      <text:p text:style-name="P1">#<text:tab/>drivers/staging/skein/skein_api.h</text:p>
      <text:p text:style-name="P1">#<text:tab/>drivers/staging/skein/skein_block.c</text:p>
      <text:p text:style-name="P1">#<text:tab/>drivers/staging/skein/skein_block.h</text:p>
      <text:p text:style-name="P1">#<text:tab/>drivers/staging/skein/skein_iv.h</text:p>
      <text:p text:style-name="P1">#<text:tab/>drivers/staging/skein/threefish_api.h</text:p>
      <text:p text:style-name="P1">#<text:tab/>drivers/staging/skein/threefish_block.c</text:p>
      <text:p text:style-name="P1">#<text:tab/>drivers/staging/slicoss/TODO</text:p>
      <text:p text:style-name="P1">#<text:tab/>drivers/staging/slicoss/slic.h</text:p>
      <text:p text:style-name="P1">#<text:tab/>drivers/staging/slicoss/slichw.h</text:p>
      <text:p text:style-name="P1">#<text:tab/>drivers/staging/slicoss/slicoss.c</text:p>
      <text:p text:style-name="P1">#<text:tab/>drivers/staging/speakup/Kconfig</text:p>
      <text:p text:style-name="P1">#<text:tab/>drivers/staging/speakup/buffers.c</text:p>
      <text:p text:style-name="P1">#<text:tab/>drivers/staging/speakup/devsynth.c</text:p>
      <text:p text:style-name="P1">#<text:tab/>drivers/staging/speakup/fakekey.c</text:p>
      <text:p text:style-name="P1">#<text:tab/>drivers/staging/speakup/i18n.c</text:p>
      <text:p text:style-name="P1">#<text:tab/>drivers/staging/speakup/i18n.h</text:p>
      <text:p text:style-name="P1">#<text:tab/>drivers/staging/speakup/keyhelp.c</text:p>
      <text:p text:style-name="P1">#<text:tab/>drivers/staging/speakup/kobjects.c</text:p>
      <text:p text:style-name="P1">#<text:tab/>drivers/staging/speakup/main.c</text:p>
      <text:p text:style-name="P1">#<text:tab/>drivers/staging/speakup/selection.c</text:p>
      <text:p text:style-name="P1">#<text:tab/>drivers/staging/speakup/serialio.c</text:p>
      <text:p text:style-name="P1">#<text:tab/>drivers/staging/speakup/serialio.h</text:p>
      <text:p text:style-name="P1">#<text:tab/>drivers/staging/speakup/speakup.h</text:p>
      <text:p text:style-name="P1">#<text:tab/>drivers/staging/speakup/speakup_acnt.h</text:p>
      <text:p text:style-name="P1">#<text:tab/>drivers/staging/speakup/speakup_acntpc.c</text:p>
      <text:p text:style-name="P1">#<text:tab/>drivers/staging/speakup/speakup_acntsa.c</text:p>
      <text:p text:style-name="P1">#<text:tab/>drivers/staging/speakup/speakup_apollo.c</text:p>
      <text:p text:style-name="P1">#<text:tab/>drivers/staging/speakup/speakup_audptr.c</text:p>
      <text:p text:style-name="P1">#<text:tab/>drivers/staging/speakup/speakup_bns.c</text:p>
      <text:p text:style-name="P1">#<text:tab/>drivers/staging/speakup/speakup_decext.c</text:p>
      <text:p text:style-name="P1">#<text:tab/>drivers/staging/speakup/speakup_decpc.c</text:p>
      <text:p text:style-name="P1">#<text:tab/>drivers/staging/speakup/speakup_dectlk.c</text:p>
      <text:p text:style-name="P1">#<text:tab/>drivers/staging/speakup/speakup_dtlk.c</text:p>
      <text:p text:style-name="P1">#<text:tab/>drivers/staging/speakup/speakup_dtlk.h</text:p>
      <text:p text:style-name="P1">#<text:tab/>drivers/staging/speakup/speakup_dummy.c</text:p>
      <text:p text:style-name="P1">#<text:tab/>drivers/staging/speakup/speakup_keypc.c</text:p>
      <text:p text:style-name="P1">#<text:tab/>drivers/staging/speakup/speakup_ltlk.c</text:p>
      <text:p text:style-name="P1">#<text:tab/>drivers/staging/speakup/speakup_soft.c</text:p>
      <text:p text:style-name="P1">#<text:tab/>drivers/staging/speakup/speakup_spkout.c</text:p>
      <text:p text:style-name="P1">#<text:tab/>drivers/staging/speakup/speakup_txprt.c</text:p>
      <text:p text:style-name="P1">#<text:tab/>drivers/staging/speakup/spk_priv.h</text:p>
      <text:p text:style-name="P1">#<text:tab/>drivers/staging/speakup/spk_priv_keyinfo.h</text:p>
      <text:p text:style-name="P1">#<text:tab/>drivers/staging/speakup/spk_types.h</text:p>
      <text:p text:style-name="P1">#<text:tab/>drivers/staging/speakup/spkguide.txt</text:p>
      <text:p text:style-name="P1">#<text:tab/>drivers/staging/speakup/synth.c</text:p>
      <text:p text:style-name="P1">#<text:tab/>drivers/staging/speakup/thread.c</text:p>
      <text:p text:style-name="P1">#<text:tab/>drivers/staging/speakup/varhandlers.c</text:p>
      <text:p text:style-name="P1">#<text:tab/>drivers/staging/unisys/Documentation/ABI/sysfs-platform-visorchipset</text:p>
      <text:p text:style-name="P1">#<text:tab/>drivers/staging/unisys/Documentation/overview.txt</text:p>
      <text:p text:style-name="P1">#<text:tab/>drivers/staging/unisys/Kconfig</text:p>
      <text:p text:style-name="P1">#<text:tab/>drivers/staging/unisys/MAINTAINERS</text:p>
      <text:p text:style-name="P1"><text:soft-page-break/>#<text:tab/>drivers/staging/unisys/Makefile</text:p>
      <text:p text:style-name="P1">#<text:tab/>drivers/staging/unisys/TODO</text:p>
      <text:p text:style-name="P1">#<text:tab/>drivers/staging/vme/devices/Kconfig</text:p>
      <text:p text:style-name="P1">#<text:tab/>drivers/staging/vme/devices/vme_pio2_cntr.c</text:p>
      <text:p text:style-name="P1">#<text:tab/>drivers/staging/vme/devices/vme_pio2_core.c</text:p>
      <text:p text:style-name="P1">#<text:tab/>drivers/staging/vme/devices/vme_pio2_gpio.c</text:p>
      <text:p text:style-name="P1">#<text:tab/>drivers/staging/vme/devices/vme_user.c</text:p>
      <text:p text:style-name="P1">#<text:tab/>drivers/staging/vme/devices/vme_user.h</text:p>
      <text:p text:style-name="P1">#<text:tab/>drivers/staging/vt6655/Kconfig</text:p>
      <text:p text:style-name="P1">#<text:tab/>drivers/staging/vt6655/Makefile</text:p>
      <text:p text:style-name="P1">#<text:tab/>drivers/staging/vt6655/baseband.c</text:p>
      <text:p text:style-name="P1">#<text:tab/>drivers/staging/vt6655/baseband.h</text:p>
      <text:p text:style-name="P1">#<text:tab/>drivers/staging/vt6655/card.c</text:p>
      <text:p text:style-name="P1">#<text:tab/>drivers/staging/vt6655/card.h</text:p>
      <text:p text:style-name="P1">#<text:tab/>drivers/staging/vt6655/channel.c</text:p>
      <text:p text:style-name="P1">#<text:tab/>drivers/staging/vt6655/channel.h</text:p>
      <text:p text:style-name="P1">#<text:tab/>drivers/staging/vt6655/desc.h</text:p>
      <text:p text:style-name="P1">#<text:tab/>drivers/staging/vt6655/device.h</text:p>
      <text:p text:style-name="P1">#<text:tab/>drivers/staging/vt6655/device_cfg.h</text:p>
      <text:p text:style-name="P1">#<text:tab/>drivers/staging/vt6655/device_main.c</text:p>
      <text:p text:style-name="P1">#<text:tab/>drivers/staging/vt6655/dpc.c</text:p>
      <text:p text:style-name="P1">#<text:tab/>drivers/staging/vt6655/dpc.h</text:p>
      <text:p text:style-name="P1">#<text:tab/>drivers/staging/vt6655/key.c</text:p>
      <text:p text:style-name="P1">#<text:tab/>drivers/staging/vt6655/key.h</text:p>
      <text:p text:style-name="P1">#<text:tab/>drivers/staging/vt6655/mac.c</text:p>
      <text:p text:style-name="P1">#<text:tab/>drivers/staging/vt6655/mac.h</text:p>
      <text:p text:style-name="P1">#<text:tab/>drivers/staging/vt6655/power.c</text:p>
      <text:p text:style-name="P1">#<text:tab/>drivers/staging/vt6655/power.h</text:p>
      <text:p text:style-name="P1">#<text:tab/>drivers/staging/vt6655/rf.c</text:p>
      <text:p text:style-name="P1">#<text:tab/>drivers/staging/vt6655/rf.h</text:p>
      <text:p text:style-name="P1">#<text:tab/>drivers/staging/vt6655/rxtx.c</text:p>
      <text:p text:style-name="P1">#<text:tab/>drivers/staging/vt6655/rxtx.h</text:p>
      <text:p text:style-name="P1">#<text:tab/>drivers/staging/vt6655/srom.c</text:p>
      <text:p text:style-name="P1">#<text:tab/>drivers/staging/vt6655/srom.h</text:p>
      <text:p text:style-name="P1">#<text:tab/>drivers/staging/vt6655/tmacro.h</text:p>
      <text:p text:style-name="P1">#<text:tab/>drivers/staging/vt6655/upc.h</text:p>
      <text:p text:style-name="P1">#<text:tab/>drivers/staging/vt6656/baseband.c</text:p>
      <text:p text:style-name="P1">#<text:tab/>drivers/staging/vt6656/baseband.h</text:p>
      <text:p text:style-name="P1">#<text:tab/>drivers/staging/vt6656/card.c</text:p>
      <text:p text:style-name="P1">#<text:tab/>drivers/staging/vt6656/card.h</text:p>
      <text:p text:style-name="P1">#<text:tab/>drivers/staging/vt6656/channel.c</text:p>
      <text:p text:style-name="P1">#<text:tab/>drivers/staging/vt6656/channel.h</text:p>
      <text:p text:style-name="P1">#<text:tab/>drivers/staging/vt6656/desc.h</text:p>
      <text:p text:style-name="P1">#<text:tab/>drivers/staging/vt6656/device.h</text:p>
      <text:p text:style-name="P1">#<text:tab/>drivers/staging/vt6656/dpc.c</text:p>
      <text:p text:style-name="P1">#<text:tab/>drivers/staging/vt6656/dpc.h</text:p>
      <text:p text:style-name="P1">#<text:tab/>drivers/staging/vt6656/firmware.c</text:p>
      <text:p text:style-name="P1">#<text:tab/>drivers/staging/vt6656/firmware.h</text:p>
      <text:p text:style-name="P1">#<text:tab/>drivers/staging/vt6656/int.c</text:p>
      <text:p text:style-name="P1">#<text:tab/>drivers/staging/vt6656/int.h</text:p>
      <text:p text:style-name="P1">#<text:tab/>drivers/staging/vt6656/key.c</text:p>
      <text:p text:style-name="P1">#<text:tab/>drivers/staging/vt6656/key.h</text:p>
      <text:p text:style-name="P1"><text:soft-page-break/>#<text:tab/>drivers/staging/vt6656/mac.c</text:p>
      <text:p text:style-name="P1">#<text:tab/>drivers/staging/vt6656/mac.h</text:p>
      <text:p text:style-name="P1">#<text:tab/>drivers/staging/vt6656/main_usb.c</text:p>
      <text:p text:style-name="P1">#<text:tab/>drivers/staging/vt6656/power.c</text:p>
      <text:p text:style-name="P1">#<text:tab/>drivers/staging/vt6656/power.h</text:p>
      <text:p text:style-name="P1">#<text:tab/>drivers/staging/vt6656/rf.c</text:p>
      <text:p text:style-name="P1">#<text:tab/>drivers/staging/vt6656/rf.h</text:p>
      <text:p text:style-name="P1">#<text:tab/>drivers/staging/vt6656/rxtx.c</text:p>
      <text:p text:style-name="P1">#<text:tab/>drivers/staging/vt6656/rxtx.h</text:p>
      <text:p text:style-name="P1">#<text:tab/>drivers/staging/vt6656/usbpipe.c</text:p>
      <text:p text:style-name="P1">#<text:tab/>drivers/staging/vt6656/usbpipe.h</text:p>
      <text:p text:style-name="P1">#<text:tab/>drivers/staging/vt6656/wcmd.c</text:p>
      <text:p text:style-name="P1">#<text:tab/>drivers/staging/vt6656/wcmd.h</text:p>
      <text:p text:style-name="P1">#<text:tab/>drivers/staging/wlan-ng/cfg80211.c</text:p>
      <text:p text:style-name="P1">#<text:tab/>drivers/staging/wlan-ng/hfa384x.h</text:p>
      <text:p text:style-name="P1">#<text:tab/>drivers/staging/wlan-ng/hfa384x_usb.c</text:p>
      <text:p text:style-name="P1">#<text:tab/>drivers/staging/wlan-ng/p80211conv.c</text:p>
      <text:p text:style-name="P1">#<text:tab/>drivers/staging/wlan-ng/p80211conv.h</text:p>
      <text:p text:style-name="P1">#<text:tab/>drivers/staging/wlan-ng/p80211hdr.h</text:p>
      <text:p text:style-name="P1">#<text:tab/>drivers/staging/wlan-ng/p80211metadef.h</text:p>
      <text:p text:style-name="P1">#<text:tab/>drivers/staging/wlan-ng/p80211metastruct.h</text:p>
      <text:p text:style-name="P1">#<text:tab/>drivers/staging/wlan-ng/p80211netdev.c</text:p>
      <text:p text:style-name="P1">#<text:tab/>drivers/staging/wlan-ng/p80211netdev.h</text:p>
      <text:p text:style-name="P1">#<text:tab/>drivers/staging/wlan-ng/p80211req.c</text:p>
      <text:p text:style-name="P1">#<text:tab/>drivers/staging/wlan-ng/p80211req.h</text:p>
      <text:p text:style-name="P1">#<text:tab/>drivers/staging/wlan-ng/p80211types.h</text:p>
      <text:p text:style-name="P1">#<text:tab/>drivers/staging/wlan-ng/p80211wep.c</text:p>
      <text:p text:style-name="P1">#<text:tab/>drivers/staging/wlan-ng/prism2fw.c</text:p>
      <text:p text:style-name="P1">#<text:tab/>drivers/staging/wlan-ng/prism2mgmt.c</text:p>
      <text:p text:style-name="P1">#<text:tab/>drivers/staging/wlan-ng/prism2mgmt.h</text:p>
      <text:p text:style-name="P1">#<text:tab/>drivers/staging/wlan-ng/prism2mib.c</text:p>
      <text:p text:style-name="P1">#<text:tab/>drivers/staging/wlan-ng/prism2sta.c</text:p>
      <text:p text:style-name="P1">#<text:tab/>drivers/staging/wlan-ng/prism2usb.c</text:p>
      <text:p text:style-name="P1">#<text:tab/>drivers/staging/xgifb/Makefile</text:p>
      <text:p text:style-name="P1">#<text:tab/>drivers/staging/xgifb/XGI_main_26.c</text:p>
      <text:p text:style-name="P1">#<text:tab/>drivers/staging/xgifb/vb_def.h</text:p>
      <text:p text:style-name="P1">#<text:tab/>drivers/staging/xgifb/vb_init.c</text:p>
      <text:p text:style-name="P1">#<text:tab/>drivers/staging/xgifb/vb_init.h</text:p>
      <text:p text:style-name="P1">#<text:tab/>drivers/staging/xgifb/vb_setmode.c</text:p>
      <text:p text:style-name="P1">#<text:tab/>drivers/staging/xgifb/vb_setmode.h</text:p>
      <text:p text:style-name="P1">#<text:tab/>drivers/staging/xgifb/vb_struct.h</text:p>
      <text:p text:style-name="P1">#<text:tab/>drivers/staging/xgifb/vb_table.h</text:p>
      <text:p text:style-name="P1">#<text:tab/>drivers/staging/xgifb/vb_util.h</text:p>
      <text:p text:style-name="P1">#<text:tab/>drivers/staging/xgifb/vgatypes.h</text:p>
      <text:p text:style-name="P1">#<text:tab/>drivers/target/Kconfig</text:p>
      <text:p text:style-name="P1">#<text:tab/>drivers/target/Makefile</text:p>
      <text:p text:style-name="P1">#<text:tab/>drivers/target/iscsi/Kconfig</text:p>
      <text:p text:style-name="P1">#<text:tab/>drivers/target/iscsi/Makefile</text:p>
      <text:p text:style-name="P1">#<text:tab/>drivers/target/iscsi/iscsi_target.c</text:p>
      <text:p text:style-name="P1">#<text:tab/>drivers/target/iscsi/iscsi_target.h</text:p>
      <text:p text:style-name="P1">#<text:tab/>drivers/target/iscsi/iscsi_target_auth.c</text:p>
      <text:p text:style-name="P1">#<text:tab/>drivers/target/iscsi/iscsi_target_configfs.c</text:p>
      <text:p text:style-name="P1"><text:soft-page-break/>#<text:tab/>drivers/target/iscsi/iscsi_target_datain_values.c</text:p>
      <text:p text:style-name="P1">#<text:tab/>drivers/target/iscsi/iscsi_target_device.c</text:p>
      <text:p text:style-name="P1">#<text:tab/>drivers/target/iscsi/iscsi_target_erl0.c</text:p>
      <text:p text:style-name="P1">#<text:tab/>drivers/target/iscsi/iscsi_target_erl0.h</text:p>
      <text:p text:style-name="P1">#<text:tab/>drivers/target/iscsi/iscsi_target_erl1.c</text:p>
      <text:p text:style-name="P1">#<text:tab/>drivers/target/iscsi/iscsi_target_erl2.c</text:p>
      <text:p text:style-name="P1">#<text:tab/>drivers/target/iscsi/iscsi_target_login.c</text:p>
      <text:p text:style-name="P1">#<text:tab/>drivers/target/iscsi/iscsi_target_login.h</text:p>
      <text:p text:style-name="P1">#<text:tab/>drivers/target/iscsi/iscsi_target_nego.c</text:p>
      <text:p text:style-name="P1">#<text:tab/>drivers/target/iscsi/iscsi_target_nodeattrib.c</text:p>
      <text:p text:style-name="P1">#<text:tab/>drivers/target/iscsi/iscsi_target_parameters.c</text:p>
      <text:p text:style-name="P1">#<text:tab/>drivers/target/iscsi/iscsi_target_parameters.h</text:p>
      <text:p text:style-name="P1">#<text:tab/>drivers/target/iscsi/iscsi_target_seq_pdu_list.c</text:p>
      <text:p text:style-name="P1">#<text:tab/>drivers/target/iscsi/iscsi_target_stat.c</text:p>
      <text:p text:style-name="P1">#<text:tab/>drivers/target/iscsi/iscsi_target_tmr.c</text:p>
      <text:p text:style-name="P1">#<text:tab/>drivers/target/iscsi/iscsi_target_tpg.c</text:p>
      <text:p text:style-name="P1">#<text:tab/>drivers/target/iscsi/iscsi_target_tpg.h</text:p>
      <text:p text:style-name="P1">#<text:tab/>drivers/target/iscsi/iscsi_target_transport.c</text:p>
      <text:p text:style-name="P1">#<text:tab/>drivers/target/iscsi/iscsi_target_util.c</text:p>
      <text:p text:style-name="P1">#<text:tab/>drivers/target/iscsi/iscsi_target_util.h</text:p>
      <text:p text:style-name="P1">#<text:tab/>drivers/target/loopback/tcm_loop.c</text:p>
      <text:p text:style-name="P1">#<text:tab/>drivers/target/loopback/tcm_loop.h</text:p>
      <text:p text:style-name="P1">#<text:tab/>drivers/target/sbp/sbp_target.c</text:p>
      <text:p text:style-name="P1">#<text:tab/>drivers/target/sbp/sbp_target.h</text:p>
      <text:p text:style-name="P1">#<text:tab/>drivers/target/target_core_alua.c</text:p>
      <text:p text:style-name="P1">#<text:tab/>drivers/target/target_core_alua.h</text:p>
      <text:p text:style-name="P1">#<text:tab/>drivers/target/target_core_configfs.c</text:p>
      <text:p text:style-name="P1">#<text:tab/>drivers/target/target_core_device.c</text:p>
      <text:p text:style-name="P1">#<text:tab/>drivers/target/target_core_fabric_configfs.c</text:p>
      <text:p text:style-name="P1">#<text:tab/>drivers/target/target_core_fabric_lib.c</text:p>
      <text:p text:style-name="P1">#<text:tab/>drivers/target/target_core_file.c</text:p>
      <text:p text:style-name="P1">#<text:tab/>drivers/target/target_core_file.h</text:p>
      <text:p text:style-name="P1">#<text:tab/>drivers/target/target_core_hba.c</text:p>
      <text:p text:style-name="P1">#<text:tab/>drivers/target/target_core_iblock.c</text:p>
      <text:p text:style-name="P1">#<text:tab/>drivers/target/target_core_internal.h</text:p>
      <text:p text:style-name="P1">#<text:tab/>drivers/target/target_core_pr.c</text:p>
      <text:p text:style-name="P1">#<text:tab/>drivers/target/target_core_pr.h</text:p>
      <text:p text:style-name="P1">#<text:tab/>drivers/target/target_core_pscsi.c</text:p>
      <text:p text:style-name="P1">#<text:tab/>drivers/target/target_core_pscsi.h</text:p>
      <text:p text:style-name="P1">#<text:tab/>drivers/target/target_core_rd.c</text:p>
      <text:p text:style-name="P1">#<text:tab/>drivers/target/target_core_sbc.c</text:p>
      <text:p text:style-name="P1">#<text:tab/>drivers/target/target_core_spc.c</text:p>
      <text:p text:style-name="P1">#<text:tab/>drivers/target/target_core_stat.c</text:p>
      <text:p text:style-name="P1">#<text:tab/>drivers/target/target_core_tmr.c</text:p>
      <text:p text:style-name="P1">#<text:tab/>drivers/target/target_core_tpg.c</text:p>
      <text:p text:style-name="P1">#<text:tab/>drivers/target/target_core_transport.c</text:p>
      <text:p text:style-name="P1">#<text:tab/>drivers/target/target_core_ua.c</text:p>
      <text:p text:style-name="P1">#<text:tab/>drivers/target/target_core_ua.h</text:p>
      <text:p text:style-name="P1">#<text:tab/>drivers/target/target_core_user.c</text:p>
      <text:p text:style-name="P1">#<text:tab/>drivers/target/target_core_xcopy.c</text:p>
      <text:p text:style-name="P1">#<text:tab/>drivers/target/tcm_fc/tcm_fc.h</text:p>
      <text:p text:style-name="P1">#<text:tab/>drivers/target/tcm_fc/tfc_cmd.c</text:p>
      <text:p text:style-name="P1"><text:soft-page-break/>#<text:tab/>drivers/target/tcm_fc/tfc_conf.c</text:p>
      <text:p text:style-name="P1">#<text:tab/>drivers/target/tcm_fc/tfc_io.c</text:p>
      <text:p text:style-name="P1">#<text:tab/>drivers/target/tcm_fc/tfc_sess.c</text:p>
      <text:p text:style-name="P1">#<text:tab/>drivers/tc/tc.c</text:p>
      <text:p text:style-name="P1">#<text:tab/>drivers/thermal/Kconfig</text:p>
      <text:p text:style-name="P1">#<text:tab/>drivers/thermal/Makefile</text:p>
      <text:p text:style-name="P1">#<text:tab/>drivers/thermal/armada_thermal.c</text:p>
      <text:p text:style-name="P1">#<text:tab/>drivers/thermal/clock_cooling.c</text:p>
      <text:p text:style-name="P1">#<text:tab/>drivers/thermal/cpu_cooling.c</text:p>
      <text:p text:style-name="P1">#<text:tab/>drivers/thermal/db8500_cpufreq_cooling.c</text:p>
      <text:p text:style-name="P1">#<text:tab/>drivers/thermal/db8500_thermal.c</text:p>
      <text:p text:style-name="P1">#<text:tab/>drivers/thermal/dove_thermal.c</text:p>
      <text:p text:style-name="P1">#<text:tab/>drivers/thermal/fair_share.c</text:p>
      <text:p text:style-name="P1">#<text:tab/>drivers/thermal/gov_bang_bang.c</text:p>
      <text:p text:style-name="P1">#<text:tab/>drivers/thermal/imx_thermal.c</text:p>
      <text:p text:style-name="P1">#<text:tab/>drivers/thermal/int340x_thermal/Makefile</text:p>
      <text:p text:style-name="P1">#<text:tab/>drivers/thermal/int340x_thermal/acpi_thermal_rel.c</text:p>
      <text:p text:style-name="P1">#<text:tab/>drivers/thermal/int340x_thermal/int3400_thermal.c</text:p>
      <text:p text:style-name="P1">#<text:tab/>drivers/thermal/int340x_thermal/int3402_thermal.c</text:p>
      <text:p text:style-name="P1">#<text:tab/>drivers/thermal/int340x_thermal/int3403_thermal.c</text:p>
      <text:p text:style-name="P1">#<text:tab/>drivers/thermal/intel_powerclamp.c</text:p>
      <text:p text:style-name="P1">#<text:tab/>drivers/thermal/intel_soc_dts_thermal.c</text:p>
      <text:p text:style-name="P1">#<text:tab/>drivers/thermal/kirkwood_thermal.c</text:p>
      <text:p text:style-name="P1">#<text:tab/>drivers/thermal/of-thermal.c</text:p>
      <text:p text:style-name="P1">#<text:tab/>drivers/thermal/power_allocator.c</text:p>
      <text:p text:style-name="P1">#<text:tab/>drivers/thermal/rcar_thermal.c</text:p>
      <text:p text:style-name="P1">#<text:tab/>drivers/thermal/samsung/Kconfig</text:p>
      <text:p text:style-name="P1">#<text:tab/>drivers/thermal/samsung/Makefile</text:p>
      <text:p text:style-name="P1">#<text:tab/>drivers/thermal/samsung/exynos_tmu.c</text:p>
      <text:p text:style-name="P1">#<text:tab/>drivers/thermal/samsung/exynos_tmu.h</text:p>
      <text:p text:style-name="P1">#<text:tab/>drivers/thermal/spear_thermal.c</text:p>
      <text:p text:style-name="P1">#<text:tab/>drivers/thermal/st/st_thermal.c</text:p>
      <text:p text:style-name="P1">#<text:tab/>drivers/thermal/st/st_thermal_memmap.c</text:p>
      <text:p text:style-name="P1">#<text:tab/>drivers/thermal/st/st_thermal_syscfg.c</text:p>
      <text:p text:style-name="P1">#<text:tab/>drivers/thermal/step_wise.c</text:p>
      <text:p text:style-name="P1">#<text:tab/>drivers/thermal/thermal_core.c</text:p>
      <text:p text:style-name="P1">#<text:tab/>drivers/thermal/thermal_core.h</text:p>
      <text:p text:style-name="P1">#<text:tab/>drivers/thermal/thermal_hwmon.c</text:p>
      <text:p text:style-name="P1">#<text:tab/>drivers/thermal/thermal_hwmon.h</text:p>
      <text:p text:style-name="P1">#<text:tab/>drivers/thermal/ti-soc-thermal/Kconfig</text:p>
      <text:p text:style-name="P1">#<text:tab/>drivers/thermal/ti-soc-thermal/Makefile</text:p>
      <text:p text:style-name="P1">#<text:tab/>drivers/thermal/ti-soc-thermal/dra752-thermal-data.c</text:p>
      <text:p text:style-name="P1">#<text:tab/>drivers/thermal/ti-soc-thermal/omap5-thermal-data.c</text:p>
      <text:p text:style-name="P1">#<text:tab/>drivers/thermal/ti-soc-thermal/ti-bandgap.c</text:p>
      <text:p text:style-name="P1">#<text:tab/>drivers/thermal/ti-soc-thermal/ti-bandgap.h</text:p>
      <text:p text:style-name="P1">#<text:tab/>drivers/thermal/ti-soc-thermal/ti-thermal-common.c</text:p>
      <text:p text:style-name="P1">#<text:tab/>drivers/thermal/user_space.c</text:p>
      <text:p text:style-name="P1">#<text:tab/>drivers/thermal/x86_pkg_temp_thermal.c</text:p>
      <text:p text:style-name="P1">#<text:tab/>drivers/thunderbolt/ctl.c</text:p>
      <text:p text:style-name="P1">#<text:tab/>drivers/thunderbolt/eeprom.c</text:p>
      <text:p text:style-name="P1">#<text:tab/>drivers/thunderbolt/nhi.c</text:p>
      <text:p text:style-name="P1">#<text:tab/>drivers/thunderbolt/switch.c</text:p>
      <text:p text:style-name="P1"><text:soft-page-break/>#<text:tab/>drivers/thunderbolt/tb.c</text:p>
      <text:p text:style-name="P1">#<text:tab/>drivers/thunderbolt/tb.h</text:p>
      <text:p text:style-name="P1">#<text:tab/>drivers/thunderbolt/tb_regs.h</text:p>
      <text:p text:style-name="P1">#<text:tab/>drivers/tty/Kconfig</text:p>
      <text:p text:style-name="P1">#<text:tab/>drivers/tty/Makefile</text:p>
      <text:p text:style-name="P1">#<text:tab/>drivers/tty/amiserial.c</text:p>
      <text:p text:style-name="P1">#<text:tab/>drivers/tty/bfin_jtag_comm.c</text:p>
      <text:p text:style-name="P1">#<text:tab/>drivers/tty/cyclades.c</text:p>
      <text:p text:style-name="P1">#<text:tab/>drivers/tty/ehv_bytechan.c</text:p>
      <text:p text:style-name="P1">#<text:tab/>drivers/tty/goldfish.c</text:p>
      <text:p text:style-name="P1">#<text:tab/>drivers/tty/hvc/Kconfig</text:p>
      <text:p text:style-name="P1">#<text:tab/>drivers/tty/hvc/Makefile</text:p>
      <text:p text:style-name="P1">#<text:tab/>drivers/tty/hvc/hvc_console.c</text:p>
      <text:p text:style-name="P1">#<text:tab/>drivers/tty/hvc/hvc_console.h</text:p>
      <text:p text:style-name="P1">#<text:tab/>drivers/tty/hvc/hvc_dcc.c</text:p>
      <text:p text:style-name="P1">#<text:tab/>drivers/tty/hvc/hvc_irq.c</text:p>
      <text:p text:style-name="P1">#<text:tab/>drivers/tty/hvc/hvc_iucv.c</text:p>
      <text:p text:style-name="P1">#<text:tab/>drivers/tty/hvc/hvc_opal.c</text:p>
      <text:p text:style-name="P1">#<text:tab/>drivers/tty/hvc/hvc_tile.c</text:p>
      <text:p text:style-name="P1">#<text:tab/>drivers/tty/hvc/hvc_vio.c</text:p>
      <text:p text:style-name="P1">#<text:tab/>drivers/tty/hvc/hvc_xen.c</text:p>
      <text:p text:style-name="P1">#<text:tab/>drivers/tty/hvc/hvcs.c</text:p>
      <text:p text:style-name="P1">#<text:tab/>drivers/tty/hvc/hvsi.c</text:p>
      <text:p text:style-name="P1">#<text:tab/>drivers/tty/hvc/hvsi_lib.c</text:p>
      <text:p text:style-name="P1">#<text:tab/>drivers/tty/ipwireless/hardware.c</text:p>
      <text:p text:style-name="P1">#<text:tab/>drivers/tty/ipwireless/main.c</text:p>
      <text:p text:style-name="P1">#<text:tab/>drivers/tty/ipwireless/tty.c</text:p>
      <text:p text:style-name="P1">#<text:tab/>drivers/tty/isicom.c</text:p>
      <text:p text:style-name="P1">#<text:tab/>drivers/tty/metag_da.c</text:p>
      <text:p text:style-name="P1">#<text:tab/>drivers/tty/moxa.c</text:p>
      <text:p text:style-name="P1">#<text:tab/>drivers/tty/mxser.c</text:p>
      <text:p text:style-name="P1">#<text:tab/>drivers/tty/n_gsm.c</text:p>
      <text:p text:style-name="P1">#<text:tab/>drivers/tty/n_hdlc.c</text:p>
      <text:p text:style-name="P1">#<text:tab/>drivers/tty/n_r3964.c</text:p>
      <text:p text:style-name="P1">#<text:tab/>drivers/tty/n_tracerouter.c</text:p>
      <text:p text:style-name="P1">#<text:tab/>drivers/tty/n_tracesink.c</text:p>
      <text:p text:style-name="P1">#<text:tab/>drivers/tty/n_tty.c</text:p>
      <text:p text:style-name="P1">#<text:tab/>drivers/tty/nozomi.c</text:p>
      <text:p text:style-name="P1">#<text:tab/>drivers/tty/pty.c</text:p>
      <text:p text:style-name="P1">#<text:tab/>drivers/tty/rocket.c</text:p>
      <text:p text:style-name="P1">#<text:tab/>drivers/tty/rocket.h</text:p>
      <text:p text:style-name="P1">#<text:tab/>drivers/tty/rocket_int.h</text:p>
      <text:p text:style-name="P1">#<text:tab/>drivers/tty/serial/8250/8250.h</text:p>
      <text:p text:style-name="P1">#<text:tab/>drivers/tty/serial/8250/8250_accent.c</text:p>
      <text:p text:style-name="P1">#<text:tab/>drivers/tty/serial/8250/8250_acorn.c</text:p>
      <text:p text:style-name="P1">#<text:tab/>drivers/tty/serial/8250/8250_boca.c</text:p>
      <text:p text:style-name="P1">#<text:tab/>drivers/tty/serial/8250/8250_core.c</text:p>
      <text:p text:style-name="P1">#<text:tab/>drivers/tty/serial/8250/8250_dma.c</text:p>
      <text:p text:style-name="P1">#<text:tab/>drivers/tty/serial/8250/8250_dw.c</text:p>
      <text:p text:style-name="P1">#<text:tab/>drivers/tty/serial/8250/8250_early.c</text:p>
      <text:p text:style-name="P1">#<text:tab/>drivers/tty/serial/8250/8250_em.c</text:p>
      <text:p text:style-name="P1">#<text:tab/>drivers/tty/serial/8250/8250_exar_st16c554.c</text:p>
      <text:p text:style-name="P1"><text:soft-page-break/>#<text:tab/>drivers/tty/serial/8250/8250_fintek.c</text:p>
      <text:p text:style-name="P1">#<text:tab/>drivers/tty/serial/8250/8250_fourport.c</text:p>
      <text:p text:style-name="P1">#<text:tab/>drivers/tty/serial/8250/8250_fsl.c</text:p>
      <text:p text:style-name="P1">#<text:tab/>drivers/tty/serial/8250/8250_gsc.c</text:p>
      <text:p text:style-name="P1">#<text:tab/>drivers/tty/serial/8250/8250_hp300.c</text:p>
      <text:p text:style-name="P1">#<text:tab/>drivers/tty/serial/8250/8250_hub6.c</text:p>
      <text:p text:style-name="P1">#<text:tab/>drivers/tty/serial/8250/8250_mtk.c</text:p>
      <text:p text:style-name="P1">#<text:tab/>drivers/tty/serial/8250/8250_pci.c</text:p>
      <text:p text:style-name="P1">#<text:tab/>drivers/tty/serial/8250/8250_pnp.c</text:p>
      <text:p text:style-name="P1">#<text:tab/>drivers/tty/serial/8250/Kconfig</text:p>
      <text:p text:style-name="P1">#<text:tab/>drivers/tty/serial/8250/Makefile</text:p>
      <text:p text:style-name="P1">#<text:tab/>drivers/tty/serial/8250/serial_cs.c</text:p>
      <text:p text:style-name="P1">#<text:tab/>drivers/tty/serial/Kconfig</text:p>
      <text:p text:style-name="P1">#<text:tab/>drivers/tty/serial/Makefile</text:p>
      <text:p text:style-name="P1">#<text:tab/>drivers/tty/serial/altera_jtaguart.c</text:p>
      <text:p text:style-name="P1">#<text:tab/>drivers/tty/serial/altera_uart.c</text:p>
      <text:p text:style-name="P1">#<text:tab/>drivers/tty/serial/amba-pl010.c</text:p>
      <text:p text:style-name="P1">#<text:tab/>drivers/tty/serial/amba-pl011.c</text:p>
      <text:p text:style-name="P1">#<text:tab/>drivers/tty/serial/apbuart.c</text:p>
      <text:p text:style-name="P1">#<text:tab/>drivers/tty/serial/ar933x_uart.c</text:p>
      <text:p text:style-name="P1">#<text:tab/>drivers/tty/serial/arc_uart.c</text:p>
      <text:p text:style-name="P1">#<text:tab/>drivers/tty/serial/atmel_serial.c</text:p>
      <text:p text:style-name="P1">#<text:tab/>drivers/tty/serial/bcm63xx_uart.c</text:p>
      <text:p text:style-name="P1">#<text:tab/>drivers/tty/serial/bfin_sport_uart.c</text:p>
      <text:p text:style-name="P1">#<text:tab/>drivers/tty/serial/bfin_uart.c</text:p>
      <text:p text:style-name="P1">#<text:tab/>drivers/tty/serial/clps711x.c</text:p>
      <text:p text:style-name="P1">#<text:tab/>drivers/tty/serial/cpm_uart/Makefile</text:p>
      <text:p text:style-name="P1">#<text:tab/>drivers/tty/serial/cpm_uart/cpm_uart.h</text:p>
      <text:p text:style-name="P1">#<text:tab/>drivers/tty/serial/cpm_uart/cpm_uart_core.c</text:p>
      <text:p text:style-name="P1">#<text:tab/>drivers/tty/serial/crisv10.c</text:p>
      <text:p text:style-name="P1">#<text:tab/>drivers/tty/serial/crisv10.h</text:p>
      <text:p text:style-name="P1">#<text:tab/>drivers/tty/serial/earlycon-arm-semihost.c</text:p>
      <text:p text:style-name="P1">#<text:tab/>drivers/tty/serial/earlycon.c</text:p>
      <text:p text:style-name="P1">#<text:tab/>drivers/tty/serial/efm32-uart.c</text:p>
      <text:p text:style-name="P1">#<text:tab/>drivers/tty/serial/fsl_lpuart.c</text:p>
      <text:p text:style-name="P1">#<text:tab/>drivers/tty/serial/icom.c</text:p>
      <text:p text:style-name="P1">#<text:tab/>drivers/tty/serial/ifx6x60.c</text:p>
      <text:p text:style-name="P1">#<text:tab/>drivers/tty/serial/imx.c</text:p>
      <text:p text:style-name="P1">#<text:tab/>drivers/tty/serial/ioc3_serial.c</text:p>
      <text:p text:style-name="P1">#<text:tab/>drivers/tty/serial/ioc4_serial.c</text:p>
      <text:p text:style-name="P1">#<text:tab/>drivers/tty/serial/ip22zilog.c</text:p>
      <text:p text:style-name="P1">#<text:tab/>drivers/tty/serial/jsm/Makefile</text:p>
      <text:p text:style-name="P1">#<text:tab/>drivers/tty/serial/jsm/jsm.h</text:p>
      <text:p text:style-name="P1">#<text:tab/>drivers/tty/serial/jsm/jsm_driver.c</text:p>
      <text:p text:style-name="P1">#<text:tab/>drivers/tty/serial/jsm/jsm_neo.c</text:p>
      <text:p text:style-name="P1">#<text:tab/>drivers/tty/serial/jsm/jsm_tty.c</text:p>
      <text:p text:style-name="P1">#<text:tab/>drivers/tty/serial/kgdb_nmi.c</text:p>
      <text:p text:style-name="P1">#<text:tab/>drivers/tty/serial/kgdboc.c</text:p>
      <text:p text:style-name="P1">#<text:tab/>drivers/tty/serial/lantiq.c</text:p>
      <text:p text:style-name="P1">#<text:tab/>drivers/tty/serial/lpc32xx_hs.c</text:p>
      <text:p text:style-name="P1">#<text:tab/>drivers/tty/serial/m32r_sio.c</text:p>
      <text:p text:style-name="P1">#<text:tab/>drivers/tty/serial/max3100.c</text:p>
      <text:p text:style-name="P1"><text:soft-page-break/>#<text:tab/>drivers/tty/serial/max310x.c</text:p>
      <text:p text:style-name="P1">#<text:tab/>drivers/tty/serial/mcf.c</text:p>
      <text:p text:style-name="P1">#<text:tab/>drivers/tty/serial/men_z135_uart.c</text:p>
      <text:p text:style-name="P1">#<text:tab/>drivers/tty/serial/meson_uart.c</text:p>
      <text:p text:style-name="P1">#<text:tab/>drivers/tty/serial/mpc52xx_uart.c</text:p>
      <text:p text:style-name="P1">#<text:tab/>drivers/tty/serial/mpsc.c</text:p>
      <text:p text:style-name="P1">#<text:tab/>drivers/tty/serial/msm_serial.c</text:p>
      <text:p text:style-name="P1">#<text:tab/>drivers/tty/serial/mux.c</text:p>
      <text:p text:style-name="P1">#<text:tab/>drivers/tty/serial/mxs-auart.c</text:p>
      <text:p text:style-name="P1">#<text:tab/>drivers/tty/serial/netx-serial.c</text:p>
      <text:p text:style-name="P1">#<text:tab/>drivers/tty/serial/omap-serial.c</text:p>
      <text:p text:style-name="P1">#<text:tab/>drivers/tty/serial/pch_uart.c</text:p>
      <text:p text:style-name="P1">#<text:tab/>drivers/tty/serial/pmac_zilog.c</text:p>
      <text:p text:style-name="P1">#<text:tab/>drivers/tty/serial/pnx8xxx_uart.c</text:p>
      <text:p text:style-name="P1">#<text:tab/>drivers/tty/serial/pxa.c</text:p>
      <text:p text:style-name="P1">#<text:tab/>drivers/tty/serial/sa1100.c</text:p>
      <text:p text:style-name="P1">#<text:tab/>drivers/tty/serial/samsung.c</text:p>
      <text:p text:style-name="P1">#<text:tab/>drivers/tty/serial/samsung.h</text:p>
      <text:p text:style-name="P1">#<text:tab/>drivers/tty/serial/sc16is7xx.c</text:p>
      <text:p text:style-name="P1">#<text:tab/>drivers/tty/serial/sccnxp.c</text:p>
      <text:p text:style-name="P1">#<text:tab/>drivers/tty/serial/serial-tegra.c</text:p>
      <text:p text:style-name="P1">#<text:tab/>drivers/tty/serial/serial_core.c</text:p>
      <text:p text:style-name="P1">#<text:tab/>drivers/tty/serial/serial_ks8695.c</text:p>
      <text:p text:style-name="P1">#<text:tab/>drivers/tty/serial/serial_mctrl_gpio.c</text:p>
      <text:p text:style-name="P1">#<text:tab/>drivers/tty/serial/serial_mctrl_gpio.h</text:p>
      <text:p text:style-name="P1">#<text:tab/>drivers/tty/serial/serial_txx9.c</text:p>
      <text:p text:style-name="P1">#<text:tab/>drivers/tty/serial/sh-sci.c</text:p>
      <text:p text:style-name="P1">#<text:tab/>drivers/tty/serial/sh-sci.h</text:p>
      <text:p text:style-name="P1">#<text:tab/>drivers/tty/serial/sirfsoc_uart.c</text:p>
      <text:p text:style-name="P1">#<text:tab/>drivers/tty/serial/sirfsoc_uart.h</text:p>
      <text:p text:style-name="P1">#<text:tab/>drivers/tty/serial/sn_console.c</text:p>
      <text:p text:style-name="P1">#<text:tab/>drivers/tty/serial/st-asc.c</text:p>
      <text:p text:style-name="P1">#<text:tab/>drivers/tty/serial/suncore.c</text:p>
      <text:p text:style-name="P1">#<text:tab/>drivers/tty/serial/sunhv.c</text:p>
      <text:p text:style-name="P1">#<text:tab/>drivers/tty/serial/sunsab.c</text:p>
      <text:p text:style-name="P1">#<text:tab/>drivers/tty/serial/sunsu.c</text:p>
      <text:p text:style-name="P1">#<text:tab/>drivers/tty/serial/sunzilog.c</text:p>
      <text:p text:style-name="P1">#<text:tab/>drivers/tty/serial/timbuart.c</text:p>
      <text:p text:style-name="P1">#<text:tab/>drivers/tty/serial/uartlite.c</text:p>
      <text:p text:style-name="P1">#<text:tab/>drivers/tty/serial/ucc_uart.c</text:p>
      <text:p text:style-name="P1">#<text:tab/>drivers/tty/serial/vr41xx_siu.c</text:p>
      <text:p text:style-name="P1">#<text:tab/>drivers/tty/serial/vt8500_serial.c</text:p>
      <text:p text:style-name="P1">#<text:tab/>drivers/tty/serial/xilinx_uartps.c</text:p>
      <text:p text:style-name="P1">#<text:tab/>drivers/tty/serial/zs.c</text:p>
      <text:p text:style-name="P1">#<text:tab/>drivers/tty/synclink.c</text:p>
      <text:p text:style-name="P1">#<text:tab/>drivers/tty/synclink_gt.c</text:p>
      <text:p text:style-name="P1">#<text:tab/>drivers/tty/synclinkmp.c</text:p>
      <text:p text:style-name="P1">#<text:tab/>drivers/tty/sysrq.c</text:p>
      <text:p text:style-name="P1">#<text:tab/>drivers/tty/tty_audit.c</text:p>
      <text:p text:style-name="P1">#<text:tab/>drivers/tty/tty_buffer.c</text:p>
      <text:p text:style-name="P1">#<text:tab/>drivers/tty/tty_io.c</text:p>
      <text:p text:style-name="P1">#<text:tab/>drivers/tty/tty_ioctl.c</text:p>
      <text:p text:style-name="P1"><text:soft-page-break/>#<text:tab/>drivers/tty/tty_ldisc.c</text:p>
      <text:p text:style-name="P1">#<text:tab/>drivers/tty/tty_ldsem.c</text:p>
      <text:p text:style-name="P1">#<text:tab/>drivers/tty/tty_mutex.c</text:p>
      <text:p text:style-name="P1">#<text:tab/>drivers/tty/tty_port.c</text:p>
      <text:p text:style-name="P1">#<text:tab/>drivers/tty/vt/consolemap.c</text:p>
      <text:p text:style-name="P1">#<text:tab/>drivers/tty/vt/keyboard.c</text:p>
      <text:p text:style-name="P1">#<text:tab/>drivers/tty/vt/selection.c</text:p>
      <text:p text:style-name="P1">#<text:tab/>drivers/tty/vt/vt.c</text:p>
      <text:p text:style-name="P1">#<text:tab/>drivers/tty/vt/vt_ioctl.c</text:p>
      <text:p text:style-name="P1">#<text:tab/>drivers/uio/Kconfig</text:p>
      <text:p text:style-name="P1">#<text:tab/>drivers/uio/Makefile</text:p>
      <text:p text:style-name="P1">#<text:tab/>drivers/uio/uio.c</text:p>
      <text:p text:style-name="P1">#<text:tab/>drivers/uio/uio_dmem_genirq.c</text:p>
      <text:p text:style-name="P1">#<text:tab/>drivers/uio/uio_pci_generic.c</text:p>
      <text:p text:style-name="P1">#<text:tab/>drivers/uio/uio_pdrv_genirq.c</text:p>
      <text:p text:style-name="P1">#<text:tab/>drivers/uio/uio_pruss.c</text:p>
      <text:p text:style-name="P1">#<text:tab/>drivers/usb/Kconfig</text:p>
      <text:p text:style-name="P1">#<text:tab/>drivers/usb/Makefile</text:p>
      <text:p text:style-name="P1">#<text:tab/>drivers/usb/atm/cxacru.c</text:p>
      <text:p text:style-name="P1">#<text:tab/>drivers/usb/atm/speedtch.c</text:p>
      <text:p text:style-name="P1">#<text:tab/>drivers/usb/atm/ueagle-atm.c</text:p>
      <text:p text:style-name="P1">#<text:tab/>drivers/usb/atm/usbatm.c</text:p>
      <text:p text:style-name="P1">#<text:tab/>drivers/usb/atm/xusbatm.c</text:p>
      <text:p text:style-name="P1">#<text:tab/>drivers/usb/c67x00/c67x00-drv.c</text:p>
      <text:p text:style-name="P1">#<text:tab/>drivers/usb/c67x00/c67x00-hcd.c</text:p>
      <text:p text:style-name="P1">#<text:tab/>drivers/usb/chipidea/Kconfig</text:p>
      <text:p text:style-name="P1">#<text:tab/>drivers/usb/chipidea/Makefile</text:p>
      <text:p text:style-name="P1">#<text:tab/>drivers/usb/chipidea/bits.h</text:p>
      <text:p text:style-name="P1">#<text:tab/>drivers/usb/chipidea/ci.h</text:p>
      <text:p text:style-name="P1">#<text:tab/>drivers/usb/chipidea/ci_hdrc_imx.c</text:p>
      <text:p text:style-name="P1">#<text:tab/>drivers/usb/chipidea/ci_hdrc_imx.h</text:p>
      <text:p text:style-name="P1">#<text:tab/>drivers/usb/chipidea/ci_hdrc_msm.c</text:p>
      <text:p text:style-name="P1">#<text:tab/>drivers/usb/chipidea/ci_hdrc_pci.c</text:p>
      <text:p text:style-name="P1">#<text:tab/>drivers/usb/chipidea/ci_hdrc_zevio.c</text:p>
      <text:p text:style-name="P1">#<text:tab/>drivers/usb/chipidea/core.c</text:p>
      <text:p text:style-name="P1">#<text:tab/>drivers/usb/chipidea/debug.c</text:p>
      <text:p text:style-name="P1">#<text:tab/>drivers/usb/chipidea/host.c</text:p>
      <text:p text:style-name="P1">#<text:tab/>drivers/usb/chipidea/host.h</text:p>
      <text:p text:style-name="P1">#<text:tab/>drivers/usb/chipidea/otg.c</text:p>
      <text:p text:style-name="P1">#<text:tab/>drivers/usb/chipidea/otg.h</text:p>
      <text:p text:style-name="P1">#<text:tab/>drivers/usb/chipidea/otg_fsm.c</text:p>
      <text:p text:style-name="P1">#<text:tab/>drivers/usb/chipidea/otg_fsm.h</text:p>
      <text:p text:style-name="P1">#<text:tab/>drivers/usb/chipidea/udc.c</text:p>
      <text:p text:style-name="P1">#<text:tab/>drivers/usb/chipidea/usbmisc_imx.c</text:p>
      <text:p text:style-name="P1">#<text:tab/>drivers/usb/class/cdc-acm.c</text:p>
      <text:p text:style-name="P1">#<text:tab/>drivers/usb/class/cdc-acm.h</text:p>
      <text:p text:style-name="P1">#<text:tab/>drivers/usb/class/cdc-wdm.c</text:p>
      <text:p text:style-name="P1">#<text:tab/>drivers/usb/class/usblp.c</text:p>
      <text:p text:style-name="P1">#<text:tab/>drivers/usb/class/usbtmc.c</text:p>
      <text:p text:style-name="P1">#<text:tab/>drivers/usb/common/Makefile</text:p>
      <text:p text:style-name="P1">#<text:tab/>drivers/usb/common/common.c</text:p>
      <text:p text:style-name="P1">#<text:tab/>drivers/usb/common/usb-otg-fsm.c</text:p>
      <text:p text:style-name="P1"><text:soft-page-break/>#<text:tab/>drivers/usb/core/Kconfig</text:p>
      <text:p text:style-name="P1">#<text:tab/>drivers/usb/core/Makefile</text:p>
      <text:p text:style-name="P1">#<text:tab/>drivers/usb/core/buffer.c</text:p>
      <text:p text:style-name="P1">#<text:tab/>drivers/usb/core/config.c</text:p>
      <text:p text:style-name="P1">#<text:tab/>drivers/usb/core/devices.c</text:p>
      <text:p text:style-name="P1">#<text:tab/>drivers/usb/core/devio.c</text:p>
      <text:p text:style-name="P1">#<text:tab/>drivers/usb/core/driver.c</text:p>
      <text:p text:style-name="P1">#<text:tab/>drivers/usb/core/endpoint.c</text:p>
      <text:p text:style-name="P1">#<text:tab/>drivers/usb/core/file.c</text:p>
      <text:p text:style-name="P1">#<text:tab/>drivers/usb/core/hcd-pci.c</text:p>
      <text:p text:style-name="P1">#<text:tab/>drivers/usb/core/hcd.c</text:p>
      <text:p text:style-name="P1">#<text:tab/>drivers/usb/core/hub.c</text:p>
      <text:p text:style-name="P1">#<text:tab/>drivers/usb/core/hub.h</text:p>
      <text:p text:style-name="P1">#<text:tab/>drivers/usb/core/message.c</text:p>
      <text:p text:style-name="P1">#<text:tab/>drivers/usb/core/notify.c</text:p>
      <text:p text:style-name="P1">#<text:tab/>drivers/usb/core/otg_whitelist.h</text:p>
      <text:p text:style-name="P1">#<text:tab/>drivers/usb/core/port.c</text:p>
      <text:p text:style-name="P1">#<text:tab/>drivers/usb/core/quirks.c</text:p>
      <text:p text:style-name="P1">#<text:tab/>drivers/usb/core/sysfs.c</text:p>
      <text:p text:style-name="P1">#<text:tab/>drivers/usb/core/urb.c</text:p>
      <text:p text:style-name="P1">#<text:tab/>drivers/usb/core/usb-acpi.c</text:p>
      <text:p text:style-name="P1">#<text:tab/>drivers/usb/core/usb.c</text:p>
      <text:p text:style-name="P1">#<text:tab/>drivers/usb/core/usb.h</text:p>
      <text:p text:style-name="P1">#<text:tab/>drivers/usb/dwc2/Kconfig</text:p>
      <text:p text:style-name="P1">#<text:tab/>drivers/usb/dwc2/Makefile</text:p>
      <text:p text:style-name="P1">#<text:tab/>drivers/usb/dwc2/core.c</text:p>
      <text:p text:style-name="P1">#<text:tab/>drivers/usb/dwc2/core.h</text:p>
      <text:p text:style-name="P1">#<text:tab/>drivers/usb/dwc2/core_intr.c</text:p>
      <text:p text:style-name="P1">#<text:tab/>drivers/usb/dwc2/gadget.c</text:p>
      <text:p text:style-name="P1">#<text:tab/>drivers/usb/dwc2/hcd.c</text:p>
      <text:p text:style-name="P1">#<text:tab/>drivers/usb/dwc2/hcd.h</text:p>
      <text:p text:style-name="P1">#<text:tab/>drivers/usb/dwc2/hcd_ddma.c</text:p>
      <text:p text:style-name="P1">#<text:tab/>drivers/usb/dwc2/hcd_intr.c</text:p>
      <text:p text:style-name="P1">#<text:tab/>drivers/usb/dwc2/hcd_queue.c</text:p>
      <text:p text:style-name="P1">#<text:tab/>drivers/usb/dwc2/hw.h</text:p>
      <text:p text:style-name="P1">#<text:tab/>drivers/usb/dwc2/pci.c</text:p>
      <text:p text:style-name="P1">#<text:tab/>drivers/usb/dwc2/platform.c</text:p>
      <text:p text:style-name="P1">#<text:tab/>drivers/usb/dwc3/Kconfig</text:p>
      <text:p text:style-name="P1">#<text:tab/>drivers/usb/dwc3/Makefile</text:p>
      <text:p text:style-name="P1">#<text:tab/>drivers/usb/dwc3/core.c</text:p>
      <text:p text:style-name="P1">#<text:tab/>drivers/usb/dwc3/core.h</text:p>
      <text:p text:style-name="P1">#<text:tab/>drivers/usb/dwc3/debug.h</text:p>
      <text:p text:style-name="P1">#<text:tab/>drivers/usb/dwc3/debugfs.c</text:p>
      <text:p text:style-name="P1">#<text:tab/>drivers/usb/dwc3/dwc3-exynos.c</text:p>
      <text:p text:style-name="P1">#<text:tab/>drivers/usb/dwc3/dwc3-keystone.c</text:p>
      <text:p text:style-name="P1">#<text:tab/>drivers/usb/dwc3/dwc3-omap.c</text:p>
      <text:p text:style-name="P1">#<text:tab/>drivers/usb/dwc3/dwc3-pci.c</text:p>
      <text:p text:style-name="P1">#<text:tab/>drivers/usb/dwc3/dwc3-st.c</text:p>
      <text:p text:style-name="P1">#<text:tab/>drivers/usb/dwc3/ep0.c</text:p>
      <text:p text:style-name="P1">#<text:tab/>drivers/usb/dwc3/gadget.c</text:p>
      <text:p text:style-name="P1">#<text:tab/>drivers/usb/dwc3/gadget.h</text:p>
      <text:p text:style-name="P1">#<text:tab/>drivers/usb/dwc3/host.c</text:p>
      <text:p text:style-name="P1"><text:soft-page-break/>#<text:tab/>drivers/usb/dwc3/io.h</text:p>
      <text:p text:style-name="P1">#<text:tab/>drivers/usb/dwc3/trace.h</text:p>
      <text:p text:style-name="P1">#<text:tab/>drivers/usb/early/ehci-dbgp.c</text:p>
      <text:p text:style-name="P1">#<text:tab/>drivers/usb/gadget/Kconfig</text:p>
      <text:p text:style-name="P1">#<text:tab/>drivers/usb/gadget/Makefile</text:p>
      <text:p text:style-name="P1">#<text:tab/>drivers/usb/gadget/composite.c</text:p>
      <text:p text:style-name="P1">#<text:tab/>drivers/usb/gadget/config.c</text:p>
      <text:p text:style-name="P1">#<text:tab/>drivers/usb/gadget/configfs.c</text:p>
      <text:p text:style-name="P1">#<text:tab/>drivers/usb/gadget/configfs.h</text:p>
      <text:p text:style-name="P1">#<text:tab/>drivers/usb/gadget/epautoconf.c</text:p>
      <text:p text:style-name="P1">#<text:tab/>drivers/usb/gadget/function/Makefile</text:p>
      <text:p text:style-name="P1">#<text:tab/>drivers/usb/gadget/function/f_acm.c</text:p>
      <text:p text:style-name="P1">#<text:tab/>drivers/usb/gadget/function/f_ecm.c</text:p>
      <text:p text:style-name="P1">#<text:tab/>drivers/usb/gadget/function/f_eem.c</text:p>
      <text:p text:style-name="P1">#<text:tab/>drivers/usb/gadget/function/f_fs.c</text:p>
      <text:p text:style-name="P1">#<text:tab/>drivers/usb/gadget/function/f_hid.c</text:p>
      <text:p text:style-name="P1">#<text:tab/>drivers/usb/gadget/function/f_loopback.c</text:p>
      <text:p text:style-name="P1">#<text:tab/>drivers/usb/gadget/function/f_mass_storage.c</text:p>
      <text:p text:style-name="P1">#<text:tab/>drivers/usb/gadget/function/f_mass_storage.h</text:p>
      <text:p text:style-name="P1">#<text:tab/>drivers/usb/gadget/function/f_midi.c</text:p>
      <text:p text:style-name="P1">#<text:tab/>drivers/usb/gadget/function/f_ncm.c</text:p>
      <text:p text:style-name="P1">#<text:tab/>drivers/usb/gadget/function/f_obex.c</text:p>
      <text:p text:style-name="P1">#<text:tab/>drivers/usb/gadget/function/f_phonet.c</text:p>
      <text:p text:style-name="P1">#<text:tab/>drivers/usb/gadget/function/f_rndis.c</text:p>
      <text:p text:style-name="P1">#<text:tab/>drivers/usb/gadget/function/f_serial.c</text:p>
      <text:p text:style-name="P1">#<text:tab/>drivers/usb/gadget/function/f_sourcesink.c</text:p>
      <text:p text:style-name="P1">#<text:tab/>drivers/usb/gadget/function/f_subset.c</text:p>
      <text:p text:style-name="P1">#<text:tab/>drivers/usb/gadget/function/f_uac1.c</text:p>
      <text:p text:style-name="P1">#<text:tab/>drivers/usb/gadget/function/f_uac2.c</text:p>
      <text:p text:style-name="P1">#<text:tab/>drivers/usb/gadget/function/f_uvc.c</text:p>
      <text:p text:style-name="P1">#<text:tab/>drivers/usb/gadget/function/f_uvc.h</text:p>
      <text:p text:style-name="P1">#<text:tab/>drivers/usb/gadget/function/g_zero.h</text:p>
      <text:p text:style-name="P1">#<text:tab/>drivers/usb/gadget/function/rndis.c</text:p>
      <text:p text:style-name="P1">#<text:tab/>drivers/usb/gadget/function/rndis.h</text:p>
      <text:p text:style-name="P1">#<text:tab/>drivers/usb/gadget/function/storage_common.c</text:p>
      <text:p text:style-name="P1">#<text:tab/>drivers/usb/gadget/function/storage_common.h</text:p>
      <text:p text:style-name="P1">#<text:tab/>drivers/usb/gadget/function/u_ether.c</text:p>
      <text:p text:style-name="P1">#<text:tab/>drivers/usb/gadget/function/u_ether.h</text:p>
      <text:p text:style-name="P1">#<text:tab/>drivers/usb/gadget/function/u_ether_configfs.h</text:p>
      <text:p text:style-name="P1">#<text:tab/>drivers/usb/gadget/function/u_fs.h</text:p>
      <text:p text:style-name="P1">#<text:tab/>drivers/usb/gadget/function/u_rndis.h</text:p>
      <text:p text:style-name="P1">#<text:tab/>drivers/usb/gadget/function/u_serial.c</text:p>
      <text:p text:style-name="P1">#<text:tab/>drivers/usb/gadget/function/u_serial.h</text:p>
      <text:p text:style-name="P1">#<text:tab/>drivers/usb/gadget/function/u_uac1.c</text:p>
      <text:p text:style-name="P1">#<text:tab/>drivers/usb/gadget/function/u_uac1.h</text:p>
      <text:p text:style-name="P1">#<text:tab/>drivers/usb/gadget/function/u_uac2.h</text:p>
      <text:p text:style-name="P1">#<text:tab/>drivers/usb/gadget/function/u_uvc.h</text:p>
      <text:p text:style-name="P1">#<text:tab/>drivers/usb/gadget/function/uvc.h</text:p>
      <text:p text:style-name="P1">#<text:tab/>drivers/usb/gadget/function/uvc_queue.c</text:p>
      <text:p text:style-name="P1">#<text:tab/>drivers/usb/gadget/function/uvc_queue.h</text:p>
      <text:p text:style-name="P1">#<text:tab/>drivers/usb/gadget/function/uvc_v4l2.c</text:p>
      <text:p text:style-name="P1">#<text:tab/>drivers/usb/gadget/function/uvc_video.c</text:p>
      <text:p text:style-name="P1"><text:soft-page-break/>#<text:tab/>drivers/usb/gadget/functions.c</text:p>
      <text:p text:style-name="P1">#<text:tab/>drivers/usb/gadget/legacy/Kconfig</text:p>
      <text:p text:style-name="P1">#<text:tab/>drivers/usb/gadget/legacy/acm_ms.c</text:p>
      <text:p text:style-name="P1">#<text:tab/>drivers/usb/gadget/legacy/audio.c</text:p>
      <text:p text:style-name="P1">#<text:tab/>drivers/usb/gadget/legacy/cdc2.c</text:p>
      <text:p text:style-name="P1">#<text:tab/>drivers/usb/gadget/legacy/dbgp.c</text:p>
      <text:p text:style-name="P1">#<text:tab/>drivers/usb/gadget/legacy/ether.c</text:p>
      <text:p text:style-name="P1">#<text:tab/>drivers/usb/gadget/legacy/g_ffs.c</text:p>
      <text:p text:style-name="P1">#<text:tab/>drivers/usb/gadget/legacy/gmidi.c</text:p>
      <text:p text:style-name="P1">#<text:tab/>drivers/usb/gadget/legacy/hid.c</text:p>
      <text:p text:style-name="P1">#<text:tab/>drivers/usb/gadget/legacy/inode.c</text:p>
      <text:p text:style-name="P1">#<text:tab/>drivers/usb/gadget/legacy/mass_storage.c</text:p>
      <text:p text:style-name="P1">#<text:tab/>drivers/usb/gadget/legacy/multi.c</text:p>
      <text:p text:style-name="P1">#<text:tab/>drivers/usb/gadget/legacy/ncm.c</text:p>
      <text:p text:style-name="P1">#<text:tab/>drivers/usb/gadget/legacy/nokia.c</text:p>
      <text:p text:style-name="P1">#<text:tab/>drivers/usb/gadget/legacy/printer.c</text:p>
      <text:p text:style-name="P1">#<text:tab/>drivers/usb/gadget/legacy/serial.c</text:p>
      <text:p text:style-name="P1">#<text:tab/>drivers/usb/gadget/legacy/tcm_usb_gadget.c</text:p>
      <text:p text:style-name="P1">#<text:tab/>drivers/usb/gadget/legacy/webcam.c</text:p>
      <text:p text:style-name="P1">#<text:tab/>drivers/usb/gadget/legacy/zero.c</text:p>
      <text:p text:style-name="P1">#<text:tab/>drivers/usb/gadget/u_f.c</text:p>
      <text:p text:style-name="P1">#<text:tab/>drivers/usb/gadget/u_f.h</text:p>
      <text:p text:style-name="P1">#<text:tab/>drivers/usb/gadget/udc/Kconfig</text:p>
      <text:p text:style-name="P1">#<text:tab/>drivers/usb/gadget/udc/Makefile</text:p>
      <text:p text:style-name="P1">#<text:tab/>drivers/usb/gadget/udc/amd5536udc.c</text:p>
      <text:p text:style-name="P1">#<text:tab/>drivers/usb/gadget/udc/amd5536udc.h</text:p>
      <text:p text:style-name="P1">#<text:tab/>drivers/usb/gadget/udc/at91_udc.c</text:p>
      <text:p text:style-name="P1">#<text:tab/>drivers/usb/gadget/udc/at91_udc.h</text:p>
      <text:p text:style-name="P1">#<text:tab/>drivers/usb/gadget/udc/atmel_usba_udc.c</text:p>
      <text:p text:style-name="P1">#<text:tab/>drivers/usb/gadget/udc/atmel_usba_udc.h</text:p>
      <text:p text:style-name="P1">#<text:tab/>drivers/usb/gadget/udc/bcm63xx_udc.c</text:p>
      <text:p text:style-name="P1">#<text:tab/>drivers/usb/gadget/udc/dummy_hcd.c</text:p>
      <text:p text:style-name="P1">#<text:tab/>drivers/usb/gadget/udc/fotg210-udc.c</text:p>
      <text:p text:style-name="P1">#<text:tab/>drivers/usb/gadget/udc/fsl_qe_udc.c</text:p>
      <text:p text:style-name="P1">#<text:tab/>drivers/usb/gadget/udc/fsl_udc_core.c</text:p>
      <text:p text:style-name="P1">#<text:tab/>drivers/usb/gadget/udc/fusb300_udc.c</text:p>
      <text:p text:style-name="P1">#<text:tab/>drivers/usb/gadget/udc/goku_udc.c</text:p>
      <text:p text:style-name="P1">#<text:tab/>drivers/usb/gadget/udc/gr_udc.c</text:p>
      <text:p text:style-name="P1">#<text:tab/>drivers/usb/gadget/udc/lpc32xx_udc.c</text:p>
      <text:p text:style-name="P1">#<text:tab/>drivers/usb/gadget/udc/m66592-udc.c</text:p>
      <text:p text:style-name="P1">#<text:tab/>drivers/usb/gadget/udc/mv_u3d_core.c</text:p>
      <text:p text:style-name="P1">#<text:tab/>drivers/usb/gadget/udc/mv_udc_core.c</text:p>
      <text:p text:style-name="P1">#<text:tab/>drivers/usb/gadget/udc/net2272.c</text:p>
      <text:p text:style-name="P1">#<text:tab/>drivers/usb/gadget/udc/net2272.h</text:p>
      <text:p text:style-name="P1">#<text:tab/>drivers/usb/gadget/udc/net2280.c</text:p>
      <text:p text:style-name="P1">#<text:tab/>drivers/usb/gadget/udc/net2280.h</text:p>
      <text:p text:style-name="P1">#<text:tab/>drivers/usb/gadget/udc/omap_udc.c</text:p>
      <text:p text:style-name="P1">#<text:tab/>drivers/usb/gadget/udc/pch_udc.c</text:p>
      <text:p text:style-name="P1">#<text:tab/>drivers/usb/gadget/udc/pxa25x_udc.c</text:p>
      <text:p text:style-name="P1">#<text:tab/>drivers/usb/gadget/udc/pxa25x_udc.h</text:p>
      <text:p text:style-name="P1">#<text:tab/>drivers/usb/gadget/udc/pxa27x_udc.c</text:p>
      <text:p text:style-name="P1">#<text:tab/>drivers/usb/gadget/udc/pxa27x_udc.h</text:p>
      <text:p text:style-name="P1"><text:soft-page-break/>#<text:tab/>drivers/usb/gadget/udc/r8a66597-udc.c</text:p>
      <text:p text:style-name="P1">#<text:tab/>drivers/usb/gadget/udc/s3c-hsudc.c</text:p>
      <text:p text:style-name="P1">#<text:tab/>drivers/usb/gadget/udc/s3c2410_udc.c</text:p>
      <text:p text:style-name="P1">#<text:tab/>drivers/usb/gadget/udc/udc-xilinx.c</text:p>
      <text:p text:style-name="P1">#<text:tab/>drivers/usb/host/Kconfig</text:p>
      <text:p text:style-name="P1">#<text:tab/>drivers/usb/host/Makefile</text:p>
      <text:p text:style-name="P1">#<text:tab/>drivers/usb/host/bcma-hcd.c</text:p>
      <text:p text:style-name="P1">#<text:tab/>drivers/usb/host/ehci-atmel.c</text:p>
      <text:p text:style-name="P1">#<text:tab/>drivers/usb/host/ehci-dbg.c</text:p>
      <text:p text:style-name="P1">#<text:tab/>drivers/usb/host/ehci-exynos.c</text:p>
      <text:p text:style-name="P1">#<text:tab/>drivers/usb/host/ehci-fsl.c</text:p>
      <text:p text:style-name="P1">#<text:tab/>drivers/usb/host/ehci-fsl.h</text:p>
      <text:p text:style-name="P1">#<text:tab/>drivers/usb/host/ehci-grlib.c</text:p>
      <text:p text:style-name="P1">#<text:tab/>drivers/usb/host/ehci-hcd.c</text:p>
      <text:p text:style-name="P1">#<text:tab/>drivers/usb/host/ehci-hub.c</text:p>
      <text:p text:style-name="P1">#<text:tab/>drivers/usb/host/ehci-mem.c</text:p>
      <text:p text:style-name="P1">#<text:tab/>drivers/usb/host/ehci-msm.c</text:p>
      <text:p text:style-name="P1">#<text:tab/>drivers/usb/host/ehci-mv.c</text:p>
      <text:p text:style-name="P1">#<text:tab/>drivers/usb/host/ehci-mxc.c</text:p>
      <text:p text:style-name="P1">#<text:tab/>drivers/usb/host/ehci-omap.c</text:p>
      <text:p text:style-name="P1">#<text:tab/>drivers/usb/host/ehci-orion.c</text:p>
      <text:p text:style-name="P1">#<text:tab/>drivers/usb/host/ehci-pci.c</text:p>
      <text:p text:style-name="P1">#<text:tab/>drivers/usb/host/ehci-platform.c</text:p>
      <text:p text:style-name="P1">#<text:tab/>drivers/usb/host/ehci-pmcmsp.c</text:p>
      <text:p text:style-name="P1">#<text:tab/>drivers/usb/host/ehci-ppc-of.c</text:p>
      <text:p text:style-name="P1">#<text:tab/>drivers/usb/host/ehci-q.c</text:p>
      <text:p text:style-name="P1">#<text:tab/>drivers/usb/host/ehci-sched.c</text:p>
      <text:p text:style-name="P1">#<text:tab/>drivers/usb/host/ehci-sh.c</text:p>
      <text:p text:style-name="P1">#<text:tab/>drivers/usb/host/ehci-spear.c</text:p>
      <text:p text:style-name="P1">#<text:tab/>drivers/usb/host/ehci-st.c</text:p>
      <text:p text:style-name="P1">#<text:tab/>drivers/usb/host/ehci-sysfs.c</text:p>
      <text:p text:style-name="P1">#<text:tab/>drivers/usb/host/ehci-tegra.c</text:p>
      <text:p text:style-name="P1">#<text:tab/>drivers/usb/host/ehci-tilegx.c</text:p>
      <text:p text:style-name="P1">#<text:tab/>drivers/usb/host/ehci-timer.c</text:p>
      <text:p text:style-name="P1">#<text:tab/>drivers/usb/host/ehci-w90x900.c</text:p>
      <text:p text:style-name="P1">#<text:tab/>drivers/usb/host/ehci-xilinx-of.c</text:p>
      <text:p text:style-name="P1">#<text:tab/>drivers/usb/host/ehci.h</text:p>
      <text:p text:style-name="P1">#<text:tab/>drivers/usb/host/fhci-hcd.c</text:p>
      <text:p text:style-name="P1">#<text:tab/>drivers/usb/host/fhci-hub.c</text:p>
      <text:p text:style-name="P1">#<text:tab/>drivers/usb/host/fhci-sched.c</text:p>
      <text:p text:style-name="P1">#<text:tab/>drivers/usb/host/fhci-tds.c</text:p>
      <text:p text:style-name="P1">#<text:tab/>drivers/usb/host/fhci.h</text:p>
      <text:p text:style-name="P1">#<text:tab/>drivers/usb/host/fotg210-hcd.c</text:p>
      <text:p text:style-name="P1">#<text:tab/>drivers/usb/host/fotg210.h</text:p>
      <text:p text:style-name="P1">#<text:tab/>drivers/usb/host/fsl-mph-dr-of.c</text:p>
      <text:p text:style-name="P1">#<text:tab/>drivers/usb/host/hwa-hc.c</text:p>
      <text:p text:style-name="P1">#<text:tab/>drivers/usb/host/imx21-hcd.c</text:p>
      <text:p text:style-name="P1">#<text:tab/>drivers/usb/host/isp116x-hcd.c</text:p>
      <text:p text:style-name="P1">#<text:tab/>drivers/usb/host/isp1362-hcd.c</text:p>
      <text:p text:style-name="P1">#<text:tab/>drivers/usb/host/max3421-hcd.c</text:p>
      <text:p text:style-name="P1">#<text:tab/>drivers/usb/host/ohci-at91.c</text:p>
      <text:p text:style-name="P1">#<text:tab/>drivers/usb/host/ohci-da8xx.c</text:p>
      <text:p text:style-name="P1"><text:soft-page-break/>#<text:tab/>drivers/usb/host/ohci-dbg.c</text:p>
      <text:p text:style-name="P1">#<text:tab/>drivers/usb/host/ohci-exynos.c</text:p>
      <text:p text:style-name="P1">#<text:tab/>drivers/usb/host/ohci-hcd.c</text:p>
      <text:p text:style-name="P1">#<text:tab/>drivers/usb/host/ohci-hub.c</text:p>
      <text:p text:style-name="P1">#<text:tab/>drivers/usb/host/ohci-nxp.c</text:p>
      <text:p text:style-name="P1">#<text:tab/>drivers/usb/host/ohci-omap.c</text:p>
      <text:p text:style-name="P1">#<text:tab/>drivers/usb/host/ohci-pci.c</text:p>
      <text:p text:style-name="P1">#<text:tab/>drivers/usb/host/ohci-platform.c</text:p>
      <text:p text:style-name="P1">#<text:tab/>drivers/usb/host/ohci-ppc-of.c</text:p>
      <text:p text:style-name="P1">#<text:tab/>drivers/usb/host/ohci-pxa27x.c</text:p>
      <text:p text:style-name="P1">#<text:tab/>drivers/usb/host/ohci-q.c</text:p>
      <text:p text:style-name="P1">#<text:tab/>drivers/usb/host/ohci-s3c2410.c</text:p>
      <text:p text:style-name="P1">#<text:tab/>drivers/usb/host/ohci-sa1111.c</text:p>
      <text:p text:style-name="P1">#<text:tab/>drivers/usb/host/ohci-sm501.c</text:p>
      <text:p text:style-name="P1">#<text:tab/>drivers/usb/host/ohci-spear.c</text:p>
      <text:p text:style-name="P1">#<text:tab/>drivers/usb/host/ohci-st.c</text:p>
      <text:p text:style-name="P1">#<text:tab/>drivers/usb/host/ohci-tilegx.c</text:p>
      <text:p text:style-name="P1">#<text:tab/>drivers/usb/host/ohci-tmio.c</text:p>
      <text:p text:style-name="P1">#<text:tab/>drivers/usb/host/ohci.h</text:p>
      <text:p text:style-name="P1">#<text:tab/>drivers/usb/host/oxu210hp-hcd.c</text:p>
      <text:p text:style-name="P1">#<text:tab/>drivers/usb/host/pci-quirks.c</text:p>
      <text:p text:style-name="P1">#<text:tab/>drivers/usb/host/pci-quirks.h</text:p>
      <text:p text:style-name="P1">#<text:tab/>drivers/usb/host/r8a66597-hcd.c</text:p>
      <text:p text:style-name="P1">#<text:tab/>drivers/usb/host/sl811-hcd.c</text:p>
      <text:p text:style-name="P1">#<text:tab/>drivers/usb/host/ssb-hcd.c</text:p>
      <text:p text:style-name="P1">#<text:tab/>drivers/usb/host/u132-hcd.c</text:p>
      <text:p text:style-name="P1">#<text:tab/>drivers/usb/host/uhci-debug.c</text:p>
      <text:p text:style-name="P1">#<text:tab/>drivers/usb/host/uhci-grlib.c</text:p>
      <text:p text:style-name="P1">#<text:tab/>drivers/usb/host/uhci-hcd.c</text:p>
      <text:p text:style-name="P1">#<text:tab/>drivers/usb/host/uhci-hub.c</text:p>
      <text:p text:style-name="P1">#<text:tab/>drivers/usb/host/uhci-pci.c</text:p>
      <text:p text:style-name="P1">#<text:tab/>drivers/usb/host/uhci-platform.c</text:p>
      <text:p text:style-name="P1">#<text:tab/>drivers/usb/host/uhci-q.c</text:p>
      <text:p text:style-name="P1">#<text:tab/>drivers/usb/host/whci/debug.c</text:p>
      <text:p text:style-name="P1">#<text:tab/>drivers/usb/host/whci/hcd.c</text:p>
      <text:p text:style-name="P1">#<text:tab/>drivers/usb/host/whci/init.c</text:p>
      <text:p text:style-name="P1">#<text:tab/>drivers/usb/host/whci/qset.c</text:p>
      <text:p text:style-name="P1">#<text:tab/>drivers/usb/host/xhci-dbg.c</text:p>
      <text:p text:style-name="P1">#<text:tab/>drivers/usb/host/xhci-ext-caps.h</text:p>
      <text:p text:style-name="P1">#<text:tab/>drivers/usb/host/xhci-hub.c</text:p>
      <text:p text:style-name="P1">#<text:tab/>drivers/usb/host/xhci-mem.c</text:p>
      <text:p text:style-name="P1">#<text:tab/>drivers/usb/host/xhci-mvebu.c</text:p>
      <text:p text:style-name="P1">#<text:tab/>drivers/usb/host/xhci-mvebu.h</text:p>
      <text:p text:style-name="P1">#<text:tab/>drivers/usb/host/xhci-pci.c</text:p>
      <text:p text:style-name="P1">#<text:tab/>drivers/usb/host/xhci-plat.c</text:p>
      <text:p text:style-name="P1">#<text:tab/>drivers/usb/host/xhci-rcar.c</text:p>
      <text:p text:style-name="P1">#<text:tab/>drivers/usb/host/xhci-rcar.h</text:p>
      <text:p text:style-name="P1">#<text:tab/>drivers/usb/host/xhci-ring.c</text:p>
      <text:p text:style-name="P1">#<text:tab/>drivers/usb/host/xhci-trace.h</text:p>
      <text:p text:style-name="P1">#<text:tab/>drivers/usb/host/xhci.c</text:p>
      <text:p text:style-name="P1">#<text:tab/>drivers/usb/host/xhci.h</text:p>
      <text:p text:style-name="P1">#<text:tab/>drivers/usb/image/mdc800.c</text:p>
      <text:p text:style-name="P1"><text:soft-page-break/>#<text:tab/>drivers/usb/image/microtek.c</text:p>
      <text:p text:style-name="P1">#<text:tab/>drivers/usb/image/microtek.h</text:p>
      <text:p text:style-name="P1">#<text:tab/>drivers/usb/misc/Kconfig</text:p>
      <text:p text:style-name="P1">#<text:tab/>drivers/usb/misc/Makefile</text:p>
      <text:p text:style-name="P1">#<text:tab/>drivers/usb/misc/adutux.c</text:p>
      <text:p text:style-name="P1">#<text:tab/>drivers/usb/misc/appledisplay.c</text:p>
      <text:p text:style-name="P1">#<text:tab/>drivers/usb/misc/cypress_cy7c63.c</text:p>
      <text:p text:style-name="P1">#<text:tab/>drivers/usb/misc/cytherm.c</text:p>
      <text:p text:style-name="P1">#<text:tab/>drivers/usb/misc/ezusb.c</text:p>
      <text:p text:style-name="P1">#<text:tab/>drivers/usb/misc/ftdi-elan.c</text:p>
      <text:p text:style-name="P1">#<text:tab/>drivers/usb/misc/idmouse.c</text:p>
      <text:p text:style-name="P1">#<text:tab/>drivers/usb/misc/iowarrior.c</text:p>
      <text:p text:style-name="P1">#<text:tab/>drivers/usb/misc/ldusb.c</text:p>
      <text:p text:style-name="P1">#<text:tab/>drivers/usb/misc/legousbtower.c</text:p>
      <text:p text:style-name="P1">#<text:tab/>drivers/usb/misc/lvstest.c</text:p>
      <text:p text:style-name="P1">#<text:tab/>drivers/usb/misc/sisusbvga/sisusb.c</text:p>
      <text:p text:style-name="P1">#<text:tab/>drivers/usb/misc/sisusbvga/sisusb_con.c</text:p>
      <text:p text:style-name="P1">#<text:tab/>drivers/usb/misc/sisusbvga/sisusb_init.h</text:p>
      <text:p text:style-name="P1">#<text:tab/>drivers/usb/misc/trancevibrator.c</text:p>
      <text:p text:style-name="P1">#<text:tab/>drivers/usb/misc/usb3503.c</text:p>
      <text:p text:style-name="P1">#<text:tab/>drivers/usb/misc/usblcd.c</text:p>
      <text:p text:style-name="P1">#<text:tab/>drivers/usb/misc/usbsevseg.c</text:p>
      <text:p text:style-name="P1">#<text:tab/>drivers/usb/misc/usbtest.c</text:p>
      <text:p text:style-name="P1">#<text:tab/>drivers/usb/misc/uss720.c</text:p>
      <text:p text:style-name="P1">#<text:tab/>drivers/usb/misc/yurex.c</text:p>
      <text:p text:style-name="P1">#<text:tab/>drivers/usb/mon/mon_bin.c</text:p>
      <text:p text:style-name="P1">#<text:tab/>drivers/usb/mon/mon_main.c</text:p>
      <text:p text:style-name="P1">#<text:tab/>drivers/usb/mon/mon_stat.c</text:p>
      <text:p text:style-name="P1">#<text:tab/>drivers/usb/mon/mon_text.c</text:p>
      <text:p text:style-name="P1">#<text:tab/>drivers/usb/musb/Kconfig</text:p>
      <text:p text:style-name="P1">#<text:tab/>drivers/usb/musb/Makefile</text:p>
      <text:p text:style-name="P1">#<text:tab/>drivers/usb/musb/am35x.c</text:p>
      <text:p text:style-name="P1">#<text:tab/>drivers/usb/musb/blackfin.c</text:p>
      <text:p text:style-name="P1">#<text:tab/>drivers/usb/musb/cppi_dma.c</text:p>
      <text:p text:style-name="P1">#<text:tab/>drivers/usb/musb/cppi_dma.h</text:p>
      <text:p text:style-name="P1">#<text:tab/>drivers/usb/musb/da8xx.c</text:p>
      <text:p text:style-name="P1">#<text:tab/>drivers/usb/musb/davinci.c</text:p>
      <text:p text:style-name="P1">#<text:tab/>drivers/usb/musb/jz4740.c</text:p>
      <text:p text:style-name="P1">#<text:tab/>drivers/usb/musb/musb_core.c</text:p>
      <text:p text:style-name="P1">#<text:tab/>drivers/usb/musb/musb_core.h</text:p>
      <text:p text:style-name="P1">#<text:tab/>drivers/usb/musb/musb_cppi41.c</text:p>
      <text:p text:style-name="P1">#<text:tab/>drivers/usb/musb/musb_debug.h</text:p>
      <text:p text:style-name="P1">#<text:tab/>drivers/usb/musb/musb_debugfs.c</text:p>
      <text:p text:style-name="P1">#<text:tab/>drivers/usb/musb/musb_dma.h</text:p>
      <text:p text:style-name="P1">#<text:tab/>drivers/usb/musb/musb_dsps.c</text:p>
      <text:p text:style-name="P1">#<text:tab/>drivers/usb/musb/musb_gadget.c</text:p>
      <text:p text:style-name="P1">#<text:tab/>drivers/usb/musb/musb_gadget_ep0.c</text:p>
      <text:p text:style-name="P1">#<text:tab/>drivers/usb/musb/musb_host.c</text:p>
      <text:p text:style-name="P1">#<text:tab/>drivers/usb/musb/musb_io.h</text:p>
      <text:p text:style-name="P1">#<text:tab/>drivers/usb/musb/musb_regs.h</text:p>
      <text:p text:style-name="P1">#<text:tab/>drivers/usb/musb/musb_virthub.c</text:p>
      <text:p text:style-name="P1">#<text:tab/>drivers/usb/musb/musbhsdma.c</text:p>
      <text:p text:style-name="P1"><text:soft-page-break/>#<text:tab/>drivers/usb/musb/musbhsdma.h</text:p>
      <text:p text:style-name="P1">#<text:tab/>drivers/usb/musb/omap2430.c</text:p>
      <text:p text:style-name="P1">#<text:tab/>drivers/usb/musb/tusb6010.c</text:p>
      <text:p text:style-name="P1">#<text:tab/>drivers/usb/musb/tusb6010.h</text:p>
      <text:p text:style-name="P1">#<text:tab/>drivers/usb/musb/tusb6010_omap.c</text:p>
      <text:p text:style-name="P1">#<text:tab/>drivers/usb/musb/ux500.c</text:p>
      <text:p text:style-name="P1">#<text:tab/>drivers/usb/musb/ux500_dma.c</text:p>
      <text:p text:style-name="P1">#<text:tab/>drivers/usb/phy/Kconfig</text:p>
      <text:p text:style-name="P1">#<text:tab/>drivers/usb/phy/Makefile</text:p>
      <text:p text:style-name="P1">#<text:tab/>drivers/usb/phy/of.c</text:p>
      <text:p text:style-name="P1">#<text:tab/>drivers/usb/phy/phy-ab8500-usb.c</text:p>
      <text:p text:style-name="P1">#<text:tab/>drivers/usb/phy/phy-am335x-control.c</text:p>
      <text:p text:style-name="P1">#<text:tab/>drivers/usb/phy/phy-am335x.c</text:p>
      <text:p text:style-name="P1">#<text:tab/>drivers/usb/phy/phy-fsl-usb.c</text:p>
      <text:p text:style-name="P1">#<text:tab/>drivers/usb/phy/phy-fsl-usb.h</text:p>
      <text:p text:style-name="P1">#<text:tab/>drivers/usb/phy/phy-generic.c</text:p>
      <text:p text:style-name="P1">#<text:tab/>drivers/usb/phy/phy-generic.h</text:p>
      <text:p text:style-name="P1">#<text:tab/>drivers/usb/phy/phy-gpio-vbus-usb.c</text:p>
      <text:p text:style-name="P1">#<text:tab/>drivers/usb/phy/phy-isp1301-omap.c</text:p>
      <text:p text:style-name="P1">#<text:tab/>drivers/usb/phy/phy-isp1301.c</text:p>
      <text:p text:style-name="P1">#<text:tab/>drivers/usb/phy/phy-keystone.c</text:p>
      <text:p text:style-name="P1">#<text:tab/>drivers/usb/phy/phy-msm-usb.c</text:p>
      <text:p text:style-name="P1">#<text:tab/>drivers/usb/phy/phy-mv-usb.c</text:p>
      <text:p text:style-name="P1">#<text:tab/>drivers/usb/phy/phy-mxs-usb.c</text:p>
      <text:p text:style-name="P1">#<text:tab/>drivers/usb/phy/phy-omap-otg.c</text:p>
      <text:p text:style-name="P1">#<text:tab/>drivers/usb/phy/phy-tahvo.c</text:p>
      <text:p text:style-name="P1">#<text:tab/>drivers/usb/phy/phy-tegra-usb.c</text:p>
      <text:p text:style-name="P1">#<text:tab/>drivers/usb/phy/phy-twl6030-usb.c</text:p>
      <text:p text:style-name="P1">#<text:tab/>drivers/usb/phy/phy-ulpi.c</text:p>
      <text:p text:style-name="P1">#<text:tab/>drivers/usb/phy/phy.c</text:p>
      <text:p text:style-name="P1">#<text:tab/>drivers/usb/renesas_usbhs/Kconfig</text:p>
      <text:p text:style-name="P1">#<text:tab/>drivers/usb/renesas_usbhs/Makefile</text:p>
      <text:p text:style-name="P1">#<text:tab/>drivers/usb/renesas_usbhs/common.c</text:p>
      <text:p text:style-name="P1">#<text:tab/>drivers/usb/renesas_usbhs/common.h</text:p>
      <text:p text:style-name="P1">#<text:tab/>drivers/usb/renesas_usbhs/fifo.c</text:p>
      <text:p text:style-name="P1">#<text:tab/>drivers/usb/renesas_usbhs/fifo.h</text:p>
      <text:p text:style-name="P1">#<text:tab/>drivers/usb/renesas_usbhs/mod.c</text:p>
      <text:p text:style-name="P1">#<text:tab/>drivers/usb/renesas_usbhs/mod_gadget.c</text:p>
      <text:p text:style-name="P1">#<text:tab/>drivers/usb/renesas_usbhs/mod_host.c</text:p>
      <text:p text:style-name="P1">#<text:tab/>drivers/usb/renesas_usbhs/pipe.c</text:p>
      <text:p text:style-name="P1">#<text:tab/>drivers/usb/renesas_usbhs/pipe.h</text:p>
      <text:p text:style-name="P1">#<text:tab/>drivers/usb/renesas_usbhs/rcar2.c</text:p>
      <text:p text:style-name="P1">#<text:tab/>drivers/usb/serial/Kconfig</text:p>
      <text:p text:style-name="P1">#<text:tab/>drivers/usb/serial/ark3116.c</text:p>
      <text:p text:style-name="P1">#<text:tab/>drivers/usb/serial/bus.c</text:p>
      <text:p text:style-name="P1">#<text:tab/>drivers/usb/serial/ch341.c</text:p>
      <text:p text:style-name="P1">#<text:tab/>drivers/usb/serial/console.c</text:p>
      <text:p text:style-name="P1">#<text:tab/>drivers/usb/serial/cp210x.c</text:p>
      <text:p text:style-name="P1">#<text:tab/>drivers/usb/serial/cyberjack.c</text:p>
      <text:p text:style-name="P1">#<text:tab/>drivers/usb/serial/cypress_m8.c</text:p>
      <text:p text:style-name="P1">#<text:tab/>drivers/usb/serial/digi_acceleport.c</text:p>
      <text:p text:style-name="P1">#<text:tab/>drivers/usb/serial/f81232.c</text:p>
      <text:p text:style-name="P1"><text:soft-page-break/>#<text:tab/>drivers/usb/serial/ftdi_sio.c</text:p>
      <text:p text:style-name="P1">#<text:tab/>drivers/usb/serial/ftdi_sio.h</text:p>
      <text:p text:style-name="P1">#<text:tab/>drivers/usb/serial/ftdi_sio_ids.h</text:p>
      <text:p text:style-name="P1">#<text:tab/>drivers/usb/serial/garmin_gps.c</text:p>
      <text:p text:style-name="P1">#<text:tab/>drivers/usb/serial/generic.c</text:p>
      <text:p text:style-name="P1">#<text:tab/>drivers/usb/serial/io_edgeport.c</text:p>
      <text:p text:style-name="P1">#<text:tab/>drivers/usb/serial/io_ti.c</text:p>
      <text:p text:style-name="P1">#<text:tab/>drivers/usb/serial/io_ti.h</text:p>
      <text:p text:style-name="P1">#<text:tab/>drivers/usb/serial/ipaq.c</text:p>
      <text:p text:style-name="P1">#<text:tab/>drivers/usb/serial/ir-usb.c</text:p>
      <text:p text:style-name="P1">#<text:tab/>drivers/usb/serial/iuu_phoenix.c</text:p>
      <text:p text:style-name="P1">#<text:tab/>drivers/usb/serial/keyspan.c</text:p>
      <text:p text:style-name="P1">#<text:tab/>drivers/usb/serial/keyspan_pda.c</text:p>
      <text:p text:style-name="P1">#<text:tab/>drivers/usb/serial/kl5kusb105.c</text:p>
      <text:p text:style-name="P1">#<text:tab/>drivers/usb/serial/kobil_sct.c</text:p>
      <text:p text:style-name="P1">#<text:tab/>drivers/usb/serial/mct_u232.c</text:p>
      <text:p text:style-name="P1">#<text:tab/>drivers/usb/serial/mos7720.c</text:p>
      <text:p text:style-name="P1">#<text:tab/>drivers/usb/serial/mos7840.c</text:p>
      <text:p text:style-name="P1">#<text:tab/>drivers/usb/serial/mxuport.c</text:p>
      <text:p text:style-name="P1">#<text:tab/>drivers/usb/serial/omninet.c</text:p>
      <text:p text:style-name="P1">#<text:tab/>drivers/usb/serial/opticon.c</text:p>
      <text:p text:style-name="P1">#<text:tab/>drivers/usb/serial/option.c</text:p>
      <text:p text:style-name="P1">#<text:tab/>drivers/usb/serial/oti6858.c</text:p>
      <text:p text:style-name="P1">#<text:tab/>drivers/usb/serial/pl2303.c</text:p>
      <text:p text:style-name="P1">#<text:tab/>drivers/usb/serial/pl2303.h</text:p>
      <text:p text:style-name="P1">#<text:tab/>drivers/usb/serial/qcserial.c</text:p>
      <text:p text:style-name="P1">#<text:tab/>drivers/usb/serial/quatech2.c</text:p>
      <text:p text:style-name="P1">#<text:tab/>drivers/usb/serial/safe_serial.c</text:p>
      <text:p text:style-name="P1">#<text:tab/>drivers/usb/serial/sierra.c</text:p>
      <text:p text:style-name="P1">#<text:tab/>drivers/usb/serial/spcp8x5.c</text:p>
      <text:p text:style-name="P1">#<text:tab/>drivers/usb/serial/ssu100.c</text:p>
      <text:p text:style-name="P1">#<text:tab/>drivers/usb/serial/symbolserial.c</text:p>
      <text:p text:style-name="P1">#<text:tab/>drivers/usb/serial/ti_usb_3410_5052.c</text:p>
      <text:p text:style-name="P1">#<text:tab/>drivers/usb/serial/usb-serial-simple.c</text:p>
      <text:p text:style-name="P1">#<text:tab/>drivers/usb/serial/usb-serial.c</text:p>
      <text:p text:style-name="P1">#<text:tab/>drivers/usb/serial/usb-wwan.h</text:p>
      <text:p text:style-name="P1">#<text:tab/>drivers/usb/serial/usb_wwan.c</text:p>
      <text:p text:style-name="P1">#<text:tab/>drivers/usb/serial/visor.c</text:p>
      <text:p text:style-name="P1">#<text:tab/>drivers/usb/serial/whiteheat.c</text:p>
      <text:p text:style-name="P1">#<text:tab/>drivers/usb/serial/whiteheat.h</text:p>
      <text:p text:style-name="P1">#<text:tab/>drivers/usb/storage/Kconfig</text:p>
      <text:p text:style-name="P1">#<text:tab/>drivers/usb/storage/alauda.c</text:p>
      <text:p text:style-name="P1">#<text:tab/>drivers/usb/storage/cypress_atacb.c</text:p>
      <text:p text:style-name="P1">#<text:tab/>drivers/usb/storage/datafab.c</text:p>
      <text:p text:style-name="P1">#<text:tab/>drivers/usb/storage/debug.c</text:p>
      <text:p text:style-name="P1">#<text:tab/>drivers/usb/storage/debug.h</text:p>
      <text:p text:style-name="P1">#<text:tab/>drivers/usb/storage/ene_ub6250.c</text:p>
      <text:p text:style-name="P1">#<text:tab/>drivers/usb/storage/freecom.c</text:p>
      <text:p text:style-name="P1">#<text:tab/>drivers/usb/storage/initializers.c</text:p>
      <text:p text:style-name="P1">#<text:tab/>drivers/usb/storage/initializers.h</text:p>
      <text:p text:style-name="P1">#<text:tab/>drivers/usb/storage/isd200.c</text:p>
      <text:p text:style-name="P1">#<text:tab/>drivers/usb/storage/jumpshot.c</text:p>
      <text:p text:style-name="P1"><text:soft-page-break/>#<text:tab/>drivers/usb/storage/karma.c</text:p>
      <text:p text:style-name="P1">#<text:tab/>drivers/usb/storage/onetouch.c</text:p>
      <text:p text:style-name="P1">#<text:tab/>drivers/usb/storage/option_ms.c</text:p>
      <text:p text:style-name="P1">#<text:tab/>drivers/usb/storage/protocol.c</text:p>
      <text:p text:style-name="P1">#<text:tab/>drivers/usb/storage/protocol.h</text:p>
      <text:p text:style-name="P1">#<text:tab/>drivers/usb/storage/realtek_cr.c</text:p>
      <text:p text:style-name="P1">#<text:tab/>drivers/usb/storage/scsiglue.c</text:p>
      <text:p text:style-name="P1">#<text:tab/>drivers/usb/storage/scsiglue.h</text:p>
      <text:p text:style-name="P1">#<text:tab/>drivers/usb/storage/sddr09.c</text:p>
      <text:p text:style-name="P1">#<text:tab/>drivers/usb/storage/sddr55.c</text:p>
      <text:p text:style-name="P1">#<text:tab/>drivers/usb/storage/shuttle_usbat.c</text:p>
      <text:p text:style-name="P1">#<text:tab/>drivers/usb/storage/sierra_ms.c</text:p>
      <text:p text:style-name="P1">#<text:tab/>drivers/usb/storage/transport.c</text:p>
      <text:p text:style-name="P1">#<text:tab/>drivers/usb/storage/transport.h</text:p>
      <text:p text:style-name="P1">#<text:tab/>drivers/usb/storage/uas-detect.h</text:p>
      <text:p text:style-name="P1">#<text:tab/>drivers/usb/storage/uas.c</text:p>
      <text:p text:style-name="P1">#<text:tab/>drivers/usb/storage/unusual_alauda.h</text:p>
      <text:p text:style-name="P1">#<text:tab/>drivers/usb/storage/unusual_cypress.h</text:p>
      <text:p text:style-name="P1">#<text:tab/>drivers/usb/storage/unusual_datafab.h</text:p>
      <text:p text:style-name="P1">#<text:tab/>drivers/usb/storage/unusual_devs.h</text:p>
      <text:p text:style-name="P1">#<text:tab/>drivers/usb/storage/unusual_freecom.h</text:p>
      <text:p text:style-name="P1">#<text:tab/>drivers/usb/storage/unusual_isd200.h</text:p>
      <text:p text:style-name="P1">#<text:tab/>drivers/usb/storage/unusual_jumpshot.h</text:p>
      <text:p text:style-name="P1">#<text:tab/>drivers/usb/storage/unusual_karma.h</text:p>
      <text:p text:style-name="P1">#<text:tab/>drivers/usb/storage/unusual_onetouch.h</text:p>
      <text:p text:style-name="P1">#<text:tab/>drivers/usb/storage/unusual_realtek.h</text:p>
      <text:p text:style-name="P1">#<text:tab/>drivers/usb/storage/unusual_sddr09.h</text:p>
      <text:p text:style-name="P1">#<text:tab/>drivers/usb/storage/unusual_sddr55.h</text:p>
      <text:p text:style-name="P1">#<text:tab/>drivers/usb/storage/unusual_uas.h</text:p>
      <text:p text:style-name="P1">#<text:tab/>drivers/usb/storage/unusual_usbat.h</text:p>
      <text:p text:style-name="P1">#<text:tab/>drivers/usb/storage/usb.c</text:p>
      <text:p text:style-name="P1">#<text:tab/>drivers/usb/storage/usb.h</text:p>
      <text:p text:style-name="P1">#<text:tab/>drivers/usb/storage/usual-tables.c</text:p>
      <text:p text:style-name="P1">#<text:tab/>drivers/usb/usb-skeleton.c</text:p>
      <text:p text:style-name="P1">#<text:tab/>drivers/usb/usbip/Kconfig</text:p>
      <text:p text:style-name="P1">#<text:tab/>drivers/usb/usbip/Makefile</text:p>
      <text:p text:style-name="P1">#<text:tab/>drivers/usb/usbip/stub.h</text:p>
      <text:p text:style-name="P1">#<text:tab/>drivers/usb/usbip/stub_dev.c</text:p>
      <text:p text:style-name="P1">#<text:tab/>drivers/usb/usbip/stub_main.c</text:p>
      <text:p text:style-name="P1">#<text:tab/>drivers/usb/usbip/stub_rx.c</text:p>
      <text:p text:style-name="P1">#<text:tab/>drivers/usb/usbip/stub_tx.c</text:p>
      <text:p text:style-name="P1">#<text:tab/>drivers/usb/usbip/usbip_common.c</text:p>
      <text:p text:style-name="P1">#<text:tab/>drivers/usb/usbip/usbip_common.h</text:p>
      <text:p text:style-name="P1">#<text:tab/>drivers/usb/usbip/usbip_event.c</text:p>
      <text:p text:style-name="P1">#<text:tab/>drivers/usb/usbip/vhci.h</text:p>
      <text:p text:style-name="P1">#<text:tab/>drivers/usb/usbip/vhci_hcd.c</text:p>
      <text:p text:style-name="P1">#<text:tab/>drivers/usb/usbip/vhci_rx.c</text:p>
      <text:p text:style-name="P1">#<text:tab/>drivers/usb/usbip/vhci_sysfs.c</text:p>
      <text:p text:style-name="P1">#<text:tab/>drivers/usb/wusbcore/cbaf.c</text:p>
      <text:p text:style-name="P1">#<text:tab/>drivers/usb/wusbcore/crypto.c</text:p>
      <text:p text:style-name="P1">#<text:tab/>drivers/usb/wusbcore/dev-sysfs.c</text:p>
      <text:p text:style-name="P1">#<text:tab/>drivers/usb/wusbcore/devconnect.c</text:p>
      <text:p text:style-name="P1"><text:soft-page-break/>#<text:tab/>drivers/usb/wusbcore/reservation.c</text:p>
      <text:p text:style-name="P1">#<text:tab/>drivers/usb/wusbcore/rh.c</text:p>
      <text:p text:style-name="P1">#<text:tab/>drivers/usb/wusbcore/security.c</text:p>
      <text:p text:style-name="P1">#<text:tab/>drivers/usb/wusbcore/wa-hc.c</text:p>
      <text:p text:style-name="P1">#<text:tab/>drivers/usb/wusbcore/wa-nep.c</text:p>
      <text:p text:style-name="P1">#<text:tab/>drivers/usb/wusbcore/wa-rpipe.c</text:p>
      <text:p text:style-name="P1">#<text:tab/>drivers/usb/wusbcore/wa-xfer.c</text:p>
      <text:p text:style-name="P1">#<text:tab/>drivers/usb/wusbcore/wusbhc.c</text:p>
      <text:p text:style-name="P1">#<text:tab/>drivers/usb/wusbcore/wusbhc.h</text:p>
      <text:p text:style-name="P1">#<text:tab/>drivers/uwb/drp.c</text:p>
      <text:p text:style-name="P1">#<text:tab/>drivers/uwb/hwa-rc.c</text:p>
      <text:p text:style-name="P1">#<text:tab/>drivers/uwb/lc-dev.c</text:p>
      <text:p text:style-name="P1">#<text:tab/>drivers/uwb/lc-rc.c</text:p>
      <text:p text:style-name="P1">#<text:tab/>drivers/uwb/neh.c</text:p>
      <text:p text:style-name="P1">#<text:tab/>drivers/uwb/pal.c</text:p>
      <text:p text:style-name="P1">#<text:tab/>drivers/uwb/rsv.c</text:p>
      <text:p text:style-name="P1">#<text:tab/>drivers/uwb/umc-bus.c</text:p>
      <text:p text:style-name="P1">#<text:tab/>drivers/uwb/uwb-debug.c</text:p>
      <text:p text:style-name="P1">#<text:tab/>drivers/uwb/uwbd.c</text:p>
      <text:p text:style-name="P1">#<text:tab/>drivers/uwb/whci.c</text:p>
      <text:p text:style-name="P1">#<text:tab/>drivers/vfio/Kconfig</text:p>
      <text:p text:style-name="P1">#<text:tab/>drivers/vfio/Makefile</text:p>
      <text:p text:style-name="P1">#<text:tab/>drivers/vfio/pci/Kconfig</text:p>
      <text:p text:style-name="P1">#<text:tab/>drivers/vfio/pci/Makefile</text:p>
      <text:p text:style-name="P1">#<text:tab/>drivers/vfio/pci/vfio_pci.c</text:p>
      <text:p text:style-name="P1">#<text:tab/>drivers/vfio/pci/vfio_pci_config.c</text:p>
      <text:p text:style-name="P1">#<text:tab/>drivers/vfio/pci/vfio_pci_intrs.c</text:p>
      <text:p text:style-name="P1">#<text:tab/>drivers/vfio/pci/vfio_pci_private.h</text:p>
      <text:p text:style-name="P1">#<text:tab/>drivers/vfio/pci/vfio_pci_rdwr.c</text:p>
      <text:p text:style-name="P1">#<text:tab/>drivers/vfio/vfio.c</text:p>
      <text:p text:style-name="P1">#<text:tab/>drivers/vfio/vfio_iommu_spapr_tce.c</text:p>
      <text:p text:style-name="P1">#<text:tab/>drivers/vfio/vfio_iommu_type1.c</text:p>
      <text:p text:style-name="P1">#<text:tab/>drivers/vfio/vfio_spapr_eeh.c</text:p>
      <text:p text:style-name="P1">#<text:tab/>drivers/vhost/Kconfig</text:p>
      <text:p text:style-name="P1">#<text:tab/>drivers/vhost/Makefile</text:p>
      <text:p text:style-name="P1">#<text:tab/>drivers/vhost/net.c</text:p>
      <text:p text:style-name="P1">#<text:tab/>drivers/vhost/scsi.c</text:p>
      <text:p text:style-name="P1">#<text:tab/>drivers/vhost/test.c</text:p>
      <text:p text:style-name="P1">#<text:tab/>drivers/vhost/vhost.c</text:p>
      <text:p text:style-name="P1">#<text:tab/>drivers/vhost/vhost.h</text:p>
      <text:p text:style-name="P1">#<text:tab/>drivers/vhost/vringh.c</text:p>
      <text:p text:style-name="P1">#<text:tab/>drivers/video/Kconfig</text:p>
      <text:p text:style-name="P1">#<text:tab/>drivers/video/Makefile</text:p>
      <text:p text:style-name="P1">#<text:tab/>drivers/video/backlight/88pm860x_bl.c</text:p>
      <text:p text:style-name="P1">#<text:tab/>drivers/video/backlight/Kconfig</text:p>
      <text:p text:style-name="P1">#<text:tab/>drivers/video/backlight/Makefile</text:p>
      <text:p text:style-name="P1">#<text:tab/>drivers/video/backlight/adp8860_bl.c</text:p>
      <text:p text:style-name="P1">#<text:tab/>drivers/video/backlight/adp8870_bl.c</text:p>
      <text:p text:style-name="P1">#<text:tab/>drivers/video/backlight/ams369fg06.c</text:p>
      <text:p text:style-name="P1">#<text:tab/>drivers/video/backlight/backlight.c</text:p>
      <text:p text:style-name="P1">#<text:tab/>drivers/video/backlight/corgi_lcd.c</text:p>
      <text:p text:style-name="P1">#<text:tab/>drivers/video/backlight/da9052_bl.c</text:p>
      <text:p text:style-name="P1"><text:soft-page-break/>#<text:tab/>drivers/video/backlight/gpio_backlight.c</text:p>
      <text:p text:style-name="P1">#<text:tab/>drivers/video/backlight/ili922x.c</text:p>
      <text:p text:style-name="P1">#<text:tab/>drivers/video/backlight/l4f00242t03.c</text:p>
      <text:p text:style-name="P1">#<text:tab/>drivers/video/backlight/ld9040.c</text:p>
      <text:p text:style-name="P1">#<text:tab/>drivers/video/backlight/lm3630a_bl.c</text:p>
      <text:p text:style-name="P1">#<text:tab/>drivers/video/backlight/lm3639_bl.c</text:p>
      <text:p text:style-name="P1">#<text:tab/>drivers/video/backlight/lms283gf05.c</text:p>
      <text:p text:style-name="P1">#<text:tab/>drivers/video/backlight/lms501kf03.c</text:p>
      <text:p text:style-name="P1">#<text:tab/>drivers/video/backlight/lp855x_bl.c</text:p>
      <text:p text:style-name="P1">#<text:tab/>drivers/video/backlight/lp8788_bl.c</text:p>
      <text:p text:style-name="P1">#<text:tab/>drivers/video/backlight/ltv350qv.c</text:p>
      <text:p text:style-name="P1">#<text:tab/>drivers/video/backlight/pwm_bl.c</text:p>
      <text:p text:style-name="P1">#<text:tab/>drivers/video/backlight/s6e63m0.c</text:p>
      <text:p text:style-name="P1">#<text:tab/>drivers/video/backlight/tdo24m.c</text:p>
      <text:p text:style-name="P1">#<text:tab/>drivers/video/backlight/tosa_bl.c</text:p>
      <text:p text:style-name="P1">#<text:tab/>drivers/video/backlight/tosa_lcd.c</text:p>
      <text:p text:style-name="P1">#<text:tab/>drivers/video/backlight/tps65217_bl.c</text:p>
      <text:p text:style-name="P1">#<text:tab/>drivers/video/backlight/vgg2432a4.c</text:p>
      <text:p text:style-name="P1">#<text:tab/>drivers/video/console/Kconfig</text:p>
      <text:p text:style-name="P1">#<text:tab/>drivers/video/console/dummycon.c</text:p>
      <text:p text:style-name="P1">#<text:tab/>drivers/video/console/fbcon.c</text:p>
      <text:p text:style-name="P1">#<text:tab/>drivers/video/console/fbcon.h</text:p>
      <text:p text:style-name="P1">#<text:tab/>drivers/video/console/mdacon.c</text:p>
      <text:p text:style-name="P1">#<text:tab/>drivers/video/console/newport_con.c</text:p>
      <text:p text:style-name="P1">#<text:tab/>drivers/video/console/sticon.c</text:p>
      <text:p text:style-name="P1">#<text:tab/>drivers/video/console/vgacon.c</text:p>
      <text:p text:style-name="P1">#<text:tab/>drivers/video/fbdev/Kconfig</text:p>
      <text:p text:style-name="P1">#<text:tab/>drivers/video/fbdev/Makefile</text:p>
      <text:p text:style-name="P1">#<text:tab/>drivers/video/fbdev/acornfb.c</text:p>
      <text:p text:style-name="P1">#<text:tab/>drivers/video/fbdev/amba-clcd-versatile.c</text:p>
      <text:p text:style-name="P1">#<text:tab/>drivers/video/fbdev/amba-clcd.c</text:p>
      <text:p text:style-name="P1">#<text:tab/>drivers/video/fbdev/amifb.c</text:p>
      <text:p text:style-name="P1">#<text:tab/>drivers/video/fbdev/arcfb.c</text:p>
      <text:p text:style-name="P1">#<text:tab/>drivers/video/fbdev/arkfb.c</text:p>
      <text:p text:style-name="P1">#<text:tab/>drivers/video/fbdev/asiliantfb.c</text:p>
      <text:p text:style-name="P1">#<text:tab/>drivers/video/fbdev/atafb.c</text:p>
      <text:p text:style-name="P1">#<text:tab/>drivers/video/fbdev/atmel_lcdfb.c</text:p>
      <text:p text:style-name="P1">#<text:tab/>drivers/video/fbdev/aty/aty128fb.c</text:p>
      <text:p text:style-name="P1">#<text:tab/>drivers/video/fbdev/aty/atyfb.h</text:p>
      <text:p text:style-name="P1">#<text:tab/>drivers/video/fbdev/aty/atyfb_base.c</text:p>
      <text:p text:style-name="P1">#<text:tab/>drivers/video/fbdev/aty/mach64_accel.c</text:p>
      <text:p text:style-name="P1">#<text:tab/>drivers/video/fbdev/aty/mach64_ct.c</text:p>
      <text:p text:style-name="P1">#<text:tab/>drivers/video/fbdev/aty/radeon_base.c</text:p>
      <text:p text:style-name="P1">#<text:tab/>drivers/video/fbdev/aty/radeon_monitor.c</text:p>
      <text:p text:style-name="P1">#<text:tab/>drivers/video/fbdev/aty/radeon_pm.c</text:p>
      <text:p text:style-name="P1">#<text:tab/>drivers/video/fbdev/aty/radeonfb.h</text:p>
      <text:p text:style-name="P1">#<text:tab/>drivers/video/fbdev/au1100fb.c</text:p>
      <text:p text:style-name="P1">#<text:tab/>drivers/video/fbdev/au1200fb.c</text:p>
      <text:p text:style-name="P1">#<text:tab/>drivers/video/fbdev/auo_k1900fb.c</text:p>
      <text:p text:style-name="P1">#<text:tab/>drivers/video/fbdev/auo_k1901fb.c</text:p>
      <text:p text:style-name="P1">#<text:tab/>drivers/video/fbdev/auo_k190x.c</text:p>
      <text:p text:style-name="P1">#<text:tab/>drivers/video/fbdev/bf537-lq035.c</text:p>
      <text:p text:style-name="P1"><text:soft-page-break/>#<text:tab/>drivers/video/fbdev/bf54x-lq043fb.c</text:p>
      <text:p text:style-name="P1">#<text:tab/>drivers/video/fbdev/bfin-t350mcqb-fb.c</text:p>
      <text:p text:style-name="P1">#<text:tab/>drivers/video/fbdev/bfin_adv7393fb.c</text:p>
      <text:p text:style-name="P1">#<text:tab/>drivers/video/fbdev/bfin_adv7393fb.h</text:p>
      <text:p text:style-name="P1">#<text:tab/>drivers/video/fbdev/broadsheetfb.c</text:p>
      <text:p text:style-name="P1">#<text:tab/>drivers/video/fbdev/bt431.h</text:p>
      <text:p text:style-name="P1">#<text:tab/>drivers/video/fbdev/bt455.h</text:p>
      <text:p text:style-name="P1">#<text:tab/>drivers/video/fbdev/bw2.c</text:p>
      <text:p text:style-name="P1">#<text:tab/>drivers/video/fbdev/cg14.c</text:p>
      <text:p text:style-name="P1">#<text:tab/>drivers/video/fbdev/cg3.c</text:p>
      <text:p text:style-name="P1">#<text:tab/>drivers/video/fbdev/cg6.c</text:p>
      <text:p text:style-name="P1">#<text:tab/>drivers/video/fbdev/chipsfb.c</text:p>
      <text:p text:style-name="P1">#<text:tab/>drivers/video/fbdev/clps711x-fb.c</text:p>
      <text:p text:style-name="P1">#<text:tab/>drivers/video/fbdev/clps711xfb.c</text:p>
      <text:p text:style-name="P1">#<text:tab/>drivers/video/fbdev/cobalt_lcdfb.c</text:p>
      <text:p text:style-name="P1">#<text:tab/>drivers/video/fbdev/controlfb.c</text:p>
      <text:p text:style-name="P1">#<text:tab/>drivers/video/fbdev/core/Makefile</text:p>
      <text:p text:style-name="P1">#<text:tab/>drivers/video/fbdev/core/fb_ddc.c</text:p>
      <text:p text:style-name="P1">#<text:tab/>drivers/video/fbdev/core/fb_defio.c</text:p>
      <text:p text:style-name="P1">#<text:tab/>drivers/video/fbdev/core/fbcmap.c</text:p>
      <text:p text:style-name="P1">#<text:tab/>drivers/video/fbdev/core/fbcvt.c</text:p>
      <text:p text:style-name="P1">#<text:tab/>drivers/video/fbdev/core/fbmem.c</text:p>
      <text:p text:style-name="P1">#<text:tab/>drivers/video/fbdev/core/fbmon.c</text:p>
      <text:p text:style-name="P1">#<text:tab/>drivers/video/fbdev/core/fbsysfs.c</text:p>
      <text:p text:style-name="P1">#<text:tab/>drivers/video/fbdev/core/modedb.c</text:p>
      <text:p text:style-name="P1">#<text:tab/>drivers/video/fbdev/core/syscopyarea.c</text:p>
      <text:p text:style-name="P1">#<text:tab/>drivers/video/fbdev/da8xx-fb.c</text:p>
      <text:p text:style-name="P1">#<text:tab/>drivers/video/fbdev/efifb.c</text:p>
      <text:p text:style-name="P1">#<text:tab/>drivers/video/fbdev/ep93xx-fb.c</text:p>
      <text:p text:style-name="P1">#<text:tab/>drivers/video/fbdev/ffb.c</text:p>
      <text:p text:style-name="P1">#<text:tab/>drivers/video/fbdev/fsl-diu-fb.c</text:p>
      <text:p text:style-name="P1">#<text:tab/>drivers/video/fbdev/gbefb.c</text:p>
      <text:p text:style-name="P1">#<text:tab/>drivers/video/fbdev/geode/display_gx1.c</text:p>
      <text:p text:style-name="P1">#<text:tab/>drivers/video/fbdev/geode/display_gx1.h</text:p>
      <text:p text:style-name="P1">#<text:tab/>drivers/video/fbdev/geode/geodefb.h</text:p>
      <text:p text:style-name="P1">#<text:tab/>drivers/video/fbdev/geode/gx1fb_core.c</text:p>
      <text:p text:style-name="P1">#<text:tab/>drivers/video/fbdev/geode/gxfb_core.c</text:p>
      <text:p text:style-name="P1">#<text:tab/>drivers/video/fbdev/geode/lxfb_core.c</text:p>
      <text:p text:style-name="P1">#<text:tab/>drivers/video/fbdev/geode/video_cs5530.c</text:p>
      <text:p text:style-name="P1">#<text:tab/>drivers/video/fbdev/geode/video_cs5530.h</text:p>
      <text:p text:style-name="P1">#<text:tab/>drivers/video/fbdev/geode/video_gx.c</text:p>
      <text:p text:style-name="P1">#<text:tab/>drivers/video/fbdev/goldfishfb.c</text:p>
      <text:p text:style-name="P1">#<text:tab/>drivers/video/fbdev/grvga.c</text:p>
      <text:p text:style-name="P1">#<text:tab/>drivers/video/fbdev/gxt4500.c</text:p>
      <text:p text:style-name="P1">#<text:tab/>drivers/video/fbdev/hecubafb.c</text:p>
      <text:p text:style-name="P1">#<text:tab/>drivers/video/fbdev/hgafb.c</text:p>
      <text:p text:style-name="P1">#<text:tab/>drivers/video/fbdev/hitfb.c</text:p>
      <text:p text:style-name="P1">#<text:tab/>drivers/video/fbdev/hpfb.c</text:p>
      <text:p text:style-name="P1">#<text:tab/>drivers/video/fbdev/hyperv_fb.c</text:p>
      <text:p text:style-name="P1">#<text:tab/>drivers/video/fbdev/i740fb.c</text:p>
      <text:p text:style-name="P1">#<text:tab/>drivers/video/fbdev/i810/i810.h</text:p>
      <text:p text:style-name="P1">#<text:tab/>drivers/video/fbdev/i810/i810_main.c</text:p>
      <text:p text:style-name="P1"><text:soft-page-break/>#<text:tab/>drivers/video/fbdev/i810/i810_main.h</text:p>
      <text:p text:style-name="P1">#<text:tab/>drivers/video/fbdev/imsttfb.c</text:p>
      <text:p text:style-name="P1">#<text:tab/>drivers/video/fbdev/imxfb.c</text:p>
      <text:p text:style-name="P1">#<text:tab/>drivers/video/fbdev/intelfb/intelfb.h</text:p>
      <text:p text:style-name="P1">#<text:tab/>drivers/video/fbdev/intelfb/intelfbdrv.c</text:p>
      <text:p text:style-name="P1">#<text:tab/>drivers/video/fbdev/kyro/fbdev.c</text:p>
      <text:p text:style-name="P1">#<text:tab/>drivers/video/fbdev/leo.c</text:p>
      <text:p text:style-name="P1">#<text:tab/>drivers/video/fbdev/matrox/matroxfb_Ti3026.c</text:p>
      <text:p text:style-name="P1">#<text:tab/>drivers/video/fbdev/matrox/matroxfb_base.c</text:p>
      <text:p text:style-name="P1">#<text:tab/>drivers/video/fbdev/matrox/matroxfb_base.h</text:p>
      <text:p text:style-name="P1">#<text:tab/>drivers/video/fbdev/matrox/matroxfb_g450.c</text:p>
      <text:p text:style-name="P1">#<text:tab/>drivers/video/fbdev/mb862xx/mb862xx-i2c.c</text:p>
      <text:p text:style-name="P1">#<text:tab/>drivers/video/fbdev/mb862xx/mb862xxfbdrv.c</text:p>
      <text:p text:style-name="P1">#<text:tab/>drivers/video/fbdev/metronomefb.c</text:p>
      <text:p text:style-name="P1">#<text:tab/>drivers/video/fbdev/mmp/Makefile</text:p>
      <text:p text:style-name="P1">#<text:tab/>drivers/video/fbdev/mmp/core.c</text:p>
      <text:p text:style-name="P1">#<text:tab/>drivers/video/fbdev/mmp/fb/Kconfig</text:p>
      <text:p text:style-name="P1">#<text:tab/>drivers/video/fbdev/mmp/fb/mmpfb.c</text:p>
      <text:p text:style-name="P1">#<text:tab/>drivers/video/fbdev/mmp/hw/mmp_ctrl.c</text:p>
      <text:p text:style-name="P1">#<text:tab/>drivers/video/fbdev/mmp/panel/tpo_tj032md01bw.c</text:p>
      <text:p text:style-name="P1">#<text:tab/>drivers/video/fbdev/mx3fb.c</text:p>
      <text:p text:style-name="P1">#<text:tab/>drivers/video/fbdev/mxsfb.c</text:p>
      <text:p text:style-name="P1">#<text:tab/>drivers/video/fbdev/n411.c</text:p>
      <text:p text:style-name="P1">#<text:tab/>drivers/video/fbdev/neofb.c</text:p>
      <text:p text:style-name="P1">#<text:tab/>drivers/video/fbdev/nuc900fb.c</text:p>
      <text:p text:style-name="P1">#<text:tab/>drivers/video/fbdev/nvidia/Makefile</text:p>
      <text:p text:style-name="P1">#<text:tab/>drivers/video/fbdev/nvidia/nv_of.c</text:p>
      <text:p text:style-name="P1">#<text:tab/>drivers/video/fbdev/nvidia/nv_proto.h</text:p>
      <text:p text:style-name="P1">#<text:tab/>drivers/video/fbdev/nvidia/nv_type.h</text:p>
      <text:p text:style-name="P1">#<text:tab/>drivers/video/fbdev/nvidia/nvidia.c</text:p>
      <text:p text:style-name="P1">#<text:tab/>drivers/video/fbdev/ocfb.c</text:p>
      <text:p text:style-name="P1">#<text:tab/>drivers/video/fbdev/offb.c</text:p>
      <text:p text:style-name="P1">#<text:tab/>drivers/video/fbdev/omap/Kconfig</text:p>
      <text:p text:style-name="P1">#<text:tab/>drivers/video/fbdev/omap/lcd_ams_delta.c</text:p>
      <text:p text:style-name="P1">#<text:tab/>drivers/video/fbdev/omap/lcd_h3.c</text:p>
      <text:p text:style-name="P1">#<text:tab/>drivers/video/fbdev/omap/lcd_htcherald.c</text:p>
      <text:p text:style-name="P1">#<text:tab/>drivers/video/fbdev/omap/lcd_inn1510.c</text:p>
      <text:p text:style-name="P1">#<text:tab/>drivers/video/fbdev/omap/lcd_inn1610.c</text:p>
      <text:p text:style-name="P1">#<text:tab/>drivers/video/fbdev/omap/lcd_mipid.c</text:p>
      <text:p text:style-name="P1">#<text:tab/>drivers/video/fbdev/omap/lcd_osk.c</text:p>
      <text:p text:style-name="P1">#<text:tab/>drivers/video/fbdev/omap/lcd_palmte.c</text:p>
      <text:p text:style-name="P1">#<text:tab/>drivers/video/fbdev/omap/lcd_palmtt.c</text:p>
      <text:p text:style-name="P1">#<text:tab/>drivers/video/fbdev/omap/lcd_palmz71.c</text:p>
      <text:p text:style-name="P1">#<text:tab/>drivers/video/fbdev/omap/lcdc.c</text:p>
      <text:p text:style-name="P1">#<text:tab/>drivers/video/fbdev/omap/omapfb_main.c</text:p>
      <text:p text:style-name="P1">#<text:tab/>drivers/video/fbdev/omap2/Kconfig</text:p>
      <text:p text:style-name="P1">#<text:tab/>drivers/video/fbdev/omap2/Makefile</text:p>
      <text:p text:style-name="P1">#<text:tab/>drivers/video/fbdev/omap2/omapfb/Kconfig</text:p>
      <text:p text:style-name="P1">#<text:tab/>drivers/video/fbdev/omap2/omapfb/Makefile</text:p>
      <text:p text:style-name="P1">#<text:tab/>drivers/video/fbdev/omap2/omapfb/omapfb-ioctl.c</text:p>
      <text:p text:style-name="P1">#<text:tab/>drivers/video/fbdev/omap2/omapfb/omapfb-main.c</text:p>
      <text:p text:style-name="P1">#<text:tab/>drivers/video/fbdev/omap2/omapfb/omapfb-sysfs.c</text:p>
      <text:p text:style-name="P1"><text:soft-page-break/>#<text:tab/>drivers/video/fbdev/omap2/omapfb/omapfb.h</text:p>
      <text:p text:style-name="P1">#<text:tab/>drivers/video/fbdev/p9100.c</text:p>
      <text:p text:style-name="P1">#<text:tab/>drivers/video/fbdev/platinumfb.c</text:p>
      <text:p text:style-name="P1">#<text:tab/>drivers/video/fbdev/pm2fb.c</text:p>
      <text:p text:style-name="P1">#<text:tab/>drivers/video/fbdev/pm3fb.c</text:p>
      <text:p text:style-name="P1">#<text:tab/>drivers/video/fbdev/pmag-aa-fb.c</text:p>
      <text:p text:style-name="P1">#<text:tab/>drivers/video/fbdev/pmag-ba-fb.c</text:p>
      <text:p text:style-name="P1">#<text:tab/>drivers/video/fbdev/pvr2fb.c</text:p>
      <text:p text:style-name="P1">#<text:tab/>drivers/video/fbdev/pxa168fb.c</text:p>
      <text:p text:style-name="P1">#<text:tab/>drivers/video/fbdev/pxa3xx-gcu.c</text:p>
      <text:p text:style-name="P1">#<text:tab/>drivers/video/fbdev/pxafb.c</text:p>
      <text:p text:style-name="P1">#<text:tab/>drivers/video/fbdev/pxafb.h</text:p>
      <text:p text:style-name="P1">#<text:tab/>drivers/video/fbdev/riva/fbdev.c</text:p>
      <text:p text:style-name="P1">#<text:tab/>drivers/video/fbdev/riva/rivafb.h</text:p>
      <text:p text:style-name="P1">#<text:tab/>drivers/video/fbdev/s1d13xxxfb.c</text:p>
      <text:p text:style-name="P1">#<text:tab/>drivers/video/fbdev/s3c-fb.c</text:p>
      <text:p text:style-name="P1">#<text:tab/>drivers/video/fbdev/s3c2410fb.c</text:p>
      <text:p text:style-name="P1">#<text:tab/>drivers/video/fbdev/s3c2410fb.h</text:p>
      <text:p text:style-name="P1">#<text:tab/>drivers/video/fbdev/s3fb.c</text:p>
      <text:p text:style-name="P1">#<text:tab/>drivers/video/fbdev/sa1100fb.c</text:p>
      <text:p text:style-name="P1">#<text:tab/>drivers/video/fbdev/sa1100fb.h</text:p>
      <text:p text:style-name="P1">#<text:tab/>drivers/video/fbdev/savage/savagefb.h</text:p>
      <text:p text:style-name="P1">#<text:tab/>drivers/video/fbdev/savage/savagefb_driver.c</text:p>
      <text:p text:style-name="P1">#<text:tab/>drivers/video/fbdev/sbuslib.c</text:p>
      <text:p text:style-name="P1">#<text:tab/>drivers/video/fbdev/sh7760fb.c</text:p>
      <text:p text:style-name="P1">#<text:tab/>drivers/video/fbdev/sh_mobile_lcdcfb.c</text:p>
      <text:p text:style-name="P1">#<text:tab/>drivers/video/fbdev/sh_mobile_meram.c</text:p>
      <text:p text:style-name="P1">#<text:tab/>drivers/video/fbdev/simplefb.c</text:p>
      <text:p text:style-name="P1">#<text:tab/>drivers/video/fbdev/sis/init301.c</text:p>
      <text:p text:style-name="P1">#<text:tab/>drivers/video/fbdev/sis/sis.h</text:p>
      <text:p text:style-name="P1">#<text:tab/>drivers/video/fbdev/sis/sis_main.c</text:p>
      <text:p text:style-name="P1">#<text:tab/>drivers/video/fbdev/skeletonfb.c</text:p>
      <text:p text:style-name="P1">#<text:tab/>drivers/video/fbdev/sm501fb.c</text:p>
      <text:p text:style-name="P1">#<text:tab/>drivers/video/fbdev/smscufx.c</text:p>
      <text:p text:style-name="P1">#<text:tab/>drivers/video/fbdev/ssd1307fb.c</text:p>
      <text:p text:style-name="P1">#<text:tab/>drivers/video/fbdev/stifb.c</text:p>
      <text:p text:style-name="P1">#<text:tab/>drivers/video/fbdev/sunxvr1000.c</text:p>
      <text:p text:style-name="P1">#<text:tab/>drivers/video/fbdev/sunxvr2500.c</text:p>
      <text:p text:style-name="P1">#<text:tab/>drivers/video/fbdev/sunxvr500.c</text:p>
      <text:p text:style-name="P1">#<text:tab/>drivers/video/fbdev/tcx.c</text:p>
      <text:p text:style-name="P1">#<text:tab/>drivers/video/fbdev/tdfxfb.c</text:p>
      <text:p text:style-name="P1">#<text:tab/>drivers/video/fbdev/tridentfb.c</text:p>
      <text:p text:style-name="P1">#<text:tab/>drivers/video/fbdev/udlfb.c</text:p>
      <text:p text:style-name="P1">#<text:tab/>drivers/video/fbdev/uvesafb.c</text:p>
      <text:p text:style-name="P1">#<text:tab/>drivers/video/fbdev/vermilion/vermilion.c</text:p>
      <text:p text:style-name="P1">#<text:tab/>drivers/video/fbdev/vesafb.c</text:p>
      <text:p text:style-name="P1">#<text:tab/>drivers/video/fbdev/vfb.c</text:p>
      <text:p text:style-name="P1">#<text:tab/>drivers/video/fbdev/vga16fb.c</text:p>
      <text:p text:style-name="P1">#<text:tab/>drivers/video/fbdev/via/accel.c</text:p>
      <text:p text:style-name="P1">#<text:tab/>drivers/video/fbdev/via/via-core.c</text:p>
      <text:p text:style-name="P1">#<text:tab/>drivers/video/fbdev/via/via-gpio.c</text:p>
      <text:p text:style-name="P1">#<text:tab/>drivers/video/fbdev/via/via_clock.c</text:p>
      <text:p text:style-name="P1"><text:soft-page-break/>#<text:tab/>drivers/video/fbdev/via/viafbdev.c</text:p>
      <text:p text:style-name="P1">#<text:tab/>drivers/video/fbdev/vt8500lcdfb.c</text:p>
      <text:p text:style-name="P1">#<text:tab/>drivers/video/fbdev/vt8623fb.c</text:p>
      <text:p text:style-name="P1">#<text:tab/>drivers/video/fbdev/wm8505fb.c</text:p>
      <text:p text:style-name="P1">#<text:tab/>drivers/video/fbdev/wmt_ge_rops.c</text:p>
      <text:p text:style-name="P1">#<text:tab/>drivers/video/fbdev/xen-fbfront.c</text:p>
      <text:p text:style-name="P1">#<text:tab/>drivers/video/fbdev/xilinxfb.c</text:p>
      <text:p text:style-name="P1">#<text:tab/>drivers/video/hdmi.c</text:p>
      <text:p text:style-name="P1">#<text:tab/>drivers/video/logo/logo.c</text:p>
      <text:p text:style-name="P1">#<text:tab/>drivers/video/of_display_timing.c</text:p>
      <text:p text:style-name="P1">#<text:tab/>drivers/video/of_videomode.c</text:p>
      <text:p text:style-name="P1">#<text:tab/>drivers/video/vgastate.c</text:p>
      <text:p text:style-name="P1">#<text:tab/>drivers/virt/fsl_hypervisor.c</text:p>
      <text:p text:style-name="P1">#<text:tab/>drivers/virtio/Kconfig</text:p>
      <text:p text:style-name="P1">#<text:tab/>drivers/virtio/Makefile</text:p>
      <text:p text:style-name="P1">#<text:tab/>drivers/virtio/virtio.c</text:p>
      <text:p text:style-name="P1">#<text:tab/>drivers/virtio/virtio_balloon.c</text:p>
      <text:p text:style-name="P1">#<text:tab/>drivers/virtio/virtio_mmio.c</text:p>
      <text:p text:style-name="P1">#<text:tab/>drivers/virtio/virtio_ring.c</text:p>
      <text:p text:style-name="P1">#<text:tab/>drivers/vme/bridges/Kconfig</text:p>
      <text:p text:style-name="P1">#<text:tab/>drivers/vme/bridges/Makefile</text:p>
      <text:p text:style-name="P1">#<text:tab/>drivers/vme/bridges/vme_ca91cx42.c</text:p>
      <text:p text:style-name="P1">#<text:tab/>drivers/vme/bridges/vme_ca91cx42.h</text:p>
      <text:p text:style-name="P1">#<text:tab/>drivers/vme/bridges/vme_tsi148.c</text:p>
      <text:p text:style-name="P1">#<text:tab/>drivers/vme/bridges/vme_tsi148.h</text:p>
      <text:p text:style-name="P1">#<text:tab/>drivers/vme/vme.c</text:p>
      <text:p text:style-name="P1">#<text:tab/>drivers/vme/vme_bridge.h</text:p>
      <text:p text:style-name="P1">#<text:tab/>drivers/w1/masters/ds2482.c</text:p>
      <text:p text:style-name="P1">#<text:tab/>drivers/w1/masters/ds2490.c</text:p>
      <text:p text:style-name="P1">#<text:tab/>drivers/w1/masters/matrox_w1.c</text:p>
      <text:p text:style-name="P1">#<text:tab/>drivers/w1/masters/mxc_w1.c</text:p>
      <text:p text:style-name="P1">#<text:tab/>drivers/w1/masters/omap_hdq.c</text:p>
      <text:p text:style-name="P1">#<text:tab/>drivers/w1/masters/w1-gpio.c</text:p>
      <text:p text:style-name="P1">#<text:tab/>drivers/w1/slaves/w1_bq27000.c</text:p>
      <text:p text:style-name="P1">#<text:tab/>drivers/w1/slaves/w1_ds2406.c</text:p>
      <text:p text:style-name="P1">#<text:tab/>drivers/w1/slaves/w1_ds2408.c</text:p>
      <text:p text:style-name="P1">#<text:tab/>drivers/w1/slaves/w1_ds2413.c</text:p>
      <text:p text:style-name="P1">#<text:tab/>drivers/w1/slaves/w1_ds2423.c</text:p>
      <text:p text:style-name="P1">#<text:tab/>drivers/w1/slaves/w1_ds2431.c</text:p>
      <text:p text:style-name="P1">#<text:tab/>drivers/w1/slaves/w1_ds2433.c</text:p>
      <text:p text:style-name="P1">#<text:tab/>drivers/w1/slaves/w1_ds2760.c</text:p>
      <text:p text:style-name="P1">#<text:tab/>drivers/w1/slaves/w1_ds2780.c</text:p>
      <text:p text:style-name="P1">#<text:tab/>drivers/w1/slaves/w1_ds2781.c</text:p>
      <text:p text:style-name="P1">#<text:tab/>drivers/w1/slaves/w1_ds28e04.c</text:p>
      <text:p text:style-name="P1">#<text:tab/>drivers/w1/slaves/w1_therm.c</text:p>
      <text:p text:style-name="P1">#<text:tab/>drivers/w1/w1.c</text:p>
      <text:p text:style-name="P1">#<text:tab/>drivers/w1/w1.h</text:p>
      <text:p text:style-name="P1">#<text:tab/>drivers/w1/w1_family.h</text:p>
      <text:p text:style-name="P1">#<text:tab/>drivers/w1/w1_int.c</text:p>
      <text:p text:style-name="P1">#<text:tab/>drivers/w1/w1_io.c</text:p>
      <text:p text:style-name="P1">#<text:tab/>drivers/w1/w1_netlink.c</text:p>
      <text:p text:style-name="P1">#<text:tab/>drivers/watchdog/Kconfig</text:p>
      <text:p text:style-name="P1"><text:soft-page-break/>#<text:tab/>drivers/watchdog/Makefile</text:p>
      <text:p text:style-name="P1">#<text:tab/>drivers/watchdog/acquirewdt.c</text:p>
      <text:p text:style-name="P1">#<text:tab/>drivers/watchdog/advantechwdt.c</text:p>
      <text:p text:style-name="P1">#<text:tab/>drivers/watchdog/ar7_wdt.c</text:p>
      <text:p text:style-name="P1">#<text:tab/>drivers/watchdog/at32ap700x_wdt.c</text:p>
      <text:p text:style-name="P1">#<text:tab/>drivers/watchdog/at91rm9200_wdt.c</text:p>
      <text:p text:style-name="P1">#<text:tab/>drivers/watchdog/at91sam9_wdt.c</text:p>
      <text:p text:style-name="P1">#<text:tab/>drivers/watchdog/at91sam9_wdt.h</text:p>
      <text:p text:style-name="P1">#<text:tab/>drivers/watchdog/ath79_wdt.c</text:p>
      <text:p text:style-name="P1">#<text:tab/>drivers/watchdog/bcm2835_wdt.c</text:p>
      <text:p text:style-name="P1">#<text:tab/>drivers/watchdog/bcm47xx_wdt.c</text:p>
      <text:p text:style-name="P1">#<text:tab/>drivers/watchdog/bcm63xx_wdt.c</text:p>
      <text:p text:style-name="P1">#<text:tab/>drivers/watchdog/bcm_kona_wdt.c</text:p>
      <text:p text:style-name="P1">#<text:tab/>drivers/watchdog/bfin_wdt.c</text:p>
      <text:p text:style-name="P1">#<text:tab/>drivers/watchdog/booke_wdt.c</text:p>
      <text:p text:style-name="P1">#<text:tab/>drivers/watchdog/cadence_wdt.c</text:p>
      <text:p text:style-name="P1">#<text:tab/>drivers/watchdog/coh901327_wdt.c</text:p>
      <text:p text:style-name="P1">#<text:tab/>drivers/watchdog/cpwd.c</text:p>
      <text:p text:style-name="P1">#<text:tab/>drivers/watchdog/da9052_wdt.c</text:p>
      <text:p text:style-name="P1">#<text:tab/>drivers/watchdog/da9055_wdt.c</text:p>
      <text:p text:style-name="P1">#<text:tab/>drivers/watchdog/da9063_wdt.c</text:p>
      <text:p text:style-name="P1">#<text:tab/>drivers/watchdog/davinci_wdt.c</text:p>
      <text:p text:style-name="P1">#<text:tab/>drivers/watchdog/diag288_wdt.c</text:p>
      <text:p text:style-name="P1">#<text:tab/>drivers/watchdog/dw_wdt.c</text:p>
      <text:p text:style-name="P1">#<text:tab/>drivers/watchdog/ep93xx_wdt.c</text:p>
      <text:p text:style-name="P1">#<text:tab/>drivers/watchdog/f71808e_wdt.c</text:p>
      <text:p text:style-name="P1">#<text:tab/>drivers/watchdog/gef_wdt.c</text:p>
      <text:p text:style-name="P1">#<text:tab/>drivers/watchdog/geodewdt.c</text:p>
      <text:p text:style-name="P1">#<text:tab/>drivers/watchdog/gpio_wdt.c</text:p>
      <text:p text:style-name="P1">#<text:tab/>drivers/watchdog/hpwdt.c</text:p>
      <text:p text:style-name="P1">#<text:tab/>drivers/watchdog/iTCO_wdt.c</text:p>
      <text:p text:style-name="P1">#<text:tab/>drivers/watchdog/ib700wdt.c</text:p>
      <text:p text:style-name="P1">#<text:tab/>drivers/watchdog/ie6xx_wdt.c</text:p>
      <text:p text:style-name="P1">#<text:tab/>drivers/watchdog/imx2_wdt.c</text:p>
      <text:p text:style-name="P1">#<text:tab/>drivers/watchdog/intel-mid_wdt.c</text:p>
      <text:p text:style-name="P1">#<text:tab/>drivers/watchdog/it87_wdt.c</text:p>
      <text:p text:style-name="P1">#<text:tab/>drivers/watchdog/jz4740_wdt.c</text:p>
      <text:p text:style-name="P1">#<text:tab/>drivers/watchdog/kempld_wdt.c</text:p>
      <text:p text:style-name="P1">#<text:tab/>drivers/watchdog/ks8695_wdt.c</text:p>
      <text:p text:style-name="P1">#<text:tab/>drivers/watchdog/lantiq_wdt.c</text:p>
      <text:p text:style-name="P1">#<text:tab/>drivers/watchdog/max63xx_wdt.c</text:p>
      <text:p text:style-name="P1">#<text:tab/>drivers/watchdog/mena21_wdt.c</text:p>
      <text:p text:style-name="P1">#<text:tab/>drivers/watchdog/menf21bmc_wdt.c</text:p>
      <text:p text:style-name="P1">#<text:tab/>drivers/watchdog/meson_wdt.c</text:p>
      <text:p text:style-name="P1">#<text:tab/>drivers/watchdog/moxart_wdt.c</text:p>
      <text:p text:style-name="P1">#<text:tab/>drivers/watchdog/mpc8xxx_wdt.c</text:p>
      <text:p text:style-name="P1">#<text:tab/>drivers/watchdog/mv64x60_wdt.c</text:p>
      <text:p text:style-name="P1">#<text:tab/>drivers/watchdog/nuc900_wdt.c</text:p>
      <text:p text:style-name="P1">#<text:tab/>drivers/watchdog/nv_tco.c</text:p>
      <text:p text:style-name="P1">#<text:tab/>drivers/watchdog/octeon-wdt-main.c</text:p>
      <text:p text:style-name="P1">#<text:tab/>drivers/watchdog/of_xilinx_wdt.c</text:p>
      <text:p text:style-name="P1">#<text:tab/>drivers/watchdog/omap_wdt.c</text:p>
      <text:p text:style-name="P1"><text:soft-page-break/>#<text:tab/>drivers/watchdog/omap_wdt.h</text:p>
      <text:p text:style-name="P1">#<text:tab/>drivers/watchdog/orion_wdt.c</text:p>
      <text:p text:style-name="P1">#<text:tab/>drivers/watchdog/pcwd.c</text:p>
      <text:p text:style-name="P1">#<text:tab/>drivers/watchdog/pcwd_usb.c</text:p>
      <text:p text:style-name="P1">#<text:tab/>drivers/watchdog/pnx4008_wdt.c</text:p>
      <text:p text:style-name="P1">#<text:tab/>drivers/watchdog/qcom-wdt.c</text:p>
      <text:p text:style-name="P1">#<text:tab/>drivers/watchdog/rdc321x_wdt.c</text:p>
      <text:p text:style-name="P1">#<text:tab/>drivers/watchdog/retu_wdt.c</text:p>
      <text:p text:style-name="P1">#<text:tab/>drivers/watchdog/riowd.c</text:p>
      <text:p text:style-name="P1">#<text:tab/>drivers/watchdog/rn5t618_wdt.c</text:p>
      <text:p text:style-name="P1">#<text:tab/>drivers/watchdog/rt2880_wdt.c</text:p>
      <text:p text:style-name="P1">#<text:tab/>drivers/watchdog/s3c2410_wdt.c</text:p>
      <text:p text:style-name="P1">#<text:tab/>drivers/watchdog/sch311x_wdt.c</text:p>
      <text:p text:style-name="P1">#<text:tab/>drivers/watchdog/shwdt.c</text:p>
      <text:p text:style-name="P1">#<text:tab/>drivers/watchdog/sirfsoc_wdt.c</text:p>
      <text:p text:style-name="P1">#<text:tab/>drivers/watchdog/softdog.c</text:p>
      <text:p text:style-name="P1">#<text:tab/>drivers/watchdog/sp5100_tco.c</text:p>
      <text:p text:style-name="P1">#<text:tab/>drivers/watchdog/sp805_wdt.c</text:p>
      <text:p text:style-name="P1">#<text:tab/>drivers/watchdog/stmp3xxx_rtc_wdt.c</text:p>
      <text:p text:style-name="P1">#<text:tab/>drivers/watchdog/sunxi_wdt.c</text:p>
      <text:p text:style-name="P1">#<text:tab/>drivers/watchdog/tegra_wdt.c</text:p>
      <text:p text:style-name="P1">#<text:tab/>drivers/watchdog/ts72xx_wdt.c</text:p>
      <text:p text:style-name="P1">#<text:tab/>drivers/watchdog/twl4030_wdt.c</text:p>
      <text:p text:style-name="P1">#<text:tab/>drivers/watchdog/txx9wdt.c</text:p>
      <text:p text:style-name="P1">#<text:tab/>drivers/watchdog/ux500_wdt.c</text:p>
      <text:p text:style-name="P1">#<text:tab/>drivers/watchdog/via_wdt.c</text:p>
      <text:p text:style-name="P1">#<text:tab/>drivers/watchdog/w83627hf_wdt.c</text:p>
      <text:p text:style-name="P1">#<text:tab/>drivers/watchdog/w83977f_wdt.c</text:p>
      <text:p text:style-name="P1">#<text:tab/>drivers/watchdog/watchdog_core.c</text:p>
      <text:p text:style-name="P1">#<text:tab/>drivers/watchdog/watchdog_core.h</text:p>
      <text:p text:style-name="P1">#<text:tab/>drivers/watchdog/watchdog_dev.c</text:p>
      <text:p text:style-name="P1">#<text:tab/>drivers/watchdog/wm831x_wdt.c</text:p>
      <text:p text:style-name="P1">#<text:tab/>drivers/watchdog/wm8350_wdt.c</text:p>
      <text:p text:style-name="P1">#<text:tab/>drivers/watchdog/xen_wdt.c</text:p>
      <text:p text:style-name="P1">#<text:tab/>drivers/xen/Kconfig</text:p>
      <text:p text:style-name="P1">#<text:tab/>drivers/xen/Makefile</text:p>
      <text:p text:style-name="P1">#<text:tab/>drivers/xen/acpi.c</text:p>
      <text:p text:style-name="P1">#<text:tab/>drivers/xen/balloon.c</text:p>
      <text:p text:style-name="P1">#<text:tab/>drivers/xen/biomerge.c</text:p>
      <text:p text:style-name="P1">#<text:tab/>drivers/xen/cpu_hotplug.c</text:p>
      <text:p text:style-name="P1">#<text:tab/>drivers/xen/efi.c</text:p>
      <text:p text:style-name="P1">#<text:tab/>drivers/xen/events/events_2l.c</text:p>
      <text:p text:style-name="P1">#<text:tab/>drivers/xen/events/events_base.c</text:p>
      <text:p text:style-name="P1">#<text:tab/>drivers/xen/events/events_fifo.c</text:p>
      <text:p text:style-name="P1">#<text:tab/>drivers/xen/evtchn.c</text:p>
      <text:p text:style-name="P1">#<text:tab/>drivers/xen/features.c</text:p>
      <text:p text:style-name="P1">#<text:tab/>drivers/xen/gntalloc.c</text:p>
      <text:p text:style-name="P1">#<text:tab/>drivers/xen/gntdev.c</text:p>
      <text:p text:style-name="P1">#<text:tab/>drivers/xen/grant-table.c</text:p>
      <text:p text:style-name="P1">#<text:tab/>drivers/xen/manage.c</text:p>
      <text:p text:style-name="P1">#<text:tab/>drivers/xen/mcelog.c</text:p>
      <text:p text:style-name="P1">#<text:tab/>drivers/xen/pci.c</text:p>
      <text:p text:style-name="P1"><text:soft-page-break/>#<text:tab/>drivers/xen/pcpu.c</text:p>
      <text:p text:style-name="P1">#<text:tab/>drivers/xen/platform-pci.c</text:p>
      <text:p text:style-name="P1">#<text:tab/>drivers/xen/preempt.c</text:p>
      <text:p text:style-name="P1">#<text:tab/>drivers/xen/privcmd.c</text:p>
      <text:p text:style-name="P1">#<text:tab/>drivers/xen/swiotlb-xen.c</text:p>
      <text:p text:style-name="P1">#<text:tab/>drivers/xen/sys-hypervisor.c</text:p>
      <text:p text:style-name="P1">#<text:tab/>drivers/xen/tmem.c</text:p>
      <text:p text:style-name="P1">#<text:tab/>drivers/xen/xen-acpi-cpuhotplug.c</text:p>
      <text:p text:style-name="P1">#<text:tab/>drivers/xen/xen-acpi-memhotplug.c</text:p>
      <text:p text:style-name="P1">#<text:tab/>drivers/xen/xen-acpi-pad.c</text:p>
      <text:p text:style-name="P1">#<text:tab/>drivers/xen/xen-acpi-processor.c</text:p>
      <text:p text:style-name="P1">#<text:tab/>drivers/xen/xen-balloon.c</text:p>
      <text:p text:style-name="P1">#<text:tab/>drivers/xen/xen-pciback/conf_space.c</text:p>
      <text:p text:style-name="P1">#<text:tab/>drivers/xen/xen-pciback/conf_space_capability.c</text:p>
      <text:p text:style-name="P1">#<text:tab/>drivers/xen/xen-pciback/conf_space_header.c</text:p>
      <text:p text:style-name="P1">#<text:tab/>drivers/xen/xen-pciback/passthrough.c</text:p>
      <text:p text:style-name="P1">#<text:tab/>drivers/xen/xen-pciback/pci_stub.c</text:p>
      <text:p text:style-name="P1">#<text:tab/>drivers/xen/xen-pciback/pciback.h</text:p>
      <text:p text:style-name="P1">#<text:tab/>drivers/xen/xen-pciback/pciback_ops.c</text:p>
      <text:p text:style-name="P1">#<text:tab/>drivers/xen/xen-pciback/vpci.c</text:p>
      <text:p text:style-name="P1">#<text:tab/>drivers/xen/xen-pciback/xenbus.c</text:p>
      <text:p text:style-name="P1">#<text:tab/>drivers/xen/xen-scsiback.c</text:p>
      <text:p text:style-name="P1">#<text:tab/>drivers/xen/xen-selfballoon.c</text:p>
      <text:p text:style-name="P1">#<text:tab/>drivers/xen/xenbus/xenbus_client.c</text:p>
      <text:p text:style-name="P1">#<text:tab/>drivers/xen/xenbus/xenbus_comms.c</text:p>
      <text:p text:style-name="P1">#<text:tab/>drivers/xen/xenbus/xenbus_dev_backend.c</text:p>
      <text:p text:style-name="P1">#<text:tab/>drivers/xen/xenbus/xenbus_dev_frontend.c</text:p>
      <text:p text:style-name="P1">#<text:tab/>drivers/xen/xenbus/xenbus_probe.c</text:p>
      <text:p text:style-name="P1">#<text:tab/>drivers/xen/xenbus/xenbus_probe_frontend.c</text:p>
      <text:p text:style-name="P1">#<text:tab/>drivers/xen/xenbus/xenbus_xs.c</text:p>
      <text:p text:style-name="P1">#<text:tab/>drivers/xen/xenfs/Makefile</text:p>
      <text:p text:style-name="P1">#<text:tab/>drivers/xen/xenfs/super.c</text:p>
      <text:p text:style-name="P1">#<text:tab/>drivers/xen/xenfs/xenfs.h</text:p>
      <text:p text:style-name="P1">#<text:tab/>drivers/zorro/zorro-sysfs.c</text:p>
      <text:p text:style-name="P1">#<text:tab/>drivers/zorro/zorro.c</text:p>
      <text:p text:style-name="P1">#<text:tab/>firmware/Makefile</text:p>
      <text:p text:style-name="P1">#<text:tab/>firmware/README.AddingFirmware</text:p>
      <text:p text:style-name="P1">#<text:tab/>firmware/WHENCE</text:p>
      <text:p text:style-name="P1">#<text:tab/>fs/9p/Makefile</text:p>
      <text:p text:style-name="P1">#<text:tab/>fs/9p/acl.c</text:p>
      <text:p text:style-name="P1">#<text:tab/>fs/9p/cache.c</text:p>
      <text:p text:style-name="P1">#<text:tab/>fs/9p/cache.h</text:p>
      <text:p text:style-name="P1">#<text:tab/>fs/9p/fid.c</text:p>
      <text:p text:style-name="P1">#<text:tab/>fs/9p/fid.h</text:p>
      <text:p text:style-name="P1">#<text:tab/>fs/9p/v9fs.c</text:p>
      <text:p text:style-name="P1">#<text:tab/>fs/9p/v9fs.h</text:p>
      <text:p text:style-name="P1">#<text:tab/>fs/9p/v9fs_vfs.h</text:p>
      <text:p text:style-name="P1">#<text:tab/>fs/9p/vfs_addr.c</text:p>
      <text:p text:style-name="P1">#<text:tab/>fs/9p/vfs_dentry.c</text:p>
      <text:p text:style-name="P1">#<text:tab/>fs/9p/vfs_dir.c</text:p>
      <text:p text:style-name="P1">#<text:tab/>fs/9p/vfs_file.c</text:p>
      <text:p text:style-name="P1">#<text:tab/>fs/9p/vfs_inode.c</text:p>
      <text:p text:style-name="P1"><text:soft-page-break/>#<text:tab/>fs/9p/vfs_inode_dotl.c</text:p>
      <text:p text:style-name="P1">#<text:tab/>fs/9p/vfs_super.c</text:p>
      <text:p text:style-name="P1">#<text:tab/>fs/9p/xattr.c</text:p>
      <text:p text:style-name="P1">#<text:tab/>fs/9p/xattr.h</text:p>
      <text:p text:style-name="P1">#<text:tab/>fs/Kconfig</text:p>
      <text:p text:style-name="P1">#<text:tab/>fs/Kconfig.binfmt</text:p>
      <text:p text:style-name="P1">#<text:tab/>fs/Makefile</text:p>
      <text:p text:style-name="P1">#<text:tab/>fs/adfs/adfs.h</text:p>
      <text:p text:style-name="P1">#<text:tab/>fs/adfs/dir.c</text:p>
      <text:p text:style-name="P1">#<text:tab/>fs/adfs/dir_f.c</text:p>
      <text:p text:style-name="P1">#<text:tab/>fs/adfs/dir_fplus.c</text:p>
      <text:p text:style-name="P1">#<text:tab/>fs/adfs/file.c</text:p>
      <text:p text:style-name="P1">#<text:tab/>fs/adfs/inode.c</text:p>
      <text:p text:style-name="P1">#<text:tab/>fs/adfs/super.c</text:p>
      <text:p text:style-name="P1">#<text:tab/>fs/affs/affs.h</text:p>
      <text:p text:style-name="P1">#<text:tab/>fs/affs/amigaffs.c</text:p>
      <text:p text:style-name="P1">#<text:tab/>fs/affs/bitmap.c</text:p>
      <text:p text:style-name="P1">#<text:tab/>fs/affs/dir.c</text:p>
      <text:p text:style-name="P1">#<text:tab/>fs/affs/file.c</text:p>
      <text:p text:style-name="P1">#<text:tab/>fs/affs/inode.c</text:p>
      <text:p text:style-name="P1">#<text:tab/>fs/affs/namei.c</text:p>
      <text:p text:style-name="P1">#<text:tab/>fs/affs/super.c</text:p>
      <text:p text:style-name="P1">#<text:tab/>fs/affs/symlink.c</text:p>
      <text:p text:style-name="P1">#<text:tab/>fs/afs/callback.c</text:p>
      <text:p text:style-name="P1">#<text:tab/>fs/afs/cmservice.c</text:p>
      <text:p text:style-name="P1">#<text:tab/>fs/afs/dir.c</text:p>
      <text:p text:style-name="P1">#<text:tab/>fs/afs/file.c</text:p>
      <text:p text:style-name="P1">#<text:tab/>fs/afs/flock.c</text:p>
      <text:p text:style-name="P1">#<text:tab/>fs/afs/fsclient.c</text:p>
      <text:p text:style-name="P1">#<text:tab/>fs/afs/inode.c</text:p>
      <text:p text:style-name="P1">#<text:tab/>fs/afs/internal.h</text:p>
      <text:p text:style-name="P1">#<text:tab/>fs/afs/main.c</text:p>
      <text:p text:style-name="P1">#<text:tab/>fs/afs/misc.c</text:p>
      <text:p text:style-name="P1">#<text:tab/>fs/afs/mntpt.c</text:p>
      <text:p text:style-name="P1">#<text:tab/>fs/afs/proc.c</text:p>
      <text:p text:style-name="P1">#<text:tab/>fs/afs/rxrpc.c</text:p>
      <text:p text:style-name="P1">#<text:tab/>fs/afs/server.c</text:p>
      <text:p text:style-name="P1">#<text:tab/>fs/afs/super.c</text:p>
      <text:p text:style-name="P1">#<text:tab/>fs/afs/vlclient.c</text:p>
      <text:p text:style-name="P1">#<text:tab/>fs/afs/vlocation.c</text:p>
      <text:p text:style-name="P1">#<text:tab/>fs/afs/volume.c</text:p>
      <text:p text:style-name="P1">#<text:tab/>fs/afs/write.c</text:p>
      <text:p text:style-name="P1">#<text:tab/>fs/aio.c</text:p>
      <text:p text:style-name="P1">#<text:tab/>fs/attr.c</text:p>
      <text:p text:style-name="P1">#<text:tab/>fs/autofs4/autofs_i.h</text:p>
      <text:p text:style-name="P1">#<text:tab/>fs/autofs4/dev-ioctl.c</text:p>
      <text:p text:style-name="P1">#<text:tab/>fs/autofs4/expire.c</text:p>
      <text:p text:style-name="P1">#<text:tab/>fs/autofs4/init.c</text:p>
      <text:p text:style-name="P1">#<text:tab/>fs/autofs4/inode.c</text:p>
      <text:p text:style-name="P1">#<text:tab/>fs/autofs4/root.c</text:p>
      <text:p text:style-name="P1">#<text:tab/>fs/autofs4/symlink.c</text:p>
      <text:p text:style-name="P1">#<text:tab/>fs/autofs4/waitq.c</text:p>
      <text:p text:style-name="P1"><text:soft-page-break/>#<text:tab/>fs/bad_inode.c</text:p>
      <text:p text:style-name="P1">#<text:tab/>fs/befs/befs.h</text:p>
      <text:p text:style-name="P1">#<text:tab/>fs/befs/btree.c</text:p>
      <text:p text:style-name="P1">#<text:tab/>fs/befs/btree.h</text:p>
      <text:p text:style-name="P1">#<text:tab/>fs/befs/datastream.c</text:p>
      <text:p text:style-name="P1">#<text:tab/>fs/befs/datastream.h</text:p>
      <text:p text:style-name="P1">#<text:tab/>fs/befs/debug.c</text:p>
      <text:p text:style-name="P1">#<text:tab/>fs/befs/io.c</text:p>
      <text:p text:style-name="P1">#<text:tab/>fs/befs/io.h</text:p>
      <text:p text:style-name="P1">#<text:tab/>fs/befs/linuxvfs.c</text:p>
      <text:p text:style-name="P1">#<text:tab/>fs/befs/super.c</text:p>
      <text:p text:style-name="P1">#<text:tab/>fs/bfs/dir.c</text:p>
      <text:p text:style-name="P1">#<text:tab/>fs/bfs/file.c</text:p>
      <text:p text:style-name="P1">#<text:tab/>fs/bfs/inode.c</text:p>
      <text:p text:style-name="P1">#<text:tab/>fs/binfmt_aout.c</text:p>
      <text:p text:style-name="P1">#<text:tab/>fs/binfmt_elf.c</text:p>
      <text:p text:style-name="P1">#<text:tab/>fs/binfmt_elf_fdpic.c</text:p>
      <text:p text:style-name="P1">#<text:tab/>fs/binfmt_em86.c</text:p>
      <text:p text:style-name="P1">#<text:tab/>fs/binfmt_flat.c</text:p>
      <text:p text:style-name="P1">#<text:tab/>fs/binfmt_misc.c</text:p>
      <text:p text:style-name="P1">#<text:tab/>fs/binfmt_script.c</text:p>
      <text:p text:style-name="P1">#<text:tab/>fs/block_dev.c</text:p>
      <text:p text:style-name="P1">#<text:tab/>fs/btrfs/Kconfig</text:p>
      <text:p text:style-name="P1">#<text:tab/>fs/btrfs/Makefile</text:p>
      <text:p text:style-name="P1">#<text:tab/>fs/btrfs/acl.c</text:p>
      <text:p text:style-name="P1">#<text:tab/>fs/btrfs/async-thread.c</text:p>
      <text:p text:style-name="P1">#<text:tab/>fs/btrfs/async-thread.h</text:p>
      <text:p text:style-name="P1">#<text:tab/>fs/btrfs/backref.c</text:p>
      <text:p text:style-name="P1">#<text:tab/>fs/btrfs/backref.h</text:p>
      <text:p text:style-name="P1">#<text:tab/>fs/btrfs/btrfs_inode.h</text:p>
      <text:p text:style-name="P1">#<text:tab/>fs/btrfs/check-integrity.c</text:p>
      <text:p text:style-name="P1">#<text:tab/>fs/btrfs/check-integrity.h</text:p>
      <text:p text:style-name="P1">#<text:tab/>fs/btrfs/compression.c</text:p>
      <text:p text:style-name="P1">#<text:tab/>fs/btrfs/compression.h</text:p>
      <text:p text:style-name="P1">#<text:tab/>fs/btrfs/ctree.c</text:p>
      <text:p text:style-name="P1">#<text:tab/>fs/btrfs/ctree.h</text:p>
      <text:p text:style-name="P1">#<text:tab/>fs/btrfs/delayed-inode.c</text:p>
      <text:p text:style-name="P1">#<text:tab/>fs/btrfs/delayed-inode.h</text:p>
      <text:p text:style-name="P1">#<text:tab/>fs/btrfs/delayed-ref.c</text:p>
      <text:p text:style-name="P1">#<text:tab/>fs/btrfs/delayed-ref.h</text:p>
      <text:p text:style-name="P1">#<text:tab/>fs/btrfs/dev-replace.c</text:p>
      <text:p text:style-name="P1">#<text:tab/>fs/btrfs/dev-replace.h</text:p>
      <text:p text:style-name="P1">#<text:tab/>fs/btrfs/dir-item.c</text:p>
      <text:p text:style-name="P1">#<text:tab/>fs/btrfs/disk-io.c</text:p>
      <text:p text:style-name="P1">#<text:tab/>fs/btrfs/disk-io.h</text:p>
      <text:p text:style-name="P1">#<text:tab/>fs/btrfs/export.c</text:p>
      <text:p text:style-name="P1">#<text:tab/>fs/btrfs/extent-tree.c</text:p>
      <text:p text:style-name="P1">#<text:tab/>fs/btrfs/extent_io.c</text:p>
      <text:p text:style-name="P1">#<text:tab/>fs/btrfs/extent_io.h</text:p>
      <text:p text:style-name="P1">#<text:tab/>fs/btrfs/extent_map.c</text:p>
      <text:p text:style-name="P1">#<text:tab/>fs/btrfs/extent_map.h</text:p>
      <text:p text:style-name="P1">#<text:tab/>fs/btrfs/file-item.c</text:p>
      <text:p text:style-name="P1"><text:soft-page-break/>#<text:tab/>fs/btrfs/file.c</text:p>
      <text:p text:style-name="P1">#<text:tab/>fs/btrfs/free-space-cache.c</text:p>
      <text:p text:style-name="P1">#<text:tab/>fs/btrfs/free-space-cache.h</text:p>
      <text:p text:style-name="P1">#<text:tab/>fs/btrfs/hash.c</text:p>
      <text:p text:style-name="P1">#<text:tab/>fs/btrfs/hash.h</text:p>
      <text:p text:style-name="P1">#<text:tab/>fs/btrfs/inode-item.c</text:p>
      <text:p text:style-name="P1">#<text:tab/>fs/btrfs/inode-map.c</text:p>
      <text:p text:style-name="P1">#<text:tab/>fs/btrfs/inode-map.h</text:p>
      <text:p text:style-name="P1">#<text:tab/>fs/btrfs/inode.c</text:p>
      <text:p text:style-name="P1">#<text:tab/>fs/btrfs/ioctl.c</text:p>
      <text:p text:style-name="P1">#<text:tab/>fs/btrfs/locking.c</text:p>
      <text:p text:style-name="P1">#<text:tab/>fs/btrfs/lzo.c</text:p>
      <text:p text:style-name="P1">#<text:tab/>fs/btrfs/math.h</text:p>
      <text:p text:style-name="P1">#<text:tab/>fs/btrfs/ordered-data.c</text:p>
      <text:p text:style-name="P1">#<text:tab/>fs/btrfs/ordered-data.h</text:p>
      <text:p text:style-name="P1">#<text:tab/>fs/btrfs/print-tree.c</text:p>
      <text:p text:style-name="P1">#<text:tab/>fs/btrfs/props.c</text:p>
      <text:p text:style-name="P1">#<text:tab/>fs/btrfs/qgroup.c</text:p>
      <text:p text:style-name="P1">#<text:tab/>fs/btrfs/qgroup.h</text:p>
      <text:p text:style-name="P1">#<text:tab/>fs/btrfs/raid56.c</text:p>
      <text:p text:style-name="P1">#<text:tab/>fs/btrfs/raid56.h</text:p>
      <text:p text:style-name="P1">#<text:tab/>fs/btrfs/reada.c</text:p>
      <text:p text:style-name="P1">#<text:tab/>fs/btrfs/relocation.c</text:p>
      <text:p text:style-name="P1">#<text:tab/>fs/btrfs/root-tree.c</text:p>
      <text:p text:style-name="P1">#<text:tab/>fs/btrfs/scrub.c</text:p>
      <text:p text:style-name="P1">#<text:tab/>fs/btrfs/send.c</text:p>
      <text:p text:style-name="P1">#<text:tab/>fs/btrfs/send.h</text:p>
      <text:p text:style-name="P1">#<text:tab/>fs/btrfs/struct-funcs.c</text:p>
      <text:p text:style-name="P1">#<text:tab/>fs/btrfs/super.c</text:p>
      <text:p text:style-name="P1">#<text:tab/>fs/btrfs/sysfs.c</text:p>
      <text:p text:style-name="P1">#<text:tab/>fs/btrfs/sysfs.h</text:p>
      <text:p text:style-name="P1">#<text:tab/>fs/btrfs/tests/btrfs-tests.c</text:p>
      <text:p text:style-name="P1">#<text:tab/>fs/btrfs/tests/btrfs-tests.h</text:p>
      <text:p text:style-name="P1">#<text:tab/>fs/btrfs/tests/extent-buffer-tests.c</text:p>
      <text:p text:style-name="P1">#<text:tab/>fs/btrfs/tests/extent-io-tests.c</text:p>
      <text:p text:style-name="P1">#<text:tab/>fs/btrfs/tests/free-space-tests.c</text:p>
      <text:p text:style-name="P1">#<text:tab/>fs/btrfs/tests/inode-tests.c</text:p>
      <text:p text:style-name="P1">#<text:tab/>fs/btrfs/tests/qgroup-tests.c</text:p>
      <text:p text:style-name="P1">#<text:tab/>fs/btrfs/transaction.c</text:p>
      <text:p text:style-name="P1">#<text:tab/>fs/btrfs/transaction.h</text:p>
      <text:p text:style-name="P1">#<text:tab/>fs/btrfs/tree-defrag.c</text:p>
      <text:p text:style-name="P1">#<text:tab/>fs/btrfs/tree-log.c</text:p>
      <text:p text:style-name="P1">#<text:tab/>fs/btrfs/tree-log.h</text:p>
      <text:p text:style-name="P1">#<text:tab/>fs/btrfs/ulist.c</text:p>
      <text:p text:style-name="P1">#<text:tab/>fs/btrfs/ulist.h</text:p>
      <text:p text:style-name="P1">#<text:tab/>fs/btrfs/uuid-tree.c</text:p>
      <text:p text:style-name="P1">#<text:tab/>fs/btrfs/volumes.c</text:p>
      <text:p text:style-name="P1">#<text:tab/>fs/btrfs/volumes.h</text:p>
      <text:p text:style-name="P1">#<text:tab/>fs/btrfs/xattr.c</text:p>
      <text:p text:style-name="P1">#<text:tab/>fs/btrfs/xattr.h</text:p>
      <text:p text:style-name="P1">#<text:tab/>fs/btrfs/zlib.c</text:p>
      <text:p text:style-name="P1">#<text:tab/>fs/buffer.c</text:p>
      <text:p text:style-name="P1"><text:soft-page-break/>#<text:tab/>fs/cachefiles/bind.c</text:p>
      <text:p text:style-name="P1">#<text:tab/>fs/cachefiles/daemon.c</text:p>
      <text:p text:style-name="P1">#<text:tab/>fs/cachefiles/interface.c</text:p>
      <text:p text:style-name="P1">#<text:tab/>fs/cachefiles/internal.h</text:p>
      <text:p text:style-name="P1">#<text:tab/>fs/cachefiles/namei.c</text:p>
      <text:p text:style-name="P1">#<text:tab/>fs/cachefiles/proc.c</text:p>
      <text:p text:style-name="P1">#<text:tab/>fs/cachefiles/rdwr.c</text:p>
      <text:p text:style-name="P1">#<text:tab/>fs/cachefiles/security.c</text:p>
      <text:p text:style-name="P1">#<text:tab/>fs/cachefiles/xattr.c</text:p>
      <text:p text:style-name="P1">#<text:tab/>fs/ceph/acl.c</text:p>
      <text:p text:style-name="P1">#<text:tab/>fs/ceph/addr.c</text:p>
      <text:p text:style-name="P1">#<text:tab/>fs/ceph/cache.c</text:p>
      <text:p text:style-name="P1">#<text:tab/>fs/ceph/cache.h</text:p>
      <text:p text:style-name="P1">#<text:tab/>fs/ceph/caps.c</text:p>
      <text:p text:style-name="P1">#<text:tab/>fs/ceph/debugfs.c</text:p>
      <text:p text:style-name="P1">#<text:tab/>fs/ceph/dir.c</text:p>
      <text:p text:style-name="P1">#<text:tab/>fs/ceph/export.c</text:p>
      <text:p text:style-name="P1">#<text:tab/>fs/ceph/file.c</text:p>
      <text:p text:style-name="P1">#<text:tab/>fs/ceph/inode.c</text:p>
      <text:p text:style-name="P1">#<text:tab/>fs/ceph/ioctl.c</text:p>
      <text:p text:style-name="P1">#<text:tab/>fs/ceph/locks.c</text:p>
      <text:p text:style-name="P1">#<text:tab/>fs/ceph/mds_client.c</text:p>
      <text:p text:style-name="P1">#<text:tab/>fs/ceph/mds_client.h</text:p>
      <text:p text:style-name="P1">#<text:tab/>fs/ceph/mdsmap.c</text:p>
      <text:p text:style-name="P1">#<text:tab/>fs/ceph/snap.c</text:p>
      <text:p text:style-name="P1">#<text:tab/>fs/ceph/strings.c</text:p>
      <text:p text:style-name="P1">#<text:tab/>fs/ceph/super.c</text:p>
      <text:p text:style-name="P1">#<text:tab/>fs/ceph/super.h</text:p>
      <text:p text:style-name="P1">#<text:tab/>fs/ceph/xattr.c</text:p>
      <text:p text:style-name="P1">#<text:tab/>fs/char_dev.c</text:p>
      <text:p text:style-name="P1">#<text:tab/>fs/cifs/Kconfig</text:p>
      <text:p text:style-name="P1">#<text:tab/>fs/cifs/Makefile</text:p>
      <text:p text:style-name="P1">#<text:tab/>fs/cifs/cifs_debug.c</text:p>
      <text:p text:style-name="P1">#<text:tab/>fs/cifs/cifs_debug.h</text:p>
      <text:p text:style-name="P1">#<text:tab/>fs/cifs/cifs_dfs_ref.c</text:p>
      <text:p text:style-name="P1">#<text:tab/>fs/cifs/cifs_fs_sb.h</text:p>
      <text:p text:style-name="P1">#<text:tab/>fs/cifs/cifs_spnego.c</text:p>
      <text:p text:style-name="P1">#<text:tab/>fs/cifs/cifs_unicode.c</text:p>
      <text:p text:style-name="P1">#<text:tab/>fs/cifs/cifsacl.c</text:p>
      <text:p text:style-name="P1">#<text:tab/>fs/cifs/cifsencrypt.c</text:p>
      <text:p text:style-name="P1">#<text:tab/>fs/cifs/cifsfs.c</text:p>
      <text:p text:style-name="P1">#<text:tab/>fs/cifs/cifsfs.h</text:p>
      <text:p text:style-name="P1">#<text:tab/>fs/cifs/cifsglob.h</text:p>
      <text:p text:style-name="P1">#<text:tab/>fs/cifs/cifspdu.h</text:p>
      <text:p text:style-name="P1">#<text:tab/>fs/cifs/cifsproto.h</text:p>
      <text:p text:style-name="P1">#<text:tab/>fs/cifs/cifssmb.c</text:p>
      <text:p text:style-name="P1">#<text:tab/>fs/cifs/connect.c</text:p>
      <text:p text:style-name="P1">#<text:tab/>fs/cifs/dir.c</text:p>
      <text:p text:style-name="P1">#<text:tab/>fs/cifs/file.c</text:p>
      <text:p text:style-name="P1">#<text:tab/>fs/cifs/inode.c</text:p>
      <text:p text:style-name="P1">#<text:tab/>fs/cifs/ioctl.c</text:p>
      <text:p text:style-name="P1">#<text:tab/>fs/cifs/link.c</text:p>
      <text:p text:style-name="P1"><text:soft-page-break/>#<text:tab/>fs/cifs/misc.c</text:p>
      <text:p text:style-name="P1">#<text:tab/>fs/cifs/netmisc.c</text:p>
      <text:p text:style-name="P1">#<text:tab/>fs/cifs/readdir.c</text:p>
      <text:p text:style-name="P1">#<text:tab/>fs/cifs/sess.c</text:p>
      <text:p text:style-name="P1">#<text:tab/>fs/cifs/smb1ops.c</text:p>
      <text:p text:style-name="P1">#<text:tab/>fs/cifs/smb2file.c</text:p>
      <text:p text:style-name="P1">#<text:tab/>fs/cifs/smb2inode.c</text:p>
      <text:p text:style-name="P1">#<text:tab/>fs/cifs/smb2maperror.c</text:p>
      <text:p text:style-name="P1">#<text:tab/>fs/cifs/smb2misc.c</text:p>
      <text:p text:style-name="P1">#<text:tab/>fs/cifs/smb2ops.c</text:p>
      <text:p text:style-name="P1">#<text:tab/>fs/cifs/smb2pdu.c</text:p>
      <text:p text:style-name="P1">#<text:tab/>fs/cifs/smb2pdu.h</text:p>
      <text:p text:style-name="P1">#<text:tab/>fs/cifs/smb2proto.h</text:p>
      <text:p text:style-name="P1">#<text:tab/>fs/cifs/smb2transport.c</text:p>
      <text:p text:style-name="P1">#<text:tab/>fs/cifs/smbencrypt.c</text:p>
      <text:p text:style-name="P1">#<text:tab/>fs/cifs/smbfsctl.h</text:p>
      <text:p text:style-name="P1">#<text:tab/>fs/cifs/transport.c</text:p>
      <text:p text:style-name="P1">#<text:tab/>fs/cifs/xattr.c</text:p>
      <text:p text:style-name="P1">#<text:tab/>fs/coda/cache.c</text:p>
      <text:p text:style-name="P1">#<text:tab/>fs/coda/cnode.c</text:p>
      <text:p text:style-name="P1">#<text:tab/>fs/coda/coda_linux.c</text:p>
      <text:p text:style-name="P1">#<text:tab/>fs/coda/coda_linux.h</text:p>
      <text:p text:style-name="P1">#<text:tab/>fs/coda/dir.c</text:p>
      <text:p text:style-name="P1">#<text:tab/>fs/coda/file.c</text:p>
      <text:p text:style-name="P1">#<text:tab/>fs/coda/inode.c</text:p>
      <text:p text:style-name="P1">#<text:tab/>fs/coda/pioctl.c</text:p>
      <text:p text:style-name="P1">#<text:tab/>fs/coda/psdev.c</text:p>
      <text:p text:style-name="P1">#<text:tab/>fs/coda/symlink.c</text:p>
      <text:p text:style-name="P1">#<text:tab/>fs/coda/upcall.c</text:p>
      <text:p text:style-name="P1">#<text:tab/>fs/compat.c</text:p>
      <text:p text:style-name="P1">#<text:tab/>fs/compat_binfmt_elf.c</text:p>
      <text:p text:style-name="P1">#<text:tab/>fs/compat_ioctl.c</text:p>
      <text:p text:style-name="P1">#<text:tab/>fs/configfs/configfs_internal.h</text:p>
      <text:p text:style-name="P1">#<text:tab/>fs/configfs/dir.c</text:p>
      <text:p text:style-name="P1">#<text:tab/>fs/configfs/file.c</text:p>
      <text:p text:style-name="P1">#<text:tab/>fs/configfs/inode.c</text:p>
      <text:p text:style-name="P1">#<text:tab/>fs/configfs/item.c</text:p>
      <text:p text:style-name="P1">#<text:tab/>fs/configfs/mount.c</text:p>
      <text:p text:style-name="P1">#<text:tab/>fs/configfs/symlink.c</text:p>
      <text:p text:style-name="P1">#<text:tab/>fs/coredump.c</text:p>
      <text:p text:style-name="P1">#<text:tab/>fs/cramfs/README</text:p>
      <text:p text:style-name="P1">#<text:tab/>fs/cramfs/inode.c</text:p>
      <text:p text:style-name="P1">#<text:tab/>fs/crypto/Makefile</text:p>
      <text:p text:style-name="P1">#<text:tab/>fs/crypto/crypto.c</text:p>
      <text:p text:style-name="P1">#<text:tab/>fs/crypto/fname.c</text:p>
      <text:p text:style-name="P1">#<text:tab/>fs/crypto/keyinfo.c</text:p>
      <text:p text:style-name="P1">#<text:tab/>fs/crypto/policy.c</text:p>
      <text:p text:style-name="P1">#<text:tab/>fs/dcache.c</text:p>
      <text:p text:style-name="P1">#<text:tab/>fs/debugfs/file.c</text:p>
      <text:p text:style-name="P1">#<text:tab/>fs/debugfs/inode.c</text:p>
      <text:p text:style-name="P1">#<text:tab/>fs/devpts/inode.c</text:p>
      <text:p text:style-name="P1">#<text:tab/>fs/direct-io.c</text:p>
      <text:p text:style-name="P1"><text:soft-page-break/>#<text:tab/>fs/dlm/ast.c</text:p>
      <text:p text:style-name="P1">#<text:tab/>fs/dlm/config.c</text:p>
      <text:p text:style-name="P1">#<text:tab/>fs/dlm/config.h</text:p>
      <text:p text:style-name="P1">#<text:tab/>fs/dlm/debug_fs.c</text:p>
      <text:p text:style-name="P1">#<text:tab/>fs/dlm/dlm_internal.h</text:p>
      <text:p text:style-name="P1">#<text:tab/>fs/dlm/lock.c</text:p>
      <text:p text:style-name="P1">#<text:tab/>fs/dlm/lock.h</text:p>
      <text:p text:style-name="P1">#<text:tab/>fs/dlm/lockspace.c</text:p>
      <text:p text:style-name="P1">#<text:tab/>fs/dlm/lowcomms.c</text:p>
      <text:p text:style-name="P1">#<text:tab/>fs/dlm/member.c</text:p>
      <text:p text:style-name="P1">#<text:tab/>fs/dlm/memory.c</text:p>
      <text:p text:style-name="P1">#<text:tab/>fs/dlm/netlink.c</text:p>
      <text:p text:style-name="P1">#<text:tab/>fs/dlm/plock.c</text:p>
      <text:p text:style-name="P1">#<text:tab/>fs/dlm/user.c</text:p>
      <text:p text:style-name="P1">#<text:tab/>fs/drop_caches.c</text:p>
      <text:p text:style-name="P1">#<text:tab/>fs/ecryptfs/Kconfig</text:p>
      <text:p text:style-name="P1">#<text:tab/>fs/ecryptfs/Makefile</text:p>
      <text:p text:style-name="P1">#<text:tab/>fs/ecryptfs/crypto.c</text:p>
      <text:p text:style-name="P1">#<text:tab/>fs/ecryptfs/debug.c</text:p>
      <text:p text:style-name="P1">#<text:tab/>fs/ecryptfs/dentry.c</text:p>
      <text:p text:style-name="P1">#<text:tab/>fs/ecryptfs/ecryptfs_kernel.h</text:p>
      <text:p text:style-name="P1">#<text:tab/>fs/ecryptfs/file.c</text:p>
      <text:p text:style-name="P1">#<text:tab/>fs/ecryptfs/inode.c</text:p>
      <text:p text:style-name="P1">#<text:tab/>fs/ecryptfs/keystore.c</text:p>
      <text:p text:style-name="P1">#<text:tab/>fs/ecryptfs/kthread.c</text:p>
      <text:p text:style-name="P1">#<text:tab/>fs/ecryptfs/main.c</text:p>
      <text:p text:style-name="P1">#<text:tab/>fs/ecryptfs/messaging.c</text:p>
      <text:p text:style-name="P1">#<text:tab/>fs/ecryptfs/mmap.c</text:p>
      <text:p text:style-name="P1">#<text:tab/>fs/ecryptfs/read_write.c</text:p>
      <text:p text:style-name="P1">#<text:tab/>fs/ecryptfs/super.c</text:p>
      <text:p text:style-name="P1">#<text:tab/>fs/efivarfs/Kconfig</text:p>
      <text:p text:style-name="P1">#<text:tab/>fs/efivarfs/file.c</text:p>
      <text:p text:style-name="P1">#<text:tab/>fs/efivarfs/inode.c</text:p>
      <text:p text:style-name="P1">#<text:tab/>fs/efivarfs/super.c</text:p>
      <text:p text:style-name="P1">#<text:tab/>fs/efs/dir.c</text:p>
      <text:p text:style-name="P1">#<text:tab/>fs/efs/inode.c</text:p>
      <text:p text:style-name="P1">#<text:tab/>fs/efs/namei.c</text:p>
      <text:p text:style-name="P1">#<text:tab/>fs/efs/super.c</text:p>
      <text:p text:style-name="P1">#<text:tab/>fs/efs/symlink.c</text:p>
      <text:p text:style-name="P1">#<text:tab/>fs/eventfd.c</text:p>
      <text:p text:style-name="P1">#<text:tab/>fs/eventpoll.c</text:p>
      <text:p text:style-name="P1">#<text:tab/>fs/exec.c</text:p>
      <text:p text:style-name="P1">#<text:tab/>fs/exofs/Kbuild</text:p>
      <text:p text:style-name="P1">#<text:tab/>fs/exofs/dir.c</text:p>
      <text:p text:style-name="P1">#<text:tab/>fs/exofs/exofs.h</text:p>
      <text:p text:style-name="P1">#<text:tab/>fs/exofs/file.c</text:p>
      <text:p text:style-name="P1">#<text:tab/>fs/exofs/inode.c</text:p>
      <text:p text:style-name="P1">#<text:tab/>fs/exofs/namei.c</text:p>
      <text:p text:style-name="P1">#<text:tab/>fs/exofs/ore.c</text:p>
      <text:p text:style-name="P1">#<text:tab/>fs/exofs/super.c</text:p>
      <text:p text:style-name="P1">#<text:tab/>fs/exportfs/expfs.c</text:p>
      <text:p text:style-name="P1">#<text:tab/>fs/ext2/Kconfig</text:p>
      <text:p text:style-name="P1"><text:soft-page-break/>#<text:tab/>fs/ext2/Makefile</text:p>
      <text:p text:style-name="P1">#<text:tab/>fs/ext2/acl.c</text:p>
      <text:p text:style-name="P1">#<text:tab/>fs/ext2/balloc.c</text:p>
      <text:p text:style-name="P1">#<text:tab/>fs/ext2/dir.c</text:p>
      <text:p text:style-name="P1">#<text:tab/>fs/ext2/ext2.h</text:p>
      <text:p text:style-name="P1">#<text:tab/>fs/ext2/file.c</text:p>
      <text:p text:style-name="P1">#<text:tab/>fs/ext2/ialloc.c</text:p>
      <text:p text:style-name="P1">#<text:tab/>fs/ext2/inode.c</text:p>
      <text:p text:style-name="P1">#<text:tab/>fs/ext2/ioctl.c</text:p>
      <text:p text:style-name="P1">#<text:tab/>fs/ext2/namei.c</text:p>
      <text:p text:style-name="P1">#<text:tab/>fs/ext2/super.c</text:p>
      <text:p text:style-name="P1">#<text:tab/>fs/ext2/symlink.c</text:p>
      <text:p text:style-name="P1">#<text:tab/>fs/ext2/xattr.c</text:p>
      <text:p text:style-name="P1">#<text:tab/>fs/ext2/xattr.h</text:p>
      <text:p text:style-name="P1">#<text:tab/>fs/ext2/xattr_security.c</text:p>
      <text:p text:style-name="P1">#<text:tab/>fs/ext2/xattr_trusted.c</text:p>
      <text:p text:style-name="P1">#<text:tab/>fs/ext2/xattr_user.c</text:p>
      <text:p text:style-name="P1">#<text:tab/>fs/ext4/Kconfig</text:p>
      <text:p text:style-name="P1">#<text:tab/>fs/ext4/Makefile</text:p>
      <text:p text:style-name="P1">#<text:tab/>fs/ext4/acl.c</text:p>
      <text:p text:style-name="P1">#<text:tab/>fs/ext4/balloc.c</text:p>
      <text:p text:style-name="P1">#<text:tab/>fs/ext4/bitmap.c</text:p>
      <text:p text:style-name="P1">#<text:tab/>fs/ext4/block_validity.c</text:p>
      <text:p text:style-name="P1">#<text:tab/>fs/ext4/dir.c</text:p>
      <text:p text:style-name="P1">#<text:tab/>fs/ext4/ext4.h</text:p>
      <text:p text:style-name="P1">#<text:tab/>fs/ext4/ext4_extents.h</text:p>
      <text:p text:style-name="P1">#<text:tab/>fs/ext4/ext4_jbd2.c</text:p>
      <text:p text:style-name="P1">#<text:tab/>fs/ext4/ext4_jbd2.h</text:p>
      <text:p text:style-name="P1">#<text:tab/>fs/ext4/extents.c</text:p>
      <text:p text:style-name="P1">#<text:tab/>fs/ext4/extents_status.c</text:p>
      <text:p text:style-name="P1">#<text:tab/>fs/ext4/extents_status.h</text:p>
      <text:p text:style-name="P1">#<text:tab/>fs/ext4/file.c</text:p>
      <text:p text:style-name="P1">#<text:tab/>fs/ext4/fsync.c</text:p>
      <text:p text:style-name="P1">#<text:tab/>fs/ext4/hash.c</text:p>
      <text:p text:style-name="P1">#<text:tab/>fs/ext4/ialloc.c</text:p>
      <text:p text:style-name="P1">#<text:tab/>fs/ext4/indirect.c</text:p>
      <text:p text:style-name="P1">#<text:tab/>fs/ext4/inline.c</text:p>
      <text:p text:style-name="P1">#<text:tab/>fs/ext4/inode.c</text:p>
      <text:p text:style-name="P1">#<text:tab/>fs/ext4/ioctl.c</text:p>
      <text:p text:style-name="P1">#<text:tab/>fs/ext4/mballoc.c</text:p>
      <text:p text:style-name="P1">#<text:tab/>fs/ext4/mballoc.h</text:p>
      <text:p text:style-name="P1">#<text:tab/>fs/ext4/migrate.c</text:p>
      <text:p text:style-name="P1">#<text:tab/>fs/ext4/mmp.c</text:p>
      <text:p text:style-name="P1">#<text:tab/>fs/ext4/move_extent.c</text:p>
      <text:p text:style-name="P1">#<text:tab/>fs/ext4/namei.c</text:p>
      <text:p text:style-name="P1">#<text:tab/>fs/ext4/page-io.c</text:p>
      <text:p text:style-name="P1">#<text:tab/>fs/ext4/readpage.c</text:p>
      <text:p text:style-name="P1">#<text:tab/>fs/ext4/resize.c</text:p>
      <text:p text:style-name="P1">#<text:tab/>fs/ext4/super.c</text:p>
      <text:p text:style-name="P1">#<text:tab/>fs/ext4/symlink.c</text:p>
      <text:p text:style-name="P1">#<text:tab/>fs/ext4/truncate.h</text:p>
      <text:p text:style-name="P1">#<text:tab/>fs/ext4/xattr.c</text:p>
      <text:p text:style-name="P1"><text:soft-page-break/>#<text:tab/>fs/ext4/xattr.h</text:p>
      <text:p text:style-name="P1">#<text:tab/>fs/ext4/xattr_security.c</text:p>
      <text:p text:style-name="P1">#<text:tab/>fs/ext4/xattr_trusted.c</text:p>
      <text:p text:style-name="P1">#<text:tab/>fs/ext4/xattr_user.c</text:p>
      <text:p text:style-name="P1">#<text:tab/>fs/f2fs/Makefile</text:p>
      <text:p text:style-name="P1">#<text:tab/>fs/f2fs/acl.c</text:p>
      <text:p text:style-name="P1">#<text:tab/>fs/f2fs/checkpoint.c</text:p>
      <text:p text:style-name="P1">#<text:tab/>fs/f2fs/data.c</text:p>
      <text:p text:style-name="P1">#<text:tab/>fs/f2fs/debug.c</text:p>
      <text:p text:style-name="P1">#<text:tab/>fs/f2fs/dir.c</text:p>
      <text:p text:style-name="P1">#<text:tab/>fs/f2fs/extent_cache.c</text:p>
      <text:p text:style-name="P1">#<text:tab/>fs/f2fs/f2fs.h</text:p>
      <text:p text:style-name="P1">#<text:tab/>fs/f2fs/file.c</text:p>
      <text:p text:style-name="P1">#<text:tab/>fs/f2fs/gc.c</text:p>
      <text:p text:style-name="P1">#<text:tab/>fs/f2fs/gc.h</text:p>
      <text:p text:style-name="P1">#<text:tab/>fs/f2fs/inline.c</text:p>
      <text:p text:style-name="P1">#<text:tab/>fs/f2fs/inode.c</text:p>
      <text:p text:style-name="P1">#<text:tab/>fs/f2fs/namei.c</text:p>
      <text:p text:style-name="P1">#<text:tab/>fs/f2fs/node.c</text:p>
      <text:p text:style-name="P1">#<text:tab/>fs/f2fs/node.h</text:p>
      <text:p text:style-name="P1">#<text:tab/>fs/f2fs/recovery.c</text:p>
      <text:p text:style-name="P1">#<text:tab/>fs/f2fs/segment.c</text:p>
      <text:p text:style-name="P1">#<text:tab/>fs/f2fs/segment.h</text:p>
      <text:p text:style-name="P1">#<text:tab/>fs/f2fs/shrinker.c</text:p>
      <text:p text:style-name="P1">#<text:tab/>fs/f2fs/super.c</text:p>
      <text:p text:style-name="P1">#<text:tab/>fs/f2fs/trace.c</text:p>
      <text:p text:style-name="P1">#<text:tab/>fs/f2fs/xattr.c</text:p>
      <text:p text:style-name="P1">#<text:tab/>fs/f2fs/xattr.h</text:p>
      <text:p text:style-name="P1">#<text:tab/>fs/fat/Kconfig</text:p>
      <text:p text:style-name="P1">#<text:tab/>fs/fat/Makefile</text:p>
      <text:p text:style-name="P1">#<text:tab/>fs/fat/cache.c</text:p>
      <text:p text:style-name="P1">#<text:tab/>fs/fat/dir.c</text:p>
      <text:p text:style-name="P1">#<text:tab/>fs/fat/fat.h</text:p>
      <text:p text:style-name="P1">#<text:tab/>fs/fat/fatent.c</text:p>
      <text:p text:style-name="P1">#<text:tab/>fs/fat/file.c</text:p>
      <text:p text:style-name="P1">#<text:tab/>fs/fat/inode.c</text:p>
      <text:p text:style-name="P1">#<text:tab/>fs/fat/misc.c</text:p>
      <text:p text:style-name="P1">#<text:tab/>fs/fat/namei_msdos.c</text:p>
      <text:p text:style-name="P1">#<text:tab/>fs/fat/namei_vfat.c</text:p>
      <text:p text:style-name="P1">#<text:tab/>fs/fat/nfs.c</text:p>
      <text:p text:style-name="P1">#<text:tab/>fs/fcntl.c</text:p>
      <text:p text:style-name="P1">#<text:tab/>fs/file.c</text:p>
      <text:p text:style-name="P1">#<text:tab/>fs/file_table.c</text:p>
      <text:p text:style-name="P1">#<text:tab/>fs/filesystems.c</text:p>
      <text:p text:style-name="P1">#<text:tab/>fs/freevxfs/Kconfig</text:p>
      <text:p text:style-name="P1">#<text:tab/>fs/freevxfs/vxfs.h</text:p>
      <text:p text:style-name="P1">#<text:tab/>fs/freevxfs/vxfs_bmap.c</text:p>
      <text:p text:style-name="P1">#<text:tab/>fs/freevxfs/vxfs_dir.h</text:p>
      <text:p text:style-name="P1">#<text:tab/>fs/freevxfs/vxfs_extern.h</text:p>
      <text:p text:style-name="P1">#<text:tab/>fs/freevxfs/vxfs_fshead.c</text:p>
      <text:p text:style-name="P1">#<text:tab/>fs/freevxfs/vxfs_fshead.h</text:p>
      <text:p text:style-name="P1">#<text:tab/>fs/freevxfs/vxfs_immed.c</text:p>
      <text:p text:style-name="P1"><text:soft-page-break/>#<text:tab/>fs/freevxfs/vxfs_inode.c</text:p>
      <text:p text:style-name="P1">#<text:tab/>fs/freevxfs/vxfs_inode.h</text:p>
      <text:p text:style-name="P1">#<text:tab/>fs/freevxfs/vxfs_lookup.c</text:p>
      <text:p text:style-name="P1">#<text:tab/>fs/freevxfs/vxfs_olt.c</text:p>
      <text:p text:style-name="P1">#<text:tab/>fs/freevxfs/vxfs_olt.h</text:p>
      <text:p text:style-name="P1">#<text:tab/>fs/freevxfs/vxfs_subr.c</text:p>
      <text:p text:style-name="P1">#<text:tab/>fs/freevxfs/vxfs_super.c</text:p>
      <text:p text:style-name="P1">#<text:tab/>fs/fs-writeback.c</text:p>
      <text:p text:style-name="P1">#<text:tab/>fs/fs_pin.c</text:p>
      <text:p text:style-name="P1">#<text:tab/>fs/fs_struct.c</text:p>
      <text:p text:style-name="P1">#<text:tab/>fs/fscache/cookie.c</text:p>
      <text:p text:style-name="P1">#<text:tab/>fs/fscache/histogram.c</text:p>
      <text:p text:style-name="P1">#<text:tab/>fs/fscache/internal.h</text:p>
      <text:p text:style-name="P1">#<text:tab/>fs/fscache/netfs.c</text:p>
      <text:p text:style-name="P1">#<text:tab/>fs/fscache/object-list.c</text:p>
      <text:p text:style-name="P1">#<text:tab/>fs/fscache/object.c</text:p>
      <text:p text:style-name="P1">#<text:tab/>fs/fscache/operation.c</text:p>
      <text:p text:style-name="P1">#<text:tab/>fs/fscache/page.c</text:p>
      <text:p text:style-name="P1">#<text:tab/>fs/fscache/stats.c</text:p>
      <text:p text:style-name="P1">#<text:tab/>fs/fuse/Kconfig</text:p>
      <text:p text:style-name="P1">#<text:tab/>fs/fuse/Makefile</text:p>
      <text:p text:style-name="P1">#<text:tab/>fs/fuse/control.c</text:p>
      <text:p text:style-name="P1">#<text:tab/>fs/fuse/cuse.c</text:p>
      <text:p text:style-name="P1">#<text:tab/>fs/fuse/dev.c</text:p>
      <text:p text:style-name="P1">#<text:tab/>fs/fuse/dir.c</text:p>
      <text:p text:style-name="P1">#<text:tab/>fs/fuse/file.c</text:p>
      <text:p text:style-name="P1">#<text:tab/>fs/fuse/fuse_i.h</text:p>
      <text:p text:style-name="P1">#<text:tab/>fs/fuse/inode.c</text:p>
      <text:p text:style-name="P1">#<text:tab/>fs/gfs2/acl.c</text:p>
      <text:p text:style-name="P1">#<text:tab/>fs/gfs2/acl.h</text:p>
      <text:p text:style-name="P1">#<text:tab/>fs/gfs2/aops.c</text:p>
      <text:p text:style-name="P1">#<text:tab/>fs/gfs2/bmap.c</text:p>
      <text:p text:style-name="P1">#<text:tab/>fs/gfs2/dentry.c</text:p>
      <text:p text:style-name="P1">#<text:tab/>fs/gfs2/dir.c</text:p>
      <text:p text:style-name="P1">#<text:tab/>fs/gfs2/export.c</text:p>
      <text:p text:style-name="P1">#<text:tab/>fs/gfs2/file.c</text:p>
      <text:p text:style-name="P1">#<text:tab/>fs/gfs2/glock.c</text:p>
      <text:p text:style-name="P1">#<text:tab/>fs/gfs2/glock.h</text:p>
      <text:p text:style-name="P1">#<text:tab/>fs/gfs2/glops.c</text:p>
      <text:p text:style-name="P1">#<text:tab/>fs/gfs2/glops.h</text:p>
      <text:p text:style-name="P1">#<text:tab/>fs/gfs2/incore.h</text:p>
      <text:p text:style-name="P1">#<text:tab/>fs/gfs2/inode.c</text:p>
      <text:p text:style-name="P1">#<text:tab/>fs/gfs2/inode.h</text:p>
      <text:p text:style-name="P1">#<text:tab/>fs/gfs2/lock_dlm.c</text:p>
      <text:p text:style-name="P1">#<text:tab/>fs/gfs2/log.c</text:p>
      <text:p text:style-name="P1">#<text:tab/>fs/gfs2/lops.c</text:p>
      <text:p text:style-name="P1">#<text:tab/>fs/gfs2/lops.h</text:p>
      <text:p text:style-name="P1">#<text:tab/>fs/gfs2/main.c</text:p>
      <text:p text:style-name="P1">#<text:tab/>fs/gfs2/meta_io.c</text:p>
      <text:p text:style-name="P1">#<text:tab/>fs/gfs2/meta_io.h</text:p>
      <text:p text:style-name="P1">#<text:tab/>fs/gfs2/ops_fstype.c</text:p>
      <text:p text:style-name="P1">#<text:tab/>fs/gfs2/quota.c</text:p>
      <text:p text:style-name="P1"><text:soft-page-break/>#<text:tab/>fs/gfs2/quota.h</text:p>
      <text:p text:style-name="P1">#<text:tab/>fs/gfs2/recovery.c</text:p>
      <text:p text:style-name="P1">#<text:tab/>fs/gfs2/recovery.h</text:p>
      <text:p text:style-name="P1">#<text:tab/>fs/gfs2/rgrp.c</text:p>
      <text:p text:style-name="P1">#<text:tab/>fs/gfs2/rgrp.h</text:p>
      <text:p text:style-name="P1">#<text:tab/>fs/gfs2/super.c</text:p>
      <text:p text:style-name="P1">#<text:tab/>fs/gfs2/super.h</text:p>
      <text:p text:style-name="P1">#<text:tab/>fs/gfs2/sys.c</text:p>
      <text:p text:style-name="P1">#<text:tab/>fs/gfs2/trace_gfs2.h</text:p>
      <text:p text:style-name="P1">#<text:tab/>fs/gfs2/trans.c</text:p>
      <text:p text:style-name="P1">#<text:tab/>fs/gfs2/util.c</text:p>
      <text:p text:style-name="P1">#<text:tab/>fs/gfs2/util.h</text:p>
      <text:p text:style-name="P1">#<text:tab/>fs/gfs2/xattr.c</text:p>
      <text:p text:style-name="P1">#<text:tab/>fs/gfs2/xattr.h</text:p>
      <text:p text:style-name="P1">#<text:tab/>fs/hfs/attr.c</text:p>
      <text:p text:style-name="P1">#<text:tab/>fs/hfs/bnode.c</text:p>
      <text:p text:style-name="P1">#<text:tab/>fs/hfs/brec.c</text:p>
      <text:p text:style-name="P1">#<text:tab/>fs/hfs/btree.c</text:p>
      <text:p text:style-name="P1">#<text:tab/>fs/hfs/btree.h</text:p>
      <text:p text:style-name="P1">#<text:tab/>fs/hfs/catalog.c</text:p>
      <text:p text:style-name="P1">#<text:tab/>fs/hfs/dir.c</text:p>
      <text:p text:style-name="P1">#<text:tab/>fs/hfs/extent.c</text:p>
      <text:p text:style-name="P1">#<text:tab/>fs/hfs/hfs_fs.h</text:p>
      <text:p text:style-name="P1">#<text:tab/>fs/hfs/inode.c</text:p>
      <text:p text:style-name="P1">#<text:tab/>fs/hfs/mdb.c</text:p>
      <text:p text:style-name="P1">#<text:tab/>fs/hfs/string.c</text:p>
      <text:p text:style-name="P1">#<text:tab/>fs/hfs/super.c</text:p>
      <text:p text:style-name="P1">#<text:tab/>fs/hfs/sysdep.c</text:p>
      <text:p text:style-name="P1">#<text:tab/>fs/hfs/trans.c</text:p>
      <text:p text:style-name="P1">#<text:tab/>fs/hfsplus/attributes.c</text:p>
      <text:p text:style-name="P1">#<text:tab/>fs/hfsplus/bfind.c</text:p>
      <text:p text:style-name="P1">#<text:tab/>fs/hfsplus/bitmap.c</text:p>
      <text:p text:style-name="P1">#<text:tab/>fs/hfsplus/bnode.c</text:p>
      <text:p text:style-name="P1">#<text:tab/>fs/hfsplus/brec.c</text:p>
      <text:p text:style-name="P1">#<text:tab/>fs/hfsplus/btree.c</text:p>
      <text:p text:style-name="P1">#<text:tab/>fs/hfsplus/catalog.c</text:p>
      <text:p text:style-name="P1">#<text:tab/>fs/hfsplus/dir.c</text:p>
      <text:p text:style-name="P1">#<text:tab/>fs/hfsplus/extents.c</text:p>
      <text:p text:style-name="P1">#<text:tab/>fs/hfsplus/hfsplus_fs.h</text:p>
      <text:p text:style-name="P1">#<text:tab/>fs/hfsplus/inode.c</text:p>
      <text:p text:style-name="P1">#<text:tab/>fs/hfsplus/ioctl.c</text:p>
      <text:p text:style-name="P1">#<text:tab/>fs/hfsplus/options.c</text:p>
      <text:p text:style-name="P1">#<text:tab/>fs/hfsplus/part_tbl.c</text:p>
      <text:p text:style-name="P1">#<text:tab/>fs/hfsplus/posix_acl.c</text:p>
      <text:p text:style-name="P1">#<text:tab/>fs/hfsplus/super.c</text:p>
      <text:p text:style-name="P1">#<text:tab/>fs/hfsplus/unicode.c</text:p>
      <text:p text:style-name="P1">#<text:tab/>fs/hfsplus/wrapper.c</text:p>
      <text:p text:style-name="P1">#<text:tab/>fs/hfsplus/xattr.c</text:p>
      <text:p text:style-name="P1">#<text:tab/>fs/hfsplus/xattr.h</text:p>
      <text:p text:style-name="P1">#<text:tab/>fs/hfsplus/xattr_security.c</text:p>
      <text:p text:style-name="P1">#<text:tab/>fs/hfsplus/xattr_trusted.c</text:p>
      <text:p text:style-name="P1">#<text:tab/>fs/hfsplus/xattr_user.c</text:p>
      <text:p text:style-name="P1"><text:soft-page-break/>#<text:tab/>fs/hostfs/hostfs.h</text:p>
      <text:p text:style-name="P1">#<text:tab/>fs/hostfs/hostfs_kern.c</text:p>
      <text:p text:style-name="P1">#<text:tab/>fs/hostfs/hostfs_user.c</text:p>
      <text:p text:style-name="P1">#<text:tab/>fs/hpfs/alloc.c</text:p>
      <text:p text:style-name="P1">#<text:tab/>fs/hpfs/buffer.c</text:p>
      <text:p text:style-name="P1">#<text:tab/>fs/hpfs/dentry.c</text:p>
      <text:p text:style-name="P1">#<text:tab/>fs/hpfs/dir.c</text:p>
      <text:p text:style-name="P1">#<text:tab/>fs/hpfs/dnode.c</text:p>
      <text:p text:style-name="P1">#<text:tab/>fs/hpfs/file.c</text:p>
      <text:p text:style-name="P1">#<text:tab/>fs/hpfs/hpfs_fn.h</text:p>
      <text:p text:style-name="P1">#<text:tab/>fs/hpfs/inode.c</text:p>
      <text:p text:style-name="P1">#<text:tab/>fs/hpfs/map.c</text:p>
      <text:p text:style-name="P1">#<text:tab/>fs/hpfs/namei.c</text:p>
      <text:p text:style-name="P1">#<text:tab/>fs/hpfs/super.c</text:p>
      <text:p text:style-name="P1">#<text:tab/>fs/hugetlbfs/inode.c</text:p>
      <text:p text:style-name="P1">#<text:tab/>fs/inode.c</text:p>
      <text:p text:style-name="P1">#<text:tab/>fs/internal.h</text:p>
      <text:p text:style-name="P1">#<text:tab/>fs/ioctl.c</text:p>
      <text:p text:style-name="P1">#<text:tab/>fs/isofs/compress.c</text:p>
      <text:p text:style-name="P1">#<text:tab/>fs/isofs/dir.c</text:p>
      <text:p text:style-name="P1">#<text:tab/>fs/isofs/export.c</text:p>
      <text:p text:style-name="P1">#<text:tab/>fs/isofs/inode.c</text:p>
      <text:p text:style-name="P1">#<text:tab/>fs/isofs/namei.c</text:p>
      <text:p text:style-name="P1">#<text:tab/>fs/isofs/rock.c</text:p>
      <text:p text:style-name="P1">#<text:tab/>fs/isofs/util.c</text:p>
      <text:p text:style-name="P1">#<text:tab/>fs/jbd2/checkpoint.c</text:p>
      <text:p text:style-name="P1">#<text:tab/>fs/jbd2/commit.c</text:p>
      <text:p text:style-name="P1">#<text:tab/>fs/jbd2/journal.c</text:p>
      <text:p text:style-name="P1">#<text:tab/>fs/jbd2/recovery.c</text:p>
      <text:p text:style-name="P1">#<text:tab/>fs/jbd2/revoke.c</text:p>
      <text:p text:style-name="P1">#<text:tab/>fs/jbd2/transaction.c</text:p>
      <text:p text:style-name="P1">#<text:tab/>fs/jffs2/acl.c</text:p>
      <text:p text:style-name="P1">#<text:tab/>fs/jffs2/background.c</text:p>
      <text:p text:style-name="P1">#<text:tab/>fs/jffs2/build.c</text:p>
      <text:p text:style-name="P1">#<text:tab/>fs/jffs2/compr_rubin.c</text:p>
      <text:p text:style-name="P1">#<text:tab/>fs/jffs2/debug.c</text:p>
      <text:p text:style-name="P1">#<text:tab/>fs/jffs2/dir.c</text:p>
      <text:p text:style-name="P1">#<text:tab/>fs/jffs2/file.c</text:p>
      <text:p text:style-name="P1">#<text:tab/>fs/jffs2/fs.c</text:p>
      <text:p text:style-name="P1">#<text:tab/>fs/jffs2/gc.c</text:p>
      <text:p text:style-name="P1">#<text:tab/>fs/jffs2/jffs2_fs_sb.h</text:p>
      <text:p text:style-name="P1">#<text:tab/>fs/jffs2/malloc.c</text:p>
      <text:p text:style-name="P1">#<text:tab/>fs/jffs2/nodelist.c</text:p>
      <text:p text:style-name="P1">#<text:tab/>fs/jffs2/nodemgmt.c</text:p>
      <text:p text:style-name="P1">#<text:tab/>fs/jffs2/os-linux.h</text:p>
      <text:p text:style-name="P1">#<text:tab/>fs/jffs2/readinode.c</text:p>
      <text:p text:style-name="P1">#<text:tab/>fs/jffs2/scan.c</text:p>
      <text:p text:style-name="P1">#<text:tab/>fs/jffs2/security.c</text:p>
      <text:p text:style-name="P1">#<text:tab/>fs/jffs2/summary.c</text:p>
      <text:p text:style-name="P1">#<text:tab/>fs/jffs2/super.c</text:p>
      <text:p text:style-name="P1">#<text:tab/>fs/jffs2/symlink.c</text:p>
      <text:p text:style-name="P1">#<text:tab/>fs/jffs2/wbuf.c</text:p>
      <text:p text:style-name="P1"><text:soft-page-break/>#<text:tab/>fs/jffs2/write.c</text:p>
      <text:p text:style-name="P1">#<text:tab/>fs/jffs2/xattr.c</text:p>
      <text:p text:style-name="P1">#<text:tab/>fs/jffs2/xattr.h</text:p>
      <text:p text:style-name="P1">#<text:tab/>fs/jffs2/xattr_trusted.c</text:p>
      <text:p text:style-name="P1">#<text:tab/>fs/jffs2/xattr_user.c</text:p>
      <text:p text:style-name="P1">#<text:tab/>fs/jfs/acl.c</text:p>
      <text:p text:style-name="P1">#<text:tab/>fs/jfs/file.c</text:p>
      <text:p text:style-name="P1">#<text:tab/>fs/jfs/inode.c</text:p>
      <text:p text:style-name="P1">#<text:tab/>fs/jfs/ioctl.c</text:p>
      <text:p text:style-name="P1">#<text:tab/>fs/jfs/jfs_debug.c</text:p>
      <text:p text:style-name="P1">#<text:tab/>fs/jfs/jfs_discard.c</text:p>
      <text:p text:style-name="P1">#<text:tab/>fs/jfs/jfs_dtree.c</text:p>
      <text:p text:style-name="P1">#<text:tab/>fs/jfs/jfs_imap.c</text:p>
      <text:p text:style-name="P1">#<text:tab/>fs/jfs/jfs_incore.h</text:p>
      <text:p text:style-name="P1">#<text:tab/>fs/jfs/jfs_inode.c</text:p>
      <text:p text:style-name="P1">#<text:tab/>fs/jfs/jfs_logmgr.c</text:p>
      <text:p text:style-name="P1">#<text:tab/>fs/jfs/jfs_metapage.c</text:p>
      <text:p text:style-name="P1">#<text:tab/>fs/jfs/jfs_metapage.h</text:p>
      <text:p text:style-name="P1">#<text:tab/>fs/jfs/jfs_txnmgr.c</text:p>
      <text:p text:style-name="P1">#<text:tab/>fs/jfs/jfs_types.h</text:p>
      <text:p text:style-name="P1">#<text:tab/>fs/jfs/jfs_xattr.h</text:p>
      <text:p text:style-name="P1">#<text:tab/>fs/jfs/jfs_xtree.c</text:p>
      <text:p text:style-name="P1">#<text:tab/>fs/jfs/jfs_xtree.h</text:p>
      <text:p text:style-name="P1">#<text:tab/>fs/jfs/namei.c</text:p>
      <text:p text:style-name="P1">#<text:tab/>fs/jfs/resize.c</text:p>
      <text:p text:style-name="P1">#<text:tab/>fs/jfs/super.c</text:p>
      <text:p text:style-name="P1">#<text:tab/>fs/jfs/symlink.c</text:p>
      <text:p text:style-name="P1">#<text:tab/>fs/jfs/xattr.c</text:p>
      <text:p text:style-name="P1">#<text:tab/>fs/kernfs/dir.c</text:p>
      <text:p text:style-name="P1">#<text:tab/>fs/kernfs/file.c</text:p>
      <text:p text:style-name="P1">#<text:tab/>fs/kernfs/inode.c</text:p>
      <text:p text:style-name="P1">#<text:tab/>fs/kernfs/kernfs-internal.h</text:p>
      <text:p text:style-name="P1">#<text:tab/>fs/kernfs/mount.c</text:p>
      <text:p text:style-name="P1">#<text:tab/>fs/kernfs/symlink.c</text:p>
      <text:p text:style-name="P1">#<text:tab/>fs/libfs.c</text:p>
      <text:p text:style-name="P1">#<text:tab/>fs/lockd/clntproc.c</text:p>
      <text:p text:style-name="P1">#<text:tab/>fs/lockd/host.c</text:p>
      <text:p text:style-name="P1">#<text:tab/>fs/lockd/mon.c</text:p>
      <text:p text:style-name="P1">#<text:tab/>fs/lockd/netns.h</text:p>
      <text:p text:style-name="P1">#<text:tab/>fs/lockd/procfs.c</text:p>
      <text:p text:style-name="P1">#<text:tab/>fs/lockd/procfs.h</text:p>
      <text:p text:style-name="P1">#<text:tab/>fs/lockd/svc.c</text:p>
      <text:p text:style-name="P1">#<text:tab/>fs/lockd/svc4proc.c</text:p>
      <text:p text:style-name="P1">#<text:tab/>fs/lockd/svclock.c</text:p>
      <text:p text:style-name="P1">#<text:tab/>fs/lockd/svcproc.c</text:p>
      <text:p text:style-name="P1">#<text:tab/>fs/lockd/svcsubs.c</text:p>
      <text:p text:style-name="P1">#<text:tab/>fs/lockd/xdr.c</text:p>
      <text:p text:style-name="P1">#<text:tab/>fs/locks.c</text:p>
      <text:p text:style-name="P1">#<text:tab/>fs/logfs/Kconfig</text:p>
      <text:p text:style-name="P1">#<text:tab/>fs/logfs/dev_bdev.c</text:p>
      <text:p text:style-name="P1">#<text:tab/>fs/logfs/dev_mtd.c</text:p>
      <text:p text:style-name="P1">#<text:tab/>fs/logfs/dir.c</text:p>
      <text:p text:style-name="P1"><text:soft-page-break/>#<text:tab/>fs/logfs/file.c</text:p>
      <text:p text:style-name="P1">#<text:tab/>fs/logfs/inode.c</text:p>
      <text:p text:style-name="P1">#<text:tab/>fs/logfs/logfs.h</text:p>
      <text:p text:style-name="P1">#<text:tab/>fs/logfs/readwrite.c</text:p>
      <text:p text:style-name="P1">#<text:tab/>fs/logfs/segment.c</text:p>
      <text:p text:style-name="P1">#<text:tab/>fs/logfs/super.c</text:p>
      <text:p text:style-name="P1">#<text:tab/>fs/mbcache.c</text:p>
      <text:p text:style-name="P1">#<text:tab/>fs/minix/bitmap.c</text:p>
      <text:p text:style-name="P1">#<text:tab/>fs/minix/dir.c</text:p>
      <text:p text:style-name="P1">#<text:tab/>fs/minix/file.c</text:p>
      <text:p text:style-name="P1">#<text:tab/>fs/minix/inode.c</text:p>
      <text:p text:style-name="P1">#<text:tab/>fs/minix/itree_common.c</text:p>
      <text:p text:style-name="P1">#<text:tab/>fs/minix/itree_v1.c</text:p>
      <text:p text:style-name="P1">#<text:tab/>fs/minix/itree_v2.c</text:p>
      <text:p text:style-name="P1">#<text:tab/>fs/minix/minix.h</text:p>
      <text:p text:style-name="P1">#<text:tab/>fs/minix/namei.c</text:p>
      <text:p text:style-name="P1">#<text:tab/>fs/mount.h</text:p>
      <text:p text:style-name="P1">#<text:tab/>fs/mpage.c</text:p>
      <text:p text:style-name="P1">#<text:tab/>fs/namei.c</text:p>
      <text:p text:style-name="P1">#<text:tab/>fs/namespace.c</text:p>
      <text:p text:style-name="P1">#<text:tab/>fs/ncpfs/dir.c</text:p>
      <text:p text:style-name="P1">#<text:tab/>fs/ncpfs/file.c</text:p>
      <text:p text:style-name="P1">#<text:tab/>fs/ncpfs/inode.c</text:p>
      <text:p text:style-name="P1">#<text:tab/>fs/ncpfs/ioctl.c</text:p>
      <text:p text:style-name="P1">#<text:tab/>fs/ncpfs/mmap.c</text:p>
      <text:p text:style-name="P1">#<text:tab/>fs/ncpfs/ncp_fs_i.h</text:p>
      <text:p text:style-name="P1">#<text:tab/>fs/ncpfs/ncplib_kernel.c</text:p>
      <text:p text:style-name="P1">#<text:tab/>fs/ncpfs/ncplib_kernel.h</text:p>
      <text:p text:style-name="P1">#<text:tab/>fs/ncpfs/symlink.c</text:p>
      <text:p text:style-name="P1">#<text:tab/>fs/nfs/Kconfig</text:p>
      <text:p text:style-name="P1">#<text:tab/>fs/nfs/Makefile</text:p>
      <text:p text:style-name="P1">#<text:tab/>fs/nfs/blocklayout/blocklayout.c</text:p>
      <text:p text:style-name="P1">#<text:tab/>fs/nfs/blocklayout/blocklayout.h</text:p>
      <text:p text:style-name="P1">#<text:tab/>fs/nfs/blocklayout/dev.c</text:p>
      <text:p text:style-name="P1">#<text:tab/>fs/nfs/blocklayout/extent_tree.c</text:p>
      <text:p text:style-name="P1">#<text:tab/>fs/nfs/blocklayout/rpc_pipefs.c</text:p>
      <text:p text:style-name="P1">#<text:tab/>fs/nfs/cache_lib.c</text:p>
      <text:p text:style-name="P1">#<text:tab/>fs/nfs/callback.c</text:p>
      <text:p text:style-name="P1">#<text:tab/>fs/nfs/callback.h</text:p>
      <text:p text:style-name="P1">#<text:tab/>fs/nfs/callback_proc.c</text:p>
      <text:p text:style-name="P1">#<text:tab/>fs/nfs/callback_xdr.c</text:p>
      <text:p text:style-name="P1">#<text:tab/>fs/nfs/client.c</text:p>
      <text:p text:style-name="P1">#<text:tab/>fs/nfs/delegation.c</text:p>
      <text:p text:style-name="P1">#<text:tab/>fs/nfs/delegation.h</text:p>
      <text:p text:style-name="P1">#<text:tab/>fs/nfs/dir.c</text:p>
      <text:p text:style-name="P1">#<text:tab/>fs/nfs/direct.c</text:p>
      <text:p text:style-name="P1">#<text:tab/>fs/nfs/file.c</text:p>
      <text:p text:style-name="P1">#<text:tab/>fs/nfs/filelayout/filelayout.c</text:p>
      <text:p text:style-name="P1">#<text:tab/>fs/nfs/filelayout/filelayout.h</text:p>
      <text:p text:style-name="P1">#<text:tab/>fs/nfs/filelayout/filelayoutdev.c</text:p>
      <text:p text:style-name="P1">#<text:tab/>fs/nfs/fscache.c</text:p>
      <text:p text:style-name="P1">#<text:tab/>fs/nfs/getroot.c</text:p>
      <text:p text:style-name="P1"><text:soft-page-break/>#<text:tab/>fs/nfs/inode.c</text:p>
      <text:p text:style-name="P1">#<text:tab/>fs/nfs/internal.h</text:p>
      <text:p text:style-name="P1">#<text:tab/>fs/nfs/iostat.h</text:p>
      <text:p text:style-name="P1">#<text:tab/>fs/nfs/mount_clnt.c</text:p>
      <text:p text:style-name="P1">#<text:tab/>fs/nfs/namespace.c</text:p>
      <text:p text:style-name="P1">#<text:tab/>fs/nfs/netns.h</text:p>
      <text:p text:style-name="P1">#<text:tab/>fs/nfs/nfs2xdr.c</text:p>
      <text:p text:style-name="P1">#<text:tab/>fs/nfs/nfs3_fs.h</text:p>
      <text:p text:style-name="P1">#<text:tab/>fs/nfs/nfs3acl.c</text:p>
      <text:p text:style-name="P1">#<text:tab/>fs/nfs/nfs3client.c</text:p>
      <text:p text:style-name="P1">#<text:tab/>fs/nfs/nfs3proc.c</text:p>
      <text:p text:style-name="P1">#<text:tab/>fs/nfs/nfs3super.c</text:p>
      <text:p text:style-name="P1">#<text:tab/>fs/nfs/nfs3xdr.c</text:p>
      <text:p text:style-name="P1">#<text:tab/>fs/nfs/nfs42.h</text:p>
      <text:p text:style-name="P1">#<text:tab/>fs/nfs/nfs42proc.c</text:p>
      <text:p text:style-name="P1">#<text:tab/>fs/nfs/nfs42xdr.c</text:p>
      <text:p text:style-name="P1">#<text:tab/>fs/nfs/nfs4_fs.h</text:p>
      <text:p text:style-name="P1">#<text:tab/>fs/nfs/nfs4client.c</text:p>
      <text:p text:style-name="P1">#<text:tab/>fs/nfs/nfs4file.c</text:p>
      <text:p text:style-name="P1">#<text:tab/>fs/nfs/nfs4getroot.c</text:p>
      <text:p text:style-name="P1">#<text:tab/>fs/nfs/nfs4namespace.c</text:p>
      <text:p text:style-name="P1">#<text:tab/>fs/nfs/nfs4proc.c</text:p>
      <text:p text:style-name="P1">#<text:tab/>fs/nfs/nfs4renewd.c</text:p>
      <text:p text:style-name="P1">#<text:tab/>fs/nfs/nfs4session.c</text:p>
      <text:p text:style-name="P1">#<text:tab/>fs/nfs/nfs4session.h</text:p>
      <text:p text:style-name="P1">#<text:tab/>fs/nfs/nfs4state.c</text:p>
      <text:p text:style-name="P1">#<text:tab/>fs/nfs/nfs4super.c</text:p>
      <text:p text:style-name="P1">#<text:tab/>fs/nfs/nfs4sysctl.c</text:p>
      <text:p text:style-name="P1">#<text:tab/>fs/nfs/nfs4trace.c</text:p>
      <text:p text:style-name="P1">#<text:tab/>fs/nfs/nfs4trace.h</text:p>
      <text:p text:style-name="P1">#<text:tab/>fs/nfs/nfs4xdr.c</text:p>
      <text:p text:style-name="P1">#<text:tab/>fs/nfs/nfsroot.c</text:p>
      <text:p text:style-name="P1">#<text:tab/>fs/nfs/nfstrace.c</text:p>
      <text:p text:style-name="P1">#<text:tab/>fs/nfs/nfstrace.h</text:p>
      <text:p text:style-name="P1">#<text:tab/>fs/nfs/objlayout/objio_osd.c</text:p>
      <text:p text:style-name="P1">#<text:tab/>fs/nfs/pagelist.c</text:p>
      <text:p text:style-name="P1">#<text:tab/>fs/nfs/pnfs.c</text:p>
      <text:p text:style-name="P1">#<text:tab/>fs/nfs/pnfs.h</text:p>
      <text:p text:style-name="P1">#<text:tab/>fs/nfs/pnfs_dev.c</text:p>
      <text:p text:style-name="P1">#<text:tab/>fs/nfs/proc.c</text:p>
      <text:p text:style-name="P1">#<text:tab/>fs/nfs/read.c</text:p>
      <text:p text:style-name="P1">#<text:tab/>fs/nfs/super.c</text:p>
      <text:p text:style-name="P1">#<text:tab/>fs/nfs/symlink.c</text:p>
      <text:p text:style-name="P1">#<text:tab/>fs/nfs/unlink.c</text:p>
      <text:p text:style-name="P1">#<text:tab/>fs/nfs/write.c</text:p>
      <text:p text:style-name="P1">#<text:tab/>fs/nfs_common/grace.c</text:p>
      <text:p text:style-name="P1">#<text:tab/>fs/nfsd/Kconfig</text:p>
      <text:p text:style-name="P1">#<text:tab/>fs/nfsd/Makefile</text:p>
      <text:p text:style-name="P1">#<text:tab/>fs/nfsd/auth.c</text:p>
      <text:p text:style-name="P1">#<text:tab/>fs/nfsd/export.c</text:p>
      <text:p text:style-name="P1">#<text:tab/>fs/nfsd/export.h</text:p>
      <text:p text:style-name="P1">#<text:tab/>fs/nfsd/idmap.h</text:p>
      <text:p text:style-name="P1"><text:soft-page-break/>#<text:tab/>fs/nfsd/lockd.c</text:p>
      <text:p text:style-name="P1">#<text:tab/>fs/nfsd/netns.h</text:p>
      <text:p text:style-name="P1">#<text:tab/>fs/nfsd/nfs2acl.c</text:p>
      <text:p text:style-name="P1">#<text:tab/>fs/nfsd/nfs3acl.c</text:p>
      <text:p text:style-name="P1">#<text:tab/>fs/nfsd/nfs3proc.c</text:p>
      <text:p text:style-name="P1">#<text:tab/>fs/nfsd/nfs3xdr.c</text:p>
      <text:p text:style-name="P1">#<text:tab/>fs/nfsd/nfs4acl.c</text:p>
      <text:p text:style-name="P1">#<text:tab/>fs/nfsd/nfs4callback.c</text:p>
      <text:p text:style-name="P1">#<text:tab/>fs/nfsd/nfs4idmap.c</text:p>
      <text:p text:style-name="P1">#<text:tab/>fs/nfsd/nfs4proc.c</text:p>
      <text:p text:style-name="P1">#<text:tab/>fs/nfsd/nfs4recover.c</text:p>
      <text:p text:style-name="P1">#<text:tab/>fs/nfsd/nfs4state.c</text:p>
      <text:p text:style-name="P1">#<text:tab/>fs/nfsd/nfs4xdr.c</text:p>
      <text:p text:style-name="P1">#<text:tab/>fs/nfsd/nfscache.c</text:p>
      <text:p text:style-name="P1">#<text:tab/>fs/nfsd/nfsctl.c</text:p>
      <text:p text:style-name="P1">#<text:tab/>fs/nfsd/nfsd.h</text:p>
      <text:p text:style-name="P1">#<text:tab/>fs/nfsd/nfsfh.c</text:p>
      <text:p text:style-name="P1">#<text:tab/>fs/nfsd/nfsfh.h</text:p>
      <text:p text:style-name="P1">#<text:tab/>fs/nfsd/nfsproc.c</text:p>
      <text:p text:style-name="P1">#<text:tab/>fs/nfsd/nfssvc.c</text:p>
      <text:p text:style-name="P1">#<text:tab/>fs/nfsd/nfsxdr.c</text:p>
      <text:p text:style-name="P1">#<text:tab/>fs/nfsd/state.h</text:p>
      <text:p text:style-name="P1">#<text:tab/>fs/nfsd/stats.c</text:p>
      <text:p text:style-name="P1">#<text:tab/>fs/nfsd/vfs.c</text:p>
      <text:p text:style-name="P1">#<text:tab/>fs/nfsd/vfs.h</text:p>
      <text:p text:style-name="P1">#<text:tab/>fs/nfsd/xdr4.h</text:p>
      <text:p text:style-name="P1">#<text:tab/>fs/nfsd/xdr4cb.h</text:p>
      <text:p text:style-name="P1">#<text:tab/>fs/nilfs2/alloc.c</text:p>
      <text:p text:style-name="P1">#<text:tab/>fs/nilfs2/alloc.h</text:p>
      <text:p text:style-name="P1">#<text:tab/>fs/nilfs2/bmap.c</text:p>
      <text:p text:style-name="P1">#<text:tab/>fs/nilfs2/bmap.h</text:p>
      <text:p text:style-name="P1">#<text:tab/>fs/nilfs2/btnode.c</text:p>
      <text:p text:style-name="P1">#<text:tab/>fs/nilfs2/btnode.h</text:p>
      <text:p text:style-name="P1">#<text:tab/>fs/nilfs2/btree.c</text:p>
      <text:p text:style-name="P1">#<text:tab/>fs/nilfs2/btree.h</text:p>
      <text:p text:style-name="P1">#<text:tab/>fs/nilfs2/cpfile.c</text:p>
      <text:p text:style-name="P1">#<text:tab/>fs/nilfs2/cpfile.h</text:p>
      <text:p text:style-name="P1">#<text:tab/>fs/nilfs2/dat.c</text:p>
      <text:p text:style-name="P1">#<text:tab/>fs/nilfs2/dat.h</text:p>
      <text:p text:style-name="P1">#<text:tab/>fs/nilfs2/dir.c</text:p>
      <text:p text:style-name="P1">#<text:tab/>fs/nilfs2/direct.c</text:p>
      <text:p text:style-name="P1">#<text:tab/>fs/nilfs2/direct.h</text:p>
      <text:p text:style-name="P1">#<text:tab/>fs/nilfs2/export.h</text:p>
      <text:p text:style-name="P1">#<text:tab/>fs/nilfs2/file.c</text:p>
      <text:p text:style-name="P1">#<text:tab/>fs/nilfs2/gcinode.c</text:p>
      <text:p text:style-name="P1">#<text:tab/>fs/nilfs2/ifile.c</text:p>
      <text:p text:style-name="P1">#<text:tab/>fs/nilfs2/ifile.h</text:p>
      <text:p text:style-name="P1">#<text:tab/>fs/nilfs2/inode.c</text:p>
      <text:p text:style-name="P1">#<text:tab/>fs/nilfs2/ioctl.c</text:p>
      <text:p text:style-name="P1">#<text:tab/>fs/nilfs2/mdt.c</text:p>
      <text:p text:style-name="P1">#<text:tab/>fs/nilfs2/mdt.h</text:p>
      <text:p text:style-name="P1">#<text:tab/>fs/nilfs2/namei.c</text:p>
      <text:p text:style-name="P1"><text:soft-page-break/>#<text:tab/>fs/nilfs2/nilfs.h</text:p>
      <text:p text:style-name="P1">#<text:tab/>fs/nilfs2/page.c</text:p>
      <text:p text:style-name="P1">#<text:tab/>fs/nilfs2/page.h</text:p>
      <text:p text:style-name="P1">#<text:tab/>fs/nilfs2/recovery.c</text:p>
      <text:p text:style-name="P1">#<text:tab/>fs/nilfs2/segbuf.c</text:p>
      <text:p text:style-name="P1">#<text:tab/>fs/nilfs2/segbuf.h</text:p>
      <text:p text:style-name="P1">#<text:tab/>fs/nilfs2/segment.c</text:p>
      <text:p text:style-name="P1">#<text:tab/>fs/nilfs2/segment.h</text:p>
      <text:p text:style-name="P1">#<text:tab/>fs/nilfs2/sufile.c</text:p>
      <text:p text:style-name="P1">#<text:tab/>fs/nilfs2/sufile.h</text:p>
      <text:p text:style-name="P1">#<text:tab/>fs/nilfs2/super.c</text:p>
      <text:p text:style-name="P1">#<text:tab/>fs/nilfs2/sysfs.c</text:p>
      <text:p text:style-name="P1">#<text:tab/>fs/nilfs2/sysfs.h</text:p>
      <text:p text:style-name="P1">#<text:tab/>fs/nilfs2/the_nilfs.c</text:p>
      <text:p text:style-name="P1">#<text:tab/>fs/nilfs2/the_nilfs.h</text:p>
      <text:p text:style-name="P1">#<text:tab/>fs/notify/Kconfig</text:p>
      <text:p text:style-name="P1">#<text:tab/>fs/notify/dnotify/dnotify.c</text:p>
      <text:p text:style-name="P1">#<text:tab/>fs/notify/fanotify/fanotify.c</text:p>
      <text:p text:style-name="P1">#<text:tab/>fs/notify/fanotify/fanotify_user.c</text:p>
      <text:p text:style-name="P1">#<text:tab/>fs/notify/fdinfo.c</text:p>
      <text:p text:style-name="P1">#<text:tab/>fs/notify/fdinfo.h</text:p>
      <text:p text:style-name="P1">#<text:tab/>fs/notify/fsnotify.c</text:p>
      <text:p text:style-name="P1">#<text:tab/>fs/notify/fsnotify.h</text:p>
      <text:p text:style-name="P1">#<text:tab/>fs/notify/group.c</text:p>
      <text:p text:style-name="P1">#<text:tab/>fs/notify/inode_mark.c</text:p>
      <text:p text:style-name="P1">#<text:tab/>fs/notify/inotify/inotify_fsnotify.c</text:p>
      <text:p text:style-name="P1">#<text:tab/>fs/notify/inotify/inotify_user.c</text:p>
      <text:p text:style-name="P1">#<text:tab/>fs/notify/mark.c</text:p>
      <text:p text:style-name="P1">#<text:tab/>fs/notify/notification.c</text:p>
      <text:p text:style-name="P1">#<text:tab/>fs/notify/vfsmount_mark.c</text:p>
      <text:p text:style-name="P1">#<text:tab/>fs/ntfs/Makefile</text:p>
      <text:p text:style-name="P1">#<text:tab/>fs/ntfs/aops.c</text:p>
      <text:p text:style-name="P1">#<text:tab/>fs/ntfs/aops.h</text:p>
      <text:p text:style-name="P1">#<text:tab/>fs/ntfs/attrib.c</text:p>
      <text:p text:style-name="P1">#<text:tab/>fs/ntfs/bitmap.c</text:p>
      <text:p text:style-name="P1">#<text:tab/>fs/ntfs/compress.c</text:p>
      <text:p text:style-name="P1">#<text:tab/>fs/ntfs/dir.c</text:p>
      <text:p text:style-name="P1">#<text:tab/>fs/ntfs/file.c</text:p>
      <text:p text:style-name="P1">#<text:tab/>fs/ntfs/index.c</text:p>
      <text:p text:style-name="P1">#<text:tab/>fs/ntfs/inode.c</text:p>
      <text:p text:style-name="P1">#<text:tab/>fs/ntfs/inode.h</text:p>
      <text:p text:style-name="P1">#<text:tab/>fs/ntfs/lcnalloc.c</text:p>
      <text:p text:style-name="P1">#<text:tab/>fs/ntfs/logfile.c</text:p>
      <text:p text:style-name="P1">#<text:tab/>fs/ntfs/malloc.h</text:p>
      <text:p text:style-name="P1">#<text:tab/>fs/ntfs/mft.c</text:p>
      <text:p text:style-name="P1">#<text:tab/>fs/ntfs/namei.c</text:p>
      <text:p text:style-name="P1">#<text:tab/>fs/ntfs/ntfs.h</text:p>
      <text:p text:style-name="P1">#<text:tab/>fs/ntfs/quota.c</text:p>
      <text:p text:style-name="P1">#<text:tab/>fs/ntfs/super.c</text:p>
      <text:p text:style-name="P1">#<text:tab/>fs/ocfs2/Makefile</text:p>
      <text:p text:style-name="P1">#<text:tab/>fs/ocfs2/acl.c</text:p>
      <text:p text:style-name="P1">#<text:tab/>fs/ocfs2/alloc.c</text:p>
      <text:p text:style-name="P1"><text:soft-page-break/>#<text:tab/>fs/ocfs2/alloc.h</text:p>
      <text:p text:style-name="P1">#<text:tab/>fs/ocfs2/aops.c</text:p>
      <text:p text:style-name="P1">#<text:tab/>fs/ocfs2/aops.h</text:p>
      <text:p text:style-name="P1">#<text:tab/>fs/ocfs2/buffer_head_io.c</text:p>
      <text:p text:style-name="P1">#<text:tab/>fs/ocfs2/cluster/heartbeat.c</text:p>
      <text:p text:style-name="P1">#<text:tab/>fs/ocfs2/cluster/masklog.c</text:p>
      <text:p text:style-name="P1">#<text:tab/>fs/ocfs2/cluster/masklog.h</text:p>
      <text:p text:style-name="P1">#<text:tab/>fs/ocfs2/cluster/nodemanager.c</text:p>
      <text:p text:style-name="P1">#<text:tab/>fs/ocfs2/cluster/tcp.c</text:p>
      <text:p text:style-name="P1">#<text:tab/>fs/ocfs2/cluster/tcp_internal.h</text:p>
      <text:p text:style-name="P1">#<text:tab/>fs/ocfs2/dcache.c</text:p>
      <text:p text:style-name="P1">#<text:tab/>fs/ocfs2/dir.c</text:p>
      <text:p text:style-name="P1">#<text:tab/>fs/ocfs2/dir.h</text:p>
      <text:p text:style-name="P1">#<text:tab/>fs/ocfs2/dlm/dlmast.c</text:p>
      <text:p text:style-name="P1">#<text:tab/>fs/ocfs2/dlm/dlmcommon.h</text:p>
      <text:p text:style-name="P1">#<text:tab/>fs/ocfs2/dlm/dlmconvert.c</text:p>
      <text:p text:style-name="P1">#<text:tab/>fs/ocfs2/dlm/dlmdebug.c</text:p>
      <text:p text:style-name="P1">#<text:tab/>fs/ocfs2/dlm/dlmdebug.h</text:p>
      <text:p text:style-name="P1">#<text:tab/>fs/ocfs2/dlm/dlmdomain.c</text:p>
      <text:p text:style-name="P1">#<text:tab/>fs/ocfs2/dlm/dlmdomain.h</text:p>
      <text:p text:style-name="P1">#<text:tab/>fs/ocfs2/dlm/dlmmaster.c</text:p>
      <text:p text:style-name="P1">#<text:tab/>fs/ocfs2/dlm/dlmrecovery.c</text:p>
      <text:p text:style-name="P1">#<text:tab/>fs/ocfs2/dlm/dlmthread.c</text:p>
      <text:p text:style-name="P1">#<text:tab/>fs/ocfs2/dlm/dlmunlock.c</text:p>
      <text:p text:style-name="P1">#<text:tab/>fs/ocfs2/dlmfs/dlmfs.c</text:p>
      <text:p text:style-name="P1">#<text:tab/>fs/ocfs2/dlmfs/userdlm.c</text:p>
      <text:p text:style-name="P1">#<text:tab/>fs/ocfs2/dlmfs/userdlm.h</text:p>
      <text:p text:style-name="P1">#<text:tab/>fs/ocfs2/dlmglue.c</text:p>
      <text:p text:style-name="P1">#<text:tab/>fs/ocfs2/export.c</text:p>
      <text:p text:style-name="P1">#<text:tab/>fs/ocfs2/extent_map.c</text:p>
      <text:p text:style-name="P1">#<text:tab/>fs/ocfs2/file.c</text:p>
      <text:p text:style-name="P1">#<text:tab/>fs/ocfs2/file.h</text:p>
      <text:p text:style-name="P1">#<text:tab/>fs/ocfs2/inode.c</text:p>
      <text:p text:style-name="P1">#<text:tab/>fs/ocfs2/inode.h</text:p>
      <text:p text:style-name="P1">#<text:tab/>fs/ocfs2/ioctl.c</text:p>
      <text:p text:style-name="P1">#<text:tab/>fs/ocfs2/journal.c</text:p>
      <text:p text:style-name="P1">#<text:tab/>fs/ocfs2/journal.h</text:p>
      <text:p text:style-name="P1">#<text:tab/>fs/ocfs2/localalloc.c</text:p>
      <text:p text:style-name="P1">#<text:tab/>fs/ocfs2/locks.c</text:p>
      <text:p text:style-name="P1">#<text:tab/>fs/ocfs2/mmap.c</text:p>
      <text:p text:style-name="P1">#<text:tab/>fs/ocfs2/move_extents.c</text:p>
      <text:p text:style-name="P1">#<text:tab/>fs/ocfs2/namei.c</text:p>
      <text:p text:style-name="P1">#<text:tab/>fs/ocfs2/namei.h</text:p>
      <text:p text:style-name="P1">#<text:tab/>fs/ocfs2/ocfs2.h</text:p>
      <text:p text:style-name="P1">#<text:tab/>fs/ocfs2/ocfs2_fs.h</text:p>
      <text:p text:style-name="P1">#<text:tab/>fs/ocfs2/ocfs2_trace.h</text:p>
      <text:p text:style-name="P1">#<text:tab/>fs/ocfs2/quota.h</text:p>
      <text:p text:style-name="P1">#<text:tab/>fs/ocfs2/quota_global.c</text:p>
      <text:p text:style-name="P1">#<text:tab/>fs/ocfs2/quota_local.c</text:p>
      <text:p text:style-name="P1">#<text:tab/>fs/ocfs2/refcounttree.c</text:p>
      <text:p text:style-name="P1">#<text:tab/>fs/ocfs2/reservations.c</text:p>
      <text:p text:style-name="P1">#<text:tab/>fs/ocfs2/resize.c</text:p>
      <text:p text:style-name="P1"><text:soft-page-break/>#<text:tab/>fs/ocfs2/slot_map.c</text:p>
      <text:p text:style-name="P1">#<text:tab/>fs/ocfs2/stack_o2cb.c</text:p>
      <text:p text:style-name="P1">#<text:tab/>fs/ocfs2/stack_user.c</text:p>
      <text:p text:style-name="P1">#<text:tab/>fs/ocfs2/stackglue.c</text:p>
      <text:p text:style-name="P1">#<text:tab/>fs/ocfs2/stackglue.h</text:p>
      <text:p text:style-name="P1">#<text:tab/>fs/ocfs2/suballoc.c</text:p>
      <text:p text:style-name="P1">#<text:tab/>fs/ocfs2/super.c</text:p>
      <text:p text:style-name="P1">#<text:tab/>fs/ocfs2/super.h</text:p>
      <text:p text:style-name="P1">#<text:tab/>fs/ocfs2/symlink.c</text:p>
      <text:p text:style-name="P1">#<text:tab/>fs/ocfs2/xattr.c</text:p>
      <text:p text:style-name="P1">#<text:tab/>fs/omfs/bitmap.c</text:p>
      <text:p text:style-name="P1">#<text:tab/>fs/omfs/dir.c</text:p>
      <text:p text:style-name="P1">#<text:tab/>fs/omfs/file.c</text:p>
      <text:p text:style-name="P1">#<text:tab/>fs/omfs/inode.c</text:p>
      <text:p text:style-name="P1">#<text:tab/>fs/open.c</text:p>
      <text:p text:style-name="P1">#<text:tab/>fs/openpromfs/inode.c</text:p>
      <text:p text:style-name="P1">#<text:tab/>fs/overlayfs/copy_up.c</text:p>
      <text:p text:style-name="P1">#<text:tab/>fs/overlayfs/dir.c</text:p>
      <text:p text:style-name="P1">#<text:tab/>fs/overlayfs/inode.c</text:p>
      <text:p text:style-name="P1">#<text:tab/>fs/overlayfs/overlayfs.h</text:p>
      <text:p text:style-name="P1">#<text:tab/>fs/overlayfs/readdir.c</text:p>
      <text:p text:style-name="P1">#<text:tab/>fs/overlayfs/super.c</text:p>
      <text:p text:style-name="P1">#<text:tab/>fs/pipe.c</text:p>
      <text:p text:style-name="P1">#<text:tab/>fs/pnode.c</text:p>
      <text:p text:style-name="P1">#<text:tab/>fs/pnode.h</text:p>
      <text:p text:style-name="P1">#<text:tab/>fs/posix_acl.c</text:p>
      <text:p text:style-name="P1">#<text:tab/>fs/proc/Kconfig</text:p>
      <text:p text:style-name="P1">#<text:tab/>fs/proc/Makefile</text:p>
      <text:p text:style-name="P1">#<text:tab/>fs/proc/array.c</text:p>
      <text:p text:style-name="P1">#<text:tab/>fs/proc/base.c</text:p>
      <text:p text:style-name="P1">#<text:tab/>fs/proc/fd.c</text:p>
      <text:p text:style-name="P1">#<text:tab/>fs/proc/fd.h</text:p>
      <text:p text:style-name="P1">#<text:tab/>fs/proc/generic.c</text:p>
      <text:p text:style-name="P1">#<text:tab/>fs/proc/inode.c</text:p>
      <text:p text:style-name="P1">#<text:tab/>fs/proc/internal.h</text:p>
      <text:p text:style-name="P1">#<text:tab/>fs/proc/kcore.c</text:p>
      <text:p text:style-name="P1">#<text:tab/>fs/proc/meminfo.c</text:p>
      <text:p text:style-name="P1">#<text:tab/>fs/proc/namespaces.c</text:p>
      <text:p text:style-name="P1">#<text:tab/>fs/proc/nommu.c</text:p>
      <text:p text:style-name="P1">#<text:tab/>fs/proc/page.c</text:p>
      <text:p text:style-name="P1">#<text:tab/>fs/proc/proc_net.c</text:p>
      <text:p text:style-name="P1">#<text:tab/>fs/proc/proc_sysctl.c</text:p>
      <text:p text:style-name="P1">#<text:tab/>fs/proc/root.c</text:p>
      <text:p text:style-name="P1">#<text:tab/>fs/proc/self.c</text:p>
      <text:p text:style-name="P1">#<text:tab/>fs/proc/stat.c</text:p>
      <text:p text:style-name="P1">#<text:tab/>fs/proc/task_mmu.c</text:p>
      <text:p text:style-name="P1">#<text:tab/>fs/proc/task_nommu.c</text:p>
      <text:p text:style-name="P1">#<text:tab/>fs/proc/thread_self.c</text:p>
      <text:p text:style-name="P1">#<text:tab/>fs/proc/uptime.c</text:p>
      <text:p text:style-name="P1">#<text:tab/>fs/proc/vmcore.c</text:p>
      <text:p text:style-name="P1">#<text:tab/>fs/proc_namespace.c</text:p>
      <text:p text:style-name="P1">#<text:tab/>fs/pstore/Kconfig</text:p>
      <text:p text:style-name="P1"><text:soft-page-break/>#<text:tab/>fs/pstore/Makefile</text:p>
      <text:p text:style-name="P1">#<text:tab/>fs/pstore/ftrace.c</text:p>
      <text:p text:style-name="P1">#<text:tab/>fs/pstore/inode.c</text:p>
      <text:p text:style-name="P1">#<text:tab/>fs/pstore/internal.h</text:p>
      <text:p text:style-name="P1">#<text:tab/>fs/pstore/platform.c</text:p>
      <text:p text:style-name="P1">#<text:tab/>fs/pstore/pmsg.c</text:p>
      <text:p text:style-name="P1">#<text:tab/>fs/pstore/ram.c</text:p>
      <text:p text:style-name="P1">#<text:tab/>fs/pstore/ram_core.c</text:p>
      <text:p text:style-name="P1">#<text:tab/>fs/qnx4/dir.c</text:p>
      <text:p text:style-name="P1">#<text:tab/>fs/qnx4/inode.c</text:p>
      <text:p text:style-name="P1">#<text:tab/>fs/qnx6/dir.c</text:p>
      <text:p text:style-name="P1">#<text:tab/>fs/qnx6/inode.c</text:p>
      <text:p text:style-name="P1">#<text:tab/>fs/qnx6/qnx6.h</text:p>
      <text:p text:style-name="P1">#<text:tab/>fs/quota/Kconfig</text:p>
      <text:p text:style-name="P1">#<text:tab/>fs/quota/dquot.c</text:p>
      <text:p text:style-name="P1">#<text:tab/>fs/quota/netlink.c</text:p>
      <text:p text:style-name="P1">#<text:tab/>fs/quota/quota.c</text:p>
      <text:p text:style-name="P1">#<text:tab/>fs/quota/quota_tree.c</text:p>
      <text:p text:style-name="P1">#<text:tab/>fs/quota/quota_v2.c</text:p>
      <text:p text:style-name="P1">#<text:tab/>fs/quota/quotaio_v2.h</text:p>
      <text:p text:style-name="P1">#<text:tab/>fs/ramfs/file-mmu.c</text:p>
      <text:p text:style-name="P1">#<text:tab/>fs/ramfs/file-nommu.c</text:p>
      <text:p text:style-name="P1">#<text:tab/>fs/ramfs/inode.c</text:p>
      <text:p text:style-name="P1">#<text:tab/>fs/read_write.c</text:p>
      <text:p text:style-name="P1">#<text:tab/>fs/readdir.c</text:p>
      <text:p text:style-name="P1">#<text:tab/>fs/reiserfs/dir.c</text:p>
      <text:p text:style-name="P1">#<text:tab/>fs/reiserfs/file.c</text:p>
      <text:p text:style-name="P1">#<text:tab/>fs/reiserfs/ibalance.c</text:p>
      <text:p text:style-name="P1">#<text:tab/>fs/reiserfs/inode.c</text:p>
      <text:p text:style-name="P1">#<text:tab/>fs/reiserfs/ioctl.c</text:p>
      <text:p text:style-name="P1">#<text:tab/>fs/reiserfs/journal.c</text:p>
      <text:p text:style-name="P1">#<text:tab/>fs/reiserfs/lbalance.c</text:p>
      <text:p text:style-name="P1">#<text:tab/>fs/reiserfs/namei.c</text:p>
      <text:p text:style-name="P1">#<text:tab/>fs/reiserfs/objectid.c</text:p>
      <text:p text:style-name="P1">#<text:tab/>fs/reiserfs/prints.c</text:p>
      <text:p text:style-name="P1">#<text:tab/>fs/reiserfs/procfs.c</text:p>
      <text:p text:style-name="P1">#<text:tab/>fs/reiserfs/reiserfs.h</text:p>
      <text:p text:style-name="P1">#<text:tab/>fs/reiserfs/stree.c</text:p>
      <text:p text:style-name="P1">#<text:tab/>fs/reiserfs/super.c</text:p>
      <text:p text:style-name="P1">#<text:tab/>fs/reiserfs/tail_conversion.c</text:p>
      <text:p text:style-name="P1">#<text:tab/>fs/reiserfs/xattr.c</text:p>
      <text:p text:style-name="P1">#<text:tab/>fs/reiserfs/xattr.h</text:p>
      <text:p text:style-name="P1">#<text:tab/>fs/reiserfs/xattr_acl.c</text:p>
      <text:p text:style-name="P1">#<text:tab/>fs/reiserfs/xattr_security.c</text:p>
      <text:p text:style-name="P1">#<text:tab/>fs/reiserfs/xattr_trusted.c</text:p>
      <text:p text:style-name="P1">#<text:tab/>fs/reiserfs/xattr_user.c</text:p>
      <text:p text:style-name="P1">#<text:tab/>fs/romfs/mmap-nommu.c</text:p>
      <text:p text:style-name="P1">#<text:tab/>fs/romfs/super.c</text:p>
      <text:p text:style-name="P1">#<text:tab/>fs/select.c</text:p>
      <text:p text:style-name="P1">#<text:tab/>fs/seq_file.c</text:p>
      <text:p text:style-name="P1">#<text:tab/>fs/signalfd.c</text:p>
      <text:p text:style-name="P1">#<text:tab/>fs/splice.c</text:p>
      <text:p text:style-name="P1"><text:soft-page-break/>#<text:tab/>fs/squashfs/Kconfig</text:p>
      <text:p text:style-name="P1">#<text:tab/>fs/squashfs/Makefile</text:p>
      <text:p text:style-name="P1">#<text:tab/>fs/squashfs/block.c</text:p>
      <text:p text:style-name="P1">#<text:tab/>fs/squashfs/cache.c</text:p>
      <text:p text:style-name="P1">#<text:tab/>fs/squashfs/decompressor.c</text:p>
      <text:p text:style-name="P1">#<text:tab/>fs/squashfs/dir.c</text:p>
      <text:p text:style-name="P1">#<text:tab/>fs/squashfs/export.c</text:p>
      <text:p text:style-name="P1">#<text:tab/>fs/squashfs/file.c</text:p>
      <text:p text:style-name="P1">#<text:tab/>fs/squashfs/file_direct.c</text:p>
      <text:p text:style-name="P1">#<text:tab/>fs/squashfs/inode.c</text:p>
      <text:p text:style-name="P1">#<text:tab/>fs/squashfs/lz4_wrapper.c</text:p>
      <text:p text:style-name="P1">#<text:tab/>fs/squashfs/lzo_wrapper.c</text:p>
      <text:p text:style-name="P1">#<text:tab/>fs/squashfs/namei.c</text:p>
      <text:p text:style-name="P1">#<text:tab/>fs/squashfs/page_actor.c</text:p>
      <text:p text:style-name="P1">#<text:tab/>fs/squashfs/page_actor.h</text:p>
      <text:p text:style-name="P1">#<text:tab/>fs/squashfs/squashfs.h</text:p>
      <text:p text:style-name="P1">#<text:tab/>fs/squashfs/squashfs_fs_i.h</text:p>
      <text:p text:style-name="P1">#<text:tab/>fs/squashfs/squashfs_fs_sb.h</text:p>
      <text:p text:style-name="P1">#<text:tab/>fs/squashfs/super.c</text:p>
      <text:p text:style-name="P1">#<text:tab/>fs/squashfs/symlink.c</text:p>
      <text:p text:style-name="P1">#<text:tab/>fs/squashfs/xattr.c</text:p>
      <text:p text:style-name="P1">#<text:tab/>fs/squashfs/xattr.h</text:p>
      <text:p text:style-name="P1">#<text:tab/>fs/squashfs/xz_wrapper.c</text:p>
      <text:p text:style-name="P1">#<text:tab/>fs/squashfs/zlib_wrapper.c</text:p>
      <text:p text:style-name="P1">#<text:tab/>fs/stat.c</text:p>
      <text:p text:style-name="P1">#<text:tab/>fs/super.c</text:p>
      <text:p text:style-name="P1">#<text:tab/>fs/sync.c</text:p>
      <text:p text:style-name="P1">#<text:tab/>fs/sysfs/dir.c</text:p>
      <text:p text:style-name="P1">#<text:tab/>fs/sysfs/file.c</text:p>
      <text:p text:style-name="P1">#<text:tab/>fs/sysfs/group.c</text:p>
      <text:p text:style-name="P1">#<text:tab/>fs/sysfs/mount.c</text:p>
      <text:p text:style-name="P1">#<text:tab/>fs/sysv/Makefile</text:p>
      <text:p text:style-name="P1">#<text:tab/>fs/sysv/dir.c</text:p>
      <text:p text:style-name="P1">#<text:tab/>fs/sysv/file.c</text:p>
      <text:p text:style-name="P1">#<text:tab/>fs/sysv/ialloc.c</text:p>
      <text:p text:style-name="P1">#<text:tab/>fs/sysv/inode.c</text:p>
      <text:p text:style-name="P1">#<text:tab/>fs/sysv/itree.c</text:p>
      <text:p text:style-name="P1">#<text:tab/>fs/sysv/namei.c</text:p>
      <text:p text:style-name="P1">#<text:tab/>fs/sysv/sysv.h</text:p>
      <text:p text:style-name="P1">#<text:tab/>fs/timerfd.c</text:p>
      <text:p text:style-name="P1">#<text:tab/>fs/tracefs/inode.c</text:p>
      <text:p text:style-name="P1">#<text:tab/>fs/ubifs/Makefile</text:p>
      <text:p text:style-name="P1">#<text:tab/>fs/ubifs/debug.c</text:p>
      <text:p text:style-name="P1">#<text:tab/>fs/ubifs/dir.c</text:p>
      <text:p text:style-name="P1">#<text:tab/>fs/ubifs/file.c</text:p>
      <text:p text:style-name="P1">#<text:tab/>fs/ubifs/gc.c</text:p>
      <text:p text:style-name="P1">#<text:tab/>fs/ubifs/journal.c</text:p>
      <text:p text:style-name="P1">#<text:tab/>fs/ubifs/lprops.c</text:p>
      <text:p text:style-name="P1">#<text:tab/>fs/ubifs/lpt_commit.c</text:p>
      <text:p text:style-name="P1">#<text:tab/>fs/ubifs/replay.c</text:p>
      <text:p text:style-name="P1">#<text:tab/>fs/ubifs/sb.c</text:p>
      <text:p text:style-name="P1">#<text:tab/>fs/ubifs/super.c</text:p>
      <text:p text:style-name="P1"><text:soft-page-break/>#<text:tab/>fs/ubifs/tnc.c</text:p>
      <text:p text:style-name="P1">#<text:tab/>fs/ubifs/ubifs.h</text:p>
      <text:p text:style-name="P1">#<text:tab/>fs/ubifs/xattr.c</text:p>
      <text:p text:style-name="P1">#<text:tab/>fs/udf/Kconfig</text:p>
      <text:p text:style-name="P1">#<text:tab/>fs/udf/balloc.c</text:p>
      <text:p text:style-name="P1">#<text:tab/>fs/udf/dir.c</text:p>
      <text:p text:style-name="P1">#<text:tab/>fs/udf/directory.c</text:p>
      <text:p text:style-name="P1">#<text:tab/>fs/udf/file.c</text:p>
      <text:p text:style-name="P1">#<text:tab/>fs/udf/ialloc.c</text:p>
      <text:p text:style-name="P1">#<text:tab/>fs/udf/inode.c</text:p>
      <text:p text:style-name="P1">#<text:tab/>fs/udf/misc.c</text:p>
      <text:p text:style-name="P1">#<text:tab/>fs/udf/namei.c</text:p>
      <text:p text:style-name="P1">#<text:tab/>fs/udf/partition.c</text:p>
      <text:p text:style-name="P1">#<text:tab/>fs/udf/super.c</text:p>
      <text:p text:style-name="P1">#<text:tab/>fs/udf/symlink.c</text:p>
      <text:p text:style-name="P1">#<text:tab/>fs/udf/truncate.c</text:p>
      <text:p text:style-name="P1">#<text:tab/>fs/udf/udf_i.h</text:p>
      <text:p text:style-name="P1">#<text:tab/>fs/udf/udf_sb.h</text:p>
      <text:p text:style-name="P1">#<text:tab/>fs/udf/udfdecl.h</text:p>
      <text:p text:style-name="P1">#<text:tab/>fs/udf/unicode.c</text:p>
      <text:p text:style-name="P1">#<text:tab/>fs/ufs/Makefile</text:p>
      <text:p text:style-name="P1">#<text:tab/>fs/ufs/balloc.c</text:p>
      <text:p text:style-name="P1">#<text:tab/>fs/ufs/dir.c</text:p>
      <text:p text:style-name="P1">#<text:tab/>fs/ufs/file.c</text:p>
      <text:p text:style-name="P1">#<text:tab/>fs/ufs/ialloc.c</text:p>
      <text:p text:style-name="P1">#<text:tab/>fs/ufs/inode.c</text:p>
      <text:p text:style-name="P1">#<text:tab/>fs/ufs/namei.c</text:p>
      <text:p text:style-name="P1">#<text:tab/>fs/ufs/super.c</text:p>
      <text:p text:style-name="P1">#<text:tab/>fs/ufs/ufs.h</text:p>
      <text:p text:style-name="P1">#<text:tab/>fs/ufs/util.c</text:p>
      <text:p text:style-name="P1">#<text:tab/>fs/ufs/util.h</text:p>
      <text:p text:style-name="P1">#<text:tab/>fs/utimes.c</text:p>
      <text:p text:style-name="P1">#<text:tab/>fs/xattr.c</text:p>
      <text:p text:style-name="P1">#<text:tab/>fs/xfs/Kconfig</text:p>
      <text:p text:style-name="P1">#<text:tab/>fs/xfs/Makefile</text:p>
      <text:p text:style-name="P1">#<text:tab/>fs/xfs/kmem.c</text:p>
      <text:p text:style-name="P1">#<text:tab/>fs/xfs/kmem.h</text:p>
      <text:p text:style-name="P1">#<text:tab/>fs/xfs/libxfs/xfs_alloc.c</text:p>
      <text:p text:style-name="P1">#<text:tab/>fs/xfs/libxfs/xfs_alloc.h</text:p>
      <text:p text:style-name="P1">#<text:tab/>fs/xfs/libxfs/xfs_alloc_btree.c</text:p>
      <text:p text:style-name="P1">#<text:tab/>fs/xfs/libxfs/xfs_attr.c</text:p>
      <text:p text:style-name="P1">#<text:tab/>fs/xfs/libxfs/xfs_attr_leaf.c</text:p>
      <text:p text:style-name="P1">#<text:tab/>fs/xfs/libxfs/xfs_attr_leaf.h</text:p>
      <text:p text:style-name="P1">#<text:tab/>fs/xfs/libxfs/xfs_attr_remote.c</text:p>
      <text:p text:style-name="P1">#<text:tab/>fs/xfs/libxfs/xfs_attr_sf.h</text:p>
      <text:p text:style-name="P1">#<text:tab/>fs/xfs/libxfs/xfs_bmap.c</text:p>
      <text:p text:style-name="P1">#<text:tab/>fs/xfs/libxfs/xfs_bmap.h</text:p>
      <text:p text:style-name="P1">#<text:tab/>fs/xfs/libxfs/xfs_bmap_btree.c</text:p>
      <text:p text:style-name="P1">#<text:tab/>fs/xfs/libxfs/xfs_btree.c</text:p>
      <text:p text:style-name="P1">#<text:tab/>fs/xfs/libxfs/xfs_btree.h</text:p>
      <text:p text:style-name="P1">#<text:tab/>fs/xfs/libxfs/xfs_da_btree.c</text:p>
      <text:p text:style-name="P1">#<text:tab/>fs/xfs/libxfs/xfs_da_btree.h</text:p>
      <text:p text:style-name="P1"><text:soft-page-break/>#<text:tab/>fs/xfs/libxfs/xfs_da_format.c</text:p>
      <text:p text:style-name="P1">#<text:tab/>fs/xfs/libxfs/xfs_da_format.h</text:p>
      <text:p text:style-name="P1">#<text:tab/>fs/xfs/libxfs/xfs_dir2.c</text:p>
      <text:p text:style-name="P1">#<text:tab/>fs/xfs/libxfs/xfs_dir2.h</text:p>
      <text:p text:style-name="P1">#<text:tab/>fs/xfs/libxfs/xfs_dir2_block.c</text:p>
      <text:p text:style-name="P1">#<text:tab/>fs/xfs/libxfs/xfs_dir2_data.c</text:p>
      <text:p text:style-name="P1">#<text:tab/>fs/xfs/libxfs/xfs_dir2_leaf.c</text:p>
      <text:p text:style-name="P1">#<text:tab/>fs/xfs/libxfs/xfs_dir2_node.c</text:p>
      <text:p text:style-name="P1">#<text:tab/>fs/xfs/libxfs/xfs_dir2_priv.h</text:p>
      <text:p text:style-name="P1">#<text:tab/>fs/xfs/libxfs/xfs_dir2_sf.c</text:p>
      <text:p text:style-name="P1">#<text:tab/>fs/xfs/libxfs/xfs_dquot_buf.c</text:p>
      <text:p text:style-name="P1">#<text:tab/>fs/xfs/libxfs/xfs_format.h</text:p>
      <text:p text:style-name="P1">#<text:tab/>fs/xfs/libxfs/xfs_ialloc.c</text:p>
      <text:p text:style-name="P1">#<text:tab/>fs/xfs/libxfs/xfs_ialloc.h</text:p>
      <text:p text:style-name="P1">#<text:tab/>fs/xfs/libxfs/xfs_ialloc_btree.c</text:p>
      <text:p text:style-name="P1">#<text:tab/>fs/xfs/libxfs/xfs_ialloc_btree.h</text:p>
      <text:p text:style-name="P1">#<text:tab/>fs/xfs/libxfs/xfs_inode_buf.c</text:p>
      <text:p text:style-name="P1">#<text:tab/>fs/xfs/libxfs/xfs_inode_buf.h</text:p>
      <text:p text:style-name="P1">#<text:tab/>fs/xfs/libxfs/xfs_inode_fork.c</text:p>
      <text:p text:style-name="P1">#<text:tab/>fs/xfs/libxfs/xfs_inode_fork.h</text:p>
      <text:p text:style-name="P1">#<text:tab/>fs/xfs/libxfs/xfs_log_format.h</text:p>
      <text:p text:style-name="P1">#<text:tab/>fs/xfs/libxfs/xfs_log_recover.h</text:p>
      <text:p text:style-name="P1">#<text:tab/>fs/xfs/libxfs/xfs_log_rlimit.c</text:p>
      <text:p text:style-name="P1">#<text:tab/>fs/xfs/libxfs/xfs_quota_defs.h</text:p>
      <text:p text:style-name="P1">#<text:tab/>fs/xfs/libxfs/xfs_rtbitmap.c</text:p>
      <text:p text:style-name="P1">#<text:tab/>fs/xfs/libxfs/xfs_sb.c</text:p>
      <text:p text:style-name="P1">#<text:tab/>fs/xfs/libxfs/xfs_sb.h</text:p>
      <text:p text:style-name="P1">#<text:tab/>fs/xfs/libxfs/xfs_shared.h</text:p>
      <text:p text:style-name="P1">#<text:tab/>fs/xfs/libxfs/xfs_symlink_remote.c</text:p>
      <text:p text:style-name="P1">#<text:tab/>fs/xfs/libxfs/xfs_trans_resv.c</text:p>
      <text:p text:style-name="P1">#<text:tab/>fs/xfs/libxfs/xfs_trans_resv.h</text:p>
      <text:p text:style-name="P1">#<text:tab/>fs/xfs/libxfs/xfs_trans_space.h</text:p>
      <text:p text:style-name="P1">#<text:tab/>fs/xfs/xfs_acl.c</text:p>
      <text:p text:style-name="P1">#<text:tab/>fs/xfs/xfs_acl.h</text:p>
      <text:p text:style-name="P1">#<text:tab/>fs/xfs/xfs_aops.c</text:p>
      <text:p text:style-name="P1">#<text:tab/>fs/xfs/xfs_aops.h</text:p>
      <text:p text:style-name="P1">#<text:tab/>fs/xfs/xfs_attr.h</text:p>
      <text:p text:style-name="P1">#<text:tab/>fs/xfs/xfs_attr_inactive.c</text:p>
      <text:p text:style-name="P1">#<text:tab/>fs/xfs/xfs_attr_list.c</text:p>
      <text:p text:style-name="P1">#<text:tab/>fs/xfs/xfs_bmap_util.c</text:p>
      <text:p text:style-name="P1">#<text:tab/>fs/xfs/xfs_bmap_util.h</text:p>
      <text:p text:style-name="P1">#<text:tab/>fs/xfs/xfs_buf.c</text:p>
      <text:p text:style-name="P1">#<text:tab/>fs/xfs/xfs_buf.h</text:p>
      <text:p text:style-name="P1">#<text:tab/>fs/xfs/xfs_buf_item.c</text:p>
      <text:p text:style-name="P1">#<text:tab/>fs/xfs/xfs_buf_item.h</text:p>
      <text:p text:style-name="P1">#<text:tab/>fs/xfs/xfs_dir2_readdir.c</text:p>
      <text:p text:style-name="P1">#<text:tab/>fs/xfs/xfs_discard.c</text:p>
      <text:p text:style-name="P1">#<text:tab/>fs/xfs/xfs_dquot.c</text:p>
      <text:p text:style-name="P1">#<text:tab/>fs/xfs/xfs_dquot.h</text:p>
      <text:p text:style-name="P1">#<text:tab/>fs/xfs/xfs_dquot_item.c</text:p>
      <text:p text:style-name="P1">#<text:tab/>fs/xfs/xfs_error.c</text:p>
      <text:p text:style-name="P1">#<text:tab/>fs/xfs/xfs_error.h</text:p>
      <text:p text:style-name="P1"><text:soft-page-break/>#<text:tab/>fs/xfs/xfs_export.c</text:p>
      <text:p text:style-name="P1">#<text:tab/>fs/xfs/xfs_extent_busy.c</text:p>
      <text:p text:style-name="P1">#<text:tab/>fs/xfs/xfs_extfree_item.c</text:p>
      <text:p text:style-name="P1">#<text:tab/>fs/xfs/xfs_extfree_item.h</text:p>
      <text:p text:style-name="P1">#<text:tab/>fs/xfs/xfs_file.c</text:p>
      <text:p text:style-name="P1">#<text:tab/>fs/xfs/xfs_filestream.c</text:p>
      <text:p text:style-name="P1">#<text:tab/>fs/xfs/xfs_fsops.c</text:p>
      <text:p text:style-name="P1">#<text:tab/>fs/xfs/xfs_fsops.h</text:p>
      <text:p text:style-name="P1">#<text:tab/>fs/xfs/xfs_globals.c</text:p>
      <text:p text:style-name="P1">#<text:tab/>fs/xfs/xfs_icache.c</text:p>
      <text:p text:style-name="P1">#<text:tab/>fs/xfs/xfs_icache.h</text:p>
      <text:p text:style-name="P1">#<text:tab/>fs/xfs/xfs_icreate_item.c</text:p>
      <text:p text:style-name="P1">#<text:tab/>fs/xfs/xfs_inode.c</text:p>
      <text:p text:style-name="P1">#<text:tab/>fs/xfs/xfs_inode.h</text:p>
      <text:p text:style-name="P1">#<text:tab/>fs/xfs/xfs_inode_item.c</text:p>
      <text:p text:style-name="P1">#<text:tab/>fs/xfs/xfs_inode_item.h</text:p>
      <text:p text:style-name="P1">#<text:tab/>fs/xfs/xfs_ioctl.c</text:p>
      <text:p text:style-name="P1">#<text:tab/>fs/xfs/xfs_ioctl.h</text:p>
      <text:p text:style-name="P1">#<text:tab/>fs/xfs/xfs_ioctl32.c</text:p>
      <text:p text:style-name="P1">#<text:tab/>fs/xfs/xfs_iomap.c</text:p>
      <text:p text:style-name="P1">#<text:tab/>fs/xfs/xfs_iomap.h</text:p>
      <text:p text:style-name="P1">#<text:tab/>fs/xfs/xfs_iops.c</text:p>
      <text:p text:style-name="P1">#<text:tab/>fs/xfs/xfs_iops.h</text:p>
      <text:p text:style-name="P1">#<text:tab/>fs/xfs/xfs_itable.c</text:p>
      <text:p text:style-name="P1">#<text:tab/>fs/xfs/xfs_linux.h</text:p>
      <text:p text:style-name="P1">#<text:tab/>fs/xfs/xfs_log.c</text:p>
      <text:p text:style-name="P1">#<text:tab/>fs/xfs/xfs_log.h</text:p>
      <text:p text:style-name="P1">#<text:tab/>fs/xfs/xfs_log_cil.c</text:p>
      <text:p text:style-name="P1">#<text:tab/>fs/xfs/xfs_log_priv.h</text:p>
      <text:p text:style-name="P1">#<text:tab/>fs/xfs/xfs_log_recover.c</text:p>
      <text:p text:style-name="P1">#<text:tab/>fs/xfs/xfs_message.c</text:p>
      <text:p text:style-name="P1">#<text:tab/>fs/xfs/xfs_mount.c</text:p>
      <text:p text:style-name="P1">#<text:tab/>fs/xfs/xfs_mount.h</text:p>
      <text:p text:style-name="P1">#<text:tab/>fs/xfs/xfs_mru_cache.c</text:p>
      <text:p text:style-name="P1">#<text:tab/>fs/xfs/xfs_qm.c</text:p>
      <text:p text:style-name="P1">#<text:tab/>fs/xfs/xfs_qm.h</text:p>
      <text:p text:style-name="P1">#<text:tab/>fs/xfs/xfs_qm_bhv.c</text:p>
      <text:p text:style-name="P1">#<text:tab/>fs/xfs/xfs_qm_syscalls.c</text:p>
      <text:p text:style-name="P1">#<text:tab/>fs/xfs/xfs_quota.h</text:p>
      <text:p text:style-name="P1">#<text:tab/>fs/xfs/xfs_quotaops.c</text:p>
      <text:p text:style-name="P1">#<text:tab/>fs/xfs/xfs_rtalloc.c</text:p>
      <text:p text:style-name="P1">#<text:tab/>fs/xfs/xfs_rtalloc.h</text:p>
      <text:p text:style-name="P1">#<text:tab/>fs/xfs/xfs_stats.c</text:p>
      <text:p text:style-name="P1">#<text:tab/>fs/xfs/xfs_stats.h</text:p>
      <text:p text:style-name="P1">#<text:tab/>fs/xfs/xfs_super.c</text:p>
      <text:p text:style-name="P1">#<text:tab/>fs/xfs/xfs_super.h</text:p>
      <text:p text:style-name="P1">#<text:tab/>fs/xfs/xfs_symlink.c</text:p>
      <text:p text:style-name="P1">#<text:tab/>fs/xfs/xfs_sysctl.c</text:p>
      <text:p text:style-name="P1">#<text:tab/>fs/xfs/xfs_sysctl.h</text:p>
      <text:p text:style-name="P1">#<text:tab/>fs/xfs/xfs_sysfs.c</text:p>
      <text:p text:style-name="P1">#<text:tab/>fs/xfs/xfs_sysfs.h</text:p>
      <text:p text:style-name="P1">#<text:tab/>fs/xfs/xfs_trace.c</text:p>
      <text:p text:style-name="P1"><text:soft-page-break/>#<text:tab/>fs/xfs/xfs_trace.h</text:p>
      <text:p text:style-name="P1">#<text:tab/>fs/xfs/xfs_trans.c</text:p>
      <text:p text:style-name="P1">#<text:tab/>fs/xfs/xfs_trans.h</text:p>
      <text:p text:style-name="P1">#<text:tab/>fs/xfs/xfs_trans_ail.c</text:p>
      <text:p text:style-name="P1">#<text:tab/>fs/xfs/xfs_trans_buf.c</text:p>
      <text:p text:style-name="P1">#<text:tab/>fs/xfs/xfs_trans_dquot.c</text:p>
      <text:p text:style-name="P1">#<text:tab/>fs/xfs/xfs_trans_extfree.c</text:p>
      <text:p text:style-name="P1">#<text:tab/>fs/xfs/xfs_trans_inode.c</text:p>
      <text:p text:style-name="P1">#<text:tab/>fs/xfs/xfs_trans_priv.h</text:p>
      <text:p text:style-name="P1">#<text:tab/>fs/xfs/xfs_xattr.c</text:p>
      <text:p text:style-name="P1">#<text:tab/>include/acpi/acbuffer.h</text:p>
      <text:p text:style-name="P1">#<text:tab/>include/acpi/acconfig.h</text:p>
      <text:p text:style-name="P1">#<text:tab/>include/acpi/acexcep.h</text:p>
      <text:p text:style-name="P1">#<text:tab/>include/acpi/acnames.h</text:p>
      <text:p text:style-name="P1">#<text:tab/>include/acpi/acoutput.h</text:p>
      <text:p text:style-name="P1">#<text:tab/>include/acpi/acpi.h</text:p>
      <text:p text:style-name="P1">#<text:tab/>include/acpi/acpi_bus.h</text:p>
      <text:p text:style-name="P1">#<text:tab/>include/acpi/acpi_drivers.h</text:p>
      <text:p text:style-name="P1">#<text:tab/>include/acpi/acpi_io.h</text:p>
      <text:p text:style-name="P1">#<text:tab/>include/acpi/acpi_numa.h</text:p>
      <text:p text:style-name="P1">#<text:tab/>include/acpi/acpiosxf.h</text:p>
      <text:p text:style-name="P1">#<text:tab/>include/acpi/acpixf.h</text:p>
      <text:p text:style-name="P1">#<text:tab/>include/acpi/acrestyp.h</text:p>
      <text:p text:style-name="P1">#<text:tab/>include/acpi/actbl.h</text:p>
      <text:p text:style-name="P1">#<text:tab/>include/acpi/actbl1.h</text:p>
      <text:p text:style-name="P1">#<text:tab/>include/acpi/actbl2.h</text:p>
      <text:p text:style-name="P1">#<text:tab/>include/acpi/actbl3.h</text:p>
      <text:p text:style-name="P1">#<text:tab/>include/acpi/actypes.h</text:p>
      <text:p text:style-name="P1">#<text:tab/>include/acpi/button.h</text:p>
      <text:p text:style-name="P1">#<text:tab/>include/acpi/platform/acenv.h</text:p>
      <text:p text:style-name="P1">#<text:tab/>include/acpi/platform/acenvex.h</text:p>
      <text:p text:style-name="P1">#<text:tab/>include/acpi/platform/acgcc.h</text:p>
      <text:p text:style-name="P1">#<text:tab/>include/acpi/platform/aclinux.h</text:p>
      <text:p text:style-name="P1">#<text:tab/>include/acpi/platform/aclinuxex.h</text:p>
      <text:p text:style-name="P1">#<text:tab/>include/acpi/processor.h</text:p>
      <text:p text:style-name="P1">#<text:tab/>include/acpi/video.h</text:p>
      <text:p text:style-name="P1">#<text:tab/>include/asm-generic/4level-fixup.h</text:p>
      <text:p text:style-name="P1">#<text:tab/>include/asm-generic/atomic-long.h</text:p>
      <text:p text:style-name="P1">#<text:tab/>include/asm-generic/atomic.h</text:p>
      <text:p text:style-name="P1">#<text:tab/>include/asm-generic/atomic64.h</text:p>
      <text:p text:style-name="P1">#<text:tab/>include/asm-generic/barrier.h</text:p>
      <text:p text:style-name="P1">#<text:tab/>include/asm-generic/bug.h</text:p>
      <text:p text:style-name="P1">#<text:tab/>include/asm-generic/checksum.h</text:p>
      <text:p text:style-name="P1">#<text:tab/>include/asm-generic/cmpxchg.h</text:p>
      <text:p text:style-name="P1">#<text:tab/>include/asm-generic/cputime_nsecs.h</text:p>
      <text:p text:style-name="P1">#<text:tab/>include/asm-generic/div64.h</text:p>
      <text:p text:style-name="P1">#<text:tab/>include/asm-generic/early_ioremap.h</text:p>
      <text:p text:style-name="P1">#<text:tab/>include/asm-generic/fixmap.h</text:p>
      <text:p text:style-name="P1">#<text:tab/>include/asm-generic/futex.h</text:p>
      <text:p text:style-name="P1">#<text:tab/>include/asm-generic/getorder.h</text:p>
      <text:p text:style-name="P1">#<text:tab/>include/asm-generic/gpio.h</text:p>
      <text:p text:style-name="P1">#<text:tab/>include/asm-generic/io.h</text:p>
      <text:p text:style-name="P1"><text:soft-page-break/>#<text:tab/>include/asm-generic/iomap.h</text:p>
      <text:p text:style-name="P1">#<text:tab/>include/asm-generic/mm_hooks.h</text:p>
      <text:p text:style-name="P1">#<text:tab/>include/asm-generic/mutex-dec.h</text:p>
      <text:p text:style-name="P1">#<text:tab/>include/asm-generic/mutex-xchg.h</text:p>
      <text:p text:style-name="P1">#<text:tab/>include/asm-generic/page.h</text:p>
      <text:p text:style-name="P1">#<text:tab/>include/asm-generic/pci.h</text:p>
      <text:p text:style-name="P1">#<text:tab/>include/asm-generic/pci_iomap.h</text:p>
      <text:p text:style-name="P1">#<text:tab/>include/asm-generic/percpu.h</text:p>
      <text:p text:style-name="P1">#<text:tab/>include/asm-generic/pgtable.h</text:p>
      <text:p text:style-name="P1">#<text:tab/>include/asm-generic/preempt.h</text:p>
      <text:p text:style-name="P1">#<text:tab/>include/asm-generic/qrwlock.h</text:p>
      <text:p text:style-name="P1">#<text:tab/>include/asm-generic/qrwlock_types.h</text:p>
      <text:p text:style-name="P1">#<text:tab/>include/asm-generic/rwsem.h</text:p>
      <text:p text:style-name="P1">#<text:tab/>include/asm-generic/seccomp.h</text:p>
      <text:p text:style-name="P1">#<text:tab/>include/asm-generic/sections.h</text:p>
      <text:p text:style-name="P1">#<text:tab/>include/asm-generic/siginfo.h</text:p>
      <text:p text:style-name="P1">#<text:tab/>include/asm-generic/tlb.h</text:p>
      <text:p text:style-name="P1">#<text:tab/>include/asm-generic/topology.h</text:p>
      <text:p text:style-name="P1">#<text:tab/>include/asm-generic/uaccess.h</text:p>
      <text:p text:style-name="P1">#<text:tab/>include/asm-generic/vmlinux.lds.h</text:p>
      <text:p text:style-name="P1">#<text:tab/>include/clocksource/arm_arch_timer.h</text:p>
      <text:p text:style-name="P1">#<text:tab/>include/crypto/aead.h</text:p>
      <text:p text:style-name="P1">#<text:tab/>include/crypto/algapi.h</text:p>
      <text:p text:style-name="P1">#<text:tab/>include/crypto/cryptd.h</text:p>
      <text:p text:style-name="P1">#<text:tab/>include/crypto/drbg.h</text:p>
      <text:p text:style-name="P1">#<text:tab/>include/crypto/hash.h</text:p>
      <text:p text:style-name="P1">#<text:tab/>include/crypto/hash_info.h</text:p>
      <text:p text:style-name="P1">#<text:tab/>include/crypto/if_alg.h</text:p>
      <text:p text:style-name="P1">#<text:tab/>include/crypto/internal/aead.h</text:p>
      <text:p text:style-name="P1">#<text:tab/>include/crypto/internal/hash.h</text:p>
      <text:p text:style-name="P1">#<text:tab/>include/crypto/internal/rng.h</text:p>
      <text:p text:style-name="P1">#<text:tab/>include/crypto/internal/skcipher.h</text:p>
      <text:p text:style-name="P1">#<text:tab/>include/crypto/mcryptd.h</text:p>
      <text:p text:style-name="P1">#<text:tab/>include/crypto/md5.h</text:p>
      <text:p text:style-name="P1">#<text:tab/>include/crypto/null.h</text:p>
      <text:p text:style-name="P1">#<text:tab/>include/crypto/pkcs7.h</text:p>
      <text:p text:style-name="P1">#<text:tab/>include/crypto/public_key.h</text:p>
      <text:p text:style-name="P1">#<text:tab/>include/crypto/rng.h</text:p>
      <text:p text:style-name="P1">#<text:tab/>include/crypto/scatterwalk.h</text:p>
      <text:p text:style-name="P1">#<text:tab/>include/crypto/sha.h</text:p>
      <text:p text:style-name="P1">#<text:tab/>include/crypto/skcipher.h</text:p>
      <text:p text:style-name="P1">#<text:tab/>include/crypto/xts.h</text:p>
      <text:p text:style-name="P1">#<text:tab/>include/drm/drmP.h</text:p>
      <text:p text:style-name="P1">#<text:tab/>include/drm/drm_agpsupport.h</text:p>
      <text:p text:style-name="P1">#<text:tab/>include/drm/drm_atomic.h</text:p>
      <text:p text:style-name="P1">#<text:tab/>include/drm/drm_atomic_helper.h</text:p>
      <text:p text:style-name="P1">#<text:tab/>include/drm/drm_cache.h</text:p>
      <text:p text:style-name="P1">#<text:tab/>include/drm/drm_crtc.h</text:p>
      <text:p text:style-name="P1">#<text:tab/>include/drm/drm_crtc_helper.h</text:p>
      <text:p text:style-name="P1">#<text:tab/>include/drm/drm_displayid.h</text:p>
      <text:p text:style-name="P1">#<text:tab/>include/drm/drm_dp_helper.h</text:p>
      <text:p text:style-name="P1">#<text:tab/>include/drm/drm_dp_mst_helper.h</text:p>
      <text:p text:style-name="P1"><text:soft-page-break/>#<text:tab/>include/drm/drm_edid.h</text:p>
      <text:p text:style-name="P1">#<text:tab/>include/drm/drm_encoder_slave.h</text:p>
      <text:p text:style-name="P1">#<text:tab/>include/drm/drm_fb_cma_helper.h</text:p>
      <text:p text:style-name="P1">#<text:tab/>include/drm/drm_fb_helper.h</text:p>
      <text:p text:style-name="P1">#<text:tab/>include/drm/drm_gem.h</text:p>
      <text:p text:style-name="P1">#<text:tab/>include/drm/drm_legacy.h</text:p>
      <text:p text:style-name="P1">#<text:tab/>include/drm/drm_mem_util.h</text:p>
      <text:p text:style-name="P1">#<text:tab/>include/drm/drm_mipi_dsi.h</text:p>
      <text:p text:style-name="P1">#<text:tab/>include/drm/drm_mm.h</text:p>
      <text:p text:style-name="P1">#<text:tab/>include/drm/drm_modes.h</text:p>
      <text:p text:style-name="P1">#<text:tab/>include/drm/drm_modeset_lock.h</text:p>
      <text:p text:style-name="P1">#<text:tab/>include/drm/drm_of.h</text:p>
      <text:p text:style-name="P1">#<text:tab/>include/drm/drm_panel.h</text:p>
      <text:p text:style-name="P1">#<text:tab/>include/drm/drm_plane_helper.h</text:p>
      <text:p text:style-name="P1">#<text:tab/>include/drm/drm_rect.h</text:p>
      <text:p text:style-name="P1">#<text:tab/>include/drm/drm_vma_manager.h</text:p>
      <text:p text:style-name="P1">#<text:tab/>include/drm/i2c/tda998x.h</text:p>
      <text:p text:style-name="P1">#<text:tab/>include/drm/i915_component.h</text:p>
      <text:p text:style-name="P1">#<text:tab/>include/drm/i915_drm.h</text:p>
      <text:p text:style-name="P1">#<text:tab/>include/drm/i915_pciids.h</text:p>
      <text:p text:style-name="P1">#<text:tab/>include/drm/intel-gtt.h</text:p>
      <text:p text:style-name="P1">#<text:tab/>include/drm/ttm/ttm_bo_api.h</text:p>
      <text:p text:style-name="P1">#<text:tab/>include/drm/ttm/ttm_bo_driver.h</text:p>
      <text:p text:style-name="P1">#<text:tab/>include/drm/ttm/ttm_memory.h</text:p>
      <text:p text:style-name="P1">#<text:tab/>include/drm/ttm/ttm_placement.h</text:p>
      <text:p text:style-name="P1">#<text:tab/>include/dt-bindings/clock/at91.h</text:p>
      <text:p text:style-name="P1">#<text:tab/>include/dt-bindings/clock/berlin2q.h</text:p>
      <text:p text:style-name="P1">#<text:tab/>include/dt-bindings/clock/exynos3250.h</text:p>
      <text:p text:style-name="P1">#<text:tab/>include/dt-bindings/clock/exynos4.h</text:p>
      <text:p text:style-name="P1">#<text:tab/>include/dt-bindings/clock/exynos5250.h</text:p>
      <text:p text:style-name="P1">#<text:tab/>include/dt-bindings/clock/exynos5410.h</text:p>
      <text:p text:style-name="P1">#<text:tab/>include/dt-bindings/clock/exynos5420.h</text:p>
      <text:p text:style-name="P1">#<text:tab/>include/dt-bindings/clock/exynos5440.h</text:p>
      <text:p text:style-name="P1">#<text:tab/>include/dt-bindings/clock/imx5-clock.h</text:p>
      <text:p text:style-name="P1">#<text:tab/>include/dt-bindings/clock/imx6qdl-clock.h</text:p>
      <text:p text:style-name="P1">#<text:tab/>include/dt-bindings/clock/imx6sl-clock.h</text:p>
      <text:p text:style-name="P1">#<text:tab/>include/dt-bindings/clock/imx6sx-clock.h</text:p>
      <text:p text:style-name="P1">#<text:tab/>include/dt-bindings/clock/qcom,gcc-apq8084.h</text:p>
      <text:p text:style-name="P1">#<text:tab/>include/dt-bindings/clock/qcom,gcc-ipq806x.h</text:p>
      <text:p text:style-name="P1">#<text:tab/>include/dt-bindings/clock/qcom,gcc-msm8974.h</text:p>
      <text:p text:style-name="P1">#<text:tab/>include/dt-bindings/clock/qcom,mmcc-apq8084.h</text:p>
      <text:p text:style-name="P1">#<text:tab/>include/dt-bindings/clock/qcom,mmcc-msm8974.h</text:p>
      <text:p text:style-name="P1">#<text:tab/>include/dt-bindings/clock/r7s72100-clock.h</text:p>
      <text:p text:style-name="P1">#<text:tab/>include/dt-bindings/clock/r8a7740-clock.h</text:p>
      <text:p text:style-name="P1">#<text:tab/>include/dt-bindings/clock/r8a7790-clock.h</text:p>
      <text:p text:style-name="P1">#<text:tab/>include/dt-bindings/clock/r8a7791-clock.h</text:p>
      <text:p text:style-name="P1">#<text:tab/>include/dt-bindings/clock/r8a7794-clock.h</text:p>
      <text:p text:style-name="P1">#<text:tab/>include/dt-bindings/clock/rk3066a-cru.h</text:p>
      <text:p text:style-name="P1">#<text:tab/>include/dt-bindings/clock/rk3188-cru-common.h</text:p>
      <text:p text:style-name="P1">#<text:tab/>include/dt-bindings/clock/rk3188-cru.h</text:p>
      <text:p text:style-name="P1">#<text:tab/>include/dt-bindings/clock/rk3288-cru.h</text:p>
      <text:p text:style-name="P1">#<text:tab/>include/dt-bindings/clock/tegra114-car.h</text:p>
      <text:p text:style-name="P1"><text:soft-page-break/>#<text:tab/>include/dt-bindings/clock/tegra124-car.h</text:p>
      <text:p text:style-name="P1">#<text:tab/>include/dt-bindings/clock/tegra20-car.h</text:p>
      <text:p text:style-name="P1">#<text:tab/>include/dt-bindings/clock/vf610-clock.h</text:p>
      <text:p text:style-name="P1">#<text:tab/>include/dt-bindings/dma/at91.h</text:p>
      <text:p text:style-name="P1">#<text:tab/>include/dt-bindings/gpio/gpio.h</text:p>
      <text:p text:style-name="P1">#<text:tab/>include/dt-bindings/gpio/tegra-gpio.h</text:p>
      <text:p text:style-name="P1">#<text:tab/>include/dt-bindings/input/input.h</text:p>
      <text:p text:style-name="P1">#<text:tab/>include/dt-bindings/interrupt-controller/arm-gic.h</text:p>
      <text:p text:style-name="P1">#<text:tab/>include/dt-bindings/mfd/palmas.h</text:p>
      <text:p text:style-name="P1">#<text:tab/>include/dt-bindings/pinctrl/am33xx.h</text:p>
      <text:p text:style-name="P1">#<text:tab/>include/dt-bindings/pinctrl/am43xx.h</text:p>
      <text:p text:style-name="P1">#<text:tab/>include/dt-bindings/pinctrl/dra.h</text:p>
      <text:p text:style-name="P1">#<text:tab/>include/dt-bindings/pinctrl/omap.h</text:p>
      <text:p text:style-name="P1">#<text:tab/>include/dt-bindings/reset/qcom,gcc-ipq806x.h</text:p>
      <text:p text:style-name="P1">#<text:tab/>include/keys/asymmetric-subtype.h</text:p>
      <text:p text:style-name="P1">#<text:tab/>include/keys/asymmetric-type.h</text:p>
      <text:p text:style-name="P1">#<text:tab/>include/keys/rxrpc-type.h</text:p>
      <text:p text:style-name="P1">#<text:tab/>include/keys/system_keyring.h</text:p>
      <text:p text:style-name="P1">#<text:tab/>include/keys/trusted-type.h</text:p>
      <text:p text:style-name="P1">#<text:tab/>include/keys/user-type.h</text:p>
      <text:p text:style-name="P1">#<text:tab/>include/kvm/arm_arch_timer.h</text:p>
      <text:p text:style-name="P1">#<text:tab/>include/kvm/arm_vgic.h</text:p>
      <text:p text:style-name="P1">#<text:tab/>include/linux/a.out.h</text:p>
      <text:p text:style-name="P1">#<text:tab/>include/linux/acpi.h</text:p>
      <text:p text:style-name="P1">#<text:tab/>include/linux/aer.h</text:p>
      <text:p text:style-name="P1">#<text:tab/>include/linux/ahci_platform.h</text:p>
      <text:p text:style-name="P1">#<text:tab/>include/linux/aio.h</text:p>
      <text:p text:style-name="P1">#<text:tab/>include/linux/alarmtimer.h</text:p>
      <text:p text:style-name="P1">#<text:tab/>include/linux/amba/bus.h</text:p>
      <text:p text:style-name="P1">#<text:tab/>include/linux/amba/clcd.h</text:p>
      <text:p text:style-name="P1">#<text:tab/>include/linux/amba/mmci.h</text:p>
      <text:p text:style-name="P1">#<text:tab/>include/linux/amba/pl08x.h</text:p>
      <text:p text:style-name="P1">#<text:tab/>include/linux/amba/serial.h</text:p>
      <text:p text:style-name="P1">#<text:tab/>include/linux/amba/sp810.h</text:p>
      <text:p text:style-name="P1">#<text:tab/>include/linux/amd-iommu.h</text:p>
      <text:p text:style-name="P1">#<text:tab/>include/linux/arm-cci.h</text:p>
      <text:p text:style-name="P1">#<text:tab/>include/linux/asn1_ber_bytecode.h</text:p>
      <text:p text:style-name="P1">#<text:tab/>include/linux/async_tx.h</text:p>
      <text:p text:style-name="P1">#<text:tab/>include/linux/ata.h</text:p>
      <text:p text:style-name="P1">#<text:tab/>include/linux/ata_platform.h</text:p>
      <text:p text:style-name="P1">#<text:tab/>include/linux/atalk.h</text:p>
      <text:p text:style-name="P1">#<text:tab/>include/linux/ath9k_platform.h</text:p>
      <text:p text:style-name="P1">#<text:tab/>include/linux/atmel-mci.h</text:p>
      <text:p text:style-name="P1">#<text:tab/>include/linux/atmel_serial.h</text:p>
      <text:p text:style-name="P1">#<text:tab/>include/linux/atmel_tc.h</text:p>
      <text:p text:style-name="P1">#<text:tab/>include/linux/atomic.h</text:p>
      <text:p text:style-name="P1">#<text:tab/>include/linux/audit.h</text:p>
      <text:p text:style-name="P1">#<text:tab/>include/linux/auto_dev-ioctl.h</text:p>
      <text:p text:style-name="P1">#<text:tab/>include/linux/auto_fs.h</text:p>
      <text:p text:style-name="P1">#<text:tab/>include/linux/average.h</text:p>
      <text:p text:style-name="P1">#<text:tab/>include/linux/backing-dev.h</text:p>
      <text:p text:style-name="P1">#<text:tab/>include/linux/backlight.h</text:p>
      <text:p text:style-name="P1"><text:soft-page-break/>#<text:tab/>include/linux/balloon_compaction.h</text:p>
      <text:p text:style-name="P1">#<text:tab/>include/linux/bcm47xx_wdt.h</text:p>
      <text:p text:style-name="P1">#<text:tab/>include/linux/bcma/bcma.h</text:p>
      <text:p text:style-name="P1">#<text:tab/>include/linux/bcma/bcma_driver_chipcommon.h</text:p>
      <text:p text:style-name="P1">#<text:tab/>include/linux/bcma/bcma_driver_gmac_cmn.h</text:p>
      <text:p text:style-name="P1">#<text:tab/>include/linux/bcma/bcma_driver_mips.h</text:p>
      <text:p text:style-name="P1">#<text:tab/>include/linux/bcma/bcma_driver_pci.h</text:p>
      <text:p text:style-name="P1">#<text:tab/>include/linux/bcma/bcma_driver_pcie2.h</text:p>
      <text:p text:style-name="P1">#<text:tab/>include/linux/bcma/bcma_regs.h</text:p>
      <text:p text:style-name="P1">#<text:tab/>include/linux/bcma/bcma_soc.h</text:p>
      <text:p text:style-name="P1">#<text:tab/>include/linux/binfmts.h</text:p>
      <text:p text:style-name="P1">#<text:tab/>include/linux/bio.h</text:p>
      <text:p text:style-name="P1">#<text:tab/>include/linux/bitmap.h</text:p>
      <text:p text:style-name="P1">#<text:tab/>include/linux/bitops.h</text:p>
      <text:p text:style-name="P1">#<text:tab/>include/linux/bitrev.h</text:p>
      <text:p text:style-name="P1">#<text:tab/>include/linux/blk-mq.h</text:p>
      <text:p text:style-name="P1">#<text:tab/>include/linux/blk_types.h</text:p>
      <text:p text:style-name="P1">#<text:tab/>include/linux/blkdev.h</text:p>
      <text:p text:style-name="P1">#<text:tab/>include/linux/blktrace_api.h</text:p>
      <text:p text:style-name="P1">#<text:tab/>include/linux/blockgroup_lock.h</text:p>
      <text:p text:style-name="P1">#<text:tab/>include/linux/bootmem.h</text:p>
      <text:p text:style-name="P1">#<text:tab/>include/linux/bpf.h</text:p>
      <text:p text:style-name="P1">#<text:tab/>include/linux/brcmphy.h</text:p>
      <text:p text:style-name="P1">#<text:tab/>include/linux/buffer_head.h</text:p>
      <text:p text:style-name="P1">#<text:tab/>include/linux/bug.h</text:p>
      <text:p text:style-name="P1">#<text:tab/>include/linux/cacheinfo.h</text:p>
      <text:p text:style-name="P1">#<text:tab/>include/linux/can/dev.h</text:p>
      <text:p text:style-name="P1">#<text:tab/>include/linux/can/led.h</text:p>
      <text:p text:style-name="P1">#<text:tab/>include/linux/can/skb.h</text:p>
      <text:p text:style-name="P1">#<text:tab/>include/linux/capability.h</text:p>
      <text:p text:style-name="P1">#<text:tab/>include/linux/ccp.h</text:p>
      <text:p text:style-name="P1">#<text:tab/>include/linux/cdev.h</text:p>
      <text:p text:style-name="P1">#<text:tab/>include/linux/ceph/auth.h</text:p>
      <text:p text:style-name="P1">#<text:tab/>include/linux/ceph/buffer.h</text:p>
      <text:p text:style-name="P1">#<text:tab/>include/linux/ceph/ceph_debug.h</text:p>
      <text:p text:style-name="P1">#<text:tab/>include/linux/ceph/ceph_features.h</text:p>
      <text:p text:style-name="P1">#<text:tab/>include/linux/ceph/ceph_frag.h</text:p>
      <text:p text:style-name="P1">#<text:tab/>include/linux/ceph/ceph_fs.h</text:p>
      <text:p text:style-name="P1">#<text:tab/>include/linux/ceph/debugfs.h</text:p>
      <text:p text:style-name="P1">#<text:tab/>include/linux/ceph/decode.h</text:p>
      <text:p text:style-name="P1">#<text:tab/>include/linux/ceph/libceph.h</text:p>
      <text:p text:style-name="P1">#<text:tab/>include/linux/ceph/messenger.h</text:p>
      <text:p text:style-name="P1">#<text:tab/>include/linux/ceph/mon_client.h</text:p>
      <text:p text:style-name="P1">#<text:tab/>include/linux/ceph/msgpool.h</text:p>
      <text:p text:style-name="P1">#<text:tab/>include/linux/ceph/msgr.h</text:p>
      <text:p text:style-name="P1">#<text:tab/>include/linux/ceph/osd_client.h</text:p>
      <text:p text:style-name="P1">#<text:tab/>include/linux/ceph/osdmap.h</text:p>
      <text:p text:style-name="P1">#<text:tab/>include/linux/ceph/pagelist.h</text:p>
      <text:p text:style-name="P1">#<text:tab/>include/linux/ceph/rados.h</text:p>
      <text:p text:style-name="P1">#<text:tab/>include/linux/cgroup.h</text:p>
      <text:p text:style-name="P1">#<text:tab/>include/linux/cgroup_subsys.h</text:p>
      <text:p text:style-name="P1">#<text:tab/>include/linux/cleancache.h</text:p>
      <text:p text:style-name="P1"><text:soft-page-break/>#<text:tab/>include/linux/clk-provider.h</text:p>
      <text:p text:style-name="P1">#<text:tab/>include/linux/clk.h</text:p>
      <text:p text:style-name="P1">#<text:tab/>include/linux/clk/at91_pmc.h</text:p>
      <text:p text:style-name="P1">#<text:tab/>include/linux/clk/clk-conf.h</text:p>
      <text:p text:style-name="P1">#<text:tab/>include/linux/clk/tegra.h</text:p>
      <text:p text:style-name="P1">#<text:tab/>include/linux/clk/ti.h</text:p>
      <text:p text:style-name="P1">#<text:tab/>include/linux/clkdev.h</text:p>
      <text:p text:style-name="P1">#<text:tab/>include/linux/clockchips.h</text:p>
      <text:p text:style-name="P1">#<text:tab/>include/linux/clocksource.h</text:p>
      <text:p text:style-name="P1">#<text:tab/>include/linux/coda.h</text:p>
      <text:p text:style-name="P1">#<text:tab/>include/linux/coda_psdev.h</text:p>
      <text:p text:style-name="P1">#<text:tab/>include/linux/compaction.h</text:p>
      <text:p text:style-name="P1">#<text:tab/>include/linux/compat.h</text:p>
      <text:p text:style-name="P1">#<text:tab/>include/linux/compiler-clang.h</text:p>
      <text:p text:style-name="P1">#<text:tab/>include/linux/compiler-gcc.h</text:p>
      <text:p text:style-name="P1">#<text:tab/>include/linux/compiler-intel.h</text:p>
      <text:p text:style-name="P1">#<text:tab/>include/linux/compiler.h</text:p>
      <text:p text:style-name="P1">#<text:tab/>include/linux/component.h</text:p>
      <text:p text:style-name="P1">#<text:tab/>include/linux/configfs.h</text:p>
      <text:p text:style-name="P1">#<text:tab/>include/linux/console.h</text:p>
      <text:p text:style-name="P1">#<text:tab/>include/linux/console_struct.h</text:p>
      <text:p text:style-name="P1">#<text:tab/>include/linux/context_tracking.h</text:p>
      <text:p text:style-name="P1">#<text:tab/>include/linux/context_tracking_state.h</text:p>
      <text:p text:style-name="P1">#<text:tab/>include/linux/coredump.h</text:p>
      <text:p text:style-name="P1">#<text:tab/>include/linux/coresight-stm.h</text:p>
      <text:p text:style-name="P1">#<text:tab/>include/linux/coresight.h</text:p>
      <text:p text:style-name="P1">#<text:tab/>include/linux/cper.h</text:p>
      <text:p text:style-name="P1">#<text:tab/>include/linux/cpu.h</text:p>
      <text:p text:style-name="P1">#<text:tab/>include/linux/cpu_cooling.h</text:p>
      <text:p text:style-name="P1">#<text:tab/>include/linux/cpu_pm.h</text:p>
      <text:p text:style-name="P1">#<text:tab/>include/linux/cpufeature.h</text:p>
      <text:p text:style-name="P1">#<text:tab/>include/linux/cpufreq.h</text:p>
      <text:p text:style-name="P1">#<text:tab/>include/linux/cpuidle.h</text:p>
      <text:p text:style-name="P1">#<text:tab/>include/linux/cpumask.h</text:p>
      <text:p text:style-name="P1">#<text:tab/>include/linux/cpuset.h</text:p>
      <text:p text:style-name="P1">#<text:tab/>include/linux/crash_dump.h</text:p>
      <text:p text:style-name="P1">#<text:tab/>include/linux/crc-itu-t.h</text:p>
      <text:p text:style-name="P1">#<text:tab/>include/linux/crc-t10dif.h</text:p>
      <text:p text:style-name="P1">#<text:tab/>include/linux/cred.h</text:p>
      <text:p text:style-name="P1">#<text:tab/>include/linux/crush/crush.h</text:p>
      <text:p text:style-name="P1">#<text:tab/>include/linux/crush/hash.h</text:p>
      <text:p text:style-name="P1">#<text:tab/>include/linux/crush/mapper.h</text:p>
      <text:p text:style-name="P1">#<text:tab/>include/linux/crypto.h</text:p>
      <text:p text:style-name="P1">#<text:tab/>include/linux/cryptohash.h</text:p>
      <text:p text:style-name="P1">#<text:tab/>include/linux/ctype.h</text:p>
      <text:p text:style-name="P1">#<text:tab/>include/linux/davinci_emac.h</text:p>
      <text:p text:style-name="P1">#<text:tab/>include/linux/dca.h</text:p>
      <text:p text:style-name="P1">#<text:tab/>include/linux/dcache.h</text:p>
      <text:p text:style-name="P1">#<text:tab/>include/linux/dccp.h</text:p>
      <text:p text:style-name="P1">#<text:tab/>include/linux/debugfs.h</text:p>
      <text:p text:style-name="P1">#<text:tab/>include/linux/debugobjects.h</text:p>
      <text:p text:style-name="P1">#<text:tab/>include/linux/devcoredump.h</text:p>
      <text:p text:style-name="P1"><text:soft-page-break/>#<text:tab/>include/linux/devfreq.h</text:p>
      <text:p text:style-name="P1">#<text:tab/>include/linux/device-mapper.h</text:p>
      <text:p text:style-name="P1">#<text:tab/>include/linux/device.h</text:p>
      <text:p text:style-name="P1">#<text:tab/>include/linux/devpts_fs.h</text:p>
      <text:p text:style-name="P1">#<text:tab/>include/linux/dm-io.h</text:p>
      <text:p text:style-name="P1">#<text:tab/>include/linux/dma-buf.h</text:p>
      <text:p text:style-name="P1">#<text:tab/>include/linux/dma-debug.h</text:p>
      <text:p text:style-name="P1">#<text:tab/>include/linux/dma-mapping.h</text:p>
      <text:p text:style-name="P1">#<text:tab/>include/linux/dma/dw.h</text:p>
      <text:p text:style-name="P1">#<text:tab/>include/linux/dma_remapping.h</text:p>
      <text:p text:style-name="P1">#<text:tab/>include/linux/dmaengine.h</text:p>
      <text:p text:style-name="P1">#<text:tab/>include/linux/dmapool.h</text:p>
      <text:p text:style-name="P1">#<text:tab/>include/linux/dmar.h</text:p>
      <text:p text:style-name="P1">#<text:tab/>include/linux/dmi.h</text:p>
      <text:p text:style-name="P1">#<text:tab/>include/linux/dns_resolver.h</text:p>
      <text:p text:style-name="P1">#<text:tab/>include/linux/dqblk_qtree.h</text:p>
      <text:p text:style-name="P1">#<text:tab/>include/linux/dqblk_v1.h</text:p>
      <text:p text:style-name="P1">#<text:tab/>include/linux/drbd.h</text:p>
      <text:p text:style-name="P1">#<text:tab/>include/linux/drbd_genl.h</text:p>
      <text:p text:style-name="P1">#<text:tab/>include/linux/drbd_limits.h</text:p>
      <text:p text:style-name="P1">#<text:tab/>include/linux/dynamic_debug.h</text:p>
      <text:p text:style-name="P1">#<text:tab/>include/linux/ecryptfs.h</text:p>
      <text:p text:style-name="P1">#<text:tab/>include/linux/edac.h</text:p>
      <text:p text:style-name="P1">#<text:tab/>include/linux/eeprom_93cx6.h</text:p>
      <text:p text:style-name="P1">#<text:tab/>include/linux/eeprom_93xx46.h</text:p>
      <text:p text:style-name="P1">#<text:tab/>include/linux/efi.h</text:p>
      <text:p text:style-name="P1">#<text:tab/>include/linux/elevator.h</text:p>
      <text:p text:style-name="P1">#<text:tab/>include/linux/elf-randomize.h</text:p>
      <text:p text:style-name="P1">#<text:tab/>include/linux/elf.h</text:p>
      <text:p text:style-name="P1">#<text:tab/>include/linux/enclosure.h</text:p>
      <text:p text:style-name="P1">#<text:tab/>include/linux/err.h</text:p>
      <text:p text:style-name="P1">#<text:tab/>include/linux/errno.h</text:p>
      <text:p text:style-name="P1">#<text:tab/>include/linux/etherdevice.h</text:p>
      <text:p text:style-name="P1">#<text:tab/>include/linux/ethtool.h</text:p>
      <text:p text:style-name="P1">#<text:tab/>include/linux/evm.h</text:p>
      <text:p text:style-name="P1">#<text:tab/>include/linux/export.h</text:p>
      <text:p text:style-name="P1">#<text:tab/>include/linux/exportfs.h</text:p>
      <text:p text:style-name="P1">#<text:tab/>include/linux/extcon.h</text:p>
      <text:p text:style-name="P1">#<text:tab/>include/linux/extcon/extcon-adc-jack.h</text:p>
      <text:p text:style-name="P1">#<text:tab/>include/linux/extcon/extcon-gpio.h</text:p>
      <text:p text:style-name="P1">#<text:tab/>include/linux/f2fs_fs.h</text:p>
      <text:p text:style-name="P1">#<text:tab/>include/linux/falloc.h</text:p>
      <text:p text:style-name="P1">#<text:tab/>include/linux/fault-inject.h</text:p>
      <text:p text:style-name="P1">#<text:tab/>include/linux/fb.h</text:p>
      <text:p text:style-name="P1">#<text:tab/>include/linux/fcntl.h</text:p>
      <text:p text:style-name="P1">#<text:tab/>include/linux/fdtable.h</text:p>
      <text:p text:style-name="P1">#<text:tab/>include/linux/fec.h</text:p>
      <text:p text:style-name="P1">#<text:tab/>include/linux/fence.h</text:p>
      <text:p text:style-name="P1">#<text:tab/>include/linux/file.h</text:p>
      <text:p text:style-name="P1">#<text:tab/>include/linux/filter.h</text:p>
      <text:p text:style-name="P1">#<text:tab/>include/linux/firmware.h</text:p>
      <text:p text:style-name="P1">#<text:tab/>include/linux/fixp-arith.h</text:p>
      <text:p text:style-name="P1"><text:soft-page-break/>#<text:tab/>include/linux/freezer.h</text:p>
      <text:p text:style-name="P1">#<text:tab/>include/linux/frontswap.h</text:p>
      <text:p text:style-name="P1">#<text:tab/>include/linux/fs.h</text:p>
      <text:p text:style-name="P1">#<text:tab/>include/linux/fs_pin.h</text:p>
      <text:p text:style-name="P1">#<text:tab/>include/linux/fscache-cache.h</text:p>
      <text:p text:style-name="P1">#<text:tab/>include/linux/fsl_devices.h</text:p>
      <text:p text:style-name="P1">#<text:tab/>include/linux/fsl_ifc.h</text:p>
      <text:p text:style-name="P1">#<text:tab/>include/linux/fsnotify.h</text:p>
      <text:p text:style-name="P1">#<text:tab/>include/linux/fsnotify_backend.h</text:p>
      <text:p text:style-name="P1">#<text:tab/>include/linux/ftrace.h</text:p>
      <text:p text:style-name="P1">#<text:tab/>include/linux/ftrace_irq.h</text:p>
      <text:p text:style-name="P1">#<text:tab/>include/linux/futex.h</text:p>
      <text:p text:style-name="P1">#<text:tab/>include/linux/genalloc.h</text:p>
      <text:p text:style-name="P1">#<text:tab/>include/linux/genetlink.h</text:p>
      <text:p text:style-name="P1">#<text:tab/>include/linux/genhd.h</text:p>
      <text:p text:style-name="P1">#<text:tab/>include/linux/genl_magic_struct.h</text:p>
      <text:p text:style-name="P1">#<text:tab/>include/linux/gfp.h</text:p>
      <text:p text:style-name="P1">#<text:tab/>include/linux/goldfish.h</text:p>
      <text:p text:style-name="P1">#<text:tab/>include/linux/gpio.h</text:p>
      <text:p text:style-name="P1">#<text:tab/>include/linux/gpio/consumer.h</text:p>
      <text:p text:style-name="P1">#<text:tab/>include/linux/gpio/driver.h</text:p>
      <text:p text:style-name="P1">#<text:tab/>include/linux/gpio/machine.h</text:p>
      <text:p text:style-name="P1">#<text:tab/>include/linux/gpio_keys.h</text:p>
      <text:p text:style-name="P1">#<text:tab/>include/linux/hardirq.h</text:p>
      <text:p text:style-name="P1">#<text:tab/>include/linux/hash.h</text:p>
      <text:p text:style-name="P1">#<text:tab/>include/linux/hashtable.h</text:p>
      <text:p text:style-name="P1">#<text:tab/>include/linux/hdlc.h</text:p>
      <text:p text:style-name="P1">#<text:tab/>include/linux/hdmi.h</text:p>
      <text:p text:style-name="P1">#<text:tab/>include/linux/hid-debug.h</text:p>
      <text:p text:style-name="P1">#<text:tab/>include/linux/hid-sensor-hub.h</text:p>
      <text:p text:style-name="P1">#<text:tab/>include/linux/hid-sensor-ids.h</text:p>
      <text:p text:style-name="P1">#<text:tab/>include/linux/hid.h</text:p>
      <text:p text:style-name="P1">#<text:tab/>include/linux/highmem.h</text:p>
      <text:p text:style-name="P1">#<text:tab/>include/linux/host1x.h</text:p>
      <text:p text:style-name="P1">#<text:tab/>include/linux/hrtimer.h</text:p>
      <text:p text:style-name="P1">#<text:tab/>include/linux/hsi/hsi.h</text:p>
      <text:p text:style-name="P1">#<text:tab/>include/linux/htirq.h</text:p>
      <text:p text:style-name="P1">#<text:tab/>include/linux/huge_mm.h</text:p>
      <text:p text:style-name="P1">#<text:tab/>include/linux/hugetlb.h</text:p>
      <text:p text:style-name="P1">#<text:tab/>include/linux/hugetlb_cgroup.h</text:p>
      <text:p text:style-name="P1">#<text:tab/>include/linux/hugetlb_inline.h</text:p>
      <text:p text:style-name="P1">#<text:tab/>include/linux/hw_random.h</text:p>
      <text:p text:style-name="P1">#<text:tab/>include/linux/hwmon.h</text:p>
      <text:p text:style-name="P1">#<text:tab/>include/linux/hwspinlock.h</text:p>
      <text:p text:style-name="P1">#<text:tab/>include/linux/hyperv.h</text:p>
      <text:p text:style-name="P1">#<text:tab/>include/linux/i2c-mux.h</text:p>
      <text:p text:style-name="P1">#<text:tab/>include/linux/i2c-ocores.h</text:p>
      <text:p text:style-name="P1">#<text:tab/>include/linux/i2c-smbus.h</text:p>
      <text:p text:style-name="P1">#<text:tab/>include/linux/i2c.h</text:p>
      <text:p text:style-name="P1">#<text:tab/>include/linux/i2c/pmbus.h</text:p>
      <text:p text:style-name="P1">#<text:tab/>include/linux/i2c/twl.h</text:p>
      <text:p text:style-name="P1">#<text:tab/>include/linux/i8253.h</text:p>
      <text:p text:style-name="P1"><text:soft-page-break/>#<text:tab/>include/linux/icmpv6.h</text:p>
      <text:p text:style-name="P1">#<text:tab/>include/linux/ide.h</text:p>
      <text:p text:style-name="P1">#<text:tab/>include/linux/idr.h</text:p>
      <text:p text:style-name="P1">#<text:tab/>include/linux/ieee80211.h</text:p>
      <text:p text:style-name="P1">#<text:tab/>include/linux/if_bridge.h</text:p>
      <text:p text:style-name="P1">#<text:tab/>include/linux/if_ether.h</text:p>
      <text:p text:style-name="P1">#<text:tab/>include/linux/if_link.h</text:p>
      <text:p text:style-name="P1">#<text:tab/>include/linux/if_macvlan.h</text:p>
      <text:p text:style-name="P1">#<text:tab/>include/linux/if_pppox.h</text:p>
      <text:p text:style-name="P1">#<text:tab/>include/linux/if_team.h</text:p>
      <text:p text:style-name="P1">#<text:tab/>include/linux/if_vlan.h</text:p>
      <text:p text:style-name="P1">#<text:tab/>include/linux/igmp.h</text:p>
      <text:p text:style-name="P1">#<text:tab/>include/linux/iio/adc/ad_sigma_delta.h</text:p>
      <text:p text:style-name="P1">#<text:tab/>include/linux/iio/buffer.h</text:p>
      <text:p text:style-name="P1">#<text:tab/>include/linux/iio/common/st_sensors.h</text:p>
      <text:p text:style-name="P1">#<text:tab/>include/linux/iio/consumer.h</text:p>
      <text:p text:style-name="P1">#<text:tab/>include/linux/iio/dac/max517.h</text:p>
      <text:p text:style-name="P1">#<text:tab/>include/linux/iio/events.h</text:p>
      <text:p text:style-name="P1">#<text:tab/>include/linux/iio/iio.h</text:p>
      <text:p text:style-name="P1">#<text:tab/>include/linux/iio/imu/adis.h</text:p>
      <text:p text:style-name="P1">#<text:tab/>include/linux/iio/kfifo_buf.h</text:p>
      <text:p text:style-name="P1">#<text:tab/>include/linux/iio/sysfs.h</text:p>
      <text:p text:style-name="P1">#<text:tab/>include/linux/iio/trigger.h</text:p>
      <text:p text:style-name="P1">#<text:tab/>include/linux/iio/triggered_buffer.h</text:p>
      <text:p text:style-name="P1">#<text:tab/>include/linux/iio/types.h</text:p>
      <text:p text:style-name="P1">#<text:tab/>include/linux/ima.h</text:p>
      <text:p text:style-name="P1">#<text:tab/>include/linux/inet_diag.h</text:p>
      <text:p text:style-name="P1">#<text:tab/>include/linux/inetdevice.h</text:p>
      <text:p text:style-name="P1">#<text:tab/>include/linux/init.h</text:p>
      <text:p text:style-name="P1">#<text:tab/>include/linux/init_task.h</text:p>
      <text:p text:style-name="P1">#<text:tab/>include/linux/input.h</text:p>
      <text:p text:style-name="P1">#<text:tab/>include/linux/input/cyttsp.h</text:p>
      <text:p text:style-name="P1">#<text:tab/>include/linux/input/mt.h</text:p>
      <text:p text:style-name="P1">#<text:tab/>include/linux/input/touchscreen.h</text:p>
      <text:p text:style-name="P1">#<text:tab/>include/linux/integrity.h</text:p>
      <text:p text:style-name="P1">#<text:tab/>include/linux/intel-iommu.h</text:p>
      <text:p text:style-name="P1">#<text:tab/>include/linux/interrupt.h</text:p>
      <text:p text:style-name="P1">#<text:tab/>include/linux/io-mapping.h</text:p>
      <text:p text:style-name="P1">#<text:tab/>include/linux/io.h</text:p>
      <text:p text:style-name="P1">#<text:tab/>include/linux/iommu.h</text:p>
      <text:p text:style-name="P1">#<text:tab/>include/linux/ioport.h</text:p>
      <text:p text:style-name="P1">#<text:tab/>include/linux/ioprio.h</text:p>
      <text:p text:style-name="P1">#<text:tab/>include/linux/iova.h</text:p>
      <text:p text:style-name="P1">#<text:tab/>include/linux/ipc_namespace.h</text:p>
      <text:p text:style-name="P1">#<text:tab/>include/linux/ipmi.h</text:p>
      <text:p text:style-name="P1">#<text:tab/>include/linux/ipmi_smi.h</text:p>
      <text:p text:style-name="P1">#<text:tab/>include/linux/ipv6.h</text:p>
      <text:p text:style-name="P1">#<text:tab/>include/linux/irq.h</text:p>
      <text:p text:style-name="P1">#<text:tab/>include/linux/irq_work.h</text:p>
      <text:p text:style-name="P1">#<text:tab/>include/linux/irqchip.h</text:p>
      <text:p text:style-name="P1">#<text:tab/>include/linux/irqchip/arm-gic-v3.h</text:p>
      <text:p text:style-name="P1">#<text:tab/>include/linux/irqchip/arm-gic.h</text:p>
      <text:p text:style-name="P1"><text:soft-page-break/>#<text:tab/>include/linux/irqchip/irq-omap-intc.h</text:p>
      <text:p text:style-name="P1">#<text:tab/>include/linux/irqdesc.h</text:p>
      <text:p text:style-name="P1">#<text:tab/>include/linux/irqdomain.h</text:p>
      <text:p text:style-name="P1">#<text:tab/>include/linux/irqflags.h</text:p>
      <text:p text:style-name="P1">#<text:tab/>include/linux/irqhandler.h</text:p>
      <text:p text:style-name="P1">#<text:tab/>include/linux/irqnr.h</text:p>
      <text:p text:style-name="P1">#<text:tab/>include/linux/irqreturn.h</text:p>
      <text:p text:style-name="P1">#<text:tab/>include/linux/isa.h</text:p>
      <text:p text:style-name="P1">#<text:tab/>include/linux/iscsi_boot_sysfs.h</text:p>
      <text:p text:style-name="P1">#<text:tab/>include/linux/isdn.h</text:p>
      <text:p text:style-name="P1">#<text:tab/>include/linux/jbd2.h</text:p>
      <text:p text:style-name="P1">#<text:tab/>include/linux/jiffies.h</text:p>
      <text:p text:style-name="P1">#<text:tab/>include/linux/jump_label.h</text:p>
      <text:p text:style-name="P1">#<text:tab/>include/linux/jump_label_ratelimit.h</text:p>
      <text:p text:style-name="P1">#<text:tab/>include/linux/kasan.h</text:p>
      <text:p text:style-name="P1">#<text:tab/>include/linux/kbuild.h</text:p>
      <text:p text:style-name="P1">#<text:tab/>include/linux/kconfig.h</text:p>
      <text:p text:style-name="P1">#<text:tab/>include/linux/kcore.h</text:p>
      <text:p text:style-name="P1">#<text:tab/>include/linux/kdb.h</text:p>
      <text:p text:style-name="P1">#<text:tab/>include/linux/kdev_t.h</text:p>
      <text:p text:style-name="P1">#<text:tab/>include/linux/kern_levels.h</text:p>
      <text:p text:style-name="P1">#<text:tab/>include/linux/kernel.h</text:p>
      <text:p text:style-name="P1">#<text:tab/>include/linux/kernel_stat.h</text:p>
      <text:p text:style-name="P1">#<text:tab/>include/linux/kernfs.h</text:p>
      <text:p text:style-name="P1">#<text:tab/>include/linux/kexec.h</text:p>
      <text:p text:style-name="P1">#<text:tab/>include/linux/key-type.h</text:p>
      <text:p text:style-name="P1">#<text:tab/>include/linux/key.h</text:p>
      <text:p text:style-name="P1">#<text:tab/>include/linux/kfifo.h</text:p>
      <text:p text:style-name="P1">#<text:tab/>include/linux/khugepaged.h</text:p>
      <text:p text:style-name="P1">#<text:tab/>include/linux/klist.h</text:p>
      <text:p text:style-name="P1">#<text:tab/>include/linux/kmemleak.h</text:p>
      <text:p text:style-name="P1">#<text:tab/>include/linux/kmod.h</text:p>
      <text:p text:style-name="P1">#<text:tab/>include/linux/kobject.h</text:p>
      <text:p text:style-name="P1">#<text:tab/>include/linux/kprobes.h</text:p>
      <text:p text:style-name="P1">#<text:tab/>include/linux/kref.h</text:p>
      <text:p text:style-name="P1">#<text:tab/>include/linux/ksm.h</text:p>
      <text:p text:style-name="P1">#<text:tab/>include/linux/kthread.h</text:p>
      <text:p text:style-name="P1">#<text:tab/>include/linux/ktime.h</text:p>
      <text:p text:style-name="P1">#<text:tab/>include/linux/kvm_host.h</text:p>
      <text:p text:style-name="P1">#<text:tab/>include/linux/kvm_para.h</text:p>
      <text:p text:style-name="P1">#<text:tab/>include/linux/kvm_types.h</text:p>
      <text:p text:style-name="P1">#<text:tab/>include/linux/latencytop.h</text:p>
      <text:p text:style-name="P1">#<text:tab/>include/linux/lcm.h</text:p>
      <text:p text:style-name="P1">#<text:tab/>include/linux/leds-pca9532.h</text:p>
      <text:p text:style-name="P1">#<text:tab/>include/linux/leds.h</text:p>
      <text:p text:style-name="P1">#<text:tab/>include/linux/lguest.h</text:p>
      <text:p text:style-name="P1">#<text:tab/>include/linux/lguest_launcher.h</text:p>
      <text:p text:style-name="P1">#<text:tab/>include/linux/libata.h</text:p>
      <text:p text:style-name="P1">#<text:tab/>include/linux/libfdt_env.h</text:p>
      <text:p text:style-name="P1">#<text:tab/>include/linux/list.h</text:p>
      <text:p text:style-name="P1">#<text:tab/>include/linux/list_bl.h</text:p>
      <text:p text:style-name="P1">#<text:tab/>include/linux/list_lru.h</text:p>
      <text:p text:style-name="P1"><text:soft-page-break/>#<text:tab/>include/linux/list_nulls.h</text:p>
      <text:p text:style-name="P1">#<text:tab/>include/linux/llist.h</text:p>
      <text:p text:style-name="P1">#<text:tab/>include/linux/lockd/bind.h</text:p>
      <text:p text:style-name="P1">#<text:tab/>include/linux/lockd/debug.h</text:p>
      <text:p text:style-name="P1">#<text:tab/>include/linux/lockd/lockd.h</text:p>
      <text:p text:style-name="P1">#<text:tab/>include/linux/lockdep.h</text:p>
      <text:p text:style-name="P1">#<text:tab/>include/linux/lru_cache.h</text:p>
      <text:p text:style-name="P1">#<text:tab/>include/linux/lsm_audit.h</text:p>
      <text:p text:style-name="P1">#<text:tab/>include/linux/lz4.h</text:p>
      <text:p text:style-name="P1">#<text:tab/>include/linux/mISDNif.h</text:p>
      <text:p text:style-name="P1">#<text:tab/>include/linux/mailbox_client.h</text:p>
      <text:p text:style-name="P1">#<text:tab/>include/linux/mailbox_controller.h</text:p>
      <text:p text:style-name="P1">#<text:tab/>include/linux/marvell_phy.h</text:p>
      <text:p text:style-name="P1">#<text:tab/>include/linux/math64.h</text:p>
      <text:p text:style-name="P1">#<text:tab/>include/linux/mbcache.h</text:p>
      <text:p text:style-name="P1">#<text:tab/>include/linux/mbus.h</text:p>
      <text:p text:style-name="P1">#<text:tab/>include/linux/mc146818rtc.h</text:p>
      <text:p text:style-name="P1">#<text:tab/>include/linux/mcb.h</text:p>
      <text:p text:style-name="P1">#<text:tab/>include/linux/mdio-mux.h</text:p>
      <text:p text:style-name="P1">#<text:tab/>include/linux/mdio.h</text:p>
      <text:p text:style-name="P1">#<text:tab/>include/linux/mei_cl_bus.h</text:p>
      <text:p text:style-name="P1">#<text:tab/>include/linux/memblock.h</text:p>
      <text:p text:style-name="P1">#<text:tab/>include/linux/memcontrol.h</text:p>
      <text:p text:style-name="P1">#<text:tab/>include/linux/memory.h</text:p>
      <text:p text:style-name="P1">#<text:tab/>include/linux/memory_hotplug.h</text:p>
      <text:p text:style-name="P1">#<text:tab/>include/linux/mempolicy.h</text:p>
      <text:p text:style-name="P1">#<text:tab/>include/linux/mempool.h</text:p>
      <text:p text:style-name="P1">#<text:tab/>include/linux/mfd/88pm80x.h</text:p>
      <text:p text:style-name="P1">#<text:tab/>include/linux/mfd/abx500/ab8500-bm.h</text:p>
      <text:p text:style-name="P1">#<text:tab/>include/linux/mfd/abx500/ab8500-sysctrl.h</text:p>
      <text:p text:style-name="P1">#<text:tab/>include/linux/mfd/abx500/ab8500.h</text:p>
      <text:p text:style-name="P1">#<text:tab/>include/linux/mfd/abx500/ux500_chargalg.h</text:p>
      <text:p text:style-name="P1">#<text:tab/>include/linux/mfd/arizona/core.h</text:p>
      <text:p text:style-name="P1">#<text:tab/>include/linux/mfd/arizona/pdata.h</text:p>
      <text:p text:style-name="P1">#<text:tab/>include/linux/mfd/arizona/registers.h</text:p>
      <text:p text:style-name="P1">#<text:tab/>include/linux/mfd/as3711.h</text:p>
      <text:p text:style-name="P1">#<text:tab/>include/linux/mfd/as3722.h</text:p>
      <text:p text:style-name="P1">#<text:tab/>include/linux/mfd/axp20x.h</text:p>
      <text:p text:style-name="P1">#<text:tab/>include/linux/mfd/core.h</text:p>
      <text:p text:style-name="P1">#<text:tab/>include/linux/mfd/cros_ec.h</text:p>
      <text:p text:style-name="P1">#<text:tab/>include/linux/mfd/cros_ec_commands.h</text:p>
      <text:p text:style-name="P1">#<text:tab/>include/linux/mfd/da9052/da9052.h</text:p>
      <text:p text:style-name="P1">#<text:tab/>include/linux/mfd/da9052/reg.h</text:p>
      <text:p text:style-name="P1">#<text:tab/>include/linux/mfd/da9055/core.h</text:p>
      <text:p text:style-name="P1">#<text:tab/>include/linux/mfd/da9063/core.h</text:p>
      <text:p text:style-name="P1">#<text:tab/>include/linux/mfd/da9063/pdata.h</text:p>
      <text:p text:style-name="P1">#<text:tab/>include/linux/mfd/da9063/registers.h</text:p>
      <text:p text:style-name="P1">#<text:tab/>include/linux/mfd/davinci_voicecodec.h</text:p>
      <text:p text:style-name="P1">#<text:tab/>include/linux/mfd/db8500-prcmu.h</text:p>
      <text:p text:style-name="P1">#<text:tab/>include/linux/mfd/dbx500-prcmu.h</text:p>
      <text:p text:style-name="P1">#<text:tab/>include/linux/mfd/intel_soc_pmic.h</text:p>
      <text:p text:style-name="P1">#<text:tab/>include/linux/mfd/lpc_ich.h</text:p>
      <text:p text:style-name="P1"><text:soft-page-break/>#<text:tab/>include/linux/mfd/max14577-private.h</text:p>
      <text:p text:style-name="P1">#<text:tab/>include/linux/mfd/max14577.h</text:p>
      <text:p text:style-name="P1">#<text:tab/>include/linux/mfd/max77686-private.h</text:p>
      <text:p text:style-name="P1">#<text:tab/>include/linux/mfd/max77686.h</text:p>
      <text:p text:style-name="P1">#<text:tab/>include/linux/mfd/max77693-private.h</text:p>
      <text:p text:style-name="P1">#<text:tab/>include/linux/mfd/max77693.h</text:p>
      <text:p text:style-name="P1">#<text:tab/>include/linux/mfd/max8997.h</text:p>
      <text:p text:style-name="P1">#<text:tab/>include/linux/mfd/mc13xxx.h</text:p>
      <text:p text:style-name="P1">#<text:tab/>include/linux/mfd/menelaus.h</text:p>
      <text:p text:style-name="P1">#<text:tab/>include/linux/mfd/palmas.h</text:p>
      <text:p text:style-name="P1">#<text:tab/>include/linux/mfd/rc5t583.h</text:p>
      <text:p text:style-name="P1">#<text:tab/>include/linux/mfd/rk808.h</text:p>
      <text:p text:style-name="P1">#<text:tab/>include/linux/mfd/rn5t618.h</text:p>
      <text:p text:style-name="P1">#<text:tab/>include/linux/mfd/rtsx_pci.h</text:p>
      <text:p text:style-name="P1">#<text:tab/>include/linux/mfd/samsung/core.h</text:p>
      <text:p text:style-name="P1">#<text:tab/>include/linux/mfd/samsung/irq.h</text:p>
      <text:p text:style-name="P1">#<text:tab/>include/linux/mfd/samsung/rtc.h</text:p>
      <text:p text:style-name="P1">#<text:tab/>include/linux/mfd/samsung/s2mps11.h</text:p>
      <text:p text:style-name="P1">#<text:tab/>include/linux/mfd/stmpe.h</text:p>
      <text:p text:style-name="P1">#<text:tab/>include/linux/mfd/stw481x.h</text:p>
      <text:p text:style-name="P1">#<text:tab/>include/linux/mfd/syscon.h</text:p>
      <text:p text:style-name="P1">#<text:tab/>include/linux/mfd/syscon/exynos5-pmu.h</text:p>
      <text:p text:style-name="P1">#<text:tab/>include/linux/mfd/syscon/imx6q-iomuxc-gpr.h</text:p>
      <text:p text:style-name="P1">#<text:tab/>include/linux/mfd/tc3589x.h</text:p>
      <text:p text:style-name="P1">#<text:tab/>include/linux/mfd/ti_am335x_tscadc.h</text:p>
      <text:p text:style-name="P1">#<text:tab/>include/linux/mfd/tmio.h</text:p>
      <text:p text:style-name="P1">#<text:tab/>include/linux/mfd/tps6105x.h</text:p>
      <text:p text:style-name="P1">#<text:tab/>include/linux/mfd/tps65090.h</text:p>
      <text:p text:style-name="P1">#<text:tab/>include/linux/mfd/tps65217.h</text:p>
      <text:p text:style-name="P1">#<text:tab/>include/linux/mfd/tps65218.h</text:p>
      <text:p text:style-name="P1">#<text:tab/>include/linux/mfd/tps65912.h</text:p>
      <text:p text:style-name="P1">#<text:tab/>include/linux/mfd/twl6040.h</text:p>
      <text:p text:style-name="P1">#<text:tab/>include/linux/mfd/wm8350/pmic.h</text:p>
      <text:p text:style-name="P1">#<text:tab/>include/linux/mfd/wm8350/supply.h</text:p>
      <text:p text:style-name="P1">#<text:tab/>include/linux/mfd/wm8400-private.h</text:p>
      <text:p text:style-name="P1">#<text:tab/>include/linux/mic_bus.h</text:p>
      <text:p text:style-name="P1">#<text:tab/>include/linux/micrel_phy.h</text:p>
      <text:p text:style-name="P1">#<text:tab/>include/linux/migrate.h</text:p>
      <text:p text:style-name="P1">#<text:tab/>include/linux/miscdevice.h</text:p>
      <text:p text:style-name="P1">#<text:tab/>include/linux/mlx4/cmd.h</text:p>
      <text:p text:style-name="P1">#<text:tab/>include/linux/mlx4/cq.h</text:p>
      <text:p text:style-name="P1">#<text:tab/>include/linux/mlx4/device.h</text:p>
      <text:p text:style-name="P1">#<text:tab/>include/linux/mlx4/driver.h</text:p>
      <text:p text:style-name="P1">#<text:tab/>include/linux/mlx4/qp.h</text:p>
      <text:p text:style-name="P1">#<text:tab/>include/linux/mlx5/cmd.h</text:p>
      <text:p text:style-name="P1">#<text:tab/>include/linux/mlx5/cq.h</text:p>
      <text:p text:style-name="P1">#<text:tab/>include/linux/mlx5/device.h</text:p>
      <text:p text:style-name="P1">#<text:tab/>include/linux/mlx5/doorbell.h</text:p>
      <text:p text:style-name="P1">#<text:tab/>include/linux/mlx5/driver.h</text:p>
      <text:p text:style-name="P1">#<text:tab/>include/linux/mlx5/mlx5_ifc.h</text:p>
      <text:p text:style-name="P1">#<text:tab/>include/linux/mlx5/qp.h</text:p>
      <text:p text:style-name="P1">#<text:tab/>include/linux/mlx5/srq.h</text:p>
      <text:p text:style-name="P1"><text:soft-page-break/>#<text:tab/>include/linux/mm.h</text:p>
      <text:p text:style-name="P1">#<text:tab/>include/linux/mm_inline.h</text:p>
      <text:p text:style-name="P1">#<text:tab/>include/linux/mm_types.h</text:p>
      <text:p text:style-name="P1">#<text:tab/>include/linux/mman.h</text:p>
      <text:p text:style-name="P1">#<text:tab/>include/linux/mmc/card.h</text:p>
      <text:p text:style-name="P1">#<text:tab/>include/linux/mmc/core.h</text:p>
      <text:p text:style-name="P1">#<text:tab/>include/linux/mmc/dw_mmc.h</text:p>
      <text:p text:style-name="P1">#<text:tab/>include/linux/mmc/host.h</text:p>
      <text:p text:style-name="P1">#<text:tab/>include/linux/mmc/mmc.h</text:p>
      <text:p text:style-name="P1">#<text:tab/>include/linux/mmc/pm.h</text:p>
      <text:p text:style-name="P1">#<text:tab/>include/linux/mmc/sdhci-pci-data.h</text:p>
      <text:p text:style-name="P1">#<text:tab/>include/linux/mmc/sdio.h</text:p>
      <text:p text:style-name="P1">#<text:tab/>include/linux/mmc/sdio_func.h</text:p>
      <text:p text:style-name="P1">#<text:tab/>include/linux/mmc/sdio_ids.h</text:p>
      <text:p text:style-name="P1">#<text:tab/>include/linux/mmc/slot-gpio.h</text:p>
      <text:p text:style-name="P1">#<text:tab/>include/linux/mmdebug.h</text:p>
      <text:p text:style-name="P1">#<text:tab/>include/linux/mmiotrace.h</text:p>
      <text:p text:style-name="P1">#<text:tab/>include/linux/mmu_context.h</text:p>
      <text:p text:style-name="P1">#<text:tab/>include/linux/mmu_notifier.h</text:p>
      <text:p text:style-name="P1">#<text:tab/>include/linux/mmzone.h</text:p>
      <text:p text:style-name="P1">#<text:tab/>include/linux/mod_devicetable.h</text:p>
      <text:p text:style-name="P1">#<text:tab/>include/linux/module.h</text:p>
      <text:p text:style-name="P1">#<text:tab/>include/linux/moduleloader.h</text:p>
      <text:p text:style-name="P1">#<text:tab/>include/linux/moduleparam.h</text:p>
      <text:p text:style-name="P1">#<text:tab/>include/linux/mount.h</text:p>
      <text:p text:style-name="P1">#<text:tab/>include/linux/mpi.h</text:p>
      <text:p text:style-name="P1">#<text:tab/>include/linux/mroute.h</text:p>
      <text:p text:style-name="P1">#<text:tab/>include/linux/mroute6.h</text:p>
      <text:p text:style-name="P1">#<text:tab/>include/linux/msi.h</text:p>
      <text:p text:style-name="P1">#<text:tab/>include/linux/mtd/bbm.h</text:p>
      <text:p text:style-name="P1">#<text:tab/>include/linux/mtd/cfi.h</text:p>
      <text:p text:style-name="P1">#<text:tab/>include/linux/mtd/fsmc.h</text:p>
      <text:p text:style-name="P1">#<text:tab/>include/linux/mtd/inftl.h</text:p>
      <text:p text:style-name="P1">#<text:tab/>include/linux/mtd/map.h</text:p>
      <text:p text:style-name="P1">#<text:tab/>include/linux/mtd/mtd.h</text:p>
      <text:p text:style-name="P1">#<text:tab/>include/linux/mtd/nand.h</text:p>
      <text:p text:style-name="P1">#<text:tab/>include/linux/mtd/nand_bch.h</text:p>
      <text:p text:style-name="P1">#<text:tab/>include/linux/mtd/nftl.h</text:p>
      <text:p text:style-name="P1">#<text:tab/>include/linux/mtd/onenand.h</text:p>
      <text:p text:style-name="P1">#<text:tab/>include/linux/mtd/partitions.h</text:p>
      <text:p text:style-name="P1">#<text:tab/>include/linux/mtd/sh_flctl.h</text:p>
      <text:p text:style-name="P1">#<text:tab/>include/linux/mtd/sharpsl.h</text:p>
      <text:p text:style-name="P1">#<text:tab/>include/linux/mtd/spi-nor.h</text:p>
      <text:p text:style-name="P1">#<text:tab/>include/linux/mutex.h</text:p>
      <text:p text:style-name="P1">#<text:tab/>include/linux/n_r3964.h</text:p>
      <text:p text:style-name="P1">#<text:tab/>include/linux/namei.h</text:p>
      <text:p text:style-name="P1">#<text:tab/>include/linux/net.h</text:p>
      <text:p text:style-name="P1">#<text:tab/>include/linux/netdev_features.h</text:p>
      <text:p text:style-name="P1">#<text:tab/>include/linux/netdevice.h</text:p>
      <text:p text:style-name="P1">#<text:tab/>include/linux/netfilter.h</text:p>
      <text:p text:style-name="P1">#<text:tab/>include/linux/netfilter/ipset/ip_set.h</text:p>
      <text:p text:style-name="P1">#<text:tab/>include/linux/netfilter/ipset/ip_set_comment.h</text:p>
      <text:p text:style-name="P1"><text:soft-page-break/>#<text:tab/>include/linux/netfilter/ipset/ip_set_timeout.h</text:p>
      <text:p text:style-name="P1">#<text:tab/>include/linux/netfilter/nf_conntrack_common.h</text:p>
      <text:p text:style-name="P1">#<text:tab/>include/linux/netfilter/nf_conntrack_pptp.h</text:p>
      <text:p text:style-name="P1">#<text:tab/>include/linux/netfilter/nf_conntrack_proto_gre.h</text:p>
      <text:p text:style-name="P1">#<text:tab/>include/linux/netfilter/nfnetlink.h</text:p>
      <text:p text:style-name="P1">#<text:tab/>include/linux/netfilter/nfnetlink_acct.h</text:p>
      <text:p text:style-name="P1">#<text:tab/>include/linux/netfilter/x_tables.h</text:p>
      <text:p text:style-name="P1">#<text:tab/>include/linux/netfilter_arp/arp_tables.h</text:p>
      <text:p text:style-name="P1">#<text:tab/>include/linux/netfilter_bridge.h</text:p>
      <text:p text:style-name="P1">#<text:tab/>include/linux/netfilter_bridge/ebtables.h</text:p>
      <text:p text:style-name="P1">#<text:tab/>include/linux/netfilter_ipv4.h</text:p>
      <text:p text:style-name="P1">#<text:tab/>include/linux/netfilter_ipv4/ip_tables.h</text:p>
      <text:p text:style-name="P1">#<text:tab/>include/linux/netfilter_ipv6.h</text:p>
      <text:p text:style-name="P1">#<text:tab/>include/linux/netfilter_ipv6/ip6_tables.h</text:p>
      <text:p text:style-name="P1">#<text:tab/>include/linux/netlink.h</text:p>
      <text:p text:style-name="P1">#<text:tab/>include/linux/nfs4.h</text:p>
      <text:p text:style-name="P1">#<text:tab/>include/linux/nfs_fs.h</text:p>
      <text:p text:style-name="P1">#<text:tab/>include/linux/nfs_fs_sb.h</text:p>
      <text:p text:style-name="P1">#<text:tab/>include/linux/nfs_page.h</text:p>
      <text:p text:style-name="P1">#<text:tab/>include/linux/nfs_xdr.h</text:p>
      <text:p text:style-name="P1">#<text:tab/>include/linux/nl802154.h</text:p>
      <text:p text:style-name="P1">#<text:tab/>include/linux/nmi.h</text:p>
      <text:p text:style-name="P1">#<text:tab/>include/linux/nodemask.h</text:p>
      <text:p text:style-name="P1">#<text:tab/>include/linux/notifier.h</text:p>
      <text:p text:style-name="P1">#<text:tab/>include/linux/nsproxy.h</text:p>
      <text:p text:style-name="P1">#<text:tab/>include/linux/ntb.h</text:p>
      <text:p text:style-name="P1">#<text:tab/>include/linux/nvme.h</text:p>
      <text:p text:style-name="P1">#<text:tab/>include/linux/of.h</text:p>
      <text:p text:style-name="P1">#<text:tab/>include/linux/of_address.h</text:p>
      <text:p text:style-name="P1">#<text:tab/>include/linux/of_device.h</text:p>
      <text:p text:style-name="P1">#<text:tab/>include/linux/of_dma.h</text:p>
      <text:p text:style-name="P1">#<text:tab/>include/linux/of_fdt.h</text:p>
      <text:p text:style-name="P1">#<text:tab/>include/linux/of_gpio.h</text:p>
      <text:p text:style-name="P1">#<text:tab/>include/linux/of_graph.h</text:p>
      <text:p text:style-name="P1">#<text:tab/>include/linux/of_iommu.h</text:p>
      <text:p text:style-name="P1">#<text:tab/>include/linux/of_irq.h</text:p>
      <text:p text:style-name="P1">#<text:tab/>include/linux/of_mdio.h</text:p>
      <text:p text:style-name="P1">#<text:tab/>include/linux/of_net.h</text:p>
      <text:p text:style-name="P1">#<text:tab/>include/linux/of_pci.h</text:p>
      <text:p text:style-name="P1">#<text:tab/>include/linux/of_platform.h</text:p>
      <text:p text:style-name="P1">#<text:tab/>include/linux/of_reserved_mem.h</text:p>
      <text:p text:style-name="P1">#<text:tab/>include/linux/oid_registry.h</text:p>
      <text:p text:style-name="P1">#<text:tab/>include/linux/omap-dma.h</text:p>
      <text:p text:style-name="P1">#<text:tab/>include/linux/omap-mailbox.h</text:p>
      <text:p text:style-name="P1">#<text:tab/>include/linux/oom.h</text:p>
      <text:p text:style-name="P1">#<text:tab/>include/linux/osq_lock.h</text:p>
      <text:p text:style-name="P1">#<text:tab/>include/linux/overflow.h</text:p>
      <text:p text:style-name="P1">#<text:tab/>include/linux/padata.h</text:p>
      <text:p text:style-name="P1">#<text:tab/>include/linux/page-flags-layout.h</text:p>
      <text:p text:style-name="P1">#<text:tab/>include/linux/page-flags.h</text:p>
      <text:p text:style-name="P1">#<text:tab/>include/linux/page-isolation.h</text:p>
      <text:p text:style-name="P1">#<text:tab/>include/linux/pagemap.h</text:p>
      <text:p text:style-name="P1"><text:soft-page-break/>#<text:tab/>include/linux/pagevec.h</text:p>
      <text:p text:style-name="P1">#<text:tab/>include/linux/parport.h</text:p>
      <text:p text:style-name="P1">#<text:tab/>include/linux/pata_arasan_cf_data.h</text:p>
      <text:p text:style-name="P1">#<text:tab/>include/linux/pci-acpi.h</text:p>
      <text:p text:style-name="P1">#<text:tab/>include/linux/pci-aspm.h</text:p>
      <text:p text:style-name="P1">#<text:tab/>include/linux/pci-ats.h</text:p>
      <text:p text:style-name="P1">#<text:tab/>include/linux/pci.h</text:p>
      <text:p text:style-name="P1">#<text:tab/>include/linux/pci_hotplug.h</text:p>
      <text:p text:style-name="P1">#<text:tab/>include/linux/pci_ids.h</text:p>
      <text:p text:style-name="P1">#<text:tab/>include/linux/pcieport_if.h</text:p>
      <text:p text:style-name="P1">#<text:tab/>include/linux/percpu-defs.h</text:p>
      <text:p text:style-name="P1">#<text:tab/>include/linux/percpu-refcount.h</text:p>
      <text:p text:style-name="P1">#<text:tab/>include/linux/percpu-rwsem.h</text:p>
      <text:p text:style-name="P1">#<text:tab/>include/linux/percpu.h</text:p>
      <text:p text:style-name="P1">#<text:tab/>include/linux/percpu_counter.h</text:p>
      <text:p text:style-name="P1">#<text:tab/>include/linux/perf_event.h</text:p>
      <text:p text:style-name="P1">#<text:tab/>include/linux/perf_regs.h</text:p>
      <text:p text:style-name="P1">#<text:tab/>include/linux/personality.h</text:p>
      <text:p text:style-name="P1">#<text:tab/>include/linux/pfn.h</text:p>
      <text:p text:style-name="P1">#<text:tab/>include/linux/phy.h</text:p>
      <text:p text:style-name="P1">#<text:tab/>include/linux/phy/omap_control_phy.h</text:p>
      <text:p text:style-name="P1">#<text:tab/>include/linux/phy/omap_usb.h</text:p>
      <text:p text:style-name="P1">#<text:tab/>include/linux/phy/phy-qcom-ufs.h</text:p>
      <text:p text:style-name="P1">#<text:tab/>include/linux/phy/phy.h</text:p>
      <text:p text:style-name="P1">#<text:tab/>include/linux/phy_fixed.h</text:p>
      <text:p text:style-name="P1">#<text:tab/>include/linux/pid_namespace.h</text:p>
      <text:p text:style-name="P1">#<text:tab/>include/linux/pim.h</text:p>
      <text:p text:style-name="P1">#<text:tab/>include/linux/pinctrl/consumer.h</text:p>
      <text:p text:style-name="P1">#<text:tab/>include/linux/pinctrl/devinfo.h</text:p>
      <text:p text:style-name="P1">#<text:tab/>include/linux/pinctrl/pinconf-generic.h</text:p>
      <text:p text:style-name="P1">#<text:tab/>include/linux/pinctrl/pinctrl-state.h</text:p>
      <text:p text:style-name="P1">#<text:tab/>include/linux/pinctrl/pinctrl.h</text:p>
      <text:p text:style-name="P1">#<text:tab/>include/linux/pinctrl/pinmux.h</text:p>
      <text:p text:style-name="P1">#<text:tab/>include/linux/pipe_fs_i.h</text:p>
      <text:p text:style-name="P1">#<text:tab/>include/linux/platform_data/adau17x1.h</text:p>
      <text:p text:style-name="P1">#<text:tab/>include/linux/platform_data/asoc-s3c.h</text:p>
      <text:p text:style-name="P1">#<text:tab/>include/linux/platform_data/asoc-ti-mcbsp.h</text:p>
      <text:p text:style-name="P1">#<text:tab/>include/linux/platform_data/at24.h</text:p>
      <text:p text:style-name="P1">#<text:tab/>include/linux/platform_data/atmel.h</text:p>
      <text:p text:style-name="P1">#<text:tab/>include/linux/platform_data/dma-dw.h</text:p>
      <text:p text:style-name="P1">#<text:tab/>include/linux/platform_data/dma-ep93xx.h</text:p>
      <text:p text:style-name="P1">#<text:tab/>include/linux/platform_data/dma-imx-sdma.h</text:p>
      <text:p text:style-name="P1">#<text:tab/>include/linux/platform_data/dma-imx.h</text:p>
      <text:p text:style-name="P1">#<text:tab/>include/linux/platform_data/dma-mmp_tdma.h</text:p>
      <text:p text:style-name="P1">#<text:tab/>include/linux/platform_data/dma-s3c24xx.h</text:p>
      <text:p text:style-name="P1">#<text:tab/>include/linux/platform_data/edma.h</text:p>
      <text:p text:style-name="P1">#<text:tab/>include/linux/platform_data/gpio-dwapb.h</text:p>
      <text:p text:style-name="P1">#<text:tab/>include/linux/platform_data/gpio-omap.h</text:p>
      <text:p text:style-name="P1">#<text:tab/>include/linux/platform_data/i2c-davinci.h</text:p>
      <text:p text:style-name="P1">#<text:tab/>include/linux/platform_data/ina2xx.h</text:p>
      <text:p text:style-name="P1">#<text:tab/>include/linux/platform_data/invensense_mpu6050.h</text:p>
      <text:p text:style-name="P1">#<text:tab/>include/linux/platform_data/iommu-omap.h</text:p>
      <text:p text:style-name="P1"><text:soft-page-break/>#<text:tab/>include/linux/platform_data/keyboard-spear.h</text:p>
      <text:p text:style-name="P1">#<text:tab/>include/linux/platform_data/leds-kirkwood-netxbig.h</text:p>
      <text:p text:style-name="P1">#<text:tab/>include/linux/platform_data/leds-kirkwood-ns2.h</text:p>
      <text:p text:style-name="P1">#<text:tab/>include/linux/platform_data/macb.h</text:p>
      <text:p text:style-name="P1">#<text:tab/>include/linux/platform_data/mmc-esdhc-imx.h</text:p>
      <text:p text:style-name="P1">#<text:tab/>include/linux/platform_data/mmc-omap.h</text:p>
      <text:p text:style-name="P1">#<text:tab/>include/linux/platform_data/mmp_dma.h</text:p>
      <text:p text:style-name="P1">#<text:tab/>include/linux/platform_data/mtd-nand-omap2.h</text:p>
      <text:p text:style-name="P1">#<text:tab/>include/linux/platform_data/mtd-nand-pxa3xx.h</text:p>
      <text:p text:style-name="P1">#<text:tab/>include/linux/platform_data/mtd-nand-s3c2410.h</text:p>
      <text:p text:style-name="P1">#<text:tab/>include/linux/platform_data/ntc_thermistor.h</text:p>
      <text:p text:style-name="P1">#<text:tab/>include/linux/platform_data/pxa_sdhci.h</text:p>
      <text:p text:style-name="P1">#<text:tab/>include/linux/platform_data/remoteproc-omap.h</text:p>
      <text:p text:style-name="P1">#<text:tab/>include/linux/platform_data/s3c-hsotg.h</text:p>
      <text:p text:style-name="P1">#<text:tab/>include/linux/platform_data/sa11x0-serial.h</text:p>
      <text:p text:style-name="P1">#<text:tab/>include/linux/platform_data/serial-imx.h</text:p>
      <text:p text:style-name="P1">#<text:tab/>include/linux/platform_data/serial-omap.h</text:p>
      <text:p text:style-name="P1">#<text:tab/>include/linux/platform_data/si5351.h</text:p>
      <text:p text:style-name="P1">#<text:tab/>include/linux/platform_data/spi-davinci.h</text:p>
      <text:p text:style-name="P1">#<text:tab/>include/linux/platform_data/spi-s3c64xx.h</text:p>
      <text:p text:style-name="P1">#<text:tab/>include/linux/platform_data/st21nfca.h</text:p>
      <text:p text:style-name="P1">#<text:tab/>include/linux/platform_data/st_sensors_pdata.h</text:p>
      <text:p text:style-name="P1">#<text:tab/>include/linux/platform_data/touchscreen-s3c2410.h</text:p>
      <text:p text:style-name="P1">#<text:tab/>include/linux/platform_data/video-ep93xx.h</text:p>
      <text:p text:style-name="P1">#<text:tab/>include/linux/platform_data/zforce_ts.h</text:p>
      <text:p text:style-name="P1">#<text:tab/>include/linux/platform_device.h</text:p>
      <text:p text:style-name="P1">#<text:tab/>include/linux/plist.h</text:p>
      <text:p text:style-name="P1">#<text:tab/>include/linux/pm.h</text:p>
      <text:p text:style-name="P1">#<text:tab/>include/linux/pm_clock.h</text:p>
      <text:p text:style-name="P1">#<text:tab/>include/linux/pm_domain.h</text:p>
      <text:p text:style-name="P1">#<text:tab/>include/linux/pm_opp.h</text:p>
      <text:p text:style-name="P1">#<text:tab/>include/linux/pm_qos.h</text:p>
      <text:p text:style-name="P1">#<text:tab/>include/linux/pm_runtime.h</text:p>
      <text:p text:style-name="P1">#<text:tab/>include/linux/pm_wakeup.h</text:p>
      <text:p text:style-name="P1">#<text:tab/>include/linux/pnp.h</text:p>
      <text:p text:style-name="P1">#<text:tab/>include/linux/poison.h</text:p>
      <text:p text:style-name="P1">#<text:tab/>include/linux/poll.h</text:p>
      <text:p text:style-name="P1">#<text:tab/>include/linux/posix-clock.h</text:p>
      <text:p text:style-name="P1">#<text:tab/>include/linux/posix-timers.h</text:p>
      <text:p text:style-name="P1">#<text:tab/>include/linux/posix_acl.h</text:p>
      <text:p text:style-name="P1">#<text:tab/>include/linux/posix_acl_xattr.h</text:p>
      <text:p text:style-name="P1">#<text:tab/>include/linux/power/bq24735-charger.h</text:p>
      <text:p text:style-name="P1">#<text:tab/>include/linux/power/charger-manager.h</text:p>
      <text:p text:style-name="P1">#<text:tab/>include/linux/power/max17042_battery.h</text:p>
      <text:p text:style-name="P1">#<text:tab/>include/linux/power/max8903_charger.h</text:p>
      <text:p text:style-name="P1">#<text:tab/>include/linux/power/sbs-battery.h</text:p>
      <text:p text:style-name="P1">#<text:tab/>include/linux/power_supply.h</text:p>
      <text:p text:style-name="P1">#<text:tab/>include/linux/powercap.h</text:p>
      <text:p text:style-name="P1">#<text:tab/>include/linux/pps_kernel.h</text:p>
      <text:p text:style-name="P1">#<text:tab/>include/linux/preempt.h</text:p>
      <text:p text:style-name="P1">#<text:tab/>include/linux/printk.h</text:p>
      <text:p text:style-name="P1">#<text:tab/>include/linux/proc_ns.h</text:p>
      <text:p text:style-name="P1"><text:soft-page-break/>#<text:tab/>include/linux/property.h</text:p>
      <text:p text:style-name="P1">#<text:tab/>include/linux/pstore.h</text:p>
      <text:p text:style-name="P1">#<text:tab/>include/linux/pstore_ram.h</text:p>
      <text:p text:style-name="P1">#<text:tab/>include/linux/ptp_classify.h</text:p>
      <text:p text:style-name="P1">#<text:tab/>include/linux/ptp_clock_kernel.h</text:p>
      <text:p text:style-name="P1">#<text:tab/>include/linux/ptrace.h</text:p>
      <text:p text:style-name="P1">#<text:tab/>include/linux/pwm.h</text:p>
      <text:p text:style-name="P1">#<text:tab/>include/linux/pxa168_eth.h</text:p>
      <text:p text:style-name="P1">#<text:tab/>include/linux/pxa2xx_ssp.h</text:p>
      <text:p text:style-name="P1">#<text:tab/>include/linux/quicklist.h</text:p>
      <text:p text:style-name="P1">#<text:tab/>include/linux/quota.h</text:p>
      <text:p text:style-name="P1">#<text:tab/>include/linux/quotaops.h</text:p>
      <text:p text:style-name="P1">#<text:tab/>include/linux/radix-tree.h</text:p>
      <text:p text:style-name="P1">#<text:tab/>include/linux/raid/pq.h</text:p>
      <text:p text:style-name="P1">#<text:tab/>include/linux/random.h</text:p>
      <text:p text:style-name="P1">#<text:tab/>include/linux/ratelimit.h</text:p>
      <text:p text:style-name="P1">#<text:tab/>include/linux/rbtree.h</text:p>
      <text:p text:style-name="P1">#<text:tab/>include/linux/rbtree_augmented.h</text:p>
      <text:p text:style-name="P1">#<text:tab/>include/linux/rculist.h</text:p>
      <text:p text:style-name="P1">#<text:tab/>include/linux/rculist_nulls.h</text:p>
      <text:p text:style-name="P1">#<text:tab/>include/linux/rcupdate.h</text:p>
      <text:p text:style-name="P1">#<text:tab/>include/linux/rcutiny.h</text:p>
      <text:p text:style-name="P1">#<text:tab/>include/linux/rcutree.h</text:p>
      <text:p text:style-name="P1">#<text:tab/>include/linux/reboot.h</text:p>
      <text:p text:style-name="P1">#<text:tab/>include/linux/regmap.h</text:p>
      <text:p text:style-name="P1">#<text:tab/>include/linux/regulator/ab8500.h</text:p>
      <text:p text:style-name="P1">#<text:tab/>include/linux/regulator/act8865.h</text:p>
      <text:p text:style-name="P1">#<text:tab/>include/linux/regulator/consumer.h</text:p>
      <text:p text:style-name="P1">#<text:tab/>include/linux/regulator/da9211.h</text:p>
      <text:p text:style-name="P1">#<text:tab/>include/linux/regulator/driver.h</text:p>
      <text:p text:style-name="P1">#<text:tab/>include/linux/regulator/lp872x.h</text:p>
      <text:p text:style-name="P1">#<text:tab/>include/linux/regulator/machine.h</text:p>
      <text:p text:style-name="P1">#<text:tab/>include/linux/regulator/max8973-regulator.h</text:p>
      <text:p text:style-name="P1">#<text:tab/>include/linux/regulator/of_regulator.h</text:p>
      <text:p text:style-name="P1">#<text:tab/>include/linux/regulator/pfuze100.h</text:p>
      <text:p text:style-name="P1">#<text:tab/>include/linux/relay.h</text:p>
      <text:p text:style-name="P1">#<text:tab/>include/linux/remoteproc.h</text:p>
      <text:p text:style-name="P1">#<text:tab/>include/linux/reservation.h</text:p>
      <text:p text:style-name="P1">#<text:tab/>include/linux/reset-controller.h</text:p>
      <text:p text:style-name="P1">#<text:tab/>include/linux/reset.h</text:p>
      <text:p text:style-name="P1">#<text:tab/>include/linux/rfkill.h</text:p>
      <text:p text:style-name="P1">#<text:tab/>include/linux/rhashtable.h</text:p>
      <text:p text:style-name="P1">#<text:tab/>include/linux/ring_buffer.h</text:p>
      <text:p text:style-name="P1">#<text:tab/>include/linux/rio.h</text:p>
      <text:p text:style-name="P1">#<text:tab/>include/linux/rio_drv.h</text:p>
      <text:p text:style-name="P1">#<text:tab/>include/linux/rio_ids.h</text:p>
      <text:p text:style-name="P1">#<text:tab/>include/linux/rio_regs.h</text:p>
      <text:p text:style-name="P1">#<text:tab/>include/linux/rmap.h</text:p>
      <text:p text:style-name="P1">#<text:tab/>include/linux/rpmsg.h</text:p>
      <text:p text:style-name="P1">#<text:tab/>include/linux/rtc.h</text:p>
      <text:p text:style-name="P1">#<text:tab/>include/linux/rtc/sirfsoc_rtciobrg.h</text:p>
      <text:p text:style-name="P1">#<text:tab/>include/linux/rtnetlink.h</text:p>
      <text:p text:style-name="P1"><text:soft-page-break/>#<text:tab/>include/linux/rwsem-spinlock.h</text:p>
      <text:p text:style-name="P1">#<text:tab/>include/linux/rwsem.h</text:p>
      <text:p text:style-name="P1">#<text:tab/>include/linux/rxrpc.h</text:p>
      <text:p text:style-name="P1">#<text:tab/>include/linux/scatterlist.h</text:p>
      <text:p text:style-name="P1">#<text:tab/>include/linux/sched.h</text:p>
      <text:p text:style-name="P1">#<text:tab/>include/linux/sched/deadline.h</text:p>
      <text:p text:style-name="P1">#<text:tab/>include/linux/sched/sysctl.h</text:p>
      <text:p text:style-name="P1">#<text:tab/>include/linux/sched_clock.h</text:p>
      <text:p text:style-name="P1">#<text:tab/>include/linux/sctp.h</text:p>
      <text:p text:style-name="P1">#<text:tab/>include/linux/seccomp.h</text:p>
      <text:p text:style-name="P1">#<text:tab/>include/linux/security.h</text:p>
      <text:p text:style-name="P1">#<text:tab/>include/linux/selection.h</text:p>
      <text:p text:style-name="P1">#<text:tab/>include/linux/selinux.h</text:p>
      <text:p text:style-name="P1">#<text:tab/>include/linux/sem.h</text:p>
      <text:p text:style-name="P1">#<text:tab/>include/linux/seq_file.h</text:p>
      <text:p text:style-name="P1">#<text:tab/>include/linux/seqlock.h</text:p>
      <text:p text:style-name="P1">#<text:tab/>include/linux/serial_8250.h</text:p>
      <text:p text:style-name="P1">#<text:tab/>include/linux/serial_bcm63xx.h</text:p>
      <text:p text:style-name="P1">#<text:tab/>include/linux/serial_core.h</text:p>
      <text:p text:style-name="P1">#<text:tab/>include/linux/serial_s3c.h</text:p>
      <text:p text:style-name="P1">#<text:tab/>include/linux/serial_sci.h</text:p>
      <text:p text:style-name="P1">#<text:tab/>include/linux/serio.h</text:p>
      <text:p text:style-name="P1">#<text:tab/>include/linux/sfi.h</text:p>
      <text:p text:style-name="P1">#<text:tab/>include/linux/sh_clk.h</text:p>
      <text:p text:style-name="P1">#<text:tab/>include/linux/sh_eth.h</text:p>
      <text:p text:style-name="P1">#<text:tab/>include/linux/shdma-base.h</text:p>
      <text:p text:style-name="P1">#<text:tab/>include/linux/shm.h</text:p>
      <text:p text:style-name="P1">#<text:tab/>include/linux/shmem_fs.h</text:p>
      <text:p text:style-name="P1">#<text:tab/>include/linux/shrinker.h</text:p>
      <text:p text:style-name="P1">#<text:tab/>include/linux/signal.h</text:p>
      <text:p text:style-name="P1">#<text:tab/>include/linux/skbuff.h</text:p>
      <text:p text:style-name="P1">#<text:tab/>include/linux/slab.h</text:p>
      <text:p text:style-name="P1">#<text:tab/>include/linux/slab_def.h</text:p>
      <text:p text:style-name="P1">#<text:tab/>include/linux/slub_def.h</text:p>
      <text:p text:style-name="P1">#<text:tab/>include/linux/smc91x.h</text:p>
      <text:p text:style-name="P1">#<text:tab/>include/linux/smp.h</text:p>
      <text:p text:style-name="P1">#<text:tab/>include/linux/smpboot.h</text:p>
      <text:p text:style-name="P1">#<text:tab/>include/linux/soc/ti/knav_dma.h</text:p>
      <text:p text:style-name="P1">#<text:tab/>include/linux/sock_diag.h</text:p>
      <text:p text:style-name="P1">#<text:tab/>include/linux/socket.h</text:p>
      <text:p text:style-name="P1">#<text:tab/>include/linux/spi/at86rf230.h</text:p>
      <text:p text:style-name="P1">#<text:tab/>include/linux/spi/eeprom.h</text:p>
      <text:p text:style-name="P1">#<text:tab/>include/linux/spi/l4f00242t03.h</text:p>
      <text:p text:style-name="P1">#<text:tab/>include/linux/spi/lms283gf05.h</text:p>
      <text:p text:style-name="P1">#<text:tab/>include/linux/spi/mxs-spi.h</text:p>
      <text:p text:style-name="P1">#<text:tab/>include/linux/spi/pxa2xx_spi.h</text:p>
      <text:p text:style-name="P1">#<text:tab/>include/linux/spi/rspi.h</text:p>
      <text:p text:style-name="P1">#<text:tab/>include/linux/spi/sh_hspi.h</text:p>
      <text:p text:style-name="P1">#<text:tab/>include/linux/spi/sh_msiof.h</text:p>
      <text:p text:style-name="P1">#<text:tab/>include/linux/spi/spi.h</text:p>
      <text:p text:style-name="P1">#<text:tab/>include/linux/spi/spi_bitbang.h</text:p>
      <text:p text:style-name="P1">#<text:tab/>include/linux/spi/tle62x0.h</text:p>
      <text:p text:style-name="P1"><text:soft-page-break/>#<text:tab/>include/linux/spi/tsc2005.h</text:p>
      <text:p text:style-name="P1">#<text:tab/>include/linux/spinlock.h</text:p>
      <text:p text:style-name="P1">#<text:tab/>include/linux/spinlock_api_smp.h</text:p>
      <text:p text:style-name="P1">#<text:tab/>include/linux/spinlock_api_up.h</text:p>
      <text:p text:style-name="P1">#<text:tab/>include/linux/spinlock_up.h</text:p>
      <text:p text:style-name="P1">#<text:tab/>include/linux/splice.h</text:p>
      <text:p text:style-name="P1">#<text:tab/>include/linux/spmi.h</text:p>
      <text:p text:style-name="P1">#<text:tab/>include/linux/srcu.h</text:p>
      <text:p text:style-name="P1">#<text:tab/>include/linux/ssb/ssb.h</text:p>
      <text:p text:style-name="P1">#<text:tab/>include/linux/ssb/ssb_regs.h</text:p>
      <text:p text:style-name="P1">#<text:tab/>include/linux/stacktrace.h</text:p>
      <text:p text:style-name="P1">#<text:tab/>include/linux/stmmac.h</text:p>
      <text:p text:style-name="P1">#<text:tab/>include/linux/stop_machine.h</text:p>
      <text:p text:style-name="P1">#<text:tab/>include/linux/string.h</text:p>
      <text:p text:style-name="P1">#<text:tab/>include/linux/string_helpers.h</text:p>
      <text:p text:style-name="P1">#<text:tab/>include/linux/sunrpc/addr.h</text:p>
      <text:p text:style-name="P1">#<text:tab/>include/linux/sunrpc/auth.h</text:p>
      <text:p text:style-name="P1">#<text:tab/>include/linux/sunrpc/bc_xprt.h</text:p>
      <text:p text:style-name="P1">#<text:tab/>include/linux/sunrpc/cache.h</text:p>
      <text:p text:style-name="P1">#<text:tab/>include/linux/sunrpc/clnt.h</text:p>
      <text:p text:style-name="P1">#<text:tab/>include/linux/sunrpc/debug.h</text:p>
      <text:p text:style-name="P1">#<text:tab/>include/linux/sunrpc/gss_api.h</text:p>
      <text:p text:style-name="P1">#<text:tab/>include/linux/sunrpc/gss_krb5.h</text:p>
      <text:p text:style-name="P1">#<text:tab/>include/linux/sunrpc/metrics.h</text:p>
      <text:p text:style-name="P1">#<text:tab/>include/linux/sunrpc/msg_prot.h</text:p>
      <text:p text:style-name="P1">#<text:tab/>include/linux/sunrpc/rpc_rdma.h</text:p>
      <text:p text:style-name="P1">#<text:tab/>include/linux/sunrpc/sched.h</text:p>
      <text:p text:style-name="P1">#<text:tab/>include/linux/sunrpc/svc.h</text:p>
      <text:p text:style-name="P1">#<text:tab/>include/linux/sunrpc/svc_rdma.h</text:p>
      <text:p text:style-name="P1">#<text:tab/>include/linux/sunrpc/svc_xprt.h</text:p>
      <text:p text:style-name="P1">#<text:tab/>include/linux/sunrpc/svcauth.h</text:p>
      <text:p text:style-name="P1">#<text:tab/>include/linux/sunrpc/xdr.h</text:p>
      <text:p text:style-name="P1">#<text:tab/>include/linux/sunrpc/xprt.h</text:p>
      <text:p text:style-name="P1">#<text:tab/>include/linux/sunrpc/xprtrdma.h</text:p>
      <text:p text:style-name="P1">#<text:tab/>include/linux/sunrpc/xprtsock.h</text:p>
      <text:p text:style-name="P1">#<text:tab/>include/linux/suspend.h</text:p>
      <text:p text:style-name="P1">#<text:tab/>include/linux/swap.h</text:p>
      <text:p text:style-name="P1">#<text:tab/>include/linux/swapfile.h</text:p>
      <text:p text:style-name="P1">#<text:tab/>include/linux/swapops.h</text:p>
      <text:p text:style-name="P1">#<text:tab/>include/linux/swiotlb.h</text:p>
      <text:p text:style-name="P1">#<text:tab/>include/linux/syscalls.h</text:p>
      <text:p text:style-name="P1">#<text:tab/>include/linux/sysctl.h</text:p>
      <text:p text:style-name="P1">#<text:tab/>include/linux/sysfs.h</text:p>
      <text:p text:style-name="P1">#<text:tab/>include/linux/syslog.h</text:p>
      <text:p text:style-name="P1">#<text:tab/>include/linux/sysrq.h</text:p>
      <text:p text:style-name="P1">#<text:tab/>include/linux/t10-pi.h</text:p>
      <text:p text:style-name="P1">#<text:tab/>include/linux/task_io_accounting.h</text:p>
      <text:p text:style-name="P1">#<text:tab/>include/linux/task_io_accounting_ops.h</text:p>
      <text:p text:style-name="P1">#<text:tab/>include/linux/tc.h</text:p>
      <text:p text:style-name="P1">#<text:tab/>include/linux/tcp.h</text:p>
      <text:p text:style-name="P1">#<text:tab/>include/linux/thermal.h</text:p>
      <text:p text:style-name="P1">#<text:tab/>include/linux/thread_info.h</text:p>
      <text:p text:style-name="P1"><text:soft-page-break/>#<text:tab/>include/linux/ti_wilink_st.h</text:p>
      <text:p text:style-name="P1">#<text:tab/>include/linux/tick.h</text:p>
      <text:p text:style-name="P1">#<text:tab/>include/linux/time.h</text:p>
      <text:p text:style-name="P1">#<text:tab/>include/linux/time64.h</text:p>
      <text:p text:style-name="P1">#<text:tab/>include/linux/timecounter.h</text:p>
      <text:p text:style-name="P1">#<text:tab/>include/linux/timekeeper_internal.h</text:p>
      <text:p text:style-name="P1">#<text:tab/>include/linux/timekeeping.h</text:p>
      <text:p text:style-name="P1">#<text:tab/>include/linux/timer.h</text:p>
      <text:p text:style-name="P1">#<text:tab/>include/linux/timerqueue.h</text:p>
      <text:p text:style-name="P1">#<text:tab/>include/linux/timex.h</text:p>
      <text:p text:style-name="P1">#<text:tab/>include/linux/topology.h</text:p>
      <text:p text:style-name="P1">#<text:tab/>include/linux/torture.h</text:p>
      <text:p text:style-name="P1">#<text:tab/>include/linux/tpm.h</text:p>
      <text:p text:style-name="P1">#<text:tab/>include/linux/trace_seq.h</text:p>
      <text:p text:style-name="P1">#<text:tab/>include/linux/tracehook.h</text:p>
      <text:p text:style-name="P1">#<text:tab/>include/linux/tracepoint.h</text:p>
      <text:p text:style-name="P1">#<text:tab/>include/linux/tty.h</text:p>
      <text:p text:style-name="P1">#<text:tab/>include/linux/tty_driver.h</text:p>
      <text:p text:style-name="P1">#<text:tab/>include/linux/tty_flip.h</text:p>
      <text:p text:style-name="P1">#<text:tab/>include/linux/tty_ldisc.h</text:p>
      <text:p text:style-name="P1">#<text:tab/>include/linux/types.h</text:p>
      <text:p text:style-name="P1">#<text:tab/>include/linux/u64_stats_sync.h</text:p>
      <text:p text:style-name="P1">#<text:tab/>include/linux/uaccess.h</text:p>
      <text:p text:style-name="P1">#<text:tab/>include/linux/udp.h</text:p>
      <text:p text:style-name="P1">#<text:tab/>include/linux/uidgid.h</text:p>
      <text:p text:style-name="P1">#<text:tab/>include/linux/uinput.h</text:p>
      <text:p text:style-name="P1">#<text:tab/>include/linux/uio.h</text:p>
      <text:p text:style-name="P1">#<text:tab/>include/linux/uio_driver.h</text:p>
      <text:p text:style-name="P1">#<text:tab/>include/linux/unaligned/access_ok.h</text:p>
      <text:p text:style-name="P1">#<text:tab/>include/linux/uprobes.h</text:p>
      <text:p text:style-name="P1">#<text:tab/>include/linux/usb.h</text:p>
      <text:p text:style-name="P1">#<text:tab/>include/linux/usb/cdc_ncm.h</text:p>
      <text:p text:style-name="P1">#<text:tab/>include/linux/usb/ch9.h</text:p>
      <text:p text:style-name="P1">#<text:tab/>include/linux/usb/chipidea.h</text:p>
      <text:p text:style-name="P1">#<text:tab/>include/linux/usb/composite.h</text:p>
      <text:p text:style-name="P1">#<text:tab/>include/linux/usb/ehci_def.h</text:p>
      <text:p text:style-name="P1">#<text:tab/>include/linux/usb/ehci_pdriver.h</text:p>
      <text:p text:style-name="P1">#<text:tab/>include/linux/usb/gadget.h</text:p>
      <text:p text:style-name="P1">#<text:tab/>include/linux/usb/gadget_configfs.h</text:p>
      <text:p text:style-name="P1">#<text:tab/>include/linux/usb/hcd.h</text:p>
      <text:p text:style-name="P1">#<text:tab/>include/linux/usb/irda.h</text:p>
      <text:p text:style-name="P1">#<text:tab/>include/linux/usb/msm_hsusb_hw.h</text:p>
      <text:p text:style-name="P1">#<text:tab/>include/linux/usb/musb.h</text:p>
      <text:p text:style-name="P1">#<text:tab/>include/linux/usb/net2280.h</text:p>
      <text:p text:style-name="P1">#<text:tab/>include/linux/usb/of.h</text:p>
      <text:p text:style-name="P1">#<text:tab/>include/linux/usb/otg-fsm.h</text:p>
      <text:p text:style-name="P1">#<text:tab/>include/linux/usb/otg.h</text:p>
      <text:p text:style-name="P1">#<text:tab/>include/linux/usb/phy.h</text:p>
      <text:p text:style-name="P1">#<text:tab/>include/linux/usb/quirks.h</text:p>
      <text:p text:style-name="P1">#<text:tab/>include/linux/usb/renesas_usbhs.h</text:p>
      <text:p text:style-name="P1">#<text:tab/>include/linux/usb/storage.h</text:p>
      <text:p text:style-name="P1">#<text:tab/>include/linux/usb/ulpi.h</text:p>
      <text:p text:style-name="P1"><text:soft-page-break/>#<text:tab/>include/linux/usb/usb338x.h</text:p>
      <text:p text:style-name="P1">#<text:tab/>include/linux/usb/usb_phy_generic.h</text:p>
      <text:p text:style-name="P1">#<text:tab/>include/linux/usb/usbnet.h</text:p>
      <text:p text:style-name="P1">#<text:tab/>include/linux/usb_usual.h</text:p>
      <text:p text:style-name="P1">#<text:tab/>include/linux/user_namespace.h</text:p>
      <text:p text:style-name="P1">#<text:tab/>include/linux/utsname.h</text:p>
      <text:p text:style-name="P1">#<text:tab/>include/linux/uuid.h</text:p>
      <text:p text:style-name="P1">#<text:tab/>include/linux/uwb/umc.h</text:p>
      <text:p text:style-name="P1">#<text:tab/>include/linux/vexpress.h</text:p>
      <text:p text:style-name="P1">#<text:tab/>include/linux/vfio.h</text:p>
      <text:p text:style-name="P1">#<text:tab/>include/linux/vga_switcheroo.h</text:p>
      <text:p text:style-name="P1">#<text:tab/>include/linux/vgaarb.h</text:p>
      <text:p text:style-name="P1">#<text:tab/>include/linux/videodev2.h</text:p>
      <text:p text:style-name="P1">#<text:tab/>include/linux/virtio.h</text:p>
      <text:p text:style-name="P1">#<text:tab/>include/linux/virtio_config.h</text:p>
      <text:p text:style-name="P1">#<text:tab/>include/linux/virtio_mmio.h</text:p>
      <text:p text:style-name="P1">#<text:tab/>include/linux/virtio_ring.h</text:p>
      <text:p text:style-name="P1">#<text:tab/>include/linux/vm_event_item.h</text:p>
      <text:p text:style-name="P1">#<text:tab/>include/linux/vmalloc.h</text:p>
      <text:p text:style-name="P1">#<text:tab/>include/linux/vme.h</text:p>
      <text:p text:style-name="P1">#<text:tab/>include/linux/vmpressure.h</text:p>
      <text:p text:style-name="P1">#<text:tab/>include/linux/vmstat.h</text:p>
      <text:p text:style-name="P1">#<text:tab/>include/linux/vmw_vmci_api.h</text:p>
      <text:p text:style-name="P1">#<text:tab/>include/linux/vmw_vmci_defs.h</text:p>
      <text:p text:style-name="P1">#<text:tab/>include/linux/vringh.h</text:p>
      <text:p text:style-name="P1">#<text:tab/>include/linux/vt_buffer.h</text:p>
      <text:p text:style-name="P1">#<text:tab/>include/linux/vt_kern.h</text:p>
      <text:p text:style-name="P1">#<text:tab/>include/linux/vtime.h</text:p>
      <text:p text:style-name="P1">#<text:tab/>include/linux/wait.h</text:p>
      <text:p text:style-name="P1">#<text:tab/>include/linux/watchdog.h</text:p>
      <text:p text:style-name="P1">#<text:tab/>include/linux/workqueue.h</text:p>
      <text:p text:style-name="P1">#<text:tab/>include/linux/writeback.h</text:p>
      <text:p text:style-name="P1">#<text:tab/>include/linux/ww_mutex.h</text:p>
      <text:p text:style-name="P1">#<text:tab/>include/linux/xattr.h</text:p>
      <text:p text:style-name="P1">#<text:tab/>include/linux/zbud.h</text:p>
      <text:p text:style-name="P1">#<text:tab/>include/linux/zpool.h</text:p>
      <text:p text:style-name="P1">#<text:tab/>include/linux/zsmalloc.h</text:p>
      <text:p text:style-name="P1">#<text:tab/>include/linux/zutil.h</text:p>
      <text:p text:style-name="P1">#<text:tab/>include/math-emu/soft-fp.h</text:p>
      <text:p text:style-name="P1">#<text:tab/>include/media/davinci/vpbe.h</text:p>
      <text:p text:style-name="P1">#<text:tab/>include/media/davinci/vpbe_display.h</text:p>
      <text:p text:style-name="P1">#<text:tab/>include/media/davinci/vpbe_venc.h</text:p>
      <text:p text:style-name="P1">#<text:tab/>include/media/davinci/vpfe_capture.h</text:p>
      <text:p text:style-name="P1">#<text:tab/>include/media/lirc.h</text:p>
      <text:p text:style-name="P1">#<text:tab/>include/media/lirc_dev.h</text:p>
      <text:p text:style-name="P1">#<text:tab/>include/media/media-device.h</text:p>
      <text:p text:style-name="P1">#<text:tab/>include/media/media-devnode.h</text:p>
      <text:p text:style-name="P1">#<text:tab/>include/media/media-entity.h</text:p>
      <text:p text:style-name="P1">#<text:tab/>include/media/rc-core.h</text:p>
      <text:p text:style-name="P1">#<text:tab/>include/media/rc-map.h</text:p>
      <text:p text:style-name="P1">#<text:tab/>include/media/soc_camera.h</text:p>
      <text:p text:style-name="P1">#<text:tab/>include/media/tuner-types.h</text:p>
      <text:p text:style-name="P1"><text:soft-page-break/>#<text:tab/>include/media/tuner.h</text:p>
      <text:p text:style-name="P1">#<text:tab/>include/media/tveeprom.h</text:p>
      <text:p text:style-name="P1">#<text:tab/>include/media/v4l2-async.h</text:p>
      <text:p text:style-name="P1">#<text:tab/>include/media/v4l2-clk.h</text:p>
      <text:p text:style-name="P1">#<text:tab/>include/media/v4l2-common.h</text:p>
      <text:p text:style-name="P1">#<text:tab/>include/media/v4l2-ctrls.h</text:p>
      <text:p text:style-name="P1">#<text:tab/>include/media/v4l2-dev.h</text:p>
      <text:p text:style-name="P1">#<text:tab/>include/media/v4l2-device.h</text:p>
      <text:p text:style-name="P1">#<text:tab/>include/media/v4l2-dv-timings.h</text:p>
      <text:p text:style-name="P1">#<text:tab/>include/media/v4l2-event.h</text:p>
      <text:p text:style-name="P1">#<text:tab/>include/media/v4l2-fh.h</text:p>
      <text:p text:style-name="P1">#<text:tab/>include/media/v4l2-image-sizes.h</text:p>
      <text:p text:style-name="P1">#<text:tab/>include/media/v4l2-ioctl.h</text:p>
      <text:p text:style-name="P1">#<text:tab/>include/media/v4l2-mediabus.h</text:p>
      <text:p text:style-name="P1">#<text:tab/>include/media/v4l2-mem2mem.h</text:p>
      <text:p text:style-name="P1">#<text:tab/>include/media/v4l2-of.h</text:p>
      <text:p text:style-name="P1">#<text:tab/>include/media/v4l2-subdev.h</text:p>
      <text:p text:style-name="P1">#<text:tab/>include/media/videobuf-core.h</text:p>
      <text:p text:style-name="P1">#<text:tab/>include/media/videobuf-dma-sg.h</text:p>
      <text:p text:style-name="P1">#<text:tab/>include/media/videobuf-dvb.h</text:p>
      <text:p text:style-name="P1">#<text:tab/>include/media/videobuf2-core.h</text:p>
      <text:p text:style-name="P1">#<text:tab/>include/media/videobuf2-dma-contig.h</text:p>
      <text:p text:style-name="P1">#<text:tab/>include/media/videobuf2-dma-sg.h</text:p>
      <text:p text:style-name="P1">#<text:tab/>include/media/videobuf2-dvb.h</text:p>
      <text:p text:style-name="P1">#<text:tab/>include/media/videobuf2-memops.h</text:p>
      <text:p text:style-name="P1">#<text:tab/>include/media/videobuf2-vmalloc.h</text:p>
      <text:p text:style-name="P1">#<text:tab/>include/misc/cxl.h</text:p>
      <text:p text:style-name="P1">#<text:tab/>include/net/6lowpan.h</text:p>
      <text:p text:style-name="P1">#<text:tab/>include/net/9p/client.h</text:p>
      <text:p text:style-name="P1">#<text:tab/>include/net/9p/transport.h</text:p>
      <text:p text:style-name="P1">#<text:tab/>include/net/act_api.h</text:p>
      <text:p text:style-name="P1">#<text:tab/>include/net/addrconf.h</text:p>
      <text:p text:style-name="P1">#<text:tab/>include/net/af_ieee802154.h</text:p>
      <text:p text:style-name="P1">#<text:tab/>include/net/af_rxrpc.h</text:p>
      <text:p text:style-name="P1">#<text:tab/>include/net/af_unix.h</text:p>
      <text:p text:style-name="P1">#<text:tab/>include/net/af_vsock.h</text:p>
      <text:p text:style-name="P1">#<text:tab/>include/net/arp.h</text:p>
      <text:p text:style-name="P1">#<text:tab/>include/net/ax25.h</text:p>
      <text:p text:style-name="P1">#<text:tab/>include/net/bluetooth/bluetooth.h</text:p>
      <text:p text:style-name="P1">#<text:tab/>include/net/bluetooth/hci.h</text:p>
      <text:p text:style-name="P1">#<text:tab/>include/net/bluetooth/hci_core.h</text:p>
      <text:p text:style-name="P1">#<text:tab/>include/net/bluetooth/hci_mon.h</text:p>
      <text:p text:style-name="P1">#<text:tab/>include/net/bluetooth/hci_sock.h</text:p>
      <text:p text:style-name="P1">#<text:tab/>include/net/bluetooth/l2cap.h</text:p>
      <text:p text:style-name="P1">#<text:tab/>include/net/bluetooth/mgmt.h</text:p>
      <text:p text:style-name="P1">#<text:tab/>include/net/bluetooth/rfcomm.h</text:p>
      <text:p text:style-name="P1">#<text:tab/>include/net/busy_poll.h</text:p>
      <text:p text:style-name="P1">#<text:tab/>include/net/caif/cfpkt.h</text:p>
      <text:p text:style-name="P1">#<text:tab/>include/net/cfg80211.h</text:p>
      <text:p text:style-name="P1">#<text:tab/>include/net/checksum.h</text:p>
      <text:p text:style-name="P1">#<text:tab/>include/net/cls_cgroup.h</text:p>
      <text:p text:style-name="P1">#<text:tab/>include/net/codel.h</text:p>
      <text:p text:style-name="P1"><text:soft-page-break/>#<text:tab/>include/net/compat.h</text:p>
      <text:p text:style-name="P1">#<text:tab/>include/net/dcbnl.h</text:p>
      <text:p text:style-name="P1">#<text:tab/>include/net/dn_neigh.h</text:p>
      <text:p text:style-name="P1">#<text:tab/>include/net/dsa.h</text:p>
      <text:p text:style-name="P1">#<text:tab/>include/net/dst.h</text:p>
      <text:p text:style-name="P1">#<text:tab/>include/net/dst_ops.h</text:p>
      <text:p text:style-name="P1">#<text:tab/>include/net/ethoc.h</text:p>
      <text:p text:style-name="P1">#<text:tab/>include/net/fib_rules.h</text:p>
      <text:p text:style-name="P1">#<text:tab/>include/net/flow.h</text:p>
      <text:p text:style-name="P1">#<text:tab/>include/net/gen_stats.h</text:p>
      <text:p text:style-name="P1">#<text:tab/>include/net/genetlink.h</text:p>
      <text:p text:style-name="P1">#<text:tab/>include/net/geneve.h</text:p>
      <text:p text:style-name="P1">#<text:tab/>include/net/gre.h</text:p>
      <text:p text:style-name="P1">#<text:tab/>include/net/gro_cells.h</text:p>
      <text:p text:style-name="P1">#<text:tab/>include/net/gue.h</text:p>
      <text:p text:style-name="P1">#<text:tab/>include/net/icmp.h</text:p>
      <text:p text:style-name="P1">#<text:tab/>include/net/ieee80211_radiotap.h</text:p>
      <text:p text:style-name="P1">#<text:tab/>include/net/ieee802154_netdev.h</text:p>
      <text:p text:style-name="P1">#<text:tab/>include/net/if_inet6.h</text:p>
      <text:p text:style-name="P1">#<text:tab/>include/net/inet6_connection_sock.h</text:p>
      <text:p text:style-name="P1">#<text:tab/>include/net/inet6_hashtables.h</text:p>
      <text:p text:style-name="P1">#<text:tab/>include/net/inet_common.h</text:p>
      <text:p text:style-name="P1">#<text:tab/>include/net/inet_connection_sock.h</text:p>
      <text:p text:style-name="P1">#<text:tab/>include/net/inet_ecn.h</text:p>
      <text:p text:style-name="P1">#<text:tab/>include/net/inet_frag.h</text:p>
      <text:p text:style-name="P1">#<text:tab/>include/net/inet_hashtables.h</text:p>
      <text:p text:style-name="P1">#<text:tab/>include/net/inet_sock.h</text:p>
      <text:p text:style-name="P1">#<text:tab/>include/net/inet_timewait_sock.h</text:p>
      <text:p text:style-name="P1">#<text:tab/>include/net/inetpeer.h</text:p>
      <text:p text:style-name="P1">#<text:tab/>include/net/ip.h</text:p>
      <text:p text:style-name="P1">#<text:tab/>include/net/ip6_checksum.h</text:p>
      <text:p text:style-name="P1">#<text:tab/>include/net/ip6_fib.h</text:p>
      <text:p text:style-name="P1">#<text:tab/>include/net/ip6_route.h</text:p>
      <text:p text:style-name="P1">#<text:tab/>include/net/ip6_tunnel.h</text:p>
      <text:p text:style-name="P1">#<text:tab/>include/net/ip_fib.h</text:p>
      <text:p text:style-name="P1">#<text:tab/>include/net/ip_tunnels.h</text:p>
      <text:p text:style-name="P1">#<text:tab/>include/net/ip_vs.h</text:p>
      <text:p text:style-name="P1">#<text:tab/>include/net/ipv6.h</text:p>
      <text:p text:style-name="P1">#<text:tab/>include/net/ipx.h</text:p>
      <text:p text:style-name="P1">#<text:tab/>include/net/irda/irda.h</text:p>
      <text:p text:style-name="P1">#<text:tab/>include/net/irda/irlap.h</text:p>
      <text:p text:style-name="P1">#<text:tab/>include/net/irda/parameters.h</text:p>
      <text:p text:style-name="P1">#<text:tab/>include/net/iucv/iucv.h</text:p>
      <text:p text:style-name="P1">#<text:tab/>include/net/iw_handler.h</text:p>
      <text:p text:style-name="P1">#<text:tab/>include/net/llc.h</text:p>
      <text:p text:style-name="P1">#<text:tab/>include/net/llc_c_st.h</text:p>
      <text:p text:style-name="P1">#<text:tab/>include/net/llc_conn.h</text:p>
      <text:p text:style-name="P1">#<text:tab/>include/net/llc_s_st.h</text:p>
      <text:p text:style-name="P1">#<text:tab/>include/net/mac80211.h</text:p>
      <text:p text:style-name="P1">#<text:tab/>include/net/mac802154.h</text:p>
      <text:p text:style-name="P1">#<text:tab/>include/net/ndisc.h</text:p>
      <text:p text:style-name="P1">#<text:tab/>include/net/neighbour.h</text:p>
      <text:p text:style-name="P1"><text:soft-page-break/>#<text:tab/>include/net/net_namespace.h</text:p>
      <text:p text:style-name="P1">#<text:tab/>include/net/netevent.h</text:p>
      <text:p text:style-name="P1">#<text:tab/>include/net/netfilter/br_netfilter.h</text:p>
      <text:p text:style-name="P1">#<text:tab/>include/net/netfilter/ipv4/nf_reject.h</text:p>
      <text:p text:style-name="P1">#<text:tab/>include/net/netfilter/ipv6/nf_defrag_ipv6.h</text:p>
      <text:p text:style-name="P1">#<text:tab/>include/net/netfilter/ipv6/nf_reject.h</text:p>
      <text:p text:style-name="P1">#<text:tab/>include/net/netfilter/nf_conntrack.h</text:p>
      <text:p text:style-name="P1">#<text:tab/>include/net/netfilter/nf_conntrack_core.h</text:p>
      <text:p text:style-name="P1">#<text:tab/>include/net/netfilter/nf_conntrack_ecache.h</text:p>
      <text:p text:style-name="P1">#<text:tab/>include/net/netfilter/nf_conntrack_expect.h</text:p>
      <text:p text:style-name="P1">#<text:tab/>include/net/netfilter/nf_conntrack_extend.h</text:p>
      <text:p text:style-name="P1">#<text:tab/>include/net/netfilter/nf_conntrack_helper.h</text:p>
      <text:p text:style-name="P1">#<text:tab/>include/net/netfilter/nf_conntrack_l3proto.h</text:p>
      <text:p text:style-name="P1">#<text:tab/>include/net/netfilter/nf_conntrack_l4proto.h</text:p>
      <text:p text:style-name="P1">#<text:tab/>include/net/netfilter/nf_conntrack_labels.h</text:p>
      <text:p text:style-name="P1">#<text:tab/>include/net/netfilter/nf_conntrack_synproxy.h</text:p>
      <text:p text:style-name="P1">#<text:tab/>include/net/netfilter/nf_conntrack_timeout.h</text:p>
      <text:p text:style-name="P1">#<text:tab/>include/net/netfilter/nf_conntrack_zones.h</text:p>
      <text:p text:style-name="P1">#<text:tab/>include/net/netfilter/nf_log.h</text:p>
      <text:p text:style-name="P1">#<text:tab/>include/net/netfilter/nf_nat.h</text:p>
      <text:p text:style-name="P1">#<text:tab/>include/net/netfilter/nf_nat_core.h</text:p>
      <text:p text:style-name="P1">#<text:tab/>include/net/netfilter/nf_nat_l3proto.h</text:p>
      <text:p text:style-name="P1">#<text:tab/>include/net/netfilter/nf_queue.h</text:p>
      <text:p text:style-name="P1">#<text:tab/>include/net/netfilter/nf_tables.h</text:p>
      <text:p text:style-name="P1">#<text:tab/>include/net/netfilter/nf_tables_core.h</text:p>
      <text:p text:style-name="P1">#<text:tab/>include/net/netfilter/nf_tables_ipv4.h</text:p>
      <text:p text:style-name="P1">#<text:tab/>include/net/netfilter/nf_tables_ipv6.h</text:p>
      <text:p text:style-name="P1">#<text:tab/>include/net/netfilter/nft_masq.h</text:p>
      <text:p text:style-name="P1">#<text:tab/>include/net/netfilter/nft_meta.h</text:p>
      <text:p text:style-name="P1">#<text:tab/>include/net/netfilter/nft_reject.h</text:p>
      <text:p text:style-name="P1">#<text:tab/>include/net/netlabel.h</text:p>
      <text:p text:style-name="P1">#<text:tab/>include/net/netlink.h</text:p>
      <text:p text:style-name="P1">#<text:tab/>include/net/netns/conntrack.h</text:p>
      <text:p text:style-name="P1">#<text:tab/>include/net/netns/generic.h</text:p>
      <text:p text:style-name="P1">#<text:tab/>include/net/netns/hash.h</text:p>
      <text:p text:style-name="P1">#<text:tab/>include/net/netns/ipv4.h</text:p>
      <text:p text:style-name="P1">#<text:tab/>include/net/netns/ipv6.h</text:p>
      <text:p text:style-name="P1">#<text:tab/>include/net/netns/netfilter.h</text:p>
      <text:p text:style-name="P1">#<text:tab/>include/net/netns/nftables.h</text:p>
      <text:p text:style-name="P1">#<text:tab/>include/net/netns/sctp.h</text:p>
      <text:p text:style-name="P1">#<text:tab/>include/net/netns/x_tables.h</text:p>
      <text:p text:style-name="P1">#<text:tab/>include/net/netns/xfrm.h</text:p>
      <text:p text:style-name="P1">#<text:tab/>include/net/netprio_cgroup.h</text:p>
      <text:p text:style-name="P1">#<text:tab/>include/net/nfc/digital.h</text:p>
      <text:p text:style-name="P1">#<text:tab/>include/net/nfc/hci.h</text:p>
      <text:p text:style-name="P1">#<text:tab/>include/net/nfc/llc.h</text:p>
      <text:p text:style-name="P1">#<text:tab/>include/net/nfc/nci.h</text:p>
      <text:p text:style-name="P1">#<text:tab/>include/net/nfc/nci_core.h</text:p>
      <text:p text:style-name="P1">#<text:tab/>include/net/nfc/nfc.h</text:p>
      <text:p text:style-name="P1">#<text:tab/>include/net/nl802154.h</text:p>
      <text:p text:style-name="P1">#<text:tab/>include/net/phonet/pep.h</text:p>
      <text:p text:style-name="P1">#<text:tab/>include/net/phonet/phonet.h</text:p>
      <text:p text:style-name="P1"><text:soft-page-break/>#<text:tab/>include/net/ping.h</text:p>
      <text:p text:style-name="P1">#<text:tab/>include/net/pkt_cls.h</text:p>
      <text:p text:style-name="P1">#<text:tab/>include/net/pkt_sched.h</text:p>
      <text:p text:style-name="P1">#<text:tab/>include/net/protocol.h</text:p>
      <text:p text:style-name="P1">#<text:tab/>include/net/raw.h</text:p>
      <text:p text:style-name="P1">#<text:tab/>include/net/regulatory.h</text:p>
      <text:p text:style-name="P1">#<text:tab/>include/net/request_sock.h</text:p>
      <text:p text:style-name="P1">#<text:tab/>include/net/route.h</text:p>
      <text:p text:style-name="P1">#<text:tab/>include/net/rtnetlink.h</text:p>
      <text:p text:style-name="P1">#<text:tab/>include/net/sch_generic.h</text:p>
      <text:p text:style-name="P1">#<text:tab/>include/net/sctp/auth.h</text:p>
      <text:p text:style-name="P1">#<text:tab/>include/net/sctp/checksum.h</text:p>
      <text:p text:style-name="P1">#<text:tab/>include/net/sctp/constants.h</text:p>
      <text:p text:style-name="P1">#<text:tab/>include/net/sctp/sctp.h</text:p>
      <text:p text:style-name="P1">#<text:tab/>include/net/sctp/sm.h</text:p>
      <text:p text:style-name="P1">#<text:tab/>include/net/sctp/structs.h</text:p>
      <text:p text:style-name="P1">#<text:tab/>include/net/sctp/ulpevent.h</text:p>
      <text:p text:style-name="P1">#<text:tab/>include/net/snmp.h</text:p>
      <text:p text:style-name="P1">#<text:tab/>include/net/sock.h</text:p>
      <text:p text:style-name="P1">#<text:tab/>include/net/tc_act/tc_csum.h</text:p>
      <text:p text:style-name="P1">#<text:tab/>include/net/tc_act/tc_defact.h</text:p>
      <text:p text:style-name="P1">#<text:tab/>include/net/tc_act/tc_gact.h</text:p>
      <text:p text:style-name="P1">#<text:tab/>include/net/tc_act/tc_ipt.h</text:p>
      <text:p text:style-name="P1">#<text:tab/>include/net/tc_act/tc_mirred.h</text:p>
      <text:p text:style-name="P1">#<text:tab/>include/net/tc_act/tc_nat.h</text:p>
      <text:p text:style-name="P1">#<text:tab/>include/net/tc_act/tc_pedit.h</text:p>
      <text:p text:style-name="P1">#<text:tab/>include/net/tc_act/tc_skbedit.h</text:p>
      <text:p text:style-name="P1">#<text:tab/>include/net/tcp.h</text:p>
      <text:p text:style-name="P1">#<text:tab/>include/net/timewait_sock.h</text:p>
      <text:p text:style-name="P1">#<text:tab/>include/net/transp_v6.h</text:p>
      <text:p text:style-name="P1">#<text:tab/>include/net/tso.h</text:p>
      <text:p text:style-name="P1">#<text:tab/>include/net/udp.h</text:p>
      <text:p text:style-name="P1">#<text:tab/>include/net/udp_tunnel.h</text:p>
      <text:p text:style-name="P1">#<text:tab/>include/net/udplite.h</text:p>
      <text:p text:style-name="P1">#<text:tab/>include/net/vxlan.h</text:p>
      <text:p text:style-name="P1">#<text:tab/>include/net/xfrm.h</text:p>
      <text:p text:style-name="P1">#<text:tab/>include/ras/ras_event.h</text:p>
      <text:p text:style-name="P1">#<text:tab/>include/rdma/ib_addr.h</text:p>
      <text:p text:style-name="P1">#<text:tab/>include/rdma/ib_cache.h</text:p>
      <text:p text:style-name="P1">#<text:tab/>include/rdma/ib_cm.h</text:p>
      <text:p text:style-name="P1">#<text:tab/>include/rdma/ib_mad.h</text:p>
      <text:p text:style-name="P1">#<text:tab/>include/rdma/ib_pack.h</text:p>
      <text:p text:style-name="P1">#<text:tab/>include/rdma/ib_pma.h</text:p>
      <text:p text:style-name="P1">#<text:tab/>include/rdma/ib_sa.h</text:p>
      <text:p text:style-name="P1">#<text:tab/>include/rdma/ib_smi.h</text:p>
      <text:p text:style-name="P1">#<text:tab/>include/rdma/ib_umem.h</text:p>
      <text:p text:style-name="P1">#<text:tab/>include/rdma/ib_verbs.h</text:p>
      <text:p text:style-name="P1">#<text:tab/>include/rdma/iw_cm.h</text:p>
      <text:p text:style-name="P1">#<text:tab/>include/rdma/iw_portmap.h</text:p>
      <text:p text:style-name="P1">#<text:tab/>include/rdma/rdma_cm.h</text:p>
      <text:p text:style-name="P1">#<text:tab/>include/rdma/rdma_netlink.h</text:p>
      <text:p text:style-name="P1">#<text:tab/>include/rxrpc/packet.h</text:p>
      <text:p text:style-name="P1"><text:soft-page-break/>#<text:tab/>include/scsi/fc/fc_fip.h</text:p>
      <text:p text:style-name="P1">#<text:tab/>include/scsi/iscsi_if.h</text:p>
      <text:p text:style-name="P1">#<text:tab/>include/scsi/libfc.h</text:p>
      <text:p text:style-name="P1">#<text:tab/>include/scsi/libfcoe.h</text:p>
      <text:p text:style-name="P1">#<text:tab/>include/scsi/libiscsi.h</text:p>
      <text:p text:style-name="P1">#<text:tab/>include/scsi/libiscsi_tcp.h</text:p>
      <text:p text:style-name="P1">#<text:tab/>include/scsi/libsas.h</text:p>
      <text:p text:style-name="P1">#<text:tab/>include/scsi/sas.h</text:p>
      <text:p text:style-name="P1">#<text:tab/>include/scsi/scsi.h</text:p>
      <text:p text:style-name="P1">#<text:tab/>include/scsi/scsi_cmnd.h</text:p>
      <text:p text:style-name="P1">#<text:tab/>include/scsi/scsi_dbg.h</text:p>
      <text:p text:style-name="P1">#<text:tab/>include/scsi/scsi_device.h</text:p>
      <text:p text:style-name="P1">#<text:tab/>include/scsi/scsi_devinfo.h</text:p>
      <text:p text:style-name="P1">#<text:tab/>include/scsi/scsi_dh.h</text:p>
      <text:p text:style-name="P1">#<text:tab/>include/scsi/scsi_driver.h</text:p>
      <text:p text:style-name="P1">#<text:tab/>include/scsi/scsi_eh.h</text:p>
      <text:p text:style-name="P1">#<text:tab/>include/scsi/scsi_host.h</text:p>
      <text:p text:style-name="P1">#<text:tab/>include/scsi/scsi_tcq.h</text:p>
      <text:p text:style-name="P1">#<text:tab/>include/scsi/scsi_transport_fc.h</text:p>
      <text:p text:style-name="P1">#<text:tab/>include/scsi/scsi_transport_iscsi.h</text:p>
      <text:p text:style-name="P1">#<text:tab/>include/scsi/scsi_transport_sas.h</text:p>
      <text:p text:style-name="P1">#<text:tab/>include/scsi/scsi_transport_spi.h</text:p>
      <text:p text:style-name="P1">#<text:tab/>include/scsi/scsi_transport_srp.h</text:p>
      <text:p text:style-name="P1">#<text:tab/>include/scsi/srp.h</text:p>
      <text:p text:style-name="P1">#<text:tab/>include/soc/tegra/cpuidle.h</text:p>
      <text:p text:style-name="P1">#<text:tab/>include/soc/tegra/fuse.h</text:p>
      <text:p text:style-name="P1">#<text:tab/>include/soc/tegra/pm.h</text:p>
      <text:p text:style-name="P1">#<text:tab/>include/soc/tegra/pmc.h</text:p>
      <text:p text:style-name="P1">#<text:tab/>include/sound/ac97_codec.h</text:p>
      <text:p text:style-name="P1">#<text:tab/>include/sound/ad1816a.h</text:p>
      <text:p text:style-name="P1">#<text:tab/>include/sound/ak4113.h</text:p>
      <text:p text:style-name="P1">#<text:tab/>include/sound/ak4114.h</text:p>
      <text:p text:style-name="P1">#<text:tab/>include/sound/compress_driver.h</text:p>
      <text:p text:style-name="P1">#<text:tab/>include/sound/control.h</text:p>
      <text:p text:style-name="P1">#<text:tab/>include/sound/core.h</text:p>
      <text:p text:style-name="P1">#<text:tab/>include/sound/da7213.h</text:p>
      <text:p text:style-name="P1">#<text:tab/>include/sound/designware_i2s.h</text:p>
      <text:p text:style-name="P1">#<text:tab/>include/sound/dmaengine_pcm.h</text:p>
      <text:p text:style-name="P1">#<text:tab/>include/sound/emu10k1.h</text:p>
      <text:p text:style-name="P1">#<text:tab/>include/sound/emux_synth.h</text:p>
      <text:p text:style-name="P1">#<text:tab/>include/sound/es1688.h</text:p>
      <text:p text:style-name="P1">#<text:tab/>include/sound/gus.h</text:p>
      <text:p text:style-name="P1">#<text:tab/>include/sound/hwdep.h</text:p>
      <text:p text:style-name="P1">#<text:tab/>include/sound/i2c.h</text:p>
      <text:p text:style-name="P1">#<text:tab/>include/sound/info.h</text:p>
      <text:p text:style-name="P1">#<text:tab/>include/sound/jack.h</text:p>
      <text:p text:style-name="P1">#<text:tab/>include/sound/l3.h</text:p>
      <text:p text:style-name="P1">#<text:tab/>include/sound/pcm.h</text:p>
      <text:p text:style-name="P1">#<text:tab/>include/sound/pcm_params.h</text:p>
      <text:p text:style-name="P1">#<text:tab/>include/sound/pxa2xx-lib.h</text:p>
      <text:p text:style-name="P1">#<text:tab/>include/sound/rawmidi.h</text:p>
      <text:p text:style-name="P1">#<text:tab/>include/sound/rt5640.h</text:p>
      <text:p text:style-name="P1"><text:soft-page-break/>#<text:tab/>include/sound/rt5645.h</text:p>
      <text:p text:style-name="P1">#<text:tab/>include/sound/rt5659.h</text:p>
      <text:p text:style-name="P1">#<text:tab/>include/sound/rt5670.h</text:p>
      <text:p text:style-name="P1">#<text:tab/>include/sound/rt5677.h</text:p>
      <text:p text:style-name="P1">#<text:tab/>include/sound/s3c24xx_uda134x.h</text:p>
      <text:p text:style-name="P1">#<text:tab/>include/sound/sb.h</text:p>
      <text:p text:style-name="P1">#<text:tab/>include/sound/seq_device.h</text:p>
      <text:p text:style-name="P1">#<text:tab/>include/sound/seq_kernel.h</text:p>
      <text:p text:style-name="P1">#<text:tab/>include/sound/simple_card.h</text:p>
      <text:p text:style-name="P1">#<text:tab/>include/sound/soc-dai.h</text:p>
      <text:p text:style-name="P1">#<text:tab/>include/sound/soc-dapm.h</text:p>
      <text:p text:style-name="P1">#<text:tab/>include/sound/soc-dpcm.h</text:p>
      <text:p text:style-name="P1">#<text:tab/>include/sound/soc.h</text:p>
      <text:p text:style-name="P1">#<text:tab/>include/sound/spear_dma.h</text:p>
      <text:p text:style-name="P1">#<text:tab/>include/sound/sta32x.h</text:p>
      <text:p text:style-name="P1">#<text:tab/>include/sound/timer.h</text:p>
      <text:p text:style-name="P1">#<text:tab/>include/sound/tlv.h</text:p>
      <text:p text:style-name="P1">#<text:tab/>include/sound/uda134x.h</text:p>
      <text:p text:style-name="P1">#<text:tab/>include/sound/wss.h</text:p>
      <text:p text:style-name="P1">#<text:tab/>include/target/iscsi/iscsi_target_core.h</text:p>
      <text:p text:style-name="P1">#<text:tab/>include/target/iscsi/iscsi_transport.h</text:p>
      <text:p text:style-name="P1">#<text:tab/>include/target/target_core_backend.h</text:p>
      <text:p text:style-name="P1">#<text:tab/>include/target/target_core_base.h</text:p>
      <text:p text:style-name="P1">#<text:tab/>include/target/target_core_fabric.h</text:p>
      <text:p text:style-name="P1">#<text:tab/>include/trace/define_trace.h</text:p>
      <text:p text:style-name="P1">#<text:tab/>include/trace/events/9p.h</text:p>
      <text:p text:style-name="P1">#<text:tab/>include/trace/events/asoc.h</text:p>
      <text:p text:style-name="P1">#<text:tab/>include/trace/events/bcache.h</text:p>
      <text:p text:style-name="P1">#<text:tab/>include/trace/events/block.h</text:p>
      <text:p text:style-name="P1">#<text:tab/>include/trace/events/btrfs.h</text:p>
      <text:p text:style-name="P1">#<text:tab/>include/trace/events/cma.h</text:p>
      <text:p text:style-name="P1">#<text:tab/>include/trace/events/compaction.h</text:p>
      <text:p text:style-name="P1">#<text:tab/>include/trace/events/ext4.h</text:p>
      <text:p text:style-name="P1">#<text:tab/>include/trace/events/f2fs.h</text:p>
      <text:p text:style-name="P1">#<text:tab/>include/trace/events/fence.h</text:p>
      <text:p text:style-name="P1">#<text:tab/>include/trace/events/filelock.h</text:p>
      <text:p text:style-name="P1">#<text:tab/>include/trace/events/filemap.h</text:p>
      <text:p text:style-name="P1">#<text:tab/>include/trace/events/gpio.h</text:p>
      <text:p text:style-name="P1">#<text:tab/>include/trace/events/host1x.h</text:p>
      <text:p text:style-name="P1">#<text:tab/>include/trace/events/intel-sst.h</text:p>
      <text:p text:style-name="P1">#<text:tab/>include/trace/events/iommu.h</text:p>
      <text:p text:style-name="P1">#<text:tab/>include/trace/events/irq.h</text:p>
      <text:p text:style-name="P1">#<text:tab/>include/trace/events/kmem.h</text:p>
      <text:p text:style-name="P1">#<text:tab/>include/trace/events/kvm.h</text:p>
      <text:p text:style-name="P1">#<text:tab/>include/trace/events/mce.h</text:p>
      <text:p text:style-name="P1">#<text:tab/>include/trace/events/migrate.h</text:p>
      <text:p text:style-name="P1">#<text:tab/>include/trace/events/mmc.h</text:p>
      <text:p text:style-name="P1">#<text:tab/>include/trace/events/module.h</text:p>
      <text:p text:style-name="P1">#<text:tab/>include/trace/events/napi.h</text:p>
      <text:p text:style-name="P1">#<text:tab/>include/trace/events/net.h</text:p>
      <text:p text:style-name="P1">#<text:tab/>include/trace/events/power.h</text:p>
      <text:p text:style-name="P1">#<text:tab/>include/trace/events/printk.h</text:p>
      <text:p text:style-name="P1"><text:soft-page-break/>#<text:tab/>include/trace/events/random.h</text:p>
      <text:p text:style-name="P1">#<text:tab/>include/trace/events/rcu.h</text:p>
      <text:p text:style-name="P1">#<text:tab/>include/trace/events/sched.h</text:p>
      <text:p text:style-name="P1">#<text:tab/>include/trace/events/scsi.h</text:p>
      <text:p text:style-name="P1">#<text:tab/>include/trace/events/skb.h</text:p>
      <text:p text:style-name="P1">#<text:tab/>include/trace/events/sunrpc.h</text:p>
      <text:p text:style-name="P1">#<text:tab/>include/trace/events/swiotlb.h</text:p>
      <text:p text:style-name="P1">#<text:tab/>include/trace/events/target.h</text:p>
      <text:p text:style-name="P1">#<text:tab/>include/trace/events/task.h</text:p>
      <text:p text:style-name="P1">#<text:tab/>include/trace/events/thermal.h</text:p>
      <text:p text:style-name="P1">#<text:tab/>include/trace/events/thermal_power_allocator.h</text:p>
      <text:p text:style-name="P1">#<text:tab/>include/trace/events/timer.h</text:p>
      <text:p text:style-name="P1">#<text:tab/>include/trace/events/tlb.h</text:p>
      <text:p text:style-name="P1">#<text:tab/>include/trace/events/v4l2.h</text:p>
      <text:p text:style-name="P1">#<text:tab/>include/trace/events/vmscan.h</text:p>
      <text:p text:style-name="P1">#<text:tab/>include/trace/events/writeback.h</text:p>
      <text:p text:style-name="P1">#<text:tab/>include/trace/events/xen.h</text:p>
      <text:p text:style-name="P1">#<text:tab/>include/trace/syscall.h</text:p>
      <text:p text:style-name="P1">#<text:tab/>include/uapi/Kbuild</text:p>
      <text:p text:style-name="P1">#<text:tab/>include/uapi/asm-generic/errno.h</text:p>
      <text:p text:style-name="P1">#<text:tab/>include/uapi/asm-generic/fcntl.h</text:p>
      <text:p text:style-name="P1">#<text:tab/>include/uapi/asm-generic/ioctls.h</text:p>
      <text:p text:style-name="P1">#<text:tab/>include/uapi/asm-generic/mman-common.h</text:p>
      <text:p text:style-name="P1">#<text:tab/>include/uapi/asm-generic/mman.h</text:p>
      <text:p text:style-name="P1">#<text:tab/>include/uapi/asm-generic/siginfo.h</text:p>
      <text:p text:style-name="P1">#<text:tab/>include/uapi/asm-generic/signal.h</text:p>
      <text:p text:style-name="P1">#<text:tab/>include/uapi/asm-generic/socket.h</text:p>
      <text:p text:style-name="P1">#<text:tab/>include/uapi/asm-generic/unistd.h</text:p>
      <text:p text:style-name="P1">#<text:tab/>include/uapi/drm/Kbuild</text:p>
      <text:p text:style-name="P1">#<text:tab/>include/uapi/drm/amdgpu_drm.h</text:p>
      <text:p text:style-name="P1">#<text:tab/>include/uapi/drm/armada_drm.h</text:p>
      <text:p text:style-name="P1">#<text:tab/>include/uapi/drm/drm.h</text:p>
      <text:p text:style-name="P1">#<text:tab/>include/uapi/drm/drm_fourcc.h</text:p>
      <text:p text:style-name="P1">#<text:tab/>include/uapi/drm/drm_mode.h</text:p>
      <text:p text:style-name="P1">#<text:tab/>include/uapi/drm/drm_sarea.h</text:p>
      <text:p text:style-name="P1">#<text:tab/>include/uapi/drm/exynos_drm.h</text:p>
      <text:p text:style-name="P1">#<text:tab/>include/uapi/drm/i810_drm.h</text:p>
      <text:p text:style-name="P1">#<text:tab/>include/uapi/drm/i915_drm.h</text:p>
      <text:p text:style-name="P1">#<text:tab/>include/uapi/drm/mga_drm.h</text:p>
      <text:p text:style-name="P1">#<text:tab/>include/uapi/drm/msm_drm.h</text:p>
      <text:p text:style-name="P1">#<text:tab/>include/uapi/drm/nouveau_drm.h</text:p>
      <text:p text:style-name="P1">#<text:tab/>include/uapi/drm/omap_drm.h</text:p>
      <text:p text:style-name="P1">#<text:tab/>include/uapi/drm/qxl_drm.h</text:p>
      <text:p text:style-name="P1">#<text:tab/>include/uapi/drm/r128_drm.h</text:p>
      <text:p text:style-name="P1">#<text:tab/>include/uapi/drm/radeon_drm.h</text:p>
      <text:p text:style-name="P1">#<text:tab/>include/uapi/drm/savage_drm.h</text:p>
      <text:p text:style-name="P1">#<text:tab/>include/uapi/drm/sis_drm.h</text:p>
      <text:p text:style-name="P1">#<text:tab/>include/uapi/drm/tegra_drm.h</text:p>
      <text:p text:style-name="P1">#<text:tab/>include/uapi/drm/via_drm.h</text:p>
      <text:p text:style-name="P1">#<text:tab/>include/uapi/drm/virtgpu_drm.h</text:p>
      <text:p text:style-name="P1">#<text:tab/>include/uapi/drm/vmwgfx_drm.h</text:p>
      <text:p text:style-name="P1">#<text:tab/>include/uapi/linux/Kbuild</text:p>
      <text:p text:style-name="P1"><text:soft-page-break/>#<text:tab/>include/uapi/linux/agpgart.h</text:p>
      <text:p text:style-name="P1">#<text:tab/>include/uapi/linux/atm_zatm.h</text:p>
      <text:p text:style-name="P1">#<text:tab/>include/uapi/linux/audit.h</text:p>
      <text:p text:style-name="P1">#<text:tab/>include/uapi/linux/auto_fs.h</text:p>
      <text:p text:style-name="P1">#<text:tab/>include/uapi/linux/auto_fs4.h</text:p>
      <text:p text:style-name="P1">#<text:tab/>include/uapi/linux/bcache.h</text:p>
      <text:p text:style-name="P1">#<text:tab/>include/uapi/linux/blkpg.h</text:p>
      <text:p text:style-name="P1">#<text:tab/>include/uapi/linux/bpf.h</text:p>
      <text:p text:style-name="P1">#<text:tab/>include/uapi/linux/bpqether.h</text:p>
      <text:p text:style-name="P1">#<text:tab/>include/uapi/linux/btrfs.h</text:p>
      <text:p text:style-name="P1">#<text:tab/>include/uapi/linux/byteorder/big_endian.h</text:p>
      <text:p text:style-name="P1">#<text:tab/>include/uapi/linux/byteorder/little_endian.h</text:p>
      <text:p text:style-name="P1">#<text:tab/>include/uapi/linux/can.h</text:p>
      <text:p text:style-name="P1">#<text:tab/>include/uapi/linux/can/bcm.h</text:p>
      <text:p text:style-name="P1">#<text:tab/>include/uapi/linux/can/error.h</text:p>
      <text:p text:style-name="P1">#<text:tab/>include/uapi/linux/can/gw.h</text:p>
      <text:p text:style-name="P1">#<text:tab/>include/uapi/linux/can/raw.h</text:p>
      <text:p text:style-name="P1">#<text:tab/>include/uapi/linux/capability.h</text:p>
      <text:p text:style-name="P1">#<text:tab/>include/uapi/linux/coda_psdev.h</text:p>
      <text:p text:style-name="P1">#<text:tab/>include/uapi/linux/coresight-stm.h</text:p>
      <text:p text:style-name="P1">#<text:tab/>include/uapi/linux/dcbnl.h</text:p>
      <text:p text:style-name="P1">#<text:tab/>include/uapi/linux/dlm_device.h</text:p>
      <text:p text:style-name="P1">#<text:tab/>include/uapi/linux/dlmconstants.h</text:p>
      <text:p text:style-name="P1">#<text:tab/>include/uapi/linux/dm-ioctl.h</text:p>
      <text:p text:style-name="P1">#<text:tab/>include/uapi/linux/dvb/dmx.h</text:p>
      <text:p text:style-name="P1">#<text:tab/>include/uapi/linux/dvb/frontend.h</text:p>
      <text:p text:style-name="P1">#<text:tab/>include/uapi/linux/dvb/video.h</text:p>
      <text:p text:style-name="P1">#<text:tab/>include/uapi/linux/elf-em.h</text:p>
      <text:p text:style-name="P1">#<text:tab/>include/uapi/linux/elf.h</text:p>
      <text:p text:style-name="P1">#<text:tab/>include/uapi/linux/ethtool.h</text:p>
      <text:p text:style-name="P1">#<text:tab/>include/uapi/linux/eventpoll.h</text:p>
      <text:p text:style-name="P1">#<text:tab/>include/uapi/linux/falloc.h</text:p>
      <text:p text:style-name="P1">#<text:tab/>include/uapi/linux/fcntl.h</text:p>
      <text:p text:style-name="P1">#<text:tab/>include/uapi/linux/fib_rules.h</text:p>
      <text:p text:style-name="P1">#<text:tab/>include/uapi/linux/filter.h</text:p>
      <text:p text:style-name="P1">#<text:tab/>include/uapi/linux/fou.h</text:p>
      <text:p text:style-name="P1">#<text:tab/>include/uapi/linux/fs.h</text:p>
      <text:p text:style-name="P1">#<text:tab/>include/uapi/linux/fuse.h</text:p>
      <text:p text:style-name="P1">#<text:tab/>include/uapi/linux/gen_stats.h</text:p>
      <text:p text:style-name="P1">#<text:tab/>include/uapi/linux/genetlink.h</text:p>
      <text:p text:style-name="P1">#<text:tab/>include/uapi/linux/gfs2_ondisk.h</text:p>
      <text:p text:style-name="P1">#<text:tab/>include/uapi/linux/hash_info.h</text:p>
      <text:p text:style-name="P1">#<text:tab/>include/uapi/linux/hsi/Kbuild</text:p>
      <text:p text:style-name="P1">#<text:tab/>include/uapi/linux/hsi/hsi_char.h</text:p>
      <text:p text:style-name="P1">#<text:tab/>include/uapi/linux/hw_breakpoint.h</text:p>
      <text:p text:style-name="P1">#<text:tab/>include/uapi/linux/hyperv.h</text:p>
      <text:p text:style-name="P1">#<text:tab/>include/uapi/linux/i2c-dev.h</text:p>
      <text:p text:style-name="P1">#<text:tab/>include/uapi/linux/i2c.h</text:p>
      <text:p text:style-name="P1">#<text:tab/>include/uapi/linux/icmp.h</text:p>
      <text:p text:style-name="P1">#<text:tab/>include/uapi/linux/if.h</text:p>
      <text:p text:style-name="P1">#<text:tab/>include/uapi/linux/if_addr.h</text:p>
      <text:p text:style-name="P1">#<text:tab/>include/uapi/linux/if_alg.h</text:p>
      <text:p text:style-name="P1"><text:soft-page-break/>#<text:tab/>include/uapi/linux/if_arcnet.h</text:p>
      <text:p text:style-name="P1">#<text:tab/>include/uapi/linux/if_arp.h</text:p>
      <text:p text:style-name="P1">#<text:tab/>include/uapi/linux/if_bridge.h</text:p>
      <text:p text:style-name="P1">#<text:tab/>include/uapi/linux/if_ether.h</text:p>
      <text:p text:style-name="P1">#<text:tab/>include/uapi/linux/if_link.h</text:p>
      <text:p text:style-name="P1">#<text:tab/>include/uapi/linux/if_packet.h</text:p>
      <text:p text:style-name="P1">#<text:tab/>include/uapi/linux/if_pppol2tp.h</text:p>
      <text:p text:style-name="P1">#<text:tab/>include/uapi/linux/if_pppox.h</text:p>
      <text:p text:style-name="P1">#<text:tab/>include/uapi/linux/if_tun.h</text:p>
      <text:p text:style-name="P1">#<text:tab/>include/uapi/linux/if_tunnel.h</text:p>
      <text:p text:style-name="P1">#<text:tab/>include/uapi/linux/in.h</text:p>
      <text:p text:style-name="P1">#<text:tab/>include/uapi/linux/in6.h</text:p>
      <text:p text:style-name="P1">#<text:tab/>include/uapi/linux/inet_diag.h</text:p>
      <text:p text:style-name="P1">#<text:tab/>include/uapi/linux/input-event-codes.h</text:p>
      <text:p text:style-name="P1">#<text:tab/>include/uapi/linux/input.h</text:p>
      <text:p text:style-name="P1">#<text:tab/>include/uapi/linux/ip.h</text:p>
      <text:p text:style-name="P1">#<text:tab/>include/uapi/linux/ip_vs.h</text:p>
      <text:p text:style-name="P1">#<text:tab/>include/uapi/linux/ipv6.h</text:p>
      <text:p text:style-name="P1">#<text:tab/>include/uapi/linux/ipv6_route.h</text:p>
      <text:p text:style-name="P1">#<text:tab/>include/uapi/linux/ipx.h</text:p>
      <text:p text:style-name="P1">#<text:tab/>include/uapi/linux/isdn/capicmd.h</text:p>
      <text:p text:style-name="P1">#<text:tab/>include/uapi/linux/kernel-page-flags.h</text:p>
      <text:p text:style-name="P1">#<text:tab/>include/uapi/linux/kernel.h</text:p>
      <text:p text:style-name="P1">#<text:tab/>include/uapi/linux/kexec.h</text:p>
      <text:p text:style-name="P1">#<text:tab/>include/uapi/linux/keyctl.h</text:p>
      <text:p text:style-name="P1">#<text:tab/>include/uapi/linux/kvm.h</text:p>
      <text:p text:style-name="P1">#<text:tab/>include/uapi/linux/l2tp.h</text:p>
      <text:p text:style-name="P1">#<text:tab/>include/uapi/linux/libc-compat.h</text:p>
      <text:p text:style-name="P1">#<text:tab/>include/uapi/linux/loop.h</text:p>
      <text:p text:style-name="P1">#<text:tab/>include/uapi/linux/magic.h</text:p>
      <text:p text:style-name="P1">#<text:tab/>include/uapi/linux/media-bus-format.h</text:p>
      <text:p text:style-name="P1">#<text:tab/>include/uapi/linux/media.h</text:p>
      <text:p text:style-name="P1">#<text:tab/>include/uapi/linux/mei.h</text:p>
      <text:p text:style-name="P1">#<text:tab/>include/uapi/linux/mempolicy.h</text:p>
      <text:p text:style-name="P1">#<text:tab/>include/uapi/linux/mic_common.h</text:p>
      <text:p text:style-name="P1">#<text:tab/>include/uapi/linux/mii.h</text:p>
      <text:p text:style-name="P1">#<text:tab/>include/uapi/linux/mmc/Kbuild</text:p>
      <text:p text:style-name="P1">#<text:tab/>include/uapi/linux/mmc/ioctl.h</text:p>
      <text:p text:style-name="P1">#<text:tab/>include/uapi/linux/mpls.h</text:p>
      <text:p text:style-name="P1">#<text:tab/>include/uapi/linux/mroute.h</text:p>
      <text:p text:style-name="P1">#<text:tab/>include/uapi/linux/mroute6.h</text:p>
      <text:p text:style-name="P1">#<text:tab/>include/uapi/linux/msdos_fs.h</text:p>
      <text:p text:style-name="P1">#<text:tab/>include/uapi/linux/msg.h</text:p>
      <text:p text:style-name="P1">#<text:tab/>include/uapi/linux/nbd.h</text:p>
      <text:p text:style-name="P1">#<text:tab/>include/uapi/linux/neighbour.h</text:p>
      <text:p text:style-name="P1">#<text:tab/>include/uapi/linux/net_tstamp.h</text:p>
      <text:p text:style-name="P1">#<text:tab/>include/uapi/linux/netconf.h</text:p>
      <text:p text:style-name="P1">#<text:tab/>include/uapi/linux/netfilter.h</text:p>
      <text:p text:style-name="P1">#<text:tab/>include/uapi/linux/netfilter/Kbuild</text:p>
      <text:p text:style-name="P1">#<text:tab/>include/uapi/linux/netfilter/ipset/ip_set.h</text:p>
      <text:p text:style-name="P1">#<text:tab/>include/uapi/linux/netfilter/ipset/ip_set_bitmap.h</text:p>
      <text:p text:style-name="P1">#<text:tab/>include/uapi/linux/netfilter/ipset/ip_set_hash.h</text:p>
      <text:p text:style-name="P1"><text:soft-page-break/>#<text:tab/>include/uapi/linux/netfilter/ipset/ip_set_list.h</text:p>
      <text:p text:style-name="P1">#<text:tab/>include/uapi/linux/netfilter/nf_conntrack_common.h</text:p>
      <text:p text:style-name="P1">#<text:tab/>include/uapi/linux/netfilter/nf_conntrack_sctp.h</text:p>
      <text:p text:style-name="P1">#<text:tab/>include/uapi/linux/netfilter/nf_conntrack_tcp.h</text:p>
      <text:p text:style-name="P1">#<text:tab/>include/uapi/linux/netfilter/nf_conntrack_tuple_common.h</text:p>
      <text:p text:style-name="P1">#<text:tab/>include/uapi/linux/netfilter/nf_tables.h</text:p>
      <text:p text:style-name="P1">#<text:tab/>include/uapi/linux/netfilter/nfnetlink.h</text:p>
      <text:p text:style-name="P1">#<text:tab/>include/uapi/linux/netfilter/nfnetlink_acct.h</text:p>
      <text:p text:style-name="P1">#<text:tab/>include/uapi/linux/netfilter/nfnetlink_conntrack.h</text:p>
      <text:p text:style-name="P1">#<text:tab/>include/uapi/linux/netfilter/nfnetlink_cttimeout.h</text:p>
      <text:p text:style-name="P1">#<text:tab/>include/uapi/linux/netfilter/nfnetlink_log.h</text:p>
      <text:p text:style-name="P1">#<text:tab/>include/uapi/linux/netfilter/nfnetlink_queue.h</text:p>
      <text:p text:style-name="P1">#<text:tab/>include/uapi/linux/netfilter/xt_CT.h</text:p>
      <text:p text:style-name="P1">#<text:tab/>include/uapi/linux/netfilter/xt_HMARK.h</text:p>
      <text:p text:style-name="P1">#<text:tab/>include/uapi/linux/netfilter/xt_IDLETIMER.h</text:p>
      <text:p text:style-name="P1">#<text:tab/>include/uapi/linux/netfilter/xt_NFLOG.h</text:p>
      <text:p text:style-name="P1">#<text:tab/>include/uapi/linux/netfilter/xt_RATEEST.h</text:p>
      <text:p text:style-name="P1">#<text:tab/>include/uapi/linux/netfilter/xt_SYNPROXY.h</text:p>
      <text:p text:style-name="P1">#<text:tab/>include/uapi/linux/netfilter/xt_TEE.h</text:p>
      <text:p text:style-name="P1">#<text:tab/>include/uapi/linux/netfilter/xt_TPROXY.h</text:p>
      <text:p text:style-name="P1">#<text:tab/>include/uapi/linux/netfilter/xt_cgroup.h</text:p>
      <text:p text:style-name="P1">#<text:tab/>include/uapi/linux/netfilter/xt_hashlimit.h</text:p>
      <text:p text:style-name="P1">#<text:tab/>include/uapi/linux/netfilter/xt_ipvs.h</text:p>
      <text:p text:style-name="P1">#<text:tab/>include/uapi/linux/netfilter/xt_mac.h</text:p>
      <text:p text:style-name="P1">#<text:tab/>include/uapi/linux/netfilter/xt_osf.h</text:p>
      <text:p text:style-name="P1">#<text:tab/>include/uapi/linux/netfilter/xt_physdev.h</text:p>
      <text:p text:style-name="P1">#<text:tab/>include/uapi/linux/netfilter/xt_policy.h</text:p>
      <text:p text:style-name="P1">#<text:tab/>include/uapi/linux/netfilter/xt_rateest.h</text:p>
      <text:p text:style-name="P1">#<text:tab/>include/uapi/linux/netfilter/xt_recent.h</text:p>
      <text:p text:style-name="P1">#<text:tab/>include/uapi/linux/netfilter/xt_sctp.h</text:p>
      <text:p text:style-name="P1">#<text:tab/>include/uapi/linux/netfilter/xt_set.h</text:p>
      <text:p text:style-name="P1">#<text:tab/>include/uapi/linux/netfilter/xt_socket.h</text:p>
      <text:p text:style-name="P1">#<text:tab/>include/uapi/linux/netfilter_arp/arp_tables.h</text:p>
      <text:p text:style-name="P1">#<text:tab/>include/uapi/linux/netfilter_bridge.h</text:p>
      <text:p text:style-name="P1">#<text:tab/>include/uapi/linux/netfilter_bridge/ebt_arp.h</text:p>
      <text:p text:style-name="P1">#<text:tab/>include/uapi/linux/netfilter_bridge/ebt_arpreply.h</text:p>
      <text:p text:style-name="P1">#<text:tab/>include/uapi/linux/netfilter_bridge/ebt_ip6.h</text:p>
      <text:p text:style-name="P1">#<text:tab/>include/uapi/linux/netfilter_bridge/ebt_nat.h</text:p>
      <text:p text:style-name="P1">#<text:tab/>include/uapi/linux/netfilter_bridge/ebtables.h</text:p>
      <text:p text:style-name="P1">#<text:tab/>include/uapi/linux/netfilter_ipv4/Kbuild</text:p>
      <text:p text:style-name="P1">#<text:tab/>include/uapi/linux/netfilter_ipv4/ip_tables.h</text:p>
      <text:p text:style-name="P1">#<text:tab/>include/uapi/linux/netfilter_ipv6/ip6_tables.h</text:p>
      <text:p text:style-name="P1">#<text:tab/>include/uapi/linux/netfilter_ipv6/ip6t_REJECT.h</text:p>
      <text:p text:style-name="P1">#<text:tab/>include/uapi/linux/netfilter_ipv6/ip6t_rt.h</text:p>
      <text:p text:style-name="P1">#<text:tab/>include/uapi/linux/netlink.h</text:p>
      <text:p text:style-name="P1">#<text:tab/>include/uapi/linux/netlink_diag.h</text:p>
      <text:p text:style-name="P1">#<text:tab/>include/uapi/linux/nfc.h</text:p>
      <text:p text:style-name="P1">#<text:tab/>include/uapi/linux/nfs.h</text:p>
      <text:p text:style-name="P1">#<text:tab/>include/uapi/linux/nfs4.h</text:p>
      <text:p text:style-name="P1">#<text:tab/>include/uapi/linux/nfs_idmap.h</text:p>
      <text:p text:style-name="P1">#<text:tab/>include/uapi/linux/nfsacl.h</text:p>
      <text:p text:style-name="P1">#<text:tab/>include/uapi/linux/nfsd/debug.h</text:p>
      <text:p text:style-name="P1"><text:soft-page-break/>#<text:tab/>include/uapi/linux/nfsd/export.h</text:p>
      <text:p text:style-name="P1">#<text:tab/>include/uapi/linux/nl80211.h</text:p>
      <text:p text:style-name="P1">#<text:tab/>include/uapi/linux/openvswitch.h</text:p>
      <text:p text:style-name="P1">#<text:tab/>include/uapi/linux/pci_regs.h</text:p>
      <text:p text:style-name="P1">#<text:tab/>include/uapi/linux/perf_event.h</text:p>
      <text:p text:style-name="P1">#<text:tab/>include/uapi/linux/pkt_cls.h</text:p>
      <text:p text:style-name="P1">#<text:tab/>include/uapi/linux/pkt_sched.h</text:p>
      <text:p text:style-name="P1">#<text:tab/>include/uapi/linux/prctl.h</text:p>
      <text:p text:style-name="P1">#<text:tab/>include/uapi/linux/psci.h</text:p>
      <text:p text:style-name="P1">#<text:tab/>include/uapi/linux/ptp_clock.h</text:p>
      <text:p text:style-name="P1">#<text:tab/>include/uapi/linux/ptrace.h</text:p>
      <text:p text:style-name="P1">#<text:tab/>include/uapi/linux/quota.h</text:p>
      <text:p text:style-name="P1">#<text:tab/>include/uapi/linux/raid/md_p.h</text:p>
      <text:p text:style-name="P1">#<text:tab/>include/uapi/linux/raid/md_u.h</text:p>
      <text:p text:style-name="P1">#<text:tab/>include/uapi/linux/random.h</text:p>
      <text:p text:style-name="P1">#<text:tab/>include/uapi/linux/rds.h</text:p>
      <text:p text:style-name="P1">#<text:tab/>include/uapi/linux/resource.h</text:p>
      <text:p text:style-name="P1">#<text:tab/>include/uapi/linux/rfkill.h</text:p>
      <text:p text:style-name="P1">#<text:tab/>include/uapi/linux/rtnetlink.h</text:p>
      <text:p text:style-name="P1">#<text:tab/>include/uapi/linux/sched.h</text:p>
      <text:p text:style-name="P1">#<text:tab/>include/uapi/linux/screen_info.h</text:p>
      <text:p text:style-name="P1">#<text:tab/>include/uapi/linux/sctp.h</text:p>
      <text:p text:style-name="P1">#<text:tab/>include/uapi/linux/seccomp.h</text:p>
      <text:p text:style-name="P1">#<text:tab/>include/uapi/linux/securebits.h</text:p>
      <text:p text:style-name="P1">#<text:tab/>include/uapi/linux/sem.h</text:p>
      <text:p text:style-name="P1">#<text:tab/>include/uapi/linux/serial.h</text:p>
      <text:p text:style-name="P1">#<text:tab/>include/uapi/linux/serial_core.h</text:p>
      <text:p text:style-name="P1">#<text:tab/>include/uapi/linux/serial_reg.h</text:p>
      <text:p text:style-name="P1">#<text:tab/>include/uapi/linux/serio.h</text:p>
      <text:p text:style-name="P1">#<text:tab/>include/uapi/linux/signal.h</text:p>
      <text:p text:style-name="P1">#<text:tab/>include/uapi/linux/snmp.h</text:p>
      <text:p text:style-name="P1">#<text:tab/>include/uapi/linux/sock_diag.h</text:p>
      <text:p text:style-name="P1">#<text:tab/>include/uapi/linux/sockios.h</text:p>
      <text:p text:style-name="P1">#<text:tab/>include/uapi/linux/stddef.h</text:p>
      <text:p text:style-name="P1">#<text:tab/>include/uapi/linux/swab.h</text:p>
      <text:p text:style-name="P1">#<text:tab/>include/uapi/linux/sysctl.h</text:p>
      <text:p text:style-name="P1">#<text:tab/>include/uapi/linux/target_core_user.h</text:p>
      <text:p text:style-name="P1">#<text:tab/>include/uapi/linux/tc_act/Kbuild</text:p>
      <text:p text:style-name="P1">#<text:tab/>include/uapi/linux/tc_act/tc_csum.h</text:p>
      <text:p text:style-name="P1">#<text:tab/>include/uapi/linux/tc_act/tc_defact.h</text:p>
      <text:p text:style-name="P1">#<text:tab/>include/uapi/linux/tc_act/tc_gact.h</text:p>
      <text:p text:style-name="P1">#<text:tab/>include/uapi/linux/tc_act/tc_ipt.h</text:p>
      <text:p text:style-name="P1">#<text:tab/>include/uapi/linux/tc_act/tc_mirred.h</text:p>
      <text:p text:style-name="P1">#<text:tab/>include/uapi/linux/tc_act/tc_nat.h</text:p>
      <text:p text:style-name="P1">#<text:tab/>include/uapi/linux/tc_act/tc_pedit.h</text:p>
      <text:p text:style-name="P1">#<text:tab/>include/uapi/linux/tc_act/tc_skbedit.h</text:p>
      <text:p text:style-name="P1">#<text:tab/>include/uapi/linux/tcp.h</text:p>
      <text:p text:style-name="P1">#<text:tab/>include/uapi/linux/tcp_metrics.h</text:p>
      <text:p text:style-name="P1">#<text:tab/>include/uapi/linux/time.h</text:p>
      <text:p text:style-name="P1">#<text:tab/>include/uapi/linux/tipc.h</text:p>
      <text:p text:style-name="P1">#<text:tab/>include/uapi/linux/tipc_config.h</text:p>
      <text:p text:style-name="P1">#<text:tab/>include/uapi/linux/toshiba.h</text:p>
      <text:p text:style-name="P1"><text:soft-page-break/>#<text:tab/>include/uapi/linux/tty.h</text:p>
      <text:p text:style-name="P1">#<text:tab/>include/uapi/linux/tty_flags.h</text:p>
      <text:p text:style-name="P1">#<text:tab/>include/uapi/linux/udp.h</text:p>
      <text:p text:style-name="P1">#<text:tab/>include/uapi/linux/uinput.h</text:p>
      <text:p text:style-name="P1">#<text:tab/>include/uapi/linux/usb/cdc.h</text:p>
      <text:p text:style-name="P1">#<text:tab/>include/uapi/linux/usb/ch11.h</text:p>
      <text:p text:style-name="P1">#<text:tab/>include/uapi/linux/usb/ch9.h</text:p>
      <text:p text:style-name="P1">#<text:tab/>include/uapi/linux/usb/functionfs.h</text:p>
      <text:p text:style-name="P1">#<text:tab/>include/uapi/linux/usb/tmc.h</text:p>
      <text:p text:style-name="P1">#<text:tab/>include/uapi/linux/usb/video.h</text:p>
      <text:p text:style-name="P1">#<text:tab/>include/uapi/linux/usbdevice_fs.h</text:p>
      <text:p text:style-name="P1">#<text:tab/>include/uapi/linux/uuid.h</text:p>
      <text:p text:style-name="P1">#<text:tab/>include/uapi/linux/v4l2-common.h</text:p>
      <text:p text:style-name="P1">#<text:tab/>include/uapi/linux/v4l2-controls.h</text:p>
      <text:p text:style-name="P1">#<text:tab/>include/uapi/linux/v4l2-dv-timings.h</text:p>
      <text:p text:style-name="P1">#<text:tab/>include/uapi/linux/v4l2-mediabus.h</text:p>
      <text:p text:style-name="P1">#<text:tab/>include/uapi/linux/v4l2-subdev.h</text:p>
      <text:p text:style-name="P1">#<text:tab/>include/uapi/linux/vfio.h</text:p>
      <text:p text:style-name="P1">#<text:tab/>include/uapi/linux/vhost.h</text:p>
      <text:p text:style-name="P1">#<text:tab/>include/uapi/linux/videodev2.h</text:p>
      <text:p text:style-name="P1">#<text:tab/>include/uapi/linux/virtio_balloon.h</text:p>
      <text:p text:style-name="P1">#<text:tab/>include/uapi/linux/virtio_blk.h</text:p>
      <text:p text:style-name="P1">#<text:tab/>include/uapi/linux/virtio_config.h</text:p>
      <text:p text:style-name="P1">#<text:tab/>include/uapi/linux/virtio_console.h</text:p>
      <text:p text:style-name="P1">#<text:tab/>include/uapi/linux/virtio_ids.h</text:p>
      <text:p text:style-name="P1">#<text:tab/>include/uapi/linux/virtio_net.h</text:p>
      <text:p text:style-name="P1">#<text:tab/>include/uapi/linux/virtio_pci.h</text:p>
      <text:p text:style-name="P1">#<text:tab/>include/uapi/linux/virtio_ring.h</text:p>
      <text:p text:style-name="P1">#<text:tab/>include/uapi/linux/vt.h</text:p>
      <text:p text:style-name="P1">#<text:tab/>include/uapi/linux/wireless.h</text:p>
      <text:p text:style-name="P1">#<text:tab/>include/uapi/linux/xattr.h</text:p>
      <text:p text:style-name="P1">#<text:tab/>include/uapi/linux/xfrm.h</text:p>
      <text:p text:style-name="P1">#<text:tab/>include/uapi/misc/cxl.h</text:p>
      <text:p text:style-name="P1">#<text:tab/>include/uapi/mtd/mtd-abi.h</text:p>
      <text:p text:style-name="P1">#<text:tab/>include/uapi/mtd/mtd-user.h</text:p>
      <text:p text:style-name="P1">#<text:tab/>include/uapi/rdma/Kbuild</text:p>
      <text:p text:style-name="P1">#<text:tab/>include/uapi/rdma/ib_user_verbs.h</text:p>
      <text:p text:style-name="P1">#<text:tab/>include/uapi/rdma/rdma_netlink.h</text:p>
      <text:p text:style-name="P1">#<text:tab/>include/uapi/rdma/rdma_user_cm.h</text:p>
      <text:p text:style-name="P1">#<text:tab/>include/uapi/scsi/Kbuild</text:p>
      <text:p text:style-name="P1">#<text:tab/>include/uapi/sound/Kbuild</text:p>
      <text:p text:style-name="P1">#<text:tab/>include/uapi/sound/asequencer.h</text:p>
      <text:p text:style-name="P1">#<text:tab/>include/uapi/sound/asound.h</text:p>
      <text:p text:style-name="P1">#<text:tab/>include/uapi/sound/compress_offload.h</text:p>
      <text:p text:style-name="P1">#<text:tab/>include/uapi/sound/compress_params.h</text:p>
      <text:p text:style-name="P1">#<text:tab/>include/uapi/sound/emu10k1.h</text:p>
      <text:p text:style-name="P1">#<text:tab/>include/uapi/sound/firewire.h</text:p>
      <text:p text:style-name="P1">#<text:tab/>include/uapi/sound/hdspm.h</text:p>
      <text:p text:style-name="P1">#<text:tab/>include/uapi/video/Kbuild</text:p>
      <text:p text:style-name="P1">#<text:tab/>include/uapi/xen/evtchn.h</text:p>
      <text:p text:style-name="P1">#<text:tab/>include/uapi/xen/gntalloc.h</text:p>
      <text:p text:style-name="P1">#<text:tab/>include/uapi/xen/gntdev.h</text:p>
      <text:p text:style-name="P1"><text:soft-page-break/>#<text:tab/>include/uapi/xen/privcmd.h</text:p>
      <text:p text:style-name="P1">#<text:tab/>include/video/imx-ipu-v3.h</text:p>
      <text:p text:style-name="P1">#<text:tab/>include/video/kyro.h</text:p>
      <text:p text:style-name="P1">#<text:tab/>include/video/mipi_display.h</text:p>
      <text:p text:style-name="P1">#<text:tab/>include/video/neomagic.h</text:p>
      <text:p text:style-name="P1">#<text:tab/>include/video/omap-panel-data.h</text:p>
      <text:p text:style-name="P1">#<text:tab/>include/video/samsung_fimd.h</text:p>
      <text:p text:style-name="P1">#<text:tab/>include/video/tdfx.h</text:p>
      <text:p text:style-name="P1">#<text:tab/>include/video/vga.h</text:p>
      <text:p text:style-name="P1">#<text:tab/>include/xen/balloon.h</text:p>
      <text:p text:style-name="P1">#<text:tab/>include/xen/events.h</text:p>
      <text:p text:style-name="P1">#<text:tab/>include/xen/grant_table.h</text:p>
      <text:p text:style-name="P1">#<text:tab/>include/xen/interface/features.h</text:p>
      <text:p text:style-name="P1">#<text:tab/>include/xen/interface/grant_table.h</text:p>
      <text:p text:style-name="P1">#<text:tab/>include/xen/interface/hvm/params.h</text:p>
      <text:p text:style-name="P1">#<text:tab/>include/xen/interface/io/blkif.h</text:p>
      <text:p text:style-name="P1">#<text:tab/>include/xen/interface/io/netif.h</text:p>
      <text:p text:style-name="P1">#<text:tab/>include/xen/interface/io/ring.h</text:p>
      <text:p text:style-name="P1">#<text:tab/>include/xen/interface/memory.h</text:p>
      <text:p text:style-name="P1">#<text:tab/>include/xen/interface/platform.h</text:p>
      <text:p text:style-name="P1">#<text:tab/>include/xen/interface/sched.h</text:p>
      <text:p text:style-name="P1">#<text:tab/>include/xen/interface/vcpu.h</text:p>
      <text:p text:style-name="P1">#<text:tab/>include/xen/interface/xen.h</text:p>
      <text:p text:style-name="P1">#<text:tab/>include/xen/page.h</text:p>
      <text:p text:style-name="P1">#<text:tab/>include/xen/swiotlb-xen.h</text:p>
      <text:p text:style-name="P1">#<text:tab/>include/xen/xen-ops.h</text:p>
      <text:p text:style-name="P1">#<text:tab/>include/xen/xenbus.h</text:p>
      <text:p text:style-name="P1">#<text:tab/>init/Kconfig</text:p>
      <text:p text:style-name="P1">#<text:tab/>init/Makefile</text:p>
      <text:p text:style-name="P1">#<text:tab/>init/do_mounts.c</text:p>
      <text:p text:style-name="P1">#<text:tab/>init/do_mounts.h</text:p>
      <text:p text:style-name="P1">#<text:tab/>init/do_mounts_initrd.c</text:p>
      <text:p text:style-name="P1">#<text:tab/>init/do_mounts_rd.c</text:p>
      <text:p text:style-name="P1">#<text:tab/>init/init_task.c</text:p>
      <text:p text:style-name="P1">#<text:tab/>init/initramfs.c</text:p>
      <text:p text:style-name="P1">#<text:tab/>init/main.c</text:p>
      <text:p text:style-name="P1">#<text:tab/>init/noinitramfs.c</text:p>
      <text:p text:style-name="P1">#<text:tab/>init/version.c</text:p>
      <text:p text:style-name="P1">#<text:tab/>ipc/Makefile</text:p>
      <text:p text:style-name="P1">#<text:tab/>ipc/ipc_sysctl.c</text:p>
      <text:p text:style-name="P1">#<text:tab/>ipc/mqueue.c</text:p>
      <text:p text:style-name="P1">#<text:tab/>ipc/msg.c</text:p>
      <text:p text:style-name="P1">#<text:tab/>ipc/msgutil.c</text:p>
      <text:p text:style-name="P1">#<text:tab/>ipc/namespace.c</text:p>
      <text:p text:style-name="P1">#<text:tab/>ipc/sem.c</text:p>
      <text:p text:style-name="P1">#<text:tab/>ipc/shm.c</text:p>
      <text:p text:style-name="P1">#<text:tab/>ipc/util.c</text:p>
      <text:p text:style-name="P1">#<text:tab/>ipc/util.h</text:p>
      <text:p text:style-name="P1">#<text:tab/>kernel/Kconfig.freezer</text:p>
      <text:p text:style-name="P1">#<text:tab/>kernel/Kconfig.locks</text:p>
      <text:p text:style-name="P1">#<text:tab/>kernel/Makefile</text:p>
      <text:p text:style-name="P1">#<text:tab/>kernel/acct.c</text:p>
      <text:p text:style-name="P1"><text:soft-page-break/>#<text:tab/>kernel/async.c</text:p>
      <text:p text:style-name="P1">#<text:tab/>kernel/audit.c</text:p>
      <text:p text:style-name="P1">#<text:tab/>kernel/audit.h</text:p>
      <text:p text:style-name="P1">#<text:tab/>kernel/audit_tree.c</text:p>
      <text:p text:style-name="P1">#<text:tab/>kernel/audit_watch.c</text:p>
      <text:p text:style-name="P1">#<text:tab/>kernel/auditfilter.c</text:p>
      <text:p text:style-name="P1">#<text:tab/>kernel/auditsc.c</text:p>
      <text:p text:style-name="P1">#<text:tab/>kernel/bounds.c</text:p>
      <text:p text:style-name="P1">#<text:tab/>kernel/bpf/Makefile</text:p>
      <text:p text:style-name="P1">#<text:tab/>kernel/bpf/core.c</text:p>
      <text:p text:style-name="P1">#<text:tab/>kernel/bpf/syscall.c</text:p>
      <text:p text:style-name="P1">#<text:tab/>kernel/bpf/verifier.c</text:p>
      <text:p text:style-name="P1">#<text:tab/>kernel/capability.c</text:p>
      <text:p text:style-name="P1">#<text:tab/>kernel/cgroup.c</text:p>
      <text:p text:style-name="P1">#<text:tab/>kernel/cgroup_freezer.c</text:p>
      <text:p text:style-name="P1">#<text:tab/>kernel/compat.c</text:p>
      <text:p text:style-name="P1">#<text:tab/>kernel/context_tracking.c</text:p>
      <text:p text:style-name="P1">#<text:tab/>kernel/cpu.c</text:p>
      <text:p text:style-name="P1">#<text:tab/>kernel/cpu_pm.c</text:p>
      <text:p text:style-name="P1">#<text:tab/>kernel/cpuset.c</text:p>
      <text:p text:style-name="P1">#<text:tab/>kernel/cred.c</text:p>
      <text:p text:style-name="P1">#<text:tab/>kernel/debug/debug_core.c</text:p>
      <text:p text:style-name="P1">#<text:tab/>kernel/debug/kdb/kdb_bp.c</text:p>
      <text:p text:style-name="P1">#<text:tab/>kernel/debug/kdb/kdb_debugger.c</text:p>
      <text:p text:style-name="P1">#<text:tab/>kernel/debug/kdb/kdb_io.c</text:p>
      <text:p text:style-name="P1">#<text:tab/>kernel/debug/kdb/kdb_main.c</text:p>
      <text:p text:style-name="P1">#<text:tab/>kernel/debug/kdb/kdb_private.h</text:p>
      <text:p text:style-name="P1">#<text:tab/>kernel/debug/kdb/kdb_support.c</text:p>
      <text:p text:style-name="P1">#<text:tab/>kernel/delayacct.c</text:p>
      <text:p text:style-name="P1">#<text:tab/>kernel/elfcore.c</text:p>
      <text:p text:style-name="P1">#<text:tab/>kernel/events/Makefile</text:p>
      <text:p text:style-name="P1">#<text:tab/>kernel/events/callchain.c</text:p>
      <text:p text:style-name="P1">#<text:tab/>kernel/events/core.c</text:p>
      <text:p text:style-name="P1">#<text:tab/>kernel/events/hw_breakpoint.c</text:p>
      <text:p text:style-name="P1">#<text:tab/>kernel/events/internal.h</text:p>
      <text:p text:style-name="P1">#<text:tab/>kernel/events/ring_buffer.c</text:p>
      <text:p text:style-name="P1">#<text:tab/>kernel/events/uprobes.c</text:p>
      <text:p text:style-name="P1">#<text:tab/>kernel/exec_domain.c</text:p>
      <text:p text:style-name="P1">#<text:tab/>kernel/exit.c</text:p>
      <text:p text:style-name="P1">#<text:tab/>kernel/extable.c</text:p>
      <text:p text:style-name="P1">#<text:tab/>kernel/fork.c</text:p>
      <text:p text:style-name="P1">#<text:tab/>kernel/freezer.c</text:p>
      <text:p text:style-name="P1">#<text:tab/>kernel/futex.c</text:p>
      <text:p text:style-name="P1">#<text:tab/>kernel/gcov/Kconfig</text:p>
      <text:p text:style-name="P1">#<text:tab/>kernel/gcov/Makefile</text:p>
      <text:p text:style-name="P1">#<text:tab/>kernel/gcov/base.c</text:p>
      <text:p text:style-name="P1">#<text:tab/>kernel/gcov/fs.c</text:p>
      <text:p text:style-name="P1">#<text:tab/>kernel/groups.c</text:p>
      <text:p text:style-name="P1">#<text:tab/>kernel/hung_task.c</text:p>
      <text:p text:style-name="P1">#<text:tab/>kernel/irq/Kconfig</text:p>
      <text:p text:style-name="P1">#<text:tab/>kernel/irq/Makefile</text:p>
      <text:p text:style-name="P1">#<text:tab/>kernel/irq/chip.c</text:p>
      <text:p text:style-name="P1"><text:soft-page-break/>#<text:tab/>kernel/irq/debug.h</text:p>
      <text:p text:style-name="P1">#<text:tab/>kernel/irq/dummychip.c</text:p>
      <text:p text:style-name="P1">#<text:tab/>kernel/irq/generic-chip.c</text:p>
      <text:p text:style-name="P1">#<text:tab/>kernel/irq/handle.c</text:p>
      <text:p text:style-name="P1">#<text:tab/>kernel/irq/internals.h</text:p>
      <text:p text:style-name="P1">#<text:tab/>kernel/irq/irqdesc.c</text:p>
      <text:p text:style-name="P1">#<text:tab/>kernel/irq/irqdomain.c</text:p>
      <text:p text:style-name="P1">#<text:tab/>kernel/irq/manage.c</text:p>
      <text:p text:style-name="P1">#<text:tab/>kernel/irq/migration.c</text:p>
      <text:p text:style-name="P1">#<text:tab/>kernel/irq/msi.c</text:p>
      <text:p text:style-name="P1">#<text:tab/>kernel/irq/pm.c</text:p>
      <text:p text:style-name="P1">#<text:tab/>kernel/irq/proc.c</text:p>
      <text:p text:style-name="P1">#<text:tab/>kernel/irq/resend.c</text:p>
      <text:p text:style-name="P1">#<text:tab/>kernel/irq/settings.h</text:p>
      <text:p text:style-name="P1">#<text:tab/>kernel/irq/spurious.c</text:p>
      <text:p text:style-name="P1">#<text:tab/>kernel/irq_work.c</text:p>
      <text:p text:style-name="P1">#<text:tab/>kernel/jump_label.c</text:p>
      <text:p text:style-name="P1">#<text:tab/>kernel/kallsyms.c</text:p>
      <text:p text:style-name="P1">#<text:tab/>kernel/kexec.c</text:p>
      <text:p text:style-name="P1">#<text:tab/>kernel/kmod.c</text:p>
      <text:p text:style-name="P1">#<text:tab/>kernel/kprobes.c</text:p>
      <text:p text:style-name="P1">#<text:tab/>kernel/ksysfs.c</text:p>
      <text:p text:style-name="P1">#<text:tab/>kernel/kthread.c</text:p>
      <text:p text:style-name="P1">#<text:tab/>kernel/latencytop.c</text:p>
      <text:p text:style-name="P1">#<text:tab/>kernel/locking/Makefile</text:p>
      <text:p text:style-name="P1">#<text:tab/>kernel/locking/lockdep.c</text:p>
      <text:p text:style-name="P1">#<text:tab/>kernel/locking/lockdep_internals.h</text:p>
      <text:p text:style-name="P1">#<text:tab/>kernel/locking/lockdep_proc.c</text:p>
      <text:p text:style-name="P1">#<text:tab/>kernel/locking/locktorture.c</text:p>
      <text:p text:style-name="P1">#<text:tab/>kernel/locking/mcs_spinlock.h</text:p>
      <text:p text:style-name="P1">#<text:tab/>kernel/locking/mutex-debug.c</text:p>
      <text:p text:style-name="P1">#<text:tab/>kernel/locking/mutex-debug.h</text:p>
      <text:p text:style-name="P1">#<text:tab/>kernel/locking/mutex.c</text:p>
      <text:p text:style-name="P1">#<text:tab/>kernel/locking/mutex.h</text:p>
      <text:p text:style-name="P1">#<text:tab/>kernel/locking/percpu-rwsem.c</text:p>
      <text:p text:style-name="P1">#<text:tab/>kernel/locking/qrwlock.c</text:p>
      <text:p text:style-name="P1">#<text:tab/>kernel/locking/rtmutex.c</text:p>
      <text:p text:style-name="P1">#<text:tab/>kernel/locking/rtmutex_common.h</text:p>
      <text:p text:style-name="P1">#<text:tab/>kernel/locking/rwsem-spinlock.c</text:p>
      <text:p text:style-name="P1">#<text:tab/>kernel/locking/rwsem-xadd.c</text:p>
      <text:p text:style-name="P1">#<text:tab/>kernel/locking/rwsem.c</text:p>
      <text:p text:style-name="P1">#<text:tab/>kernel/locking/spinlock.c</text:p>
      <text:p text:style-name="P1">#<text:tab/>kernel/locking/spinlock_debug.c</text:p>
      <text:p text:style-name="P1">#<text:tab/>kernel/module.c</text:p>
      <text:p text:style-name="P1">#<text:tab/>kernel/module_signing.c</text:p>
      <text:p text:style-name="P1">#<text:tab/>kernel/notifier.c</text:p>
      <text:p text:style-name="P1">#<text:tab/>kernel/nsproxy.c</text:p>
      <text:p text:style-name="P1">#<text:tab/>kernel/padata.c</text:p>
      <text:p text:style-name="P1">#<text:tab/>kernel/panic.c</text:p>
      <text:p text:style-name="P1">#<text:tab/>kernel/params.c</text:p>
      <text:p text:style-name="P1">#<text:tab/>kernel/pid.c</text:p>
      <text:p text:style-name="P1">#<text:tab/>kernel/pid_namespace.c</text:p>
      <text:p text:style-name="P1"><text:soft-page-break/>#<text:tab/>kernel/power/Kconfig</text:p>
      <text:p text:style-name="P1">#<text:tab/>kernel/power/Makefile</text:p>
      <text:p text:style-name="P1">#<text:tab/>kernel/power/autosleep.c</text:p>
      <text:p text:style-name="P1">#<text:tab/>kernel/power/console.c</text:p>
      <text:p text:style-name="P1">#<text:tab/>kernel/power/hibernate.c</text:p>
      <text:p text:style-name="P1">#<text:tab/>kernel/power/main.c</text:p>
      <text:p text:style-name="P1">#<text:tab/>kernel/power/power.h</text:p>
      <text:p text:style-name="P1">#<text:tab/>kernel/power/process.c</text:p>
      <text:p text:style-name="P1">#<text:tab/>kernel/power/qos.c</text:p>
      <text:p text:style-name="P1">#<text:tab/>kernel/power/snapshot.c</text:p>
      <text:p text:style-name="P1">#<text:tab/>kernel/power/suspend.c</text:p>
      <text:p text:style-name="P1">#<text:tab/>kernel/power/suspend_test.c</text:p>
      <text:p text:style-name="P1">#<text:tab/>kernel/power/swap.c</text:p>
      <text:p text:style-name="P1">#<text:tab/>kernel/power/wakelock.c</text:p>
      <text:p text:style-name="P1">#<text:tab/>kernel/printk/Makefile</text:p>
      <text:p text:style-name="P1">#<text:tab/>kernel/printk/braille.c</text:p>
      <text:p text:style-name="P1">#<text:tab/>kernel/printk/printk.c</text:p>
      <text:p text:style-name="P1">#<text:tab/>kernel/profile.c</text:p>
      <text:p text:style-name="P1">#<text:tab/>kernel/ptrace.c</text:p>
      <text:p text:style-name="P1">#<text:tab/>kernel/range.c</text:p>
      <text:p text:style-name="P1">#<text:tab/>kernel/rcu/Makefile</text:p>
      <text:p text:style-name="P1">#<text:tab/>kernel/rcu/rcu.h</text:p>
      <text:p text:style-name="P1">#<text:tab/>kernel/rcu/rcutorture.c</text:p>
      <text:p text:style-name="P1">#<text:tab/>kernel/rcu/srcu.c</text:p>
      <text:p text:style-name="P1">#<text:tab/>kernel/rcu/tiny.c</text:p>
      <text:p text:style-name="P1">#<text:tab/>kernel/rcu/tiny_plugin.h</text:p>
      <text:p text:style-name="P1">#<text:tab/>kernel/rcu/tree.c</text:p>
      <text:p text:style-name="P1">#<text:tab/>kernel/rcu/tree.h</text:p>
      <text:p text:style-name="P1">#<text:tab/>kernel/rcu/tree_plugin.h</text:p>
      <text:p text:style-name="P1">#<text:tab/>kernel/rcu/tree_trace.c</text:p>
      <text:p text:style-name="P1">#<text:tab/>kernel/rcu/update.c</text:p>
      <text:p text:style-name="P1">#<text:tab/>kernel/reboot.c</text:p>
      <text:p text:style-name="P1">#<text:tab/>kernel/relay.c</text:p>
      <text:p text:style-name="P1">#<text:tab/>kernel/resource.c</text:p>
      <text:p text:style-name="P1">#<text:tab/>kernel/sched/Makefile</text:p>
      <text:p text:style-name="P1">#<text:tab/>kernel/sched/auto_group.c</text:p>
      <text:p text:style-name="P1">#<text:tab/>kernel/sched/auto_group.h</text:p>
      <text:p text:style-name="P1">#<text:tab/>kernel/sched/clock.c</text:p>
      <text:p text:style-name="P1">#<text:tab/>kernel/sched/completion.c</text:p>
      <text:p text:style-name="P1">#<text:tab/>kernel/sched/core.c</text:p>
      <text:p text:style-name="P1">#<text:tab/>kernel/sched/cpuacct.c</text:p>
      <text:p text:style-name="P1">#<text:tab/>kernel/sched/cpuacct.h</text:p>
      <text:p text:style-name="P1">#<text:tab/>kernel/sched/cpudeadline.c</text:p>
      <text:p text:style-name="P1">#<text:tab/>kernel/sched/cpudeadline.h</text:p>
      <text:p text:style-name="P1">#<text:tab/>kernel/sched/cpupri.c</text:p>
      <text:p text:style-name="P1">#<text:tab/>kernel/sched/cpupri.h</text:p>
      <text:p text:style-name="P1">#<text:tab/>kernel/sched/cputime.c</text:p>
      <text:p text:style-name="P1">#<text:tab/>kernel/sched/deadline.c</text:p>
      <text:p text:style-name="P1">#<text:tab/>kernel/sched/debug.c</text:p>
      <text:p text:style-name="P1">#<text:tab/>kernel/sched/fair.c</text:p>
      <text:p text:style-name="P1">#<text:tab/>kernel/sched/features.h</text:p>
      <text:p text:style-name="P1">#<text:tab/>kernel/sched/idle.c</text:p>
      <text:p text:style-name="P1"><text:soft-page-break/>#<text:tab/>kernel/sched/idle_task.c</text:p>
      <text:p text:style-name="P1">#<text:tab/>kernel/sched/loadavg.c</text:p>
      <text:p text:style-name="P1">#<text:tab/>kernel/sched/rt.c</text:p>
      <text:p text:style-name="P1">#<text:tab/>kernel/sched/sched.h</text:p>
      <text:p text:style-name="P1">#<text:tab/>kernel/sched/stats.c</text:p>
      <text:p text:style-name="P1">#<text:tab/>kernel/sched/stats.h</text:p>
      <text:p text:style-name="P1">#<text:tab/>kernel/sched/stop_task.c</text:p>
      <text:p text:style-name="P1">#<text:tab/>kernel/sched/wait.c</text:p>
      <text:p text:style-name="P1">#<text:tab/>kernel/seccomp.c</text:p>
      <text:p text:style-name="P1">#<text:tab/>kernel/signal.c</text:p>
      <text:p text:style-name="P1">#<text:tab/>kernel/smp.c</text:p>
      <text:p text:style-name="P1">#<text:tab/>kernel/smpboot.c</text:p>
      <text:p text:style-name="P1">#<text:tab/>kernel/smpboot.h</text:p>
      <text:p text:style-name="P1">#<text:tab/>kernel/softirq.c</text:p>
      <text:p text:style-name="P1">#<text:tab/>kernel/stacktrace.c</text:p>
      <text:p text:style-name="P1">#<text:tab/>kernel/stop_machine.c</text:p>
      <text:p text:style-name="P1">#<text:tab/>kernel/sys.c</text:p>
      <text:p text:style-name="P1">#<text:tab/>kernel/sys_ni.c</text:p>
      <text:p text:style-name="P1">#<text:tab/>kernel/sysctl.c</text:p>
      <text:p text:style-name="P1">#<text:tab/>kernel/sysctl_binary.c</text:p>
      <text:p text:style-name="P1">#<text:tab/>kernel/task_work.c</text:p>
      <text:p text:style-name="P1">#<text:tab/>kernel/taskstats.c</text:p>
      <text:p text:style-name="P1">#<text:tab/>kernel/time/Kconfig</text:p>
      <text:p text:style-name="P1">#<text:tab/>kernel/time/Makefile</text:p>
      <text:p text:style-name="P1">#<text:tab/>kernel/time/alarmtimer.c</text:p>
      <text:p text:style-name="P1">#<text:tab/>kernel/time/clockevents.c</text:p>
      <text:p text:style-name="P1">#<text:tab/>kernel/time/clocksource.c</text:p>
      <text:p text:style-name="P1">#<text:tab/>kernel/time/hrtimer.c</text:p>
      <text:p text:style-name="P1">#<text:tab/>kernel/time/itimer.c</text:p>
      <text:p text:style-name="P1">#<text:tab/>kernel/time/jiffies.c</text:p>
      <text:p text:style-name="P1">#<text:tab/>kernel/time/ntp.c</text:p>
      <text:p text:style-name="P1">#<text:tab/>kernel/time/ntp_internal.h</text:p>
      <text:p text:style-name="P1">#<text:tab/>kernel/time/posix-clock.c</text:p>
      <text:p text:style-name="P1">#<text:tab/>kernel/time/posix-cpu-timers.c</text:p>
      <text:p text:style-name="P1">#<text:tab/>kernel/time/posix-timers.c</text:p>
      <text:p text:style-name="P1">#<text:tab/>kernel/time/sched_clock.c</text:p>
      <text:p text:style-name="P1">#<text:tab/>kernel/time/tick-broadcast-hrtimer.c</text:p>
      <text:p text:style-name="P1">#<text:tab/>kernel/time/tick-broadcast.c</text:p>
      <text:p text:style-name="P1">#<text:tab/>kernel/time/tick-common.c</text:p>
      <text:p text:style-name="P1">#<text:tab/>kernel/time/tick-internal.h</text:p>
      <text:p text:style-name="P1">#<text:tab/>kernel/time/tick-oneshot.c</text:p>
      <text:p text:style-name="P1">#<text:tab/>kernel/time/tick-sched.c</text:p>
      <text:p text:style-name="P1">#<text:tab/>kernel/time/time.c</text:p>
      <text:p text:style-name="P1">#<text:tab/>kernel/time/timeconst.bc</text:p>
      <text:p text:style-name="P1">#<text:tab/>kernel/time/timeconv.c</text:p>
      <text:p text:style-name="P1">#<text:tab/>kernel/time/timecounter.c</text:p>
      <text:p text:style-name="P1">#<text:tab/>kernel/time/timekeeping.c</text:p>
      <text:p text:style-name="P1">#<text:tab/>kernel/time/timekeeping.h</text:p>
      <text:p text:style-name="P1">#<text:tab/>kernel/time/timekeeping_debug.c</text:p>
      <text:p text:style-name="P1">#<text:tab/>kernel/time/timekeeping_internal.h</text:p>
      <text:p text:style-name="P1">#<text:tab/>kernel/time/timer.c</text:p>
      <text:p text:style-name="P1">#<text:tab/>kernel/time/timer_list.c</text:p>
      <text:p text:style-name="P1"><text:soft-page-break/>#<text:tab/>kernel/time/timer_stats.c</text:p>
      <text:p text:style-name="P1">#<text:tab/>kernel/torture.c</text:p>
      <text:p text:style-name="P1">#<text:tab/>kernel/trace/Kconfig</text:p>
      <text:p text:style-name="P1">#<text:tab/>kernel/trace/Makefile</text:p>
      <text:p text:style-name="P1">#<text:tab/>kernel/trace/blktrace.c</text:p>
      <text:p text:style-name="P1">#<text:tab/>kernel/trace/ftrace.c</text:p>
      <text:p text:style-name="P1">#<text:tab/>kernel/trace/power-traces.c</text:p>
      <text:p text:style-name="P1">#<text:tab/>kernel/trace/ring_buffer.c</text:p>
      <text:p text:style-name="P1">#<text:tab/>kernel/trace/ring_buffer_benchmark.c</text:p>
      <text:p text:style-name="P1">#<text:tab/>kernel/trace/trace.c</text:p>
      <text:p text:style-name="P1">#<text:tab/>kernel/trace/trace.h</text:p>
      <text:p text:style-name="P1">#<text:tab/>kernel/trace/trace_benchmark.c</text:p>
      <text:p text:style-name="P1">#<text:tab/>kernel/trace/trace_branch.c</text:p>
      <text:p text:style-name="P1">#<text:tab/>kernel/trace/trace_clock.c</text:p>
      <text:p text:style-name="P1">#<text:tab/>kernel/trace/trace_entries.h</text:p>
      <text:p text:style-name="P1">#<text:tab/>kernel/trace/trace_event_perf.c</text:p>
      <text:p text:style-name="P1">#<text:tab/>kernel/trace/trace_events.c</text:p>
      <text:p text:style-name="P1">#<text:tab/>kernel/trace/trace_events_filter.c</text:p>
      <text:p text:style-name="P1">#<text:tab/>kernel/trace/trace_events_trigger.c</text:p>
      <text:p text:style-name="P1">#<text:tab/>kernel/trace/trace_export.c</text:p>
      <text:p text:style-name="P1">#<text:tab/>kernel/trace/trace_functions.c</text:p>
      <text:p text:style-name="P1">#<text:tab/>kernel/trace/trace_functions_graph.c</text:p>
      <text:p text:style-name="P1">#<text:tab/>kernel/trace/trace_irqsoff.c</text:p>
      <text:p text:style-name="P1">#<text:tab/>kernel/trace/trace_kdb.c</text:p>
      <text:p text:style-name="P1">#<text:tab/>kernel/trace/trace_kprobe.c</text:p>
      <text:p text:style-name="P1">#<text:tab/>kernel/trace/trace_mmiotrace.c</text:p>
      <text:p text:style-name="P1">#<text:tab/>kernel/trace/trace_nop.c</text:p>
      <text:p text:style-name="P1">#<text:tab/>kernel/trace/trace_output.c</text:p>
      <text:p text:style-name="P1">#<text:tab/>kernel/trace/trace_output.h</text:p>
      <text:p text:style-name="P1">#<text:tab/>kernel/trace/trace_printk.c</text:p>
      <text:p text:style-name="P1">#<text:tab/>kernel/trace/trace_probe.c</text:p>
      <text:p text:style-name="P1">#<text:tab/>kernel/trace/trace_probe.h</text:p>
      <text:p text:style-name="P1">#<text:tab/>kernel/trace/trace_sched_switch.c</text:p>
      <text:p text:style-name="P1">#<text:tab/>kernel/trace/trace_sched_wakeup.c</text:p>
      <text:p text:style-name="P1">#<text:tab/>kernel/trace/trace_seq.c</text:p>
      <text:p text:style-name="P1">#<text:tab/>kernel/trace/trace_stack.c</text:p>
      <text:p text:style-name="P1">#<text:tab/>kernel/trace/trace_stat.c</text:p>
      <text:p text:style-name="P1">#<text:tab/>kernel/trace/trace_syscalls.c</text:p>
      <text:p text:style-name="P1">#<text:tab/>kernel/trace/trace_uprobe.c</text:p>
      <text:p text:style-name="P1">#<text:tab/>kernel/tracepoint.c</text:p>
      <text:p text:style-name="P1">#<text:tab/>kernel/tsacct.c</text:p>
      <text:p text:style-name="P1">#<text:tab/>kernel/uid16.c</text:p>
      <text:p text:style-name="P1">#<text:tab/>kernel/up.c</text:p>
      <text:p text:style-name="P1">#<text:tab/>kernel/user.c</text:p>
      <text:p text:style-name="P1">#<text:tab/>kernel/user_namespace.c</text:p>
      <text:p text:style-name="P1">#<text:tab/>kernel/utsname.c</text:p>
      <text:p text:style-name="P1">#<text:tab/>kernel/watchdog.c</text:p>
      <text:p text:style-name="P1">#<text:tab/>kernel/workqueue.c</text:p>
      <text:p text:style-name="P1">#<text:tab/>kernel/workqueue_internal.h</text:p>
      <text:p text:style-name="P1">#<text:tab/>lib/Kconfig</text:p>
      <text:p text:style-name="P1">#<text:tab/>lib/Kconfig.debug</text:p>
      <text:p text:style-name="P1">#<text:tab/>lib/Kconfig.kasan</text:p>
      <text:p text:style-name="P1"><text:soft-page-break/>#<text:tab/>lib/Kconfig.kgdb</text:p>
      <text:p text:style-name="P1">#<text:tab/>lib/Kconfig.ubsan</text:p>
      <text:p text:style-name="P1">#<text:tab/>lib/Makefile</text:p>
      <text:p text:style-name="P1">#<text:tab/>lib/asn1_decoder.c</text:p>
      <text:p text:style-name="P1">#<text:tab/>lib/assoc_array.c</text:p>
      <text:p text:style-name="P1">#<text:tab/>lib/atomic64.c</text:p>
      <text:p text:style-name="P1">#<text:tab/>lib/atomic64_test.c</text:p>
      <text:p text:style-name="P1">#<text:tab/>lib/audit.c</text:p>
      <text:p text:style-name="P1">#<text:tab/>lib/bitmap.c</text:p>
      <text:p text:style-name="P1">#<text:tab/>lib/bitrev.c</text:p>
      <text:p text:style-name="P1">#<text:tab/>lib/bsearch.c</text:p>
      <text:p text:style-name="P1">#<text:tab/>lib/btree.c</text:p>
      <text:p text:style-name="P1">#<text:tab/>lib/bug.c</text:p>
      <text:p text:style-name="P1">#<text:tab/>lib/checksum.c</text:p>
      <text:p text:style-name="P1">#<text:tab/>lib/cpu-notifier-error-inject.c</text:p>
      <text:p text:style-name="P1">#<text:tab/>lib/cpu_rmap.c</text:p>
      <text:p text:style-name="P1">#<text:tab/>lib/cpumask.c</text:p>
      <text:p text:style-name="P1">#<text:tab/>lib/crc-itu-t.c</text:p>
      <text:p text:style-name="P1">#<text:tab/>lib/crc-t10dif.c</text:p>
      <text:p text:style-name="P1">#<text:tab/>lib/crc32.c</text:p>
      <text:p text:style-name="P1">#<text:tab/>lib/debug_locks.c</text:p>
      <text:p text:style-name="P1">#<text:tab/>lib/debugobjects.c</text:p>
      <text:p text:style-name="P1">#<text:tab/>lib/decompress.c</text:p>
      <text:p text:style-name="P1">#<text:tab/>lib/decompress_bunzip2.c</text:p>
      <text:p text:style-name="P1">#<text:tab/>lib/decompress_inflate.c</text:p>
      <text:p text:style-name="P1">#<text:tab/>lib/decompress_unlz4.c</text:p>
      <text:p text:style-name="P1">#<text:tab/>lib/decompress_unlzma.c</text:p>
      <text:p text:style-name="P1">#<text:tab/>lib/decompress_unlzo.c</text:p>
      <text:p text:style-name="P1">#<text:tab/>lib/decompress_unxz.c</text:p>
      <text:p text:style-name="P1">#<text:tab/>lib/devres.c</text:p>
      <text:p text:style-name="P1">#<text:tab/>lib/digsig.c</text:p>
      <text:p text:style-name="P1">#<text:tab/>lib/div64.c</text:p>
      <text:p text:style-name="P1">#<text:tab/>lib/dma-debug.c</text:p>
      <text:p text:style-name="P1">#<text:tab/>lib/dump_stack.c</text:p>
      <text:p text:style-name="P1">#<text:tab/>lib/dynamic_debug.c</text:p>
      <text:p text:style-name="P1">#<text:tab/>lib/dynamic_queue_limits.c</text:p>
      <text:p text:style-name="P1">#<text:tab/>lib/earlycpio.c</text:p>
      <text:p text:style-name="P1">#<text:tab/>lib/extable.c</text:p>
      <text:p text:style-name="P1">#<text:tab/>lib/fault-inject.c</text:p>
      <text:p text:style-name="P1">#<text:tab/>lib/flex_proportions.c</text:p>
      <text:p text:style-name="P1">#<text:tab/>lib/gcd.c</text:p>
      <text:p text:style-name="P1">#<text:tab/>lib/gen_crc32table.c</text:p>
      <text:p text:style-name="P1">#<text:tab/>lib/genalloc.c</text:p>
      <text:p text:style-name="P1">#<text:tab/>lib/halfmd4.c</text:p>
      <text:p text:style-name="P1">#<text:tab/>lib/hexdump.c</text:p>
      <text:p text:style-name="P1">#<text:tab/>lib/hweight.c</text:p>
      <text:p text:style-name="P1">#<text:tab/>lib/idr.c</text:p>
      <text:p text:style-name="P1">#<text:tab/>lib/int_sqrt.c</text:p>
      <text:p text:style-name="P1">#<text:tab/>lib/interval_tree.c</text:p>
      <text:p text:style-name="P1">#<text:tab/>lib/interval_tree_test.c</text:p>
      <text:p text:style-name="P1">#<text:tab/>lib/iomap.c</text:p>
      <text:p text:style-name="P1">#<text:tab/>lib/iomap_copy.c</text:p>
      <text:p text:style-name="P1"><text:soft-page-break/>#<text:tab/>lib/iommu-helper.c</text:p>
      <text:p text:style-name="P1">#<text:tab/>lib/ioremap.c</text:p>
      <text:p text:style-name="P1">#<text:tab/>lib/is_single_threaded.c</text:p>
      <text:p text:style-name="P1">#<text:tab/>lib/kasprintf.c</text:p>
      <text:p text:style-name="P1">#<text:tab/>lib/kfifo.c</text:p>
      <text:p text:style-name="P1">#<text:tab/>lib/klist.c</text:p>
      <text:p text:style-name="P1">#<text:tab/>lib/kobject.c</text:p>
      <text:p text:style-name="P1">#<text:tab/>lib/kobject_uevent.c</text:p>
      <text:p text:style-name="P1">#<text:tab/>lib/kstrtox.c</text:p>
      <text:p text:style-name="P1">#<text:tab/>lib/lcm.c</text:p>
      <text:p text:style-name="P1">#<text:tab/>lib/libcrc32c.c</text:p>
      <text:p text:style-name="P1">#<text:tab/>lib/list_debug.c</text:p>
      <text:p text:style-name="P1">#<text:tab/>lib/list_sort.c</text:p>
      <text:p text:style-name="P1">#<text:tab/>lib/llist.c</text:p>
      <text:p text:style-name="P1">#<text:tab/>lib/locking-selftest.c</text:p>
      <text:p text:style-name="P1">#<text:tab/>lib/lockref.c</text:p>
      <text:p text:style-name="P1">#<text:tab/>lib/lru_cache.c</text:p>
      <text:p text:style-name="P1">#<text:tab/>lib/lz4/lz4defs.h</text:p>
      <text:p text:style-name="P1">#<text:tab/>lib/lz4/lz4hc_compress.c</text:p>
      <text:p text:style-name="P1">#<text:tab/>lib/md5.c</text:p>
      <text:p text:style-name="P1">#<text:tab/>lib/mpi/longlong.h</text:p>
      <text:p text:style-name="P1">#<text:tab/>lib/mpi/mpi-cmp.c</text:p>
      <text:p text:style-name="P1">#<text:tab/>lib/mpi/mpi-inline.h</text:p>
      <text:p text:style-name="P1">#<text:tab/>lib/mpi/mpi-internal.h</text:p>
      <text:p text:style-name="P1">#<text:tab/>lib/mpi/mpi-pow.c</text:p>
      <text:p text:style-name="P1">#<text:tab/>lib/mpi/mpicoder.c</text:p>
      <text:p text:style-name="P1">#<text:tab/>lib/mpi/mpiutil.c</text:p>
      <text:p text:style-name="P1">#<text:tab/>lib/nlattr.c</text:p>
      <text:p text:style-name="P1">#<text:tab/>lib/pci_iomap.c</text:p>
      <text:p text:style-name="P1">#<text:tab/>lib/percpu-refcount.c</text:p>
      <text:p text:style-name="P1">#<text:tab/>lib/percpu_counter.c</text:p>
      <text:p text:style-name="P1">#<text:tab/>lib/percpu_ida.c</text:p>
      <text:p text:style-name="P1">#<text:tab/>lib/plist.c</text:p>
      <text:p text:style-name="P1">#<text:tab/>lib/radix-tree.c</text:p>
      <text:p text:style-name="P1">#<text:tab/>lib/raid6/Makefile</text:p>
      <text:p text:style-name="P1">#<text:tab/>lib/raid6/algos.c</text:p>
      <text:p text:style-name="P1">#<text:tab/>lib/raid6/altivec.uc</text:p>
      <text:p text:style-name="P1">#<text:tab/>lib/raid6/avx2.c</text:p>
      <text:p text:style-name="P1">#<text:tab/>lib/raid6/int.uc</text:p>
      <text:p text:style-name="P1">#<text:tab/>lib/raid6/mmx.c</text:p>
      <text:p text:style-name="P1">#<text:tab/>lib/raid6/neon.c</text:p>
      <text:p text:style-name="P1">#<text:tab/>lib/raid6/neon.uc</text:p>
      <text:p text:style-name="P1">#<text:tab/>lib/raid6/recov_avx2.c</text:p>
      <text:p text:style-name="P1">#<text:tab/>lib/raid6/recov_ssse3.c</text:p>
      <text:p text:style-name="P1">#<text:tab/>lib/raid6/sse1.c</text:p>
      <text:p text:style-name="P1">#<text:tab/>lib/raid6/sse2.c</text:p>
      <text:p text:style-name="P1">#<text:tab/>lib/raid6/test/Makefile</text:p>
      <text:p text:style-name="P1">#<text:tab/>lib/raid6/test/test.c</text:p>
      <text:p text:style-name="P1">#<text:tab/>lib/raid6/tilegx.uc</text:p>
      <text:p text:style-name="P1">#<text:tab/>lib/raid6/unroll.awk</text:p>
      <text:p text:style-name="P1">#<text:tab/>lib/raid6/x86.h</text:p>
      <text:p text:style-name="P1">#<text:tab/>lib/random32.c</text:p>
      <text:p text:style-name="P1"><text:soft-page-break/>#<text:tab/>lib/ratelimit.c</text:p>
      <text:p text:style-name="P1">#<text:tab/>lib/rbtree.c</text:p>
      <text:p text:style-name="P1">#<text:tab/>lib/rbtree_test.c</text:p>
      <text:p text:style-name="P1">#<text:tab/>lib/reed_solomon/decode_rs.c</text:p>
      <text:p text:style-name="P1">#<text:tab/>lib/rhashtable.c</text:p>
      <text:p text:style-name="P1">#<text:tab/>lib/scatterlist.c</text:p>
      <text:p text:style-name="P1">#<text:tab/>lib/sha1.c</text:p>
      <text:p text:style-name="P1">#<text:tab/>lib/show_mem.c</text:p>
      <text:p text:style-name="P1">#<text:tab/>lib/sort.c</text:p>
      <text:p text:style-name="P1">#<text:tab/>lib/stmp_device.c</text:p>
      <text:p text:style-name="P1">#<text:tab/>lib/string.c</text:p>
      <text:p text:style-name="P1">#<text:tab/>lib/string_helpers.c</text:p>
      <text:p text:style-name="P1">#<text:tab/>lib/strncpy_from_user.c</text:p>
      <text:p text:style-name="P1">#<text:tab/>lib/strnlen_user.c</text:p>
      <text:p text:style-name="P1">#<text:tab/>lib/swiotlb.c</text:p>
      <text:p text:style-name="P1">#<text:tab/>lib/syscall.c</text:p>
      <text:p text:style-name="P1">#<text:tab/>lib/test-kstrtox.c</text:p>
      <text:p text:style-name="P1">#<text:tab/>lib/test-string_helpers.c</text:p>
      <text:p text:style-name="P1">#<text:tab/>lib/test_bpf.c</text:p>
      <text:p text:style-name="P1">#<text:tab/>lib/test_firmware.c</text:p>
      <text:p text:style-name="P1">#<text:tab/>lib/test_kasan.c</text:p>
      <text:p text:style-name="P1">#<text:tab/>lib/timerqueue.c</text:p>
      <text:p text:style-name="P1">#<text:tab/>lib/ubsan.c</text:p>
      <text:p text:style-name="P1">#<text:tab/>lib/ubsan.h</text:p>
      <text:p text:style-name="P1">#<text:tab/>lib/ucs2_string.c</text:p>
      <text:p text:style-name="P1">#<text:tab/>lib/uuid.c</text:p>
      <text:p text:style-name="P1">#<text:tab/>lib/vsprintf.c</text:p>
      <text:p text:style-name="P1">#<text:tab/>lib/zlib_deflate/deftree.c</text:p>
      <text:p text:style-name="P1">#<text:tab/>lib/zlib_deflate/defutil.h</text:p>
      <text:p text:style-name="P1">#<text:tab/>mm/Kconfig</text:p>
      <text:p text:style-name="P1">#<text:tab/>mm/Kconfig.debug</text:p>
      <text:p text:style-name="P1">#<text:tab/>mm/Makefile</text:p>
      <text:p text:style-name="P1">#<text:tab/>mm/backing-dev.c</text:p>
      <text:p text:style-name="P1">#<text:tab/>mm/balloon_compaction.c</text:p>
      <text:p text:style-name="P1">#<text:tab/>mm/bootmem.c</text:p>
      <text:p text:style-name="P1">#<text:tab/>mm/cleancache.c</text:p>
      <text:p text:style-name="P1">#<text:tab/>mm/cma.c</text:p>
      <text:p text:style-name="P1">#<text:tab/>mm/cma.h</text:p>
      <text:p text:style-name="P1">#<text:tab/>mm/cma_debug.c</text:p>
      <text:p text:style-name="P1">#<text:tab/>mm/compaction.c</text:p>
      <text:p text:style-name="P1">#<text:tab/>mm/debug.c</text:p>
      <text:p text:style-name="P1">#<text:tab/>mm/dmapool.c</text:p>
      <text:p text:style-name="P1">#<text:tab/>mm/early_ioremap.c</text:p>
      <text:p text:style-name="P1">#<text:tab/>mm/fadvise.c</text:p>
      <text:p text:style-name="P1">#<text:tab/>mm/failslab.c</text:p>
      <text:p text:style-name="P1">#<text:tab/>mm/filemap.c</text:p>
      <text:p text:style-name="P1">#<text:tab/>mm/frontswap.c</text:p>
      <text:p text:style-name="P1">#<text:tab/>mm/gup.c</text:p>
      <text:p text:style-name="P1">#<text:tab/>mm/highmem.c</text:p>
      <text:p text:style-name="P1">#<text:tab/>mm/huge_memory.c</text:p>
      <text:p text:style-name="P1">#<text:tab/>mm/hugetlb.c</text:p>
      <text:p text:style-name="P1">#<text:tab/>mm/hugetlb_cgroup.c</text:p>
      <text:p text:style-name="P1"><text:soft-page-break/>#<text:tab/>mm/hwpoison-inject.c</text:p>
      <text:p text:style-name="P1">#<text:tab/>mm/init-mm.c</text:p>
      <text:p text:style-name="P1">#<text:tab/>mm/internal.h</text:p>
      <text:p text:style-name="P1">#<text:tab/>mm/interval_tree.c</text:p>
      <text:p text:style-name="P1">#<text:tab/>mm/kasan/kasan.c</text:p>
      <text:p text:style-name="P1">#<text:tab/>mm/kasan/kasan.h</text:p>
      <text:p text:style-name="P1">#<text:tab/>mm/kasan/kasan_init.c</text:p>
      <text:p text:style-name="P1">#<text:tab/>mm/kasan/report.c</text:p>
      <text:p text:style-name="P1">#<text:tab/>mm/kmemcheck.c</text:p>
      <text:p text:style-name="P1">#<text:tab/>mm/kmemleak-test.c</text:p>
      <text:p text:style-name="P1">#<text:tab/>mm/kmemleak.c</text:p>
      <text:p text:style-name="P1">#<text:tab/>mm/ksm.c</text:p>
      <text:p text:style-name="P1">#<text:tab/>mm/list_lru.c</text:p>
      <text:p text:style-name="P1">#<text:tab/>mm/maccess.c</text:p>
      <text:p text:style-name="P1">#<text:tab/>mm/madvise.c</text:p>
      <text:p text:style-name="P1">#<text:tab/>mm/memblock.c</text:p>
      <text:p text:style-name="P1">#<text:tab/>mm/memcontrol.c</text:p>
      <text:p text:style-name="P1">#<text:tab/>mm/memory-failure.c</text:p>
      <text:p text:style-name="P1">#<text:tab/>mm/memory.c</text:p>
      <text:p text:style-name="P1">#<text:tab/>mm/memory_hotplug.c</text:p>
      <text:p text:style-name="P1">#<text:tab/>mm/mempolicy.c</text:p>
      <text:p text:style-name="P1">#<text:tab/>mm/mempool.c</text:p>
      <text:p text:style-name="P1">#<text:tab/>mm/memtest.c</text:p>
      <text:p text:style-name="P1">#<text:tab/>mm/migrate.c</text:p>
      <text:p text:style-name="P1">#<text:tab/>mm/mincore.c</text:p>
      <text:p text:style-name="P1">#<text:tab/>mm/mlock.c</text:p>
      <text:p text:style-name="P1">#<text:tab/>mm/mm_init.c</text:p>
      <text:p text:style-name="P1">#<text:tab/>mm/mmap.c</text:p>
      <text:p text:style-name="P1">#<text:tab/>mm/mmu_context.c</text:p>
      <text:p text:style-name="P1">#<text:tab/>mm/mmu_notifier.c</text:p>
      <text:p text:style-name="P1">#<text:tab/>mm/mmzone.c</text:p>
      <text:p text:style-name="P1">#<text:tab/>mm/mprotect.c</text:p>
      <text:p text:style-name="P1">#<text:tab/>mm/mremap.c</text:p>
      <text:p text:style-name="P1">#<text:tab/>mm/msync.c</text:p>
      <text:p text:style-name="P1">#<text:tab/>mm/nobootmem.c</text:p>
      <text:p text:style-name="P1">#<text:tab/>mm/nommu.c</text:p>
      <text:p text:style-name="P1">#<text:tab/>mm/oom_kill.c</text:p>
      <text:p text:style-name="P1">#<text:tab/>mm/page-writeback.c</text:p>
      <text:p text:style-name="P1">#<text:tab/>mm/page_alloc.c</text:p>
      <text:p text:style-name="P1">#<text:tab/>mm/page_io.c</text:p>
      <text:p text:style-name="P1">#<text:tab/>mm/page_isolation.c</text:p>
      <text:p text:style-name="P1">#<text:tab/>mm/pagewalk.c</text:p>
      <text:p text:style-name="P1">#<text:tab/>mm/percpu-km.c</text:p>
      <text:p text:style-name="P1">#<text:tab/>mm/percpu.c</text:p>
      <text:p text:style-name="P1">#<text:tab/>mm/pgtable-generic.c</text:p>
      <text:p text:style-name="P1">#<text:tab/>mm/process_vm_access.c</text:p>
      <text:p text:style-name="P1">#<text:tab/>mm/quicklist.c</text:p>
      <text:p text:style-name="P1">#<text:tab/>mm/readahead.c</text:p>
      <text:p text:style-name="P1">#<text:tab/>mm/rmap.c</text:p>
      <text:p text:style-name="P1">#<text:tab/>mm/shmem.c</text:p>
      <text:p text:style-name="P1">#<text:tab/>mm/slab.c</text:p>
      <text:p text:style-name="P1">#<text:tab/>mm/slab.h</text:p>
      <text:p text:style-name="P1"><text:soft-page-break/>#<text:tab/>mm/slab_common.c</text:p>
      <text:p text:style-name="P1">#<text:tab/>mm/slob.c</text:p>
      <text:p text:style-name="P1">#<text:tab/>mm/slub.c</text:p>
      <text:p text:style-name="P1">#<text:tab/>mm/sparse-vmemmap.c</text:p>
      <text:p text:style-name="P1">#<text:tab/>mm/sparse.c</text:p>
      <text:p text:style-name="P1">#<text:tab/>mm/swap.c</text:p>
      <text:p text:style-name="P1">#<text:tab/>mm/swap_state.c</text:p>
      <text:p text:style-name="P1">#<text:tab/>mm/swapfile.c</text:p>
      <text:p text:style-name="P1">#<text:tab/>mm/truncate.c</text:p>
      <text:p text:style-name="P1">#<text:tab/>mm/usercopy.c</text:p>
      <text:p text:style-name="P1">#<text:tab/>mm/util.c</text:p>
      <text:p text:style-name="P1">#<text:tab/>mm/vmacache.c</text:p>
      <text:p text:style-name="P1">#<text:tab/>mm/vmalloc.c</text:p>
      <text:p text:style-name="P1">#<text:tab/>mm/vmpressure.c</text:p>
      <text:p text:style-name="P1">#<text:tab/>mm/vmscan.c</text:p>
      <text:p text:style-name="P1">#<text:tab/>mm/vmstat.c</text:p>
      <text:p text:style-name="P1">#<text:tab/>mm/workingset.c</text:p>
      <text:p text:style-name="P1">#<text:tab/>mm/zbud.c</text:p>
      <text:p text:style-name="P1">#<text:tab/>mm/zpool.c</text:p>
      <text:p text:style-name="P1">#<text:tab/>mm/zsmalloc.c</text:p>
      <text:p text:style-name="P1">#<text:tab/>mm/zswap.c</text:p>
      <text:p text:style-name="P1">#<text:tab/>net/6lowpan/Kconfig</text:p>
      <text:p text:style-name="P1">#<text:tab/>net/6lowpan/Makefile</text:p>
      <text:p text:style-name="P1">#<text:tab/>net/6lowpan/iphc.c</text:p>
      <text:p text:style-name="P1">#<text:tab/>net/802/fc.c</text:p>
      <text:p text:style-name="P1">#<text:tab/>net/802/fddi.c</text:p>
      <text:p text:style-name="P1">#<text:tab/>net/802/hippi.c</text:p>
      <text:p text:style-name="P1">#<text:tab/>net/8021q/vlan.c</text:p>
      <text:p text:style-name="P1">#<text:tab/>net/8021q/vlan.h</text:p>
      <text:p text:style-name="P1">#<text:tab/>net/8021q/vlan_core.c</text:p>
      <text:p text:style-name="P1">#<text:tab/>net/8021q/vlan_dev.c</text:p>
      <text:p text:style-name="P1">#<text:tab/>net/8021q/vlan_netlink.c</text:p>
      <text:p text:style-name="P1">#<text:tab/>net/8021q/vlanproc.c</text:p>
      <text:p text:style-name="P1">#<text:tab/>net/8021q/vlanproc.h</text:p>
      <text:p text:style-name="P1">#<text:tab/>net/9p/client.c</text:p>
      <text:p text:style-name="P1">#<text:tab/>net/9p/protocol.c</text:p>
      <text:p text:style-name="P1">#<text:tab/>net/9p/trans_common.c</text:p>
      <text:p text:style-name="P1">#<text:tab/>net/9p/trans_common.h</text:p>
      <text:p text:style-name="P1">#<text:tab/>net/9p/trans_fd.c</text:p>
      <text:p text:style-name="P1">#<text:tab/>net/9p/trans_rdma.c</text:p>
      <text:p text:style-name="P1">#<text:tab/>net/9p/trans_virtio.c</text:p>
      <text:p text:style-name="P1">#<text:tab/>net/Kconfig</text:p>
      <text:p text:style-name="P1">#<text:tab/>net/Makefile</text:p>
      <text:p text:style-name="P1">#<text:tab/>net/appletalk/aarp.c</text:p>
      <text:p text:style-name="P1">#<text:tab/>net/appletalk/atalk_proc.c</text:p>
      <text:p text:style-name="P1">#<text:tab/>net/appletalk/ddp.c</text:p>
      <text:p text:style-name="P1">#<text:tab/>net/appletalk/sysctl_net_atalk.c</text:p>
      <text:p text:style-name="P1">#<text:tab/>net/atm/br2684.c</text:p>
      <text:p text:style-name="P1">#<text:tab/>net/atm/clip.c</text:p>
      <text:p text:style-name="P1">#<text:tab/>net/atm/common.c</text:p>
      <text:p text:style-name="P1">#<text:tab/>net/atm/common.h</text:p>
      <text:p text:style-name="P1">#<text:tab/>net/atm/lec.c</text:p>
      <text:p text:style-name="P1"><text:soft-page-break/>#<text:tab/>net/atm/mpc.c</text:p>
      <text:p text:style-name="P1">#<text:tab/>net/atm/mpc.h</text:p>
      <text:p text:style-name="P1">#<text:tab/>net/atm/mpoa_caches.c</text:p>
      <text:p text:style-name="P1">#<text:tab/>net/atm/mpoa_proc.c</text:p>
      <text:p text:style-name="P1">#<text:tab/>net/atm/pvc.c</text:p>
      <text:p text:style-name="P1">#<text:tab/>net/atm/signaling.c</text:p>
      <text:p text:style-name="P1">#<text:tab/>net/atm/svc.c</text:p>
      <text:p text:style-name="P1">#<text:tab/>net/ax25/af_ax25.c</text:p>
      <text:p text:style-name="P1">#<text:tab/>net/ax25/ax25_dev.c</text:p>
      <text:p text:style-name="P1">#<text:tab/>net/ax25/ax25_ds_timer.c</text:p>
      <text:p text:style-name="P1">#<text:tab/>net/ax25/ax25_in.c</text:p>
      <text:p text:style-name="P1">#<text:tab/>net/ax25/ax25_ip.c</text:p>
      <text:p text:style-name="P1">#<text:tab/>net/ax25/ax25_out.c</text:p>
      <text:p text:style-name="P1">#<text:tab/>net/ax25/ax25_route.c</text:p>
      <text:p text:style-name="P1">#<text:tab/>net/ax25/ax25_std_timer.c</text:p>
      <text:p text:style-name="P1">#<text:tab/>net/ax25/ax25_subr.c</text:p>
      <text:p text:style-name="P1">#<text:tab/>net/ax25/ax25_uid.c</text:p>
      <text:p text:style-name="P1">#<text:tab/>net/batman-adv/Kconfig</text:p>
      <text:p text:style-name="P1">#<text:tab/>net/batman-adv/Makefile</text:p>
      <text:p text:style-name="P1">#<text:tab/>net/batman-adv/bat_algo.h</text:p>
      <text:p text:style-name="P1">#<text:tab/>net/batman-adv/bat_iv_ogm.c</text:p>
      <text:p text:style-name="P1">#<text:tab/>net/batman-adv/bitarray.c</text:p>
      <text:p text:style-name="P1">#<text:tab/>net/batman-adv/bitarray.h</text:p>
      <text:p text:style-name="P1">#<text:tab/>net/batman-adv/bridge_loop_avoidance.c</text:p>
      <text:p text:style-name="P1">#<text:tab/>net/batman-adv/bridge_loop_avoidance.h</text:p>
      <text:p text:style-name="P1">#<text:tab/>net/batman-adv/debugfs.c</text:p>
      <text:p text:style-name="P1">#<text:tab/>net/batman-adv/debugfs.h</text:p>
      <text:p text:style-name="P1">#<text:tab/>net/batman-adv/distributed-arp-table.c</text:p>
      <text:p text:style-name="P1">#<text:tab/>net/batman-adv/distributed-arp-table.h</text:p>
      <text:p text:style-name="P1">#<text:tab/>net/batman-adv/fragmentation.c</text:p>
      <text:p text:style-name="P1">#<text:tab/>net/batman-adv/fragmentation.h</text:p>
      <text:p text:style-name="P1">#<text:tab/>net/batman-adv/gateway_client.c</text:p>
      <text:p text:style-name="P1">#<text:tab/>net/batman-adv/gateway_client.h</text:p>
      <text:p text:style-name="P1">#<text:tab/>net/batman-adv/gateway_common.c</text:p>
      <text:p text:style-name="P1">#<text:tab/>net/batman-adv/gateway_common.h</text:p>
      <text:p text:style-name="P1">#<text:tab/>net/batman-adv/hard-interface.c</text:p>
      <text:p text:style-name="P1">#<text:tab/>net/batman-adv/hard-interface.h</text:p>
      <text:p text:style-name="P1">#<text:tab/>net/batman-adv/hash.c</text:p>
      <text:p text:style-name="P1">#<text:tab/>net/batman-adv/hash.h</text:p>
      <text:p text:style-name="P1">#<text:tab/>net/batman-adv/icmp_socket.c</text:p>
      <text:p text:style-name="P1">#<text:tab/>net/batman-adv/icmp_socket.h</text:p>
      <text:p text:style-name="P1">#<text:tab/>net/batman-adv/main.c</text:p>
      <text:p text:style-name="P1">#<text:tab/>net/batman-adv/main.h</text:p>
      <text:p text:style-name="P1">#<text:tab/>net/batman-adv/multicast.c</text:p>
      <text:p text:style-name="P1">#<text:tab/>net/batman-adv/multicast.h</text:p>
      <text:p text:style-name="P1">#<text:tab/>net/batman-adv/network-coding.c</text:p>
      <text:p text:style-name="P1">#<text:tab/>net/batman-adv/network-coding.h</text:p>
      <text:p text:style-name="P1">#<text:tab/>net/batman-adv/originator.c</text:p>
      <text:p text:style-name="P1">#<text:tab/>net/batman-adv/originator.h</text:p>
      <text:p text:style-name="P1">#<text:tab/>net/batman-adv/packet.h</text:p>
      <text:p text:style-name="P1">#<text:tab/>net/batman-adv/routing.c</text:p>
      <text:p text:style-name="P1">#<text:tab/>net/batman-adv/routing.h</text:p>
      <text:p text:style-name="P1"><text:soft-page-break/>#<text:tab/>net/batman-adv/send.c</text:p>
      <text:p text:style-name="P1">#<text:tab/>net/batman-adv/send.h</text:p>
      <text:p text:style-name="P1">#<text:tab/>net/batman-adv/soft-interface.c</text:p>
      <text:p text:style-name="P1">#<text:tab/>net/batman-adv/soft-interface.h</text:p>
      <text:p text:style-name="P1">#<text:tab/>net/batman-adv/sysfs.c</text:p>
      <text:p text:style-name="P1">#<text:tab/>net/batman-adv/sysfs.h</text:p>
      <text:p text:style-name="P1">#<text:tab/>net/batman-adv/translation-table.c</text:p>
      <text:p text:style-name="P1">#<text:tab/>net/batman-adv/translation-table.h</text:p>
      <text:p text:style-name="P1">#<text:tab/>net/batman-adv/types.h</text:p>
      <text:p text:style-name="P1">#<text:tab/>net/bluetooth/6lowpan.c</text:p>
      <text:p text:style-name="P1">#<text:tab/>net/bluetooth/Kconfig</text:p>
      <text:p text:style-name="P1">#<text:tab/>net/bluetooth/Makefile</text:p>
      <text:p text:style-name="P1">#<text:tab/>net/bluetooth/a2mp.c</text:p>
      <text:p text:style-name="P1">#<text:tab/>net/bluetooth/a2mp.h</text:p>
      <text:p text:style-name="P1">#<text:tab/>net/bluetooth/af_bluetooth.c</text:p>
      <text:p text:style-name="P1">#<text:tab/>net/bluetooth/amp.c</text:p>
      <text:p text:style-name="P1">#<text:tab/>net/bluetooth/amp.h</text:p>
      <text:p text:style-name="P1">#<text:tab/>net/bluetooth/bnep/Kconfig</text:p>
      <text:p text:style-name="P1">#<text:tab/>net/bluetooth/bnep/bnep.h</text:p>
      <text:p text:style-name="P1">#<text:tab/>net/bluetooth/bnep/core.c</text:p>
      <text:p text:style-name="P1">#<text:tab/>net/bluetooth/bnep/netdev.c</text:p>
      <text:p text:style-name="P1">#<text:tab/>net/bluetooth/bnep/sock.c</text:p>
      <text:p text:style-name="P1">#<text:tab/>net/bluetooth/cmtp/Kconfig</text:p>
      <text:p text:style-name="P1">#<text:tab/>net/bluetooth/cmtp/capi.c</text:p>
      <text:p text:style-name="P1">#<text:tab/>net/bluetooth/cmtp/core.c</text:p>
      <text:p text:style-name="P1">#<text:tab/>net/bluetooth/cmtp/sock.c</text:p>
      <text:p text:style-name="P1">#<text:tab/>net/bluetooth/hci_conn.c</text:p>
      <text:p text:style-name="P1">#<text:tab/>net/bluetooth/hci_core.c</text:p>
      <text:p text:style-name="P1">#<text:tab/>net/bluetooth/hci_event.c</text:p>
      <text:p text:style-name="P1">#<text:tab/>net/bluetooth/hci_sock.c</text:p>
      <text:p text:style-name="P1">#<text:tab/>net/bluetooth/hci_sysfs.c</text:p>
      <text:p text:style-name="P1">#<text:tab/>net/bluetooth/hidp/Kconfig</text:p>
      <text:p text:style-name="P1">#<text:tab/>net/bluetooth/hidp/core.c</text:p>
      <text:p text:style-name="P1">#<text:tab/>net/bluetooth/hidp/sock.c</text:p>
      <text:p text:style-name="P1">#<text:tab/>net/bluetooth/l2cap_core.c</text:p>
      <text:p text:style-name="P1">#<text:tab/>net/bluetooth/l2cap_sock.c</text:p>
      <text:p text:style-name="P1">#<text:tab/>net/bluetooth/lib.c</text:p>
      <text:p text:style-name="P1">#<text:tab/>net/bluetooth/mgmt.c</text:p>
      <text:p text:style-name="P1">#<text:tab/>net/bluetooth/rfcomm/Kconfig</text:p>
      <text:p text:style-name="P1">#<text:tab/>net/bluetooth/rfcomm/core.c</text:p>
      <text:p text:style-name="P1">#<text:tab/>net/bluetooth/rfcomm/sock.c</text:p>
      <text:p text:style-name="P1">#<text:tab/>net/bluetooth/rfcomm/tty.c</text:p>
      <text:p text:style-name="P1">#<text:tab/>net/bluetooth/sco.c</text:p>
      <text:p text:style-name="P1">#<text:tab/>net/bluetooth/smp.c</text:p>
      <text:p text:style-name="P1">#<text:tab/>net/bluetooth/smp.h</text:p>
      <text:p text:style-name="P1">#<text:tab/>net/bridge/Makefile</text:p>
      <text:p text:style-name="P1">#<text:tab/>net/bridge/br.c</text:p>
      <text:p text:style-name="P1">#<text:tab/>net/bridge/br_device.c</text:p>
      <text:p text:style-name="P1">#<text:tab/>net/bridge/br_fdb.c</text:p>
      <text:p text:style-name="P1">#<text:tab/>net/bridge/br_forward.c</text:p>
      <text:p text:style-name="P1">#<text:tab/>net/bridge/br_if.c</text:p>
      <text:p text:style-name="P1">#<text:tab/>net/bridge/br_input.c</text:p>
      <text:p text:style-name="P1"><text:soft-page-break/>#<text:tab/>net/bridge/br_ioctl.c</text:p>
      <text:p text:style-name="P1">#<text:tab/>net/bridge/br_mdb.c</text:p>
      <text:p text:style-name="P1">#<text:tab/>net/bridge/br_multicast.c</text:p>
      <text:p text:style-name="P1">#<text:tab/>net/bridge/br_netlink.c</text:p>
      <text:p text:style-name="P1">#<text:tab/>net/bridge/br_nf_core.c</text:p>
      <text:p text:style-name="P1">#<text:tab/>net/bridge/br_private.h</text:p>
      <text:p text:style-name="P1">#<text:tab/>net/bridge/br_stp.c</text:p>
      <text:p text:style-name="P1">#<text:tab/>net/bridge/br_stp_bpdu.c</text:p>
      <text:p text:style-name="P1">#<text:tab/>net/bridge/br_stp_if.c</text:p>
      <text:p text:style-name="P1">#<text:tab/>net/bridge/br_stp_timer.c</text:p>
      <text:p text:style-name="P1">#<text:tab/>net/bridge/br_sysfs_br.c</text:p>
      <text:p text:style-name="P1">#<text:tab/>net/bridge/br_sysfs_if.c</text:p>
      <text:p text:style-name="P1">#<text:tab/>net/bridge/br_vlan.c</text:p>
      <text:p text:style-name="P1">#<text:tab/>net/bridge/netfilter/ebt_802_3.c</text:p>
      <text:p text:style-name="P1">#<text:tab/>net/bridge/netfilter/ebt_arp.c</text:p>
      <text:p text:style-name="P1">#<text:tab/>net/bridge/netfilter/ebt_ip.c</text:p>
      <text:p text:style-name="P1">#<text:tab/>net/bridge/netfilter/ebt_ip6.c</text:p>
      <text:p text:style-name="P1">#<text:tab/>net/bridge/netfilter/ebt_log.c</text:p>
      <text:p text:style-name="P1">#<text:tab/>net/bridge/netfilter/ebt_nflog.c</text:p>
      <text:p text:style-name="P1">#<text:tab/>net/bridge/netfilter/ebt_redirect.c</text:p>
      <text:p text:style-name="P1">#<text:tab/>net/bridge/netfilter/ebt_stp.c</text:p>
      <text:p text:style-name="P1">#<text:tab/>net/bridge/netfilter/ebt_vlan.c</text:p>
      <text:p text:style-name="P1">#<text:tab/>net/bridge/netfilter/ebtable_broute.c</text:p>
      <text:p text:style-name="P1">#<text:tab/>net/bridge/netfilter/ebtable_filter.c</text:p>
      <text:p text:style-name="P1">#<text:tab/>net/bridge/netfilter/ebtable_nat.c</text:p>
      <text:p text:style-name="P1">#<text:tab/>net/bridge/netfilter/ebtables.c</text:p>
      <text:p text:style-name="P1">#<text:tab/>net/bridge/netfilter/nf_log_bridge.c</text:p>
      <text:p text:style-name="P1">#<text:tab/>net/bridge/netfilter/nf_tables_bridge.c</text:p>
      <text:p text:style-name="P1">#<text:tab/>net/bridge/netfilter/nft_meta_bridge.c</text:p>
      <text:p text:style-name="P1">#<text:tab/>net/bridge/netfilter/nft_reject_bridge.c</text:p>
      <text:p text:style-name="P1">#<text:tab/>net/caif/caif_dev.c</text:p>
      <text:p text:style-name="P1">#<text:tab/>net/caif/caif_socket.c</text:p>
      <text:p text:style-name="P1">#<text:tab/>net/caif/cfctrl.c</text:p>
      <text:p text:style-name="P1">#<text:tab/>net/caif/cffrml.c</text:p>
      <text:p text:style-name="P1">#<text:tab/>net/caif/cfpkt_skbuff.c</text:p>
      <text:p text:style-name="P1">#<text:tab/>net/caif/cfrfml.c</text:p>
      <text:p text:style-name="P1">#<text:tab/>net/caif/chnl_net.c</text:p>
      <text:p text:style-name="P1">#<text:tab/>net/can/Makefile</text:p>
      <text:p text:style-name="P1">#<text:tab/>net/can/af_can.c</text:p>
      <text:p text:style-name="P1">#<text:tab/>net/can/bcm.c</text:p>
      <text:p text:style-name="P1">#<text:tab/>net/can/gw.c</text:p>
      <text:p text:style-name="P1">#<text:tab/>net/can/proc.c</text:p>
      <text:p text:style-name="P1">#<text:tab/>net/can/raw.c</text:p>
      <text:p text:style-name="P1">#<text:tab/>net/ceph/Makefile</text:p>
      <text:p text:style-name="P1">#<text:tab/>net/ceph/auth.c</text:p>
      <text:p text:style-name="P1">#<text:tab/>net/ceph/auth_none.c</text:p>
      <text:p text:style-name="P1">#<text:tab/>net/ceph/auth_none.h</text:p>
      <text:p text:style-name="P1">#<text:tab/>net/ceph/auth_x.c</text:p>
      <text:p text:style-name="P1">#<text:tab/>net/ceph/auth_x.h</text:p>
      <text:p text:style-name="P1">#<text:tab/>net/ceph/auth_x_protocol.h</text:p>
      <text:p text:style-name="P1">#<text:tab/>net/ceph/buffer.c</text:p>
      <text:p text:style-name="P1">#<text:tab/>net/ceph/ceph_common.c</text:p>
      <text:p text:style-name="P1"><text:soft-page-break/>#<text:tab/>net/ceph/ceph_fs.c</text:p>
      <text:p text:style-name="P1">#<text:tab/>net/ceph/ceph_strings.c</text:p>
      <text:p text:style-name="P1">#<text:tab/>net/ceph/crush/crush.c</text:p>
      <text:p text:style-name="P1">#<text:tab/>net/ceph/crush/hash.c</text:p>
      <text:p text:style-name="P1">#<text:tab/>net/ceph/crush/mapper.c</text:p>
      <text:p text:style-name="P1">#<text:tab/>net/ceph/crypto.c</text:p>
      <text:p text:style-name="P1">#<text:tab/>net/ceph/crypto.h</text:p>
      <text:p text:style-name="P1">#<text:tab/>net/ceph/debugfs.c</text:p>
      <text:p text:style-name="P1">#<text:tab/>net/ceph/messenger.c</text:p>
      <text:p text:style-name="P1">#<text:tab/>net/ceph/mon_client.c</text:p>
      <text:p text:style-name="P1">#<text:tab/>net/ceph/msgpool.c</text:p>
      <text:p text:style-name="P1">#<text:tab/>net/ceph/osd_client.c</text:p>
      <text:p text:style-name="P1">#<text:tab/>net/ceph/osdmap.c</text:p>
      <text:p text:style-name="P1">#<text:tab/>net/ceph/pagelist.c</text:p>
      <text:p text:style-name="P1">#<text:tab/>net/ceph/pagevec.c</text:p>
      <text:p text:style-name="P1">#<text:tab/>net/compat.c</text:p>
      <text:p text:style-name="P1">#<text:tab/>net/core/Makefile</text:p>
      <text:p text:style-name="P1">#<text:tab/>net/core/datagram.c</text:p>
      <text:p text:style-name="P1">#<text:tab/>net/core/dev.c</text:p>
      <text:p text:style-name="P1">#<text:tab/>net/core/dev_addr_lists.c</text:p>
      <text:p text:style-name="P1">#<text:tab/>net/core/dev_ioctl.c</text:p>
      <text:p text:style-name="P1">#<text:tab/>net/core/drop_monitor.c</text:p>
      <text:p text:style-name="P1">#<text:tab/>net/core/dst.c</text:p>
      <text:p text:style-name="P1">#<text:tab/>net/core/ethtool.c</text:p>
      <text:p text:style-name="P1">#<text:tab/>net/core/fib_rules.c</text:p>
      <text:p text:style-name="P1">#<text:tab/>net/core/filter.c</text:p>
      <text:p text:style-name="P1">#<text:tab/>net/core/flow.c</text:p>
      <text:p text:style-name="P1">#<text:tab/>net/core/flow_dissector.c</text:p>
      <text:p text:style-name="P1">#<text:tab/>net/core/gen_estimator.c</text:p>
      <text:p text:style-name="P1">#<text:tab/>net/core/gen_stats.c</text:p>
      <text:p text:style-name="P1">#<text:tab/>net/core/link_watch.c</text:p>
      <text:p text:style-name="P1">#<text:tab/>net/core/neighbour.c</text:p>
      <text:p text:style-name="P1">#<text:tab/>net/core/net-procfs.c</text:p>
      <text:p text:style-name="P1">#<text:tab/>net/core/net-sysfs.c</text:p>
      <text:p text:style-name="P1">#<text:tab/>net/core/net-traces.c</text:p>
      <text:p text:style-name="P1">#<text:tab/>net/core/net_namespace.c</text:p>
      <text:p text:style-name="P1">#<text:tab/>net/core/netclassid_cgroup.c</text:p>
      <text:p text:style-name="P1">#<text:tab/>net/core/netevent.c</text:p>
      <text:p text:style-name="P1">#<text:tab/>net/core/netpoll.c</text:p>
      <text:p text:style-name="P1">#<text:tab/>net/core/netprio_cgroup.c</text:p>
      <text:p text:style-name="P1">#<text:tab/>net/core/pktgen.c</text:p>
      <text:p text:style-name="P1">#<text:tab/>net/core/ptp_classifier.c</text:p>
      <text:p text:style-name="P1">#<text:tab/>net/core/request_sock.c</text:p>
      <text:p text:style-name="P1">#<text:tab/>net/core/rtnetlink.c</text:p>
      <text:p text:style-name="P1">#<text:tab/>net/core/scm.c</text:p>
      <text:p text:style-name="P1">#<text:tab/>net/core/secure_seq.c</text:p>
      <text:p text:style-name="P1">#<text:tab/>net/core/skbuff.c</text:p>
      <text:p text:style-name="P1">#<text:tab/>net/core/sock.c</text:p>
      <text:p text:style-name="P1">#<text:tab/>net/core/sock_diag.c</text:p>
      <text:p text:style-name="P1">#<text:tab/>net/core/stream.c</text:p>
      <text:p text:style-name="P1">#<text:tab/>net/core/sysctl_net_core.c</text:p>
      <text:p text:style-name="P1">#<text:tab/>net/core/timestamping.c</text:p>
      <text:p text:style-name="P1"><text:soft-page-break/>#<text:tab/>net/core/tso.c</text:p>
      <text:p text:style-name="P1">#<text:tab/>net/core/utils.c</text:p>
      <text:p text:style-name="P1">#<text:tab/>net/dcb/dcbnl.c</text:p>
      <text:p text:style-name="P1">#<text:tab/>net/dccp/ackvec.c</text:p>
      <text:p text:style-name="P1">#<text:tab/>net/dccp/ccid.c</text:p>
      <text:p text:style-name="P1">#<text:tab/>net/dccp/ccid.h</text:p>
      <text:p text:style-name="P1">#<text:tab/>net/dccp/dccp.h</text:p>
      <text:p text:style-name="P1">#<text:tab/>net/dccp/diag.c</text:p>
      <text:p text:style-name="P1">#<text:tab/>net/dccp/feat.c</text:p>
      <text:p text:style-name="P1">#<text:tab/>net/dccp/input.c</text:p>
      <text:p text:style-name="P1">#<text:tab/>net/dccp/ipv4.c</text:p>
      <text:p text:style-name="P1">#<text:tab/>net/dccp/ipv6.c</text:p>
      <text:p text:style-name="P1">#<text:tab/>net/dccp/minisocks.c</text:p>
      <text:p text:style-name="P1">#<text:tab/>net/dccp/options.c</text:p>
      <text:p text:style-name="P1">#<text:tab/>net/dccp/output.c</text:p>
      <text:p text:style-name="P1">#<text:tab/>net/dccp/probe.c</text:p>
      <text:p text:style-name="P1">#<text:tab/>net/dccp/proto.c</text:p>
      <text:p text:style-name="P1">#<text:tab/>net/dccp/timer.c</text:p>
      <text:p text:style-name="P1">#<text:tab/>net/decnet/af_decnet.c</text:p>
      <text:p text:style-name="P1">#<text:tab/>net/decnet/dn_dev.c</text:p>
      <text:p text:style-name="P1">#<text:tab/>net/decnet/dn_fib.c</text:p>
      <text:p text:style-name="P1">#<text:tab/>net/decnet/dn_neigh.c</text:p>
      <text:p text:style-name="P1">#<text:tab/>net/decnet/dn_nsp_in.c</text:p>
      <text:p text:style-name="P1">#<text:tab/>net/decnet/dn_nsp_out.c</text:p>
      <text:p text:style-name="P1">#<text:tab/>net/decnet/dn_route.c</text:p>
      <text:p text:style-name="P1">#<text:tab/>net/decnet/dn_rules.c</text:p>
      <text:p text:style-name="P1">#<text:tab/>net/decnet/dn_table.c</text:p>
      <text:p text:style-name="P1">#<text:tab/>net/decnet/netfilter/dn_rtmsg.c</text:p>
      <text:p text:style-name="P1">#<text:tab/>net/dns_resolver/dns_key.c</text:p>
      <text:p text:style-name="P1">#<text:tab/>net/dns_resolver/dns_query.c</text:p>
      <text:p text:style-name="P1">#<text:tab/>net/dns_resolver/internal.h</text:p>
      <text:p text:style-name="P1">#<text:tab/>net/dsa/Kconfig</text:p>
      <text:p text:style-name="P1">#<text:tab/>net/dsa/Makefile</text:p>
      <text:p text:style-name="P1">#<text:tab/>net/dsa/dsa.c</text:p>
      <text:p text:style-name="P1">#<text:tab/>net/dsa/dsa_priv.h</text:p>
      <text:p text:style-name="P1">#<text:tab/>net/dsa/slave.c</text:p>
      <text:p text:style-name="P1">#<text:tab/>net/dsa/tag_brcm.c</text:p>
      <text:p text:style-name="P1">#<text:tab/>net/dsa/tag_dsa.c</text:p>
      <text:p text:style-name="P1">#<text:tab/>net/dsa/tag_edsa.c</text:p>
      <text:p text:style-name="P1">#<text:tab/>net/dsa/tag_trailer.c</text:p>
      <text:p text:style-name="P1">#<text:tab/>net/ethernet/eth.c</text:p>
      <text:p text:style-name="P1">#<text:tab/>net/hsr/Kconfig</text:p>
      <text:p text:style-name="P1">#<text:tab/>net/hsr/hsr_device.c</text:p>
      <text:p text:style-name="P1">#<text:tab/>net/hsr/hsr_device.h</text:p>
      <text:p text:style-name="P1">#<text:tab/>net/hsr/hsr_forward.c</text:p>
      <text:p text:style-name="P1">#<text:tab/>net/hsr/hsr_framereg.c</text:p>
      <text:p text:style-name="P1">#<text:tab/>net/hsr/hsr_framereg.h</text:p>
      <text:p text:style-name="P1">#<text:tab/>net/hsr/hsr_main.c</text:p>
      <text:p text:style-name="P1">#<text:tab/>net/hsr/hsr_main.h</text:p>
      <text:p text:style-name="P1">#<text:tab/>net/hsr/hsr_netlink.c</text:p>
      <text:p text:style-name="P1">#<text:tab/>net/hsr/hsr_slave.c</text:p>
      <text:p text:style-name="P1">#<text:tab/>net/ieee802154/Kconfig</text:p>
      <text:p text:style-name="P1"><text:soft-page-break/>#<text:tab/>net/ieee802154/Makefile</text:p>
      <text:p text:style-name="P1">#<text:tab/>net/ieee802154/header_ops.c</text:p>
      <text:p text:style-name="P1">#<text:tab/>net/ieee802154/ieee802154.h</text:p>
      <text:p text:style-name="P1">#<text:tab/>net/ieee802154/netlink.c</text:p>
      <text:p text:style-name="P1">#<text:tab/>net/ieee802154/nl-mac.c</text:p>
      <text:p text:style-name="P1">#<text:tab/>net/ieee802154/nl-phy.c</text:p>
      <text:p text:style-name="P1">#<text:tab/>net/ieee802154/nl_policy.c</text:p>
      <text:p text:style-name="P1">#<text:tab/>net/ipv4/Kconfig</text:p>
      <text:p text:style-name="P1">#<text:tab/>net/ipv4/Makefile</text:p>
      <text:p text:style-name="P1">#<text:tab/>net/ipv4/af_inet.c</text:p>
      <text:p text:style-name="P1">#<text:tab/>net/ipv4/ah4.c</text:p>
      <text:p text:style-name="P1">#<text:tab/>net/ipv4/arp.c</text:p>
      <text:p text:style-name="P1">#<text:tab/>net/ipv4/cipso_ipv4.c</text:p>
      <text:p text:style-name="P1">#<text:tab/>net/ipv4/datagram.c</text:p>
      <text:p text:style-name="P1">#<text:tab/>net/ipv4/devinet.c</text:p>
      <text:p text:style-name="P1">#<text:tab/>net/ipv4/esp4.c</text:p>
      <text:p text:style-name="P1">#<text:tab/>net/ipv4/fib_frontend.c</text:p>
      <text:p text:style-name="P1">#<text:tab/>net/ipv4/fib_lookup.h</text:p>
      <text:p text:style-name="P1">#<text:tab/>net/ipv4/fib_rules.c</text:p>
      <text:p text:style-name="P1">#<text:tab/>net/ipv4/fib_semantics.c</text:p>
      <text:p text:style-name="P1">#<text:tab/>net/ipv4/fib_trie.c</text:p>
      <text:p text:style-name="P1">#<text:tab/>net/ipv4/fou.c</text:p>
      <text:p text:style-name="P1">#<text:tab/>net/ipv4/gre_demux.c</text:p>
      <text:p text:style-name="P1">#<text:tab/>net/ipv4/gre_offload.c</text:p>
      <text:p text:style-name="P1">#<text:tab/>net/ipv4/icmp.c</text:p>
      <text:p text:style-name="P1">#<text:tab/>net/ipv4/igmp.c</text:p>
      <text:p text:style-name="P1">#<text:tab/>net/ipv4/inet_connection_sock.c</text:p>
      <text:p text:style-name="P1">#<text:tab/>net/ipv4/inet_diag.c</text:p>
      <text:p text:style-name="P1">#<text:tab/>net/ipv4/inet_fragment.c</text:p>
      <text:p text:style-name="P1">#<text:tab/>net/ipv4/inet_hashtables.c</text:p>
      <text:p text:style-name="P1">#<text:tab/>net/ipv4/inet_timewait_sock.c</text:p>
      <text:p text:style-name="P1">#<text:tab/>net/ipv4/inetpeer.c</text:p>
      <text:p text:style-name="P1">#<text:tab/>net/ipv4/ip_forward.c</text:p>
      <text:p text:style-name="P1">#<text:tab/>net/ipv4/ip_fragment.c</text:p>
      <text:p text:style-name="P1">#<text:tab/>net/ipv4/ip_gre.c</text:p>
      <text:p text:style-name="P1">#<text:tab/>net/ipv4/ip_input.c</text:p>
      <text:p text:style-name="P1">#<text:tab/>net/ipv4/ip_options.c</text:p>
      <text:p text:style-name="P1">#<text:tab/>net/ipv4/ip_output.c</text:p>
      <text:p text:style-name="P1">#<text:tab/>net/ipv4/ip_sockglue.c</text:p>
      <text:p text:style-name="P1">#<text:tab/>net/ipv4/ip_tunnel.c</text:p>
      <text:p text:style-name="P1">#<text:tab/>net/ipv4/ip_tunnel_core.c</text:p>
      <text:p text:style-name="P1">#<text:tab/>net/ipv4/ip_vti.c</text:p>
      <text:p text:style-name="P1">#<text:tab/>net/ipv4/ipcomp.c</text:p>
      <text:p text:style-name="P1">#<text:tab/>net/ipv4/ipconfig.c</text:p>
      <text:p text:style-name="P1">#<text:tab/>net/ipv4/ipip.c</text:p>
      <text:p text:style-name="P1">#<text:tab/>net/ipv4/ipmr.c</text:p>
      <text:p text:style-name="P1">#<text:tab/>net/ipv4/netfilter.c</text:p>
      <text:p text:style-name="P1">#<text:tab/>net/ipv4/netfilter/Kconfig</text:p>
      <text:p text:style-name="P1">#<text:tab/>net/ipv4/netfilter/Makefile</text:p>
      <text:p text:style-name="P1">#<text:tab/>net/ipv4/netfilter/arp_tables.c</text:p>
      <text:p text:style-name="P1">#<text:tab/>net/ipv4/netfilter/arptable_filter.c</text:p>
      <text:p text:style-name="P1">#<text:tab/>net/ipv4/netfilter/ip_tables.c</text:p>
      <text:p text:style-name="P1"><text:soft-page-break/>#<text:tab/>net/ipv4/netfilter/ipt_CLUSTERIP.c</text:p>
      <text:p text:style-name="P1">#<text:tab/>net/ipv4/netfilter/ipt_ECN.c</text:p>
      <text:p text:style-name="P1">#<text:tab/>net/ipv4/netfilter/ipt_REJECT.c</text:p>
      <text:p text:style-name="P1">#<text:tab/>net/ipv4/netfilter/ipt_SYNPROXY.c</text:p>
      <text:p text:style-name="P1">#<text:tab/>net/ipv4/netfilter/ipt_ah.c</text:p>
      <text:p text:style-name="P1">#<text:tab/>net/ipv4/netfilter/ipt_rpfilter.c</text:p>
      <text:p text:style-name="P1">#<text:tab/>net/ipv4/netfilter/iptable_filter.c</text:p>
      <text:p text:style-name="P1">#<text:tab/>net/ipv4/netfilter/iptable_mangle.c</text:p>
      <text:p text:style-name="P1">#<text:tab/>net/ipv4/netfilter/iptable_nat.c</text:p>
      <text:p text:style-name="P1">#<text:tab/>net/ipv4/netfilter/iptable_raw.c</text:p>
      <text:p text:style-name="P1">#<text:tab/>net/ipv4/netfilter/iptable_security.c</text:p>
      <text:p text:style-name="P1">#<text:tab/>net/ipv4/netfilter/nf_conntrack_l3proto_ipv4.c</text:p>
      <text:p text:style-name="P1">#<text:tab/>net/ipv4/netfilter/nf_conntrack_proto_icmp.c</text:p>
      <text:p text:style-name="P1">#<text:tab/>net/ipv4/netfilter/nf_defrag_ipv4.c</text:p>
      <text:p text:style-name="P1">#<text:tab/>net/ipv4/netfilter/nf_log_arp.c</text:p>
      <text:p text:style-name="P1">#<text:tab/>net/ipv4/netfilter/nf_log_ipv4.c</text:p>
      <text:p text:style-name="P1">#<text:tab/>net/ipv4/netfilter/nf_nat_h323.c</text:p>
      <text:p text:style-name="P1">#<text:tab/>net/ipv4/netfilter/nf_nat_l3proto_ipv4.c</text:p>
      <text:p text:style-name="P1">#<text:tab/>net/ipv4/netfilter/nf_nat_masquerade_ipv4.c</text:p>
      <text:p text:style-name="P1">#<text:tab/>net/ipv4/netfilter/nf_nat_pptp.c</text:p>
      <text:p text:style-name="P1">#<text:tab/>net/ipv4/netfilter/nf_nat_proto_gre.c</text:p>
      <text:p text:style-name="P1">#<text:tab/>net/ipv4/netfilter/nf_nat_proto_icmp.c</text:p>
      <text:p text:style-name="P1">#<text:tab/>net/ipv4/netfilter/nf_nat_snmp_basic.c</text:p>
      <text:p text:style-name="P1">#<text:tab/>net/ipv4/netfilter/nf_reject_ipv4.c</text:p>
      <text:p text:style-name="P1">#<text:tab/>net/ipv4/netfilter/nf_tables_arp.c</text:p>
      <text:p text:style-name="P1">#<text:tab/>net/ipv4/netfilter/nf_tables_ipv4.c</text:p>
      <text:p text:style-name="P1">#<text:tab/>net/ipv4/netfilter/nft_chain_nat_ipv4.c</text:p>
      <text:p text:style-name="P1">#<text:tab/>net/ipv4/netfilter/nft_chain_route_ipv4.c</text:p>
      <text:p text:style-name="P1">#<text:tab/>net/ipv4/netfilter/nft_masq_ipv4.c</text:p>
      <text:p text:style-name="P1">#<text:tab/>net/ipv4/netfilter/nft_reject_ipv4.c</text:p>
      <text:p text:style-name="P1">#<text:tab/>net/ipv4/ping.c</text:p>
      <text:p text:style-name="P1">#<text:tab/>net/ipv4/proc.c</text:p>
      <text:p text:style-name="P1">#<text:tab/>net/ipv4/raw.c</text:p>
      <text:p text:style-name="P1">#<text:tab/>net/ipv4/route.c</text:p>
      <text:p text:style-name="P1">#<text:tab/>net/ipv4/syncookies.c</text:p>
      <text:p text:style-name="P1">#<text:tab/>net/ipv4/sysctl_net_ipv4.c</text:p>
      <text:p text:style-name="P1">#<text:tab/>net/ipv4/tcp.c</text:p>
      <text:p text:style-name="P1">#<text:tab/>net/ipv4/tcp_bic.c</text:p>
      <text:p text:style-name="P1">#<text:tab/>net/ipv4/tcp_cong.c</text:p>
      <text:p text:style-name="P1">#<text:tab/>net/ipv4/tcp_cubic.c</text:p>
      <text:p text:style-name="P1">#<text:tab/>net/ipv4/tcp_dctcp.c</text:p>
      <text:p text:style-name="P1">#<text:tab/>net/ipv4/tcp_diag.c</text:p>
      <text:p text:style-name="P1">#<text:tab/>net/ipv4/tcp_fastopen.c</text:p>
      <text:p text:style-name="P1">#<text:tab/>net/ipv4/tcp_highspeed.c</text:p>
      <text:p text:style-name="P1">#<text:tab/>net/ipv4/tcp_htcp.c</text:p>
      <text:p text:style-name="P1">#<text:tab/>net/ipv4/tcp_hybla.c</text:p>
      <text:p text:style-name="P1">#<text:tab/>net/ipv4/tcp_illinois.c</text:p>
      <text:p text:style-name="P1">#<text:tab/>net/ipv4/tcp_input.c</text:p>
      <text:p text:style-name="P1">#<text:tab/>net/ipv4/tcp_ipv4.c</text:p>
      <text:p text:style-name="P1">#<text:tab/>net/ipv4/tcp_lp.c</text:p>
      <text:p text:style-name="P1">#<text:tab/>net/ipv4/tcp_metrics.c</text:p>
      <text:p text:style-name="P1">#<text:tab/>net/ipv4/tcp_minisocks.c</text:p>
      <text:p text:style-name="P1"><text:soft-page-break/>#<text:tab/>net/ipv4/tcp_offload.c</text:p>
      <text:p text:style-name="P1">#<text:tab/>net/ipv4/tcp_output.c</text:p>
      <text:p text:style-name="P1">#<text:tab/>net/ipv4/tcp_probe.c</text:p>
      <text:p text:style-name="P1">#<text:tab/>net/ipv4/tcp_scalable.c</text:p>
      <text:p text:style-name="P1">#<text:tab/>net/ipv4/tcp_timer.c</text:p>
      <text:p text:style-name="P1">#<text:tab/>net/ipv4/tcp_vegas.c</text:p>
      <text:p text:style-name="P1">#<text:tab/>net/ipv4/tcp_vegas.h</text:p>
      <text:p text:style-name="P1">#<text:tab/>net/ipv4/tcp_veno.c</text:p>
      <text:p text:style-name="P1">#<text:tab/>net/ipv4/tcp_westwood.c</text:p>
      <text:p text:style-name="P1">#<text:tab/>net/ipv4/tcp_yeah.c</text:p>
      <text:p text:style-name="P1">#<text:tab/>net/ipv4/tunnel4.c</text:p>
      <text:p text:style-name="P1">#<text:tab/>net/ipv4/udp.c</text:p>
      <text:p text:style-name="P1">#<text:tab/>net/ipv4/udp_diag.c</text:p>
      <text:p text:style-name="P1">#<text:tab/>net/ipv4/udp_impl.h</text:p>
      <text:p text:style-name="P1">#<text:tab/>net/ipv4/udp_offload.c</text:p>
      <text:p text:style-name="P1">#<text:tab/>net/ipv4/udp_tunnel.c</text:p>
      <text:p text:style-name="P1">#<text:tab/>net/ipv4/udplite.c</text:p>
      <text:p text:style-name="P1">#<text:tab/>net/ipv4/xfrm4_input.c</text:p>
      <text:p text:style-name="P1">#<text:tab/>net/ipv4/xfrm4_mode_tunnel.c</text:p>
      <text:p text:style-name="P1">#<text:tab/>net/ipv4/xfrm4_output.c</text:p>
      <text:p text:style-name="P1">#<text:tab/>net/ipv4/xfrm4_policy.c</text:p>
      <text:p text:style-name="P1">#<text:tab/>net/ipv6/Kconfig</text:p>
      <text:p text:style-name="P1">#<text:tab/>net/ipv6/Makefile</text:p>
      <text:p text:style-name="P1">#<text:tab/>net/ipv6/addrconf.c</text:p>
      <text:p text:style-name="P1">#<text:tab/>net/ipv6/addrconf_core.c</text:p>
      <text:p text:style-name="P1">#<text:tab/>net/ipv6/addrlabel.c</text:p>
      <text:p text:style-name="P1">#<text:tab/>net/ipv6/af_inet6.c</text:p>
      <text:p text:style-name="P1">#<text:tab/>net/ipv6/ah6.c</text:p>
      <text:p text:style-name="P1">#<text:tab/>net/ipv6/anycast.c</text:p>
      <text:p text:style-name="P1">#<text:tab/>net/ipv6/datagram.c</text:p>
      <text:p text:style-name="P1">#<text:tab/>net/ipv6/esp6.c</text:p>
      <text:p text:style-name="P1">#<text:tab/>net/ipv6/exthdrs.c</text:p>
      <text:p text:style-name="P1">#<text:tab/>net/ipv6/exthdrs_core.c</text:p>
      <text:p text:style-name="P1">#<text:tab/>net/ipv6/fib6_rules.c</text:p>
      <text:p text:style-name="P1">#<text:tab/>net/ipv6/icmp.c</text:p>
      <text:p text:style-name="P1">#<text:tab/>net/ipv6/inet6_connection_sock.c</text:p>
      <text:p text:style-name="P1">#<text:tab/>net/ipv6/inet6_hashtables.c</text:p>
      <text:p text:style-name="P1">#<text:tab/>net/ipv6/ip6_checksum.c</text:p>
      <text:p text:style-name="P1">#<text:tab/>net/ipv6/ip6_fib.c</text:p>
      <text:p text:style-name="P1">#<text:tab/>net/ipv6/ip6_flowlabel.c</text:p>
      <text:p text:style-name="P1">#<text:tab/>net/ipv6/ip6_gre.c</text:p>
      <text:p text:style-name="P1">#<text:tab/>net/ipv6/ip6_icmp.c</text:p>
      <text:p text:style-name="P1">#<text:tab/>net/ipv6/ip6_input.c</text:p>
      <text:p text:style-name="P1">#<text:tab/>net/ipv6/ip6_offload.c</text:p>
      <text:p text:style-name="P1">#<text:tab/>net/ipv6/ip6_offload.h</text:p>
      <text:p text:style-name="P1">#<text:tab/>net/ipv6/ip6_output.c</text:p>
      <text:p text:style-name="P1">#<text:tab/>net/ipv6/ip6_tunnel.c</text:p>
      <text:p text:style-name="P1">#<text:tab/>net/ipv6/ip6_udp_tunnel.c</text:p>
      <text:p text:style-name="P1">#<text:tab/>net/ipv6/ip6_vti.c</text:p>
      <text:p text:style-name="P1">#<text:tab/>net/ipv6/ip6mr.c</text:p>
      <text:p text:style-name="P1">#<text:tab/>net/ipv6/ipcomp6.c</text:p>
      <text:p text:style-name="P1">#<text:tab/>net/ipv6/ipv6_sockglue.c</text:p>
      <text:p text:style-name="P1"><text:soft-page-break/>#<text:tab/>net/ipv6/mcast.c</text:p>
      <text:p text:style-name="P1">#<text:tab/>net/ipv6/mip6.c</text:p>
      <text:p text:style-name="P1">#<text:tab/>net/ipv6/ndisc.c</text:p>
      <text:p text:style-name="P1">#<text:tab/>net/ipv6/netfilter.c</text:p>
      <text:p text:style-name="P1">#<text:tab/>net/ipv6/netfilter/Kconfig</text:p>
      <text:p text:style-name="P1">#<text:tab/>net/ipv6/netfilter/Makefile</text:p>
      <text:p text:style-name="P1">#<text:tab/>net/ipv6/netfilter/ip6_tables.c</text:p>
      <text:p text:style-name="P1">#<text:tab/>net/ipv6/netfilter/ip6t_REJECT.c</text:p>
      <text:p text:style-name="P1">#<text:tab/>net/ipv6/netfilter/ip6t_SYNPROXY.c</text:p>
      <text:p text:style-name="P1">#<text:tab/>net/ipv6/netfilter/ip6t_rpfilter.c</text:p>
      <text:p text:style-name="P1">#<text:tab/>net/ipv6/netfilter/ip6table_filter.c</text:p>
      <text:p text:style-name="P1">#<text:tab/>net/ipv6/netfilter/ip6table_mangle.c</text:p>
      <text:p text:style-name="P1">#<text:tab/>net/ipv6/netfilter/ip6table_nat.c</text:p>
      <text:p text:style-name="P1">#<text:tab/>net/ipv6/netfilter/ip6table_raw.c</text:p>
      <text:p text:style-name="P1">#<text:tab/>net/ipv6/netfilter/ip6table_security.c</text:p>
      <text:p text:style-name="P1">#<text:tab/>net/ipv6/netfilter/nf_conntrack_l3proto_ipv6.c</text:p>
      <text:p text:style-name="P1">#<text:tab/>net/ipv6/netfilter/nf_conntrack_proto_icmpv6.c</text:p>
      <text:p text:style-name="P1">#<text:tab/>net/ipv6/netfilter/nf_conntrack_reasm.c</text:p>
      <text:p text:style-name="P1">#<text:tab/>net/ipv6/netfilter/nf_defrag_ipv6_hooks.c</text:p>
      <text:p text:style-name="P1">#<text:tab/>net/ipv6/netfilter/nf_log_ipv6.c</text:p>
      <text:p text:style-name="P1">#<text:tab/>net/ipv6/netfilter/nf_nat_l3proto_ipv6.c</text:p>
      <text:p text:style-name="P1">#<text:tab/>net/ipv6/netfilter/nf_nat_masquerade_ipv6.c</text:p>
      <text:p text:style-name="P1">#<text:tab/>net/ipv6/netfilter/nf_nat_proto_icmpv6.c</text:p>
      <text:p text:style-name="P1">#<text:tab/>net/ipv6/netfilter/nf_reject_ipv6.c</text:p>
      <text:p text:style-name="P1">#<text:tab/>net/ipv6/netfilter/nf_tables_ipv6.c</text:p>
      <text:p text:style-name="P1">#<text:tab/>net/ipv6/netfilter/nft_chain_nat_ipv6.c</text:p>
      <text:p text:style-name="P1">#<text:tab/>net/ipv6/netfilter/nft_chain_route_ipv6.c</text:p>
      <text:p text:style-name="P1">#<text:tab/>net/ipv6/netfilter/nft_masq_ipv6.c</text:p>
      <text:p text:style-name="P1">#<text:tab/>net/ipv6/netfilter/nft_reject_ipv6.c</text:p>
      <text:p text:style-name="P1">#<text:tab/>net/ipv6/output_core.c</text:p>
      <text:p text:style-name="P1">#<text:tab/>net/ipv6/ping.c</text:p>
      <text:p text:style-name="P1">#<text:tab/>net/ipv6/proc.c</text:p>
      <text:p text:style-name="P1">#<text:tab/>net/ipv6/raw.c</text:p>
      <text:p text:style-name="P1">#<text:tab/>net/ipv6/reassembly.c</text:p>
      <text:p text:style-name="P1">#<text:tab/>net/ipv6/route.c</text:p>
      <text:p text:style-name="P1">#<text:tab/>net/ipv6/sit.c</text:p>
      <text:p text:style-name="P1">#<text:tab/>net/ipv6/syncookies.c</text:p>
      <text:p text:style-name="P1">#<text:tab/>net/ipv6/sysctl_net_ipv6.c</text:p>
      <text:p text:style-name="P1">#<text:tab/>net/ipv6/tcp_ipv6.c</text:p>
      <text:p text:style-name="P1">#<text:tab/>net/ipv6/tcpv6_offload.c</text:p>
      <text:p text:style-name="P1">#<text:tab/>net/ipv6/tunnel6.c</text:p>
      <text:p text:style-name="P1">#<text:tab/>net/ipv6/udp.c</text:p>
      <text:p text:style-name="P1">#<text:tab/>net/ipv6/udp_impl.h</text:p>
      <text:p text:style-name="P1">#<text:tab/>net/ipv6/udp_offload.c</text:p>
      <text:p text:style-name="P1">#<text:tab/>net/ipv6/udplite.c</text:p>
      <text:p text:style-name="P1">#<text:tab/>net/ipv6/xfrm6_input.c</text:p>
      <text:p text:style-name="P1">#<text:tab/>net/ipv6/xfrm6_mode_beet.c</text:p>
      <text:p text:style-name="P1">#<text:tab/>net/ipv6/xfrm6_mode_tunnel.c</text:p>
      <text:p text:style-name="P1">#<text:tab/>net/ipv6/xfrm6_output.c</text:p>
      <text:p text:style-name="P1">#<text:tab/>net/ipv6/xfrm6_policy.c</text:p>
      <text:p text:style-name="P1">#<text:tab/>net/ipv6/xfrm6_tunnel.c</text:p>
      <text:p text:style-name="P1">#<text:tab/>net/ipx/af_ipx.c</text:p>
      <text:p text:style-name="P1"><text:soft-page-break/>#<text:tab/>net/ipx/ipx_proc.c</text:p>
      <text:p text:style-name="P1">#<text:tab/>net/ipx/ipx_route.c</text:p>
      <text:p text:style-name="P1">#<text:tab/>net/ipx/sysctl_net_ipx.c</text:p>
      <text:p text:style-name="P1">#<text:tab/>net/irda/af_irda.c</text:p>
      <text:p text:style-name="P1">#<text:tab/>net/irda/discovery.c</text:p>
      <text:p text:style-name="P1">#<text:tab/>net/irda/ircomm/ircomm_core.c</text:p>
      <text:p text:style-name="P1">#<text:tab/>net/irda/ircomm/ircomm_event.c</text:p>
      <text:p text:style-name="P1">#<text:tab/>net/irda/ircomm/ircomm_lmp.c</text:p>
      <text:p text:style-name="P1">#<text:tab/>net/irda/ircomm/ircomm_param.c</text:p>
      <text:p text:style-name="P1">#<text:tab/>net/irda/ircomm/ircomm_ttp.c</text:p>
      <text:p text:style-name="P1">#<text:tab/>net/irda/ircomm/ircomm_tty.c</text:p>
      <text:p text:style-name="P1">#<text:tab/>net/irda/ircomm/ircomm_tty_attach.c</text:p>
      <text:p text:style-name="P1">#<text:tab/>net/irda/ircomm/ircomm_tty_ioctl.c</text:p>
      <text:p text:style-name="P1">#<text:tab/>net/irda/irda_device.c</text:p>
      <text:p text:style-name="P1">#<text:tab/>net/irda/iriap.c</text:p>
      <text:p text:style-name="P1">#<text:tab/>net/irda/iriap_event.c</text:p>
      <text:p text:style-name="P1">#<text:tab/>net/irda/irias_object.c</text:p>
      <text:p text:style-name="P1">#<text:tab/>net/irda/irlan/irlan_client.c</text:p>
      <text:p text:style-name="P1">#<text:tab/>net/irda/irlan/irlan_client_event.c</text:p>
      <text:p text:style-name="P1">#<text:tab/>net/irda/irlan/irlan_common.c</text:p>
      <text:p text:style-name="P1">#<text:tab/>net/irda/irlan/irlan_eth.c</text:p>
      <text:p text:style-name="P1">#<text:tab/>net/irda/irlan/irlan_event.c</text:p>
      <text:p text:style-name="P1">#<text:tab/>net/irda/irlan/irlan_filter.c</text:p>
      <text:p text:style-name="P1">#<text:tab/>net/irda/irlan/irlan_provider.c</text:p>
      <text:p text:style-name="P1">#<text:tab/>net/irda/irlan/irlan_provider_event.c</text:p>
      <text:p text:style-name="P1">#<text:tab/>net/irda/irlap.c</text:p>
      <text:p text:style-name="P1">#<text:tab/>net/irda/irlap_event.c</text:p>
      <text:p text:style-name="P1">#<text:tab/>net/irda/irlap_frame.c</text:p>
      <text:p text:style-name="P1">#<text:tab/>net/irda/irlmp.c</text:p>
      <text:p text:style-name="P1">#<text:tab/>net/irda/irlmp_event.c</text:p>
      <text:p text:style-name="P1">#<text:tab/>net/irda/irlmp_frame.c</text:p>
      <text:p text:style-name="P1">#<text:tab/>net/irda/irmod.c</text:p>
      <text:p text:style-name="P1">#<text:tab/>net/irda/irnet/irnet_ppp.c</text:p>
      <text:p text:style-name="P1">#<text:tab/>net/irda/irnetlink.c</text:p>
      <text:p text:style-name="P1">#<text:tab/>net/irda/irqueue.c</text:p>
      <text:p text:style-name="P1">#<text:tab/>net/irda/irsysctl.c</text:p>
      <text:p text:style-name="P1">#<text:tab/>net/irda/irttp.c</text:p>
      <text:p text:style-name="P1">#<text:tab/>net/irda/parameters.c</text:p>
      <text:p text:style-name="P1">#<text:tab/>net/irda/qos.c</text:p>
      <text:p text:style-name="P1">#<text:tab/>net/irda/timer.c</text:p>
      <text:p text:style-name="P1">#<text:tab/>net/irda/wrapper.c</text:p>
      <text:p text:style-name="P1">#<text:tab/>net/iucv/af_iucv.c</text:p>
      <text:p text:style-name="P1">#<text:tab/>net/iucv/iucv.c</text:p>
      <text:p text:style-name="P1">#<text:tab/>net/key/af_key.c</text:p>
      <text:p text:style-name="P1">#<text:tab/>net/l2tp/l2tp_core.c</text:p>
      <text:p text:style-name="P1">#<text:tab/>net/l2tp/l2tp_core.h</text:p>
      <text:p text:style-name="P1">#<text:tab/>net/l2tp/l2tp_debugfs.c</text:p>
      <text:p text:style-name="P1">#<text:tab/>net/l2tp/l2tp_eth.c</text:p>
      <text:p text:style-name="P1">#<text:tab/>net/l2tp/l2tp_ip.c</text:p>
      <text:p text:style-name="P1">#<text:tab/>net/l2tp/l2tp_ip6.c</text:p>
      <text:p text:style-name="P1">#<text:tab/>net/l2tp/l2tp_netlink.c</text:p>
      <text:p text:style-name="P1">#<text:tab/>net/l2tp/l2tp_ppp.c</text:p>
      <text:p text:style-name="P1"><text:soft-page-break/>#<text:tab/>net/lapb/lapb_iface.c</text:p>
      <text:p text:style-name="P1">#<text:tab/>net/lapb/lapb_in.c</text:p>
      <text:p text:style-name="P1">#<text:tab/>net/lapb/lapb_out.c</text:p>
      <text:p text:style-name="P1">#<text:tab/>net/lapb/lapb_subr.c</text:p>
      <text:p text:style-name="P1">#<text:tab/>net/llc/af_llc.c</text:p>
      <text:p text:style-name="P1">#<text:tab/>net/llc/llc_c_ac.c</text:p>
      <text:p text:style-name="P1">#<text:tab/>net/llc/llc_c_st.c</text:p>
      <text:p text:style-name="P1">#<text:tab/>net/llc/llc_conn.c</text:p>
      <text:p text:style-name="P1">#<text:tab/>net/llc/llc_core.c</text:p>
      <text:p text:style-name="P1">#<text:tab/>net/llc/llc_if.c</text:p>
      <text:p text:style-name="P1">#<text:tab/>net/llc/llc_output.c</text:p>
      <text:p text:style-name="P1">#<text:tab/>net/llc/llc_proc.c</text:p>
      <text:p text:style-name="P1">#<text:tab/>net/llc/llc_s_ac.c</text:p>
      <text:p text:style-name="P1">#<text:tab/>net/llc/llc_s_st.c</text:p>
      <text:p text:style-name="P1">#<text:tab/>net/llc/llc_sap.c</text:p>
      <text:p text:style-name="P1">#<text:tab/>net/llc/llc_station.c</text:p>
      <text:p text:style-name="P1">#<text:tab/>net/llc/sysctl_net_llc.c</text:p>
      <text:p text:style-name="P1">#<text:tab/>net/mac80211/Kconfig</text:p>
      <text:p text:style-name="P1">#<text:tab/>net/mac80211/Makefile</text:p>
      <text:p text:style-name="P1">#<text:tab/>net/mac80211/aes_ccm.c</text:p>
      <text:p text:style-name="P1">#<text:tab/>net/mac80211/aes_ccm.h</text:p>
      <text:p text:style-name="P1">#<text:tab/>net/mac80211/aes_cmac.c</text:p>
      <text:p text:style-name="P1">#<text:tab/>net/mac80211/aes_cmac.h</text:p>
      <text:p text:style-name="P1">#<text:tab/>net/mac80211/agg-rx.c</text:p>
      <text:p text:style-name="P1">#<text:tab/>net/mac80211/agg-tx.c</text:p>
      <text:p text:style-name="P1">#<text:tab/>net/mac80211/cfg.c</text:p>
      <text:p text:style-name="P1">#<text:tab/>net/mac80211/chan.c</text:p>
      <text:p text:style-name="P1">#<text:tab/>net/mac80211/debug.h</text:p>
      <text:p text:style-name="P1">#<text:tab/>net/mac80211/debugfs.c</text:p>
      <text:p text:style-name="P1">#<text:tab/>net/mac80211/debugfs_key.c</text:p>
      <text:p text:style-name="P1">#<text:tab/>net/mac80211/debugfs_netdev.c</text:p>
      <text:p text:style-name="P1">#<text:tab/>net/mac80211/debugfs_sta.c</text:p>
      <text:p text:style-name="P1">#<text:tab/>net/mac80211/driver-ops.h</text:p>
      <text:p text:style-name="P1">#<text:tab/>net/mac80211/ethtool.c</text:p>
      <text:p text:style-name="P1">#<text:tab/>net/mac80211/ht.c</text:p>
      <text:p text:style-name="P1">#<text:tab/>net/mac80211/ibss.c</text:p>
      <text:p text:style-name="P1">#<text:tab/>net/mac80211/ieee80211_i.h</text:p>
      <text:p text:style-name="P1">#<text:tab/>net/mac80211/iface.c</text:p>
      <text:p text:style-name="P1">#<text:tab/>net/mac80211/key.c</text:p>
      <text:p text:style-name="P1">#<text:tab/>net/mac80211/key.h</text:p>
      <text:p text:style-name="P1">#<text:tab/>net/mac80211/led.c</text:p>
      <text:p text:style-name="P1">#<text:tab/>net/mac80211/led.h</text:p>
      <text:p text:style-name="P1">#<text:tab/>net/mac80211/main.c</text:p>
      <text:p text:style-name="P1">#<text:tab/>net/mac80211/mesh.c</text:p>
      <text:p text:style-name="P1">#<text:tab/>net/mac80211/mesh.h</text:p>
      <text:p text:style-name="P1">#<text:tab/>net/mac80211/mesh_hwmp.c</text:p>
      <text:p text:style-name="P1">#<text:tab/>net/mac80211/mesh_pathtbl.c</text:p>
      <text:p text:style-name="P1">#<text:tab/>net/mac80211/mesh_plink.c</text:p>
      <text:p text:style-name="P1">#<text:tab/>net/mac80211/mesh_ps.c</text:p>
      <text:p text:style-name="P1">#<text:tab/>net/mac80211/mesh_sync.c</text:p>
      <text:p text:style-name="P1">#<text:tab/>net/mac80211/mlme.c</text:p>
      <text:p text:style-name="P1">#<text:tab/>net/mac80211/offchannel.c</text:p>
      <text:p text:style-name="P1"><text:soft-page-break/>#<text:tab/>net/mac80211/pm.c</text:p>
      <text:p text:style-name="P1">#<text:tab/>net/mac80211/rate.c</text:p>
      <text:p text:style-name="P1">#<text:tab/>net/mac80211/rate.h</text:p>
      <text:p text:style-name="P1">#<text:tab/>net/mac80211/rc80211_minstrel.c</text:p>
      <text:p text:style-name="P1">#<text:tab/>net/mac80211/rc80211_minstrel.h</text:p>
      <text:p text:style-name="P1">#<text:tab/>net/mac80211/rc80211_minstrel_debugfs.c</text:p>
      <text:p text:style-name="P1">#<text:tab/>net/mac80211/rc80211_minstrel_ht.c</text:p>
      <text:p text:style-name="P1">#<text:tab/>net/mac80211/rc80211_minstrel_ht.h</text:p>
      <text:p text:style-name="P1">#<text:tab/>net/mac80211/rc80211_minstrel_ht_debugfs.c</text:p>
      <text:p text:style-name="P1">#<text:tab/>net/mac80211/rx.c</text:p>
      <text:p text:style-name="P1">#<text:tab/>net/mac80211/scan.c</text:p>
      <text:p text:style-name="P1">#<text:tab/>net/mac80211/spectmgmt.c</text:p>
      <text:p text:style-name="P1">#<text:tab/>net/mac80211/sta_info.c</text:p>
      <text:p text:style-name="P1">#<text:tab/>net/mac80211/sta_info.h</text:p>
      <text:p text:style-name="P1">#<text:tab/>net/mac80211/status.c</text:p>
      <text:p text:style-name="P1">#<text:tab/>net/mac80211/tdls.c</text:p>
      <text:p text:style-name="P1">#<text:tab/>net/mac80211/tkip.c</text:p>
      <text:p text:style-name="P1">#<text:tab/>net/mac80211/tkip.h</text:p>
      <text:p text:style-name="P1">#<text:tab/>net/mac80211/trace.c</text:p>
      <text:p text:style-name="P1">#<text:tab/>net/mac80211/trace.h</text:p>
      <text:p text:style-name="P1">#<text:tab/>net/mac80211/tx.c</text:p>
      <text:p text:style-name="P1">#<text:tab/>net/mac80211/util.c</text:p>
      <text:p text:style-name="P1">#<text:tab/>net/mac80211/vht.c</text:p>
      <text:p text:style-name="P1">#<text:tab/>net/mac80211/wep.c</text:p>
      <text:p text:style-name="P1">#<text:tab/>net/mac80211/wme.c</text:p>
      <text:p text:style-name="P1">#<text:tab/>net/mac80211/wme.h</text:p>
      <text:p text:style-name="P1">#<text:tab/>net/mac80211/wpa.c</text:p>
      <text:p text:style-name="P1">#<text:tab/>net/mac80211/wpa.h</text:p>
      <text:p text:style-name="P1">#<text:tab/>net/mac802154/Kconfig</text:p>
      <text:p text:style-name="P1">#<text:tab/>net/mac802154/Makefile</text:p>
      <text:p text:style-name="P1">#<text:tab/>net/mac802154/llsec.c</text:p>
      <text:p text:style-name="P1">#<text:tab/>net/mac802154/llsec.h</text:p>
      <text:p text:style-name="P1">#<text:tab/>net/mac802154/mac_cmd.c</text:p>
      <text:p text:style-name="P1">#<text:tab/>net/mac802154/mib.c</text:p>
      <text:p text:style-name="P1">#<text:tab/>net/mac802154/rx.c</text:p>
      <text:p text:style-name="P1">#<text:tab/>net/mac802154/tx.c</text:p>
      <text:p text:style-name="P1">#<text:tab/>net/mpls/Kconfig</text:p>
      <text:p text:style-name="P1">#<text:tab/>net/mpls/Makefile</text:p>
      <text:p text:style-name="P1">#<text:tab/>net/mpls/mpls_gso.c</text:p>
      <text:p text:style-name="P1">#<text:tab/>net/netfilter/Kconfig</text:p>
      <text:p text:style-name="P1">#<text:tab/>net/netfilter/Makefile</text:p>
      <text:p text:style-name="P1">#<text:tab/>net/netfilter/core.c</text:p>
      <text:p text:style-name="P1">#<text:tab/>net/netfilter/ipset/ip_set_bitmap_gen.h</text:p>
      <text:p text:style-name="P1">#<text:tab/>net/netfilter/ipset/ip_set_bitmap_ip.c</text:p>
      <text:p text:style-name="P1">#<text:tab/>net/netfilter/ipset/ip_set_bitmap_ipmac.c</text:p>
      <text:p text:style-name="P1">#<text:tab/>net/netfilter/ipset/ip_set_bitmap_port.c</text:p>
      <text:p text:style-name="P1">#<text:tab/>net/netfilter/ipset/ip_set_core.c</text:p>
      <text:p text:style-name="P1">#<text:tab/>net/netfilter/ipset/ip_set_getport.c</text:p>
      <text:p text:style-name="P1">#<text:tab/>net/netfilter/ipset/ip_set_hash_gen.h</text:p>
      <text:p text:style-name="P1">#<text:tab/>net/netfilter/ipset/ip_set_hash_ip.c</text:p>
      <text:p text:style-name="P1">#<text:tab/>net/netfilter/ipset/ip_set_hash_ipmark.c</text:p>
      <text:p text:style-name="P1">#<text:tab/>net/netfilter/ipset/ip_set_hash_ipport.c</text:p>
      <text:p text:style-name="P1"><text:soft-page-break/>#<text:tab/>net/netfilter/ipset/ip_set_hash_ipportip.c</text:p>
      <text:p text:style-name="P1">#<text:tab/>net/netfilter/ipset/ip_set_hash_ipportnet.c</text:p>
      <text:p text:style-name="P1">#<text:tab/>net/netfilter/ipset/ip_set_hash_mac.c</text:p>
      <text:p text:style-name="P1">#<text:tab/>net/netfilter/ipset/ip_set_hash_net.c</text:p>
      <text:p text:style-name="P1">#<text:tab/>net/netfilter/ipset/ip_set_hash_netiface.c</text:p>
      <text:p text:style-name="P1">#<text:tab/>net/netfilter/ipset/ip_set_hash_netnet.c</text:p>
      <text:p text:style-name="P1">#<text:tab/>net/netfilter/ipset/ip_set_hash_netport.c</text:p>
      <text:p text:style-name="P1">#<text:tab/>net/netfilter/ipset/ip_set_hash_netportnet.c</text:p>
      <text:p text:style-name="P1">#<text:tab/>net/netfilter/ipset/ip_set_list_set.c</text:p>
      <text:p text:style-name="P1">#<text:tab/>net/netfilter/ipset/pfxlen.c</text:p>
      <text:p text:style-name="P1">#<text:tab/>net/netfilter/ipvs/Kconfig</text:p>
      <text:p text:style-name="P1">#<text:tab/>net/netfilter/ipvs/Makefile</text:p>
      <text:p text:style-name="P1">#<text:tab/>net/netfilter/ipvs/ip_vs_app.c</text:p>
      <text:p text:style-name="P1">#<text:tab/>net/netfilter/ipvs/ip_vs_conn.c</text:p>
      <text:p text:style-name="P1">#<text:tab/>net/netfilter/ipvs/ip_vs_core.c</text:p>
      <text:p text:style-name="P1">#<text:tab/>net/netfilter/ipvs/ip_vs_ctl.c</text:p>
      <text:p text:style-name="P1">#<text:tab/>net/netfilter/ipvs/ip_vs_est.c</text:p>
      <text:p text:style-name="P1">#<text:tab/>net/netfilter/ipvs/ip_vs_ftp.c</text:p>
      <text:p text:style-name="P1">#<text:tab/>net/netfilter/ipvs/ip_vs_lblc.c</text:p>
      <text:p text:style-name="P1">#<text:tab/>net/netfilter/ipvs/ip_vs_lblcr.c</text:p>
      <text:p text:style-name="P1">#<text:tab/>net/netfilter/ipvs/ip_vs_nfct.c</text:p>
      <text:p text:style-name="P1">#<text:tab/>net/netfilter/ipvs/ip_vs_pe.c</text:p>
      <text:p text:style-name="P1">#<text:tab/>net/netfilter/ipvs/ip_vs_pe_sip.c</text:p>
      <text:p text:style-name="P1">#<text:tab/>net/netfilter/ipvs/ip_vs_proto.c</text:p>
      <text:p text:style-name="P1">#<text:tab/>net/netfilter/ipvs/ip_vs_proto_ah_esp.c</text:p>
      <text:p text:style-name="P1">#<text:tab/>net/netfilter/ipvs/ip_vs_proto_sctp.c</text:p>
      <text:p text:style-name="P1">#<text:tab/>net/netfilter/ipvs/ip_vs_proto_tcp.c</text:p>
      <text:p text:style-name="P1">#<text:tab/>net/netfilter/ipvs/ip_vs_proto_udp.c</text:p>
      <text:p text:style-name="P1">#<text:tab/>net/netfilter/ipvs/ip_vs_sched.c</text:p>
      <text:p text:style-name="P1">#<text:tab/>net/netfilter/ipvs/ip_vs_sh.c</text:p>
      <text:p text:style-name="P1">#<text:tab/>net/netfilter/ipvs/ip_vs_sync.c</text:p>
      <text:p text:style-name="P1">#<text:tab/>net/netfilter/ipvs/ip_vs_xmit.c</text:p>
      <text:p text:style-name="P1">#<text:tab/>net/netfilter/nf_conntrack_acct.c</text:p>
      <text:p text:style-name="P1">#<text:tab/>net/netfilter/nf_conntrack_amanda.c</text:p>
      <text:p text:style-name="P1">#<text:tab/>net/netfilter/nf_conntrack_core.c</text:p>
      <text:p text:style-name="P1">#<text:tab/>net/netfilter/nf_conntrack_ecache.c</text:p>
      <text:p text:style-name="P1">#<text:tab/>net/netfilter/nf_conntrack_expect.c</text:p>
      <text:p text:style-name="P1">#<text:tab/>net/netfilter/nf_conntrack_extend.c</text:p>
      <text:p text:style-name="P1">#<text:tab/>net/netfilter/nf_conntrack_ftp.c</text:p>
      <text:p text:style-name="P1">#<text:tab/>net/netfilter/nf_conntrack_h323_asn1.c</text:p>
      <text:p text:style-name="P1">#<text:tab/>net/netfilter/nf_conntrack_h323_main.c</text:p>
      <text:p text:style-name="P1">#<text:tab/>net/netfilter/nf_conntrack_helper.c</text:p>
      <text:p text:style-name="P1">#<text:tab/>net/netfilter/nf_conntrack_irc.c</text:p>
      <text:p text:style-name="P1">#<text:tab/>net/netfilter/nf_conntrack_l3proto_generic.c</text:p>
      <text:p text:style-name="P1">#<text:tab/>net/netfilter/nf_conntrack_labels.c</text:p>
      <text:p text:style-name="P1">#<text:tab/>net/netfilter/nf_conntrack_netlink.c</text:p>
      <text:p text:style-name="P1">#<text:tab/>net/netfilter/nf_conntrack_pptp.c</text:p>
      <text:p text:style-name="P1">#<text:tab/>net/netfilter/nf_conntrack_proto.c</text:p>
      <text:p text:style-name="P1">#<text:tab/>net/netfilter/nf_conntrack_proto_dccp.c</text:p>
      <text:p text:style-name="P1">#<text:tab/>net/netfilter/nf_conntrack_proto_generic.c</text:p>
      <text:p text:style-name="P1">#<text:tab/>net/netfilter/nf_conntrack_proto_gre.c</text:p>
      <text:p text:style-name="P1">#<text:tab/>net/netfilter/nf_conntrack_proto_sctp.c</text:p>
      <text:p text:style-name="P1"><text:soft-page-break/>#<text:tab/>net/netfilter/nf_conntrack_proto_tcp.c</text:p>
      <text:p text:style-name="P1">#<text:tab/>net/netfilter/nf_conntrack_proto_udp.c</text:p>
      <text:p text:style-name="P1">#<text:tab/>net/netfilter/nf_conntrack_proto_udplite.c</text:p>
      <text:p text:style-name="P1">#<text:tab/>net/netfilter/nf_conntrack_sane.c</text:p>
      <text:p text:style-name="P1">#<text:tab/>net/netfilter/nf_conntrack_seqadj.c</text:p>
      <text:p text:style-name="P1">#<text:tab/>net/netfilter/nf_conntrack_sip.c</text:p>
      <text:p text:style-name="P1">#<text:tab/>net/netfilter/nf_conntrack_standalone.c</text:p>
      <text:p text:style-name="P1">#<text:tab/>net/netfilter/nf_conntrack_tftp.c</text:p>
      <text:p text:style-name="P1">#<text:tab/>net/netfilter/nf_conntrack_timeout.c</text:p>
      <text:p text:style-name="P1">#<text:tab/>net/netfilter/nf_internals.h</text:p>
      <text:p text:style-name="P1">#<text:tab/>net/netfilter/nf_log.c</text:p>
      <text:p text:style-name="P1">#<text:tab/>net/netfilter/nf_log_common.c</text:p>
      <text:p text:style-name="P1">#<text:tab/>net/netfilter/nf_nat_core.c</text:p>
      <text:p text:style-name="P1">#<text:tab/>net/netfilter/nf_nat_proto_dccp.c</text:p>
      <text:p text:style-name="P1">#<text:tab/>net/netfilter/nf_nat_proto_tcp.c</text:p>
      <text:p text:style-name="P1">#<text:tab/>net/netfilter/nf_nat_proto_udp.c</text:p>
      <text:p text:style-name="P1">#<text:tab/>net/netfilter/nf_nat_proto_udplite.c</text:p>
      <text:p text:style-name="P1">#<text:tab/>net/netfilter/nf_nat_sip.c</text:p>
      <text:p text:style-name="P1">#<text:tab/>net/netfilter/nf_queue.c</text:p>
      <text:p text:style-name="P1">#<text:tab/>net/netfilter/nf_synproxy_core.c</text:p>
      <text:p text:style-name="P1">#<text:tab/>net/netfilter/nf_tables_api.c</text:p>
      <text:p text:style-name="P1">#<text:tab/>net/netfilter/nf_tables_core.c</text:p>
      <text:p text:style-name="P1">#<text:tab/>net/netfilter/nf_tables_inet.c</text:p>
      <text:p text:style-name="P1">#<text:tab/>net/netfilter/nfnetlink.c</text:p>
      <text:p text:style-name="P1">#<text:tab/>net/netfilter/nfnetlink_acct.c</text:p>
      <text:p text:style-name="P1">#<text:tab/>net/netfilter/nfnetlink_cthelper.c</text:p>
      <text:p text:style-name="P1">#<text:tab/>net/netfilter/nfnetlink_cttimeout.c</text:p>
      <text:p text:style-name="P1">#<text:tab/>net/netfilter/nfnetlink_log.c</text:p>
      <text:p text:style-name="P1">#<text:tab/>net/netfilter/nft_bitwise.c</text:p>
      <text:p text:style-name="P1">#<text:tab/>net/netfilter/nft_byteorder.c</text:p>
      <text:p text:style-name="P1">#<text:tab/>net/netfilter/nft_cmp.c</text:p>
      <text:p text:style-name="P1">#<text:tab/>net/netfilter/nft_compat.c</text:p>
      <text:p text:style-name="P1">#<text:tab/>net/netfilter/nft_counter.c</text:p>
      <text:p text:style-name="P1">#<text:tab/>net/netfilter/nft_ct.c</text:p>
      <text:p text:style-name="P1">#<text:tab/>net/netfilter/nft_exthdr.c</text:p>
      <text:p text:style-name="P1">#<text:tab/>net/netfilter/nft_hash.c</text:p>
      <text:p text:style-name="P1">#<text:tab/>net/netfilter/nft_immediate.c</text:p>
      <text:p text:style-name="P1">#<text:tab/>net/netfilter/nft_limit.c</text:p>
      <text:p text:style-name="P1">#<text:tab/>net/netfilter/nft_log.c</text:p>
      <text:p text:style-name="P1">#<text:tab/>net/netfilter/nft_lookup.c</text:p>
      <text:p text:style-name="P1">#<text:tab/>net/netfilter/nft_masq.c</text:p>
      <text:p text:style-name="P1">#<text:tab/>net/netfilter/nft_meta.c</text:p>
      <text:p text:style-name="P1">#<text:tab/>net/netfilter/nft_nat.c</text:p>
      <text:p text:style-name="P1">#<text:tab/>net/netfilter/nft_payload.c</text:p>
      <text:p text:style-name="P1">#<text:tab/>net/netfilter/nft_queue.c</text:p>
      <text:p text:style-name="P1">#<text:tab/>net/netfilter/nft_reject.c</text:p>
      <text:p text:style-name="P1">#<text:tab/>net/netfilter/nft_reject_inet.c</text:p>
      <text:p text:style-name="P1">#<text:tab/>net/netfilter/x_tables.c</text:p>
      <text:p text:style-name="P1">#<text:tab/>net/netfilter/xt_CT.c</text:p>
      <text:p text:style-name="P1">#<text:tab/>net/netfilter/xt_DSCP.c</text:p>
      <text:p text:style-name="P1">#<text:tab/>net/netfilter/xt_IDLETIMER.c</text:p>
      <text:p text:style-name="P1">#<text:tab/>net/netfilter/xt_LOG.c</text:p>
      <text:p text:style-name="P1"><text:soft-page-break/>#<text:tab/>net/netfilter/xt_NFLOG.c</text:p>
      <text:p text:style-name="P1">#<text:tab/>net/netfilter/xt_RATEEST.c</text:p>
      <text:p text:style-name="P1">#<text:tab/>net/netfilter/xt_REDIRECT.c</text:p>
      <text:p text:style-name="P1">#<text:tab/>net/netfilter/xt_TCPMSS.c</text:p>
      <text:p text:style-name="P1">#<text:tab/>net/netfilter/xt_TCPOPTSTRIP.c</text:p>
      <text:p text:style-name="P1">#<text:tab/>net/netfilter/xt_TEE.c</text:p>
      <text:p text:style-name="P1">#<text:tab/>net/netfilter/xt_TPROXY.c</text:p>
      <text:p text:style-name="P1">#<text:tab/>net/netfilter/xt_TRACE.c</text:p>
      <text:p text:style-name="P1">#<text:tab/>net/netfilter/xt_addrtype.c</text:p>
      <text:p text:style-name="P1">#<text:tab/>net/netfilter/xt_bpf.c</text:p>
      <text:p text:style-name="P1">#<text:tab/>net/netfilter/xt_cgroup.c</text:p>
      <text:p text:style-name="P1">#<text:tab/>net/netfilter/xt_connlabel.c</text:p>
      <text:p text:style-name="P1">#<text:tab/>net/netfilter/xt_connlimit.c</text:p>
      <text:p text:style-name="P1">#<text:tab/>net/netfilter/xt_connmark.c</text:p>
      <text:p text:style-name="P1">#<text:tab/>net/netfilter/xt_conntrack.c</text:p>
      <text:p text:style-name="P1">#<text:tab/>net/netfilter/xt_hashlimit.c</text:p>
      <text:p text:style-name="P1">#<text:tab/>net/netfilter/xt_helper.c</text:p>
      <text:p text:style-name="P1">#<text:tab/>net/netfilter/xt_ipcomp.c</text:p>
      <text:p text:style-name="P1">#<text:tab/>net/netfilter/xt_ipvs.c</text:p>
      <text:p text:style-name="P1">#<text:tab/>net/netfilter/xt_mark.c</text:p>
      <text:p text:style-name="P1">#<text:tab/>net/netfilter/xt_nfacct.c</text:p>
      <text:p text:style-name="P1">#<text:tab/>net/netfilter/xt_osf.c</text:p>
      <text:p text:style-name="P1">#<text:tab/>net/netfilter/xt_owner.c</text:p>
      <text:p text:style-name="P1">#<text:tab/>net/netfilter/xt_physdev.c</text:p>
      <text:p text:style-name="P1">#<text:tab/>net/netfilter/xt_recent.c</text:p>
      <text:p text:style-name="P1">#<text:tab/>net/netfilter/xt_sctp.c</text:p>
      <text:p text:style-name="P1">#<text:tab/>net/netfilter/xt_set.c</text:p>
      <text:p text:style-name="P1">#<text:tab/>net/netfilter/xt_socket.c</text:p>
      <text:p text:style-name="P1">#<text:tab/>net/netfilter/xt_string.c</text:p>
      <text:p text:style-name="P1">#<text:tab/>net/netfilter/xt_tcpudp.c</text:p>
      <text:p text:style-name="P1">#<text:tab/>net/netlabel/Kconfig</text:p>
      <text:p text:style-name="P1">#<text:tab/>net/netlabel/Makefile</text:p>
      <text:p text:style-name="P1">#<text:tab/>net/netlabel/netlabel_cipso_v4.c</text:p>
      <text:p text:style-name="P1">#<text:tab/>net/netlabel/netlabel_domainhash.c</text:p>
      <text:p text:style-name="P1">#<text:tab/>net/netlabel/netlabel_domainhash.h</text:p>
      <text:p text:style-name="P1">#<text:tab/>net/netlabel/netlabel_kapi.c</text:p>
      <text:p text:style-name="P1">#<text:tab/>net/netlabel/netlabel_mgmt.c</text:p>
      <text:p text:style-name="P1">#<text:tab/>net/netlabel/netlabel_mgmt.h</text:p>
      <text:p text:style-name="P1">#<text:tab/>net/netlabel/netlabel_unlabeled.c</text:p>
      <text:p text:style-name="P1">#<text:tab/>net/netlabel/netlabel_user.c</text:p>
      <text:p text:style-name="P1">#<text:tab/>net/netlink/af_netlink.c</text:p>
      <text:p text:style-name="P1">#<text:tab/>net/netlink/af_netlink.h</text:p>
      <text:p text:style-name="P1">#<text:tab/>net/netlink/diag.c</text:p>
      <text:p text:style-name="P1">#<text:tab/>net/netlink/genetlink.c</text:p>
      <text:p text:style-name="P1">#<text:tab/>net/netrom/af_netrom.c</text:p>
      <text:p text:style-name="P1">#<text:tab/>net/netrom/nr_dev.c</text:p>
      <text:p text:style-name="P1">#<text:tab/>net/netrom/nr_route.c</text:p>
      <text:p text:style-name="P1">#<text:tab/>net/netrom/nr_timer.c</text:p>
      <text:p text:style-name="P1">#<text:tab/>net/nfc/af_nfc.c</text:p>
      <text:p text:style-name="P1">#<text:tab/>net/nfc/core.c</text:p>
      <text:p text:style-name="P1">#<text:tab/>net/nfc/digital_core.c</text:p>
      <text:p text:style-name="P1">#<text:tab/>net/nfc/digital_dep.c</text:p>
      <text:p text:style-name="P1"><text:soft-page-break/>#<text:tab/>net/nfc/digital_technology.c</text:p>
      <text:p text:style-name="P1">#<text:tab/>net/nfc/hci/command.c</text:p>
      <text:p text:style-name="P1">#<text:tab/>net/nfc/hci/core.c</text:p>
      <text:p text:style-name="P1">#<text:tab/>net/nfc/hci/hci.h</text:p>
      <text:p text:style-name="P1">#<text:tab/>net/nfc/hci/hcp.c</text:p>
      <text:p text:style-name="P1">#<text:tab/>net/nfc/hci/llc.c</text:p>
      <text:p text:style-name="P1">#<text:tab/>net/nfc/llcp.h</text:p>
      <text:p text:style-name="P1">#<text:tab/>net/nfc/llcp_commands.c</text:p>
      <text:p text:style-name="P1">#<text:tab/>net/nfc/llcp_core.c</text:p>
      <text:p text:style-name="P1">#<text:tab/>net/nfc/llcp_sock.c</text:p>
      <text:p text:style-name="P1">#<text:tab/>net/nfc/nci/Kconfig</text:p>
      <text:p text:style-name="P1">#<text:tab/>net/nfc/nci/Makefile</text:p>
      <text:p text:style-name="P1">#<text:tab/>net/nfc/nci/core.c</text:p>
      <text:p text:style-name="P1">#<text:tab/>net/nfc/nci/data.c</text:p>
      <text:p text:style-name="P1">#<text:tab/>net/nfc/nci/ntf.c</text:p>
      <text:p text:style-name="P1">#<text:tab/>net/nfc/nci/rsp.c</text:p>
      <text:p text:style-name="P1">#<text:tab/>net/nfc/nci/spi.c</text:p>
      <text:p text:style-name="P1">#<text:tab/>net/nfc/netlink.c</text:p>
      <text:p text:style-name="P1">#<text:tab/>net/nfc/nfc.h</text:p>
      <text:p text:style-name="P1">#<text:tab/>net/nfc/rawsock.c</text:p>
      <text:p text:style-name="P1">#<text:tab/>net/openvswitch/Kconfig</text:p>
      <text:p text:style-name="P1">#<text:tab/>net/openvswitch/Makefile</text:p>
      <text:p text:style-name="P1">#<text:tab/>net/openvswitch/actions.c</text:p>
      <text:p text:style-name="P1">#<text:tab/>net/openvswitch/datapath.c</text:p>
      <text:p text:style-name="P1">#<text:tab/>net/openvswitch/datapath.h</text:p>
      <text:p text:style-name="P1">#<text:tab/>net/openvswitch/dp_notify.c</text:p>
      <text:p text:style-name="P1">#<text:tab/>net/openvswitch/flow.c</text:p>
      <text:p text:style-name="P1">#<text:tab/>net/openvswitch/flow.h</text:p>
      <text:p text:style-name="P1">#<text:tab/>net/openvswitch/flow_netlink.c</text:p>
      <text:p text:style-name="P1">#<text:tab/>net/openvswitch/flow_netlink.h</text:p>
      <text:p text:style-name="P1">#<text:tab/>net/openvswitch/flow_table.c</text:p>
      <text:p text:style-name="P1">#<text:tab/>net/openvswitch/flow_table.h</text:p>
      <text:p text:style-name="P1">#<text:tab/>net/openvswitch/vport-geneve.c</text:p>
      <text:p text:style-name="P1">#<text:tab/>net/openvswitch/vport-gre.c</text:p>
      <text:p text:style-name="P1">#<text:tab/>net/openvswitch/vport-internal_dev.c</text:p>
      <text:p text:style-name="P1">#<text:tab/>net/openvswitch/vport-netdev.c</text:p>
      <text:p text:style-name="P1">#<text:tab/>net/openvswitch/vport-netdev.h</text:p>
      <text:p text:style-name="P1">#<text:tab/>net/openvswitch/vport-vxlan.c</text:p>
      <text:p text:style-name="P1">#<text:tab/>net/openvswitch/vport.c</text:p>
      <text:p text:style-name="P1">#<text:tab/>net/openvswitch/vport.h</text:p>
      <text:p text:style-name="P1">#<text:tab/>net/packet/af_packet.c</text:p>
      <text:p text:style-name="P1">#<text:tab/>net/packet/diag.c</text:p>
      <text:p text:style-name="P1">#<text:tab/>net/packet/internal.h</text:p>
      <text:p text:style-name="P1">#<text:tab/>net/phonet/af_phonet.c</text:p>
      <text:p text:style-name="P1">#<text:tab/>net/phonet/datagram.c</text:p>
      <text:p text:style-name="P1">#<text:tab/>net/phonet/pep-gprs.c</text:p>
      <text:p text:style-name="P1">#<text:tab/>net/phonet/pep.c</text:p>
      <text:p text:style-name="P1">#<text:tab/>net/phonet/pn_netlink.c</text:p>
      <text:p text:style-name="P1">#<text:tab/>net/phonet/socket.c</text:p>
      <text:p text:style-name="P1">#<text:tab/>net/rds/Kconfig</text:p>
      <text:p text:style-name="P1">#<text:tab/>net/rds/Makefile</text:p>
      <text:p text:style-name="P1">#<text:tab/>net/rds/af_rds.c</text:p>
      <text:p text:style-name="P1"><text:soft-page-break/>#<text:tab/>net/rds/bind.c</text:p>
      <text:p text:style-name="P1">#<text:tab/>net/rds/cong.c</text:p>
      <text:p text:style-name="P1">#<text:tab/>net/rds/connection.c</text:p>
      <text:p text:style-name="P1">#<text:tab/>net/rds/ib.c</text:p>
      <text:p text:style-name="P1">#<text:tab/>net/rds/ib.h</text:p>
      <text:p text:style-name="P1">#<text:tab/>net/rds/ib_cm.c</text:p>
      <text:p text:style-name="P1">#<text:tab/>net/rds/ib_rdma.c</text:p>
      <text:p text:style-name="P1">#<text:tab/>net/rds/ib_recv.c</text:p>
      <text:p text:style-name="P1">#<text:tab/>net/rds/ib_send.c</text:p>
      <text:p text:style-name="P1">#<text:tab/>net/rds/ib_stats.c</text:p>
      <text:p text:style-name="P1">#<text:tab/>net/rds/loop.c</text:p>
      <text:p text:style-name="P1">#<text:tab/>net/rds/message.c</text:p>
      <text:p text:style-name="P1">#<text:tab/>net/rds/page.c</text:p>
      <text:p text:style-name="P1">#<text:tab/>net/rds/rdma.c</text:p>
      <text:p text:style-name="P1">#<text:tab/>net/rds/rdma_transport.c</text:p>
      <text:p text:style-name="P1">#<text:tab/>net/rds/rdma_transport.h</text:p>
      <text:p text:style-name="P1">#<text:tab/>net/rds/rds.h</text:p>
      <text:p text:style-name="P1">#<text:tab/>net/rds/recv.c</text:p>
      <text:p text:style-name="P1">#<text:tab/>net/rds/send.c</text:p>
      <text:p text:style-name="P1">#<text:tab/>net/rds/sysctl.c</text:p>
      <text:p text:style-name="P1">#<text:tab/>net/rds/tcp.c</text:p>
      <text:p text:style-name="P1">#<text:tab/>net/rds/tcp.h</text:p>
      <text:p text:style-name="P1">#<text:tab/>net/rds/tcp_connect.c</text:p>
      <text:p text:style-name="P1">#<text:tab/>net/rds/tcp_listen.c</text:p>
      <text:p text:style-name="P1">#<text:tab/>net/rds/tcp_recv.c</text:p>
      <text:p text:style-name="P1">#<text:tab/>net/rds/tcp_send.c</text:p>
      <text:p text:style-name="P1">#<text:tab/>net/rds/threads.c</text:p>
      <text:p text:style-name="P1">#<text:tab/>net/rds/transport.c</text:p>
      <text:p text:style-name="P1">#<text:tab/>net/rfkill/Kconfig</text:p>
      <text:p text:style-name="P1">#<text:tab/>net/rfkill/core.c</text:p>
      <text:p text:style-name="P1">#<text:tab/>net/rfkill/rfkill-gpio.c</text:p>
      <text:p text:style-name="P1">#<text:tab/>net/rfkill/rfkill-regulator.c</text:p>
      <text:p text:style-name="P1">#<text:tab/>net/rose/af_rose.c</text:p>
      <text:p text:style-name="P1">#<text:tab/>net/rose/rose_dev.c</text:p>
      <text:p text:style-name="P1">#<text:tab/>net/rose/rose_in.c</text:p>
      <text:p text:style-name="P1">#<text:tab/>net/rose/rose_link.c</text:p>
      <text:p text:style-name="P1">#<text:tab/>net/rose/rose_route.c</text:p>
      <text:p text:style-name="P1">#<text:tab/>net/rose/rose_subr.c</text:p>
      <text:p text:style-name="P1">#<text:tab/>net/rxrpc/Kconfig</text:p>
      <text:p text:style-name="P1">#<text:tab/>net/rxrpc/Makefile</text:p>
      <text:p text:style-name="P1">#<text:tab/>net/rxrpc/af_rxrpc.c</text:p>
      <text:p text:style-name="P1">#<text:tab/>net/rxrpc/ar-internal.h</text:p>
      <text:p text:style-name="P1">#<text:tab/>net/rxrpc/rxkad.c</text:p>
      <text:p text:style-name="P1">#<text:tab/>net/rxrpc/sysctl.c</text:p>
      <text:p text:style-name="P1">#<text:tab/>net/sched/Kconfig</text:p>
      <text:p text:style-name="P1">#<text:tab/>net/sched/Makefile</text:p>
      <text:p text:style-name="P1">#<text:tab/>net/sched/act_api.c</text:p>
      <text:p text:style-name="P1">#<text:tab/>net/sched/act_csum.c</text:p>
      <text:p text:style-name="P1">#<text:tab/>net/sched/act_gact.c</text:p>
      <text:p text:style-name="P1">#<text:tab/>net/sched/act_ipt.c</text:p>
      <text:p text:style-name="P1">#<text:tab/>net/sched/act_mirred.c</text:p>
      <text:p text:style-name="P1">#<text:tab/>net/sched/act_nat.c</text:p>
      <text:p text:style-name="P1"><text:soft-page-break/>#<text:tab/>net/sched/act_pedit.c</text:p>
      <text:p text:style-name="P1">#<text:tab/>net/sched/act_police.c</text:p>
      <text:p text:style-name="P1">#<text:tab/>net/sched/act_simple.c</text:p>
      <text:p text:style-name="P1">#<text:tab/>net/sched/act_skbedit.c</text:p>
      <text:p text:style-name="P1">#<text:tab/>net/sched/cls_api.c</text:p>
      <text:p text:style-name="P1">#<text:tab/>net/sched/cls_basic.c</text:p>
      <text:p text:style-name="P1">#<text:tab/>net/sched/cls_bpf.c</text:p>
      <text:p text:style-name="P1">#<text:tab/>net/sched/cls_cgroup.c</text:p>
      <text:p text:style-name="P1">#<text:tab/>net/sched/cls_flow.c</text:p>
      <text:p text:style-name="P1">#<text:tab/>net/sched/cls_fw.c</text:p>
      <text:p text:style-name="P1">#<text:tab/>net/sched/cls_route.c</text:p>
      <text:p text:style-name="P1">#<text:tab/>net/sched/cls_rsvp.h</text:p>
      <text:p text:style-name="P1">#<text:tab/>net/sched/cls_tcindex.c</text:p>
      <text:p text:style-name="P1">#<text:tab/>net/sched/cls_u32.c</text:p>
      <text:p text:style-name="P1">#<text:tab/>net/sched/em_ipset.c</text:p>
      <text:p text:style-name="P1">#<text:tab/>net/sched/em_meta.c</text:p>
      <text:p text:style-name="P1">#<text:tab/>net/sched/em_text.c</text:p>
      <text:p text:style-name="P1">#<text:tab/>net/sched/ematch.c</text:p>
      <text:p text:style-name="P1">#<text:tab/>net/sched/sch_api.c</text:p>
      <text:p text:style-name="P1">#<text:tab/>net/sched/sch_atm.c</text:p>
      <text:p text:style-name="P1">#<text:tab/>net/sched/sch_blackhole.c</text:p>
      <text:p text:style-name="P1">#<text:tab/>net/sched/sch_cbq.c</text:p>
      <text:p text:style-name="P1">#<text:tab/>net/sched/sch_choke.c</text:p>
      <text:p text:style-name="P1">#<text:tab/>net/sched/sch_codel.c</text:p>
      <text:p text:style-name="P1">#<text:tab/>net/sched/sch_drr.c</text:p>
      <text:p text:style-name="P1">#<text:tab/>net/sched/sch_dsmark.c</text:p>
      <text:p text:style-name="P1">#<text:tab/>net/sched/sch_fifo.c</text:p>
      <text:p text:style-name="P1">#<text:tab/>net/sched/sch_fq.c</text:p>
      <text:p text:style-name="P1">#<text:tab/>net/sched/sch_fq_codel.c</text:p>
      <text:p text:style-name="P1">#<text:tab/>net/sched/sch_generic.c</text:p>
      <text:p text:style-name="P1">#<text:tab/>net/sched/sch_gred.c</text:p>
      <text:p text:style-name="P1">#<text:tab/>net/sched/sch_hfsc.c</text:p>
      <text:p text:style-name="P1">#<text:tab/>net/sched/sch_hhf.c</text:p>
      <text:p text:style-name="P1">#<text:tab/>net/sched/sch_htb.c</text:p>
      <text:p text:style-name="P1">#<text:tab/>net/sched/sch_ingress.c</text:p>
      <text:p text:style-name="P1">#<text:tab/>net/sched/sch_mq.c</text:p>
      <text:p text:style-name="P1">#<text:tab/>net/sched/sch_mqprio.c</text:p>
      <text:p text:style-name="P1">#<text:tab/>net/sched/sch_multiq.c</text:p>
      <text:p text:style-name="P1">#<text:tab/>net/sched/sch_netem.c</text:p>
      <text:p text:style-name="P1">#<text:tab/>net/sched/sch_pie.c</text:p>
      <text:p text:style-name="P1">#<text:tab/>net/sched/sch_plug.c</text:p>
      <text:p text:style-name="P1">#<text:tab/>net/sched/sch_prio.c</text:p>
      <text:p text:style-name="P1">#<text:tab/>net/sched/sch_qfq.c</text:p>
      <text:p text:style-name="P1">#<text:tab/>net/sched/sch_red.c</text:p>
      <text:p text:style-name="P1">#<text:tab/>net/sched/sch_sfb.c</text:p>
      <text:p text:style-name="P1">#<text:tab/>net/sched/sch_sfq.c</text:p>
      <text:p text:style-name="P1">#<text:tab/>net/sched/sch_tbf.c</text:p>
      <text:p text:style-name="P1">#<text:tab/>net/sched/sch_teql.c</text:p>
      <text:p text:style-name="P1">#<text:tab/>net/sctp/Kconfig</text:p>
      <text:p text:style-name="P1">#<text:tab/>net/sctp/Makefile</text:p>
      <text:p text:style-name="P1">#<text:tab/>net/sctp/associola.c</text:p>
      <text:p text:style-name="P1">#<text:tab/>net/sctp/auth.c</text:p>
      <text:p text:style-name="P1"><text:soft-page-break/>#<text:tab/>net/sctp/bind_addr.c</text:p>
      <text:p text:style-name="P1">#<text:tab/>net/sctp/chunk.c</text:p>
      <text:p text:style-name="P1">#<text:tab/>net/sctp/endpointola.c</text:p>
      <text:p text:style-name="P1">#<text:tab/>net/sctp/input.c</text:p>
      <text:p text:style-name="P1">#<text:tab/>net/sctp/inqueue.c</text:p>
      <text:p text:style-name="P1">#<text:tab/>net/sctp/ipv6.c</text:p>
      <text:p text:style-name="P1">#<text:tab/>net/sctp/output.c</text:p>
      <text:p text:style-name="P1">#<text:tab/>net/sctp/outqueue.c</text:p>
      <text:p text:style-name="P1">#<text:tab/>net/sctp/probe.c</text:p>
      <text:p text:style-name="P1">#<text:tab/>net/sctp/proc.c</text:p>
      <text:p text:style-name="P1">#<text:tab/>net/sctp/protocol.c</text:p>
      <text:p text:style-name="P1">#<text:tab/>net/sctp/sm_make_chunk.c</text:p>
      <text:p text:style-name="P1">#<text:tab/>net/sctp/sm_sideeffect.c</text:p>
      <text:p text:style-name="P1">#<text:tab/>net/sctp/sm_statefuns.c</text:p>
      <text:p text:style-name="P1">#<text:tab/>net/sctp/socket.c</text:p>
      <text:p text:style-name="P1">#<text:tab/>net/sctp/sysctl.c</text:p>
      <text:p text:style-name="P1">#<text:tab/>net/sctp/transport.c</text:p>
      <text:p text:style-name="P1">#<text:tab/>net/sctp/ulpevent.c</text:p>
      <text:p text:style-name="P1">#<text:tab/>net/sctp/ulpqueue.c</text:p>
      <text:p text:style-name="P1">#<text:tab/>net/socket.c</text:p>
      <text:p text:style-name="P1">#<text:tab/>net/sunrpc/Kconfig</text:p>
      <text:p text:style-name="P1">#<text:tab/>net/sunrpc/Makefile</text:p>
      <text:p text:style-name="P1">#<text:tab/>net/sunrpc/auth.c</text:p>
      <text:p text:style-name="P1">#<text:tab/>net/sunrpc/auth_generic.c</text:p>
      <text:p text:style-name="P1">#<text:tab/>net/sunrpc/auth_gss/auth_gss.c</text:p>
      <text:p text:style-name="P1">#<text:tab/>net/sunrpc/auth_gss/gss_generic_token.c</text:p>
      <text:p text:style-name="P1">#<text:tab/>net/sunrpc/auth_gss/gss_krb5_crypto.c</text:p>
      <text:p text:style-name="P1">#<text:tab/>net/sunrpc/auth_gss/gss_krb5_keys.c</text:p>
      <text:p text:style-name="P1">#<text:tab/>net/sunrpc/auth_gss/gss_krb5_mech.c</text:p>
      <text:p text:style-name="P1">#<text:tab/>net/sunrpc/auth_gss/gss_krb5_seal.c</text:p>
      <text:p text:style-name="P1">#<text:tab/>net/sunrpc/auth_gss/gss_krb5_seqnum.c</text:p>
      <text:p text:style-name="P1">#<text:tab/>net/sunrpc/auth_gss/gss_krb5_unseal.c</text:p>
      <text:p text:style-name="P1">#<text:tab/>net/sunrpc/auth_gss/gss_krb5_wrap.c</text:p>
      <text:p text:style-name="P1">#<text:tab/>net/sunrpc/auth_gss/gss_mech_switch.c</text:p>
      <text:p text:style-name="P1">#<text:tab/>net/sunrpc/auth_gss/gss_rpc_upcall.c</text:p>
      <text:p text:style-name="P1">#<text:tab/>net/sunrpc/auth_gss/gss_rpc_xdr.c</text:p>
      <text:p text:style-name="P1">#<text:tab/>net/sunrpc/auth_gss/gss_rpc_xdr.h</text:p>
      <text:p text:style-name="P1">#<text:tab/>net/sunrpc/auth_gss/svcauth_gss.c</text:p>
      <text:p text:style-name="P1">#<text:tab/>net/sunrpc/auth_null.c</text:p>
      <text:p text:style-name="P1">#<text:tab/>net/sunrpc/auth_unix.c</text:p>
      <text:p text:style-name="P1">#<text:tab/>net/sunrpc/backchannel_rqst.c</text:p>
      <text:p text:style-name="P1">#<text:tab/>net/sunrpc/cache.c</text:p>
      <text:p text:style-name="P1">#<text:tab/>net/sunrpc/clnt.c</text:p>
      <text:p text:style-name="P1">#<text:tab/>net/sunrpc/rpc_pipe.c</text:p>
      <text:p text:style-name="P1">#<text:tab/>net/sunrpc/rpcb_clnt.c</text:p>
      <text:p text:style-name="P1">#<text:tab/>net/sunrpc/sched.c</text:p>
      <text:p text:style-name="P1">#<text:tab/>net/sunrpc/socklib.c</text:p>
      <text:p text:style-name="P1">#<text:tab/>net/sunrpc/stats.c</text:p>
      <text:p text:style-name="P1">#<text:tab/>net/sunrpc/sunrpc_syms.c</text:p>
      <text:p text:style-name="P1">#<text:tab/>net/sunrpc/svc.c</text:p>
      <text:p text:style-name="P1">#<text:tab/>net/sunrpc/svc_xprt.c</text:p>
      <text:p text:style-name="P1">#<text:tab/>net/sunrpc/svcauth.c</text:p>
      <text:p text:style-name="P1"><text:soft-page-break/>#<text:tab/>net/sunrpc/svcauth_unix.c</text:p>
      <text:p text:style-name="P1">#<text:tab/>net/sunrpc/svcsock.c</text:p>
      <text:p text:style-name="P1">#<text:tab/>net/sunrpc/sysctl.c</text:p>
      <text:p text:style-name="P1">#<text:tab/>net/sunrpc/xdr.c</text:p>
      <text:p text:style-name="P1">#<text:tab/>net/sunrpc/xprt.c</text:p>
      <text:p text:style-name="P1">#<text:tab/>net/sunrpc/xprtrdma/Makefile</text:p>
      <text:p text:style-name="P1">#<text:tab/>net/sunrpc/xprtrdma/rpc_rdma.c</text:p>
      <text:p text:style-name="P1">#<text:tab/>net/sunrpc/xprtrdma/svc_rdma.c</text:p>
      <text:p text:style-name="P1">#<text:tab/>net/sunrpc/xprtrdma/svc_rdma_marshal.c</text:p>
      <text:p text:style-name="P1">#<text:tab/>net/sunrpc/xprtrdma/svc_rdma_recvfrom.c</text:p>
      <text:p text:style-name="P1">#<text:tab/>net/sunrpc/xprtrdma/svc_rdma_sendto.c</text:p>
      <text:p text:style-name="P1">#<text:tab/>net/sunrpc/xprtrdma/svc_rdma_transport.c</text:p>
      <text:p text:style-name="P1">#<text:tab/>net/sunrpc/xprtrdma/transport.c</text:p>
      <text:p text:style-name="P1">#<text:tab/>net/sunrpc/xprtrdma/verbs.c</text:p>
      <text:p text:style-name="P1">#<text:tab/>net/sunrpc/xprtrdma/xprt_rdma.h</text:p>
      <text:p text:style-name="P1">#<text:tab/>net/sunrpc/xprtsock.c</text:p>
      <text:p text:style-name="P1">#<text:tab/>net/sysctl_net.c</text:p>
      <text:p text:style-name="P1">#<text:tab/>net/tipc/Kconfig</text:p>
      <text:p text:style-name="P1">#<text:tab/>net/tipc/Makefile</text:p>
      <text:p text:style-name="P1">#<text:tab/>net/tipc/addr.c</text:p>
      <text:p text:style-name="P1">#<text:tab/>net/tipc/addr.h</text:p>
      <text:p text:style-name="P1">#<text:tab/>net/tipc/bcast.c</text:p>
      <text:p text:style-name="P1">#<text:tab/>net/tipc/bcast.h</text:p>
      <text:p text:style-name="P1">#<text:tab/>net/tipc/bearer.c</text:p>
      <text:p text:style-name="P1">#<text:tab/>net/tipc/bearer.h</text:p>
      <text:p text:style-name="P1">#<text:tab/>net/tipc/core.c</text:p>
      <text:p text:style-name="P1">#<text:tab/>net/tipc/core.h</text:p>
      <text:p text:style-name="P1">#<text:tab/>net/tipc/discover.c</text:p>
      <text:p text:style-name="P1">#<text:tab/>net/tipc/discover.h</text:p>
      <text:p text:style-name="P1">#<text:tab/>net/tipc/eth_media.c</text:p>
      <text:p text:style-name="P1">#<text:tab/>net/tipc/ib_media.c</text:p>
      <text:p text:style-name="P1">#<text:tab/>net/tipc/link.c</text:p>
      <text:p text:style-name="P1">#<text:tab/>net/tipc/link.h</text:p>
      <text:p text:style-name="P1">#<text:tab/>net/tipc/msg.c</text:p>
      <text:p text:style-name="P1">#<text:tab/>net/tipc/msg.h</text:p>
      <text:p text:style-name="P1">#<text:tab/>net/tipc/name_distr.c</text:p>
      <text:p text:style-name="P1">#<text:tab/>net/tipc/name_distr.h</text:p>
      <text:p text:style-name="P1">#<text:tab/>net/tipc/name_table.c</text:p>
      <text:p text:style-name="P1">#<text:tab/>net/tipc/name_table.h</text:p>
      <text:p text:style-name="P1">#<text:tab/>net/tipc/net.c</text:p>
      <text:p text:style-name="P1">#<text:tab/>net/tipc/net.h</text:p>
      <text:p text:style-name="P1">#<text:tab/>net/tipc/netlink.c</text:p>
      <text:p text:style-name="P1">#<text:tab/>net/tipc/node.c</text:p>
      <text:p text:style-name="P1">#<text:tab/>net/tipc/node.h</text:p>
      <text:p text:style-name="P1">#<text:tab/>net/tipc/server.c</text:p>
      <text:p text:style-name="P1">#<text:tab/>net/tipc/server.h</text:p>
      <text:p text:style-name="P1">#<text:tab/>net/tipc/socket.c</text:p>
      <text:p text:style-name="P1">#<text:tab/>net/tipc/socket.h</text:p>
      <text:p text:style-name="P1">#<text:tab/>net/tipc/subscr.c</text:p>
      <text:p text:style-name="P1">#<text:tab/>net/tipc/subscr.h</text:p>
      <text:p text:style-name="P1">#<text:tab/>net/tipc/sysctl.c</text:p>
      <text:p text:style-name="P1">#<text:tab/>net/unix/af_unix.c</text:p>
      <text:p text:style-name="P1"><text:soft-page-break/>#<text:tab/>net/unix/diag.c</text:p>
      <text:p text:style-name="P1">#<text:tab/>net/unix/garbage.c</text:p>
      <text:p text:style-name="P1">#<text:tab/>net/vmw_vsock/Kconfig</text:p>
      <text:p text:style-name="P1">#<text:tab/>net/vmw_vsock/Makefile</text:p>
      <text:p text:style-name="P1">#<text:tab/>net/vmw_vsock/af_vsock.c</text:p>
      <text:p text:style-name="P1">#<text:tab/>net/vmw_vsock/vmci_transport.c</text:p>
      <text:p text:style-name="P1">#<text:tab/>net/vmw_vsock/vmci_transport.h</text:p>
      <text:p text:style-name="P1">#<text:tab/>net/vmw_vsock/vmci_transport_notify.c</text:p>
      <text:p text:style-name="P1">#<text:tab/>net/vmw_vsock/vmci_transport_notify.h</text:p>
      <text:p text:style-name="P1">#<text:tab/>net/vmw_vsock/vmci_transport_notify_qstate.c</text:p>
      <text:p text:style-name="P1">#<text:tab/>net/wimax/op-rfkill.c</text:p>
      <text:p text:style-name="P1">#<text:tab/>net/wireless/Kconfig</text:p>
      <text:p text:style-name="P1">#<text:tab/>net/wireless/Makefile</text:p>
      <text:p text:style-name="P1">#<text:tab/>net/wireless/ap.c</text:p>
      <text:p text:style-name="P1">#<text:tab/>net/wireless/chan.c</text:p>
      <text:p text:style-name="P1">#<text:tab/>net/wireless/core.c</text:p>
      <text:p text:style-name="P1">#<text:tab/>net/wireless/core.h</text:p>
      <text:p text:style-name="P1">#<text:tab/>net/wireless/debugfs.c</text:p>
      <text:p text:style-name="P1">#<text:tab/>net/wireless/ethtool.c</text:p>
      <text:p text:style-name="P1">#<text:tab/>net/wireless/ibss.c</text:p>
      <text:p text:style-name="P1">#<text:tab/>net/wireless/lib80211_crypt_ccmp.c</text:p>
      <text:p text:style-name="P1">#<text:tab/>net/wireless/lib80211_crypt_tkip.c</text:p>
      <text:p text:style-name="P1">#<text:tab/>net/wireless/lib80211_crypt_wep.c</text:p>
      <text:p text:style-name="P1">#<text:tab/>net/wireless/mesh.c</text:p>
      <text:p text:style-name="P1">#<text:tab/>net/wireless/mlme.c</text:p>
      <text:p text:style-name="P1">#<text:tab/>net/wireless/nl80211.c</text:p>
      <text:p text:style-name="P1">#<text:tab/>net/wireless/nl80211.h</text:p>
      <text:p text:style-name="P1">#<text:tab/>net/wireless/radiotap.c</text:p>
      <text:p text:style-name="P1">#<text:tab/>net/wireless/rdev-ops.h</text:p>
      <text:p text:style-name="P1">#<text:tab/>net/wireless/reg.c</text:p>
      <text:p text:style-name="P1">#<text:tab/>net/wireless/reg.h</text:p>
      <text:p text:style-name="P1">#<text:tab/>net/wireless/scan.c</text:p>
      <text:p text:style-name="P1">#<text:tab/>net/wireless/sme.c</text:p>
      <text:p text:style-name="P1">#<text:tab/>net/wireless/sysfs.c</text:p>
      <text:p text:style-name="P1">#<text:tab/>net/wireless/trace.h</text:p>
      <text:p text:style-name="P1">#<text:tab/>net/wireless/util.c</text:p>
      <text:p text:style-name="P1">#<text:tab/>net/wireless/wext-compat.c</text:p>
      <text:p text:style-name="P1">#<text:tab/>net/wireless/wext-compat.h</text:p>
      <text:p text:style-name="P1">#<text:tab/>net/wireless/wext-core.c</text:p>
      <text:p text:style-name="P1">#<text:tab/>net/wireless/wext-sme.c</text:p>
      <text:p text:style-name="P1">#<text:tab/>net/x25/af_x25.c</text:p>
      <text:p text:style-name="P1">#<text:tab/>net/x25/x25_dev.c</text:p>
      <text:p text:style-name="P1">#<text:tab/>net/xfrm/Kconfig</text:p>
      <text:p text:style-name="P1">#<text:tab/>net/xfrm/xfrm_algo.c</text:p>
      <text:p text:style-name="P1">#<text:tab/>net/xfrm/xfrm_input.c</text:p>
      <text:p text:style-name="P1">#<text:tab/>net/xfrm/xfrm_output.c</text:p>
      <text:p text:style-name="P1">#<text:tab/>net/xfrm/xfrm_policy.c</text:p>
      <text:p text:style-name="P1">#<text:tab/>net/xfrm/xfrm_proc.c</text:p>
      <text:p text:style-name="P1">#<text:tab/>net/xfrm/xfrm_replay.c</text:p>
      <text:p text:style-name="P1">#<text:tab/>net/xfrm/xfrm_state.c</text:p>
      <text:p text:style-name="P1">#<text:tab/>net/xfrm/xfrm_sysctl.c</text:p>
      <text:p text:style-name="P1">#<text:tab/>net/xfrm/xfrm_user.c</text:p>
      <text:p text:style-name="P1"><text:soft-page-break/>#<text:tab/>samples/Kconfig</text:p>
      <text:p text:style-name="P1">#<text:tab/>samples/Makefile</text:p>
      <text:p text:style-name="P1">#<text:tab/>samples/bpf/Makefile</text:p>
      <text:p text:style-name="P1">#<text:tab/>samples/bpf/libbpf.c</text:p>
      <text:p text:style-name="P1">#<text:tab/>samples/bpf/libbpf.h</text:p>
      <text:p text:style-name="P1">#<text:tab/>samples/bpf/test_verifier.c</text:p>
      <text:p text:style-name="P1">#<text:tab/>samples/hidraw/Makefile</text:p>
      <text:p text:style-name="P1">#<text:tab/>samples/hidraw/hid-example.c</text:p>
      <text:p text:style-name="P1">#<text:tab/>samples/kobject/kobject-example.c</text:p>
      <text:p text:style-name="P1">#<text:tab/>samples/kobject/kset-example.c</text:p>
      <text:p text:style-name="P1">#<text:tab/>samples/kprobes/jprobe_example.c</text:p>
      <text:p text:style-name="P1">#<text:tab/>samples/kprobes/kprobe_example.c</text:p>
      <text:p text:style-name="P1">#<text:tab/>samples/kprobes/kretprobe_example.c</text:p>
      <text:p text:style-name="P1">#<text:tab/>samples/mic/mpssd/micctrl</text:p>
      <text:p text:style-name="P1">#<text:tab/>samples/mic/mpssd/mpss</text:p>
      <text:p text:style-name="P1">#<text:tab/>samples/mic/mpssd/mpssd.c</text:p>
      <text:p text:style-name="P1">#<text:tab/>samples/mic/mpssd/mpssd.h</text:p>
      <text:p text:style-name="P1">#<text:tab/>samples/rpmsg/rpmsg_client_sample.c</text:p>
      <text:p text:style-name="P1">#<text:tab/>samples/seccomp/Makefile</text:p>
      <text:p text:style-name="P1">#<text:tab/>samples/seccomp/bpf-fancy.c</text:p>
      <text:p text:style-name="P1">#<text:tab/>samples/seccomp/bpf-helper.c</text:p>
      <text:p text:style-name="P1">#<text:tab/>samples/seccomp/bpf-helper.h</text:p>
      <text:p text:style-name="P1">#<text:tab/>samples/trace_events/trace-events-sample.c</text:p>
      <text:p text:style-name="P1">#<text:tab/>samples/trace_events/trace-events-sample.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#<text:tab/>scripts/coccinelle/api/memdup_user.cocci</text:p>
      <text:p text:style-name="P1">#<text:tab/>scripts/coccinelle/api/pm_runtime.cocci</text:p>
      <text:p text:style-name="P1">#<text:tab/>scripts/coccinelle/api/simple_open.cocci</text:p>
      <text:p text:style-name="P1">#<text:tab/>scripts/coccinelle/free/devm_free.cocci</text:p>
      <text:p text:style-name="P1">#<text:tab/>scripts/coccinelle/free/ifnullfree.cocci</text:p>
      <text:p text:style-name="P1">#<text:tab/>scripts/coccinelle/free/kfree.cocci</text:p>
      <text:p text:style-name="P1">#<text:tab/>scripts/coccinelle/free/kfreeaddr.cocci</text:p>
      <text:p text:style-name="P1">#<text:tab/>scripts/coccinelle/misc/array_size.cocci</text:p>
      <text:p text:style-name="P1">#<text:tab/>scripts/coccinelle/misc/badty.cocci</text:p>
      <text:p text:style-name="P1">#<text:tab/>scripts/coccinelle/misc/bugon.cocci</text:p>
      <text:p text:style-name="P1">#<text:tab/>scripts/coccinelle/misc/ifaddr.cocci</text:p>
      <text:p text:style-name="P1">#<text:tab/>scripts/coccinelle/misc/irqf_oneshot.cocci</text:p>
      <text:p text:style-name="P1">#<text:tab/>scripts/coccinelle/misc/noderef.cocci</text:p>
      <text:p text:style-name="P1">#<text:tab/>scripts/coccinelle/misc/of_table.cocci</text:p>
      <text:p text:style-name="P1">#<text:tab/>scripts/coccinelle/misc/returnvar.cocci</text:p>
      <text:p text:style-name="P1">#<text:tab/>scripts/coccinelle/misc/semicolon.cocci</text:p>
      <text:p text:style-name="P1">#<text:tab/>scripts/coccinelle/null/deref_null.cocci</text:p>
      <text:p text:style-name="P1">#<text:tab/>scripts/coccinelle/tests/odd_ptr_err.cocci</text:p>
      <text:p text:style-name="P1">#<text:tab/>scripts/diffconfig</text:p>
      <text:p text:style-name="P1">#<text:tab/>scripts/docproc.c</text:p>
      <text:p text:style-name="P1">#<text:tab/>scripts/dtc/checks.c</text:p>
      <text:p text:style-name="P1">#<text:tab/>scripts/dtc/data.c</text:p>
      <text:p text:style-name="P1">#<text:tab/>scripts/dtc/dtc-lexer.l</text:p>
      <text:p text:style-name="P1">#<text:tab/>scripts/dtc/dtc-lexer.lex.c_shipped</text:p>
      <text:p text:style-name="P1">#<text:tab/>scripts/dtc/dtc-parser.tab.c_shipped</text:p>
      <text:p text:style-name="P1">#<text:tab/>scripts/dtc/dtc-parser.tab.h_shipped</text:p>
      <text:p text:style-name="P1">#<text:tab/>scripts/dtc/dtc-parser.y</text:p>
      <text:p text:style-name="P1">#<text:tab/>scripts/dtc/dtc.c</text:p>
      <text:p text:style-name="P1">#<text:tab/>scripts/dtc/dtc.h</text:p>
      <text:p text:style-name="P1">#<text:tab/>scripts/dtc/flattree.c</text:p>
      <text:p text:style-name="P1">#<text:tab/>scripts/dtc/fstree.c</text:p>
      <text:p text:style-name="P1">#<text:tab/>scripts/dtc/libfdt/Makefile.libfdt</text:p>
      <text:p text:style-name="P1">#<text:tab/>scripts/dtc/libfdt/fdt.c</text:p>
      <text:p text:style-name="P1">#<text:tab/>scripts/dtc/libfdt/fdt.h</text:p>
      <text:p text:style-name="P1">#<text:tab/>scripts/dtc/libfdt/fdt_empty_tree.c</text:p>
      <text:p text:style-name="P1">#<text:tab/>scripts/dtc/libfdt/fdt_ro.c</text:p>
      <text:p text:style-name="P1">#<text:tab/>scripts/dtc/libfdt/fdt_rw.c</text:p>
      <text:p text:style-name="P1">#<text:tab/>scripts/dtc/libfdt/fdt_sw.c</text:p>
      <text:p text:style-name="P1">#<text:tab/>scripts/dtc/libfdt/fdt_wip.c</text:p>
      <text:p text:style-name="P1"><text:soft-page-break/>#<text:tab/>scripts/dtc/libfdt/libfdt.h</text:p>
      <text:p text:style-name="P1">#<text:tab/>scripts/dtc/libfdt/libfdt_env.h</text:p>
      <text:p text:style-name="P1">#<text:tab/>scripts/dtc/libfdt/libfdt_internal.h</text:p>
      <text:p text:style-name="P1">#<text:tab/>scripts/dtc/livetree.c</text:p>
      <text:p text:style-name="P1">#<text:tab/>scripts/dtc/srcpos.c</text:p>
      <text:p text:style-name="P1">#<text:tab/>scripts/dtc/srcpos.h</text:p>
      <text:p text:style-name="P1">#<text:tab/>scripts/dtc/treesource.c</text:p>
      <text:p text:style-name="P1">#<text:tab/>scripts/dtc/update-dtc-source.sh</text:p>
      <text:p text:style-name="P1">#<text:tab/>scripts/dtc/util.c</text:p>
      <text:p text:style-name="P1">#<text:tab/>scripts/dtc/util.h</text:p>
      <text:p text:style-name="P1">#<text:tab/>scripts/dtc/version_gen.h</text:p>
      <text:p text:style-name="P1">#<text:tab/>scripts/extract-ikconfig</text:p>
      <text:p text:style-name="P1">#<text:tab/>scripts/gen_initramfs_list.sh</text:p>
      <text:p text:style-name="P1">#<text:tab/>scripts/genksyms/genksyms.c</text:p>
      <text:p text:style-name="P1">#<text:tab/>scripts/genksyms/lex.l</text:p>
      <text:p text:style-name="P1">#<text:tab/>scripts/genksyms/lex.lex.c_shipped</text:p>
      <text:p text:style-name="P1">#<text:tab/>scripts/genksyms/parse.tab.c_shipped</text:p>
      <text:p text:style-name="P1">#<text:tab/>scripts/genksyms/parse.tab.h_shipped</text:p>
      <text:p text:style-name="P1">#<text:tab/>scripts/genksyms/parse.y</text:p>
      <text:p text:style-name="P1">#<text:tab/>scripts/get_maintainer.pl</text:p>
      <text:p text:style-name="P1">#<text:tab/>scripts/headers.sh</text:p>
      <text:p text:style-name="P1">#<text:tab/>scripts/headers_check.pl</text:p>
      <text:p text:style-name="P1">#<text:tab/>scripts/kallsyms.c</text:p>
      <text:p text:style-name="P1">#<text:tab/>scripts/kconfig/Makefile</text:p>
      <text:p text:style-name="P1">#<text:tab/>scripts/kconfig/conf.c</text:p>
      <text:p text:style-name="P1">#<text:tab/>scripts/kconfig/confdata.c</text:p>
      <text:p text:style-name="P1">#<text:tab/>scripts/kconfig/expr.c</text:p>
      <text:p text:style-name="P1">#<text:tab/>scripts/kconfig/expr.h</text:p>
      <text:p text:style-name="P1">#<text:tab/>scripts/kconfig/gconf.c</text:p>
      <text:p text:style-name="P1">#<text:tab/>scripts/kconfig/list.h</text:p>
      <text:p text:style-name="P1">#<text:tab/>scripts/kconfig/lkc.h</text:p>
      <text:p text:style-name="P1">#<text:tab/>scripts/kconfig/lkc_proto.h</text:p>
      <text:p text:style-name="P1">#<text:tab/>scripts/kconfig/lxdialog/inputbox.c</text:p>
      <text:p text:style-name="P1">#<text:tab/>scripts/kconfig/mconf.c</text:p>
      <text:p text:style-name="P1">#<text:tab/>scripts/kconfig/menu.c</text:p>
      <text:p text:style-name="P1">#<text:tab/>scripts/kconfig/merge_config.sh</text:p>
      <text:p text:style-name="P1">#<text:tab/>scripts/kconfig/nconf.c</text:p>
      <text:p text:style-name="P1">#<text:tab/>scripts/kconfig/nconf.gui.c</text:p>
      <text:p text:style-name="P1">#<text:tab/>scripts/kconfig/qconf.cc</text:p>
      <text:p text:style-name="P1">#<text:tab/>scripts/kconfig/qconf.h</text:p>
      <text:p text:style-name="P1">#<text:tab/>scripts/kconfig/streamline_config.pl</text:p>
      <text:p text:style-name="P1">#<text:tab/>scripts/kconfig/symbol.c</text:p>
      <text:p text:style-name="P1">#<text:tab/>scripts/kconfig/util.c</text:p>
      <text:p text:style-name="P1">#<text:tab/>scripts/kconfig/zconf.gperf</text:p>
      <text:p text:style-name="P1">#<text:tab/>scripts/kconfig/zconf.hash.c_shipped</text:p>
      <text:p text:style-name="P1">#<text:tab/>scripts/kconfig/zconf.l</text:p>
      <text:p text:style-name="P1">#<text:tab/>scripts/kconfig/zconf.lex.c_shipped</text:p>
      <text:p text:style-name="P1">#<text:tab/>scripts/kconfig/zconf.tab.c_shipped</text:p>
      <text:p text:style-name="P1">#<text:tab/>scripts/kconfig/zconf.y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#<text:tab/>security/Kconfig</text:p>
      <text:p text:style-name="P1">#<text:tab/>security/Makefile</text:p>
      <text:p text:style-name="P1">#<text:tab/>security/apparmor/Kconfig</text:p>
      <text:p text:style-name="P1">#<text:tab/>security/apparmor/apparmorfs.c</text:p>
      <text:p text:style-name="P1">#<text:tab/>security/apparmor/audit.c</text:p>
      <text:p text:style-name="P1">#<text:tab/>security/apparmor/crypto.c</text:p>
      <text:p text:style-name="P1">#<text:tab/>security/apparmor/domain.c</text:p>
      <text:p text:style-name="P1">#<text:tab/>security/apparmor/file.c</text:p>
      <text:p text:style-name="P1">#<text:tab/>security/apparmor/include/apparmor.h</text:p>
      <text:p text:style-name="P1">#<text:tab/>security/apparmor/include/file.h</text:p>
      <text:p text:style-name="P1">#<text:tab/>security/apparmor/include/match.h</text:p>
      <text:p text:style-name="P1">#<text:tab/>security/apparmor/include/path.h</text:p>
      <text:p text:style-name="P1">#<text:tab/>security/apparmor/include/policy.h</text:p>
      <text:p text:style-name="P1">#<text:tab/>security/apparmor/lsm.c</text:p>
      <text:p text:style-name="P1">#<text:tab/>security/apparmor/match.c</text:p>
      <text:p text:style-name="P1">#<text:tab/>security/apparmor/path.c</text:p>
      <text:p text:style-name="P1">#<text:tab/>security/apparmor/policy.c</text:p>
      <text:p text:style-name="P1">#<text:tab/>security/apparmor/policy_unpack.c</text:p>
      <text:p text:style-name="P1">#<text:tab/>security/apparmor/resource.c</text:p>
      <text:p text:style-name="P1">#<text:tab/>security/commoncap.c</text:p>
      <text:p text:style-name="P1">#<text:tab/>security/device_cgroup.c</text:p>
      <text:p text:style-name="P1">#<text:tab/>security/inode.c</text:p>
      <text:p text:style-name="P1">#<text:tab/>security/integrity/Kconfig</text:p>
      <text:p text:style-name="P1">#<text:tab/>security/integrity/digsig.c</text:p>
      <text:p text:style-name="P1">#<text:tab/>security/integrity/digsig_asymmetric.c</text:p>
      <text:p text:style-name="P1">#<text:tab/>security/integrity/evm/Kconfig</text:p>
      <text:p text:style-name="P1">#<text:tab/>security/integrity/evm/evm.h</text:p>
      <text:p text:style-name="P1">#<text:tab/>security/integrity/evm/evm_crypto.c</text:p>
      <text:p text:style-name="P1">#<text:tab/>security/integrity/evm/evm_main.c</text:p>
      <text:p text:style-name="P1">#<text:tab/>security/integrity/evm/evm_secfs.c</text:p>
      <text:p text:style-name="P1">#<text:tab/>security/integrity/iint.c</text:p>
      <text:p text:style-name="P1">#<text:tab/>security/integrity/ima/Kconfig</text:p>
      <text:p text:style-name="P1">#<text:tab/>security/integrity/ima/Makefile</text:p>
      <text:p text:style-name="P1">#<text:tab/>security/integrity/ima/ima.h</text:p>
      <text:p text:style-name="P1">#<text:tab/>security/integrity/ima/ima_api.c</text:p>
      <text:p text:style-name="P1">#<text:tab/>security/integrity/ima/ima_appraise.c</text:p>
      <text:p text:style-name="P1">#<text:tab/>security/integrity/ima/ima_crypto.c</text:p>
      <text:p text:style-name="P1">#<text:tab/>security/integrity/ima/ima_fs.c</text:p>
      <text:p text:style-name="P1">#<text:tab/>security/integrity/ima/ima_init.c</text:p>
      <text:p text:style-name="P1">#<text:tab/>security/integrity/ima/ima_main.c</text:p>
      <text:p text:style-name="P1">#<text:tab/>security/integrity/ima/ima_policy.c</text:p>
      <text:p text:style-name="P1">#<text:tab/>security/integrity/ima/ima_queue.c</text:p>
      <text:p text:style-name="P1">#<text:tab/>security/integrity/ima/ima_template.c</text:p>
      <text:p text:style-name="P1">#<text:tab/>security/integrity/ima/ima_template_lib.c</text:p>
      <text:p text:style-name="P1"><text:soft-page-break/>#<text:tab/>security/integrity/ima/ima_template_lib.h</text:p>
      <text:p text:style-name="P1">#<text:tab/>security/integrity/integrity.h</text:p>
      <text:p text:style-name="P1">#<text:tab/>security/keys/Kconfig</text:p>
      <text:p text:style-name="P1">#<text:tab/>security/keys/Makefile</text:p>
      <text:p text:style-name="P1">#<text:tab/>security/keys/big_key.c</text:p>
      <text:p text:style-name="P1">#<text:tab/>security/keys/compat.c</text:p>
      <text:p text:style-name="P1">#<text:tab/>security/keys/encrypted-keys/encrypted.c</text:p>
      <text:p text:style-name="P1">#<text:tab/>security/keys/encrypted-keys/encrypted.h</text:p>
      <text:p text:style-name="P1">#<text:tab/>security/keys/encrypted-keys/masterkey_trusted.c</text:p>
      <text:p text:style-name="P1">#<text:tab/>security/keys/gc.c</text:p>
      <text:p text:style-name="P1">#<text:tab/>security/keys/internal.h</text:p>
      <text:p text:style-name="P1">#<text:tab/>security/keys/key.c</text:p>
      <text:p text:style-name="P1">#<text:tab/>security/keys/keyctl.c</text:p>
      <text:p text:style-name="P1">#<text:tab/>security/keys/keyring.c</text:p>
      <text:p text:style-name="P1">#<text:tab/>security/keys/persistent.c</text:p>
      <text:p text:style-name="P1">#<text:tab/>security/keys/proc.c</text:p>
      <text:p text:style-name="P1">#<text:tab/>security/keys/process_keys.c</text:p>
      <text:p text:style-name="P1">#<text:tab/>security/keys/request_key.c</text:p>
      <text:p text:style-name="P1">#<text:tab/>security/keys/request_key_auth.c</text:p>
      <text:p text:style-name="P1">#<text:tab/>security/keys/trusted.c</text:p>
      <text:p text:style-name="P1">#<text:tab/>security/keys/trusted.h</text:p>
      <text:p text:style-name="P1">#<text:tab/>security/keys/user_defined.c</text:p>
      <text:p text:style-name="P1">#<text:tab/>security/lsm_audit.c</text:p>
      <text:p text:style-name="P1">#<text:tab/>security/security.c</text:p>
      <text:p text:style-name="P1">#<text:tab/>security/selinux/Kconfig</text:p>
      <text:p text:style-name="P1">#<text:tab/>security/selinux/Makefile</text:p>
      <text:p text:style-name="P1">#<text:tab/>security/selinux/avc.c</text:p>
      <text:p text:style-name="P1">#<text:tab/>security/selinux/exports.c</text:p>
      <text:p text:style-name="P1">#<text:tab/>security/selinux/hooks.c</text:p>
      <text:p text:style-name="P1">#<text:tab/>security/selinux/include/avc.h</text:p>
      <text:p text:style-name="P1">#<text:tab/>security/selinux/include/classmap.h</text:p>
      <text:p text:style-name="P1">#<text:tab/>security/selinux/include/conditional.h</text:p>
      <text:p text:style-name="P1">#<text:tab/>security/selinux/include/netlabel.h</text:p>
      <text:p text:style-name="P1">#<text:tab/>security/selinux/include/objsec.h</text:p>
      <text:p text:style-name="P1">#<text:tab/>security/selinux/include/security.h</text:p>
      <text:p text:style-name="P1">#<text:tab/>security/selinux/netif.c</text:p>
      <text:p text:style-name="P1">#<text:tab/>security/selinux/netlabel.c</text:p>
      <text:p text:style-name="P1">#<text:tab/>security/selinux/netlink.c</text:p>
      <text:p text:style-name="P1">#<text:tab/>security/selinux/netnode.c</text:p>
      <text:p text:style-name="P1">#<text:tab/>security/selinux/netport.c</text:p>
      <text:p text:style-name="P1">#<text:tab/>security/selinux/nlmsgtab.c</text:p>
      <text:p text:style-name="P1">#<text:tab/>security/selinux/selinuxfs.c</text:p>
      <text:p text:style-name="P1">#<text:tab/>security/selinux/ss/avtab.c</text:p>
      <text:p text:style-name="P1">#<text:tab/>security/selinux/ss/avtab.h</text:p>
      <text:p text:style-name="P1">#<text:tab/>security/selinux/ss/conditional.c</text:p>
      <text:p text:style-name="P1">#<text:tab/>security/selinux/ss/ebitmap.c</text:p>
      <text:p text:style-name="P1">#<text:tab/>security/selinux/ss/mls.c</text:p>
      <text:p text:style-name="P1">#<text:tab/>security/selinux/ss/policydb.c</text:p>
      <text:p text:style-name="P1">#<text:tab/>security/selinux/ss/services.c</text:p>
      <text:p text:style-name="P1">#<text:tab/>security/selinux/ss/status.c</text:p>
      <text:p text:style-name="P1">#<text:tab/>security/selinux/xfrm.c</text:p>
      <text:p text:style-name="P1">#<text:tab/>security/smack/Kconfig</text:p>
      <text:p text:style-name="P1"><text:soft-page-break/>#<text:tab/>security/smack/Makefile</text:p>
      <text:p text:style-name="P1">#<text:tab/>security/smack/smack.h</text:p>
      <text:p text:style-name="P1">#<text:tab/>security/smack/smack_access.c</text:p>
      <text:p text:style-name="P1">#<text:tab/>security/smack/smack_lsm.c</text:p>
      <text:p text:style-name="P1">#<text:tab/>security/smack/smackfs.c</text:p>
      <text:p text:style-name="P1">#<text:tab/>security/tomoyo/Kconfig</text:p>
      <text:p text:style-name="P1">#<text:tab/>security/tomoyo/Makefile</text:p>
      <text:p text:style-name="P1">#<text:tab/>security/tomoyo/common.h</text:p>
      <text:p text:style-name="P1">#<text:tab/>security/tomoyo/condition.c</text:p>
      <text:p text:style-name="P1">#<text:tab/>security/tomoyo/domain.c</text:p>
      <text:p text:style-name="P1">#<text:tab/>security/tomoyo/file.c</text:p>
      <text:p text:style-name="P1">#<text:tab/>security/tomoyo/gc.c</text:p>
      <text:p text:style-name="P1">#<text:tab/>security/tomoyo/memory.c</text:p>
      <text:p text:style-name="P1">#<text:tab/>security/tomoyo/mount.c</text:p>
      <text:p text:style-name="P1">#<text:tab/>security/tomoyo/realpath.c</text:p>
      <text:p text:style-name="P1">#<text:tab/>security/tomoyo/securityfs_if.c</text:p>
      <text:p text:style-name="P1">#<text:tab/>security/tomoyo/tomoyo.c</text:p>
      <text:p text:style-name="P1">#<text:tab/>security/tomoyo/util.c</text:p>
      <text:p text:style-name="P1">#<text:tab/>security/yama/Kconfig</text:p>
      <text:p text:style-name="P1">#<text:tab/>security/yama/yama_lsm.c</text:p>
      <text:p text:style-name="P1">#<text:tab/>sound/Kconfig</text:p>
      <text:p text:style-name="P1">#<text:tab/>sound/Makefile</text:p>
      <text:p text:style-name="P1">#<text:tab/>sound/ac97_bus.c</text:p>
      <text:p text:style-name="P1">#<text:tab/>sound/aoa/codecs/onyx.c</text:p>
      <text:p text:style-name="P1">#<text:tab/>sound/aoa/codecs/tas.c</text:p>
      <text:p text:style-name="P1">#<text:tab/>sound/aoa/core/gpio-feature.c</text:p>
      <text:p text:style-name="P1">#<text:tab/>sound/aoa/fabrics/layout.c</text:p>
      <text:p text:style-name="P1">#<text:tab/>sound/aoa/soundbus/core.c</text:p>
      <text:p text:style-name="P1">#<text:tab/>sound/aoa/soundbus/i2sbus/control.c</text:p>
      <text:p text:style-name="P1">#<text:tab/>sound/aoa/soundbus/i2sbus/core.c</text:p>
      <text:p text:style-name="P1">#<text:tab/>sound/aoa/soundbus/i2sbus/pcm.c</text:p>
      <text:p text:style-name="P1">#<text:tab/>sound/aoa/soundbus/soundbus.h</text:p>
      <text:p text:style-name="P1">#<text:tab/>sound/aoa/soundbus/sysfs.c</text:p>
      <text:p text:style-name="P1">#<text:tab/>sound/arm/Kconfig</text:p>
      <text:p text:style-name="P1">#<text:tab/>sound/arm/aaci.c</text:p>
      <text:p text:style-name="P1">#<text:tab/>sound/arm/pxa2xx-ac97.c</text:p>
      <text:p text:style-name="P1">#<text:tab/>sound/arm/pxa2xx-pcm-lib.c</text:p>
      <text:p text:style-name="P1">#<text:tab/>sound/arm/pxa2xx-pcm.c</text:p>
      <text:p text:style-name="P1">#<text:tab/>sound/arm/pxa2xx-pcm.h</text:p>
      <text:p text:style-name="P1">#<text:tab/>sound/atmel/abdac.c</text:p>
      <text:p text:style-name="P1">#<text:tab/>sound/atmel/ac97c.c</text:p>
      <text:p text:style-name="P1">#<text:tab/>sound/core/Kconfig</text:p>
      <text:p text:style-name="P1">#<text:tab/>sound/core/Makefile</text:p>
      <text:p text:style-name="P1">#<text:tab/>sound/core/compress_offload.c</text:p>
      <text:p text:style-name="P1">#<text:tab/>sound/core/control.c</text:p>
      <text:p text:style-name="P1">#<text:tab/>sound/core/control_compat.c</text:p>
      <text:p text:style-name="P1">#<text:tab/>sound/core/ctljack.c</text:p>
      <text:p text:style-name="P1">#<text:tab/>sound/core/device.c</text:p>
      <text:p text:style-name="P1">#<text:tab/>sound/core/hrtimer.c</text:p>
      <text:p text:style-name="P1">#<text:tab/>sound/core/hwdep.c</text:p>
      <text:p text:style-name="P1">#<text:tab/>sound/core/info.c</text:p>
      <text:p text:style-name="P1">#<text:tab/>sound/core/info_oss.c</text:p>
      <text:p text:style-name="P1"><text:soft-page-break/>#<text:tab/>sound/core/init.c</text:p>
      <text:p text:style-name="P1">#<text:tab/>sound/core/jack.c</text:p>
      <text:p text:style-name="P1">#<text:tab/>sound/core/memalloc.c</text:p>
      <text:p text:style-name="P1">#<text:tab/>sound/core/memory.c</text:p>
      <text:p text:style-name="P1">#<text:tab/>sound/core/oss/linear.c</text:p>
      <text:p text:style-name="P1">#<text:tab/>sound/core/oss/mixer_oss.c</text:p>
      <text:p text:style-name="P1">#<text:tab/>sound/core/oss/mulaw.c</text:p>
      <text:p text:style-name="P1">#<text:tab/>sound/core/oss/pcm_oss.c</text:p>
      <text:p text:style-name="P1">#<text:tab/>sound/core/oss/pcm_plugin.c</text:p>
      <text:p text:style-name="P1">#<text:tab/>sound/core/oss/route.c</text:p>
      <text:p text:style-name="P1">#<text:tab/>sound/core/pcm.c</text:p>
      <text:p text:style-name="P1">#<text:tab/>sound/core/pcm_compat.c</text:p>
      <text:p text:style-name="P1">#<text:tab/>sound/core/pcm_dmaengine.c</text:p>
      <text:p text:style-name="P1">#<text:tab/>sound/core/pcm_lib.c</text:p>
      <text:p text:style-name="P1">#<text:tab/>sound/core/pcm_memory.c</text:p>
      <text:p text:style-name="P1">#<text:tab/>sound/core/pcm_misc.c</text:p>
      <text:p text:style-name="P1">#<text:tab/>sound/core/pcm_native.c</text:p>
      <text:p text:style-name="P1">#<text:tab/>sound/core/pcm_timer.c</text:p>
      <text:p text:style-name="P1">#<text:tab/>sound/core/rawmidi.c</text:p>
      <text:p text:style-name="P1">#<text:tab/>sound/core/rawmidi_compat.c</text:p>
      <text:p text:style-name="P1">#<text:tab/>sound/core/seq/Makefile</text:p>
      <text:p text:style-name="P1">#<text:tab/>sound/core/seq/oss/seq_oss.c</text:p>
      <text:p text:style-name="P1">#<text:tab/>sound/core/seq/oss/seq_oss_event.c</text:p>
      <text:p text:style-name="P1">#<text:tab/>sound/core/seq/oss/seq_oss_init.c</text:p>
      <text:p text:style-name="P1">#<text:tab/>sound/core/seq/oss/seq_oss_ioctl.c</text:p>
      <text:p text:style-name="P1">#<text:tab/>sound/core/seq/oss/seq_oss_midi.c</text:p>
      <text:p text:style-name="P1">#<text:tab/>sound/core/seq/oss/seq_oss_readq.c</text:p>
      <text:p text:style-name="P1">#<text:tab/>sound/core/seq/oss/seq_oss_rw.c</text:p>
      <text:p text:style-name="P1">#<text:tab/>sound/core/seq/oss/seq_oss_synth.c</text:p>
      <text:p text:style-name="P1">#<text:tab/>sound/core/seq/oss/seq_oss_synth.h</text:p>
      <text:p text:style-name="P1">#<text:tab/>sound/core/seq/oss/seq_oss_writeq.c</text:p>
      <text:p text:style-name="P1">#<text:tab/>sound/core/seq/seq.c</text:p>
      <text:p text:style-name="P1">#<text:tab/>sound/core/seq/seq_clientmgr.c</text:p>
      <text:p text:style-name="P1">#<text:tab/>sound/core/seq/seq_clientmgr.h</text:p>
      <text:p text:style-name="P1">#<text:tab/>sound/core/seq/seq_compat.c</text:p>
      <text:p text:style-name="P1">#<text:tab/>sound/core/seq/seq_device.c</text:p>
      <text:p text:style-name="P1">#<text:tab/>sound/core/seq/seq_dummy.c</text:p>
      <text:p text:style-name="P1">#<text:tab/>sound/core/seq/seq_fifo.c</text:p>
      <text:p text:style-name="P1">#<text:tab/>sound/core/seq/seq_fifo.h</text:p>
      <text:p text:style-name="P1">#<text:tab/>sound/core/seq/seq_info.c</text:p>
      <text:p text:style-name="P1">#<text:tab/>sound/core/seq/seq_info.h</text:p>
      <text:p text:style-name="P1">#<text:tab/>sound/core/seq/seq_memory.c</text:p>
      <text:p text:style-name="P1">#<text:tab/>sound/core/seq/seq_midi.c</text:p>
      <text:p text:style-name="P1">#<text:tab/>sound/core/seq/seq_midi_emul.c</text:p>
      <text:p text:style-name="P1">#<text:tab/>sound/core/seq/seq_ports.c</text:p>
      <text:p text:style-name="P1">#<text:tab/>sound/core/seq/seq_ports.h</text:p>
      <text:p text:style-name="P1">#<text:tab/>sound/core/seq/seq_queue.c</text:p>
      <text:p text:style-name="P1">#<text:tab/>sound/core/seq/seq_queue.h</text:p>
      <text:p text:style-name="P1">#<text:tab/>sound/core/seq/seq_system.c</text:p>
      <text:p text:style-name="P1">#<text:tab/>sound/core/seq/seq_timer.c</text:p>
      <text:p text:style-name="P1">#<text:tab/>sound/core/seq/seq_timer.h</text:p>
      <text:p text:style-name="P1">#<text:tab/>sound/core/seq/seq_virmidi.c</text:p>
      <text:p text:style-name="P1"><text:soft-page-break/>#<text:tab/>sound/core/sgbuf.c</text:p>
      <text:p text:style-name="P1">#<text:tab/>sound/core/sound.c</text:p>
      <text:p text:style-name="P1">#<text:tab/>sound/core/sound_oss.c</text:p>
      <text:p text:style-name="P1">#<text:tab/>sound/core/timer.c</text:p>
      <text:p text:style-name="P1">#<text:tab/>sound/core/timer_compat.c</text:p>
      <text:p text:style-name="P1">#<text:tab/>sound/drivers/aloop.c</text:p>
      <text:p text:style-name="P1">#<text:tab/>sound/drivers/dummy.c</text:p>
      <text:p text:style-name="P1">#<text:tab/>sound/drivers/ml403-ac97cr.c</text:p>
      <text:p text:style-name="P1">#<text:tab/>sound/drivers/mpu401/mpu401.c</text:p>
      <text:p text:style-name="P1">#<text:tab/>sound/drivers/mpu401/mpu401_uart.c</text:p>
      <text:p text:style-name="P1">#<text:tab/>sound/drivers/mtpav.c</text:p>
      <text:p text:style-name="P1">#<text:tab/>sound/drivers/mts64.c</text:p>
      <text:p text:style-name="P1">#<text:tab/>sound/drivers/opl3/opl3_lib.c</text:p>
      <text:p text:style-name="P1">#<text:tab/>sound/drivers/opl3/opl3_midi.c</text:p>
      <text:p text:style-name="P1">#<text:tab/>sound/drivers/opl3/opl3_seq.c</text:p>
      <text:p text:style-name="P1">#<text:tab/>sound/drivers/opl3/opl3_synth.c</text:p>
      <text:p text:style-name="P1">#<text:tab/>sound/drivers/opl3/opl3_voice.h</text:p>
      <text:p text:style-name="P1">#<text:tab/>sound/drivers/opl4/Makefile</text:p>
      <text:p text:style-name="P1">#<text:tab/>sound/drivers/opl4/opl4_lib.c</text:p>
      <text:p text:style-name="P1">#<text:tab/>sound/drivers/opl4/opl4_local.h</text:p>
      <text:p text:style-name="P1">#<text:tab/>sound/drivers/opl4/opl4_proc.c</text:p>
      <text:p text:style-name="P1">#<text:tab/>sound/drivers/opl4/opl4_seq.c</text:p>
      <text:p text:style-name="P1">#<text:tab/>sound/drivers/opl4/opl4_synth.c</text:p>
      <text:p text:style-name="P1">#<text:tab/>sound/drivers/pcm-indirect2.c</text:p>
      <text:p text:style-name="P1">#<text:tab/>sound/drivers/pcsp/pcsp.c</text:p>
      <text:p text:style-name="P1">#<text:tab/>sound/drivers/pcsp/pcsp_input.c</text:p>
      <text:p text:style-name="P1">#<text:tab/>sound/drivers/pcsp/pcsp_lib.c</text:p>
      <text:p text:style-name="P1">#<text:tab/>sound/drivers/portman2x4.c</text:p>
      <text:p text:style-name="P1">#<text:tab/>sound/drivers/serial-u16550.c</text:p>
      <text:p text:style-name="P1">#<text:tab/>sound/drivers/virmidi.c</text:p>
      <text:p text:style-name="P1">#<text:tab/>sound/drivers/vx/vx_core.c</text:p>
      <text:p text:style-name="P1">#<text:tab/>sound/drivers/vx/vx_mixer.c</text:p>
      <text:p text:style-name="P1">#<text:tab/>sound/firewire/Kconfig</text:p>
      <text:p text:style-name="P1">#<text:tab/>sound/firewire/Makefile</text:p>
      <text:p text:style-name="P1">#<text:tab/>sound/firewire/bebob/Makefile</text:p>
      <text:p text:style-name="P1">#<text:tab/>sound/firewire/bebob/bebob.c</text:p>
      <text:p text:style-name="P1">#<text:tab/>sound/firewire/bebob/bebob.h</text:p>
      <text:p text:style-name="P1">#<text:tab/>sound/firewire/bebob/bebob_focusrite.c</text:p>
      <text:p text:style-name="P1">#<text:tab/>sound/firewire/bebob/bebob_maudio.c</text:p>
      <text:p text:style-name="P1">#<text:tab/>sound/firewire/bebob/bebob_midi.c</text:p>
      <text:p text:style-name="P1">#<text:tab/>sound/firewire/bebob/bebob_pcm.c</text:p>
      <text:p text:style-name="P1">#<text:tab/>sound/firewire/bebob/bebob_proc.c</text:p>
      <text:p text:style-name="P1">#<text:tab/>sound/firewire/bebob/bebob_stream.c</text:p>
      <text:p text:style-name="P1">#<text:tab/>sound/firewire/bebob/bebob_terratec.c</text:p>
      <text:p text:style-name="P1">#<text:tab/>sound/firewire/cmp.c</text:p>
      <text:p text:style-name="P1">#<text:tab/>sound/firewire/fcp.c</text:p>
      <text:p text:style-name="P1">#<text:tab/>sound/firewire/fireworks/Makefile</text:p>
      <text:p text:style-name="P1">#<text:tab/>sound/firewire/fireworks/fireworks.c</text:p>
      <text:p text:style-name="P1">#<text:tab/>sound/firewire/fireworks/fireworks.h</text:p>
      <text:p text:style-name="P1">#<text:tab/>sound/firewire/fireworks/fireworks_command.c</text:p>
      <text:p text:style-name="P1">#<text:tab/>sound/firewire/fireworks/fireworks_midi.c</text:p>
      <text:p text:style-name="P1">#<text:tab/>sound/firewire/fireworks/fireworks_pcm.c</text:p>
      <text:p text:style-name="P1"><text:soft-page-break/>#<text:tab/>sound/firewire/fireworks/fireworks_stream.c</text:p>
      <text:p text:style-name="P1">#<text:tab/>sound/firewire/fireworks/fireworks_transaction.c</text:p>
      <text:p text:style-name="P1">#<text:tab/>sound/firewire/isight.c</text:p>
      <text:p text:style-name="P1">#<text:tab/>sound/firewire/iso-resources.c</text:p>
      <text:p text:style-name="P1">#<text:tab/>sound/firewire/lib.c</text:p>
      <text:p text:style-name="P1">#<text:tab/>sound/firewire/lib.h</text:p>
      <text:p text:style-name="P1">#<text:tab/>sound/firewire/packets-buffer.c</text:p>
      <text:p text:style-name="P1">#<text:tab/>sound/i2c/cs8427.c</text:p>
      <text:p text:style-name="P1">#<text:tab/>sound/i2c/i2c.c</text:p>
      <text:p text:style-name="P1">#<text:tab/>sound/i2c/other/ak4113.c</text:p>
      <text:p text:style-name="P1">#<text:tab/>sound/i2c/other/ak4114.c</text:p>
      <text:p text:style-name="P1">#<text:tab/>sound/i2c/other/ak4117.c</text:p>
      <text:p text:style-name="P1">#<text:tab/>sound/i2c/other/ak4xxx-adda.c</text:p>
      <text:p text:style-name="P1">#<text:tab/>sound/isa/Kconfig</text:p>
      <text:p text:style-name="P1">#<text:tab/>sound/isa/ad1816a/ad1816a.c</text:p>
      <text:p text:style-name="P1">#<text:tab/>sound/isa/ad1816a/ad1816a_lib.c</text:p>
      <text:p text:style-name="P1">#<text:tab/>sound/isa/ad1848/ad1848.c</text:p>
      <text:p text:style-name="P1">#<text:tab/>sound/isa/adlib.c</text:p>
      <text:p text:style-name="P1">#<text:tab/>sound/isa/als100.c</text:p>
      <text:p text:style-name="P1">#<text:tab/>sound/isa/azt2320.c</text:p>
      <text:p text:style-name="P1">#<text:tab/>sound/isa/cmi8328.c</text:p>
      <text:p text:style-name="P1">#<text:tab/>sound/isa/cs423x/cs4231.c</text:p>
      <text:p text:style-name="P1">#<text:tab/>sound/isa/cs423x/cs4236.c</text:p>
      <text:p text:style-name="P1">#<text:tab/>sound/isa/cs423x/cs4236_lib.c</text:p>
      <text:p text:style-name="P1">#<text:tab/>sound/isa/es1688/es1688.c</text:p>
      <text:p text:style-name="P1">#<text:tab/>sound/isa/es1688/es1688_lib.c</text:p>
      <text:p text:style-name="P1">#<text:tab/>sound/isa/es18xx.c</text:p>
      <text:p text:style-name="P1">#<text:tab/>sound/isa/galaxy/galaxy.c</text:p>
      <text:p text:style-name="P1">#<text:tab/>sound/isa/gus/gus_mixer.c</text:p>
      <text:p text:style-name="P1">#<text:tab/>sound/isa/gus/gus_pcm.c</text:p>
      <text:p text:style-name="P1">#<text:tab/>sound/isa/gus/gus_uart.c</text:p>
      <text:p text:style-name="P1">#<text:tab/>sound/isa/gus/gusclassic.c</text:p>
      <text:p text:style-name="P1">#<text:tab/>sound/isa/gus/gusextreme.c</text:p>
      <text:p text:style-name="P1">#<text:tab/>sound/isa/gus/gusmax.c</text:p>
      <text:p text:style-name="P1">#<text:tab/>sound/isa/gus/interwave.c</text:p>
      <text:p text:style-name="P1">#<text:tab/>sound/isa/msnd/msnd.c</text:p>
      <text:p text:style-name="P1">#<text:tab/>sound/isa/msnd/msnd.h</text:p>
      <text:p text:style-name="P1">#<text:tab/>sound/isa/msnd/msnd_pinnacle.c</text:p>
      <text:p text:style-name="P1">#<text:tab/>sound/isa/msnd/msnd_pinnacle_mixer.c</text:p>
      <text:p text:style-name="P1">#<text:tab/>sound/isa/opl3sa2.c</text:p>
      <text:p text:style-name="P1">#<text:tab/>sound/isa/opti9xx/miro.c</text:p>
      <text:p text:style-name="P1">#<text:tab/>sound/isa/opti9xx/opti92x-ad1848.c</text:p>
      <text:p text:style-name="P1">#<text:tab/>sound/isa/sb/emu8000.c</text:p>
      <text:p text:style-name="P1">#<text:tab/>sound/isa/sb/emu8000_patch.c</text:p>
      <text:p text:style-name="P1">#<text:tab/>sound/isa/sb/emu8000_pcm.c</text:p>
      <text:p text:style-name="P1">#<text:tab/>sound/isa/sb/emu8000_synth.c</text:p>
      <text:p text:style-name="P1">#<text:tab/>sound/isa/sb/jazz16.c</text:p>
      <text:p text:style-name="P1">#<text:tab/>sound/isa/sb/sb16.c</text:p>
      <text:p text:style-name="P1">#<text:tab/>sound/isa/sb/sb16_main.c</text:p>
      <text:p text:style-name="P1">#<text:tab/>sound/isa/sb/sb8.c</text:p>
      <text:p text:style-name="P1">#<text:tab/>sound/isa/sb/sb8_main.c</text:p>
      <text:p text:style-name="P1">#<text:tab/>sound/isa/sb/sb8_midi.c</text:p>
      <text:p text:style-name="P1"><text:soft-page-break/>#<text:tab/>sound/isa/sb/sb_common.c</text:p>
      <text:p text:style-name="P1">#<text:tab/>sound/isa/sb/sb_mixer.c</text:p>
      <text:p text:style-name="P1">#<text:tab/>sound/isa/sc6000.c</text:p>
      <text:p text:style-name="P1">#<text:tab/>sound/isa/sscape.c</text:p>
      <text:p text:style-name="P1">#<text:tab/>sound/isa/wavefront/wavefront.c</text:p>
      <text:p text:style-name="P1">#<text:tab/>sound/isa/wavefront/wavefront_fx.c</text:p>
      <text:p text:style-name="P1">#<text:tab/>sound/isa/wavefront/wavefront_midi.c</text:p>
      <text:p text:style-name="P1">#<text:tab/>sound/isa/wavefront/wavefront_synth.c</text:p>
      <text:p text:style-name="P1">#<text:tab/>sound/isa/wss/wss_lib.c</text:p>
      <text:p text:style-name="P1">#<text:tab/>sound/mips/Kconfig</text:p>
      <text:p text:style-name="P1">#<text:tab/>sound/mips/Makefile</text:p>
      <text:p text:style-name="P1">#<text:tab/>sound/mips/hal2.c</text:p>
      <text:p text:style-name="P1">#<text:tab/>sound/mips/sgio2audio.c</text:p>
      <text:p text:style-name="P1">#<text:tab/>sound/oss/Kconfig</text:p>
      <text:p text:style-name="P1">#<text:tab/>sound/oss/ad1848.c</text:p>
      <text:p text:style-name="P1">#<text:tab/>sound/oss/aedsp16.c</text:p>
      <text:p text:style-name="P1">#<text:tab/>sound/oss/dev_table.c</text:p>
      <text:p text:style-name="P1">#<text:tab/>sound/oss/dmasound/dmasound_atari.c</text:p>
      <text:p text:style-name="P1">#<text:tab/>sound/oss/dmasound/dmasound_paula.c</text:p>
      <text:p text:style-name="P1">#<text:tab/>sound/oss/msnd_pinnacle.c</text:p>
      <text:p text:style-name="P1">#<text:tab/>sound/oss/opl3.c</text:p>
      <text:p text:style-name="P1">#<text:tab/>sound/oss/pss.c</text:p>
      <text:p text:style-name="P1">#<text:tab/>sound/oss/sb_audio.c</text:p>
      <text:p text:style-name="P1">#<text:tab/>sound/oss/sb_ess.c</text:p>
      <text:p text:style-name="P1">#<text:tab/>sound/oss/sb_midi.c</text:p>
      <text:p text:style-name="P1">#<text:tab/>sound/oss/sound_firmware.h</text:p>
      <text:p text:style-name="P1">#<text:tab/>sound/oss/sound_timer.c</text:p>
      <text:p text:style-name="P1">#<text:tab/>sound/oss/swarm_cs4297a.c</text:p>
      <text:p text:style-name="P1">#<text:tab/>sound/oss/sys_timer.c</text:p>
      <text:p text:style-name="P1">#<text:tab/>sound/oss/trix.c</text:p>
      <text:p text:style-name="P1">#<text:tab/>sound/oss/uart401.c</text:p>
      <text:p text:style-name="P1">#<text:tab/>sound/oss/v_midi.c</text:p>
      <text:p text:style-name="P1">#<text:tab/>sound/oss/waveartist.c</text:p>
      <text:p text:style-name="P1">#<text:tab/>sound/parisc/harmony.c</text:p>
      <text:p text:style-name="P1">#<text:tab/>sound/pci/Kconfig</text:p>
      <text:p text:style-name="P1">#<text:tab/>sound/pci/ac97/Makefile</text:p>
      <text:p text:style-name="P1">#<text:tab/>sound/pci/ac97/ac97_codec.c</text:p>
      <text:p text:style-name="P1">#<text:tab/>sound/pci/ac97/ac97_local.h</text:p>
      <text:p text:style-name="P1">#<text:tab/>sound/pci/ac97/ac97_patch.c</text:p>
      <text:p text:style-name="P1">#<text:tab/>sound/pci/ac97/ac97_patch.h</text:p>
      <text:p text:style-name="P1">#<text:tab/>sound/pci/ad1889.c</text:p>
      <text:p text:style-name="P1">#<text:tab/>sound/pci/ak4531_codec.c</text:p>
      <text:p text:style-name="P1">#<text:tab/>sound/pci/ali5451/ali5451.c</text:p>
      <text:p text:style-name="P1">#<text:tab/>sound/pci/als300.c</text:p>
      <text:p text:style-name="P1">#<text:tab/>sound/pci/als4000.c</text:p>
      <text:p text:style-name="P1">#<text:tab/>sound/pci/asihpi/asihpi.c</text:p>
      <text:p text:style-name="P1">#<text:tab/>sound/pci/asihpi/hpi.h</text:p>
      <text:p text:style-name="P1">#<text:tab/>sound/pci/asihpi/hpi6000.c</text:p>
      <text:p text:style-name="P1">#<text:tab/>sound/pci/asihpi/hpi6205.c</text:p>
      <text:p text:style-name="P1">#<text:tab/>sound/pci/asihpi/hpi_internal.h</text:p>
      <text:p text:style-name="P1">#<text:tab/>sound/pci/asihpi/hpi_version.h</text:p>
      <text:p text:style-name="P1">#<text:tab/>sound/pci/asihpi/hpicmn.c</text:p>
      <text:p text:style-name="P1"><text:soft-page-break/>#<text:tab/>sound/pci/asihpi/hpicmn.h</text:p>
      <text:p text:style-name="P1">#<text:tab/>sound/pci/asihpi/hpidspcd.c</text:p>
      <text:p text:style-name="P1">#<text:tab/>sound/pci/asihpi/hpifunc.c</text:p>
      <text:p text:style-name="P1">#<text:tab/>sound/pci/asihpi/hpimsginit.c</text:p>
      <text:p text:style-name="P1">#<text:tab/>sound/pci/asihpi/hpimsgx.c</text:p>
      <text:p text:style-name="P1">#<text:tab/>sound/pci/asihpi/hpioctl.c</text:p>
      <text:p text:style-name="P1">#<text:tab/>sound/pci/asihpi/hpios.h</text:p>
      <text:p text:style-name="P1">#<text:tab/>sound/pci/atiixp.c</text:p>
      <text:p text:style-name="P1">#<text:tab/>sound/pci/atiixp_modem.c</text:p>
      <text:p text:style-name="P1">#<text:tab/>sound/pci/au88x0/au88x0.c</text:p>
      <text:p text:style-name="P1">#<text:tab/>sound/pci/au88x0/au88x0.h</text:p>
      <text:p text:style-name="P1">#<text:tab/>sound/pci/au88x0/au88x0_a3d.c</text:p>
      <text:p text:style-name="P1">#<text:tab/>sound/pci/au88x0/au88x0_core.c</text:p>
      <text:p text:style-name="P1">#<text:tab/>sound/pci/au88x0/au88x0_eq.c</text:p>
      <text:p text:style-name="P1">#<text:tab/>sound/pci/au88x0/au88x0_game.c</text:p>
      <text:p text:style-name="P1">#<text:tab/>sound/pci/au88x0/au88x0_mpu401.c</text:p>
      <text:p text:style-name="P1">#<text:tab/>sound/pci/au88x0/au88x0_pcm.c</text:p>
      <text:p text:style-name="P1">#<text:tab/>sound/pci/au88x0/au88x0_synth.c</text:p>
      <text:p text:style-name="P1">#<text:tab/>sound/pci/aw2/aw2-alsa.c</text:p>
      <text:p text:style-name="P1">#<text:tab/>sound/pci/aw2/aw2-saa7146.c</text:p>
      <text:p text:style-name="P1">#<text:tab/>sound/pci/azt3328.c</text:p>
      <text:p text:style-name="P1">#<text:tab/>sound/pci/bt87x.c</text:p>
      <text:p text:style-name="P1">#<text:tab/>sound/pci/ca0106/Makefile</text:p>
      <text:p text:style-name="P1">#<text:tab/>sound/pci/ca0106/ca0106.h</text:p>
      <text:p text:style-name="P1">#<text:tab/>sound/pci/ca0106/ca0106_main.c</text:p>
      <text:p text:style-name="P1">#<text:tab/>sound/pci/ca0106/ca0106_mixer.c</text:p>
      <text:p text:style-name="P1">#<text:tab/>sound/pci/ca0106/ca0106_proc.c</text:p>
      <text:p text:style-name="P1">#<text:tab/>sound/pci/cmipci.c</text:p>
      <text:p text:style-name="P1">#<text:tab/>sound/pci/cs4281.c</text:p>
      <text:p text:style-name="P1">#<text:tab/>sound/pci/cs46xx/cs46xx.c</text:p>
      <text:p text:style-name="P1">#<text:tab/>sound/pci/cs46xx/cs46xx.h</text:p>
      <text:p text:style-name="P1">#<text:tab/>sound/pci/cs46xx/cs46xx_lib.c</text:p>
      <text:p text:style-name="P1">#<text:tab/>sound/pci/cs46xx/cs46xx_lib.h</text:p>
      <text:p text:style-name="P1">#<text:tab/>sound/pci/cs46xx/dsp_spos.c</text:p>
      <text:p text:style-name="P1">#<text:tab/>sound/pci/cs46xx/dsp_spos_scb_lib.c</text:p>
      <text:p text:style-name="P1">#<text:tab/>sound/pci/cs5530.c</text:p>
      <text:p text:style-name="P1">#<text:tab/>sound/pci/cs5535audio/cs5535audio.c</text:p>
      <text:p text:style-name="P1">#<text:tab/>sound/pci/cs5535audio/cs5535audio_pcm.c</text:p>
      <text:p text:style-name="P1">#<text:tab/>sound/pci/cs5535audio/cs5535audio_pm.c</text:p>
      <text:p text:style-name="P1">#<text:tab/>sound/pci/ctxfi/ctamixer.c</text:p>
      <text:p text:style-name="P1">#<text:tab/>sound/pci/ctxfi/ctamixer.h</text:p>
      <text:p text:style-name="P1">#<text:tab/>sound/pci/ctxfi/ctatc.c</text:p>
      <text:p text:style-name="P1">#<text:tab/>sound/pci/ctxfi/ctdaio.c</text:p>
      <text:p text:style-name="P1">#<text:tab/>sound/pci/ctxfi/ctdaio.h</text:p>
      <text:p text:style-name="P1">#<text:tab/>sound/pci/ctxfi/cthw20k1.c</text:p>
      <text:p text:style-name="P1">#<text:tab/>sound/pci/ctxfi/cthw20k2.c</text:p>
      <text:p text:style-name="P1">#<text:tab/>sound/pci/ctxfi/ctpcm.c</text:p>
      <text:p text:style-name="P1">#<text:tab/>sound/pci/ctxfi/ctresource.c</text:p>
      <text:p text:style-name="P1">#<text:tab/>sound/pci/ctxfi/ctresource.h</text:p>
      <text:p text:style-name="P1">#<text:tab/>sound/pci/ctxfi/ctsrc.c</text:p>
      <text:p text:style-name="P1">#<text:tab/>sound/pci/ctxfi/ctsrc.h</text:p>
      <text:p text:style-name="P1">#<text:tab/>sound/pci/ctxfi/cttimer.c</text:p>
      <text:p text:style-name="P1"><text:soft-page-break/>#<text:tab/>sound/pci/ctxfi/ctvmem.c</text:p>
      <text:p text:style-name="P1">#<text:tab/>sound/pci/echoaudio/darla20.c</text:p>
      <text:p text:style-name="P1">#<text:tab/>sound/pci/echoaudio/darla20_dsp.c</text:p>
      <text:p text:style-name="P1">#<text:tab/>sound/pci/echoaudio/darla24.c</text:p>
      <text:p text:style-name="P1">#<text:tab/>sound/pci/echoaudio/darla24_dsp.c</text:p>
      <text:p text:style-name="P1">#<text:tab/>sound/pci/echoaudio/echo3g.c</text:p>
      <text:p text:style-name="P1">#<text:tab/>sound/pci/echoaudio/echo3g_dsp.c</text:p>
      <text:p text:style-name="P1">#<text:tab/>sound/pci/echoaudio/echoaudio.c</text:p>
      <text:p text:style-name="P1">#<text:tab/>sound/pci/echoaudio/echoaudio.h</text:p>
      <text:p text:style-name="P1">#<text:tab/>sound/pci/echoaudio/echoaudio_3g.c</text:p>
      <text:p text:style-name="P1">#<text:tab/>sound/pci/echoaudio/echoaudio_dsp.c</text:p>
      <text:p text:style-name="P1">#<text:tab/>sound/pci/echoaudio/echoaudio_gml.c</text:p>
      <text:p text:style-name="P1">#<text:tab/>sound/pci/echoaudio/gina20.c</text:p>
      <text:p text:style-name="P1">#<text:tab/>sound/pci/echoaudio/gina20_dsp.c</text:p>
      <text:p text:style-name="P1">#<text:tab/>sound/pci/echoaudio/gina24.c</text:p>
      <text:p text:style-name="P1">#<text:tab/>sound/pci/echoaudio/gina24_dsp.c</text:p>
      <text:p text:style-name="P1">#<text:tab/>sound/pci/echoaudio/indigo.c</text:p>
      <text:p text:style-name="P1">#<text:tab/>sound/pci/echoaudio/indigo_dsp.c</text:p>
      <text:p text:style-name="P1">#<text:tab/>sound/pci/echoaudio/indigo_express_dsp.c</text:p>
      <text:p text:style-name="P1">#<text:tab/>sound/pci/echoaudio/indigodj.c</text:p>
      <text:p text:style-name="P1">#<text:tab/>sound/pci/echoaudio/indigodj_dsp.c</text:p>
      <text:p text:style-name="P1">#<text:tab/>sound/pci/echoaudio/indigodjx_dsp.c</text:p>
      <text:p text:style-name="P1">#<text:tab/>sound/pci/echoaudio/indigoio.c</text:p>
      <text:p text:style-name="P1">#<text:tab/>sound/pci/echoaudio/indigoio_dsp.c</text:p>
      <text:p text:style-name="P1">#<text:tab/>sound/pci/echoaudio/indigoiox_dsp.c</text:p>
      <text:p text:style-name="P1">#<text:tab/>sound/pci/echoaudio/layla20.c</text:p>
      <text:p text:style-name="P1">#<text:tab/>sound/pci/echoaudio/layla20_dsp.c</text:p>
      <text:p text:style-name="P1">#<text:tab/>sound/pci/echoaudio/layla24.c</text:p>
      <text:p text:style-name="P1">#<text:tab/>sound/pci/echoaudio/layla24_dsp.c</text:p>
      <text:p text:style-name="P1">#<text:tab/>sound/pci/echoaudio/mia.c</text:p>
      <text:p text:style-name="P1">#<text:tab/>sound/pci/echoaudio/mia_dsp.c</text:p>
      <text:p text:style-name="P1">#<text:tab/>sound/pci/echoaudio/midi.c</text:p>
      <text:p text:style-name="P1">#<text:tab/>sound/pci/echoaudio/mona.c</text:p>
      <text:p text:style-name="P1">#<text:tab/>sound/pci/echoaudio/mona_dsp.c</text:p>
      <text:p text:style-name="P1">#<text:tab/>sound/pci/emu10k1/Makefile</text:p>
      <text:p text:style-name="P1">#<text:tab/>sound/pci/emu10k1/emu10k1.c</text:p>
      <text:p text:style-name="P1">#<text:tab/>sound/pci/emu10k1/emu10k1_main.c</text:p>
      <text:p text:style-name="P1">#<text:tab/>sound/pci/emu10k1/emu10k1_synth.c</text:p>
      <text:p text:style-name="P1">#<text:tab/>sound/pci/emu10k1/emu10k1x.c</text:p>
      <text:p text:style-name="P1">#<text:tab/>sound/pci/emu10k1/emufx.c</text:p>
      <text:p text:style-name="P1">#<text:tab/>sound/pci/emu10k1/emumixer.c</text:p>
      <text:p text:style-name="P1">#<text:tab/>sound/pci/emu10k1/emupcm.c</text:p>
      <text:p text:style-name="P1">#<text:tab/>sound/pci/emu10k1/emuproc.c</text:p>
      <text:p text:style-name="P1">#<text:tab/>sound/pci/emu10k1/p16v.c</text:p>
      <text:p text:style-name="P1">#<text:tab/>sound/pci/ens1370.c</text:p>
      <text:p text:style-name="P1">#<text:tab/>sound/pci/es1938.c</text:p>
      <text:p text:style-name="P1">#<text:tab/>sound/pci/es1968.c</text:p>
      <text:p text:style-name="P1">#<text:tab/>sound/pci/fm801.c</text:p>
      <text:p text:style-name="P1">#<text:tab/>sound/pci/hda/Kconfig</text:p>
      <text:p text:style-name="P1">#<text:tab/>sound/pci/hda/Makefile</text:p>
      <text:p text:style-name="P1">#<text:tab/>sound/pci/hda/dell_wmi_helper.c</text:p>
      <text:p text:style-name="P1">#<text:tab/>sound/pci/hda/hda_auto_parser.c</text:p>
      <text:p text:style-name="P1"><text:soft-page-break/>#<text:tab/>sound/pci/hda/hda_beep.c</text:p>
      <text:p text:style-name="P1">#<text:tab/>sound/pci/hda/hda_beep.h</text:p>
      <text:p text:style-name="P1">#<text:tab/>sound/pci/hda/hda_codec.c</text:p>
      <text:p text:style-name="P1">#<text:tab/>sound/pci/hda/hda_codec.h</text:p>
      <text:p text:style-name="P1">#<text:tab/>sound/pci/hda/hda_controller.c</text:p>
      <text:p text:style-name="P1">#<text:tab/>sound/pci/hda/hda_controller.h</text:p>
      <text:p text:style-name="P1">#<text:tab/>sound/pci/hda/hda_eld.c</text:p>
      <text:p text:style-name="P1">#<text:tab/>sound/pci/hda/hda_generic.c</text:p>
      <text:p text:style-name="P1">#<text:tab/>sound/pci/hda/hda_generic.h</text:p>
      <text:p text:style-name="P1">#<text:tab/>sound/pci/hda/hda_hwdep.c</text:p>
      <text:p text:style-name="P1">#<text:tab/>sound/pci/hda/hda_intel.c</text:p>
      <text:p text:style-name="P1">#<text:tab/>sound/pci/hda/hda_intel_trace.h</text:p>
      <text:p text:style-name="P1">#<text:tab/>sound/pci/hda/hda_jack.c</text:p>
      <text:p text:style-name="P1">#<text:tab/>sound/pci/hda/hda_jack.h</text:p>
      <text:p text:style-name="P1">#<text:tab/>sound/pci/hda/hda_local.h</text:p>
      <text:p text:style-name="P1">#<text:tab/>sound/pci/hda/hda_proc.c</text:p>
      <text:p text:style-name="P1">#<text:tab/>sound/pci/hda/hda_sysfs.c</text:p>
      <text:p text:style-name="P1">#<text:tab/>sound/pci/hda/hda_tegra.c</text:p>
      <text:p text:style-name="P1">#<text:tab/>sound/pci/hda/patch_analog.c</text:p>
      <text:p text:style-name="P1">#<text:tab/>sound/pci/hda/patch_ca0110.c</text:p>
      <text:p text:style-name="P1">#<text:tab/>sound/pci/hda/patch_ca0132.c</text:p>
      <text:p text:style-name="P1">#<text:tab/>sound/pci/hda/patch_cirrus.c</text:p>
      <text:p text:style-name="P1">#<text:tab/>sound/pci/hda/patch_cmedia.c</text:p>
      <text:p text:style-name="P1">#<text:tab/>sound/pci/hda/patch_conexant.c</text:p>
      <text:p text:style-name="P1">#<text:tab/>sound/pci/hda/patch_hdmi.c</text:p>
      <text:p text:style-name="P1">#<text:tab/>sound/pci/hda/patch_realtek.c</text:p>
      <text:p text:style-name="P1">#<text:tab/>sound/pci/hda/patch_si3054.c</text:p>
      <text:p text:style-name="P1">#<text:tab/>sound/pci/hda/patch_sigmatel.c</text:p>
      <text:p text:style-name="P1">#<text:tab/>sound/pci/hda/patch_via.c</text:p>
      <text:p text:style-name="P1">#<text:tab/>sound/pci/hda/thinkpad_helper.c</text:p>
      <text:p text:style-name="P1">#<text:tab/>sound/pci/ice1712/ak4xxx.c</text:p>
      <text:p text:style-name="P1">#<text:tab/>sound/pci/ice1712/aureon.c</text:p>
      <text:p text:style-name="P1">#<text:tab/>sound/pci/ice1712/delta.c</text:p>
      <text:p text:style-name="P1">#<text:tab/>sound/pci/ice1712/ews.c</text:p>
      <text:p text:style-name="P1">#<text:tab/>sound/pci/ice1712/hoontech.c</text:p>
      <text:p text:style-name="P1">#<text:tab/>sound/pci/ice1712/ice1712.c</text:p>
      <text:p text:style-name="P1">#<text:tab/>sound/pci/ice1712/ice1724.c</text:p>
      <text:p text:style-name="P1">#<text:tab/>sound/pci/ice1712/juli.c</text:p>
      <text:p text:style-name="P1">#<text:tab/>sound/pci/ice1712/maya44.c</text:p>
      <text:p text:style-name="P1">#<text:tab/>sound/pci/ice1712/phase.c</text:p>
      <text:p text:style-name="P1">#<text:tab/>sound/pci/ice1712/pontis.c</text:p>
      <text:p text:style-name="P1">#<text:tab/>sound/pci/ice1712/prodigy192.c</text:p>
      <text:p text:style-name="P1">#<text:tab/>sound/pci/ice1712/prodigy_hifi.c</text:p>
      <text:p text:style-name="P1">#<text:tab/>sound/pci/ice1712/quartet.c</text:p>
      <text:p text:style-name="P1">#<text:tab/>sound/pci/ice1712/revo.c</text:p>
      <text:p text:style-name="P1">#<text:tab/>sound/pci/ice1712/se.c</text:p>
      <text:p text:style-name="P1">#<text:tab/>sound/pci/ice1712/wm8766.c</text:p>
      <text:p text:style-name="P1">#<text:tab/>sound/pci/ice1712/wm8766.h</text:p>
      <text:p text:style-name="P1">#<text:tab/>sound/pci/ice1712/wm8776.c</text:p>
      <text:p text:style-name="P1">#<text:tab/>sound/pci/ice1712/wm8776.h</text:p>
      <text:p text:style-name="P1">#<text:tab/>sound/pci/ice1712/wtm.c</text:p>
      <text:p text:style-name="P1">#<text:tab/>sound/pci/intel8x0.c</text:p>
      <text:p text:style-name="P1"><text:soft-page-break/>#<text:tab/>sound/pci/intel8x0m.c</text:p>
      <text:p text:style-name="P1">#<text:tab/>sound/pci/korg1212/korg1212.c</text:p>
      <text:p text:style-name="P1">#<text:tab/>sound/pci/lola/lola.c</text:p>
      <text:p text:style-name="P1">#<text:tab/>sound/pci/lola/lola_mixer.c</text:p>
      <text:p text:style-name="P1">#<text:tab/>sound/pci/lola/lola_pcm.c</text:p>
      <text:p text:style-name="P1">#<text:tab/>sound/pci/lx6464es/lx6464es.c</text:p>
      <text:p text:style-name="P1">#<text:tab/>sound/pci/lx6464es/lx_core.c</text:p>
      <text:p text:style-name="P1">#<text:tab/>sound/pci/lx6464es/lx_defs.h</text:p>
      <text:p text:style-name="P1">#<text:tab/>sound/pci/maestro3.c</text:p>
      <text:p text:style-name="P1">#<text:tab/>sound/pci/mixart/mixart.c</text:p>
      <text:p text:style-name="P1">#<text:tab/>sound/pci/mixart/mixart_core.c</text:p>
      <text:p text:style-name="P1">#<text:tab/>sound/pci/mixart/mixart_hwdep.c</text:p>
      <text:p text:style-name="P1">#<text:tab/>sound/pci/mixart/mixart_mixer.c</text:p>
      <text:p text:style-name="P1">#<text:tab/>sound/pci/nm256/nm256.c</text:p>
      <text:p text:style-name="P1">#<text:tab/>sound/pci/oxygen/Makefile</text:p>
      <text:p text:style-name="P1">#<text:tab/>sound/pci/oxygen/oxygen.h</text:p>
      <text:p text:style-name="P1">#<text:tab/>sound/pci/oxygen/oxygen_io.c</text:p>
      <text:p text:style-name="P1">#<text:tab/>sound/pci/oxygen/oxygen_lib.c</text:p>
      <text:p text:style-name="P1">#<text:tab/>sound/pci/oxygen/oxygen_mixer.c</text:p>
      <text:p text:style-name="P1">#<text:tab/>sound/pci/oxygen/oxygen_pcm.c</text:p>
      <text:p text:style-name="P1">#<text:tab/>sound/pci/oxygen/xonar_wm87x6.c</text:p>
      <text:p text:style-name="P1">#<text:tab/>sound/pci/pcxhr/pcxhr.c</text:p>
      <text:p text:style-name="P1">#<text:tab/>sound/pci/pcxhr/pcxhr_core.c</text:p>
      <text:p text:style-name="P1">#<text:tab/>sound/pci/pcxhr/pcxhr_hwdep.c</text:p>
      <text:p text:style-name="P1">#<text:tab/>sound/pci/pcxhr/pcxhr_mixer.c</text:p>
      <text:p text:style-name="P1">#<text:tab/>sound/pci/riptide/riptide.c</text:p>
      <text:p text:style-name="P1">#<text:tab/>sound/pci/rme32.c</text:p>
      <text:p text:style-name="P1">#<text:tab/>sound/pci/rme96.c</text:p>
      <text:p text:style-name="P1">#<text:tab/>sound/pci/rme9652/hdsp.c</text:p>
      <text:p text:style-name="P1">#<text:tab/>sound/pci/rme9652/hdspm.c</text:p>
      <text:p text:style-name="P1">#<text:tab/>sound/pci/rme9652/rme9652.c</text:p>
      <text:p text:style-name="P1">#<text:tab/>sound/pci/sis7019.c</text:p>
      <text:p text:style-name="P1">#<text:tab/>sound/pci/sonicvibes.c</text:p>
      <text:p text:style-name="P1">#<text:tab/>sound/pci/trident/trident.c</text:p>
      <text:p text:style-name="P1">#<text:tab/>sound/pci/trident/trident.h</text:p>
      <text:p text:style-name="P1">#<text:tab/>sound/pci/trident/trident_main.c</text:p>
      <text:p text:style-name="P1">#<text:tab/>sound/pci/trident/trident_memory.c</text:p>
      <text:p text:style-name="P1">#<text:tab/>sound/pci/via82xx.c</text:p>
      <text:p text:style-name="P1">#<text:tab/>sound/pci/via82xx_modem.c</text:p>
      <text:p text:style-name="P1">#<text:tab/>sound/pci/vx222/vx222.c</text:p>
      <text:p text:style-name="P1">#<text:tab/>sound/pci/vx222/vx222_ops.c</text:p>
      <text:p text:style-name="P1">#<text:tab/>sound/pci/ymfpci/ymfpci.c</text:p>
      <text:p text:style-name="P1">#<text:tab/>sound/pci/ymfpci/ymfpci.h</text:p>
      <text:p text:style-name="P1">#<text:tab/>sound/pci/ymfpci/ymfpci_main.c</text:p>
      <text:p text:style-name="P1">#<text:tab/>sound/pcmcia/vx/vxpocket.c</text:p>
      <text:p text:style-name="P1">#<text:tab/>sound/ppc/awacs.c</text:p>
      <text:p text:style-name="P1">#<text:tab/>sound/ppc/beep.c</text:p>
      <text:p text:style-name="P1">#<text:tab/>sound/ppc/burgundy.c</text:p>
      <text:p text:style-name="P1">#<text:tab/>sound/ppc/keywest.c</text:p>
      <text:p text:style-name="P1">#<text:tab/>sound/ppc/pmac.c</text:p>
      <text:p text:style-name="P1">#<text:tab/>sound/ppc/powermac.c</text:p>
      <text:p text:style-name="P1">#<text:tab/>sound/ppc/snd_ps3.c</text:p>
      <text:p text:style-name="P1"><text:soft-page-break/>#<text:tab/>sound/ppc/tumbler.c</text:p>
      <text:p text:style-name="P1">#<text:tab/>sound/sh/aica.c</text:p>
      <text:p text:style-name="P1">#<text:tab/>sound/sh/sh_dac_audio.c</text:p>
      <text:p text:style-name="P1">#<text:tab/>sound/soc/Kconfig</text:p>
      <text:p text:style-name="P1">#<text:tab/>sound/soc/Makefile</text:p>
      <text:p text:style-name="P1">#<text:tab/>sound/soc/adi/axi-i2s.c</text:p>
      <text:p text:style-name="P1">#<text:tab/>sound/soc/adi/axi-spdif.c</text:p>
      <text:p text:style-name="P1">#<text:tab/>sound/soc/atmel/Kconfig</text:p>
      <text:p text:style-name="P1">#<text:tab/>sound/soc/atmel/Makefile</text:p>
      <text:p text:style-name="P1">#<text:tab/>sound/soc/atmel/atmel-pcm-dma.c</text:p>
      <text:p text:style-name="P1">#<text:tab/>sound/soc/atmel/atmel-pcm-pdc.c</text:p>
      <text:p text:style-name="P1">#<text:tab/>sound/soc/atmel/atmel-pcm.h</text:p>
      <text:p text:style-name="P1">#<text:tab/>sound/soc/atmel/atmel_ssc_dai.c</text:p>
      <text:p text:style-name="P1">#<text:tab/>sound/soc/atmel/atmel_ssc_dai.h</text:p>
      <text:p text:style-name="P1">#<text:tab/>sound/soc/atmel/atmel_wm8904.c</text:p>
      <text:p text:style-name="P1">#<text:tab/>sound/soc/atmel/sam9g20_wm8731.c</text:p>
      <text:p text:style-name="P1">#<text:tab/>sound/soc/atmel/sam9x5_wm8731.c</text:p>
      <text:p text:style-name="P1">#<text:tab/>sound/soc/au1x/ac97c.c</text:p>
      <text:p text:style-name="P1">#<text:tab/>sound/soc/au1x/db1000.c</text:p>
      <text:p text:style-name="P1">#<text:tab/>sound/soc/au1x/db1200.c</text:p>
      <text:p text:style-name="P1">#<text:tab/>sound/soc/au1x/dbdma2.c</text:p>
      <text:p text:style-name="P1">#<text:tab/>sound/soc/au1x/dma.c</text:p>
      <text:p text:style-name="P1">#<text:tab/>sound/soc/au1x/i2sc.c</text:p>
      <text:p text:style-name="P1">#<text:tab/>sound/soc/au1x/psc-ac97.c</text:p>
      <text:p text:style-name="P1">#<text:tab/>sound/soc/au1x/psc-i2s.c</text:p>
      <text:p text:style-name="P1">#<text:tab/>sound/soc/bcm/Kconfig</text:p>
      <text:p text:style-name="P1">#<text:tab/>sound/soc/bcm/Makefile</text:p>
      <text:p text:style-name="P1">#<text:tab/>sound/soc/bcm/bcm2835-i2s.c</text:p>
      <text:p text:style-name="P1">#<text:tab/>sound/soc/blackfin/bf5xx-ac97-pcm.c</text:p>
      <text:p text:style-name="P1">#<text:tab/>sound/soc/blackfin/bf5xx-ac97.c</text:p>
      <text:p text:style-name="P1">#<text:tab/>sound/soc/blackfin/bf5xx-ad1836.c</text:p>
      <text:p text:style-name="P1">#<text:tab/>sound/soc/blackfin/bf5xx-ad1980.c</text:p>
      <text:p text:style-name="P1">#<text:tab/>sound/soc/blackfin/bf5xx-i2s-pcm.c</text:p>
      <text:p text:style-name="P1">#<text:tab/>sound/soc/blackfin/bf5xx-i2s.c</text:p>
      <text:p text:style-name="P1">#<text:tab/>sound/soc/blackfin/bf6xx-i2s.c</text:p>
      <text:p text:style-name="P1">#<text:tab/>sound/soc/blackfin/bfin-eval-adau1373.c</text:p>
      <text:p text:style-name="P1">#<text:tab/>sound/soc/blackfin/bfin-eval-adau1701.c</text:p>
      <text:p text:style-name="P1">#<text:tab/>sound/soc/blackfin/bfin-eval-adau1x61.c</text:p>
      <text:p text:style-name="P1">#<text:tab/>sound/soc/blackfin/bfin-eval-adau1x81.c</text:p>
      <text:p text:style-name="P1">#<text:tab/>sound/soc/blackfin/bfin-eval-adav80x.c</text:p>
      <text:p text:style-name="P1">#<text:tab/>sound/soc/cirrus/Kconfig</text:p>
      <text:p text:style-name="P1">#<text:tab/>sound/soc/cirrus/edb93xx.c</text:p>
      <text:p text:style-name="P1">#<text:tab/>sound/soc/cirrus/ep93xx-ac97.c</text:p>
      <text:p text:style-name="P1">#<text:tab/>sound/soc/cirrus/ep93xx-i2s.c</text:p>
      <text:p text:style-name="P1">#<text:tab/>sound/soc/cirrus/ep93xx-pcm.c</text:p>
      <text:p text:style-name="P1">#<text:tab/>sound/soc/cirrus/simone.c</text:p>
      <text:p text:style-name="P1">#<text:tab/>sound/soc/cirrus/snappercl15.c</text:p>
      <text:p text:style-name="P1">#<text:tab/>sound/soc/codecs/88pm860x-codec.c</text:p>
      <text:p text:style-name="P1">#<text:tab/>sound/soc/codecs/Kconfig</text:p>
      <text:p text:style-name="P1">#<text:tab/>sound/soc/codecs/Makefile</text:p>
      <text:p text:style-name="P1">#<text:tab/>sound/soc/codecs/ab8500-codec.c</text:p>
      <text:p text:style-name="P1">#<text:tab/>sound/soc/codecs/ac97.c</text:p>
      <text:p text:style-name="P1"><text:soft-page-break/>#<text:tab/>sound/soc/codecs/ad1836.c</text:p>
      <text:p text:style-name="P1">#<text:tab/>sound/soc/codecs/ad193x-i2c.c</text:p>
      <text:p text:style-name="P1">#<text:tab/>sound/soc/codecs/ad193x-spi.c</text:p>
      <text:p text:style-name="P1">#<text:tab/>sound/soc/codecs/ad193x.c</text:p>
      <text:p text:style-name="P1">#<text:tab/>sound/soc/codecs/ad193x.h</text:p>
      <text:p text:style-name="P1">#<text:tab/>sound/soc/codecs/ad1980.c</text:p>
      <text:p text:style-name="P1">#<text:tab/>sound/soc/codecs/ad73311.c</text:p>
      <text:p text:style-name="P1">#<text:tab/>sound/soc/codecs/adau1373.c</text:p>
      <text:p text:style-name="P1">#<text:tab/>sound/soc/codecs/adau1701.c</text:p>
      <text:p text:style-name="P1">#<text:tab/>sound/soc/codecs/adau1761-i2c.c</text:p>
      <text:p text:style-name="P1">#<text:tab/>sound/soc/codecs/adau1761-spi.c</text:p>
      <text:p text:style-name="P1">#<text:tab/>sound/soc/codecs/adau1761.c</text:p>
      <text:p text:style-name="P1">#<text:tab/>sound/soc/codecs/adau1781-i2c.c</text:p>
      <text:p text:style-name="P1">#<text:tab/>sound/soc/codecs/adau1781-spi.c</text:p>
      <text:p text:style-name="P1">#<text:tab/>sound/soc/codecs/adau1781.c</text:p>
      <text:p text:style-name="P1">#<text:tab/>sound/soc/codecs/adau17x1.c</text:p>
      <text:p text:style-name="P1">#<text:tab/>sound/soc/codecs/adau17x1.h</text:p>
      <text:p text:style-name="P1">#<text:tab/>sound/soc/codecs/adau1977-i2c.c</text:p>
      <text:p text:style-name="P1">#<text:tab/>sound/soc/codecs/adau1977-spi.c</text:p>
      <text:p text:style-name="P1">#<text:tab/>sound/soc/codecs/adau1977.c</text:p>
      <text:p text:style-name="P1">#<text:tab/>sound/soc/codecs/adav801.c</text:p>
      <text:p text:style-name="P1">#<text:tab/>sound/soc/codecs/adav803.c</text:p>
      <text:p text:style-name="P1">#<text:tab/>sound/soc/codecs/adav80x.c</text:p>
      <text:p text:style-name="P1">#<text:tab/>sound/soc/codecs/ads117x.c</text:p>
      <text:p text:style-name="P1">#<text:tab/>sound/soc/codecs/ak4104.c</text:p>
      <text:p text:style-name="P1">#<text:tab/>sound/soc/codecs/ak4535.c</text:p>
      <text:p text:style-name="P1">#<text:tab/>sound/soc/codecs/ak4554.c</text:p>
      <text:p text:style-name="P1">#<text:tab/>sound/soc/codecs/ak4641.c</text:p>
      <text:p text:style-name="P1">#<text:tab/>sound/soc/codecs/ak4642.c</text:p>
      <text:p text:style-name="P1">#<text:tab/>sound/soc/codecs/ak4671.c</text:p>
      <text:p text:style-name="P1">#<text:tab/>sound/soc/codecs/ak5386.c</text:p>
      <text:p text:style-name="P1">#<text:tab/>sound/soc/codecs/alc5623.c</text:p>
      <text:p text:style-name="P1">#<text:tab/>sound/soc/codecs/alc5632.c</text:p>
      <text:p text:style-name="P1">#<text:tab/>sound/soc/codecs/arizona.c</text:p>
      <text:p text:style-name="P1">#<text:tab/>sound/soc/codecs/arizona.h</text:p>
      <text:p text:style-name="P1">#<text:tab/>sound/soc/codecs/bt-sco.c</text:p>
      <text:p text:style-name="P1">#<text:tab/>sound/soc/codecs/cq93vc.c</text:p>
      <text:p text:style-name="P1">#<text:tab/>sound/soc/codecs/cs35l32.c</text:p>
      <text:p text:style-name="P1">#<text:tab/>sound/soc/codecs/cs35l32.h</text:p>
      <text:p text:style-name="P1">#<text:tab/>sound/soc/codecs/cs4265.c</text:p>
      <text:p text:style-name="P1">#<text:tab/>sound/soc/codecs/cs4270.c</text:p>
      <text:p text:style-name="P1">#<text:tab/>sound/soc/codecs/cs4271.c</text:p>
      <text:p text:style-name="P1">#<text:tab/>sound/soc/codecs/cs42l51-i2c.c</text:p>
      <text:p text:style-name="P1">#<text:tab/>sound/soc/codecs/cs42l51.c</text:p>
      <text:p text:style-name="P1">#<text:tab/>sound/soc/codecs/cs42l52.c</text:p>
      <text:p text:style-name="P1">#<text:tab/>sound/soc/codecs/cs42l56.c</text:p>
      <text:p text:style-name="P1">#<text:tab/>sound/soc/codecs/cs42l73.c</text:p>
      <text:p text:style-name="P1">#<text:tab/>sound/soc/codecs/cs42xx8-i2c.c</text:p>
      <text:p text:style-name="P1">#<text:tab/>sound/soc/codecs/cs42xx8.c</text:p>
      <text:p text:style-name="P1">#<text:tab/>sound/soc/codecs/cs42xx8.h</text:p>
      <text:p text:style-name="P1">#<text:tab/>sound/soc/codecs/cx20442.c</text:p>
      <text:p text:style-name="P1">#<text:tab/>sound/soc/codecs/da7210.c</text:p>
      <text:p text:style-name="P1"><text:soft-page-break/>#<text:tab/>sound/soc/codecs/da7213.c</text:p>
      <text:p text:style-name="P1">#<text:tab/>sound/soc/codecs/da7213.h</text:p>
      <text:p text:style-name="P1">#<text:tab/>sound/soc/codecs/da732x.c</text:p>
      <text:p text:style-name="P1">#<text:tab/>sound/soc/codecs/da9055.c</text:p>
      <text:p text:style-name="P1">#<text:tab/>sound/soc/codecs/dmic.c</text:p>
      <text:p text:style-name="P1">#<text:tab/>sound/soc/codecs/es8328.c</text:p>
      <text:p text:style-name="P1">#<text:tab/>sound/soc/codecs/es8328.h</text:p>
      <text:p text:style-name="P1">#<text:tab/>sound/soc/codecs/isabelle.c</text:p>
      <text:p text:style-name="P1">#<text:tab/>sound/soc/codecs/jz4740.c</text:p>
      <text:p text:style-name="P1">#<text:tab/>sound/soc/codecs/l3.c</text:p>
      <text:p text:style-name="P1">#<text:tab/>sound/soc/codecs/lm4857.c</text:p>
      <text:p text:style-name="P1">#<text:tab/>sound/soc/codecs/lm49453.c</text:p>
      <text:p text:style-name="P1">#<text:tab/>sound/soc/codecs/max9768.c</text:p>
      <text:p text:style-name="P1">#<text:tab/>sound/soc/codecs/max98088.c</text:p>
      <text:p text:style-name="P1">#<text:tab/>sound/soc/codecs/max98088.h</text:p>
      <text:p text:style-name="P1">#<text:tab/>sound/soc/codecs/max98090.c</text:p>
      <text:p text:style-name="P1">#<text:tab/>sound/soc/codecs/max98090.h</text:p>
      <text:p text:style-name="P1">#<text:tab/>sound/soc/codecs/max98095.c</text:p>
      <text:p text:style-name="P1">#<text:tab/>sound/soc/codecs/max9850.c</text:p>
      <text:p text:style-name="P1">#<text:tab/>sound/soc/codecs/max9877.c</text:p>
      <text:p text:style-name="P1">#<text:tab/>sound/soc/codecs/max9877.h</text:p>
      <text:p text:style-name="P1">#<text:tab/>sound/soc/codecs/mc13783.c</text:p>
      <text:p text:style-name="P1">#<text:tab/>sound/soc/codecs/ml26124.c</text:p>
      <text:p text:style-name="P1">#<text:tab/>sound/soc/codecs/pcm1681.c</text:p>
      <text:p text:style-name="P1">#<text:tab/>sound/soc/codecs/pcm3008.c</text:p>
      <text:p text:style-name="P1">#<text:tab/>sound/soc/codecs/pcm512x-i2c.c</text:p>
      <text:p text:style-name="P1">#<text:tab/>sound/soc/codecs/pcm512x-spi.c</text:p>
      <text:p text:style-name="P1">#<text:tab/>sound/soc/codecs/pcm512x.c</text:p>
      <text:p text:style-name="P1">#<text:tab/>sound/soc/codecs/pcm512x.h</text:p>
      <text:p text:style-name="P1">#<text:tab/>sound/soc/codecs/rl6231.c</text:p>
      <text:p text:style-name="P1">#<text:tab/>sound/soc/codecs/rl6231.h</text:p>
      <text:p text:style-name="P1">#<text:tab/>sound/soc/codecs/rt286.c</text:p>
      <text:p text:style-name="P1">#<text:tab/>sound/soc/codecs/rt286.h</text:p>
      <text:p text:style-name="P1">#<text:tab/>sound/soc/codecs/rt5631.c</text:p>
      <text:p text:style-name="P1">#<text:tab/>sound/soc/codecs/rt5640.c</text:p>
      <text:p text:style-name="P1">#<text:tab/>sound/soc/codecs/rt5640.h</text:p>
      <text:p text:style-name="P1">#<text:tab/>sound/soc/codecs/rt5645.c</text:p>
      <text:p text:style-name="P1">#<text:tab/>sound/soc/codecs/rt5645.h</text:p>
      <text:p text:style-name="P1">#<text:tab/>sound/soc/codecs/rt5651.c</text:p>
      <text:p text:style-name="P1">#<text:tab/>sound/soc/codecs/rt5659.c</text:p>
      <text:p text:style-name="P1">#<text:tab/>sound/soc/codecs/rt5659.h</text:p>
      <text:p text:style-name="P1">#<text:tab/>sound/soc/codecs/rt5670.c</text:p>
      <text:p text:style-name="P1">#<text:tab/>sound/soc/codecs/rt5670.h</text:p>
      <text:p text:style-name="P1">#<text:tab/>sound/soc/codecs/rt5677.c</text:p>
      <text:p text:style-name="P1">#<text:tab/>sound/soc/codecs/rt5677.h</text:p>
      <text:p text:style-name="P1">#<text:tab/>sound/soc/codecs/sgtl5000.c</text:p>
      <text:p text:style-name="P1">#<text:tab/>sound/soc/codecs/sgtl5000.h</text:p>
      <text:p text:style-name="P1">#<text:tab/>sound/soc/codecs/si476x.c</text:p>
      <text:p text:style-name="P1">#<text:tab/>sound/soc/codecs/sigmadsp-i2c.c</text:p>
      <text:p text:style-name="P1">#<text:tab/>sound/soc/codecs/sigmadsp-regmap.c</text:p>
      <text:p text:style-name="P1">#<text:tab/>sound/soc/codecs/sigmadsp.c</text:p>
      <text:p text:style-name="P1">#<text:tab/>sound/soc/codecs/sigmadsp.h</text:p>
      <text:p text:style-name="P1"><text:soft-page-break/>#<text:tab/>sound/soc/codecs/sirf-audio-codec.c</text:p>
      <text:p text:style-name="P1">#<text:tab/>sound/soc/codecs/sn95031.c</text:p>
      <text:p text:style-name="P1">#<text:tab/>sound/soc/codecs/sn95031.h</text:p>
      <text:p text:style-name="P1">#<text:tab/>sound/soc/codecs/spdif_receiver.c</text:p>
      <text:p text:style-name="P1">#<text:tab/>sound/soc/codecs/spdif_transmitter.c</text:p>
      <text:p text:style-name="P1">#<text:tab/>sound/soc/codecs/ssm2518.c</text:p>
      <text:p text:style-name="P1">#<text:tab/>sound/soc/codecs/ssm2602-i2c.c</text:p>
      <text:p text:style-name="P1">#<text:tab/>sound/soc/codecs/ssm2602-spi.c</text:p>
      <text:p text:style-name="P1">#<text:tab/>sound/soc/codecs/ssm2602.c</text:p>
      <text:p text:style-name="P1">#<text:tab/>sound/soc/codecs/ssm4567.c</text:p>
      <text:p text:style-name="P1">#<text:tab/>sound/soc/codecs/sta32x.c</text:p>
      <text:p text:style-name="P1">#<text:tab/>sound/soc/codecs/sta32x.h</text:p>
      <text:p text:style-name="P1">#<text:tab/>sound/soc/codecs/sta350.c</text:p>
      <text:p text:style-name="P1">#<text:tab/>sound/soc/codecs/sta529.c</text:p>
      <text:p text:style-name="P1">#<text:tab/>sound/soc/codecs/stac9766.c</text:p>
      <text:p text:style-name="P1">#<text:tab/>sound/soc/codecs/tas2552.c</text:p>
      <text:p text:style-name="P1">#<text:tab/>sound/soc/codecs/tas2552.h</text:p>
      <text:p text:style-name="P1">#<text:tab/>sound/soc/codecs/tas5086.c</text:p>
      <text:p text:style-name="P1">#<text:tab/>sound/soc/codecs/tlv320aic23-i2c.c</text:p>
      <text:p text:style-name="P1">#<text:tab/>sound/soc/codecs/tlv320aic23-spi.c</text:p>
      <text:p text:style-name="P1">#<text:tab/>sound/soc/codecs/tlv320aic23.c</text:p>
      <text:p text:style-name="P1">#<text:tab/>sound/soc/codecs/tlv320aic26.c</text:p>
      <text:p text:style-name="P1">#<text:tab/>sound/soc/codecs/tlv320aic31xx.c</text:p>
      <text:p text:style-name="P1">#<text:tab/>sound/soc/codecs/tlv320aic31xx.h</text:p>
      <text:p text:style-name="P1">#<text:tab/>sound/soc/codecs/tlv320aic32x4.c</text:p>
      <text:p text:style-name="P1">#<text:tab/>sound/soc/codecs/tlv320aic32x4.h</text:p>
      <text:p text:style-name="P1">#<text:tab/>sound/soc/codecs/tlv320aic3x.c</text:p>
      <text:p text:style-name="P1">#<text:tab/>sound/soc/codecs/tlv320aic3x.h</text:p>
      <text:p text:style-name="P1">#<text:tab/>sound/soc/codecs/tlv320dac33.c</text:p>
      <text:p text:style-name="P1">#<text:tab/>sound/soc/codecs/tpa6130a2.c</text:p>
      <text:p text:style-name="P1">#<text:tab/>sound/soc/codecs/tpa6130a2.h</text:p>
      <text:p text:style-name="P1">#<text:tab/>sound/soc/codecs/twl4030.c</text:p>
      <text:p text:style-name="P1">#<text:tab/>sound/soc/codecs/twl6040.c</text:p>
      <text:p text:style-name="P1">#<text:tab/>sound/soc/codecs/uda134x.c</text:p>
      <text:p text:style-name="P1">#<text:tab/>sound/soc/codecs/uda134x.h</text:p>
      <text:p text:style-name="P1">#<text:tab/>sound/soc/codecs/uda1380.c</text:p>
      <text:p text:style-name="P1">#<text:tab/>sound/soc/codecs/wl1273.c</text:p>
      <text:p text:style-name="P1">#<text:tab/>sound/soc/codecs/wm0010.c</text:p>
      <text:p text:style-name="P1">#<text:tab/>sound/soc/codecs/wm1250-ev1.c</text:p>
      <text:p text:style-name="P1">#<text:tab/>sound/soc/codecs/wm2000.c</text:p>
      <text:p text:style-name="P1">#<text:tab/>sound/soc/codecs/wm2200.c</text:p>
      <text:p text:style-name="P1">#<text:tab/>sound/soc/codecs/wm5100.c</text:p>
      <text:p text:style-name="P1">#<text:tab/>sound/soc/codecs/wm5102.c</text:p>
      <text:p text:style-name="P1">#<text:tab/>sound/soc/codecs/wm5110.c</text:p>
      <text:p text:style-name="P1">#<text:tab/>sound/soc/codecs/wm8350.c</text:p>
      <text:p text:style-name="P1">#<text:tab/>sound/soc/codecs/wm8400.c</text:p>
      <text:p text:style-name="P1">#<text:tab/>sound/soc/codecs/wm8510.c</text:p>
      <text:p text:style-name="P1">#<text:tab/>sound/soc/codecs/wm8523.c</text:p>
      <text:p text:style-name="P1">#<text:tab/>sound/soc/codecs/wm8580.c</text:p>
      <text:p text:style-name="P1">#<text:tab/>sound/soc/codecs/wm8711.c</text:p>
      <text:p text:style-name="P1">#<text:tab/>sound/soc/codecs/wm8727.c</text:p>
      <text:p text:style-name="P1">#<text:tab/>sound/soc/codecs/wm8728.c</text:p>
      <text:p text:style-name="P1"><text:soft-page-break/>#<text:tab/>sound/soc/codecs/wm8731.c</text:p>
      <text:p text:style-name="P1">#<text:tab/>sound/soc/codecs/wm8737.c</text:p>
      <text:p text:style-name="P1">#<text:tab/>sound/soc/codecs/wm8741.c</text:p>
      <text:p text:style-name="P1">#<text:tab/>sound/soc/codecs/wm8741.h</text:p>
      <text:p text:style-name="P1">#<text:tab/>sound/soc/codecs/wm8750.c</text:p>
      <text:p text:style-name="P1">#<text:tab/>sound/soc/codecs/wm8753.c</text:p>
      <text:p text:style-name="P1">#<text:tab/>sound/soc/codecs/wm8770.c</text:p>
      <text:p text:style-name="P1">#<text:tab/>sound/soc/codecs/wm8776.c</text:p>
      <text:p text:style-name="P1">#<text:tab/>sound/soc/codecs/wm8782.c</text:p>
      <text:p text:style-name="P1">#<text:tab/>sound/soc/codecs/wm8804.c</text:p>
      <text:p text:style-name="P1">#<text:tab/>sound/soc/codecs/wm8804.h</text:p>
      <text:p text:style-name="P1">#<text:tab/>sound/soc/codecs/wm8900.c</text:p>
      <text:p text:style-name="P1">#<text:tab/>sound/soc/codecs/wm8903.c</text:p>
      <text:p text:style-name="P1">#<text:tab/>sound/soc/codecs/wm8904.c</text:p>
      <text:p text:style-name="P1">#<text:tab/>sound/soc/codecs/wm8940.c</text:p>
      <text:p text:style-name="P1">#<text:tab/>sound/soc/codecs/wm8955.c</text:p>
      <text:p text:style-name="P1">#<text:tab/>sound/soc/codecs/wm8958-dsp2.c</text:p>
      <text:p text:style-name="P1">#<text:tab/>sound/soc/codecs/wm8960.c</text:p>
      <text:p text:style-name="P1">#<text:tab/>sound/soc/codecs/wm8960.h</text:p>
      <text:p text:style-name="P1">#<text:tab/>sound/soc/codecs/wm8961.c</text:p>
      <text:p text:style-name="P1">#<text:tab/>sound/soc/codecs/wm8962.c</text:p>
      <text:p text:style-name="P1">#<text:tab/>sound/soc/codecs/wm8962.h</text:p>
      <text:p text:style-name="P1">#<text:tab/>sound/soc/codecs/wm8971.c</text:p>
      <text:p text:style-name="P1">#<text:tab/>sound/soc/codecs/wm8974.c</text:p>
      <text:p text:style-name="P1">#<text:tab/>sound/soc/codecs/wm8978.c</text:p>
      <text:p text:style-name="P1">#<text:tab/>sound/soc/codecs/wm8983.c</text:p>
      <text:p text:style-name="P1">#<text:tab/>sound/soc/codecs/wm8985.c</text:p>
      <text:p text:style-name="P1">#<text:tab/>sound/soc/codecs/wm8985.h</text:p>
      <text:p text:style-name="P1">#<text:tab/>sound/soc/codecs/wm8988.c</text:p>
      <text:p text:style-name="P1">#<text:tab/>sound/soc/codecs/wm8990.c</text:p>
      <text:p text:style-name="P1">#<text:tab/>sound/soc/codecs/wm8991.c</text:p>
      <text:p text:style-name="P1">#<text:tab/>sound/soc/codecs/wm8993.c</text:p>
      <text:p text:style-name="P1">#<text:tab/>sound/soc/codecs/wm8994.c</text:p>
      <text:p text:style-name="P1">#<text:tab/>sound/soc/codecs/wm8994.h</text:p>
      <text:p text:style-name="P1">#<text:tab/>sound/soc/codecs/wm8995.c</text:p>
      <text:p text:style-name="P1">#<text:tab/>sound/soc/codecs/wm8996.c</text:p>
      <text:p text:style-name="P1">#<text:tab/>sound/soc/codecs/wm8997.c</text:p>
      <text:p text:style-name="P1">#<text:tab/>sound/soc/codecs/wm9081.c</text:p>
      <text:p text:style-name="P1">#<text:tab/>sound/soc/codecs/wm9090.c</text:p>
      <text:p text:style-name="P1">#<text:tab/>sound/soc/codecs/wm9705.c</text:p>
      <text:p text:style-name="P1">#<text:tab/>sound/soc/codecs/wm9712.c</text:p>
      <text:p text:style-name="P1">#<text:tab/>sound/soc/codecs/wm9713.c</text:p>
      <text:p text:style-name="P1">#<text:tab/>sound/soc/codecs/wm9713.h</text:p>
      <text:p text:style-name="P1">#<text:tab/>sound/soc/codecs/wm_adsp.c</text:p>
      <text:p text:style-name="P1">#<text:tab/>sound/soc/codecs/wm_adsp.h</text:p>
      <text:p text:style-name="P1">#<text:tab/>sound/soc/codecs/wm_hubs.c</text:p>
      <text:p text:style-name="P1">#<text:tab/>sound/soc/codecs/wmfw.h</text:p>
      <text:p text:style-name="P1">#<text:tab/>sound/soc/davinci/Kconfig</text:p>
      <text:p text:style-name="P1">#<text:tab/>sound/soc/davinci/Makefile</text:p>
      <text:p text:style-name="P1">#<text:tab/>sound/soc/davinci/davinci-evm.c</text:p>
      <text:p text:style-name="P1">#<text:tab/>sound/soc/davinci/davinci-i2s.c</text:p>
      <text:p text:style-name="P1">#<text:tab/>sound/soc/davinci/davinci-mcasp.c</text:p>
      <text:p text:style-name="P1"><text:soft-page-break/>#<text:tab/>sound/soc/davinci/davinci-mcasp.h</text:p>
      <text:p text:style-name="P1">#<text:tab/>sound/soc/davinci/davinci-vcif.c</text:p>
      <text:p text:style-name="P1">#<text:tab/>sound/soc/dwc/Kconfig</text:p>
      <text:p text:style-name="P1">#<text:tab/>sound/soc/dwc/Makefile</text:p>
      <text:p text:style-name="P1">#<text:tab/>sound/soc/dwc/designware_i2s.c</text:p>
      <text:p text:style-name="P1">#<text:tab/>sound/soc/fsl/Kconfig</text:p>
      <text:p text:style-name="P1">#<text:tab/>sound/soc/fsl/eukrea-tlv320.c</text:p>
      <text:p text:style-name="P1">#<text:tab/>sound/soc/fsl/fsl-asoc-card.c</text:p>
      <text:p text:style-name="P1">#<text:tab/>sound/soc/fsl/fsl_asrc.c</text:p>
      <text:p text:style-name="P1">#<text:tab/>sound/soc/fsl/fsl_asrc.h</text:p>
      <text:p text:style-name="P1">#<text:tab/>sound/soc/fsl/fsl_asrc_dma.c</text:p>
      <text:p text:style-name="P1">#<text:tab/>sound/soc/fsl/fsl_dma.c</text:p>
      <text:p text:style-name="P1">#<text:tab/>sound/soc/fsl/fsl_esai.c</text:p>
      <text:p text:style-name="P1">#<text:tab/>sound/soc/fsl/fsl_sai.c</text:p>
      <text:p text:style-name="P1">#<text:tab/>sound/soc/fsl/fsl_sai.h</text:p>
      <text:p text:style-name="P1">#<text:tab/>sound/soc/fsl/fsl_spdif.c</text:p>
      <text:p text:style-name="P1">#<text:tab/>sound/soc/fsl/fsl_ssi.c</text:p>
      <text:p text:style-name="P1">#<text:tab/>sound/soc/fsl/fsl_utils.c</text:p>
      <text:p text:style-name="P1">#<text:tab/>sound/soc/fsl/fsl_utils.h</text:p>
      <text:p text:style-name="P1">#<text:tab/>sound/soc/fsl/imx-audmux.c</text:p>
      <text:p text:style-name="P1">#<text:tab/>sound/soc/fsl/imx-es8328.c</text:p>
      <text:p text:style-name="P1">#<text:tab/>sound/soc/fsl/imx-mc13783.c</text:p>
      <text:p text:style-name="P1">#<text:tab/>sound/soc/fsl/imx-pcm-dma.c</text:p>
      <text:p text:style-name="P1">#<text:tab/>sound/soc/fsl/imx-pcm-fiq.c</text:p>
      <text:p text:style-name="P1">#<text:tab/>sound/soc/fsl/imx-pcm.h</text:p>
      <text:p text:style-name="P1">#<text:tab/>sound/soc/fsl/imx-sgtl5000.c</text:p>
      <text:p text:style-name="P1">#<text:tab/>sound/soc/fsl/imx-spdif.c</text:p>
      <text:p text:style-name="P1">#<text:tab/>sound/soc/fsl/imx-ssi.c</text:p>
      <text:p text:style-name="P1">#<text:tab/>sound/soc/fsl/imx-wm8962.c</text:p>
      <text:p text:style-name="P1">#<text:tab/>sound/soc/fsl/mpc5200_dma.c</text:p>
      <text:p text:style-name="P1">#<text:tab/>sound/soc/fsl/mpc5200_psc_ac97.c</text:p>
      <text:p text:style-name="P1">#<text:tab/>sound/soc/fsl/mpc5200_psc_i2s.c</text:p>
      <text:p text:style-name="P1">#<text:tab/>sound/soc/fsl/mpc8610_hpcd.c</text:p>
      <text:p text:style-name="P1">#<text:tab/>sound/soc/fsl/mx27vis-aic32x4.c</text:p>
      <text:p text:style-name="P1">#<text:tab/>sound/soc/fsl/p1022_ds.c</text:p>
      <text:p text:style-name="P1">#<text:tab/>sound/soc/fsl/p1022_rdk.c</text:p>
      <text:p text:style-name="P1">#<text:tab/>sound/soc/fsl/pcm030-audio-fabric.c</text:p>
      <text:p text:style-name="P1">#<text:tab/>sound/soc/fsl/wm1133-ev1.c</text:p>
      <text:p text:style-name="P1">#<text:tab/>sound/soc/generic/Kconfig</text:p>
      <text:p text:style-name="P1">#<text:tab/>sound/soc/generic/Makefile</text:p>
      <text:p text:style-name="P1">#<text:tab/>sound/soc/generic/simple-card.c</text:p>
      <text:p text:style-name="P1">#<text:tab/>sound/soc/intel/Kconfig</text:p>
      <text:p text:style-name="P1">#<text:tab/>sound/soc/intel/Makefile</text:p>
      <text:p text:style-name="P1">#<text:tab/>sound/soc/jz4740/jz4740-i2s.c</text:p>
      <text:p text:style-name="P1">#<text:tab/>sound/soc/jz4740/qi_lb60.c</text:p>
      <text:p text:style-name="P1">#<text:tab/>sound/soc/kirkwood/Kconfig</text:p>
      <text:p text:style-name="P1">#<text:tab/>sound/soc/kirkwood/armada-370-db.c</text:p>
      <text:p text:style-name="P1">#<text:tab/>sound/soc/kirkwood/kirkwood-dma.c</text:p>
      <text:p text:style-name="P1">#<text:tab/>sound/soc/kirkwood/kirkwood-i2s.c</text:p>
      <text:p text:style-name="P1">#<text:tab/>sound/soc/mxs/mxs-saif.c</text:p>
      <text:p text:style-name="P1">#<text:tab/>sound/soc/mxs/mxs-saif.h</text:p>
      <text:p text:style-name="P1">#<text:tab/>sound/soc/mxs/mxs-sgtl5000.c</text:p>
      <text:p text:style-name="P1"><text:soft-page-break/>#<text:tab/>sound/soc/nuc900/nuc900-ac97.c</text:p>
      <text:p text:style-name="P1">#<text:tab/>sound/soc/nuc900/nuc900-audio.h</text:p>
      <text:p text:style-name="P1">#<text:tab/>sound/soc/nuc900/nuc900-pcm.c</text:p>
      <text:p text:style-name="P1">#<text:tab/>sound/soc/omap/Kconfig</text:p>
      <text:p text:style-name="P1">#<text:tab/>sound/soc/omap/Makefile</text:p>
      <text:p text:style-name="P1">#<text:tab/>sound/soc/omap/ams-delta.c</text:p>
      <text:p text:style-name="P1">#<text:tab/>sound/soc/omap/mcbsp.c</text:p>
      <text:p text:style-name="P1">#<text:tab/>sound/soc/omap/mcbsp.h</text:p>
      <text:p text:style-name="P1">#<text:tab/>sound/soc/omap/n810.c</text:p>
      <text:p text:style-name="P1">#<text:tab/>sound/soc/omap/omap-abe-twl6040.c</text:p>
      <text:p text:style-name="P1">#<text:tab/>sound/soc/omap/omap-dmic.c</text:p>
      <text:p text:style-name="P1">#<text:tab/>sound/soc/omap/omap-mcbsp.c</text:p>
      <text:p text:style-name="P1">#<text:tab/>sound/soc/omap/omap-mcpdm.c</text:p>
      <text:p text:style-name="P1">#<text:tab/>sound/soc/omap/omap-pcm.c</text:p>
      <text:p text:style-name="P1">#<text:tab/>sound/soc/omap/omap-twl4030.c</text:p>
      <text:p text:style-name="P1">#<text:tab/>sound/soc/omap/omap3pandora.c</text:p>
      <text:p text:style-name="P1">#<text:tab/>sound/soc/omap/rx51.c</text:p>
      <text:p text:style-name="P1">#<text:tab/>sound/soc/pxa/Kconfig</text:p>
      <text:p text:style-name="P1">#<text:tab/>sound/soc/pxa/brownstone.c</text:p>
      <text:p text:style-name="P1">#<text:tab/>sound/soc/pxa/corgi.c</text:p>
      <text:p text:style-name="P1">#<text:tab/>sound/soc/pxa/e740_wm9705.c</text:p>
      <text:p text:style-name="P1">#<text:tab/>sound/soc/pxa/e750_wm9705.c</text:p>
      <text:p text:style-name="P1">#<text:tab/>sound/soc/pxa/e800_wm9712.c</text:p>
      <text:p text:style-name="P1">#<text:tab/>sound/soc/pxa/hx4700.c</text:p>
      <text:p text:style-name="P1">#<text:tab/>sound/soc/pxa/imote2.c</text:p>
      <text:p text:style-name="P1">#<text:tab/>sound/soc/pxa/magician.c</text:p>
      <text:p text:style-name="P1">#<text:tab/>sound/soc/pxa/mioa701_wm9713.c</text:p>
      <text:p text:style-name="P1">#<text:tab/>sound/soc/pxa/mmp-pcm.c</text:p>
      <text:p text:style-name="P1">#<text:tab/>sound/soc/pxa/mmp-sspa.c</text:p>
      <text:p text:style-name="P1">#<text:tab/>sound/soc/pxa/palm27x.c</text:p>
      <text:p text:style-name="P1">#<text:tab/>sound/soc/pxa/poodle.c</text:p>
      <text:p text:style-name="P1">#<text:tab/>sound/soc/pxa/pxa-ssp.c</text:p>
      <text:p text:style-name="P1">#<text:tab/>sound/soc/pxa/pxa2xx-ac97.c</text:p>
      <text:p text:style-name="P1">#<text:tab/>sound/soc/pxa/pxa2xx-i2s.c</text:p>
      <text:p text:style-name="P1">#<text:tab/>sound/soc/pxa/pxa2xx-pcm.c</text:p>
      <text:p text:style-name="P1">#<text:tab/>sound/soc/pxa/raumfeld.c</text:p>
      <text:p text:style-name="P1">#<text:tab/>sound/soc/pxa/spitz.c</text:p>
      <text:p text:style-name="P1">#<text:tab/>sound/soc/pxa/tosa.c</text:p>
      <text:p text:style-name="P1">#<text:tab/>sound/soc/pxa/ttc-dkb.c</text:p>
      <text:p text:style-name="P1">#<text:tab/>sound/soc/pxa/z2.c</text:p>
      <text:p text:style-name="P1">#<text:tab/>sound/soc/pxa/zylonite.c</text:p>
      <text:p text:style-name="P1">#<text:tab/>sound/soc/rockchip/Kconfig</text:p>
      <text:p text:style-name="P1">#<text:tab/>sound/soc/rockchip/Makefile</text:p>
      <text:p text:style-name="P1">#<text:tab/>sound/soc/rockchip/rockchip_i2s.c</text:p>
      <text:p text:style-name="P1">#<text:tab/>sound/soc/rockchip/rockchip_i2s.h</text:p>
      <text:p text:style-name="P1">#<text:tab/>sound/soc/samsung/Kconfig</text:p>
      <text:p text:style-name="P1">#<text:tab/>sound/soc/samsung/Makefile</text:p>
      <text:p text:style-name="P1">#<text:tab/>sound/soc/samsung/ac97.c</text:p>
      <text:p text:style-name="P1">#<text:tab/>sound/soc/samsung/bells.c</text:p>
      <text:p text:style-name="P1">#<text:tab/>sound/soc/samsung/dma.h</text:p>
      <text:p text:style-name="P1">#<text:tab/>sound/soc/samsung/dmaengine.c</text:p>
      <text:p text:style-name="P1">#<text:tab/>sound/soc/samsung/h1940_uda1380.c</text:p>
      <text:p text:style-name="P1"><text:soft-page-break/>#<text:tab/>sound/soc/samsung/i2s-regs.h</text:p>
      <text:p text:style-name="P1">#<text:tab/>sound/soc/samsung/i2s.c</text:p>
      <text:p text:style-name="P1">#<text:tab/>sound/soc/samsung/idma.c</text:p>
      <text:p text:style-name="P1">#<text:tab/>sound/soc/samsung/jive_wm8750.c</text:p>
      <text:p text:style-name="P1">#<text:tab/>sound/soc/samsung/littlemill.c</text:p>
      <text:p text:style-name="P1">#<text:tab/>sound/soc/samsung/lowland.c</text:p>
      <text:p text:style-name="P1">#<text:tab/>sound/soc/samsung/neo1973_wm8753.c</text:p>
      <text:p text:style-name="P1">#<text:tab/>sound/soc/samsung/pcm.c</text:p>
      <text:p text:style-name="P1">#<text:tab/>sound/soc/samsung/rx1950_uda1380.c</text:p>
      <text:p text:style-name="P1">#<text:tab/>sound/soc/samsung/s3c-i2s-v2.c</text:p>
      <text:p text:style-name="P1">#<text:tab/>sound/soc/samsung/s3c-i2s-v2.h</text:p>
      <text:p text:style-name="P1">#<text:tab/>sound/soc/samsung/s3c2412-i2s.c</text:p>
      <text:p text:style-name="P1">#<text:tab/>sound/soc/samsung/s3c24xx-i2s.c</text:p>
      <text:p text:style-name="P1">#<text:tab/>sound/soc/samsung/s3c24xx_simtec.c</text:p>
      <text:p text:style-name="P1">#<text:tab/>sound/soc/samsung/s3c24xx_simtec_hermes.c</text:p>
      <text:p text:style-name="P1">#<text:tab/>sound/soc/samsung/s3c24xx_simtec_tlv320aic23.c</text:p>
      <text:p text:style-name="P1">#<text:tab/>sound/soc/samsung/s3c24xx_uda134x.c</text:p>
      <text:p text:style-name="P1">#<text:tab/>sound/soc/samsung/smartq_wm8987.c</text:p>
      <text:p text:style-name="P1">#<text:tab/>sound/soc/samsung/smdk_wm8580.c</text:p>
      <text:p text:style-name="P1">#<text:tab/>sound/soc/samsung/smdk_wm8580pcm.c</text:p>
      <text:p text:style-name="P1">#<text:tab/>sound/soc/samsung/smdk_wm8994.c</text:p>
      <text:p text:style-name="P1">#<text:tab/>sound/soc/samsung/smdk_wm8994pcm.c</text:p>
      <text:p text:style-name="P1">#<text:tab/>sound/soc/samsung/snow.c</text:p>
      <text:p text:style-name="P1">#<text:tab/>sound/soc/samsung/spdif.c</text:p>
      <text:p text:style-name="P1">#<text:tab/>sound/soc/samsung/speyside.c</text:p>
      <text:p text:style-name="P1">#<text:tab/>sound/soc/samsung/tobermory.c</text:p>
      <text:p text:style-name="P1">#<text:tab/>sound/soc/sh/Kconfig</text:p>
      <text:p text:style-name="P1">#<text:tab/>sound/soc/sh/dma-sh7760.c</text:p>
      <text:p text:style-name="P1">#<text:tab/>sound/soc/sh/fsi.c</text:p>
      <text:p text:style-name="P1">#<text:tab/>sound/soc/sh/hac.c</text:p>
      <text:p text:style-name="P1">#<text:tab/>sound/soc/sh/migor.c</text:p>
      <text:p text:style-name="P1">#<text:tab/>sound/soc/sh/rcar/Makefile</text:p>
      <text:p text:style-name="P1">#<text:tab/>sound/soc/sh/rcar/adg.c</text:p>
      <text:p text:style-name="P1">#<text:tab/>sound/soc/sh/rcar/core.c</text:p>
      <text:p text:style-name="P1">#<text:tab/>sound/soc/sh/rcar/dvc.c</text:p>
      <text:p text:style-name="P1">#<text:tab/>sound/soc/sh/rcar/gen.c</text:p>
      <text:p text:style-name="P1">#<text:tab/>sound/soc/sh/rcar/rsnd.h</text:p>
      <text:p text:style-name="P1">#<text:tab/>sound/soc/sh/rcar/src.c</text:p>
      <text:p text:style-name="P1">#<text:tab/>sound/soc/sh/rcar/ssi.c</text:p>
      <text:p text:style-name="P1">#<text:tab/>sound/soc/sh/siu_dai.c</text:p>
      <text:p text:style-name="P1">#<text:tab/>sound/soc/sh/siu_pcm.c</text:p>
      <text:p text:style-name="P1">#<text:tab/>sound/soc/sh/ssi.c</text:p>
      <text:p text:style-name="P1">#<text:tab/>sound/soc/sirf/sirf-audio-port.c</text:p>
      <text:p text:style-name="P1">#<text:tab/>sound/soc/sirf/sirf-audio.c</text:p>
      <text:p text:style-name="P1">#<text:tab/>sound/soc/sirf/sirf-usp.c</text:p>
      <text:p text:style-name="P1">#<text:tab/>sound/soc/soc-cache.c</text:p>
      <text:p text:style-name="P1">#<text:tab/>sound/soc/soc-compress.c</text:p>
      <text:p text:style-name="P1">#<text:tab/>sound/soc/soc-core.c</text:p>
      <text:p text:style-name="P1">#<text:tab/>sound/soc/soc-dapm.c</text:p>
      <text:p text:style-name="P1">#<text:tab/>sound/soc/soc-devres.c</text:p>
      <text:p text:style-name="P1">#<text:tab/>sound/soc/soc-generic-dmaengine-pcm.c</text:p>
      <text:p text:style-name="P1">#<text:tab/>sound/soc/soc-jack.c</text:p>
      <text:p text:style-name="P1"><text:soft-page-break/>#<text:tab/>sound/soc/soc-pcm.c</text:p>
      <text:p text:style-name="P1">#<text:tab/>sound/soc/soc-utils.c</text:p>
      <text:p text:style-name="P1">#<text:tab/>sound/soc/spear/Kconfig</text:p>
      <text:p text:style-name="P1">#<text:tab/>sound/soc/spear/spdif_in.c</text:p>
      <text:p text:style-name="P1">#<text:tab/>sound/soc/spear/spdif_out.c</text:p>
      <text:p text:style-name="P1">#<text:tab/>sound/soc/spear/spear_pcm.c</text:p>
      <text:p text:style-name="P1">#<text:tab/>sound/soc/tegra/Kconfig</text:p>
      <text:p text:style-name="P1">#<text:tab/>sound/soc/tegra/Makefile</text:p>
      <text:p text:style-name="P1">#<text:tab/>sound/soc/tegra/tegra20_ac97.c</text:p>
      <text:p text:style-name="P1">#<text:tab/>sound/soc/tegra/tegra20_das.c</text:p>
      <text:p text:style-name="P1">#<text:tab/>sound/soc/tegra/tegra20_i2s.c</text:p>
      <text:p text:style-name="P1">#<text:tab/>sound/soc/tegra/tegra20_spdif.c</text:p>
      <text:p text:style-name="P1">#<text:tab/>sound/soc/tegra/tegra30_ahub.c</text:p>
      <text:p text:style-name="P1">#<text:tab/>sound/soc/tegra/tegra30_i2s.c</text:p>
      <text:p text:style-name="P1">#<text:tab/>sound/soc/tegra/tegra_alc5632.c</text:p>
      <text:p text:style-name="P1">#<text:tab/>sound/soc/tegra/tegra_max98090.c</text:p>
      <text:p text:style-name="P1">#<text:tab/>sound/soc/tegra/tegra_rt5640.c</text:p>
      <text:p text:style-name="P1">#<text:tab/>sound/soc/tegra/tegra_wm8753.c</text:p>
      <text:p text:style-name="P1">#<text:tab/>sound/soc/tegra/tegra_wm8903.c</text:p>
      <text:p text:style-name="P1">#<text:tab/>sound/soc/tegra/tegra_wm9712.c</text:p>
      <text:p text:style-name="P1">#<text:tab/>sound/soc/tegra/trimslice.c</text:p>
      <text:p text:style-name="P1">#<text:tab/>sound/soc/txx9/txx9aclc-ac97.c</text:p>
      <text:p text:style-name="P1">#<text:tab/>sound/soc/txx9/txx9aclc-generic.c</text:p>
      <text:p text:style-name="P1">#<text:tab/>sound/soc/txx9/txx9aclc.c</text:p>
      <text:p text:style-name="P1">#<text:tab/>sound/soc/ux500/mop500.c</text:p>
      <text:p text:style-name="P1">#<text:tab/>sound/soc/ux500/mop500_ab8500.c</text:p>
      <text:p text:style-name="P1">#<text:tab/>sound/soc/ux500/ux500_msp_dai.c</text:p>
      <text:p text:style-name="P1">#<text:tab/>sound/soc/ux500/ux500_pcm.c</text:p>
      <text:p text:style-name="P1">#<text:tab/>sound/sound_core.c</text:p>
      <text:p text:style-name="P1">#<text:tab/>sound/sparc/Kconfig</text:p>
      <text:p text:style-name="P1">#<text:tab/>sound/sparc/amd7930.c</text:p>
      <text:p text:style-name="P1">#<text:tab/>sound/sparc/cs4231.c</text:p>
      <text:p text:style-name="P1">#<text:tab/>sound/sparc/dbri.c</text:p>
      <text:p text:style-name="P1">#<text:tab/>sound/spi/at73c213.c</text:p>
      <text:p text:style-name="P1">#<text:tab/>sound/synth/emux/Makefile</text:p>
      <text:p text:style-name="P1">#<text:tab/>sound/synth/emux/emux.c</text:p>
      <text:p text:style-name="P1">#<text:tab/>sound/synth/emux/emux_hwdep.c</text:p>
      <text:p text:style-name="P1">#<text:tab/>sound/synth/emux/emux_nrpn.c</text:p>
      <text:p text:style-name="P1">#<text:tab/>sound/synth/emux/emux_oss.c</text:p>
      <text:p text:style-name="P1">#<text:tab/>sound/synth/emux/emux_proc.c</text:p>
      <text:p text:style-name="P1">#<text:tab/>sound/synth/emux/emux_synth.c</text:p>
      <text:p text:style-name="P1">#<text:tab/>sound/synth/emux/emux_voice.h</text:p>
      <text:p text:style-name="P1">#<text:tab/>sound/synth/emux/soundfont.c</text:p>
      <text:p text:style-name="P1">#<text:tab/>sound/usb/6fire/control.c</text:p>
      <text:p text:style-name="P1">#<text:tab/>sound/usb/6fire/firmware.c</text:p>
      <text:p text:style-name="P1">#<text:tab/>sound/usb/6fire/pcm.c</text:p>
      <text:p text:style-name="P1">#<text:tab/>sound/usb/Kconfig</text:p>
      <text:p text:style-name="P1">#<text:tab/>sound/usb/Makefile</text:p>
      <text:p text:style-name="P1">#<text:tab/>sound/usb/bcd2000/bcd2000.c</text:p>
      <text:p text:style-name="P1">#<text:tab/>sound/usb/caiaq/audio.c</text:p>
      <text:p text:style-name="P1">#<text:tab/>sound/usb/card.c</text:p>
      <text:p text:style-name="P1">#<text:tab/>sound/usb/card.h</text:p>
      <text:p text:style-name="P1"><text:soft-page-break/>#<text:tab/>sound/usb/clock.c</text:p>
      <text:p text:style-name="P1">#<text:tab/>sound/usb/endpoint.c</text:p>
      <text:p text:style-name="P1">#<text:tab/>sound/usb/endpoint.h</text:p>
      <text:p text:style-name="P1">#<text:tab/>sound/usb/format.c</text:p>
      <text:p text:style-name="P1">#<text:tab/>sound/usb/helper.c</text:p>
      <text:p text:style-name="P1">#<text:tab/>sound/usb/hiface/pcm.c</text:p>
      <text:p text:style-name="P1">#<text:tab/>sound/usb/midi.c</text:p>
      <text:p text:style-name="P1">#<text:tab/>sound/usb/midi.h</text:p>
      <text:p text:style-name="P1">#<text:tab/>sound/usb/misc/ua101.c</text:p>
      <text:p text:style-name="P1">#<text:tab/>sound/usb/mixer.c</text:p>
      <text:p text:style-name="P1">#<text:tab/>sound/usb/mixer.h</text:p>
      <text:p text:style-name="P1">#<text:tab/>sound/usb/mixer_maps.c</text:p>
      <text:p text:style-name="P1">#<text:tab/>sound/usb/mixer_quirks.c</text:p>
      <text:p text:style-name="P1">#<text:tab/>sound/usb/mixer_quirks.h</text:p>
      <text:p text:style-name="P1">#<text:tab/>sound/usb/pcm.c</text:p>
      <text:p text:style-name="P1">#<text:tab/>sound/usb/proc.c</text:p>
      <text:p text:style-name="P1">#<text:tab/>sound/usb/quirks-table.h</text:p>
      <text:p text:style-name="P1">#<text:tab/>sound/usb/quirks.c</text:p>
      <text:p text:style-name="P1">#<text:tab/>sound/usb/quirks.h</text:p>
      <text:p text:style-name="P1">#<text:tab/>sound/usb/stream.c</text:p>
      <text:p text:style-name="P1">#<text:tab/>sound/usb/usbaudio.h</text:p>
      <text:p text:style-name="P1">#<text:tab/>sound/usb/usx2y/usX2Yhwdep.c</text:p>
      <text:p text:style-name="P1">#<text:tab/>sound/usb/usx2y/usb_stream.h</text:p>
      <text:p text:style-name="P1">#<text:tab/>sound/usb/usx2y/usbusx2yaudio.c</text:p>
      <text:p text:style-name="P1">#<text:tab/>tools/lib/lockdep/Makefile</text:p>
      <text:p text:style-name="P1">#<text:tab/>tools/lib/lockdep/common.c</text:p>
      <text:p text:style-name="P1">#<text:tab/>tools/lib/lockdep/include/liblockdep/common.h</text:p>
      <text:p text:style-name="P1">#<text:tab/>tools/lib/lockdep/lockdep.c</text:p>
      <text:p text:style-name="P1">#<text:tab/>tools/lib/lockdep/preload.c</text:p>
      <text:p text:style-name="P1">#<text:tab/>tools/lib/lockdep/run_tests.sh</text:p>
      <text:p text:style-name="P1">#<text:tab/>tools/lib/lockdep/tests/AA.c</text:p>
      <text:p text:style-name="P1">#<text:tab/>tools/lib/lockdep/uinclude/linux/compiler.h</text:p>
      <text:p text:style-name="P1">#<text:tab/>tools/lib/lockdep/uinclude/linux/kernel.h</text:p>
      <text:p text:style-name="P1">#<text:tab/>tools/lib/lockdep/uinclude/linux/lockdep.h</text:p>
      <text:p text:style-name="P1">#<text:tab/>tools/lib/symbol/kallsyms.c</text:p>
      <text:p text:style-name="P1">#<text:tab/>tools/lib/symbol/kallsyms.h</text:p>
      <text:p text:style-name="P1">#<text:tab/>tools/lib/traceevent/Makefile</text:p>
      <text:p text:style-name="P1">#<text:tab/>tools/lib/traceevent/event-parse.c</text:p>
      <text:p text:style-name="P1">#<text:tab/>tools/lib/traceevent/event-parse.h</text:p>
      <text:p text:style-name="P1">#<text:tab/>tools/lib/traceevent/event-plugin.c</text:p>
      <text:p text:style-name="P1">#<text:tab/>tools/lib/traceevent/kbuffer-parse.c</text:p>
      <text:p text:style-name="P1">#<text:tab/>tools/lib/traceevent/kbuffer.h</text:p>
      <text:p text:style-name="P1">#<text:tab/>tools/lib/traceevent/parse-filter.c</text:p>
      <text:p text:style-name="P1">#<text:tab/>tools/lib/traceevent/plugin_cfg80211.c</text:p>
      <text:p text:style-name="P1">#<text:tab/>tools/lib/traceevent/plugin_kvm.c</text:p>
      <text:p text:style-name="P1">#<text:tab/>tools/lib/traceevent/plugin_sched_switch.c</text:p>
      <text:p text:style-name="P1">#<text:tab/>tools/lib/traceevent/plugin_scsi.c</text:p>
      <text:p text:style-name="P1">#<text:tab/>tools/lib/traceevent/trace-seq.c</text:p>
      <text:p text:style-name="P1">#<text:tab/>tools/net/bpf_dbg.c</text:p>
      <text:p text:style-name="P1">#<text:tab/>tools/net/bpf_exp.l</text:p>
      <text:p text:style-name="P1">#<text:tab/>tools/net/bpf_exp.y</text:p>
      <text:p text:style-name="P1">#<text:tab/>tools/net/bpf_jit_disasm.c</text:p>
      <text:p text:style-name="P1"><text:soft-page-break/>#<text:tab/>tools/perf/Documentation/Makefile</text:p>
      <text:p text:style-name="P1">#<text:tab/>tools/perf/Documentation/android.txt</text:p>
      <text:p text:style-name="P1">#<text:tab/>tools/perf/Documentation/perf-annotate.txt</text:p>
      <text:p text:style-name="P1">#<text:tab/>tools/perf/Documentation/perf-bench.txt</text:p>
      <text:p text:style-name="P1">#<text:tab/>tools/perf/Documentation/perf-buildid-cache.txt</text:p>
      <text:p text:style-name="P1">#<text:tab/>tools/perf/Documentation/perf-diff.txt</text:p>
      <text:p text:style-name="P1">#<text:tab/>tools/perf/Documentation/perf-evlist.txt</text:p>
      <text:p text:style-name="P1">#<text:tab/>tools/perf/Documentation/perf-inject.txt</text:p>
      <text:p text:style-name="P1">#<text:tab/>tools/perf/Documentation/perf-kmem.txt</text:p>
      <text:p text:style-name="P1">#<text:tab/>tools/perf/Documentation/perf-kvm.txt</text:p>
      <text:p text:style-name="P1">#<text:tab/>tools/perf/Documentation/perf-list.txt</text:p>
      <text:p text:style-name="P1">#<text:tab/>tools/perf/Documentation/perf-mem.txt</text:p>
      <text:p text:style-name="P1">#<text:tab/>tools/perf/Documentation/perf-probe.txt</text:p>
      <text:p text:style-name="P1">#<text:tab/>tools/perf/Documentation/perf-record.txt</text:p>
      <text:p text:style-name="P1">#<text:tab/>tools/perf/Documentation/perf-report.txt</text:p>
      <text:p text:style-name="P1">#<text:tab/>tools/perf/Documentation/perf-sched.txt</text:p>
      <text:p text:style-name="P1">#<text:tab/>tools/perf/Documentation/perf-script.txt</text:p>
      <text:p text:style-name="P1">#<text:tab/>tools/perf/Documentation/perf-stat.txt</text:p>
      <text:p text:style-name="P1">#<text:tab/>tools/perf/Documentation/perf-test.txt</text:p>
      <text:p text:style-name="P1">#<text:tab/>tools/perf/Documentation/perf-top.txt</text:p>
      <text:p text:style-name="P1">#<text:tab/>tools/perf/Documentation/perf-trace.txt</text:p>
      <text:p text:style-name="P1">#<text:tab/>tools/perf/Documentation/perf.txt</text:p>
      <text:p text:style-name="P1">#<text:tab/>tools/perf/Documentation/perfconfig.example</text:p>
      <text:p text:style-name="P1">#<text:tab/>tools/perf/MANIFEST</text:p>
      <text:p text:style-name="P1">#<text:tab/>tools/perf/Makefile</text:p>
      <text:p text:style-name="P1">#<text:tab/>tools/perf/Makefile.perf</text:p>
      <text:p text:style-name="P1">#<text:tab/>tools/perf/arch/arm/Makefile</text:p>
      <text:p text:style-name="P1">#<text:tab/>tools/perf/arch/arm64/Makefile</text:p>
      <text:p text:style-name="P1">#<text:tab/>tools/perf/arch/arm64/include/perf_regs.h</text:p>
      <text:p text:style-name="P1">#<text:tab/>tools/perf/arch/arm64/util/unwind-libunwind.c</text:p>
      <text:p text:style-name="P1">#<text:tab/>tools/perf/arch/common.c</text:p>
      <text:p text:style-name="P1">#<text:tab/>tools/perf/arch/common.h</text:p>
      <text:p text:style-name="P1">#<text:tab/>tools/perf/arch/powerpc/Makefile</text:p>
      <text:p text:style-name="P1">#<text:tab/>tools/perf/arch/powerpc/util/dwarf-regs.c</text:p>
      <text:p text:style-name="P1">#<text:tab/>tools/perf/arch/powerpc/util/header.c</text:p>
      <text:p text:style-name="P1">#<text:tab/>tools/perf/arch/powerpc/util/skip-callchain-idx.c</text:p>
      <text:p text:style-name="P1">#<text:tab/>tools/perf/arch/s390/Makefile</text:p>
      <text:p text:style-name="P1">#<text:tab/>tools/perf/arch/s390/util/kvm-stat.c</text:p>
      <text:p text:style-name="P1">#<text:tab/>tools/perf/arch/sh/Makefile</text:p>
      <text:p text:style-name="P1">#<text:tab/>tools/perf/arch/sh/util/dwarf-regs.c</text:p>
      <text:p text:style-name="P1">#<text:tab/>tools/perf/arch/sparc/Makefile</text:p>
      <text:p text:style-name="P1">#<text:tab/>tools/perf/arch/sparc/util/dwarf-regs.c</text:p>
      <text:p text:style-name="P1">#<text:tab/>tools/perf/arch/x86/Makefile</text:p>
      <text:p text:style-name="P1">#<text:tab/>tools/perf/arch/x86/tests/dwarf-unwind.c</text:p>
      <text:p text:style-name="P1">#<text:tab/>tools/perf/arch/x86/util/dwarf-regs.c</text:p>
      <text:p text:style-name="P1">#<text:tab/>tools/perf/arch/x86/util/header.c</text:p>
      <text:p text:style-name="P1">#<text:tab/>tools/perf/arch/x86/util/kvm-stat.c</text:p>
      <text:p text:style-name="P1">#<text:tab/>tools/perf/arch/x86/util/tsc.c</text:p>
      <text:p text:style-name="P1">#<text:tab/>tools/perf/arch/x86/util/unwind-libunwind.c</text:p>
      <text:p text:style-name="P1">#<text:tab/>tools/perf/bench/bench.h</text:p>
      <text:p text:style-name="P1">#<text:tab/>tools/perf/bench/futex-hash.c</text:p>
      <text:p text:style-name="P1">#<text:tab/>tools/perf/bench/futex-requeue.c</text:p>
      <text:p text:style-name="P1"><text:soft-page-break/>#<text:tab/>tools/perf/bench/futex-wake.c</text:p>
      <text:p text:style-name="P1">#<text:tab/>tools/perf/bench/futex.h</text:p>
      <text:p text:style-name="P1">#<text:tab/>tools/perf/bench/mem-memcpy-arch.h</text:p>
      <text:p text:style-name="P1">#<text:tab/>tools/perf/bench/mem-memcpy-x86-64-asm-def.h</text:p>
      <text:p text:style-name="P1">#<text:tab/>tools/perf/bench/mem-memcpy-x86-64-asm.S</text:p>
      <text:p text:style-name="P1">#<text:tab/>tools/perf/bench/mem-memset-arch.h</text:p>
      <text:p text:style-name="P1">#<text:tab/>tools/perf/bench/mem-memset-x86-64-asm-def.h</text:p>
      <text:p text:style-name="P1">#<text:tab/>tools/perf/bench/mem-memset-x86-64-asm.S</text:p>
      <text:p text:style-name="P1">#<text:tab/>tools/perf/bench/numa.c</text:p>
      <text:p text:style-name="P1">#<text:tab/>tools/perf/bench/sched-messaging.c</text:p>
      <text:p text:style-name="P1">#<text:tab/>tools/perf/bench/sched-pipe.c</text:p>
      <text:p text:style-name="P1">#<text:tab/>tools/perf/builtin-annotate.c</text:p>
      <text:p text:style-name="P1">#<text:tab/>tools/perf/builtin-bench.c</text:p>
      <text:p text:style-name="P1">#<text:tab/>tools/perf/builtin-buildid-cache.c</text:p>
      <text:p text:style-name="P1">#<text:tab/>tools/perf/builtin-buildid-list.c</text:p>
      <text:p text:style-name="P1">#<text:tab/>tools/perf/builtin-diff.c</text:p>
      <text:p text:style-name="P1">#<text:tab/>tools/perf/builtin-evlist.c</text:p>
      <text:p text:style-name="P1">#<text:tab/>tools/perf/builtin-help.c</text:p>
      <text:p text:style-name="P1">#<text:tab/>tools/perf/builtin-inject.c</text:p>
      <text:p text:style-name="P1">#<text:tab/>tools/perf/builtin-kmem.c</text:p>
      <text:p text:style-name="P1">#<text:tab/>tools/perf/builtin-kvm.c</text:p>
      <text:p text:style-name="P1">#<text:tab/>tools/perf/builtin-list.c</text:p>
      <text:p text:style-name="P1">#<text:tab/>tools/perf/builtin-lock.c</text:p>
      <text:p text:style-name="P1">#<text:tab/>tools/perf/builtin-mem.c</text:p>
      <text:p text:style-name="P1">#<text:tab/>tools/perf/builtin-probe.c</text:p>
      <text:p text:style-name="P1">#<text:tab/>tools/perf/builtin-record.c</text:p>
      <text:p text:style-name="P1">#<text:tab/>tools/perf/builtin-report.c</text:p>
      <text:p text:style-name="P1">#<text:tab/>tools/perf/builtin-sched.c</text:p>
      <text:p text:style-name="P1">#<text:tab/>tools/perf/builtin-script.c</text:p>
      <text:p text:style-name="P1">#<text:tab/>tools/perf/builtin-stat.c</text:p>
      <text:p text:style-name="P1">#<text:tab/>tools/perf/builtin-timechart.c</text:p>
      <text:p text:style-name="P1">#<text:tab/>tools/perf/builtin-top.c</text:p>
      <text:p text:style-name="P1">#<text:tab/>tools/perf/builtin-trace.c</text:p>
      <text:p text:style-name="P1">#<text:tab/>tools/perf/builtin.h</text:p>
      <text:p text:style-name="P1">#<text:tab/>tools/perf/command-list.txt</text:p>
      <text:p text:style-name="P1">#<text:tab/>tools/perf/perf-completion.sh</text:p>
      <text:p text:style-name="P1">#<text:tab/>tools/perf/perf-sys.h</text:p>
      <text:p text:style-name="P1">#<text:tab/>tools/perf/perf-with-kcore.sh</text:p>
      <text:p text:style-name="P1">#<text:tab/>tools/perf/perf.c</text:p>
      <text:p text:style-name="P1">#<text:tab/>tools/perf/perf.h</text:p>
      <text:p text:style-name="P1">#<text:tab/>tools/perf/python/twatch.py</text:p>
      <text:p text:style-name="P1">#<text:tab/>tools/perf/scripts/perl/Perf-Trace-Util/Context.c</text:p>
      <text:p text:style-name="P1">#<text:tab/>tools/perf/scripts/python/Perf-Trace-Util/lib/Perf/Trace/Util.py</text:p>
      <text:p text:style-name="P1">#<text:tab/>tools/perf/scripts/python/netdev-times.py</text:p>
      <text:p text:style-name="P1">#<text:tab/>tools/perf/tests/attr.c</text:p>
      <text:p text:style-name="P1">#<text:tab/>tools/perf/tests/attr.py</text:p>
      <text:p text:style-name="P1">#<text:tab/>tools/perf/tests/attr/base-record</text:p>
      <text:p text:style-name="P1">#<text:tab/>tools/perf/tests/attr/base-stat</text:p>
      <text:p text:style-name="P1">#<text:tab/>tools/perf/tests/bp_signal.c</text:p>
      <text:p text:style-name="P1">#<text:tab/>tools/perf/tests/bp_signal_overflow.c</text:p>
      <text:p text:style-name="P1">#<text:tab/>tools/perf/tests/builtin-test.c</text:p>
      <text:p text:style-name="P1">#<text:tab/>tools/perf/tests/code-reading.c</text:p>
      <text:p text:style-name="P1"><text:soft-page-break/>#<text:tab/>tools/perf/tests/dso-data.c</text:p>
      <text:p text:style-name="P1">#<text:tab/>tools/perf/tests/dwarf-unwind.c</text:p>
      <text:p text:style-name="P1">#<text:tab/>tools/perf/tests/evsel-roundtrip-name.c</text:p>
      <text:p text:style-name="P1">#<text:tab/>tools/perf/tests/evsel-tp-sched.c</text:p>
      <text:p text:style-name="P1">#<text:tab/>tools/perf/tests/fdarray.c</text:p>
      <text:p text:style-name="P1">#<text:tab/>tools/perf/tests/hists_common.c</text:p>
      <text:p text:style-name="P1">#<text:tab/>tools/perf/tests/hists_cumulate.c</text:p>
      <text:p text:style-name="P1">#<text:tab/>tools/perf/tests/hists_filter.c</text:p>
      <text:p text:style-name="P1">#<text:tab/>tools/perf/tests/hists_link.c</text:p>
      <text:p text:style-name="P1">#<text:tab/>tools/perf/tests/hists_output.c</text:p>
      <text:p text:style-name="P1">#<text:tab/>tools/perf/tests/keep-tracking.c</text:p>
      <text:p text:style-name="P1">#<text:tab/>tools/perf/tests/make</text:p>
      <text:p text:style-name="P1">#<text:tab/>tools/perf/tests/mmap-basic.c</text:p>
      <text:p text:style-name="P1">#<text:tab/>tools/perf/tests/mmap-thread-lookup.c</text:p>
      <text:p text:style-name="P1">#<text:tab/>tools/perf/tests/parse-events.c</text:p>
      <text:p text:style-name="P1">#<text:tab/>tools/perf/tests/parse-no-sample-id-all.c</text:p>
      <text:p text:style-name="P1">#<text:tab/>tools/perf/tests/perf-record.c</text:p>
      <text:p text:style-name="P1">#<text:tab/>tools/perf/tests/perf-targz-src-pkg</text:p>
      <text:p text:style-name="P1">#<text:tab/>tools/perf/tests/pmu.c</text:p>
      <text:p text:style-name="P1">#<text:tab/>tools/perf/tests/python-use.c</text:p>
      <text:p text:style-name="P1">#<text:tab/>tools/perf/tests/sample-parsing.c</text:p>
      <text:p text:style-name="P1">#<text:tab/>tools/perf/tests/sw-clock.c</text:p>
      <text:p text:style-name="P1">#<text:tab/>tools/perf/tests/switch-tracking.c</text:p>
      <text:p text:style-name="P1">#<text:tab/>tools/perf/tests/task-exit.c</text:p>
      <text:p text:style-name="P1">#<text:tab/>tools/perf/tests/tests.h</text:p>
      <text:p text:style-name="P1">#<text:tab/>tools/perf/tests/thread-mg-share.c</text:p>
      <text:p text:style-name="P1">#<text:tab/>tools/perf/tests/vmlinux-kallsyms.c</text:p>
      <text:p text:style-name="P1">#<text:tab/>tools/perf/ui/browser.c</text:p>
      <text:p text:style-name="P1">#<text:tab/>tools/perf/ui/browser.h</text:p>
      <text:p text:style-name="P1">#<text:tab/>tools/perf/ui/browsers/annotate.c</text:p>
      <text:p text:style-name="P1">#<text:tab/>tools/perf/ui/browsers/header.c</text:p>
      <text:p text:style-name="P1">#<text:tab/>tools/perf/ui/browsers/hists.c</text:p>
      <text:p text:style-name="P1">#<text:tab/>tools/perf/ui/browsers/map.c</text:p>
      <text:p text:style-name="P1">#<text:tab/>tools/perf/ui/browsers/scripts.c</text:p>
      <text:p text:style-name="P1">#<text:tab/>tools/perf/ui/gtk/annotate.c</text:p>
      <text:p text:style-name="P1">#<text:tab/>tools/perf/ui/gtk/hists.c</text:p>
      <text:p text:style-name="P1">#<text:tab/>tools/perf/ui/gtk/util.c</text:p>
      <text:p text:style-name="P1">#<text:tab/>tools/perf/ui/helpline.c</text:p>
      <text:p text:style-name="P1">#<text:tab/>tools/perf/ui/hist.c</text:p>
      <text:p text:style-name="P1">#<text:tab/>tools/perf/ui/libslang.h</text:p>
      <text:p text:style-name="P1">#<text:tab/>tools/perf/ui/progress.h</text:p>
      <text:p text:style-name="P1">#<text:tab/>tools/perf/ui/setup.c</text:p>
      <text:p text:style-name="P1">#<text:tab/>tools/perf/ui/stdio/hist.c</text:p>
      <text:p text:style-name="P1">#<text:tab/>tools/perf/ui/tui/helpline.c</text:p>
      <text:p text:style-name="P1">#<text:tab/>tools/perf/ui/tui/progress.c</text:p>
      <text:p text:style-name="P1">#<text:tab/>tools/perf/ui/tui/setup.c</text:p>
      <text:p text:style-name="P1">#<text:tab/>tools/perf/ui/tui/util.c</text:p>
      <text:p text:style-name="P1">#<text:tab/>tools/perf/ui/ui.h</text:p>
      <text:p text:style-name="P1">#<text:tab/>tools/perf/util/alias.c</text:p>
      <text:p text:style-name="P1">#<text:tab/>tools/perf/util/annotate.c</text:p>
      <text:p text:style-name="P1">#<text:tab/>tools/perf/util/annotate.h</text:p>
      <text:p text:style-name="P1">#<text:tab/>tools/perf/util/build-id.c</text:p>
      <text:p text:style-name="P1"><text:soft-page-break/>#<text:tab/>tools/perf/util/build-id.h</text:p>
      <text:p text:style-name="P1">#<text:tab/>tools/perf/util/cache.h</text:p>
      <text:p text:style-name="P1">#<text:tab/>tools/perf/util/callchain.c</text:p>
      <text:p text:style-name="P1">#<text:tab/>tools/perf/util/callchain.h</text:p>
      <text:p text:style-name="P1">#<text:tab/>tools/perf/util/cgroup.c</text:p>
      <text:p text:style-name="P1">#<text:tab/>tools/perf/util/cgroup.h</text:p>
      <text:p text:style-name="P1">#<text:tab/>tools/perf/util/cloexec.c</text:p>
      <text:p text:style-name="P1">#<text:tab/>tools/perf/util/cloexec.h</text:p>
      <text:p text:style-name="P1">#<text:tab/>tools/perf/util/color.c</text:p>
      <text:p text:style-name="P1">#<text:tab/>tools/perf/util/color.h</text:p>
      <text:p text:style-name="P1">#<text:tab/>tools/perf/util/comm.c</text:p>
      <text:p text:style-name="P1">#<text:tab/>tools/perf/util/comm.h</text:p>
      <text:p text:style-name="P1">#<text:tab/>tools/perf/util/config.c</text:p>
      <text:p text:style-name="P1">#<text:tab/>tools/perf/util/cpumap.c</text:p>
      <text:p text:style-name="P1">#<text:tab/>tools/perf/util/cpumap.h</text:p>
      <text:p text:style-name="P1">#<text:tab/>tools/perf/util/ctype.c</text:p>
      <text:p text:style-name="P1">#<text:tab/>tools/perf/util/data.c</text:p>
      <text:p text:style-name="P1">#<text:tab/>tools/perf/util/data.h</text:p>
      <text:p text:style-name="P1">#<text:tab/>tools/perf/util/debug.c</text:p>
      <text:p text:style-name="P1">#<text:tab/>tools/perf/util/debug.h</text:p>
      <text:p text:style-name="P1">#<text:tab/>tools/perf/util/dso.c</text:p>
      <text:p text:style-name="P1">#<text:tab/>tools/perf/util/dso.h</text:p>
      <text:p text:style-name="P1">#<text:tab/>tools/perf/util/dwarf-aux.c</text:p>
      <text:p text:style-name="P1">#<text:tab/>tools/perf/util/dwarf-aux.h</text:p>
      <text:p text:style-name="P1">#<text:tab/>tools/perf/util/event.c</text:p>
      <text:p text:style-name="P1">#<text:tab/>tools/perf/util/event.h</text:p>
      <text:p text:style-name="P1">#<text:tab/>tools/perf/util/evlist.c</text:p>
      <text:p text:style-name="P1">#<text:tab/>tools/perf/util/evlist.h</text:p>
      <text:p text:style-name="P1">#<text:tab/>tools/perf/util/evsel.c</text:p>
      <text:p text:style-name="P1">#<text:tab/>tools/perf/util/evsel.h</text:p>
      <text:p text:style-name="P1">#<text:tab/>tools/perf/util/generate-cmdlist.sh</text:p>
      <text:p text:style-name="P1">#<text:tab/>tools/perf/util/header.c</text:p>
      <text:p text:style-name="P1">#<text:tab/>tools/perf/util/header.h</text:p>
      <text:p text:style-name="P1">#<text:tab/>tools/perf/util/hist.c</text:p>
      <text:p text:style-name="P1">#<text:tab/>tools/perf/util/hist.h</text:p>
      <text:p text:style-name="P1">#<text:tab/>tools/perf/util/include/dwarf-regs.h</text:p>
      <text:p text:style-name="P1">#<text:tab/>tools/perf/util/intlist.h</text:p>
      <text:p text:style-name="P1">#<text:tab/>tools/perf/util/kvm-stat.h</text:p>
      <text:p text:style-name="P1">#<text:tab/>tools/perf/util/levenshtein.c</text:p>
      <text:p text:style-name="P1">#<text:tab/>tools/perf/util/machine.c</text:p>
      <text:p text:style-name="P1">#<text:tab/>tools/perf/util/machine.h</text:p>
      <text:p text:style-name="P1">#<text:tab/>tools/perf/util/map.c</text:p>
      <text:p text:style-name="P1">#<text:tab/>tools/perf/util/map.h</text:p>
      <text:p text:style-name="P1">#<text:tab/>tools/perf/util/ordered-events.c</text:p>
      <text:p text:style-name="P1">#<text:tab/>tools/perf/util/ordered-events.h</text:p>
      <text:p text:style-name="P1">#<text:tab/>tools/perf/util/parse-events.c</text:p>
      <text:p text:style-name="P1">#<text:tab/>tools/perf/util/parse-events.h</text:p>
      <text:p text:style-name="P1">#<text:tab/>tools/perf/util/parse-events.l</text:p>
      <text:p text:style-name="P1">#<text:tab/>tools/perf/util/parse-events.y</text:p>
      <text:p text:style-name="P1">#<text:tab/>tools/perf/util/path.c</text:p>
      <text:p text:style-name="P1">#<text:tab/>tools/perf/util/perf_regs.c</text:p>
      <text:p text:style-name="P1">#<text:tab/>tools/perf/util/perf_regs.h</text:p>
      <text:p text:style-name="P1"><text:soft-page-break/>#<text:tab/>tools/perf/util/pmu.c</text:p>
      <text:p text:style-name="P1">#<text:tab/>tools/perf/util/pmu.h</text:p>
      <text:p text:style-name="P1">#<text:tab/>tools/perf/util/probe-event.c</text:p>
      <text:p text:style-name="P1">#<text:tab/>tools/perf/util/probe-event.h</text:p>
      <text:p text:style-name="P1">#<text:tab/>tools/perf/util/probe-finder.c</text:p>
      <text:p text:style-name="P1">#<text:tab/>tools/perf/util/probe-finder.h</text:p>
      <text:p text:style-name="P1">#<text:tab/>tools/perf/util/pstack.c</text:p>
      <text:p text:style-name="P1">#<text:tab/>tools/perf/util/pstack.h</text:p>
      <text:p text:style-name="P1">#<text:tab/>tools/perf/util/python-ext-sources</text:p>
      <text:p text:style-name="P1">#<text:tab/>tools/perf/util/python.c</text:p>
      <text:p text:style-name="P1">#<text:tab/>tools/perf/util/quote.c</text:p>
      <text:p text:style-name="P1">#<text:tab/>tools/perf/util/quote.h</text:p>
      <text:p text:style-name="P1">#<text:tab/>tools/perf/util/record.c</text:p>
      <text:p text:style-name="P1">#<text:tab/>tools/perf/util/scripting-engines/trace-event-perl.c</text:p>
      <text:p text:style-name="P1">#<text:tab/>tools/perf/util/scripting-engines/trace-event-python.c</text:p>
      <text:p text:style-name="P1">#<text:tab/>tools/perf/util/session.c</text:p>
      <text:p text:style-name="P1">#<text:tab/>tools/perf/util/session.h</text:p>
      <text:p text:style-name="P1">#<text:tab/>tools/perf/util/setup.py</text:p>
      <text:p text:style-name="P1">#<text:tab/>tools/perf/util/sort.c</text:p>
      <text:p text:style-name="P1">#<text:tab/>tools/perf/util/sort.h</text:p>
      <text:p text:style-name="P1">#<text:tab/>tools/perf/util/srcline.c</text:p>
      <text:p text:style-name="P1">#<text:tab/>tools/perf/util/stat.c</text:p>
      <text:p text:style-name="P1">#<text:tab/>tools/perf/util/stat.h</text:p>
      <text:p text:style-name="P1">#<text:tab/>tools/perf/util/strbuf.c</text:p>
      <text:p text:style-name="P1">#<text:tab/>tools/perf/util/strbuf.h</text:p>
      <text:p text:style-name="P1">#<text:tab/>tools/perf/util/strfilter.c</text:p>
      <text:p text:style-name="P1">#<text:tab/>tools/perf/util/strfilter.h</text:p>
      <text:p text:style-name="P1">#<text:tab/>tools/perf/util/string.c</text:p>
      <text:p text:style-name="P1">#<text:tab/>tools/perf/util/strlist.c</text:p>
      <text:p text:style-name="P1">#<text:tab/>tools/perf/util/strlist.h</text:p>
      <text:p text:style-name="P1">#<text:tab/>tools/perf/util/svghelper.c</text:p>
      <text:p text:style-name="P1">#<text:tab/>tools/perf/util/svghelper.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43:13.389156601</meta:creation-date>
    <dc:date>2022-07-01T12:38:45.015739713</dc:date>
    <meta:editing-duration>P1DT47M33S</meta:editing-duration>
    <meta:editing-cycles>268</meta:editing-cycles>
    <meta:generator>LibreOffice/7.3.3.2$Linux_X86_64 LibreOffice_project/30$Build-2</meta:generator>
    <meta:document-statistic meta:table-count="0" meta:image-count="0" meta:object-count="0" meta:page-count="458" meta:paragraph-count="23734" meta:word-count="47468" meta:character-count="773731" meta:non-whitespace-character-count="749997"/>
  </office:meta>
</office:document-meta>
</file>